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84" table:default-cell-style-name="Default"/>
        <table:table-column table:style-name="co3" table:number-columns-repeated="14" table:default-cell-style-name="Default"/>
        <table:table-column table:style-name="co4" table:default-cell-style-name="ce9"/>
        <table:table-row table:style-name="ro1">
          <table:table-cell table:style-name="Default" office:value-type="string" calcext:value-type="string">
            <text:p>Triangle</text:p>
          </table:table-cell>
          <table:table-cell table:number-columns-repeated="98"/>
          <table:table-cell table:style-name="Default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5" table:number-columns-repeated="98"/>
          <table:table-cell table:style-name="ce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number-columns-repeated="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9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number-columns-repeated="9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9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9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9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8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8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8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number-columns-repeated="8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8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8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8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table:number-columns-repeated="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number-columns-repeated="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table:number-columns-repeated="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7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7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7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table:number-columns-repeated="7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69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6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6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6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number-columns-repeated="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6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number-columns-repeated="5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number-columns-repeated="5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5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5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4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4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4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4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number-columns-repeated="3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number-columns-repeated="3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3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table:number-columns-repeated="3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table:number-columns-repeated="3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number-columns-repeated="2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2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3" calcext:value-type="float">
            <text:p>63</text:p>
          </table:table-cell>
          <table:table-cell table:style-name="ce10" office:value-type="float" office:value="35" calcext:value-type="float">
            <text:p>35</text:p>
          </table:table-cell>
        </table:table-row>
        <table:table-row table:style-name="ro1">
          <table:table-cell table:style-name="Default" office:value-type="string" calcext:value-type="string">
            <text:p>DP</text:p>
          </table:table-cell>
          <table:table-cell table:number-columns-repeated="98"/>
          <table:table-cell table:style-name="Default"/>
        </table:table-row>
        <table:table-row table:style-name="ro1">
          <table:table-cell table:style-name="ce4" table:formula="of:=IF(ISBLANK([.A2]);&quot;&quot;;[.A2]+MAX([.A104];[.B104]))" office:value-type="float" office:value="7273" calcext:value-type="float">
            <text:p>7273</text:p>
          </table:table-cell>
          <table:table-cell table:style-name="ce5" table:formula="of:=IF(ISBLANK([.B2]);&quot;&quot;;[.B2]+MAX([.B104];[.C104]))">
            <text:p/>
          </table:table-cell>
          <table:table-cell table:style-name="ce5" table:formula="of:=IF(ISBLANK([.C2]);&quot;&quot;;[.C2]+MAX([.C104];[.D104]))">
            <text:p/>
          </table:table-cell>
          <table:table-cell table:style-name="ce5" table:formula="of:=IF(ISBLANK([.D2]);&quot;&quot;;[.D2]+MAX([.D104];[.E104]))">
            <text:p/>
          </table:table-cell>
          <table:table-cell table:style-name="ce5" table:formula="of:=IF(ISBLANK([.E2]);&quot;&quot;;[.E2]+MAX([.E104];[.F104]))">
            <text:p/>
          </table:table-cell>
          <table:table-cell table:style-name="ce5" table:formula="of:=IF(ISBLANK([.F2]);&quot;&quot;;[.F2]+MAX([.F104];[.G104]))">
            <text:p/>
          </table:table-cell>
          <table:table-cell table:style-name="ce5" table:formula="of:=IF(ISBLANK([.G2]);&quot;&quot;;[.G2]+MAX([.G104];[.H104]))">
            <text:p/>
          </table:table-cell>
          <table:table-cell table:style-name="ce5" table:formula="of:=IF(ISBLANK([.H2]);&quot;&quot;;[.H2]+MAX([.H104];[.I104]))">
            <text:p/>
          </table:table-cell>
          <table:table-cell table:style-name="ce5" table:formula="of:=IF(ISBLANK([.I2]);&quot;&quot;;[.I2]+MAX([.I104];[.J104]))">
            <text:p/>
          </table:table-cell>
          <table:table-cell table:style-name="ce5" table:formula="of:=IF(ISBLANK([.J2]);&quot;&quot;;[.J2]+MAX([.J104];[.K104]))">
            <text:p/>
          </table:table-cell>
          <table:table-cell table:style-name="ce5" table:formula="of:=IF(ISBLANK([.K2]);&quot;&quot;;[.K2]+MAX([.K104];[.L104]))">
            <text:p/>
          </table:table-cell>
          <table:table-cell table:style-name="ce5" table:formula="of:=IF(ISBLANK([.L2]);&quot;&quot;;[.L2]+MAX([.L104];[.M104]))">
            <text:p/>
          </table:table-cell>
          <table:table-cell table:style-name="ce5" table:formula="of:=IF(ISBLANK([.M2]);&quot;&quot;;[.M2]+MAX([.M104];[.N104]))">
            <text:p/>
          </table:table-cell>
          <table:table-cell table:style-name="ce5" table:formula="of:=IF(ISBLANK([.N2]);&quot;&quot;;[.N2]+MAX([.N104];[.O104]))">
            <text:p/>
          </table:table-cell>
          <table:table-cell table:style-name="ce5" table:formula="of:=IF(ISBLANK([.O2]);&quot;&quot;;[.O2]+MAX([.O104];[.P104]))">
            <text:p/>
          </table:table-cell>
          <table:table-cell table:style-name="ce5" table:formula="of:=IF(ISBLANK([.P2]);&quot;&quot;;[.P2]+MAX([.P104];[.Q104]))">
            <text:p/>
          </table:table-cell>
          <table:table-cell table:style-name="ce5" table:formula="of:=IF(ISBLANK([.Q2]);&quot;&quot;;[.Q2]+MAX([.Q104];[.R104]))">
            <text:p/>
          </table:table-cell>
          <table:table-cell table:style-name="ce5" table:formula="of:=IF(ISBLANK([.R2]);&quot;&quot;;[.R2]+MAX([.R104];[.S104]))">
            <text:p/>
          </table:table-cell>
          <table:table-cell table:style-name="ce5" table:formula="of:=IF(ISBLANK([.S2]);&quot;&quot;;[.S2]+MAX([.S104];[.T104]))">
            <text:p/>
          </table:table-cell>
          <table:table-cell table:style-name="ce5" table:formula="of:=IF(ISBLANK([.T2]);&quot;&quot;;[.T2]+MAX([.T104];[.U104]))">
            <text:p/>
          </table:table-cell>
          <table:table-cell table:style-name="ce5" table:formula="of:=IF(ISBLANK([.U2]);&quot;&quot;;[.U2]+MAX([.U104];[.V104]))">
            <text:p/>
          </table:table-cell>
          <table:table-cell table:style-name="ce5" table:formula="of:=IF(ISBLANK([.V2]);&quot;&quot;;[.V2]+MAX([.V104];[.W104]))">
            <text:p/>
          </table:table-cell>
          <table:table-cell table:style-name="ce5" table:formula="of:=IF(ISBLANK([.W2]);&quot;&quot;;[.W2]+MAX([.W104];[.X104]))">
            <text:p/>
          </table:table-cell>
          <table:table-cell table:style-name="ce5" table:formula="of:=IF(ISBLANK([.X2]);&quot;&quot;;[.X2]+MAX([.X104];[.Y104]))">
            <text:p/>
          </table:table-cell>
          <table:table-cell table:style-name="ce5" table:formula="of:=IF(ISBLANK([.Y2]);&quot;&quot;;[.Y2]+MAX([.Y104];[.Z104]))">
            <text:p/>
          </table:table-cell>
          <table:table-cell table:style-name="ce5" table:formula="of:=IF(ISBLANK([.Z2]);&quot;&quot;;[.Z2]+MAX([.Z104];[.AA104]))">
            <text:p/>
          </table:table-cell>
          <table:table-cell table:style-name="ce5" table:formula="of:=IF(ISBLANK([.AA2]);&quot;&quot;;[.AA2]+MAX([.AA104];[.AB104]))">
            <text:p/>
          </table:table-cell>
          <table:table-cell table:style-name="ce5" table:formula="of:=IF(ISBLANK([.AB2]);&quot;&quot;;[.AB2]+MAX([.AB104];[.AC104]))">
            <text:p/>
          </table:table-cell>
          <table:table-cell table:style-name="ce5" table:formula="of:=IF(ISBLANK([.AC2]);&quot;&quot;;[.AC2]+MAX([.AC104];[.AD104]))">
            <text:p/>
          </table:table-cell>
          <table:table-cell table:style-name="ce5" table:formula="of:=IF(ISBLANK([.AD2]);&quot;&quot;;[.AD2]+MAX([.AD104];[.AE104]))">
            <text:p/>
          </table:table-cell>
          <table:table-cell table:style-name="ce5" table:formula="of:=IF(ISBLANK([.AE2]);&quot;&quot;;[.AE2]+MAX([.AE104];[.AF104]))">
            <text:p/>
          </table:table-cell>
          <table:table-cell table:style-name="ce5" table:formula="of:=IF(ISBLANK([.AF2]);&quot;&quot;;[.AF2]+MAX([.AF104];[.AG104]))">
            <text:p/>
          </table:table-cell>
          <table:table-cell table:style-name="ce5" table:formula="of:=IF(ISBLANK([.AG2]);&quot;&quot;;[.AG2]+MAX([.AG104];[.AH104]))">
            <text:p/>
          </table:table-cell>
          <table:table-cell table:style-name="ce5" table:formula="of:=IF(ISBLANK([.AH2]);&quot;&quot;;[.AH2]+MAX([.AH104];[.AI104]))">
            <text:p/>
          </table:table-cell>
          <table:table-cell table:style-name="ce5" table:formula="of:=IF(ISBLANK([.AI2]);&quot;&quot;;[.AI2]+MAX([.AI104];[.AJ104]))">
            <text:p/>
          </table:table-cell>
          <table:table-cell table:style-name="ce5" table:formula="of:=IF(ISBLANK([.AJ2]);&quot;&quot;;[.AJ2]+MAX([.AJ104];[.AK104]))">
            <text:p/>
          </table:table-cell>
          <table:table-cell table:style-name="ce5" table:formula="of:=IF(ISBLANK([.AK2]);&quot;&quot;;[.AK2]+MAX([.AK104];[.AL104]))">
            <text:p/>
          </table:table-cell>
          <table:table-cell table:style-name="ce5" table:formula="of:=IF(ISBLANK([.AL2]);&quot;&quot;;[.AL2]+MAX([.AL104];[.AM104]))">
            <text:p/>
          </table:table-cell>
          <table:table-cell table:style-name="ce5" table:formula="of:=IF(ISBLANK([.AM2]);&quot;&quot;;[.AM2]+MAX([.AM104];[.AN104]))">
            <text:p/>
          </table:table-cell>
          <table:table-cell table:style-name="ce5" table:formula="of:=IF(ISBLANK([.AN2]);&quot;&quot;;[.AN2]+MAX([.AN104];[.AO104]))">
            <text:p/>
          </table:table-cell>
          <table:table-cell table:style-name="ce5" table:formula="of:=IF(ISBLANK([.AO2]);&quot;&quot;;[.AO2]+MAX([.AO104];[.AP104]))">
            <text:p/>
          </table:table-cell>
          <table:table-cell table:style-name="ce5" table:formula="of:=IF(ISBLANK([.AP2]);&quot;&quot;;[.AP2]+MAX([.AP104];[.AQ104]))">
            <text:p/>
          </table:table-cell>
          <table:table-cell table:style-name="ce5" table:formula="of:=IF(ISBLANK([.AQ2]);&quot;&quot;;[.AQ2]+MAX([.AQ104];[.AR104]))">
            <text:p/>
          </table:table-cell>
          <table:table-cell table:style-name="ce5" table:formula="of:=IF(ISBLANK([.AR2]);&quot;&quot;;[.AR2]+MAX([.AR104];[.AS104]))">
            <text:p/>
          </table:table-cell>
          <table:table-cell table:style-name="ce5" table:formula="of:=IF(ISBLANK([.AS2]);&quot;&quot;;[.AS2]+MAX([.AS104];[.AT104]))">
            <text:p/>
          </table:table-cell>
          <table:table-cell table:style-name="ce5" table:formula="of:=IF(ISBLANK([.AT2]);&quot;&quot;;[.AT2]+MAX([.AT104];[.AU104]))">
            <text:p/>
          </table:table-cell>
          <table:table-cell table:style-name="ce5" table:formula="of:=IF(ISBLANK([.AU2]);&quot;&quot;;[.AU2]+MAX([.AU104];[.AV104]))">
            <text:p/>
          </table:table-cell>
          <table:table-cell table:style-name="ce5" table:formula="of:=IF(ISBLANK([.AV2]);&quot;&quot;;[.AV2]+MAX([.AV104];[.AW104]))">
            <text:p/>
          </table:table-cell>
          <table:table-cell table:style-name="ce5" table:formula="of:=IF(ISBLANK([.AW2]);&quot;&quot;;[.AW2]+MAX([.AW104];[.AX104]))">
            <text:p/>
          </table:table-cell>
          <table:table-cell table:style-name="ce5" table:formula="of:=IF(ISBLANK([.AX2]);&quot;&quot;;[.AX2]+MAX([.AX104];[.AY104]))">
            <text:p/>
          </table:table-cell>
          <table:table-cell table:style-name="ce5" table:formula="of:=IF(ISBLANK([.AY2]);&quot;&quot;;[.AY2]+MAX([.AY104];[.AZ104]))">
            <text:p/>
          </table:table-cell>
          <table:table-cell table:style-name="ce5" table:formula="of:=IF(ISBLANK([.AZ2]);&quot;&quot;;[.AZ2]+MAX([.AZ104];[.BA104]))">
            <text:p/>
          </table:table-cell>
          <table:table-cell table:style-name="ce5" table:formula="of:=IF(ISBLANK([.BA2]);&quot;&quot;;[.BA2]+MAX([.BA104];[.BB104]))">
            <text:p/>
          </table:table-cell>
          <table:table-cell table:style-name="ce5" table:formula="of:=IF(ISBLANK([.BB2]);&quot;&quot;;[.BB2]+MAX([.BB104];[.BC104]))">
            <text:p/>
          </table:table-cell>
          <table:table-cell table:style-name="ce5" table:formula="of:=IF(ISBLANK([.BC2]);&quot;&quot;;[.BC2]+MAX([.BC104];[.BD104]))">
            <text:p/>
          </table:table-cell>
          <table:table-cell table:style-name="ce5" table:formula="of:=IF(ISBLANK([.BD2]);&quot;&quot;;[.BD2]+MAX([.BD104];[.BE104]))">
            <text:p/>
          </table:table-cell>
          <table:table-cell table:style-name="ce5" table:formula="of:=IF(ISBLANK([.BE2]);&quot;&quot;;[.BE2]+MAX([.BE104];[.BF104]))">
            <text:p/>
          </table:table-cell>
          <table:table-cell table:style-name="ce5" table:formula="of:=IF(ISBLANK([.BF2]);&quot;&quot;;[.BF2]+MAX([.BF104];[.BG104]))">
            <text:p/>
          </table:table-cell>
          <table:table-cell table:style-name="ce5" table:formula="of:=IF(ISBLANK([.BG2]);&quot;&quot;;[.BG2]+MAX([.BG104];[.BH104]))">
            <text:p/>
          </table:table-cell>
          <table:table-cell table:style-name="ce5" table:formula="of:=IF(ISBLANK([.BH2]);&quot;&quot;;[.BH2]+MAX([.BH104];[.BI104]))">
            <text:p/>
          </table:table-cell>
          <table:table-cell table:style-name="ce5" table:formula="of:=IF(ISBLANK([.BI2]);&quot;&quot;;[.BI2]+MAX([.BI104];[.BJ104]))">
            <text:p/>
          </table:table-cell>
          <table:table-cell table:style-name="ce5" table:formula="of:=IF(ISBLANK([.BJ2]);&quot;&quot;;[.BJ2]+MAX([.BJ104];[.BK104]))">
            <text:p/>
          </table:table-cell>
          <table:table-cell table:style-name="ce5" table:formula="of:=IF(ISBLANK([.BK2]);&quot;&quot;;[.BK2]+MAX([.BK104];[.BL104]))">
            <text:p/>
          </table:table-cell>
          <table:table-cell table:style-name="ce5" table:formula="of:=IF(ISBLANK([.BL2]);&quot;&quot;;[.BL2]+MAX([.BL104];[.BM104]))">
            <text:p/>
          </table:table-cell>
          <table:table-cell table:style-name="ce5" table:formula="of:=IF(ISBLANK([.BM2]);&quot;&quot;;[.BM2]+MAX([.BM104];[.BN104]))">
            <text:p/>
          </table:table-cell>
          <table:table-cell table:style-name="ce5" table:formula="of:=IF(ISBLANK([.BN2]);&quot;&quot;;[.BN2]+MAX([.BN104];[.BO104]))">
            <text:p/>
          </table:table-cell>
          <table:table-cell table:style-name="ce5" table:formula="of:=IF(ISBLANK([.BO2]);&quot;&quot;;[.BO2]+MAX([.BO104];[.BP104]))">
            <text:p/>
          </table:table-cell>
          <table:table-cell table:style-name="ce5" table:formula="of:=IF(ISBLANK([.BP2]);&quot;&quot;;[.BP2]+MAX([.BP104];[.BQ104]))">
            <text:p/>
          </table:table-cell>
          <table:table-cell table:style-name="ce5" table:formula="of:=IF(ISBLANK([.BQ2]);&quot;&quot;;[.BQ2]+MAX([.BQ104];[.BR104]))">
            <text:p/>
          </table:table-cell>
          <table:table-cell table:style-name="ce5" table:formula="of:=IF(ISBLANK([.BR2]);&quot;&quot;;[.BR2]+MAX([.BR104];[.BS104]))">
            <text:p/>
          </table:table-cell>
          <table:table-cell table:style-name="ce5" table:formula="of:=IF(ISBLANK([.BS2]);&quot;&quot;;[.BS2]+MAX([.BS104];[.BT104]))">
            <text:p/>
          </table:table-cell>
          <table:table-cell table:style-name="ce5" table:formula="of:=IF(ISBLANK([.BT2]);&quot;&quot;;[.BT2]+MAX([.BT104];[.BU104]))">
            <text:p/>
          </table:table-cell>
          <table:table-cell table:style-name="ce5" table:formula="of:=IF(ISBLANK([.BU2]);&quot;&quot;;[.BU2]+MAX([.BU104];[.BV104]))">
            <text:p/>
          </table:table-cell>
          <table:table-cell table:style-name="ce5" table:formula="of:=IF(ISBLANK([.BV2]);&quot;&quot;;[.BV2]+MAX([.BV104];[.BW104]))">
            <text:p/>
          </table:table-cell>
          <table:table-cell table:style-name="ce5" table:formula="of:=IF(ISBLANK([.BW2]);&quot;&quot;;[.BW2]+MAX([.BW104];[.BX104]))">
            <text:p/>
          </table:table-cell>
          <table:table-cell table:style-name="ce5" table:formula="of:=IF(ISBLANK([.BX2]);&quot;&quot;;[.BX2]+MAX([.BX104];[.BY104]))">
            <text:p/>
          </table:table-cell>
          <table:table-cell table:style-name="ce5" table:formula="of:=IF(ISBLANK([.BY2]);&quot;&quot;;[.BY2]+MAX([.BY104];[.BZ104]))">
            <text:p/>
          </table:table-cell>
          <table:table-cell table:style-name="ce5" table:formula="of:=IF(ISBLANK([.BZ2]);&quot;&quot;;[.BZ2]+MAX([.BZ104];[.CA104]))">
            <text:p/>
          </table:table-cell>
          <table:table-cell table:style-name="ce5" table:formula="of:=IF(ISBLANK([.CA2]);&quot;&quot;;[.CA2]+MAX([.CA104];[.CB104]))">
            <text:p/>
          </table:table-cell>
          <table:table-cell table:style-name="ce5" table:formula="of:=IF(ISBLANK([.CB2]);&quot;&quot;;[.CB2]+MAX([.CB104];[.CC104]))">
            <text:p/>
          </table:table-cell>
          <table:table-cell table:style-name="ce5" table:formula="of:=IF(ISBLANK([.CC2]);&quot;&quot;;[.CC2]+MAX([.CC104];[.CD104]))">
            <text:p/>
          </table:table-cell>
          <table:table-cell table:style-name="ce5" table:formula="of:=IF(ISBLANK([.CD2]);&quot;&quot;;[.CD2]+MAX([.CD104];[.CE104]))">
            <text:p/>
          </table:table-cell>
          <table:table-cell table:style-name="ce5" table:formula="of:=IF(ISBLANK([.CE2]);&quot;&quot;;[.CE2]+MAX([.CE104];[.CF104]))">
            <text:p/>
          </table:table-cell>
          <table:table-cell table:style-name="ce5" table:formula="of:=IF(ISBLANK([.CF2]);&quot;&quot;;[.CF2]+MAX([.CF104];[.CG104]))">
            <text:p/>
          </table:table-cell>
          <table:table-cell table:style-name="ce5" table:formula="of:=IF(ISBLANK([.CG2]);&quot;&quot;;[.CG2]+MAX([.CG104];[.CH104]))">
            <text:p/>
          </table:table-cell>
          <table:table-cell table:style-name="ce5" table:formula="of:=IF(ISBLANK([.CH2]);&quot;&quot;;[.CH2]+MAX([.CH104];[.CI104]))">
            <text:p/>
          </table:table-cell>
          <table:table-cell table:style-name="ce5" table:formula="of:=IF(ISBLANK([.CI2]);&quot;&quot;;[.CI2]+MAX([.CI104];[.CJ104]))">
            <text:p/>
          </table:table-cell>
          <table:table-cell table:style-name="ce5" table:formula="of:=IF(ISBLANK([.CJ2]);&quot;&quot;;[.CJ2]+MAX([.CJ104];[.CK104]))">
            <text:p/>
          </table:table-cell>
          <table:table-cell table:style-name="ce5" table:formula="of:=IF(ISBLANK([.CK2]);&quot;&quot;;[.CK2]+MAX([.CK104];[.CL104]))">
            <text:p/>
          </table:table-cell>
          <table:table-cell table:style-name="ce5" table:formula="of:=IF(ISBLANK([.CL2]);&quot;&quot;;[.CL2]+MAX([.CL104];[.CM104]))">
            <text:p/>
          </table:table-cell>
          <table:table-cell table:style-name="ce5" table:formula="of:=IF(ISBLANK([.CM2]);&quot;&quot;;[.CM2]+MAX([.CM104];[.CN104]))">
            <text:p/>
          </table:table-cell>
          <table:table-cell table:style-name="ce5" table:formula="of:=IF(ISBLANK([.CN2]);&quot;&quot;;[.CN2]+MAX([.CN104];[.CO104]))">
            <text:p/>
          </table:table-cell>
          <table:table-cell table:style-name="ce5" table:formula="of:=IF(ISBLANK([.CO2]);&quot;&quot;;[.CO2]+MAX([.CO104];[.CP104]))">
            <text:p/>
          </table:table-cell>
          <table:table-cell table:style-name="ce5" table:formula="of:=IF(ISBLANK([.CP2]);&quot;&quot;;[.CP2]+MAX([.CP104];[.CQ104]))">
            <text:p/>
          </table:table-cell>
          <table:table-cell table:style-name="ce5" table:formula="of:=IF(ISBLANK([.CQ2]);&quot;&quot;;[.CQ2]+MAX([.CQ104];[.CR104]))">
            <text:p/>
          </table:table-cell>
          <table:table-cell table:style-name="ce5" table:formula="of:=IF(ISBLANK([.CR2]);&quot;&quot;;[.CR2]+MAX([.CR104];[.CS104]))">
            <text:p/>
          </table:table-cell>
          <table:table-cell table:style-name="ce5" table:formula="of:=IF(ISBLANK([.CS2]);&quot;&quot;;[.CS2]+MAX([.CS104];[.CT104]))">
            <text:p/>
          </table:table-cell>
          <table:table-cell table:style-name="ce5" table:formula="of:=IF(ISBLANK([.CT2]);&quot;&quot;;[.CT2]+MAX([.CT104];[.CU104]))">
            <text:p/>
          </table:table-cell>
          <table:table-cell table:style-name="ce5" table:formula="of:=IF(ISBLANK([.CU2]);&quot;&quot;;[.CU2]+MAX([.CU104];[.CV104]))">
            <text:p/>
          </table:table-cell>
          <table:table-cell table:style-name="ce8" table:formula="of:=IF(ISBLANK([.CV2]);&quot;&quot;;[.CV2]+MAX([.CV104];[.CW104]))">
            <text:p/>
          </table:table-cell>
        </table:table-row>
        <table:table-row table:style-name="ro1">
          <table:table-cell table:formula="of:=IF(ISBLANK([.A3]);&quot;&quot;;[.A3]+MAX([.A105];[.B105]))" office:value-type="float" office:value="7214" calcext:value-type="float">
            <text:p>7214</text:p>
          </table:table-cell>
          <table:table-cell table:style-name="ce7" table:formula="of:=IF(ISBLANK([.B3]);&quot;&quot;;[.B3]+MAX([.B105];[.C105]))" office:value-type="float" office:value="7170" calcext:value-type="float">
            <text:p>7170</text:p>
          </table:table-cell>
          <table:table-cell table:style-name="ce7" table:formula="of:=IF(ISBLANK([.C3]);&quot;&quot;;[.C3]+MAX([.C105];[.D105]))">
            <text:p/>
          </table:table-cell>
          <table:table-cell table:style-name="ce7" table:formula="of:=IF(ISBLANK([.D3]);&quot;&quot;;[.D3]+MAX([.D105];[.E105]))">
            <text:p/>
          </table:table-cell>
          <table:table-cell table:style-name="ce7" table:formula="of:=IF(ISBLANK([.E3]);&quot;&quot;;[.E3]+MAX([.E105];[.F105]))">
            <text:p/>
          </table:table-cell>
          <table:table-cell table:style-name="ce7" table:formula="of:=IF(ISBLANK([.F3]);&quot;&quot;;[.F3]+MAX([.F105];[.G105]))">
            <text:p/>
          </table:table-cell>
          <table:table-cell table:style-name="ce7" table:formula="of:=IF(ISBLANK([.G3]);&quot;&quot;;[.G3]+MAX([.G105];[.H105]))">
            <text:p/>
          </table:table-cell>
          <table:table-cell table:style-name="ce7" table:formula="of:=IF(ISBLANK([.H3]);&quot;&quot;;[.H3]+MAX([.H105];[.I105]))">
            <text:p/>
          </table:table-cell>
          <table:table-cell table:style-name="ce7" table:formula="of:=IF(ISBLANK([.I3]);&quot;&quot;;[.I3]+MAX([.I105];[.J105]))">
            <text:p/>
          </table:table-cell>
          <table:table-cell table:style-name="ce7" table:formula="of:=IF(ISBLANK([.J3]);&quot;&quot;;[.J3]+MAX([.J105];[.K105]))">
            <text:p/>
          </table:table-cell>
          <table:table-cell table:style-name="ce7" table:formula="of:=IF(ISBLANK([.K3]);&quot;&quot;;[.K3]+MAX([.K105];[.L105]))">
            <text:p/>
          </table:table-cell>
          <table:table-cell table:style-name="ce7" table:formula="of:=IF(ISBLANK([.L3]);&quot;&quot;;[.L3]+MAX([.L105];[.M105]))">
            <text:p/>
          </table:table-cell>
          <table:table-cell table:style-name="ce7" table:formula="of:=IF(ISBLANK([.M3]);&quot;&quot;;[.M3]+MAX([.M105];[.N105]))">
            <text:p/>
          </table:table-cell>
          <table:table-cell table:style-name="ce7" table:formula="of:=IF(ISBLANK([.N3]);&quot;&quot;;[.N3]+MAX([.N105];[.O105]))">
            <text:p/>
          </table:table-cell>
          <table:table-cell table:style-name="ce7" table:formula="of:=IF(ISBLANK([.O3]);&quot;&quot;;[.O3]+MAX([.O105];[.P105]))">
            <text:p/>
          </table:table-cell>
          <table:table-cell table:style-name="ce7" table:formula="of:=IF(ISBLANK([.P3]);&quot;&quot;;[.P3]+MAX([.P105];[.Q105]))">
            <text:p/>
          </table:table-cell>
          <table:table-cell table:style-name="ce7" table:formula="of:=IF(ISBLANK([.Q3]);&quot;&quot;;[.Q3]+MAX([.Q105];[.R105]))">
            <text:p/>
          </table:table-cell>
          <table:table-cell table:style-name="ce7" table:formula="of:=IF(ISBLANK([.R3]);&quot;&quot;;[.R3]+MAX([.R105];[.S105]))">
            <text:p/>
          </table:table-cell>
          <table:table-cell table:style-name="ce7" table:formula="of:=IF(ISBLANK([.S3]);&quot;&quot;;[.S3]+MAX([.S105];[.T105]))">
            <text:p/>
          </table:table-cell>
          <table:table-cell table:style-name="ce7" table:formula="of:=IF(ISBLANK([.T3]);&quot;&quot;;[.T3]+MAX([.T105];[.U105]))">
            <text:p/>
          </table:table-cell>
          <table:table-cell table:style-name="ce7" table:formula="of:=IF(ISBLANK([.U3]);&quot;&quot;;[.U3]+MAX([.U105];[.V105]))">
            <text:p/>
          </table:table-cell>
          <table:table-cell table:style-name="ce7" table:formula="of:=IF(ISBLANK([.V3]);&quot;&quot;;[.V3]+MAX([.V105];[.W105]))">
            <text:p/>
          </table:table-cell>
          <table:table-cell table:style-name="ce7" table:formula="of:=IF(ISBLANK([.W3]);&quot;&quot;;[.W3]+MAX([.W105];[.X105]))">
            <text:p/>
          </table:table-cell>
          <table:table-cell table:style-name="ce7" table:formula="of:=IF(ISBLANK([.X3]);&quot;&quot;;[.X3]+MAX([.X105];[.Y105]))">
            <text:p/>
          </table:table-cell>
          <table:table-cell table:style-name="ce7" table:formula="of:=IF(ISBLANK([.Y3]);&quot;&quot;;[.Y3]+MAX([.Y105];[.Z105]))">
            <text:p/>
          </table:table-cell>
          <table:table-cell table:style-name="ce7" table:formula="of:=IF(ISBLANK([.Z3]);&quot;&quot;;[.Z3]+MAX([.Z105];[.AA105]))">
            <text:p/>
          </table:table-cell>
          <table:table-cell table:style-name="ce7" table:formula="of:=IF(ISBLANK([.AA3]);&quot;&quot;;[.AA3]+MAX([.AA105];[.AB105]))">
            <text:p/>
          </table:table-cell>
          <table:table-cell table:style-name="ce7" table:formula="of:=IF(ISBLANK([.AB3]);&quot;&quot;;[.AB3]+MAX([.AB105];[.AC105]))">
            <text:p/>
          </table:table-cell>
          <table:table-cell table:style-name="ce7" table:formula="of:=IF(ISBLANK([.AC3]);&quot;&quot;;[.AC3]+MAX([.AC105];[.AD105]))">
            <text:p/>
          </table:table-cell>
          <table:table-cell table:style-name="ce7" table:formula="of:=IF(ISBLANK([.AD3]);&quot;&quot;;[.AD3]+MAX([.AD105];[.AE105]))">
            <text:p/>
          </table:table-cell>
          <table:table-cell table:style-name="ce7" table:formula="of:=IF(ISBLANK([.AE3]);&quot;&quot;;[.AE3]+MAX([.AE105];[.AF105]))">
            <text:p/>
          </table:table-cell>
          <table:table-cell table:style-name="ce7" table:formula="of:=IF(ISBLANK([.AF3]);&quot;&quot;;[.AF3]+MAX([.AF105];[.AG105]))">
            <text:p/>
          </table:table-cell>
          <table:table-cell table:style-name="ce7" table:formula="of:=IF(ISBLANK([.AG3]);&quot;&quot;;[.AG3]+MAX([.AG105];[.AH105]))">
            <text:p/>
          </table:table-cell>
          <table:table-cell table:style-name="ce7" table:formula="of:=IF(ISBLANK([.AH3]);&quot;&quot;;[.AH3]+MAX([.AH105];[.AI105]))">
            <text:p/>
          </table:table-cell>
          <table:table-cell table:style-name="ce7" table:formula="of:=IF(ISBLANK([.AI3]);&quot;&quot;;[.AI3]+MAX([.AI105];[.AJ105]))">
            <text:p/>
          </table:table-cell>
          <table:table-cell table:style-name="ce7" table:formula="of:=IF(ISBLANK([.AJ3]);&quot;&quot;;[.AJ3]+MAX([.AJ105];[.AK105]))">
            <text:p/>
          </table:table-cell>
          <table:table-cell table:style-name="ce7" table:formula="of:=IF(ISBLANK([.AK3]);&quot;&quot;;[.AK3]+MAX([.AK105];[.AL105]))">
            <text:p/>
          </table:table-cell>
          <table:table-cell table:style-name="ce7" table:formula="of:=IF(ISBLANK([.AL3]);&quot;&quot;;[.AL3]+MAX([.AL105];[.AM105]))">
            <text:p/>
          </table:table-cell>
          <table:table-cell table:style-name="ce7" table:formula="of:=IF(ISBLANK([.AM3]);&quot;&quot;;[.AM3]+MAX([.AM105];[.AN105]))">
            <text:p/>
          </table:table-cell>
          <table:table-cell table:style-name="ce7" table:formula="of:=IF(ISBLANK([.AN3]);&quot;&quot;;[.AN3]+MAX([.AN105];[.AO105]))">
            <text:p/>
          </table:table-cell>
          <table:table-cell table:style-name="ce7" table:formula="of:=IF(ISBLANK([.AO3]);&quot;&quot;;[.AO3]+MAX([.AO105];[.AP105]))">
            <text:p/>
          </table:table-cell>
          <table:table-cell table:style-name="ce7" table:formula="of:=IF(ISBLANK([.AP3]);&quot;&quot;;[.AP3]+MAX([.AP105];[.AQ105]))">
            <text:p/>
          </table:table-cell>
          <table:table-cell table:style-name="ce7" table:formula="of:=IF(ISBLANK([.AQ3]);&quot;&quot;;[.AQ3]+MAX([.AQ105];[.AR105]))">
            <text:p/>
          </table:table-cell>
          <table:table-cell table:style-name="ce7" table:formula="of:=IF(ISBLANK([.AR3]);&quot;&quot;;[.AR3]+MAX([.AR105];[.AS105]))">
            <text:p/>
          </table:table-cell>
          <table:table-cell table:style-name="ce7" table:formula="of:=IF(ISBLANK([.AS3]);&quot;&quot;;[.AS3]+MAX([.AS105];[.AT105]))">
            <text:p/>
          </table:table-cell>
          <table:table-cell table:style-name="ce7" table:formula="of:=IF(ISBLANK([.AT3]);&quot;&quot;;[.AT3]+MAX([.AT105];[.AU105]))">
            <text:p/>
          </table:table-cell>
          <table:table-cell table:style-name="ce7" table:formula="of:=IF(ISBLANK([.AU3]);&quot;&quot;;[.AU3]+MAX([.AU105];[.AV105]))">
            <text:p/>
          </table:table-cell>
          <table:table-cell table:style-name="ce7" table:formula="of:=IF(ISBLANK([.AV3]);&quot;&quot;;[.AV3]+MAX([.AV105];[.AW105]))">
            <text:p/>
          </table:table-cell>
          <table:table-cell table:style-name="ce7" table:formula="of:=IF(ISBLANK([.AW3]);&quot;&quot;;[.AW3]+MAX([.AW105];[.AX105]))">
            <text:p/>
          </table:table-cell>
          <table:table-cell table:style-name="ce7" table:formula="of:=IF(ISBLANK([.AX3]);&quot;&quot;;[.AX3]+MAX([.AX105];[.AY105]))">
            <text:p/>
          </table:table-cell>
          <table:table-cell table:style-name="ce7" table:formula="of:=IF(ISBLANK([.AY3]);&quot;&quot;;[.AY3]+MAX([.AY105];[.AZ105]))">
            <text:p/>
          </table:table-cell>
          <table:table-cell table:style-name="ce7" table:formula="of:=IF(ISBLANK([.AZ3]);&quot;&quot;;[.AZ3]+MAX([.AZ105];[.BA105]))">
            <text:p/>
          </table:table-cell>
          <table:table-cell table:style-name="ce7" table:formula="of:=IF(ISBLANK([.BA3]);&quot;&quot;;[.BA3]+MAX([.BA105];[.BB105]))">
            <text:p/>
          </table:table-cell>
          <table:table-cell table:style-name="ce7" table:formula="of:=IF(ISBLANK([.BB3]);&quot;&quot;;[.BB3]+MAX([.BB105];[.BC105]))">
            <text:p/>
          </table:table-cell>
          <table:table-cell table:style-name="ce7" table:formula="of:=IF(ISBLANK([.BC3]);&quot;&quot;;[.BC3]+MAX([.BC105];[.BD105]))">
            <text:p/>
          </table:table-cell>
          <table:table-cell table:style-name="ce7" table:formula="of:=IF(ISBLANK([.BD3]);&quot;&quot;;[.BD3]+MAX([.BD105];[.BE105]))">
            <text:p/>
          </table:table-cell>
          <table:table-cell table:style-name="ce7" table:formula="of:=IF(ISBLANK([.BE3]);&quot;&quot;;[.BE3]+MAX([.BE105];[.BF105]))">
            <text:p/>
          </table:table-cell>
          <table:table-cell table:style-name="ce7" table:formula="of:=IF(ISBLANK([.BF3]);&quot;&quot;;[.BF3]+MAX([.BF105];[.BG105]))">
            <text:p/>
          </table:table-cell>
          <table:table-cell table:style-name="ce7" table:formula="of:=IF(ISBLANK([.BG3]);&quot;&quot;;[.BG3]+MAX([.BG105];[.BH105]))">
            <text:p/>
          </table:table-cell>
          <table:table-cell table:style-name="ce7" table:formula="of:=IF(ISBLANK([.BH3]);&quot;&quot;;[.BH3]+MAX([.BH105];[.BI105]))">
            <text:p/>
          </table:table-cell>
          <table:table-cell table:style-name="ce7" table:formula="of:=IF(ISBLANK([.BI3]);&quot;&quot;;[.BI3]+MAX([.BI105];[.BJ105]))">
            <text:p/>
          </table:table-cell>
          <table:table-cell table:style-name="ce7" table:formula="of:=IF(ISBLANK([.BJ3]);&quot;&quot;;[.BJ3]+MAX([.BJ105];[.BK105]))">
            <text:p/>
          </table:table-cell>
          <table:table-cell table:style-name="ce7" table:formula="of:=IF(ISBLANK([.BK3]);&quot;&quot;;[.BK3]+MAX([.BK105];[.BL105]))">
            <text:p/>
          </table:table-cell>
          <table:table-cell table:style-name="ce7" table:formula="of:=IF(ISBLANK([.BL3]);&quot;&quot;;[.BL3]+MAX([.BL105];[.BM105]))">
            <text:p/>
          </table:table-cell>
          <table:table-cell table:style-name="ce7" table:formula="of:=IF(ISBLANK([.BM3]);&quot;&quot;;[.BM3]+MAX([.BM105];[.BN105]))">
            <text:p/>
          </table:table-cell>
          <table:table-cell table:style-name="ce7" table:formula="of:=IF(ISBLANK([.BN3]);&quot;&quot;;[.BN3]+MAX([.BN105];[.BO105]))">
            <text:p/>
          </table:table-cell>
          <table:table-cell table:style-name="ce7" table:formula="of:=IF(ISBLANK([.BO3]);&quot;&quot;;[.BO3]+MAX([.BO105];[.BP105]))">
            <text:p/>
          </table:table-cell>
          <table:table-cell table:style-name="ce7" table:formula="of:=IF(ISBLANK([.BP3]);&quot;&quot;;[.BP3]+MAX([.BP105];[.BQ105]))">
            <text:p/>
          </table:table-cell>
          <table:table-cell table:style-name="ce7" table:formula="of:=IF(ISBLANK([.BQ3]);&quot;&quot;;[.BQ3]+MAX([.BQ105];[.BR105]))">
            <text:p/>
          </table:table-cell>
          <table:table-cell table:style-name="ce7" table:formula="of:=IF(ISBLANK([.BR3]);&quot;&quot;;[.BR3]+MAX([.BR105];[.BS105]))">
            <text:p/>
          </table:table-cell>
          <table:table-cell table:style-name="ce7" table:formula="of:=IF(ISBLANK([.BS3]);&quot;&quot;;[.BS3]+MAX([.BS105];[.BT105]))">
            <text:p/>
          </table:table-cell>
          <table:table-cell table:style-name="ce7" table:formula="of:=IF(ISBLANK([.BT3]);&quot;&quot;;[.BT3]+MAX([.BT105];[.BU105]))">
            <text:p/>
          </table:table-cell>
          <table:table-cell table:style-name="ce7" table:formula="of:=IF(ISBLANK([.BU3]);&quot;&quot;;[.BU3]+MAX([.BU105];[.BV105]))">
            <text:p/>
          </table:table-cell>
          <table:table-cell table:style-name="ce7" table:formula="of:=IF(ISBLANK([.BV3]);&quot;&quot;;[.BV3]+MAX([.BV105];[.BW105]))">
            <text:p/>
          </table:table-cell>
          <table:table-cell table:style-name="ce7" table:formula="of:=IF(ISBLANK([.BW3]);&quot;&quot;;[.BW3]+MAX([.BW105];[.BX105]))">
            <text:p/>
          </table:table-cell>
          <table:table-cell table:style-name="ce7" table:formula="of:=IF(ISBLANK([.BX3]);&quot;&quot;;[.BX3]+MAX([.BX105];[.BY105]))">
            <text:p/>
          </table:table-cell>
          <table:table-cell table:style-name="ce7" table:formula="of:=IF(ISBLANK([.BY3]);&quot;&quot;;[.BY3]+MAX([.BY105];[.BZ105]))">
            <text:p/>
          </table:table-cell>
          <table:table-cell table:style-name="ce7" table:formula="of:=IF(ISBLANK([.BZ3]);&quot;&quot;;[.BZ3]+MAX([.BZ105];[.CA105]))">
            <text:p/>
          </table:table-cell>
          <table:table-cell table:style-name="ce7" table:formula="of:=IF(ISBLANK([.CA3]);&quot;&quot;;[.CA3]+MAX([.CA105];[.CB105]))">
            <text:p/>
          </table:table-cell>
          <table:table-cell table:style-name="ce7" table:formula="of:=IF(ISBLANK([.CB3]);&quot;&quot;;[.CB3]+MAX([.CB105];[.CC105]))">
            <text:p/>
          </table:table-cell>
          <table:table-cell table:style-name="ce7" table:formula="of:=IF(ISBLANK([.CC3]);&quot;&quot;;[.CC3]+MAX([.CC105];[.CD105]))">
            <text:p/>
          </table:table-cell>
          <table:table-cell table:style-name="ce7" table:formula="of:=IF(ISBLANK([.CD3]);&quot;&quot;;[.CD3]+MAX([.CD105];[.CE105]))">
            <text:p/>
          </table:table-cell>
          <table:table-cell table:style-name="ce7" table:formula="of:=IF(ISBLANK([.CE3]);&quot;&quot;;[.CE3]+MAX([.CE105];[.CF105]))">
            <text:p/>
          </table:table-cell>
          <table:table-cell table:style-name="ce7" table:formula="of:=IF(ISBLANK([.CF3]);&quot;&quot;;[.CF3]+MAX([.CF105];[.CG105]))">
            <text:p/>
          </table:table-cell>
          <table:table-cell table:style-name="ce7" table:formula="of:=IF(ISBLANK([.CG3]);&quot;&quot;;[.CG3]+MAX([.CG105];[.CH105]))">
            <text:p/>
          </table:table-cell>
          <table:table-cell table:style-name="ce7" table:formula="of:=IF(ISBLANK([.CH3]);&quot;&quot;;[.CH3]+MAX([.CH105];[.CI105]))">
            <text:p/>
          </table:table-cell>
          <table:table-cell table:style-name="ce7" table:formula="of:=IF(ISBLANK([.CI3]);&quot;&quot;;[.CI3]+MAX([.CI105];[.CJ105]))">
            <text:p/>
          </table:table-cell>
          <table:table-cell table:style-name="ce7" table:formula="of:=IF(ISBLANK([.CJ3]);&quot;&quot;;[.CJ3]+MAX([.CJ105];[.CK105]))">
            <text:p/>
          </table:table-cell>
          <table:table-cell table:style-name="ce7" table:formula="of:=IF(ISBLANK([.CK3]);&quot;&quot;;[.CK3]+MAX([.CK105];[.CL105]))">
            <text:p/>
          </table:table-cell>
          <table:table-cell table:style-name="ce7" table:formula="of:=IF(ISBLANK([.CL3]);&quot;&quot;;[.CL3]+MAX([.CL105];[.CM105]))">
            <text:p/>
          </table:table-cell>
          <table:table-cell table:style-name="ce7" table:formula="of:=IF(ISBLANK([.CM3]);&quot;&quot;;[.CM3]+MAX([.CM105];[.CN105]))">
            <text:p/>
          </table:table-cell>
          <table:table-cell table:style-name="ce7" table:formula="of:=IF(ISBLANK([.CN3]);&quot;&quot;;[.CN3]+MAX([.CN105];[.CO105]))">
            <text:p/>
          </table:table-cell>
          <table:table-cell table:style-name="ce7" table:formula="of:=IF(ISBLANK([.CO3]);&quot;&quot;;[.CO3]+MAX([.CO105];[.CP105]))">
            <text:p/>
          </table:table-cell>
          <table:table-cell table:style-name="ce7" table:formula="of:=IF(ISBLANK([.CP3]);&quot;&quot;;[.CP3]+MAX([.CP105];[.CQ105]))">
            <text:p/>
          </table:table-cell>
          <table:table-cell table:style-name="ce7" table:formula="of:=IF(ISBLANK([.CQ3]);&quot;&quot;;[.CQ3]+MAX([.CQ105];[.CR105]))">
            <text:p/>
          </table:table-cell>
          <table:table-cell table:style-name="ce7" table:formula="of:=IF(ISBLANK([.CR3]);&quot;&quot;;[.CR3]+MAX([.CR105];[.CS105]))">
            <text:p/>
          </table:table-cell>
          <table:table-cell table:style-name="ce7" table:formula="of:=IF(ISBLANK([.CS3]);&quot;&quot;;[.CS3]+MAX([.CS105];[.CT105]))">
            <text:p/>
          </table:table-cell>
          <table:table-cell table:style-name="ce7" table:formula="of:=IF(ISBLANK([.CT3]);&quot;&quot;;[.CT3]+MAX([.CT105];[.CU105]))">
            <text:p/>
          </table:table-cell>
          <table:table-cell table:style-name="ce7" table:formula="of:=IF(ISBLANK([.CU3]);&quot;&quot;;[.CU3]+MAX([.CU105];[.CV105]))">
            <text:p/>
          </table:table-cell>
          <table:table-cell table:formula="of:=IF(ISBLANK([.CV3]);&quot;&quot;;[.CV3]+MAX([.CV105];[.CW105]))">
            <text:p/>
          </table:table-cell>
        </table:table-row>
        <table:table-row table:style-name="ro1">
          <table:table-cell table:formula="of:=IF(ISBLANK([.A4]);&quot;&quot;;[.A4]+MAX([.A106];[.B106]))" office:value-type="float" office:value="7141" calcext:value-type="float">
            <text:p>7141</text:p>
          </table:table-cell>
          <table:table-cell table:style-name="ce7" table:formula="of:=IF(ISBLANK([.B4]);&quot;&quot;;[.B4]+MAX([.B106];[.C106]))" office:value-type="float" office:value="7129" calcext:value-type="float">
            <text:p>7129</text:p>
          </table:table-cell>
          <table:table-cell table:style-name="ce7" table:formula="of:=IF(ISBLANK([.C4]);&quot;&quot;;[.C4]+MAX([.C106];[.D106]))" office:value-type="float" office:value="7078" calcext:value-type="float">
            <text:p>7078</text:p>
          </table:table-cell>
          <table:table-cell table:style-name="ce7" table:formula="of:=IF(ISBLANK([.D4]);&quot;&quot;;[.D4]+MAX([.D106];[.E106]))">
            <text:p/>
          </table:table-cell>
          <table:table-cell table:style-name="ce7" table:formula="of:=IF(ISBLANK([.E4]);&quot;&quot;;[.E4]+MAX([.E106];[.F106]))">
            <text:p/>
          </table:table-cell>
          <table:table-cell table:style-name="ce7" table:formula="of:=IF(ISBLANK([.F4]);&quot;&quot;;[.F4]+MAX([.F106];[.G106]))">
            <text:p/>
          </table:table-cell>
          <table:table-cell table:style-name="ce7" table:formula="of:=IF(ISBLANK([.G4]);&quot;&quot;;[.G4]+MAX([.G106];[.H106]))">
            <text:p/>
          </table:table-cell>
          <table:table-cell table:style-name="ce7" table:formula="of:=IF(ISBLANK([.H4]);&quot;&quot;;[.H4]+MAX([.H106];[.I106]))">
            <text:p/>
          </table:table-cell>
          <table:table-cell table:style-name="ce7" table:formula="of:=IF(ISBLANK([.I4]);&quot;&quot;;[.I4]+MAX([.I106];[.J106]))">
            <text:p/>
          </table:table-cell>
          <table:table-cell table:style-name="ce7" table:formula="of:=IF(ISBLANK([.J4]);&quot;&quot;;[.J4]+MAX([.J106];[.K106]))">
            <text:p/>
          </table:table-cell>
          <table:table-cell table:style-name="ce7" table:formula="of:=IF(ISBLANK([.K4]);&quot;&quot;;[.K4]+MAX([.K106];[.L106]))">
            <text:p/>
          </table:table-cell>
          <table:table-cell table:style-name="ce7" table:formula="of:=IF(ISBLANK([.L4]);&quot;&quot;;[.L4]+MAX([.L106];[.M106]))">
            <text:p/>
          </table:table-cell>
          <table:table-cell table:style-name="ce7" table:formula="of:=IF(ISBLANK([.M4]);&quot;&quot;;[.M4]+MAX([.M106];[.N106]))">
            <text:p/>
          </table:table-cell>
          <table:table-cell table:style-name="ce7" table:formula="of:=IF(ISBLANK([.N4]);&quot;&quot;;[.N4]+MAX([.N106];[.O106]))">
            <text:p/>
          </table:table-cell>
          <table:table-cell table:style-name="ce7" table:formula="of:=IF(ISBLANK([.O4]);&quot;&quot;;[.O4]+MAX([.O106];[.P106]))">
            <text:p/>
          </table:table-cell>
          <table:table-cell table:style-name="ce7" table:formula="of:=IF(ISBLANK([.P4]);&quot;&quot;;[.P4]+MAX([.P106];[.Q106]))">
            <text:p/>
          </table:table-cell>
          <table:table-cell table:style-name="ce7" table:formula="of:=IF(ISBLANK([.Q4]);&quot;&quot;;[.Q4]+MAX([.Q106];[.R106]))">
            <text:p/>
          </table:table-cell>
          <table:table-cell table:style-name="ce7" table:formula="of:=IF(ISBLANK([.R4]);&quot;&quot;;[.R4]+MAX([.R106];[.S106]))">
            <text:p/>
          </table:table-cell>
          <table:table-cell table:style-name="ce7" table:formula="of:=IF(ISBLANK([.S4]);&quot;&quot;;[.S4]+MAX([.S106];[.T106]))">
            <text:p/>
          </table:table-cell>
          <table:table-cell table:style-name="ce7" table:formula="of:=IF(ISBLANK([.T4]);&quot;&quot;;[.T4]+MAX([.T106];[.U106]))">
            <text:p/>
          </table:table-cell>
          <table:table-cell table:style-name="ce7" table:formula="of:=IF(ISBLANK([.U4]);&quot;&quot;;[.U4]+MAX([.U106];[.V106]))">
            <text:p/>
          </table:table-cell>
          <table:table-cell table:style-name="ce7" table:formula="of:=IF(ISBLANK([.V4]);&quot;&quot;;[.V4]+MAX([.V106];[.W106]))">
            <text:p/>
          </table:table-cell>
          <table:table-cell table:style-name="ce7" table:formula="of:=IF(ISBLANK([.W4]);&quot;&quot;;[.W4]+MAX([.W106];[.X106]))">
            <text:p/>
          </table:table-cell>
          <table:table-cell table:style-name="ce7" table:formula="of:=IF(ISBLANK([.X4]);&quot;&quot;;[.X4]+MAX([.X106];[.Y106]))">
            <text:p/>
          </table:table-cell>
          <table:table-cell table:style-name="ce7" table:formula="of:=IF(ISBLANK([.Y4]);&quot;&quot;;[.Y4]+MAX([.Y106];[.Z106]))">
            <text:p/>
          </table:table-cell>
          <table:table-cell table:style-name="ce7" table:formula="of:=IF(ISBLANK([.Z4]);&quot;&quot;;[.Z4]+MAX([.Z106];[.AA106]))">
            <text:p/>
          </table:table-cell>
          <table:table-cell table:style-name="ce7" table:formula="of:=IF(ISBLANK([.AA4]);&quot;&quot;;[.AA4]+MAX([.AA106];[.AB106]))">
            <text:p/>
          </table:table-cell>
          <table:table-cell table:style-name="ce7" table:formula="of:=IF(ISBLANK([.AB4]);&quot;&quot;;[.AB4]+MAX([.AB106];[.AC106]))">
            <text:p/>
          </table:table-cell>
          <table:table-cell table:style-name="ce7" table:formula="of:=IF(ISBLANK([.AC4]);&quot;&quot;;[.AC4]+MAX([.AC106];[.AD106]))">
            <text:p/>
          </table:table-cell>
          <table:table-cell table:style-name="ce7" table:formula="of:=IF(ISBLANK([.AD4]);&quot;&quot;;[.AD4]+MAX([.AD106];[.AE106]))">
            <text:p/>
          </table:table-cell>
          <table:table-cell table:style-name="ce7" table:formula="of:=IF(ISBLANK([.AE4]);&quot;&quot;;[.AE4]+MAX([.AE106];[.AF106]))">
            <text:p/>
          </table:table-cell>
          <table:table-cell table:style-name="ce7" table:formula="of:=IF(ISBLANK([.AF4]);&quot;&quot;;[.AF4]+MAX([.AF106];[.AG106]))">
            <text:p/>
          </table:table-cell>
          <table:table-cell table:style-name="ce7" table:formula="of:=IF(ISBLANK([.AG4]);&quot;&quot;;[.AG4]+MAX([.AG106];[.AH106]))">
            <text:p/>
          </table:table-cell>
          <table:table-cell table:style-name="ce7" table:formula="of:=IF(ISBLANK([.AH4]);&quot;&quot;;[.AH4]+MAX([.AH106];[.AI106]))">
            <text:p/>
          </table:table-cell>
          <table:table-cell table:style-name="ce7" table:formula="of:=IF(ISBLANK([.AI4]);&quot;&quot;;[.AI4]+MAX([.AI106];[.AJ106]))">
            <text:p/>
          </table:table-cell>
          <table:table-cell table:style-name="ce7" table:formula="of:=IF(ISBLANK([.AJ4]);&quot;&quot;;[.AJ4]+MAX([.AJ106];[.AK106]))">
            <text:p/>
          </table:table-cell>
          <table:table-cell table:style-name="ce7" table:formula="of:=IF(ISBLANK([.AK4]);&quot;&quot;;[.AK4]+MAX([.AK106];[.AL106]))">
            <text:p/>
          </table:table-cell>
          <table:table-cell table:style-name="ce7" table:formula="of:=IF(ISBLANK([.AL4]);&quot;&quot;;[.AL4]+MAX([.AL106];[.AM106]))">
            <text:p/>
          </table:table-cell>
          <table:table-cell table:style-name="ce7" table:formula="of:=IF(ISBLANK([.AM4]);&quot;&quot;;[.AM4]+MAX([.AM106];[.AN106]))">
            <text:p/>
          </table:table-cell>
          <table:table-cell table:style-name="ce7" table:formula="of:=IF(ISBLANK([.AN4]);&quot;&quot;;[.AN4]+MAX([.AN106];[.AO106]))">
            <text:p/>
          </table:table-cell>
          <table:table-cell table:style-name="ce7" table:formula="of:=IF(ISBLANK([.AO4]);&quot;&quot;;[.AO4]+MAX([.AO106];[.AP106]))">
            <text:p/>
          </table:table-cell>
          <table:table-cell table:style-name="ce7" table:formula="of:=IF(ISBLANK([.AP4]);&quot;&quot;;[.AP4]+MAX([.AP106];[.AQ106]))">
            <text:p/>
          </table:table-cell>
          <table:table-cell table:style-name="ce7" table:formula="of:=IF(ISBLANK([.AQ4]);&quot;&quot;;[.AQ4]+MAX([.AQ106];[.AR106]))">
            <text:p/>
          </table:table-cell>
          <table:table-cell table:style-name="ce7" table:formula="of:=IF(ISBLANK([.AR4]);&quot;&quot;;[.AR4]+MAX([.AR106];[.AS106]))">
            <text:p/>
          </table:table-cell>
          <table:table-cell table:style-name="ce7" table:formula="of:=IF(ISBLANK([.AS4]);&quot;&quot;;[.AS4]+MAX([.AS106];[.AT106]))">
            <text:p/>
          </table:table-cell>
          <table:table-cell table:style-name="ce7" table:formula="of:=IF(ISBLANK([.AT4]);&quot;&quot;;[.AT4]+MAX([.AT106];[.AU106]))">
            <text:p/>
          </table:table-cell>
          <table:table-cell table:style-name="ce7" table:formula="of:=IF(ISBLANK([.AU4]);&quot;&quot;;[.AU4]+MAX([.AU106];[.AV106]))">
            <text:p/>
          </table:table-cell>
          <table:table-cell table:style-name="ce7" table:formula="of:=IF(ISBLANK([.AV4]);&quot;&quot;;[.AV4]+MAX([.AV106];[.AW106]))">
            <text:p/>
          </table:table-cell>
          <table:table-cell table:style-name="ce7" table:formula="of:=IF(ISBLANK([.AW4]);&quot;&quot;;[.AW4]+MAX([.AW106];[.AX106]))">
            <text:p/>
          </table:table-cell>
          <table:table-cell table:style-name="ce7" table:formula="of:=IF(ISBLANK([.AX4]);&quot;&quot;;[.AX4]+MAX([.AX106];[.AY106]))">
            <text:p/>
          </table:table-cell>
          <table:table-cell table:style-name="ce7" table:formula="of:=IF(ISBLANK([.AY4]);&quot;&quot;;[.AY4]+MAX([.AY106];[.AZ106]))">
            <text:p/>
          </table:table-cell>
          <table:table-cell table:style-name="ce7" table:formula="of:=IF(ISBLANK([.AZ4]);&quot;&quot;;[.AZ4]+MAX([.AZ106];[.BA106]))">
            <text:p/>
          </table:table-cell>
          <table:table-cell table:style-name="ce7" table:formula="of:=IF(ISBLANK([.BA4]);&quot;&quot;;[.BA4]+MAX([.BA106];[.BB106]))">
            <text:p/>
          </table:table-cell>
          <table:table-cell table:style-name="ce7" table:formula="of:=IF(ISBLANK([.BB4]);&quot;&quot;;[.BB4]+MAX([.BB106];[.BC106]))">
            <text:p/>
          </table:table-cell>
          <table:table-cell table:style-name="ce7" table:formula="of:=IF(ISBLANK([.BC4]);&quot;&quot;;[.BC4]+MAX([.BC106];[.BD106]))">
            <text:p/>
          </table:table-cell>
          <table:table-cell table:style-name="ce7" table:formula="of:=IF(ISBLANK([.BD4]);&quot;&quot;;[.BD4]+MAX([.BD106];[.BE106]))">
            <text:p/>
          </table:table-cell>
          <table:table-cell table:style-name="ce7" table:formula="of:=IF(ISBLANK([.BE4]);&quot;&quot;;[.BE4]+MAX([.BE106];[.BF106]))">
            <text:p/>
          </table:table-cell>
          <table:table-cell table:style-name="ce7" table:formula="of:=IF(ISBLANK([.BF4]);&quot;&quot;;[.BF4]+MAX([.BF106];[.BG106]))">
            <text:p/>
          </table:table-cell>
          <table:table-cell table:style-name="ce7" table:formula="of:=IF(ISBLANK([.BG4]);&quot;&quot;;[.BG4]+MAX([.BG106];[.BH106]))">
            <text:p/>
          </table:table-cell>
          <table:table-cell table:style-name="ce7" table:formula="of:=IF(ISBLANK([.BH4]);&quot;&quot;;[.BH4]+MAX([.BH106];[.BI106]))">
            <text:p/>
          </table:table-cell>
          <table:table-cell table:style-name="ce7" table:formula="of:=IF(ISBLANK([.BI4]);&quot;&quot;;[.BI4]+MAX([.BI106];[.BJ106]))">
            <text:p/>
          </table:table-cell>
          <table:table-cell table:style-name="ce7" table:formula="of:=IF(ISBLANK([.BJ4]);&quot;&quot;;[.BJ4]+MAX([.BJ106];[.BK106]))">
            <text:p/>
          </table:table-cell>
          <table:table-cell table:style-name="ce7" table:formula="of:=IF(ISBLANK([.BK4]);&quot;&quot;;[.BK4]+MAX([.BK106];[.BL106]))">
            <text:p/>
          </table:table-cell>
          <table:table-cell table:style-name="ce7" table:formula="of:=IF(ISBLANK([.BL4]);&quot;&quot;;[.BL4]+MAX([.BL106];[.BM106]))">
            <text:p/>
          </table:table-cell>
          <table:table-cell table:style-name="ce7" table:formula="of:=IF(ISBLANK([.BM4]);&quot;&quot;;[.BM4]+MAX([.BM106];[.BN106]))">
            <text:p/>
          </table:table-cell>
          <table:table-cell table:style-name="ce7" table:formula="of:=IF(ISBLANK([.BN4]);&quot;&quot;;[.BN4]+MAX([.BN106];[.BO106]))">
            <text:p/>
          </table:table-cell>
          <table:table-cell table:style-name="ce7" table:formula="of:=IF(ISBLANK([.BO4]);&quot;&quot;;[.BO4]+MAX([.BO106];[.BP106]))">
            <text:p/>
          </table:table-cell>
          <table:table-cell table:style-name="ce7" table:formula="of:=IF(ISBLANK([.BP4]);&quot;&quot;;[.BP4]+MAX([.BP106];[.BQ106]))">
            <text:p/>
          </table:table-cell>
          <table:table-cell table:style-name="ce7" table:formula="of:=IF(ISBLANK([.BQ4]);&quot;&quot;;[.BQ4]+MAX([.BQ106];[.BR106]))">
            <text:p/>
          </table:table-cell>
          <table:table-cell table:style-name="ce7" table:formula="of:=IF(ISBLANK([.BR4]);&quot;&quot;;[.BR4]+MAX([.BR106];[.BS106]))">
            <text:p/>
          </table:table-cell>
          <table:table-cell table:style-name="ce7" table:formula="of:=IF(ISBLANK([.BS4]);&quot;&quot;;[.BS4]+MAX([.BS106];[.BT106]))">
            <text:p/>
          </table:table-cell>
          <table:table-cell table:style-name="ce7" table:formula="of:=IF(ISBLANK([.BT4]);&quot;&quot;;[.BT4]+MAX([.BT106];[.BU106]))">
            <text:p/>
          </table:table-cell>
          <table:table-cell table:style-name="ce7" table:formula="of:=IF(ISBLANK([.BU4]);&quot;&quot;;[.BU4]+MAX([.BU106];[.BV106]))">
            <text:p/>
          </table:table-cell>
          <table:table-cell table:style-name="ce7" table:formula="of:=IF(ISBLANK([.BV4]);&quot;&quot;;[.BV4]+MAX([.BV106];[.BW106]))">
            <text:p/>
          </table:table-cell>
          <table:table-cell table:style-name="ce7" table:formula="of:=IF(ISBLANK([.BW4]);&quot;&quot;;[.BW4]+MAX([.BW106];[.BX106]))">
            <text:p/>
          </table:table-cell>
          <table:table-cell table:style-name="ce7" table:formula="of:=IF(ISBLANK([.BX4]);&quot;&quot;;[.BX4]+MAX([.BX106];[.BY106]))">
            <text:p/>
          </table:table-cell>
          <table:table-cell table:style-name="ce7" table:formula="of:=IF(ISBLANK([.BY4]);&quot;&quot;;[.BY4]+MAX([.BY106];[.BZ106]))">
            <text:p/>
          </table:table-cell>
          <table:table-cell table:style-name="ce7" table:formula="of:=IF(ISBLANK([.BZ4]);&quot;&quot;;[.BZ4]+MAX([.BZ106];[.CA106]))">
            <text:p/>
          </table:table-cell>
          <table:table-cell table:style-name="ce7" table:formula="of:=IF(ISBLANK([.CA4]);&quot;&quot;;[.CA4]+MAX([.CA106];[.CB106]))">
            <text:p/>
          </table:table-cell>
          <table:table-cell table:style-name="ce7" table:formula="of:=IF(ISBLANK([.CB4]);&quot;&quot;;[.CB4]+MAX([.CB106];[.CC106]))">
            <text:p/>
          </table:table-cell>
          <table:table-cell table:style-name="ce7" table:formula="of:=IF(ISBLANK([.CC4]);&quot;&quot;;[.CC4]+MAX([.CC106];[.CD106]))">
            <text:p/>
          </table:table-cell>
          <table:table-cell table:style-name="ce7" table:formula="of:=IF(ISBLANK([.CD4]);&quot;&quot;;[.CD4]+MAX([.CD106];[.CE106]))">
            <text:p/>
          </table:table-cell>
          <table:table-cell table:style-name="ce7" table:formula="of:=IF(ISBLANK([.CE4]);&quot;&quot;;[.CE4]+MAX([.CE106];[.CF106]))">
            <text:p/>
          </table:table-cell>
          <table:table-cell table:style-name="ce7" table:formula="of:=IF(ISBLANK([.CF4]);&quot;&quot;;[.CF4]+MAX([.CF106];[.CG106]))">
            <text:p/>
          </table:table-cell>
          <table:table-cell table:style-name="ce7" table:formula="of:=IF(ISBLANK([.CG4]);&quot;&quot;;[.CG4]+MAX([.CG106];[.CH106]))">
            <text:p/>
          </table:table-cell>
          <table:table-cell table:style-name="ce7" table:formula="of:=IF(ISBLANK([.CH4]);&quot;&quot;;[.CH4]+MAX([.CH106];[.CI106]))">
            <text:p/>
          </table:table-cell>
          <table:table-cell table:style-name="ce7" table:formula="of:=IF(ISBLANK([.CI4]);&quot;&quot;;[.CI4]+MAX([.CI106];[.CJ106]))">
            <text:p/>
          </table:table-cell>
          <table:table-cell table:style-name="ce7" table:formula="of:=IF(ISBLANK([.CJ4]);&quot;&quot;;[.CJ4]+MAX([.CJ106];[.CK106]))">
            <text:p/>
          </table:table-cell>
          <table:table-cell table:style-name="ce7" table:formula="of:=IF(ISBLANK([.CK4]);&quot;&quot;;[.CK4]+MAX([.CK106];[.CL106]))">
            <text:p/>
          </table:table-cell>
          <table:table-cell table:style-name="ce7" table:formula="of:=IF(ISBLANK([.CL4]);&quot;&quot;;[.CL4]+MAX([.CL106];[.CM106]))">
            <text:p/>
          </table:table-cell>
          <table:table-cell table:style-name="ce7" table:formula="of:=IF(ISBLANK([.CM4]);&quot;&quot;;[.CM4]+MAX([.CM106];[.CN106]))">
            <text:p/>
          </table:table-cell>
          <table:table-cell table:style-name="ce7" table:formula="of:=IF(ISBLANK([.CN4]);&quot;&quot;;[.CN4]+MAX([.CN106];[.CO106]))">
            <text:p/>
          </table:table-cell>
          <table:table-cell table:style-name="ce7" table:formula="of:=IF(ISBLANK([.CO4]);&quot;&quot;;[.CO4]+MAX([.CO106];[.CP106]))">
            <text:p/>
          </table:table-cell>
          <table:table-cell table:style-name="ce7" table:formula="of:=IF(ISBLANK([.CP4]);&quot;&quot;;[.CP4]+MAX([.CP106];[.CQ106]))">
            <text:p/>
          </table:table-cell>
          <table:table-cell table:style-name="ce7" table:formula="of:=IF(ISBLANK([.CQ4]);&quot;&quot;;[.CQ4]+MAX([.CQ106];[.CR106]))">
            <text:p/>
          </table:table-cell>
          <table:table-cell table:style-name="ce7" table:formula="of:=IF(ISBLANK([.CR4]);&quot;&quot;;[.CR4]+MAX([.CR106];[.CS106]))">
            <text:p/>
          </table:table-cell>
          <table:table-cell table:style-name="ce7" table:formula="of:=IF(ISBLANK([.CS4]);&quot;&quot;;[.CS4]+MAX([.CS106];[.CT106]))">
            <text:p/>
          </table:table-cell>
          <table:table-cell table:style-name="ce7" table:formula="of:=IF(ISBLANK([.CT4]);&quot;&quot;;[.CT4]+MAX([.CT106];[.CU106]))">
            <text:p/>
          </table:table-cell>
          <table:table-cell table:style-name="ce7" table:formula="of:=IF(ISBLANK([.CU4]);&quot;&quot;;[.CU4]+MAX([.CU106];[.CV106]))">
            <text:p/>
          </table:table-cell>
          <table:table-cell table:formula="of:=IF(ISBLANK([.CV4]);&quot;&quot;;[.CV4]+MAX([.CV106];[.CW106]))">
            <text:p/>
          </table:table-cell>
        </table:table-row>
        <table:table-row table:style-name="ro1">
          <table:table-cell table:formula="of:=IF(ISBLANK([.A5]);&quot;&quot;;[.A5]+MAX([.A107];[.B107]))" office:value-type="float" office:value="7028" calcext:value-type="float">
            <text:p>7028</text:p>
          </table:table-cell>
          <table:table-cell table:style-name="ce7" table:formula="of:=IF(ISBLANK([.B5]);&quot;&quot;;[.B5]+MAX([.B107];[.C107]))" office:value-type="float" office:value="7089" calcext:value-type="float">
            <text:p>7089</text:p>
          </table:table-cell>
          <table:table-cell table:style-name="ce7" table:formula="of:=IF(ISBLANK([.C5]);&quot;&quot;;[.C5]+MAX([.C107];[.D107]))" office:value-type="float" office:value="7042" calcext:value-type="float">
            <text:p>7042</text:p>
          </table:table-cell>
          <table:table-cell table:style-name="ce7" table:formula="of:=IF(ISBLANK([.D5]);&quot;&quot;;[.D5]+MAX([.D107];[.E107]))" office:value-type="float" office:value="7069" calcext:value-type="float">
            <text:p>7069</text:p>
          </table:table-cell>
          <table:table-cell table:style-name="ce7" table:formula="of:=IF(ISBLANK([.E5]);&quot;&quot;;[.E5]+MAX([.E107];[.F107]))">
            <text:p/>
          </table:table-cell>
          <table:table-cell table:style-name="ce7" table:formula="of:=IF(ISBLANK([.F5]);&quot;&quot;;[.F5]+MAX([.F107];[.G107]))">
            <text:p/>
          </table:table-cell>
          <table:table-cell table:style-name="ce7" table:formula="of:=IF(ISBLANK([.G5]);&quot;&quot;;[.G5]+MAX([.G107];[.H107]))">
            <text:p/>
          </table:table-cell>
          <table:table-cell table:style-name="ce7" table:formula="of:=IF(ISBLANK([.H5]);&quot;&quot;;[.H5]+MAX([.H107];[.I107]))">
            <text:p/>
          </table:table-cell>
          <table:table-cell table:style-name="ce7" table:formula="of:=IF(ISBLANK([.I5]);&quot;&quot;;[.I5]+MAX([.I107];[.J107]))">
            <text:p/>
          </table:table-cell>
          <table:table-cell table:style-name="ce7" table:formula="of:=IF(ISBLANK([.J5]);&quot;&quot;;[.J5]+MAX([.J107];[.K107]))">
            <text:p/>
          </table:table-cell>
          <table:table-cell table:style-name="ce7" table:formula="of:=IF(ISBLANK([.K5]);&quot;&quot;;[.K5]+MAX([.K107];[.L107]))">
            <text:p/>
          </table:table-cell>
          <table:table-cell table:style-name="ce7" table:formula="of:=IF(ISBLANK([.L5]);&quot;&quot;;[.L5]+MAX([.L107];[.M107]))">
            <text:p/>
          </table:table-cell>
          <table:table-cell table:style-name="ce7" table:formula="of:=IF(ISBLANK([.M5]);&quot;&quot;;[.M5]+MAX([.M107];[.N107]))">
            <text:p/>
          </table:table-cell>
          <table:table-cell table:style-name="ce7" table:formula="of:=IF(ISBLANK([.N5]);&quot;&quot;;[.N5]+MAX([.N107];[.O107]))">
            <text:p/>
          </table:table-cell>
          <table:table-cell table:style-name="ce7" table:formula="of:=IF(ISBLANK([.O5]);&quot;&quot;;[.O5]+MAX([.O107];[.P107]))">
            <text:p/>
          </table:table-cell>
          <table:table-cell table:style-name="ce7" table:formula="of:=IF(ISBLANK([.P5]);&quot;&quot;;[.P5]+MAX([.P107];[.Q107]))">
            <text:p/>
          </table:table-cell>
          <table:table-cell table:style-name="ce7" table:formula="of:=IF(ISBLANK([.Q5]);&quot;&quot;;[.Q5]+MAX([.Q107];[.R107]))">
            <text:p/>
          </table:table-cell>
          <table:table-cell table:style-name="ce7" table:formula="of:=IF(ISBLANK([.R5]);&quot;&quot;;[.R5]+MAX([.R107];[.S107]))">
            <text:p/>
          </table:table-cell>
          <table:table-cell table:style-name="ce7" table:formula="of:=IF(ISBLANK([.S5]);&quot;&quot;;[.S5]+MAX([.S107];[.T107]))">
            <text:p/>
          </table:table-cell>
          <table:table-cell table:style-name="ce7" table:formula="of:=IF(ISBLANK([.T5]);&quot;&quot;;[.T5]+MAX([.T107];[.U107]))">
            <text:p/>
          </table:table-cell>
          <table:table-cell table:style-name="ce7" table:formula="of:=IF(ISBLANK([.U5]);&quot;&quot;;[.U5]+MAX([.U107];[.V107]))">
            <text:p/>
          </table:table-cell>
          <table:table-cell table:style-name="ce7" table:formula="of:=IF(ISBLANK([.V5]);&quot;&quot;;[.V5]+MAX([.V107];[.W107]))">
            <text:p/>
          </table:table-cell>
          <table:table-cell table:style-name="ce7" table:formula="of:=IF(ISBLANK([.W5]);&quot;&quot;;[.W5]+MAX([.W107];[.X107]))">
            <text:p/>
          </table:table-cell>
          <table:table-cell table:style-name="ce7" table:formula="of:=IF(ISBLANK([.X5]);&quot;&quot;;[.X5]+MAX([.X107];[.Y107]))">
            <text:p/>
          </table:table-cell>
          <table:table-cell table:style-name="ce7" table:formula="of:=IF(ISBLANK([.Y5]);&quot;&quot;;[.Y5]+MAX([.Y107];[.Z107]))">
            <text:p/>
          </table:table-cell>
          <table:table-cell table:style-name="ce7" table:formula="of:=IF(ISBLANK([.Z5]);&quot;&quot;;[.Z5]+MAX([.Z107];[.AA107]))">
            <text:p/>
          </table:table-cell>
          <table:table-cell table:style-name="ce7" table:formula="of:=IF(ISBLANK([.AA5]);&quot;&quot;;[.AA5]+MAX([.AA107];[.AB107]))">
            <text:p/>
          </table:table-cell>
          <table:table-cell table:style-name="ce7" table:formula="of:=IF(ISBLANK([.AB5]);&quot;&quot;;[.AB5]+MAX([.AB107];[.AC107]))">
            <text:p/>
          </table:table-cell>
          <table:table-cell table:style-name="ce7" table:formula="of:=IF(ISBLANK([.AC5]);&quot;&quot;;[.AC5]+MAX([.AC107];[.AD107]))">
            <text:p/>
          </table:table-cell>
          <table:table-cell table:style-name="ce7" table:formula="of:=IF(ISBLANK([.AD5]);&quot;&quot;;[.AD5]+MAX([.AD107];[.AE107]))">
            <text:p/>
          </table:table-cell>
          <table:table-cell table:style-name="ce7" table:formula="of:=IF(ISBLANK([.AE5]);&quot;&quot;;[.AE5]+MAX([.AE107];[.AF107]))">
            <text:p/>
          </table:table-cell>
          <table:table-cell table:style-name="ce7" table:formula="of:=IF(ISBLANK([.AF5]);&quot;&quot;;[.AF5]+MAX([.AF107];[.AG107]))">
            <text:p/>
          </table:table-cell>
          <table:table-cell table:style-name="ce7" table:formula="of:=IF(ISBLANK([.AG5]);&quot;&quot;;[.AG5]+MAX([.AG107];[.AH107]))">
            <text:p/>
          </table:table-cell>
          <table:table-cell table:style-name="ce7" table:formula="of:=IF(ISBLANK([.AH5]);&quot;&quot;;[.AH5]+MAX([.AH107];[.AI107]))">
            <text:p/>
          </table:table-cell>
          <table:table-cell table:style-name="ce7" table:formula="of:=IF(ISBLANK([.AI5]);&quot;&quot;;[.AI5]+MAX([.AI107];[.AJ107]))">
            <text:p/>
          </table:table-cell>
          <table:table-cell table:style-name="ce7" table:formula="of:=IF(ISBLANK([.AJ5]);&quot;&quot;;[.AJ5]+MAX([.AJ107];[.AK107]))">
            <text:p/>
          </table:table-cell>
          <table:table-cell table:style-name="ce7" table:formula="of:=IF(ISBLANK([.AK5]);&quot;&quot;;[.AK5]+MAX([.AK107];[.AL107]))">
            <text:p/>
          </table:table-cell>
          <table:table-cell table:style-name="ce7" table:formula="of:=IF(ISBLANK([.AL5]);&quot;&quot;;[.AL5]+MAX([.AL107];[.AM107]))">
            <text:p/>
          </table:table-cell>
          <table:table-cell table:style-name="ce7" table:formula="of:=IF(ISBLANK([.AM5]);&quot;&quot;;[.AM5]+MAX([.AM107];[.AN107]))">
            <text:p/>
          </table:table-cell>
          <table:table-cell table:style-name="ce7" table:formula="of:=IF(ISBLANK([.AN5]);&quot;&quot;;[.AN5]+MAX([.AN107];[.AO107]))">
            <text:p/>
          </table:table-cell>
          <table:table-cell table:style-name="ce7" table:formula="of:=IF(ISBLANK([.AO5]);&quot;&quot;;[.AO5]+MAX([.AO107];[.AP107]))">
            <text:p/>
          </table:table-cell>
          <table:table-cell table:style-name="ce7" table:formula="of:=IF(ISBLANK([.AP5]);&quot;&quot;;[.AP5]+MAX([.AP107];[.AQ107]))">
            <text:p/>
          </table:table-cell>
          <table:table-cell table:style-name="ce7" table:formula="of:=IF(ISBLANK([.AQ5]);&quot;&quot;;[.AQ5]+MAX([.AQ107];[.AR107]))">
            <text:p/>
          </table:table-cell>
          <table:table-cell table:style-name="ce7" table:formula="of:=IF(ISBLANK([.AR5]);&quot;&quot;;[.AR5]+MAX([.AR107];[.AS107]))">
            <text:p/>
          </table:table-cell>
          <table:table-cell table:style-name="ce7" table:formula="of:=IF(ISBLANK([.AS5]);&quot;&quot;;[.AS5]+MAX([.AS107];[.AT107]))">
            <text:p/>
          </table:table-cell>
          <table:table-cell table:style-name="ce7" table:formula="of:=IF(ISBLANK([.AT5]);&quot;&quot;;[.AT5]+MAX([.AT107];[.AU107]))">
            <text:p/>
          </table:table-cell>
          <table:table-cell table:style-name="ce7" table:formula="of:=IF(ISBLANK([.AU5]);&quot;&quot;;[.AU5]+MAX([.AU107];[.AV107]))">
            <text:p/>
          </table:table-cell>
          <table:table-cell table:style-name="ce7" table:formula="of:=IF(ISBLANK([.AV5]);&quot;&quot;;[.AV5]+MAX([.AV107];[.AW107]))">
            <text:p/>
          </table:table-cell>
          <table:table-cell table:style-name="ce7" table:formula="of:=IF(ISBLANK([.AW5]);&quot;&quot;;[.AW5]+MAX([.AW107];[.AX107]))">
            <text:p/>
          </table:table-cell>
          <table:table-cell table:style-name="ce7" table:formula="of:=IF(ISBLANK([.AX5]);&quot;&quot;;[.AX5]+MAX([.AX107];[.AY107]))">
            <text:p/>
          </table:table-cell>
          <table:table-cell table:style-name="ce7" table:formula="of:=IF(ISBLANK([.AY5]);&quot;&quot;;[.AY5]+MAX([.AY107];[.AZ107]))">
            <text:p/>
          </table:table-cell>
          <table:table-cell table:style-name="ce7" table:formula="of:=IF(ISBLANK([.AZ5]);&quot;&quot;;[.AZ5]+MAX([.AZ107];[.BA107]))">
            <text:p/>
          </table:table-cell>
          <table:table-cell table:style-name="ce7" table:formula="of:=IF(ISBLANK([.BA5]);&quot;&quot;;[.BA5]+MAX([.BA107];[.BB107]))">
            <text:p/>
          </table:table-cell>
          <table:table-cell table:style-name="ce7" table:formula="of:=IF(ISBLANK([.BB5]);&quot;&quot;;[.BB5]+MAX([.BB107];[.BC107]))">
            <text:p/>
          </table:table-cell>
          <table:table-cell table:style-name="ce7" table:formula="of:=IF(ISBLANK([.BC5]);&quot;&quot;;[.BC5]+MAX([.BC107];[.BD107]))">
            <text:p/>
          </table:table-cell>
          <table:table-cell table:style-name="ce7" table:formula="of:=IF(ISBLANK([.BD5]);&quot;&quot;;[.BD5]+MAX([.BD107];[.BE107]))">
            <text:p/>
          </table:table-cell>
          <table:table-cell table:style-name="ce7" table:formula="of:=IF(ISBLANK([.BE5]);&quot;&quot;;[.BE5]+MAX([.BE107];[.BF107]))">
            <text:p/>
          </table:table-cell>
          <table:table-cell table:style-name="ce7" table:formula="of:=IF(ISBLANK([.BF5]);&quot;&quot;;[.BF5]+MAX([.BF107];[.BG107]))">
            <text:p/>
          </table:table-cell>
          <table:table-cell table:style-name="ce7" table:formula="of:=IF(ISBLANK([.BG5]);&quot;&quot;;[.BG5]+MAX([.BG107];[.BH107]))">
            <text:p/>
          </table:table-cell>
          <table:table-cell table:style-name="ce7" table:formula="of:=IF(ISBLANK([.BH5]);&quot;&quot;;[.BH5]+MAX([.BH107];[.BI107]))">
            <text:p/>
          </table:table-cell>
          <table:table-cell table:style-name="ce7" table:formula="of:=IF(ISBLANK([.BI5]);&quot;&quot;;[.BI5]+MAX([.BI107];[.BJ107]))">
            <text:p/>
          </table:table-cell>
          <table:table-cell table:style-name="ce7" table:formula="of:=IF(ISBLANK([.BJ5]);&quot;&quot;;[.BJ5]+MAX([.BJ107];[.BK107]))">
            <text:p/>
          </table:table-cell>
          <table:table-cell table:style-name="ce7" table:formula="of:=IF(ISBLANK([.BK5]);&quot;&quot;;[.BK5]+MAX([.BK107];[.BL107]))">
            <text:p/>
          </table:table-cell>
          <table:table-cell table:style-name="ce7" table:formula="of:=IF(ISBLANK([.BL5]);&quot;&quot;;[.BL5]+MAX([.BL107];[.BM107]))">
            <text:p/>
          </table:table-cell>
          <table:table-cell table:style-name="ce7" table:formula="of:=IF(ISBLANK([.BM5]);&quot;&quot;;[.BM5]+MAX([.BM107];[.BN107]))">
            <text:p/>
          </table:table-cell>
          <table:table-cell table:style-name="ce7" table:formula="of:=IF(ISBLANK([.BN5]);&quot;&quot;;[.BN5]+MAX([.BN107];[.BO107]))">
            <text:p/>
          </table:table-cell>
          <table:table-cell table:style-name="ce7" table:formula="of:=IF(ISBLANK([.BO5]);&quot;&quot;;[.BO5]+MAX([.BO107];[.BP107]))">
            <text:p/>
          </table:table-cell>
          <table:table-cell table:style-name="ce7" table:formula="of:=IF(ISBLANK([.BP5]);&quot;&quot;;[.BP5]+MAX([.BP107];[.BQ107]))">
            <text:p/>
          </table:table-cell>
          <table:table-cell table:style-name="ce7" table:formula="of:=IF(ISBLANK([.BQ5]);&quot;&quot;;[.BQ5]+MAX([.BQ107];[.BR107]))">
            <text:p/>
          </table:table-cell>
          <table:table-cell table:style-name="ce7" table:formula="of:=IF(ISBLANK([.BR5]);&quot;&quot;;[.BR5]+MAX([.BR107];[.BS107]))">
            <text:p/>
          </table:table-cell>
          <table:table-cell table:style-name="ce7" table:formula="of:=IF(ISBLANK([.BS5]);&quot;&quot;;[.BS5]+MAX([.BS107];[.BT107]))">
            <text:p/>
          </table:table-cell>
          <table:table-cell table:style-name="ce7" table:formula="of:=IF(ISBLANK([.BT5]);&quot;&quot;;[.BT5]+MAX([.BT107];[.BU107]))">
            <text:p/>
          </table:table-cell>
          <table:table-cell table:style-name="ce7" table:formula="of:=IF(ISBLANK([.BU5]);&quot;&quot;;[.BU5]+MAX([.BU107];[.BV107]))">
            <text:p/>
          </table:table-cell>
          <table:table-cell table:style-name="ce7" table:formula="of:=IF(ISBLANK([.BV5]);&quot;&quot;;[.BV5]+MAX([.BV107];[.BW107]))">
            <text:p/>
          </table:table-cell>
          <table:table-cell table:style-name="ce7" table:formula="of:=IF(ISBLANK([.BW5]);&quot;&quot;;[.BW5]+MAX([.BW107];[.BX107]))">
            <text:p/>
          </table:table-cell>
          <table:table-cell table:style-name="ce7" table:formula="of:=IF(ISBLANK([.BX5]);&quot;&quot;;[.BX5]+MAX([.BX107];[.BY107]))">
            <text:p/>
          </table:table-cell>
          <table:table-cell table:style-name="ce7" table:formula="of:=IF(ISBLANK([.BY5]);&quot;&quot;;[.BY5]+MAX([.BY107];[.BZ107]))">
            <text:p/>
          </table:table-cell>
          <table:table-cell table:style-name="ce7" table:formula="of:=IF(ISBLANK([.BZ5]);&quot;&quot;;[.BZ5]+MAX([.BZ107];[.CA107]))">
            <text:p/>
          </table:table-cell>
          <table:table-cell table:style-name="ce7" table:formula="of:=IF(ISBLANK([.CA5]);&quot;&quot;;[.CA5]+MAX([.CA107];[.CB107]))">
            <text:p/>
          </table:table-cell>
          <table:table-cell table:style-name="ce7" table:formula="of:=IF(ISBLANK([.CB5]);&quot;&quot;;[.CB5]+MAX([.CB107];[.CC107]))">
            <text:p/>
          </table:table-cell>
          <table:table-cell table:style-name="ce7" table:formula="of:=IF(ISBLANK([.CC5]);&quot;&quot;;[.CC5]+MAX([.CC107];[.CD107]))">
            <text:p/>
          </table:table-cell>
          <table:table-cell table:style-name="ce7" table:formula="of:=IF(ISBLANK([.CD5]);&quot;&quot;;[.CD5]+MAX([.CD107];[.CE107]))">
            <text:p/>
          </table:table-cell>
          <table:table-cell table:style-name="ce7" table:formula="of:=IF(ISBLANK([.CE5]);&quot;&quot;;[.CE5]+MAX([.CE107];[.CF107]))">
            <text:p/>
          </table:table-cell>
          <table:table-cell table:style-name="ce7" table:formula="of:=IF(ISBLANK([.CF5]);&quot;&quot;;[.CF5]+MAX([.CF107];[.CG107]))">
            <text:p/>
          </table:table-cell>
          <table:table-cell table:style-name="ce7" table:formula="of:=IF(ISBLANK([.CG5]);&quot;&quot;;[.CG5]+MAX([.CG107];[.CH107]))">
            <text:p/>
          </table:table-cell>
          <table:table-cell table:style-name="ce7" table:formula="of:=IF(ISBLANK([.CH5]);&quot;&quot;;[.CH5]+MAX([.CH107];[.CI107]))">
            <text:p/>
          </table:table-cell>
          <table:table-cell table:style-name="ce7" table:formula="of:=IF(ISBLANK([.CI5]);&quot;&quot;;[.CI5]+MAX([.CI107];[.CJ107]))">
            <text:p/>
          </table:table-cell>
          <table:table-cell table:style-name="ce7" table:formula="of:=IF(ISBLANK([.CJ5]);&quot;&quot;;[.CJ5]+MAX([.CJ107];[.CK107]))">
            <text:p/>
          </table:table-cell>
          <table:table-cell table:style-name="ce7" table:formula="of:=IF(ISBLANK([.CK5]);&quot;&quot;;[.CK5]+MAX([.CK107];[.CL107]))">
            <text:p/>
          </table:table-cell>
          <table:table-cell table:style-name="ce7" table:formula="of:=IF(ISBLANK([.CL5]);&quot;&quot;;[.CL5]+MAX([.CL107];[.CM107]))">
            <text:p/>
          </table:table-cell>
          <table:table-cell table:style-name="ce7" table:formula="of:=IF(ISBLANK([.CM5]);&quot;&quot;;[.CM5]+MAX([.CM107];[.CN107]))">
            <text:p/>
          </table:table-cell>
          <table:table-cell table:style-name="ce7" table:formula="of:=IF(ISBLANK([.CN5]);&quot;&quot;;[.CN5]+MAX([.CN107];[.CO107]))">
            <text:p/>
          </table:table-cell>
          <table:table-cell table:style-name="ce7" table:formula="of:=IF(ISBLANK([.CO5]);&quot;&quot;;[.CO5]+MAX([.CO107];[.CP107]))">
            <text:p/>
          </table:table-cell>
          <table:table-cell table:style-name="ce7" table:formula="of:=IF(ISBLANK([.CP5]);&quot;&quot;;[.CP5]+MAX([.CP107];[.CQ107]))">
            <text:p/>
          </table:table-cell>
          <table:table-cell table:style-name="ce7" table:formula="of:=IF(ISBLANK([.CQ5]);&quot;&quot;;[.CQ5]+MAX([.CQ107];[.CR107]))">
            <text:p/>
          </table:table-cell>
          <table:table-cell table:style-name="ce7" table:formula="of:=IF(ISBLANK([.CR5]);&quot;&quot;;[.CR5]+MAX([.CR107];[.CS107]))">
            <text:p/>
          </table:table-cell>
          <table:table-cell table:style-name="ce7" table:formula="of:=IF(ISBLANK([.CS5]);&quot;&quot;;[.CS5]+MAX([.CS107];[.CT107]))">
            <text:p/>
          </table:table-cell>
          <table:table-cell table:style-name="ce7" table:formula="of:=IF(ISBLANK([.CT5]);&quot;&quot;;[.CT5]+MAX([.CT107];[.CU107]))">
            <text:p/>
          </table:table-cell>
          <table:table-cell table:style-name="ce7" table:formula="of:=IF(ISBLANK([.CU5]);&quot;&quot;;[.CU5]+MAX([.CU107];[.CV107]))">
            <text:p/>
          </table:table-cell>
          <table:table-cell table:formula="of:=IF(ISBLANK([.CV5]);&quot;&quot;;[.CV5]+MAX([.CV107];[.CW107]))">
            <text:p/>
          </table:table-cell>
        </table:table-row>
        <table:table-row table:style-name="ro1">
          <table:table-cell table:formula="of:=IF(ISBLANK([.A6]);&quot;&quot;;[.A6]+MAX([.A108];[.B108]))" office:value-type="float" office:value="6961" calcext:value-type="float">
            <text:p>6961</text:p>
          </table:table-cell>
          <table:table-cell table:style-name="ce7" table:formula="of:=IF(ISBLANK([.B6]);&quot;&quot;;[.B6]+MAX([.B108];[.C108]))" office:value-type="float" office:value="7002" calcext:value-type="float">
            <text:p>7002</text:p>
          </table:table-cell>
          <table:table-cell table:style-name="ce7" table:formula="of:=IF(ISBLANK([.C6]);&quot;&quot;;[.C6]+MAX([.C108];[.D108]))" office:value-type="float" office:value="7036" calcext:value-type="float">
            <text:p>7036</text:p>
          </table:table-cell>
          <table:table-cell table:style-name="ce7" table:formula="of:=IF(ISBLANK([.D6]);&quot;&quot;;[.D6]+MAX([.D108];[.E108]))" office:value-type="float" office:value="7035" calcext:value-type="float">
            <text:p>7035</text:p>
          </table:table-cell>
          <table:table-cell table:style-name="ce7" table:formula="of:=IF(ISBLANK([.E6]);&quot;&quot;;[.E6]+MAX([.E108];[.F108]))" office:value-type="float" office:value="6998" calcext:value-type="float">
            <text:p>6998</text:p>
          </table:table-cell>
          <table:table-cell table:style-name="ce7" table:formula="of:=IF(ISBLANK([.F6]);&quot;&quot;;[.F6]+MAX([.F108];[.G108]))">
            <text:p/>
          </table:table-cell>
          <table:table-cell table:style-name="ce7" table:formula="of:=IF(ISBLANK([.G6]);&quot;&quot;;[.G6]+MAX([.G108];[.H108]))">
            <text:p/>
          </table:table-cell>
          <table:table-cell table:style-name="ce7" table:formula="of:=IF(ISBLANK([.H6]);&quot;&quot;;[.H6]+MAX([.H108];[.I108]))">
            <text:p/>
          </table:table-cell>
          <table:table-cell table:style-name="ce7" table:formula="of:=IF(ISBLANK([.I6]);&quot;&quot;;[.I6]+MAX([.I108];[.J108]))">
            <text:p/>
          </table:table-cell>
          <table:table-cell table:style-name="ce7" table:formula="of:=IF(ISBLANK([.J6]);&quot;&quot;;[.J6]+MAX([.J108];[.K108]))">
            <text:p/>
          </table:table-cell>
          <table:table-cell table:style-name="ce7" table:formula="of:=IF(ISBLANK([.K6]);&quot;&quot;;[.K6]+MAX([.K108];[.L108]))">
            <text:p/>
          </table:table-cell>
          <table:table-cell table:style-name="ce7" table:formula="of:=IF(ISBLANK([.L6]);&quot;&quot;;[.L6]+MAX([.L108];[.M108]))">
            <text:p/>
          </table:table-cell>
          <table:table-cell table:style-name="ce7" table:formula="of:=IF(ISBLANK([.M6]);&quot;&quot;;[.M6]+MAX([.M108];[.N108]))">
            <text:p/>
          </table:table-cell>
          <table:table-cell table:style-name="ce7" table:formula="of:=IF(ISBLANK([.N6]);&quot;&quot;;[.N6]+MAX([.N108];[.O108]))">
            <text:p/>
          </table:table-cell>
          <table:table-cell table:style-name="ce7" table:formula="of:=IF(ISBLANK([.O6]);&quot;&quot;;[.O6]+MAX([.O108];[.P108]))">
            <text:p/>
          </table:table-cell>
          <table:table-cell table:style-name="ce7" table:formula="of:=IF(ISBLANK([.P6]);&quot;&quot;;[.P6]+MAX([.P108];[.Q108]))">
            <text:p/>
          </table:table-cell>
          <table:table-cell table:style-name="ce7" table:formula="of:=IF(ISBLANK([.Q6]);&quot;&quot;;[.Q6]+MAX([.Q108];[.R108]))">
            <text:p/>
          </table:table-cell>
          <table:table-cell table:style-name="ce7" table:formula="of:=IF(ISBLANK([.R6]);&quot;&quot;;[.R6]+MAX([.R108];[.S108]))">
            <text:p/>
          </table:table-cell>
          <table:table-cell table:style-name="ce7" table:formula="of:=IF(ISBLANK([.S6]);&quot;&quot;;[.S6]+MAX([.S108];[.T108]))">
            <text:p/>
          </table:table-cell>
          <table:table-cell table:style-name="ce7" table:formula="of:=IF(ISBLANK([.T6]);&quot;&quot;;[.T6]+MAX([.T108];[.U108]))">
            <text:p/>
          </table:table-cell>
          <table:table-cell table:style-name="ce7" table:formula="of:=IF(ISBLANK([.U6]);&quot;&quot;;[.U6]+MAX([.U108];[.V108]))">
            <text:p/>
          </table:table-cell>
          <table:table-cell table:style-name="ce7" table:formula="of:=IF(ISBLANK([.V6]);&quot;&quot;;[.V6]+MAX([.V108];[.W108]))">
            <text:p/>
          </table:table-cell>
          <table:table-cell table:style-name="ce7" table:formula="of:=IF(ISBLANK([.W6]);&quot;&quot;;[.W6]+MAX([.W108];[.X108]))">
            <text:p/>
          </table:table-cell>
          <table:table-cell table:style-name="ce7" table:formula="of:=IF(ISBLANK([.X6]);&quot;&quot;;[.X6]+MAX([.X108];[.Y108]))">
            <text:p/>
          </table:table-cell>
          <table:table-cell table:style-name="ce7" table:formula="of:=IF(ISBLANK([.Y6]);&quot;&quot;;[.Y6]+MAX([.Y108];[.Z108]))">
            <text:p/>
          </table:table-cell>
          <table:table-cell table:style-name="ce7" table:formula="of:=IF(ISBLANK([.Z6]);&quot;&quot;;[.Z6]+MAX([.Z108];[.AA108]))">
            <text:p/>
          </table:table-cell>
          <table:table-cell table:style-name="ce7" table:formula="of:=IF(ISBLANK([.AA6]);&quot;&quot;;[.AA6]+MAX([.AA108];[.AB108]))">
            <text:p/>
          </table:table-cell>
          <table:table-cell table:style-name="ce7" table:formula="of:=IF(ISBLANK([.AB6]);&quot;&quot;;[.AB6]+MAX([.AB108];[.AC108]))">
            <text:p/>
          </table:table-cell>
          <table:table-cell table:style-name="ce7" table:formula="of:=IF(ISBLANK([.AC6]);&quot;&quot;;[.AC6]+MAX([.AC108];[.AD108]))">
            <text:p/>
          </table:table-cell>
          <table:table-cell table:style-name="ce7" table:formula="of:=IF(ISBLANK([.AD6]);&quot;&quot;;[.AD6]+MAX([.AD108];[.AE108]))">
            <text:p/>
          </table:table-cell>
          <table:table-cell table:style-name="ce7" table:formula="of:=IF(ISBLANK([.AE6]);&quot;&quot;;[.AE6]+MAX([.AE108];[.AF108]))">
            <text:p/>
          </table:table-cell>
          <table:table-cell table:style-name="ce7" table:formula="of:=IF(ISBLANK([.AF6]);&quot;&quot;;[.AF6]+MAX([.AF108];[.AG108]))">
            <text:p/>
          </table:table-cell>
          <table:table-cell table:style-name="ce7" table:formula="of:=IF(ISBLANK([.AG6]);&quot;&quot;;[.AG6]+MAX([.AG108];[.AH108]))">
            <text:p/>
          </table:table-cell>
          <table:table-cell table:style-name="ce7" table:formula="of:=IF(ISBLANK([.AH6]);&quot;&quot;;[.AH6]+MAX([.AH108];[.AI108]))">
            <text:p/>
          </table:table-cell>
          <table:table-cell table:style-name="ce7" table:formula="of:=IF(ISBLANK([.AI6]);&quot;&quot;;[.AI6]+MAX([.AI108];[.AJ108]))">
            <text:p/>
          </table:table-cell>
          <table:table-cell table:style-name="ce7" table:formula="of:=IF(ISBLANK([.AJ6]);&quot;&quot;;[.AJ6]+MAX([.AJ108];[.AK108]))">
            <text:p/>
          </table:table-cell>
          <table:table-cell table:style-name="ce7" table:formula="of:=IF(ISBLANK([.AK6]);&quot;&quot;;[.AK6]+MAX([.AK108];[.AL108]))">
            <text:p/>
          </table:table-cell>
          <table:table-cell table:style-name="ce7" table:formula="of:=IF(ISBLANK([.AL6]);&quot;&quot;;[.AL6]+MAX([.AL108];[.AM108]))">
            <text:p/>
          </table:table-cell>
          <table:table-cell table:style-name="ce7" table:formula="of:=IF(ISBLANK([.AM6]);&quot;&quot;;[.AM6]+MAX([.AM108];[.AN108]))">
            <text:p/>
          </table:table-cell>
          <table:table-cell table:style-name="ce7" table:formula="of:=IF(ISBLANK([.AN6]);&quot;&quot;;[.AN6]+MAX([.AN108];[.AO108]))">
            <text:p/>
          </table:table-cell>
          <table:table-cell table:style-name="ce7" table:formula="of:=IF(ISBLANK([.AO6]);&quot;&quot;;[.AO6]+MAX([.AO108];[.AP108]))">
            <text:p/>
          </table:table-cell>
          <table:table-cell table:style-name="ce7" table:formula="of:=IF(ISBLANK([.AP6]);&quot;&quot;;[.AP6]+MAX([.AP108];[.AQ108]))">
            <text:p/>
          </table:table-cell>
          <table:table-cell table:style-name="ce7" table:formula="of:=IF(ISBLANK([.AQ6]);&quot;&quot;;[.AQ6]+MAX([.AQ108];[.AR108]))">
            <text:p/>
          </table:table-cell>
          <table:table-cell table:style-name="ce7" table:formula="of:=IF(ISBLANK([.AR6]);&quot;&quot;;[.AR6]+MAX([.AR108];[.AS108]))">
            <text:p/>
          </table:table-cell>
          <table:table-cell table:style-name="ce7" table:formula="of:=IF(ISBLANK([.AS6]);&quot;&quot;;[.AS6]+MAX([.AS108];[.AT108]))">
            <text:p/>
          </table:table-cell>
          <table:table-cell table:style-name="ce7" table:formula="of:=IF(ISBLANK([.AT6]);&quot;&quot;;[.AT6]+MAX([.AT108];[.AU108]))">
            <text:p/>
          </table:table-cell>
          <table:table-cell table:style-name="ce7" table:formula="of:=IF(ISBLANK([.AU6]);&quot;&quot;;[.AU6]+MAX([.AU108];[.AV108]))">
            <text:p/>
          </table:table-cell>
          <table:table-cell table:style-name="ce7" table:formula="of:=IF(ISBLANK([.AV6]);&quot;&quot;;[.AV6]+MAX([.AV108];[.AW108]))">
            <text:p/>
          </table:table-cell>
          <table:table-cell table:style-name="ce7" table:formula="of:=IF(ISBLANK([.AW6]);&quot;&quot;;[.AW6]+MAX([.AW108];[.AX108]))">
            <text:p/>
          </table:table-cell>
          <table:table-cell table:style-name="ce7" table:formula="of:=IF(ISBLANK([.AX6]);&quot;&quot;;[.AX6]+MAX([.AX108];[.AY108]))">
            <text:p/>
          </table:table-cell>
          <table:table-cell table:style-name="ce7" table:formula="of:=IF(ISBLANK([.AY6]);&quot;&quot;;[.AY6]+MAX([.AY108];[.AZ108]))">
            <text:p/>
          </table:table-cell>
          <table:table-cell table:style-name="ce7" table:formula="of:=IF(ISBLANK([.AZ6]);&quot;&quot;;[.AZ6]+MAX([.AZ108];[.BA108]))">
            <text:p/>
          </table:table-cell>
          <table:table-cell table:style-name="ce7" table:formula="of:=IF(ISBLANK([.BA6]);&quot;&quot;;[.BA6]+MAX([.BA108];[.BB108]))">
            <text:p/>
          </table:table-cell>
          <table:table-cell table:style-name="ce7" table:formula="of:=IF(ISBLANK([.BB6]);&quot;&quot;;[.BB6]+MAX([.BB108];[.BC108]))">
            <text:p/>
          </table:table-cell>
          <table:table-cell table:style-name="ce7" table:formula="of:=IF(ISBLANK([.BC6]);&quot;&quot;;[.BC6]+MAX([.BC108];[.BD108]))">
            <text:p/>
          </table:table-cell>
          <table:table-cell table:style-name="ce7" table:formula="of:=IF(ISBLANK([.BD6]);&quot;&quot;;[.BD6]+MAX([.BD108];[.BE108]))">
            <text:p/>
          </table:table-cell>
          <table:table-cell table:style-name="ce7" table:formula="of:=IF(ISBLANK([.BE6]);&quot;&quot;;[.BE6]+MAX([.BE108];[.BF108]))">
            <text:p/>
          </table:table-cell>
          <table:table-cell table:style-name="ce7" table:formula="of:=IF(ISBLANK([.BF6]);&quot;&quot;;[.BF6]+MAX([.BF108];[.BG108]))">
            <text:p/>
          </table:table-cell>
          <table:table-cell table:style-name="ce7" table:formula="of:=IF(ISBLANK([.BG6]);&quot;&quot;;[.BG6]+MAX([.BG108];[.BH108]))">
            <text:p/>
          </table:table-cell>
          <table:table-cell table:style-name="ce7" table:formula="of:=IF(ISBLANK([.BH6]);&quot;&quot;;[.BH6]+MAX([.BH108];[.BI108]))">
            <text:p/>
          </table:table-cell>
          <table:table-cell table:style-name="ce7" table:formula="of:=IF(ISBLANK([.BI6]);&quot;&quot;;[.BI6]+MAX([.BI108];[.BJ108]))">
            <text:p/>
          </table:table-cell>
          <table:table-cell table:style-name="ce7" table:formula="of:=IF(ISBLANK([.BJ6]);&quot;&quot;;[.BJ6]+MAX([.BJ108];[.BK108]))">
            <text:p/>
          </table:table-cell>
          <table:table-cell table:style-name="ce7" table:formula="of:=IF(ISBLANK([.BK6]);&quot;&quot;;[.BK6]+MAX([.BK108];[.BL108]))">
            <text:p/>
          </table:table-cell>
          <table:table-cell table:style-name="ce7" table:formula="of:=IF(ISBLANK([.BL6]);&quot;&quot;;[.BL6]+MAX([.BL108];[.BM108]))">
            <text:p/>
          </table:table-cell>
          <table:table-cell table:style-name="ce7" table:formula="of:=IF(ISBLANK([.BM6]);&quot;&quot;;[.BM6]+MAX([.BM108];[.BN108]))">
            <text:p/>
          </table:table-cell>
          <table:table-cell table:style-name="ce7" table:formula="of:=IF(ISBLANK([.BN6]);&quot;&quot;;[.BN6]+MAX([.BN108];[.BO108]))">
            <text:p/>
          </table:table-cell>
          <table:table-cell table:style-name="ce7" table:formula="of:=IF(ISBLANK([.BO6]);&quot;&quot;;[.BO6]+MAX([.BO108];[.BP108]))">
            <text:p/>
          </table:table-cell>
          <table:table-cell table:style-name="ce7" table:formula="of:=IF(ISBLANK([.BP6]);&quot;&quot;;[.BP6]+MAX([.BP108];[.BQ108]))">
            <text:p/>
          </table:table-cell>
          <table:table-cell table:style-name="ce7" table:formula="of:=IF(ISBLANK([.BQ6]);&quot;&quot;;[.BQ6]+MAX([.BQ108];[.BR108]))">
            <text:p/>
          </table:table-cell>
          <table:table-cell table:style-name="ce7" table:formula="of:=IF(ISBLANK([.BR6]);&quot;&quot;;[.BR6]+MAX([.BR108];[.BS108]))">
            <text:p/>
          </table:table-cell>
          <table:table-cell table:style-name="ce7" table:formula="of:=IF(ISBLANK([.BS6]);&quot;&quot;;[.BS6]+MAX([.BS108];[.BT108]))">
            <text:p/>
          </table:table-cell>
          <table:table-cell table:style-name="ce7" table:formula="of:=IF(ISBLANK([.BT6]);&quot;&quot;;[.BT6]+MAX([.BT108];[.BU108]))">
            <text:p/>
          </table:table-cell>
          <table:table-cell table:style-name="ce7" table:formula="of:=IF(ISBLANK([.BU6]);&quot;&quot;;[.BU6]+MAX([.BU108];[.BV108]))">
            <text:p/>
          </table:table-cell>
          <table:table-cell table:style-name="ce7" table:formula="of:=IF(ISBLANK([.BV6]);&quot;&quot;;[.BV6]+MAX([.BV108];[.BW108]))">
            <text:p/>
          </table:table-cell>
          <table:table-cell table:style-name="ce7" table:formula="of:=IF(ISBLANK([.BW6]);&quot;&quot;;[.BW6]+MAX([.BW108];[.BX108]))">
            <text:p/>
          </table:table-cell>
          <table:table-cell table:style-name="ce7" table:formula="of:=IF(ISBLANK([.BX6]);&quot;&quot;;[.BX6]+MAX([.BX108];[.BY108]))">
            <text:p/>
          </table:table-cell>
          <table:table-cell table:style-name="ce7" table:formula="of:=IF(ISBLANK([.BY6]);&quot;&quot;;[.BY6]+MAX([.BY108];[.BZ108]))">
            <text:p/>
          </table:table-cell>
          <table:table-cell table:style-name="ce7" table:formula="of:=IF(ISBLANK([.BZ6]);&quot;&quot;;[.BZ6]+MAX([.BZ108];[.CA108]))">
            <text:p/>
          </table:table-cell>
          <table:table-cell table:style-name="ce7" table:formula="of:=IF(ISBLANK([.CA6]);&quot;&quot;;[.CA6]+MAX([.CA108];[.CB108]))">
            <text:p/>
          </table:table-cell>
          <table:table-cell table:style-name="ce7" table:formula="of:=IF(ISBLANK([.CB6]);&quot;&quot;;[.CB6]+MAX([.CB108];[.CC108]))">
            <text:p/>
          </table:table-cell>
          <table:table-cell table:style-name="ce7" table:formula="of:=IF(ISBLANK([.CC6]);&quot;&quot;;[.CC6]+MAX([.CC108];[.CD108]))">
            <text:p/>
          </table:table-cell>
          <table:table-cell table:style-name="ce7" table:formula="of:=IF(ISBLANK([.CD6]);&quot;&quot;;[.CD6]+MAX([.CD108];[.CE108]))">
            <text:p/>
          </table:table-cell>
          <table:table-cell table:style-name="ce7" table:formula="of:=IF(ISBLANK([.CE6]);&quot;&quot;;[.CE6]+MAX([.CE108];[.CF108]))">
            <text:p/>
          </table:table-cell>
          <table:table-cell table:style-name="ce7" table:formula="of:=IF(ISBLANK([.CF6]);&quot;&quot;;[.CF6]+MAX([.CF108];[.CG108]))">
            <text:p/>
          </table:table-cell>
          <table:table-cell table:style-name="ce7" table:formula="of:=IF(ISBLANK([.CG6]);&quot;&quot;;[.CG6]+MAX([.CG108];[.CH108]))">
            <text:p/>
          </table:table-cell>
          <table:table-cell table:style-name="ce7" table:formula="of:=IF(ISBLANK([.CH6]);&quot;&quot;;[.CH6]+MAX([.CH108];[.CI108]))">
            <text:p/>
          </table:table-cell>
          <table:table-cell table:style-name="ce7" table:formula="of:=IF(ISBLANK([.CI6]);&quot;&quot;;[.CI6]+MAX([.CI108];[.CJ108]))">
            <text:p/>
          </table:table-cell>
          <table:table-cell table:style-name="ce7" table:formula="of:=IF(ISBLANK([.CJ6]);&quot;&quot;;[.CJ6]+MAX([.CJ108];[.CK108]))">
            <text:p/>
          </table:table-cell>
          <table:table-cell table:style-name="ce7" table:formula="of:=IF(ISBLANK([.CK6]);&quot;&quot;;[.CK6]+MAX([.CK108];[.CL108]))">
            <text:p/>
          </table:table-cell>
          <table:table-cell table:style-name="ce7" table:formula="of:=IF(ISBLANK([.CL6]);&quot;&quot;;[.CL6]+MAX([.CL108];[.CM108]))">
            <text:p/>
          </table:table-cell>
          <table:table-cell table:style-name="ce7" table:formula="of:=IF(ISBLANK([.CM6]);&quot;&quot;;[.CM6]+MAX([.CM108];[.CN108]))">
            <text:p/>
          </table:table-cell>
          <table:table-cell table:style-name="ce7" table:formula="of:=IF(ISBLANK([.CN6]);&quot;&quot;;[.CN6]+MAX([.CN108];[.CO108]))">
            <text:p/>
          </table:table-cell>
          <table:table-cell table:style-name="ce7" table:formula="of:=IF(ISBLANK([.CO6]);&quot;&quot;;[.CO6]+MAX([.CO108];[.CP108]))">
            <text:p/>
          </table:table-cell>
          <table:table-cell table:style-name="ce7" table:formula="of:=IF(ISBLANK([.CP6]);&quot;&quot;;[.CP6]+MAX([.CP108];[.CQ108]))">
            <text:p/>
          </table:table-cell>
          <table:table-cell table:style-name="ce7" table:formula="of:=IF(ISBLANK([.CQ6]);&quot;&quot;;[.CQ6]+MAX([.CQ108];[.CR108]))">
            <text:p/>
          </table:table-cell>
          <table:table-cell table:style-name="ce7" table:formula="of:=IF(ISBLANK([.CR6]);&quot;&quot;;[.CR6]+MAX([.CR108];[.CS108]))">
            <text:p/>
          </table:table-cell>
          <table:table-cell table:style-name="ce7" table:formula="of:=IF(ISBLANK([.CS6]);&quot;&quot;;[.CS6]+MAX([.CS108];[.CT108]))">
            <text:p/>
          </table:table-cell>
          <table:table-cell table:style-name="ce7" table:formula="of:=IF(ISBLANK([.CT6]);&quot;&quot;;[.CT6]+MAX([.CT108];[.CU108]))">
            <text:p/>
          </table:table-cell>
          <table:table-cell table:style-name="ce7" table:formula="of:=IF(ISBLANK([.CU6]);&quot;&quot;;[.CU6]+MAX([.CU108];[.CV108]))">
            <text:p/>
          </table:table-cell>
          <table:table-cell table:formula="of:=IF(ISBLANK([.CV6]);&quot;&quot;;[.CV6]+MAX([.CV108];[.CW108]))">
            <text:p/>
          </table:table-cell>
        </table:table-row>
        <table:table-row table:style-name="ro1">
          <table:table-cell table:formula="of:=IF(ISBLANK([.A7]);&quot;&quot;;[.A7]+MAX([.A109];[.B109]))" office:value-type="float" office:value="6812" calcext:value-type="float">
            <text:p>6812</text:p>
          </table:table-cell>
          <table:table-cell table:style-name="ce7" table:formula="of:=IF(ISBLANK([.B7]);&quot;&quot;;[.B7]+MAX([.B109];[.C109]))" office:value-type="float" office:value="6951" calcext:value-type="float">
            <text:p>6951</text:p>
          </table:table-cell>
          <table:table-cell table:style-name="ce7" table:formula="of:=IF(ISBLANK([.C7]);&quot;&quot;;[.C7]+MAX([.C109];[.D109]))" office:value-type="float" office:value="6922" calcext:value-type="float">
            <text:p>6922</text:p>
          </table:table-cell>
          <table:table-cell table:style-name="ce7" table:formula="of:=IF(ISBLANK([.D7]);&quot;&quot;;[.D7]+MAX([.D109];[.E109]))" office:value-type="float" office:value="6949" calcext:value-type="float">
            <text:p>6949</text:p>
          </table:table-cell>
          <table:table-cell table:style-name="ce7" table:formula="of:=IF(ISBLANK([.E7]);&quot;&quot;;[.E7]+MAX([.E109];[.F109]))" office:value-type="float" office:value="6917" calcext:value-type="float">
            <text:p>6917</text:p>
          </table:table-cell>
          <table:table-cell table:style-name="ce7" table:formula="of:=IF(ISBLANK([.F7]);&quot;&quot;;[.F7]+MAX([.F109];[.G109]))" office:value-type="float" office:value="6915" calcext:value-type="float">
            <text:p>6915</text:p>
          </table:table-cell>
          <table:table-cell table:style-name="ce7" table:formula="of:=IF(ISBLANK([.G7]);&quot;&quot;;[.G7]+MAX([.G109];[.H109]))">
            <text:p/>
          </table:table-cell>
          <table:table-cell table:style-name="ce7" table:formula="of:=IF(ISBLANK([.H7]);&quot;&quot;;[.H7]+MAX([.H109];[.I109]))">
            <text:p/>
          </table:table-cell>
          <table:table-cell table:style-name="ce7" table:formula="of:=IF(ISBLANK([.I7]);&quot;&quot;;[.I7]+MAX([.I109];[.J109]))">
            <text:p/>
          </table:table-cell>
          <table:table-cell table:style-name="ce7" table:formula="of:=IF(ISBLANK([.J7]);&quot;&quot;;[.J7]+MAX([.J109];[.K109]))">
            <text:p/>
          </table:table-cell>
          <table:table-cell table:style-name="ce7" table:formula="of:=IF(ISBLANK([.K7]);&quot;&quot;;[.K7]+MAX([.K109];[.L109]))">
            <text:p/>
          </table:table-cell>
          <table:table-cell table:style-name="ce7" table:formula="of:=IF(ISBLANK([.L7]);&quot;&quot;;[.L7]+MAX([.L109];[.M109]))">
            <text:p/>
          </table:table-cell>
          <table:table-cell table:style-name="ce7" table:formula="of:=IF(ISBLANK([.M7]);&quot;&quot;;[.M7]+MAX([.M109];[.N109]))">
            <text:p/>
          </table:table-cell>
          <table:table-cell table:style-name="ce7" table:formula="of:=IF(ISBLANK([.N7]);&quot;&quot;;[.N7]+MAX([.N109];[.O109]))">
            <text:p/>
          </table:table-cell>
          <table:table-cell table:style-name="ce7" table:formula="of:=IF(ISBLANK([.O7]);&quot;&quot;;[.O7]+MAX([.O109];[.P109]))">
            <text:p/>
          </table:table-cell>
          <table:table-cell table:style-name="ce7" table:formula="of:=IF(ISBLANK([.P7]);&quot;&quot;;[.P7]+MAX([.P109];[.Q109]))">
            <text:p/>
          </table:table-cell>
          <table:table-cell table:style-name="ce7" table:formula="of:=IF(ISBLANK([.Q7]);&quot;&quot;;[.Q7]+MAX([.Q109];[.R109]))">
            <text:p/>
          </table:table-cell>
          <table:table-cell table:style-name="ce7" table:formula="of:=IF(ISBLANK([.R7]);&quot;&quot;;[.R7]+MAX([.R109];[.S109]))">
            <text:p/>
          </table:table-cell>
          <table:table-cell table:style-name="ce7" table:formula="of:=IF(ISBLANK([.S7]);&quot;&quot;;[.S7]+MAX([.S109];[.T109]))">
            <text:p/>
          </table:table-cell>
          <table:table-cell table:style-name="ce7" table:formula="of:=IF(ISBLANK([.T7]);&quot;&quot;;[.T7]+MAX([.T109];[.U109]))">
            <text:p/>
          </table:table-cell>
          <table:table-cell table:style-name="ce7" table:formula="of:=IF(ISBLANK([.U7]);&quot;&quot;;[.U7]+MAX([.U109];[.V109]))">
            <text:p/>
          </table:table-cell>
          <table:table-cell table:style-name="ce7" table:formula="of:=IF(ISBLANK([.V7]);&quot;&quot;;[.V7]+MAX([.V109];[.W109]))">
            <text:p/>
          </table:table-cell>
          <table:table-cell table:style-name="ce7" table:formula="of:=IF(ISBLANK([.W7]);&quot;&quot;;[.W7]+MAX([.W109];[.X109]))">
            <text:p/>
          </table:table-cell>
          <table:table-cell table:style-name="ce7" table:formula="of:=IF(ISBLANK([.X7]);&quot;&quot;;[.X7]+MAX([.X109];[.Y109]))">
            <text:p/>
          </table:table-cell>
          <table:table-cell table:style-name="ce7" table:formula="of:=IF(ISBLANK([.Y7]);&quot;&quot;;[.Y7]+MAX([.Y109];[.Z109]))">
            <text:p/>
          </table:table-cell>
          <table:table-cell table:style-name="ce7" table:formula="of:=IF(ISBLANK([.Z7]);&quot;&quot;;[.Z7]+MAX([.Z109];[.AA109]))">
            <text:p/>
          </table:table-cell>
          <table:table-cell table:style-name="ce7" table:formula="of:=IF(ISBLANK([.AA7]);&quot;&quot;;[.AA7]+MAX([.AA109];[.AB109]))">
            <text:p/>
          </table:table-cell>
          <table:table-cell table:style-name="ce7" table:formula="of:=IF(ISBLANK([.AB7]);&quot;&quot;;[.AB7]+MAX([.AB109];[.AC109]))">
            <text:p/>
          </table:table-cell>
          <table:table-cell table:style-name="ce7" table:formula="of:=IF(ISBLANK([.AC7]);&quot;&quot;;[.AC7]+MAX([.AC109];[.AD109]))">
            <text:p/>
          </table:table-cell>
          <table:table-cell table:style-name="ce7" table:formula="of:=IF(ISBLANK([.AD7]);&quot;&quot;;[.AD7]+MAX([.AD109];[.AE109]))">
            <text:p/>
          </table:table-cell>
          <table:table-cell table:style-name="ce7" table:formula="of:=IF(ISBLANK([.AE7]);&quot;&quot;;[.AE7]+MAX([.AE109];[.AF109]))">
            <text:p/>
          </table:table-cell>
          <table:table-cell table:style-name="ce7" table:formula="of:=IF(ISBLANK([.AF7]);&quot;&quot;;[.AF7]+MAX([.AF109];[.AG109]))">
            <text:p/>
          </table:table-cell>
          <table:table-cell table:style-name="ce7" table:formula="of:=IF(ISBLANK([.AG7]);&quot;&quot;;[.AG7]+MAX([.AG109];[.AH109]))">
            <text:p/>
          </table:table-cell>
          <table:table-cell table:style-name="ce7" table:formula="of:=IF(ISBLANK([.AH7]);&quot;&quot;;[.AH7]+MAX([.AH109];[.AI109]))">
            <text:p/>
          </table:table-cell>
          <table:table-cell table:style-name="ce7" table:formula="of:=IF(ISBLANK([.AI7]);&quot;&quot;;[.AI7]+MAX([.AI109];[.AJ109]))">
            <text:p/>
          </table:table-cell>
          <table:table-cell table:style-name="ce7" table:formula="of:=IF(ISBLANK([.AJ7]);&quot;&quot;;[.AJ7]+MAX([.AJ109];[.AK109]))">
            <text:p/>
          </table:table-cell>
          <table:table-cell table:style-name="ce7" table:formula="of:=IF(ISBLANK([.AK7]);&quot;&quot;;[.AK7]+MAX([.AK109];[.AL109]))">
            <text:p/>
          </table:table-cell>
          <table:table-cell table:style-name="ce7" table:formula="of:=IF(ISBLANK([.AL7]);&quot;&quot;;[.AL7]+MAX([.AL109];[.AM109]))">
            <text:p/>
          </table:table-cell>
          <table:table-cell table:style-name="ce7" table:formula="of:=IF(ISBLANK([.AM7]);&quot;&quot;;[.AM7]+MAX([.AM109];[.AN109]))">
            <text:p/>
          </table:table-cell>
          <table:table-cell table:style-name="ce7" table:formula="of:=IF(ISBLANK([.AN7]);&quot;&quot;;[.AN7]+MAX([.AN109];[.AO109]))">
            <text:p/>
          </table:table-cell>
          <table:table-cell table:style-name="ce7" table:formula="of:=IF(ISBLANK([.AO7]);&quot;&quot;;[.AO7]+MAX([.AO109];[.AP109]))">
            <text:p/>
          </table:table-cell>
          <table:table-cell table:style-name="ce7" table:formula="of:=IF(ISBLANK([.AP7]);&quot;&quot;;[.AP7]+MAX([.AP109];[.AQ109]))">
            <text:p/>
          </table:table-cell>
          <table:table-cell table:style-name="ce7" table:formula="of:=IF(ISBLANK([.AQ7]);&quot;&quot;;[.AQ7]+MAX([.AQ109];[.AR109]))">
            <text:p/>
          </table:table-cell>
          <table:table-cell table:style-name="ce7" table:formula="of:=IF(ISBLANK([.AR7]);&quot;&quot;;[.AR7]+MAX([.AR109];[.AS109]))">
            <text:p/>
          </table:table-cell>
          <table:table-cell table:style-name="ce7" table:formula="of:=IF(ISBLANK([.AS7]);&quot;&quot;;[.AS7]+MAX([.AS109];[.AT109]))">
            <text:p/>
          </table:table-cell>
          <table:table-cell table:style-name="ce7" table:formula="of:=IF(ISBLANK([.AT7]);&quot;&quot;;[.AT7]+MAX([.AT109];[.AU109]))">
            <text:p/>
          </table:table-cell>
          <table:table-cell table:style-name="ce7" table:formula="of:=IF(ISBLANK([.AU7]);&quot;&quot;;[.AU7]+MAX([.AU109];[.AV109]))">
            <text:p/>
          </table:table-cell>
          <table:table-cell table:style-name="ce7" table:formula="of:=IF(ISBLANK([.AV7]);&quot;&quot;;[.AV7]+MAX([.AV109];[.AW109]))">
            <text:p/>
          </table:table-cell>
          <table:table-cell table:style-name="ce7" table:formula="of:=IF(ISBLANK([.AW7]);&quot;&quot;;[.AW7]+MAX([.AW109];[.AX109]))">
            <text:p/>
          </table:table-cell>
          <table:table-cell table:style-name="ce7" table:formula="of:=IF(ISBLANK([.AX7]);&quot;&quot;;[.AX7]+MAX([.AX109];[.AY109]))">
            <text:p/>
          </table:table-cell>
          <table:table-cell table:style-name="ce7" table:formula="of:=IF(ISBLANK([.AY7]);&quot;&quot;;[.AY7]+MAX([.AY109];[.AZ109]))">
            <text:p/>
          </table:table-cell>
          <table:table-cell table:style-name="ce7" table:formula="of:=IF(ISBLANK([.AZ7]);&quot;&quot;;[.AZ7]+MAX([.AZ109];[.BA109]))">
            <text:p/>
          </table:table-cell>
          <table:table-cell table:style-name="ce7" table:formula="of:=IF(ISBLANK([.BA7]);&quot;&quot;;[.BA7]+MAX([.BA109];[.BB109]))">
            <text:p/>
          </table:table-cell>
          <table:table-cell table:style-name="ce7" table:formula="of:=IF(ISBLANK([.BB7]);&quot;&quot;;[.BB7]+MAX([.BB109];[.BC109]))">
            <text:p/>
          </table:table-cell>
          <table:table-cell table:style-name="ce7" table:formula="of:=IF(ISBLANK([.BC7]);&quot;&quot;;[.BC7]+MAX([.BC109];[.BD109]))">
            <text:p/>
          </table:table-cell>
          <table:table-cell table:style-name="ce7" table:formula="of:=IF(ISBLANK([.BD7]);&quot;&quot;;[.BD7]+MAX([.BD109];[.BE109]))">
            <text:p/>
          </table:table-cell>
          <table:table-cell table:style-name="ce7" table:formula="of:=IF(ISBLANK([.BE7]);&quot;&quot;;[.BE7]+MAX([.BE109];[.BF109]))">
            <text:p/>
          </table:table-cell>
          <table:table-cell table:style-name="ce7" table:formula="of:=IF(ISBLANK([.BF7]);&quot;&quot;;[.BF7]+MAX([.BF109];[.BG109]))">
            <text:p/>
          </table:table-cell>
          <table:table-cell table:style-name="ce7" table:formula="of:=IF(ISBLANK([.BG7]);&quot;&quot;;[.BG7]+MAX([.BG109];[.BH109]))">
            <text:p/>
          </table:table-cell>
          <table:table-cell table:style-name="ce7" table:formula="of:=IF(ISBLANK([.BH7]);&quot;&quot;;[.BH7]+MAX([.BH109];[.BI109]))">
            <text:p/>
          </table:table-cell>
          <table:table-cell table:style-name="ce7" table:formula="of:=IF(ISBLANK([.BI7]);&quot;&quot;;[.BI7]+MAX([.BI109];[.BJ109]))">
            <text:p/>
          </table:table-cell>
          <table:table-cell table:style-name="ce7" table:formula="of:=IF(ISBLANK([.BJ7]);&quot;&quot;;[.BJ7]+MAX([.BJ109];[.BK109]))">
            <text:p/>
          </table:table-cell>
          <table:table-cell table:style-name="ce7" table:formula="of:=IF(ISBLANK([.BK7]);&quot;&quot;;[.BK7]+MAX([.BK109];[.BL109]))">
            <text:p/>
          </table:table-cell>
          <table:table-cell table:style-name="ce7" table:formula="of:=IF(ISBLANK([.BL7]);&quot;&quot;;[.BL7]+MAX([.BL109];[.BM109]))">
            <text:p/>
          </table:table-cell>
          <table:table-cell table:style-name="ce7" table:formula="of:=IF(ISBLANK([.BM7]);&quot;&quot;;[.BM7]+MAX([.BM109];[.BN109]))">
            <text:p/>
          </table:table-cell>
          <table:table-cell table:style-name="ce7" table:formula="of:=IF(ISBLANK([.BN7]);&quot;&quot;;[.BN7]+MAX([.BN109];[.BO109]))">
            <text:p/>
          </table:table-cell>
          <table:table-cell table:style-name="ce7" table:formula="of:=IF(ISBLANK([.BO7]);&quot;&quot;;[.BO7]+MAX([.BO109];[.BP109]))">
            <text:p/>
          </table:table-cell>
          <table:table-cell table:style-name="ce7" table:formula="of:=IF(ISBLANK([.BP7]);&quot;&quot;;[.BP7]+MAX([.BP109];[.BQ109]))">
            <text:p/>
          </table:table-cell>
          <table:table-cell table:style-name="ce7" table:formula="of:=IF(ISBLANK([.BQ7]);&quot;&quot;;[.BQ7]+MAX([.BQ109];[.BR109]))">
            <text:p/>
          </table:table-cell>
          <table:table-cell table:style-name="ce7" table:formula="of:=IF(ISBLANK([.BR7]);&quot;&quot;;[.BR7]+MAX([.BR109];[.BS109]))">
            <text:p/>
          </table:table-cell>
          <table:table-cell table:style-name="ce7" table:formula="of:=IF(ISBLANK([.BS7]);&quot;&quot;;[.BS7]+MAX([.BS109];[.BT109]))">
            <text:p/>
          </table:table-cell>
          <table:table-cell table:style-name="ce7" table:formula="of:=IF(ISBLANK([.BT7]);&quot;&quot;;[.BT7]+MAX([.BT109];[.BU109]))">
            <text:p/>
          </table:table-cell>
          <table:table-cell table:style-name="ce7" table:formula="of:=IF(ISBLANK([.BU7]);&quot;&quot;;[.BU7]+MAX([.BU109];[.BV109]))">
            <text:p/>
          </table:table-cell>
          <table:table-cell table:style-name="ce7" table:formula="of:=IF(ISBLANK([.BV7]);&quot;&quot;;[.BV7]+MAX([.BV109];[.BW109]))">
            <text:p/>
          </table:table-cell>
          <table:table-cell table:style-name="ce7" table:formula="of:=IF(ISBLANK([.BW7]);&quot;&quot;;[.BW7]+MAX([.BW109];[.BX109]))">
            <text:p/>
          </table:table-cell>
          <table:table-cell table:style-name="ce7" table:formula="of:=IF(ISBLANK([.BX7]);&quot;&quot;;[.BX7]+MAX([.BX109];[.BY109]))">
            <text:p/>
          </table:table-cell>
          <table:table-cell table:style-name="ce7" table:formula="of:=IF(ISBLANK([.BY7]);&quot;&quot;;[.BY7]+MAX([.BY109];[.BZ109]))">
            <text:p/>
          </table:table-cell>
          <table:table-cell table:style-name="ce7" table:formula="of:=IF(ISBLANK([.BZ7]);&quot;&quot;;[.BZ7]+MAX([.BZ109];[.CA109]))">
            <text:p/>
          </table:table-cell>
          <table:table-cell table:style-name="ce7" table:formula="of:=IF(ISBLANK([.CA7]);&quot;&quot;;[.CA7]+MAX([.CA109];[.CB109]))">
            <text:p/>
          </table:table-cell>
          <table:table-cell table:style-name="ce7" table:formula="of:=IF(ISBLANK([.CB7]);&quot;&quot;;[.CB7]+MAX([.CB109];[.CC109]))">
            <text:p/>
          </table:table-cell>
          <table:table-cell table:style-name="ce7" table:formula="of:=IF(ISBLANK([.CC7]);&quot;&quot;;[.CC7]+MAX([.CC109];[.CD109]))">
            <text:p/>
          </table:table-cell>
          <table:table-cell table:style-name="ce7" table:formula="of:=IF(ISBLANK([.CD7]);&quot;&quot;;[.CD7]+MAX([.CD109];[.CE109]))">
            <text:p/>
          </table:table-cell>
          <table:table-cell table:style-name="ce7" table:formula="of:=IF(ISBLANK([.CE7]);&quot;&quot;;[.CE7]+MAX([.CE109];[.CF109]))">
            <text:p/>
          </table:table-cell>
          <table:table-cell table:style-name="ce7" table:formula="of:=IF(ISBLANK([.CF7]);&quot;&quot;;[.CF7]+MAX([.CF109];[.CG109]))">
            <text:p/>
          </table:table-cell>
          <table:table-cell table:style-name="ce7" table:formula="of:=IF(ISBLANK([.CG7]);&quot;&quot;;[.CG7]+MAX([.CG109];[.CH109]))">
            <text:p/>
          </table:table-cell>
          <table:table-cell table:style-name="ce7" table:formula="of:=IF(ISBLANK([.CH7]);&quot;&quot;;[.CH7]+MAX([.CH109];[.CI109]))">
            <text:p/>
          </table:table-cell>
          <table:table-cell table:style-name="ce7" table:formula="of:=IF(ISBLANK([.CI7]);&quot;&quot;;[.CI7]+MAX([.CI109];[.CJ109]))">
            <text:p/>
          </table:table-cell>
          <table:table-cell table:style-name="ce7" table:formula="of:=IF(ISBLANK([.CJ7]);&quot;&quot;;[.CJ7]+MAX([.CJ109];[.CK109]))">
            <text:p/>
          </table:table-cell>
          <table:table-cell table:style-name="ce7" table:formula="of:=IF(ISBLANK([.CK7]);&quot;&quot;;[.CK7]+MAX([.CK109];[.CL109]))">
            <text:p/>
          </table:table-cell>
          <table:table-cell table:style-name="ce7" table:formula="of:=IF(ISBLANK([.CL7]);&quot;&quot;;[.CL7]+MAX([.CL109];[.CM109]))">
            <text:p/>
          </table:table-cell>
          <table:table-cell table:style-name="ce7" table:formula="of:=IF(ISBLANK([.CM7]);&quot;&quot;;[.CM7]+MAX([.CM109];[.CN109]))">
            <text:p/>
          </table:table-cell>
          <table:table-cell table:style-name="ce7" table:formula="of:=IF(ISBLANK([.CN7]);&quot;&quot;;[.CN7]+MAX([.CN109];[.CO109]))">
            <text:p/>
          </table:table-cell>
          <table:table-cell table:style-name="ce7" table:formula="of:=IF(ISBLANK([.CO7]);&quot;&quot;;[.CO7]+MAX([.CO109];[.CP109]))">
            <text:p/>
          </table:table-cell>
          <table:table-cell table:style-name="ce7" table:formula="of:=IF(ISBLANK([.CP7]);&quot;&quot;;[.CP7]+MAX([.CP109];[.CQ109]))">
            <text:p/>
          </table:table-cell>
          <table:table-cell table:style-name="ce7" table:formula="of:=IF(ISBLANK([.CQ7]);&quot;&quot;;[.CQ7]+MAX([.CQ109];[.CR109]))">
            <text:p/>
          </table:table-cell>
          <table:table-cell table:style-name="ce7" table:formula="of:=IF(ISBLANK([.CR7]);&quot;&quot;;[.CR7]+MAX([.CR109];[.CS109]))">
            <text:p/>
          </table:table-cell>
          <table:table-cell table:style-name="ce7" table:formula="of:=IF(ISBLANK([.CS7]);&quot;&quot;;[.CS7]+MAX([.CS109];[.CT109]))">
            <text:p/>
          </table:table-cell>
          <table:table-cell table:style-name="ce7" table:formula="of:=IF(ISBLANK([.CT7]);&quot;&quot;;[.CT7]+MAX([.CT109];[.CU109]))">
            <text:p/>
          </table:table-cell>
          <table:table-cell table:style-name="ce7" table:formula="of:=IF(ISBLANK([.CU7]);&quot;&quot;;[.CU7]+MAX([.CU109];[.CV109]))">
            <text:p/>
          </table:table-cell>
          <table:table-cell table:formula="of:=IF(ISBLANK([.CV7]);&quot;&quot;;[.CV7]+MAX([.CV109];[.CW109]))">
            <text:p/>
          </table:table-cell>
        </table:table-row>
        <table:table-row table:style-name="ro1">
          <table:table-cell table:formula="of:=IF(ISBLANK([.A8]);&quot;&quot;;[.A8]+MAX([.A110];[.B110]))" office:value-type="float" office:value="6740" calcext:value-type="float">
            <text:p>6740</text:p>
          </table:table-cell>
          <table:table-cell table:style-name="ce7" table:formula="of:=IF(ISBLANK([.B8]);&quot;&quot;;[.B8]+MAX([.B110];[.C110]))" office:value-type="float" office:value="6751" calcext:value-type="float">
            <text:p>6751</text:p>
          </table:table-cell>
          <table:table-cell table:style-name="ce7" table:formula="of:=IF(ISBLANK([.C8]);&quot;&quot;;[.C8]+MAX([.C110];[.D110]))" office:value-type="float" office:value="6856" calcext:value-type="float">
            <text:p>6856</text:p>
          </table:table-cell>
          <table:table-cell table:style-name="ce7" table:formula="of:=IF(ISBLANK([.D8]);&quot;&quot;;[.D8]+MAX([.D110];[.E110]))" office:value-type="float" office:value="6838" calcext:value-type="float">
            <text:p>6838</text:p>
          </table:table-cell>
          <table:table-cell table:style-name="ce7" table:formula="of:=IF(ISBLANK([.E8]);&quot;&quot;;[.E8]+MAX([.E110];[.F110]))" office:value-type="float" office:value="6892" calcext:value-type="float">
            <text:p>6892</text:p>
          </table:table-cell>
          <table:table-cell table:style-name="ce7" table:formula="of:=IF(ISBLANK([.F8]);&quot;&quot;;[.F8]+MAX([.F110];[.G110]))" office:value-type="float" office:value="6841" calcext:value-type="float">
            <text:p>6841</text:p>
          </table:table-cell>
          <table:table-cell table:style-name="ce7" table:formula="of:=IF(ISBLANK([.G8]);&quot;&quot;;[.G8]+MAX([.G110];[.H110]))" office:value-type="float" office:value="6847" calcext:value-type="float">
            <text:p>6847</text:p>
          </table:table-cell>
          <table:table-cell table:style-name="ce7" table:formula="of:=IF(ISBLANK([.H8]);&quot;&quot;;[.H8]+MAX([.H110];[.I110]))">
            <text:p/>
          </table:table-cell>
          <table:table-cell table:style-name="ce7" table:formula="of:=IF(ISBLANK([.I8]);&quot;&quot;;[.I8]+MAX([.I110];[.J110]))">
            <text:p/>
          </table:table-cell>
          <table:table-cell table:style-name="ce7" table:formula="of:=IF(ISBLANK([.J8]);&quot;&quot;;[.J8]+MAX([.J110];[.K110]))">
            <text:p/>
          </table:table-cell>
          <table:table-cell table:style-name="ce7" table:formula="of:=IF(ISBLANK([.K8]);&quot;&quot;;[.K8]+MAX([.K110];[.L110]))">
            <text:p/>
          </table:table-cell>
          <table:table-cell table:style-name="ce7" table:formula="of:=IF(ISBLANK([.L8]);&quot;&quot;;[.L8]+MAX([.L110];[.M110]))">
            <text:p/>
          </table:table-cell>
          <table:table-cell table:style-name="ce7" table:formula="of:=IF(ISBLANK([.M8]);&quot;&quot;;[.M8]+MAX([.M110];[.N110]))">
            <text:p/>
          </table:table-cell>
          <table:table-cell table:style-name="ce7" table:formula="of:=IF(ISBLANK([.N8]);&quot;&quot;;[.N8]+MAX([.N110];[.O110]))">
            <text:p/>
          </table:table-cell>
          <table:table-cell table:style-name="ce7" table:formula="of:=IF(ISBLANK([.O8]);&quot;&quot;;[.O8]+MAX([.O110];[.P110]))">
            <text:p/>
          </table:table-cell>
          <table:table-cell table:style-name="ce7" table:formula="of:=IF(ISBLANK([.P8]);&quot;&quot;;[.P8]+MAX([.P110];[.Q110]))">
            <text:p/>
          </table:table-cell>
          <table:table-cell table:style-name="ce7" table:formula="of:=IF(ISBLANK([.Q8]);&quot;&quot;;[.Q8]+MAX([.Q110];[.R110]))">
            <text:p/>
          </table:table-cell>
          <table:table-cell table:style-name="ce7" table:formula="of:=IF(ISBLANK([.R8]);&quot;&quot;;[.R8]+MAX([.R110];[.S110]))">
            <text:p/>
          </table:table-cell>
          <table:table-cell table:style-name="ce7" table:formula="of:=IF(ISBLANK([.S8]);&quot;&quot;;[.S8]+MAX([.S110];[.T110]))">
            <text:p/>
          </table:table-cell>
          <table:table-cell table:style-name="ce7" table:formula="of:=IF(ISBLANK([.T8]);&quot;&quot;;[.T8]+MAX([.T110];[.U110]))">
            <text:p/>
          </table:table-cell>
          <table:table-cell table:style-name="ce7" table:formula="of:=IF(ISBLANK([.U8]);&quot;&quot;;[.U8]+MAX([.U110];[.V110]))">
            <text:p/>
          </table:table-cell>
          <table:table-cell table:style-name="ce7" table:formula="of:=IF(ISBLANK([.V8]);&quot;&quot;;[.V8]+MAX([.V110];[.W110]))">
            <text:p/>
          </table:table-cell>
          <table:table-cell table:style-name="ce7" table:formula="of:=IF(ISBLANK([.W8]);&quot;&quot;;[.W8]+MAX([.W110];[.X110]))">
            <text:p/>
          </table:table-cell>
          <table:table-cell table:style-name="ce7" table:formula="of:=IF(ISBLANK([.X8]);&quot;&quot;;[.X8]+MAX([.X110];[.Y110]))">
            <text:p/>
          </table:table-cell>
          <table:table-cell table:style-name="ce7" table:formula="of:=IF(ISBLANK([.Y8]);&quot;&quot;;[.Y8]+MAX([.Y110];[.Z110]))">
            <text:p/>
          </table:table-cell>
          <table:table-cell table:style-name="ce7" table:formula="of:=IF(ISBLANK([.Z8]);&quot;&quot;;[.Z8]+MAX([.Z110];[.AA110]))">
            <text:p/>
          </table:table-cell>
          <table:table-cell table:style-name="ce7" table:formula="of:=IF(ISBLANK([.AA8]);&quot;&quot;;[.AA8]+MAX([.AA110];[.AB110]))">
            <text:p/>
          </table:table-cell>
          <table:table-cell table:style-name="ce7" table:formula="of:=IF(ISBLANK([.AB8]);&quot;&quot;;[.AB8]+MAX([.AB110];[.AC110]))">
            <text:p/>
          </table:table-cell>
          <table:table-cell table:style-name="ce7" table:formula="of:=IF(ISBLANK([.AC8]);&quot;&quot;;[.AC8]+MAX([.AC110];[.AD110]))">
            <text:p/>
          </table:table-cell>
          <table:table-cell table:style-name="ce7" table:formula="of:=IF(ISBLANK([.AD8]);&quot;&quot;;[.AD8]+MAX([.AD110];[.AE110]))">
            <text:p/>
          </table:table-cell>
          <table:table-cell table:style-name="ce7" table:formula="of:=IF(ISBLANK([.AE8]);&quot;&quot;;[.AE8]+MAX([.AE110];[.AF110]))">
            <text:p/>
          </table:table-cell>
          <table:table-cell table:style-name="ce7" table:formula="of:=IF(ISBLANK([.AF8]);&quot;&quot;;[.AF8]+MAX([.AF110];[.AG110]))">
            <text:p/>
          </table:table-cell>
          <table:table-cell table:style-name="ce7" table:formula="of:=IF(ISBLANK([.AG8]);&quot;&quot;;[.AG8]+MAX([.AG110];[.AH110]))">
            <text:p/>
          </table:table-cell>
          <table:table-cell table:style-name="ce7" table:formula="of:=IF(ISBLANK([.AH8]);&quot;&quot;;[.AH8]+MAX([.AH110];[.AI110]))">
            <text:p/>
          </table:table-cell>
          <table:table-cell table:style-name="ce7" table:formula="of:=IF(ISBLANK([.AI8]);&quot;&quot;;[.AI8]+MAX([.AI110];[.AJ110]))">
            <text:p/>
          </table:table-cell>
          <table:table-cell table:style-name="ce7" table:formula="of:=IF(ISBLANK([.AJ8]);&quot;&quot;;[.AJ8]+MAX([.AJ110];[.AK110]))">
            <text:p/>
          </table:table-cell>
          <table:table-cell table:style-name="ce7" table:formula="of:=IF(ISBLANK([.AK8]);&quot;&quot;;[.AK8]+MAX([.AK110];[.AL110]))">
            <text:p/>
          </table:table-cell>
          <table:table-cell table:style-name="ce7" table:formula="of:=IF(ISBLANK([.AL8]);&quot;&quot;;[.AL8]+MAX([.AL110];[.AM110]))">
            <text:p/>
          </table:table-cell>
          <table:table-cell table:style-name="ce7" table:formula="of:=IF(ISBLANK([.AM8]);&quot;&quot;;[.AM8]+MAX([.AM110];[.AN110]))">
            <text:p/>
          </table:table-cell>
          <table:table-cell table:style-name="ce7" table:formula="of:=IF(ISBLANK([.AN8]);&quot;&quot;;[.AN8]+MAX([.AN110];[.AO110]))">
            <text:p/>
          </table:table-cell>
          <table:table-cell table:style-name="ce7" table:formula="of:=IF(ISBLANK([.AO8]);&quot;&quot;;[.AO8]+MAX([.AO110];[.AP110]))">
            <text:p/>
          </table:table-cell>
          <table:table-cell table:style-name="ce7" table:formula="of:=IF(ISBLANK([.AP8]);&quot;&quot;;[.AP8]+MAX([.AP110];[.AQ110]))">
            <text:p/>
          </table:table-cell>
          <table:table-cell table:style-name="ce7" table:formula="of:=IF(ISBLANK([.AQ8]);&quot;&quot;;[.AQ8]+MAX([.AQ110];[.AR110]))">
            <text:p/>
          </table:table-cell>
          <table:table-cell table:style-name="ce7" table:formula="of:=IF(ISBLANK([.AR8]);&quot;&quot;;[.AR8]+MAX([.AR110];[.AS110]))">
            <text:p/>
          </table:table-cell>
          <table:table-cell table:style-name="ce7" table:formula="of:=IF(ISBLANK([.AS8]);&quot;&quot;;[.AS8]+MAX([.AS110];[.AT110]))">
            <text:p/>
          </table:table-cell>
          <table:table-cell table:style-name="ce7" table:formula="of:=IF(ISBLANK([.AT8]);&quot;&quot;;[.AT8]+MAX([.AT110];[.AU110]))">
            <text:p/>
          </table:table-cell>
          <table:table-cell table:style-name="ce7" table:formula="of:=IF(ISBLANK([.AU8]);&quot;&quot;;[.AU8]+MAX([.AU110];[.AV110]))">
            <text:p/>
          </table:table-cell>
          <table:table-cell table:style-name="ce7" table:formula="of:=IF(ISBLANK([.AV8]);&quot;&quot;;[.AV8]+MAX([.AV110];[.AW110]))">
            <text:p/>
          </table:table-cell>
          <table:table-cell table:style-name="ce7" table:formula="of:=IF(ISBLANK([.AW8]);&quot;&quot;;[.AW8]+MAX([.AW110];[.AX110]))">
            <text:p/>
          </table:table-cell>
          <table:table-cell table:style-name="ce7" table:formula="of:=IF(ISBLANK([.AX8]);&quot;&quot;;[.AX8]+MAX([.AX110];[.AY110]))">
            <text:p/>
          </table:table-cell>
          <table:table-cell table:style-name="ce7" table:formula="of:=IF(ISBLANK([.AY8]);&quot;&quot;;[.AY8]+MAX([.AY110];[.AZ110]))">
            <text:p/>
          </table:table-cell>
          <table:table-cell table:style-name="ce7" table:formula="of:=IF(ISBLANK([.AZ8]);&quot;&quot;;[.AZ8]+MAX([.AZ110];[.BA110]))">
            <text:p/>
          </table:table-cell>
          <table:table-cell table:style-name="ce7" table:formula="of:=IF(ISBLANK([.BA8]);&quot;&quot;;[.BA8]+MAX([.BA110];[.BB110]))">
            <text:p/>
          </table:table-cell>
          <table:table-cell table:style-name="ce7" table:formula="of:=IF(ISBLANK([.BB8]);&quot;&quot;;[.BB8]+MAX([.BB110];[.BC110]))">
            <text:p/>
          </table:table-cell>
          <table:table-cell table:style-name="ce7" table:formula="of:=IF(ISBLANK([.BC8]);&quot;&quot;;[.BC8]+MAX([.BC110];[.BD110]))">
            <text:p/>
          </table:table-cell>
          <table:table-cell table:style-name="ce7" table:formula="of:=IF(ISBLANK([.BD8]);&quot;&quot;;[.BD8]+MAX([.BD110];[.BE110]))">
            <text:p/>
          </table:table-cell>
          <table:table-cell table:style-name="ce7" table:formula="of:=IF(ISBLANK([.BE8]);&quot;&quot;;[.BE8]+MAX([.BE110];[.BF110]))">
            <text:p/>
          </table:table-cell>
          <table:table-cell table:style-name="ce7" table:formula="of:=IF(ISBLANK([.BF8]);&quot;&quot;;[.BF8]+MAX([.BF110];[.BG110]))">
            <text:p/>
          </table:table-cell>
          <table:table-cell table:style-name="ce7" table:formula="of:=IF(ISBLANK([.BG8]);&quot;&quot;;[.BG8]+MAX([.BG110];[.BH110]))">
            <text:p/>
          </table:table-cell>
          <table:table-cell table:style-name="ce7" table:formula="of:=IF(ISBLANK([.BH8]);&quot;&quot;;[.BH8]+MAX([.BH110];[.BI110]))">
            <text:p/>
          </table:table-cell>
          <table:table-cell table:style-name="ce7" table:formula="of:=IF(ISBLANK([.BI8]);&quot;&quot;;[.BI8]+MAX([.BI110];[.BJ110]))">
            <text:p/>
          </table:table-cell>
          <table:table-cell table:style-name="ce7" table:formula="of:=IF(ISBLANK([.BJ8]);&quot;&quot;;[.BJ8]+MAX([.BJ110];[.BK110]))">
            <text:p/>
          </table:table-cell>
          <table:table-cell table:style-name="ce7" table:formula="of:=IF(ISBLANK([.BK8]);&quot;&quot;;[.BK8]+MAX([.BK110];[.BL110]))">
            <text:p/>
          </table:table-cell>
          <table:table-cell table:style-name="ce7" table:formula="of:=IF(ISBLANK([.BL8]);&quot;&quot;;[.BL8]+MAX([.BL110];[.BM110]))">
            <text:p/>
          </table:table-cell>
          <table:table-cell table:style-name="ce7" table:formula="of:=IF(ISBLANK([.BM8]);&quot;&quot;;[.BM8]+MAX([.BM110];[.BN110]))">
            <text:p/>
          </table:table-cell>
          <table:table-cell table:style-name="ce7" table:formula="of:=IF(ISBLANK([.BN8]);&quot;&quot;;[.BN8]+MAX([.BN110];[.BO110]))">
            <text:p/>
          </table:table-cell>
          <table:table-cell table:style-name="ce7" table:formula="of:=IF(ISBLANK([.BO8]);&quot;&quot;;[.BO8]+MAX([.BO110];[.BP110]))">
            <text:p/>
          </table:table-cell>
          <table:table-cell table:style-name="ce7" table:formula="of:=IF(ISBLANK([.BP8]);&quot;&quot;;[.BP8]+MAX([.BP110];[.BQ110]))">
            <text:p/>
          </table:table-cell>
          <table:table-cell table:style-name="ce7" table:formula="of:=IF(ISBLANK([.BQ8]);&quot;&quot;;[.BQ8]+MAX([.BQ110];[.BR110]))">
            <text:p/>
          </table:table-cell>
          <table:table-cell table:style-name="ce7" table:formula="of:=IF(ISBLANK([.BR8]);&quot;&quot;;[.BR8]+MAX([.BR110];[.BS110]))">
            <text:p/>
          </table:table-cell>
          <table:table-cell table:style-name="ce7" table:formula="of:=IF(ISBLANK([.BS8]);&quot;&quot;;[.BS8]+MAX([.BS110];[.BT110]))">
            <text:p/>
          </table:table-cell>
          <table:table-cell table:style-name="ce7" table:formula="of:=IF(ISBLANK([.BT8]);&quot;&quot;;[.BT8]+MAX([.BT110];[.BU110]))">
            <text:p/>
          </table:table-cell>
          <table:table-cell table:style-name="ce7" table:formula="of:=IF(ISBLANK([.BU8]);&quot;&quot;;[.BU8]+MAX([.BU110];[.BV110]))">
            <text:p/>
          </table:table-cell>
          <table:table-cell table:style-name="ce7" table:formula="of:=IF(ISBLANK([.BV8]);&quot;&quot;;[.BV8]+MAX([.BV110];[.BW110]))">
            <text:p/>
          </table:table-cell>
          <table:table-cell table:style-name="ce7" table:formula="of:=IF(ISBLANK([.BW8]);&quot;&quot;;[.BW8]+MAX([.BW110];[.BX110]))">
            <text:p/>
          </table:table-cell>
          <table:table-cell table:style-name="ce7" table:formula="of:=IF(ISBLANK([.BX8]);&quot;&quot;;[.BX8]+MAX([.BX110];[.BY110]))">
            <text:p/>
          </table:table-cell>
          <table:table-cell table:style-name="ce7" table:formula="of:=IF(ISBLANK([.BY8]);&quot;&quot;;[.BY8]+MAX([.BY110];[.BZ110]))">
            <text:p/>
          </table:table-cell>
          <table:table-cell table:style-name="ce7" table:formula="of:=IF(ISBLANK([.BZ8]);&quot;&quot;;[.BZ8]+MAX([.BZ110];[.CA110]))">
            <text:p/>
          </table:table-cell>
          <table:table-cell table:style-name="ce7" table:formula="of:=IF(ISBLANK([.CA8]);&quot;&quot;;[.CA8]+MAX([.CA110];[.CB110]))">
            <text:p/>
          </table:table-cell>
          <table:table-cell table:style-name="ce7" table:formula="of:=IF(ISBLANK([.CB8]);&quot;&quot;;[.CB8]+MAX([.CB110];[.CC110]))">
            <text:p/>
          </table:table-cell>
          <table:table-cell table:style-name="ce7" table:formula="of:=IF(ISBLANK([.CC8]);&quot;&quot;;[.CC8]+MAX([.CC110];[.CD110]))">
            <text:p/>
          </table:table-cell>
          <table:table-cell table:style-name="ce7" table:formula="of:=IF(ISBLANK([.CD8]);&quot;&quot;;[.CD8]+MAX([.CD110];[.CE110]))">
            <text:p/>
          </table:table-cell>
          <table:table-cell table:style-name="ce7" table:formula="of:=IF(ISBLANK([.CE8]);&quot;&quot;;[.CE8]+MAX([.CE110];[.CF110]))">
            <text:p/>
          </table:table-cell>
          <table:table-cell table:style-name="ce7" table:formula="of:=IF(ISBLANK([.CF8]);&quot;&quot;;[.CF8]+MAX([.CF110];[.CG110]))">
            <text:p/>
          </table:table-cell>
          <table:table-cell table:style-name="ce7" table:formula="of:=IF(ISBLANK([.CG8]);&quot;&quot;;[.CG8]+MAX([.CG110];[.CH110]))">
            <text:p/>
          </table:table-cell>
          <table:table-cell table:style-name="ce7" table:formula="of:=IF(ISBLANK([.CH8]);&quot;&quot;;[.CH8]+MAX([.CH110];[.CI110]))">
            <text:p/>
          </table:table-cell>
          <table:table-cell table:style-name="ce7" table:formula="of:=IF(ISBLANK([.CI8]);&quot;&quot;;[.CI8]+MAX([.CI110];[.CJ110]))">
            <text:p/>
          </table:table-cell>
          <table:table-cell table:style-name="ce7" table:formula="of:=IF(ISBLANK([.CJ8]);&quot;&quot;;[.CJ8]+MAX([.CJ110];[.CK110]))">
            <text:p/>
          </table:table-cell>
          <table:table-cell table:style-name="ce7" table:formula="of:=IF(ISBLANK([.CK8]);&quot;&quot;;[.CK8]+MAX([.CK110];[.CL110]))">
            <text:p/>
          </table:table-cell>
          <table:table-cell table:style-name="ce7" table:formula="of:=IF(ISBLANK([.CL8]);&quot;&quot;;[.CL8]+MAX([.CL110];[.CM110]))">
            <text:p/>
          </table:table-cell>
          <table:table-cell table:style-name="ce7" table:formula="of:=IF(ISBLANK([.CM8]);&quot;&quot;;[.CM8]+MAX([.CM110];[.CN110]))">
            <text:p/>
          </table:table-cell>
          <table:table-cell table:style-name="ce7" table:formula="of:=IF(ISBLANK([.CN8]);&quot;&quot;;[.CN8]+MAX([.CN110];[.CO110]))">
            <text:p/>
          </table:table-cell>
          <table:table-cell table:style-name="ce7" table:formula="of:=IF(ISBLANK([.CO8]);&quot;&quot;;[.CO8]+MAX([.CO110];[.CP110]))">
            <text:p/>
          </table:table-cell>
          <table:table-cell table:style-name="ce7" table:formula="of:=IF(ISBLANK([.CP8]);&quot;&quot;;[.CP8]+MAX([.CP110];[.CQ110]))">
            <text:p/>
          </table:table-cell>
          <table:table-cell table:style-name="ce7" table:formula="of:=IF(ISBLANK([.CQ8]);&quot;&quot;;[.CQ8]+MAX([.CQ110];[.CR110]))">
            <text:p/>
          </table:table-cell>
          <table:table-cell table:style-name="ce7" table:formula="of:=IF(ISBLANK([.CR8]);&quot;&quot;;[.CR8]+MAX([.CR110];[.CS110]))">
            <text:p/>
          </table:table-cell>
          <table:table-cell table:style-name="ce7" table:formula="of:=IF(ISBLANK([.CS8]);&quot;&quot;;[.CS8]+MAX([.CS110];[.CT110]))">
            <text:p/>
          </table:table-cell>
          <table:table-cell table:style-name="ce7" table:formula="of:=IF(ISBLANK([.CT8]);&quot;&quot;;[.CT8]+MAX([.CT110];[.CU110]))">
            <text:p/>
          </table:table-cell>
          <table:table-cell table:style-name="ce7" table:formula="of:=IF(ISBLANK([.CU8]);&quot;&quot;;[.CU8]+MAX([.CU110];[.CV110]))">
            <text:p/>
          </table:table-cell>
          <table:table-cell table:formula="of:=IF(ISBLANK([.CV8]);&quot;&quot;;[.CV8]+MAX([.CV110];[.CW110]))">
            <text:p/>
          </table:table-cell>
        </table:table-row>
        <table:table-row table:style-name="ro1">
          <table:table-cell table:formula="of:=IF(ISBLANK([.A9]);&quot;&quot;;[.A9]+MAX([.A111];[.B111]))" office:value-type="float" office:value="6650" calcext:value-type="float">
            <text:p>6650</text:p>
          </table:table-cell>
          <table:table-cell table:style-name="ce7" table:formula="of:=IF(ISBLANK([.B9]);&quot;&quot;;[.B9]+MAX([.B111];[.C111]))" office:value-type="float" office:value="6647" calcext:value-type="float">
            <text:p>6647</text:p>
          </table:table-cell>
          <table:table-cell table:style-name="ce7" table:formula="of:=IF(ISBLANK([.C9]);&quot;&quot;;[.C9]+MAX([.C111];[.D111]))" office:value-type="float" office:value="6670" calcext:value-type="float">
            <text:p>6670</text:p>
          </table:table-cell>
          <table:table-cell table:style-name="ce7" table:formula="of:=IF(ISBLANK([.D9]);&quot;&quot;;[.D9]+MAX([.D111];[.E111]))" office:value-type="float" office:value="6776" calcext:value-type="float">
            <text:p>6776</text:p>
          </table:table-cell>
          <table:table-cell table:style-name="ce7" table:formula="of:=IF(ISBLANK([.E9]);&quot;&quot;;[.E9]+MAX([.E111];[.F111]))" office:value-type="float" office:value="6800" calcext:value-type="float">
            <text:p>6800</text:p>
          </table:table-cell>
          <table:table-cell table:style-name="ce7" table:formula="of:=IF(ISBLANK([.F9]);&quot;&quot;;[.F9]+MAX([.F111];[.G111]))" office:value-type="float" office:value="6737" calcext:value-type="float">
            <text:p>6737</text:p>
          </table:table-cell>
          <table:table-cell table:style-name="ce7" table:formula="of:=IF(ISBLANK([.G9]);&quot;&quot;;[.G9]+MAX([.G111];[.H111]))" office:value-type="float" office:value="6774" calcext:value-type="float">
            <text:p>6774</text:p>
          </table:table-cell>
          <table:table-cell table:style-name="ce7" table:formula="of:=IF(ISBLANK([.H9]);&quot;&quot;;[.H9]+MAX([.H111];[.I111]))" office:value-type="float" office:value="6743" calcext:value-type="float">
            <text:p>6743</text:p>
          </table:table-cell>
          <table:table-cell table:style-name="ce7" table:formula="of:=IF(ISBLANK([.I9]);&quot;&quot;;[.I9]+MAX([.I111];[.J111]))">
            <text:p/>
          </table:table-cell>
          <table:table-cell table:style-name="ce7" table:formula="of:=IF(ISBLANK([.J9]);&quot;&quot;;[.J9]+MAX([.J111];[.K111]))">
            <text:p/>
          </table:table-cell>
          <table:table-cell table:style-name="ce7" table:formula="of:=IF(ISBLANK([.K9]);&quot;&quot;;[.K9]+MAX([.K111];[.L111]))">
            <text:p/>
          </table:table-cell>
          <table:table-cell table:style-name="ce7" table:formula="of:=IF(ISBLANK([.L9]);&quot;&quot;;[.L9]+MAX([.L111];[.M111]))">
            <text:p/>
          </table:table-cell>
          <table:table-cell table:style-name="ce7" table:formula="of:=IF(ISBLANK([.M9]);&quot;&quot;;[.M9]+MAX([.M111];[.N111]))">
            <text:p/>
          </table:table-cell>
          <table:table-cell table:style-name="ce7" table:formula="of:=IF(ISBLANK([.N9]);&quot;&quot;;[.N9]+MAX([.N111];[.O111]))">
            <text:p/>
          </table:table-cell>
          <table:table-cell table:style-name="ce7" table:formula="of:=IF(ISBLANK([.O9]);&quot;&quot;;[.O9]+MAX([.O111];[.P111]))">
            <text:p/>
          </table:table-cell>
          <table:table-cell table:style-name="ce7" table:formula="of:=IF(ISBLANK([.P9]);&quot;&quot;;[.P9]+MAX([.P111];[.Q111]))">
            <text:p/>
          </table:table-cell>
          <table:table-cell table:style-name="ce7" table:formula="of:=IF(ISBLANK([.Q9]);&quot;&quot;;[.Q9]+MAX([.Q111];[.R111]))">
            <text:p/>
          </table:table-cell>
          <table:table-cell table:style-name="ce7" table:formula="of:=IF(ISBLANK([.R9]);&quot;&quot;;[.R9]+MAX([.R111];[.S111]))">
            <text:p/>
          </table:table-cell>
          <table:table-cell table:style-name="ce7" table:formula="of:=IF(ISBLANK([.S9]);&quot;&quot;;[.S9]+MAX([.S111];[.T111]))">
            <text:p/>
          </table:table-cell>
          <table:table-cell table:style-name="ce7" table:formula="of:=IF(ISBLANK([.T9]);&quot;&quot;;[.T9]+MAX([.T111];[.U111]))">
            <text:p/>
          </table:table-cell>
          <table:table-cell table:style-name="ce7" table:formula="of:=IF(ISBLANK([.U9]);&quot;&quot;;[.U9]+MAX([.U111];[.V111]))">
            <text:p/>
          </table:table-cell>
          <table:table-cell table:style-name="ce7" table:formula="of:=IF(ISBLANK([.V9]);&quot;&quot;;[.V9]+MAX([.V111];[.W111]))">
            <text:p/>
          </table:table-cell>
          <table:table-cell table:style-name="ce7" table:formula="of:=IF(ISBLANK([.W9]);&quot;&quot;;[.W9]+MAX([.W111];[.X111]))">
            <text:p/>
          </table:table-cell>
          <table:table-cell table:style-name="ce7" table:formula="of:=IF(ISBLANK([.X9]);&quot;&quot;;[.X9]+MAX([.X111];[.Y111]))">
            <text:p/>
          </table:table-cell>
          <table:table-cell table:style-name="ce7" table:formula="of:=IF(ISBLANK([.Y9]);&quot;&quot;;[.Y9]+MAX([.Y111];[.Z111]))">
            <text:p/>
          </table:table-cell>
          <table:table-cell table:style-name="ce7" table:formula="of:=IF(ISBLANK([.Z9]);&quot;&quot;;[.Z9]+MAX([.Z111];[.AA111]))">
            <text:p/>
          </table:table-cell>
          <table:table-cell table:style-name="ce7" table:formula="of:=IF(ISBLANK([.AA9]);&quot;&quot;;[.AA9]+MAX([.AA111];[.AB111]))">
            <text:p/>
          </table:table-cell>
          <table:table-cell table:style-name="ce7" table:formula="of:=IF(ISBLANK([.AB9]);&quot;&quot;;[.AB9]+MAX([.AB111];[.AC111]))">
            <text:p/>
          </table:table-cell>
          <table:table-cell table:style-name="ce7" table:formula="of:=IF(ISBLANK([.AC9]);&quot;&quot;;[.AC9]+MAX([.AC111];[.AD111]))">
            <text:p/>
          </table:table-cell>
          <table:table-cell table:style-name="ce7" table:formula="of:=IF(ISBLANK([.AD9]);&quot;&quot;;[.AD9]+MAX([.AD111];[.AE111]))">
            <text:p/>
          </table:table-cell>
          <table:table-cell table:style-name="ce7" table:formula="of:=IF(ISBLANK([.AE9]);&quot;&quot;;[.AE9]+MAX([.AE111];[.AF111]))">
            <text:p/>
          </table:table-cell>
          <table:table-cell table:style-name="ce7" table:formula="of:=IF(ISBLANK([.AF9]);&quot;&quot;;[.AF9]+MAX([.AF111];[.AG111]))">
            <text:p/>
          </table:table-cell>
          <table:table-cell table:style-name="ce7" table:formula="of:=IF(ISBLANK([.AG9]);&quot;&quot;;[.AG9]+MAX([.AG111];[.AH111]))">
            <text:p/>
          </table:table-cell>
          <table:table-cell table:style-name="ce7" table:formula="of:=IF(ISBLANK([.AH9]);&quot;&quot;;[.AH9]+MAX([.AH111];[.AI111]))">
            <text:p/>
          </table:table-cell>
          <table:table-cell table:style-name="ce7" table:formula="of:=IF(ISBLANK([.AI9]);&quot;&quot;;[.AI9]+MAX([.AI111];[.AJ111]))">
            <text:p/>
          </table:table-cell>
          <table:table-cell table:style-name="ce7" table:formula="of:=IF(ISBLANK([.AJ9]);&quot;&quot;;[.AJ9]+MAX([.AJ111];[.AK111]))">
            <text:p/>
          </table:table-cell>
          <table:table-cell table:style-name="ce7" table:formula="of:=IF(ISBLANK([.AK9]);&quot;&quot;;[.AK9]+MAX([.AK111];[.AL111]))">
            <text:p/>
          </table:table-cell>
          <table:table-cell table:style-name="ce7" table:formula="of:=IF(ISBLANK([.AL9]);&quot;&quot;;[.AL9]+MAX([.AL111];[.AM111]))">
            <text:p/>
          </table:table-cell>
          <table:table-cell table:style-name="ce7" table:formula="of:=IF(ISBLANK([.AM9]);&quot;&quot;;[.AM9]+MAX([.AM111];[.AN111]))">
            <text:p/>
          </table:table-cell>
          <table:table-cell table:style-name="ce7" table:formula="of:=IF(ISBLANK([.AN9]);&quot;&quot;;[.AN9]+MAX([.AN111];[.AO111]))">
            <text:p/>
          </table:table-cell>
          <table:table-cell table:style-name="ce7" table:formula="of:=IF(ISBLANK([.AO9]);&quot;&quot;;[.AO9]+MAX([.AO111];[.AP111]))">
            <text:p/>
          </table:table-cell>
          <table:table-cell table:style-name="ce7" table:formula="of:=IF(ISBLANK([.AP9]);&quot;&quot;;[.AP9]+MAX([.AP111];[.AQ111]))">
            <text:p/>
          </table:table-cell>
          <table:table-cell table:style-name="ce7" table:formula="of:=IF(ISBLANK([.AQ9]);&quot;&quot;;[.AQ9]+MAX([.AQ111];[.AR111]))">
            <text:p/>
          </table:table-cell>
          <table:table-cell table:style-name="ce7" table:formula="of:=IF(ISBLANK([.AR9]);&quot;&quot;;[.AR9]+MAX([.AR111];[.AS111]))">
            <text:p/>
          </table:table-cell>
          <table:table-cell table:style-name="ce7" table:formula="of:=IF(ISBLANK([.AS9]);&quot;&quot;;[.AS9]+MAX([.AS111];[.AT111]))">
            <text:p/>
          </table:table-cell>
          <table:table-cell table:style-name="ce7" table:formula="of:=IF(ISBLANK([.AT9]);&quot;&quot;;[.AT9]+MAX([.AT111];[.AU111]))">
            <text:p/>
          </table:table-cell>
          <table:table-cell table:style-name="ce7" table:formula="of:=IF(ISBLANK([.AU9]);&quot;&quot;;[.AU9]+MAX([.AU111];[.AV111]))">
            <text:p/>
          </table:table-cell>
          <table:table-cell table:style-name="ce7" table:formula="of:=IF(ISBLANK([.AV9]);&quot;&quot;;[.AV9]+MAX([.AV111];[.AW111]))">
            <text:p/>
          </table:table-cell>
          <table:table-cell table:style-name="ce7" table:formula="of:=IF(ISBLANK([.AW9]);&quot;&quot;;[.AW9]+MAX([.AW111];[.AX111]))">
            <text:p/>
          </table:table-cell>
          <table:table-cell table:style-name="ce7" table:formula="of:=IF(ISBLANK([.AX9]);&quot;&quot;;[.AX9]+MAX([.AX111];[.AY111]))">
            <text:p/>
          </table:table-cell>
          <table:table-cell table:style-name="ce7" table:formula="of:=IF(ISBLANK([.AY9]);&quot;&quot;;[.AY9]+MAX([.AY111];[.AZ111]))">
            <text:p/>
          </table:table-cell>
          <table:table-cell table:style-name="ce7" table:formula="of:=IF(ISBLANK([.AZ9]);&quot;&quot;;[.AZ9]+MAX([.AZ111];[.BA111]))">
            <text:p/>
          </table:table-cell>
          <table:table-cell table:style-name="ce7" table:formula="of:=IF(ISBLANK([.BA9]);&quot;&quot;;[.BA9]+MAX([.BA111];[.BB111]))">
            <text:p/>
          </table:table-cell>
          <table:table-cell table:style-name="ce7" table:formula="of:=IF(ISBLANK([.BB9]);&quot;&quot;;[.BB9]+MAX([.BB111];[.BC111]))">
            <text:p/>
          </table:table-cell>
          <table:table-cell table:style-name="ce7" table:formula="of:=IF(ISBLANK([.BC9]);&quot;&quot;;[.BC9]+MAX([.BC111];[.BD111]))">
            <text:p/>
          </table:table-cell>
          <table:table-cell table:style-name="ce7" table:formula="of:=IF(ISBLANK([.BD9]);&quot;&quot;;[.BD9]+MAX([.BD111];[.BE111]))">
            <text:p/>
          </table:table-cell>
          <table:table-cell table:style-name="ce7" table:formula="of:=IF(ISBLANK([.BE9]);&quot;&quot;;[.BE9]+MAX([.BE111];[.BF111]))">
            <text:p/>
          </table:table-cell>
          <table:table-cell table:style-name="ce7" table:formula="of:=IF(ISBLANK([.BF9]);&quot;&quot;;[.BF9]+MAX([.BF111];[.BG111]))">
            <text:p/>
          </table:table-cell>
          <table:table-cell table:style-name="ce7" table:formula="of:=IF(ISBLANK([.BG9]);&quot;&quot;;[.BG9]+MAX([.BG111];[.BH111]))">
            <text:p/>
          </table:table-cell>
          <table:table-cell table:style-name="ce7" table:formula="of:=IF(ISBLANK([.BH9]);&quot;&quot;;[.BH9]+MAX([.BH111];[.BI111]))">
            <text:p/>
          </table:table-cell>
          <table:table-cell table:style-name="ce7" table:formula="of:=IF(ISBLANK([.BI9]);&quot;&quot;;[.BI9]+MAX([.BI111];[.BJ111]))">
            <text:p/>
          </table:table-cell>
          <table:table-cell table:style-name="ce7" table:formula="of:=IF(ISBLANK([.BJ9]);&quot;&quot;;[.BJ9]+MAX([.BJ111];[.BK111]))">
            <text:p/>
          </table:table-cell>
          <table:table-cell table:style-name="ce7" table:formula="of:=IF(ISBLANK([.BK9]);&quot;&quot;;[.BK9]+MAX([.BK111];[.BL111]))">
            <text:p/>
          </table:table-cell>
          <table:table-cell table:style-name="ce7" table:formula="of:=IF(ISBLANK([.BL9]);&quot;&quot;;[.BL9]+MAX([.BL111];[.BM111]))">
            <text:p/>
          </table:table-cell>
          <table:table-cell table:style-name="ce7" table:formula="of:=IF(ISBLANK([.BM9]);&quot;&quot;;[.BM9]+MAX([.BM111];[.BN111]))">
            <text:p/>
          </table:table-cell>
          <table:table-cell table:style-name="ce7" table:formula="of:=IF(ISBLANK([.BN9]);&quot;&quot;;[.BN9]+MAX([.BN111];[.BO111]))">
            <text:p/>
          </table:table-cell>
          <table:table-cell table:style-name="ce7" table:formula="of:=IF(ISBLANK([.BO9]);&quot;&quot;;[.BO9]+MAX([.BO111];[.BP111]))">
            <text:p/>
          </table:table-cell>
          <table:table-cell table:style-name="ce7" table:formula="of:=IF(ISBLANK([.BP9]);&quot;&quot;;[.BP9]+MAX([.BP111];[.BQ111]))">
            <text:p/>
          </table:table-cell>
          <table:table-cell table:style-name="ce7" table:formula="of:=IF(ISBLANK([.BQ9]);&quot;&quot;;[.BQ9]+MAX([.BQ111];[.BR111]))">
            <text:p/>
          </table:table-cell>
          <table:table-cell table:style-name="ce7" table:formula="of:=IF(ISBLANK([.BR9]);&quot;&quot;;[.BR9]+MAX([.BR111];[.BS111]))">
            <text:p/>
          </table:table-cell>
          <table:table-cell table:style-name="ce7" table:formula="of:=IF(ISBLANK([.BS9]);&quot;&quot;;[.BS9]+MAX([.BS111];[.BT111]))">
            <text:p/>
          </table:table-cell>
          <table:table-cell table:style-name="ce7" table:formula="of:=IF(ISBLANK([.BT9]);&quot;&quot;;[.BT9]+MAX([.BT111];[.BU111]))">
            <text:p/>
          </table:table-cell>
          <table:table-cell table:style-name="ce7" table:formula="of:=IF(ISBLANK([.BU9]);&quot;&quot;;[.BU9]+MAX([.BU111];[.BV111]))">
            <text:p/>
          </table:table-cell>
          <table:table-cell table:style-name="ce7" table:formula="of:=IF(ISBLANK([.BV9]);&quot;&quot;;[.BV9]+MAX([.BV111];[.BW111]))">
            <text:p/>
          </table:table-cell>
          <table:table-cell table:style-name="ce7" table:formula="of:=IF(ISBLANK([.BW9]);&quot;&quot;;[.BW9]+MAX([.BW111];[.BX111]))">
            <text:p/>
          </table:table-cell>
          <table:table-cell table:style-name="ce7" table:formula="of:=IF(ISBLANK([.BX9]);&quot;&quot;;[.BX9]+MAX([.BX111];[.BY111]))">
            <text:p/>
          </table:table-cell>
          <table:table-cell table:style-name="ce7" table:formula="of:=IF(ISBLANK([.BY9]);&quot;&quot;;[.BY9]+MAX([.BY111];[.BZ111]))">
            <text:p/>
          </table:table-cell>
          <table:table-cell table:style-name="ce7" table:formula="of:=IF(ISBLANK([.BZ9]);&quot;&quot;;[.BZ9]+MAX([.BZ111];[.CA111]))">
            <text:p/>
          </table:table-cell>
          <table:table-cell table:style-name="ce7" table:formula="of:=IF(ISBLANK([.CA9]);&quot;&quot;;[.CA9]+MAX([.CA111];[.CB111]))">
            <text:p/>
          </table:table-cell>
          <table:table-cell table:style-name="ce7" table:formula="of:=IF(ISBLANK([.CB9]);&quot;&quot;;[.CB9]+MAX([.CB111];[.CC111]))">
            <text:p/>
          </table:table-cell>
          <table:table-cell table:style-name="ce7" table:formula="of:=IF(ISBLANK([.CC9]);&quot;&quot;;[.CC9]+MAX([.CC111];[.CD111]))">
            <text:p/>
          </table:table-cell>
          <table:table-cell table:style-name="ce7" table:formula="of:=IF(ISBLANK([.CD9]);&quot;&quot;;[.CD9]+MAX([.CD111];[.CE111]))">
            <text:p/>
          </table:table-cell>
          <table:table-cell table:style-name="ce7" table:formula="of:=IF(ISBLANK([.CE9]);&quot;&quot;;[.CE9]+MAX([.CE111];[.CF111]))">
            <text:p/>
          </table:table-cell>
          <table:table-cell table:style-name="ce7" table:formula="of:=IF(ISBLANK([.CF9]);&quot;&quot;;[.CF9]+MAX([.CF111];[.CG111]))">
            <text:p/>
          </table:table-cell>
          <table:table-cell table:style-name="ce7" table:formula="of:=IF(ISBLANK([.CG9]);&quot;&quot;;[.CG9]+MAX([.CG111];[.CH111]))">
            <text:p/>
          </table:table-cell>
          <table:table-cell table:style-name="ce7" table:formula="of:=IF(ISBLANK([.CH9]);&quot;&quot;;[.CH9]+MAX([.CH111];[.CI111]))">
            <text:p/>
          </table:table-cell>
          <table:table-cell table:style-name="ce7" table:formula="of:=IF(ISBLANK([.CI9]);&quot;&quot;;[.CI9]+MAX([.CI111];[.CJ111]))">
            <text:p/>
          </table:table-cell>
          <table:table-cell table:style-name="ce7" table:formula="of:=IF(ISBLANK([.CJ9]);&quot;&quot;;[.CJ9]+MAX([.CJ111];[.CK111]))">
            <text:p/>
          </table:table-cell>
          <table:table-cell table:style-name="ce7" table:formula="of:=IF(ISBLANK([.CK9]);&quot;&quot;;[.CK9]+MAX([.CK111];[.CL111]))">
            <text:p/>
          </table:table-cell>
          <table:table-cell table:style-name="ce7" table:formula="of:=IF(ISBLANK([.CL9]);&quot;&quot;;[.CL9]+MAX([.CL111];[.CM111]))">
            <text:p/>
          </table:table-cell>
          <table:table-cell table:style-name="ce7" table:formula="of:=IF(ISBLANK([.CM9]);&quot;&quot;;[.CM9]+MAX([.CM111];[.CN111]))">
            <text:p/>
          </table:table-cell>
          <table:table-cell table:style-name="ce7" table:formula="of:=IF(ISBLANK([.CN9]);&quot;&quot;;[.CN9]+MAX([.CN111];[.CO111]))">
            <text:p/>
          </table:table-cell>
          <table:table-cell table:style-name="ce7" table:formula="of:=IF(ISBLANK([.CO9]);&quot;&quot;;[.CO9]+MAX([.CO111];[.CP111]))">
            <text:p/>
          </table:table-cell>
          <table:table-cell table:style-name="ce7" table:formula="of:=IF(ISBLANK([.CP9]);&quot;&quot;;[.CP9]+MAX([.CP111];[.CQ111]))">
            <text:p/>
          </table:table-cell>
          <table:table-cell table:style-name="ce7" table:formula="of:=IF(ISBLANK([.CQ9]);&quot;&quot;;[.CQ9]+MAX([.CQ111];[.CR111]))">
            <text:p/>
          </table:table-cell>
          <table:table-cell table:style-name="ce7" table:formula="of:=IF(ISBLANK([.CR9]);&quot;&quot;;[.CR9]+MAX([.CR111];[.CS111]))">
            <text:p/>
          </table:table-cell>
          <table:table-cell table:style-name="ce7" table:formula="of:=IF(ISBLANK([.CS9]);&quot;&quot;;[.CS9]+MAX([.CS111];[.CT111]))">
            <text:p/>
          </table:table-cell>
          <table:table-cell table:style-name="ce7" table:formula="of:=IF(ISBLANK([.CT9]);&quot;&quot;;[.CT9]+MAX([.CT111];[.CU111]))">
            <text:p/>
          </table:table-cell>
          <table:table-cell table:style-name="ce7" table:formula="of:=IF(ISBLANK([.CU9]);&quot;&quot;;[.CU9]+MAX([.CU111];[.CV111]))">
            <text:p/>
          </table:table-cell>
          <table:table-cell table:formula="of:=IF(ISBLANK([.CV9]);&quot;&quot;;[.CV9]+MAX([.CV111];[.CW111]))">
            <text:p/>
          </table:table-cell>
        </table:table-row>
        <table:table-row table:style-name="ro1">
          <table:table-cell table:formula="of:=IF(ISBLANK([.A10]);&quot;&quot;;[.A10]+MAX([.A112];[.B112]))" office:value-type="float" office:value="6620" calcext:value-type="float">
            <text:p>6620</text:p>
          </table:table-cell>
          <table:table-cell table:style-name="ce7" table:formula="of:=IF(ISBLANK([.B10]);&quot;&quot;;[.B10]+MAX([.B112];[.C112]))" office:value-type="float" office:value="6550" calcext:value-type="float">
            <text:p>6550</text:p>
          </table:table-cell>
          <table:table-cell table:style-name="ce7" table:formula="of:=IF(ISBLANK([.C10]);&quot;&quot;;[.C10]+MAX([.C112];[.D112]))" office:value-type="float" office:value="6619" calcext:value-type="float">
            <text:p>6619</text:p>
          </table:table-cell>
          <table:table-cell table:style-name="ce7" table:formula="of:=IF(ISBLANK([.D10]);&quot;&quot;;[.D10]+MAX([.D112];[.E112]))" office:value-type="float" office:value="6611" calcext:value-type="float">
            <text:p>6611</text:p>
          </table:table-cell>
          <table:table-cell table:style-name="ce7" table:formula="of:=IF(ISBLANK([.E10]);&quot;&quot;;[.E10]+MAX([.E112];[.F112]))" office:value-type="float" office:value="6700" calcext:value-type="float">
            <text:p>6700</text:p>
          </table:table-cell>
          <table:table-cell table:style-name="ce7" table:formula="of:=IF(ISBLANK([.F10]);&quot;&quot;;[.F10]+MAX([.F112];[.G112]))" office:value-type="float" office:value="6719" calcext:value-type="float">
            <text:p>6719</text:p>
          </table:table-cell>
          <table:table-cell table:style-name="ce7" table:formula="of:=IF(ISBLANK([.G10]);&quot;&quot;;[.G10]+MAX([.G112];[.H112]))" office:value-type="float" office:value="6638" calcext:value-type="float">
            <text:p>6638</text:p>
          </table:table-cell>
          <table:table-cell table:style-name="ce7" table:formula="of:=IF(ISBLANK([.H10]);&quot;&quot;;[.H10]+MAX([.H112];[.I112]))" office:value-type="float" office:value="6699" calcext:value-type="float">
            <text:p>6699</text:p>
          </table:table-cell>
          <table:table-cell table:style-name="ce7" table:formula="of:=IF(ISBLANK([.I10]);&quot;&quot;;[.I10]+MAX([.I112];[.J112]))" office:value-type="float" office:value="6671" calcext:value-type="float">
            <text:p>6671</text:p>
          </table:table-cell>
          <table:table-cell table:style-name="ce7" table:formula="of:=IF(ISBLANK([.J10]);&quot;&quot;;[.J10]+MAX([.J112];[.K112]))">
            <text:p/>
          </table:table-cell>
          <table:table-cell table:style-name="ce7" table:formula="of:=IF(ISBLANK([.K10]);&quot;&quot;;[.K10]+MAX([.K112];[.L112]))">
            <text:p/>
          </table:table-cell>
          <table:table-cell table:style-name="ce7" table:formula="of:=IF(ISBLANK([.L10]);&quot;&quot;;[.L10]+MAX([.L112];[.M112]))">
            <text:p/>
          </table:table-cell>
          <table:table-cell table:style-name="ce7" table:formula="of:=IF(ISBLANK([.M10]);&quot;&quot;;[.M10]+MAX([.M112];[.N112]))">
            <text:p/>
          </table:table-cell>
          <table:table-cell table:style-name="ce7" table:formula="of:=IF(ISBLANK([.N10]);&quot;&quot;;[.N10]+MAX([.N112];[.O112]))">
            <text:p/>
          </table:table-cell>
          <table:table-cell table:style-name="ce7" table:formula="of:=IF(ISBLANK([.O10]);&quot;&quot;;[.O10]+MAX([.O112];[.P112]))">
            <text:p/>
          </table:table-cell>
          <table:table-cell table:style-name="ce7" table:formula="of:=IF(ISBLANK([.P10]);&quot;&quot;;[.P10]+MAX([.P112];[.Q112]))">
            <text:p/>
          </table:table-cell>
          <table:table-cell table:style-name="ce7" table:formula="of:=IF(ISBLANK([.Q10]);&quot;&quot;;[.Q10]+MAX([.Q112];[.R112]))">
            <text:p/>
          </table:table-cell>
          <table:table-cell table:style-name="ce7" table:formula="of:=IF(ISBLANK([.R10]);&quot;&quot;;[.R10]+MAX([.R112];[.S112]))">
            <text:p/>
          </table:table-cell>
          <table:table-cell table:style-name="ce7" table:formula="of:=IF(ISBLANK([.S10]);&quot;&quot;;[.S10]+MAX([.S112];[.T112]))">
            <text:p/>
          </table:table-cell>
          <table:table-cell table:style-name="ce7" table:formula="of:=IF(ISBLANK([.T10]);&quot;&quot;;[.T10]+MAX([.T112];[.U112]))">
            <text:p/>
          </table:table-cell>
          <table:table-cell table:style-name="ce7" table:formula="of:=IF(ISBLANK([.U10]);&quot;&quot;;[.U10]+MAX([.U112];[.V112]))">
            <text:p/>
          </table:table-cell>
          <table:table-cell table:style-name="ce7" table:formula="of:=IF(ISBLANK([.V10]);&quot;&quot;;[.V10]+MAX([.V112];[.W112]))">
            <text:p/>
          </table:table-cell>
          <table:table-cell table:style-name="ce7" table:formula="of:=IF(ISBLANK([.W10]);&quot;&quot;;[.W10]+MAX([.W112];[.X112]))">
            <text:p/>
          </table:table-cell>
          <table:table-cell table:style-name="ce7" table:formula="of:=IF(ISBLANK([.X10]);&quot;&quot;;[.X10]+MAX([.X112];[.Y112]))">
            <text:p/>
          </table:table-cell>
          <table:table-cell table:style-name="ce7" table:formula="of:=IF(ISBLANK([.Y10]);&quot;&quot;;[.Y10]+MAX([.Y112];[.Z112]))">
            <text:p/>
          </table:table-cell>
          <table:table-cell table:style-name="ce7" table:formula="of:=IF(ISBLANK([.Z10]);&quot;&quot;;[.Z10]+MAX([.Z112];[.AA112]))">
            <text:p/>
          </table:table-cell>
          <table:table-cell table:style-name="ce7" table:formula="of:=IF(ISBLANK([.AA10]);&quot;&quot;;[.AA10]+MAX([.AA112];[.AB112]))">
            <text:p/>
          </table:table-cell>
          <table:table-cell table:style-name="ce7" table:formula="of:=IF(ISBLANK([.AB10]);&quot;&quot;;[.AB10]+MAX([.AB112];[.AC112]))">
            <text:p/>
          </table:table-cell>
          <table:table-cell table:style-name="ce7" table:formula="of:=IF(ISBLANK([.AC10]);&quot;&quot;;[.AC10]+MAX([.AC112];[.AD112]))">
            <text:p/>
          </table:table-cell>
          <table:table-cell table:style-name="ce7" table:formula="of:=IF(ISBLANK([.AD10]);&quot;&quot;;[.AD10]+MAX([.AD112];[.AE112]))">
            <text:p/>
          </table:table-cell>
          <table:table-cell table:style-name="ce7" table:formula="of:=IF(ISBLANK([.AE10]);&quot;&quot;;[.AE10]+MAX([.AE112];[.AF112]))">
            <text:p/>
          </table:table-cell>
          <table:table-cell table:style-name="ce7" table:formula="of:=IF(ISBLANK([.AF10]);&quot;&quot;;[.AF10]+MAX([.AF112];[.AG112]))">
            <text:p/>
          </table:table-cell>
          <table:table-cell table:style-name="ce7" table:formula="of:=IF(ISBLANK([.AG10]);&quot;&quot;;[.AG10]+MAX([.AG112];[.AH112]))">
            <text:p/>
          </table:table-cell>
          <table:table-cell table:style-name="ce7" table:formula="of:=IF(ISBLANK([.AH10]);&quot;&quot;;[.AH10]+MAX([.AH112];[.AI112]))">
            <text:p/>
          </table:table-cell>
          <table:table-cell table:style-name="ce7" table:formula="of:=IF(ISBLANK([.AI10]);&quot;&quot;;[.AI10]+MAX([.AI112];[.AJ112]))">
            <text:p/>
          </table:table-cell>
          <table:table-cell table:style-name="ce7" table:formula="of:=IF(ISBLANK([.AJ10]);&quot;&quot;;[.AJ10]+MAX([.AJ112];[.AK112]))">
            <text:p/>
          </table:table-cell>
          <table:table-cell table:style-name="ce7" table:formula="of:=IF(ISBLANK([.AK10]);&quot;&quot;;[.AK10]+MAX([.AK112];[.AL112]))">
            <text:p/>
          </table:table-cell>
          <table:table-cell table:style-name="ce7" table:formula="of:=IF(ISBLANK([.AL10]);&quot;&quot;;[.AL10]+MAX([.AL112];[.AM112]))">
            <text:p/>
          </table:table-cell>
          <table:table-cell table:style-name="ce7" table:formula="of:=IF(ISBLANK([.AM10]);&quot;&quot;;[.AM10]+MAX([.AM112];[.AN112]))">
            <text:p/>
          </table:table-cell>
          <table:table-cell table:style-name="ce7" table:formula="of:=IF(ISBLANK([.AN10]);&quot;&quot;;[.AN10]+MAX([.AN112];[.AO112]))">
            <text:p/>
          </table:table-cell>
          <table:table-cell table:style-name="ce7" table:formula="of:=IF(ISBLANK([.AO10]);&quot;&quot;;[.AO10]+MAX([.AO112];[.AP112]))">
            <text:p/>
          </table:table-cell>
          <table:table-cell table:style-name="ce7" table:formula="of:=IF(ISBLANK([.AP10]);&quot;&quot;;[.AP10]+MAX([.AP112];[.AQ112]))">
            <text:p/>
          </table:table-cell>
          <table:table-cell table:style-name="ce7" table:formula="of:=IF(ISBLANK([.AQ10]);&quot;&quot;;[.AQ10]+MAX([.AQ112];[.AR112]))">
            <text:p/>
          </table:table-cell>
          <table:table-cell table:style-name="ce7" table:formula="of:=IF(ISBLANK([.AR10]);&quot;&quot;;[.AR10]+MAX([.AR112];[.AS112]))">
            <text:p/>
          </table:table-cell>
          <table:table-cell table:style-name="ce7" table:formula="of:=IF(ISBLANK([.AS10]);&quot;&quot;;[.AS10]+MAX([.AS112];[.AT112]))">
            <text:p/>
          </table:table-cell>
          <table:table-cell table:style-name="ce7" table:formula="of:=IF(ISBLANK([.AT10]);&quot;&quot;;[.AT10]+MAX([.AT112];[.AU112]))">
            <text:p/>
          </table:table-cell>
          <table:table-cell table:style-name="ce7" table:formula="of:=IF(ISBLANK([.AU10]);&quot;&quot;;[.AU10]+MAX([.AU112];[.AV112]))">
            <text:p/>
          </table:table-cell>
          <table:table-cell table:style-name="ce7" table:formula="of:=IF(ISBLANK([.AV10]);&quot;&quot;;[.AV10]+MAX([.AV112];[.AW112]))">
            <text:p/>
          </table:table-cell>
          <table:table-cell table:style-name="ce7" table:formula="of:=IF(ISBLANK([.AW10]);&quot;&quot;;[.AW10]+MAX([.AW112];[.AX112]))">
            <text:p/>
          </table:table-cell>
          <table:table-cell table:style-name="ce7" table:formula="of:=IF(ISBLANK([.AX10]);&quot;&quot;;[.AX10]+MAX([.AX112];[.AY112]))">
            <text:p/>
          </table:table-cell>
          <table:table-cell table:style-name="ce7" table:formula="of:=IF(ISBLANK([.AY10]);&quot;&quot;;[.AY10]+MAX([.AY112];[.AZ112]))">
            <text:p/>
          </table:table-cell>
          <table:table-cell table:style-name="ce7" table:formula="of:=IF(ISBLANK([.AZ10]);&quot;&quot;;[.AZ10]+MAX([.AZ112];[.BA112]))">
            <text:p/>
          </table:table-cell>
          <table:table-cell table:style-name="ce7" table:formula="of:=IF(ISBLANK([.BA10]);&quot;&quot;;[.BA10]+MAX([.BA112];[.BB112]))">
            <text:p/>
          </table:table-cell>
          <table:table-cell table:style-name="ce7" table:formula="of:=IF(ISBLANK([.BB10]);&quot;&quot;;[.BB10]+MAX([.BB112];[.BC112]))">
            <text:p/>
          </table:table-cell>
          <table:table-cell table:style-name="ce7" table:formula="of:=IF(ISBLANK([.BC10]);&quot;&quot;;[.BC10]+MAX([.BC112];[.BD112]))">
            <text:p/>
          </table:table-cell>
          <table:table-cell table:style-name="ce7" table:formula="of:=IF(ISBLANK([.BD10]);&quot;&quot;;[.BD10]+MAX([.BD112];[.BE112]))">
            <text:p/>
          </table:table-cell>
          <table:table-cell table:style-name="ce7" table:formula="of:=IF(ISBLANK([.BE10]);&quot;&quot;;[.BE10]+MAX([.BE112];[.BF112]))">
            <text:p/>
          </table:table-cell>
          <table:table-cell table:style-name="ce7" table:formula="of:=IF(ISBLANK([.BF10]);&quot;&quot;;[.BF10]+MAX([.BF112];[.BG112]))">
            <text:p/>
          </table:table-cell>
          <table:table-cell table:style-name="ce7" table:formula="of:=IF(ISBLANK([.BG10]);&quot;&quot;;[.BG10]+MAX([.BG112];[.BH112]))">
            <text:p/>
          </table:table-cell>
          <table:table-cell table:style-name="ce7" table:formula="of:=IF(ISBLANK([.BH10]);&quot;&quot;;[.BH10]+MAX([.BH112];[.BI112]))">
            <text:p/>
          </table:table-cell>
          <table:table-cell table:style-name="ce7" table:formula="of:=IF(ISBLANK([.BI10]);&quot;&quot;;[.BI10]+MAX([.BI112];[.BJ112]))">
            <text:p/>
          </table:table-cell>
          <table:table-cell table:style-name="ce7" table:formula="of:=IF(ISBLANK([.BJ10]);&quot;&quot;;[.BJ10]+MAX([.BJ112];[.BK112]))">
            <text:p/>
          </table:table-cell>
          <table:table-cell table:style-name="ce7" table:formula="of:=IF(ISBLANK([.BK10]);&quot;&quot;;[.BK10]+MAX([.BK112];[.BL112]))">
            <text:p/>
          </table:table-cell>
          <table:table-cell table:style-name="ce7" table:formula="of:=IF(ISBLANK([.BL10]);&quot;&quot;;[.BL10]+MAX([.BL112];[.BM112]))">
            <text:p/>
          </table:table-cell>
          <table:table-cell table:style-name="ce7" table:formula="of:=IF(ISBLANK([.BM10]);&quot;&quot;;[.BM10]+MAX([.BM112];[.BN112]))">
            <text:p/>
          </table:table-cell>
          <table:table-cell table:style-name="ce7" table:formula="of:=IF(ISBLANK([.BN10]);&quot;&quot;;[.BN10]+MAX([.BN112];[.BO112]))">
            <text:p/>
          </table:table-cell>
          <table:table-cell table:style-name="ce7" table:formula="of:=IF(ISBLANK([.BO10]);&quot;&quot;;[.BO10]+MAX([.BO112];[.BP112]))">
            <text:p/>
          </table:table-cell>
          <table:table-cell table:style-name="ce7" table:formula="of:=IF(ISBLANK([.BP10]);&quot;&quot;;[.BP10]+MAX([.BP112];[.BQ112]))">
            <text:p/>
          </table:table-cell>
          <table:table-cell table:style-name="ce7" table:formula="of:=IF(ISBLANK([.BQ10]);&quot;&quot;;[.BQ10]+MAX([.BQ112];[.BR112]))">
            <text:p/>
          </table:table-cell>
          <table:table-cell table:style-name="ce7" table:formula="of:=IF(ISBLANK([.BR10]);&quot;&quot;;[.BR10]+MAX([.BR112];[.BS112]))">
            <text:p/>
          </table:table-cell>
          <table:table-cell table:style-name="ce7" table:formula="of:=IF(ISBLANK([.BS10]);&quot;&quot;;[.BS10]+MAX([.BS112];[.BT112]))">
            <text:p/>
          </table:table-cell>
          <table:table-cell table:style-name="ce7" table:formula="of:=IF(ISBLANK([.BT10]);&quot;&quot;;[.BT10]+MAX([.BT112];[.BU112]))">
            <text:p/>
          </table:table-cell>
          <table:table-cell table:style-name="ce7" table:formula="of:=IF(ISBLANK([.BU10]);&quot;&quot;;[.BU10]+MAX([.BU112];[.BV112]))">
            <text:p/>
          </table:table-cell>
          <table:table-cell table:style-name="ce7" table:formula="of:=IF(ISBLANK([.BV10]);&quot;&quot;;[.BV10]+MAX([.BV112];[.BW112]))">
            <text:p/>
          </table:table-cell>
          <table:table-cell table:style-name="ce7" table:formula="of:=IF(ISBLANK([.BW10]);&quot;&quot;;[.BW10]+MAX([.BW112];[.BX112]))">
            <text:p/>
          </table:table-cell>
          <table:table-cell table:style-name="ce7" table:formula="of:=IF(ISBLANK([.BX10]);&quot;&quot;;[.BX10]+MAX([.BX112];[.BY112]))">
            <text:p/>
          </table:table-cell>
          <table:table-cell table:style-name="ce7" table:formula="of:=IF(ISBLANK([.BY10]);&quot;&quot;;[.BY10]+MAX([.BY112];[.BZ112]))">
            <text:p/>
          </table:table-cell>
          <table:table-cell table:style-name="ce7" table:formula="of:=IF(ISBLANK([.BZ10]);&quot;&quot;;[.BZ10]+MAX([.BZ112];[.CA112]))">
            <text:p/>
          </table:table-cell>
          <table:table-cell table:style-name="ce7" table:formula="of:=IF(ISBLANK([.CA10]);&quot;&quot;;[.CA10]+MAX([.CA112];[.CB112]))">
            <text:p/>
          </table:table-cell>
          <table:table-cell table:style-name="ce7" table:formula="of:=IF(ISBLANK([.CB10]);&quot;&quot;;[.CB10]+MAX([.CB112];[.CC112]))">
            <text:p/>
          </table:table-cell>
          <table:table-cell table:style-name="ce7" table:formula="of:=IF(ISBLANK([.CC10]);&quot;&quot;;[.CC10]+MAX([.CC112];[.CD112]))">
            <text:p/>
          </table:table-cell>
          <table:table-cell table:style-name="ce7" table:formula="of:=IF(ISBLANK([.CD10]);&quot;&quot;;[.CD10]+MAX([.CD112];[.CE112]))">
            <text:p/>
          </table:table-cell>
          <table:table-cell table:style-name="ce7" table:formula="of:=IF(ISBLANK([.CE10]);&quot;&quot;;[.CE10]+MAX([.CE112];[.CF112]))">
            <text:p/>
          </table:table-cell>
          <table:table-cell table:style-name="ce7" table:formula="of:=IF(ISBLANK([.CF10]);&quot;&quot;;[.CF10]+MAX([.CF112];[.CG112]))">
            <text:p/>
          </table:table-cell>
          <table:table-cell table:style-name="ce7" table:formula="of:=IF(ISBLANK([.CG10]);&quot;&quot;;[.CG10]+MAX([.CG112];[.CH112]))">
            <text:p/>
          </table:table-cell>
          <table:table-cell table:style-name="ce7" table:formula="of:=IF(ISBLANK([.CH10]);&quot;&quot;;[.CH10]+MAX([.CH112];[.CI112]))">
            <text:p/>
          </table:table-cell>
          <table:table-cell table:style-name="ce7" table:formula="of:=IF(ISBLANK([.CI10]);&quot;&quot;;[.CI10]+MAX([.CI112];[.CJ112]))">
            <text:p/>
          </table:table-cell>
          <table:table-cell table:style-name="ce7" table:formula="of:=IF(ISBLANK([.CJ10]);&quot;&quot;;[.CJ10]+MAX([.CJ112];[.CK112]))">
            <text:p/>
          </table:table-cell>
          <table:table-cell table:style-name="ce7" table:formula="of:=IF(ISBLANK([.CK10]);&quot;&quot;;[.CK10]+MAX([.CK112];[.CL112]))">
            <text:p/>
          </table:table-cell>
          <table:table-cell table:style-name="ce7" table:formula="of:=IF(ISBLANK([.CL10]);&quot;&quot;;[.CL10]+MAX([.CL112];[.CM112]))">
            <text:p/>
          </table:table-cell>
          <table:table-cell table:style-name="ce7" table:formula="of:=IF(ISBLANK([.CM10]);&quot;&quot;;[.CM10]+MAX([.CM112];[.CN112]))">
            <text:p/>
          </table:table-cell>
          <table:table-cell table:style-name="ce7" table:formula="of:=IF(ISBLANK([.CN10]);&quot;&quot;;[.CN10]+MAX([.CN112];[.CO112]))">
            <text:p/>
          </table:table-cell>
          <table:table-cell table:style-name="ce7" table:formula="of:=IF(ISBLANK([.CO10]);&quot;&quot;;[.CO10]+MAX([.CO112];[.CP112]))">
            <text:p/>
          </table:table-cell>
          <table:table-cell table:style-name="ce7" table:formula="of:=IF(ISBLANK([.CP10]);&quot;&quot;;[.CP10]+MAX([.CP112];[.CQ112]))">
            <text:p/>
          </table:table-cell>
          <table:table-cell table:style-name="ce7" table:formula="of:=IF(ISBLANK([.CQ10]);&quot;&quot;;[.CQ10]+MAX([.CQ112];[.CR112]))">
            <text:p/>
          </table:table-cell>
          <table:table-cell table:style-name="ce7" table:formula="of:=IF(ISBLANK([.CR10]);&quot;&quot;;[.CR10]+MAX([.CR112];[.CS112]))">
            <text:p/>
          </table:table-cell>
          <table:table-cell table:style-name="ce7" table:formula="of:=IF(ISBLANK([.CS10]);&quot;&quot;;[.CS10]+MAX([.CS112];[.CT112]))">
            <text:p/>
          </table:table-cell>
          <table:table-cell table:style-name="ce7" table:formula="of:=IF(ISBLANK([.CT10]);&quot;&quot;;[.CT10]+MAX([.CT112];[.CU112]))">
            <text:p/>
          </table:table-cell>
          <table:table-cell table:style-name="ce7" table:formula="of:=IF(ISBLANK([.CU10]);&quot;&quot;;[.CU10]+MAX([.CU112];[.CV112]))">
            <text:p/>
          </table:table-cell>
          <table:table-cell table:formula="of:=IF(ISBLANK([.CV10]);&quot;&quot;;[.CV10]+MAX([.CV112];[.CW112]))">
            <text:p/>
          </table:table-cell>
        </table:table-row>
        <table:table-row table:style-name="ro1">
          <table:table-cell table:formula="of:=IF(ISBLANK([.A11]);&quot;&quot;;[.A11]+MAX([.A113];[.B113]))" office:value-type="float" office:value="6533" calcext:value-type="float">
            <text:p>6533</text:p>
          </table:table-cell>
          <table:table-cell table:style-name="ce7" table:formula="of:=IF(ISBLANK([.B11]);&quot;&quot;;[.B11]+MAX([.B113];[.C113]))" office:value-type="float" office:value="6536" calcext:value-type="float">
            <text:p>6536</text:p>
          </table:table-cell>
          <table:table-cell table:style-name="ce7" table:formula="of:=IF(ISBLANK([.C11]);&quot;&quot;;[.C11]+MAX([.C113];[.D113]))" office:value-type="float" office:value="6513" calcext:value-type="float">
            <text:p>6513</text:p>
          </table:table-cell>
          <table:table-cell table:style-name="ce7" table:formula="of:=IF(ISBLANK([.D11]);&quot;&quot;;[.D11]+MAX([.D113];[.E113]))" office:value-type="float" office:value="6524" calcext:value-type="float">
            <text:p>6524</text:p>
          </table:table-cell>
          <table:table-cell table:style-name="ce7" table:formula="of:=IF(ISBLANK([.E11]);&quot;&quot;;[.E11]+MAX([.E113];[.F113]))" office:value-type="float" office:value="6511" calcext:value-type="float">
            <text:p>6511</text:p>
          </table:table-cell>
          <table:table-cell table:style-name="ce7" table:formula="of:=IF(ISBLANK([.F11]);&quot;&quot;;[.F11]+MAX([.F113];[.G113]))" office:value-type="float" office:value="6638" calcext:value-type="float">
            <text:p>6638</text:p>
          </table:table-cell>
          <table:table-cell table:style-name="ce7" table:formula="of:=IF(ISBLANK([.G11]);&quot;&quot;;[.G11]+MAX([.G113];[.H113]))" office:value-type="float" office:value="6621" calcext:value-type="float">
            <text:p>6621</text:p>
          </table:table-cell>
          <table:table-cell table:style-name="ce7" table:formula="of:=IF(ISBLANK([.H11]);&quot;&quot;;[.H11]+MAX([.H113];[.I113]))" office:value-type="float" office:value="6621" calcext:value-type="float">
            <text:p>6621</text:p>
          </table:table-cell>
          <table:table-cell table:style-name="ce7" table:formula="of:=IF(ISBLANK([.I11]);&quot;&quot;;[.I11]+MAX([.I113];[.J113]))" office:value-type="float" office:value="6613" calcext:value-type="float">
            <text:p>6613</text:p>
          </table:table-cell>
          <table:table-cell table:style-name="ce7" table:formula="of:=IF(ISBLANK([.J11]);&quot;&quot;;[.J11]+MAX([.J113];[.K113]))" office:value-type="float" office:value="6564" calcext:value-type="float">
            <text:p>6564</text:p>
          </table:table-cell>
          <table:table-cell table:style-name="ce7" table:formula="of:=IF(ISBLANK([.K11]);&quot;&quot;;[.K11]+MAX([.K113];[.L113]))">
            <text:p/>
          </table:table-cell>
          <table:table-cell table:style-name="ce7" table:formula="of:=IF(ISBLANK([.L11]);&quot;&quot;;[.L11]+MAX([.L113];[.M113]))">
            <text:p/>
          </table:table-cell>
          <table:table-cell table:style-name="ce7" table:formula="of:=IF(ISBLANK([.M11]);&quot;&quot;;[.M11]+MAX([.M113];[.N113]))">
            <text:p/>
          </table:table-cell>
          <table:table-cell table:style-name="ce7" table:formula="of:=IF(ISBLANK([.N11]);&quot;&quot;;[.N11]+MAX([.N113];[.O113]))">
            <text:p/>
          </table:table-cell>
          <table:table-cell table:style-name="ce7" table:formula="of:=IF(ISBLANK([.O11]);&quot;&quot;;[.O11]+MAX([.O113];[.P113]))">
            <text:p/>
          </table:table-cell>
          <table:table-cell table:style-name="ce7" table:formula="of:=IF(ISBLANK([.P11]);&quot;&quot;;[.P11]+MAX([.P113];[.Q113]))">
            <text:p/>
          </table:table-cell>
          <table:table-cell table:style-name="ce7" table:formula="of:=IF(ISBLANK([.Q11]);&quot;&quot;;[.Q11]+MAX([.Q113];[.R113]))">
            <text:p/>
          </table:table-cell>
          <table:table-cell table:style-name="ce7" table:formula="of:=IF(ISBLANK([.R11]);&quot;&quot;;[.R11]+MAX([.R113];[.S113]))">
            <text:p/>
          </table:table-cell>
          <table:table-cell table:style-name="ce7" table:formula="of:=IF(ISBLANK([.S11]);&quot;&quot;;[.S11]+MAX([.S113];[.T113]))">
            <text:p/>
          </table:table-cell>
          <table:table-cell table:style-name="ce7" table:formula="of:=IF(ISBLANK([.T11]);&quot;&quot;;[.T11]+MAX([.T113];[.U113]))">
            <text:p/>
          </table:table-cell>
          <table:table-cell table:style-name="ce7" table:formula="of:=IF(ISBLANK([.U11]);&quot;&quot;;[.U11]+MAX([.U113];[.V113]))">
            <text:p/>
          </table:table-cell>
          <table:table-cell table:style-name="ce7" table:formula="of:=IF(ISBLANK([.V11]);&quot;&quot;;[.V11]+MAX([.V113];[.W113]))">
            <text:p/>
          </table:table-cell>
          <table:table-cell table:style-name="ce7" table:formula="of:=IF(ISBLANK([.W11]);&quot;&quot;;[.W11]+MAX([.W113];[.X113]))">
            <text:p/>
          </table:table-cell>
          <table:table-cell table:style-name="ce7" table:formula="of:=IF(ISBLANK([.X11]);&quot;&quot;;[.X11]+MAX([.X113];[.Y113]))">
            <text:p/>
          </table:table-cell>
          <table:table-cell table:style-name="ce7" table:formula="of:=IF(ISBLANK([.Y11]);&quot;&quot;;[.Y11]+MAX([.Y113];[.Z113]))">
            <text:p/>
          </table:table-cell>
          <table:table-cell table:style-name="ce7" table:formula="of:=IF(ISBLANK([.Z11]);&quot;&quot;;[.Z11]+MAX([.Z113];[.AA113]))">
            <text:p/>
          </table:table-cell>
          <table:table-cell table:style-name="ce7" table:formula="of:=IF(ISBLANK([.AA11]);&quot;&quot;;[.AA11]+MAX([.AA113];[.AB113]))">
            <text:p/>
          </table:table-cell>
          <table:table-cell table:style-name="ce7" table:formula="of:=IF(ISBLANK([.AB11]);&quot;&quot;;[.AB11]+MAX([.AB113];[.AC113]))">
            <text:p/>
          </table:table-cell>
          <table:table-cell table:style-name="ce7" table:formula="of:=IF(ISBLANK([.AC11]);&quot;&quot;;[.AC11]+MAX([.AC113];[.AD113]))">
            <text:p/>
          </table:table-cell>
          <table:table-cell table:style-name="ce7" table:formula="of:=IF(ISBLANK([.AD11]);&quot;&quot;;[.AD11]+MAX([.AD113];[.AE113]))">
            <text:p/>
          </table:table-cell>
          <table:table-cell table:style-name="ce7" table:formula="of:=IF(ISBLANK([.AE11]);&quot;&quot;;[.AE11]+MAX([.AE113];[.AF113]))">
            <text:p/>
          </table:table-cell>
          <table:table-cell table:style-name="ce7" table:formula="of:=IF(ISBLANK([.AF11]);&quot;&quot;;[.AF11]+MAX([.AF113];[.AG113]))">
            <text:p/>
          </table:table-cell>
          <table:table-cell table:style-name="ce7" table:formula="of:=IF(ISBLANK([.AG11]);&quot;&quot;;[.AG11]+MAX([.AG113];[.AH113]))">
            <text:p/>
          </table:table-cell>
          <table:table-cell table:style-name="ce7" table:formula="of:=IF(ISBLANK([.AH11]);&quot;&quot;;[.AH11]+MAX([.AH113];[.AI113]))">
            <text:p/>
          </table:table-cell>
          <table:table-cell table:style-name="ce7" table:formula="of:=IF(ISBLANK([.AI11]);&quot;&quot;;[.AI11]+MAX([.AI113];[.AJ113]))">
            <text:p/>
          </table:table-cell>
          <table:table-cell table:style-name="ce7" table:formula="of:=IF(ISBLANK([.AJ11]);&quot;&quot;;[.AJ11]+MAX([.AJ113];[.AK113]))">
            <text:p/>
          </table:table-cell>
          <table:table-cell table:style-name="ce7" table:formula="of:=IF(ISBLANK([.AK11]);&quot;&quot;;[.AK11]+MAX([.AK113];[.AL113]))">
            <text:p/>
          </table:table-cell>
          <table:table-cell table:style-name="ce7" table:formula="of:=IF(ISBLANK([.AL11]);&quot;&quot;;[.AL11]+MAX([.AL113];[.AM113]))">
            <text:p/>
          </table:table-cell>
          <table:table-cell table:style-name="ce7" table:formula="of:=IF(ISBLANK([.AM11]);&quot;&quot;;[.AM11]+MAX([.AM113];[.AN113]))">
            <text:p/>
          </table:table-cell>
          <table:table-cell table:style-name="ce7" table:formula="of:=IF(ISBLANK([.AN11]);&quot;&quot;;[.AN11]+MAX([.AN113];[.AO113]))">
            <text:p/>
          </table:table-cell>
          <table:table-cell table:style-name="ce7" table:formula="of:=IF(ISBLANK([.AO11]);&quot;&quot;;[.AO11]+MAX([.AO113];[.AP113]))">
            <text:p/>
          </table:table-cell>
          <table:table-cell table:style-name="ce7" table:formula="of:=IF(ISBLANK([.AP11]);&quot;&quot;;[.AP11]+MAX([.AP113];[.AQ113]))">
            <text:p/>
          </table:table-cell>
          <table:table-cell table:style-name="ce7" table:formula="of:=IF(ISBLANK([.AQ11]);&quot;&quot;;[.AQ11]+MAX([.AQ113];[.AR113]))">
            <text:p/>
          </table:table-cell>
          <table:table-cell table:style-name="ce7" table:formula="of:=IF(ISBLANK([.AR11]);&quot;&quot;;[.AR11]+MAX([.AR113];[.AS113]))">
            <text:p/>
          </table:table-cell>
          <table:table-cell table:style-name="ce7" table:formula="of:=IF(ISBLANK([.AS11]);&quot;&quot;;[.AS11]+MAX([.AS113];[.AT113]))">
            <text:p/>
          </table:table-cell>
          <table:table-cell table:style-name="ce7" table:formula="of:=IF(ISBLANK([.AT11]);&quot;&quot;;[.AT11]+MAX([.AT113];[.AU113]))">
            <text:p/>
          </table:table-cell>
          <table:table-cell table:style-name="ce7" table:formula="of:=IF(ISBLANK([.AU11]);&quot;&quot;;[.AU11]+MAX([.AU113];[.AV113]))">
            <text:p/>
          </table:table-cell>
          <table:table-cell table:style-name="ce7" table:formula="of:=IF(ISBLANK([.AV11]);&quot;&quot;;[.AV11]+MAX([.AV113];[.AW113]))">
            <text:p/>
          </table:table-cell>
          <table:table-cell table:style-name="ce7" table:formula="of:=IF(ISBLANK([.AW11]);&quot;&quot;;[.AW11]+MAX([.AW113];[.AX113]))">
            <text:p/>
          </table:table-cell>
          <table:table-cell table:style-name="ce7" table:formula="of:=IF(ISBLANK([.AX11]);&quot;&quot;;[.AX11]+MAX([.AX113];[.AY113]))">
            <text:p/>
          </table:table-cell>
          <table:table-cell table:style-name="ce7" table:formula="of:=IF(ISBLANK([.AY11]);&quot;&quot;;[.AY11]+MAX([.AY113];[.AZ113]))">
            <text:p/>
          </table:table-cell>
          <table:table-cell table:style-name="ce7" table:formula="of:=IF(ISBLANK([.AZ11]);&quot;&quot;;[.AZ11]+MAX([.AZ113];[.BA113]))">
            <text:p/>
          </table:table-cell>
          <table:table-cell table:style-name="ce7" table:formula="of:=IF(ISBLANK([.BA11]);&quot;&quot;;[.BA11]+MAX([.BA113];[.BB113]))">
            <text:p/>
          </table:table-cell>
          <table:table-cell table:style-name="ce7" table:formula="of:=IF(ISBLANK([.BB11]);&quot;&quot;;[.BB11]+MAX([.BB113];[.BC113]))">
            <text:p/>
          </table:table-cell>
          <table:table-cell table:style-name="ce7" table:formula="of:=IF(ISBLANK([.BC11]);&quot;&quot;;[.BC11]+MAX([.BC113];[.BD113]))">
            <text:p/>
          </table:table-cell>
          <table:table-cell table:style-name="ce7" table:formula="of:=IF(ISBLANK([.BD11]);&quot;&quot;;[.BD11]+MAX([.BD113];[.BE113]))">
            <text:p/>
          </table:table-cell>
          <table:table-cell table:style-name="ce7" table:formula="of:=IF(ISBLANK([.BE11]);&quot;&quot;;[.BE11]+MAX([.BE113];[.BF113]))">
            <text:p/>
          </table:table-cell>
          <table:table-cell table:style-name="ce7" table:formula="of:=IF(ISBLANK([.BF11]);&quot;&quot;;[.BF11]+MAX([.BF113];[.BG113]))">
            <text:p/>
          </table:table-cell>
          <table:table-cell table:style-name="ce7" table:formula="of:=IF(ISBLANK([.BG11]);&quot;&quot;;[.BG11]+MAX([.BG113];[.BH113]))">
            <text:p/>
          </table:table-cell>
          <table:table-cell table:style-name="ce7" table:formula="of:=IF(ISBLANK([.BH11]);&quot;&quot;;[.BH11]+MAX([.BH113];[.BI113]))">
            <text:p/>
          </table:table-cell>
          <table:table-cell table:style-name="ce7" table:formula="of:=IF(ISBLANK([.BI11]);&quot;&quot;;[.BI11]+MAX([.BI113];[.BJ113]))">
            <text:p/>
          </table:table-cell>
          <table:table-cell table:style-name="ce7" table:formula="of:=IF(ISBLANK([.BJ11]);&quot;&quot;;[.BJ11]+MAX([.BJ113];[.BK113]))">
            <text:p/>
          </table:table-cell>
          <table:table-cell table:style-name="ce7" table:formula="of:=IF(ISBLANK([.BK11]);&quot;&quot;;[.BK11]+MAX([.BK113];[.BL113]))">
            <text:p/>
          </table:table-cell>
          <table:table-cell table:style-name="ce7" table:formula="of:=IF(ISBLANK([.BL11]);&quot;&quot;;[.BL11]+MAX([.BL113];[.BM113]))">
            <text:p/>
          </table:table-cell>
          <table:table-cell table:style-name="ce7" table:formula="of:=IF(ISBLANK([.BM11]);&quot;&quot;;[.BM11]+MAX([.BM113];[.BN113]))">
            <text:p/>
          </table:table-cell>
          <table:table-cell table:style-name="ce7" table:formula="of:=IF(ISBLANK([.BN11]);&quot;&quot;;[.BN11]+MAX([.BN113];[.BO113]))">
            <text:p/>
          </table:table-cell>
          <table:table-cell table:style-name="ce7" table:formula="of:=IF(ISBLANK([.BO11]);&quot;&quot;;[.BO11]+MAX([.BO113];[.BP113]))">
            <text:p/>
          </table:table-cell>
          <table:table-cell table:style-name="ce7" table:formula="of:=IF(ISBLANK([.BP11]);&quot;&quot;;[.BP11]+MAX([.BP113];[.BQ113]))">
            <text:p/>
          </table:table-cell>
          <table:table-cell table:style-name="ce7" table:formula="of:=IF(ISBLANK([.BQ11]);&quot;&quot;;[.BQ11]+MAX([.BQ113];[.BR113]))">
            <text:p/>
          </table:table-cell>
          <table:table-cell table:style-name="ce7" table:formula="of:=IF(ISBLANK([.BR11]);&quot;&quot;;[.BR11]+MAX([.BR113];[.BS113]))">
            <text:p/>
          </table:table-cell>
          <table:table-cell table:style-name="ce7" table:formula="of:=IF(ISBLANK([.BS11]);&quot;&quot;;[.BS11]+MAX([.BS113];[.BT113]))">
            <text:p/>
          </table:table-cell>
          <table:table-cell table:style-name="ce7" table:formula="of:=IF(ISBLANK([.BT11]);&quot;&quot;;[.BT11]+MAX([.BT113];[.BU113]))">
            <text:p/>
          </table:table-cell>
          <table:table-cell table:style-name="ce7" table:formula="of:=IF(ISBLANK([.BU11]);&quot;&quot;;[.BU11]+MAX([.BU113];[.BV113]))">
            <text:p/>
          </table:table-cell>
          <table:table-cell table:style-name="ce7" table:formula="of:=IF(ISBLANK([.BV11]);&quot;&quot;;[.BV11]+MAX([.BV113];[.BW113]))">
            <text:p/>
          </table:table-cell>
          <table:table-cell table:style-name="ce7" table:formula="of:=IF(ISBLANK([.BW11]);&quot;&quot;;[.BW11]+MAX([.BW113];[.BX113]))">
            <text:p/>
          </table:table-cell>
          <table:table-cell table:style-name="ce7" table:formula="of:=IF(ISBLANK([.BX11]);&quot;&quot;;[.BX11]+MAX([.BX113];[.BY113]))">
            <text:p/>
          </table:table-cell>
          <table:table-cell table:style-name="ce7" table:formula="of:=IF(ISBLANK([.BY11]);&quot;&quot;;[.BY11]+MAX([.BY113];[.BZ113]))">
            <text:p/>
          </table:table-cell>
          <table:table-cell table:style-name="ce7" table:formula="of:=IF(ISBLANK([.BZ11]);&quot;&quot;;[.BZ11]+MAX([.BZ113];[.CA113]))">
            <text:p/>
          </table:table-cell>
          <table:table-cell table:style-name="ce7" table:formula="of:=IF(ISBLANK([.CA11]);&quot;&quot;;[.CA11]+MAX([.CA113];[.CB113]))">
            <text:p/>
          </table:table-cell>
          <table:table-cell table:style-name="ce7" table:formula="of:=IF(ISBLANK([.CB11]);&quot;&quot;;[.CB11]+MAX([.CB113];[.CC113]))">
            <text:p/>
          </table:table-cell>
          <table:table-cell table:style-name="ce7" table:formula="of:=IF(ISBLANK([.CC11]);&quot;&quot;;[.CC11]+MAX([.CC113];[.CD113]))">
            <text:p/>
          </table:table-cell>
          <table:table-cell table:style-name="ce7" table:formula="of:=IF(ISBLANK([.CD11]);&quot;&quot;;[.CD11]+MAX([.CD113];[.CE113]))">
            <text:p/>
          </table:table-cell>
          <table:table-cell table:style-name="ce7" table:formula="of:=IF(ISBLANK([.CE11]);&quot;&quot;;[.CE11]+MAX([.CE113];[.CF113]))">
            <text:p/>
          </table:table-cell>
          <table:table-cell table:style-name="ce7" table:formula="of:=IF(ISBLANK([.CF11]);&quot;&quot;;[.CF11]+MAX([.CF113];[.CG113]))">
            <text:p/>
          </table:table-cell>
          <table:table-cell table:style-name="ce7" table:formula="of:=IF(ISBLANK([.CG11]);&quot;&quot;;[.CG11]+MAX([.CG113];[.CH113]))">
            <text:p/>
          </table:table-cell>
          <table:table-cell table:style-name="ce7" table:formula="of:=IF(ISBLANK([.CH11]);&quot;&quot;;[.CH11]+MAX([.CH113];[.CI113]))">
            <text:p/>
          </table:table-cell>
          <table:table-cell table:style-name="ce7" table:formula="of:=IF(ISBLANK([.CI11]);&quot;&quot;;[.CI11]+MAX([.CI113];[.CJ113]))">
            <text:p/>
          </table:table-cell>
          <table:table-cell table:style-name="ce7" table:formula="of:=IF(ISBLANK([.CJ11]);&quot;&quot;;[.CJ11]+MAX([.CJ113];[.CK113]))">
            <text:p/>
          </table:table-cell>
          <table:table-cell table:style-name="ce7" table:formula="of:=IF(ISBLANK([.CK11]);&quot;&quot;;[.CK11]+MAX([.CK113];[.CL113]))">
            <text:p/>
          </table:table-cell>
          <table:table-cell table:style-name="ce7" table:formula="of:=IF(ISBLANK([.CL11]);&quot;&quot;;[.CL11]+MAX([.CL113];[.CM113]))">
            <text:p/>
          </table:table-cell>
          <table:table-cell table:style-name="ce7" table:formula="of:=IF(ISBLANK([.CM11]);&quot;&quot;;[.CM11]+MAX([.CM113];[.CN113]))">
            <text:p/>
          </table:table-cell>
          <table:table-cell table:style-name="ce7" table:formula="of:=IF(ISBLANK([.CN11]);&quot;&quot;;[.CN11]+MAX([.CN113];[.CO113]))">
            <text:p/>
          </table:table-cell>
          <table:table-cell table:style-name="ce7" table:formula="of:=IF(ISBLANK([.CO11]);&quot;&quot;;[.CO11]+MAX([.CO113];[.CP113]))">
            <text:p/>
          </table:table-cell>
          <table:table-cell table:style-name="ce7" table:formula="of:=IF(ISBLANK([.CP11]);&quot;&quot;;[.CP11]+MAX([.CP113];[.CQ113]))">
            <text:p/>
          </table:table-cell>
          <table:table-cell table:style-name="ce7" table:formula="of:=IF(ISBLANK([.CQ11]);&quot;&quot;;[.CQ11]+MAX([.CQ113];[.CR113]))">
            <text:p/>
          </table:table-cell>
          <table:table-cell table:style-name="ce7" table:formula="of:=IF(ISBLANK([.CR11]);&quot;&quot;;[.CR11]+MAX([.CR113];[.CS113]))">
            <text:p/>
          </table:table-cell>
          <table:table-cell table:style-name="ce7" table:formula="of:=IF(ISBLANK([.CS11]);&quot;&quot;;[.CS11]+MAX([.CS113];[.CT113]))">
            <text:p/>
          </table:table-cell>
          <table:table-cell table:style-name="ce7" table:formula="of:=IF(ISBLANK([.CT11]);&quot;&quot;;[.CT11]+MAX([.CT113];[.CU113]))">
            <text:p/>
          </table:table-cell>
          <table:table-cell table:style-name="ce7" table:formula="of:=IF(ISBLANK([.CU11]);&quot;&quot;;[.CU11]+MAX([.CU113];[.CV113]))">
            <text:p/>
          </table:table-cell>
          <table:table-cell table:formula="of:=IF(ISBLANK([.CV11]);&quot;&quot;;[.CV11]+MAX([.CV113];[.CW113]))">
            <text:p/>
          </table:table-cell>
        </table:table-row>
        <table:table-row table:style-name="ro1">
          <table:table-cell table:formula="of:=IF(ISBLANK([.A12]);&quot;&quot;;[.A12]+MAX([.A114];[.B114]))" office:value-type="float" office:value="6512" calcext:value-type="float">
            <text:p>6512</text:p>
          </table:table-cell>
          <table:table-cell table:style-name="ce7" table:formula="of:=IF(ISBLANK([.B12]);&quot;&quot;;[.B12]+MAX([.B114];[.C114]))" office:value-type="float" office:value="6490" calcext:value-type="float">
            <text:p>6490</text:p>
          </table:table-cell>
          <table:table-cell table:style-name="ce7" table:formula="of:=IF(ISBLANK([.C12]);&quot;&quot;;[.C12]+MAX([.C114];[.D114]))" office:value-type="float" office:value="6442" calcext:value-type="float">
            <text:p>6442</text:p>
          </table:table-cell>
          <table:table-cell table:style-name="ce7" table:formula="of:=IF(ISBLANK([.D12]);&quot;&quot;;[.D12]+MAX([.D114];[.E114]))" office:value-type="float" office:value="6401" calcext:value-type="float">
            <text:p>6401</text:p>
          </table:table-cell>
          <table:table-cell table:style-name="ce7" table:formula="of:=IF(ISBLANK([.E12]);&quot;&quot;;[.E12]+MAX([.E114];[.F114]))" office:value-type="float" office:value="6466" calcext:value-type="float">
            <text:p>6466</text:p>
          </table:table-cell>
          <table:table-cell table:style-name="ce7" table:formula="of:=IF(ISBLANK([.F12]);&quot;&quot;;[.F12]+MAX([.F114];[.G114]))" office:value-type="float" office:value="6509" calcext:value-type="float">
            <text:p>6509</text:p>
          </table:table-cell>
          <table:table-cell table:style-name="ce7" table:formula="of:=IF(ISBLANK([.G12]);&quot;&quot;;[.G12]+MAX([.G114];[.H114]))" office:value-type="float" office:value="6559" calcext:value-type="float">
            <text:p>6559</text:p>
          </table:table-cell>
          <table:table-cell table:style-name="ce7" table:formula="of:=IF(ISBLANK([.H12]);&quot;&quot;;[.H12]+MAX([.H114];[.I114]))" office:value-type="float" office:value="6510" calcext:value-type="float">
            <text:p>6510</text:p>
          </table:table-cell>
          <table:table-cell table:style-name="ce7" table:formula="of:=IF(ISBLANK([.I12]);&quot;&quot;;[.I12]+MAX([.I114];[.J114]))" office:value-type="float" office:value="6582" calcext:value-type="float">
            <text:p>6582</text:p>
          </table:table-cell>
          <table:table-cell table:style-name="ce7" table:formula="of:=IF(ISBLANK([.J12]);&quot;&quot;;[.J12]+MAX([.J114];[.K114]))" office:value-type="float" office:value="6543" calcext:value-type="float">
            <text:p>6543</text:p>
          </table:table-cell>
          <table:table-cell table:style-name="ce7" table:formula="of:=IF(ISBLANK([.K12]);&quot;&quot;;[.K12]+MAX([.K114];[.L114]))" office:value-type="float" office:value="6555" calcext:value-type="float">
            <text:p>6555</text:p>
          </table:table-cell>
          <table:table-cell table:style-name="ce7" table:formula="of:=IF(ISBLANK([.L12]);&quot;&quot;;[.L12]+MAX([.L114];[.M114]))">
            <text:p/>
          </table:table-cell>
          <table:table-cell table:style-name="ce7" table:formula="of:=IF(ISBLANK([.M12]);&quot;&quot;;[.M12]+MAX([.M114];[.N114]))">
            <text:p/>
          </table:table-cell>
          <table:table-cell table:style-name="ce7" table:formula="of:=IF(ISBLANK([.N12]);&quot;&quot;;[.N12]+MAX([.N114];[.O114]))">
            <text:p/>
          </table:table-cell>
          <table:table-cell table:style-name="ce7" table:formula="of:=IF(ISBLANK([.O12]);&quot;&quot;;[.O12]+MAX([.O114];[.P114]))">
            <text:p/>
          </table:table-cell>
          <table:table-cell table:style-name="ce7" table:formula="of:=IF(ISBLANK([.P12]);&quot;&quot;;[.P12]+MAX([.P114];[.Q114]))">
            <text:p/>
          </table:table-cell>
          <table:table-cell table:style-name="ce7" table:formula="of:=IF(ISBLANK([.Q12]);&quot;&quot;;[.Q12]+MAX([.Q114];[.R114]))">
            <text:p/>
          </table:table-cell>
          <table:table-cell table:style-name="ce7" table:formula="of:=IF(ISBLANK([.R12]);&quot;&quot;;[.R12]+MAX([.R114];[.S114]))">
            <text:p/>
          </table:table-cell>
          <table:table-cell table:style-name="ce7" table:formula="of:=IF(ISBLANK([.S12]);&quot;&quot;;[.S12]+MAX([.S114];[.T114]))">
            <text:p/>
          </table:table-cell>
          <table:table-cell table:style-name="ce7" table:formula="of:=IF(ISBLANK([.T12]);&quot;&quot;;[.T12]+MAX([.T114];[.U114]))">
            <text:p/>
          </table:table-cell>
          <table:table-cell table:style-name="ce7" table:formula="of:=IF(ISBLANK([.U12]);&quot;&quot;;[.U12]+MAX([.U114];[.V114]))">
            <text:p/>
          </table:table-cell>
          <table:table-cell table:style-name="ce7" table:formula="of:=IF(ISBLANK([.V12]);&quot;&quot;;[.V12]+MAX([.V114];[.W114]))">
            <text:p/>
          </table:table-cell>
          <table:table-cell table:style-name="ce7" table:formula="of:=IF(ISBLANK([.W12]);&quot;&quot;;[.W12]+MAX([.W114];[.X114]))">
            <text:p/>
          </table:table-cell>
          <table:table-cell table:style-name="ce7" table:formula="of:=IF(ISBLANK([.X12]);&quot;&quot;;[.X12]+MAX([.X114];[.Y114]))">
            <text:p/>
          </table:table-cell>
          <table:table-cell table:style-name="ce7" table:formula="of:=IF(ISBLANK([.Y12]);&quot;&quot;;[.Y12]+MAX([.Y114];[.Z114]))">
            <text:p/>
          </table:table-cell>
          <table:table-cell table:style-name="ce7" table:formula="of:=IF(ISBLANK([.Z12]);&quot;&quot;;[.Z12]+MAX([.Z114];[.AA114]))">
            <text:p/>
          </table:table-cell>
          <table:table-cell table:style-name="ce7" table:formula="of:=IF(ISBLANK([.AA12]);&quot;&quot;;[.AA12]+MAX([.AA114];[.AB114]))">
            <text:p/>
          </table:table-cell>
          <table:table-cell table:style-name="ce7" table:formula="of:=IF(ISBLANK([.AB12]);&quot;&quot;;[.AB12]+MAX([.AB114];[.AC114]))">
            <text:p/>
          </table:table-cell>
          <table:table-cell table:style-name="ce7" table:formula="of:=IF(ISBLANK([.AC12]);&quot;&quot;;[.AC12]+MAX([.AC114];[.AD114]))">
            <text:p/>
          </table:table-cell>
          <table:table-cell table:style-name="ce7" table:formula="of:=IF(ISBLANK([.AD12]);&quot;&quot;;[.AD12]+MAX([.AD114];[.AE114]))">
            <text:p/>
          </table:table-cell>
          <table:table-cell table:style-name="ce7" table:formula="of:=IF(ISBLANK([.AE12]);&quot;&quot;;[.AE12]+MAX([.AE114];[.AF114]))">
            <text:p/>
          </table:table-cell>
          <table:table-cell table:style-name="ce7" table:formula="of:=IF(ISBLANK([.AF12]);&quot;&quot;;[.AF12]+MAX([.AF114];[.AG114]))">
            <text:p/>
          </table:table-cell>
          <table:table-cell table:style-name="ce7" table:formula="of:=IF(ISBLANK([.AG12]);&quot;&quot;;[.AG12]+MAX([.AG114];[.AH114]))">
            <text:p/>
          </table:table-cell>
          <table:table-cell table:style-name="ce7" table:formula="of:=IF(ISBLANK([.AH12]);&quot;&quot;;[.AH12]+MAX([.AH114];[.AI114]))">
            <text:p/>
          </table:table-cell>
          <table:table-cell table:style-name="ce7" table:formula="of:=IF(ISBLANK([.AI12]);&quot;&quot;;[.AI12]+MAX([.AI114];[.AJ114]))">
            <text:p/>
          </table:table-cell>
          <table:table-cell table:style-name="ce7" table:formula="of:=IF(ISBLANK([.AJ12]);&quot;&quot;;[.AJ12]+MAX([.AJ114];[.AK114]))">
            <text:p/>
          </table:table-cell>
          <table:table-cell table:style-name="ce7" table:formula="of:=IF(ISBLANK([.AK12]);&quot;&quot;;[.AK12]+MAX([.AK114];[.AL114]))">
            <text:p/>
          </table:table-cell>
          <table:table-cell table:style-name="ce7" table:formula="of:=IF(ISBLANK([.AL12]);&quot;&quot;;[.AL12]+MAX([.AL114];[.AM114]))">
            <text:p/>
          </table:table-cell>
          <table:table-cell table:style-name="ce7" table:formula="of:=IF(ISBLANK([.AM12]);&quot;&quot;;[.AM12]+MAX([.AM114];[.AN114]))">
            <text:p/>
          </table:table-cell>
          <table:table-cell table:style-name="ce7" table:formula="of:=IF(ISBLANK([.AN12]);&quot;&quot;;[.AN12]+MAX([.AN114];[.AO114]))">
            <text:p/>
          </table:table-cell>
          <table:table-cell table:style-name="ce7" table:formula="of:=IF(ISBLANK([.AO12]);&quot;&quot;;[.AO12]+MAX([.AO114];[.AP114]))">
            <text:p/>
          </table:table-cell>
          <table:table-cell table:style-name="ce7" table:formula="of:=IF(ISBLANK([.AP12]);&quot;&quot;;[.AP12]+MAX([.AP114];[.AQ114]))">
            <text:p/>
          </table:table-cell>
          <table:table-cell table:style-name="ce7" table:formula="of:=IF(ISBLANK([.AQ12]);&quot;&quot;;[.AQ12]+MAX([.AQ114];[.AR114]))">
            <text:p/>
          </table:table-cell>
          <table:table-cell table:style-name="ce7" table:formula="of:=IF(ISBLANK([.AR12]);&quot;&quot;;[.AR12]+MAX([.AR114];[.AS114]))">
            <text:p/>
          </table:table-cell>
          <table:table-cell table:style-name="ce7" table:formula="of:=IF(ISBLANK([.AS12]);&quot;&quot;;[.AS12]+MAX([.AS114];[.AT114]))">
            <text:p/>
          </table:table-cell>
          <table:table-cell table:style-name="ce7" table:formula="of:=IF(ISBLANK([.AT12]);&quot;&quot;;[.AT12]+MAX([.AT114];[.AU114]))">
            <text:p/>
          </table:table-cell>
          <table:table-cell table:style-name="ce7" table:formula="of:=IF(ISBLANK([.AU12]);&quot;&quot;;[.AU12]+MAX([.AU114];[.AV114]))">
            <text:p/>
          </table:table-cell>
          <table:table-cell table:style-name="ce7" table:formula="of:=IF(ISBLANK([.AV12]);&quot;&quot;;[.AV12]+MAX([.AV114];[.AW114]))">
            <text:p/>
          </table:table-cell>
          <table:table-cell table:style-name="ce7" table:formula="of:=IF(ISBLANK([.AW12]);&quot;&quot;;[.AW12]+MAX([.AW114];[.AX114]))">
            <text:p/>
          </table:table-cell>
          <table:table-cell table:style-name="ce7" table:formula="of:=IF(ISBLANK([.AX12]);&quot;&quot;;[.AX12]+MAX([.AX114];[.AY114]))">
            <text:p/>
          </table:table-cell>
          <table:table-cell table:style-name="ce7" table:formula="of:=IF(ISBLANK([.AY12]);&quot;&quot;;[.AY12]+MAX([.AY114];[.AZ114]))">
            <text:p/>
          </table:table-cell>
          <table:table-cell table:style-name="ce7" table:formula="of:=IF(ISBLANK([.AZ12]);&quot;&quot;;[.AZ12]+MAX([.AZ114];[.BA114]))">
            <text:p/>
          </table:table-cell>
          <table:table-cell table:style-name="ce7" table:formula="of:=IF(ISBLANK([.BA12]);&quot;&quot;;[.BA12]+MAX([.BA114];[.BB114]))">
            <text:p/>
          </table:table-cell>
          <table:table-cell table:style-name="ce7" table:formula="of:=IF(ISBLANK([.BB12]);&quot;&quot;;[.BB12]+MAX([.BB114];[.BC114]))">
            <text:p/>
          </table:table-cell>
          <table:table-cell table:style-name="ce7" table:formula="of:=IF(ISBLANK([.BC12]);&quot;&quot;;[.BC12]+MAX([.BC114];[.BD114]))">
            <text:p/>
          </table:table-cell>
          <table:table-cell table:style-name="ce7" table:formula="of:=IF(ISBLANK([.BD12]);&quot;&quot;;[.BD12]+MAX([.BD114];[.BE114]))">
            <text:p/>
          </table:table-cell>
          <table:table-cell table:style-name="ce7" table:formula="of:=IF(ISBLANK([.BE12]);&quot;&quot;;[.BE12]+MAX([.BE114];[.BF114]))">
            <text:p/>
          </table:table-cell>
          <table:table-cell table:style-name="ce7" table:formula="of:=IF(ISBLANK([.BF12]);&quot;&quot;;[.BF12]+MAX([.BF114];[.BG114]))">
            <text:p/>
          </table:table-cell>
          <table:table-cell table:style-name="ce7" table:formula="of:=IF(ISBLANK([.BG12]);&quot;&quot;;[.BG12]+MAX([.BG114];[.BH114]))">
            <text:p/>
          </table:table-cell>
          <table:table-cell table:style-name="ce7" table:formula="of:=IF(ISBLANK([.BH12]);&quot;&quot;;[.BH12]+MAX([.BH114];[.BI114]))">
            <text:p/>
          </table:table-cell>
          <table:table-cell table:style-name="ce7" table:formula="of:=IF(ISBLANK([.BI12]);&quot;&quot;;[.BI12]+MAX([.BI114];[.BJ114]))">
            <text:p/>
          </table:table-cell>
          <table:table-cell table:style-name="ce7" table:formula="of:=IF(ISBLANK([.BJ12]);&quot;&quot;;[.BJ12]+MAX([.BJ114];[.BK114]))">
            <text:p/>
          </table:table-cell>
          <table:table-cell table:style-name="ce7" table:formula="of:=IF(ISBLANK([.BK12]);&quot;&quot;;[.BK12]+MAX([.BK114];[.BL114]))">
            <text:p/>
          </table:table-cell>
          <table:table-cell table:style-name="ce7" table:formula="of:=IF(ISBLANK([.BL12]);&quot;&quot;;[.BL12]+MAX([.BL114];[.BM114]))">
            <text:p/>
          </table:table-cell>
          <table:table-cell table:style-name="ce7" table:formula="of:=IF(ISBLANK([.BM12]);&quot;&quot;;[.BM12]+MAX([.BM114];[.BN114]))">
            <text:p/>
          </table:table-cell>
          <table:table-cell table:style-name="ce7" table:formula="of:=IF(ISBLANK([.BN12]);&quot;&quot;;[.BN12]+MAX([.BN114];[.BO114]))">
            <text:p/>
          </table:table-cell>
          <table:table-cell table:style-name="ce7" table:formula="of:=IF(ISBLANK([.BO12]);&quot;&quot;;[.BO12]+MAX([.BO114];[.BP114]))">
            <text:p/>
          </table:table-cell>
          <table:table-cell table:style-name="ce7" table:formula="of:=IF(ISBLANK([.BP12]);&quot;&quot;;[.BP12]+MAX([.BP114];[.BQ114]))">
            <text:p/>
          </table:table-cell>
          <table:table-cell table:style-name="ce7" table:formula="of:=IF(ISBLANK([.BQ12]);&quot;&quot;;[.BQ12]+MAX([.BQ114];[.BR114]))">
            <text:p/>
          </table:table-cell>
          <table:table-cell table:style-name="ce7" table:formula="of:=IF(ISBLANK([.BR12]);&quot;&quot;;[.BR12]+MAX([.BR114];[.BS114]))">
            <text:p/>
          </table:table-cell>
          <table:table-cell table:style-name="ce7" table:formula="of:=IF(ISBLANK([.BS12]);&quot;&quot;;[.BS12]+MAX([.BS114];[.BT114]))">
            <text:p/>
          </table:table-cell>
          <table:table-cell table:style-name="ce7" table:formula="of:=IF(ISBLANK([.BT12]);&quot;&quot;;[.BT12]+MAX([.BT114];[.BU114]))">
            <text:p/>
          </table:table-cell>
          <table:table-cell table:style-name="ce7" table:formula="of:=IF(ISBLANK([.BU12]);&quot;&quot;;[.BU12]+MAX([.BU114];[.BV114]))">
            <text:p/>
          </table:table-cell>
          <table:table-cell table:style-name="ce7" table:formula="of:=IF(ISBLANK([.BV12]);&quot;&quot;;[.BV12]+MAX([.BV114];[.BW114]))">
            <text:p/>
          </table:table-cell>
          <table:table-cell table:style-name="ce7" table:formula="of:=IF(ISBLANK([.BW12]);&quot;&quot;;[.BW12]+MAX([.BW114];[.BX114]))">
            <text:p/>
          </table:table-cell>
          <table:table-cell table:style-name="ce7" table:formula="of:=IF(ISBLANK([.BX12]);&quot;&quot;;[.BX12]+MAX([.BX114];[.BY114]))">
            <text:p/>
          </table:table-cell>
          <table:table-cell table:style-name="ce7" table:formula="of:=IF(ISBLANK([.BY12]);&quot;&quot;;[.BY12]+MAX([.BY114];[.BZ114]))">
            <text:p/>
          </table:table-cell>
          <table:table-cell table:style-name="ce7" table:formula="of:=IF(ISBLANK([.BZ12]);&quot;&quot;;[.BZ12]+MAX([.BZ114];[.CA114]))">
            <text:p/>
          </table:table-cell>
          <table:table-cell table:style-name="ce7" table:formula="of:=IF(ISBLANK([.CA12]);&quot;&quot;;[.CA12]+MAX([.CA114];[.CB114]))">
            <text:p/>
          </table:table-cell>
          <table:table-cell table:style-name="ce7" table:formula="of:=IF(ISBLANK([.CB12]);&quot;&quot;;[.CB12]+MAX([.CB114];[.CC114]))">
            <text:p/>
          </table:table-cell>
          <table:table-cell table:style-name="ce7" table:formula="of:=IF(ISBLANK([.CC12]);&quot;&quot;;[.CC12]+MAX([.CC114];[.CD114]))">
            <text:p/>
          </table:table-cell>
          <table:table-cell table:style-name="ce7" table:formula="of:=IF(ISBLANK([.CD12]);&quot;&quot;;[.CD12]+MAX([.CD114];[.CE114]))">
            <text:p/>
          </table:table-cell>
          <table:table-cell table:style-name="ce7" table:formula="of:=IF(ISBLANK([.CE12]);&quot;&quot;;[.CE12]+MAX([.CE114];[.CF114]))">
            <text:p/>
          </table:table-cell>
          <table:table-cell table:style-name="ce7" table:formula="of:=IF(ISBLANK([.CF12]);&quot;&quot;;[.CF12]+MAX([.CF114];[.CG114]))">
            <text:p/>
          </table:table-cell>
          <table:table-cell table:style-name="ce7" table:formula="of:=IF(ISBLANK([.CG12]);&quot;&quot;;[.CG12]+MAX([.CG114];[.CH114]))">
            <text:p/>
          </table:table-cell>
          <table:table-cell table:style-name="ce7" table:formula="of:=IF(ISBLANK([.CH12]);&quot;&quot;;[.CH12]+MAX([.CH114];[.CI114]))">
            <text:p/>
          </table:table-cell>
          <table:table-cell table:style-name="ce7" table:formula="of:=IF(ISBLANK([.CI12]);&quot;&quot;;[.CI12]+MAX([.CI114];[.CJ114]))">
            <text:p/>
          </table:table-cell>
          <table:table-cell table:style-name="ce7" table:formula="of:=IF(ISBLANK([.CJ12]);&quot;&quot;;[.CJ12]+MAX([.CJ114];[.CK114]))">
            <text:p/>
          </table:table-cell>
          <table:table-cell table:style-name="ce7" table:formula="of:=IF(ISBLANK([.CK12]);&quot;&quot;;[.CK12]+MAX([.CK114];[.CL114]))">
            <text:p/>
          </table:table-cell>
          <table:table-cell table:style-name="ce7" table:formula="of:=IF(ISBLANK([.CL12]);&quot;&quot;;[.CL12]+MAX([.CL114];[.CM114]))">
            <text:p/>
          </table:table-cell>
          <table:table-cell table:style-name="ce7" table:formula="of:=IF(ISBLANK([.CM12]);&quot;&quot;;[.CM12]+MAX([.CM114];[.CN114]))">
            <text:p/>
          </table:table-cell>
          <table:table-cell table:style-name="ce7" table:formula="of:=IF(ISBLANK([.CN12]);&quot;&quot;;[.CN12]+MAX([.CN114];[.CO114]))">
            <text:p/>
          </table:table-cell>
          <table:table-cell table:style-name="ce7" table:formula="of:=IF(ISBLANK([.CO12]);&quot;&quot;;[.CO12]+MAX([.CO114];[.CP114]))">
            <text:p/>
          </table:table-cell>
          <table:table-cell table:style-name="ce7" table:formula="of:=IF(ISBLANK([.CP12]);&quot;&quot;;[.CP12]+MAX([.CP114];[.CQ114]))">
            <text:p/>
          </table:table-cell>
          <table:table-cell table:style-name="ce7" table:formula="of:=IF(ISBLANK([.CQ12]);&quot;&quot;;[.CQ12]+MAX([.CQ114];[.CR114]))">
            <text:p/>
          </table:table-cell>
          <table:table-cell table:style-name="ce7" table:formula="of:=IF(ISBLANK([.CR12]);&quot;&quot;;[.CR12]+MAX([.CR114];[.CS114]))">
            <text:p/>
          </table:table-cell>
          <table:table-cell table:style-name="ce7" table:formula="of:=IF(ISBLANK([.CS12]);&quot;&quot;;[.CS12]+MAX([.CS114];[.CT114]))">
            <text:p/>
          </table:table-cell>
          <table:table-cell table:style-name="ce7" table:formula="of:=IF(ISBLANK([.CT12]);&quot;&quot;;[.CT12]+MAX([.CT114];[.CU114]))">
            <text:p/>
          </table:table-cell>
          <table:table-cell table:style-name="ce7" table:formula="of:=IF(ISBLANK([.CU12]);&quot;&quot;;[.CU12]+MAX([.CU114];[.CV114]))">
            <text:p/>
          </table:table-cell>
          <table:table-cell table:formula="of:=IF(ISBLANK([.CV12]);&quot;&quot;;[.CV12]+MAX([.CV114];[.CW114]))">
            <text:p/>
          </table:table-cell>
        </table:table-row>
        <table:table-row table:style-name="ro1">
          <table:table-cell table:formula="of:=IF(ISBLANK([.A13]);&quot;&quot;;[.A13]+MAX([.A115];[.B115]))" office:value-type="float" office:value="6436" calcext:value-type="float">
            <text:p>6436</text:p>
          </table:table-cell>
          <table:table-cell table:style-name="ce7" table:formula="of:=IF(ISBLANK([.B13]);&quot;&quot;;[.B13]+MAX([.B115];[.C115]))" office:value-type="float" office:value="6456" calcext:value-type="float">
            <text:p>6456</text:p>
          </table:table-cell>
          <table:table-cell table:style-name="ce7" table:formula="of:=IF(ISBLANK([.C13]);&quot;&quot;;[.C13]+MAX([.C115];[.D115]))" office:value-type="float" office:value="6407" calcext:value-type="float">
            <text:p>6407</text:p>
          </table:table-cell>
          <table:table-cell table:style-name="ce7" table:formula="of:=IF(ISBLANK([.D13]);&quot;&quot;;[.D13]+MAX([.D115];[.E115]))" office:value-type="float" office:value="6348" calcext:value-type="float">
            <text:p>6348</text:p>
          </table:table-cell>
          <table:table-cell table:style-name="ce7" table:formula="of:=IF(ISBLANK([.E13]);&quot;&quot;;[.E13]+MAX([.E115];[.F115]))" office:value-type="float" office:value="6344" calcext:value-type="float">
            <text:p>6344</text:p>
          </table:table-cell>
          <table:table-cell table:style-name="ce7" table:formula="of:=IF(ISBLANK([.F13]);&quot;&quot;;[.F13]+MAX([.F115];[.G115]))" office:value-type="float" office:value="6388" calcext:value-type="float">
            <text:p>6388</text:p>
          </table:table-cell>
          <table:table-cell table:style-name="ce7" table:formula="of:=IF(ISBLANK([.G13]);&quot;&quot;;[.G13]+MAX([.G115];[.H115]))" office:value-type="float" office:value="6478" calcext:value-type="float">
            <text:p>6478</text:p>
          </table:table-cell>
          <table:table-cell table:style-name="ce7" table:formula="of:=IF(ISBLANK([.H13]);&quot;&quot;;[.H13]+MAX([.H115];[.I115]))" office:value-type="float" office:value="6459" calcext:value-type="float">
            <text:p>6459</text:p>
          </table:table-cell>
          <table:table-cell table:style-name="ce7" table:formula="of:=IF(ISBLANK([.I13]);&quot;&quot;;[.I13]+MAX([.I115];[.J115]))" office:value-type="float" office:value="6492" calcext:value-type="float">
            <text:p>6492</text:p>
          </table:table-cell>
          <table:table-cell table:style-name="ce7" table:formula="of:=IF(ISBLANK([.J13]);&quot;&quot;;[.J13]+MAX([.J115];[.K115]))" office:value-type="float" office:value="6408" calcext:value-type="float">
            <text:p>6408</text:p>
          </table:table-cell>
          <table:table-cell table:style-name="ce7" table:formula="of:=IF(ISBLANK([.K13]);&quot;&quot;;[.K13]+MAX([.K115];[.L115]))" office:value-type="float" office:value="6450" calcext:value-type="float">
            <text:p>6450</text:p>
          </table:table-cell>
          <table:table-cell table:style-name="ce7" table:formula="of:=IF(ISBLANK([.L13]);&quot;&quot;;[.L13]+MAX([.L115];[.M115]))" office:value-type="float" office:value="6540" calcext:value-type="float">
            <text:p>6540</text:p>
          </table:table-cell>
          <table:table-cell table:style-name="ce7" table:formula="of:=IF(ISBLANK([.M13]);&quot;&quot;;[.M13]+MAX([.M115];[.N115]))">
            <text:p/>
          </table:table-cell>
          <table:table-cell table:style-name="ce7" table:formula="of:=IF(ISBLANK([.N13]);&quot;&quot;;[.N13]+MAX([.N115];[.O115]))">
            <text:p/>
          </table:table-cell>
          <table:table-cell table:style-name="ce7" table:formula="of:=IF(ISBLANK([.O13]);&quot;&quot;;[.O13]+MAX([.O115];[.P115]))">
            <text:p/>
          </table:table-cell>
          <table:table-cell table:style-name="ce7" table:formula="of:=IF(ISBLANK([.P13]);&quot;&quot;;[.P13]+MAX([.P115];[.Q115]))">
            <text:p/>
          </table:table-cell>
          <table:table-cell table:style-name="ce7" table:formula="of:=IF(ISBLANK([.Q13]);&quot;&quot;;[.Q13]+MAX([.Q115];[.R115]))">
            <text:p/>
          </table:table-cell>
          <table:table-cell table:style-name="ce7" table:formula="of:=IF(ISBLANK([.R13]);&quot;&quot;;[.R13]+MAX([.R115];[.S115]))">
            <text:p/>
          </table:table-cell>
          <table:table-cell table:style-name="ce7" table:formula="of:=IF(ISBLANK([.S13]);&quot;&quot;;[.S13]+MAX([.S115];[.T115]))">
            <text:p/>
          </table:table-cell>
          <table:table-cell table:style-name="ce7" table:formula="of:=IF(ISBLANK([.T13]);&quot;&quot;;[.T13]+MAX([.T115];[.U115]))">
            <text:p/>
          </table:table-cell>
          <table:table-cell table:style-name="ce7" table:formula="of:=IF(ISBLANK([.U13]);&quot;&quot;;[.U13]+MAX([.U115];[.V115]))">
            <text:p/>
          </table:table-cell>
          <table:table-cell table:style-name="ce7" table:formula="of:=IF(ISBLANK([.V13]);&quot;&quot;;[.V13]+MAX([.V115];[.W115]))">
            <text:p/>
          </table:table-cell>
          <table:table-cell table:style-name="ce7" table:formula="of:=IF(ISBLANK([.W13]);&quot;&quot;;[.W13]+MAX([.W115];[.X115]))">
            <text:p/>
          </table:table-cell>
          <table:table-cell table:style-name="ce7" table:formula="of:=IF(ISBLANK([.X13]);&quot;&quot;;[.X13]+MAX([.X115];[.Y115]))">
            <text:p/>
          </table:table-cell>
          <table:table-cell table:style-name="ce7" table:formula="of:=IF(ISBLANK([.Y13]);&quot;&quot;;[.Y13]+MAX([.Y115];[.Z115]))">
            <text:p/>
          </table:table-cell>
          <table:table-cell table:style-name="ce7" table:formula="of:=IF(ISBLANK([.Z13]);&quot;&quot;;[.Z13]+MAX([.Z115];[.AA115]))">
            <text:p/>
          </table:table-cell>
          <table:table-cell table:style-name="ce7" table:formula="of:=IF(ISBLANK([.AA13]);&quot;&quot;;[.AA13]+MAX([.AA115];[.AB115]))">
            <text:p/>
          </table:table-cell>
          <table:table-cell table:style-name="ce7" table:formula="of:=IF(ISBLANK([.AB13]);&quot;&quot;;[.AB13]+MAX([.AB115];[.AC115]))">
            <text:p/>
          </table:table-cell>
          <table:table-cell table:style-name="ce7" table:formula="of:=IF(ISBLANK([.AC13]);&quot;&quot;;[.AC13]+MAX([.AC115];[.AD115]))">
            <text:p/>
          </table:table-cell>
          <table:table-cell table:style-name="ce7" table:formula="of:=IF(ISBLANK([.AD13]);&quot;&quot;;[.AD13]+MAX([.AD115];[.AE115]))">
            <text:p/>
          </table:table-cell>
          <table:table-cell table:style-name="ce7" table:formula="of:=IF(ISBLANK([.AE13]);&quot;&quot;;[.AE13]+MAX([.AE115];[.AF115]))">
            <text:p/>
          </table:table-cell>
          <table:table-cell table:style-name="ce7" table:formula="of:=IF(ISBLANK([.AF13]);&quot;&quot;;[.AF13]+MAX([.AF115];[.AG115]))">
            <text:p/>
          </table:table-cell>
          <table:table-cell table:style-name="ce7" table:formula="of:=IF(ISBLANK([.AG13]);&quot;&quot;;[.AG13]+MAX([.AG115];[.AH115]))">
            <text:p/>
          </table:table-cell>
          <table:table-cell table:style-name="ce7" table:formula="of:=IF(ISBLANK([.AH13]);&quot;&quot;;[.AH13]+MAX([.AH115];[.AI115]))">
            <text:p/>
          </table:table-cell>
          <table:table-cell table:style-name="ce7" table:formula="of:=IF(ISBLANK([.AI13]);&quot;&quot;;[.AI13]+MAX([.AI115];[.AJ115]))">
            <text:p/>
          </table:table-cell>
          <table:table-cell table:style-name="ce7" table:formula="of:=IF(ISBLANK([.AJ13]);&quot;&quot;;[.AJ13]+MAX([.AJ115];[.AK115]))">
            <text:p/>
          </table:table-cell>
          <table:table-cell table:style-name="ce7" table:formula="of:=IF(ISBLANK([.AK13]);&quot;&quot;;[.AK13]+MAX([.AK115];[.AL115]))">
            <text:p/>
          </table:table-cell>
          <table:table-cell table:style-name="ce7" table:formula="of:=IF(ISBLANK([.AL13]);&quot;&quot;;[.AL13]+MAX([.AL115];[.AM115]))">
            <text:p/>
          </table:table-cell>
          <table:table-cell table:style-name="ce7" table:formula="of:=IF(ISBLANK([.AM13]);&quot;&quot;;[.AM13]+MAX([.AM115];[.AN115]))">
            <text:p/>
          </table:table-cell>
          <table:table-cell table:style-name="ce7" table:formula="of:=IF(ISBLANK([.AN13]);&quot;&quot;;[.AN13]+MAX([.AN115];[.AO115]))">
            <text:p/>
          </table:table-cell>
          <table:table-cell table:style-name="ce7" table:formula="of:=IF(ISBLANK([.AO13]);&quot;&quot;;[.AO13]+MAX([.AO115];[.AP115]))">
            <text:p/>
          </table:table-cell>
          <table:table-cell table:style-name="ce7" table:formula="of:=IF(ISBLANK([.AP13]);&quot;&quot;;[.AP13]+MAX([.AP115];[.AQ115]))">
            <text:p/>
          </table:table-cell>
          <table:table-cell table:style-name="ce7" table:formula="of:=IF(ISBLANK([.AQ13]);&quot;&quot;;[.AQ13]+MAX([.AQ115];[.AR115]))">
            <text:p/>
          </table:table-cell>
          <table:table-cell table:style-name="ce7" table:formula="of:=IF(ISBLANK([.AR13]);&quot;&quot;;[.AR13]+MAX([.AR115];[.AS115]))">
            <text:p/>
          </table:table-cell>
          <table:table-cell table:style-name="ce7" table:formula="of:=IF(ISBLANK([.AS13]);&quot;&quot;;[.AS13]+MAX([.AS115];[.AT115]))">
            <text:p/>
          </table:table-cell>
          <table:table-cell table:style-name="ce7" table:formula="of:=IF(ISBLANK([.AT13]);&quot;&quot;;[.AT13]+MAX([.AT115];[.AU115]))">
            <text:p/>
          </table:table-cell>
          <table:table-cell table:style-name="ce7" table:formula="of:=IF(ISBLANK([.AU13]);&quot;&quot;;[.AU13]+MAX([.AU115];[.AV115]))">
            <text:p/>
          </table:table-cell>
          <table:table-cell table:style-name="ce7" table:formula="of:=IF(ISBLANK([.AV13]);&quot;&quot;;[.AV13]+MAX([.AV115];[.AW115]))">
            <text:p/>
          </table:table-cell>
          <table:table-cell table:style-name="ce7" table:formula="of:=IF(ISBLANK([.AW13]);&quot;&quot;;[.AW13]+MAX([.AW115];[.AX115]))">
            <text:p/>
          </table:table-cell>
          <table:table-cell table:style-name="ce7" table:formula="of:=IF(ISBLANK([.AX13]);&quot;&quot;;[.AX13]+MAX([.AX115];[.AY115]))">
            <text:p/>
          </table:table-cell>
          <table:table-cell table:style-name="ce7" table:formula="of:=IF(ISBLANK([.AY13]);&quot;&quot;;[.AY13]+MAX([.AY115];[.AZ115]))">
            <text:p/>
          </table:table-cell>
          <table:table-cell table:style-name="ce7" table:formula="of:=IF(ISBLANK([.AZ13]);&quot;&quot;;[.AZ13]+MAX([.AZ115];[.BA115]))">
            <text:p/>
          </table:table-cell>
          <table:table-cell table:style-name="ce7" table:formula="of:=IF(ISBLANK([.BA13]);&quot;&quot;;[.BA13]+MAX([.BA115];[.BB115]))">
            <text:p/>
          </table:table-cell>
          <table:table-cell table:style-name="ce7" table:formula="of:=IF(ISBLANK([.BB13]);&quot;&quot;;[.BB13]+MAX([.BB115];[.BC115]))">
            <text:p/>
          </table:table-cell>
          <table:table-cell table:style-name="ce7" table:formula="of:=IF(ISBLANK([.BC13]);&quot;&quot;;[.BC13]+MAX([.BC115];[.BD115]))">
            <text:p/>
          </table:table-cell>
          <table:table-cell table:style-name="ce7" table:formula="of:=IF(ISBLANK([.BD13]);&quot;&quot;;[.BD13]+MAX([.BD115];[.BE115]))">
            <text:p/>
          </table:table-cell>
          <table:table-cell table:style-name="ce7" table:formula="of:=IF(ISBLANK([.BE13]);&quot;&quot;;[.BE13]+MAX([.BE115];[.BF115]))">
            <text:p/>
          </table:table-cell>
          <table:table-cell table:style-name="ce7" table:formula="of:=IF(ISBLANK([.BF13]);&quot;&quot;;[.BF13]+MAX([.BF115];[.BG115]))">
            <text:p/>
          </table:table-cell>
          <table:table-cell table:style-name="ce7" table:formula="of:=IF(ISBLANK([.BG13]);&quot;&quot;;[.BG13]+MAX([.BG115];[.BH115]))">
            <text:p/>
          </table:table-cell>
          <table:table-cell table:style-name="ce7" table:formula="of:=IF(ISBLANK([.BH13]);&quot;&quot;;[.BH13]+MAX([.BH115];[.BI115]))">
            <text:p/>
          </table:table-cell>
          <table:table-cell table:style-name="ce7" table:formula="of:=IF(ISBLANK([.BI13]);&quot;&quot;;[.BI13]+MAX([.BI115];[.BJ115]))">
            <text:p/>
          </table:table-cell>
          <table:table-cell table:style-name="ce7" table:formula="of:=IF(ISBLANK([.BJ13]);&quot;&quot;;[.BJ13]+MAX([.BJ115];[.BK115]))">
            <text:p/>
          </table:table-cell>
          <table:table-cell table:style-name="ce7" table:formula="of:=IF(ISBLANK([.BK13]);&quot;&quot;;[.BK13]+MAX([.BK115];[.BL115]))">
            <text:p/>
          </table:table-cell>
          <table:table-cell table:style-name="ce7" table:formula="of:=IF(ISBLANK([.BL13]);&quot;&quot;;[.BL13]+MAX([.BL115];[.BM115]))">
            <text:p/>
          </table:table-cell>
          <table:table-cell table:style-name="ce7" table:formula="of:=IF(ISBLANK([.BM13]);&quot;&quot;;[.BM13]+MAX([.BM115];[.BN115]))">
            <text:p/>
          </table:table-cell>
          <table:table-cell table:style-name="ce7" table:formula="of:=IF(ISBLANK([.BN13]);&quot;&quot;;[.BN13]+MAX([.BN115];[.BO115]))">
            <text:p/>
          </table:table-cell>
          <table:table-cell table:style-name="ce7" table:formula="of:=IF(ISBLANK([.BO13]);&quot;&quot;;[.BO13]+MAX([.BO115];[.BP115]))">
            <text:p/>
          </table:table-cell>
          <table:table-cell table:style-name="ce7" table:formula="of:=IF(ISBLANK([.BP13]);&quot;&quot;;[.BP13]+MAX([.BP115];[.BQ115]))">
            <text:p/>
          </table:table-cell>
          <table:table-cell table:style-name="ce7" table:formula="of:=IF(ISBLANK([.BQ13]);&quot;&quot;;[.BQ13]+MAX([.BQ115];[.BR115]))">
            <text:p/>
          </table:table-cell>
          <table:table-cell table:style-name="ce7" table:formula="of:=IF(ISBLANK([.BR13]);&quot;&quot;;[.BR13]+MAX([.BR115];[.BS115]))">
            <text:p/>
          </table:table-cell>
          <table:table-cell table:style-name="ce7" table:formula="of:=IF(ISBLANK([.BS13]);&quot;&quot;;[.BS13]+MAX([.BS115];[.BT115]))">
            <text:p/>
          </table:table-cell>
          <table:table-cell table:style-name="ce7" table:formula="of:=IF(ISBLANK([.BT13]);&quot;&quot;;[.BT13]+MAX([.BT115];[.BU115]))">
            <text:p/>
          </table:table-cell>
          <table:table-cell table:style-name="ce7" table:formula="of:=IF(ISBLANK([.BU13]);&quot;&quot;;[.BU13]+MAX([.BU115];[.BV115]))">
            <text:p/>
          </table:table-cell>
          <table:table-cell table:style-name="ce7" table:formula="of:=IF(ISBLANK([.BV13]);&quot;&quot;;[.BV13]+MAX([.BV115];[.BW115]))">
            <text:p/>
          </table:table-cell>
          <table:table-cell table:style-name="ce7" table:formula="of:=IF(ISBLANK([.BW13]);&quot;&quot;;[.BW13]+MAX([.BW115];[.BX115]))">
            <text:p/>
          </table:table-cell>
          <table:table-cell table:style-name="ce7" table:formula="of:=IF(ISBLANK([.BX13]);&quot;&quot;;[.BX13]+MAX([.BX115];[.BY115]))">
            <text:p/>
          </table:table-cell>
          <table:table-cell table:style-name="ce7" table:formula="of:=IF(ISBLANK([.BY13]);&quot;&quot;;[.BY13]+MAX([.BY115];[.BZ115]))">
            <text:p/>
          </table:table-cell>
          <table:table-cell table:style-name="ce7" table:formula="of:=IF(ISBLANK([.BZ13]);&quot;&quot;;[.BZ13]+MAX([.BZ115];[.CA115]))">
            <text:p/>
          </table:table-cell>
          <table:table-cell table:style-name="ce7" table:formula="of:=IF(ISBLANK([.CA13]);&quot;&quot;;[.CA13]+MAX([.CA115];[.CB115]))">
            <text:p/>
          </table:table-cell>
          <table:table-cell table:style-name="ce7" table:formula="of:=IF(ISBLANK([.CB13]);&quot;&quot;;[.CB13]+MAX([.CB115];[.CC115]))">
            <text:p/>
          </table:table-cell>
          <table:table-cell table:style-name="ce7" table:formula="of:=IF(ISBLANK([.CC13]);&quot;&quot;;[.CC13]+MAX([.CC115];[.CD115]))">
            <text:p/>
          </table:table-cell>
          <table:table-cell table:style-name="ce7" table:formula="of:=IF(ISBLANK([.CD13]);&quot;&quot;;[.CD13]+MAX([.CD115];[.CE115]))">
            <text:p/>
          </table:table-cell>
          <table:table-cell table:style-name="ce7" table:formula="of:=IF(ISBLANK([.CE13]);&quot;&quot;;[.CE13]+MAX([.CE115];[.CF115]))">
            <text:p/>
          </table:table-cell>
          <table:table-cell table:style-name="ce7" table:formula="of:=IF(ISBLANK([.CF13]);&quot;&quot;;[.CF13]+MAX([.CF115];[.CG115]))">
            <text:p/>
          </table:table-cell>
          <table:table-cell table:style-name="ce7" table:formula="of:=IF(ISBLANK([.CG13]);&quot;&quot;;[.CG13]+MAX([.CG115];[.CH115]))">
            <text:p/>
          </table:table-cell>
          <table:table-cell table:style-name="ce7" table:formula="of:=IF(ISBLANK([.CH13]);&quot;&quot;;[.CH13]+MAX([.CH115];[.CI115]))">
            <text:p/>
          </table:table-cell>
          <table:table-cell table:style-name="ce7" table:formula="of:=IF(ISBLANK([.CI13]);&quot;&quot;;[.CI13]+MAX([.CI115];[.CJ115]))">
            <text:p/>
          </table:table-cell>
          <table:table-cell table:style-name="ce7" table:formula="of:=IF(ISBLANK([.CJ13]);&quot;&quot;;[.CJ13]+MAX([.CJ115];[.CK115]))">
            <text:p/>
          </table:table-cell>
          <table:table-cell table:style-name="ce7" table:formula="of:=IF(ISBLANK([.CK13]);&quot;&quot;;[.CK13]+MAX([.CK115];[.CL115]))">
            <text:p/>
          </table:table-cell>
          <table:table-cell table:style-name="ce7" table:formula="of:=IF(ISBLANK([.CL13]);&quot;&quot;;[.CL13]+MAX([.CL115];[.CM115]))">
            <text:p/>
          </table:table-cell>
          <table:table-cell table:style-name="ce7" table:formula="of:=IF(ISBLANK([.CM13]);&quot;&quot;;[.CM13]+MAX([.CM115];[.CN115]))">
            <text:p/>
          </table:table-cell>
          <table:table-cell table:style-name="ce7" table:formula="of:=IF(ISBLANK([.CN13]);&quot;&quot;;[.CN13]+MAX([.CN115];[.CO115]))">
            <text:p/>
          </table:table-cell>
          <table:table-cell table:style-name="ce7" table:formula="of:=IF(ISBLANK([.CO13]);&quot;&quot;;[.CO13]+MAX([.CO115];[.CP115]))">
            <text:p/>
          </table:table-cell>
          <table:table-cell table:style-name="ce7" table:formula="of:=IF(ISBLANK([.CP13]);&quot;&quot;;[.CP13]+MAX([.CP115];[.CQ115]))">
            <text:p/>
          </table:table-cell>
          <table:table-cell table:style-name="ce7" table:formula="of:=IF(ISBLANK([.CQ13]);&quot;&quot;;[.CQ13]+MAX([.CQ115];[.CR115]))">
            <text:p/>
          </table:table-cell>
          <table:table-cell table:style-name="ce7" table:formula="of:=IF(ISBLANK([.CR13]);&quot;&quot;;[.CR13]+MAX([.CR115];[.CS115]))">
            <text:p/>
          </table:table-cell>
          <table:table-cell table:style-name="ce7" table:formula="of:=IF(ISBLANK([.CS13]);&quot;&quot;;[.CS13]+MAX([.CS115];[.CT115]))">
            <text:p/>
          </table:table-cell>
          <table:table-cell table:style-name="ce7" table:formula="of:=IF(ISBLANK([.CT13]);&quot;&quot;;[.CT13]+MAX([.CT115];[.CU115]))">
            <text:p/>
          </table:table-cell>
          <table:table-cell table:style-name="ce7" table:formula="of:=IF(ISBLANK([.CU13]);&quot;&quot;;[.CU13]+MAX([.CU115];[.CV115]))">
            <text:p/>
          </table:table-cell>
          <table:table-cell table:formula="of:=IF(ISBLANK([.CV13]);&quot;&quot;;[.CV13]+MAX([.CV115];[.CW115]))">
            <text:p/>
          </table:table-cell>
        </table:table-row>
        <table:table-row table:style-name="ro1">
          <table:table-cell table:formula="of:=IF(ISBLANK([.A14]);&quot;&quot;;[.A14]+MAX([.A116];[.B116]))" office:value-type="float" office:value="6358" calcext:value-type="float">
            <text:p>6358</text:p>
          </table:table-cell>
          <table:table-cell table:style-name="ce7" table:formula="of:=IF(ISBLANK([.B14]);&quot;&quot;;[.B14]+MAX([.B116];[.C116]))" office:value-type="float" office:value="6325" calcext:value-type="float">
            <text:p>6325</text:p>
          </table:table-cell>
          <table:table-cell table:style-name="ce7" table:formula="of:=IF(ISBLANK([.C14]);&quot;&quot;;[.C14]+MAX([.C116];[.D116]))" office:value-type="float" office:value="6403" calcext:value-type="float">
            <text:p>6403</text:p>
          </table:table-cell>
          <table:table-cell table:style-name="ce7" table:formula="of:=IF(ISBLANK([.D14]);&quot;&quot;;[.D14]+MAX([.D116];[.E116]))" office:value-type="float" office:value="6327" calcext:value-type="float">
            <text:p>6327</text:p>
          </table:table-cell>
          <table:table-cell table:style-name="ce7" table:formula="of:=IF(ISBLANK([.E14]);&quot;&quot;;[.E14]+MAX([.E116];[.F116]))" office:value-type="float" office:value="6247" calcext:value-type="float">
            <text:p>6247</text:p>
          </table:table-cell>
          <table:table-cell table:style-name="ce7" table:formula="of:=IF(ISBLANK([.F14]);&quot;&quot;;[.F14]+MAX([.F116];[.G116]))" office:value-type="float" office:value="6260" calcext:value-type="float">
            <text:p>6260</text:p>
          </table:table-cell>
          <table:table-cell table:style-name="ce7" table:formula="of:=IF(ISBLANK([.G14]);&quot;&quot;;[.G14]+MAX([.G116];[.H116]))" office:value-type="float" office:value="6295" calcext:value-type="float">
            <text:p>6295</text:p>
          </table:table-cell>
          <table:table-cell table:style-name="ce7" table:formula="of:=IF(ISBLANK([.H14]);&quot;&quot;;[.H14]+MAX([.H116];[.I116]))" office:value-type="float" office:value="6446" calcext:value-type="float">
            <text:p>6446</text:p>
          </table:table-cell>
          <table:table-cell table:style-name="ce7" table:formula="of:=IF(ISBLANK([.I14]);&quot;&quot;;[.I14]+MAX([.I116];[.J116]))" office:value-type="float" office:value="6378" calcext:value-type="float">
            <text:p>6378</text:p>
          </table:table-cell>
          <table:table-cell table:style-name="ce7" table:formula="of:=IF(ISBLANK([.J14]);&quot;&quot;;[.J14]+MAX([.J116];[.K116]))" office:value-type="float" office:value="6395" calcext:value-type="float">
            <text:p>6395</text:p>
          </table:table-cell>
          <table:table-cell table:style-name="ce7" table:formula="of:=IF(ISBLANK([.K14]);&quot;&quot;;[.K14]+MAX([.K116];[.L116]))" office:value-type="float" office:value="6397" calcext:value-type="float">
            <text:p>6397</text:p>
          </table:table-cell>
          <table:table-cell table:style-name="ce7" table:formula="of:=IF(ISBLANK([.L14]);&quot;&quot;;[.L14]+MAX([.L116];[.M116]))" office:value-type="float" office:value="6413" calcext:value-type="float">
            <text:p>6413</text:p>
          </table:table-cell>
          <table:table-cell table:style-name="ce7" table:formula="of:=IF(ISBLANK([.M14]);&quot;&quot;;[.M14]+MAX([.M116];[.N116]))" office:value-type="float" office:value="6489" calcext:value-type="float">
            <text:p>6489</text:p>
          </table:table-cell>
          <table:table-cell table:style-name="ce7" table:formula="of:=IF(ISBLANK([.N14]);&quot;&quot;;[.N14]+MAX([.N116];[.O116]))">
            <text:p/>
          </table:table-cell>
          <table:table-cell table:style-name="ce7" table:formula="of:=IF(ISBLANK([.O14]);&quot;&quot;;[.O14]+MAX([.O116];[.P116]))">
            <text:p/>
          </table:table-cell>
          <table:table-cell table:style-name="ce7" table:formula="of:=IF(ISBLANK([.P14]);&quot;&quot;;[.P14]+MAX([.P116];[.Q116]))">
            <text:p/>
          </table:table-cell>
          <table:table-cell table:style-name="ce7" table:formula="of:=IF(ISBLANK([.Q14]);&quot;&quot;;[.Q14]+MAX([.Q116];[.R116]))">
            <text:p/>
          </table:table-cell>
          <table:table-cell table:style-name="ce7" table:formula="of:=IF(ISBLANK([.R14]);&quot;&quot;;[.R14]+MAX([.R116];[.S116]))">
            <text:p/>
          </table:table-cell>
          <table:table-cell table:style-name="ce7" table:formula="of:=IF(ISBLANK([.S14]);&quot;&quot;;[.S14]+MAX([.S116];[.T116]))">
            <text:p/>
          </table:table-cell>
          <table:table-cell table:style-name="ce7" table:formula="of:=IF(ISBLANK([.T14]);&quot;&quot;;[.T14]+MAX([.T116];[.U116]))">
            <text:p/>
          </table:table-cell>
          <table:table-cell table:style-name="ce7" table:formula="of:=IF(ISBLANK([.U14]);&quot;&quot;;[.U14]+MAX([.U116];[.V116]))">
            <text:p/>
          </table:table-cell>
          <table:table-cell table:style-name="ce7" table:formula="of:=IF(ISBLANK([.V14]);&quot;&quot;;[.V14]+MAX([.V116];[.W116]))">
            <text:p/>
          </table:table-cell>
          <table:table-cell table:style-name="ce7" table:formula="of:=IF(ISBLANK([.W14]);&quot;&quot;;[.W14]+MAX([.W116];[.X116]))">
            <text:p/>
          </table:table-cell>
          <table:table-cell table:style-name="ce7" table:formula="of:=IF(ISBLANK([.X14]);&quot;&quot;;[.X14]+MAX([.X116];[.Y116]))">
            <text:p/>
          </table:table-cell>
          <table:table-cell table:style-name="ce7" table:formula="of:=IF(ISBLANK([.Y14]);&quot;&quot;;[.Y14]+MAX([.Y116];[.Z116]))">
            <text:p/>
          </table:table-cell>
          <table:table-cell table:style-name="ce7" table:formula="of:=IF(ISBLANK([.Z14]);&quot;&quot;;[.Z14]+MAX([.Z116];[.AA116]))">
            <text:p/>
          </table:table-cell>
          <table:table-cell table:style-name="ce7" table:formula="of:=IF(ISBLANK([.AA14]);&quot;&quot;;[.AA14]+MAX([.AA116];[.AB116]))">
            <text:p/>
          </table:table-cell>
          <table:table-cell table:style-name="ce7" table:formula="of:=IF(ISBLANK([.AB14]);&quot;&quot;;[.AB14]+MAX([.AB116];[.AC116]))">
            <text:p/>
          </table:table-cell>
          <table:table-cell table:style-name="ce7" table:formula="of:=IF(ISBLANK([.AC14]);&quot;&quot;;[.AC14]+MAX([.AC116];[.AD116]))">
            <text:p/>
          </table:table-cell>
          <table:table-cell table:style-name="ce7" table:formula="of:=IF(ISBLANK([.AD14]);&quot;&quot;;[.AD14]+MAX([.AD116];[.AE116]))">
            <text:p/>
          </table:table-cell>
          <table:table-cell table:style-name="ce7" table:formula="of:=IF(ISBLANK([.AE14]);&quot;&quot;;[.AE14]+MAX([.AE116];[.AF116]))">
            <text:p/>
          </table:table-cell>
          <table:table-cell table:style-name="ce7" table:formula="of:=IF(ISBLANK([.AF14]);&quot;&quot;;[.AF14]+MAX([.AF116];[.AG116]))">
            <text:p/>
          </table:table-cell>
          <table:table-cell table:style-name="ce7" table:formula="of:=IF(ISBLANK([.AG14]);&quot;&quot;;[.AG14]+MAX([.AG116];[.AH116]))">
            <text:p/>
          </table:table-cell>
          <table:table-cell table:style-name="ce7" table:formula="of:=IF(ISBLANK([.AH14]);&quot;&quot;;[.AH14]+MAX([.AH116];[.AI116]))">
            <text:p/>
          </table:table-cell>
          <table:table-cell table:style-name="ce7" table:formula="of:=IF(ISBLANK([.AI14]);&quot;&quot;;[.AI14]+MAX([.AI116];[.AJ116]))">
            <text:p/>
          </table:table-cell>
          <table:table-cell table:style-name="ce7" table:formula="of:=IF(ISBLANK([.AJ14]);&quot;&quot;;[.AJ14]+MAX([.AJ116];[.AK116]))">
            <text:p/>
          </table:table-cell>
          <table:table-cell table:style-name="ce7" table:formula="of:=IF(ISBLANK([.AK14]);&quot;&quot;;[.AK14]+MAX([.AK116];[.AL116]))">
            <text:p/>
          </table:table-cell>
          <table:table-cell table:style-name="ce7" table:formula="of:=IF(ISBLANK([.AL14]);&quot;&quot;;[.AL14]+MAX([.AL116];[.AM116]))">
            <text:p/>
          </table:table-cell>
          <table:table-cell table:style-name="ce7" table:formula="of:=IF(ISBLANK([.AM14]);&quot;&quot;;[.AM14]+MAX([.AM116];[.AN116]))">
            <text:p/>
          </table:table-cell>
          <table:table-cell table:style-name="ce7" table:formula="of:=IF(ISBLANK([.AN14]);&quot;&quot;;[.AN14]+MAX([.AN116];[.AO116]))">
            <text:p/>
          </table:table-cell>
          <table:table-cell table:style-name="ce7" table:formula="of:=IF(ISBLANK([.AO14]);&quot;&quot;;[.AO14]+MAX([.AO116];[.AP116]))">
            <text:p/>
          </table:table-cell>
          <table:table-cell table:style-name="ce7" table:formula="of:=IF(ISBLANK([.AP14]);&quot;&quot;;[.AP14]+MAX([.AP116];[.AQ116]))">
            <text:p/>
          </table:table-cell>
          <table:table-cell table:style-name="ce7" table:formula="of:=IF(ISBLANK([.AQ14]);&quot;&quot;;[.AQ14]+MAX([.AQ116];[.AR116]))">
            <text:p/>
          </table:table-cell>
          <table:table-cell table:style-name="ce7" table:formula="of:=IF(ISBLANK([.AR14]);&quot;&quot;;[.AR14]+MAX([.AR116];[.AS116]))">
            <text:p/>
          </table:table-cell>
          <table:table-cell table:style-name="ce7" table:formula="of:=IF(ISBLANK([.AS14]);&quot;&quot;;[.AS14]+MAX([.AS116];[.AT116]))">
            <text:p/>
          </table:table-cell>
          <table:table-cell table:style-name="ce7" table:formula="of:=IF(ISBLANK([.AT14]);&quot;&quot;;[.AT14]+MAX([.AT116];[.AU116]))">
            <text:p/>
          </table:table-cell>
          <table:table-cell table:style-name="ce7" table:formula="of:=IF(ISBLANK([.AU14]);&quot;&quot;;[.AU14]+MAX([.AU116];[.AV116]))">
            <text:p/>
          </table:table-cell>
          <table:table-cell table:style-name="ce7" table:formula="of:=IF(ISBLANK([.AV14]);&quot;&quot;;[.AV14]+MAX([.AV116];[.AW116]))">
            <text:p/>
          </table:table-cell>
          <table:table-cell table:style-name="ce7" table:formula="of:=IF(ISBLANK([.AW14]);&quot;&quot;;[.AW14]+MAX([.AW116];[.AX116]))">
            <text:p/>
          </table:table-cell>
          <table:table-cell table:style-name="ce7" table:formula="of:=IF(ISBLANK([.AX14]);&quot;&quot;;[.AX14]+MAX([.AX116];[.AY116]))">
            <text:p/>
          </table:table-cell>
          <table:table-cell table:style-name="ce7" table:formula="of:=IF(ISBLANK([.AY14]);&quot;&quot;;[.AY14]+MAX([.AY116];[.AZ116]))">
            <text:p/>
          </table:table-cell>
          <table:table-cell table:style-name="ce7" table:formula="of:=IF(ISBLANK([.AZ14]);&quot;&quot;;[.AZ14]+MAX([.AZ116];[.BA116]))">
            <text:p/>
          </table:table-cell>
          <table:table-cell table:style-name="ce7" table:formula="of:=IF(ISBLANK([.BA14]);&quot;&quot;;[.BA14]+MAX([.BA116];[.BB116]))">
            <text:p/>
          </table:table-cell>
          <table:table-cell table:style-name="ce7" table:formula="of:=IF(ISBLANK([.BB14]);&quot;&quot;;[.BB14]+MAX([.BB116];[.BC116]))">
            <text:p/>
          </table:table-cell>
          <table:table-cell table:style-name="ce7" table:formula="of:=IF(ISBLANK([.BC14]);&quot;&quot;;[.BC14]+MAX([.BC116];[.BD116]))">
            <text:p/>
          </table:table-cell>
          <table:table-cell table:style-name="ce7" table:formula="of:=IF(ISBLANK([.BD14]);&quot;&quot;;[.BD14]+MAX([.BD116];[.BE116]))">
            <text:p/>
          </table:table-cell>
          <table:table-cell table:style-name="ce7" table:formula="of:=IF(ISBLANK([.BE14]);&quot;&quot;;[.BE14]+MAX([.BE116];[.BF116]))">
            <text:p/>
          </table:table-cell>
          <table:table-cell table:style-name="ce7" table:formula="of:=IF(ISBLANK([.BF14]);&quot;&quot;;[.BF14]+MAX([.BF116];[.BG116]))">
            <text:p/>
          </table:table-cell>
          <table:table-cell table:style-name="ce7" table:formula="of:=IF(ISBLANK([.BG14]);&quot;&quot;;[.BG14]+MAX([.BG116];[.BH116]))">
            <text:p/>
          </table:table-cell>
          <table:table-cell table:style-name="ce7" table:formula="of:=IF(ISBLANK([.BH14]);&quot;&quot;;[.BH14]+MAX([.BH116];[.BI116]))">
            <text:p/>
          </table:table-cell>
          <table:table-cell table:style-name="ce7" table:formula="of:=IF(ISBLANK([.BI14]);&quot;&quot;;[.BI14]+MAX([.BI116];[.BJ116]))">
            <text:p/>
          </table:table-cell>
          <table:table-cell table:style-name="ce7" table:formula="of:=IF(ISBLANK([.BJ14]);&quot;&quot;;[.BJ14]+MAX([.BJ116];[.BK116]))">
            <text:p/>
          </table:table-cell>
          <table:table-cell table:style-name="ce7" table:formula="of:=IF(ISBLANK([.BK14]);&quot;&quot;;[.BK14]+MAX([.BK116];[.BL116]))">
            <text:p/>
          </table:table-cell>
          <table:table-cell table:style-name="ce7" table:formula="of:=IF(ISBLANK([.BL14]);&quot;&quot;;[.BL14]+MAX([.BL116];[.BM116]))">
            <text:p/>
          </table:table-cell>
          <table:table-cell table:style-name="ce7" table:formula="of:=IF(ISBLANK([.BM14]);&quot;&quot;;[.BM14]+MAX([.BM116];[.BN116]))">
            <text:p/>
          </table:table-cell>
          <table:table-cell table:style-name="ce7" table:formula="of:=IF(ISBLANK([.BN14]);&quot;&quot;;[.BN14]+MAX([.BN116];[.BO116]))">
            <text:p/>
          </table:table-cell>
          <table:table-cell table:style-name="ce7" table:formula="of:=IF(ISBLANK([.BO14]);&quot;&quot;;[.BO14]+MAX([.BO116];[.BP116]))">
            <text:p/>
          </table:table-cell>
          <table:table-cell table:style-name="ce7" table:formula="of:=IF(ISBLANK([.BP14]);&quot;&quot;;[.BP14]+MAX([.BP116];[.BQ116]))">
            <text:p/>
          </table:table-cell>
          <table:table-cell table:style-name="ce7" table:formula="of:=IF(ISBLANK([.BQ14]);&quot;&quot;;[.BQ14]+MAX([.BQ116];[.BR116]))">
            <text:p/>
          </table:table-cell>
          <table:table-cell table:style-name="ce7" table:formula="of:=IF(ISBLANK([.BR14]);&quot;&quot;;[.BR14]+MAX([.BR116];[.BS116]))">
            <text:p/>
          </table:table-cell>
          <table:table-cell table:style-name="ce7" table:formula="of:=IF(ISBLANK([.BS14]);&quot;&quot;;[.BS14]+MAX([.BS116];[.BT116]))">
            <text:p/>
          </table:table-cell>
          <table:table-cell table:style-name="ce7" table:formula="of:=IF(ISBLANK([.BT14]);&quot;&quot;;[.BT14]+MAX([.BT116];[.BU116]))">
            <text:p/>
          </table:table-cell>
          <table:table-cell table:style-name="ce7" table:formula="of:=IF(ISBLANK([.BU14]);&quot;&quot;;[.BU14]+MAX([.BU116];[.BV116]))">
            <text:p/>
          </table:table-cell>
          <table:table-cell table:style-name="ce7" table:formula="of:=IF(ISBLANK([.BV14]);&quot;&quot;;[.BV14]+MAX([.BV116];[.BW116]))">
            <text:p/>
          </table:table-cell>
          <table:table-cell table:style-name="ce7" table:formula="of:=IF(ISBLANK([.BW14]);&quot;&quot;;[.BW14]+MAX([.BW116];[.BX116]))">
            <text:p/>
          </table:table-cell>
          <table:table-cell table:style-name="ce7" table:formula="of:=IF(ISBLANK([.BX14]);&quot;&quot;;[.BX14]+MAX([.BX116];[.BY116]))">
            <text:p/>
          </table:table-cell>
          <table:table-cell table:style-name="ce7" table:formula="of:=IF(ISBLANK([.BY14]);&quot;&quot;;[.BY14]+MAX([.BY116];[.BZ116]))">
            <text:p/>
          </table:table-cell>
          <table:table-cell table:style-name="ce7" table:formula="of:=IF(ISBLANK([.BZ14]);&quot;&quot;;[.BZ14]+MAX([.BZ116];[.CA116]))">
            <text:p/>
          </table:table-cell>
          <table:table-cell table:style-name="ce7" table:formula="of:=IF(ISBLANK([.CA14]);&quot;&quot;;[.CA14]+MAX([.CA116];[.CB116]))">
            <text:p/>
          </table:table-cell>
          <table:table-cell table:style-name="ce7" table:formula="of:=IF(ISBLANK([.CB14]);&quot;&quot;;[.CB14]+MAX([.CB116];[.CC116]))">
            <text:p/>
          </table:table-cell>
          <table:table-cell table:style-name="ce7" table:formula="of:=IF(ISBLANK([.CC14]);&quot;&quot;;[.CC14]+MAX([.CC116];[.CD116]))">
            <text:p/>
          </table:table-cell>
          <table:table-cell table:style-name="ce7" table:formula="of:=IF(ISBLANK([.CD14]);&quot;&quot;;[.CD14]+MAX([.CD116];[.CE116]))">
            <text:p/>
          </table:table-cell>
          <table:table-cell table:style-name="ce7" table:formula="of:=IF(ISBLANK([.CE14]);&quot;&quot;;[.CE14]+MAX([.CE116];[.CF116]))">
            <text:p/>
          </table:table-cell>
          <table:table-cell table:style-name="ce7" table:formula="of:=IF(ISBLANK([.CF14]);&quot;&quot;;[.CF14]+MAX([.CF116];[.CG116]))">
            <text:p/>
          </table:table-cell>
          <table:table-cell table:style-name="ce7" table:formula="of:=IF(ISBLANK([.CG14]);&quot;&quot;;[.CG14]+MAX([.CG116];[.CH116]))">
            <text:p/>
          </table:table-cell>
          <table:table-cell table:style-name="ce7" table:formula="of:=IF(ISBLANK([.CH14]);&quot;&quot;;[.CH14]+MAX([.CH116];[.CI116]))">
            <text:p/>
          </table:table-cell>
          <table:table-cell table:style-name="ce7" table:formula="of:=IF(ISBLANK([.CI14]);&quot;&quot;;[.CI14]+MAX([.CI116];[.CJ116]))">
            <text:p/>
          </table:table-cell>
          <table:table-cell table:style-name="ce7" table:formula="of:=IF(ISBLANK([.CJ14]);&quot;&quot;;[.CJ14]+MAX([.CJ116];[.CK116]))">
            <text:p/>
          </table:table-cell>
          <table:table-cell table:style-name="ce7" table:formula="of:=IF(ISBLANK([.CK14]);&quot;&quot;;[.CK14]+MAX([.CK116];[.CL116]))">
            <text:p/>
          </table:table-cell>
          <table:table-cell table:style-name="ce7" table:formula="of:=IF(ISBLANK([.CL14]);&quot;&quot;;[.CL14]+MAX([.CL116];[.CM116]))">
            <text:p/>
          </table:table-cell>
          <table:table-cell table:style-name="ce7" table:formula="of:=IF(ISBLANK([.CM14]);&quot;&quot;;[.CM14]+MAX([.CM116];[.CN116]))">
            <text:p/>
          </table:table-cell>
          <table:table-cell table:style-name="ce7" table:formula="of:=IF(ISBLANK([.CN14]);&quot;&quot;;[.CN14]+MAX([.CN116];[.CO116]))">
            <text:p/>
          </table:table-cell>
          <table:table-cell table:style-name="ce7" table:formula="of:=IF(ISBLANK([.CO14]);&quot;&quot;;[.CO14]+MAX([.CO116];[.CP116]))">
            <text:p/>
          </table:table-cell>
          <table:table-cell table:style-name="ce7" table:formula="of:=IF(ISBLANK([.CP14]);&quot;&quot;;[.CP14]+MAX([.CP116];[.CQ116]))">
            <text:p/>
          </table:table-cell>
          <table:table-cell table:style-name="ce7" table:formula="of:=IF(ISBLANK([.CQ14]);&quot;&quot;;[.CQ14]+MAX([.CQ116];[.CR116]))">
            <text:p/>
          </table:table-cell>
          <table:table-cell table:style-name="ce7" table:formula="of:=IF(ISBLANK([.CR14]);&quot;&quot;;[.CR14]+MAX([.CR116];[.CS116]))">
            <text:p/>
          </table:table-cell>
          <table:table-cell table:style-name="ce7" table:formula="of:=IF(ISBLANK([.CS14]);&quot;&quot;;[.CS14]+MAX([.CS116];[.CT116]))">
            <text:p/>
          </table:table-cell>
          <table:table-cell table:style-name="ce7" table:formula="of:=IF(ISBLANK([.CT14]);&quot;&quot;;[.CT14]+MAX([.CT116];[.CU116]))">
            <text:p/>
          </table:table-cell>
          <table:table-cell table:style-name="ce7" table:formula="of:=IF(ISBLANK([.CU14]);&quot;&quot;;[.CU14]+MAX([.CU116];[.CV116]))">
            <text:p/>
          </table:table-cell>
          <table:table-cell table:formula="of:=IF(ISBLANK([.CV14]);&quot;&quot;;[.CV14]+MAX([.CV116];[.CW116]))">
            <text:p/>
          </table:table-cell>
        </table:table-row>
        <table:table-row table:style-name="ro1">
          <table:table-cell table:formula="of:=IF(ISBLANK([.A15]);&quot;&quot;;[.A15]+MAX([.A117];[.B117]))" office:value-type="float" office:value="6196" calcext:value-type="float">
            <text:p>6196</text:p>
          </table:table-cell>
          <table:table-cell table:style-name="ce7" table:formula="of:=IF(ISBLANK([.B15]);&quot;&quot;;[.B15]+MAX([.B117];[.C117]))" office:value-type="float" office:value="6313" calcext:value-type="float">
            <text:p>6313</text:p>
          </table:table-cell>
          <table:table-cell table:style-name="ce7" table:formula="of:=IF(ISBLANK([.C15]);&quot;&quot;;[.C15]+MAX([.C117];[.D117]))" office:value-type="float" office:value="6322" calcext:value-type="float">
            <text:p>6322</text:p>
          </table:table-cell>
          <table:table-cell table:style-name="ce7" table:formula="of:=IF(ISBLANK([.D15]);&quot;&quot;;[.D15]+MAX([.D117];[.E117]))" office:value-type="float" office:value="6248" calcext:value-type="float">
            <text:p>6248</text:p>
          </table:table-cell>
          <table:table-cell table:style-name="ce7" table:formula="of:=IF(ISBLANK([.E15]);&quot;&quot;;[.E15]+MAX([.E117];[.F117]))" office:value-type="float" office:value="6213" calcext:value-type="float">
            <text:p>6213</text:p>
          </table:table-cell>
          <table:table-cell table:style-name="ce7" table:formula="of:=IF(ISBLANK([.F15]);&quot;&quot;;[.F15]+MAX([.F117];[.G117]))" office:value-type="float" office:value="6242" calcext:value-type="float">
            <text:p>6242</text:p>
          </table:table-cell>
          <table:table-cell table:style-name="ce7" table:formula="of:=IF(ISBLANK([.G15]);&quot;&quot;;[.G15]+MAX([.G117];[.H117]))" office:value-type="float" office:value="6166" calcext:value-type="float">
            <text:p>6166</text:p>
          </table:table-cell>
          <table:table-cell table:style-name="ce7" table:formula="of:=IF(ISBLANK([.H15]);&quot;&quot;;[.H15]+MAX([.H117];[.I117]))" office:value-type="float" office:value="6217" calcext:value-type="float">
            <text:p>6217</text:p>
          </table:table-cell>
          <table:table-cell table:style-name="ce7" table:formula="of:=IF(ISBLANK([.I15]);&quot;&quot;;[.I15]+MAX([.I117];[.J117]))" office:value-type="float" office:value="6360" calcext:value-type="float">
            <text:p>6360</text:p>
          </table:table-cell>
          <table:table-cell table:style-name="ce7" table:formula="of:=IF(ISBLANK([.J15]);&quot;&quot;;[.J15]+MAX([.J117];[.K117]))" office:value-type="float" office:value="6365" calcext:value-type="float">
            <text:p>6365</text:p>
          </table:table-cell>
          <table:table-cell table:style-name="ce7" table:formula="of:=IF(ISBLANK([.K15]);&quot;&quot;;[.K15]+MAX([.K117];[.L117]))" office:value-type="float" office:value="6334" calcext:value-type="float">
            <text:p>6334</text:p>
          </table:table-cell>
          <table:table-cell table:style-name="ce7" table:formula="of:=IF(ISBLANK([.L15]);&quot;&quot;;[.L15]+MAX([.L117];[.M117]))" office:value-type="float" office:value="6245" calcext:value-type="float">
            <text:p>6245</text:p>
          </table:table-cell>
          <table:table-cell table:style-name="ce7" table:formula="of:=IF(ISBLANK([.M15]);&quot;&quot;;[.M15]+MAX([.M117];[.N117]))" office:value-type="float" office:value="6314" calcext:value-type="float">
            <text:p>6314</text:p>
          </table:table-cell>
          <table:table-cell table:style-name="ce7" table:formula="of:=IF(ISBLANK([.N15]);&quot;&quot;;[.N15]+MAX([.N117];[.O117]))" office:value-type="float" office:value="6394" calcext:value-type="float">
            <text:p>6394</text:p>
          </table:table-cell>
          <table:table-cell table:style-name="ce7" table:formula="of:=IF(ISBLANK([.O15]);&quot;&quot;;[.O15]+MAX([.O117];[.P117]))">
            <text:p/>
          </table:table-cell>
          <table:table-cell table:style-name="ce7" table:formula="of:=IF(ISBLANK([.P15]);&quot;&quot;;[.P15]+MAX([.P117];[.Q117]))">
            <text:p/>
          </table:table-cell>
          <table:table-cell table:style-name="ce7" table:formula="of:=IF(ISBLANK([.Q15]);&quot;&quot;;[.Q15]+MAX([.Q117];[.R117]))">
            <text:p/>
          </table:table-cell>
          <table:table-cell table:style-name="ce7" table:formula="of:=IF(ISBLANK([.R15]);&quot;&quot;;[.R15]+MAX([.R117];[.S117]))">
            <text:p/>
          </table:table-cell>
          <table:table-cell table:style-name="ce7" table:formula="of:=IF(ISBLANK([.S15]);&quot;&quot;;[.S15]+MAX([.S117];[.T117]))">
            <text:p/>
          </table:table-cell>
          <table:table-cell table:style-name="ce7" table:formula="of:=IF(ISBLANK([.T15]);&quot;&quot;;[.T15]+MAX([.T117];[.U117]))">
            <text:p/>
          </table:table-cell>
          <table:table-cell table:style-name="ce7" table:formula="of:=IF(ISBLANK([.U15]);&quot;&quot;;[.U15]+MAX([.U117];[.V117]))">
            <text:p/>
          </table:table-cell>
          <table:table-cell table:style-name="ce7" table:formula="of:=IF(ISBLANK([.V15]);&quot;&quot;;[.V15]+MAX([.V117];[.W117]))">
            <text:p/>
          </table:table-cell>
          <table:table-cell table:style-name="ce7" table:formula="of:=IF(ISBLANK([.W15]);&quot;&quot;;[.W15]+MAX([.W117];[.X117]))">
            <text:p/>
          </table:table-cell>
          <table:table-cell table:style-name="ce7" table:formula="of:=IF(ISBLANK([.X15]);&quot;&quot;;[.X15]+MAX([.X117];[.Y117]))">
            <text:p/>
          </table:table-cell>
          <table:table-cell table:style-name="ce7" table:formula="of:=IF(ISBLANK([.Y15]);&quot;&quot;;[.Y15]+MAX([.Y117];[.Z117]))">
            <text:p/>
          </table:table-cell>
          <table:table-cell table:style-name="ce7" table:formula="of:=IF(ISBLANK([.Z15]);&quot;&quot;;[.Z15]+MAX([.Z117];[.AA117]))">
            <text:p/>
          </table:table-cell>
          <table:table-cell table:style-name="ce7" table:formula="of:=IF(ISBLANK([.AA15]);&quot;&quot;;[.AA15]+MAX([.AA117];[.AB117]))">
            <text:p/>
          </table:table-cell>
          <table:table-cell table:style-name="ce7" table:formula="of:=IF(ISBLANK([.AB15]);&quot;&quot;;[.AB15]+MAX([.AB117];[.AC117]))">
            <text:p/>
          </table:table-cell>
          <table:table-cell table:style-name="ce7" table:formula="of:=IF(ISBLANK([.AC15]);&quot;&quot;;[.AC15]+MAX([.AC117];[.AD117]))">
            <text:p/>
          </table:table-cell>
          <table:table-cell table:style-name="ce7" table:formula="of:=IF(ISBLANK([.AD15]);&quot;&quot;;[.AD15]+MAX([.AD117];[.AE117]))">
            <text:p/>
          </table:table-cell>
          <table:table-cell table:style-name="ce7" table:formula="of:=IF(ISBLANK([.AE15]);&quot;&quot;;[.AE15]+MAX([.AE117];[.AF117]))">
            <text:p/>
          </table:table-cell>
          <table:table-cell table:style-name="ce7" table:formula="of:=IF(ISBLANK([.AF15]);&quot;&quot;;[.AF15]+MAX([.AF117];[.AG117]))">
            <text:p/>
          </table:table-cell>
          <table:table-cell table:style-name="ce7" table:formula="of:=IF(ISBLANK([.AG15]);&quot;&quot;;[.AG15]+MAX([.AG117];[.AH117]))">
            <text:p/>
          </table:table-cell>
          <table:table-cell table:style-name="ce7" table:formula="of:=IF(ISBLANK([.AH15]);&quot;&quot;;[.AH15]+MAX([.AH117];[.AI117]))">
            <text:p/>
          </table:table-cell>
          <table:table-cell table:style-name="ce7" table:formula="of:=IF(ISBLANK([.AI15]);&quot;&quot;;[.AI15]+MAX([.AI117];[.AJ117]))">
            <text:p/>
          </table:table-cell>
          <table:table-cell table:style-name="ce7" table:formula="of:=IF(ISBLANK([.AJ15]);&quot;&quot;;[.AJ15]+MAX([.AJ117];[.AK117]))">
            <text:p/>
          </table:table-cell>
          <table:table-cell table:style-name="ce7" table:formula="of:=IF(ISBLANK([.AK15]);&quot;&quot;;[.AK15]+MAX([.AK117];[.AL117]))">
            <text:p/>
          </table:table-cell>
          <table:table-cell table:style-name="ce7" table:formula="of:=IF(ISBLANK([.AL15]);&quot;&quot;;[.AL15]+MAX([.AL117];[.AM117]))">
            <text:p/>
          </table:table-cell>
          <table:table-cell table:style-name="ce7" table:formula="of:=IF(ISBLANK([.AM15]);&quot;&quot;;[.AM15]+MAX([.AM117];[.AN117]))">
            <text:p/>
          </table:table-cell>
          <table:table-cell table:style-name="ce7" table:formula="of:=IF(ISBLANK([.AN15]);&quot;&quot;;[.AN15]+MAX([.AN117];[.AO117]))">
            <text:p/>
          </table:table-cell>
          <table:table-cell table:style-name="ce7" table:formula="of:=IF(ISBLANK([.AO15]);&quot;&quot;;[.AO15]+MAX([.AO117];[.AP117]))">
            <text:p/>
          </table:table-cell>
          <table:table-cell table:style-name="ce7" table:formula="of:=IF(ISBLANK([.AP15]);&quot;&quot;;[.AP15]+MAX([.AP117];[.AQ117]))">
            <text:p/>
          </table:table-cell>
          <table:table-cell table:style-name="ce7" table:formula="of:=IF(ISBLANK([.AQ15]);&quot;&quot;;[.AQ15]+MAX([.AQ117];[.AR117]))">
            <text:p/>
          </table:table-cell>
          <table:table-cell table:style-name="ce7" table:formula="of:=IF(ISBLANK([.AR15]);&quot;&quot;;[.AR15]+MAX([.AR117];[.AS117]))">
            <text:p/>
          </table:table-cell>
          <table:table-cell table:style-name="ce7" table:formula="of:=IF(ISBLANK([.AS15]);&quot;&quot;;[.AS15]+MAX([.AS117];[.AT117]))">
            <text:p/>
          </table:table-cell>
          <table:table-cell table:style-name="ce7" table:formula="of:=IF(ISBLANK([.AT15]);&quot;&quot;;[.AT15]+MAX([.AT117];[.AU117]))">
            <text:p/>
          </table:table-cell>
          <table:table-cell table:style-name="ce7" table:formula="of:=IF(ISBLANK([.AU15]);&quot;&quot;;[.AU15]+MAX([.AU117];[.AV117]))">
            <text:p/>
          </table:table-cell>
          <table:table-cell table:style-name="ce7" table:formula="of:=IF(ISBLANK([.AV15]);&quot;&quot;;[.AV15]+MAX([.AV117];[.AW117]))">
            <text:p/>
          </table:table-cell>
          <table:table-cell table:style-name="ce7" table:formula="of:=IF(ISBLANK([.AW15]);&quot;&quot;;[.AW15]+MAX([.AW117];[.AX117]))">
            <text:p/>
          </table:table-cell>
          <table:table-cell table:style-name="ce7" table:formula="of:=IF(ISBLANK([.AX15]);&quot;&quot;;[.AX15]+MAX([.AX117];[.AY117]))">
            <text:p/>
          </table:table-cell>
          <table:table-cell table:style-name="ce7" table:formula="of:=IF(ISBLANK([.AY15]);&quot;&quot;;[.AY15]+MAX([.AY117];[.AZ117]))">
            <text:p/>
          </table:table-cell>
          <table:table-cell table:style-name="ce7" table:formula="of:=IF(ISBLANK([.AZ15]);&quot;&quot;;[.AZ15]+MAX([.AZ117];[.BA117]))">
            <text:p/>
          </table:table-cell>
          <table:table-cell table:style-name="ce7" table:formula="of:=IF(ISBLANK([.BA15]);&quot;&quot;;[.BA15]+MAX([.BA117];[.BB117]))">
            <text:p/>
          </table:table-cell>
          <table:table-cell table:style-name="ce7" table:formula="of:=IF(ISBLANK([.BB15]);&quot;&quot;;[.BB15]+MAX([.BB117];[.BC117]))">
            <text:p/>
          </table:table-cell>
          <table:table-cell table:style-name="ce7" table:formula="of:=IF(ISBLANK([.BC15]);&quot;&quot;;[.BC15]+MAX([.BC117];[.BD117]))">
            <text:p/>
          </table:table-cell>
          <table:table-cell table:style-name="ce7" table:formula="of:=IF(ISBLANK([.BD15]);&quot;&quot;;[.BD15]+MAX([.BD117];[.BE117]))">
            <text:p/>
          </table:table-cell>
          <table:table-cell table:style-name="ce7" table:formula="of:=IF(ISBLANK([.BE15]);&quot;&quot;;[.BE15]+MAX([.BE117];[.BF117]))">
            <text:p/>
          </table:table-cell>
          <table:table-cell table:style-name="ce7" table:formula="of:=IF(ISBLANK([.BF15]);&quot;&quot;;[.BF15]+MAX([.BF117];[.BG117]))">
            <text:p/>
          </table:table-cell>
          <table:table-cell table:style-name="ce7" table:formula="of:=IF(ISBLANK([.BG15]);&quot;&quot;;[.BG15]+MAX([.BG117];[.BH117]))">
            <text:p/>
          </table:table-cell>
          <table:table-cell table:style-name="ce7" table:formula="of:=IF(ISBLANK([.BH15]);&quot;&quot;;[.BH15]+MAX([.BH117];[.BI117]))">
            <text:p/>
          </table:table-cell>
          <table:table-cell table:style-name="ce7" table:formula="of:=IF(ISBLANK([.BI15]);&quot;&quot;;[.BI15]+MAX([.BI117];[.BJ117]))">
            <text:p/>
          </table:table-cell>
          <table:table-cell table:style-name="ce7" table:formula="of:=IF(ISBLANK([.BJ15]);&quot;&quot;;[.BJ15]+MAX([.BJ117];[.BK117]))">
            <text:p/>
          </table:table-cell>
          <table:table-cell table:style-name="ce7" table:formula="of:=IF(ISBLANK([.BK15]);&quot;&quot;;[.BK15]+MAX([.BK117];[.BL117]))">
            <text:p/>
          </table:table-cell>
          <table:table-cell table:style-name="ce7" table:formula="of:=IF(ISBLANK([.BL15]);&quot;&quot;;[.BL15]+MAX([.BL117];[.BM117]))">
            <text:p/>
          </table:table-cell>
          <table:table-cell table:style-name="ce7" table:formula="of:=IF(ISBLANK([.BM15]);&quot;&quot;;[.BM15]+MAX([.BM117];[.BN117]))">
            <text:p/>
          </table:table-cell>
          <table:table-cell table:style-name="ce7" table:formula="of:=IF(ISBLANK([.BN15]);&quot;&quot;;[.BN15]+MAX([.BN117];[.BO117]))">
            <text:p/>
          </table:table-cell>
          <table:table-cell table:style-name="ce7" table:formula="of:=IF(ISBLANK([.BO15]);&quot;&quot;;[.BO15]+MAX([.BO117];[.BP117]))">
            <text:p/>
          </table:table-cell>
          <table:table-cell table:style-name="ce7" table:formula="of:=IF(ISBLANK([.BP15]);&quot;&quot;;[.BP15]+MAX([.BP117];[.BQ117]))">
            <text:p/>
          </table:table-cell>
          <table:table-cell table:style-name="ce7" table:formula="of:=IF(ISBLANK([.BQ15]);&quot;&quot;;[.BQ15]+MAX([.BQ117];[.BR117]))">
            <text:p/>
          </table:table-cell>
          <table:table-cell table:style-name="ce7" table:formula="of:=IF(ISBLANK([.BR15]);&quot;&quot;;[.BR15]+MAX([.BR117];[.BS117]))">
            <text:p/>
          </table:table-cell>
          <table:table-cell table:style-name="ce7" table:formula="of:=IF(ISBLANK([.BS15]);&quot;&quot;;[.BS15]+MAX([.BS117];[.BT117]))">
            <text:p/>
          </table:table-cell>
          <table:table-cell table:style-name="ce7" table:formula="of:=IF(ISBLANK([.BT15]);&quot;&quot;;[.BT15]+MAX([.BT117];[.BU117]))">
            <text:p/>
          </table:table-cell>
          <table:table-cell table:style-name="ce7" table:formula="of:=IF(ISBLANK([.BU15]);&quot;&quot;;[.BU15]+MAX([.BU117];[.BV117]))">
            <text:p/>
          </table:table-cell>
          <table:table-cell table:style-name="ce7" table:formula="of:=IF(ISBLANK([.BV15]);&quot;&quot;;[.BV15]+MAX([.BV117];[.BW117]))">
            <text:p/>
          </table:table-cell>
          <table:table-cell table:style-name="ce7" table:formula="of:=IF(ISBLANK([.BW15]);&quot;&quot;;[.BW15]+MAX([.BW117];[.BX117]))">
            <text:p/>
          </table:table-cell>
          <table:table-cell table:style-name="ce7" table:formula="of:=IF(ISBLANK([.BX15]);&quot;&quot;;[.BX15]+MAX([.BX117];[.BY117]))">
            <text:p/>
          </table:table-cell>
          <table:table-cell table:style-name="ce7" table:formula="of:=IF(ISBLANK([.BY15]);&quot;&quot;;[.BY15]+MAX([.BY117];[.BZ117]))">
            <text:p/>
          </table:table-cell>
          <table:table-cell table:style-name="ce7" table:formula="of:=IF(ISBLANK([.BZ15]);&quot;&quot;;[.BZ15]+MAX([.BZ117];[.CA117]))">
            <text:p/>
          </table:table-cell>
          <table:table-cell table:style-name="ce7" table:formula="of:=IF(ISBLANK([.CA15]);&quot;&quot;;[.CA15]+MAX([.CA117];[.CB117]))">
            <text:p/>
          </table:table-cell>
          <table:table-cell table:style-name="ce7" table:formula="of:=IF(ISBLANK([.CB15]);&quot;&quot;;[.CB15]+MAX([.CB117];[.CC117]))">
            <text:p/>
          </table:table-cell>
          <table:table-cell table:style-name="ce7" table:formula="of:=IF(ISBLANK([.CC15]);&quot;&quot;;[.CC15]+MAX([.CC117];[.CD117]))">
            <text:p/>
          </table:table-cell>
          <table:table-cell table:style-name="ce7" table:formula="of:=IF(ISBLANK([.CD15]);&quot;&quot;;[.CD15]+MAX([.CD117];[.CE117]))">
            <text:p/>
          </table:table-cell>
          <table:table-cell table:style-name="ce7" table:formula="of:=IF(ISBLANK([.CE15]);&quot;&quot;;[.CE15]+MAX([.CE117];[.CF117]))">
            <text:p/>
          </table:table-cell>
          <table:table-cell table:style-name="ce7" table:formula="of:=IF(ISBLANK([.CF15]);&quot;&quot;;[.CF15]+MAX([.CF117];[.CG117]))">
            <text:p/>
          </table:table-cell>
          <table:table-cell table:style-name="ce7" table:formula="of:=IF(ISBLANK([.CG15]);&quot;&quot;;[.CG15]+MAX([.CG117];[.CH117]))">
            <text:p/>
          </table:table-cell>
          <table:table-cell table:style-name="ce7" table:formula="of:=IF(ISBLANK([.CH15]);&quot;&quot;;[.CH15]+MAX([.CH117];[.CI117]))">
            <text:p/>
          </table:table-cell>
          <table:table-cell table:style-name="ce7" table:formula="of:=IF(ISBLANK([.CI15]);&quot;&quot;;[.CI15]+MAX([.CI117];[.CJ117]))">
            <text:p/>
          </table:table-cell>
          <table:table-cell table:style-name="ce7" table:formula="of:=IF(ISBLANK([.CJ15]);&quot;&quot;;[.CJ15]+MAX([.CJ117];[.CK117]))">
            <text:p/>
          </table:table-cell>
          <table:table-cell table:style-name="ce7" table:formula="of:=IF(ISBLANK([.CK15]);&quot;&quot;;[.CK15]+MAX([.CK117];[.CL117]))">
            <text:p/>
          </table:table-cell>
          <table:table-cell table:style-name="ce7" table:formula="of:=IF(ISBLANK([.CL15]);&quot;&quot;;[.CL15]+MAX([.CL117];[.CM117]))">
            <text:p/>
          </table:table-cell>
          <table:table-cell table:style-name="ce7" table:formula="of:=IF(ISBLANK([.CM15]);&quot;&quot;;[.CM15]+MAX([.CM117];[.CN117]))">
            <text:p/>
          </table:table-cell>
          <table:table-cell table:style-name="ce7" table:formula="of:=IF(ISBLANK([.CN15]);&quot;&quot;;[.CN15]+MAX([.CN117];[.CO117]))">
            <text:p/>
          </table:table-cell>
          <table:table-cell table:style-name="ce7" table:formula="of:=IF(ISBLANK([.CO15]);&quot;&quot;;[.CO15]+MAX([.CO117];[.CP117]))">
            <text:p/>
          </table:table-cell>
          <table:table-cell table:style-name="ce7" table:formula="of:=IF(ISBLANK([.CP15]);&quot;&quot;;[.CP15]+MAX([.CP117];[.CQ117]))">
            <text:p/>
          </table:table-cell>
          <table:table-cell table:style-name="ce7" table:formula="of:=IF(ISBLANK([.CQ15]);&quot;&quot;;[.CQ15]+MAX([.CQ117];[.CR117]))">
            <text:p/>
          </table:table-cell>
          <table:table-cell table:style-name="ce7" table:formula="of:=IF(ISBLANK([.CR15]);&quot;&quot;;[.CR15]+MAX([.CR117];[.CS117]))">
            <text:p/>
          </table:table-cell>
          <table:table-cell table:style-name="ce7" table:formula="of:=IF(ISBLANK([.CS15]);&quot;&quot;;[.CS15]+MAX([.CS117];[.CT117]))">
            <text:p/>
          </table:table-cell>
          <table:table-cell table:style-name="ce7" table:formula="of:=IF(ISBLANK([.CT15]);&quot;&quot;;[.CT15]+MAX([.CT117];[.CU117]))">
            <text:p/>
          </table:table-cell>
          <table:table-cell table:style-name="ce7" table:formula="of:=IF(ISBLANK([.CU15]);&quot;&quot;;[.CU15]+MAX([.CU117];[.CV117]))">
            <text:p/>
          </table:table-cell>
          <table:table-cell table:formula="of:=IF(ISBLANK([.CV15]);&quot;&quot;;[.CV15]+MAX([.CV117];[.CW117]))">
            <text:p/>
          </table:table-cell>
        </table:table-row>
        <table:table-row table:style-name="ro1">
          <table:table-cell table:formula="of:=IF(ISBLANK([.A16]);&quot;&quot;;[.A16]+MAX([.A118];[.B118]))" office:value-type="float" office:value="6146" calcext:value-type="float">
            <text:p>6146</text:p>
          </table:table-cell>
          <table:table-cell table:style-name="ce7" table:formula="of:=IF(ISBLANK([.B16]);&quot;&quot;;[.B16]+MAX([.B118];[.C118]))" office:value-type="float" office:value="6157" calcext:value-type="float">
            <text:p>6157</text:p>
          </table:table-cell>
          <table:table-cell table:style-name="ce7" table:formula="of:=IF(ISBLANK([.C16]);&quot;&quot;;[.C16]+MAX([.C118];[.D118]))" office:value-type="float" office:value="6226" calcext:value-type="float">
            <text:p>6226</text:p>
          </table:table-cell>
          <table:table-cell table:style-name="ce7" table:formula="of:=IF(ISBLANK([.D16]);&quot;&quot;;[.D16]+MAX([.D118];[.E118]))" office:value-type="float" office:value="6220" calcext:value-type="float">
            <text:p>6220</text:p>
          </table:table-cell>
          <table:table-cell table:style-name="ce7" table:formula="of:=IF(ISBLANK([.E16]);&quot;&quot;;[.E16]+MAX([.E118];[.F118]))" office:value-type="float" office:value="6210" calcext:value-type="float">
            <text:p>6210</text:p>
          </table:table-cell>
          <table:table-cell table:style-name="ce7" table:formula="of:=IF(ISBLANK([.F16]);&quot;&quot;;[.F16]+MAX([.F118];[.G118]))" office:value-type="float" office:value="6204" calcext:value-type="float">
            <text:p>6204</text:p>
          </table:table-cell>
          <table:table-cell table:style-name="ce7" table:formula="of:=IF(ISBLANK([.G16]);&quot;&quot;;[.G16]+MAX([.G118];[.H118]))" office:value-type="float" office:value="6124" calcext:value-type="float">
            <text:p>6124</text:p>
          </table:table-cell>
          <table:table-cell table:style-name="ce7" table:formula="of:=IF(ISBLANK([.H16]);&quot;&quot;;[.H16]+MAX([.H118];[.I118]))" office:value-type="float" office:value="6122" calcext:value-type="float">
            <text:p>6122</text:p>
          </table:table-cell>
          <table:table-cell table:style-name="ce7" table:formula="of:=IF(ISBLANK([.I16]);&quot;&quot;;[.I16]+MAX([.I118];[.J118]))" office:value-type="float" office:value="6200" calcext:value-type="float">
            <text:p>6200</text:p>
          </table:table-cell>
          <table:table-cell table:style-name="ce7" table:formula="of:=IF(ISBLANK([.J16]);&quot;&quot;;[.J16]+MAX([.J118];[.K118]))" office:value-type="float" office:value="6278" calcext:value-type="float">
            <text:p>6278</text:p>
          </table:table-cell>
          <table:table-cell table:style-name="ce7" table:formula="of:=IF(ISBLANK([.K16]);&quot;&quot;;[.K16]+MAX([.K118];[.L118]))" office:value-type="float" office:value="6276" calcext:value-type="float">
            <text:p>6276</text:p>
          </table:table-cell>
          <table:table-cell table:style-name="ce7" table:formula="of:=IF(ISBLANK([.L16]);&quot;&quot;;[.L16]+MAX([.L118];[.M118]))" office:value-type="float" office:value="6238" calcext:value-type="float">
            <text:p>6238</text:p>
          </table:table-cell>
          <table:table-cell table:style-name="ce7" table:formula="of:=IF(ISBLANK([.M16]);&quot;&quot;;[.M16]+MAX([.M118];[.N118]))" office:value-type="float" office:value="6219" calcext:value-type="float">
            <text:p>6219</text:p>
          </table:table-cell>
          <table:table-cell table:style-name="ce7" table:formula="of:=IF(ISBLANK([.N16]);&quot;&quot;;[.N16]+MAX([.N118];[.O118]))" office:value-type="float" office:value="6292" calcext:value-type="float">
            <text:p>6292</text:p>
          </table:table-cell>
          <table:table-cell table:style-name="ce7" table:formula="of:=IF(ISBLANK([.O16]);&quot;&quot;;[.O16]+MAX([.O118];[.P118]))" office:value-type="float" office:value="6337" calcext:value-type="float">
            <text:p>6337</text:p>
          </table:table-cell>
          <table:table-cell table:style-name="ce7" table:formula="of:=IF(ISBLANK([.P16]);&quot;&quot;;[.P16]+MAX([.P118];[.Q118]))">
            <text:p/>
          </table:table-cell>
          <table:table-cell table:style-name="ce7" table:formula="of:=IF(ISBLANK([.Q16]);&quot;&quot;;[.Q16]+MAX([.Q118];[.R118]))">
            <text:p/>
          </table:table-cell>
          <table:table-cell table:style-name="ce7" table:formula="of:=IF(ISBLANK([.R16]);&quot;&quot;;[.R16]+MAX([.R118];[.S118]))">
            <text:p/>
          </table:table-cell>
          <table:table-cell table:style-name="ce7" table:formula="of:=IF(ISBLANK([.S16]);&quot;&quot;;[.S16]+MAX([.S118];[.T118]))">
            <text:p/>
          </table:table-cell>
          <table:table-cell table:style-name="ce7" table:formula="of:=IF(ISBLANK([.T16]);&quot;&quot;;[.T16]+MAX([.T118];[.U118]))">
            <text:p/>
          </table:table-cell>
          <table:table-cell table:style-name="ce7" table:formula="of:=IF(ISBLANK([.U16]);&quot;&quot;;[.U16]+MAX([.U118];[.V118]))">
            <text:p/>
          </table:table-cell>
          <table:table-cell table:style-name="ce7" table:formula="of:=IF(ISBLANK([.V16]);&quot;&quot;;[.V16]+MAX([.V118];[.W118]))">
            <text:p/>
          </table:table-cell>
          <table:table-cell table:style-name="ce7" table:formula="of:=IF(ISBLANK([.W16]);&quot;&quot;;[.W16]+MAX([.W118];[.X118]))">
            <text:p/>
          </table:table-cell>
          <table:table-cell table:style-name="ce7" table:formula="of:=IF(ISBLANK([.X16]);&quot;&quot;;[.X16]+MAX([.X118];[.Y118]))">
            <text:p/>
          </table:table-cell>
          <table:table-cell table:style-name="ce7" table:formula="of:=IF(ISBLANK([.Y16]);&quot;&quot;;[.Y16]+MAX([.Y118];[.Z118]))">
            <text:p/>
          </table:table-cell>
          <table:table-cell table:style-name="ce7" table:formula="of:=IF(ISBLANK([.Z16]);&quot;&quot;;[.Z16]+MAX([.Z118];[.AA118]))">
            <text:p/>
          </table:table-cell>
          <table:table-cell table:style-name="ce7" table:formula="of:=IF(ISBLANK([.AA16]);&quot;&quot;;[.AA16]+MAX([.AA118];[.AB118]))">
            <text:p/>
          </table:table-cell>
          <table:table-cell table:style-name="ce7" table:formula="of:=IF(ISBLANK([.AB16]);&quot;&quot;;[.AB16]+MAX([.AB118];[.AC118]))">
            <text:p/>
          </table:table-cell>
          <table:table-cell table:style-name="ce7" table:formula="of:=IF(ISBLANK([.AC16]);&quot;&quot;;[.AC16]+MAX([.AC118];[.AD118]))">
            <text:p/>
          </table:table-cell>
          <table:table-cell table:style-name="ce7" table:formula="of:=IF(ISBLANK([.AD16]);&quot;&quot;;[.AD16]+MAX([.AD118];[.AE118]))">
            <text:p/>
          </table:table-cell>
          <table:table-cell table:style-name="ce7" table:formula="of:=IF(ISBLANK([.AE16]);&quot;&quot;;[.AE16]+MAX([.AE118];[.AF118]))">
            <text:p/>
          </table:table-cell>
          <table:table-cell table:style-name="ce7" table:formula="of:=IF(ISBLANK([.AF16]);&quot;&quot;;[.AF16]+MAX([.AF118];[.AG118]))">
            <text:p/>
          </table:table-cell>
          <table:table-cell table:style-name="ce7" table:formula="of:=IF(ISBLANK([.AG16]);&quot;&quot;;[.AG16]+MAX([.AG118];[.AH118]))">
            <text:p/>
          </table:table-cell>
          <table:table-cell table:style-name="ce7" table:formula="of:=IF(ISBLANK([.AH16]);&quot;&quot;;[.AH16]+MAX([.AH118];[.AI118]))">
            <text:p/>
          </table:table-cell>
          <table:table-cell table:style-name="ce7" table:formula="of:=IF(ISBLANK([.AI16]);&quot;&quot;;[.AI16]+MAX([.AI118];[.AJ118]))">
            <text:p/>
          </table:table-cell>
          <table:table-cell table:style-name="ce7" table:formula="of:=IF(ISBLANK([.AJ16]);&quot;&quot;;[.AJ16]+MAX([.AJ118];[.AK118]))">
            <text:p/>
          </table:table-cell>
          <table:table-cell table:style-name="ce7" table:formula="of:=IF(ISBLANK([.AK16]);&quot;&quot;;[.AK16]+MAX([.AK118];[.AL118]))">
            <text:p/>
          </table:table-cell>
          <table:table-cell table:style-name="ce7" table:formula="of:=IF(ISBLANK([.AL16]);&quot;&quot;;[.AL16]+MAX([.AL118];[.AM118]))">
            <text:p/>
          </table:table-cell>
          <table:table-cell table:style-name="ce7" table:formula="of:=IF(ISBLANK([.AM16]);&quot;&quot;;[.AM16]+MAX([.AM118];[.AN118]))">
            <text:p/>
          </table:table-cell>
          <table:table-cell table:style-name="ce7" table:formula="of:=IF(ISBLANK([.AN16]);&quot;&quot;;[.AN16]+MAX([.AN118];[.AO118]))">
            <text:p/>
          </table:table-cell>
          <table:table-cell table:style-name="ce7" table:formula="of:=IF(ISBLANK([.AO16]);&quot;&quot;;[.AO16]+MAX([.AO118];[.AP118]))">
            <text:p/>
          </table:table-cell>
          <table:table-cell table:style-name="ce7" table:formula="of:=IF(ISBLANK([.AP16]);&quot;&quot;;[.AP16]+MAX([.AP118];[.AQ118]))">
            <text:p/>
          </table:table-cell>
          <table:table-cell table:style-name="ce7" table:formula="of:=IF(ISBLANK([.AQ16]);&quot;&quot;;[.AQ16]+MAX([.AQ118];[.AR118]))">
            <text:p/>
          </table:table-cell>
          <table:table-cell table:style-name="ce7" table:formula="of:=IF(ISBLANK([.AR16]);&quot;&quot;;[.AR16]+MAX([.AR118];[.AS118]))">
            <text:p/>
          </table:table-cell>
          <table:table-cell table:style-name="ce7" table:formula="of:=IF(ISBLANK([.AS16]);&quot;&quot;;[.AS16]+MAX([.AS118];[.AT118]))">
            <text:p/>
          </table:table-cell>
          <table:table-cell table:style-name="ce7" table:formula="of:=IF(ISBLANK([.AT16]);&quot;&quot;;[.AT16]+MAX([.AT118];[.AU118]))">
            <text:p/>
          </table:table-cell>
          <table:table-cell table:style-name="ce7" table:formula="of:=IF(ISBLANK([.AU16]);&quot;&quot;;[.AU16]+MAX([.AU118];[.AV118]))">
            <text:p/>
          </table:table-cell>
          <table:table-cell table:style-name="ce7" table:formula="of:=IF(ISBLANK([.AV16]);&quot;&quot;;[.AV16]+MAX([.AV118];[.AW118]))">
            <text:p/>
          </table:table-cell>
          <table:table-cell table:style-name="ce7" table:formula="of:=IF(ISBLANK([.AW16]);&quot;&quot;;[.AW16]+MAX([.AW118];[.AX118]))">
            <text:p/>
          </table:table-cell>
          <table:table-cell table:style-name="ce7" table:formula="of:=IF(ISBLANK([.AX16]);&quot;&quot;;[.AX16]+MAX([.AX118];[.AY118]))">
            <text:p/>
          </table:table-cell>
          <table:table-cell table:style-name="ce7" table:formula="of:=IF(ISBLANK([.AY16]);&quot;&quot;;[.AY16]+MAX([.AY118];[.AZ118]))">
            <text:p/>
          </table:table-cell>
          <table:table-cell table:style-name="ce7" table:formula="of:=IF(ISBLANK([.AZ16]);&quot;&quot;;[.AZ16]+MAX([.AZ118];[.BA118]))">
            <text:p/>
          </table:table-cell>
          <table:table-cell table:style-name="ce7" table:formula="of:=IF(ISBLANK([.BA16]);&quot;&quot;;[.BA16]+MAX([.BA118];[.BB118]))">
            <text:p/>
          </table:table-cell>
          <table:table-cell table:style-name="ce7" table:formula="of:=IF(ISBLANK([.BB16]);&quot;&quot;;[.BB16]+MAX([.BB118];[.BC118]))">
            <text:p/>
          </table:table-cell>
          <table:table-cell table:style-name="ce7" table:formula="of:=IF(ISBLANK([.BC16]);&quot;&quot;;[.BC16]+MAX([.BC118];[.BD118]))">
            <text:p/>
          </table:table-cell>
          <table:table-cell table:style-name="ce7" table:formula="of:=IF(ISBLANK([.BD16]);&quot;&quot;;[.BD16]+MAX([.BD118];[.BE118]))">
            <text:p/>
          </table:table-cell>
          <table:table-cell table:style-name="ce7" table:formula="of:=IF(ISBLANK([.BE16]);&quot;&quot;;[.BE16]+MAX([.BE118];[.BF118]))">
            <text:p/>
          </table:table-cell>
          <table:table-cell table:style-name="ce7" table:formula="of:=IF(ISBLANK([.BF16]);&quot;&quot;;[.BF16]+MAX([.BF118];[.BG118]))">
            <text:p/>
          </table:table-cell>
          <table:table-cell table:style-name="ce7" table:formula="of:=IF(ISBLANK([.BG16]);&quot;&quot;;[.BG16]+MAX([.BG118];[.BH118]))">
            <text:p/>
          </table:table-cell>
          <table:table-cell table:style-name="ce7" table:formula="of:=IF(ISBLANK([.BH16]);&quot;&quot;;[.BH16]+MAX([.BH118];[.BI118]))">
            <text:p/>
          </table:table-cell>
          <table:table-cell table:style-name="ce7" table:formula="of:=IF(ISBLANK([.BI16]);&quot;&quot;;[.BI16]+MAX([.BI118];[.BJ118]))">
            <text:p/>
          </table:table-cell>
          <table:table-cell table:style-name="ce7" table:formula="of:=IF(ISBLANK([.BJ16]);&quot;&quot;;[.BJ16]+MAX([.BJ118];[.BK118]))">
            <text:p/>
          </table:table-cell>
          <table:table-cell table:style-name="ce7" table:formula="of:=IF(ISBLANK([.BK16]);&quot;&quot;;[.BK16]+MAX([.BK118];[.BL118]))">
            <text:p/>
          </table:table-cell>
          <table:table-cell table:style-name="ce7" table:formula="of:=IF(ISBLANK([.BL16]);&quot;&quot;;[.BL16]+MAX([.BL118];[.BM118]))">
            <text:p/>
          </table:table-cell>
          <table:table-cell table:style-name="ce7" table:formula="of:=IF(ISBLANK([.BM16]);&quot;&quot;;[.BM16]+MAX([.BM118];[.BN118]))">
            <text:p/>
          </table:table-cell>
          <table:table-cell table:style-name="ce7" table:formula="of:=IF(ISBLANK([.BN16]);&quot;&quot;;[.BN16]+MAX([.BN118];[.BO118]))">
            <text:p/>
          </table:table-cell>
          <table:table-cell table:style-name="ce7" table:formula="of:=IF(ISBLANK([.BO16]);&quot;&quot;;[.BO16]+MAX([.BO118];[.BP118]))">
            <text:p/>
          </table:table-cell>
          <table:table-cell table:style-name="ce7" table:formula="of:=IF(ISBLANK([.BP16]);&quot;&quot;;[.BP16]+MAX([.BP118];[.BQ118]))">
            <text:p/>
          </table:table-cell>
          <table:table-cell table:style-name="ce7" table:formula="of:=IF(ISBLANK([.BQ16]);&quot;&quot;;[.BQ16]+MAX([.BQ118];[.BR118]))">
            <text:p/>
          </table:table-cell>
          <table:table-cell table:style-name="ce7" table:formula="of:=IF(ISBLANK([.BR16]);&quot;&quot;;[.BR16]+MAX([.BR118];[.BS118]))">
            <text:p/>
          </table:table-cell>
          <table:table-cell table:style-name="ce7" table:formula="of:=IF(ISBLANK([.BS16]);&quot;&quot;;[.BS16]+MAX([.BS118];[.BT118]))">
            <text:p/>
          </table:table-cell>
          <table:table-cell table:style-name="ce7" table:formula="of:=IF(ISBLANK([.BT16]);&quot;&quot;;[.BT16]+MAX([.BT118];[.BU118]))">
            <text:p/>
          </table:table-cell>
          <table:table-cell table:style-name="ce7" table:formula="of:=IF(ISBLANK([.BU16]);&quot;&quot;;[.BU16]+MAX([.BU118];[.BV118]))">
            <text:p/>
          </table:table-cell>
          <table:table-cell table:style-name="ce7" table:formula="of:=IF(ISBLANK([.BV16]);&quot;&quot;;[.BV16]+MAX([.BV118];[.BW118]))">
            <text:p/>
          </table:table-cell>
          <table:table-cell table:style-name="ce7" table:formula="of:=IF(ISBLANK([.BW16]);&quot;&quot;;[.BW16]+MAX([.BW118];[.BX118]))">
            <text:p/>
          </table:table-cell>
          <table:table-cell table:style-name="ce7" table:formula="of:=IF(ISBLANK([.BX16]);&quot;&quot;;[.BX16]+MAX([.BX118];[.BY118]))">
            <text:p/>
          </table:table-cell>
          <table:table-cell table:style-name="ce7" table:formula="of:=IF(ISBLANK([.BY16]);&quot;&quot;;[.BY16]+MAX([.BY118];[.BZ118]))">
            <text:p/>
          </table:table-cell>
          <table:table-cell table:style-name="ce7" table:formula="of:=IF(ISBLANK([.BZ16]);&quot;&quot;;[.BZ16]+MAX([.BZ118];[.CA118]))">
            <text:p/>
          </table:table-cell>
          <table:table-cell table:style-name="ce7" table:formula="of:=IF(ISBLANK([.CA16]);&quot;&quot;;[.CA16]+MAX([.CA118];[.CB118]))">
            <text:p/>
          </table:table-cell>
          <table:table-cell table:style-name="ce7" table:formula="of:=IF(ISBLANK([.CB16]);&quot;&quot;;[.CB16]+MAX([.CB118];[.CC118]))">
            <text:p/>
          </table:table-cell>
          <table:table-cell table:style-name="ce7" table:formula="of:=IF(ISBLANK([.CC16]);&quot;&quot;;[.CC16]+MAX([.CC118];[.CD118]))">
            <text:p/>
          </table:table-cell>
          <table:table-cell table:style-name="ce7" table:formula="of:=IF(ISBLANK([.CD16]);&quot;&quot;;[.CD16]+MAX([.CD118];[.CE118]))">
            <text:p/>
          </table:table-cell>
          <table:table-cell table:style-name="ce7" table:formula="of:=IF(ISBLANK([.CE16]);&quot;&quot;;[.CE16]+MAX([.CE118];[.CF118]))">
            <text:p/>
          </table:table-cell>
          <table:table-cell table:style-name="ce7" table:formula="of:=IF(ISBLANK([.CF16]);&quot;&quot;;[.CF16]+MAX([.CF118];[.CG118]))">
            <text:p/>
          </table:table-cell>
          <table:table-cell table:style-name="ce7" table:formula="of:=IF(ISBLANK([.CG16]);&quot;&quot;;[.CG16]+MAX([.CG118];[.CH118]))">
            <text:p/>
          </table:table-cell>
          <table:table-cell table:style-name="ce7" table:formula="of:=IF(ISBLANK([.CH16]);&quot;&quot;;[.CH16]+MAX([.CH118];[.CI118]))">
            <text:p/>
          </table:table-cell>
          <table:table-cell table:style-name="ce7" table:formula="of:=IF(ISBLANK([.CI16]);&quot;&quot;;[.CI16]+MAX([.CI118];[.CJ118]))">
            <text:p/>
          </table:table-cell>
          <table:table-cell table:style-name="ce7" table:formula="of:=IF(ISBLANK([.CJ16]);&quot;&quot;;[.CJ16]+MAX([.CJ118];[.CK118]))">
            <text:p/>
          </table:table-cell>
          <table:table-cell table:style-name="ce7" table:formula="of:=IF(ISBLANK([.CK16]);&quot;&quot;;[.CK16]+MAX([.CK118];[.CL118]))">
            <text:p/>
          </table:table-cell>
          <table:table-cell table:style-name="ce7" table:formula="of:=IF(ISBLANK([.CL16]);&quot;&quot;;[.CL16]+MAX([.CL118];[.CM118]))">
            <text:p/>
          </table:table-cell>
          <table:table-cell table:style-name="ce7" table:formula="of:=IF(ISBLANK([.CM16]);&quot;&quot;;[.CM16]+MAX([.CM118];[.CN118]))">
            <text:p/>
          </table:table-cell>
          <table:table-cell table:style-name="ce7" table:formula="of:=IF(ISBLANK([.CN16]);&quot;&quot;;[.CN16]+MAX([.CN118];[.CO118]))">
            <text:p/>
          </table:table-cell>
          <table:table-cell table:style-name="ce7" table:formula="of:=IF(ISBLANK([.CO16]);&quot;&quot;;[.CO16]+MAX([.CO118];[.CP118]))">
            <text:p/>
          </table:table-cell>
          <table:table-cell table:style-name="ce7" table:formula="of:=IF(ISBLANK([.CP16]);&quot;&quot;;[.CP16]+MAX([.CP118];[.CQ118]))">
            <text:p/>
          </table:table-cell>
          <table:table-cell table:style-name="ce7" table:formula="of:=IF(ISBLANK([.CQ16]);&quot;&quot;;[.CQ16]+MAX([.CQ118];[.CR118]))">
            <text:p/>
          </table:table-cell>
          <table:table-cell table:style-name="ce7" table:formula="of:=IF(ISBLANK([.CR16]);&quot;&quot;;[.CR16]+MAX([.CR118];[.CS118]))">
            <text:p/>
          </table:table-cell>
          <table:table-cell table:style-name="ce7" table:formula="of:=IF(ISBLANK([.CS16]);&quot;&quot;;[.CS16]+MAX([.CS118];[.CT118]))">
            <text:p/>
          </table:table-cell>
          <table:table-cell table:style-name="ce7" table:formula="of:=IF(ISBLANK([.CT16]);&quot;&quot;;[.CT16]+MAX([.CT118];[.CU118]))">
            <text:p/>
          </table:table-cell>
          <table:table-cell table:style-name="ce7" table:formula="of:=IF(ISBLANK([.CU16]);&quot;&quot;;[.CU16]+MAX([.CU118];[.CV118]))">
            <text:p/>
          </table:table-cell>
          <table:table-cell table:formula="of:=IF(ISBLANK([.CV16]);&quot;&quot;;[.CV16]+MAX([.CV118];[.CW118]))">
            <text:p/>
          </table:table-cell>
        </table:table-row>
        <table:table-row table:style-name="ro1">
          <table:table-cell table:formula="of:=IF(ISBLANK([.A17]);&quot;&quot;;[.A17]+MAX([.A119];[.B119]))" office:value-type="float" office:value="6131" calcext:value-type="float">
            <text:p>6131</text:p>
          </table:table-cell>
          <table:table-cell table:style-name="ce7" table:formula="of:=IF(ISBLANK([.B17]);&quot;&quot;;[.B17]+MAX([.B119];[.C119]))" office:value-type="float" office:value="6140" calcext:value-type="float">
            <text:p>6140</text:p>
          </table:table-cell>
          <table:table-cell table:style-name="ce7" table:formula="of:=IF(ISBLANK([.C17]);&quot;&quot;;[.C17]+MAX([.C119];[.D119]))" office:value-type="float" office:value="6133" calcext:value-type="float">
            <text:p>6133</text:p>
          </table:table-cell>
          <table:table-cell table:style-name="ce7" table:formula="of:=IF(ISBLANK([.D17]);&quot;&quot;;[.D17]+MAX([.D119];[.E119]))" office:value-type="float" office:value="6175" calcext:value-type="float">
            <text:p>6175</text:p>
          </table:table-cell>
          <table:table-cell table:style-name="ce7" table:formula="of:=IF(ISBLANK([.E17]);&quot;&quot;;[.E17]+MAX([.E119];[.F119]))" office:value-type="float" office:value="6203" calcext:value-type="float">
            <text:p>6203</text:p>
          </table:table-cell>
          <table:table-cell table:style-name="ce7" table:formula="of:=IF(ISBLANK([.F17]);&quot;&quot;;[.F17]+MAX([.F119];[.G119]))" office:value-type="float" office:value="6026" calcext:value-type="float">
            <text:p>6026</text:p>
          </table:table-cell>
          <table:table-cell table:style-name="ce7" table:formula="of:=IF(ISBLANK([.G17]);&quot;&quot;;[.G17]+MAX([.G119];[.H119]))" office:value-type="float" office:value="6111" calcext:value-type="float">
            <text:p>6111</text:p>
          </table:table-cell>
          <table:table-cell table:style-name="ce7" table:formula="of:=IF(ISBLANK([.H17]);&quot;&quot;;[.H17]+MAX([.H119];[.I119]))" office:value-type="float" office:value="6115" calcext:value-type="float">
            <text:p>6115</text:p>
          </table:table-cell>
          <table:table-cell table:style-name="ce7" table:formula="of:=IF(ISBLANK([.I17]);&quot;&quot;;[.I17]+MAX([.I119];[.J119]))" office:value-type="float" office:value="6105" calcext:value-type="float">
            <text:p>6105</text:p>
          </table:table-cell>
          <table:table-cell table:style-name="ce7" table:formula="of:=IF(ISBLANK([.J17]);&quot;&quot;;[.J17]+MAX([.J119];[.K119]))" office:value-type="float" office:value="6125" calcext:value-type="float">
            <text:p>6125</text:p>
          </table:table-cell>
          <table:table-cell table:style-name="ce7" table:formula="of:=IF(ISBLANK([.K17]);&quot;&quot;;[.K17]+MAX([.K119];[.L119]))" office:value-type="float" office:value="6181" calcext:value-type="float">
            <text:p>6181</text:p>
          </table:table-cell>
          <table:table-cell table:style-name="ce7" table:formula="of:=IF(ISBLANK([.L17]);&quot;&quot;;[.L17]+MAX([.L119];[.M119]))" office:value-type="float" office:value="6160" calcext:value-type="float">
            <text:p>6160</text:p>
          </table:table-cell>
          <table:table-cell table:style-name="ce7" table:formula="of:=IF(ISBLANK([.M17]);&quot;&quot;;[.M17]+MAX([.M119];[.N119]))" office:value-type="float" office:value="6106" calcext:value-type="float">
            <text:p>6106</text:p>
          </table:table-cell>
          <table:table-cell table:style-name="ce7" table:formula="of:=IF(ISBLANK([.N17]);&quot;&quot;;[.N17]+MAX([.N119];[.O119]))" office:value-type="float" office:value="6132" calcext:value-type="float">
            <text:p>6132</text:p>
          </table:table-cell>
          <table:table-cell table:style-name="ce7" table:formula="of:=IF(ISBLANK([.O17]);&quot;&quot;;[.O17]+MAX([.O119];[.P119]))" office:value-type="float" office:value="6284" calcext:value-type="float">
            <text:p>6284</text:p>
          </table:table-cell>
          <table:table-cell table:style-name="ce7" table:formula="of:=IF(ISBLANK([.P17]);&quot;&quot;;[.P17]+MAX([.P119];[.Q119]))" office:value-type="float" office:value="6242" calcext:value-type="float">
            <text:p>6242</text:p>
          </table:table-cell>
          <table:table-cell table:style-name="ce7" table:formula="of:=IF(ISBLANK([.Q17]);&quot;&quot;;[.Q17]+MAX([.Q119];[.R119]))">
            <text:p/>
          </table:table-cell>
          <table:table-cell table:style-name="ce7" table:formula="of:=IF(ISBLANK([.R17]);&quot;&quot;;[.R17]+MAX([.R119];[.S119]))">
            <text:p/>
          </table:table-cell>
          <table:table-cell table:style-name="ce7" table:formula="of:=IF(ISBLANK([.S17]);&quot;&quot;;[.S17]+MAX([.S119];[.T119]))">
            <text:p/>
          </table:table-cell>
          <table:table-cell table:style-name="ce7" table:formula="of:=IF(ISBLANK([.T17]);&quot;&quot;;[.T17]+MAX([.T119];[.U119]))">
            <text:p/>
          </table:table-cell>
          <table:table-cell table:style-name="ce7" table:formula="of:=IF(ISBLANK([.U17]);&quot;&quot;;[.U17]+MAX([.U119];[.V119]))">
            <text:p/>
          </table:table-cell>
          <table:table-cell table:style-name="ce7" table:formula="of:=IF(ISBLANK([.V17]);&quot;&quot;;[.V17]+MAX([.V119];[.W119]))">
            <text:p/>
          </table:table-cell>
          <table:table-cell table:style-name="ce7" table:formula="of:=IF(ISBLANK([.W17]);&quot;&quot;;[.W17]+MAX([.W119];[.X119]))">
            <text:p/>
          </table:table-cell>
          <table:table-cell table:style-name="ce7" table:formula="of:=IF(ISBLANK([.X17]);&quot;&quot;;[.X17]+MAX([.X119];[.Y119]))">
            <text:p/>
          </table:table-cell>
          <table:table-cell table:style-name="ce7" table:formula="of:=IF(ISBLANK([.Y17]);&quot;&quot;;[.Y17]+MAX([.Y119];[.Z119]))">
            <text:p/>
          </table:table-cell>
          <table:table-cell table:style-name="ce7" table:formula="of:=IF(ISBLANK([.Z17]);&quot;&quot;;[.Z17]+MAX([.Z119];[.AA119]))">
            <text:p/>
          </table:table-cell>
          <table:table-cell table:style-name="ce7" table:formula="of:=IF(ISBLANK([.AA17]);&quot;&quot;;[.AA17]+MAX([.AA119];[.AB119]))">
            <text:p/>
          </table:table-cell>
          <table:table-cell table:style-name="ce7" table:formula="of:=IF(ISBLANK([.AB17]);&quot;&quot;;[.AB17]+MAX([.AB119];[.AC119]))">
            <text:p/>
          </table:table-cell>
          <table:table-cell table:style-name="ce7" table:formula="of:=IF(ISBLANK([.AC17]);&quot;&quot;;[.AC17]+MAX([.AC119];[.AD119]))">
            <text:p/>
          </table:table-cell>
          <table:table-cell table:style-name="ce7" table:formula="of:=IF(ISBLANK([.AD17]);&quot;&quot;;[.AD17]+MAX([.AD119];[.AE119]))">
            <text:p/>
          </table:table-cell>
          <table:table-cell table:style-name="ce7" table:formula="of:=IF(ISBLANK([.AE17]);&quot;&quot;;[.AE17]+MAX([.AE119];[.AF119]))">
            <text:p/>
          </table:table-cell>
          <table:table-cell table:style-name="ce7" table:formula="of:=IF(ISBLANK([.AF17]);&quot;&quot;;[.AF17]+MAX([.AF119];[.AG119]))">
            <text:p/>
          </table:table-cell>
          <table:table-cell table:style-name="ce7" table:formula="of:=IF(ISBLANK([.AG17]);&quot;&quot;;[.AG17]+MAX([.AG119];[.AH119]))">
            <text:p/>
          </table:table-cell>
          <table:table-cell table:style-name="ce7" table:formula="of:=IF(ISBLANK([.AH17]);&quot;&quot;;[.AH17]+MAX([.AH119];[.AI119]))">
            <text:p/>
          </table:table-cell>
          <table:table-cell table:style-name="ce7" table:formula="of:=IF(ISBLANK([.AI17]);&quot;&quot;;[.AI17]+MAX([.AI119];[.AJ119]))">
            <text:p/>
          </table:table-cell>
          <table:table-cell table:style-name="ce7" table:formula="of:=IF(ISBLANK([.AJ17]);&quot;&quot;;[.AJ17]+MAX([.AJ119];[.AK119]))">
            <text:p/>
          </table:table-cell>
          <table:table-cell table:style-name="ce7" table:formula="of:=IF(ISBLANK([.AK17]);&quot;&quot;;[.AK17]+MAX([.AK119];[.AL119]))">
            <text:p/>
          </table:table-cell>
          <table:table-cell table:style-name="ce7" table:formula="of:=IF(ISBLANK([.AL17]);&quot;&quot;;[.AL17]+MAX([.AL119];[.AM119]))">
            <text:p/>
          </table:table-cell>
          <table:table-cell table:style-name="ce7" table:formula="of:=IF(ISBLANK([.AM17]);&quot;&quot;;[.AM17]+MAX([.AM119];[.AN119]))">
            <text:p/>
          </table:table-cell>
          <table:table-cell table:style-name="ce7" table:formula="of:=IF(ISBLANK([.AN17]);&quot;&quot;;[.AN17]+MAX([.AN119];[.AO119]))">
            <text:p/>
          </table:table-cell>
          <table:table-cell table:style-name="ce7" table:formula="of:=IF(ISBLANK([.AO17]);&quot;&quot;;[.AO17]+MAX([.AO119];[.AP119]))">
            <text:p/>
          </table:table-cell>
          <table:table-cell table:style-name="ce7" table:formula="of:=IF(ISBLANK([.AP17]);&quot;&quot;;[.AP17]+MAX([.AP119];[.AQ119]))">
            <text:p/>
          </table:table-cell>
          <table:table-cell table:style-name="ce7" table:formula="of:=IF(ISBLANK([.AQ17]);&quot;&quot;;[.AQ17]+MAX([.AQ119];[.AR119]))">
            <text:p/>
          </table:table-cell>
          <table:table-cell table:style-name="ce7" table:formula="of:=IF(ISBLANK([.AR17]);&quot;&quot;;[.AR17]+MAX([.AR119];[.AS119]))">
            <text:p/>
          </table:table-cell>
          <table:table-cell table:style-name="ce7" table:formula="of:=IF(ISBLANK([.AS17]);&quot;&quot;;[.AS17]+MAX([.AS119];[.AT119]))">
            <text:p/>
          </table:table-cell>
          <table:table-cell table:style-name="ce7" table:formula="of:=IF(ISBLANK([.AT17]);&quot;&quot;;[.AT17]+MAX([.AT119];[.AU119]))">
            <text:p/>
          </table:table-cell>
          <table:table-cell table:style-name="ce7" table:formula="of:=IF(ISBLANK([.AU17]);&quot;&quot;;[.AU17]+MAX([.AU119];[.AV119]))">
            <text:p/>
          </table:table-cell>
          <table:table-cell table:style-name="ce7" table:formula="of:=IF(ISBLANK([.AV17]);&quot;&quot;;[.AV17]+MAX([.AV119];[.AW119]))">
            <text:p/>
          </table:table-cell>
          <table:table-cell table:style-name="ce7" table:formula="of:=IF(ISBLANK([.AW17]);&quot;&quot;;[.AW17]+MAX([.AW119];[.AX119]))">
            <text:p/>
          </table:table-cell>
          <table:table-cell table:style-name="ce7" table:formula="of:=IF(ISBLANK([.AX17]);&quot;&quot;;[.AX17]+MAX([.AX119];[.AY119]))">
            <text:p/>
          </table:table-cell>
          <table:table-cell table:style-name="ce7" table:formula="of:=IF(ISBLANK([.AY17]);&quot;&quot;;[.AY17]+MAX([.AY119];[.AZ119]))">
            <text:p/>
          </table:table-cell>
          <table:table-cell table:style-name="ce7" table:formula="of:=IF(ISBLANK([.AZ17]);&quot;&quot;;[.AZ17]+MAX([.AZ119];[.BA119]))">
            <text:p/>
          </table:table-cell>
          <table:table-cell table:style-name="ce7" table:formula="of:=IF(ISBLANK([.BA17]);&quot;&quot;;[.BA17]+MAX([.BA119];[.BB119]))">
            <text:p/>
          </table:table-cell>
          <table:table-cell table:style-name="ce7" table:formula="of:=IF(ISBLANK([.BB17]);&quot;&quot;;[.BB17]+MAX([.BB119];[.BC119]))">
            <text:p/>
          </table:table-cell>
          <table:table-cell table:style-name="ce7" table:formula="of:=IF(ISBLANK([.BC17]);&quot;&quot;;[.BC17]+MAX([.BC119];[.BD119]))">
            <text:p/>
          </table:table-cell>
          <table:table-cell table:style-name="ce7" table:formula="of:=IF(ISBLANK([.BD17]);&quot;&quot;;[.BD17]+MAX([.BD119];[.BE119]))">
            <text:p/>
          </table:table-cell>
          <table:table-cell table:style-name="ce7" table:formula="of:=IF(ISBLANK([.BE17]);&quot;&quot;;[.BE17]+MAX([.BE119];[.BF119]))">
            <text:p/>
          </table:table-cell>
          <table:table-cell table:style-name="ce7" table:formula="of:=IF(ISBLANK([.BF17]);&quot;&quot;;[.BF17]+MAX([.BF119];[.BG119]))">
            <text:p/>
          </table:table-cell>
          <table:table-cell table:style-name="ce7" table:formula="of:=IF(ISBLANK([.BG17]);&quot;&quot;;[.BG17]+MAX([.BG119];[.BH119]))">
            <text:p/>
          </table:table-cell>
          <table:table-cell table:style-name="ce7" table:formula="of:=IF(ISBLANK([.BH17]);&quot;&quot;;[.BH17]+MAX([.BH119];[.BI119]))">
            <text:p/>
          </table:table-cell>
          <table:table-cell table:style-name="ce7" table:formula="of:=IF(ISBLANK([.BI17]);&quot;&quot;;[.BI17]+MAX([.BI119];[.BJ119]))">
            <text:p/>
          </table:table-cell>
          <table:table-cell table:style-name="ce7" table:formula="of:=IF(ISBLANK([.BJ17]);&quot;&quot;;[.BJ17]+MAX([.BJ119];[.BK119]))">
            <text:p/>
          </table:table-cell>
          <table:table-cell table:style-name="ce7" table:formula="of:=IF(ISBLANK([.BK17]);&quot;&quot;;[.BK17]+MAX([.BK119];[.BL119]))">
            <text:p/>
          </table:table-cell>
          <table:table-cell table:style-name="ce7" table:formula="of:=IF(ISBLANK([.BL17]);&quot;&quot;;[.BL17]+MAX([.BL119];[.BM119]))">
            <text:p/>
          </table:table-cell>
          <table:table-cell table:style-name="ce7" table:formula="of:=IF(ISBLANK([.BM17]);&quot;&quot;;[.BM17]+MAX([.BM119];[.BN119]))">
            <text:p/>
          </table:table-cell>
          <table:table-cell table:style-name="ce7" table:formula="of:=IF(ISBLANK([.BN17]);&quot;&quot;;[.BN17]+MAX([.BN119];[.BO119]))">
            <text:p/>
          </table:table-cell>
          <table:table-cell table:style-name="ce7" table:formula="of:=IF(ISBLANK([.BO17]);&quot;&quot;;[.BO17]+MAX([.BO119];[.BP119]))">
            <text:p/>
          </table:table-cell>
          <table:table-cell table:style-name="ce7" table:formula="of:=IF(ISBLANK([.BP17]);&quot;&quot;;[.BP17]+MAX([.BP119];[.BQ119]))">
            <text:p/>
          </table:table-cell>
          <table:table-cell table:style-name="ce7" table:formula="of:=IF(ISBLANK([.BQ17]);&quot;&quot;;[.BQ17]+MAX([.BQ119];[.BR119]))">
            <text:p/>
          </table:table-cell>
          <table:table-cell table:style-name="ce7" table:formula="of:=IF(ISBLANK([.BR17]);&quot;&quot;;[.BR17]+MAX([.BR119];[.BS119]))">
            <text:p/>
          </table:table-cell>
          <table:table-cell table:style-name="ce7" table:formula="of:=IF(ISBLANK([.BS17]);&quot;&quot;;[.BS17]+MAX([.BS119];[.BT119]))">
            <text:p/>
          </table:table-cell>
          <table:table-cell table:style-name="ce7" table:formula="of:=IF(ISBLANK([.BT17]);&quot;&quot;;[.BT17]+MAX([.BT119];[.BU119]))">
            <text:p/>
          </table:table-cell>
          <table:table-cell table:style-name="ce7" table:formula="of:=IF(ISBLANK([.BU17]);&quot;&quot;;[.BU17]+MAX([.BU119];[.BV119]))">
            <text:p/>
          </table:table-cell>
          <table:table-cell table:style-name="ce7" table:formula="of:=IF(ISBLANK([.BV17]);&quot;&quot;;[.BV17]+MAX([.BV119];[.BW119]))">
            <text:p/>
          </table:table-cell>
          <table:table-cell table:style-name="ce7" table:formula="of:=IF(ISBLANK([.BW17]);&quot;&quot;;[.BW17]+MAX([.BW119];[.BX119]))">
            <text:p/>
          </table:table-cell>
          <table:table-cell table:style-name="ce7" table:formula="of:=IF(ISBLANK([.BX17]);&quot;&quot;;[.BX17]+MAX([.BX119];[.BY119]))">
            <text:p/>
          </table:table-cell>
          <table:table-cell table:style-name="ce7" table:formula="of:=IF(ISBLANK([.BY17]);&quot;&quot;;[.BY17]+MAX([.BY119];[.BZ119]))">
            <text:p/>
          </table:table-cell>
          <table:table-cell table:style-name="ce7" table:formula="of:=IF(ISBLANK([.BZ17]);&quot;&quot;;[.BZ17]+MAX([.BZ119];[.CA119]))">
            <text:p/>
          </table:table-cell>
          <table:table-cell table:style-name="ce7" table:formula="of:=IF(ISBLANK([.CA17]);&quot;&quot;;[.CA17]+MAX([.CA119];[.CB119]))">
            <text:p/>
          </table:table-cell>
          <table:table-cell table:style-name="ce7" table:formula="of:=IF(ISBLANK([.CB17]);&quot;&quot;;[.CB17]+MAX([.CB119];[.CC119]))">
            <text:p/>
          </table:table-cell>
          <table:table-cell table:style-name="ce7" table:formula="of:=IF(ISBLANK([.CC17]);&quot;&quot;;[.CC17]+MAX([.CC119];[.CD119]))">
            <text:p/>
          </table:table-cell>
          <table:table-cell table:style-name="ce7" table:formula="of:=IF(ISBLANK([.CD17]);&quot;&quot;;[.CD17]+MAX([.CD119];[.CE119]))">
            <text:p/>
          </table:table-cell>
          <table:table-cell table:style-name="ce7" table:formula="of:=IF(ISBLANK([.CE17]);&quot;&quot;;[.CE17]+MAX([.CE119];[.CF119]))">
            <text:p/>
          </table:table-cell>
          <table:table-cell table:style-name="ce7" table:formula="of:=IF(ISBLANK([.CF17]);&quot;&quot;;[.CF17]+MAX([.CF119];[.CG119]))">
            <text:p/>
          </table:table-cell>
          <table:table-cell table:style-name="ce7" table:formula="of:=IF(ISBLANK([.CG17]);&quot;&quot;;[.CG17]+MAX([.CG119];[.CH119]))">
            <text:p/>
          </table:table-cell>
          <table:table-cell table:style-name="ce7" table:formula="of:=IF(ISBLANK([.CH17]);&quot;&quot;;[.CH17]+MAX([.CH119];[.CI119]))">
            <text:p/>
          </table:table-cell>
          <table:table-cell table:style-name="ce7" table:formula="of:=IF(ISBLANK([.CI17]);&quot;&quot;;[.CI17]+MAX([.CI119];[.CJ119]))">
            <text:p/>
          </table:table-cell>
          <table:table-cell table:style-name="ce7" table:formula="of:=IF(ISBLANK([.CJ17]);&quot;&quot;;[.CJ17]+MAX([.CJ119];[.CK119]))">
            <text:p/>
          </table:table-cell>
          <table:table-cell table:style-name="ce7" table:formula="of:=IF(ISBLANK([.CK17]);&quot;&quot;;[.CK17]+MAX([.CK119];[.CL119]))">
            <text:p/>
          </table:table-cell>
          <table:table-cell table:style-name="ce7" table:formula="of:=IF(ISBLANK([.CL17]);&quot;&quot;;[.CL17]+MAX([.CL119];[.CM119]))">
            <text:p/>
          </table:table-cell>
          <table:table-cell table:style-name="ce7" table:formula="of:=IF(ISBLANK([.CM17]);&quot;&quot;;[.CM17]+MAX([.CM119];[.CN119]))">
            <text:p/>
          </table:table-cell>
          <table:table-cell table:style-name="ce7" table:formula="of:=IF(ISBLANK([.CN17]);&quot;&quot;;[.CN17]+MAX([.CN119];[.CO119]))">
            <text:p/>
          </table:table-cell>
          <table:table-cell table:style-name="ce7" table:formula="of:=IF(ISBLANK([.CO17]);&quot;&quot;;[.CO17]+MAX([.CO119];[.CP119]))">
            <text:p/>
          </table:table-cell>
          <table:table-cell table:style-name="ce7" table:formula="of:=IF(ISBLANK([.CP17]);&quot;&quot;;[.CP17]+MAX([.CP119];[.CQ119]))">
            <text:p/>
          </table:table-cell>
          <table:table-cell table:style-name="ce7" table:formula="of:=IF(ISBLANK([.CQ17]);&quot;&quot;;[.CQ17]+MAX([.CQ119];[.CR119]))">
            <text:p/>
          </table:table-cell>
          <table:table-cell table:style-name="ce7" table:formula="of:=IF(ISBLANK([.CR17]);&quot;&quot;;[.CR17]+MAX([.CR119];[.CS119]))">
            <text:p/>
          </table:table-cell>
          <table:table-cell table:style-name="ce7" table:formula="of:=IF(ISBLANK([.CS17]);&quot;&quot;;[.CS17]+MAX([.CS119];[.CT119]))">
            <text:p/>
          </table:table-cell>
          <table:table-cell table:style-name="ce7" table:formula="of:=IF(ISBLANK([.CT17]);&quot;&quot;;[.CT17]+MAX([.CT119];[.CU119]))">
            <text:p/>
          </table:table-cell>
          <table:table-cell table:style-name="ce7" table:formula="of:=IF(ISBLANK([.CU17]);&quot;&quot;;[.CU17]+MAX([.CU119];[.CV119]))">
            <text:p/>
          </table:table-cell>
          <table:table-cell table:formula="of:=IF(ISBLANK([.CV17]);&quot;&quot;;[.CV17]+MAX([.CV119];[.CW119]))">
            <text:p/>
          </table:table-cell>
        </table:table-row>
        <table:table-row table:style-name="ro1">
          <table:table-cell table:formula="of:=IF(ISBLANK([.A18]);&quot;&quot;;[.A18]+MAX([.A120];[.B120]))" office:value-type="float" office:value="6064" calcext:value-type="float">
            <text:p>6064</text:p>
          </table:table-cell>
          <table:table-cell table:style-name="ce7" table:formula="of:=IF(ISBLANK([.B18]);&quot;&quot;;[.B18]+MAX([.B120];[.C120]))" office:value-type="float" office:value="6041" calcext:value-type="float">
            <text:p>6041</text:p>
          </table:table-cell>
          <table:table-cell table:style-name="ce7" table:formula="of:=IF(ISBLANK([.C18]);&quot;&quot;;[.C18]+MAX([.C120];[.D120]))" office:value-type="float" office:value="6074" calcext:value-type="float">
            <text:p>6074</text:p>
          </table:table-cell>
          <table:table-cell table:style-name="ce7" table:formula="of:=IF(ISBLANK([.D18]);&quot;&quot;;[.D18]+MAX([.D120];[.E120]))" office:value-type="float" office:value="6037" calcext:value-type="float">
            <text:p>6037</text:p>
          </table:table-cell>
          <table:table-cell table:style-name="ce7" table:formula="of:=IF(ISBLANK([.E18]);&quot;&quot;;[.E18]+MAX([.E120];[.F120]))" office:value-type="float" office:value="6115" calcext:value-type="float">
            <text:p>6115</text:p>
          </table:table-cell>
          <table:table-cell table:style-name="ce7" table:formula="of:=IF(ISBLANK([.F18]);&quot;&quot;;[.F18]+MAX([.F120];[.G120]))" office:value-type="float" office:value="5909" calcext:value-type="float">
            <text:p>5909</text:p>
          </table:table-cell>
          <table:table-cell table:style-name="ce7" table:formula="of:=IF(ISBLANK([.G18]);&quot;&quot;;[.G18]+MAX([.G120];[.H120]))" office:value-type="float" office:value="5927" calcext:value-type="float">
            <text:p>5927</text:p>
          </table:table-cell>
          <table:table-cell table:style-name="ce7" table:formula="of:=IF(ISBLANK([.H18]);&quot;&quot;;[.H18]+MAX([.H120];[.I120]))" office:value-type="float" office:value="6017" calcext:value-type="float">
            <text:p>6017</text:p>
          </table:table-cell>
          <table:table-cell table:style-name="ce7" table:formula="of:=IF(ISBLANK([.I18]);&quot;&quot;;[.I18]+MAX([.I120];[.J120]))" office:value-type="float" office:value="6050" calcext:value-type="float">
            <text:p>6050</text:p>
          </table:table-cell>
          <table:table-cell table:style-name="ce7" table:formula="of:=IF(ISBLANK([.J18]);&quot;&quot;;[.J18]+MAX([.J120];[.K120]))" office:value-type="float" office:value="6048" calcext:value-type="float">
            <text:p>6048</text:p>
          </table:table-cell>
          <table:table-cell table:style-name="ce7" table:formula="of:=IF(ISBLANK([.K18]);&quot;&quot;;[.K18]+MAX([.K120];[.L120]))" office:value-type="float" office:value="6028" calcext:value-type="float">
            <text:p>6028</text:p>
          </table:table-cell>
          <table:table-cell table:style-name="ce7" table:formula="of:=IF(ISBLANK([.L18]);&quot;&quot;;[.L18]+MAX([.L120];[.M120]))" office:value-type="float" office:value="6126" calcext:value-type="float">
            <text:p>6126</text:p>
          </table:table-cell>
          <table:table-cell table:style-name="ce7" table:formula="of:=IF(ISBLANK([.M18]);&quot;&quot;;[.M18]+MAX([.M120];[.N120]))" office:value-type="float" office:value="6059" calcext:value-type="float">
            <text:p>6059</text:p>
          </table:table-cell>
          <table:table-cell table:style-name="ce7" table:formula="of:=IF(ISBLANK([.N18]);&quot;&quot;;[.N18]+MAX([.N120];[.O120]))" office:value-type="float" office:value="6079" calcext:value-type="float">
            <text:p>6079</text:p>
          </table:table-cell>
          <table:table-cell table:style-name="ce7" table:formula="of:=IF(ISBLANK([.O18]);&quot;&quot;;[.O18]+MAX([.O120];[.P120]))" office:value-type="float" office:value="6077" calcext:value-type="float">
            <text:p>6077</text:p>
          </table:table-cell>
          <table:table-cell table:style-name="ce7" table:formula="of:=IF(ISBLANK([.P18]);&quot;&quot;;[.P18]+MAX([.P120];[.Q120]))" office:value-type="float" office:value="6206" calcext:value-type="float">
            <text:p>6206</text:p>
          </table:table-cell>
          <table:table-cell table:style-name="ce7" table:formula="of:=IF(ISBLANK([.Q18]);&quot;&quot;;[.Q18]+MAX([.Q120];[.R120]))" office:value-type="float" office:value="6214" calcext:value-type="float">
            <text:p>6214</text:p>
          </table:table-cell>
          <table:table-cell table:style-name="ce7" table:formula="of:=IF(ISBLANK([.R18]);&quot;&quot;;[.R18]+MAX([.R120];[.S120]))">
            <text:p/>
          </table:table-cell>
          <table:table-cell table:style-name="ce7" table:formula="of:=IF(ISBLANK([.S18]);&quot;&quot;;[.S18]+MAX([.S120];[.T120]))">
            <text:p/>
          </table:table-cell>
          <table:table-cell table:style-name="ce7" table:formula="of:=IF(ISBLANK([.T18]);&quot;&quot;;[.T18]+MAX([.T120];[.U120]))">
            <text:p/>
          </table:table-cell>
          <table:table-cell table:style-name="ce7" table:formula="of:=IF(ISBLANK([.U18]);&quot;&quot;;[.U18]+MAX([.U120];[.V120]))">
            <text:p/>
          </table:table-cell>
          <table:table-cell table:style-name="ce7" table:formula="of:=IF(ISBLANK([.V18]);&quot;&quot;;[.V18]+MAX([.V120];[.W120]))">
            <text:p/>
          </table:table-cell>
          <table:table-cell table:style-name="ce7" table:formula="of:=IF(ISBLANK([.W18]);&quot;&quot;;[.W18]+MAX([.W120];[.X120]))">
            <text:p/>
          </table:table-cell>
          <table:table-cell table:style-name="ce7" table:formula="of:=IF(ISBLANK([.X18]);&quot;&quot;;[.X18]+MAX([.X120];[.Y120]))">
            <text:p/>
          </table:table-cell>
          <table:table-cell table:style-name="ce7" table:formula="of:=IF(ISBLANK([.Y18]);&quot;&quot;;[.Y18]+MAX([.Y120];[.Z120]))">
            <text:p/>
          </table:table-cell>
          <table:table-cell table:style-name="ce7" table:formula="of:=IF(ISBLANK([.Z18]);&quot;&quot;;[.Z18]+MAX([.Z120];[.AA120]))">
            <text:p/>
          </table:table-cell>
          <table:table-cell table:style-name="ce7" table:formula="of:=IF(ISBLANK([.AA18]);&quot;&quot;;[.AA18]+MAX([.AA120];[.AB120]))">
            <text:p/>
          </table:table-cell>
          <table:table-cell table:style-name="ce7" table:formula="of:=IF(ISBLANK([.AB18]);&quot;&quot;;[.AB18]+MAX([.AB120];[.AC120]))">
            <text:p/>
          </table:table-cell>
          <table:table-cell table:style-name="ce7" table:formula="of:=IF(ISBLANK([.AC18]);&quot;&quot;;[.AC18]+MAX([.AC120];[.AD120]))">
            <text:p/>
          </table:table-cell>
          <table:table-cell table:style-name="ce7" table:formula="of:=IF(ISBLANK([.AD18]);&quot;&quot;;[.AD18]+MAX([.AD120];[.AE120]))">
            <text:p/>
          </table:table-cell>
          <table:table-cell table:style-name="ce7" table:formula="of:=IF(ISBLANK([.AE18]);&quot;&quot;;[.AE18]+MAX([.AE120];[.AF120]))">
            <text:p/>
          </table:table-cell>
          <table:table-cell table:style-name="ce7" table:formula="of:=IF(ISBLANK([.AF18]);&quot;&quot;;[.AF18]+MAX([.AF120];[.AG120]))">
            <text:p/>
          </table:table-cell>
          <table:table-cell table:style-name="ce7" table:formula="of:=IF(ISBLANK([.AG18]);&quot;&quot;;[.AG18]+MAX([.AG120];[.AH120]))">
            <text:p/>
          </table:table-cell>
          <table:table-cell table:style-name="ce7" table:formula="of:=IF(ISBLANK([.AH18]);&quot;&quot;;[.AH18]+MAX([.AH120];[.AI120]))">
            <text:p/>
          </table:table-cell>
          <table:table-cell table:style-name="ce7" table:formula="of:=IF(ISBLANK([.AI18]);&quot;&quot;;[.AI18]+MAX([.AI120];[.AJ120]))">
            <text:p/>
          </table:table-cell>
          <table:table-cell table:style-name="ce7" table:formula="of:=IF(ISBLANK([.AJ18]);&quot;&quot;;[.AJ18]+MAX([.AJ120];[.AK120]))">
            <text:p/>
          </table:table-cell>
          <table:table-cell table:style-name="ce7" table:formula="of:=IF(ISBLANK([.AK18]);&quot;&quot;;[.AK18]+MAX([.AK120];[.AL120]))">
            <text:p/>
          </table:table-cell>
          <table:table-cell table:style-name="ce7" table:formula="of:=IF(ISBLANK([.AL18]);&quot;&quot;;[.AL18]+MAX([.AL120];[.AM120]))">
            <text:p/>
          </table:table-cell>
          <table:table-cell table:style-name="ce7" table:formula="of:=IF(ISBLANK([.AM18]);&quot;&quot;;[.AM18]+MAX([.AM120];[.AN120]))">
            <text:p/>
          </table:table-cell>
          <table:table-cell table:style-name="ce7" table:formula="of:=IF(ISBLANK([.AN18]);&quot;&quot;;[.AN18]+MAX([.AN120];[.AO120]))">
            <text:p/>
          </table:table-cell>
          <table:table-cell table:style-name="ce7" table:formula="of:=IF(ISBLANK([.AO18]);&quot;&quot;;[.AO18]+MAX([.AO120];[.AP120]))">
            <text:p/>
          </table:table-cell>
          <table:table-cell table:style-name="ce7" table:formula="of:=IF(ISBLANK([.AP18]);&quot;&quot;;[.AP18]+MAX([.AP120];[.AQ120]))">
            <text:p/>
          </table:table-cell>
          <table:table-cell table:style-name="ce7" table:formula="of:=IF(ISBLANK([.AQ18]);&quot;&quot;;[.AQ18]+MAX([.AQ120];[.AR120]))">
            <text:p/>
          </table:table-cell>
          <table:table-cell table:style-name="ce7" table:formula="of:=IF(ISBLANK([.AR18]);&quot;&quot;;[.AR18]+MAX([.AR120];[.AS120]))">
            <text:p/>
          </table:table-cell>
          <table:table-cell table:style-name="ce7" table:formula="of:=IF(ISBLANK([.AS18]);&quot;&quot;;[.AS18]+MAX([.AS120];[.AT120]))">
            <text:p/>
          </table:table-cell>
          <table:table-cell table:style-name="ce7" table:formula="of:=IF(ISBLANK([.AT18]);&quot;&quot;;[.AT18]+MAX([.AT120];[.AU120]))">
            <text:p/>
          </table:table-cell>
          <table:table-cell table:style-name="ce7" table:formula="of:=IF(ISBLANK([.AU18]);&quot;&quot;;[.AU18]+MAX([.AU120];[.AV120]))">
            <text:p/>
          </table:table-cell>
          <table:table-cell table:style-name="ce7" table:formula="of:=IF(ISBLANK([.AV18]);&quot;&quot;;[.AV18]+MAX([.AV120];[.AW120]))">
            <text:p/>
          </table:table-cell>
          <table:table-cell table:style-name="ce7" table:formula="of:=IF(ISBLANK([.AW18]);&quot;&quot;;[.AW18]+MAX([.AW120];[.AX120]))">
            <text:p/>
          </table:table-cell>
          <table:table-cell table:style-name="ce7" table:formula="of:=IF(ISBLANK([.AX18]);&quot;&quot;;[.AX18]+MAX([.AX120];[.AY120]))">
            <text:p/>
          </table:table-cell>
          <table:table-cell table:style-name="ce7" table:formula="of:=IF(ISBLANK([.AY18]);&quot;&quot;;[.AY18]+MAX([.AY120];[.AZ120]))">
            <text:p/>
          </table:table-cell>
          <table:table-cell table:style-name="ce7" table:formula="of:=IF(ISBLANK([.AZ18]);&quot;&quot;;[.AZ18]+MAX([.AZ120];[.BA120]))">
            <text:p/>
          </table:table-cell>
          <table:table-cell table:style-name="ce7" table:formula="of:=IF(ISBLANK([.BA18]);&quot;&quot;;[.BA18]+MAX([.BA120];[.BB120]))">
            <text:p/>
          </table:table-cell>
          <table:table-cell table:style-name="ce7" table:formula="of:=IF(ISBLANK([.BB18]);&quot;&quot;;[.BB18]+MAX([.BB120];[.BC120]))">
            <text:p/>
          </table:table-cell>
          <table:table-cell table:style-name="ce7" table:formula="of:=IF(ISBLANK([.BC18]);&quot;&quot;;[.BC18]+MAX([.BC120];[.BD120]))">
            <text:p/>
          </table:table-cell>
          <table:table-cell table:style-name="ce7" table:formula="of:=IF(ISBLANK([.BD18]);&quot;&quot;;[.BD18]+MAX([.BD120];[.BE120]))">
            <text:p/>
          </table:table-cell>
          <table:table-cell table:style-name="ce7" table:formula="of:=IF(ISBLANK([.BE18]);&quot;&quot;;[.BE18]+MAX([.BE120];[.BF120]))">
            <text:p/>
          </table:table-cell>
          <table:table-cell table:style-name="ce7" table:formula="of:=IF(ISBLANK([.BF18]);&quot;&quot;;[.BF18]+MAX([.BF120];[.BG120]))">
            <text:p/>
          </table:table-cell>
          <table:table-cell table:style-name="ce7" table:formula="of:=IF(ISBLANK([.BG18]);&quot;&quot;;[.BG18]+MAX([.BG120];[.BH120]))">
            <text:p/>
          </table:table-cell>
          <table:table-cell table:style-name="ce7" table:formula="of:=IF(ISBLANK([.BH18]);&quot;&quot;;[.BH18]+MAX([.BH120];[.BI120]))">
            <text:p/>
          </table:table-cell>
          <table:table-cell table:style-name="ce7" table:formula="of:=IF(ISBLANK([.BI18]);&quot;&quot;;[.BI18]+MAX([.BI120];[.BJ120]))">
            <text:p/>
          </table:table-cell>
          <table:table-cell table:style-name="ce7" table:formula="of:=IF(ISBLANK([.BJ18]);&quot;&quot;;[.BJ18]+MAX([.BJ120];[.BK120]))">
            <text:p/>
          </table:table-cell>
          <table:table-cell table:style-name="ce7" table:formula="of:=IF(ISBLANK([.BK18]);&quot;&quot;;[.BK18]+MAX([.BK120];[.BL120]))">
            <text:p/>
          </table:table-cell>
          <table:table-cell table:style-name="ce7" table:formula="of:=IF(ISBLANK([.BL18]);&quot;&quot;;[.BL18]+MAX([.BL120];[.BM120]))">
            <text:p/>
          </table:table-cell>
          <table:table-cell table:style-name="ce7" table:formula="of:=IF(ISBLANK([.BM18]);&quot;&quot;;[.BM18]+MAX([.BM120];[.BN120]))">
            <text:p/>
          </table:table-cell>
          <table:table-cell table:style-name="ce7" table:formula="of:=IF(ISBLANK([.BN18]);&quot;&quot;;[.BN18]+MAX([.BN120];[.BO120]))">
            <text:p/>
          </table:table-cell>
          <table:table-cell table:style-name="ce7" table:formula="of:=IF(ISBLANK([.BO18]);&quot;&quot;;[.BO18]+MAX([.BO120];[.BP120]))">
            <text:p/>
          </table:table-cell>
          <table:table-cell table:style-name="ce7" table:formula="of:=IF(ISBLANK([.BP18]);&quot;&quot;;[.BP18]+MAX([.BP120];[.BQ120]))">
            <text:p/>
          </table:table-cell>
          <table:table-cell table:style-name="ce7" table:formula="of:=IF(ISBLANK([.BQ18]);&quot;&quot;;[.BQ18]+MAX([.BQ120];[.BR120]))">
            <text:p/>
          </table:table-cell>
          <table:table-cell table:style-name="ce7" table:formula="of:=IF(ISBLANK([.BR18]);&quot;&quot;;[.BR18]+MAX([.BR120];[.BS120]))">
            <text:p/>
          </table:table-cell>
          <table:table-cell table:style-name="ce7" table:formula="of:=IF(ISBLANK([.BS18]);&quot;&quot;;[.BS18]+MAX([.BS120];[.BT120]))">
            <text:p/>
          </table:table-cell>
          <table:table-cell table:style-name="ce7" table:formula="of:=IF(ISBLANK([.BT18]);&quot;&quot;;[.BT18]+MAX([.BT120];[.BU120]))">
            <text:p/>
          </table:table-cell>
          <table:table-cell table:style-name="ce7" table:formula="of:=IF(ISBLANK([.BU18]);&quot;&quot;;[.BU18]+MAX([.BU120];[.BV120]))">
            <text:p/>
          </table:table-cell>
          <table:table-cell table:style-name="ce7" table:formula="of:=IF(ISBLANK([.BV18]);&quot;&quot;;[.BV18]+MAX([.BV120];[.BW120]))">
            <text:p/>
          </table:table-cell>
          <table:table-cell table:style-name="ce7" table:formula="of:=IF(ISBLANK([.BW18]);&quot;&quot;;[.BW18]+MAX([.BW120];[.BX120]))">
            <text:p/>
          </table:table-cell>
          <table:table-cell table:style-name="ce7" table:formula="of:=IF(ISBLANK([.BX18]);&quot;&quot;;[.BX18]+MAX([.BX120];[.BY120]))">
            <text:p/>
          </table:table-cell>
          <table:table-cell table:style-name="ce7" table:formula="of:=IF(ISBLANK([.BY18]);&quot;&quot;;[.BY18]+MAX([.BY120];[.BZ120]))">
            <text:p/>
          </table:table-cell>
          <table:table-cell table:style-name="ce7" table:formula="of:=IF(ISBLANK([.BZ18]);&quot;&quot;;[.BZ18]+MAX([.BZ120];[.CA120]))">
            <text:p/>
          </table:table-cell>
          <table:table-cell table:style-name="ce7" table:formula="of:=IF(ISBLANK([.CA18]);&quot;&quot;;[.CA18]+MAX([.CA120];[.CB120]))">
            <text:p/>
          </table:table-cell>
          <table:table-cell table:style-name="ce7" table:formula="of:=IF(ISBLANK([.CB18]);&quot;&quot;;[.CB18]+MAX([.CB120];[.CC120]))">
            <text:p/>
          </table:table-cell>
          <table:table-cell table:style-name="ce7" table:formula="of:=IF(ISBLANK([.CC18]);&quot;&quot;;[.CC18]+MAX([.CC120];[.CD120]))">
            <text:p/>
          </table:table-cell>
          <table:table-cell table:style-name="ce7" table:formula="of:=IF(ISBLANK([.CD18]);&quot;&quot;;[.CD18]+MAX([.CD120];[.CE120]))">
            <text:p/>
          </table:table-cell>
          <table:table-cell table:style-name="ce7" table:formula="of:=IF(ISBLANK([.CE18]);&quot;&quot;;[.CE18]+MAX([.CE120];[.CF120]))">
            <text:p/>
          </table:table-cell>
          <table:table-cell table:style-name="ce7" table:formula="of:=IF(ISBLANK([.CF18]);&quot;&quot;;[.CF18]+MAX([.CF120];[.CG120]))">
            <text:p/>
          </table:table-cell>
          <table:table-cell table:style-name="ce7" table:formula="of:=IF(ISBLANK([.CG18]);&quot;&quot;;[.CG18]+MAX([.CG120];[.CH120]))">
            <text:p/>
          </table:table-cell>
          <table:table-cell table:style-name="ce7" table:formula="of:=IF(ISBLANK([.CH18]);&quot;&quot;;[.CH18]+MAX([.CH120];[.CI120]))">
            <text:p/>
          </table:table-cell>
          <table:table-cell table:style-name="ce7" table:formula="of:=IF(ISBLANK([.CI18]);&quot;&quot;;[.CI18]+MAX([.CI120];[.CJ120]))">
            <text:p/>
          </table:table-cell>
          <table:table-cell table:style-name="ce7" table:formula="of:=IF(ISBLANK([.CJ18]);&quot;&quot;;[.CJ18]+MAX([.CJ120];[.CK120]))">
            <text:p/>
          </table:table-cell>
          <table:table-cell table:style-name="ce7" table:formula="of:=IF(ISBLANK([.CK18]);&quot;&quot;;[.CK18]+MAX([.CK120];[.CL120]))">
            <text:p/>
          </table:table-cell>
          <table:table-cell table:style-name="ce7" table:formula="of:=IF(ISBLANK([.CL18]);&quot;&quot;;[.CL18]+MAX([.CL120];[.CM120]))">
            <text:p/>
          </table:table-cell>
          <table:table-cell table:style-name="ce7" table:formula="of:=IF(ISBLANK([.CM18]);&quot;&quot;;[.CM18]+MAX([.CM120];[.CN120]))">
            <text:p/>
          </table:table-cell>
          <table:table-cell table:style-name="ce7" table:formula="of:=IF(ISBLANK([.CN18]);&quot;&quot;;[.CN18]+MAX([.CN120];[.CO120]))">
            <text:p/>
          </table:table-cell>
          <table:table-cell table:style-name="ce7" table:formula="of:=IF(ISBLANK([.CO18]);&quot;&quot;;[.CO18]+MAX([.CO120];[.CP120]))">
            <text:p/>
          </table:table-cell>
          <table:table-cell table:style-name="ce7" table:formula="of:=IF(ISBLANK([.CP18]);&quot;&quot;;[.CP18]+MAX([.CP120];[.CQ120]))">
            <text:p/>
          </table:table-cell>
          <table:table-cell table:style-name="ce7" table:formula="of:=IF(ISBLANK([.CQ18]);&quot;&quot;;[.CQ18]+MAX([.CQ120];[.CR120]))">
            <text:p/>
          </table:table-cell>
          <table:table-cell table:style-name="ce7" table:formula="of:=IF(ISBLANK([.CR18]);&quot;&quot;;[.CR18]+MAX([.CR120];[.CS120]))">
            <text:p/>
          </table:table-cell>
          <table:table-cell table:style-name="ce7" table:formula="of:=IF(ISBLANK([.CS18]);&quot;&quot;;[.CS18]+MAX([.CS120];[.CT120]))">
            <text:p/>
          </table:table-cell>
          <table:table-cell table:style-name="ce7" table:formula="of:=IF(ISBLANK([.CT18]);&quot;&quot;;[.CT18]+MAX([.CT120];[.CU120]))">
            <text:p/>
          </table:table-cell>
          <table:table-cell table:style-name="ce7" table:formula="of:=IF(ISBLANK([.CU18]);&quot;&quot;;[.CU18]+MAX([.CU120];[.CV120]))">
            <text:p/>
          </table:table-cell>
          <table:table-cell table:formula="of:=IF(ISBLANK([.CV18]);&quot;&quot;;[.CV18]+MAX([.CV120];[.CW120]))">
            <text:p/>
          </table:table-cell>
        </table:table-row>
        <table:table-row table:style-name="ro1">
          <table:table-cell table:formula="of:=IF(ISBLANK([.A19]);&quot;&quot;;[.A19]+MAX([.A121];[.B121]))" office:value-type="float" office:value="5988" calcext:value-type="float">
            <text:p>5988</text:p>
          </table:table-cell>
          <table:table-cell table:style-name="ce7" table:formula="of:=IF(ISBLANK([.B19]);&quot;&quot;;[.B19]+MAX([.B121];[.C121]))" office:value-type="float" office:value="5956" calcext:value-type="float">
            <text:p>5956</text:p>
          </table:table-cell>
          <table:table-cell table:style-name="ce7" table:formula="of:=IF(ISBLANK([.C19]);&quot;&quot;;[.C19]+MAX([.C121];[.D121]))" office:value-type="float" office:value="6001" calcext:value-type="float">
            <text:p>6001</text:p>
          </table:table-cell>
          <table:table-cell table:style-name="ce7" table:formula="of:=IF(ISBLANK([.D19]);&quot;&quot;;[.D19]+MAX([.D121];[.E121]))" office:value-type="float" office:value="6033" calcext:value-type="float">
            <text:p>6033</text:p>
          </table:table-cell>
          <table:table-cell table:style-name="ce7" table:formula="of:=IF(ISBLANK([.E19]);&quot;&quot;;[.E19]+MAX([.E121];[.F121]))" office:value-type="float" office:value="6028" calcext:value-type="float">
            <text:p>6028</text:p>
          </table:table-cell>
          <table:table-cell table:style-name="ce7" table:formula="of:=IF(ISBLANK([.F19]);&quot;&quot;;[.F19]+MAX([.F121];[.G121]))" office:value-type="float" office:value="5893" calcext:value-type="float">
            <text:p>5893</text:p>
          </table:table-cell>
          <table:table-cell table:style-name="ce7" table:formula="of:=IF(ISBLANK([.G19]);&quot;&quot;;[.G19]+MAX([.G121];[.H121]))" office:value-type="float" office:value="5885" calcext:value-type="float">
            <text:p>5885</text:p>
          </table:table-cell>
          <table:table-cell table:style-name="ce7" table:formula="of:=IF(ISBLANK([.H19]);&quot;&quot;;[.H19]+MAX([.H121];[.I121]))" office:value-type="float" office:value="5918" calcext:value-type="float">
            <text:p>5918</text:p>
          </table:table-cell>
          <table:table-cell table:style-name="ce7" table:formula="of:=IF(ISBLANK([.I19]);&quot;&quot;;[.I19]+MAX([.I121];[.J121]))" office:value-type="float" office:value="5975" calcext:value-type="float">
            <text:p>5975</text:p>
          </table:table-cell>
          <table:table-cell table:style-name="ce7" table:formula="of:=IF(ISBLANK([.J19]);&quot;&quot;;[.J19]+MAX([.J121];[.K121]))" office:value-type="float" office:value="5949" calcext:value-type="float">
            <text:p>5949</text:p>
          </table:table-cell>
          <table:table-cell table:style-name="ce7" table:formula="of:=IF(ISBLANK([.K19]);&quot;&quot;;[.K19]+MAX([.K121];[.L121]))" office:value-type="float" office:value="5979" calcext:value-type="float">
            <text:p>5979</text:p>
          </table:table-cell>
          <table:table-cell table:style-name="ce7" table:formula="of:=IF(ISBLANK([.L19]);&quot;&quot;;[.L19]+MAX([.L121];[.M121]))" office:value-type="float" office:value="6005" calcext:value-type="float">
            <text:p>6005</text:p>
          </table:table-cell>
          <table:table-cell table:style-name="ce7" table:formula="of:=IF(ISBLANK([.M19]);&quot;&quot;;[.M19]+MAX([.M121];[.N121]))" office:value-type="float" office:value="6029" calcext:value-type="float">
            <text:p>6029</text:p>
          </table:table-cell>
          <table:table-cell table:style-name="ce7" table:formula="of:=IF(ISBLANK([.N19]);&quot;&quot;;[.N19]+MAX([.N121];[.O121]))" office:value-type="float" office:value="5998" calcext:value-type="float">
            <text:p>5998</text:p>
          </table:table-cell>
          <table:table-cell table:style-name="ce7" table:formula="of:=IF(ISBLANK([.O19]);&quot;&quot;;[.O19]+MAX([.O121];[.P121]))" office:value-type="float" office:value="6019" calcext:value-type="float">
            <text:p>6019</text:p>
          </table:table-cell>
          <table:table-cell table:style-name="ce7" table:formula="of:=IF(ISBLANK([.P19]);&quot;&quot;;[.P19]+MAX([.P121];[.Q121]))" office:value-type="float" office:value="6067" calcext:value-type="float">
            <text:p>6067</text:p>
          </table:table-cell>
          <table:table-cell table:style-name="ce7" table:formula="of:=IF(ISBLANK([.Q19]);&quot;&quot;;[.Q19]+MAX([.Q121];[.R121]))" office:value-type="float" office:value="6127" calcext:value-type="float">
            <text:p>6127</text:p>
          </table:table-cell>
          <table:table-cell table:style-name="ce7" table:formula="of:=IF(ISBLANK([.R19]);&quot;&quot;;[.R19]+MAX([.R121];[.S121]))" office:value-type="float" office:value="6046" calcext:value-type="float">
            <text:p>6046</text:p>
          </table:table-cell>
          <table:table-cell table:style-name="ce7" table:formula="of:=IF(ISBLANK([.S19]);&quot;&quot;;[.S19]+MAX([.S121];[.T121]))">
            <text:p/>
          </table:table-cell>
          <table:table-cell table:style-name="ce7" table:formula="of:=IF(ISBLANK([.T19]);&quot;&quot;;[.T19]+MAX([.T121];[.U121]))">
            <text:p/>
          </table:table-cell>
          <table:table-cell table:style-name="ce7" table:formula="of:=IF(ISBLANK([.U19]);&quot;&quot;;[.U19]+MAX([.U121];[.V121]))">
            <text:p/>
          </table:table-cell>
          <table:table-cell table:style-name="ce7" table:formula="of:=IF(ISBLANK([.V19]);&quot;&quot;;[.V19]+MAX([.V121];[.W121]))">
            <text:p/>
          </table:table-cell>
          <table:table-cell table:style-name="ce7" table:formula="of:=IF(ISBLANK([.W19]);&quot;&quot;;[.W19]+MAX([.W121];[.X121]))">
            <text:p/>
          </table:table-cell>
          <table:table-cell table:style-name="ce7" table:formula="of:=IF(ISBLANK([.X19]);&quot;&quot;;[.X19]+MAX([.X121];[.Y121]))">
            <text:p/>
          </table:table-cell>
          <table:table-cell table:style-name="ce7" table:formula="of:=IF(ISBLANK([.Y19]);&quot;&quot;;[.Y19]+MAX([.Y121];[.Z121]))">
            <text:p/>
          </table:table-cell>
          <table:table-cell table:style-name="ce7" table:formula="of:=IF(ISBLANK([.Z19]);&quot;&quot;;[.Z19]+MAX([.Z121];[.AA121]))">
            <text:p/>
          </table:table-cell>
          <table:table-cell table:style-name="ce7" table:formula="of:=IF(ISBLANK([.AA19]);&quot;&quot;;[.AA19]+MAX([.AA121];[.AB121]))">
            <text:p/>
          </table:table-cell>
          <table:table-cell table:style-name="ce7" table:formula="of:=IF(ISBLANK([.AB19]);&quot;&quot;;[.AB19]+MAX([.AB121];[.AC121]))">
            <text:p/>
          </table:table-cell>
          <table:table-cell table:style-name="ce7" table:formula="of:=IF(ISBLANK([.AC19]);&quot;&quot;;[.AC19]+MAX([.AC121];[.AD121]))">
            <text:p/>
          </table:table-cell>
          <table:table-cell table:style-name="ce7" table:formula="of:=IF(ISBLANK([.AD19]);&quot;&quot;;[.AD19]+MAX([.AD121];[.AE121]))">
            <text:p/>
          </table:table-cell>
          <table:table-cell table:style-name="ce7" table:formula="of:=IF(ISBLANK([.AE19]);&quot;&quot;;[.AE19]+MAX([.AE121];[.AF121]))">
            <text:p/>
          </table:table-cell>
          <table:table-cell table:style-name="ce7" table:formula="of:=IF(ISBLANK([.AF19]);&quot;&quot;;[.AF19]+MAX([.AF121];[.AG121]))">
            <text:p/>
          </table:table-cell>
          <table:table-cell table:style-name="ce7" table:formula="of:=IF(ISBLANK([.AG19]);&quot;&quot;;[.AG19]+MAX([.AG121];[.AH121]))">
            <text:p/>
          </table:table-cell>
          <table:table-cell table:style-name="ce7" table:formula="of:=IF(ISBLANK([.AH19]);&quot;&quot;;[.AH19]+MAX([.AH121];[.AI121]))">
            <text:p/>
          </table:table-cell>
          <table:table-cell table:style-name="ce7" table:formula="of:=IF(ISBLANK([.AI19]);&quot;&quot;;[.AI19]+MAX([.AI121];[.AJ121]))">
            <text:p/>
          </table:table-cell>
          <table:table-cell table:style-name="ce7" table:formula="of:=IF(ISBLANK([.AJ19]);&quot;&quot;;[.AJ19]+MAX([.AJ121];[.AK121]))">
            <text:p/>
          </table:table-cell>
          <table:table-cell table:style-name="ce7" table:formula="of:=IF(ISBLANK([.AK19]);&quot;&quot;;[.AK19]+MAX([.AK121];[.AL121]))">
            <text:p/>
          </table:table-cell>
          <table:table-cell table:style-name="ce7" table:formula="of:=IF(ISBLANK([.AL19]);&quot;&quot;;[.AL19]+MAX([.AL121];[.AM121]))">
            <text:p/>
          </table:table-cell>
          <table:table-cell table:style-name="ce7" table:formula="of:=IF(ISBLANK([.AM19]);&quot;&quot;;[.AM19]+MAX([.AM121];[.AN121]))">
            <text:p/>
          </table:table-cell>
          <table:table-cell table:style-name="ce7" table:formula="of:=IF(ISBLANK([.AN19]);&quot;&quot;;[.AN19]+MAX([.AN121];[.AO121]))">
            <text:p/>
          </table:table-cell>
          <table:table-cell table:style-name="ce7" table:formula="of:=IF(ISBLANK([.AO19]);&quot;&quot;;[.AO19]+MAX([.AO121];[.AP121]))">
            <text:p/>
          </table:table-cell>
          <table:table-cell table:style-name="ce7" table:formula="of:=IF(ISBLANK([.AP19]);&quot;&quot;;[.AP19]+MAX([.AP121];[.AQ121]))">
            <text:p/>
          </table:table-cell>
          <table:table-cell table:style-name="ce7" table:formula="of:=IF(ISBLANK([.AQ19]);&quot;&quot;;[.AQ19]+MAX([.AQ121];[.AR121]))">
            <text:p/>
          </table:table-cell>
          <table:table-cell table:style-name="ce7" table:formula="of:=IF(ISBLANK([.AR19]);&quot;&quot;;[.AR19]+MAX([.AR121];[.AS121]))">
            <text:p/>
          </table:table-cell>
          <table:table-cell table:style-name="ce7" table:formula="of:=IF(ISBLANK([.AS19]);&quot;&quot;;[.AS19]+MAX([.AS121];[.AT121]))">
            <text:p/>
          </table:table-cell>
          <table:table-cell table:style-name="ce7" table:formula="of:=IF(ISBLANK([.AT19]);&quot;&quot;;[.AT19]+MAX([.AT121];[.AU121]))">
            <text:p/>
          </table:table-cell>
          <table:table-cell table:style-name="ce7" table:formula="of:=IF(ISBLANK([.AU19]);&quot;&quot;;[.AU19]+MAX([.AU121];[.AV121]))">
            <text:p/>
          </table:table-cell>
          <table:table-cell table:style-name="ce7" table:formula="of:=IF(ISBLANK([.AV19]);&quot;&quot;;[.AV19]+MAX([.AV121];[.AW121]))">
            <text:p/>
          </table:table-cell>
          <table:table-cell table:style-name="ce7" table:formula="of:=IF(ISBLANK([.AW19]);&quot;&quot;;[.AW19]+MAX([.AW121];[.AX121]))">
            <text:p/>
          </table:table-cell>
          <table:table-cell table:style-name="ce7" table:formula="of:=IF(ISBLANK([.AX19]);&quot;&quot;;[.AX19]+MAX([.AX121];[.AY121]))">
            <text:p/>
          </table:table-cell>
          <table:table-cell table:style-name="ce7" table:formula="of:=IF(ISBLANK([.AY19]);&quot;&quot;;[.AY19]+MAX([.AY121];[.AZ121]))">
            <text:p/>
          </table:table-cell>
          <table:table-cell table:style-name="ce7" table:formula="of:=IF(ISBLANK([.AZ19]);&quot;&quot;;[.AZ19]+MAX([.AZ121];[.BA121]))">
            <text:p/>
          </table:table-cell>
          <table:table-cell table:style-name="ce7" table:formula="of:=IF(ISBLANK([.BA19]);&quot;&quot;;[.BA19]+MAX([.BA121];[.BB121]))">
            <text:p/>
          </table:table-cell>
          <table:table-cell table:style-name="ce7" table:formula="of:=IF(ISBLANK([.BB19]);&quot;&quot;;[.BB19]+MAX([.BB121];[.BC121]))">
            <text:p/>
          </table:table-cell>
          <table:table-cell table:style-name="ce7" table:formula="of:=IF(ISBLANK([.BC19]);&quot;&quot;;[.BC19]+MAX([.BC121];[.BD121]))">
            <text:p/>
          </table:table-cell>
          <table:table-cell table:style-name="ce7" table:formula="of:=IF(ISBLANK([.BD19]);&quot;&quot;;[.BD19]+MAX([.BD121];[.BE121]))">
            <text:p/>
          </table:table-cell>
          <table:table-cell table:style-name="ce7" table:formula="of:=IF(ISBLANK([.BE19]);&quot;&quot;;[.BE19]+MAX([.BE121];[.BF121]))">
            <text:p/>
          </table:table-cell>
          <table:table-cell table:style-name="ce7" table:formula="of:=IF(ISBLANK([.BF19]);&quot;&quot;;[.BF19]+MAX([.BF121];[.BG121]))">
            <text:p/>
          </table:table-cell>
          <table:table-cell table:style-name="ce7" table:formula="of:=IF(ISBLANK([.BG19]);&quot;&quot;;[.BG19]+MAX([.BG121];[.BH121]))">
            <text:p/>
          </table:table-cell>
          <table:table-cell table:style-name="ce7" table:formula="of:=IF(ISBLANK([.BH19]);&quot;&quot;;[.BH19]+MAX([.BH121];[.BI121]))">
            <text:p/>
          </table:table-cell>
          <table:table-cell table:style-name="ce7" table:formula="of:=IF(ISBLANK([.BI19]);&quot;&quot;;[.BI19]+MAX([.BI121];[.BJ121]))">
            <text:p/>
          </table:table-cell>
          <table:table-cell table:style-name="ce7" table:formula="of:=IF(ISBLANK([.BJ19]);&quot;&quot;;[.BJ19]+MAX([.BJ121];[.BK121]))">
            <text:p/>
          </table:table-cell>
          <table:table-cell table:style-name="ce7" table:formula="of:=IF(ISBLANK([.BK19]);&quot;&quot;;[.BK19]+MAX([.BK121];[.BL121]))">
            <text:p/>
          </table:table-cell>
          <table:table-cell table:style-name="ce7" table:formula="of:=IF(ISBLANK([.BL19]);&quot;&quot;;[.BL19]+MAX([.BL121];[.BM121]))">
            <text:p/>
          </table:table-cell>
          <table:table-cell table:style-name="ce7" table:formula="of:=IF(ISBLANK([.BM19]);&quot;&quot;;[.BM19]+MAX([.BM121];[.BN121]))">
            <text:p/>
          </table:table-cell>
          <table:table-cell table:style-name="ce7" table:formula="of:=IF(ISBLANK([.BN19]);&quot;&quot;;[.BN19]+MAX([.BN121];[.BO121]))">
            <text:p/>
          </table:table-cell>
          <table:table-cell table:style-name="ce7" table:formula="of:=IF(ISBLANK([.BO19]);&quot;&quot;;[.BO19]+MAX([.BO121];[.BP121]))">
            <text:p/>
          </table:table-cell>
          <table:table-cell table:style-name="ce7" table:formula="of:=IF(ISBLANK([.BP19]);&quot;&quot;;[.BP19]+MAX([.BP121];[.BQ121]))">
            <text:p/>
          </table:table-cell>
          <table:table-cell table:style-name="ce7" table:formula="of:=IF(ISBLANK([.BQ19]);&quot;&quot;;[.BQ19]+MAX([.BQ121];[.BR121]))">
            <text:p/>
          </table:table-cell>
          <table:table-cell table:style-name="ce7" table:formula="of:=IF(ISBLANK([.BR19]);&quot;&quot;;[.BR19]+MAX([.BR121];[.BS121]))">
            <text:p/>
          </table:table-cell>
          <table:table-cell table:style-name="ce7" table:formula="of:=IF(ISBLANK([.BS19]);&quot;&quot;;[.BS19]+MAX([.BS121];[.BT121]))">
            <text:p/>
          </table:table-cell>
          <table:table-cell table:style-name="ce7" table:formula="of:=IF(ISBLANK([.BT19]);&quot;&quot;;[.BT19]+MAX([.BT121];[.BU121]))">
            <text:p/>
          </table:table-cell>
          <table:table-cell table:style-name="ce7" table:formula="of:=IF(ISBLANK([.BU19]);&quot;&quot;;[.BU19]+MAX([.BU121];[.BV121]))">
            <text:p/>
          </table:table-cell>
          <table:table-cell table:style-name="ce7" table:formula="of:=IF(ISBLANK([.BV19]);&quot;&quot;;[.BV19]+MAX([.BV121];[.BW121]))">
            <text:p/>
          </table:table-cell>
          <table:table-cell table:style-name="ce7" table:formula="of:=IF(ISBLANK([.BW19]);&quot;&quot;;[.BW19]+MAX([.BW121];[.BX121]))">
            <text:p/>
          </table:table-cell>
          <table:table-cell table:style-name="ce7" table:formula="of:=IF(ISBLANK([.BX19]);&quot;&quot;;[.BX19]+MAX([.BX121];[.BY121]))">
            <text:p/>
          </table:table-cell>
          <table:table-cell table:style-name="ce7" table:formula="of:=IF(ISBLANK([.BY19]);&quot;&quot;;[.BY19]+MAX([.BY121];[.BZ121]))">
            <text:p/>
          </table:table-cell>
          <table:table-cell table:style-name="ce7" table:formula="of:=IF(ISBLANK([.BZ19]);&quot;&quot;;[.BZ19]+MAX([.BZ121];[.CA121]))">
            <text:p/>
          </table:table-cell>
          <table:table-cell table:style-name="ce7" table:formula="of:=IF(ISBLANK([.CA19]);&quot;&quot;;[.CA19]+MAX([.CA121];[.CB121]))">
            <text:p/>
          </table:table-cell>
          <table:table-cell table:style-name="ce7" table:formula="of:=IF(ISBLANK([.CB19]);&quot;&quot;;[.CB19]+MAX([.CB121];[.CC121]))">
            <text:p/>
          </table:table-cell>
          <table:table-cell table:style-name="ce7" table:formula="of:=IF(ISBLANK([.CC19]);&quot;&quot;;[.CC19]+MAX([.CC121];[.CD121]))">
            <text:p/>
          </table:table-cell>
          <table:table-cell table:style-name="ce7" table:formula="of:=IF(ISBLANK([.CD19]);&quot;&quot;;[.CD19]+MAX([.CD121];[.CE121]))">
            <text:p/>
          </table:table-cell>
          <table:table-cell table:style-name="ce7" table:formula="of:=IF(ISBLANK([.CE19]);&quot;&quot;;[.CE19]+MAX([.CE121];[.CF121]))">
            <text:p/>
          </table:table-cell>
          <table:table-cell table:style-name="ce7" table:formula="of:=IF(ISBLANK([.CF19]);&quot;&quot;;[.CF19]+MAX([.CF121];[.CG121]))">
            <text:p/>
          </table:table-cell>
          <table:table-cell table:style-name="ce7" table:formula="of:=IF(ISBLANK([.CG19]);&quot;&quot;;[.CG19]+MAX([.CG121];[.CH121]))">
            <text:p/>
          </table:table-cell>
          <table:table-cell table:style-name="ce7" table:formula="of:=IF(ISBLANK([.CH19]);&quot;&quot;;[.CH19]+MAX([.CH121];[.CI121]))">
            <text:p/>
          </table:table-cell>
          <table:table-cell table:style-name="ce7" table:formula="of:=IF(ISBLANK([.CI19]);&quot;&quot;;[.CI19]+MAX([.CI121];[.CJ121]))">
            <text:p/>
          </table:table-cell>
          <table:table-cell table:style-name="ce7" table:formula="of:=IF(ISBLANK([.CJ19]);&quot;&quot;;[.CJ19]+MAX([.CJ121];[.CK121]))">
            <text:p/>
          </table:table-cell>
          <table:table-cell table:style-name="ce7" table:formula="of:=IF(ISBLANK([.CK19]);&quot;&quot;;[.CK19]+MAX([.CK121];[.CL121]))">
            <text:p/>
          </table:table-cell>
          <table:table-cell table:style-name="ce7" table:formula="of:=IF(ISBLANK([.CL19]);&quot;&quot;;[.CL19]+MAX([.CL121];[.CM121]))">
            <text:p/>
          </table:table-cell>
          <table:table-cell table:style-name="ce7" table:formula="of:=IF(ISBLANK([.CM19]);&quot;&quot;;[.CM19]+MAX([.CM121];[.CN121]))">
            <text:p/>
          </table:table-cell>
          <table:table-cell table:style-name="ce7" table:formula="of:=IF(ISBLANK([.CN19]);&quot;&quot;;[.CN19]+MAX([.CN121];[.CO121]))">
            <text:p/>
          </table:table-cell>
          <table:table-cell table:style-name="ce7" table:formula="of:=IF(ISBLANK([.CO19]);&quot;&quot;;[.CO19]+MAX([.CO121];[.CP121]))">
            <text:p/>
          </table:table-cell>
          <table:table-cell table:style-name="ce7" table:formula="of:=IF(ISBLANK([.CP19]);&quot;&quot;;[.CP19]+MAX([.CP121];[.CQ121]))">
            <text:p/>
          </table:table-cell>
          <table:table-cell table:style-name="ce7" table:formula="of:=IF(ISBLANK([.CQ19]);&quot;&quot;;[.CQ19]+MAX([.CQ121];[.CR121]))">
            <text:p/>
          </table:table-cell>
          <table:table-cell table:style-name="ce7" table:formula="of:=IF(ISBLANK([.CR19]);&quot;&quot;;[.CR19]+MAX([.CR121];[.CS121]))">
            <text:p/>
          </table:table-cell>
          <table:table-cell table:style-name="ce7" table:formula="of:=IF(ISBLANK([.CS19]);&quot;&quot;;[.CS19]+MAX([.CS121];[.CT121]))">
            <text:p/>
          </table:table-cell>
          <table:table-cell table:style-name="ce7" table:formula="of:=IF(ISBLANK([.CT19]);&quot;&quot;;[.CT19]+MAX([.CT121];[.CU121]))">
            <text:p/>
          </table:table-cell>
          <table:table-cell table:style-name="ce7" table:formula="of:=IF(ISBLANK([.CU19]);&quot;&quot;;[.CU19]+MAX([.CU121];[.CV121]))">
            <text:p/>
          </table:table-cell>
          <table:table-cell table:formula="of:=IF(ISBLANK([.CV19]);&quot;&quot;;[.CV19]+MAX([.CV121];[.CW121]))">
            <text:p/>
          </table:table-cell>
        </table:table-row>
        <table:table-row table:style-name="ro1">
          <table:table-cell table:formula="of:=IF(ISBLANK([.A20]);&quot;&quot;;[.A20]+MAX([.A122];[.B122]))" office:value-type="float" office:value="5976" calcext:value-type="float">
            <text:p>5976</text:p>
          </table:table-cell>
          <table:table-cell table:style-name="ce7" table:formula="of:=IF(ISBLANK([.B20]);&quot;&quot;;[.B20]+MAX([.B122];[.C122]))" office:value-type="float" office:value="5935" calcext:value-type="float">
            <text:p>5935</text:p>
          </table:table-cell>
          <table:table-cell table:style-name="ce7" table:formula="of:=IF(ISBLANK([.C20]);&quot;&quot;;[.C20]+MAX([.C122];[.D122]))" office:value-type="float" office:value="5946" calcext:value-type="float">
            <text:p>5946</text:p>
          </table:table-cell>
          <table:table-cell table:style-name="ce7" table:formula="of:=IF(ISBLANK([.D20]);&quot;&quot;;[.D20]+MAX([.D122];[.E122]))" office:value-type="float" office:value="5957" calcext:value-type="float">
            <text:p>5957</text:p>
          </table:table-cell>
          <table:table-cell table:style-name="ce7" table:formula="of:=IF(ISBLANK([.E20]);&quot;&quot;;[.E20]+MAX([.E122];[.F122]))" office:value-type="float" office:value="6007" calcext:value-type="float">
            <text:p>6007</text:p>
          </table:table-cell>
          <table:table-cell table:style-name="ce7" table:formula="of:=IF(ISBLANK([.F20]);&quot;&quot;;[.F20]+MAX([.F122];[.G122]))" office:value-type="float" office:value="5857" calcext:value-type="float">
            <text:p>5857</text:p>
          </table:table-cell>
          <table:table-cell table:style-name="ce7" table:formula="of:=IF(ISBLANK([.G20]);&quot;&quot;;[.G20]+MAX([.G122];[.H122]))" office:value-type="float" office:value="5853" calcext:value-type="float">
            <text:p>5853</text:p>
          </table:table-cell>
          <table:table-cell table:style-name="ce7" table:formula="of:=IF(ISBLANK([.H20]);&quot;&quot;;[.H20]+MAX([.H122];[.I122]))" office:value-type="float" office:value="5834" calcext:value-type="float">
            <text:p>5834</text:p>
          </table:table-cell>
          <table:table-cell table:style-name="ce7" table:formula="of:=IF(ISBLANK([.I20]);&quot;&quot;;[.I20]+MAX([.I122];[.J122]))" office:value-type="float" office:value="5819" calcext:value-type="float">
            <text:p>5819</text:p>
          </table:table-cell>
          <table:table-cell table:style-name="ce7" table:formula="of:=IF(ISBLANK([.J20]);&quot;&quot;;[.J20]+MAX([.J122];[.K122]))" office:value-type="float" office:value="5877" calcext:value-type="float">
            <text:p>5877</text:p>
          </table:table-cell>
          <table:table-cell table:style-name="ce7" table:formula="of:=IF(ISBLANK([.K20]);&quot;&quot;;[.K20]+MAX([.K122];[.L122]))" office:value-type="float" office:value="5889" calcext:value-type="float">
            <text:p>5889</text:p>
          </table:table-cell>
          <table:table-cell table:style-name="ce7" table:formula="of:=IF(ISBLANK([.L20]);&quot;&quot;;[.L20]+MAX([.L122];[.M122]))" office:value-type="float" office:value="5966" calcext:value-type="float">
            <text:p>5966</text:p>
          </table:table-cell>
          <table:table-cell table:style-name="ce7" table:formula="of:=IF(ISBLANK([.M20]);&quot;&quot;;[.M20]+MAX([.M122];[.N122]))" office:value-type="float" office:value="5993" calcext:value-type="float">
            <text:p>5993</text:p>
          </table:table-cell>
          <table:table-cell table:style-name="ce7" table:formula="of:=IF(ISBLANK([.N20]);&quot;&quot;;[.N20]+MAX([.N122];[.O122]))" office:value-type="float" office:value="5982" calcext:value-type="float">
            <text:p>5982</text:p>
          </table:table-cell>
          <table:table-cell table:style-name="ce7" table:formula="of:=IF(ISBLANK([.O20]);&quot;&quot;;[.O20]+MAX([.O122];[.P122]))" office:value-type="float" office:value="5894" calcext:value-type="float">
            <text:p>5894</text:p>
          </table:table-cell>
          <table:table-cell table:style-name="ce7" table:formula="of:=IF(ISBLANK([.P20]);&quot;&quot;;[.P20]+MAX([.P122];[.Q122]))" office:value-type="float" office:value="5956" calcext:value-type="float">
            <text:p>5956</text:p>
          </table:table-cell>
          <table:table-cell table:style-name="ce7" table:formula="of:=IF(ISBLANK([.Q20]);&quot;&quot;;[.Q20]+MAX([.Q122];[.R122]))" office:value-type="float" office:value="6036" calcext:value-type="float">
            <text:p>6036</text:p>
          </table:table-cell>
          <table:table-cell table:style-name="ce7" table:formula="of:=IF(ISBLANK([.R20]);&quot;&quot;;[.R20]+MAX([.R122];[.S122]))" office:value-type="float" office:value="5967" calcext:value-type="float">
            <text:p>5967</text:p>
          </table:table-cell>
          <table:table-cell table:style-name="ce7" table:formula="of:=IF(ISBLANK([.S20]);&quot;&quot;;[.S20]+MAX([.S122];[.T122]))" office:value-type="float" office:value="6011" calcext:value-type="float">
            <text:p>6011</text:p>
          </table:table-cell>
          <table:table-cell table:style-name="ce7" table:formula="of:=IF(ISBLANK([.T20]);&quot;&quot;;[.T20]+MAX([.T122];[.U122]))">
            <text:p/>
          </table:table-cell>
          <table:table-cell table:style-name="ce7" table:formula="of:=IF(ISBLANK([.U20]);&quot;&quot;;[.U20]+MAX([.U122];[.V122]))">
            <text:p/>
          </table:table-cell>
          <table:table-cell table:style-name="ce7" table:formula="of:=IF(ISBLANK([.V20]);&quot;&quot;;[.V20]+MAX([.V122];[.W122]))">
            <text:p/>
          </table:table-cell>
          <table:table-cell table:style-name="ce7" table:formula="of:=IF(ISBLANK([.W20]);&quot;&quot;;[.W20]+MAX([.W122];[.X122]))">
            <text:p/>
          </table:table-cell>
          <table:table-cell table:style-name="ce7" table:formula="of:=IF(ISBLANK([.X20]);&quot;&quot;;[.X20]+MAX([.X122];[.Y122]))">
            <text:p/>
          </table:table-cell>
          <table:table-cell table:style-name="ce7" table:formula="of:=IF(ISBLANK([.Y20]);&quot;&quot;;[.Y20]+MAX([.Y122];[.Z122]))">
            <text:p/>
          </table:table-cell>
          <table:table-cell table:style-name="ce7" table:formula="of:=IF(ISBLANK([.Z20]);&quot;&quot;;[.Z20]+MAX([.Z122];[.AA122]))">
            <text:p/>
          </table:table-cell>
          <table:table-cell table:style-name="ce7" table:formula="of:=IF(ISBLANK([.AA20]);&quot;&quot;;[.AA20]+MAX([.AA122];[.AB122]))">
            <text:p/>
          </table:table-cell>
          <table:table-cell table:style-name="ce7" table:formula="of:=IF(ISBLANK([.AB20]);&quot;&quot;;[.AB20]+MAX([.AB122];[.AC122]))">
            <text:p/>
          </table:table-cell>
          <table:table-cell table:style-name="ce7" table:formula="of:=IF(ISBLANK([.AC20]);&quot;&quot;;[.AC20]+MAX([.AC122];[.AD122]))">
            <text:p/>
          </table:table-cell>
          <table:table-cell table:style-name="ce7" table:formula="of:=IF(ISBLANK([.AD20]);&quot;&quot;;[.AD20]+MAX([.AD122];[.AE122]))">
            <text:p/>
          </table:table-cell>
          <table:table-cell table:style-name="ce7" table:formula="of:=IF(ISBLANK([.AE20]);&quot;&quot;;[.AE20]+MAX([.AE122];[.AF122]))">
            <text:p/>
          </table:table-cell>
          <table:table-cell table:style-name="ce7" table:formula="of:=IF(ISBLANK([.AF20]);&quot;&quot;;[.AF20]+MAX([.AF122];[.AG122]))">
            <text:p/>
          </table:table-cell>
          <table:table-cell table:style-name="ce7" table:formula="of:=IF(ISBLANK([.AG20]);&quot;&quot;;[.AG20]+MAX([.AG122];[.AH122]))">
            <text:p/>
          </table:table-cell>
          <table:table-cell table:style-name="ce7" table:formula="of:=IF(ISBLANK([.AH20]);&quot;&quot;;[.AH20]+MAX([.AH122];[.AI122]))">
            <text:p/>
          </table:table-cell>
          <table:table-cell table:style-name="ce7" table:formula="of:=IF(ISBLANK([.AI20]);&quot;&quot;;[.AI20]+MAX([.AI122];[.AJ122]))">
            <text:p/>
          </table:table-cell>
          <table:table-cell table:style-name="ce7" table:formula="of:=IF(ISBLANK([.AJ20]);&quot;&quot;;[.AJ20]+MAX([.AJ122];[.AK122]))">
            <text:p/>
          </table:table-cell>
          <table:table-cell table:style-name="ce7" table:formula="of:=IF(ISBLANK([.AK20]);&quot;&quot;;[.AK20]+MAX([.AK122];[.AL122]))">
            <text:p/>
          </table:table-cell>
          <table:table-cell table:style-name="ce7" table:formula="of:=IF(ISBLANK([.AL20]);&quot;&quot;;[.AL20]+MAX([.AL122];[.AM122]))">
            <text:p/>
          </table:table-cell>
          <table:table-cell table:style-name="ce7" table:formula="of:=IF(ISBLANK([.AM20]);&quot;&quot;;[.AM20]+MAX([.AM122];[.AN122]))">
            <text:p/>
          </table:table-cell>
          <table:table-cell table:style-name="ce7" table:formula="of:=IF(ISBLANK([.AN20]);&quot;&quot;;[.AN20]+MAX([.AN122];[.AO122]))">
            <text:p/>
          </table:table-cell>
          <table:table-cell table:style-name="ce7" table:formula="of:=IF(ISBLANK([.AO20]);&quot;&quot;;[.AO20]+MAX([.AO122];[.AP122]))">
            <text:p/>
          </table:table-cell>
          <table:table-cell table:style-name="ce7" table:formula="of:=IF(ISBLANK([.AP20]);&quot;&quot;;[.AP20]+MAX([.AP122];[.AQ122]))">
            <text:p/>
          </table:table-cell>
          <table:table-cell table:style-name="ce7" table:formula="of:=IF(ISBLANK([.AQ20]);&quot;&quot;;[.AQ20]+MAX([.AQ122];[.AR122]))">
            <text:p/>
          </table:table-cell>
          <table:table-cell table:style-name="ce7" table:formula="of:=IF(ISBLANK([.AR20]);&quot;&quot;;[.AR20]+MAX([.AR122];[.AS122]))">
            <text:p/>
          </table:table-cell>
          <table:table-cell table:style-name="ce7" table:formula="of:=IF(ISBLANK([.AS20]);&quot;&quot;;[.AS20]+MAX([.AS122];[.AT122]))">
            <text:p/>
          </table:table-cell>
          <table:table-cell table:style-name="ce7" table:formula="of:=IF(ISBLANK([.AT20]);&quot;&quot;;[.AT20]+MAX([.AT122];[.AU122]))">
            <text:p/>
          </table:table-cell>
          <table:table-cell table:style-name="ce7" table:formula="of:=IF(ISBLANK([.AU20]);&quot;&quot;;[.AU20]+MAX([.AU122];[.AV122]))">
            <text:p/>
          </table:table-cell>
          <table:table-cell table:style-name="ce7" table:formula="of:=IF(ISBLANK([.AV20]);&quot;&quot;;[.AV20]+MAX([.AV122];[.AW122]))">
            <text:p/>
          </table:table-cell>
          <table:table-cell table:style-name="ce7" table:formula="of:=IF(ISBLANK([.AW20]);&quot;&quot;;[.AW20]+MAX([.AW122];[.AX122]))">
            <text:p/>
          </table:table-cell>
          <table:table-cell table:style-name="ce7" table:formula="of:=IF(ISBLANK([.AX20]);&quot;&quot;;[.AX20]+MAX([.AX122];[.AY122]))">
            <text:p/>
          </table:table-cell>
          <table:table-cell table:style-name="ce7" table:formula="of:=IF(ISBLANK([.AY20]);&quot;&quot;;[.AY20]+MAX([.AY122];[.AZ122]))">
            <text:p/>
          </table:table-cell>
          <table:table-cell table:style-name="ce7" table:formula="of:=IF(ISBLANK([.AZ20]);&quot;&quot;;[.AZ20]+MAX([.AZ122];[.BA122]))">
            <text:p/>
          </table:table-cell>
          <table:table-cell table:style-name="ce7" table:formula="of:=IF(ISBLANK([.BA20]);&quot;&quot;;[.BA20]+MAX([.BA122];[.BB122]))">
            <text:p/>
          </table:table-cell>
          <table:table-cell table:style-name="ce7" table:formula="of:=IF(ISBLANK([.BB20]);&quot;&quot;;[.BB20]+MAX([.BB122];[.BC122]))">
            <text:p/>
          </table:table-cell>
          <table:table-cell table:style-name="ce7" table:formula="of:=IF(ISBLANK([.BC20]);&quot;&quot;;[.BC20]+MAX([.BC122];[.BD122]))">
            <text:p/>
          </table:table-cell>
          <table:table-cell table:style-name="ce7" table:formula="of:=IF(ISBLANK([.BD20]);&quot;&quot;;[.BD20]+MAX([.BD122];[.BE122]))">
            <text:p/>
          </table:table-cell>
          <table:table-cell table:style-name="ce7" table:formula="of:=IF(ISBLANK([.BE20]);&quot;&quot;;[.BE20]+MAX([.BE122];[.BF122]))">
            <text:p/>
          </table:table-cell>
          <table:table-cell table:style-name="ce7" table:formula="of:=IF(ISBLANK([.BF20]);&quot;&quot;;[.BF20]+MAX([.BF122];[.BG122]))">
            <text:p/>
          </table:table-cell>
          <table:table-cell table:style-name="ce7" table:formula="of:=IF(ISBLANK([.BG20]);&quot;&quot;;[.BG20]+MAX([.BG122];[.BH122]))">
            <text:p/>
          </table:table-cell>
          <table:table-cell table:style-name="ce7" table:formula="of:=IF(ISBLANK([.BH20]);&quot;&quot;;[.BH20]+MAX([.BH122];[.BI122]))">
            <text:p/>
          </table:table-cell>
          <table:table-cell table:style-name="ce7" table:formula="of:=IF(ISBLANK([.BI20]);&quot;&quot;;[.BI20]+MAX([.BI122];[.BJ122]))">
            <text:p/>
          </table:table-cell>
          <table:table-cell table:style-name="ce7" table:formula="of:=IF(ISBLANK([.BJ20]);&quot;&quot;;[.BJ20]+MAX([.BJ122];[.BK122]))">
            <text:p/>
          </table:table-cell>
          <table:table-cell table:style-name="ce7" table:formula="of:=IF(ISBLANK([.BK20]);&quot;&quot;;[.BK20]+MAX([.BK122];[.BL122]))">
            <text:p/>
          </table:table-cell>
          <table:table-cell table:style-name="ce7" table:formula="of:=IF(ISBLANK([.BL20]);&quot;&quot;;[.BL20]+MAX([.BL122];[.BM122]))">
            <text:p/>
          </table:table-cell>
          <table:table-cell table:style-name="ce7" table:formula="of:=IF(ISBLANK([.BM20]);&quot;&quot;;[.BM20]+MAX([.BM122];[.BN122]))">
            <text:p/>
          </table:table-cell>
          <table:table-cell table:style-name="ce7" table:formula="of:=IF(ISBLANK([.BN20]);&quot;&quot;;[.BN20]+MAX([.BN122];[.BO122]))">
            <text:p/>
          </table:table-cell>
          <table:table-cell table:style-name="ce7" table:formula="of:=IF(ISBLANK([.BO20]);&quot;&quot;;[.BO20]+MAX([.BO122];[.BP122]))">
            <text:p/>
          </table:table-cell>
          <table:table-cell table:style-name="ce7" table:formula="of:=IF(ISBLANK([.BP20]);&quot;&quot;;[.BP20]+MAX([.BP122];[.BQ122]))">
            <text:p/>
          </table:table-cell>
          <table:table-cell table:style-name="ce7" table:formula="of:=IF(ISBLANK([.BQ20]);&quot;&quot;;[.BQ20]+MAX([.BQ122];[.BR122]))">
            <text:p/>
          </table:table-cell>
          <table:table-cell table:style-name="ce7" table:formula="of:=IF(ISBLANK([.BR20]);&quot;&quot;;[.BR20]+MAX([.BR122];[.BS122]))">
            <text:p/>
          </table:table-cell>
          <table:table-cell table:style-name="ce7" table:formula="of:=IF(ISBLANK([.BS20]);&quot;&quot;;[.BS20]+MAX([.BS122];[.BT122]))">
            <text:p/>
          </table:table-cell>
          <table:table-cell table:style-name="ce7" table:formula="of:=IF(ISBLANK([.BT20]);&quot;&quot;;[.BT20]+MAX([.BT122];[.BU122]))">
            <text:p/>
          </table:table-cell>
          <table:table-cell table:style-name="ce7" table:formula="of:=IF(ISBLANK([.BU20]);&quot;&quot;;[.BU20]+MAX([.BU122];[.BV122]))">
            <text:p/>
          </table:table-cell>
          <table:table-cell table:style-name="ce7" table:formula="of:=IF(ISBLANK([.BV20]);&quot;&quot;;[.BV20]+MAX([.BV122];[.BW122]))">
            <text:p/>
          </table:table-cell>
          <table:table-cell table:style-name="ce7" table:formula="of:=IF(ISBLANK([.BW20]);&quot;&quot;;[.BW20]+MAX([.BW122];[.BX122]))">
            <text:p/>
          </table:table-cell>
          <table:table-cell table:style-name="ce7" table:formula="of:=IF(ISBLANK([.BX20]);&quot;&quot;;[.BX20]+MAX([.BX122];[.BY122]))">
            <text:p/>
          </table:table-cell>
          <table:table-cell table:style-name="ce7" table:formula="of:=IF(ISBLANK([.BY20]);&quot;&quot;;[.BY20]+MAX([.BY122];[.BZ122]))">
            <text:p/>
          </table:table-cell>
          <table:table-cell table:style-name="ce7" table:formula="of:=IF(ISBLANK([.BZ20]);&quot;&quot;;[.BZ20]+MAX([.BZ122];[.CA122]))">
            <text:p/>
          </table:table-cell>
          <table:table-cell table:style-name="ce7" table:formula="of:=IF(ISBLANK([.CA20]);&quot;&quot;;[.CA20]+MAX([.CA122];[.CB122]))">
            <text:p/>
          </table:table-cell>
          <table:table-cell table:style-name="ce7" table:formula="of:=IF(ISBLANK([.CB20]);&quot;&quot;;[.CB20]+MAX([.CB122];[.CC122]))">
            <text:p/>
          </table:table-cell>
          <table:table-cell table:style-name="ce7" table:formula="of:=IF(ISBLANK([.CC20]);&quot;&quot;;[.CC20]+MAX([.CC122];[.CD122]))">
            <text:p/>
          </table:table-cell>
          <table:table-cell table:style-name="ce7" table:formula="of:=IF(ISBLANK([.CD20]);&quot;&quot;;[.CD20]+MAX([.CD122];[.CE122]))">
            <text:p/>
          </table:table-cell>
          <table:table-cell table:style-name="ce7" table:formula="of:=IF(ISBLANK([.CE20]);&quot;&quot;;[.CE20]+MAX([.CE122];[.CF122]))">
            <text:p/>
          </table:table-cell>
          <table:table-cell table:style-name="ce7" table:formula="of:=IF(ISBLANK([.CF20]);&quot;&quot;;[.CF20]+MAX([.CF122];[.CG122]))">
            <text:p/>
          </table:table-cell>
          <table:table-cell table:style-name="ce7" table:formula="of:=IF(ISBLANK([.CG20]);&quot;&quot;;[.CG20]+MAX([.CG122];[.CH122]))">
            <text:p/>
          </table:table-cell>
          <table:table-cell table:style-name="ce7" table:formula="of:=IF(ISBLANK([.CH20]);&quot;&quot;;[.CH20]+MAX([.CH122];[.CI122]))">
            <text:p/>
          </table:table-cell>
          <table:table-cell table:style-name="ce7" table:formula="of:=IF(ISBLANK([.CI20]);&quot;&quot;;[.CI20]+MAX([.CI122];[.CJ122]))">
            <text:p/>
          </table:table-cell>
          <table:table-cell table:style-name="ce7" table:formula="of:=IF(ISBLANK([.CJ20]);&quot;&quot;;[.CJ20]+MAX([.CJ122];[.CK122]))">
            <text:p/>
          </table:table-cell>
          <table:table-cell table:style-name="ce7" table:formula="of:=IF(ISBLANK([.CK20]);&quot;&quot;;[.CK20]+MAX([.CK122];[.CL122]))">
            <text:p/>
          </table:table-cell>
          <table:table-cell table:style-name="ce7" table:formula="of:=IF(ISBLANK([.CL20]);&quot;&quot;;[.CL20]+MAX([.CL122];[.CM122]))">
            <text:p/>
          </table:table-cell>
          <table:table-cell table:style-name="ce7" table:formula="of:=IF(ISBLANK([.CM20]);&quot;&quot;;[.CM20]+MAX([.CM122];[.CN122]))">
            <text:p/>
          </table:table-cell>
          <table:table-cell table:style-name="ce7" table:formula="of:=IF(ISBLANK([.CN20]);&quot;&quot;;[.CN20]+MAX([.CN122];[.CO122]))">
            <text:p/>
          </table:table-cell>
          <table:table-cell table:style-name="ce7" table:formula="of:=IF(ISBLANK([.CO20]);&quot;&quot;;[.CO20]+MAX([.CO122];[.CP122]))">
            <text:p/>
          </table:table-cell>
          <table:table-cell table:style-name="ce7" table:formula="of:=IF(ISBLANK([.CP20]);&quot;&quot;;[.CP20]+MAX([.CP122];[.CQ122]))">
            <text:p/>
          </table:table-cell>
          <table:table-cell table:style-name="ce7" table:formula="of:=IF(ISBLANK([.CQ20]);&quot;&quot;;[.CQ20]+MAX([.CQ122];[.CR122]))">
            <text:p/>
          </table:table-cell>
          <table:table-cell table:style-name="ce7" table:formula="of:=IF(ISBLANK([.CR20]);&quot;&quot;;[.CR20]+MAX([.CR122];[.CS122]))">
            <text:p/>
          </table:table-cell>
          <table:table-cell table:style-name="ce7" table:formula="of:=IF(ISBLANK([.CS20]);&quot;&quot;;[.CS20]+MAX([.CS122];[.CT122]))">
            <text:p/>
          </table:table-cell>
          <table:table-cell table:style-name="ce7" table:formula="of:=IF(ISBLANK([.CT20]);&quot;&quot;;[.CT20]+MAX([.CT122];[.CU122]))">
            <text:p/>
          </table:table-cell>
          <table:table-cell table:style-name="ce7" table:formula="of:=IF(ISBLANK([.CU20]);&quot;&quot;;[.CU20]+MAX([.CU122];[.CV122]))">
            <text:p/>
          </table:table-cell>
          <table:table-cell table:formula="of:=IF(ISBLANK([.CV20]);&quot;&quot;;[.CV20]+MAX([.CV122];[.CW122]))">
            <text:p/>
          </table:table-cell>
        </table:table-row>
        <table:table-row table:style-name="ro1">
          <table:table-cell table:formula="of:=IF(ISBLANK([.A21]);&quot;&quot;;[.A21]+MAX([.A123];[.B123]))" office:value-type="float" office:value="5906" calcext:value-type="float">
            <text:p>5906</text:p>
          </table:table-cell>
          <table:table-cell table:style-name="ce7" table:formula="of:=IF(ISBLANK([.B21]);&quot;&quot;;[.B21]+MAX([.B123];[.C123]))" office:value-type="float" office:value="5896" calcext:value-type="float">
            <text:p>5896</text:p>
          </table:table-cell>
          <table:table-cell table:style-name="ce7" table:formula="of:=IF(ISBLANK([.C21]);&quot;&quot;;[.C21]+MAX([.C123];[.D123]))" office:value-type="float" office:value="5868" calcext:value-type="float">
            <text:p>5868</text:p>
          </table:table-cell>
          <table:table-cell table:style-name="ce7" table:formula="of:=IF(ISBLANK([.D21]);&quot;&quot;;[.D21]+MAX([.D123];[.E123]))" office:value-type="float" office:value="5940" calcext:value-type="float">
            <text:p>5940</text:p>
          </table:table-cell>
          <table:table-cell table:style-name="ce7" table:formula="of:=IF(ISBLANK([.E21]);&quot;&quot;;[.E21]+MAX([.E123];[.F123]))" office:value-type="float" office:value="5952" calcext:value-type="float">
            <text:p>5952</text:p>
          </table:table-cell>
          <table:table-cell table:style-name="ce7" table:formula="of:=IF(ISBLANK([.F21]);&quot;&quot;;[.F21]+MAX([.F123];[.G123]))" office:value-type="float" office:value="5830" calcext:value-type="float">
            <text:p>5830</text:p>
          </table:table-cell>
          <table:table-cell table:style-name="ce7" table:formula="of:=IF(ISBLANK([.G21]);&quot;&quot;;[.G21]+MAX([.G123];[.H123]))" office:value-type="float" office:value="5815" calcext:value-type="float">
            <text:p>5815</text:p>
          </table:table-cell>
          <table:table-cell table:style-name="ce7" table:formula="of:=IF(ISBLANK([.H21]);&quot;&quot;;[.H21]+MAX([.H123];[.I123]))" office:value-type="float" office:value="5786" calcext:value-type="float">
            <text:p>5786</text:p>
          </table:table-cell>
          <table:table-cell table:style-name="ce7" table:formula="of:=IF(ISBLANK([.I21]);&quot;&quot;;[.I21]+MAX([.I123];[.J123]))" office:value-type="float" office:value="5761" calcext:value-type="float">
            <text:p>5761</text:p>
          </table:table-cell>
          <table:table-cell table:style-name="ce7" table:formula="of:=IF(ISBLANK([.J21]);&quot;&quot;;[.J21]+MAX([.J123];[.K123]))" office:value-type="float" office:value="5791" calcext:value-type="float">
            <text:p>5791</text:p>
          </table:table-cell>
          <table:table-cell table:style-name="ce7" table:formula="of:=IF(ISBLANK([.K21]);&quot;&quot;;[.K21]+MAX([.K123];[.L123]))" office:value-type="float" office:value="5855" calcext:value-type="float">
            <text:p>5855</text:p>
          </table:table-cell>
          <table:table-cell table:style-name="ce7" table:formula="of:=IF(ISBLANK([.L21]);&quot;&quot;;[.L21]+MAX([.L123];[.M123]))" office:value-type="float" office:value="5833" calcext:value-type="float">
            <text:p>5833</text:p>
          </table:table-cell>
          <table:table-cell table:style-name="ce7" table:formula="of:=IF(ISBLANK([.M21]);&quot;&quot;;[.M21]+MAX([.M123];[.N123]))" office:value-type="float" office:value="5931" calcext:value-type="float">
            <text:p>5931</text:p>
          </table:table-cell>
          <table:table-cell table:style-name="ce7" table:formula="of:=IF(ISBLANK([.N21]);&quot;&quot;;[.N21]+MAX([.N123];[.O123]))" office:value-type="float" office:value="5920" calcext:value-type="float">
            <text:p>5920</text:p>
          </table:table-cell>
          <table:table-cell table:style-name="ce7" table:formula="of:=IF(ISBLANK([.O21]);&quot;&quot;;[.O21]+MAX([.O123];[.P123]))" office:value-type="float" office:value="5879" calcext:value-type="float">
            <text:p>5879</text:p>
          </table:table-cell>
          <table:table-cell table:style-name="ce7" table:formula="of:=IF(ISBLANK([.P21]);&quot;&quot;;[.P21]+MAX([.P123];[.Q123]))" office:value-type="float" office:value="5819" calcext:value-type="float">
            <text:p>5819</text:p>
          </table:table-cell>
          <table:table-cell table:style-name="ce7" table:formula="of:=IF(ISBLANK([.Q21]);&quot;&quot;;[.Q21]+MAX([.Q123];[.R123]))" office:value-type="float" office:value="5942" calcext:value-type="float">
            <text:p>5942</text:p>
          </table:table-cell>
          <table:table-cell table:style-name="ce7" table:formula="of:=IF(ISBLANK([.R21]);&quot;&quot;;[.R21]+MAX([.R123];[.S123]))" office:value-type="float" office:value="5878" calcext:value-type="float">
            <text:p>5878</text:p>
          </table:table-cell>
          <table:table-cell table:style-name="ce7" table:formula="of:=IF(ISBLANK([.S21]);&quot;&quot;;[.S21]+MAX([.S123];[.T123]))" office:value-type="float" office:value="5877" calcext:value-type="float">
            <text:p>5877</text:p>
          </table:table-cell>
          <table:table-cell table:style-name="ce7" table:formula="of:=IF(ISBLANK([.T21]);&quot;&quot;;[.T21]+MAX([.T123];[.U123]))" office:value-type="float" office:value="5925" calcext:value-type="float">
            <text:p>5925</text:p>
          </table:table-cell>
          <table:table-cell table:style-name="ce7" table:formula="of:=IF(ISBLANK([.U21]);&quot;&quot;;[.U21]+MAX([.U123];[.V123]))">
            <text:p/>
          </table:table-cell>
          <table:table-cell table:style-name="ce7" table:formula="of:=IF(ISBLANK([.V21]);&quot;&quot;;[.V21]+MAX([.V123];[.W123]))">
            <text:p/>
          </table:table-cell>
          <table:table-cell table:style-name="ce7" table:formula="of:=IF(ISBLANK([.W21]);&quot;&quot;;[.W21]+MAX([.W123];[.X123]))">
            <text:p/>
          </table:table-cell>
          <table:table-cell table:style-name="ce7" table:formula="of:=IF(ISBLANK([.X21]);&quot;&quot;;[.X21]+MAX([.X123];[.Y123]))">
            <text:p/>
          </table:table-cell>
          <table:table-cell table:style-name="ce7" table:formula="of:=IF(ISBLANK([.Y21]);&quot;&quot;;[.Y21]+MAX([.Y123];[.Z123]))">
            <text:p/>
          </table:table-cell>
          <table:table-cell table:style-name="ce7" table:formula="of:=IF(ISBLANK([.Z21]);&quot;&quot;;[.Z21]+MAX([.Z123];[.AA123]))">
            <text:p/>
          </table:table-cell>
          <table:table-cell table:style-name="ce7" table:formula="of:=IF(ISBLANK([.AA21]);&quot;&quot;;[.AA21]+MAX([.AA123];[.AB123]))">
            <text:p/>
          </table:table-cell>
          <table:table-cell table:style-name="ce7" table:formula="of:=IF(ISBLANK([.AB21]);&quot;&quot;;[.AB21]+MAX([.AB123];[.AC123]))">
            <text:p/>
          </table:table-cell>
          <table:table-cell table:style-name="ce7" table:formula="of:=IF(ISBLANK([.AC21]);&quot;&quot;;[.AC21]+MAX([.AC123];[.AD123]))">
            <text:p/>
          </table:table-cell>
          <table:table-cell table:style-name="ce7" table:formula="of:=IF(ISBLANK([.AD21]);&quot;&quot;;[.AD21]+MAX([.AD123];[.AE123]))">
            <text:p/>
          </table:table-cell>
          <table:table-cell table:style-name="ce7" table:formula="of:=IF(ISBLANK([.AE21]);&quot;&quot;;[.AE21]+MAX([.AE123];[.AF123]))">
            <text:p/>
          </table:table-cell>
          <table:table-cell table:style-name="ce7" table:formula="of:=IF(ISBLANK([.AF21]);&quot;&quot;;[.AF21]+MAX([.AF123];[.AG123]))">
            <text:p/>
          </table:table-cell>
          <table:table-cell table:style-name="ce7" table:formula="of:=IF(ISBLANK([.AG21]);&quot;&quot;;[.AG21]+MAX([.AG123];[.AH123]))">
            <text:p/>
          </table:table-cell>
          <table:table-cell table:style-name="ce7" table:formula="of:=IF(ISBLANK([.AH21]);&quot;&quot;;[.AH21]+MAX([.AH123];[.AI123]))">
            <text:p/>
          </table:table-cell>
          <table:table-cell table:style-name="ce7" table:formula="of:=IF(ISBLANK([.AI21]);&quot;&quot;;[.AI21]+MAX([.AI123];[.AJ123]))">
            <text:p/>
          </table:table-cell>
          <table:table-cell table:style-name="ce7" table:formula="of:=IF(ISBLANK([.AJ21]);&quot;&quot;;[.AJ21]+MAX([.AJ123];[.AK123]))">
            <text:p/>
          </table:table-cell>
          <table:table-cell table:style-name="ce7" table:formula="of:=IF(ISBLANK([.AK21]);&quot;&quot;;[.AK21]+MAX([.AK123];[.AL123]))">
            <text:p/>
          </table:table-cell>
          <table:table-cell table:style-name="ce7" table:formula="of:=IF(ISBLANK([.AL21]);&quot;&quot;;[.AL21]+MAX([.AL123];[.AM123]))">
            <text:p/>
          </table:table-cell>
          <table:table-cell table:style-name="ce7" table:formula="of:=IF(ISBLANK([.AM21]);&quot;&quot;;[.AM21]+MAX([.AM123];[.AN123]))">
            <text:p/>
          </table:table-cell>
          <table:table-cell table:style-name="ce7" table:formula="of:=IF(ISBLANK([.AN21]);&quot;&quot;;[.AN21]+MAX([.AN123];[.AO123]))">
            <text:p/>
          </table:table-cell>
          <table:table-cell table:style-name="ce7" table:formula="of:=IF(ISBLANK([.AO21]);&quot;&quot;;[.AO21]+MAX([.AO123];[.AP123]))">
            <text:p/>
          </table:table-cell>
          <table:table-cell table:style-name="ce7" table:formula="of:=IF(ISBLANK([.AP21]);&quot;&quot;;[.AP21]+MAX([.AP123];[.AQ123]))">
            <text:p/>
          </table:table-cell>
          <table:table-cell table:style-name="ce7" table:formula="of:=IF(ISBLANK([.AQ21]);&quot;&quot;;[.AQ21]+MAX([.AQ123];[.AR123]))">
            <text:p/>
          </table:table-cell>
          <table:table-cell table:style-name="ce7" table:formula="of:=IF(ISBLANK([.AR21]);&quot;&quot;;[.AR21]+MAX([.AR123];[.AS123]))">
            <text:p/>
          </table:table-cell>
          <table:table-cell table:style-name="ce7" table:formula="of:=IF(ISBLANK([.AS21]);&quot;&quot;;[.AS21]+MAX([.AS123];[.AT123]))">
            <text:p/>
          </table:table-cell>
          <table:table-cell table:style-name="ce7" table:formula="of:=IF(ISBLANK([.AT21]);&quot;&quot;;[.AT21]+MAX([.AT123];[.AU123]))">
            <text:p/>
          </table:table-cell>
          <table:table-cell table:style-name="ce7" table:formula="of:=IF(ISBLANK([.AU21]);&quot;&quot;;[.AU21]+MAX([.AU123];[.AV123]))">
            <text:p/>
          </table:table-cell>
          <table:table-cell table:style-name="ce7" table:formula="of:=IF(ISBLANK([.AV21]);&quot;&quot;;[.AV21]+MAX([.AV123];[.AW123]))">
            <text:p/>
          </table:table-cell>
          <table:table-cell table:style-name="ce7" table:formula="of:=IF(ISBLANK([.AW21]);&quot;&quot;;[.AW21]+MAX([.AW123];[.AX123]))">
            <text:p/>
          </table:table-cell>
          <table:table-cell table:style-name="ce7" table:formula="of:=IF(ISBLANK([.AX21]);&quot;&quot;;[.AX21]+MAX([.AX123];[.AY123]))">
            <text:p/>
          </table:table-cell>
          <table:table-cell table:style-name="ce7" table:formula="of:=IF(ISBLANK([.AY21]);&quot;&quot;;[.AY21]+MAX([.AY123];[.AZ123]))">
            <text:p/>
          </table:table-cell>
          <table:table-cell table:style-name="ce7" table:formula="of:=IF(ISBLANK([.AZ21]);&quot;&quot;;[.AZ21]+MAX([.AZ123];[.BA123]))">
            <text:p/>
          </table:table-cell>
          <table:table-cell table:style-name="ce7" table:formula="of:=IF(ISBLANK([.BA21]);&quot;&quot;;[.BA21]+MAX([.BA123];[.BB123]))">
            <text:p/>
          </table:table-cell>
          <table:table-cell table:style-name="ce7" table:formula="of:=IF(ISBLANK([.BB21]);&quot;&quot;;[.BB21]+MAX([.BB123];[.BC123]))">
            <text:p/>
          </table:table-cell>
          <table:table-cell table:style-name="ce7" table:formula="of:=IF(ISBLANK([.BC21]);&quot;&quot;;[.BC21]+MAX([.BC123];[.BD123]))">
            <text:p/>
          </table:table-cell>
          <table:table-cell table:style-name="ce7" table:formula="of:=IF(ISBLANK([.BD21]);&quot;&quot;;[.BD21]+MAX([.BD123];[.BE123]))">
            <text:p/>
          </table:table-cell>
          <table:table-cell table:style-name="ce7" table:formula="of:=IF(ISBLANK([.BE21]);&quot;&quot;;[.BE21]+MAX([.BE123];[.BF123]))">
            <text:p/>
          </table:table-cell>
          <table:table-cell table:style-name="ce7" table:formula="of:=IF(ISBLANK([.BF21]);&quot;&quot;;[.BF21]+MAX([.BF123];[.BG123]))">
            <text:p/>
          </table:table-cell>
          <table:table-cell table:style-name="ce7" table:formula="of:=IF(ISBLANK([.BG21]);&quot;&quot;;[.BG21]+MAX([.BG123];[.BH123]))">
            <text:p/>
          </table:table-cell>
          <table:table-cell table:style-name="ce7" table:formula="of:=IF(ISBLANK([.BH21]);&quot;&quot;;[.BH21]+MAX([.BH123];[.BI123]))">
            <text:p/>
          </table:table-cell>
          <table:table-cell table:style-name="ce7" table:formula="of:=IF(ISBLANK([.BI21]);&quot;&quot;;[.BI21]+MAX([.BI123];[.BJ123]))">
            <text:p/>
          </table:table-cell>
          <table:table-cell table:style-name="ce7" table:formula="of:=IF(ISBLANK([.BJ21]);&quot;&quot;;[.BJ21]+MAX([.BJ123];[.BK123]))">
            <text:p/>
          </table:table-cell>
          <table:table-cell table:style-name="ce7" table:formula="of:=IF(ISBLANK([.BK21]);&quot;&quot;;[.BK21]+MAX([.BK123];[.BL123]))">
            <text:p/>
          </table:table-cell>
          <table:table-cell table:style-name="ce7" table:formula="of:=IF(ISBLANK([.BL21]);&quot;&quot;;[.BL21]+MAX([.BL123];[.BM123]))">
            <text:p/>
          </table:table-cell>
          <table:table-cell table:style-name="ce7" table:formula="of:=IF(ISBLANK([.BM21]);&quot;&quot;;[.BM21]+MAX([.BM123];[.BN123]))">
            <text:p/>
          </table:table-cell>
          <table:table-cell table:style-name="ce7" table:formula="of:=IF(ISBLANK([.BN21]);&quot;&quot;;[.BN21]+MAX([.BN123];[.BO123]))">
            <text:p/>
          </table:table-cell>
          <table:table-cell table:style-name="ce7" table:formula="of:=IF(ISBLANK([.BO21]);&quot;&quot;;[.BO21]+MAX([.BO123];[.BP123]))">
            <text:p/>
          </table:table-cell>
          <table:table-cell table:style-name="ce7" table:formula="of:=IF(ISBLANK([.BP21]);&quot;&quot;;[.BP21]+MAX([.BP123];[.BQ123]))">
            <text:p/>
          </table:table-cell>
          <table:table-cell table:style-name="ce7" table:formula="of:=IF(ISBLANK([.BQ21]);&quot;&quot;;[.BQ21]+MAX([.BQ123];[.BR123]))">
            <text:p/>
          </table:table-cell>
          <table:table-cell table:style-name="ce7" table:formula="of:=IF(ISBLANK([.BR21]);&quot;&quot;;[.BR21]+MAX([.BR123];[.BS123]))">
            <text:p/>
          </table:table-cell>
          <table:table-cell table:style-name="ce7" table:formula="of:=IF(ISBLANK([.BS21]);&quot;&quot;;[.BS21]+MAX([.BS123];[.BT123]))">
            <text:p/>
          </table:table-cell>
          <table:table-cell table:style-name="ce7" table:formula="of:=IF(ISBLANK([.BT21]);&quot;&quot;;[.BT21]+MAX([.BT123];[.BU123]))">
            <text:p/>
          </table:table-cell>
          <table:table-cell table:style-name="ce7" table:formula="of:=IF(ISBLANK([.BU21]);&quot;&quot;;[.BU21]+MAX([.BU123];[.BV123]))">
            <text:p/>
          </table:table-cell>
          <table:table-cell table:style-name="ce7" table:formula="of:=IF(ISBLANK([.BV21]);&quot;&quot;;[.BV21]+MAX([.BV123];[.BW123]))">
            <text:p/>
          </table:table-cell>
          <table:table-cell table:style-name="ce7" table:formula="of:=IF(ISBLANK([.BW21]);&quot;&quot;;[.BW21]+MAX([.BW123];[.BX123]))">
            <text:p/>
          </table:table-cell>
          <table:table-cell table:style-name="ce7" table:formula="of:=IF(ISBLANK([.BX21]);&quot;&quot;;[.BX21]+MAX([.BX123];[.BY123]))">
            <text:p/>
          </table:table-cell>
          <table:table-cell table:style-name="ce7" table:formula="of:=IF(ISBLANK([.BY21]);&quot;&quot;;[.BY21]+MAX([.BY123];[.BZ123]))">
            <text:p/>
          </table:table-cell>
          <table:table-cell table:style-name="ce7" table:formula="of:=IF(ISBLANK([.BZ21]);&quot;&quot;;[.BZ21]+MAX([.BZ123];[.CA123]))">
            <text:p/>
          </table:table-cell>
          <table:table-cell table:style-name="ce7" table:formula="of:=IF(ISBLANK([.CA21]);&quot;&quot;;[.CA21]+MAX([.CA123];[.CB123]))">
            <text:p/>
          </table:table-cell>
          <table:table-cell table:style-name="ce7" table:formula="of:=IF(ISBLANK([.CB21]);&quot;&quot;;[.CB21]+MAX([.CB123];[.CC123]))">
            <text:p/>
          </table:table-cell>
          <table:table-cell table:style-name="ce7" table:formula="of:=IF(ISBLANK([.CC21]);&quot;&quot;;[.CC21]+MAX([.CC123];[.CD123]))">
            <text:p/>
          </table:table-cell>
          <table:table-cell table:style-name="ce7" table:formula="of:=IF(ISBLANK([.CD21]);&quot;&quot;;[.CD21]+MAX([.CD123];[.CE123]))">
            <text:p/>
          </table:table-cell>
          <table:table-cell table:style-name="ce7" table:formula="of:=IF(ISBLANK([.CE21]);&quot;&quot;;[.CE21]+MAX([.CE123];[.CF123]))">
            <text:p/>
          </table:table-cell>
          <table:table-cell table:style-name="ce7" table:formula="of:=IF(ISBLANK([.CF21]);&quot;&quot;;[.CF21]+MAX([.CF123];[.CG123]))">
            <text:p/>
          </table:table-cell>
          <table:table-cell table:style-name="ce7" table:formula="of:=IF(ISBLANK([.CG21]);&quot;&quot;;[.CG21]+MAX([.CG123];[.CH123]))">
            <text:p/>
          </table:table-cell>
          <table:table-cell table:style-name="ce7" table:formula="of:=IF(ISBLANK([.CH21]);&quot;&quot;;[.CH21]+MAX([.CH123];[.CI123]))">
            <text:p/>
          </table:table-cell>
          <table:table-cell table:style-name="ce7" table:formula="of:=IF(ISBLANK([.CI21]);&quot;&quot;;[.CI21]+MAX([.CI123];[.CJ123]))">
            <text:p/>
          </table:table-cell>
          <table:table-cell table:style-name="ce7" table:formula="of:=IF(ISBLANK([.CJ21]);&quot;&quot;;[.CJ21]+MAX([.CJ123];[.CK123]))">
            <text:p/>
          </table:table-cell>
          <table:table-cell table:style-name="ce7" table:formula="of:=IF(ISBLANK([.CK21]);&quot;&quot;;[.CK21]+MAX([.CK123];[.CL123]))">
            <text:p/>
          </table:table-cell>
          <table:table-cell table:style-name="ce7" table:formula="of:=IF(ISBLANK([.CL21]);&quot;&quot;;[.CL21]+MAX([.CL123];[.CM123]))">
            <text:p/>
          </table:table-cell>
          <table:table-cell table:style-name="ce7" table:formula="of:=IF(ISBLANK([.CM21]);&quot;&quot;;[.CM21]+MAX([.CM123];[.CN123]))">
            <text:p/>
          </table:table-cell>
          <table:table-cell table:style-name="ce7" table:formula="of:=IF(ISBLANK([.CN21]);&quot;&quot;;[.CN21]+MAX([.CN123];[.CO123]))">
            <text:p/>
          </table:table-cell>
          <table:table-cell table:style-name="ce7" table:formula="of:=IF(ISBLANK([.CO21]);&quot;&quot;;[.CO21]+MAX([.CO123];[.CP123]))">
            <text:p/>
          </table:table-cell>
          <table:table-cell table:style-name="ce7" table:formula="of:=IF(ISBLANK([.CP21]);&quot;&quot;;[.CP21]+MAX([.CP123];[.CQ123]))">
            <text:p/>
          </table:table-cell>
          <table:table-cell table:style-name="ce7" table:formula="of:=IF(ISBLANK([.CQ21]);&quot;&quot;;[.CQ21]+MAX([.CQ123];[.CR123]))">
            <text:p/>
          </table:table-cell>
          <table:table-cell table:style-name="ce7" table:formula="of:=IF(ISBLANK([.CR21]);&quot;&quot;;[.CR21]+MAX([.CR123];[.CS123]))">
            <text:p/>
          </table:table-cell>
          <table:table-cell table:style-name="ce7" table:formula="of:=IF(ISBLANK([.CS21]);&quot;&quot;;[.CS21]+MAX([.CS123];[.CT123]))">
            <text:p/>
          </table:table-cell>
          <table:table-cell table:style-name="ce7" table:formula="of:=IF(ISBLANK([.CT21]);&quot;&quot;;[.CT21]+MAX([.CT123];[.CU123]))">
            <text:p/>
          </table:table-cell>
          <table:table-cell table:style-name="ce7" table:formula="of:=IF(ISBLANK([.CU21]);&quot;&quot;;[.CU21]+MAX([.CU123];[.CV123]))">
            <text:p/>
          </table:table-cell>
          <table:table-cell table:formula="of:=IF(ISBLANK([.CV21]);&quot;&quot;;[.CV21]+MAX([.CV123];[.CW123]))">
            <text:p/>
          </table:table-cell>
        </table:table-row>
        <table:table-row table:style-name="ro1">
          <table:table-cell table:formula="of:=IF(ISBLANK([.A22]);&quot;&quot;;[.A22]+MAX([.A124];[.B124]))" office:value-type="float" office:value="5736" calcext:value-type="float">
            <text:p>5736</text:p>
          </table:table-cell>
          <table:table-cell table:style-name="ce7" table:formula="of:=IF(ISBLANK([.B22]);&quot;&quot;;[.B22]+MAX([.B124];[.C124]))" office:value-type="float" office:value="5840" calcext:value-type="float">
            <text:p>5840</text:p>
          </table:table-cell>
          <table:table-cell table:style-name="ce7" table:formula="of:=IF(ISBLANK([.C22]);&quot;&quot;;[.C22]+MAX([.C124];[.D124]))" office:value-type="float" office:value="5800" calcext:value-type="float">
            <text:p>5800</text:p>
          </table:table-cell>
          <table:table-cell table:style-name="ce7" table:formula="of:=IF(ISBLANK([.D22]);&quot;&quot;;[.D22]+MAX([.D124];[.E124]))" office:value-type="float" office:value="5794" calcext:value-type="float">
            <text:p>5794</text:p>
          </table:table-cell>
          <table:table-cell table:style-name="ce7" table:formula="of:=IF(ISBLANK([.E22]);&quot;&quot;;[.E22]+MAX([.E124];[.F124]))" office:value-type="float" office:value="5856" calcext:value-type="float">
            <text:p>5856</text:p>
          </table:table-cell>
          <table:table-cell table:style-name="ce7" table:formula="of:=IF(ISBLANK([.F22]);&quot;&quot;;[.F22]+MAX([.F124];[.G124]))" office:value-type="float" office:value="5809" calcext:value-type="float">
            <text:p>5809</text:p>
          </table:table-cell>
          <table:table-cell table:style-name="ce7" table:formula="of:=IF(ISBLANK([.G22]);&quot;&quot;;[.G22]+MAX([.G124];[.H124]))" office:value-type="float" office:value="5781" calcext:value-type="float">
            <text:p>5781</text:p>
          </table:table-cell>
          <table:table-cell table:style-name="ce7" table:formula="of:=IF(ISBLANK([.H22]);&quot;&quot;;[.H22]+MAX([.H124];[.I124]))" office:value-type="float" office:value="5752" calcext:value-type="float">
            <text:p>5752</text:p>
          </table:table-cell>
          <table:table-cell table:style-name="ce7" table:formula="of:=IF(ISBLANK([.I22]);&quot;&quot;;[.I22]+MAX([.I124];[.J124]))" office:value-type="float" office:value="5727" calcext:value-type="float">
            <text:p>5727</text:p>
          </table:table-cell>
          <table:table-cell table:style-name="ce7" table:formula="of:=IF(ISBLANK([.J22]);&quot;&quot;;[.J22]+MAX([.J124];[.K124]))" office:value-type="float" office:value="5690" calcext:value-type="float">
            <text:p>5690</text:p>
          </table:table-cell>
          <table:table-cell table:style-name="ce7" table:formula="of:=IF(ISBLANK([.K22]);&quot;&quot;;[.K22]+MAX([.K124];[.L124]))" office:value-type="float" office:value="5710" calcext:value-type="float">
            <text:p>5710</text:p>
          </table:table-cell>
          <table:table-cell table:style-name="ce7" table:formula="of:=IF(ISBLANK([.L22]);&quot;&quot;;[.L22]+MAX([.L124];[.M124]))" office:value-type="float" office:value="5793" calcext:value-type="float">
            <text:p>5793</text:p>
          </table:table-cell>
          <table:table-cell table:style-name="ce7" table:formula="of:=IF(ISBLANK([.M22]);&quot;&quot;;[.M22]+MAX([.M124];[.N124]))" office:value-type="float" office:value="5778" calcext:value-type="float">
            <text:p>5778</text:p>
          </table:table-cell>
          <table:table-cell table:style-name="ce7" table:formula="of:=IF(ISBLANK([.N22]);&quot;&quot;;[.N22]+MAX([.N124];[.O124]))" office:value-type="float" office:value="5866" calcext:value-type="float">
            <text:p>5866</text:p>
          </table:table-cell>
          <table:table-cell table:style-name="ce7" table:formula="of:=IF(ISBLANK([.O22]);&quot;&quot;;[.O22]+MAX([.O124];[.P124]))" office:value-type="float" office:value="5817" calcext:value-type="float">
            <text:p>5817</text:p>
          </table:table-cell>
          <table:table-cell table:style-name="ce7" table:formula="of:=IF(ISBLANK([.P22]);&quot;&quot;;[.P22]+MAX([.P124];[.Q124]))" office:value-type="float" office:value="5774" calcext:value-type="float">
            <text:p>5774</text:p>
          </table:table-cell>
          <table:table-cell table:style-name="ce7" table:formula="of:=IF(ISBLANK([.Q22]);&quot;&quot;;[.Q22]+MAX([.Q124];[.R124]))" office:value-type="float" office:value="5814" calcext:value-type="float">
            <text:p>5814</text:p>
          </table:table-cell>
          <table:table-cell table:style-name="ce7" table:formula="of:=IF(ISBLANK([.R22]);&quot;&quot;;[.R22]+MAX([.R124];[.S124]))" office:value-type="float" office:value="5844" calcext:value-type="float">
            <text:p>5844</text:p>
          </table:table-cell>
          <table:table-cell table:style-name="ce7" table:formula="of:=IF(ISBLANK([.S22]);&quot;&quot;;[.S22]+MAX([.S124];[.T124]))" office:value-type="float" office:value="5875" calcext:value-type="float">
            <text:p>5875</text:p>
          </table:table-cell>
          <table:table-cell table:style-name="ce7" table:formula="of:=IF(ISBLANK([.T22]);&quot;&quot;;[.T22]+MAX([.T124];[.U124]))" office:value-type="float" office:value="5865" calcext:value-type="float">
            <text:p>5865</text:p>
          </table:table-cell>
          <table:table-cell table:style-name="ce7" table:formula="of:=IF(ISBLANK([.U22]);&quot;&quot;;[.U22]+MAX([.U124];[.V124]))" office:value-type="float" office:value="5718" calcext:value-type="float">
            <text:p>5718</text:p>
          </table:table-cell>
          <table:table-cell table:style-name="ce7" table:formula="of:=IF(ISBLANK([.V22]);&quot;&quot;;[.V22]+MAX([.V124];[.W124]))">
            <text:p/>
          </table:table-cell>
          <table:table-cell table:style-name="ce7" table:formula="of:=IF(ISBLANK([.W22]);&quot;&quot;;[.W22]+MAX([.W124];[.X124]))">
            <text:p/>
          </table:table-cell>
          <table:table-cell table:style-name="ce7" table:formula="of:=IF(ISBLANK([.X22]);&quot;&quot;;[.X22]+MAX([.X124];[.Y124]))">
            <text:p/>
          </table:table-cell>
          <table:table-cell table:style-name="ce7" table:formula="of:=IF(ISBLANK([.Y22]);&quot;&quot;;[.Y22]+MAX([.Y124];[.Z124]))">
            <text:p/>
          </table:table-cell>
          <table:table-cell table:style-name="ce7" table:formula="of:=IF(ISBLANK([.Z22]);&quot;&quot;;[.Z22]+MAX([.Z124];[.AA124]))">
            <text:p/>
          </table:table-cell>
          <table:table-cell table:style-name="ce7" table:formula="of:=IF(ISBLANK([.AA22]);&quot;&quot;;[.AA22]+MAX([.AA124];[.AB124]))">
            <text:p/>
          </table:table-cell>
          <table:table-cell table:style-name="ce7" table:formula="of:=IF(ISBLANK([.AB22]);&quot;&quot;;[.AB22]+MAX([.AB124];[.AC124]))">
            <text:p/>
          </table:table-cell>
          <table:table-cell table:style-name="ce7" table:formula="of:=IF(ISBLANK([.AC22]);&quot;&quot;;[.AC22]+MAX([.AC124];[.AD124]))">
            <text:p/>
          </table:table-cell>
          <table:table-cell table:style-name="ce7" table:formula="of:=IF(ISBLANK([.AD22]);&quot;&quot;;[.AD22]+MAX([.AD124];[.AE124]))">
            <text:p/>
          </table:table-cell>
          <table:table-cell table:style-name="ce7" table:formula="of:=IF(ISBLANK([.AE22]);&quot;&quot;;[.AE22]+MAX([.AE124];[.AF124]))">
            <text:p/>
          </table:table-cell>
          <table:table-cell table:style-name="ce7" table:formula="of:=IF(ISBLANK([.AF22]);&quot;&quot;;[.AF22]+MAX([.AF124];[.AG124]))">
            <text:p/>
          </table:table-cell>
          <table:table-cell table:style-name="ce7" table:formula="of:=IF(ISBLANK([.AG22]);&quot;&quot;;[.AG22]+MAX([.AG124];[.AH124]))">
            <text:p/>
          </table:table-cell>
          <table:table-cell table:style-name="ce7" table:formula="of:=IF(ISBLANK([.AH22]);&quot;&quot;;[.AH22]+MAX([.AH124];[.AI124]))">
            <text:p/>
          </table:table-cell>
          <table:table-cell table:style-name="ce7" table:formula="of:=IF(ISBLANK([.AI22]);&quot;&quot;;[.AI22]+MAX([.AI124];[.AJ124]))">
            <text:p/>
          </table:table-cell>
          <table:table-cell table:style-name="ce7" table:formula="of:=IF(ISBLANK([.AJ22]);&quot;&quot;;[.AJ22]+MAX([.AJ124];[.AK124]))">
            <text:p/>
          </table:table-cell>
          <table:table-cell table:style-name="ce7" table:formula="of:=IF(ISBLANK([.AK22]);&quot;&quot;;[.AK22]+MAX([.AK124];[.AL124]))">
            <text:p/>
          </table:table-cell>
          <table:table-cell table:style-name="ce7" table:formula="of:=IF(ISBLANK([.AL22]);&quot;&quot;;[.AL22]+MAX([.AL124];[.AM124]))">
            <text:p/>
          </table:table-cell>
          <table:table-cell table:style-name="ce7" table:formula="of:=IF(ISBLANK([.AM22]);&quot;&quot;;[.AM22]+MAX([.AM124];[.AN124]))">
            <text:p/>
          </table:table-cell>
          <table:table-cell table:style-name="ce7" table:formula="of:=IF(ISBLANK([.AN22]);&quot;&quot;;[.AN22]+MAX([.AN124];[.AO124]))">
            <text:p/>
          </table:table-cell>
          <table:table-cell table:style-name="ce7" table:formula="of:=IF(ISBLANK([.AO22]);&quot;&quot;;[.AO22]+MAX([.AO124];[.AP124]))">
            <text:p/>
          </table:table-cell>
          <table:table-cell table:style-name="ce7" table:formula="of:=IF(ISBLANK([.AP22]);&quot;&quot;;[.AP22]+MAX([.AP124];[.AQ124]))">
            <text:p/>
          </table:table-cell>
          <table:table-cell table:style-name="ce7" table:formula="of:=IF(ISBLANK([.AQ22]);&quot;&quot;;[.AQ22]+MAX([.AQ124];[.AR124]))">
            <text:p/>
          </table:table-cell>
          <table:table-cell table:style-name="ce7" table:formula="of:=IF(ISBLANK([.AR22]);&quot;&quot;;[.AR22]+MAX([.AR124];[.AS124]))">
            <text:p/>
          </table:table-cell>
          <table:table-cell table:style-name="ce7" table:formula="of:=IF(ISBLANK([.AS22]);&quot;&quot;;[.AS22]+MAX([.AS124];[.AT124]))">
            <text:p/>
          </table:table-cell>
          <table:table-cell table:style-name="ce7" table:formula="of:=IF(ISBLANK([.AT22]);&quot;&quot;;[.AT22]+MAX([.AT124];[.AU124]))">
            <text:p/>
          </table:table-cell>
          <table:table-cell table:style-name="ce7" table:formula="of:=IF(ISBLANK([.AU22]);&quot;&quot;;[.AU22]+MAX([.AU124];[.AV124]))">
            <text:p/>
          </table:table-cell>
          <table:table-cell table:style-name="ce7" table:formula="of:=IF(ISBLANK([.AV22]);&quot;&quot;;[.AV22]+MAX([.AV124];[.AW124]))">
            <text:p/>
          </table:table-cell>
          <table:table-cell table:style-name="ce7" table:formula="of:=IF(ISBLANK([.AW22]);&quot;&quot;;[.AW22]+MAX([.AW124];[.AX124]))">
            <text:p/>
          </table:table-cell>
          <table:table-cell table:style-name="ce7" table:formula="of:=IF(ISBLANK([.AX22]);&quot;&quot;;[.AX22]+MAX([.AX124];[.AY124]))">
            <text:p/>
          </table:table-cell>
          <table:table-cell table:style-name="ce7" table:formula="of:=IF(ISBLANK([.AY22]);&quot;&quot;;[.AY22]+MAX([.AY124];[.AZ124]))">
            <text:p/>
          </table:table-cell>
          <table:table-cell table:style-name="ce7" table:formula="of:=IF(ISBLANK([.AZ22]);&quot;&quot;;[.AZ22]+MAX([.AZ124];[.BA124]))">
            <text:p/>
          </table:table-cell>
          <table:table-cell table:style-name="ce7" table:formula="of:=IF(ISBLANK([.BA22]);&quot;&quot;;[.BA22]+MAX([.BA124];[.BB124]))">
            <text:p/>
          </table:table-cell>
          <table:table-cell table:style-name="ce7" table:formula="of:=IF(ISBLANK([.BB22]);&quot;&quot;;[.BB22]+MAX([.BB124];[.BC124]))">
            <text:p/>
          </table:table-cell>
          <table:table-cell table:style-name="ce7" table:formula="of:=IF(ISBLANK([.BC22]);&quot;&quot;;[.BC22]+MAX([.BC124];[.BD124]))">
            <text:p/>
          </table:table-cell>
          <table:table-cell table:style-name="ce7" table:formula="of:=IF(ISBLANK([.BD22]);&quot;&quot;;[.BD22]+MAX([.BD124];[.BE124]))">
            <text:p/>
          </table:table-cell>
          <table:table-cell table:style-name="ce7" table:formula="of:=IF(ISBLANK([.BE22]);&quot;&quot;;[.BE22]+MAX([.BE124];[.BF124]))">
            <text:p/>
          </table:table-cell>
          <table:table-cell table:style-name="ce7" table:formula="of:=IF(ISBLANK([.BF22]);&quot;&quot;;[.BF22]+MAX([.BF124];[.BG124]))">
            <text:p/>
          </table:table-cell>
          <table:table-cell table:style-name="ce7" table:formula="of:=IF(ISBLANK([.BG22]);&quot;&quot;;[.BG22]+MAX([.BG124];[.BH124]))">
            <text:p/>
          </table:table-cell>
          <table:table-cell table:style-name="ce7" table:formula="of:=IF(ISBLANK([.BH22]);&quot;&quot;;[.BH22]+MAX([.BH124];[.BI124]))">
            <text:p/>
          </table:table-cell>
          <table:table-cell table:style-name="ce7" table:formula="of:=IF(ISBLANK([.BI22]);&quot;&quot;;[.BI22]+MAX([.BI124];[.BJ124]))">
            <text:p/>
          </table:table-cell>
          <table:table-cell table:style-name="ce7" table:formula="of:=IF(ISBLANK([.BJ22]);&quot;&quot;;[.BJ22]+MAX([.BJ124];[.BK124]))">
            <text:p/>
          </table:table-cell>
          <table:table-cell table:style-name="ce7" table:formula="of:=IF(ISBLANK([.BK22]);&quot;&quot;;[.BK22]+MAX([.BK124];[.BL124]))">
            <text:p/>
          </table:table-cell>
          <table:table-cell table:style-name="ce7" table:formula="of:=IF(ISBLANK([.BL22]);&quot;&quot;;[.BL22]+MAX([.BL124];[.BM124]))">
            <text:p/>
          </table:table-cell>
          <table:table-cell table:style-name="ce7" table:formula="of:=IF(ISBLANK([.BM22]);&quot;&quot;;[.BM22]+MAX([.BM124];[.BN124]))">
            <text:p/>
          </table:table-cell>
          <table:table-cell table:style-name="ce7" table:formula="of:=IF(ISBLANK([.BN22]);&quot;&quot;;[.BN22]+MAX([.BN124];[.BO124]))">
            <text:p/>
          </table:table-cell>
          <table:table-cell table:style-name="ce7" table:formula="of:=IF(ISBLANK([.BO22]);&quot;&quot;;[.BO22]+MAX([.BO124];[.BP124]))">
            <text:p/>
          </table:table-cell>
          <table:table-cell table:style-name="ce7" table:formula="of:=IF(ISBLANK([.BP22]);&quot;&quot;;[.BP22]+MAX([.BP124];[.BQ124]))">
            <text:p/>
          </table:table-cell>
          <table:table-cell table:style-name="ce7" table:formula="of:=IF(ISBLANK([.BQ22]);&quot;&quot;;[.BQ22]+MAX([.BQ124];[.BR124]))">
            <text:p/>
          </table:table-cell>
          <table:table-cell table:style-name="ce7" table:formula="of:=IF(ISBLANK([.BR22]);&quot;&quot;;[.BR22]+MAX([.BR124];[.BS124]))">
            <text:p/>
          </table:table-cell>
          <table:table-cell table:style-name="ce7" table:formula="of:=IF(ISBLANK([.BS22]);&quot;&quot;;[.BS22]+MAX([.BS124];[.BT124]))">
            <text:p/>
          </table:table-cell>
          <table:table-cell table:style-name="ce7" table:formula="of:=IF(ISBLANK([.BT22]);&quot;&quot;;[.BT22]+MAX([.BT124];[.BU124]))">
            <text:p/>
          </table:table-cell>
          <table:table-cell table:style-name="ce7" table:formula="of:=IF(ISBLANK([.BU22]);&quot;&quot;;[.BU22]+MAX([.BU124];[.BV124]))">
            <text:p/>
          </table:table-cell>
          <table:table-cell table:style-name="ce7" table:formula="of:=IF(ISBLANK([.BV22]);&quot;&quot;;[.BV22]+MAX([.BV124];[.BW124]))">
            <text:p/>
          </table:table-cell>
          <table:table-cell table:style-name="ce7" table:formula="of:=IF(ISBLANK([.BW22]);&quot;&quot;;[.BW22]+MAX([.BW124];[.BX124]))">
            <text:p/>
          </table:table-cell>
          <table:table-cell table:style-name="ce7" table:formula="of:=IF(ISBLANK([.BX22]);&quot;&quot;;[.BX22]+MAX([.BX124];[.BY124]))">
            <text:p/>
          </table:table-cell>
          <table:table-cell table:style-name="ce7" table:formula="of:=IF(ISBLANK([.BY22]);&quot;&quot;;[.BY22]+MAX([.BY124];[.BZ124]))">
            <text:p/>
          </table:table-cell>
          <table:table-cell table:style-name="ce7" table:formula="of:=IF(ISBLANK([.BZ22]);&quot;&quot;;[.BZ22]+MAX([.BZ124];[.CA124]))">
            <text:p/>
          </table:table-cell>
          <table:table-cell table:style-name="ce7" table:formula="of:=IF(ISBLANK([.CA22]);&quot;&quot;;[.CA22]+MAX([.CA124];[.CB124]))">
            <text:p/>
          </table:table-cell>
          <table:table-cell table:style-name="ce7" table:formula="of:=IF(ISBLANK([.CB22]);&quot;&quot;;[.CB22]+MAX([.CB124];[.CC124]))">
            <text:p/>
          </table:table-cell>
          <table:table-cell table:style-name="ce7" table:formula="of:=IF(ISBLANK([.CC22]);&quot;&quot;;[.CC22]+MAX([.CC124];[.CD124]))">
            <text:p/>
          </table:table-cell>
          <table:table-cell table:style-name="ce7" table:formula="of:=IF(ISBLANK([.CD22]);&quot;&quot;;[.CD22]+MAX([.CD124];[.CE124]))">
            <text:p/>
          </table:table-cell>
          <table:table-cell table:style-name="ce7" table:formula="of:=IF(ISBLANK([.CE22]);&quot;&quot;;[.CE22]+MAX([.CE124];[.CF124]))">
            <text:p/>
          </table:table-cell>
          <table:table-cell table:style-name="ce7" table:formula="of:=IF(ISBLANK([.CF22]);&quot;&quot;;[.CF22]+MAX([.CF124];[.CG124]))">
            <text:p/>
          </table:table-cell>
          <table:table-cell table:style-name="ce7" table:formula="of:=IF(ISBLANK([.CG22]);&quot;&quot;;[.CG22]+MAX([.CG124];[.CH124]))">
            <text:p/>
          </table:table-cell>
          <table:table-cell table:style-name="ce7" table:formula="of:=IF(ISBLANK([.CH22]);&quot;&quot;;[.CH22]+MAX([.CH124];[.CI124]))">
            <text:p/>
          </table:table-cell>
          <table:table-cell table:style-name="ce7" table:formula="of:=IF(ISBLANK([.CI22]);&quot;&quot;;[.CI22]+MAX([.CI124];[.CJ124]))">
            <text:p/>
          </table:table-cell>
          <table:table-cell table:style-name="ce7" table:formula="of:=IF(ISBLANK([.CJ22]);&quot;&quot;;[.CJ22]+MAX([.CJ124];[.CK124]))">
            <text:p/>
          </table:table-cell>
          <table:table-cell table:style-name="ce7" table:formula="of:=IF(ISBLANK([.CK22]);&quot;&quot;;[.CK22]+MAX([.CK124];[.CL124]))">
            <text:p/>
          </table:table-cell>
          <table:table-cell table:style-name="ce7" table:formula="of:=IF(ISBLANK([.CL22]);&quot;&quot;;[.CL22]+MAX([.CL124];[.CM124]))">
            <text:p/>
          </table:table-cell>
          <table:table-cell table:style-name="ce7" table:formula="of:=IF(ISBLANK([.CM22]);&quot;&quot;;[.CM22]+MAX([.CM124];[.CN124]))">
            <text:p/>
          </table:table-cell>
          <table:table-cell table:style-name="ce7" table:formula="of:=IF(ISBLANK([.CN22]);&quot;&quot;;[.CN22]+MAX([.CN124];[.CO124]))">
            <text:p/>
          </table:table-cell>
          <table:table-cell table:style-name="ce7" table:formula="of:=IF(ISBLANK([.CO22]);&quot;&quot;;[.CO22]+MAX([.CO124];[.CP124]))">
            <text:p/>
          </table:table-cell>
          <table:table-cell table:style-name="ce7" table:formula="of:=IF(ISBLANK([.CP22]);&quot;&quot;;[.CP22]+MAX([.CP124];[.CQ124]))">
            <text:p/>
          </table:table-cell>
          <table:table-cell table:style-name="ce7" table:formula="of:=IF(ISBLANK([.CQ22]);&quot;&quot;;[.CQ22]+MAX([.CQ124];[.CR124]))">
            <text:p/>
          </table:table-cell>
          <table:table-cell table:style-name="ce7" table:formula="of:=IF(ISBLANK([.CR22]);&quot;&quot;;[.CR22]+MAX([.CR124];[.CS124]))">
            <text:p/>
          </table:table-cell>
          <table:table-cell table:style-name="ce7" table:formula="of:=IF(ISBLANK([.CS22]);&quot;&quot;;[.CS22]+MAX([.CS124];[.CT124]))">
            <text:p/>
          </table:table-cell>
          <table:table-cell table:style-name="ce7" table:formula="of:=IF(ISBLANK([.CT22]);&quot;&quot;;[.CT22]+MAX([.CT124];[.CU124]))">
            <text:p/>
          </table:table-cell>
          <table:table-cell table:style-name="ce7" table:formula="of:=IF(ISBLANK([.CU22]);&quot;&quot;;[.CU22]+MAX([.CU124];[.CV124]))">
            <text:p/>
          </table:table-cell>
          <table:table-cell table:formula="of:=IF(ISBLANK([.CV22]);&quot;&quot;;[.CV22]+MAX([.CV124];[.CW124]))">
            <text:p/>
          </table:table-cell>
        </table:table-row>
        <table:table-row table:style-name="ro1">
          <table:table-cell table:formula="of:=IF(ISBLANK([.A23]);&quot;&quot;;[.A23]+MAX([.A125];[.B125]))" office:value-type="float" office:value="5620" calcext:value-type="float">
            <text:p>5620</text:p>
          </table:table-cell>
          <table:table-cell table:style-name="ce7" table:formula="of:=IF(ISBLANK([.B23]);&quot;&quot;;[.B23]+MAX([.B125];[.C125]))" office:value-type="float" office:value="5698" calcext:value-type="float">
            <text:p>5698</text:p>
          </table:table-cell>
          <table:table-cell table:style-name="ce7" table:formula="of:=IF(ISBLANK([.C23]);&quot;&quot;;[.C23]+MAX([.C125];[.D125]))" office:value-type="float" office:value="5751" calcext:value-type="float">
            <text:p>5751</text:p>
          </table:table-cell>
          <table:table-cell table:style-name="ce7" table:formula="of:=IF(ISBLANK([.D23]);&quot;&quot;;[.D23]+MAX([.D125];[.E125]))" office:value-type="float" office:value="5754" calcext:value-type="float">
            <text:p>5754</text:p>
          </table:table-cell>
          <table:table-cell table:style-name="ce7" table:formula="of:=IF(ISBLANK([.E23]);&quot;&quot;;[.E23]+MAX([.E125];[.F125]))" office:value-type="float" office:value="5757" calcext:value-type="float">
            <text:p>5757</text:p>
          </table:table-cell>
          <table:table-cell table:style-name="ce7" table:formula="of:=IF(ISBLANK([.F23]);&quot;&quot;;[.F23]+MAX([.F125];[.G125]))" office:value-type="float" office:value="5755" calcext:value-type="float">
            <text:p>5755</text:p>
          </table:table-cell>
          <table:table-cell table:style-name="ce7" table:formula="of:=IF(ISBLANK([.G23]);&quot;&quot;;[.G23]+MAX([.G125];[.H125]))" office:value-type="float" office:value="5747" calcext:value-type="float">
            <text:p>5747</text:p>
          </table:table-cell>
          <table:table-cell table:style-name="ce7" table:formula="of:=IF(ISBLANK([.H23]);&quot;&quot;;[.H23]+MAX([.H125];[.I125]))" office:value-type="float" office:value="5699" calcext:value-type="float">
            <text:p>5699</text:p>
          </table:table-cell>
          <table:table-cell table:style-name="ce7" table:formula="of:=IF(ISBLANK([.I23]);&quot;&quot;;[.I23]+MAX([.I125];[.J125]))" office:value-type="float" office:value="5691" calcext:value-type="float">
            <text:p>5691</text:p>
          </table:table-cell>
          <table:table-cell table:style-name="ce7" table:formula="of:=IF(ISBLANK([.J23]);&quot;&quot;;[.J23]+MAX([.J125];[.K125]))" office:value-type="float" office:value="5676" calcext:value-type="float">
            <text:p>5676</text:p>
          </table:table-cell>
          <table:table-cell table:style-name="ce7" table:formula="of:=IF(ISBLANK([.K23]);&quot;&quot;;[.K23]+MAX([.K125];[.L125]))" office:value-type="float" office:value="5529" calcext:value-type="float">
            <text:p>5529</text:p>
          </table:table-cell>
          <table:table-cell table:style-name="ce7" table:formula="of:=IF(ISBLANK([.L23]);&quot;&quot;;[.L23]+MAX([.L125];[.M125]))" office:value-type="float" office:value="5640" calcext:value-type="float">
            <text:p>5640</text:p>
          </table:table-cell>
          <table:table-cell table:style-name="ce7" table:formula="of:=IF(ISBLANK([.M23]);&quot;&quot;;[.M23]+MAX([.M125];[.N125]))" office:value-type="float" office:value="5767" calcext:value-type="float">
            <text:p>5767</text:p>
          </table:table-cell>
          <table:table-cell table:style-name="ce7" table:formula="of:=IF(ISBLANK([.N23]);&quot;&quot;;[.N23]+MAX([.N125];[.O125]))" office:value-type="float" office:value="5776" calcext:value-type="float">
            <text:p>5776</text:p>
          </table:table-cell>
          <table:table-cell table:style-name="ce7" table:formula="of:=IF(ISBLANK([.O23]);&quot;&quot;;[.O23]+MAX([.O125];[.P125]))" office:value-type="float" office:value="5772" calcext:value-type="float">
            <text:p>5772</text:p>
          </table:table-cell>
          <table:table-cell table:style-name="ce7" table:formula="of:=IF(ISBLANK([.P23]);&quot;&quot;;[.P23]+MAX([.P125];[.Q125]))" office:value-type="float" office:value="5761" calcext:value-type="float">
            <text:p>5761</text:p>
          </table:table-cell>
          <table:table-cell table:style-name="ce7" table:formula="of:=IF(ISBLANK([.Q23]);&quot;&quot;;[.Q23]+MAX([.Q125];[.R125]))" office:value-type="float" office:value="5753" calcext:value-type="float">
            <text:p>5753</text:p>
          </table:table-cell>
          <table:table-cell table:style-name="ce7" table:formula="of:=IF(ISBLANK([.R23]);&quot;&quot;;[.R23]+MAX([.R125];[.S125]))" office:value-type="float" office:value="5783" calcext:value-type="float">
            <text:p>5783</text:p>
          </table:table-cell>
          <table:table-cell table:style-name="ce7" table:formula="of:=IF(ISBLANK([.S23]);&quot;&quot;;[.S23]+MAX([.S125];[.T125]))" office:value-type="float" office:value="5754" calcext:value-type="float">
            <text:p>5754</text:p>
          </table:table-cell>
          <table:table-cell table:style-name="ce7" table:formula="of:=IF(ISBLANK([.T23]);&quot;&quot;;[.T23]+MAX([.T125];[.U125]))" office:value-type="float" office:value="5792" calcext:value-type="float">
            <text:p>5792</text:p>
          </table:table-cell>
          <table:table-cell table:style-name="ce7" table:formula="of:=IF(ISBLANK([.U23]);&quot;&quot;;[.U23]+MAX([.U125];[.V125]))" office:value-type="float" office:value="5621" calcext:value-type="float">
            <text:p>5621</text:p>
          </table:table-cell>
          <table:table-cell table:style-name="ce7" table:formula="of:=IF(ISBLANK([.V23]);&quot;&quot;;[.V23]+MAX([.V125];[.W125]))" office:value-type="float" office:value="5671" calcext:value-type="float">
            <text:p>5671</text:p>
          </table:table-cell>
          <table:table-cell table:style-name="ce7" table:formula="of:=IF(ISBLANK([.W23]);&quot;&quot;;[.W23]+MAX([.W125];[.X125]))">
            <text:p/>
          </table:table-cell>
          <table:table-cell table:style-name="ce7" table:formula="of:=IF(ISBLANK([.X23]);&quot;&quot;;[.X23]+MAX([.X125];[.Y125]))">
            <text:p/>
          </table:table-cell>
          <table:table-cell table:style-name="ce7" table:formula="of:=IF(ISBLANK([.Y23]);&quot;&quot;;[.Y23]+MAX([.Y125];[.Z125]))">
            <text:p/>
          </table:table-cell>
          <table:table-cell table:style-name="ce7" table:formula="of:=IF(ISBLANK([.Z23]);&quot;&quot;;[.Z23]+MAX([.Z125];[.AA125]))">
            <text:p/>
          </table:table-cell>
          <table:table-cell table:style-name="ce7" table:formula="of:=IF(ISBLANK([.AA23]);&quot;&quot;;[.AA23]+MAX([.AA125];[.AB125]))">
            <text:p/>
          </table:table-cell>
          <table:table-cell table:style-name="ce7" table:formula="of:=IF(ISBLANK([.AB23]);&quot;&quot;;[.AB23]+MAX([.AB125];[.AC125]))">
            <text:p/>
          </table:table-cell>
          <table:table-cell table:style-name="ce7" table:formula="of:=IF(ISBLANK([.AC23]);&quot;&quot;;[.AC23]+MAX([.AC125];[.AD125]))">
            <text:p/>
          </table:table-cell>
          <table:table-cell table:style-name="ce7" table:formula="of:=IF(ISBLANK([.AD23]);&quot;&quot;;[.AD23]+MAX([.AD125];[.AE125]))">
            <text:p/>
          </table:table-cell>
          <table:table-cell table:style-name="ce7" table:formula="of:=IF(ISBLANK([.AE23]);&quot;&quot;;[.AE23]+MAX([.AE125];[.AF125]))">
            <text:p/>
          </table:table-cell>
          <table:table-cell table:style-name="ce7" table:formula="of:=IF(ISBLANK([.AF23]);&quot;&quot;;[.AF23]+MAX([.AF125];[.AG125]))">
            <text:p/>
          </table:table-cell>
          <table:table-cell table:style-name="ce7" table:formula="of:=IF(ISBLANK([.AG23]);&quot;&quot;;[.AG23]+MAX([.AG125];[.AH125]))">
            <text:p/>
          </table:table-cell>
          <table:table-cell table:style-name="ce7" table:formula="of:=IF(ISBLANK([.AH23]);&quot;&quot;;[.AH23]+MAX([.AH125];[.AI125]))">
            <text:p/>
          </table:table-cell>
          <table:table-cell table:style-name="ce7" table:formula="of:=IF(ISBLANK([.AI23]);&quot;&quot;;[.AI23]+MAX([.AI125];[.AJ125]))">
            <text:p/>
          </table:table-cell>
          <table:table-cell table:style-name="ce7" table:formula="of:=IF(ISBLANK([.AJ23]);&quot;&quot;;[.AJ23]+MAX([.AJ125];[.AK125]))">
            <text:p/>
          </table:table-cell>
          <table:table-cell table:style-name="ce7" table:formula="of:=IF(ISBLANK([.AK23]);&quot;&quot;;[.AK23]+MAX([.AK125];[.AL125]))">
            <text:p/>
          </table:table-cell>
          <table:table-cell table:style-name="ce7" table:formula="of:=IF(ISBLANK([.AL23]);&quot;&quot;;[.AL23]+MAX([.AL125];[.AM125]))">
            <text:p/>
          </table:table-cell>
          <table:table-cell table:style-name="ce7" table:formula="of:=IF(ISBLANK([.AM23]);&quot;&quot;;[.AM23]+MAX([.AM125];[.AN125]))">
            <text:p/>
          </table:table-cell>
          <table:table-cell table:style-name="ce7" table:formula="of:=IF(ISBLANK([.AN23]);&quot;&quot;;[.AN23]+MAX([.AN125];[.AO125]))">
            <text:p/>
          </table:table-cell>
          <table:table-cell table:style-name="ce7" table:formula="of:=IF(ISBLANK([.AO23]);&quot;&quot;;[.AO23]+MAX([.AO125];[.AP125]))">
            <text:p/>
          </table:table-cell>
          <table:table-cell table:style-name="ce7" table:formula="of:=IF(ISBLANK([.AP23]);&quot;&quot;;[.AP23]+MAX([.AP125];[.AQ125]))">
            <text:p/>
          </table:table-cell>
          <table:table-cell table:style-name="ce7" table:formula="of:=IF(ISBLANK([.AQ23]);&quot;&quot;;[.AQ23]+MAX([.AQ125];[.AR125]))">
            <text:p/>
          </table:table-cell>
          <table:table-cell table:style-name="ce7" table:formula="of:=IF(ISBLANK([.AR23]);&quot;&quot;;[.AR23]+MAX([.AR125];[.AS125]))">
            <text:p/>
          </table:table-cell>
          <table:table-cell table:style-name="ce7" table:formula="of:=IF(ISBLANK([.AS23]);&quot;&quot;;[.AS23]+MAX([.AS125];[.AT125]))">
            <text:p/>
          </table:table-cell>
          <table:table-cell table:style-name="ce7" table:formula="of:=IF(ISBLANK([.AT23]);&quot;&quot;;[.AT23]+MAX([.AT125];[.AU125]))">
            <text:p/>
          </table:table-cell>
          <table:table-cell table:style-name="ce7" table:formula="of:=IF(ISBLANK([.AU23]);&quot;&quot;;[.AU23]+MAX([.AU125];[.AV125]))">
            <text:p/>
          </table:table-cell>
          <table:table-cell table:style-name="ce7" table:formula="of:=IF(ISBLANK([.AV23]);&quot;&quot;;[.AV23]+MAX([.AV125];[.AW125]))">
            <text:p/>
          </table:table-cell>
          <table:table-cell table:style-name="ce7" table:formula="of:=IF(ISBLANK([.AW23]);&quot;&quot;;[.AW23]+MAX([.AW125];[.AX125]))">
            <text:p/>
          </table:table-cell>
          <table:table-cell table:style-name="ce7" table:formula="of:=IF(ISBLANK([.AX23]);&quot;&quot;;[.AX23]+MAX([.AX125];[.AY125]))">
            <text:p/>
          </table:table-cell>
          <table:table-cell table:style-name="ce7" table:formula="of:=IF(ISBLANK([.AY23]);&quot;&quot;;[.AY23]+MAX([.AY125];[.AZ125]))">
            <text:p/>
          </table:table-cell>
          <table:table-cell table:style-name="ce7" table:formula="of:=IF(ISBLANK([.AZ23]);&quot;&quot;;[.AZ23]+MAX([.AZ125];[.BA125]))">
            <text:p/>
          </table:table-cell>
          <table:table-cell table:style-name="ce7" table:formula="of:=IF(ISBLANK([.BA23]);&quot;&quot;;[.BA23]+MAX([.BA125];[.BB125]))">
            <text:p/>
          </table:table-cell>
          <table:table-cell table:style-name="ce7" table:formula="of:=IF(ISBLANK([.BB23]);&quot;&quot;;[.BB23]+MAX([.BB125];[.BC125]))">
            <text:p/>
          </table:table-cell>
          <table:table-cell table:style-name="ce7" table:formula="of:=IF(ISBLANK([.BC23]);&quot;&quot;;[.BC23]+MAX([.BC125];[.BD125]))">
            <text:p/>
          </table:table-cell>
          <table:table-cell table:style-name="ce7" table:formula="of:=IF(ISBLANK([.BD23]);&quot;&quot;;[.BD23]+MAX([.BD125];[.BE125]))">
            <text:p/>
          </table:table-cell>
          <table:table-cell table:style-name="ce7" table:formula="of:=IF(ISBLANK([.BE23]);&quot;&quot;;[.BE23]+MAX([.BE125];[.BF125]))">
            <text:p/>
          </table:table-cell>
          <table:table-cell table:style-name="ce7" table:formula="of:=IF(ISBLANK([.BF23]);&quot;&quot;;[.BF23]+MAX([.BF125];[.BG125]))">
            <text:p/>
          </table:table-cell>
          <table:table-cell table:style-name="ce7" table:formula="of:=IF(ISBLANK([.BG23]);&quot;&quot;;[.BG23]+MAX([.BG125];[.BH125]))">
            <text:p/>
          </table:table-cell>
          <table:table-cell table:style-name="ce7" table:formula="of:=IF(ISBLANK([.BH23]);&quot;&quot;;[.BH23]+MAX([.BH125];[.BI125]))">
            <text:p/>
          </table:table-cell>
          <table:table-cell table:style-name="ce7" table:formula="of:=IF(ISBLANK([.BI23]);&quot;&quot;;[.BI23]+MAX([.BI125];[.BJ125]))">
            <text:p/>
          </table:table-cell>
          <table:table-cell table:style-name="ce7" table:formula="of:=IF(ISBLANK([.BJ23]);&quot;&quot;;[.BJ23]+MAX([.BJ125];[.BK125]))">
            <text:p/>
          </table:table-cell>
          <table:table-cell table:style-name="ce7" table:formula="of:=IF(ISBLANK([.BK23]);&quot;&quot;;[.BK23]+MAX([.BK125];[.BL125]))">
            <text:p/>
          </table:table-cell>
          <table:table-cell table:style-name="ce7" table:formula="of:=IF(ISBLANK([.BL23]);&quot;&quot;;[.BL23]+MAX([.BL125];[.BM125]))">
            <text:p/>
          </table:table-cell>
          <table:table-cell table:style-name="ce7" table:formula="of:=IF(ISBLANK([.BM23]);&quot;&quot;;[.BM23]+MAX([.BM125];[.BN125]))">
            <text:p/>
          </table:table-cell>
          <table:table-cell table:style-name="ce7" table:formula="of:=IF(ISBLANK([.BN23]);&quot;&quot;;[.BN23]+MAX([.BN125];[.BO125]))">
            <text:p/>
          </table:table-cell>
          <table:table-cell table:style-name="ce7" table:formula="of:=IF(ISBLANK([.BO23]);&quot;&quot;;[.BO23]+MAX([.BO125];[.BP125]))">
            <text:p/>
          </table:table-cell>
          <table:table-cell table:style-name="ce7" table:formula="of:=IF(ISBLANK([.BP23]);&quot;&quot;;[.BP23]+MAX([.BP125];[.BQ125]))">
            <text:p/>
          </table:table-cell>
          <table:table-cell table:style-name="ce7" table:formula="of:=IF(ISBLANK([.BQ23]);&quot;&quot;;[.BQ23]+MAX([.BQ125];[.BR125]))">
            <text:p/>
          </table:table-cell>
          <table:table-cell table:style-name="ce7" table:formula="of:=IF(ISBLANK([.BR23]);&quot;&quot;;[.BR23]+MAX([.BR125];[.BS125]))">
            <text:p/>
          </table:table-cell>
          <table:table-cell table:style-name="ce7" table:formula="of:=IF(ISBLANK([.BS23]);&quot;&quot;;[.BS23]+MAX([.BS125];[.BT125]))">
            <text:p/>
          </table:table-cell>
          <table:table-cell table:style-name="ce7" table:formula="of:=IF(ISBLANK([.BT23]);&quot;&quot;;[.BT23]+MAX([.BT125];[.BU125]))">
            <text:p/>
          </table:table-cell>
          <table:table-cell table:style-name="ce7" table:formula="of:=IF(ISBLANK([.BU23]);&quot;&quot;;[.BU23]+MAX([.BU125];[.BV125]))">
            <text:p/>
          </table:table-cell>
          <table:table-cell table:style-name="ce7" table:formula="of:=IF(ISBLANK([.BV23]);&quot;&quot;;[.BV23]+MAX([.BV125];[.BW125]))">
            <text:p/>
          </table:table-cell>
          <table:table-cell table:style-name="ce7" table:formula="of:=IF(ISBLANK([.BW23]);&quot;&quot;;[.BW23]+MAX([.BW125];[.BX125]))">
            <text:p/>
          </table:table-cell>
          <table:table-cell table:style-name="ce7" table:formula="of:=IF(ISBLANK([.BX23]);&quot;&quot;;[.BX23]+MAX([.BX125];[.BY125]))">
            <text:p/>
          </table:table-cell>
          <table:table-cell table:style-name="ce7" table:formula="of:=IF(ISBLANK([.BY23]);&quot;&quot;;[.BY23]+MAX([.BY125];[.BZ125]))">
            <text:p/>
          </table:table-cell>
          <table:table-cell table:style-name="ce7" table:formula="of:=IF(ISBLANK([.BZ23]);&quot;&quot;;[.BZ23]+MAX([.BZ125];[.CA125]))">
            <text:p/>
          </table:table-cell>
          <table:table-cell table:style-name="ce7" table:formula="of:=IF(ISBLANK([.CA23]);&quot;&quot;;[.CA23]+MAX([.CA125];[.CB125]))">
            <text:p/>
          </table:table-cell>
          <table:table-cell table:style-name="ce7" table:formula="of:=IF(ISBLANK([.CB23]);&quot;&quot;;[.CB23]+MAX([.CB125];[.CC125]))">
            <text:p/>
          </table:table-cell>
          <table:table-cell table:style-name="ce7" table:formula="of:=IF(ISBLANK([.CC23]);&quot;&quot;;[.CC23]+MAX([.CC125];[.CD125]))">
            <text:p/>
          </table:table-cell>
          <table:table-cell table:style-name="ce7" table:formula="of:=IF(ISBLANK([.CD23]);&quot;&quot;;[.CD23]+MAX([.CD125];[.CE125]))">
            <text:p/>
          </table:table-cell>
          <table:table-cell table:style-name="ce7" table:formula="of:=IF(ISBLANK([.CE23]);&quot;&quot;;[.CE23]+MAX([.CE125];[.CF125]))">
            <text:p/>
          </table:table-cell>
          <table:table-cell table:style-name="ce7" table:formula="of:=IF(ISBLANK([.CF23]);&quot;&quot;;[.CF23]+MAX([.CF125];[.CG125]))">
            <text:p/>
          </table:table-cell>
          <table:table-cell table:style-name="ce7" table:formula="of:=IF(ISBLANK([.CG23]);&quot;&quot;;[.CG23]+MAX([.CG125];[.CH125]))">
            <text:p/>
          </table:table-cell>
          <table:table-cell table:style-name="ce7" table:formula="of:=IF(ISBLANK([.CH23]);&quot;&quot;;[.CH23]+MAX([.CH125];[.CI125]))">
            <text:p/>
          </table:table-cell>
          <table:table-cell table:style-name="ce7" table:formula="of:=IF(ISBLANK([.CI23]);&quot;&quot;;[.CI23]+MAX([.CI125];[.CJ125]))">
            <text:p/>
          </table:table-cell>
          <table:table-cell table:style-name="ce7" table:formula="of:=IF(ISBLANK([.CJ23]);&quot;&quot;;[.CJ23]+MAX([.CJ125];[.CK125]))">
            <text:p/>
          </table:table-cell>
          <table:table-cell table:style-name="ce7" table:formula="of:=IF(ISBLANK([.CK23]);&quot;&quot;;[.CK23]+MAX([.CK125];[.CL125]))">
            <text:p/>
          </table:table-cell>
          <table:table-cell table:style-name="ce7" table:formula="of:=IF(ISBLANK([.CL23]);&quot;&quot;;[.CL23]+MAX([.CL125];[.CM125]))">
            <text:p/>
          </table:table-cell>
          <table:table-cell table:style-name="ce7" table:formula="of:=IF(ISBLANK([.CM23]);&quot;&quot;;[.CM23]+MAX([.CM125];[.CN125]))">
            <text:p/>
          </table:table-cell>
          <table:table-cell table:style-name="ce7" table:formula="of:=IF(ISBLANK([.CN23]);&quot;&quot;;[.CN23]+MAX([.CN125];[.CO125]))">
            <text:p/>
          </table:table-cell>
          <table:table-cell table:style-name="ce7" table:formula="of:=IF(ISBLANK([.CO23]);&quot;&quot;;[.CO23]+MAX([.CO125];[.CP125]))">
            <text:p/>
          </table:table-cell>
          <table:table-cell table:style-name="ce7" table:formula="of:=IF(ISBLANK([.CP23]);&quot;&quot;;[.CP23]+MAX([.CP125];[.CQ125]))">
            <text:p/>
          </table:table-cell>
          <table:table-cell table:style-name="ce7" table:formula="of:=IF(ISBLANK([.CQ23]);&quot;&quot;;[.CQ23]+MAX([.CQ125];[.CR125]))">
            <text:p/>
          </table:table-cell>
          <table:table-cell table:style-name="ce7" table:formula="of:=IF(ISBLANK([.CR23]);&quot;&quot;;[.CR23]+MAX([.CR125];[.CS125]))">
            <text:p/>
          </table:table-cell>
          <table:table-cell table:style-name="ce7" table:formula="of:=IF(ISBLANK([.CS23]);&quot;&quot;;[.CS23]+MAX([.CS125];[.CT125]))">
            <text:p/>
          </table:table-cell>
          <table:table-cell table:style-name="ce7" table:formula="of:=IF(ISBLANK([.CT23]);&quot;&quot;;[.CT23]+MAX([.CT125];[.CU125]))">
            <text:p/>
          </table:table-cell>
          <table:table-cell table:style-name="ce7" table:formula="of:=IF(ISBLANK([.CU23]);&quot;&quot;;[.CU23]+MAX([.CU125];[.CV125]))">
            <text:p/>
          </table:table-cell>
          <table:table-cell table:formula="of:=IF(ISBLANK([.CV23]);&quot;&quot;;[.CV23]+MAX([.CV125];[.CW125]))">
            <text:p/>
          </table:table-cell>
        </table:table-row>
        <table:table-row table:style-name="ro1">
          <table:table-cell table:formula="of:=IF(ISBLANK([.A24]);&quot;&quot;;[.A24]+MAX([.A126];[.B126]))" office:value-type="float" office:value="5570" calcext:value-type="float">
            <text:p>5570</text:p>
          </table:table-cell>
          <table:table-cell table:style-name="ce7" table:formula="of:=IF(ISBLANK([.B24]);&quot;&quot;;[.B24]+MAX([.B126];[.C126]))" office:value-type="float" office:value="5584" calcext:value-type="float">
            <text:p>5584</text:p>
          </table:table-cell>
          <table:table-cell table:style-name="ce7" table:formula="of:=IF(ISBLANK([.C24]);&quot;&quot;;[.C24]+MAX([.C126];[.D126]))" office:value-type="float" office:value="5688" calcext:value-type="float">
            <text:p>5688</text:p>
          </table:table-cell>
          <table:table-cell table:style-name="ce7" table:formula="of:=IF(ISBLANK([.D24]);&quot;&quot;;[.D24]+MAX([.D126];[.E126]))" office:value-type="float" office:value="5658" calcext:value-type="float">
            <text:p>5658</text:p>
          </table:table-cell>
          <table:table-cell table:style-name="ce7" table:formula="of:=IF(ISBLANK([.E24]);&quot;&quot;;[.E24]+MAX([.E126];[.F126]))" office:value-type="float" office:value="5642" calcext:value-type="float">
            <text:p>5642</text:p>
          </table:table-cell>
          <table:table-cell table:style-name="ce7" table:formula="of:=IF(ISBLANK([.F24]);&quot;&quot;;[.F24]+MAX([.F126];[.G126]))" office:value-type="float" office:value="5697" calcext:value-type="float">
            <text:p>5697</text:p>
          </table:table-cell>
          <table:table-cell table:style-name="ce7" table:formula="of:=IF(ISBLANK([.G24]);&quot;&quot;;[.G24]+MAX([.G126];[.H126]))" office:value-type="float" office:value="5706" calcext:value-type="float">
            <text:p>5706</text:p>
          </table:table-cell>
          <table:table-cell table:style-name="ce7" table:formula="of:=IF(ISBLANK([.H24]);&quot;&quot;;[.H24]+MAX([.H126];[.I126]))" office:value-type="float" office:value="5694" calcext:value-type="float">
            <text:p>5694</text:p>
          </table:table-cell>
          <table:table-cell table:style-name="ce7" table:formula="of:=IF(ISBLANK([.I24]);&quot;&quot;;[.I24]+MAX([.I126];[.J126]))" office:value-type="float" office:value="5654" calcext:value-type="float">
            <text:p>5654</text:p>
          </table:table-cell>
          <table:table-cell table:style-name="ce7" table:formula="of:=IF(ISBLANK([.J24]);&quot;&quot;;[.J24]+MAX([.J126];[.K126]))" office:value-type="float" office:value="5634" calcext:value-type="float">
            <text:p>5634</text:p>
          </table:table-cell>
          <table:table-cell table:style-name="ce7" table:formula="of:=IF(ISBLANK([.K24]);&quot;&quot;;[.K24]+MAX([.K126];[.L126]))" office:value-type="float" office:value="5501" calcext:value-type="float">
            <text:p>5501</text:p>
          </table:table-cell>
          <table:table-cell table:style-name="ce7" table:formula="of:=IF(ISBLANK([.L24]);&quot;&quot;;[.L24]+MAX([.L126];[.M126]))" office:value-type="float" office:value="5515" calcext:value-type="float">
            <text:p>5515</text:p>
          </table:table-cell>
          <table:table-cell table:style-name="ce7" table:formula="of:=IF(ISBLANK([.M24]);&quot;&quot;;[.M24]+MAX([.M126];[.N126]))" office:value-type="float" office:value="5582" calcext:value-type="float">
            <text:p>5582</text:p>
          </table:table-cell>
          <table:table-cell table:style-name="ce7" table:formula="of:=IF(ISBLANK([.N24]);&quot;&quot;;[.N24]+MAX([.N126];[.O126]))" office:value-type="float" office:value="5683" calcext:value-type="float">
            <text:p>5683</text:p>
          </table:table-cell>
          <table:table-cell table:style-name="ce7" table:formula="of:=IF(ISBLANK([.O24]);&quot;&quot;;[.O24]+MAX([.O126];[.P126]))" office:value-type="float" office:value="5676" calcext:value-type="float">
            <text:p>5676</text:p>
          </table:table-cell>
          <table:table-cell table:style-name="ce7" table:formula="of:=IF(ISBLANK([.P24]);&quot;&quot;;[.P24]+MAX([.P126];[.Q126]))" office:value-type="float" office:value="5658" calcext:value-type="float">
            <text:p>5658</text:p>
          </table:table-cell>
          <table:table-cell table:style-name="ce7" table:formula="of:=IF(ISBLANK([.Q24]);&quot;&quot;;[.Q24]+MAX([.Q126];[.R126]))" office:value-type="float" office:value="5744" calcext:value-type="float">
            <text:p>5744</text:p>
          </table:table-cell>
          <table:table-cell table:style-name="ce7" table:formula="of:=IF(ISBLANK([.R24]);&quot;&quot;;[.R24]+MAX([.R126];[.S126]))" office:value-type="float" office:value="5740" calcext:value-type="float">
            <text:p>5740</text:p>
          </table:table-cell>
          <table:table-cell table:style-name="ce7" table:formula="of:=IF(ISBLANK([.S24]);&quot;&quot;;[.S24]+MAX([.S126];[.T126]))" office:value-type="float" office:value="5674" calcext:value-type="float">
            <text:p>5674</text:p>
          </table:table-cell>
          <table:table-cell table:style-name="ce7" table:formula="of:=IF(ISBLANK([.T24]);&quot;&quot;;[.T24]+MAX([.T126];[.U126]))" office:value-type="float" office:value="5749" calcext:value-type="float">
            <text:p>5749</text:p>
          </table:table-cell>
          <table:table-cell table:style-name="ce7" table:formula="of:=IF(ISBLANK([.U24]);&quot;&quot;;[.U24]+MAX([.U126];[.V126]))" office:value-type="float" office:value="5615" calcext:value-type="float">
            <text:p>5615</text:p>
          </table:table-cell>
          <table:table-cell table:style-name="ce7" table:formula="of:=IF(ISBLANK([.V24]);&quot;&quot;;[.V24]+MAX([.V126];[.W126]))" office:value-type="float" office:value="5612" calcext:value-type="float">
            <text:p>5612</text:p>
          </table:table-cell>
          <table:table-cell table:style-name="ce7" table:formula="of:=IF(ISBLANK([.W24]);&quot;&quot;;[.W24]+MAX([.W126];[.X126]))" office:value-type="float" office:value="5537" calcext:value-type="float">
            <text:p>5537</text:p>
          </table:table-cell>
          <table:table-cell table:style-name="ce7" table:formula="of:=IF(ISBLANK([.X24]);&quot;&quot;;[.X24]+MAX([.X126];[.Y126]))">
            <text:p/>
          </table:table-cell>
          <table:table-cell table:style-name="ce7" table:formula="of:=IF(ISBLANK([.Y24]);&quot;&quot;;[.Y24]+MAX([.Y126];[.Z126]))">
            <text:p/>
          </table:table-cell>
          <table:table-cell table:style-name="ce7" table:formula="of:=IF(ISBLANK([.Z24]);&quot;&quot;;[.Z24]+MAX([.Z126];[.AA126]))">
            <text:p/>
          </table:table-cell>
          <table:table-cell table:style-name="ce7" table:formula="of:=IF(ISBLANK([.AA24]);&quot;&quot;;[.AA24]+MAX([.AA126];[.AB126]))">
            <text:p/>
          </table:table-cell>
          <table:table-cell table:style-name="ce7" table:formula="of:=IF(ISBLANK([.AB24]);&quot;&quot;;[.AB24]+MAX([.AB126];[.AC126]))">
            <text:p/>
          </table:table-cell>
          <table:table-cell table:style-name="ce7" table:formula="of:=IF(ISBLANK([.AC24]);&quot;&quot;;[.AC24]+MAX([.AC126];[.AD126]))">
            <text:p/>
          </table:table-cell>
          <table:table-cell table:style-name="ce7" table:formula="of:=IF(ISBLANK([.AD24]);&quot;&quot;;[.AD24]+MAX([.AD126];[.AE126]))">
            <text:p/>
          </table:table-cell>
          <table:table-cell table:style-name="ce7" table:formula="of:=IF(ISBLANK([.AE24]);&quot;&quot;;[.AE24]+MAX([.AE126];[.AF126]))">
            <text:p/>
          </table:table-cell>
          <table:table-cell table:style-name="ce7" table:formula="of:=IF(ISBLANK([.AF24]);&quot;&quot;;[.AF24]+MAX([.AF126];[.AG126]))">
            <text:p/>
          </table:table-cell>
          <table:table-cell table:style-name="ce7" table:formula="of:=IF(ISBLANK([.AG24]);&quot;&quot;;[.AG24]+MAX([.AG126];[.AH126]))">
            <text:p/>
          </table:table-cell>
          <table:table-cell table:style-name="ce7" table:formula="of:=IF(ISBLANK([.AH24]);&quot;&quot;;[.AH24]+MAX([.AH126];[.AI126]))">
            <text:p/>
          </table:table-cell>
          <table:table-cell table:style-name="ce7" table:formula="of:=IF(ISBLANK([.AI24]);&quot;&quot;;[.AI24]+MAX([.AI126];[.AJ126]))">
            <text:p/>
          </table:table-cell>
          <table:table-cell table:style-name="ce7" table:formula="of:=IF(ISBLANK([.AJ24]);&quot;&quot;;[.AJ24]+MAX([.AJ126];[.AK126]))">
            <text:p/>
          </table:table-cell>
          <table:table-cell table:style-name="ce7" table:formula="of:=IF(ISBLANK([.AK24]);&quot;&quot;;[.AK24]+MAX([.AK126];[.AL126]))">
            <text:p/>
          </table:table-cell>
          <table:table-cell table:style-name="ce7" table:formula="of:=IF(ISBLANK([.AL24]);&quot;&quot;;[.AL24]+MAX([.AL126];[.AM126]))">
            <text:p/>
          </table:table-cell>
          <table:table-cell table:style-name="ce7" table:formula="of:=IF(ISBLANK([.AM24]);&quot;&quot;;[.AM24]+MAX([.AM126];[.AN126]))">
            <text:p/>
          </table:table-cell>
          <table:table-cell table:style-name="ce7" table:formula="of:=IF(ISBLANK([.AN24]);&quot;&quot;;[.AN24]+MAX([.AN126];[.AO126]))">
            <text:p/>
          </table:table-cell>
          <table:table-cell table:style-name="ce7" table:formula="of:=IF(ISBLANK([.AO24]);&quot;&quot;;[.AO24]+MAX([.AO126];[.AP126]))">
            <text:p/>
          </table:table-cell>
          <table:table-cell table:style-name="ce7" table:formula="of:=IF(ISBLANK([.AP24]);&quot;&quot;;[.AP24]+MAX([.AP126];[.AQ126]))">
            <text:p/>
          </table:table-cell>
          <table:table-cell table:style-name="ce7" table:formula="of:=IF(ISBLANK([.AQ24]);&quot;&quot;;[.AQ24]+MAX([.AQ126];[.AR126]))">
            <text:p/>
          </table:table-cell>
          <table:table-cell table:style-name="ce7" table:formula="of:=IF(ISBLANK([.AR24]);&quot;&quot;;[.AR24]+MAX([.AR126];[.AS126]))">
            <text:p/>
          </table:table-cell>
          <table:table-cell table:style-name="ce7" table:formula="of:=IF(ISBLANK([.AS24]);&quot;&quot;;[.AS24]+MAX([.AS126];[.AT126]))">
            <text:p/>
          </table:table-cell>
          <table:table-cell table:style-name="ce7" table:formula="of:=IF(ISBLANK([.AT24]);&quot;&quot;;[.AT24]+MAX([.AT126];[.AU126]))">
            <text:p/>
          </table:table-cell>
          <table:table-cell table:style-name="ce7" table:formula="of:=IF(ISBLANK([.AU24]);&quot;&quot;;[.AU24]+MAX([.AU126];[.AV126]))">
            <text:p/>
          </table:table-cell>
          <table:table-cell table:style-name="ce7" table:formula="of:=IF(ISBLANK([.AV24]);&quot;&quot;;[.AV24]+MAX([.AV126];[.AW126]))">
            <text:p/>
          </table:table-cell>
          <table:table-cell table:style-name="ce7" table:formula="of:=IF(ISBLANK([.AW24]);&quot;&quot;;[.AW24]+MAX([.AW126];[.AX126]))">
            <text:p/>
          </table:table-cell>
          <table:table-cell table:style-name="ce7" table:formula="of:=IF(ISBLANK([.AX24]);&quot;&quot;;[.AX24]+MAX([.AX126];[.AY126]))">
            <text:p/>
          </table:table-cell>
          <table:table-cell table:style-name="ce7" table:formula="of:=IF(ISBLANK([.AY24]);&quot;&quot;;[.AY24]+MAX([.AY126];[.AZ126]))">
            <text:p/>
          </table:table-cell>
          <table:table-cell table:style-name="ce7" table:formula="of:=IF(ISBLANK([.AZ24]);&quot;&quot;;[.AZ24]+MAX([.AZ126];[.BA126]))">
            <text:p/>
          </table:table-cell>
          <table:table-cell table:style-name="ce7" table:formula="of:=IF(ISBLANK([.BA24]);&quot;&quot;;[.BA24]+MAX([.BA126];[.BB126]))">
            <text:p/>
          </table:table-cell>
          <table:table-cell table:style-name="ce7" table:formula="of:=IF(ISBLANK([.BB24]);&quot;&quot;;[.BB24]+MAX([.BB126];[.BC126]))">
            <text:p/>
          </table:table-cell>
          <table:table-cell table:style-name="ce7" table:formula="of:=IF(ISBLANK([.BC24]);&quot;&quot;;[.BC24]+MAX([.BC126];[.BD126]))">
            <text:p/>
          </table:table-cell>
          <table:table-cell table:style-name="ce7" table:formula="of:=IF(ISBLANK([.BD24]);&quot;&quot;;[.BD24]+MAX([.BD126];[.BE126]))">
            <text:p/>
          </table:table-cell>
          <table:table-cell table:style-name="ce7" table:formula="of:=IF(ISBLANK([.BE24]);&quot;&quot;;[.BE24]+MAX([.BE126];[.BF126]))">
            <text:p/>
          </table:table-cell>
          <table:table-cell table:style-name="ce7" table:formula="of:=IF(ISBLANK([.BF24]);&quot;&quot;;[.BF24]+MAX([.BF126];[.BG126]))">
            <text:p/>
          </table:table-cell>
          <table:table-cell table:style-name="ce7" table:formula="of:=IF(ISBLANK([.BG24]);&quot;&quot;;[.BG24]+MAX([.BG126];[.BH126]))">
            <text:p/>
          </table:table-cell>
          <table:table-cell table:style-name="ce7" table:formula="of:=IF(ISBLANK([.BH24]);&quot;&quot;;[.BH24]+MAX([.BH126];[.BI126]))">
            <text:p/>
          </table:table-cell>
          <table:table-cell table:style-name="ce7" table:formula="of:=IF(ISBLANK([.BI24]);&quot;&quot;;[.BI24]+MAX([.BI126];[.BJ126]))">
            <text:p/>
          </table:table-cell>
          <table:table-cell table:style-name="ce7" table:formula="of:=IF(ISBLANK([.BJ24]);&quot;&quot;;[.BJ24]+MAX([.BJ126];[.BK126]))">
            <text:p/>
          </table:table-cell>
          <table:table-cell table:style-name="ce7" table:formula="of:=IF(ISBLANK([.BK24]);&quot;&quot;;[.BK24]+MAX([.BK126];[.BL126]))">
            <text:p/>
          </table:table-cell>
          <table:table-cell table:style-name="ce7" table:formula="of:=IF(ISBLANK([.BL24]);&quot;&quot;;[.BL24]+MAX([.BL126];[.BM126]))">
            <text:p/>
          </table:table-cell>
          <table:table-cell table:style-name="ce7" table:formula="of:=IF(ISBLANK([.BM24]);&quot;&quot;;[.BM24]+MAX([.BM126];[.BN126]))">
            <text:p/>
          </table:table-cell>
          <table:table-cell table:style-name="ce7" table:formula="of:=IF(ISBLANK([.BN24]);&quot;&quot;;[.BN24]+MAX([.BN126];[.BO126]))">
            <text:p/>
          </table:table-cell>
          <table:table-cell table:style-name="ce7" table:formula="of:=IF(ISBLANK([.BO24]);&quot;&quot;;[.BO24]+MAX([.BO126];[.BP126]))">
            <text:p/>
          </table:table-cell>
          <table:table-cell table:style-name="ce7" table:formula="of:=IF(ISBLANK([.BP24]);&quot;&quot;;[.BP24]+MAX([.BP126];[.BQ126]))">
            <text:p/>
          </table:table-cell>
          <table:table-cell table:style-name="ce7" table:formula="of:=IF(ISBLANK([.BQ24]);&quot;&quot;;[.BQ24]+MAX([.BQ126];[.BR126]))">
            <text:p/>
          </table:table-cell>
          <table:table-cell table:style-name="ce7" table:formula="of:=IF(ISBLANK([.BR24]);&quot;&quot;;[.BR24]+MAX([.BR126];[.BS126]))">
            <text:p/>
          </table:table-cell>
          <table:table-cell table:style-name="ce7" table:formula="of:=IF(ISBLANK([.BS24]);&quot;&quot;;[.BS24]+MAX([.BS126];[.BT126]))">
            <text:p/>
          </table:table-cell>
          <table:table-cell table:style-name="ce7" table:formula="of:=IF(ISBLANK([.BT24]);&quot;&quot;;[.BT24]+MAX([.BT126];[.BU126]))">
            <text:p/>
          </table:table-cell>
          <table:table-cell table:style-name="ce7" table:formula="of:=IF(ISBLANK([.BU24]);&quot;&quot;;[.BU24]+MAX([.BU126];[.BV126]))">
            <text:p/>
          </table:table-cell>
          <table:table-cell table:style-name="ce7" table:formula="of:=IF(ISBLANK([.BV24]);&quot;&quot;;[.BV24]+MAX([.BV126];[.BW126]))">
            <text:p/>
          </table:table-cell>
          <table:table-cell table:style-name="ce7" table:formula="of:=IF(ISBLANK([.BW24]);&quot;&quot;;[.BW24]+MAX([.BW126];[.BX126]))">
            <text:p/>
          </table:table-cell>
          <table:table-cell table:style-name="ce7" table:formula="of:=IF(ISBLANK([.BX24]);&quot;&quot;;[.BX24]+MAX([.BX126];[.BY126]))">
            <text:p/>
          </table:table-cell>
          <table:table-cell table:style-name="ce7" table:formula="of:=IF(ISBLANK([.BY24]);&quot;&quot;;[.BY24]+MAX([.BY126];[.BZ126]))">
            <text:p/>
          </table:table-cell>
          <table:table-cell table:style-name="ce7" table:formula="of:=IF(ISBLANK([.BZ24]);&quot;&quot;;[.BZ24]+MAX([.BZ126];[.CA126]))">
            <text:p/>
          </table:table-cell>
          <table:table-cell table:style-name="ce7" table:formula="of:=IF(ISBLANK([.CA24]);&quot;&quot;;[.CA24]+MAX([.CA126];[.CB126]))">
            <text:p/>
          </table:table-cell>
          <table:table-cell table:style-name="ce7" table:formula="of:=IF(ISBLANK([.CB24]);&quot;&quot;;[.CB24]+MAX([.CB126];[.CC126]))">
            <text:p/>
          </table:table-cell>
          <table:table-cell table:style-name="ce7" table:formula="of:=IF(ISBLANK([.CC24]);&quot;&quot;;[.CC24]+MAX([.CC126];[.CD126]))">
            <text:p/>
          </table:table-cell>
          <table:table-cell table:style-name="ce7" table:formula="of:=IF(ISBLANK([.CD24]);&quot;&quot;;[.CD24]+MAX([.CD126];[.CE126]))">
            <text:p/>
          </table:table-cell>
          <table:table-cell table:style-name="ce7" table:formula="of:=IF(ISBLANK([.CE24]);&quot;&quot;;[.CE24]+MAX([.CE126];[.CF126]))">
            <text:p/>
          </table:table-cell>
          <table:table-cell table:style-name="ce7" table:formula="of:=IF(ISBLANK([.CF24]);&quot;&quot;;[.CF24]+MAX([.CF126];[.CG126]))">
            <text:p/>
          </table:table-cell>
          <table:table-cell table:style-name="ce7" table:formula="of:=IF(ISBLANK([.CG24]);&quot;&quot;;[.CG24]+MAX([.CG126];[.CH126]))">
            <text:p/>
          </table:table-cell>
          <table:table-cell table:style-name="ce7" table:formula="of:=IF(ISBLANK([.CH24]);&quot;&quot;;[.CH24]+MAX([.CH126];[.CI126]))">
            <text:p/>
          </table:table-cell>
          <table:table-cell table:style-name="ce7" table:formula="of:=IF(ISBLANK([.CI24]);&quot;&quot;;[.CI24]+MAX([.CI126];[.CJ126]))">
            <text:p/>
          </table:table-cell>
          <table:table-cell table:style-name="ce7" table:formula="of:=IF(ISBLANK([.CJ24]);&quot;&quot;;[.CJ24]+MAX([.CJ126];[.CK126]))">
            <text:p/>
          </table:table-cell>
          <table:table-cell table:style-name="ce7" table:formula="of:=IF(ISBLANK([.CK24]);&quot;&quot;;[.CK24]+MAX([.CK126];[.CL126]))">
            <text:p/>
          </table:table-cell>
          <table:table-cell table:style-name="ce7" table:formula="of:=IF(ISBLANK([.CL24]);&quot;&quot;;[.CL24]+MAX([.CL126];[.CM126]))">
            <text:p/>
          </table:table-cell>
          <table:table-cell table:style-name="ce7" table:formula="of:=IF(ISBLANK([.CM24]);&quot;&quot;;[.CM24]+MAX([.CM126];[.CN126]))">
            <text:p/>
          </table:table-cell>
          <table:table-cell table:style-name="ce7" table:formula="of:=IF(ISBLANK([.CN24]);&quot;&quot;;[.CN24]+MAX([.CN126];[.CO126]))">
            <text:p/>
          </table:table-cell>
          <table:table-cell table:style-name="ce7" table:formula="of:=IF(ISBLANK([.CO24]);&quot;&quot;;[.CO24]+MAX([.CO126];[.CP126]))">
            <text:p/>
          </table:table-cell>
          <table:table-cell table:style-name="ce7" table:formula="of:=IF(ISBLANK([.CP24]);&quot;&quot;;[.CP24]+MAX([.CP126];[.CQ126]))">
            <text:p/>
          </table:table-cell>
          <table:table-cell table:style-name="ce7" table:formula="of:=IF(ISBLANK([.CQ24]);&quot;&quot;;[.CQ24]+MAX([.CQ126];[.CR126]))">
            <text:p/>
          </table:table-cell>
          <table:table-cell table:style-name="ce7" table:formula="of:=IF(ISBLANK([.CR24]);&quot;&quot;;[.CR24]+MAX([.CR126];[.CS126]))">
            <text:p/>
          </table:table-cell>
          <table:table-cell table:style-name="ce7" table:formula="of:=IF(ISBLANK([.CS24]);&quot;&quot;;[.CS24]+MAX([.CS126];[.CT126]))">
            <text:p/>
          </table:table-cell>
          <table:table-cell table:style-name="ce7" table:formula="of:=IF(ISBLANK([.CT24]);&quot;&quot;;[.CT24]+MAX([.CT126];[.CU126]))">
            <text:p/>
          </table:table-cell>
          <table:table-cell table:style-name="ce7" table:formula="of:=IF(ISBLANK([.CU24]);&quot;&quot;;[.CU24]+MAX([.CU126];[.CV126]))">
            <text:p/>
          </table:table-cell>
          <table:table-cell table:formula="of:=IF(ISBLANK([.CV24]);&quot;&quot;;[.CV24]+MAX([.CV126];[.CW126]))">
            <text:p/>
          </table:table-cell>
        </table:table-row>
        <table:table-row table:style-name="ro1">
          <table:table-cell table:formula="of:=IF(ISBLANK([.A25]);&quot;&quot;;[.A25]+MAX([.A127];[.B127]))" office:value-type="float" office:value="5504" calcext:value-type="float">
            <text:p>5504</text:p>
          </table:table-cell>
          <table:table-cell table:style-name="ce7" table:formula="of:=IF(ISBLANK([.B25]);&quot;&quot;;[.B25]+MAX([.B127];[.C127]))" office:value-type="float" office:value="5492" calcext:value-type="float">
            <text:p>5492</text:p>
          </table:table-cell>
          <table:table-cell table:style-name="ce7" table:formula="of:=IF(ISBLANK([.C25]);&quot;&quot;;[.C25]+MAX([.C127];[.D127]))" office:value-type="float" office:value="5527" calcext:value-type="float">
            <text:p>5527</text:p>
          </table:table-cell>
          <table:table-cell table:style-name="ce7" table:formula="of:=IF(ISBLANK([.D25]);&quot;&quot;;[.D25]+MAX([.D127];[.E127]))" office:value-type="float" office:value="5601" calcext:value-type="float">
            <text:p>5601</text:p>
          </table:table-cell>
          <table:table-cell table:style-name="ce7" table:formula="of:=IF(ISBLANK([.E25]);&quot;&quot;;[.E25]+MAX([.E127];[.F127]))" office:value-type="float" office:value="5550" calcext:value-type="float">
            <text:p>5550</text:p>
          </table:table-cell>
          <table:table-cell table:style-name="ce7" table:formula="of:=IF(ISBLANK([.F25]);&quot;&quot;;[.F25]+MAX([.F127];[.G127]))" office:value-type="float" office:value="5581" calcext:value-type="float">
            <text:p>5581</text:p>
          </table:table-cell>
          <table:table-cell table:style-name="ce7" table:formula="of:=IF(ISBLANK([.G25]);&quot;&quot;;[.G25]+MAX([.G127];[.H127]))" office:value-type="float" office:value="5669" calcext:value-type="float">
            <text:p>5669</text:p>
          </table:table-cell>
          <table:table-cell table:style-name="ce7" table:formula="of:=IF(ISBLANK([.H25]);&quot;&quot;;[.H25]+MAX([.H127];[.I127]))" office:value-type="float" office:value="5643" calcext:value-type="float">
            <text:p>5643</text:p>
          </table:table-cell>
          <table:table-cell table:style-name="ce7" table:formula="of:=IF(ISBLANK([.I25]);&quot;&quot;;[.I25]+MAX([.I127];[.J127]))" office:value-type="float" office:value="5570" calcext:value-type="float">
            <text:p>5570</text:p>
          </table:table-cell>
          <table:table-cell table:style-name="ce7" table:formula="of:=IF(ISBLANK([.J25]);&quot;&quot;;[.J25]+MAX([.J127];[.K127]))" office:value-type="float" office:value="5561" calcext:value-type="float">
            <text:p>5561</text:p>
          </table:table-cell>
          <table:table-cell table:style-name="ce7" table:formula="of:=IF(ISBLANK([.K25]);&quot;&quot;;[.K25]+MAX([.K127];[.L127]))" office:value-type="float" office:value="5422" calcext:value-type="float">
            <text:p>5422</text:p>
          </table:table-cell>
          <table:table-cell table:style-name="ce7" table:formula="of:=IF(ISBLANK([.L25]);&quot;&quot;;[.L25]+MAX([.L127];[.M127]))" office:value-type="float" office:value="5401" calcext:value-type="float">
            <text:p>5401</text:p>
          </table:table-cell>
          <table:table-cell table:style-name="ce7" table:formula="of:=IF(ISBLANK([.M25]);&quot;&quot;;[.M25]+MAX([.M127];[.N127]))" office:value-type="float" office:value="5500" calcext:value-type="float">
            <text:p>5500</text:p>
          </table:table-cell>
          <table:table-cell table:style-name="ce7" table:formula="of:=IF(ISBLANK([.N25]);&quot;&quot;;[.N25]+MAX([.N127];[.O127]))" office:value-type="float" office:value="5543" calcext:value-type="float">
            <text:p>5543</text:p>
          </table:table-cell>
          <table:table-cell table:style-name="ce7" table:formula="of:=IF(ISBLANK([.O25]);&quot;&quot;;[.O25]+MAX([.O127];[.P127]))" office:value-type="float" office:value="5588" calcext:value-type="float">
            <text:p>5588</text:p>
          </table:table-cell>
          <table:table-cell table:style-name="ce7" table:formula="of:=IF(ISBLANK([.P25]);&quot;&quot;;[.P25]+MAX([.P127];[.Q127]))" office:value-type="float" office:value="5543" calcext:value-type="float">
            <text:p>5543</text:p>
          </table:table-cell>
          <table:table-cell table:style-name="ce7" table:formula="of:=IF(ISBLANK([.Q25]);&quot;&quot;;[.Q25]+MAX([.Q127];[.R127]))" office:value-type="float" office:value="5571" calcext:value-type="float">
            <text:p>5571</text:p>
          </table:table-cell>
          <table:table-cell table:style-name="ce7" table:formula="of:=IF(ISBLANK([.R25]);&quot;&quot;;[.R25]+MAX([.R127];[.S127]))" office:value-type="float" office:value="5701" calcext:value-type="float">
            <text:p>5701</text:p>
          </table:table-cell>
          <table:table-cell table:style-name="ce7" table:formula="of:=IF(ISBLANK([.S25]);&quot;&quot;;[.S25]+MAX([.S127];[.T127]))" office:value-type="float" office:value="5633" calcext:value-type="float">
            <text:p>5633</text:p>
          </table:table-cell>
          <table:table-cell table:style-name="ce7" table:formula="of:=IF(ISBLANK([.T25]);&quot;&quot;;[.T25]+MAX([.T127];[.U127]))" office:value-type="float" office:value="5663" calcext:value-type="float">
            <text:p>5663</text:p>
          </table:table-cell>
          <table:table-cell table:style-name="ce7" table:formula="of:=IF(ISBLANK([.U25]);&quot;&quot;;[.U25]+MAX([.U127];[.V127]))" office:value-type="float" office:value="5506" calcext:value-type="float">
            <text:p>5506</text:p>
          </table:table-cell>
          <table:table-cell table:style-name="ce7" table:formula="of:=IF(ISBLANK([.V25]);&quot;&quot;;[.V25]+MAX([.V127];[.W127]))" office:value-type="float" office:value="5538" calcext:value-type="float">
            <text:p>5538</text:p>
          </table:table-cell>
          <table:table-cell table:style-name="ce7" table:formula="of:=IF(ISBLANK([.W25]);&quot;&quot;;[.W25]+MAX([.W127];[.X127]))" office:value-type="float" office:value="5519" calcext:value-type="float">
            <text:p>5519</text:p>
          </table:table-cell>
          <table:table-cell table:style-name="ce7" table:formula="of:=IF(ISBLANK([.X25]);&quot;&quot;;[.X25]+MAX([.X127];[.Y127]))" office:value-type="float" office:value="5493" calcext:value-type="float">
            <text:p>5493</text:p>
          </table:table-cell>
          <table:table-cell table:style-name="ce7" table:formula="of:=IF(ISBLANK([.Y25]);&quot;&quot;;[.Y25]+MAX([.Y127];[.Z127]))">
            <text:p/>
          </table:table-cell>
          <table:table-cell table:style-name="ce7" table:formula="of:=IF(ISBLANK([.Z25]);&quot;&quot;;[.Z25]+MAX([.Z127];[.AA127]))">
            <text:p/>
          </table:table-cell>
          <table:table-cell table:style-name="ce7" table:formula="of:=IF(ISBLANK([.AA25]);&quot;&quot;;[.AA25]+MAX([.AA127];[.AB127]))">
            <text:p/>
          </table:table-cell>
          <table:table-cell table:style-name="ce7" table:formula="of:=IF(ISBLANK([.AB25]);&quot;&quot;;[.AB25]+MAX([.AB127];[.AC127]))">
            <text:p/>
          </table:table-cell>
          <table:table-cell table:style-name="ce7" table:formula="of:=IF(ISBLANK([.AC25]);&quot;&quot;;[.AC25]+MAX([.AC127];[.AD127]))">
            <text:p/>
          </table:table-cell>
          <table:table-cell table:style-name="ce7" table:formula="of:=IF(ISBLANK([.AD25]);&quot;&quot;;[.AD25]+MAX([.AD127];[.AE127]))">
            <text:p/>
          </table:table-cell>
          <table:table-cell table:style-name="ce7" table:formula="of:=IF(ISBLANK([.AE25]);&quot;&quot;;[.AE25]+MAX([.AE127];[.AF127]))">
            <text:p/>
          </table:table-cell>
          <table:table-cell table:style-name="ce7" table:formula="of:=IF(ISBLANK([.AF25]);&quot;&quot;;[.AF25]+MAX([.AF127];[.AG127]))">
            <text:p/>
          </table:table-cell>
          <table:table-cell table:style-name="ce7" table:formula="of:=IF(ISBLANK([.AG25]);&quot;&quot;;[.AG25]+MAX([.AG127];[.AH127]))">
            <text:p/>
          </table:table-cell>
          <table:table-cell table:style-name="ce7" table:formula="of:=IF(ISBLANK([.AH25]);&quot;&quot;;[.AH25]+MAX([.AH127];[.AI127]))">
            <text:p/>
          </table:table-cell>
          <table:table-cell table:style-name="ce7" table:formula="of:=IF(ISBLANK([.AI25]);&quot;&quot;;[.AI25]+MAX([.AI127];[.AJ127]))">
            <text:p/>
          </table:table-cell>
          <table:table-cell table:style-name="ce7" table:formula="of:=IF(ISBLANK([.AJ25]);&quot;&quot;;[.AJ25]+MAX([.AJ127];[.AK127]))">
            <text:p/>
          </table:table-cell>
          <table:table-cell table:style-name="ce7" table:formula="of:=IF(ISBLANK([.AK25]);&quot;&quot;;[.AK25]+MAX([.AK127];[.AL127]))">
            <text:p/>
          </table:table-cell>
          <table:table-cell table:style-name="ce7" table:formula="of:=IF(ISBLANK([.AL25]);&quot;&quot;;[.AL25]+MAX([.AL127];[.AM127]))">
            <text:p/>
          </table:table-cell>
          <table:table-cell table:style-name="ce7" table:formula="of:=IF(ISBLANK([.AM25]);&quot;&quot;;[.AM25]+MAX([.AM127];[.AN127]))">
            <text:p/>
          </table:table-cell>
          <table:table-cell table:style-name="ce7" table:formula="of:=IF(ISBLANK([.AN25]);&quot;&quot;;[.AN25]+MAX([.AN127];[.AO127]))">
            <text:p/>
          </table:table-cell>
          <table:table-cell table:style-name="ce7" table:formula="of:=IF(ISBLANK([.AO25]);&quot;&quot;;[.AO25]+MAX([.AO127];[.AP127]))">
            <text:p/>
          </table:table-cell>
          <table:table-cell table:style-name="ce7" table:formula="of:=IF(ISBLANK([.AP25]);&quot;&quot;;[.AP25]+MAX([.AP127];[.AQ127]))">
            <text:p/>
          </table:table-cell>
          <table:table-cell table:style-name="ce7" table:formula="of:=IF(ISBLANK([.AQ25]);&quot;&quot;;[.AQ25]+MAX([.AQ127];[.AR127]))">
            <text:p/>
          </table:table-cell>
          <table:table-cell table:style-name="ce7" table:formula="of:=IF(ISBLANK([.AR25]);&quot;&quot;;[.AR25]+MAX([.AR127];[.AS127]))">
            <text:p/>
          </table:table-cell>
          <table:table-cell table:style-name="ce7" table:formula="of:=IF(ISBLANK([.AS25]);&quot;&quot;;[.AS25]+MAX([.AS127];[.AT127]))">
            <text:p/>
          </table:table-cell>
          <table:table-cell table:style-name="ce7" table:formula="of:=IF(ISBLANK([.AT25]);&quot;&quot;;[.AT25]+MAX([.AT127];[.AU127]))">
            <text:p/>
          </table:table-cell>
          <table:table-cell table:style-name="ce7" table:formula="of:=IF(ISBLANK([.AU25]);&quot;&quot;;[.AU25]+MAX([.AU127];[.AV127]))">
            <text:p/>
          </table:table-cell>
          <table:table-cell table:style-name="ce7" table:formula="of:=IF(ISBLANK([.AV25]);&quot;&quot;;[.AV25]+MAX([.AV127];[.AW127]))">
            <text:p/>
          </table:table-cell>
          <table:table-cell table:style-name="ce7" table:formula="of:=IF(ISBLANK([.AW25]);&quot;&quot;;[.AW25]+MAX([.AW127];[.AX127]))">
            <text:p/>
          </table:table-cell>
          <table:table-cell table:style-name="ce7" table:formula="of:=IF(ISBLANK([.AX25]);&quot;&quot;;[.AX25]+MAX([.AX127];[.AY127]))">
            <text:p/>
          </table:table-cell>
          <table:table-cell table:style-name="ce7" table:formula="of:=IF(ISBLANK([.AY25]);&quot;&quot;;[.AY25]+MAX([.AY127];[.AZ127]))">
            <text:p/>
          </table:table-cell>
          <table:table-cell table:style-name="ce7" table:formula="of:=IF(ISBLANK([.AZ25]);&quot;&quot;;[.AZ25]+MAX([.AZ127];[.BA127]))">
            <text:p/>
          </table:table-cell>
          <table:table-cell table:style-name="ce7" table:formula="of:=IF(ISBLANK([.BA25]);&quot;&quot;;[.BA25]+MAX([.BA127];[.BB127]))">
            <text:p/>
          </table:table-cell>
          <table:table-cell table:style-name="ce7" table:formula="of:=IF(ISBLANK([.BB25]);&quot;&quot;;[.BB25]+MAX([.BB127];[.BC127]))">
            <text:p/>
          </table:table-cell>
          <table:table-cell table:style-name="ce7" table:formula="of:=IF(ISBLANK([.BC25]);&quot;&quot;;[.BC25]+MAX([.BC127];[.BD127]))">
            <text:p/>
          </table:table-cell>
          <table:table-cell table:style-name="ce7" table:formula="of:=IF(ISBLANK([.BD25]);&quot;&quot;;[.BD25]+MAX([.BD127];[.BE127]))">
            <text:p/>
          </table:table-cell>
          <table:table-cell table:style-name="ce7" table:formula="of:=IF(ISBLANK([.BE25]);&quot;&quot;;[.BE25]+MAX([.BE127];[.BF127]))">
            <text:p/>
          </table:table-cell>
          <table:table-cell table:style-name="ce7" table:formula="of:=IF(ISBLANK([.BF25]);&quot;&quot;;[.BF25]+MAX([.BF127];[.BG127]))">
            <text:p/>
          </table:table-cell>
          <table:table-cell table:style-name="ce7" table:formula="of:=IF(ISBLANK([.BG25]);&quot;&quot;;[.BG25]+MAX([.BG127];[.BH127]))">
            <text:p/>
          </table:table-cell>
          <table:table-cell table:style-name="ce7" table:formula="of:=IF(ISBLANK([.BH25]);&quot;&quot;;[.BH25]+MAX([.BH127];[.BI127]))">
            <text:p/>
          </table:table-cell>
          <table:table-cell table:style-name="ce7" table:formula="of:=IF(ISBLANK([.BI25]);&quot;&quot;;[.BI25]+MAX([.BI127];[.BJ127]))">
            <text:p/>
          </table:table-cell>
          <table:table-cell table:style-name="ce7" table:formula="of:=IF(ISBLANK([.BJ25]);&quot;&quot;;[.BJ25]+MAX([.BJ127];[.BK127]))">
            <text:p/>
          </table:table-cell>
          <table:table-cell table:style-name="ce7" table:formula="of:=IF(ISBLANK([.BK25]);&quot;&quot;;[.BK25]+MAX([.BK127];[.BL127]))">
            <text:p/>
          </table:table-cell>
          <table:table-cell table:style-name="ce7" table:formula="of:=IF(ISBLANK([.BL25]);&quot;&quot;;[.BL25]+MAX([.BL127];[.BM127]))">
            <text:p/>
          </table:table-cell>
          <table:table-cell table:style-name="ce7" table:formula="of:=IF(ISBLANK([.BM25]);&quot;&quot;;[.BM25]+MAX([.BM127];[.BN127]))">
            <text:p/>
          </table:table-cell>
          <table:table-cell table:style-name="ce7" table:formula="of:=IF(ISBLANK([.BN25]);&quot;&quot;;[.BN25]+MAX([.BN127];[.BO127]))">
            <text:p/>
          </table:table-cell>
          <table:table-cell table:style-name="ce7" table:formula="of:=IF(ISBLANK([.BO25]);&quot;&quot;;[.BO25]+MAX([.BO127];[.BP127]))">
            <text:p/>
          </table:table-cell>
          <table:table-cell table:style-name="ce7" table:formula="of:=IF(ISBLANK([.BP25]);&quot;&quot;;[.BP25]+MAX([.BP127];[.BQ127]))">
            <text:p/>
          </table:table-cell>
          <table:table-cell table:style-name="ce7" table:formula="of:=IF(ISBLANK([.BQ25]);&quot;&quot;;[.BQ25]+MAX([.BQ127];[.BR127]))">
            <text:p/>
          </table:table-cell>
          <table:table-cell table:style-name="ce7" table:formula="of:=IF(ISBLANK([.BR25]);&quot;&quot;;[.BR25]+MAX([.BR127];[.BS127]))">
            <text:p/>
          </table:table-cell>
          <table:table-cell table:style-name="ce7" table:formula="of:=IF(ISBLANK([.BS25]);&quot;&quot;;[.BS25]+MAX([.BS127];[.BT127]))">
            <text:p/>
          </table:table-cell>
          <table:table-cell table:style-name="ce7" table:formula="of:=IF(ISBLANK([.BT25]);&quot;&quot;;[.BT25]+MAX([.BT127];[.BU127]))">
            <text:p/>
          </table:table-cell>
          <table:table-cell table:style-name="ce7" table:formula="of:=IF(ISBLANK([.BU25]);&quot;&quot;;[.BU25]+MAX([.BU127];[.BV127]))">
            <text:p/>
          </table:table-cell>
          <table:table-cell table:style-name="ce7" table:formula="of:=IF(ISBLANK([.BV25]);&quot;&quot;;[.BV25]+MAX([.BV127];[.BW127]))">
            <text:p/>
          </table:table-cell>
          <table:table-cell table:style-name="ce7" table:formula="of:=IF(ISBLANK([.BW25]);&quot;&quot;;[.BW25]+MAX([.BW127];[.BX127]))">
            <text:p/>
          </table:table-cell>
          <table:table-cell table:style-name="ce7" table:formula="of:=IF(ISBLANK([.BX25]);&quot;&quot;;[.BX25]+MAX([.BX127];[.BY127]))">
            <text:p/>
          </table:table-cell>
          <table:table-cell table:style-name="ce7" table:formula="of:=IF(ISBLANK([.BY25]);&quot;&quot;;[.BY25]+MAX([.BY127];[.BZ127]))">
            <text:p/>
          </table:table-cell>
          <table:table-cell table:style-name="ce7" table:formula="of:=IF(ISBLANK([.BZ25]);&quot;&quot;;[.BZ25]+MAX([.BZ127];[.CA127]))">
            <text:p/>
          </table:table-cell>
          <table:table-cell table:style-name="ce7" table:formula="of:=IF(ISBLANK([.CA25]);&quot;&quot;;[.CA25]+MAX([.CA127];[.CB127]))">
            <text:p/>
          </table:table-cell>
          <table:table-cell table:style-name="ce7" table:formula="of:=IF(ISBLANK([.CB25]);&quot;&quot;;[.CB25]+MAX([.CB127];[.CC127]))">
            <text:p/>
          </table:table-cell>
          <table:table-cell table:style-name="ce7" table:formula="of:=IF(ISBLANK([.CC25]);&quot;&quot;;[.CC25]+MAX([.CC127];[.CD127]))">
            <text:p/>
          </table:table-cell>
          <table:table-cell table:style-name="ce7" table:formula="of:=IF(ISBLANK([.CD25]);&quot;&quot;;[.CD25]+MAX([.CD127];[.CE127]))">
            <text:p/>
          </table:table-cell>
          <table:table-cell table:style-name="ce7" table:formula="of:=IF(ISBLANK([.CE25]);&quot;&quot;;[.CE25]+MAX([.CE127];[.CF127]))">
            <text:p/>
          </table:table-cell>
          <table:table-cell table:style-name="ce7" table:formula="of:=IF(ISBLANK([.CF25]);&quot;&quot;;[.CF25]+MAX([.CF127];[.CG127]))">
            <text:p/>
          </table:table-cell>
          <table:table-cell table:style-name="ce7" table:formula="of:=IF(ISBLANK([.CG25]);&quot;&quot;;[.CG25]+MAX([.CG127];[.CH127]))">
            <text:p/>
          </table:table-cell>
          <table:table-cell table:style-name="ce7" table:formula="of:=IF(ISBLANK([.CH25]);&quot;&quot;;[.CH25]+MAX([.CH127];[.CI127]))">
            <text:p/>
          </table:table-cell>
          <table:table-cell table:style-name="ce7" table:formula="of:=IF(ISBLANK([.CI25]);&quot;&quot;;[.CI25]+MAX([.CI127];[.CJ127]))">
            <text:p/>
          </table:table-cell>
          <table:table-cell table:style-name="ce7" table:formula="of:=IF(ISBLANK([.CJ25]);&quot;&quot;;[.CJ25]+MAX([.CJ127];[.CK127]))">
            <text:p/>
          </table:table-cell>
          <table:table-cell table:style-name="ce7" table:formula="of:=IF(ISBLANK([.CK25]);&quot;&quot;;[.CK25]+MAX([.CK127];[.CL127]))">
            <text:p/>
          </table:table-cell>
          <table:table-cell table:style-name="ce7" table:formula="of:=IF(ISBLANK([.CL25]);&quot;&quot;;[.CL25]+MAX([.CL127];[.CM127]))">
            <text:p/>
          </table:table-cell>
          <table:table-cell table:style-name="ce7" table:formula="of:=IF(ISBLANK([.CM25]);&quot;&quot;;[.CM25]+MAX([.CM127];[.CN127]))">
            <text:p/>
          </table:table-cell>
          <table:table-cell table:style-name="ce7" table:formula="of:=IF(ISBLANK([.CN25]);&quot;&quot;;[.CN25]+MAX([.CN127];[.CO127]))">
            <text:p/>
          </table:table-cell>
          <table:table-cell table:style-name="ce7" table:formula="of:=IF(ISBLANK([.CO25]);&quot;&quot;;[.CO25]+MAX([.CO127];[.CP127]))">
            <text:p/>
          </table:table-cell>
          <table:table-cell table:style-name="ce7" table:formula="of:=IF(ISBLANK([.CP25]);&quot;&quot;;[.CP25]+MAX([.CP127];[.CQ127]))">
            <text:p/>
          </table:table-cell>
          <table:table-cell table:style-name="ce7" table:formula="of:=IF(ISBLANK([.CQ25]);&quot;&quot;;[.CQ25]+MAX([.CQ127];[.CR127]))">
            <text:p/>
          </table:table-cell>
          <table:table-cell table:style-name="ce7" table:formula="of:=IF(ISBLANK([.CR25]);&quot;&quot;;[.CR25]+MAX([.CR127];[.CS127]))">
            <text:p/>
          </table:table-cell>
          <table:table-cell table:style-name="ce7" table:formula="of:=IF(ISBLANK([.CS25]);&quot;&quot;;[.CS25]+MAX([.CS127];[.CT127]))">
            <text:p/>
          </table:table-cell>
          <table:table-cell table:style-name="ce7" table:formula="of:=IF(ISBLANK([.CT25]);&quot;&quot;;[.CT25]+MAX([.CT127];[.CU127]))">
            <text:p/>
          </table:table-cell>
          <table:table-cell table:style-name="ce7" table:formula="of:=IF(ISBLANK([.CU25]);&quot;&quot;;[.CU25]+MAX([.CU127];[.CV127]))">
            <text:p/>
          </table:table-cell>
          <table:table-cell table:formula="of:=IF(ISBLANK([.CV25]);&quot;&quot;;[.CV25]+MAX([.CV127];[.CW127]))">
            <text:p/>
          </table:table-cell>
        </table:table-row>
        <table:table-row table:style-name="ro1">
          <table:table-cell table:formula="of:=IF(ISBLANK([.A26]);&quot;&quot;;[.A26]+MAX([.A128];[.B128]))" office:value-type="float" office:value="5385" calcext:value-type="float">
            <text:p>5385</text:p>
          </table:table-cell>
          <table:table-cell table:style-name="ce7" table:formula="of:=IF(ISBLANK([.B26]);&quot;&quot;;[.B26]+MAX([.B128];[.C128]))" office:value-type="float" office:value="5450" calcext:value-type="float">
            <text:p>5450</text:p>
          </table:table-cell>
          <table:table-cell table:style-name="ce7" table:formula="of:=IF(ISBLANK([.C26]);&quot;&quot;;[.C26]+MAX([.C128];[.D128]))" office:value-type="float" office:value="5442" calcext:value-type="float">
            <text:p>5442</text:p>
          </table:table-cell>
          <table:table-cell table:style-name="ce7" table:formula="of:=IF(ISBLANK([.D26]);&quot;&quot;;[.D26]+MAX([.D128];[.E128]))" office:value-type="float" office:value="5522" calcext:value-type="float">
            <text:p>5522</text:p>
          </table:table-cell>
          <table:table-cell table:style-name="ce7" table:formula="of:=IF(ISBLANK([.E26]);&quot;&quot;;[.E26]+MAX([.E128];[.F128]))" office:value-type="float" office:value="5520" calcext:value-type="float">
            <text:p>5520</text:p>
          </table:table-cell>
          <table:table-cell table:style-name="ce7" table:formula="of:=IF(ISBLANK([.F26]);&quot;&quot;;[.F26]+MAX([.F128];[.G128]))" office:value-type="float" office:value="5468" calcext:value-type="float">
            <text:p>5468</text:p>
          </table:table-cell>
          <table:table-cell table:style-name="ce7" table:formula="of:=IF(ISBLANK([.G26]);&quot;&quot;;[.G26]+MAX([.G128];[.H128]))" office:value-type="float" office:value="5532" calcext:value-type="float">
            <text:p>5532</text:p>
          </table:table-cell>
          <table:table-cell table:style-name="ce7" table:formula="of:=IF(ISBLANK([.H26]);&quot;&quot;;[.H26]+MAX([.H128];[.I128]))" office:value-type="float" office:value="5570" calcext:value-type="float">
            <text:p>5570</text:p>
          </table:table-cell>
          <table:table-cell table:style-name="ce7" table:formula="of:=IF(ISBLANK([.I26]);&quot;&quot;;[.I26]+MAX([.I128];[.J128]))" office:value-type="float" office:value="5465" calcext:value-type="float">
            <text:p>5465</text:p>
          </table:table-cell>
          <table:table-cell table:style-name="ce7" table:formula="of:=IF(ISBLANK([.J26]);&quot;&quot;;[.J26]+MAX([.J128];[.K128]))" office:value-type="float" office:value="5524" calcext:value-type="float">
            <text:p>5524</text:p>
          </table:table-cell>
          <table:table-cell table:style-name="ce7" table:formula="of:=IF(ISBLANK([.K26]);&quot;&quot;;[.K26]+MAX([.K128];[.L128]))" office:value-type="float" office:value="5371" calcext:value-type="float">
            <text:p>5371</text:p>
          </table:table-cell>
          <table:table-cell table:style-name="ce7" table:formula="of:=IF(ISBLANK([.L26]);&quot;&quot;;[.L26]+MAX([.L128];[.M128]))" office:value-type="float" office:value="5372" calcext:value-type="float">
            <text:p>5372</text:p>
          </table:table-cell>
          <table:table-cell table:style-name="ce7" table:formula="of:=IF(ISBLANK([.M26]);&quot;&quot;;[.M26]+MAX([.M128];[.N128]))" office:value-type="float" office:value="5399" calcext:value-type="float">
            <text:p>5399</text:p>
          </table:table-cell>
          <table:table-cell table:style-name="ce7" table:formula="of:=IF(ISBLANK([.N26]);&quot;&quot;;[.N26]+MAX([.N128];[.O128]))" office:value-type="float" office:value="5455" calcext:value-type="float">
            <text:p>5455</text:p>
          </table:table-cell>
          <table:table-cell table:style-name="ce7" table:formula="of:=IF(ISBLANK([.O26]);&quot;&quot;;[.O26]+MAX([.O128];[.P128]))" office:value-type="float" office:value="5534" calcext:value-type="float">
            <text:p>5534</text:p>
          </table:table-cell>
          <table:table-cell table:style-name="ce7" table:formula="of:=IF(ISBLANK([.P26]);&quot;&quot;;[.P26]+MAX([.P128];[.Q128]))" office:value-type="float" office:value="5487" calcext:value-type="float">
            <text:p>5487</text:p>
          </table:table-cell>
          <table:table-cell table:style-name="ce7" table:formula="of:=IF(ISBLANK([.Q26]);&quot;&quot;;[.Q26]+MAX([.Q128];[.R128]))" office:value-type="float" office:value="5491" calcext:value-type="float">
            <text:p>5491</text:p>
          </table:table-cell>
          <table:table-cell table:style-name="ce7" table:formula="of:=IF(ISBLANK([.R26]);&quot;&quot;;[.R26]+MAX([.R128];[.S128]))" office:value-type="float" office:value="5544" calcext:value-type="float">
            <text:p>5544</text:p>
          </table:table-cell>
          <table:table-cell table:style-name="ce7" table:formula="of:=IF(ISBLANK([.S26]);&quot;&quot;;[.S26]+MAX([.S128];[.T128]))" office:value-type="float" office:value="5606" calcext:value-type="float">
            <text:p>5606</text:p>
          </table:table-cell>
          <table:table-cell table:style-name="ce7" table:formula="of:=IF(ISBLANK([.T26]);&quot;&quot;;[.T26]+MAX([.T128];[.U128]))" office:value-type="float" office:value="5598" calcext:value-type="float">
            <text:p>5598</text:p>
          </table:table-cell>
          <table:table-cell table:style-name="ce7" table:formula="of:=IF(ISBLANK([.U26]);&quot;&quot;;[.U26]+MAX([.U128];[.V128]))" office:value-type="float" office:value="5487" calcext:value-type="float">
            <text:p>5487</text:p>
          </table:table-cell>
          <table:table-cell table:style-name="ce7" table:formula="of:=IF(ISBLANK([.V26]);&quot;&quot;;[.V26]+MAX([.V128];[.W128]))" office:value-type="float" office:value="5443" calcext:value-type="float">
            <text:p>5443</text:p>
          </table:table-cell>
          <table:table-cell table:style-name="ce7" table:formula="of:=IF(ISBLANK([.W26]);&quot;&quot;;[.W26]+MAX([.W128];[.X128]))" office:value-type="float" office:value="5493" calcext:value-type="float">
            <text:p>5493</text:p>
          </table:table-cell>
          <table:table-cell table:style-name="ce7" table:formula="of:=IF(ISBLANK([.X26]);&quot;&quot;;[.X26]+MAX([.X128];[.Y128]))" office:value-type="float" office:value="5448" calcext:value-type="float">
            <text:p>5448</text:p>
          </table:table-cell>
          <table:table-cell table:style-name="ce7" table:formula="of:=IF(ISBLANK([.Y26]);&quot;&quot;;[.Y26]+MAX([.Y128];[.Z128]))" office:value-type="float" office:value="5441" calcext:value-type="float">
            <text:p>5441</text:p>
          </table:table-cell>
          <table:table-cell table:style-name="ce7" table:formula="of:=IF(ISBLANK([.Z26]);&quot;&quot;;[.Z26]+MAX([.Z128];[.AA128]))">
            <text:p/>
          </table:table-cell>
          <table:table-cell table:style-name="ce7" table:formula="of:=IF(ISBLANK([.AA26]);&quot;&quot;;[.AA26]+MAX([.AA128];[.AB128]))">
            <text:p/>
          </table:table-cell>
          <table:table-cell table:style-name="ce7" table:formula="of:=IF(ISBLANK([.AB26]);&quot;&quot;;[.AB26]+MAX([.AB128];[.AC128]))">
            <text:p/>
          </table:table-cell>
          <table:table-cell table:style-name="ce7" table:formula="of:=IF(ISBLANK([.AC26]);&quot;&quot;;[.AC26]+MAX([.AC128];[.AD128]))">
            <text:p/>
          </table:table-cell>
          <table:table-cell table:style-name="ce7" table:formula="of:=IF(ISBLANK([.AD26]);&quot;&quot;;[.AD26]+MAX([.AD128];[.AE128]))">
            <text:p/>
          </table:table-cell>
          <table:table-cell table:style-name="ce7" table:formula="of:=IF(ISBLANK([.AE26]);&quot;&quot;;[.AE26]+MAX([.AE128];[.AF128]))">
            <text:p/>
          </table:table-cell>
          <table:table-cell table:style-name="ce7" table:formula="of:=IF(ISBLANK([.AF26]);&quot;&quot;;[.AF26]+MAX([.AF128];[.AG128]))">
            <text:p/>
          </table:table-cell>
          <table:table-cell table:style-name="ce7" table:formula="of:=IF(ISBLANK([.AG26]);&quot;&quot;;[.AG26]+MAX([.AG128];[.AH128]))">
            <text:p/>
          </table:table-cell>
          <table:table-cell table:style-name="ce7" table:formula="of:=IF(ISBLANK([.AH26]);&quot;&quot;;[.AH26]+MAX([.AH128];[.AI128]))">
            <text:p/>
          </table:table-cell>
          <table:table-cell table:style-name="ce7" table:formula="of:=IF(ISBLANK([.AI26]);&quot;&quot;;[.AI26]+MAX([.AI128];[.AJ128]))">
            <text:p/>
          </table:table-cell>
          <table:table-cell table:style-name="ce7" table:formula="of:=IF(ISBLANK([.AJ26]);&quot;&quot;;[.AJ26]+MAX([.AJ128];[.AK128]))">
            <text:p/>
          </table:table-cell>
          <table:table-cell table:style-name="ce7" table:formula="of:=IF(ISBLANK([.AK26]);&quot;&quot;;[.AK26]+MAX([.AK128];[.AL128]))">
            <text:p/>
          </table:table-cell>
          <table:table-cell table:style-name="ce7" table:formula="of:=IF(ISBLANK([.AL26]);&quot;&quot;;[.AL26]+MAX([.AL128];[.AM128]))">
            <text:p/>
          </table:table-cell>
          <table:table-cell table:style-name="ce7" table:formula="of:=IF(ISBLANK([.AM26]);&quot;&quot;;[.AM26]+MAX([.AM128];[.AN128]))">
            <text:p/>
          </table:table-cell>
          <table:table-cell table:style-name="ce7" table:formula="of:=IF(ISBLANK([.AN26]);&quot;&quot;;[.AN26]+MAX([.AN128];[.AO128]))">
            <text:p/>
          </table:table-cell>
          <table:table-cell table:style-name="ce7" table:formula="of:=IF(ISBLANK([.AO26]);&quot;&quot;;[.AO26]+MAX([.AO128];[.AP128]))">
            <text:p/>
          </table:table-cell>
          <table:table-cell table:style-name="ce7" table:formula="of:=IF(ISBLANK([.AP26]);&quot;&quot;;[.AP26]+MAX([.AP128];[.AQ128]))">
            <text:p/>
          </table:table-cell>
          <table:table-cell table:style-name="ce7" table:formula="of:=IF(ISBLANK([.AQ26]);&quot;&quot;;[.AQ26]+MAX([.AQ128];[.AR128]))">
            <text:p/>
          </table:table-cell>
          <table:table-cell table:style-name="ce7" table:formula="of:=IF(ISBLANK([.AR26]);&quot;&quot;;[.AR26]+MAX([.AR128];[.AS128]))">
            <text:p/>
          </table:table-cell>
          <table:table-cell table:style-name="ce7" table:formula="of:=IF(ISBLANK([.AS26]);&quot;&quot;;[.AS26]+MAX([.AS128];[.AT128]))">
            <text:p/>
          </table:table-cell>
          <table:table-cell table:style-name="ce7" table:formula="of:=IF(ISBLANK([.AT26]);&quot;&quot;;[.AT26]+MAX([.AT128];[.AU128]))">
            <text:p/>
          </table:table-cell>
          <table:table-cell table:style-name="ce7" table:formula="of:=IF(ISBLANK([.AU26]);&quot;&quot;;[.AU26]+MAX([.AU128];[.AV128]))">
            <text:p/>
          </table:table-cell>
          <table:table-cell table:style-name="ce7" table:formula="of:=IF(ISBLANK([.AV26]);&quot;&quot;;[.AV26]+MAX([.AV128];[.AW128]))">
            <text:p/>
          </table:table-cell>
          <table:table-cell table:style-name="ce7" table:formula="of:=IF(ISBLANK([.AW26]);&quot;&quot;;[.AW26]+MAX([.AW128];[.AX128]))">
            <text:p/>
          </table:table-cell>
          <table:table-cell table:style-name="ce7" table:formula="of:=IF(ISBLANK([.AX26]);&quot;&quot;;[.AX26]+MAX([.AX128];[.AY128]))">
            <text:p/>
          </table:table-cell>
          <table:table-cell table:style-name="ce7" table:formula="of:=IF(ISBLANK([.AY26]);&quot;&quot;;[.AY26]+MAX([.AY128];[.AZ128]))">
            <text:p/>
          </table:table-cell>
          <table:table-cell table:style-name="ce7" table:formula="of:=IF(ISBLANK([.AZ26]);&quot;&quot;;[.AZ26]+MAX([.AZ128];[.BA128]))">
            <text:p/>
          </table:table-cell>
          <table:table-cell table:style-name="ce7" table:formula="of:=IF(ISBLANK([.BA26]);&quot;&quot;;[.BA26]+MAX([.BA128];[.BB128]))">
            <text:p/>
          </table:table-cell>
          <table:table-cell table:style-name="ce7" table:formula="of:=IF(ISBLANK([.BB26]);&quot;&quot;;[.BB26]+MAX([.BB128];[.BC128]))">
            <text:p/>
          </table:table-cell>
          <table:table-cell table:style-name="ce7" table:formula="of:=IF(ISBLANK([.BC26]);&quot;&quot;;[.BC26]+MAX([.BC128];[.BD128]))">
            <text:p/>
          </table:table-cell>
          <table:table-cell table:style-name="ce7" table:formula="of:=IF(ISBLANK([.BD26]);&quot;&quot;;[.BD26]+MAX([.BD128];[.BE128]))">
            <text:p/>
          </table:table-cell>
          <table:table-cell table:style-name="ce7" table:formula="of:=IF(ISBLANK([.BE26]);&quot;&quot;;[.BE26]+MAX([.BE128];[.BF128]))">
            <text:p/>
          </table:table-cell>
          <table:table-cell table:style-name="ce7" table:formula="of:=IF(ISBLANK([.BF26]);&quot;&quot;;[.BF26]+MAX([.BF128];[.BG128]))">
            <text:p/>
          </table:table-cell>
          <table:table-cell table:style-name="ce7" table:formula="of:=IF(ISBLANK([.BG26]);&quot;&quot;;[.BG26]+MAX([.BG128];[.BH128]))">
            <text:p/>
          </table:table-cell>
          <table:table-cell table:style-name="ce7" table:formula="of:=IF(ISBLANK([.BH26]);&quot;&quot;;[.BH26]+MAX([.BH128];[.BI128]))">
            <text:p/>
          </table:table-cell>
          <table:table-cell table:style-name="ce7" table:formula="of:=IF(ISBLANK([.BI26]);&quot;&quot;;[.BI26]+MAX([.BI128];[.BJ128]))">
            <text:p/>
          </table:table-cell>
          <table:table-cell table:style-name="ce7" table:formula="of:=IF(ISBLANK([.BJ26]);&quot;&quot;;[.BJ26]+MAX([.BJ128];[.BK128]))">
            <text:p/>
          </table:table-cell>
          <table:table-cell table:style-name="ce7" table:formula="of:=IF(ISBLANK([.BK26]);&quot;&quot;;[.BK26]+MAX([.BK128];[.BL128]))">
            <text:p/>
          </table:table-cell>
          <table:table-cell table:style-name="ce7" table:formula="of:=IF(ISBLANK([.BL26]);&quot;&quot;;[.BL26]+MAX([.BL128];[.BM128]))">
            <text:p/>
          </table:table-cell>
          <table:table-cell table:style-name="ce7" table:formula="of:=IF(ISBLANK([.BM26]);&quot;&quot;;[.BM26]+MAX([.BM128];[.BN128]))">
            <text:p/>
          </table:table-cell>
          <table:table-cell table:style-name="ce7" table:formula="of:=IF(ISBLANK([.BN26]);&quot;&quot;;[.BN26]+MAX([.BN128];[.BO128]))">
            <text:p/>
          </table:table-cell>
          <table:table-cell table:style-name="ce7" table:formula="of:=IF(ISBLANK([.BO26]);&quot;&quot;;[.BO26]+MAX([.BO128];[.BP128]))">
            <text:p/>
          </table:table-cell>
          <table:table-cell table:style-name="ce7" table:formula="of:=IF(ISBLANK([.BP26]);&quot;&quot;;[.BP26]+MAX([.BP128];[.BQ128]))">
            <text:p/>
          </table:table-cell>
          <table:table-cell table:style-name="ce7" table:formula="of:=IF(ISBLANK([.BQ26]);&quot;&quot;;[.BQ26]+MAX([.BQ128];[.BR128]))">
            <text:p/>
          </table:table-cell>
          <table:table-cell table:style-name="ce7" table:formula="of:=IF(ISBLANK([.BR26]);&quot;&quot;;[.BR26]+MAX([.BR128];[.BS128]))">
            <text:p/>
          </table:table-cell>
          <table:table-cell table:style-name="ce7" table:formula="of:=IF(ISBLANK([.BS26]);&quot;&quot;;[.BS26]+MAX([.BS128];[.BT128]))">
            <text:p/>
          </table:table-cell>
          <table:table-cell table:style-name="ce7" table:formula="of:=IF(ISBLANK([.BT26]);&quot;&quot;;[.BT26]+MAX([.BT128];[.BU128]))">
            <text:p/>
          </table:table-cell>
          <table:table-cell table:style-name="ce7" table:formula="of:=IF(ISBLANK([.BU26]);&quot;&quot;;[.BU26]+MAX([.BU128];[.BV128]))">
            <text:p/>
          </table:table-cell>
          <table:table-cell table:style-name="ce7" table:formula="of:=IF(ISBLANK([.BV26]);&quot;&quot;;[.BV26]+MAX([.BV128];[.BW128]))">
            <text:p/>
          </table:table-cell>
          <table:table-cell table:style-name="ce7" table:formula="of:=IF(ISBLANK([.BW26]);&quot;&quot;;[.BW26]+MAX([.BW128];[.BX128]))">
            <text:p/>
          </table:table-cell>
          <table:table-cell table:style-name="ce7" table:formula="of:=IF(ISBLANK([.BX26]);&quot;&quot;;[.BX26]+MAX([.BX128];[.BY128]))">
            <text:p/>
          </table:table-cell>
          <table:table-cell table:style-name="ce7" table:formula="of:=IF(ISBLANK([.BY26]);&quot;&quot;;[.BY26]+MAX([.BY128];[.BZ128]))">
            <text:p/>
          </table:table-cell>
          <table:table-cell table:style-name="ce7" table:formula="of:=IF(ISBLANK([.BZ26]);&quot;&quot;;[.BZ26]+MAX([.BZ128];[.CA128]))">
            <text:p/>
          </table:table-cell>
          <table:table-cell table:style-name="ce7" table:formula="of:=IF(ISBLANK([.CA26]);&quot;&quot;;[.CA26]+MAX([.CA128];[.CB128]))">
            <text:p/>
          </table:table-cell>
          <table:table-cell table:style-name="ce7" table:formula="of:=IF(ISBLANK([.CB26]);&quot;&quot;;[.CB26]+MAX([.CB128];[.CC128]))">
            <text:p/>
          </table:table-cell>
          <table:table-cell table:style-name="ce7" table:formula="of:=IF(ISBLANK([.CC26]);&quot;&quot;;[.CC26]+MAX([.CC128];[.CD128]))">
            <text:p/>
          </table:table-cell>
          <table:table-cell table:style-name="ce7" table:formula="of:=IF(ISBLANK([.CD26]);&quot;&quot;;[.CD26]+MAX([.CD128];[.CE128]))">
            <text:p/>
          </table:table-cell>
          <table:table-cell table:style-name="ce7" table:formula="of:=IF(ISBLANK([.CE26]);&quot;&quot;;[.CE26]+MAX([.CE128];[.CF128]))">
            <text:p/>
          </table:table-cell>
          <table:table-cell table:style-name="ce7" table:formula="of:=IF(ISBLANK([.CF26]);&quot;&quot;;[.CF26]+MAX([.CF128];[.CG128]))">
            <text:p/>
          </table:table-cell>
          <table:table-cell table:style-name="ce7" table:formula="of:=IF(ISBLANK([.CG26]);&quot;&quot;;[.CG26]+MAX([.CG128];[.CH128]))">
            <text:p/>
          </table:table-cell>
          <table:table-cell table:style-name="ce7" table:formula="of:=IF(ISBLANK([.CH26]);&quot;&quot;;[.CH26]+MAX([.CH128];[.CI128]))">
            <text:p/>
          </table:table-cell>
          <table:table-cell table:style-name="ce7" table:formula="of:=IF(ISBLANK([.CI26]);&quot;&quot;;[.CI26]+MAX([.CI128];[.CJ128]))">
            <text:p/>
          </table:table-cell>
          <table:table-cell table:style-name="ce7" table:formula="of:=IF(ISBLANK([.CJ26]);&quot;&quot;;[.CJ26]+MAX([.CJ128];[.CK128]))">
            <text:p/>
          </table:table-cell>
          <table:table-cell table:style-name="ce7" table:formula="of:=IF(ISBLANK([.CK26]);&quot;&quot;;[.CK26]+MAX([.CK128];[.CL128]))">
            <text:p/>
          </table:table-cell>
          <table:table-cell table:style-name="ce7" table:formula="of:=IF(ISBLANK([.CL26]);&quot;&quot;;[.CL26]+MAX([.CL128];[.CM128]))">
            <text:p/>
          </table:table-cell>
          <table:table-cell table:style-name="ce7" table:formula="of:=IF(ISBLANK([.CM26]);&quot;&quot;;[.CM26]+MAX([.CM128];[.CN128]))">
            <text:p/>
          </table:table-cell>
          <table:table-cell table:style-name="ce7" table:formula="of:=IF(ISBLANK([.CN26]);&quot;&quot;;[.CN26]+MAX([.CN128];[.CO128]))">
            <text:p/>
          </table:table-cell>
          <table:table-cell table:style-name="ce7" table:formula="of:=IF(ISBLANK([.CO26]);&quot;&quot;;[.CO26]+MAX([.CO128];[.CP128]))">
            <text:p/>
          </table:table-cell>
          <table:table-cell table:style-name="ce7" table:formula="of:=IF(ISBLANK([.CP26]);&quot;&quot;;[.CP26]+MAX([.CP128];[.CQ128]))">
            <text:p/>
          </table:table-cell>
          <table:table-cell table:style-name="ce7" table:formula="of:=IF(ISBLANK([.CQ26]);&quot;&quot;;[.CQ26]+MAX([.CQ128];[.CR128]))">
            <text:p/>
          </table:table-cell>
          <table:table-cell table:style-name="ce7" table:formula="of:=IF(ISBLANK([.CR26]);&quot;&quot;;[.CR26]+MAX([.CR128];[.CS128]))">
            <text:p/>
          </table:table-cell>
          <table:table-cell table:style-name="ce7" table:formula="of:=IF(ISBLANK([.CS26]);&quot;&quot;;[.CS26]+MAX([.CS128];[.CT128]))">
            <text:p/>
          </table:table-cell>
          <table:table-cell table:style-name="ce7" table:formula="of:=IF(ISBLANK([.CT26]);&quot;&quot;;[.CT26]+MAX([.CT128];[.CU128]))">
            <text:p/>
          </table:table-cell>
          <table:table-cell table:style-name="ce7" table:formula="of:=IF(ISBLANK([.CU26]);&quot;&quot;;[.CU26]+MAX([.CU128];[.CV128]))">
            <text:p/>
          </table:table-cell>
          <table:table-cell table:formula="of:=IF(ISBLANK([.CV26]);&quot;&quot;;[.CV26]+MAX([.CV128];[.CW128]))">
            <text:p/>
          </table:table-cell>
        </table:table-row>
        <table:table-row table:style-name="ro1">
          <table:table-cell table:formula="of:=IF(ISBLANK([.A27]);&quot;&quot;;[.A27]+MAX([.A129];[.B129]))" office:value-type="float" office:value="5314" calcext:value-type="float">
            <text:p>5314</text:p>
          </table:table-cell>
          <table:table-cell table:style-name="ce7" table:formula="of:=IF(ISBLANK([.B27]);&quot;&quot;;[.B27]+MAX([.B129];[.C129]))" office:value-type="float" office:value="5222" calcext:value-type="float">
            <text:p>5222</text:p>
          </table:table-cell>
          <table:table-cell table:style-name="ce7" table:formula="of:=IF(ISBLANK([.C27]);&quot;&quot;;[.C27]+MAX([.C129];[.D129]))" office:value-type="float" office:value="5411" calcext:value-type="float">
            <text:p>5411</text:p>
          </table:table-cell>
          <table:table-cell table:style-name="ce7" table:formula="of:=IF(ISBLANK([.D27]);&quot;&quot;;[.D27]+MAX([.D129];[.E129]))" office:value-type="float" office:value="5425" calcext:value-type="float">
            <text:p>5425</text:p>
          </table:table-cell>
          <table:table-cell table:style-name="ce7" table:formula="of:=IF(ISBLANK([.E27]);&quot;&quot;;[.E27]+MAX([.E129];[.F129]))" office:value-type="float" office:value="5444" calcext:value-type="float">
            <text:p>5444</text:p>
          </table:table-cell>
          <table:table-cell table:style-name="ce7" table:formula="of:=IF(ISBLANK([.F27]);&quot;&quot;;[.F27]+MAX([.F129];[.G129]))" office:value-type="float" office:value="5439" calcext:value-type="float">
            <text:p>5439</text:p>
          </table:table-cell>
          <table:table-cell table:style-name="ce7" table:formula="of:=IF(ISBLANK([.G27]);&quot;&quot;;[.G27]+MAX([.G129];[.H129]))" office:value-type="float" office:value="5424" calcext:value-type="float">
            <text:p>5424</text:p>
          </table:table-cell>
          <table:table-cell table:style-name="ce7" table:formula="of:=IF(ISBLANK([.H27]);&quot;&quot;;[.H27]+MAX([.H129];[.I129]))" office:value-type="float" office:value="5480" calcext:value-type="float">
            <text:p>5480</text:p>
          </table:table-cell>
          <table:table-cell table:style-name="ce7" table:formula="of:=IF(ISBLANK([.I27]);&quot;&quot;;[.I27]+MAX([.I129];[.J129]))" office:value-type="float" office:value="5447" calcext:value-type="float">
            <text:p>5447</text:p>
          </table:table-cell>
          <table:table-cell table:style-name="ce7" table:formula="of:=IF(ISBLANK([.J27]);&quot;&quot;;[.J27]+MAX([.J129];[.K129]))" office:value-type="float" office:value="5425" calcext:value-type="float">
            <text:p>5425</text:p>
          </table:table-cell>
          <table:table-cell table:style-name="ce7" table:formula="of:=IF(ISBLANK([.K27]);&quot;&quot;;[.K27]+MAX([.K129];[.L129]))" office:value-type="float" office:value="5293" calcext:value-type="float">
            <text:p>5293</text:p>
          </table:table-cell>
          <table:table-cell table:style-name="ce7" table:formula="of:=IF(ISBLANK([.L27]);&quot;&quot;;[.L27]+MAX([.L129];[.M129]))" office:value-type="float" office:value="5250" calcext:value-type="float">
            <text:p>5250</text:p>
          </table:table-cell>
          <table:table-cell table:style-name="ce7" table:formula="of:=IF(ISBLANK([.M27]);&quot;&quot;;[.M27]+MAX([.M129];[.N129]))" office:value-type="float" office:value="5353" calcext:value-type="float">
            <text:p>5353</text:p>
          </table:table-cell>
          <table:table-cell table:style-name="ce7" table:formula="of:=IF(ISBLANK([.N27]);&quot;&quot;;[.N27]+MAX([.N129];[.O129]))" office:value-type="float" office:value="5364" calcext:value-type="float">
            <text:p>5364</text:p>
          </table:table-cell>
          <table:table-cell table:style-name="ce7" table:formula="of:=IF(ISBLANK([.O27]);&quot;&quot;;[.O27]+MAX([.O129];[.P129]))" office:value-type="float" office:value="5393" calcext:value-type="float">
            <text:p>5393</text:p>
          </table:table-cell>
          <table:table-cell table:style-name="ce7" table:formula="of:=IF(ISBLANK([.P27]);&quot;&quot;;[.P27]+MAX([.P129];[.Q129]))" office:value-type="float" office:value="5463" calcext:value-type="float">
            <text:p>5463</text:p>
          </table:table-cell>
          <table:table-cell table:style-name="ce7" table:formula="of:=IF(ISBLANK([.Q27]);&quot;&quot;;[.Q27]+MAX([.Q129];[.R129]))" office:value-type="float" office:value="5468" calcext:value-type="float">
            <text:p>5468</text:p>
          </table:table-cell>
          <table:table-cell table:style-name="ce7" table:formula="of:=IF(ISBLANK([.R27]);&quot;&quot;;[.R27]+MAX([.R129];[.S129]))" office:value-type="float" office:value="5422" calcext:value-type="float">
            <text:p>5422</text:p>
          </table:table-cell>
          <table:table-cell table:style-name="ce7" table:formula="of:=IF(ISBLANK([.S27]);&quot;&quot;;[.S27]+MAX([.S129];[.T129]))" office:value-type="float" office:value="5479" calcext:value-type="float">
            <text:p>5479</text:p>
          </table:table-cell>
          <table:table-cell table:style-name="ce7" table:formula="of:=IF(ISBLANK([.T27]);&quot;&quot;;[.T27]+MAX([.T129];[.U129]))" office:value-type="float" office:value="5513" calcext:value-type="float">
            <text:p>5513</text:p>
          </table:table-cell>
          <table:table-cell table:style-name="ce7" table:formula="of:=IF(ISBLANK([.U27]);&quot;&quot;;[.U27]+MAX([.U129];[.V129]))" office:value-type="float" office:value="5438" calcext:value-type="float">
            <text:p>5438</text:p>
          </table:table-cell>
          <table:table-cell table:style-name="ce7" table:formula="of:=IF(ISBLANK([.V27]);&quot;&quot;;[.V27]+MAX([.V129];[.W129]))" office:value-type="float" office:value="5389" calcext:value-type="float">
            <text:p>5389</text:p>
          </table:table-cell>
          <table:table-cell table:style-name="ce7" table:formula="of:=IF(ISBLANK([.W27]);&quot;&quot;;[.W27]+MAX([.W129];[.X129]))" office:value-type="float" office:value="5410" calcext:value-type="float">
            <text:p>5410</text:p>
          </table:table-cell>
          <table:table-cell table:style-name="ce7" table:formula="of:=IF(ISBLANK([.X27]);&quot;&quot;;[.X27]+MAX([.X129];[.Y129]))" office:value-type="float" office:value="5418" calcext:value-type="float">
            <text:p>5418</text:p>
          </table:table-cell>
          <table:table-cell table:style-name="ce7" table:formula="of:=IF(ISBLANK([.Y27]);&quot;&quot;;[.Y27]+MAX([.Y129];[.Z129]))" office:value-type="float" office:value="5439" calcext:value-type="float">
            <text:p>5439</text:p>
          </table:table-cell>
          <table:table-cell table:style-name="ce7" table:formula="of:=IF(ISBLANK([.Z27]);&quot;&quot;;[.Z27]+MAX([.Z129];[.AA129]))" office:value-type="float" office:value="5365" calcext:value-type="float">
            <text:p>5365</text:p>
          </table:table-cell>
          <table:table-cell table:style-name="ce7" table:formula="of:=IF(ISBLANK([.AA27]);&quot;&quot;;[.AA27]+MAX([.AA129];[.AB129]))">
            <text:p/>
          </table:table-cell>
          <table:table-cell table:style-name="ce7" table:formula="of:=IF(ISBLANK([.AB27]);&quot;&quot;;[.AB27]+MAX([.AB129];[.AC129]))">
            <text:p/>
          </table:table-cell>
          <table:table-cell table:style-name="ce7" table:formula="of:=IF(ISBLANK([.AC27]);&quot;&quot;;[.AC27]+MAX([.AC129];[.AD129]))">
            <text:p/>
          </table:table-cell>
          <table:table-cell table:style-name="ce7" table:formula="of:=IF(ISBLANK([.AD27]);&quot;&quot;;[.AD27]+MAX([.AD129];[.AE129]))">
            <text:p/>
          </table:table-cell>
          <table:table-cell table:style-name="ce7" table:formula="of:=IF(ISBLANK([.AE27]);&quot;&quot;;[.AE27]+MAX([.AE129];[.AF129]))">
            <text:p/>
          </table:table-cell>
          <table:table-cell table:style-name="ce7" table:formula="of:=IF(ISBLANK([.AF27]);&quot;&quot;;[.AF27]+MAX([.AF129];[.AG129]))">
            <text:p/>
          </table:table-cell>
          <table:table-cell table:style-name="ce7" table:formula="of:=IF(ISBLANK([.AG27]);&quot;&quot;;[.AG27]+MAX([.AG129];[.AH129]))">
            <text:p/>
          </table:table-cell>
          <table:table-cell table:style-name="ce7" table:formula="of:=IF(ISBLANK([.AH27]);&quot;&quot;;[.AH27]+MAX([.AH129];[.AI129]))">
            <text:p/>
          </table:table-cell>
          <table:table-cell table:style-name="ce7" table:formula="of:=IF(ISBLANK([.AI27]);&quot;&quot;;[.AI27]+MAX([.AI129];[.AJ129]))">
            <text:p/>
          </table:table-cell>
          <table:table-cell table:style-name="ce7" table:formula="of:=IF(ISBLANK([.AJ27]);&quot;&quot;;[.AJ27]+MAX([.AJ129];[.AK129]))">
            <text:p/>
          </table:table-cell>
          <table:table-cell table:style-name="ce7" table:formula="of:=IF(ISBLANK([.AK27]);&quot;&quot;;[.AK27]+MAX([.AK129];[.AL129]))">
            <text:p/>
          </table:table-cell>
          <table:table-cell table:style-name="ce7" table:formula="of:=IF(ISBLANK([.AL27]);&quot;&quot;;[.AL27]+MAX([.AL129];[.AM129]))">
            <text:p/>
          </table:table-cell>
          <table:table-cell table:style-name="ce7" table:formula="of:=IF(ISBLANK([.AM27]);&quot;&quot;;[.AM27]+MAX([.AM129];[.AN129]))">
            <text:p/>
          </table:table-cell>
          <table:table-cell table:style-name="ce7" table:formula="of:=IF(ISBLANK([.AN27]);&quot;&quot;;[.AN27]+MAX([.AN129];[.AO129]))">
            <text:p/>
          </table:table-cell>
          <table:table-cell table:style-name="ce7" table:formula="of:=IF(ISBLANK([.AO27]);&quot;&quot;;[.AO27]+MAX([.AO129];[.AP129]))">
            <text:p/>
          </table:table-cell>
          <table:table-cell table:style-name="ce7" table:formula="of:=IF(ISBLANK([.AP27]);&quot;&quot;;[.AP27]+MAX([.AP129];[.AQ129]))">
            <text:p/>
          </table:table-cell>
          <table:table-cell table:style-name="ce7" table:formula="of:=IF(ISBLANK([.AQ27]);&quot;&quot;;[.AQ27]+MAX([.AQ129];[.AR129]))">
            <text:p/>
          </table:table-cell>
          <table:table-cell table:style-name="ce7" table:formula="of:=IF(ISBLANK([.AR27]);&quot;&quot;;[.AR27]+MAX([.AR129];[.AS129]))">
            <text:p/>
          </table:table-cell>
          <table:table-cell table:style-name="ce7" table:formula="of:=IF(ISBLANK([.AS27]);&quot;&quot;;[.AS27]+MAX([.AS129];[.AT129]))">
            <text:p/>
          </table:table-cell>
          <table:table-cell table:style-name="ce7" table:formula="of:=IF(ISBLANK([.AT27]);&quot;&quot;;[.AT27]+MAX([.AT129];[.AU129]))">
            <text:p/>
          </table:table-cell>
          <table:table-cell table:style-name="ce7" table:formula="of:=IF(ISBLANK([.AU27]);&quot;&quot;;[.AU27]+MAX([.AU129];[.AV129]))">
            <text:p/>
          </table:table-cell>
          <table:table-cell table:style-name="ce7" table:formula="of:=IF(ISBLANK([.AV27]);&quot;&quot;;[.AV27]+MAX([.AV129];[.AW129]))">
            <text:p/>
          </table:table-cell>
          <table:table-cell table:style-name="ce7" table:formula="of:=IF(ISBLANK([.AW27]);&quot;&quot;;[.AW27]+MAX([.AW129];[.AX129]))">
            <text:p/>
          </table:table-cell>
          <table:table-cell table:style-name="ce7" table:formula="of:=IF(ISBLANK([.AX27]);&quot;&quot;;[.AX27]+MAX([.AX129];[.AY129]))">
            <text:p/>
          </table:table-cell>
          <table:table-cell table:style-name="ce7" table:formula="of:=IF(ISBLANK([.AY27]);&quot;&quot;;[.AY27]+MAX([.AY129];[.AZ129]))">
            <text:p/>
          </table:table-cell>
          <table:table-cell table:style-name="ce7" table:formula="of:=IF(ISBLANK([.AZ27]);&quot;&quot;;[.AZ27]+MAX([.AZ129];[.BA129]))">
            <text:p/>
          </table:table-cell>
          <table:table-cell table:style-name="ce7" table:formula="of:=IF(ISBLANK([.BA27]);&quot;&quot;;[.BA27]+MAX([.BA129];[.BB129]))">
            <text:p/>
          </table:table-cell>
          <table:table-cell table:style-name="ce7" table:formula="of:=IF(ISBLANK([.BB27]);&quot;&quot;;[.BB27]+MAX([.BB129];[.BC129]))">
            <text:p/>
          </table:table-cell>
          <table:table-cell table:style-name="ce7" table:formula="of:=IF(ISBLANK([.BC27]);&quot;&quot;;[.BC27]+MAX([.BC129];[.BD129]))">
            <text:p/>
          </table:table-cell>
          <table:table-cell table:style-name="ce7" table:formula="of:=IF(ISBLANK([.BD27]);&quot;&quot;;[.BD27]+MAX([.BD129];[.BE129]))">
            <text:p/>
          </table:table-cell>
          <table:table-cell table:style-name="ce7" table:formula="of:=IF(ISBLANK([.BE27]);&quot;&quot;;[.BE27]+MAX([.BE129];[.BF129]))">
            <text:p/>
          </table:table-cell>
          <table:table-cell table:style-name="ce7" table:formula="of:=IF(ISBLANK([.BF27]);&quot;&quot;;[.BF27]+MAX([.BF129];[.BG129]))">
            <text:p/>
          </table:table-cell>
          <table:table-cell table:style-name="ce7" table:formula="of:=IF(ISBLANK([.BG27]);&quot;&quot;;[.BG27]+MAX([.BG129];[.BH129]))">
            <text:p/>
          </table:table-cell>
          <table:table-cell table:style-name="ce7" table:formula="of:=IF(ISBLANK([.BH27]);&quot;&quot;;[.BH27]+MAX([.BH129];[.BI129]))">
            <text:p/>
          </table:table-cell>
          <table:table-cell table:style-name="ce7" table:formula="of:=IF(ISBLANK([.BI27]);&quot;&quot;;[.BI27]+MAX([.BI129];[.BJ129]))">
            <text:p/>
          </table:table-cell>
          <table:table-cell table:style-name="ce7" table:formula="of:=IF(ISBLANK([.BJ27]);&quot;&quot;;[.BJ27]+MAX([.BJ129];[.BK129]))">
            <text:p/>
          </table:table-cell>
          <table:table-cell table:style-name="ce7" table:formula="of:=IF(ISBLANK([.BK27]);&quot;&quot;;[.BK27]+MAX([.BK129];[.BL129]))">
            <text:p/>
          </table:table-cell>
          <table:table-cell table:style-name="ce7" table:formula="of:=IF(ISBLANK([.BL27]);&quot;&quot;;[.BL27]+MAX([.BL129];[.BM129]))">
            <text:p/>
          </table:table-cell>
          <table:table-cell table:style-name="ce7" table:formula="of:=IF(ISBLANK([.BM27]);&quot;&quot;;[.BM27]+MAX([.BM129];[.BN129]))">
            <text:p/>
          </table:table-cell>
          <table:table-cell table:style-name="ce7" table:formula="of:=IF(ISBLANK([.BN27]);&quot;&quot;;[.BN27]+MAX([.BN129];[.BO129]))">
            <text:p/>
          </table:table-cell>
          <table:table-cell table:style-name="ce7" table:formula="of:=IF(ISBLANK([.BO27]);&quot;&quot;;[.BO27]+MAX([.BO129];[.BP129]))">
            <text:p/>
          </table:table-cell>
          <table:table-cell table:style-name="ce7" table:formula="of:=IF(ISBLANK([.BP27]);&quot;&quot;;[.BP27]+MAX([.BP129];[.BQ129]))">
            <text:p/>
          </table:table-cell>
          <table:table-cell table:style-name="ce7" table:formula="of:=IF(ISBLANK([.BQ27]);&quot;&quot;;[.BQ27]+MAX([.BQ129];[.BR129]))">
            <text:p/>
          </table:table-cell>
          <table:table-cell table:style-name="ce7" table:formula="of:=IF(ISBLANK([.BR27]);&quot;&quot;;[.BR27]+MAX([.BR129];[.BS129]))">
            <text:p/>
          </table:table-cell>
          <table:table-cell table:style-name="ce7" table:formula="of:=IF(ISBLANK([.BS27]);&quot;&quot;;[.BS27]+MAX([.BS129];[.BT129]))">
            <text:p/>
          </table:table-cell>
          <table:table-cell table:style-name="ce7" table:formula="of:=IF(ISBLANK([.BT27]);&quot;&quot;;[.BT27]+MAX([.BT129];[.BU129]))">
            <text:p/>
          </table:table-cell>
          <table:table-cell table:style-name="ce7" table:formula="of:=IF(ISBLANK([.BU27]);&quot;&quot;;[.BU27]+MAX([.BU129];[.BV129]))">
            <text:p/>
          </table:table-cell>
          <table:table-cell table:style-name="ce7" table:formula="of:=IF(ISBLANK([.BV27]);&quot;&quot;;[.BV27]+MAX([.BV129];[.BW129]))">
            <text:p/>
          </table:table-cell>
          <table:table-cell table:style-name="ce7" table:formula="of:=IF(ISBLANK([.BW27]);&quot;&quot;;[.BW27]+MAX([.BW129];[.BX129]))">
            <text:p/>
          </table:table-cell>
          <table:table-cell table:style-name="ce7" table:formula="of:=IF(ISBLANK([.BX27]);&quot;&quot;;[.BX27]+MAX([.BX129];[.BY129]))">
            <text:p/>
          </table:table-cell>
          <table:table-cell table:style-name="ce7" table:formula="of:=IF(ISBLANK([.BY27]);&quot;&quot;;[.BY27]+MAX([.BY129];[.BZ129]))">
            <text:p/>
          </table:table-cell>
          <table:table-cell table:style-name="ce7" table:formula="of:=IF(ISBLANK([.BZ27]);&quot;&quot;;[.BZ27]+MAX([.BZ129];[.CA129]))">
            <text:p/>
          </table:table-cell>
          <table:table-cell table:style-name="ce7" table:formula="of:=IF(ISBLANK([.CA27]);&quot;&quot;;[.CA27]+MAX([.CA129];[.CB129]))">
            <text:p/>
          </table:table-cell>
          <table:table-cell table:style-name="ce7" table:formula="of:=IF(ISBLANK([.CB27]);&quot;&quot;;[.CB27]+MAX([.CB129];[.CC129]))">
            <text:p/>
          </table:table-cell>
          <table:table-cell table:style-name="ce7" table:formula="of:=IF(ISBLANK([.CC27]);&quot;&quot;;[.CC27]+MAX([.CC129];[.CD129]))">
            <text:p/>
          </table:table-cell>
          <table:table-cell table:style-name="ce7" table:formula="of:=IF(ISBLANK([.CD27]);&quot;&quot;;[.CD27]+MAX([.CD129];[.CE129]))">
            <text:p/>
          </table:table-cell>
          <table:table-cell table:style-name="ce7" table:formula="of:=IF(ISBLANK([.CE27]);&quot;&quot;;[.CE27]+MAX([.CE129];[.CF129]))">
            <text:p/>
          </table:table-cell>
          <table:table-cell table:style-name="ce7" table:formula="of:=IF(ISBLANK([.CF27]);&quot;&quot;;[.CF27]+MAX([.CF129];[.CG129]))">
            <text:p/>
          </table:table-cell>
          <table:table-cell table:style-name="ce7" table:formula="of:=IF(ISBLANK([.CG27]);&quot;&quot;;[.CG27]+MAX([.CG129];[.CH129]))">
            <text:p/>
          </table:table-cell>
          <table:table-cell table:style-name="ce7" table:formula="of:=IF(ISBLANK([.CH27]);&quot;&quot;;[.CH27]+MAX([.CH129];[.CI129]))">
            <text:p/>
          </table:table-cell>
          <table:table-cell table:style-name="ce7" table:formula="of:=IF(ISBLANK([.CI27]);&quot;&quot;;[.CI27]+MAX([.CI129];[.CJ129]))">
            <text:p/>
          </table:table-cell>
          <table:table-cell table:style-name="ce7" table:formula="of:=IF(ISBLANK([.CJ27]);&quot;&quot;;[.CJ27]+MAX([.CJ129];[.CK129]))">
            <text:p/>
          </table:table-cell>
          <table:table-cell table:style-name="ce7" table:formula="of:=IF(ISBLANK([.CK27]);&quot;&quot;;[.CK27]+MAX([.CK129];[.CL129]))">
            <text:p/>
          </table:table-cell>
          <table:table-cell table:style-name="ce7" table:formula="of:=IF(ISBLANK([.CL27]);&quot;&quot;;[.CL27]+MAX([.CL129];[.CM129]))">
            <text:p/>
          </table:table-cell>
          <table:table-cell table:style-name="ce7" table:formula="of:=IF(ISBLANK([.CM27]);&quot;&quot;;[.CM27]+MAX([.CM129];[.CN129]))">
            <text:p/>
          </table:table-cell>
          <table:table-cell table:style-name="ce7" table:formula="of:=IF(ISBLANK([.CN27]);&quot;&quot;;[.CN27]+MAX([.CN129];[.CO129]))">
            <text:p/>
          </table:table-cell>
          <table:table-cell table:style-name="ce7" table:formula="of:=IF(ISBLANK([.CO27]);&quot;&quot;;[.CO27]+MAX([.CO129];[.CP129]))">
            <text:p/>
          </table:table-cell>
          <table:table-cell table:style-name="ce7" table:formula="of:=IF(ISBLANK([.CP27]);&quot;&quot;;[.CP27]+MAX([.CP129];[.CQ129]))">
            <text:p/>
          </table:table-cell>
          <table:table-cell table:style-name="ce7" table:formula="of:=IF(ISBLANK([.CQ27]);&quot;&quot;;[.CQ27]+MAX([.CQ129];[.CR129]))">
            <text:p/>
          </table:table-cell>
          <table:table-cell table:style-name="ce7" table:formula="of:=IF(ISBLANK([.CR27]);&quot;&quot;;[.CR27]+MAX([.CR129];[.CS129]))">
            <text:p/>
          </table:table-cell>
          <table:table-cell table:style-name="ce7" table:formula="of:=IF(ISBLANK([.CS27]);&quot;&quot;;[.CS27]+MAX([.CS129];[.CT129]))">
            <text:p/>
          </table:table-cell>
          <table:table-cell table:style-name="ce7" table:formula="of:=IF(ISBLANK([.CT27]);&quot;&quot;;[.CT27]+MAX([.CT129];[.CU129]))">
            <text:p/>
          </table:table-cell>
          <table:table-cell table:style-name="ce7" table:formula="of:=IF(ISBLANK([.CU27]);&quot;&quot;;[.CU27]+MAX([.CU129];[.CV129]))">
            <text:p/>
          </table:table-cell>
          <table:table-cell table:formula="of:=IF(ISBLANK([.CV27]);&quot;&quot;;[.CV27]+MAX([.CV129];[.CW129]))">
            <text:p/>
          </table:table-cell>
        </table:table-row>
        <table:table-row table:style-name="ro1">
          <table:table-cell table:formula="of:=IF(ISBLANK([.A28]);&quot;&quot;;[.A28]+MAX([.A130];[.B130]))" office:value-type="float" office:value="5281" calcext:value-type="float">
            <text:p>5281</text:p>
          </table:table-cell>
          <table:table-cell table:style-name="ce7" table:formula="of:=IF(ISBLANK([.B28]);&quot;&quot;;[.B28]+MAX([.B130];[.C130]))" office:value-type="float" office:value="5198" calcext:value-type="float">
            <text:p>5198</text:p>
          </table:table-cell>
          <table:table-cell table:style-name="ce7" table:formula="of:=IF(ISBLANK([.C28]);&quot;&quot;;[.C28]+MAX([.C130];[.D130]))" office:value-type="float" office:value="5138" calcext:value-type="float">
            <text:p>5138</text:p>
          </table:table-cell>
          <table:table-cell table:style-name="ce7" table:formula="of:=IF(ISBLANK([.D28]);&quot;&quot;;[.D28]+MAX([.D130];[.E130]))" office:value-type="float" office:value="5364" calcext:value-type="float">
            <text:p>5364</text:p>
          </table:table-cell>
          <table:table-cell table:style-name="ce7" table:formula="of:=IF(ISBLANK([.E28]);&quot;&quot;;[.E28]+MAX([.E130];[.F130]))" office:value-type="float" office:value="5327" calcext:value-type="float">
            <text:p>5327</text:p>
          </table:table-cell>
          <table:table-cell table:style-name="ce7" table:formula="of:=IF(ISBLANK([.F28]);&quot;&quot;;[.F28]+MAX([.F130];[.G130]))" office:value-type="float" office:value="5384" calcext:value-type="float">
            <text:p>5384</text:p>
          </table:table-cell>
          <table:table-cell table:style-name="ce7" table:formula="of:=IF(ISBLANK([.G28]);&quot;&quot;;[.G28]+MAX([.G130];[.H130]))" office:value-type="float" office:value="5335" calcext:value-type="float">
            <text:p>5335</text:p>
          </table:table-cell>
          <table:table-cell table:style-name="ce7" table:formula="of:=IF(ISBLANK([.H28]);&quot;&quot;;[.H28]+MAX([.H130];[.I130]))" office:value-type="float" office:value="5392" calcext:value-type="float">
            <text:p>5392</text:p>
          </table:table-cell>
          <table:table-cell table:style-name="ce7" table:formula="of:=IF(ISBLANK([.I28]);&quot;&quot;;[.I28]+MAX([.I130];[.J130]))" office:value-type="float" office:value="5390" calcext:value-type="float">
            <text:p>5390</text:p>
          </table:table-cell>
          <table:table-cell table:style-name="ce7" table:formula="of:=IF(ISBLANK([.J28]);&quot;&quot;;[.J28]+MAX([.J130];[.K130]))" office:value-type="float" office:value="5370" calcext:value-type="float">
            <text:p>5370</text:p>
          </table:table-cell>
          <table:table-cell table:style-name="ce7" table:formula="of:=IF(ISBLANK([.K28]);&quot;&quot;;[.K28]+MAX([.K130];[.L130]))" office:value-type="float" office:value="5202" calcext:value-type="float">
            <text:p>5202</text:p>
          </table:table-cell>
          <table:table-cell table:style-name="ce7" table:formula="of:=IF(ISBLANK([.L28]);&quot;&quot;;[.L28]+MAX([.L130];[.M130]))" office:value-type="float" office:value="5194" calcext:value-type="float">
            <text:p>5194</text:p>
          </table:table-cell>
          <table:table-cell table:style-name="ce7" table:formula="of:=IF(ISBLANK([.M28]);&quot;&quot;;[.M28]+MAX([.M130];[.N130]))" office:value-type="float" office:value="5196" calcext:value-type="float">
            <text:p>5196</text:p>
          </table:table-cell>
          <table:table-cell table:style-name="ce7" table:formula="of:=IF(ISBLANK([.N28]);&quot;&quot;;[.N28]+MAX([.N130];[.O130]))" office:value-type="float" office:value="5307" calcext:value-type="float">
            <text:p>5307</text:p>
          </table:table-cell>
          <table:table-cell table:style-name="ce7" table:formula="of:=IF(ISBLANK([.O28]);&quot;&quot;;[.O28]+MAX([.O130];[.P130]))" office:value-type="float" office:value="5306" calcext:value-type="float">
            <text:p>5306</text:p>
          </table:table-cell>
          <table:table-cell table:style-name="ce7" table:formula="of:=IF(ISBLANK([.P28]);&quot;&quot;;[.P28]+MAX([.P130];[.Q130]))" office:value-type="float" office:value="5386" calcext:value-type="float">
            <text:p>5386</text:p>
          </table:table-cell>
          <table:table-cell table:style-name="ce7" table:formula="of:=IF(ISBLANK([.Q28]);&quot;&quot;;[.Q28]+MAX([.Q130];[.R130]))" office:value-type="float" office:value="5323" calcext:value-type="float">
            <text:p>5323</text:p>
          </table:table-cell>
          <table:table-cell table:style-name="ce7" table:formula="of:=IF(ISBLANK([.R28]);&quot;&quot;;[.R28]+MAX([.R130];[.S130]))" office:value-type="float" office:value="5370" calcext:value-type="float">
            <text:p>5370</text:p>
          </table:table-cell>
          <table:table-cell table:style-name="ce7" table:formula="of:=IF(ISBLANK([.S28]);&quot;&quot;;[.S28]+MAX([.S130];[.T130]))" office:value-type="float" office:value="5350" calcext:value-type="float">
            <text:p>5350</text:p>
          </table:table-cell>
          <table:table-cell table:style-name="ce7" table:formula="of:=IF(ISBLANK([.T28]);&quot;&quot;;[.T28]+MAX([.T130];[.U130]))" office:value-type="float" office:value="5399" calcext:value-type="float">
            <text:p>5399</text:p>
          </table:table-cell>
          <table:table-cell table:style-name="ce7" table:formula="of:=IF(ISBLANK([.U28]);&quot;&quot;;[.U28]+MAX([.U130];[.V130]))" office:value-type="float" office:value="5414" calcext:value-type="float">
            <text:p>5414</text:p>
          </table:table-cell>
          <table:table-cell table:style-name="ce7" table:formula="of:=IF(ISBLANK([.V28]);&quot;&quot;;[.V28]+MAX([.V130];[.W130]))" office:value-type="float" office:value="5354" calcext:value-type="float">
            <text:p>5354</text:p>
          </table:table-cell>
          <table:table-cell table:style-name="ce7" table:formula="of:=IF(ISBLANK([.W28]);&quot;&quot;;[.W28]+MAX([.W130];[.X130]))" office:value-type="float" office:value="5364" calcext:value-type="float">
            <text:p>5364</text:p>
          </table:table-cell>
          <table:table-cell table:style-name="ce7" table:formula="of:=IF(ISBLANK([.X28]);&quot;&quot;;[.X28]+MAX([.X130];[.Y130]))" office:value-type="float" office:value="5340" calcext:value-type="float">
            <text:p>5340</text:p>
          </table:table-cell>
          <table:table-cell table:style-name="ce7" table:formula="of:=IF(ISBLANK([.Y28]);&quot;&quot;;[.Y28]+MAX([.Y130];[.Z130]))" office:value-type="float" office:value="5236" calcext:value-type="float">
            <text:p>5236</text:p>
          </table:table-cell>
          <table:table-cell table:style-name="ce7" table:formula="of:=IF(ISBLANK([.Z28]);&quot;&quot;;[.Z28]+MAX([.Z130];[.AA130]))" office:value-type="float" office:value="5360" calcext:value-type="float">
            <text:p>5360</text:p>
          </table:table-cell>
          <table:table-cell table:style-name="ce7" table:formula="of:=IF(ISBLANK([.AA28]);&quot;&quot;;[.AA28]+MAX([.AA130];[.AB130]))" office:value-type="float" office:value="5318" calcext:value-type="float">
            <text:p>5318</text:p>
          </table:table-cell>
          <table:table-cell table:style-name="ce7" table:formula="of:=IF(ISBLANK([.AB28]);&quot;&quot;;[.AB28]+MAX([.AB130];[.AC130]))">
            <text:p/>
          </table:table-cell>
          <table:table-cell table:style-name="ce7" table:formula="of:=IF(ISBLANK([.AC28]);&quot;&quot;;[.AC28]+MAX([.AC130];[.AD130]))">
            <text:p/>
          </table:table-cell>
          <table:table-cell table:style-name="ce7" table:formula="of:=IF(ISBLANK([.AD28]);&quot;&quot;;[.AD28]+MAX([.AD130];[.AE130]))">
            <text:p/>
          </table:table-cell>
          <table:table-cell table:style-name="ce7" table:formula="of:=IF(ISBLANK([.AE28]);&quot;&quot;;[.AE28]+MAX([.AE130];[.AF130]))">
            <text:p/>
          </table:table-cell>
          <table:table-cell table:style-name="ce7" table:formula="of:=IF(ISBLANK([.AF28]);&quot;&quot;;[.AF28]+MAX([.AF130];[.AG130]))">
            <text:p/>
          </table:table-cell>
          <table:table-cell table:style-name="ce7" table:formula="of:=IF(ISBLANK([.AG28]);&quot;&quot;;[.AG28]+MAX([.AG130];[.AH130]))">
            <text:p/>
          </table:table-cell>
          <table:table-cell table:style-name="ce7" table:formula="of:=IF(ISBLANK([.AH28]);&quot;&quot;;[.AH28]+MAX([.AH130];[.AI130]))">
            <text:p/>
          </table:table-cell>
          <table:table-cell table:style-name="ce7" table:formula="of:=IF(ISBLANK([.AI28]);&quot;&quot;;[.AI28]+MAX([.AI130];[.AJ130]))">
            <text:p/>
          </table:table-cell>
          <table:table-cell table:style-name="ce7" table:formula="of:=IF(ISBLANK([.AJ28]);&quot;&quot;;[.AJ28]+MAX([.AJ130];[.AK130]))">
            <text:p/>
          </table:table-cell>
          <table:table-cell table:style-name="ce7" table:formula="of:=IF(ISBLANK([.AK28]);&quot;&quot;;[.AK28]+MAX([.AK130];[.AL130]))">
            <text:p/>
          </table:table-cell>
          <table:table-cell table:style-name="ce7" table:formula="of:=IF(ISBLANK([.AL28]);&quot;&quot;;[.AL28]+MAX([.AL130];[.AM130]))">
            <text:p/>
          </table:table-cell>
          <table:table-cell table:style-name="ce7" table:formula="of:=IF(ISBLANK([.AM28]);&quot;&quot;;[.AM28]+MAX([.AM130];[.AN130]))">
            <text:p/>
          </table:table-cell>
          <table:table-cell table:style-name="ce7" table:formula="of:=IF(ISBLANK([.AN28]);&quot;&quot;;[.AN28]+MAX([.AN130];[.AO130]))">
            <text:p/>
          </table:table-cell>
          <table:table-cell table:style-name="ce7" table:formula="of:=IF(ISBLANK([.AO28]);&quot;&quot;;[.AO28]+MAX([.AO130];[.AP130]))">
            <text:p/>
          </table:table-cell>
          <table:table-cell table:style-name="ce7" table:formula="of:=IF(ISBLANK([.AP28]);&quot;&quot;;[.AP28]+MAX([.AP130];[.AQ130]))">
            <text:p/>
          </table:table-cell>
          <table:table-cell table:style-name="ce7" table:formula="of:=IF(ISBLANK([.AQ28]);&quot;&quot;;[.AQ28]+MAX([.AQ130];[.AR130]))">
            <text:p/>
          </table:table-cell>
          <table:table-cell table:style-name="ce7" table:formula="of:=IF(ISBLANK([.AR28]);&quot;&quot;;[.AR28]+MAX([.AR130];[.AS130]))">
            <text:p/>
          </table:table-cell>
          <table:table-cell table:style-name="ce7" table:formula="of:=IF(ISBLANK([.AS28]);&quot;&quot;;[.AS28]+MAX([.AS130];[.AT130]))">
            <text:p/>
          </table:table-cell>
          <table:table-cell table:style-name="ce7" table:formula="of:=IF(ISBLANK([.AT28]);&quot;&quot;;[.AT28]+MAX([.AT130];[.AU130]))">
            <text:p/>
          </table:table-cell>
          <table:table-cell table:style-name="ce7" table:formula="of:=IF(ISBLANK([.AU28]);&quot;&quot;;[.AU28]+MAX([.AU130];[.AV130]))">
            <text:p/>
          </table:table-cell>
          <table:table-cell table:style-name="ce7" table:formula="of:=IF(ISBLANK([.AV28]);&quot;&quot;;[.AV28]+MAX([.AV130];[.AW130]))">
            <text:p/>
          </table:table-cell>
          <table:table-cell table:style-name="ce7" table:formula="of:=IF(ISBLANK([.AW28]);&quot;&quot;;[.AW28]+MAX([.AW130];[.AX130]))">
            <text:p/>
          </table:table-cell>
          <table:table-cell table:style-name="ce7" table:formula="of:=IF(ISBLANK([.AX28]);&quot;&quot;;[.AX28]+MAX([.AX130];[.AY130]))">
            <text:p/>
          </table:table-cell>
          <table:table-cell table:style-name="ce7" table:formula="of:=IF(ISBLANK([.AY28]);&quot;&quot;;[.AY28]+MAX([.AY130];[.AZ130]))">
            <text:p/>
          </table:table-cell>
          <table:table-cell table:style-name="ce7" table:formula="of:=IF(ISBLANK([.AZ28]);&quot;&quot;;[.AZ28]+MAX([.AZ130];[.BA130]))">
            <text:p/>
          </table:table-cell>
          <table:table-cell table:style-name="ce7" table:formula="of:=IF(ISBLANK([.BA28]);&quot;&quot;;[.BA28]+MAX([.BA130];[.BB130]))">
            <text:p/>
          </table:table-cell>
          <table:table-cell table:style-name="ce7" table:formula="of:=IF(ISBLANK([.BB28]);&quot;&quot;;[.BB28]+MAX([.BB130];[.BC130]))">
            <text:p/>
          </table:table-cell>
          <table:table-cell table:style-name="ce7" table:formula="of:=IF(ISBLANK([.BC28]);&quot;&quot;;[.BC28]+MAX([.BC130];[.BD130]))">
            <text:p/>
          </table:table-cell>
          <table:table-cell table:style-name="ce7" table:formula="of:=IF(ISBLANK([.BD28]);&quot;&quot;;[.BD28]+MAX([.BD130];[.BE130]))">
            <text:p/>
          </table:table-cell>
          <table:table-cell table:style-name="ce7" table:formula="of:=IF(ISBLANK([.BE28]);&quot;&quot;;[.BE28]+MAX([.BE130];[.BF130]))">
            <text:p/>
          </table:table-cell>
          <table:table-cell table:style-name="ce7" table:formula="of:=IF(ISBLANK([.BF28]);&quot;&quot;;[.BF28]+MAX([.BF130];[.BG130]))">
            <text:p/>
          </table:table-cell>
          <table:table-cell table:style-name="ce7" table:formula="of:=IF(ISBLANK([.BG28]);&quot;&quot;;[.BG28]+MAX([.BG130];[.BH130]))">
            <text:p/>
          </table:table-cell>
          <table:table-cell table:style-name="ce7" table:formula="of:=IF(ISBLANK([.BH28]);&quot;&quot;;[.BH28]+MAX([.BH130];[.BI130]))">
            <text:p/>
          </table:table-cell>
          <table:table-cell table:style-name="ce7" table:formula="of:=IF(ISBLANK([.BI28]);&quot;&quot;;[.BI28]+MAX([.BI130];[.BJ130]))">
            <text:p/>
          </table:table-cell>
          <table:table-cell table:style-name="ce7" table:formula="of:=IF(ISBLANK([.BJ28]);&quot;&quot;;[.BJ28]+MAX([.BJ130];[.BK130]))">
            <text:p/>
          </table:table-cell>
          <table:table-cell table:style-name="ce7" table:formula="of:=IF(ISBLANK([.BK28]);&quot;&quot;;[.BK28]+MAX([.BK130];[.BL130]))">
            <text:p/>
          </table:table-cell>
          <table:table-cell table:style-name="ce7" table:formula="of:=IF(ISBLANK([.BL28]);&quot;&quot;;[.BL28]+MAX([.BL130];[.BM130]))">
            <text:p/>
          </table:table-cell>
          <table:table-cell table:style-name="ce7" table:formula="of:=IF(ISBLANK([.BM28]);&quot;&quot;;[.BM28]+MAX([.BM130];[.BN130]))">
            <text:p/>
          </table:table-cell>
          <table:table-cell table:style-name="ce7" table:formula="of:=IF(ISBLANK([.BN28]);&quot;&quot;;[.BN28]+MAX([.BN130];[.BO130]))">
            <text:p/>
          </table:table-cell>
          <table:table-cell table:style-name="ce7" table:formula="of:=IF(ISBLANK([.BO28]);&quot;&quot;;[.BO28]+MAX([.BO130];[.BP130]))">
            <text:p/>
          </table:table-cell>
          <table:table-cell table:style-name="ce7" table:formula="of:=IF(ISBLANK([.BP28]);&quot;&quot;;[.BP28]+MAX([.BP130];[.BQ130]))">
            <text:p/>
          </table:table-cell>
          <table:table-cell table:style-name="ce7" table:formula="of:=IF(ISBLANK([.BQ28]);&quot;&quot;;[.BQ28]+MAX([.BQ130];[.BR130]))">
            <text:p/>
          </table:table-cell>
          <table:table-cell table:style-name="ce7" table:formula="of:=IF(ISBLANK([.BR28]);&quot;&quot;;[.BR28]+MAX([.BR130];[.BS130]))">
            <text:p/>
          </table:table-cell>
          <table:table-cell table:style-name="ce7" table:formula="of:=IF(ISBLANK([.BS28]);&quot;&quot;;[.BS28]+MAX([.BS130];[.BT130]))">
            <text:p/>
          </table:table-cell>
          <table:table-cell table:style-name="ce7" table:formula="of:=IF(ISBLANK([.BT28]);&quot;&quot;;[.BT28]+MAX([.BT130];[.BU130]))">
            <text:p/>
          </table:table-cell>
          <table:table-cell table:style-name="ce7" table:formula="of:=IF(ISBLANK([.BU28]);&quot;&quot;;[.BU28]+MAX([.BU130];[.BV130]))">
            <text:p/>
          </table:table-cell>
          <table:table-cell table:style-name="ce7" table:formula="of:=IF(ISBLANK([.BV28]);&quot;&quot;;[.BV28]+MAX([.BV130];[.BW130]))">
            <text:p/>
          </table:table-cell>
          <table:table-cell table:style-name="ce7" table:formula="of:=IF(ISBLANK([.BW28]);&quot;&quot;;[.BW28]+MAX([.BW130];[.BX130]))">
            <text:p/>
          </table:table-cell>
          <table:table-cell table:style-name="ce7" table:formula="of:=IF(ISBLANK([.BX28]);&quot;&quot;;[.BX28]+MAX([.BX130];[.BY130]))">
            <text:p/>
          </table:table-cell>
          <table:table-cell table:style-name="ce7" table:formula="of:=IF(ISBLANK([.BY28]);&quot;&quot;;[.BY28]+MAX([.BY130];[.BZ130]))">
            <text:p/>
          </table:table-cell>
          <table:table-cell table:style-name="ce7" table:formula="of:=IF(ISBLANK([.BZ28]);&quot;&quot;;[.BZ28]+MAX([.BZ130];[.CA130]))">
            <text:p/>
          </table:table-cell>
          <table:table-cell table:style-name="ce7" table:formula="of:=IF(ISBLANK([.CA28]);&quot;&quot;;[.CA28]+MAX([.CA130];[.CB130]))">
            <text:p/>
          </table:table-cell>
          <table:table-cell table:style-name="ce7" table:formula="of:=IF(ISBLANK([.CB28]);&quot;&quot;;[.CB28]+MAX([.CB130];[.CC130]))">
            <text:p/>
          </table:table-cell>
          <table:table-cell table:style-name="ce7" table:formula="of:=IF(ISBLANK([.CC28]);&quot;&quot;;[.CC28]+MAX([.CC130];[.CD130]))">
            <text:p/>
          </table:table-cell>
          <table:table-cell table:style-name="ce7" table:formula="of:=IF(ISBLANK([.CD28]);&quot;&quot;;[.CD28]+MAX([.CD130];[.CE130]))">
            <text:p/>
          </table:table-cell>
          <table:table-cell table:style-name="ce7" table:formula="of:=IF(ISBLANK([.CE28]);&quot;&quot;;[.CE28]+MAX([.CE130];[.CF130]))">
            <text:p/>
          </table:table-cell>
          <table:table-cell table:style-name="ce7" table:formula="of:=IF(ISBLANK([.CF28]);&quot;&quot;;[.CF28]+MAX([.CF130];[.CG130]))">
            <text:p/>
          </table:table-cell>
          <table:table-cell table:style-name="ce7" table:formula="of:=IF(ISBLANK([.CG28]);&quot;&quot;;[.CG28]+MAX([.CG130];[.CH130]))">
            <text:p/>
          </table:table-cell>
          <table:table-cell table:style-name="ce7" table:formula="of:=IF(ISBLANK([.CH28]);&quot;&quot;;[.CH28]+MAX([.CH130];[.CI130]))">
            <text:p/>
          </table:table-cell>
          <table:table-cell table:style-name="ce7" table:formula="of:=IF(ISBLANK([.CI28]);&quot;&quot;;[.CI28]+MAX([.CI130];[.CJ130]))">
            <text:p/>
          </table:table-cell>
          <table:table-cell table:style-name="ce7" table:formula="of:=IF(ISBLANK([.CJ28]);&quot;&quot;;[.CJ28]+MAX([.CJ130];[.CK130]))">
            <text:p/>
          </table:table-cell>
          <table:table-cell table:style-name="ce7" table:formula="of:=IF(ISBLANK([.CK28]);&quot;&quot;;[.CK28]+MAX([.CK130];[.CL130]))">
            <text:p/>
          </table:table-cell>
          <table:table-cell table:style-name="ce7" table:formula="of:=IF(ISBLANK([.CL28]);&quot;&quot;;[.CL28]+MAX([.CL130];[.CM130]))">
            <text:p/>
          </table:table-cell>
          <table:table-cell table:style-name="ce7" table:formula="of:=IF(ISBLANK([.CM28]);&quot;&quot;;[.CM28]+MAX([.CM130];[.CN130]))">
            <text:p/>
          </table:table-cell>
          <table:table-cell table:style-name="ce7" table:formula="of:=IF(ISBLANK([.CN28]);&quot;&quot;;[.CN28]+MAX([.CN130];[.CO130]))">
            <text:p/>
          </table:table-cell>
          <table:table-cell table:style-name="ce7" table:formula="of:=IF(ISBLANK([.CO28]);&quot;&quot;;[.CO28]+MAX([.CO130];[.CP130]))">
            <text:p/>
          </table:table-cell>
          <table:table-cell table:style-name="ce7" table:formula="of:=IF(ISBLANK([.CP28]);&quot;&quot;;[.CP28]+MAX([.CP130];[.CQ130]))">
            <text:p/>
          </table:table-cell>
          <table:table-cell table:style-name="ce7" table:formula="of:=IF(ISBLANK([.CQ28]);&quot;&quot;;[.CQ28]+MAX([.CQ130];[.CR130]))">
            <text:p/>
          </table:table-cell>
          <table:table-cell table:style-name="ce7" table:formula="of:=IF(ISBLANK([.CR28]);&quot;&quot;;[.CR28]+MAX([.CR130];[.CS130]))">
            <text:p/>
          </table:table-cell>
          <table:table-cell table:style-name="ce7" table:formula="of:=IF(ISBLANK([.CS28]);&quot;&quot;;[.CS28]+MAX([.CS130];[.CT130]))">
            <text:p/>
          </table:table-cell>
          <table:table-cell table:style-name="ce7" table:formula="of:=IF(ISBLANK([.CT28]);&quot;&quot;;[.CT28]+MAX([.CT130];[.CU130]))">
            <text:p/>
          </table:table-cell>
          <table:table-cell table:style-name="ce7" table:formula="of:=IF(ISBLANK([.CU28]);&quot;&quot;;[.CU28]+MAX([.CU130];[.CV130]))">
            <text:p/>
          </table:table-cell>
          <table:table-cell table:formula="of:=IF(ISBLANK([.CV28]);&quot;&quot;;[.CV28]+MAX([.CV130];[.CW130]))">
            <text:p/>
          </table:table-cell>
        </table:table-row>
        <table:table-row table:style-name="ro1">
          <table:table-cell table:formula="of:=IF(ISBLANK([.A29]);&quot;&quot;;[.A29]+MAX([.A131];[.B131]))" office:value-type="float" office:value="5154" calcext:value-type="float">
            <text:p>5154</text:p>
          </table:table-cell>
          <table:table-cell table:style-name="ce7" table:formula="of:=IF(ISBLANK([.B29]);&quot;&quot;;[.B29]+MAX([.B131];[.C131]))" office:value-type="float" office:value="5189" calcext:value-type="float">
            <text:p>5189</text:p>
          </table:table-cell>
          <table:table-cell table:style-name="ce7" table:formula="of:=IF(ISBLANK([.C29]);&quot;&quot;;[.C29]+MAX([.C131];[.D131]))" office:value-type="float" office:value="5125" calcext:value-type="float">
            <text:p>5125</text:p>
          </table:table-cell>
          <table:table-cell table:style-name="ce7" table:formula="of:=IF(ISBLANK([.D29]);&quot;&quot;;[.D29]+MAX([.D131];[.E131]))" office:value-type="float" office:value="5123" calcext:value-type="float">
            <text:p>5123</text:p>
          </table:table-cell>
          <table:table-cell table:style-name="ce7" table:formula="of:=IF(ISBLANK([.E29]);&quot;&quot;;[.E29]+MAX([.E131];[.F131]))" office:value-type="float" office:value="5309" calcext:value-type="float">
            <text:p>5309</text:p>
          </table:table-cell>
          <table:table-cell table:style-name="ce7" table:formula="of:=IF(ISBLANK([.F29]);&quot;&quot;;[.F29]+MAX([.F131];[.G131]))" office:value-type="float" office:value="5317" calcext:value-type="float">
            <text:p>5317</text:p>
          </table:table-cell>
          <table:table-cell table:style-name="ce7" table:formula="of:=IF(ISBLANK([.G29]);&quot;&quot;;[.G29]+MAX([.G131];[.H131]))" office:value-type="float" office:value="5309" calcext:value-type="float">
            <text:p>5309</text:p>
          </table:table-cell>
          <table:table-cell table:style-name="ce7" table:formula="of:=IF(ISBLANK([.H29]);&quot;&quot;;[.H29]+MAX([.H131];[.I131]))" office:value-type="float" office:value="5279" calcext:value-type="float">
            <text:p>5279</text:p>
          </table:table-cell>
          <table:table-cell table:style-name="ce7" table:formula="of:=IF(ISBLANK([.I29]);&quot;&quot;;[.I29]+MAX([.I131];[.J131]))" office:value-type="float" office:value="5314" calcext:value-type="float">
            <text:p>5314</text:p>
          </table:table-cell>
          <table:table-cell table:style-name="ce7" table:formula="of:=IF(ISBLANK([.J29]);&quot;&quot;;[.J29]+MAX([.J131];[.K131]))" office:value-type="float" office:value="5288" calcext:value-type="float">
            <text:p>5288</text:p>
          </table:table-cell>
          <table:table-cell table:style-name="ce7" table:formula="of:=IF(ISBLANK([.K29]);&quot;&quot;;[.K29]+MAX([.K131];[.L131]))" office:value-type="float" office:value="5139" calcext:value-type="float">
            <text:p>5139</text:p>
          </table:table-cell>
          <table:table-cell table:style-name="ce7" table:formula="of:=IF(ISBLANK([.L29]);&quot;&quot;;[.L29]+MAX([.L131];[.M131]))" office:value-type="float" office:value="5139" calcext:value-type="float">
            <text:p>5139</text:p>
          </table:table-cell>
          <table:table-cell table:style-name="ce7" table:formula="of:=IF(ISBLANK([.M29]);&quot;&quot;;[.M29]+MAX([.M131];[.N131]))" office:value-type="float" office:value="5145" calcext:value-type="float">
            <text:p>5145</text:p>
          </table:table-cell>
          <table:table-cell table:style-name="ce7" table:formula="of:=IF(ISBLANK([.N29]);&quot;&quot;;[.N29]+MAX([.N131];[.O131]))" office:value-type="float" office:value="5139" calcext:value-type="float">
            <text:p>5139</text:p>
          </table:table-cell>
          <table:table-cell table:style-name="ce7" table:formula="of:=IF(ISBLANK([.O29]);&quot;&quot;;[.O29]+MAX([.O131];[.P131]))" office:value-type="float" office:value="5276" calcext:value-type="float">
            <text:p>5276</text:p>
          </table:table-cell>
          <table:table-cell table:style-name="ce7" table:formula="of:=IF(ISBLANK([.P29]);&quot;&quot;;[.P29]+MAX([.P131];[.Q131]))" office:value-type="float" office:value="5282" calcext:value-type="float">
            <text:p>5282</text:p>
          </table:table-cell>
          <table:table-cell table:style-name="ce7" table:formula="of:=IF(ISBLANK([.Q29]);&quot;&quot;;[.Q29]+MAX([.Q131];[.R131]))" office:value-type="float" office:value="5318" calcext:value-type="float">
            <text:p>5318</text:p>
          </table:table-cell>
          <table:table-cell table:style-name="ce7" table:formula="of:=IF(ISBLANK([.R29]);&quot;&quot;;[.R29]+MAX([.R131];[.S131]))" office:value-type="float" office:value="5255" calcext:value-type="float">
            <text:p>5255</text:p>
          </table:table-cell>
          <table:table-cell table:style-name="ce7" table:formula="of:=IF(ISBLANK([.S29]);&quot;&quot;;[.S29]+MAX([.S131];[.T131]))" office:value-type="float" office:value="5313" calcext:value-type="float">
            <text:p>5313</text:p>
          </table:table-cell>
          <table:table-cell table:style-name="ce7" table:formula="of:=IF(ISBLANK([.T29]);&quot;&quot;;[.T29]+MAX([.T131];[.U131]))" office:value-type="float" office:value="5343" calcext:value-type="float">
            <text:p>5343</text:p>
          </table:table-cell>
          <table:table-cell table:style-name="ce7" table:formula="of:=IF(ISBLANK([.U29]);&quot;&quot;;[.U29]+MAX([.U131];[.V131]))" office:value-type="float" office:value="5345" calcext:value-type="float">
            <text:p>5345</text:p>
          </table:table-cell>
          <table:table-cell table:style-name="ce7" table:formula="of:=IF(ISBLANK([.V29]);&quot;&quot;;[.V29]+MAX([.V131];[.W131]))" office:value-type="float" office:value="5333" calcext:value-type="float">
            <text:p>5333</text:p>
          </table:table-cell>
          <table:table-cell table:style-name="ce7" table:formula="of:=IF(ISBLANK([.W29]);&quot;&quot;;[.W29]+MAX([.W131];[.X131]))" office:value-type="float" office:value="5292" calcext:value-type="float">
            <text:p>5292</text:p>
          </table:table-cell>
          <table:table-cell table:style-name="ce7" table:formula="of:=IF(ISBLANK([.X29]);&quot;&quot;;[.X29]+MAX([.X131];[.Y131]))" office:value-type="float" office:value="5297" calcext:value-type="float">
            <text:p>5297</text:p>
          </table:table-cell>
          <table:table-cell table:style-name="ce7" table:formula="of:=IF(ISBLANK([.Y29]);&quot;&quot;;[.Y29]+MAX([.Y131];[.Z131]))" office:value-type="float" office:value="5218" calcext:value-type="float">
            <text:p>5218</text:p>
          </table:table-cell>
          <table:table-cell table:style-name="ce7" table:formula="of:=IF(ISBLANK([.Z29]);&quot;&quot;;[.Z29]+MAX([.Z131];[.AA131]))" office:value-type="float" office:value="5219" calcext:value-type="float">
            <text:p>5219</text:p>
          </table:table-cell>
          <table:table-cell table:style-name="ce7" table:formula="of:=IF(ISBLANK([.AA29]);&quot;&quot;;[.AA29]+MAX([.AA131];[.AB131]))" office:value-type="float" office:value="5297" calcext:value-type="float">
            <text:p>5297</text:p>
          </table:table-cell>
          <table:table-cell table:style-name="ce7" table:formula="of:=IF(ISBLANK([.AB29]);&quot;&quot;;[.AB29]+MAX([.AB131];[.AC131]))" office:value-type="float" office:value="5306" calcext:value-type="float">
            <text:p>5306</text:p>
          </table:table-cell>
          <table:table-cell table:style-name="ce7" table:formula="of:=IF(ISBLANK([.AC29]);&quot;&quot;;[.AC29]+MAX([.AC131];[.AD131]))">
            <text:p/>
          </table:table-cell>
          <table:table-cell table:style-name="ce7" table:formula="of:=IF(ISBLANK([.AD29]);&quot;&quot;;[.AD29]+MAX([.AD131];[.AE131]))">
            <text:p/>
          </table:table-cell>
          <table:table-cell table:style-name="ce7" table:formula="of:=IF(ISBLANK([.AE29]);&quot;&quot;;[.AE29]+MAX([.AE131];[.AF131]))">
            <text:p/>
          </table:table-cell>
          <table:table-cell table:style-name="ce7" table:formula="of:=IF(ISBLANK([.AF29]);&quot;&quot;;[.AF29]+MAX([.AF131];[.AG131]))">
            <text:p/>
          </table:table-cell>
          <table:table-cell table:style-name="ce7" table:formula="of:=IF(ISBLANK([.AG29]);&quot;&quot;;[.AG29]+MAX([.AG131];[.AH131]))">
            <text:p/>
          </table:table-cell>
          <table:table-cell table:style-name="ce7" table:formula="of:=IF(ISBLANK([.AH29]);&quot;&quot;;[.AH29]+MAX([.AH131];[.AI131]))">
            <text:p/>
          </table:table-cell>
          <table:table-cell table:style-name="ce7" table:formula="of:=IF(ISBLANK([.AI29]);&quot;&quot;;[.AI29]+MAX([.AI131];[.AJ131]))">
            <text:p/>
          </table:table-cell>
          <table:table-cell table:style-name="ce7" table:formula="of:=IF(ISBLANK([.AJ29]);&quot;&quot;;[.AJ29]+MAX([.AJ131];[.AK131]))">
            <text:p/>
          </table:table-cell>
          <table:table-cell table:style-name="ce7" table:formula="of:=IF(ISBLANK([.AK29]);&quot;&quot;;[.AK29]+MAX([.AK131];[.AL131]))">
            <text:p/>
          </table:table-cell>
          <table:table-cell table:style-name="ce7" table:formula="of:=IF(ISBLANK([.AL29]);&quot;&quot;;[.AL29]+MAX([.AL131];[.AM131]))">
            <text:p/>
          </table:table-cell>
          <table:table-cell table:style-name="ce7" table:formula="of:=IF(ISBLANK([.AM29]);&quot;&quot;;[.AM29]+MAX([.AM131];[.AN131]))">
            <text:p/>
          </table:table-cell>
          <table:table-cell table:style-name="ce7" table:formula="of:=IF(ISBLANK([.AN29]);&quot;&quot;;[.AN29]+MAX([.AN131];[.AO131]))">
            <text:p/>
          </table:table-cell>
          <table:table-cell table:style-name="ce7" table:formula="of:=IF(ISBLANK([.AO29]);&quot;&quot;;[.AO29]+MAX([.AO131];[.AP131]))">
            <text:p/>
          </table:table-cell>
          <table:table-cell table:style-name="ce7" table:formula="of:=IF(ISBLANK([.AP29]);&quot;&quot;;[.AP29]+MAX([.AP131];[.AQ131]))">
            <text:p/>
          </table:table-cell>
          <table:table-cell table:style-name="ce7" table:formula="of:=IF(ISBLANK([.AQ29]);&quot;&quot;;[.AQ29]+MAX([.AQ131];[.AR131]))">
            <text:p/>
          </table:table-cell>
          <table:table-cell table:style-name="ce7" table:formula="of:=IF(ISBLANK([.AR29]);&quot;&quot;;[.AR29]+MAX([.AR131];[.AS131]))">
            <text:p/>
          </table:table-cell>
          <table:table-cell table:style-name="ce7" table:formula="of:=IF(ISBLANK([.AS29]);&quot;&quot;;[.AS29]+MAX([.AS131];[.AT131]))">
            <text:p/>
          </table:table-cell>
          <table:table-cell table:style-name="ce7" table:formula="of:=IF(ISBLANK([.AT29]);&quot;&quot;;[.AT29]+MAX([.AT131];[.AU131]))">
            <text:p/>
          </table:table-cell>
          <table:table-cell table:style-name="ce7" table:formula="of:=IF(ISBLANK([.AU29]);&quot;&quot;;[.AU29]+MAX([.AU131];[.AV131]))">
            <text:p/>
          </table:table-cell>
          <table:table-cell table:style-name="ce7" table:formula="of:=IF(ISBLANK([.AV29]);&quot;&quot;;[.AV29]+MAX([.AV131];[.AW131]))">
            <text:p/>
          </table:table-cell>
          <table:table-cell table:style-name="ce7" table:formula="of:=IF(ISBLANK([.AW29]);&quot;&quot;;[.AW29]+MAX([.AW131];[.AX131]))">
            <text:p/>
          </table:table-cell>
          <table:table-cell table:style-name="ce7" table:formula="of:=IF(ISBLANK([.AX29]);&quot;&quot;;[.AX29]+MAX([.AX131];[.AY131]))">
            <text:p/>
          </table:table-cell>
          <table:table-cell table:style-name="ce7" table:formula="of:=IF(ISBLANK([.AY29]);&quot;&quot;;[.AY29]+MAX([.AY131];[.AZ131]))">
            <text:p/>
          </table:table-cell>
          <table:table-cell table:style-name="ce7" table:formula="of:=IF(ISBLANK([.AZ29]);&quot;&quot;;[.AZ29]+MAX([.AZ131];[.BA131]))">
            <text:p/>
          </table:table-cell>
          <table:table-cell table:style-name="ce7" table:formula="of:=IF(ISBLANK([.BA29]);&quot;&quot;;[.BA29]+MAX([.BA131];[.BB131]))">
            <text:p/>
          </table:table-cell>
          <table:table-cell table:style-name="ce7" table:formula="of:=IF(ISBLANK([.BB29]);&quot;&quot;;[.BB29]+MAX([.BB131];[.BC131]))">
            <text:p/>
          </table:table-cell>
          <table:table-cell table:style-name="ce7" table:formula="of:=IF(ISBLANK([.BC29]);&quot;&quot;;[.BC29]+MAX([.BC131];[.BD131]))">
            <text:p/>
          </table:table-cell>
          <table:table-cell table:style-name="ce7" table:formula="of:=IF(ISBLANK([.BD29]);&quot;&quot;;[.BD29]+MAX([.BD131];[.BE131]))">
            <text:p/>
          </table:table-cell>
          <table:table-cell table:style-name="ce7" table:formula="of:=IF(ISBLANK([.BE29]);&quot;&quot;;[.BE29]+MAX([.BE131];[.BF131]))">
            <text:p/>
          </table:table-cell>
          <table:table-cell table:style-name="ce7" table:formula="of:=IF(ISBLANK([.BF29]);&quot;&quot;;[.BF29]+MAX([.BF131];[.BG131]))">
            <text:p/>
          </table:table-cell>
          <table:table-cell table:style-name="ce7" table:formula="of:=IF(ISBLANK([.BG29]);&quot;&quot;;[.BG29]+MAX([.BG131];[.BH131]))">
            <text:p/>
          </table:table-cell>
          <table:table-cell table:style-name="ce7" table:formula="of:=IF(ISBLANK([.BH29]);&quot;&quot;;[.BH29]+MAX([.BH131];[.BI131]))">
            <text:p/>
          </table:table-cell>
          <table:table-cell table:style-name="ce7" table:formula="of:=IF(ISBLANK([.BI29]);&quot;&quot;;[.BI29]+MAX([.BI131];[.BJ131]))">
            <text:p/>
          </table:table-cell>
          <table:table-cell table:style-name="ce7" table:formula="of:=IF(ISBLANK([.BJ29]);&quot;&quot;;[.BJ29]+MAX([.BJ131];[.BK131]))">
            <text:p/>
          </table:table-cell>
          <table:table-cell table:style-name="ce7" table:formula="of:=IF(ISBLANK([.BK29]);&quot;&quot;;[.BK29]+MAX([.BK131];[.BL131]))">
            <text:p/>
          </table:table-cell>
          <table:table-cell table:style-name="ce7" table:formula="of:=IF(ISBLANK([.BL29]);&quot;&quot;;[.BL29]+MAX([.BL131];[.BM131]))">
            <text:p/>
          </table:table-cell>
          <table:table-cell table:style-name="ce7" table:formula="of:=IF(ISBLANK([.BM29]);&quot;&quot;;[.BM29]+MAX([.BM131];[.BN131]))">
            <text:p/>
          </table:table-cell>
          <table:table-cell table:style-name="ce7" table:formula="of:=IF(ISBLANK([.BN29]);&quot;&quot;;[.BN29]+MAX([.BN131];[.BO131]))">
            <text:p/>
          </table:table-cell>
          <table:table-cell table:style-name="ce7" table:formula="of:=IF(ISBLANK([.BO29]);&quot;&quot;;[.BO29]+MAX([.BO131];[.BP131]))">
            <text:p/>
          </table:table-cell>
          <table:table-cell table:style-name="ce7" table:formula="of:=IF(ISBLANK([.BP29]);&quot;&quot;;[.BP29]+MAX([.BP131];[.BQ131]))">
            <text:p/>
          </table:table-cell>
          <table:table-cell table:style-name="ce7" table:formula="of:=IF(ISBLANK([.BQ29]);&quot;&quot;;[.BQ29]+MAX([.BQ131];[.BR131]))">
            <text:p/>
          </table:table-cell>
          <table:table-cell table:style-name="ce7" table:formula="of:=IF(ISBLANK([.BR29]);&quot;&quot;;[.BR29]+MAX([.BR131];[.BS131]))">
            <text:p/>
          </table:table-cell>
          <table:table-cell table:style-name="ce7" table:formula="of:=IF(ISBLANK([.BS29]);&quot;&quot;;[.BS29]+MAX([.BS131];[.BT131]))">
            <text:p/>
          </table:table-cell>
          <table:table-cell table:style-name="ce7" table:formula="of:=IF(ISBLANK([.BT29]);&quot;&quot;;[.BT29]+MAX([.BT131];[.BU131]))">
            <text:p/>
          </table:table-cell>
          <table:table-cell table:style-name="ce7" table:formula="of:=IF(ISBLANK([.BU29]);&quot;&quot;;[.BU29]+MAX([.BU131];[.BV131]))">
            <text:p/>
          </table:table-cell>
          <table:table-cell table:style-name="ce7" table:formula="of:=IF(ISBLANK([.BV29]);&quot;&quot;;[.BV29]+MAX([.BV131];[.BW131]))">
            <text:p/>
          </table:table-cell>
          <table:table-cell table:style-name="ce7" table:formula="of:=IF(ISBLANK([.BW29]);&quot;&quot;;[.BW29]+MAX([.BW131];[.BX131]))">
            <text:p/>
          </table:table-cell>
          <table:table-cell table:style-name="ce7" table:formula="of:=IF(ISBLANK([.BX29]);&quot;&quot;;[.BX29]+MAX([.BX131];[.BY131]))">
            <text:p/>
          </table:table-cell>
          <table:table-cell table:style-name="ce7" table:formula="of:=IF(ISBLANK([.BY29]);&quot;&quot;;[.BY29]+MAX([.BY131];[.BZ131]))">
            <text:p/>
          </table:table-cell>
          <table:table-cell table:style-name="ce7" table:formula="of:=IF(ISBLANK([.BZ29]);&quot;&quot;;[.BZ29]+MAX([.BZ131];[.CA131]))">
            <text:p/>
          </table:table-cell>
          <table:table-cell table:style-name="ce7" table:formula="of:=IF(ISBLANK([.CA29]);&quot;&quot;;[.CA29]+MAX([.CA131];[.CB131]))">
            <text:p/>
          </table:table-cell>
          <table:table-cell table:style-name="ce7" table:formula="of:=IF(ISBLANK([.CB29]);&quot;&quot;;[.CB29]+MAX([.CB131];[.CC131]))">
            <text:p/>
          </table:table-cell>
          <table:table-cell table:style-name="ce7" table:formula="of:=IF(ISBLANK([.CC29]);&quot;&quot;;[.CC29]+MAX([.CC131];[.CD131]))">
            <text:p/>
          </table:table-cell>
          <table:table-cell table:style-name="ce7" table:formula="of:=IF(ISBLANK([.CD29]);&quot;&quot;;[.CD29]+MAX([.CD131];[.CE131]))">
            <text:p/>
          </table:table-cell>
          <table:table-cell table:style-name="ce7" table:formula="of:=IF(ISBLANK([.CE29]);&quot;&quot;;[.CE29]+MAX([.CE131];[.CF131]))">
            <text:p/>
          </table:table-cell>
          <table:table-cell table:style-name="ce7" table:formula="of:=IF(ISBLANK([.CF29]);&quot;&quot;;[.CF29]+MAX([.CF131];[.CG131]))">
            <text:p/>
          </table:table-cell>
          <table:table-cell table:style-name="ce7" table:formula="of:=IF(ISBLANK([.CG29]);&quot;&quot;;[.CG29]+MAX([.CG131];[.CH131]))">
            <text:p/>
          </table:table-cell>
          <table:table-cell table:style-name="ce7" table:formula="of:=IF(ISBLANK([.CH29]);&quot;&quot;;[.CH29]+MAX([.CH131];[.CI131]))">
            <text:p/>
          </table:table-cell>
          <table:table-cell table:style-name="ce7" table:formula="of:=IF(ISBLANK([.CI29]);&quot;&quot;;[.CI29]+MAX([.CI131];[.CJ131]))">
            <text:p/>
          </table:table-cell>
          <table:table-cell table:style-name="ce7" table:formula="of:=IF(ISBLANK([.CJ29]);&quot;&quot;;[.CJ29]+MAX([.CJ131];[.CK131]))">
            <text:p/>
          </table:table-cell>
          <table:table-cell table:style-name="ce7" table:formula="of:=IF(ISBLANK([.CK29]);&quot;&quot;;[.CK29]+MAX([.CK131];[.CL131]))">
            <text:p/>
          </table:table-cell>
          <table:table-cell table:style-name="ce7" table:formula="of:=IF(ISBLANK([.CL29]);&quot;&quot;;[.CL29]+MAX([.CL131];[.CM131]))">
            <text:p/>
          </table:table-cell>
          <table:table-cell table:style-name="ce7" table:formula="of:=IF(ISBLANK([.CM29]);&quot;&quot;;[.CM29]+MAX([.CM131];[.CN131]))">
            <text:p/>
          </table:table-cell>
          <table:table-cell table:style-name="ce7" table:formula="of:=IF(ISBLANK([.CN29]);&quot;&quot;;[.CN29]+MAX([.CN131];[.CO131]))">
            <text:p/>
          </table:table-cell>
          <table:table-cell table:style-name="ce7" table:formula="of:=IF(ISBLANK([.CO29]);&quot;&quot;;[.CO29]+MAX([.CO131];[.CP131]))">
            <text:p/>
          </table:table-cell>
          <table:table-cell table:style-name="ce7" table:formula="of:=IF(ISBLANK([.CP29]);&quot;&quot;;[.CP29]+MAX([.CP131];[.CQ131]))">
            <text:p/>
          </table:table-cell>
          <table:table-cell table:style-name="ce7" table:formula="of:=IF(ISBLANK([.CQ29]);&quot;&quot;;[.CQ29]+MAX([.CQ131];[.CR131]))">
            <text:p/>
          </table:table-cell>
          <table:table-cell table:style-name="ce7" table:formula="of:=IF(ISBLANK([.CR29]);&quot;&quot;;[.CR29]+MAX([.CR131];[.CS131]))">
            <text:p/>
          </table:table-cell>
          <table:table-cell table:style-name="ce7" table:formula="of:=IF(ISBLANK([.CS29]);&quot;&quot;;[.CS29]+MAX([.CS131];[.CT131]))">
            <text:p/>
          </table:table-cell>
          <table:table-cell table:style-name="ce7" table:formula="of:=IF(ISBLANK([.CT29]);&quot;&quot;;[.CT29]+MAX([.CT131];[.CU131]))">
            <text:p/>
          </table:table-cell>
          <table:table-cell table:style-name="ce7" table:formula="of:=IF(ISBLANK([.CU29]);&quot;&quot;;[.CU29]+MAX([.CU131];[.CV131]))">
            <text:p/>
          </table:table-cell>
          <table:table-cell table:formula="of:=IF(ISBLANK([.CV29]);&quot;&quot;;[.CV29]+MAX([.CV131];[.CW131]))">
            <text:p/>
          </table:table-cell>
        </table:table-row>
        <table:table-row table:style-name="ro1">
          <table:table-cell table:formula="of:=IF(ISBLANK([.A30]);&quot;&quot;;[.A30]+MAX([.A132];[.B132]))" office:value-type="float" office:value="5125" calcext:value-type="float">
            <text:p>5125</text:p>
          </table:table-cell>
          <table:table-cell table:style-name="ce7" table:formula="of:=IF(ISBLANK([.B30]);&quot;&quot;;[.B30]+MAX([.B132];[.C132]))" office:value-type="float" office:value="5130" calcext:value-type="float">
            <text:p>5130</text:p>
          </table:table-cell>
          <table:table-cell table:style-name="ce7" table:formula="of:=IF(ISBLANK([.C30]);&quot;&quot;;[.C30]+MAX([.C132];[.D132]))" office:value-type="float" office:value="5119" calcext:value-type="float">
            <text:p>5119</text:p>
          </table:table-cell>
          <table:table-cell table:style-name="ce7" table:formula="of:=IF(ISBLANK([.D30]);&quot;&quot;;[.D30]+MAX([.D132];[.E132]))" office:value-type="float" office:value="5059" calcext:value-type="float">
            <text:p>5059</text:p>
          </table:table-cell>
          <table:table-cell table:style-name="ce7" table:formula="of:=IF(ISBLANK([.E30]);&quot;&quot;;[.E30]+MAX([.E132];[.F132]))" office:value-type="float" office:value="5115" calcext:value-type="float">
            <text:p>5115</text:p>
          </table:table-cell>
          <table:table-cell table:style-name="ce7" table:formula="of:=IF(ISBLANK([.F30]);&quot;&quot;;[.F30]+MAX([.F132];[.G132]))" office:value-type="float" office:value="5211" calcext:value-type="float">
            <text:p>5211</text:p>
          </table:table-cell>
          <table:table-cell table:style-name="ce7" table:formula="of:=IF(ISBLANK([.G30]);&quot;&quot;;[.G30]+MAX([.G132];[.H132]))" office:value-type="float" office:value="5243" calcext:value-type="float">
            <text:p>5243</text:p>
          </table:table-cell>
          <table:table-cell table:style-name="ce7" table:formula="of:=IF(ISBLANK([.H30]);&quot;&quot;;[.H30]+MAX([.H132];[.I132]))" office:value-type="float" office:value="5239" calcext:value-type="float">
            <text:p>5239</text:p>
          </table:table-cell>
          <table:table-cell table:style-name="ce7" table:formula="of:=IF(ISBLANK([.I30]);&quot;&quot;;[.I30]+MAX([.I132];[.J132]))" office:value-type="float" office:value="5253" calcext:value-type="float">
            <text:p>5253</text:p>
          </table:table-cell>
          <table:table-cell table:style-name="ce7" table:formula="of:=IF(ISBLANK([.J30]);&quot;&quot;;[.J30]+MAX([.J132];[.K132]))" office:value-type="float" office:value="5228" calcext:value-type="float">
            <text:p>5228</text:p>
          </table:table-cell>
          <table:table-cell table:style-name="ce7" table:formula="of:=IF(ISBLANK([.K30]);&quot;&quot;;[.K30]+MAX([.K132];[.L132]))" office:value-type="float" office:value="5076" calcext:value-type="float">
            <text:p>5076</text:p>
          </table:table-cell>
          <table:table-cell table:style-name="ce7" table:formula="of:=IF(ISBLANK([.L30]);&quot;&quot;;[.L30]+MAX([.L132];[.M132]))" office:value-type="float" office:value="5126" calcext:value-type="float">
            <text:p>5126</text:p>
          </table:table-cell>
          <table:table-cell table:style-name="ce7" table:formula="of:=IF(ISBLANK([.M30]);&quot;&quot;;[.M30]+MAX([.M132];[.N132]))" office:value-type="float" office:value="5136" calcext:value-type="float">
            <text:p>5136</text:p>
          </table:table-cell>
          <table:table-cell table:style-name="ce7" table:formula="of:=IF(ISBLANK([.N30]);&quot;&quot;;[.N30]+MAX([.N132];[.O132]))" office:value-type="float" office:value="5130" calcext:value-type="float">
            <text:p>5130</text:p>
          </table:table-cell>
          <table:table-cell table:style-name="ce7" table:formula="of:=IF(ISBLANK([.O30]);&quot;&quot;;[.O30]+MAX([.O132];[.P132]))" office:value-type="float" office:value="5111" calcext:value-type="float">
            <text:p>5111</text:p>
          </table:table-cell>
          <table:table-cell table:style-name="ce7" table:formula="of:=IF(ISBLANK([.P30]);&quot;&quot;;[.P30]+MAX([.P132];[.Q132]))" office:value-type="float" office:value="5252" calcext:value-type="float">
            <text:p>5252</text:p>
          </table:table-cell>
          <table:table-cell table:style-name="ce7" table:formula="of:=IF(ISBLANK([.Q30]);&quot;&quot;;[.Q30]+MAX([.Q132];[.R132]))" office:value-type="float" office:value="5191" calcext:value-type="float">
            <text:p>5191</text:p>
          </table:table-cell>
          <table:table-cell table:style-name="ce7" table:formula="of:=IF(ISBLANK([.R30]);&quot;&quot;;[.R30]+MAX([.R132];[.S132]))" office:value-type="float" office:value="5247" calcext:value-type="float">
            <text:p>5247</text:p>
          </table:table-cell>
          <table:table-cell table:style-name="ce7" table:formula="of:=IF(ISBLANK([.S30]);&quot;&quot;;[.S30]+MAX([.S132];[.T132]))" office:value-type="float" office:value="5131" calcext:value-type="float">
            <text:p>5131</text:p>
          </table:table-cell>
          <table:table-cell table:style-name="ce7" table:formula="of:=IF(ISBLANK([.T30]);&quot;&quot;;[.T30]+MAX([.T132];[.U132]))" office:value-type="float" office:value="5225" calcext:value-type="float">
            <text:p>5225</text:p>
          </table:table-cell>
          <table:table-cell table:style-name="ce7" table:formula="of:=IF(ISBLANK([.U30]);&quot;&quot;;[.U30]+MAX([.U132];[.V132]))" office:value-type="float" office:value="5273" calcext:value-type="float">
            <text:p>5273</text:p>
          </table:table-cell>
          <table:table-cell table:style-name="ce7" table:formula="of:=IF(ISBLANK([.V30]);&quot;&quot;;[.V30]+MAX([.V132];[.W132]))" office:value-type="float" office:value="5214" calcext:value-type="float">
            <text:p>5214</text:p>
          </table:table-cell>
          <table:table-cell table:style-name="ce7" table:formula="of:=IF(ISBLANK([.W30]);&quot;&quot;;[.W30]+MAX([.W132];[.X132]))" office:value-type="float" office:value="5263" calcext:value-type="float">
            <text:p>5263</text:p>
          </table:table-cell>
          <table:table-cell table:style-name="ce7" table:formula="of:=IF(ISBLANK([.X30]);&quot;&quot;;[.X30]+MAX([.X132];[.Y132]))" office:value-type="float" office:value="5185" calcext:value-type="float">
            <text:p>5185</text:p>
          </table:table-cell>
          <table:table-cell table:style-name="ce7" table:formula="of:=IF(ISBLANK([.Y30]);&quot;&quot;;[.Y30]+MAX([.Y132];[.Z132]))" office:value-type="float" office:value="5207" calcext:value-type="float">
            <text:p>5207</text:p>
          </table:table-cell>
          <table:table-cell table:style-name="ce7" table:formula="of:=IF(ISBLANK([.Z30]);&quot;&quot;;[.Z30]+MAX([.Z132];[.AA132]))" office:value-type="float" office:value="5137" calcext:value-type="float">
            <text:p>5137</text:p>
          </table:table-cell>
          <table:table-cell table:style-name="ce7" table:formula="of:=IF(ISBLANK([.AA30]);&quot;&quot;;[.AA30]+MAX([.AA132];[.AB132]))" office:value-type="float" office:value="5108" calcext:value-type="float">
            <text:p>5108</text:p>
          </table:table-cell>
          <table:table-cell table:style-name="ce7" table:formula="of:=IF(ISBLANK([.AB30]);&quot;&quot;;[.AB30]+MAX([.AB132];[.AC132]))" office:value-type="float" office:value="5256" calcext:value-type="float">
            <text:p>5256</text:p>
          </table:table-cell>
          <table:table-cell table:style-name="ce7" table:formula="of:=IF(ISBLANK([.AC30]);&quot;&quot;;[.AC30]+MAX([.AC132];[.AD132]))" office:value-type="float" office:value="5272" calcext:value-type="float">
            <text:p>5272</text:p>
          </table:table-cell>
          <table:table-cell table:style-name="ce7" table:formula="of:=IF(ISBLANK([.AD30]);&quot;&quot;;[.AD30]+MAX([.AD132];[.AE132]))">
            <text:p/>
          </table:table-cell>
          <table:table-cell table:style-name="ce7" table:formula="of:=IF(ISBLANK([.AE30]);&quot;&quot;;[.AE30]+MAX([.AE132];[.AF132]))">
            <text:p/>
          </table:table-cell>
          <table:table-cell table:style-name="ce7" table:formula="of:=IF(ISBLANK([.AF30]);&quot;&quot;;[.AF30]+MAX([.AF132];[.AG132]))">
            <text:p/>
          </table:table-cell>
          <table:table-cell table:style-name="ce7" table:formula="of:=IF(ISBLANK([.AG30]);&quot;&quot;;[.AG30]+MAX([.AG132];[.AH132]))">
            <text:p/>
          </table:table-cell>
          <table:table-cell table:style-name="ce7" table:formula="of:=IF(ISBLANK([.AH30]);&quot;&quot;;[.AH30]+MAX([.AH132];[.AI132]))">
            <text:p/>
          </table:table-cell>
          <table:table-cell table:style-name="ce7" table:formula="of:=IF(ISBLANK([.AI30]);&quot;&quot;;[.AI30]+MAX([.AI132];[.AJ132]))">
            <text:p/>
          </table:table-cell>
          <table:table-cell table:style-name="ce7" table:formula="of:=IF(ISBLANK([.AJ30]);&quot;&quot;;[.AJ30]+MAX([.AJ132];[.AK132]))">
            <text:p/>
          </table:table-cell>
          <table:table-cell table:style-name="ce7" table:formula="of:=IF(ISBLANK([.AK30]);&quot;&quot;;[.AK30]+MAX([.AK132];[.AL132]))">
            <text:p/>
          </table:table-cell>
          <table:table-cell table:style-name="ce7" table:formula="of:=IF(ISBLANK([.AL30]);&quot;&quot;;[.AL30]+MAX([.AL132];[.AM132]))">
            <text:p/>
          </table:table-cell>
          <table:table-cell table:style-name="ce7" table:formula="of:=IF(ISBLANK([.AM30]);&quot;&quot;;[.AM30]+MAX([.AM132];[.AN132]))">
            <text:p/>
          </table:table-cell>
          <table:table-cell table:style-name="ce7" table:formula="of:=IF(ISBLANK([.AN30]);&quot;&quot;;[.AN30]+MAX([.AN132];[.AO132]))">
            <text:p/>
          </table:table-cell>
          <table:table-cell table:style-name="ce7" table:formula="of:=IF(ISBLANK([.AO30]);&quot;&quot;;[.AO30]+MAX([.AO132];[.AP132]))">
            <text:p/>
          </table:table-cell>
          <table:table-cell table:style-name="ce7" table:formula="of:=IF(ISBLANK([.AP30]);&quot;&quot;;[.AP30]+MAX([.AP132];[.AQ132]))">
            <text:p/>
          </table:table-cell>
          <table:table-cell table:style-name="ce7" table:formula="of:=IF(ISBLANK([.AQ30]);&quot;&quot;;[.AQ30]+MAX([.AQ132];[.AR132]))">
            <text:p/>
          </table:table-cell>
          <table:table-cell table:style-name="ce7" table:formula="of:=IF(ISBLANK([.AR30]);&quot;&quot;;[.AR30]+MAX([.AR132];[.AS132]))">
            <text:p/>
          </table:table-cell>
          <table:table-cell table:style-name="ce7" table:formula="of:=IF(ISBLANK([.AS30]);&quot;&quot;;[.AS30]+MAX([.AS132];[.AT132]))">
            <text:p/>
          </table:table-cell>
          <table:table-cell table:style-name="ce7" table:formula="of:=IF(ISBLANK([.AT30]);&quot;&quot;;[.AT30]+MAX([.AT132];[.AU132]))">
            <text:p/>
          </table:table-cell>
          <table:table-cell table:style-name="ce7" table:formula="of:=IF(ISBLANK([.AU30]);&quot;&quot;;[.AU30]+MAX([.AU132];[.AV132]))">
            <text:p/>
          </table:table-cell>
          <table:table-cell table:style-name="ce7" table:formula="of:=IF(ISBLANK([.AV30]);&quot;&quot;;[.AV30]+MAX([.AV132];[.AW132]))">
            <text:p/>
          </table:table-cell>
          <table:table-cell table:style-name="ce7" table:formula="of:=IF(ISBLANK([.AW30]);&quot;&quot;;[.AW30]+MAX([.AW132];[.AX132]))">
            <text:p/>
          </table:table-cell>
          <table:table-cell table:style-name="ce7" table:formula="of:=IF(ISBLANK([.AX30]);&quot;&quot;;[.AX30]+MAX([.AX132];[.AY132]))">
            <text:p/>
          </table:table-cell>
          <table:table-cell table:style-name="ce7" table:formula="of:=IF(ISBLANK([.AY30]);&quot;&quot;;[.AY30]+MAX([.AY132];[.AZ132]))">
            <text:p/>
          </table:table-cell>
          <table:table-cell table:style-name="ce7" table:formula="of:=IF(ISBLANK([.AZ30]);&quot;&quot;;[.AZ30]+MAX([.AZ132];[.BA132]))">
            <text:p/>
          </table:table-cell>
          <table:table-cell table:style-name="ce7" table:formula="of:=IF(ISBLANK([.BA30]);&quot;&quot;;[.BA30]+MAX([.BA132];[.BB132]))">
            <text:p/>
          </table:table-cell>
          <table:table-cell table:style-name="ce7" table:formula="of:=IF(ISBLANK([.BB30]);&quot;&quot;;[.BB30]+MAX([.BB132];[.BC132]))">
            <text:p/>
          </table:table-cell>
          <table:table-cell table:style-name="ce7" table:formula="of:=IF(ISBLANK([.BC30]);&quot;&quot;;[.BC30]+MAX([.BC132];[.BD132]))">
            <text:p/>
          </table:table-cell>
          <table:table-cell table:style-name="ce7" table:formula="of:=IF(ISBLANK([.BD30]);&quot;&quot;;[.BD30]+MAX([.BD132];[.BE132]))">
            <text:p/>
          </table:table-cell>
          <table:table-cell table:style-name="ce7" table:formula="of:=IF(ISBLANK([.BE30]);&quot;&quot;;[.BE30]+MAX([.BE132];[.BF132]))">
            <text:p/>
          </table:table-cell>
          <table:table-cell table:style-name="ce7" table:formula="of:=IF(ISBLANK([.BF30]);&quot;&quot;;[.BF30]+MAX([.BF132];[.BG132]))">
            <text:p/>
          </table:table-cell>
          <table:table-cell table:style-name="ce7" table:formula="of:=IF(ISBLANK([.BG30]);&quot;&quot;;[.BG30]+MAX([.BG132];[.BH132]))">
            <text:p/>
          </table:table-cell>
          <table:table-cell table:style-name="ce7" table:formula="of:=IF(ISBLANK([.BH30]);&quot;&quot;;[.BH30]+MAX([.BH132];[.BI132]))">
            <text:p/>
          </table:table-cell>
          <table:table-cell table:style-name="ce7" table:formula="of:=IF(ISBLANK([.BI30]);&quot;&quot;;[.BI30]+MAX([.BI132];[.BJ132]))">
            <text:p/>
          </table:table-cell>
          <table:table-cell table:style-name="ce7" table:formula="of:=IF(ISBLANK([.BJ30]);&quot;&quot;;[.BJ30]+MAX([.BJ132];[.BK132]))">
            <text:p/>
          </table:table-cell>
          <table:table-cell table:style-name="ce7" table:formula="of:=IF(ISBLANK([.BK30]);&quot;&quot;;[.BK30]+MAX([.BK132];[.BL132]))">
            <text:p/>
          </table:table-cell>
          <table:table-cell table:style-name="ce7" table:formula="of:=IF(ISBLANK([.BL30]);&quot;&quot;;[.BL30]+MAX([.BL132];[.BM132]))">
            <text:p/>
          </table:table-cell>
          <table:table-cell table:style-name="ce7" table:formula="of:=IF(ISBLANK([.BM30]);&quot;&quot;;[.BM30]+MAX([.BM132];[.BN132]))">
            <text:p/>
          </table:table-cell>
          <table:table-cell table:style-name="ce7" table:formula="of:=IF(ISBLANK([.BN30]);&quot;&quot;;[.BN30]+MAX([.BN132];[.BO132]))">
            <text:p/>
          </table:table-cell>
          <table:table-cell table:style-name="ce7" table:formula="of:=IF(ISBLANK([.BO30]);&quot;&quot;;[.BO30]+MAX([.BO132];[.BP132]))">
            <text:p/>
          </table:table-cell>
          <table:table-cell table:style-name="ce7" table:formula="of:=IF(ISBLANK([.BP30]);&quot;&quot;;[.BP30]+MAX([.BP132];[.BQ132]))">
            <text:p/>
          </table:table-cell>
          <table:table-cell table:style-name="ce7" table:formula="of:=IF(ISBLANK([.BQ30]);&quot;&quot;;[.BQ30]+MAX([.BQ132];[.BR132]))">
            <text:p/>
          </table:table-cell>
          <table:table-cell table:style-name="ce7" table:formula="of:=IF(ISBLANK([.BR30]);&quot;&quot;;[.BR30]+MAX([.BR132];[.BS132]))">
            <text:p/>
          </table:table-cell>
          <table:table-cell table:style-name="ce7" table:formula="of:=IF(ISBLANK([.BS30]);&quot;&quot;;[.BS30]+MAX([.BS132];[.BT132]))">
            <text:p/>
          </table:table-cell>
          <table:table-cell table:style-name="ce7" table:formula="of:=IF(ISBLANK([.BT30]);&quot;&quot;;[.BT30]+MAX([.BT132];[.BU132]))">
            <text:p/>
          </table:table-cell>
          <table:table-cell table:style-name="ce7" table:formula="of:=IF(ISBLANK([.BU30]);&quot;&quot;;[.BU30]+MAX([.BU132];[.BV132]))">
            <text:p/>
          </table:table-cell>
          <table:table-cell table:style-name="ce7" table:formula="of:=IF(ISBLANK([.BV30]);&quot;&quot;;[.BV30]+MAX([.BV132];[.BW132]))">
            <text:p/>
          </table:table-cell>
          <table:table-cell table:style-name="ce7" table:formula="of:=IF(ISBLANK([.BW30]);&quot;&quot;;[.BW30]+MAX([.BW132];[.BX132]))">
            <text:p/>
          </table:table-cell>
          <table:table-cell table:style-name="ce7" table:formula="of:=IF(ISBLANK([.BX30]);&quot;&quot;;[.BX30]+MAX([.BX132];[.BY132]))">
            <text:p/>
          </table:table-cell>
          <table:table-cell table:style-name="ce7" table:formula="of:=IF(ISBLANK([.BY30]);&quot;&quot;;[.BY30]+MAX([.BY132];[.BZ132]))">
            <text:p/>
          </table:table-cell>
          <table:table-cell table:style-name="ce7" table:formula="of:=IF(ISBLANK([.BZ30]);&quot;&quot;;[.BZ30]+MAX([.BZ132];[.CA132]))">
            <text:p/>
          </table:table-cell>
          <table:table-cell table:style-name="ce7" table:formula="of:=IF(ISBLANK([.CA30]);&quot;&quot;;[.CA30]+MAX([.CA132];[.CB132]))">
            <text:p/>
          </table:table-cell>
          <table:table-cell table:style-name="ce7" table:formula="of:=IF(ISBLANK([.CB30]);&quot;&quot;;[.CB30]+MAX([.CB132];[.CC132]))">
            <text:p/>
          </table:table-cell>
          <table:table-cell table:style-name="ce7" table:formula="of:=IF(ISBLANK([.CC30]);&quot;&quot;;[.CC30]+MAX([.CC132];[.CD132]))">
            <text:p/>
          </table:table-cell>
          <table:table-cell table:style-name="ce7" table:formula="of:=IF(ISBLANK([.CD30]);&quot;&quot;;[.CD30]+MAX([.CD132];[.CE132]))">
            <text:p/>
          </table:table-cell>
          <table:table-cell table:style-name="ce7" table:formula="of:=IF(ISBLANK([.CE30]);&quot;&quot;;[.CE30]+MAX([.CE132];[.CF132]))">
            <text:p/>
          </table:table-cell>
          <table:table-cell table:style-name="ce7" table:formula="of:=IF(ISBLANK([.CF30]);&quot;&quot;;[.CF30]+MAX([.CF132];[.CG132]))">
            <text:p/>
          </table:table-cell>
          <table:table-cell table:style-name="ce7" table:formula="of:=IF(ISBLANK([.CG30]);&quot;&quot;;[.CG30]+MAX([.CG132];[.CH132]))">
            <text:p/>
          </table:table-cell>
          <table:table-cell table:style-name="ce7" table:formula="of:=IF(ISBLANK([.CH30]);&quot;&quot;;[.CH30]+MAX([.CH132];[.CI132]))">
            <text:p/>
          </table:table-cell>
          <table:table-cell table:style-name="ce7" table:formula="of:=IF(ISBLANK([.CI30]);&quot;&quot;;[.CI30]+MAX([.CI132];[.CJ132]))">
            <text:p/>
          </table:table-cell>
          <table:table-cell table:style-name="ce7" table:formula="of:=IF(ISBLANK([.CJ30]);&quot;&quot;;[.CJ30]+MAX([.CJ132];[.CK132]))">
            <text:p/>
          </table:table-cell>
          <table:table-cell table:style-name="ce7" table:formula="of:=IF(ISBLANK([.CK30]);&quot;&quot;;[.CK30]+MAX([.CK132];[.CL132]))">
            <text:p/>
          </table:table-cell>
          <table:table-cell table:style-name="ce7" table:formula="of:=IF(ISBLANK([.CL30]);&quot;&quot;;[.CL30]+MAX([.CL132];[.CM132]))">
            <text:p/>
          </table:table-cell>
          <table:table-cell table:style-name="ce7" table:formula="of:=IF(ISBLANK([.CM30]);&quot;&quot;;[.CM30]+MAX([.CM132];[.CN132]))">
            <text:p/>
          </table:table-cell>
          <table:table-cell table:style-name="ce7" table:formula="of:=IF(ISBLANK([.CN30]);&quot;&quot;;[.CN30]+MAX([.CN132];[.CO132]))">
            <text:p/>
          </table:table-cell>
          <table:table-cell table:style-name="ce7" table:formula="of:=IF(ISBLANK([.CO30]);&quot;&quot;;[.CO30]+MAX([.CO132];[.CP132]))">
            <text:p/>
          </table:table-cell>
          <table:table-cell table:style-name="ce7" table:formula="of:=IF(ISBLANK([.CP30]);&quot;&quot;;[.CP30]+MAX([.CP132];[.CQ132]))">
            <text:p/>
          </table:table-cell>
          <table:table-cell table:style-name="ce7" table:formula="of:=IF(ISBLANK([.CQ30]);&quot;&quot;;[.CQ30]+MAX([.CQ132];[.CR132]))">
            <text:p/>
          </table:table-cell>
          <table:table-cell table:style-name="ce7" table:formula="of:=IF(ISBLANK([.CR30]);&quot;&quot;;[.CR30]+MAX([.CR132];[.CS132]))">
            <text:p/>
          </table:table-cell>
          <table:table-cell table:style-name="ce7" table:formula="of:=IF(ISBLANK([.CS30]);&quot;&quot;;[.CS30]+MAX([.CS132];[.CT132]))">
            <text:p/>
          </table:table-cell>
          <table:table-cell table:style-name="ce7" table:formula="of:=IF(ISBLANK([.CT30]);&quot;&quot;;[.CT30]+MAX([.CT132];[.CU132]))">
            <text:p/>
          </table:table-cell>
          <table:table-cell table:style-name="ce7" table:formula="of:=IF(ISBLANK([.CU30]);&quot;&quot;;[.CU30]+MAX([.CU132];[.CV132]))">
            <text:p/>
          </table:table-cell>
          <table:table-cell table:formula="of:=IF(ISBLANK([.CV30]);&quot;&quot;;[.CV30]+MAX([.CV132];[.CW132]))">
            <text:p/>
          </table:table-cell>
        </table:table-row>
        <table:table-row table:style-name="ro1">
          <table:table-cell table:formula="of:=IF(ISBLANK([.A31]);&quot;&quot;;[.A31]+MAX([.A133];[.B133]))" office:value-type="float" office:value="5059" calcext:value-type="float">
            <text:p>5059</text:p>
          </table:table-cell>
          <table:table-cell table:style-name="ce7" table:formula="of:=IF(ISBLANK([.B31]);&quot;&quot;;[.B31]+MAX([.B133];[.C133]))" office:value-type="float" office:value="5048" calcext:value-type="float">
            <text:p>5048</text:p>
          </table:table-cell>
          <table:table-cell table:style-name="ce7" table:formula="of:=IF(ISBLANK([.C31]);&quot;&quot;;[.C31]+MAX([.C133];[.D133]))" office:value-type="float" office:value="5046" calcext:value-type="float">
            <text:p>5046</text:p>
          </table:table-cell>
          <table:table-cell table:style-name="ce7" table:formula="of:=IF(ISBLANK([.D31]);&quot;&quot;;[.D31]+MAX([.D133];[.E133]))" office:value-type="float" office:value="5052" calcext:value-type="float">
            <text:p>5052</text:p>
          </table:table-cell>
          <table:table-cell table:style-name="ce7" table:formula="of:=IF(ISBLANK([.E31]);&quot;&quot;;[.E31]+MAX([.E133];[.F133]))" office:value-type="float" office:value="5055" calcext:value-type="float">
            <text:p>5055</text:p>
          </table:table-cell>
          <table:table-cell table:style-name="ce7" table:formula="of:=IF(ISBLANK([.F31]);&quot;&quot;;[.F31]+MAX([.F133];[.G133]))" office:value-type="float" office:value="5079" calcext:value-type="float">
            <text:p>5079</text:p>
          </table:table-cell>
          <table:table-cell table:style-name="ce7" table:formula="of:=IF(ISBLANK([.G31]);&quot;&quot;;[.G31]+MAX([.G133];[.H133]))" office:value-type="float" office:value="5151" calcext:value-type="float">
            <text:p>5151</text:p>
          </table:table-cell>
          <table:table-cell table:style-name="ce7" table:formula="of:=IF(ISBLANK([.H31]);&quot;&quot;;[.H31]+MAX([.H133];[.I133]))" office:value-type="float" office:value="5100" calcext:value-type="float">
            <text:p>5100</text:p>
          </table:table-cell>
          <table:table-cell table:style-name="ce7" table:formula="of:=IF(ISBLANK([.I31]);&quot;&quot;;[.I31]+MAX([.I133];[.J133]))" office:value-type="float" office:value="5162" calcext:value-type="float">
            <text:p>5162</text:p>
          </table:table-cell>
          <table:table-cell table:style-name="ce7" table:formula="of:=IF(ISBLANK([.J31]);&quot;&quot;;[.J31]+MAX([.J133];[.K133]))" office:value-type="float" office:value="5143" calcext:value-type="float">
            <text:p>5143</text:p>
          </table:table-cell>
          <table:table-cell table:style-name="ce7" table:formula="of:=IF(ISBLANK([.K31]);&quot;&quot;;[.K31]+MAX([.K133];[.L133]))" office:value-type="float" office:value="4971" calcext:value-type="float">
            <text:p>4971</text:p>
          </table:table-cell>
          <table:table-cell table:style-name="ce7" table:formula="of:=IF(ISBLANK([.L31]);&quot;&quot;;[.L31]+MAX([.L133];[.M133]))" office:value-type="float" office:value="5014" calcext:value-type="float">
            <text:p>5014</text:p>
          </table:table-cell>
          <table:table-cell table:style-name="ce7" table:formula="of:=IF(ISBLANK([.M31]);&quot;&quot;;[.M31]+MAX([.M133];[.N133]))" office:value-type="float" office:value="5077" calcext:value-type="float">
            <text:p>5077</text:p>
          </table:table-cell>
          <table:table-cell table:style-name="ce7" table:formula="of:=IF(ISBLANK([.N31]);&quot;&quot;;[.N31]+MAX([.N133];[.O133]))" office:value-type="float" office:value="5034" calcext:value-type="float">
            <text:p>5034</text:p>
          </table:table-cell>
          <table:table-cell table:style-name="ce7" table:formula="of:=IF(ISBLANK([.O31]);&quot;&quot;;[.O31]+MAX([.O133];[.P133]))" office:value-type="float" office:value="5069" calcext:value-type="float">
            <text:p>5069</text:p>
          </table:table-cell>
          <table:table-cell table:style-name="ce7" table:formula="of:=IF(ISBLANK([.P31]);&quot;&quot;;[.P31]+MAX([.P133];[.Q133]))" office:value-type="float" office:value="5081" calcext:value-type="float">
            <text:p>5081</text:p>
          </table:table-cell>
          <table:table-cell table:style-name="ce7" table:formula="of:=IF(ISBLANK([.Q31]);&quot;&quot;;[.Q31]+MAX([.Q133];[.R133]))" office:value-type="float" office:value="5162" calcext:value-type="float">
            <text:p>5162</text:p>
          </table:table-cell>
          <table:table-cell table:style-name="ce7" table:formula="of:=IF(ISBLANK([.R31]);&quot;&quot;;[.R31]+MAX([.R133];[.S133]))" office:value-type="float" office:value="5153" calcext:value-type="float">
            <text:p>5153</text:p>
          </table:table-cell>
          <table:table-cell table:style-name="ce7" table:formula="of:=IF(ISBLANK([.S31]);&quot;&quot;;[.S31]+MAX([.S133];[.T133]))" office:value-type="float" office:value="5105" calcext:value-type="float">
            <text:p>5105</text:p>
          </table:table-cell>
          <table:table-cell table:style-name="ce7" table:formula="of:=IF(ISBLANK([.T31]);&quot;&quot;;[.T31]+MAX([.T133];[.U133]))" office:value-type="float" office:value="5099" calcext:value-type="float">
            <text:p>5099</text:p>
          </table:table-cell>
          <table:table-cell table:style-name="ce7" table:formula="of:=IF(ISBLANK([.U31]);&quot;&quot;;[.U31]+MAX([.U133];[.V133]))" office:value-type="float" office:value="5184" calcext:value-type="float">
            <text:p>5184</text:p>
          </table:table-cell>
          <table:table-cell table:style-name="ce7" table:formula="of:=IF(ISBLANK([.V31]);&quot;&quot;;[.V31]+MAX([.V133];[.W133]))" office:value-type="float" office:value="5166" calcext:value-type="float">
            <text:p>5166</text:p>
          </table:table-cell>
          <table:table-cell table:style-name="ce7" table:formula="of:=IF(ISBLANK([.W31]);&quot;&quot;;[.W31]+MAX([.W133];[.X133]))" office:value-type="float" office:value="5210" calcext:value-type="float">
            <text:p>5210</text:p>
          </table:table-cell>
          <table:table-cell table:style-name="ce7" table:formula="of:=IF(ISBLANK([.X31]);&quot;&quot;;[.X31]+MAX([.X133];[.Y133]))" office:value-type="float" office:value="5163" calcext:value-type="float">
            <text:p>5163</text:p>
          </table:table-cell>
          <table:table-cell table:style-name="ce7" table:formula="of:=IF(ISBLANK([.Y31]);&quot;&quot;;[.Y31]+MAX([.Y133];[.Z133]))" office:value-type="float" office:value="5124" calcext:value-type="float">
            <text:p>5124</text:p>
          </table:table-cell>
          <table:table-cell table:style-name="ce7" table:formula="of:=IF(ISBLANK([.Z31]);&quot;&quot;;[.Z31]+MAX([.Z133];[.AA133]))" office:value-type="float" office:value="5096" calcext:value-type="float">
            <text:p>5096</text:p>
          </table:table-cell>
          <table:table-cell table:style-name="ce7" table:formula="of:=IF(ISBLANK([.AA31]);&quot;&quot;;[.AA31]+MAX([.AA133];[.AB133]))" office:value-type="float" office:value="5091" calcext:value-type="float">
            <text:p>5091</text:p>
          </table:table-cell>
          <table:table-cell table:style-name="ce7" table:formula="of:=IF(ISBLANK([.AB31]);&quot;&quot;;[.AB31]+MAX([.AB133];[.AC133]))" office:value-type="float" office:value="5099" calcext:value-type="float">
            <text:p>5099</text:p>
          </table:table-cell>
          <table:table-cell table:style-name="ce7" table:formula="of:=IF(ISBLANK([.AC31]);&quot;&quot;;[.AC31]+MAX([.AC133];[.AD133]))" office:value-type="float" office:value="5182" calcext:value-type="float">
            <text:p>5182</text:p>
          </table:table-cell>
          <table:table-cell table:style-name="ce7" table:formula="of:=IF(ISBLANK([.AD31]);&quot;&quot;;[.AD31]+MAX([.AD133];[.AE133]))" office:value-type="float" office:value="5149" calcext:value-type="float">
            <text:p>5149</text:p>
          </table:table-cell>
          <table:table-cell table:style-name="ce7" table:formula="of:=IF(ISBLANK([.AE31]);&quot;&quot;;[.AE31]+MAX([.AE133];[.AF133]))">
            <text:p/>
          </table:table-cell>
          <table:table-cell table:style-name="ce7" table:formula="of:=IF(ISBLANK([.AF31]);&quot;&quot;;[.AF31]+MAX([.AF133];[.AG133]))">
            <text:p/>
          </table:table-cell>
          <table:table-cell table:style-name="ce7" table:formula="of:=IF(ISBLANK([.AG31]);&quot;&quot;;[.AG31]+MAX([.AG133];[.AH133]))">
            <text:p/>
          </table:table-cell>
          <table:table-cell table:style-name="ce7" table:formula="of:=IF(ISBLANK([.AH31]);&quot;&quot;;[.AH31]+MAX([.AH133];[.AI133]))">
            <text:p/>
          </table:table-cell>
          <table:table-cell table:style-name="ce7" table:formula="of:=IF(ISBLANK([.AI31]);&quot;&quot;;[.AI31]+MAX([.AI133];[.AJ133]))">
            <text:p/>
          </table:table-cell>
          <table:table-cell table:style-name="ce7" table:formula="of:=IF(ISBLANK([.AJ31]);&quot;&quot;;[.AJ31]+MAX([.AJ133];[.AK133]))">
            <text:p/>
          </table:table-cell>
          <table:table-cell table:style-name="ce7" table:formula="of:=IF(ISBLANK([.AK31]);&quot;&quot;;[.AK31]+MAX([.AK133];[.AL133]))">
            <text:p/>
          </table:table-cell>
          <table:table-cell table:style-name="ce7" table:formula="of:=IF(ISBLANK([.AL31]);&quot;&quot;;[.AL31]+MAX([.AL133];[.AM133]))">
            <text:p/>
          </table:table-cell>
          <table:table-cell table:style-name="ce7" table:formula="of:=IF(ISBLANK([.AM31]);&quot;&quot;;[.AM31]+MAX([.AM133];[.AN133]))">
            <text:p/>
          </table:table-cell>
          <table:table-cell table:style-name="ce7" table:formula="of:=IF(ISBLANK([.AN31]);&quot;&quot;;[.AN31]+MAX([.AN133];[.AO133]))">
            <text:p/>
          </table:table-cell>
          <table:table-cell table:style-name="ce7" table:formula="of:=IF(ISBLANK([.AO31]);&quot;&quot;;[.AO31]+MAX([.AO133];[.AP133]))">
            <text:p/>
          </table:table-cell>
          <table:table-cell table:style-name="ce7" table:formula="of:=IF(ISBLANK([.AP31]);&quot;&quot;;[.AP31]+MAX([.AP133];[.AQ133]))">
            <text:p/>
          </table:table-cell>
          <table:table-cell table:style-name="ce7" table:formula="of:=IF(ISBLANK([.AQ31]);&quot;&quot;;[.AQ31]+MAX([.AQ133];[.AR133]))">
            <text:p/>
          </table:table-cell>
          <table:table-cell table:style-name="ce7" table:formula="of:=IF(ISBLANK([.AR31]);&quot;&quot;;[.AR31]+MAX([.AR133];[.AS133]))">
            <text:p/>
          </table:table-cell>
          <table:table-cell table:style-name="ce7" table:formula="of:=IF(ISBLANK([.AS31]);&quot;&quot;;[.AS31]+MAX([.AS133];[.AT133]))">
            <text:p/>
          </table:table-cell>
          <table:table-cell table:style-name="ce7" table:formula="of:=IF(ISBLANK([.AT31]);&quot;&quot;;[.AT31]+MAX([.AT133];[.AU133]))">
            <text:p/>
          </table:table-cell>
          <table:table-cell table:style-name="ce7" table:formula="of:=IF(ISBLANK([.AU31]);&quot;&quot;;[.AU31]+MAX([.AU133];[.AV133]))">
            <text:p/>
          </table:table-cell>
          <table:table-cell table:style-name="ce7" table:formula="of:=IF(ISBLANK([.AV31]);&quot;&quot;;[.AV31]+MAX([.AV133];[.AW133]))">
            <text:p/>
          </table:table-cell>
          <table:table-cell table:style-name="ce7" table:formula="of:=IF(ISBLANK([.AW31]);&quot;&quot;;[.AW31]+MAX([.AW133];[.AX133]))">
            <text:p/>
          </table:table-cell>
          <table:table-cell table:style-name="ce7" table:formula="of:=IF(ISBLANK([.AX31]);&quot;&quot;;[.AX31]+MAX([.AX133];[.AY133]))">
            <text:p/>
          </table:table-cell>
          <table:table-cell table:style-name="ce7" table:formula="of:=IF(ISBLANK([.AY31]);&quot;&quot;;[.AY31]+MAX([.AY133];[.AZ133]))">
            <text:p/>
          </table:table-cell>
          <table:table-cell table:style-name="ce7" table:formula="of:=IF(ISBLANK([.AZ31]);&quot;&quot;;[.AZ31]+MAX([.AZ133];[.BA133]))">
            <text:p/>
          </table:table-cell>
          <table:table-cell table:style-name="ce7" table:formula="of:=IF(ISBLANK([.BA31]);&quot;&quot;;[.BA31]+MAX([.BA133];[.BB133]))">
            <text:p/>
          </table:table-cell>
          <table:table-cell table:style-name="ce7" table:formula="of:=IF(ISBLANK([.BB31]);&quot;&quot;;[.BB31]+MAX([.BB133];[.BC133]))">
            <text:p/>
          </table:table-cell>
          <table:table-cell table:style-name="ce7" table:formula="of:=IF(ISBLANK([.BC31]);&quot;&quot;;[.BC31]+MAX([.BC133];[.BD133]))">
            <text:p/>
          </table:table-cell>
          <table:table-cell table:style-name="ce7" table:formula="of:=IF(ISBLANK([.BD31]);&quot;&quot;;[.BD31]+MAX([.BD133];[.BE133]))">
            <text:p/>
          </table:table-cell>
          <table:table-cell table:style-name="ce7" table:formula="of:=IF(ISBLANK([.BE31]);&quot;&quot;;[.BE31]+MAX([.BE133];[.BF133]))">
            <text:p/>
          </table:table-cell>
          <table:table-cell table:style-name="ce7" table:formula="of:=IF(ISBLANK([.BF31]);&quot;&quot;;[.BF31]+MAX([.BF133];[.BG133]))">
            <text:p/>
          </table:table-cell>
          <table:table-cell table:style-name="ce7" table:formula="of:=IF(ISBLANK([.BG31]);&quot;&quot;;[.BG31]+MAX([.BG133];[.BH133]))">
            <text:p/>
          </table:table-cell>
          <table:table-cell table:style-name="ce7" table:formula="of:=IF(ISBLANK([.BH31]);&quot;&quot;;[.BH31]+MAX([.BH133];[.BI133]))">
            <text:p/>
          </table:table-cell>
          <table:table-cell table:style-name="ce7" table:formula="of:=IF(ISBLANK([.BI31]);&quot;&quot;;[.BI31]+MAX([.BI133];[.BJ133]))">
            <text:p/>
          </table:table-cell>
          <table:table-cell table:style-name="ce7" table:formula="of:=IF(ISBLANK([.BJ31]);&quot;&quot;;[.BJ31]+MAX([.BJ133];[.BK133]))">
            <text:p/>
          </table:table-cell>
          <table:table-cell table:style-name="ce7" table:formula="of:=IF(ISBLANK([.BK31]);&quot;&quot;;[.BK31]+MAX([.BK133];[.BL133]))">
            <text:p/>
          </table:table-cell>
          <table:table-cell table:style-name="ce7" table:formula="of:=IF(ISBLANK([.BL31]);&quot;&quot;;[.BL31]+MAX([.BL133];[.BM133]))">
            <text:p/>
          </table:table-cell>
          <table:table-cell table:style-name="ce7" table:formula="of:=IF(ISBLANK([.BM31]);&quot;&quot;;[.BM31]+MAX([.BM133];[.BN133]))">
            <text:p/>
          </table:table-cell>
          <table:table-cell table:style-name="ce7" table:formula="of:=IF(ISBLANK([.BN31]);&quot;&quot;;[.BN31]+MAX([.BN133];[.BO133]))">
            <text:p/>
          </table:table-cell>
          <table:table-cell table:style-name="ce7" table:formula="of:=IF(ISBLANK([.BO31]);&quot;&quot;;[.BO31]+MAX([.BO133];[.BP133]))">
            <text:p/>
          </table:table-cell>
          <table:table-cell table:style-name="ce7" table:formula="of:=IF(ISBLANK([.BP31]);&quot;&quot;;[.BP31]+MAX([.BP133];[.BQ133]))">
            <text:p/>
          </table:table-cell>
          <table:table-cell table:style-name="ce7" table:formula="of:=IF(ISBLANK([.BQ31]);&quot;&quot;;[.BQ31]+MAX([.BQ133];[.BR133]))">
            <text:p/>
          </table:table-cell>
          <table:table-cell table:style-name="ce7" table:formula="of:=IF(ISBLANK([.BR31]);&quot;&quot;;[.BR31]+MAX([.BR133];[.BS133]))">
            <text:p/>
          </table:table-cell>
          <table:table-cell table:style-name="ce7" table:formula="of:=IF(ISBLANK([.BS31]);&quot;&quot;;[.BS31]+MAX([.BS133];[.BT133]))">
            <text:p/>
          </table:table-cell>
          <table:table-cell table:style-name="ce7" table:formula="of:=IF(ISBLANK([.BT31]);&quot;&quot;;[.BT31]+MAX([.BT133];[.BU133]))">
            <text:p/>
          </table:table-cell>
          <table:table-cell table:style-name="ce7" table:formula="of:=IF(ISBLANK([.BU31]);&quot;&quot;;[.BU31]+MAX([.BU133];[.BV133]))">
            <text:p/>
          </table:table-cell>
          <table:table-cell table:style-name="ce7" table:formula="of:=IF(ISBLANK([.BV31]);&quot;&quot;;[.BV31]+MAX([.BV133];[.BW133]))">
            <text:p/>
          </table:table-cell>
          <table:table-cell table:style-name="ce7" table:formula="of:=IF(ISBLANK([.BW31]);&quot;&quot;;[.BW31]+MAX([.BW133];[.BX133]))">
            <text:p/>
          </table:table-cell>
          <table:table-cell table:style-name="ce7" table:formula="of:=IF(ISBLANK([.BX31]);&quot;&quot;;[.BX31]+MAX([.BX133];[.BY133]))">
            <text:p/>
          </table:table-cell>
          <table:table-cell table:style-name="ce7" table:formula="of:=IF(ISBLANK([.BY31]);&quot;&quot;;[.BY31]+MAX([.BY133];[.BZ133]))">
            <text:p/>
          </table:table-cell>
          <table:table-cell table:style-name="ce7" table:formula="of:=IF(ISBLANK([.BZ31]);&quot;&quot;;[.BZ31]+MAX([.BZ133];[.CA133]))">
            <text:p/>
          </table:table-cell>
          <table:table-cell table:style-name="ce7" table:formula="of:=IF(ISBLANK([.CA31]);&quot;&quot;;[.CA31]+MAX([.CA133];[.CB133]))">
            <text:p/>
          </table:table-cell>
          <table:table-cell table:style-name="ce7" table:formula="of:=IF(ISBLANK([.CB31]);&quot;&quot;;[.CB31]+MAX([.CB133];[.CC133]))">
            <text:p/>
          </table:table-cell>
          <table:table-cell table:style-name="ce7" table:formula="of:=IF(ISBLANK([.CC31]);&quot;&quot;;[.CC31]+MAX([.CC133];[.CD133]))">
            <text:p/>
          </table:table-cell>
          <table:table-cell table:style-name="ce7" table:formula="of:=IF(ISBLANK([.CD31]);&quot;&quot;;[.CD31]+MAX([.CD133];[.CE133]))">
            <text:p/>
          </table:table-cell>
          <table:table-cell table:style-name="ce7" table:formula="of:=IF(ISBLANK([.CE31]);&quot;&quot;;[.CE31]+MAX([.CE133];[.CF133]))">
            <text:p/>
          </table:table-cell>
          <table:table-cell table:style-name="ce7" table:formula="of:=IF(ISBLANK([.CF31]);&quot;&quot;;[.CF31]+MAX([.CF133];[.CG133]))">
            <text:p/>
          </table:table-cell>
          <table:table-cell table:style-name="ce7" table:formula="of:=IF(ISBLANK([.CG31]);&quot;&quot;;[.CG31]+MAX([.CG133];[.CH133]))">
            <text:p/>
          </table:table-cell>
          <table:table-cell table:style-name="ce7" table:formula="of:=IF(ISBLANK([.CH31]);&quot;&quot;;[.CH31]+MAX([.CH133];[.CI133]))">
            <text:p/>
          </table:table-cell>
          <table:table-cell table:style-name="ce7" table:formula="of:=IF(ISBLANK([.CI31]);&quot;&quot;;[.CI31]+MAX([.CI133];[.CJ133]))">
            <text:p/>
          </table:table-cell>
          <table:table-cell table:style-name="ce7" table:formula="of:=IF(ISBLANK([.CJ31]);&quot;&quot;;[.CJ31]+MAX([.CJ133];[.CK133]))">
            <text:p/>
          </table:table-cell>
          <table:table-cell table:style-name="ce7" table:formula="of:=IF(ISBLANK([.CK31]);&quot;&quot;;[.CK31]+MAX([.CK133];[.CL133]))">
            <text:p/>
          </table:table-cell>
          <table:table-cell table:style-name="ce7" table:formula="of:=IF(ISBLANK([.CL31]);&quot;&quot;;[.CL31]+MAX([.CL133];[.CM133]))">
            <text:p/>
          </table:table-cell>
          <table:table-cell table:style-name="ce7" table:formula="of:=IF(ISBLANK([.CM31]);&quot;&quot;;[.CM31]+MAX([.CM133];[.CN133]))">
            <text:p/>
          </table:table-cell>
          <table:table-cell table:style-name="ce7" table:formula="of:=IF(ISBLANK([.CN31]);&quot;&quot;;[.CN31]+MAX([.CN133];[.CO133]))">
            <text:p/>
          </table:table-cell>
          <table:table-cell table:style-name="ce7" table:formula="of:=IF(ISBLANK([.CO31]);&quot;&quot;;[.CO31]+MAX([.CO133];[.CP133]))">
            <text:p/>
          </table:table-cell>
          <table:table-cell table:style-name="ce7" table:formula="of:=IF(ISBLANK([.CP31]);&quot;&quot;;[.CP31]+MAX([.CP133];[.CQ133]))">
            <text:p/>
          </table:table-cell>
          <table:table-cell table:style-name="ce7" table:formula="of:=IF(ISBLANK([.CQ31]);&quot;&quot;;[.CQ31]+MAX([.CQ133];[.CR133]))">
            <text:p/>
          </table:table-cell>
          <table:table-cell table:style-name="ce7" table:formula="of:=IF(ISBLANK([.CR31]);&quot;&quot;;[.CR31]+MAX([.CR133];[.CS133]))">
            <text:p/>
          </table:table-cell>
          <table:table-cell table:style-name="ce7" table:formula="of:=IF(ISBLANK([.CS31]);&quot;&quot;;[.CS31]+MAX([.CS133];[.CT133]))">
            <text:p/>
          </table:table-cell>
          <table:table-cell table:style-name="ce7" table:formula="of:=IF(ISBLANK([.CT31]);&quot;&quot;;[.CT31]+MAX([.CT133];[.CU133]))">
            <text:p/>
          </table:table-cell>
          <table:table-cell table:style-name="ce7" table:formula="of:=IF(ISBLANK([.CU31]);&quot;&quot;;[.CU31]+MAX([.CU133];[.CV133]))">
            <text:p/>
          </table:table-cell>
          <table:table-cell table:formula="of:=IF(ISBLANK([.CV31]);&quot;&quot;;[.CV31]+MAX([.CV133];[.CW133]))">
            <text:p/>
          </table:table-cell>
        </table:table-row>
        <table:table-row table:style-name="ro1">
          <table:table-cell table:formula="of:=IF(ISBLANK([.A32]);&quot;&quot;;[.A32]+MAX([.A134];[.B134]))" office:value-type="float" office:value="4897" calcext:value-type="float">
            <text:p>4897</text:p>
          </table:table-cell>
          <table:table-cell table:style-name="ce7" table:formula="of:=IF(ISBLANK([.B32]);&quot;&quot;;[.B32]+MAX([.B134];[.C134]))" office:value-type="float" office:value="5011" calcext:value-type="float">
            <text:p>5011</text:p>
          </table:table-cell>
          <table:table-cell table:style-name="ce7" table:formula="of:=IF(ISBLANK([.C32]);&quot;&quot;;[.C32]+MAX([.C134];[.D134]))" office:value-type="float" office:value="5020" calcext:value-type="float">
            <text:p>5020</text:p>
          </table:table-cell>
          <table:table-cell table:style-name="ce7" table:formula="of:=IF(ISBLANK([.D32]);&quot;&quot;;[.D32]+MAX([.D134];[.E134]))" office:value-type="float" office:value="4986" calcext:value-type="float">
            <text:p>4986</text:p>
          </table:table-cell>
          <table:table-cell table:style-name="ce7" table:formula="of:=IF(ISBLANK([.E32]);&quot;&quot;;[.E32]+MAX([.E134];[.F134]))" office:value-type="float" office:value="5015" calcext:value-type="float">
            <text:p>5015</text:p>
          </table:table-cell>
          <table:table-cell table:style-name="ce7" table:formula="of:=IF(ISBLANK([.F32]);&quot;&quot;;[.F32]+MAX([.F134];[.G134]))" office:value-type="float" office:value="5027" calcext:value-type="float">
            <text:p>5027</text:p>
          </table:table-cell>
          <table:table-cell table:style-name="ce7" table:formula="of:=IF(ISBLANK([.G32]);&quot;&quot;;[.G32]+MAX([.G134];[.H134]))" office:value-type="float" office:value="5024" calcext:value-type="float">
            <text:p>5024</text:p>
          </table:table-cell>
          <table:table-cell table:style-name="ce7" table:formula="of:=IF(ISBLANK([.H32]);&quot;&quot;;[.H32]+MAX([.H134];[.I134]))" office:value-type="float" office:value="5074" calcext:value-type="float">
            <text:p>5074</text:p>
          </table:table-cell>
          <table:table-cell table:style-name="ce7" table:formula="of:=IF(ISBLANK([.I32]);&quot;&quot;;[.I32]+MAX([.I134];[.J134]))" office:value-type="float" office:value="5064" calcext:value-type="float">
            <text:p>5064</text:p>
          </table:table-cell>
          <table:table-cell table:style-name="ce7" table:formula="of:=IF(ISBLANK([.J32]);&quot;&quot;;[.J32]+MAX([.J134];[.K134]))" office:value-type="float" office:value="5111" calcext:value-type="float">
            <text:p>5111</text:p>
          </table:table-cell>
          <table:table-cell table:style-name="ce7" table:formula="of:=IF(ISBLANK([.K32]);&quot;&quot;;[.K32]+MAX([.K134];[.L134]))" office:value-type="float" office:value="4953" calcext:value-type="float">
            <text:p>4953</text:p>
          </table:table-cell>
          <table:table-cell table:style-name="ce7" table:formula="of:=IF(ISBLANK([.L32]);&quot;&quot;;[.L32]+MAX([.L134];[.M134]))" office:value-type="float" office:value="4872" calcext:value-type="float">
            <text:p>4872</text:p>
          </table:table-cell>
          <table:table-cell table:style-name="ce7" table:formula="of:=IF(ISBLANK([.M32]);&quot;&quot;;[.M32]+MAX([.M134];[.N134]))" office:value-type="float" office:value="4916" calcext:value-type="float">
            <text:p>4916</text:p>
          </table:table-cell>
          <table:table-cell table:style-name="ce7" table:formula="of:=IF(ISBLANK([.N32]);&quot;&quot;;[.N32]+MAX([.N134];[.O134]))" office:value-type="float" office:value="4998" calcext:value-type="float">
            <text:p>4998</text:p>
          </table:table-cell>
          <table:table-cell table:style-name="ce7" table:formula="of:=IF(ISBLANK([.O32]);&quot;&quot;;[.O32]+MAX([.O134];[.P134]))" office:value-type="float" office:value="4978" calcext:value-type="float">
            <text:p>4978</text:p>
          </table:table-cell>
          <table:table-cell table:style-name="ce7" table:formula="of:=IF(ISBLANK([.P32]);&quot;&quot;;[.P32]+MAX([.P134];[.Q134]))" office:value-type="float" office:value="5007" calcext:value-type="float">
            <text:p>5007</text:p>
          </table:table-cell>
          <table:table-cell table:style-name="ce7" table:formula="of:=IF(ISBLANK([.Q32]);&quot;&quot;;[.Q32]+MAX([.Q134];[.R134]))" office:value-type="float" office:value="5068" calcext:value-type="float">
            <text:p>5068</text:p>
          </table:table-cell>
          <table:table-cell table:style-name="ce7" table:formula="of:=IF(ISBLANK([.R32]);&quot;&quot;;[.R32]+MAX([.R134];[.S134]))" office:value-type="float" office:value="5145" calcext:value-type="float">
            <text:p>5145</text:p>
          </table:table-cell>
          <table:table-cell table:style-name="ce7" table:formula="of:=IF(ISBLANK([.S32]);&quot;&quot;;[.S32]+MAX([.S134];[.T134]))" office:value-type="float" office:value="5086" calcext:value-type="float">
            <text:p>5086</text:p>
          </table:table-cell>
          <table:table-cell table:style-name="ce7" table:formula="of:=IF(ISBLANK([.T32]);&quot;&quot;;[.T32]+MAX([.T134];[.U134]))" office:value-type="float" office:value="5045" calcext:value-type="float">
            <text:p>5045</text:p>
          </table:table-cell>
          <table:table-cell table:style-name="ce7" table:formula="of:=IF(ISBLANK([.U32]);&quot;&quot;;[.U32]+MAX([.U134];[.V134]))" office:value-type="float" office:value="5009" calcext:value-type="float">
            <text:p>5009</text:p>
          </table:table-cell>
          <table:table-cell table:style-name="ce7" table:formula="of:=IF(ISBLANK([.V32]);&quot;&quot;;[.V32]+MAX([.V134];[.W134]))" office:value-type="float" office:value="5095" calcext:value-type="float">
            <text:p>5095</text:p>
          </table:table-cell>
          <table:table-cell table:style-name="ce7" table:formula="of:=IF(ISBLANK([.W32]);&quot;&quot;;[.W32]+MAX([.W134];[.X134]))" office:value-type="float" office:value="5137" calcext:value-type="float">
            <text:p>5137</text:p>
          </table:table-cell>
          <table:table-cell table:style-name="ce7" table:formula="of:=IF(ISBLANK([.X32]);&quot;&quot;;[.X32]+MAX([.X134];[.Y134]))" office:value-type="float" office:value="5095" calcext:value-type="float">
            <text:p>5095</text:p>
          </table:table-cell>
          <table:table-cell table:style-name="ce7" table:formula="of:=IF(ISBLANK([.Y32]);&quot;&quot;;[.Y32]+MAX([.Y134];[.Z134]))" office:value-type="float" office:value="5014" calcext:value-type="float">
            <text:p>5014</text:p>
          </table:table-cell>
          <table:table-cell table:style-name="ce7" table:formula="of:=IF(ISBLANK([.Z32]);&quot;&quot;;[.Z32]+MAX([.Z134];[.AA134]))" office:value-type="float" office:value="5082" calcext:value-type="float">
            <text:p>5082</text:p>
          </table:table-cell>
          <table:table-cell table:style-name="ce7" table:formula="of:=IF(ISBLANK([.AA32]);&quot;&quot;;[.AA32]+MAX([.AA134];[.AB134]))" office:value-type="float" office:value="5035" calcext:value-type="float">
            <text:p>5035</text:p>
          </table:table-cell>
          <table:table-cell table:style-name="ce7" table:formula="of:=IF(ISBLANK([.AB32]);&quot;&quot;;[.AB32]+MAX([.AB134];[.AC134]))" office:value-type="float" office:value="5083" calcext:value-type="float">
            <text:p>5083</text:p>
          </table:table-cell>
          <table:table-cell table:style-name="ce7" table:formula="of:=IF(ISBLANK([.AC32]);&quot;&quot;;[.AC32]+MAX([.AC134];[.AD134]))" office:value-type="float" office:value="5082" calcext:value-type="float">
            <text:p>5082</text:p>
          </table:table-cell>
          <table:table-cell table:style-name="ce7" table:formula="of:=IF(ISBLANK([.AD32]);&quot;&quot;;[.AD32]+MAX([.AD134];[.AE134]))" office:value-type="float" office:value="5112" calcext:value-type="float">
            <text:p>5112</text:p>
          </table:table-cell>
          <table:table-cell table:style-name="ce7" table:formula="of:=IF(ISBLANK([.AE32]);&quot;&quot;;[.AE32]+MAX([.AE134];[.AF134]))" office:value-type="float" office:value="4981" calcext:value-type="float">
            <text:p>4981</text:p>
          </table:table-cell>
          <table:table-cell table:style-name="ce7" table:formula="of:=IF(ISBLANK([.AF32]);&quot;&quot;;[.AF32]+MAX([.AF134];[.AG134]))">
            <text:p/>
          </table:table-cell>
          <table:table-cell table:style-name="ce7" table:formula="of:=IF(ISBLANK([.AG32]);&quot;&quot;;[.AG32]+MAX([.AG134];[.AH134]))">
            <text:p/>
          </table:table-cell>
          <table:table-cell table:style-name="ce7" table:formula="of:=IF(ISBLANK([.AH32]);&quot;&quot;;[.AH32]+MAX([.AH134];[.AI134]))">
            <text:p/>
          </table:table-cell>
          <table:table-cell table:style-name="ce7" table:formula="of:=IF(ISBLANK([.AI32]);&quot;&quot;;[.AI32]+MAX([.AI134];[.AJ134]))">
            <text:p/>
          </table:table-cell>
          <table:table-cell table:style-name="ce7" table:formula="of:=IF(ISBLANK([.AJ32]);&quot;&quot;;[.AJ32]+MAX([.AJ134];[.AK134]))">
            <text:p/>
          </table:table-cell>
          <table:table-cell table:style-name="ce7" table:formula="of:=IF(ISBLANK([.AK32]);&quot;&quot;;[.AK32]+MAX([.AK134];[.AL134]))">
            <text:p/>
          </table:table-cell>
          <table:table-cell table:style-name="ce7" table:formula="of:=IF(ISBLANK([.AL32]);&quot;&quot;;[.AL32]+MAX([.AL134];[.AM134]))">
            <text:p/>
          </table:table-cell>
          <table:table-cell table:style-name="ce7" table:formula="of:=IF(ISBLANK([.AM32]);&quot;&quot;;[.AM32]+MAX([.AM134];[.AN134]))">
            <text:p/>
          </table:table-cell>
          <table:table-cell table:style-name="ce7" table:formula="of:=IF(ISBLANK([.AN32]);&quot;&quot;;[.AN32]+MAX([.AN134];[.AO134]))">
            <text:p/>
          </table:table-cell>
          <table:table-cell table:style-name="ce7" table:formula="of:=IF(ISBLANK([.AO32]);&quot;&quot;;[.AO32]+MAX([.AO134];[.AP134]))">
            <text:p/>
          </table:table-cell>
          <table:table-cell table:style-name="ce7" table:formula="of:=IF(ISBLANK([.AP32]);&quot;&quot;;[.AP32]+MAX([.AP134];[.AQ134]))">
            <text:p/>
          </table:table-cell>
          <table:table-cell table:style-name="ce7" table:formula="of:=IF(ISBLANK([.AQ32]);&quot;&quot;;[.AQ32]+MAX([.AQ134];[.AR134]))">
            <text:p/>
          </table:table-cell>
          <table:table-cell table:style-name="ce7" table:formula="of:=IF(ISBLANK([.AR32]);&quot;&quot;;[.AR32]+MAX([.AR134];[.AS134]))">
            <text:p/>
          </table:table-cell>
          <table:table-cell table:style-name="ce7" table:formula="of:=IF(ISBLANK([.AS32]);&quot;&quot;;[.AS32]+MAX([.AS134];[.AT134]))">
            <text:p/>
          </table:table-cell>
          <table:table-cell table:style-name="ce7" table:formula="of:=IF(ISBLANK([.AT32]);&quot;&quot;;[.AT32]+MAX([.AT134];[.AU134]))">
            <text:p/>
          </table:table-cell>
          <table:table-cell table:style-name="ce7" table:formula="of:=IF(ISBLANK([.AU32]);&quot;&quot;;[.AU32]+MAX([.AU134];[.AV134]))">
            <text:p/>
          </table:table-cell>
          <table:table-cell table:style-name="ce7" table:formula="of:=IF(ISBLANK([.AV32]);&quot;&quot;;[.AV32]+MAX([.AV134];[.AW134]))">
            <text:p/>
          </table:table-cell>
          <table:table-cell table:style-name="ce7" table:formula="of:=IF(ISBLANK([.AW32]);&quot;&quot;;[.AW32]+MAX([.AW134];[.AX134]))">
            <text:p/>
          </table:table-cell>
          <table:table-cell table:style-name="ce7" table:formula="of:=IF(ISBLANK([.AX32]);&quot;&quot;;[.AX32]+MAX([.AX134];[.AY134]))">
            <text:p/>
          </table:table-cell>
          <table:table-cell table:style-name="ce7" table:formula="of:=IF(ISBLANK([.AY32]);&quot;&quot;;[.AY32]+MAX([.AY134];[.AZ134]))">
            <text:p/>
          </table:table-cell>
          <table:table-cell table:style-name="ce7" table:formula="of:=IF(ISBLANK([.AZ32]);&quot;&quot;;[.AZ32]+MAX([.AZ134];[.BA134]))">
            <text:p/>
          </table:table-cell>
          <table:table-cell table:style-name="ce7" table:formula="of:=IF(ISBLANK([.BA32]);&quot;&quot;;[.BA32]+MAX([.BA134];[.BB134]))">
            <text:p/>
          </table:table-cell>
          <table:table-cell table:style-name="ce7" table:formula="of:=IF(ISBLANK([.BB32]);&quot;&quot;;[.BB32]+MAX([.BB134];[.BC134]))">
            <text:p/>
          </table:table-cell>
          <table:table-cell table:style-name="ce7" table:formula="of:=IF(ISBLANK([.BC32]);&quot;&quot;;[.BC32]+MAX([.BC134];[.BD134]))">
            <text:p/>
          </table:table-cell>
          <table:table-cell table:style-name="ce7" table:formula="of:=IF(ISBLANK([.BD32]);&quot;&quot;;[.BD32]+MAX([.BD134];[.BE134]))">
            <text:p/>
          </table:table-cell>
          <table:table-cell table:style-name="ce7" table:formula="of:=IF(ISBLANK([.BE32]);&quot;&quot;;[.BE32]+MAX([.BE134];[.BF134]))">
            <text:p/>
          </table:table-cell>
          <table:table-cell table:style-name="ce7" table:formula="of:=IF(ISBLANK([.BF32]);&quot;&quot;;[.BF32]+MAX([.BF134];[.BG134]))">
            <text:p/>
          </table:table-cell>
          <table:table-cell table:style-name="ce7" table:formula="of:=IF(ISBLANK([.BG32]);&quot;&quot;;[.BG32]+MAX([.BG134];[.BH134]))">
            <text:p/>
          </table:table-cell>
          <table:table-cell table:style-name="ce7" table:formula="of:=IF(ISBLANK([.BH32]);&quot;&quot;;[.BH32]+MAX([.BH134];[.BI134]))">
            <text:p/>
          </table:table-cell>
          <table:table-cell table:style-name="ce7" table:formula="of:=IF(ISBLANK([.BI32]);&quot;&quot;;[.BI32]+MAX([.BI134];[.BJ134]))">
            <text:p/>
          </table:table-cell>
          <table:table-cell table:style-name="ce7" table:formula="of:=IF(ISBLANK([.BJ32]);&quot;&quot;;[.BJ32]+MAX([.BJ134];[.BK134]))">
            <text:p/>
          </table:table-cell>
          <table:table-cell table:style-name="ce7" table:formula="of:=IF(ISBLANK([.BK32]);&quot;&quot;;[.BK32]+MAX([.BK134];[.BL134]))">
            <text:p/>
          </table:table-cell>
          <table:table-cell table:style-name="ce7" table:formula="of:=IF(ISBLANK([.BL32]);&quot;&quot;;[.BL32]+MAX([.BL134];[.BM134]))">
            <text:p/>
          </table:table-cell>
          <table:table-cell table:style-name="ce7" table:formula="of:=IF(ISBLANK([.BM32]);&quot;&quot;;[.BM32]+MAX([.BM134];[.BN134]))">
            <text:p/>
          </table:table-cell>
          <table:table-cell table:style-name="ce7" table:formula="of:=IF(ISBLANK([.BN32]);&quot;&quot;;[.BN32]+MAX([.BN134];[.BO134]))">
            <text:p/>
          </table:table-cell>
          <table:table-cell table:style-name="ce7" table:formula="of:=IF(ISBLANK([.BO32]);&quot;&quot;;[.BO32]+MAX([.BO134];[.BP134]))">
            <text:p/>
          </table:table-cell>
          <table:table-cell table:style-name="ce7" table:formula="of:=IF(ISBLANK([.BP32]);&quot;&quot;;[.BP32]+MAX([.BP134];[.BQ134]))">
            <text:p/>
          </table:table-cell>
          <table:table-cell table:style-name="ce7" table:formula="of:=IF(ISBLANK([.BQ32]);&quot;&quot;;[.BQ32]+MAX([.BQ134];[.BR134]))">
            <text:p/>
          </table:table-cell>
          <table:table-cell table:style-name="ce7" table:formula="of:=IF(ISBLANK([.BR32]);&quot;&quot;;[.BR32]+MAX([.BR134];[.BS134]))">
            <text:p/>
          </table:table-cell>
          <table:table-cell table:style-name="ce7" table:formula="of:=IF(ISBLANK([.BS32]);&quot;&quot;;[.BS32]+MAX([.BS134];[.BT134]))">
            <text:p/>
          </table:table-cell>
          <table:table-cell table:style-name="ce7" table:formula="of:=IF(ISBLANK([.BT32]);&quot;&quot;;[.BT32]+MAX([.BT134];[.BU134]))">
            <text:p/>
          </table:table-cell>
          <table:table-cell table:style-name="ce7" table:formula="of:=IF(ISBLANK([.BU32]);&quot;&quot;;[.BU32]+MAX([.BU134];[.BV134]))">
            <text:p/>
          </table:table-cell>
          <table:table-cell table:style-name="ce7" table:formula="of:=IF(ISBLANK([.BV32]);&quot;&quot;;[.BV32]+MAX([.BV134];[.BW134]))">
            <text:p/>
          </table:table-cell>
          <table:table-cell table:style-name="ce7" table:formula="of:=IF(ISBLANK([.BW32]);&quot;&quot;;[.BW32]+MAX([.BW134];[.BX134]))">
            <text:p/>
          </table:table-cell>
          <table:table-cell table:style-name="ce7" table:formula="of:=IF(ISBLANK([.BX32]);&quot;&quot;;[.BX32]+MAX([.BX134];[.BY134]))">
            <text:p/>
          </table:table-cell>
          <table:table-cell table:style-name="ce7" table:formula="of:=IF(ISBLANK([.BY32]);&quot;&quot;;[.BY32]+MAX([.BY134];[.BZ134]))">
            <text:p/>
          </table:table-cell>
          <table:table-cell table:style-name="ce7" table:formula="of:=IF(ISBLANK([.BZ32]);&quot;&quot;;[.BZ32]+MAX([.BZ134];[.CA134]))">
            <text:p/>
          </table:table-cell>
          <table:table-cell table:style-name="ce7" table:formula="of:=IF(ISBLANK([.CA32]);&quot;&quot;;[.CA32]+MAX([.CA134];[.CB134]))">
            <text:p/>
          </table:table-cell>
          <table:table-cell table:style-name="ce7" table:formula="of:=IF(ISBLANK([.CB32]);&quot;&quot;;[.CB32]+MAX([.CB134];[.CC134]))">
            <text:p/>
          </table:table-cell>
          <table:table-cell table:style-name="ce7" table:formula="of:=IF(ISBLANK([.CC32]);&quot;&quot;;[.CC32]+MAX([.CC134];[.CD134]))">
            <text:p/>
          </table:table-cell>
          <table:table-cell table:style-name="ce7" table:formula="of:=IF(ISBLANK([.CD32]);&quot;&quot;;[.CD32]+MAX([.CD134];[.CE134]))">
            <text:p/>
          </table:table-cell>
          <table:table-cell table:style-name="ce7" table:formula="of:=IF(ISBLANK([.CE32]);&quot;&quot;;[.CE32]+MAX([.CE134];[.CF134]))">
            <text:p/>
          </table:table-cell>
          <table:table-cell table:style-name="ce7" table:formula="of:=IF(ISBLANK([.CF32]);&quot;&quot;;[.CF32]+MAX([.CF134];[.CG134]))">
            <text:p/>
          </table:table-cell>
          <table:table-cell table:style-name="ce7" table:formula="of:=IF(ISBLANK([.CG32]);&quot;&quot;;[.CG32]+MAX([.CG134];[.CH134]))">
            <text:p/>
          </table:table-cell>
          <table:table-cell table:style-name="ce7" table:formula="of:=IF(ISBLANK([.CH32]);&quot;&quot;;[.CH32]+MAX([.CH134];[.CI134]))">
            <text:p/>
          </table:table-cell>
          <table:table-cell table:style-name="ce7" table:formula="of:=IF(ISBLANK([.CI32]);&quot;&quot;;[.CI32]+MAX([.CI134];[.CJ134]))">
            <text:p/>
          </table:table-cell>
          <table:table-cell table:style-name="ce7" table:formula="of:=IF(ISBLANK([.CJ32]);&quot;&quot;;[.CJ32]+MAX([.CJ134];[.CK134]))">
            <text:p/>
          </table:table-cell>
          <table:table-cell table:style-name="ce7" table:formula="of:=IF(ISBLANK([.CK32]);&quot;&quot;;[.CK32]+MAX([.CK134];[.CL134]))">
            <text:p/>
          </table:table-cell>
          <table:table-cell table:style-name="ce7" table:formula="of:=IF(ISBLANK([.CL32]);&quot;&quot;;[.CL32]+MAX([.CL134];[.CM134]))">
            <text:p/>
          </table:table-cell>
          <table:table-cell table:style-name="ce7" table:formula="of:=IF(ISBLANK([.CM32]);&quot;&quot;;[.CM32]+MAX([.CM134];[.CN134]))">
            <text:p/>
          </table:table-cell>
          <table:table-cell table:style-name="ce7" table:formula="of:=IF(ISBLANK([.CN32]);&quot;&quot;;[.CN32]+MAX([.CN134];[.CO134]))">
            <text:p/>
          </table:table-cell>
          <table:table-cell table:style-name="ce7" table:formula="of:=IF(ISBLANK([.CO32]);&quot;&quot;;[.CO32]+MAX([.CO134];[.CP134]))">
            <text:p/>
          </table:table-cell>
          <table:table-cell table:style-name="ce7" table:formula="of:=IF(ISBLANK([.CP32]);&quot;&quot;;[.CP32]+MAX([.CP134];[.CQ134]))">
            <text:p/>
          </table:table-cell>
          <table:table-cell table:style-name="ce7" table:formula="of:=IF(ISBLANK([.CQ32]);&quot;&quot;;[.CQ32]+MAX([.CQ134];[.CR134]))">
            <text:p/>
          </table:table-cell>
          <table:table-cell table:style-name="ce7" table:formula="of:=IF(ISBLANK([.CR32]);&quot;&quot;;[.CR32]+MAX([.CR134];[.CS134]))">
            <text:p/>
          </table:table-cell>
          <table:table-cell table:style-name="ce7" table:formula="of:=IF(ISBLANK([.CS32]);&quot;&quot;;[.CS32]+MAX([.CS134];[.CT134]))">
            <text:p/>
          </table:table-cell>
          <table:table-cell table:style-name="ce7" table:formula="of:=IF(ISBLANK([.CT32]);&quot;&quot;;[.CT32]+MAX([.CT134];[.CU134]))">
            <text:p/>
          </table:table-cell>
          <table:table-cell table:style-name="ce7" table:formula="of:=IF(ISBLANK([.CU32]);&quot;&quot;;[.CU32]+MAX([.CU134];[.CV134]))">
            <text:p/>
          </table:table-cell>
          <table:table-cell table:formula="of:=IF(ISBLANK([.CV32]);&quot;&quot;;[.CV32]+MAX([.CV134];[.CW134]))">
            <text:p/>
          </table:table-cell>
        </table:table-row>
        <table:table-row table:style-name="ro1">
          <table:table-cell table:formula="of:=IF(ISBLANK([.A33]);&quot;&quot;;[.A33]+MAX([.A135];[.B135]))" office:value-type="float" office:value="4826" calcext:value-type="float">
            <text:p>4826</text:p>
          </table:table-cell>
          <table:table-cell table:style-name="ce7" table:formula="of:=IF(ISBLANK([.B33]);&quot;&quot;;[.B33]+MAX([.B135];[.C135]))" office:value-type="float" office:value="4860" calcext:value-type="float">
            <text:p>4860</text:p>
          </table:table-cell>
          <table:table-cell table:style-name="ce7" table:formula="of:=IF(ISBLANK([.C33]);&quot;&quot;;[.C33]+MAX([.C135];[.D135]))" office:value-type="float" office:value="4951" calcext:value-type="float">
            <text:p>4951</text:p>
          </table:table-cell>
          <table:table-cell table:style-name="ce7" table:formula="of:=IF(ISBLANK([.D33]);&quot;&quot;;[.D33]+MAX([.D135];[.E135]))" office:value-type="float" office:value="4916" calcext:value-type="float">
            <text:p>4916</text:p>
          </table:table-cell>
          <table:table-cell table:style-name="ce7" table:formula="of:=IF(ISBLANK([.E33]);&quot;&quot;;[.E33]+MAX([.E135];[.F135]))" office:value-type="float" office:value="4888" calcext:value-type="float">
            <text:p>4888</text:p>
          </table:table-cell>
          <table:table-cell table:style-name="ce7" table:formula="of:=IF(ISBLANK([.F33]);&quot;&quot;;[.F33]+MAX([.F135];[.G135]))" office:value-type="float" office:value="4943" calcext:value-type="float">
            <text:p>4943</text:p>
          </table:table-cell>
          <table:table-cell table:style-name="ce7" table:formula="of:=IF(ISBLANK([.G33]);&quot;&quot;;[.G33]+MAX([.G135];[.H135]))" office:value-type="float" office:value="4956" calcext:value-type="float">
            <text:p>4956</text:p>
          </table:table-cell>
          <table:table-cell table:style-name="ce7" table:formula="of:=IF(ISBLANK([.H33]);&quot;&quot;;[.H33]+MAX([.H135];[.I135]))" office:value-type="float" office:value="5015" calcext:value-type="float">
            <text:p>5015</text:p>
          </table:table-cell>
          <table:table-cell table:style-name="ce7" table:formula="of:=IF(ISBLANK([.I33]);&quot;&quot;;[.I33]+MAX([.I135];[.J135]))" office:value-type="float" office:value="4994" calcext:value-type="float">
            <text:p>4994</text:p>
          </table:table-cell>
          <table:table-cell table:style-name="ce7" table:formula="of:=IF(ISBLANK([.J33]);&quot;&quot;;[.J33]+MAX([.J135];[.K135]))" office:value-type="float" office:value="5051" calcext:value-type="float">
            <text:p>5051</text:p>
          </table:table-cell>
          <table:table-cell table:style-name="ce7" table:formula="of:=IF(ISBLANK([.K33]);&quot;&quot;;[.K33]+MAX([.K135];[.L135]))" office:value-type="float" office:value="4915" calcext:value-type="float">
            <text:p>4915</text:p>
          </table:table-cell>
          <table:table-cell table:style-name="ce7" table:formula="of:=IF(ISBLANK([.L33]);&quot;&quot;;[.L33]+MAX([.L135];[.M135]))" office:value-type="float" office:value="4853" calcext:value-type="float">
            <text:p>4853</text:p>
          </table:table-cell>
          <table:table-cell table:style-name="ce7" table:formula="of:=IF(ISBLANK([.M33]);&quot;&quot;;[.M33]+MAX([.M135];[.N135]))" office:value-type="float" office:value="4859" calcext:value-type="float">
            <text:p>4859</text:p>
          </table:table-cell>
          <table:table-cell table:style-name="ce7" table:formula="of:=IF(ISBLANK([.N33]);&quot;&quot;;[.N33]+MAX([.N135];[.O135]))" office:value-type="float" office:value="4832" calcext:value-type="float">
            <text:p>4832</text:p>
          </table:table-cell>
          <table:table-cell table:style-name="ce7" table:formula="of:=IF(ISBLANK([.O33]);&quot;&quot;;[.O33]+MAX([.O135];[.P135]))" office:value-type="float" office:value="4962" calcext:value-type="float">
            <text:p>4962</text:p>
          </table:table-cell>
          <table:table-cell table:style-name="ce7" table:formula="of:=IF(ISBLANK([.P33]);&quot;&quot;;[.P33]+MAX([.P135];[.Q135]))" office:value-type="float" office:value="4969" calcext:value-type="float">
            <text:p>4969</text:p>
          </table:table-cell>
          <table:table-cell table:style-name="ce7" table:formula="of:=IF(ISBLANK([.Q33]);&quot;&quot;;[.Q33]+MAX([.Q135];[.R135]))" office:value-type="float" office:value="4977" calcext:value-type="float">
            <text:p>4977</text:p>
          </table:table-cell>
          <table:table-cell table:style-name="ce7" table:formula="of:=IF(ISBLANK([.R33]);&quot;&quot;;[.R33]+MAX([.R135];[.S135]))" office:value-type="float" office:value="5025" calcext:value-type="float">
            <text:p>5025</text:p>
          </table:table-cell>
          <table:table-cell table:style-name="ce7" table:formula="of:=IF(ISBLANK([.S33]);&quot;&quot;;[.S33]+MAX([.S135];[.T135]))" office:value-type="float" office:value="5056" calcext:value-type="float">
            <text:p>5056</text:p>
          </table:table-cell>
          <table:table-cell table:style-name="ce7" table:formula="of:=IF(ISBLANK([.T33]);&quot;&quot;;[.T33]+MAX([.T135];[.U135]))" office:value-type="float" office:value="5006" calcext:value-type="float">
            <text:p>5006</text:p>
          </table:table-cell>
          <table:table-cell table:style-name="ce7" table:formula="of:=IF(ISBLANK([.U33]);&quot;&quot;;[.U33]+MAX([.U135];[.V135]))" office:value-type="float" office:value="4994" calcext:value-type="float">
            <text:p>4994</text:p>
          </table:table-cell>
          <table:table-cell table:style-name="ce7" table:formula="of:=IF(ISBLANK([.V33]);&quot;&quot;;[.V33]+MAX([.V135];[.W135]))" office:value-type="float" office:value="4973" calcext:value-type="float">
            <text:p>4973</text:p>
          </table:table-cell>
          <table:table-cell table:style-name="ce7" table:formula="of:=IF(ISBLANK([.W33]);&quot;&quot;;[.W33]+MAX([.W135];[.X135]))" office:value-type="float" office:value="5093" calcext:value-type="float">
            <text:p>5093</text:p>
          </table:table-cell>
          <table:table-cell table:style-name="ce7" table:formula="of:=IF(ISBLANK([.X33]);&quot;&quot;;[.X33]+MAX([.X135];[.Y135]))" office:value-type="float" office:value="5022" calcext:value-type="float">
            <text:p>5022</text:p>
          </table:table-cell>
          <table:table-cell table:style-name="ce7" table:formula="of:=IF(ISBLANK([.Y33]);&quot;&quot;;[.Y33]+MAX([.Y135];[.Z135]))" office:value-type="float" office:value="5009" calcext:value-type="float">
            <text:p>5009</text:p>
          </table:table-cell>
          <table:table-cell table:style-name="ce7" table:formula="of:=IF(ISBLANK([.Z33]);&quot;&quot;;[.Z33]+MAX([.Z135];[.AA135]))" office:value-type="float" office:value="5008" calcext:value-type="float">
            <text:p>5008</text:p>
          </table:table-cell>
          <table:table-cell table:style-name="ce7" table:formula="of:=IF(ISBLANK([.AA33]);&quot;&quot;;[.AA33]+MAX([.AA135];[.AB135]))" office:value-type="float" office:value="5009" calcext:value-type="float">
            <text:p>5009</text:p>
          </table:table-cell>
          <table:table-cell table:style-name="ce7" table:formula="of:=IF(ISBLANK([.AB33]);&quot;&quot;;[.AB33]+MAX([.AB135];[.AC135]))" office:value-type="float" office:value="4976" calcext:value-type="float">
            <text:p>4976</text:p>
          </table:table-cell>
          <table:table-cell table:style-name="ce7" table:formula="of:=IF(ISBLANK([.AC33]);&quot;&quot;;[.AC33]+MAX([.AC135];[.AD135]))" office:value-type="float" office:value="5020" calcext:value-type="float">
            <text:p>5020</text:p>
          </table:table-cell>
          <table:table-cell table:style-name="ce7" table:formula="of:=IF(ISBLANK([.AD33]);&quot;&quot;;[.AD33]+MAX([.AD135];[.AE135]))" office:value-type="float" office:value="5026" calcext:value-type="float">
            <text:p>5026</text:p>
          </table:table-cell>
          <table:table-cell table:style-name="ce7" table:formula="of:=IF(ISBLANK([.AE33]);&quot;&quot;;[.AE33]+MAX([.AE135];[.AF135]))" office:value-type="float" office:value="4960" calcext:value-type="float">
            <text:p>4960</text:p>
          </table:table-cell>
          <table:table-cell table:style-name="ce7" table:formula="of:=IF(ISBLANK([.AF33]);&quot;&quot;;[.AF33]+MAX([.AF135];[.AG135]))" office:value-type="float" office:value="4969" calcext:value-type="float">
            <text:p>4969</text:p>
          </table:table-cell>
          <table:table-cell table:style-name="ce7" table:formula="of:=IF(ISBLANK([.AG33]);&quot;&quot;;[.AG33]+MAX([.AG135];[.AH135]))">
            <text:p/>
          </table:table-cell>
          <table:table-cell table:style-name="ce7" table:formula="of:=IF(ISBLANK([.AH33]);&quot;&quot;;[.AH33]+MAX([.AH135];[.AI135]))">
            <text:p/>
          </table:table-cell>
          <table:table-cell table:style-name="ce7" table:formula="of:=IF(ISBLANK([.AI33]);&quot;&quot;;[.AI33]+MAX([.AI135];[.AJ135]))">
            <text:p/>
          </table:table-cell>
          <table:table-cell table:style-name="ce7" table:formula="of:=IF(ISBLANK([.AJ33]);&quot;&quot;;[.AJ33]+MAX([.AJ135];[.AK135]))">
            <text:p/>
          </table:table-cell>
          <table:table-cell table:style-name="ce7" table:formula="of:=IF(ISBLANK([.AK33]);&quot;&quot;;[.AK33]+MAX([.AK135];[.AL135]))">
            <text:p/>
          </table:table-cell>
          <table:table-cell table:style-name="ce7" table:formula="of:=IF(ISBLANK([.AL33]);&quot;&quot;;[.AL33]+MAX([.AL135];[.AM135]))">
            <text:p/>
          </table:table-cell>
          <table:table-cell table:style-name="ce7" table:formula="of:=IF(ISBLANK([.AM33]);&quot;&quot;;[.AM33]+MAX([.AM135];[.AN135]))">
            <text:p/>
          </table:table-cell>
          <table:table-cell table:style-name="ce7" table:formula="of:=IF(ISBLANK([.AN33]);&quot;&quot;;[.AN33]+MAX([.AN135];[.AO135]))">
            <text:p/>
          </table:table-cell>
          <table:table-cell table:style-name="ce7" table:formula="of:=IF(ISBLANK([.AO33]);&quot;&quot;;[.AO33]+MAX([.AO135];[.AP135]))">
            <text:p/>
          </table:table-cell>
          <table:table-cell table:style-name="ce7" table:formula="of:=IF(ISBLANK([.AP33]);&quot;&quot;;[.AP33]+MAX([.AP135];[.AQ135]))">
            <text:p/>
          </table:table-cell>
          <table:table-cell table:style-name="ce7" table:formula="of:=IF(ISBLANK([.AQ33]);&quot;&quot;;[.AQ33]+MAX([.AQ135];[.AR135]))">
            <text:p/>
          </table:table-cell>
          <table:table-cell table:style-name="ce7" table:formula="of:=IF(ISBLANK([.AR33]);&quot;&quot;;[.AR33]+MAX([.AR135];[.AS135]))">
            <text:p/>
          </table:table-cell>
          <table:table-cell table:style-name="ce7" table:formula="of:=IF(ISBLANK([.AS33]);&quot;&quot;;[.AS33]+MAX([.AS135];[.AT135]))">
            <text:p/>
          </table:table-cell>
          <table:table-cell table:style-name="ce7" table:formula="of:=IF(ISBLANK([.AT33]);&quot;&quot;;[.AT33]+MAX([.AT135];[.AU135]))">
            <text:p/>
          </table:table-cell>
          <table:table-cell table:style-name="ce7" table:formula="of:=IF(ISBLANK([.AU33]);&quot;&quot;;[.AU33]+MAX([.AU135];[.AV135]))">
            <text:p/>
          </table:table-cell>
          <table:table-cell table:style-name="ce7" table:formula="of:=IF(ISBLANK([.AV33]);&quot;&quot;;[.AV33]+MAX([.AV135];[.AW135]))">
            <text:p/>
          </table:table-cell>
          <table:table-cell table:style-name="ce7" table:formula="of:=IF(ISBLANK([.AW33]);&quot;&quot;;[.AW33]+MAX([.AW135];[.AX135]))">
            <text:p/>
          </table:table-cell>
          <table:table-cell table:style-name="ce7" table:formula="of:=IF(ISBLANK([.AX33]);&quot;&quot;;[.AX33]+MAX([.AX135];[.AY135]))">
            <text:p/>
          </table:table-cell>
          <table:table-cell table:style-name="ce7" table:formula="of:=IF(ISBLANK([.AY33]);&quot;&quot;;[.AY33]+MAX([.AY135];[.AZ135]))">
            <text:p/>
          </table:table-cell>
          <table:table-cell table:style-name="ce7" table:formula="of:=IF(ISBLANK([.AZ33]);&quot;&quot;;[.AZ33]+MAX([.AZ135];[.BA135]))">
            <text:p/>
          </table:table-cell>
          <table:table-cell table:style-name="ce7" table:formula="of:=IF(ISBLANK([.BA33]);&quot;&quot;;[.BA33]+MAX([.BA135];[.BB135]))">
            <text:p/>
          </table:table-cell>
          <table:table-cell table:style-name="ce7" table:formula="of:=IF(ISBLANK([.BB33]);&quot;&quot;;[.BB33]+MAX([.BB135];[.BC135]))">
            <text:p/>
          </table:table-cell>
          <table:table-cell table:style-name="ce7" table:formula="of:=IF(ISBLANK([.BC33]);&quot;&quot;;[.BC33]+MAX([.BC135];[.BD135]))">
            <text:p/>
          </table:table-cell>
          <table:table-cell table:style-name="ce7" table:formula="of:=IF(ISBLANK([.BD33]);&quot;&quot;;[.BD33]+MAX([.BD135];[.BE135]))">
            <text:p/>
          </table:table-cell>
          <table:table-cell table:style-name="ce7" table:formula="of:=IF(ISBLANK([.BE33]);&quot;&quot;;[.BE33]+MAX([.BE135];[.BF135]))">
            <text:p/>
          </table:table-cell>
          <table:table-cell table:style-name="ce7" table:formula="of:=IF(ISBLANK([.BF33]);&quot;&quot;;[.BF33]+MAX([.BF135];[.BG135]))">
            <text:p/>
          </table:table-cell>
          <table:table-cell table:style-name="ce7" table:formula="of:=IF(ISBLANK([.BG33]);&quot;&quot;;[.BG33]+MAX([.BG135];[.BH135]))">
            <text:p/>
          </table:table-cell>
          <table:table-cell table:style-name="ce7" table:formula="of:=IF(ISBLANK([.BH33]);&quot;&quot;;[.BH33]+MAX([.BH135];[.BI135]))">
            <text:p/>
          </table:table-cell>
          <table:table-cell table:style-name="ce7" table:formula="of:=IF(ISBLANK([.BI33]);&quot;&quot;;[.BI33]+MAX([.BI135];[.BJ135]))">
            <text:p/>
          </table:table-cell>
          <table:table-cell table:style-name="ce7" table:formula="of:=IF(ISBLANK([.BJ33]);&quot;&quot;;[.BJ33]+MAX([.BJ135];[.BK135]))">
            <text:p/>
          </table:table-cell>
          <table:table-cell table:style-name="ce7" table:formula="of:=IF(ISBLANK([.BK33]);&quot;&quot;;[.BK33]+MAX([.BK135];[.BL135]))">
            <text:p/>
          </table:table-cell>
          <table:table-cell table:style-name="ce7" table:formula="of:=IF(ISBLANK([.BL33]);&quot;&quot;;[.BL33]+MAX([.BL135];[.BM135]))">
            <text:p/>
          </table:table-cell>
          <table:table-cell table:style-name="ce7" table:formula="of:=IF(ISBLANK([.BM33]);&quot;&quot;;[.BM33]+MAX([.BM135];[.BN135]))">
            <text:p/>
          </table:table-cell>
          <table:table-cell table:style-name="ce7" table:formula="of:=IF(ISBLANK([.BN33]);&quot;&quot;;[.BN33]+MAX([.BN135];[.BO135]))">
            <text:p/>
          </table:table-cell>
          <table:table-cell table:style-name="ce7" table:formula="of:=IF(ISBLANK([.BO33]);&quot;&quot;;[.BO33]+MAX([.BO135];[.BP135]))">
            <text:p/>
          </table:table-cell>
          <table:table-cell table:style-name="ce7" table:formula="of:=IF(ISBLANK([.BP33]);&quot;&quot;;[.BP33]+MAX([.BP135];[.BQ135]))">
            <text:p/>
          </table:table-cell>
          <table:table-cell table:style-name="ce7" table:formula="of:=IF(ISBLANK([.BQ33]);&quot;&quot;;[.BQ33]+MAX([.BQ135];[.BR135]))">
            <text:p/>
          </table:table-cell>
          <table:table-cell table:style-name="ce7" table:formula="of:=IF(ISBLANK([.BR33]);&quot;&quot;;[.BR33]+MAX([.BR135];[.BS135]))">
            <text:p/>
          </table:table-cell>
          <table:table-cell table:style-name="ce7" table:formula="of:=IF(ISBLANK([.BS33]);&quot;&quot;;[.BS33]+MAX([.BS135];[.BT135]))">
            <text:p/>
          </table:table-cell>
          <table:table-cell table:style-name="ce7" table:formula="of:=IF(ISBLANK([.BT33]);&quot;&quot;;[.BT33]+MAX([.BT135];[.BU135]))">
            <text:p/>
          </table:table-cell>
          <table:table-cell table:style-name="ce7" table:formula="of:=IF(ISBLANK([.BU33]);&quot;&quot;;[.BU33]+MAX([.BU135];[.BV135]))">
            <text:p/>
          </table:table-cell>
          <table:table-cell table:style-name="ce7" table:formula="of:=IF(ISBLANK([.BV33]);&quot;&quot;;[.BV33]+MAX([.BV135];[.BW135]))">
            <text:p/>
          </table:table-cell>
          <table:table-cell table:style-name="ce7" table:formula="of:=IF(ISBLANK([.BW33]);&quot;&quot;;[.BW33]+MAX([.BW135];[.BX135]))">
            <text:p/>
          </table:table-cell>
          <table:table-cell table:style-name="ce7" table:formula="of:=IF(ISBLANK([.BX33]);&quot;&quot;;[.BX33]+MAX([.BX135];[.BY135]))">
            <text:p/>
          </table:table-cell>
          <table:table-cell table:style-name="ce7" table:formula="of:=IF(ISBLANK([.BY33]);&quot;&quot;;[.BY33]+MAX([.BY135];[.BZ135]))">
            <text:p/>
          </table:table-cell>
          <table:table-cell table:style-name="ce7" table:formula="of:=IF(ISBLANK([.BZ33]);&quot;&quot;;[.BZ33]+MAX([.BZ135];[.CA135]))">
            <text:p/>
          </table:table-cell>
          <table:table-cell table:style-name="ce7" table:formula="of:=IF(ISBLANK([.CA33]);&quot;&quot;;[.CA33]+MAX([.CA135];[.CB135]))">
            <text:p/>
          </table:table-cell>
          <table:table-cell table:style-name="ce7" table:formula="of:=IF(ISBLANK([.CB33]);&quot;&quot;;[.CB33]+MAX([.CB135];[.CC135]))">
            <text:p/>
          </table:table-cell>
          <table:table-cell table:style-name="ce7" table:formula="of:=IF(ISBLANK([.CC33]);&quot;&quot;;[.CC33]+MAX([.CC135];[.CD135]))">
            <text:p/>
          </table:table-cell>
          <table:table-cell table:style-name="ce7" table:formula="of:=IF(ISBLANK([.CD33]);&quot;&quot;;[.CD33]+MAX([.CD135];[.CE135]))">
            <text:p/>
          </table:table-cell>
          <table:table-cell table:style-name="ce7" table:formula="of:=IF(ISBLANK([.CE33]);&quot;&quot;;[.CE33]+MAX([.CE135];[.CF135]))">
            <text:p/>
          </table:table-cell>
          <table:table-cell table:style-name="ce7" table:formula="of:=IF(ISBLANK([.CF33]);&quot;&quot;;[.CF33]+MAX([.CF135];[.CG135]))">
            <text:p/>
          </table:table-cell>
          <table:table-cell table:style-name="ce7" table:formula="of:=IF(ISBLANK([.CG33]);&quot;&quot;;[.CG33]+MAX([.CG135];[.CH135]))">
            <text:p/>
          </table:table-cell>
          <table:table-cell table:style-name="ce7" table:formula="of:=IF(ISBLANK([.CH33]);&quot;&quot;;[.CH33]+MAX([.CH135];[.CI135]))">
            <text:p/>
          </table:table-cell>
          <table:table-cell table:style-name="ce7" table:formula="of:=IF(ISBLANK([.CI33]);&quot;&quot;;[.CI33]+MAX([.CI135];[.CJ135]))">
            <text:p/>
          </table:table-cell>
          <table:table-cell table:style-name="ce7" table:formula="of:=IF(ISBLANK([.CJ33]);&quot;&quot;;[.CJ33]+MAX([.CJ135];[.CK135]))">
            <text:p/>
          </table:table-cell>
          <table:table-cell table:style-name="ce7" table:formula="of:=IF(ISBLANK([.CK33]);&quot;&quot;;[.CK33]+MAX([.CK135];[.CL135]))">
            <text:p/>
          </table:table-cell>
          <table:table-cell table:style-name="ce7" table:formula="of:=IF(ISBLANK([.CL33]);&quot;&quot;;[.CL33]+MAX([.CL135];[.CM135]))">
            <text:p/>
          </table:table-cell>
          <table:table-cell table:style-name="ce7" table:formula="of:=IF(ISBLANK([.CM33]);&quot;&quot;;[.CM33]+MAX([.CM135];[.CN135]))">
            <text:p/>
          </table:table-cell>
          <table:table-cell table:style-name="ce7" table:formula="of:=IF(ISBLANK([.CN33]);&quot;&quot;;[.CN33]+MAX([.CN135];[.CO135]))">
            <text:p/>
          </table:table-cell>
          <table:table-cell table:style-name="ce7" table:formula="of:=IF(ISBLANK([.CO33]);&quot;&quot;;[.CO33]+MAX([.CO135];[.CP135]))">
            <text:p/>
          </table:table-cell>
          <table:table-cell table:style-name="ce7" table:formula="of:=IF(ISBLANK([.CP33]);&quot;&quot;;[.CP33]+MAX([.CP135];[.CQ135]))">
            <text:p/>
          </table:table-cell>
          <table:table-cell table:style-name="ce7" table:formula="of:=IF(ISBLANK([.CQ33]);&quot;&quot;;[.CQ33]+MAX([.CQ135];[.CR135]))">
            <text:p/>
          </table:table-cell>
          <table:table-cell table:style-name="ce7" table:formula="of:=IF(ISBLANK([.CR33]);&quot;&quot;;[.CR33]+MAX([.CR135];[.CS135]))">
            <text:p/>
          </table:table-cell>
          <table:table-cell table:style-name="ce7" table:formula="of:=IF(ISBLANK([.CS33]);&quot;&quot;;[.CS33]+MAX([.CS135];[.CT135]))">
            <text:p/>
          </table:table-cell>
          <table:table-cell table:style-name="ce7" table:formula="of:=IF(ISBLANK([.CT33]);&quot;&quot;;[.CT33]+MAX([.CT135];[.CU135]))">
            <text:p/>
          </table:table-cell>
          <table:table-cell table:style-name="ce7" table:formula="of:=IF(ISBLANK([.CU33]);&quot;&quot;;[.CU33]+MAX([.CU135];[.CV135]))">
            <text:p/>
          </table:table-cell>
          <table:table-cell table:formula="of:=IF(ISBLANK([.CV33]);&quot;&quot;;[.CV33]+MAX([.CV135];[.CW135]))">
            <text:p/>
          </table:table-cell>
        </table:table-row>
        <table:table-row table:style-name="ro1">
          <table:table-cell table:formula="of:=IF(ISBLANK([.A34]);&quot;&quot;;[.A34]+MAX([.A136];[.B136]))" office:value-type="float" office:value="4771" calcext:value-type="float">
            <text:p>4771</text:p>
          </table:table-cell>
          <table:table-cell table:style-name="ce7" table:formula="of:=IF(ISBLANK([.B34]);&quot;&quot;;[.B34]+MAX([.B136];[.C136]))" office:value-type="float" office:value="4736" calcext:value-type="float">
            <text:p>4736</text:p>
          </table:table-cell>
          <table:table-cell table:style-name="ce7" table:formula="of:=IF(ISBLANK([.C34]);&quot;&quot;;[.C34]+MAX([.C136];[.D136]))" office:value-type="float" office:value="4805" calcext:value-type="float">
            <text:p>4805</text:p>
          </table:table-cell>
          <table:table-cell table:style-name="ce7" table:formula="of:=IF(ISBLANK([.D34]);&quot;&quot;;[.D34]+MAX([.D136];[.E136]))" office:value-type="float" office:value="4866" calcext:value-type="float">
            <text:p>4866</text:p>
          </table:table-cell>
          <table:table-cell table:style-name="ce7" table:formula="of:=IF(ISBLANK([.E34]);&quot;&quot;;[.E34]+MAX([.E136];[.F136]))" office:value-type="float" office:value="4826" calcext:value-type="float">
            <text:p>4826</text:p>
          </table:table-cell>
          <table:table-cell table:style-name="ce7" table:formula="of:=IF(ISBLANK([.F34]);&quot;&quot;;[.F34]+MAX([.F136];[.G136]))" office:value-type="float" office:value="4790" calcext:value-type="float">
            <text:p>4790</text:p>
          </table:table-cell>
          <table:table-cell table:style-name="ce7" table:formula="of:=IF(ISBLANK([.G34]);&quot;&quot;;[.G34]+MAX([.G136];[.H136]))" office:value-type="float" office:value="4844" calcext:value-type="float">
            <text:p>4844</text:p>
          </table:table-cell>
          <table:table-cell table:style-name="ce7" table:formula="of:=IF(ISBLANK([.H34]);&quot;&quot;;[.H34]+MAX([.H136];[.I136]))" office:value-type="float" office:value="4872" calcext:value-type="float">
            <text:p>4872</text:p>
          </table:table-cell>
          <table:table-cell table:style-name="ce7" table:formula="of:=IF(ISBLANK([.I34]);&quot;&quot;;[.I34]+MAX([.I136];[.J136]))" office:value-type="float" office:value="4938" calcext:value-type="float">
            <text:p>4938</text:p>
          </table:table-cell>
          <table:table-cell table:style-name="ce7" table:formula="of:=IF(ISBLANK([.J34]);&quot;&quot;;[.J34]+MAX([.J136];[.K136]))" office:value-type="float" office:value="4966" calcext:value-type="float">
            <text:p>4966</text:p>
          </table:table-cell>
          <table:table-cell table:style-name="ce7" table:formula="of:=IF(ISBLANK([.K34]);&quot;&quot;;[.K34]+MAX([.K136];[.L136]))" office:value-type="float" office:value="4912" calcext:value-type="float">
            <text:p>4912</text:p>
          </table:table-cell>
          <table:table-cell table:style-name="ce7" table:formula="of:=IF(ISBLANK([.L34]);&quot;&quot;;[.L34]+MAX([.L136];[.M136]))" office:value-type="float" office:value="4820" calcext:value-type="float">
            <text:p>4820</text:p>
          </table:table-cell>
          <table:table-cell table:style-name="ce7" table:formula="of:=IF(ISBLANK([.M34]);&quot;&quot;;[.M34]+MAX([.M136];[.N136]))" office:value-type="float" office:value="4832" calcext:value-type="float">
            <text:p>4832</text:p>
          </table:table-cell>
          <table:table-cell table:style-name="ce7" table:formula="of:=IF(ISBLANK([.N34]);&quot;&quot;;[.N34]+MAX([.N136];[.O136]))" office:value-type="float" office:value="4810" calcext:value-type="float">
            <text:p>4810</text:p>
          </table:table-cell>
          <table:table-cell table:style-name="ce7" table:formula="of:=IF(ISBLANK([.O34]);&quot;&quot;;[.O34]+MAX([.O136];[.P136]))" office:value-type="float" office:value="4804" calcext:value-type="float">
            <text:p>4804</text:p>
          </table:table-cell>
          <table:table-cell table:style-name="ce7" table:formula="of:=IF(ISBLANK([.P34]);&quot;&quot;;[.P34]+MAX([.P136];[.Q136]))" office:value-type="float" office:value="4943" calcext:value-type="float">
            <text:p>4943</text:p>
          </table:table-cell>
          <table:table-cell table:style-name="ce7" table:formula="of:=IF(ISBLANK([.Q34]);&quot;&quot;;[.Q34]+MAX([.Q136];[.R136]))" office:value-type="float" office:value="4895" calcext:value-type="float">
            <text:p>4895</text:p>
          </table:table-cell>
          <table:table-cell table:style-name="ce7" table:formula="of:=IF(ISBLANK([.R34]);&quot;&quot;;[.R34]+MAX([.R136];[.S136]))" office:value-type="float" office:value="4873" calcext:value-type="float">
            <text:p>4873</text:p>
          </table:table-cell>
          <table:table-cell table:style-name="ce7" table:formula="of:=IF(ISBLANK([.S34]);&quot;&quot;;[.S34]+MAX([.S136];[.T136]))" office:value-type="float" office:value="4956" calcext:value-type="float">
            <text:p>4956</text:p>
          </table:table-cell>
          <table:table-cell table:style-name="ce7" table:formula="of:=IF(ISBLANK([.T34]);&quot;&quot;;[.T34]+MAX([.T136];[.U136]))" office:value-type="float" office:value="5002" calcext:value-type="float">
            <text:p>5002</text:p>
          </table:table-cell>
          <table:table-cell table:style-name="ce7" table:formula="of:=IF(ISBLANK([.U34]);&quot;&quot;;[.U34]+MAX([.U136];[.V136]))" office:value-type="float" office:value="4981" calcext:value-type="float">
            <text:p>4981</text:p>
          </table:table-cell>
          <table:table-cell table:style-name="ce7" table:formula="of:=IF(ISBLANK([.V34]);&quot;&quot;;[.V34]+MAX([.V136];[.W136]))" office:value-type="float" office:value="4925" calcext:value-type="float">
            <text:p>4925</text:p>
          </table:table-cell>
          <table:table-cell table:style-name="ce7" table:formula="of:=IF(ISBLANK([.W34]);&quot;&quot;;[.W34]+MAX([.W136];[.X136]))" office:value-type="float" office:value="4966" calcext:value-type="float">
            <text:p>4966</text:p>
          </table:table-cell>
          <table:table-cell table:style-name="ce7" table:formula="of:=IF(ISBLANK([.X34]);&quot;&quot;;[.X34]+MAX([.X136];[.Y136]))" office:value-type="float" office:value="5008" calcext:value-type="float">
            <text:p>5008</text:p>
          </table:table-cell>
          <table:table-cell table:style-name="ce7" table:formula="of:=IF(ISBLANK([.Y34]);&quot;&quot;;[.Y34]+MAX([.Y136];[.Z136]))" office:value-type="float" office:value="5008" calcext:value-type="float">
            <text:p>5008</text:p>
          </table:table-cell>
          <table:table-cell table:style-name="ce7" table:formula="of:=IF(ISBLANK([.Z34]);&quot;&quot;;[.Z34]+MAX([.Z136];[.AA136]))" office:value-type="float" office:value="4993" calcext:value-type="float">
            <text:p>4993</text:p>
          </table:table-cell>
          <table:table-cell table:style-name="ce7" table:formula="of:=IF(ISBLANK([.AA34]);&quot;&quot;;[.AA34]+MAX([.AA136];[.AB136]))" office:value-type="float" office:value="4939" calcext:value-type="float">
            <text:p>4939</text:p>
          </table:table-cell>
          <table:table-cell table:style-name="ce7" table:formula="of:=IF(ISBLANK([.AB34]);&quot;&quot;;[.AB34]+MAX([.AB136];[.AC136]))" office:value-type="float" office:value="4915" calcext:value-type="float">
            <text:p>4915</text:p>
          </table:table-cell>
          <table:table-cell table:style-name="ce7" table:formula="of:=IF(ISBLANK([.AC34]);&quot;&quot;;[.AC34]+MAX([.AC136];[.AD136]))" office:value-type="float" office:value="4917" calcext:value-type="float">
            <text:p>4917</text:p>
          </table:table-cell>
          <table:table-cell table:style-name="ce7" table:formula="of:=IF(ISBLANK([.AD34]);&quot;&quot;;[.AD34]+MAX([.AD136];[.AE136]))" office:value-type="float" office:value="4931" calcext:value-type="float">
            <text:p>4931</text:p>
          </table:table-cell>
          <table:table-cell table:style-name="ce7" table:formula="of:=IF(ISBLANK([.AE34]);&quot;&quot;;[.AE34]+MAX([.AE136];[.AF136]))" office:value-type="float" office:value="4910" calcext:value-type="float">
            <text:p>4910</text:p>
          </table:table-cell>
          <table:table-cell table:style-name="ce7" table:formula="of:=IF(ISBLANK([.AF34]);&quot;&quot;;[.AF34]+MAX([.AF136];[.AG136]))" office:value-type="float" office:value="4950" calcext:value-type="float">
            <text:p>4950</text:p>
          </table:table-cell>
          <table:table-cell table:style-name="ce7" table:formula="of:=IF(ISBLANK([.AG34]);&quot;&quot;;[.AG34]+MAX([.AG136];[.AH136]))" office:value-type="float" office:value="4928" calcext:value-type="float">
            <text:p>4928</text:p>
          </table:table-cell>
          <table:table-cell table:style-name="ce7" table:formula="of:=IF(ISBLANK([.AH34]);&quot;&quot;;[.AH34]+MAX([.AH136];[.AI136]))">
            <text:p/>
          </table:table-cell>
          <table:table-cell table:style-name="ce7" table:formula="of:=IF(ISBLANK([.AI34]);&quot;&quot;;[.AI34]+MAX([.AI136];[.AJ136]))">
            <text:p/>
          </table:table-cell>
          <table:table-cell table:style-name="ce7" table:formula="of:=IF(ISBLANK([.AJ34]);&quot;&quot;;[.AJ34]+MAX([.AJ136];[.AK136]))">
            <text:p/>
          </table:table-cell>
          <table:table-cell table:style-name="ce7" table:formula="of:=IF(ISBLANK([.AK34]);&quot;&quot;;[.AK34]+MAX([.AK136];[.AL136]))">
            <text:p/>
          </table:table-cell>
          <table:table-cell table:style-name="ce7" table:formula="of:=IF(ISBLANK([.AL34]);&quot;&quot;;[.AL34]+MAX([.AL136];[.AM136]))">
            <text:p/>
          </table:table-cell>
          <table:table-cell table:style-name="ce7" table:formula="of:=IF(ISBLANK([.AM34]);&quot;&quot;;[.AM34]+MAX([.AM136];[.AN136]))">
            <text:p/>
          </table:table-cell>
          <table:table-cell table:style-name="ce7" table:formula="of:=IF(ISBLANK([.AN34]);&quot;&quot;;[.AN34]+MAX([.AN136];[.AO136]))">
            <text:p/>
          </table:table-cell>
          <table:table-cell table:style-name="ce7" table:formula="of:=IF(ISBLANK([.AO34]);&quot;&quot;;[.AO34]+MAX([.AO136];[.AP136]))">
            <text:p/>
          </table:table-cell>
          <table:table-cell table:style-name="ce7" table:formula="of:=IF(ISBLANK([.AP34]);&quot;&quot;;[.AP34]+MAX([.AP136];[.AQ136]))">
            <text:p/>
          </table:table-cell>
          <table:table-cell table:style-name="ce7" table:formula="of:=IF(ISBLANK([.AQ34]);&quot;&quot;;[.AQ34]+MAX([.AQ136];[.AR136]))">
            <text:p/>
          </table:table-cell>
          <table:table-cell table:style-name="ce7" table:formula="of:=IF(ISBLANK([.AR34]);&quot;&quot;;[.AR34]+MAX([.AR136];[.AS136]))">
            <text:p/>
          </table:table-cell>
          <table:table-cell table:style-name="ce7" table:formula="of:=IF(ISBLANK([.AS34]);&quot;&quot;;[.AS34]+MAX([.AS136];[.AT136]))">
            <text:p/>
          </table:table-cell>
          <table:table-cell table:style-name="ce7" table:formula="of:=IF(ISBLANK([.AT34]);&quot;&quot;;[.AT34]+MAX([.AT136];[.AU136]))">
            <text:p/>
          </table:table-cell>
          <table:table-cell table:style-name="ce7" table:formula="of:=IF(ISBLANK([.AU34]);&quot;&quot;;[.AU34]+MAX([.AU136];[.AV136]))">
            <text:p/>
          </table:table-cell>
          <table:table-cell table:style-name="ce7" table:formula="of:=IF(ISBLANK([.AV34]);&quot;&quot;;[.AV34]+MAX([.AV136];[.AW136]))">
            <text:p/>
          </table:table-cell>
          <table:table-cell table:style-name="ce7" table:formula="of:=IF(ISBLANK([.AW34]);&quot;&quot;;[.AW34]+MAX([.AW136];[.AX136]))">
            <text:p/>
          </table:table-cell>
          <table:table-cell table:style-name="ce7" table:formula="of:=IF(ISBLANK([.AX34]);&quot;&quot;;[.AX34]+MAX([.AX136];[.AY136]))">
            <text:p/>
          </table:table-cell>
          <table:table-cell table:style-name="ce7" table:formula="of:=IF(ISBLANK([.AY34]);&quot;&quot;;[.AY34]+MAX([.AY136];[.AZ136]))">
            <text:p/>
          </table:table-cell>
          <table:table-cell table:style-name="ce7" table:formula="of:=IF(ISBLANK([.AZ34]);&quot;&quot;;[.AZ34]+MAX([.AZ136];[.BA136]))">
            <text:p/>
          </table:table-cell>
          <table:table-cell table:style-name="ce7" table:formula="of:=IF(ISBLANK([.BA34]);&quot;&quot;;[.BA34]+MAX([.BA136];[.BB136]))">
            <text:p/>
          </table:table-cell>
          <table:table-cell table:style-name="ce7" table:formula="of:=IF(ISBLANK([.BB34]);&quot;&quot;;[.BB34]+MAX([.BB136];[.BC136]))">
            <text:p/>
          </table:table-cell>
          <table:table-cell table:style-name="ce7" table:formula="of:=IF(ISBLANK([.BC34]);&quot;&quot;;[.BC34]+MAX([.BC136];[.BD136]))">
            <text:p/>
          </table:table-cell>
          <table:table-cell table:style-name="ce7" table:formula="of:=IF(ISBLANK([.BD34]);&quot;&quot;;[.BD34]+MAX([.BD136];[.BE136]))">
            <text:p/>
          </table:table-cell>
          <table:table-cell table:style-name="ce7" table:formula="of:=IF(ISBLANK([.BE34]);&quot;&quot;;[.BE34]+MAX([.BE136];[.BF136]))">
            <text:p/>
          </table:table-cell>
          <table:table-cell table:style-name="ce7" table:formula="of:=IF(ISBLANK([.BF34]);&quot;&quot;;[.BF34]+MAX([.BF136];[.BG136]))">
            <text:p/>
          </table:table-cell>
          <table:table-cell table:style-name="ce7" table:formula="of:=IF(ISBLANK([.BG34]);&quot;&quot;;[.BG34]+MAX([.BG136];[.BH136]))">
            <text:p/>
          </table:table-cell>
          <table:table-cell table:style-name="ce7" table:formula="of:=IF(ISBLANK([.BH34]);&quot;&quot;;[.BH34]+MAX([.BH136];[.BI136]))">
            <text:p/>
          </table:table-cell>
          <table:table-cell table:style-name="ce7" table:formula="of:=IF(ISBLANK([.BI34]);&quot;&quot;;[.BI34]+MAX([.BI136];[.BJ136]))">
            <text:p/>
          </table:table-cell>
          <table:table-cell table:style-name="ce7" table:formula="of:=IF(ISBLANK([.BJ34]);&quot;&quot;;[.BJ34]+MAX([.BJ136];[.BK136]))">
            <text:p/>
          </table:table-cell>
          <table:table-cell table:style-name="ce7" table:formula="of:=IF(ISBLANK([.BK34]);&quot;&quot;;[.BK34]+MAX([.BK136];[.BL136]))">
            <text:p/>
          </table:table-cell>
          <table:table-cell table:style-name="ce7" table:formula="of:=IF(ISBLANK([.BL34]);&quot;&quot;;[.BL34]+MAX([.BL136];[.BM136]))">
            <text:p/>
          </table:table-cell>
          <table:table-cell table:style-name="ce7" table:formula="of:=IF(ISBLANK([.BM34]);&quot;&quot;;[.BM34]+MAX([.BM136];[.BN136]))">
            <text:p/>
          </table:table-cell>
          <table:table-cell table:style-name="ce7" table:formula="of:=IF(ISBLANK([.BN34]);&quot;&quot;;[.BN34]+MAX([.BN136];[.BO136]))">
            <text:p/>
          </table:table-cell>
          <table:table-cell table:style-name="ce7" table:formula="of:=IF(ISBLANK([.BO34]);&quot;&quot;;[.BO34]+MAX([.BO136];[.BP136]))">
            <text:p/>
          </table:table-cell>
          <table:table-cell table:style-name="ce7" table:formula="of:=IF(ISBLANK([.BP34]);&quot;&quot;;[.BP34]+MAX([.BP136];[.BQ136]))">
            <text:p/>
          </table:table-cell>
          <table:table-cell table:style-name="ce7" table:formula="of:=IF(ISBLANK([.BQ34]);&quot;&quot;;[.BQ34]+MAX([.BQ136];[.BR136]))">
            <text:p/>
          </table:table-cell>
          <table:table-cell table:style-name="ce7" table:formula="of:=IF(ISBLANK([.BR34]);&quot;&quot;;[.BR34]+MAX([.BR136];[.BS136]))">
            <text:p/>
          </table:table-cell>
          <table:table-cell table:style-name="ce7" table:formula="of:=IF(ISBLANK([.BS34]);&quot;&quot;;[.BS34]+MAX([.BS136];[.BT136]))">
            <text:p/>
          </table:table-cell>
          <table:table-cell table:style-name="ce7" table:formula="of:=IF(ISBLANK([.BT34]);&quot;&quot;;[.BT34]+MAX([.BT136];[.BU136]))">
            <text:p/>
          </table:table-cell>
          <table:table-cell table:style-name="ce7" table:formula="of:=IF(ISBLANK([.BU34]);&quot;&quot;;[.BU34]+MAX([.BU136];[.BV136]))">
            <text:p/>
          </table:table-cell>
          <table:table-cell table:style-name="ce7" table:formula="of:=IF(ISBLANK([.BV34]);&quot;&quot;;[.BV34]+MAX([.BV136];[.BW136]))">
            <text:p/>
          </table:table-cell>
          <table:table-cell table:style-name="ce7" table:formula="of:=IF(ISBLANK([.BW34]);&quot;&quot;;[.BW34]+MAX([.BW136];[.BX136]))">
            <text:p/>
          </table:table-cell>
          <table:table-cell table:style-name="ce7" table:formula="of:=IF(ISBLANK([.BX34]);&quot;&quot;;[.BX34]+MAX([.BX136];[.BY136]))">
            <text:p/>
          </table:table-cell>
          <table:table-cell table:style-name="ce7" table:formula="of:=IF(ISBLANK([.BY34]);&quot;&quot;;[.BY34]+MAX([.BY136];[.BZ136]))">
            <text:p/>
          </table:table-cell>
          <table:table-cell table:style-name="ce7" table:formula="of:=IF(ISBLANK([.BZ34]);&quot;&quot;;[.BZ34]+MAX([.BZ136];[.CA136]))">
            <text:p/>
          </table:table-cell>
          <table:table-cell table:style-name="ce7" table:formula="of:=IF(ISBLANK([.CA34]);&quot;&quot;;[.CA34]+MAX([.CA136];[.CB136]))">
            <text:p/>
          </table:table-cell>
          <table:table-cell table:style-name="ce7" table:formula="of:=IF(ISBLANK([.CB34]);&quot;&quot;;[.CB34]+MAX([.CB136];[.CC136]))">
            <text:p/>
          </table:table-cell>
          <table:table-cell table:style-name="ce7" table:formula="of:=IF(ISBLANK([.CC34]);&quot;&quot;;[.CC34]+MAX([.CC136];[.CD136]))">
            <text:p/>
          </table:table-cell>
          <table:table-cell table:style-name="ce7" table:formula="of:=IF(ISBLANK([.CD34]);&quot;&quot;;[.CD34]+MAX([.CD136];[.CE136]))">
            <text:p/>
          </table:table-cell>
          <table:table-cell table:style-name="ce7" table:formula="of:=IF(ISBLANK([.CE34]);&quot;&quot;;[.CE34]+MAX([.CE136];[.CF136]))">
            <text:p/>
          </table:table-cell>
          <table:table-cell table:style-name="ce7" table:formula="of:=IF(ISBLANK([.CF34]);&quot;&quot;;[.CF34]+MAX([.CF136];[.CG136]))">
            <text:p/>
          </table:table-cell>
          <table:table-cell table:style-name="ce7" table:formula="of:=IF(ISBLANK([.CG34]);&quot;&quot;;[.CG34]+MAX([.CG136];[.CH136]))">
            <text:p/>
          </table:table-cell>
          <table:table-cell table:style-name="ce7" table:formula="of:=IF(ISBLANK([.CH34]);&quot;&quot;;[.CH34]+MAX([.CH136];[.CI136]))">
            <text:p/>
          </table:table-cell>
          <table:table-cell table:style-name="ce7" table:formula="of:=IF(ISBLANK([.CI34]);&quot;&quot;;[.CI34]+MAX([.CI136];[.CJ136]))">
            <text:p/>
          </table:table-cell>
          <table:table-cell table:style-name="ce7" table:formula="of:=IF(ISBLANK([.CJ34]);&quot;&quot;;[.CJ34]+MAX([.CJ136];[.CK136]))">
            <text:p/>
          </table:table-cell>
          <table:table-cell table:style-name="ce7" table:formula="of:=IF(ISBLANK([.CK34]);&quot;&quot;;[.CK34]+MAX([.CK136];[.CL136]))">
            <text:p/>
          </table:table-cell>
          <table:table-cell table:style-name="ce7" table:formula="of:=IF(ISBLANK([.CL34]);&quot;&quot;;[.CL34]+MAX([.CL136];[.CM136]))">
            <text:p/>
          </table:table-cell>
          <table:table-cell table:style-name="ce7" table:formula="of:=IF(ISBLANK([.CM34]);&quot;&quot;;[.CM34]+MAX([.CM136];[.CN136]))">
            <text:p/>
          </table:table-cell>
          <table:table-cell table:style-name="ce7" table:formula="of:=IF(ISBLANK([.CN34]);&quot;&quot;;[.CN34]+MAX([.CN136];[.CO136]))">
            <text:p/>
          </table:table-cell>
          <table:table-cell table:style-name="ce7" table:formula="of:=IF(ISBLANK([.CO34]);&quot;&quot;;[.CO34]+MAX([.CO136];[.CP136]))">
            <text:p/>
          </table:table-cell>
          <table:table-cell table:style-name="ce7" table:formula="of:=IF(ISBLANK([.CP34]);&quot;&quot;;[.CP34]+MAX([.CP136];[.CQ136]))">
            <text:p/>
          </table:table-cell>
          <table:table-cell table:style-name="ce7" table:formula="of:=IF(ISBLANK([.CQ34]);&quot;&quot;;[.CQ34]+MAX([.CQ136];[.CR136]))">
            <text:p/>
          </table:table-cell>
          <table:table-cell table:style-name="ce7" table:formula="of:=IF(ISBLANK([.CR34]);&quot;&quot;;[.CR34]+MAX([.CR136];[.CS136]))">
            <text:p/>
          </table:table-cell>
          <table:table-cell table:style-name="ce7" table:formula="of:=IF(ISBLANK([.CS34]);&quot;&quot;;[.CS34]+MAX([.CS136];[.CT136]))">
            <text:p/>
          </table:table-cell>
          <table:table-cell table:style-name="ce7" table:formula="of:=IF(ISBLANK([.CT34]);&quot;&quot;;[.CT34]+MAX([.CT136];[.CU136]))">
            <text:p/>
          </table:table-cell>
          <table:table-cell table:style-name="ce7" table:formula="of:=IF(ISBLANK([.CU34]);&quot;&quot;;[.CU34]+MAX([.CU136];[.CV136]))">
            <text:p/>
          </table:table-cell>
          <table:table-cell table:formula="of:=IF(ISBLANK([.CV34]);&quot;&quot;;[.CV34]+MAX([.CV136];[.CW136]))">
            <text:p/>
          </table:table-cell>
        </table:table-row>
        <table:table-row table:style-name="ro1">
          <table:table-cell table:formula="of:=IF(ISBLANK([.A35]);&quot;&quot;;[.A35]+MAX([.A137];[.B137]))" office:value-type="float" office:value="4767" calcext:value-type="float">
            <text:p>4767</text:p>
          </table:table-cell>
          <table:table-cell table:style-name="ce7" table:formula="of:=IF(ISBLANK([.B35]);&quot;&quot;;[.B35]+MAX([.B137];[.C137]))" office:value-type="float" office:value="4704" calcext:value-type="float">
            <text:p>4704</text:p>
          </table:table-cell>
          <table:table-cell table:style-name="ce7" table:formula="of:=IF(ISBLANK([.C35]);&quot;&quot;;[.C35]+MAX([.C137];[.D137]))" office:value-type="float" office:value="4727" calcext:value-type="float">
            <text:p>4727</text:p>
          </table:table-cell>
          <table:table-cell table:style-name="ce7" table:formula="of:=IF(ISBLANK([.D35]);&quot;&quot;;[.D35]+MAX([.D137];[.E137]))" office:value-type="float" office:value="4774" calcext:value-type="float">
            <text:p>4774</text:p>
          </table:table-cell>
          <table:table-cell table:style-name="ce7" table:formula="of:=IF(ISBLANK([.E35]);&quot;&quot;;[.E35]+MAX([.E137];[.F137]))" office:value-type="float" office:value="4735" calcext:value-type="float">
            <text:p>4735</text:p>
          </table:table-cell>
          <table:table-cell table:style-name="ce7" table:formula="of:=IF(ISBLANK([.F35]);&quot;&quot;;[.F35]+MAX([.F137];[.G137]))" office:value-type="float" office:value="4707" calcext:value-type="float">
            <text:p>4707</text:p>
          </table:table-cell>
          <table:table-cell table:style-name="ce7" table:formula="of:=IF(ISBLANK([.G35]);&quot;&quot;;[.G35]+MAX([.G137];[.H137]))" office:value-type="float" office:value="4752" calcext:value-type="float">
            <text:p>4752</text:p>
          </table:table-cell>
          <table:table-cell table:style-name="ce7" table:formula="of:=IF(ISBLANK([.H35]);&quot;&quot;;[.H35]+MAX([.H137];[.I137]))" office:value-type="float" office:value="4740" calcext:value-type="float">
            <text:p>4740</text:p>
          </table:table-cell>
          <table:table-cell table:style-name="ce7" table:formula="of:=IF(ISBLANK([.I35]);&quot;&quot;;[.I35]+MAX([.I137];[.J137]))" office:value-type="float" office:value="4786" calcext:value-type="float">
            <text:p>4786</text:p>
          </table:table-cell>
          <table:table-cell table:style-name="ce7" table:formula="of:=IF(ISBLANK([.J35]);&quot;&quot;;[.J35]+MAX([.J137];[.K137]))" office:value-type="float" office:value="4840" calcext:value-type="float">
            <text:p>4840</text:p>
          </table:table-cell>
          <table:table-cell table:style-name="ce7" table:formula="of:=IF(ISBLANK([.K35]);&quot;&quot;;[.K35]+MAX([.K137];[.L137]))" office:value-type="float" office:value="4891" calcext:value-type="float">
            <text:p>4891</text:p>
          </table:table-cell>
          <table:table-cell table:style-name="ce7" table:formula="of:=IF(ISBLANK([.L35]);&quot;&quot;;[.L35]+MAX([.L137];[.M137]))" office:value-type="float" office:value="4815" calcext:value-type="float">
            <text:p>4815</text:p>
          </table:table-cell>
          <table:table-cell table:style-name="ce7" table:formula="of:=IF(ISBLANK([.M35]);&quot;&quot;;[.M35]+MAX([.M137];[.N137]))" office:value-type="float" office:value="4762" calcext:value-type="float">
            <text:p>4762</text:p>
          </table:table-cell>
          <table:table-cell table:style-name="ce7" table:formula="of:=IF(ISBLANK([.N35]);&quot;&quot;;[.N35]+MAX([.N137];[.O137]))" office:value-type="float" office:value="4768" calcext:value-type="float">
            <text:p>4768</text:p>
          </table:table-cell>
          <table:table-cell table:style-name="ce7" table:formula="of:=IF(ISBLANK([.O35]);&quot;&quot;;[.O35]+MAX([.O137];[.P137]))" office:value-type="float" office:value="4742" calcext:value-type="float">
            <text:p>4742</text:p>
          </table:table-cell>
          <table:table-cell table:style-name="ce7" table:formula="of:=IF(ISBLANK([.P35]);&quot;&quot;;[.P35]+MAX([.P137];[.Q137]))" office:value-type="float" office:value="4740" calcext:value-type="float">
            <text:p>4740</text:p>
          </table:table-cell>
          <table:table-cell table:style-name="ce7" table:formula="of:=IF(ISBLANK([.Q35]);&quot;&quot;;[.Q35]+MAX([.Q137];[.R137]))" office:value-type="float" office:value="4859" calcext:value-type="float">
            <text:p>4859</text:p>
          </table:table-cell>
          <table:table-cell table:style-name="ce7" table:formula="of:=IF(ISBLANK([.R35]);&quot;&quot;;[.R35]+MAX([.R137];[.S137]))" office:value-type="float" office:value="4798" calcext:value-type="float">
            <text:p>4798</text:p>
          </table:table-cell>
          <table:table-cell table:style-name="ce7" table:formula="of:=IF(ISBLANK([.S35]);&quot;&quot;;[.S35]+MAX([.S137];[.T137]))" office:value-type="float" office:value="4853" calcext:value-type="float">
            <text:p>4853</text:p>
          </table:table-cell>
          <table:table-cell table:style-name="ce7" table:formula="of:=IF(ISBLANK([.T35]);&quot;&quot;;[.T35]+MAX([.T137];[.U137]))" office:value-type="float" office:value="4883" calcext:value-type="float">
            <text:p>4883</text:p>
          </table:table-cell>
          <table:table-cell table:style-name="ce7" table:formula="of:=IF(ISBLANK([.U35]);&quot;&quot;;[.U35]+MAX([.U137];[.V137]))" office:value-type="float" office:value="4960" calcext:value-type="float">
            <text:p>4960</text:p>
          </table:table-cell>
          <table:table-cell table:style-name="ce7" table:formula="of:=IF(ISBLANK([.V35]);&quot;&quot;;[.V35]+MAX([.V137];[.W137]))" office:value-type="float" office:value="4902" calcext:value-type="float">
            <text:p>4902</text:p>
          </table:table-cell>
          <table:table-cell table:style-name="ce7" table:formula="of:=IF(ISBLANK([.W35]);&quot;&quot;;[.W35]+MAX([.W137];[.X137]))" office:value-type="float" office:value="4883" calcext:value-type="float">
            <text:p>4883</text:p>
          </table:table-cell>
          <table:table-cell table:style-name="ce7" table:formula="of:=IF(ISBLANK([.X35]);&quot;&quot;;[.X35]+MAX([.X137];[.Y137]))" office:value-type="float" office:value="4944" calcext:value-type="float">
            <text:p>4944</text:p>
          </table:table-cell>
          <table:table-cell table:style-name="ce7" table:formula="of:=IF(ISBLANK([.Y35]);&quot;&quot;;[.Y35]+MAX([.Y137];[.Z137]))" office:value-type="float" office:value="4957" calcext:value-type="float">
            <text:p>4957</text:p>
          </table:table-cell>
          <table:table-cell table:style-name="ce7" table:formula="of:=IF(ISBLANK([.Z35]);&quot;&quot;;[.Z35]+MAX([.Z137];[.AA137]))" office:value-type="float" office:value="4844" calcext:value-type="float">
            <text:p>4844</text:p>
          </table:table-cell>
          <table:table-cell table:style-name="ce7" table:formula="of:=IF(ISBLANK([.AA35]);&quot;&quot;;[.AA35]+MAX([.AA137];[.AB137]))" office:value-type="float" office:value="4914" calcext:value-type="float">
            <text:p>4914</text:p>
          </table:table-cell>
          <table:table-cell table:style-name="ce7" table:formula="of:=IF(ISBLANK([.AB35]);&quot;&quot;;[.AB35]+MAX([.AB137];[.AC137]))" office:value-type="float" office:value="4870" calcext:value-type="float">
            <text:p>4870</text:p>
          </table:table-cell>
          <table:table-cell table:style-name="ce7" table:formula="of:=IF(ISBLANK([.AC35]);&quot;&quot;;[.AC35]+MAX([.AC137];[.AD137]))" office:value-type="float" office:value="4832" calcext:value-type="float">
            <text:p>4832</text:p>
          </table:table-cell>
          <table:table-cell table:style-name="ce7" table:formula="of:=IF(ISBLANK([.AD35]);&quot;&quot;;[.AD35]+MAX([.AD137];[.AE137]))" office:value-type="float" office:value="4788" calcext:value-type="float">
            <text:p>4788</text:p>
          </table:table-cell>
          <table:table-cell table:style-name="ce7" table:formula="of:=IF(ISBLANK([.AE35]);&quot;&quot;;[.AE35]+MAX([.AE137];[.AF137]))" office:value-type="float" office:value="4878" calcext:value-type="float">
            <text:p>4878</text:p>
          </table:table-cell>
          <table:table-cell table:style-name="ce7" table:formula="of:=IF(ISBLANK([.AF35]);&quot;&quot;;[.AF35]+MAX([.AF137];[.AG137]))" office:value-type="float" office:value="4907" calcext:value-type="float">
            <text:p>4907</text:p>
          </table:table-cell>
          <table:table-cell table:style-name="ce7" table:formula="of:=IF(ISBLANK([.AG35]);&quot;&quot;;[.AG35]+MAX([.AG137];[.AH137]))" office:value-type="float" office:value="4888" calcext:value-type="float">
            <text:p>4888</text:p>
          </table:table-cell>
          <table:table-cell table:style-name="ce7" table:formula="of:=IF(ISBLANK([.AH35]);&quot;&quot;;[.AH35]+MAX([.AH137];[.AI137]))" office:value-type="float" office:value="4906" calcext:value-type="float">
            <text:p>4906</text:p>
          </table:table-cell>
          <table:table-cell table:style-name="ce7" table:formula="of:=IF(ISBLANK([.AI35]);&quot;&quot;;[.AI35]+MAX([.AI137];[.AJ137]))">
            <text:p/>
          </table:table-cell>
          <table:table-cell table:style-name="ce7" table:formula="of:=IF(ISBLANK([.AJ35]);&quot;&quot;;[.AJ35]+MAX([.AJ137];[.AK137]))">
            <text:p/>
          </table:table-cell>
          <table:table-cell table:style-name="ce7" table:formula="of:=IF(ISBLANK([.AK35]);&quot;&quot;;[.AK35]+MAX([.AK137];[.AL137]))">
            <text:p/>
          </table:table-cell>
          <table:table-cell table:style-name="ce7" table:formula="of:=IF(ISBLANK([.AL35]);&quot;&quot;;[.AL35]+MAX([.AL137];[.AM137]))">
            <text:p/>
          </table:table-cell>
          <table:table-cell table:style-name="ce7" table:formula="of:=IF(ISBLANK([.AM35]);&quot;&quot;;[.AM35]+MAX([.AM137];[.AN137]))">
            <text:p/>
          </table:table-cell>
          <table:table-cell table:style-name="ce7" table:formula="of:=IF(ISBLANK([.AN35]);&quot;&quot;;[.AN35]+MAX([.AN137];[.AO137]))">
            <text:p/>
          </table:table-cell>
          <table:table-cell table:style-name="ce7" table:formula="of:=IF(ISBLANK([.AO35]);&quot;&quot;;[.AO35]+MAX([.AO137];[.AP137]))">
            <text:p/>
          </table:table-cell>
          <table:table-cell table:style-name="ce7" table:formula="of:=IF(ISBLANK([.AP35]);&quot;&quot;;[.AP35]+MAX([.AP137];[.AQ137]))">
            <text:p/>
          </table:table-cell>
          <table:table-cell table:style-name="ce7" table:formula="of:=IF(ISBLANK([.AQ35]);&quot;&quot;;[.AQ35]+MAX([.AQ137];[.AR137]))">
            <text:p/>
          </table:table-cell>
          <table:table-cell table:style-name="ce7" table:formula="of:=IF(ISBLANK([.AR35]);&quot;&quot;;[.AR35]+MAX([.AR137];[.AS137]))">
            <text:p/>
          </table:table-cell>
          <table:table-cell table:style-name="ce7" table:formula="of:=IF(ISBLANK([.AS35]);&quot;&quot;;[.AS35]+MAX([.AS137];[.AT137]))">
            <text:p/>
          </table:table-cell>
          <table:table-cell table:style-name="ce7" table:formula="of:=IF(ISBLANK([.AT35]);&quot;&quot;;[.AT35]+MAX([.AT137];[.AU137]))">
            <text:p/>
          </table:table-cell>
          <table:table-cell table:style-name="ce7" table:formula="of:=IF(ISBLANK([.AU35]);&quot;&quot;;[.AU35]+MAX([.AU137];[.AV137]))">
            <text:p/>
          </table:table-cell>
          <table:table-cell table:style-name="ce7" table:formula="of:=IF(ISBLANK([.AV35]);&quot;&quot;;[.AV35]+MAX([.AV137];[.AW137]))">
            <text:p/>
          </table:table-cell>
          <table:table-cell table:style-name="ce7" table:formula="of:=IF(ISBLANK([.AW35]);&quot;&quot;;[.AW35]+MAX([.AW137];[.AX137]))">
            <text:p/>
          </table:table-cell>
          <table:table-cell table:style-name="ce7" table:formula="of:=IF(ISBLANK([.AX35]);&quot;&quot;;[.AX35]+MAX([.AX137];[.AY137]))">
            <text:p/>
          </table:table-cell>
          <table:table-cell table:style-name="ce7" table:formula="of:=IF(ISBLANK([.AY35]);&quot;&quot;;[.AY35]+MAX([.AY137];[.AZ137]))">
            <text:p/>
          </table:table-cell>
          <table:table-cell table:style-name="ce7" table:formula="of:=IF(ISBLANK([.AZ35]);&quot;&quot;;[.AZ35]+MAX([.AZ137];[.BA137]))">
            <text:p/>
          </table:table-cell>
          <table:table-cell table:style-name="ce7" table:formula="of:=IF(ISBLANK([.BA35]);&quot;&quot;;[.BA35]+MAX([.BA137];[.BB137]))">
            <text:p/>
          </table:table-cell>
          <table:table-cell table:style-name="ce7" table:formula="of:=IF(ISBLANK([.BB35]);&quot;&quot;;[.BB35]+MAX([.BB137];[.BC137]))">
            <text:p/>
          </table:table-cell>
          <table:table-cell table:style-name="ce7" table:formula="of:=IF(ISBLANK([.BC35]);&quot;&quot;;[.BC35]+MAX([.BC137];[.BD137]))">
            <text:p/>
          </table:table-cell>
          <table:table-cell table:style-name="ce7" table:formula="of:=IF(ISBLANK([.BD35]);&quot;&quot;;[.BD35]+MAX([.BD137];[.BE137]))">
            <text:p/>
          </table:table-cell>
          <table:table-cell table:style-name="ce7" table:formula="of:=IF(ISBLANK([.BE35]);&quot;&quot;;[.BE35]+MAX([.BE137];[.BF137]))">
            <text:p/>
          </table:table-cell>
          <table:table-cell table:style-name="ce7" table:formula="of:=IF(ISBLANK([.BF35]);&quot;&quot;;[.BF35]+MAX([.BF137];[.BG137]))">
            <text:p/>
          </table:table-cell>
          <table:table-cell table:style-name="ce7" table:formula="of:=IF(ISBLANK([.BG35]);&quot;&quot;;[.BG35]+MAX([.BG137];[.BH137]))">
            <text:p/>
          </table:table-cell>
          <table:table-cell table:style-name="ce7" table:formula="of:=IF(ISBLANK([.BH35]);&quot;&quot;;[.BH35]+MAX([.BH137];[.BI137]))">
            <text:p/>
          </table:table-cell>
          <table:table-cell table:style-name="ce7" table:formula="of:=IF(ISBLANK([.BI35]);&quot;&quot;;[.BI35]+MAX([.BI137];[.BJ137]))">
            <text:p/>
          </table:table-cell>
          <table:table-cell table:style-name="ce7" table:formula="of:=IF(ISBLANK([.BJ35]);&quot;&quot;;[.BJ35]+MAX([.BJ137];[.BK137]))">
            <text:p/>
          </table:table-cell>
          <table:table-cell table:style-name="ce7" table:formula="of:=IF(ISBLANK([.BK35]);&quot;&quot;;[.BK35]+MAX([.BK137];[.BL137]))">
            <text:p/>
          </table:table-cell>
          <table:table-cell table:style-name="ce7" table:formula="of:=IF(ISBLANK([.BL35]);&quot;&quot;;[.BL35]+MAX([.BL137];[.BM137]))">
            <text:p/>
          </table:table-cell>
          <table:table-cell table:style-name="ce7" table:formula="of:=IF(ISBLANK([.BM35]);&quot;&quot;;[.BM35]+MAX([.BM137];[.BN137]))">
            <text:p/>
          </table:table-cell>
          <table:table-cell table:style-name="ce7" table:formula="of:=IF(ISBLANK([.BN35]);&quot;&quot;;[.BN35]+MAX([.BN137];[.BO137]))">
            <text:p/>
          </table:table-cell>
          <table:table-cell table:style-name="ce7" table:formula="of:=IF(ISBLANK([.BO35]);&quot;&quot;;[.BO35]+MAX([.BO137];[.BP137]))">
            <text:p/>
          </table:table-cell>
          <table:table-cell table:style-name="ce7" table:formula="of:=IF(ISBLANK([.BP35]);&quot;&quot;;[.BP35]+MAX([.BP137];[.BQ137]))">
            <text:p/>
          </table:table-cell>
          <table:table-cell table:style-name="ce7" table:formula="of:=IF(ISBLANK([.BQ35]);&quot;&quot;;[.BQ35]+MAX([.BQ137];[.BR137]))">
            <text:p/>
          </table:table-cell>
          <table:table-cell table:style-name="ce7" table:formula="of:=IF(ISBLANK([.BR35]);&quot;&quot;;[.BR35]+MAX([.BR137];[.BS137]))">
            <text:p/>
          </table:table-cell>
          <table:table-cell table:style-name="ce7" table:formula="of:=IF(ISBLANK([.BS35]);&quot;&quot;;[.BS35]+MAX([.BS137];[.BT137]))">
            <text:p/>
          </table:table-cell>
          <table:table-cell table:style-name="ce7" table:formula="of:=IF(ISBLANK([.BT35]);&quot;&quot;;[.BT35]+MAX([.BT137];[.BU137]))">
            <text:p/>
          </table:table-cell>
          <table:table-cell table:style-name="ce7" table:formula="of:=IF(ISBLANK([.BU35]);&quot;&quot;;[.BU35]+MAX([.BU137];[.BV137]))">
            <text:p/>
          </table:table-cell>
          <table:table-cell table:style-name="ce7" table:formula="of:=IF(ISBLANK([.BV35]);&quot;&quot;;[.BV35]+MAX([.BV137];[.BW137]))">
            <text:p/>
          </table:table-cell>
          <table:table-cell table:style-name="ce7" table:formula="of:=IF(ISBLANK([.BW35]);&quot;&quot;;[.BW35]+MAX([.BW137];[.BX137]))">
            <text:p/>
          </table:table-cell>
          <table:table-cell table:style-name="ce7" table:formula="of:=IF(ISBLANK([.BX35]);&quot;&quot;;[.BX35]+MAX([.BX137];[.BY137]))">
            <text:p/>
          </table:table-cell>
          <table:table-cell table:style-name="ce7" table:formula="of:=IF(ISBLANK([.BY35]);&quot;&quot;;[.BY35]+MAX([.BY137];[.BZ137]))">
            <text:p/>
          </table:table-cell>
          <table:table-cell table:style-name="ce7" table:formula="of:=IF(ISBLANK([.BZ35]);&quot;&quot;;[.BZ35]+MAX([.BZ137];[.CA137]))">
            <text:p/>
          </table:table-cell>
          <table:table-cell table:style-name="ce7" table:formula="of:=IF(ISBLANK([.CA35]);&quot;&quot;;[.CA35]+MAX([.CA137];[.CB137]))">
            <text:p/>
          </table:table-cell>
          <table:table-cell table:style-name="ce7" table:formula="of:=IF(ISBLANK([.CB35]);&quot;&quot;;[.CB35]+MAX([.CB137];[.CC137]))">
            <text:p/>
          </table:table-cell>
          <table:table-cell table:style-name="ce7" table:formula="of:=IF(ISBLANK([.CC35]);&quot;&quot;;[.CC35]+MAX([.CC137];[.CD137]))">
            <text:p/>
          </table:table-cell>
          <table:table-cell table:style-name="ce7" table:formula="of:=IF(ISBLANK([.CD35]);&quot;&quot;;[.CD35]+MAX([.CD137];[.CE137]))">
            <text:p/>
          </table:table-cell>
          <table:table-cell table:style-name="ce7" table:formula="of:=IF(ISBLANK([.CE35]);&quot;&quot;;[.CE35]+MAX([.CE137];[.CF137]))">
            <text:p/>
          </table:table-cell>
          <table:table-cell table:style-name="ce7" table:formula="of:=IF(ISBLANK([.CF35]);&quot;&quot;;[.CF35]+MAX([.CF137];[.CG137]))">
            <text:p/>
          </table:table-cell>
          <table:table-cell table:style-name="ce7" table:formula="of:=IF(ISBLANK([.CG35]);&quot;&quot;;[.CG35]+MAX([.CG137];[.CH137]))">
            <text:p/>
          </table:table-cell>
          <table:table-cell table:style-name="ce7" table:formula="of:=IF(ISBLANK([.CH35]);&quot;&quot;;[.CH35]+MAX([.CH137];[.CI137]))">
            <text:p/>
          </table:table-cell>
          <table:table-cell table:style-name="ce7" table:formula="of:=IF(ISBLANK([.CI35]);&quot;&quot;;[.CI35]+MAX([.CI137];[.CJ137]))">
            <text:p/>
          </table:table-cell>
          <table:table-cell table:style-name="ce7" table:formula="of:=IF(ISBLANK([.CJ35]);&quot;&quot;;[.CJ35]+MAX([.CJ137];[.CK137]))">
            <text:p/>
          </table:table-cell>
          <table:table-cell table:style-name="ce7" table:formula="of:=IF(ISBLANK([.CK35]);&quot;&quot;;[.CK35]+MAX([.CK137];[.CL137]))">
            <text:p/>
          </table:table-cell>
          <table:table-cell table:style-name="ce7" table:formula="of:=IF(ISBLANK([.CL35]);&quot;&quot;;[.CL35]+MAX([.CL137];[.CM137]))">
            <text:p/>
          </table:table-cell>
          <table:table-cell table:style-name="ce7" table:formula="of:=IF(ISBLANK([.CM35]);&quot;&quot;;[.CM35]+MAX([.CM137];[.CN137]))">
            <text:p/>
          </table:table-cell>
          <table:table-cell table:style-name="ce7" table:formula="of:=IF(ISBLANK([.CN35]);&quot;&quot;;[.CN35]+MAX([.CN137];[.CO137]))">
            <text:p/>
          </table:table-cell>
          <table:table-cell table:style-name="ce7" table:formula="of:=IF(ISBLANK([.CO35]);&quot;&quot;;[.CO35]+MAX([.CO137];[.CP137]))">
            <text:p/>
          </table:table-cell>
          <table:table-cell table:style-name="ce7" table:formula="of:=IF(ISBLANK([.CP35]);&quot;&quot;;[.CP35]+MAX([.CP137];[.CQ137]))">
            <text:p/>
          </table:table-cell>
          <table:table-cell table:style-name="ce7" table:formula="of:=IF(ISBLANK([.CQ35]);&quot;&quot;;[.CQ35]+MAX([.CQ137];[.CR137]))">
            <text:p/>
          </table:table-cell>
          <table:table-cell table:style-name="ce7" table:formula="of:=IF(ISBLANK([.CR35]);&quot;&quot;;[.CR35]+MAX([.CR137];[.CS137]))">
            <text:p/>
          </table:table-cell>
          <table:table-cell table:style-name="ce7" table:formula="of:=IF(ISBLANK([.CS35]);&quot;&quot;;[.CS35]+MAX([.CS137];[.CT137]))">
            <text:p/>
          </table:table-cell>
          <table:table-cell table:style-name="ce7" table:formula="of:=IF(ISBLANK([.CT35]);&quot;&quot;;[.CT35]+MAX([.CT137];[.CU137]))">
            <text:p/>
          </table:table-cell>
          <table:table-cell table:style-name="ce7" table:formula="of:=IF(ISBLANK([.CU35]);&quot;&quot;;[.CU35]+MAX([.CU137];[.CV137]))">
            <text:p/>
          </table:table-cell>
          <table:table-cell table:formula="of:=IF(ISBLANK([.CV35]);&quot;&quot;;[.CV35]+MAX([.CV137];[.CW137]))">
            <text:p/>
          </table:table-cell>
        </table:table-row>
        <table:table-row table:style-name="ro1">
          <table:table-cell table:formula="of:=IF(ISBLANK([.A36]);&quot;&quot;;[.A36]+MAX([.A138];[.B138]))" office:value-type="float" office:value="4692" calcext:value-type="float">
            <text:p>4692</text:p>
          </table:table-cell>
          <table:table-cell table:style-name="ce7" table:formula="of:=IF(ISBLANK([.B36]);&quot;&quot;;[.B36]+MAX([.B138];[.C138]))" office:value-type="float" office:value="4641" calcext:value-type="float">
            <text:p>4641</text:p>
          </table:table-cell>
          <table:table-cell table:style-name="ce7" table:formula="of:=IF(ISBLANK([.C36]);&quot;&quot;;[.C36]+MAX([.C138];[.D138]))" office:value-type="float" office:value="4621" calcext:value-type="float">
            <text:p>4621</text:p>
          </table:table-cell>
          <table:table-cell table:style-name="ce7" table:formula="of:=IF(ISBLANK([.D36]);&quot;&quot;;[.D36]+MAX([.D138];[.E138]))" office:value-type="float" office:value="4725" calcext:value-type="float">
            <text:p>4725</text:p>
          </table:table-cell>
          <table:table-cell table:style-name="ce7" table:formula="of:=IF(ISBLANK([.E36]);&quot;&quot;;[.E36]+MAX([.E138];[.F138]))" office:value-type="float" office:value="4721" calcext:value-type="float">
            <text:p>4721</text:p>
          </table:table-cell>
          <table:table-cell table:style-name="ce7" table:formula="of:=IF(ISBLANK([.F36]);&quot;&quot;;[.F36]+MAX([.F138];[.G138]))" office:value-type="float" office:value="4695" calcext:value-type="float">
            <text:p>4695</text:p>
          </table:table-cell>
          <table:table-cell table:style-name="ce7" table:formula="of:=IF(ISBLANK([.G36]);&quot;&quot;;[.G36]+MAX([.G138];[.H138]))" office:value-type="float" office:value="4633" calcext:value-type="float">
            <text:p>4633</text:p>
          </table:table-cell>
          <table:table-cell table:style-name="ce7" table:formula="of:=IF(ISBLANK([.H36]);&quot;&quot;;[.H36]+MAX([.H138];[.I138]))" office:value-type="float" office:value="4663" calcext:value-type="float">
            <text:p>4663</text:p>
          </table:table-cell>
          <table:table-cell table:style-name="ce7" table:formula="of:=IF(ISBLANK([.I36]);&quot;&quot;;[.I36]+MAX([.I138];[.J138]))" office:value-type="float" office:value="4726" calcext:value-type="float">
            <text:p>4726</text:p>
          </table:table-cell>
          <table:table-cell table:style-name="ce7" table:formula="of:=IF(ISBLANK([.J36]);&quot;&quot;;[.J36]+MAX([.J138];[.K138]))" office:value-type="float" office:value="4712" calcext:value-type="float">
            <text:p>4712</text:p>
          </table:table-cell>
          <table:table-cell table:style-name="ce7" table:formula="of:=IF(ISBLANK([.K36]);&quot;&quot;;[.K36]+MAX([.K138];[.L138]))" office:value-type="float" office:value="4762" calcext:value-type="float">
            <text:p>4762</text:p>
          </table:table-cell>
          <table:table-cell table:style-name="ce7" table:formula="of:=IF(ISBLANK([.L36]);&quot;&quot;;[.L36]+MAX([.L138];[.M138]))" office:value-type="float" office:value="4799" calcext:value-type="float">
            <text:p>4799</text:p>
          </table:table-cell>
          <table:table-cell table:style-name="ce7" table:formula="of:=IF(ISBLANK([.M36]);&quot;&quot;;[.M36]+MAX([.M138];[.N138]))" office:value-type="float" office:value="4718" calcext:value-type="float">
            <text:p>4718</text:p>
          </table:table-cell>
          <table:table-cell table:style-name="ce7" table:formula="of:=IF(ISBLANK([.N36]);&quot;&quot;;[.N36]+MAX([.N138];[.O138]))" office:value-type="float" office:value="4686" calcext:value-type="float">
            <text:p>4686</text:p>
          </table:table-cell>
          <table:table-cell table:style-name="ce7" table:formula="of:=IF(ISBLANK([.O36]);&quot;&quot;;[.O36]+MAX([.O138];[.P138]))" office:value-type="float" office:value="4674" calcext:value-type="float">
            <text:p>4674</text:p>
          </table:table-cell>
          <table:table-cell table:style-name="ce7" table:formula="of:=IF(ISBLANK([.P36]);&quot;&quot;;[.P36]+MAX([.P138];[.Q138]))" office:value-type="float" office:value="4704" calcext:value-type="float">
            <text:p>4704</text:p>
          </table:table-cell>
          <table:table-cell table:style-name="ce7" table:formula="of:=IF(ISBLANK([.Q36]);&quot;&quot;;[.Q36]+MAX([.Q138];[.R138]))" office:value-type="float" office:value="4710" calcext:value-type="float">
            <text:p>4710</text:p>
          </table:table-cell>
          <table:table-cell table:style-name="ce7" table:formula="of:=IF(ISBLANK([.R36]);&quot;&quot;;[.R36]+MAX([.R138];[.S138]))" office:value-type="float" office:value="4787" calcext:value-type="float">
            <text:p>4787</text:p>
          </table:table-cell>
          <table:table-cell table:style-name="ce7" table:formula="of:=IF(ISBLANK([.S36]);&quot;&quot;;[.S36]+MAX([.S138];[.T138]))" office:value-type="float" office:value="4703" calcext:value-type="float">
            <text:p>4703</text:p>
          </table:table-cell>
          <table:table-cell table:style-name="ce7" table:formula="of:=IF(ISBLANK([.T36]);&quot;&quot;;[.T36]+MAX([.T138];[.U138]))" office:value-type="float" office:value="4807" calcext:value-type="float">
            <text:p>4807</text:p>
          </table:table-cell>
          <table:table-cell table:style-name="ce7" table:formula="of:=IF(ISBLANK([.U36]);&quot;&quot;;[.U36]+MAX([.U138];[.V138]))" office:value-type="float" office:value="4831" calcext:value-type="float">
            <text:p>4831</text:p>
          </table:table-cell>
          <table:table-cell table:style-name="ce7" table:formula="of:=IF(ISBLANK([.V36]);&quot;&quot;;[.V36]+MAX([.V138];[.W138]))" office:value-type="float" office:value="4870" calcext:value-type="float">
            <text:p>4870</text:p>
          </table:table-cell>
          <table:table-cell table:style-name="ce7" table:formula="of:=IF(ISBLANK([.W36]);&quot;&quot;;[.W36]+MAX([.W138];[.X138]))" office:value-type="float" office:value="4875" calcext:value-type="float">
            <text:p>4875</text:p>
          </table:table-cell>
          <table:table-cell table:style-name="ce7" table:formula="of:=IF(ISBLANK([.X36]);&quot;&quot;;[.X36]+MAX([.X138];[.Y138]))" office:value-type="float" office:value="4854" calcext:value-type="float">
            <text:p>4854</text:p>
          </table:table-cell>
          <table:table-cell table:style-name="ce7" table:formula="of:=IF(ISBLANK([.Y36]);&quot;&quot;;[.Y36]+MAX([.Y138];[.Z138]))" office:value-type="float" office:value="4879" calcext:value-type="float">
            <text:p>4879</text:p>
          </table:table-cell>
          <table:table-cell table:style-name="ce7" table:formula="of:=IF(ISBLANK([.Z36]);&quot;&quot;;[.Z36]+MAX([.Z138];[.AA138]))" office:value-type="float" office:value="4841" calcext:value-type="float">
            <text:p>4841</text:p>
          </table:table-cell>
          <table:table-cell table:style-name="ce7" table:formula="of:=IF(ISBLANK([.AA36]);&quot;&quot;;[.AA36]+MAX([.AA138];[.AB138]))" office:value-type="float" office:value="4809" calcext:value-type="float">
            <text:p>4809</text:p>
          </table:table-cell>
          <table:table-cell table:style-name="ce7" table:formula="of:=IF(ISBLANK([.AB36]);&quot;&quot;;[.AB36]+MAX([.AB138];[.AC138]))" office:value-type="float" office:value="4829" calcext:value-type="float">
            <text:p>4829</text:p>
          </table:table-cell>
          <table:table-cell table:style-name="ce7" table:formula="of:=IF(ISBLANK([.AC36]);&quot;&quot;;[.AC36]+MAX([.AC138];[.AD138]))" office:value-type="float" office:value="4775" calcext:value-type="float">
            <text:p>4775</text:p>
          </table:table-cell>
          <table:table-cell table:style-name="ce7" table:formula="of:=IF(ISBLANK([.AD36]);&quot;&quot;;[.AD36]+MAX([.AD138];[.AE138]))" office:value-type="float" office:value="4671" calcext:value-type="float">
            <text:p>4671</text:p>
          </table:table-cell>
          <table:table-cell table:style-name="ce7" table:formula="of:=IF(ISBLANK([.AE36]);&quot;&quot;;[.AE36]+MAX([.AE138];[.AF138]))" office:value-type="float" office:value="4709" calcext:value-type="float">
            <text:p>4709</text:p>
          </table:table-cell>
          <table:table-cell table:style-name="ce7" table:formula="of:=IF(ISBLANK([.AF36]);&quot;&quot;;[.AF36]+MAX([.AF138];[.AG138]))" office:value-type="float" office:value="4839" calcext:value-type="float">
            <text:p>4839</text:p>
          </table:table-cell>
          <table:table-cell table:style-name="ce7" table:formula="of:=IF(ISBLANK([.AG36]);&quot;&quot;;[.AG36]+MAX([.AG138];[.AH138]))" office:value-type="float" office:value="4855" calcext:value-type="float">
            <text:p>4855</text:p>
          </table:table-cell>
          <table:table-cell table:style-name="ce7" table:formula="of:=IF(ISBLANK([.AH36]);&quot;&quot;;[.AH36]+MAX([.AH138];[.AI138]))" office:value-type="float" office:value="4844" calcext:value-type="float">
            <text:p>4844</text:p>
          </table:table-cell>
          <table:table-cell table:style-name="ce7" table:formula="of:=IF(ISBLANK([.AI36]);&quot;&quot;;[.AI36]+MAX([.AI138];[.AJ138]))" office:value-type="float" office:value="4858" calcext:value-type="float">
            <text:p>4858</text:p>
          </table:table-cell>
          <table:table-cell table:style-name="ce7" table:formula="of:=IF(ISBLANK([.AJ36]);&quot;&quot;;[.AJ36]+MAX([.AJ138];[.AK138]))">
            <text:p/>
          </table:table-cell>
          <table:table-cell table:style-name="ce7" table:formula="of:=IF(ISBLANK([.AK36]);&quot;&quot;;[.AK36]+MAX([.AK138];[.AL138]))">
            <text:p/>
          </table:table-cell>
          <table:table-cell table:style-name="ce7" table:formula="of:=IF(ISBLANK([.AL36]);&quot;&quot;;[.AL36]+MAX([.AL138];[.AM138]))">
            <text:p/>
          </table:table-cell>
          <table:table-cell table:style-name="ce7" table:formula="of:=IF(ISBLANK([.AM36]);&quot;&quot;;[.AM36]+MAX([.AM138];[.AN138]))">
            <text:p/>
          </table:table-cell>
          <table:table-cell table:style-name="ce7" table:formula="of:=IF(ISBLANK([.AN36]);&quot;&quot;;[.AN36]+MAX([.AN138];[.AO138]))">
            <text:p/>
          </table:table-cell>
          <table:table-cell table:style-name="ce7" table:formula="of:=IF(ISBLANK([.AO36]);&quot;&quot;;[.AO36]+MAX([.AO138];[.AP138]))">
            <text:p/>
          </table:table-cell>
          <table:table-cell table:style-name="ce7" table:formula="of:=IF(ISBLANK([.AP36]);&quot;&quot;;[.AP36]+MAX([.AP138];[.AQ138]))">
            <text:p/>
          </table:table-cell>
          <table:table-cell table:style-name="ce7" table:formula="of:=IF(ISBLANK([.AQ36]);&quot;&quot;;[.AQ36]+MAX([.AQ138];[.AR138]))">
            <text:p/>
          </table:table-cell>
          <table:table-cell table:style-name="ce7" table:formula="of:=IF(ISBLANK([.AR36]);&quot;&quot;;[.AR36]+MAX([.AR138];[.AS138]))">
            <text:p/>
          </table:table-cell>
          <table:table-cell table:style-name="ce7" table:formula="of:=IF(ISBLANK([.AS36]);&quot;&quot;;[.AS36]+MAX([.AS138];[.AT138]))">
            <text:p/>
          </table:table-cell>
          <table:table-cell table:style-name="ce7" table:formula="of:=IF(ISBLANK([.AT36]);&quot;&quot;;[.AT36]+MAX([.AT138];[.AU138]))">
            <text:p/>
          </table:table-cell>
          <table:table-cell table:style-name="ce7" table:formula="of:=IF(ISBLANK([.AU36]);&quot;&quot;;[.AU36]+MAX([.AU138];[.AV138]))">
            <text:p/>
          </table:table-cell>
          <table:table-cell table:style-name="ce7" table:formula="of:=IF(ISBLANK([.AV36]);&quot;&quot;;[.AV36]+MAX([.AV138];[.AW138]))">
            <text:p/>
          </table:table-cell>
          <table:table-cell table:style-name="ce7" table:formula="of:=IF(ISBLANK([.AW36]);&quot;&quot;;[.AW36]+MAX([.AW138];[.AX138]))">
            <text:p/>
          </table:table-cell>
          <table:table-cell table:style-name="ce7" table:formula="of:=IF(ISBLANK([.AX36]);&quot;&quot;;[.AX36]+MAX([.AX138];[.AY138]))">
            <text:p/>
          </table:table-cell>
          <table:table-cell table:style-name="ce7" table:formula="of:=IF(ISBLANK([.AY36]);&quot;&quot;;[.AY36]+MAX([.AY138];[.AZ138]))">
            <text:p/>
          </table:table-cell>
          <table:table-cell table:style-name="ce7" table:formula="of:=IF(ISBLANK([.AZ36]);&quot;&quot;;[.AZ36]+MAX([.AZ138];[.BA138]))">
            <text:p/>
          </table:table-cell>
          <table:table-cell table:style-name="ce7" table:formula="of:=IF(ISBLANK([.BA36]);&quot;&quot;;[.BA36]+MAX([.BA138];[.BB138]))">
            <text:p/>
          </table:table-cell>
          <table:table-cell table:style-name="ce7" table:formula="of:=IF(ISBLANK([.BB36]);&quot;&quot;;[.BB36]+MAX([.BB138];[.BC138]))">
            <text:p/>
          </table:table-cell>
          <table:table-cell table:style-name="ce7" table:formula="of:=IF(ISBLANK([.BC36]);&quot;&quot;;[.BC36]+MAX([.BC138];[.BD138]))">
            <text:p/>
          </table:table-cell>
          <table:table-cell table:style-name="ce7" table:formula="of:=IF(ISBLANK([.BD36]);&quot;&quot;;[.BD36]+MAX([.BD138];[.BE138]))">
            <text:p/>
          </table:table-cell>
          <table:table-cell table:style-name="ce7" table:formula="of:=IF(ISBLANK([.BE36]);&quot;&quot;;[.BE36]+MAX([.BE138];[.BF138]))">
            <text:p/>
          </table:table-cell>
          <table:table-cell table:style-name="ce7" table:formula="of:=IF(ISBLANK([.BF36]);&quot;&quot;;[.BF36]+MAX([.BF138];[.BG138]))">
            <text:p/>
          </table:table-cell>
          <table:table-cell table:style-name="ce7" table:formula="of:=IF(ISBLANK([.BG36]);&quot;&quot;;[.BG36]+MAX([.BG138];[.BH138]))">
            <text:p/>
          </table:table-cell>
          <table:table-cell table:style-name="ce7" table:formula="of:=IF(ISBLANK([.BH36]);&quot;&quot;;[.BH36]+MAX([.BH138];[.BI138]))">
            <text:p/>
          </table:table-cell>
          <table:table-cell table:style-name="ce7" table:formula="of:=IF(ISBLANK([.BI36]);&quot;&quot;;[.BI36]+MAX([.BI138];[.BJ138]))">
            <text:p/>
          </table:table-cell>
          <table:table-cell table:style-name="ce7" table:formula="of:=IF(ISBLANK([.BJ36]);&quot;&quot;;[.BJ36]+MAX([.BJ138];[.BK138]))">
            <text:p/>
          </table:table-cell>
          <table:table-cell table:style-name="ce7" table:formula="of:=IF(ISBLANK([.BK36]);&quot;&quot;;[.BK36]+MAX([.BK138];[.BL138]))">
            <text:p/>
          </table:table-cell>
          <table:table-cell table:style-name="ce7" table:formula="of:=IF(ISBLANK([.BL36]);&quot;&quot;;[.BL36]+MAX([.BL138];[.BM138]))">
            <text:p/>
          </table:table-cell>
          <table:table-cell table:style-name="ce7" table:formula="of:=IF(ISBLANK([.BM36]);&quot;&quot;;[.BM36]+MAX([.BM138];[.BN138]))">
            <text:p/>
          </table:table-cell>
          <table:table-cell table:style-name="ce7" table:formula="of:=IF(ISBLANK([.BN36]);&quot;&quot;;[.BN36]+MAX([.BN138];[.BO138]))">
            <text:p/>
          </table:table-cell>
          <table:table-cell table:style-name="ce7" table:formula="of:=IF(ISBLANK([.BO36]);&quot;&quot;;[.BO36]+MAX([.BO138];[.BP138]))">
            <text:p/>
          </table:table-cell>
          <table:table-cell table:style-name="ce7" table:formula="of:=IF(ISBLANK([.BP36]);&quot;&quot;;[.BP36]+MAX([.BP138];[.BQ138]))">
            <text:p/>
          </table:table-cell>
          <table:table-cell table:style-name="ce7" table:formula="of:=IF(ISBLANK([.BQ36]);&quot;&quot;;[.BQ36]+MAX([.BQ138];[.BR138]))">
            <text:p/>
          </table:table-cell>
          <table:table-cell table:style-name="ce7" table:formula="of:=IF(ISBLANK([.BR36]);&quot;&quot;;[.BR36]+MAX([.BR138];[.BS138]))">
            <text:p/>
          </table:table-cell>
          <table:table-cell table:style-name="ce7" table:formula="of:=IF(ISBLANK([.BS36]);&quot;&quot;;[.BS36]+MAX([.BS138];[.BT138]))">
            <text:p/>
          </table:table-cell>
          <table:table-cell table:style-name="ce7" table:formula="of:=IF(ISBLANK([.BT36]);&quot;&quot;;[.BT36]+MAX([.BT138];[.BU138]))">
            <text:p/>
          </table:table-cell>
          <table:table-cell table:style-name="ce7" table:formula="of:=IF(ISBLANK([.BU36]);&quot;&quot;;[.BU36]+MAX([.BU138];[.BV138]))">
            <text:p/>
          </table:table-cell>
          <table:table-cell table:style-name="ce7" table:formula="of:=IF(ISBLANK([.BV36]);&quot;&quot;;[.BV36]+MAX([.BV138];[.BW138]))">
            <text:p/>
          </table:table-cell>
          <table:table-cell table:style-name="ce7" table:formula="of:=IF(ISBLANK([.BW36]);&quot;&quot;;[.BW36]+MAX([.BW138];[.BX138]))">
            <text:p/>
          </table:table-cell>
          <table:table-cell table:style-name="ce7" table:formula="of:=IF(ISBLANK([.BX36]);&quot;&quot;;[.BX36]+MAX([.BX138];[.BY138]))">
            <text:p/>
          </table:table-cell>
          <table:table-cell table:style-name="ce7" table:formula="of:=IF(ISBLANK([.BY36]);&quot;&quot;;[.BY36]+MAX([.BY138];[.BZ138]))">
            <text:p/>
          </table:table-cell>
          <table:table-cell table:style-name="ce7" table:formula="of:=IF(ISBLANK([.BZ36]);&quot;&quot;;[.BZ36]+MAX([.BZ138];[.CA138]))">
            <text:p/>
          </table:table-cell>
          <table:table-cell table:style-name="ce7" table:formula="of:=IF(ISBLANK([.CA36]);&quot;&quot;;[.CA36]+MAX([.CA138];[.CB138]))">
            <text:p/>
          </table:table-cell>
          <table:table-cell table:style-name="ce7" table:formula="of:=IF(ISBLANK([.CB36]);&quot;&quot;;[.CB36]+MAX([.CB138];[.CC138]))">
            <text:p/>
          </table:table-cell>
          <table:table-cell table:style-name="ce7" table:formula="of:=IF(ISBLANK([.CC36]);&quot;&quot;;[.CC36]+MAX([.CC138];[.CD138]))">
            <text:p/>
          </table:table-cell>
          <table:table-cell table:style-name="ce7" table:formula="of:=IF(ISBLANK([.CD36]);&quot;&quot;;[.CD36]+MAX([.CD138];[.CE138]))">
            <text:p/>
          </table:table-cell>
          <table:table-cell table:style-name="ce7" table:formula="of:=IF(ISBLANK([.CE36]);&quot;&quot;;[.CE36]+MAX([.CE138];[.CF138]))">
            <text:p/>
          </table:table-cell>
          <table:table-cell table:style-name="ce7" table:formula="of:=IF(ISBLANK([.CF36]);&quot;&quot;;[.CF36]+MAX([.CF138];[.CG138]))">
            <text:p/>
          </table:table-cell>
          <table:table-cell table:style-name="ce7" table:formula="of:=IF(ISBLANK([.CG36]);&quot;&quot;;[.CG36]+MAX([.CG138];[.CH138]))">
            <text:p/>
          </table:table-cell>
          <table:table-cell table:style-name="ce7" table:formula="of:=IF(ISBLANK([.CH36]);&quot;&quot;;[.CH36]+MAX([.CH138];[.CI138]))">
            <text:p/>
          </table:table-cell>
          <table:table-cell table:style-name="ce7" table:formula="of:=IF(ISBLANK([.CI36]);&quot;&quot;;[.CI36]+MAX([.CI138];[.CJ138]))">
            <text:p/>
          </table:table-cell>
          <table:table-cell table:style-name="ce7" table:formula="of:=IF(ISBLANK([.CJ36]);&quot;&quot;;[.CJ36]+MAX([.CJ138];[.CK138]))">
            <text:p/>
          </table:table-cell>
          <table:table-cell table:style-name="ce7" table:formula="of:=IF(ISBLANK([.CK36]);&quot;&quot;;[.CK36]+MAX([.CK138];[.CL138]))">
            <text:p/>
          </table:table-cell>
          <table:table-cell table:style-name="ce7" table:formula="of:=IF(ISBLANK([.CL36]);&quot;&quot;;[.CL36]+MAX([.CL138];[.CM138]))">
            <text:p/>
          </table:table-cell>
          <table:table-cell table:style-name="ce7" table:formula="of:=IF(ISBLANK([.CM36]);&quot;&quot;;[.CM36]+MAX([.CM138];[.CN138]))">
            <text:p/>
          </table:table-cell>
          <table:table-cell table:style-name="ce7" table:formula="of:=IF(ISBLANK([.CN36]);&quot;&quot;;[.CN36]+MAX([.CN138];[.CO138]))">
            <text:p/>
          </table:table-cell>
          <table:table-cell table:style-name="ce7" table:formula="of:=IF(ISBLANK([.CO36]);&quot;&quot;;[.CO36]+MAX([.CO138];[.CP138]))">
            <text:p/>
          </table:table-cell>
          <table:table-cell table:style-name="ce7" table:formula="of:=IF(ISBLANK([.CP36]);&quot;&quot;;[.CP36]+MAX([.CP138];[.CQ138]))">
            <text:p/>
          </table:table-cell>
          <table:table-cell table:style-name="ce7" table:formula="of:=IF(ISBLANK([.CQ36]);&quot;&quot;;[.CQ36]+MAX([.CQ138];[.CR138]))">
            <text:p/>
          </table:table-cell>
          <table:table-cell table:style-name="ce7" table:formula="of:=IF(ISBLANK([.CR36]);&quot;&quot;;[.CR36]+MAX([.CR138];[.CS138]))">
            <text:p/>
          </table:table-cell>
          <table:table-cell table:style-name="ce7" table:formula="of:=IF(ISBLANK([.CS36]);&quot;&quot;;[.CS36]+MAX([.CS138];[.CT138]))">
            <text:p/>
          </table:table-cell>
          <table:table-cell table:style-name="ce7" table:formula="of:=IF(ISBLANK([.CT36]);&quot;&quot;;[.CT36]+MAX([.CT138];[.CU138]))">
            <text:p/>
          </table:table-cell>
          <table:table-cell table:style-name="ce7" table:formula="of:=IF(ISBLANK([.CU36]);&quot;&quot;;[.CU36]+MAX([.CU138];[.CV138]))">
            <text:p/>
          </table:table-cell>
          <table:table-cell table:formula="of:=IF(ISBLANK([.CV36]);&quot;&quot;;[.CV36]+MAX([.CV138];[.CW138]))">
            <text:p/>
          </table:table-cell>
        </table:table-row>
        <table:table-row table:style-name="ro1">
          <table:table-cell table:formula="of:=IF(ISBLANK([.A37]);&quot;&quot;;[.A37]+MAX([.A139];[.B139]))" office:value-type="float" office:value="4583" calcext:value-type="float">
            <text:p>4583</text:p>
          </table:table-cell>
          <table:table-cell table:style-name="ce7" table:formula="of:=IF(ISBLANK([.B37]);&quot;&quot;;[.B37]+MAX([.B139];[.C139]))" office:value-type="float" office:value="4614" calcext:value-type="float">
            <text:p>4614</text:p>
          </table:table-cell>
          <table:table-cell table:style-name="ce7" table:formula="of:=IF(ISBLANK([.C37]);&quot;&quot;;[.C37]+MAX([.C139];[.D139]))" office:value-type="float" office:value="4561" calcext:value-type="float">
            <text:p>4561</text:p>
          </table:table-cell>
          <table:table-cell table:style-name="ce7" table:formula="of:=IF(ISBLANK([.D37]);&quot;&quot;;[.D37]+MAX([.D139];[.E139]))" office:value-type="float" office:value="4565" calcext:value-type="float">
            <text:p>4565</text:p>
          </table:table-cell>
          <table:table-cell table:style-name="ce7" table:formula="of:=IF(ISBLANK([.E37]);&quot;&quot;;[.E37]+MAX([.E139];[.F139]))" office:value-type="float" office:value="4669" calcext:value-type="float">
            <text:p>4669</text:p>
          </table:table-cell>
          <table:table-cell table:style-name="ce7" table:formula="of:=IF(ISBLANK([.F37]);&quot;&quot;;[.F37]+MAX([.F139];[.G139]))" office:value-type="float" office:value="4682" calcext:value-type="float">
            <text:p>4682</text:p>
          </table:table-cell>
          <table:table-cell table:style-name="ce7" table:formula="of:=IF(ISBLANK([.G37]);&quot;&quot;;[.G37]+MAX([.G139];[.H139]))" office:value-type="float" office:value="4584" calcext:value-type="float">
            <text:p>4584</text:p>
          </table:table-cell>
          <table:table-cell table:style-name="ce7" table:formula="of:=IF(ISBLANK([.H37]);&quot;&quot;;[.H37]+MAX([.H139];[.I139]))" office:value-type="float" office:value="4614" calcext:value-type="float">
            <text:p>4614</text:p>
          </table:table-cell>
          <table:table-cell table:style-name="ce7" table:formula="of:=IF(ISBLANK([.I37]);&quot;&quot;;[.I37]+MAX([.I139];[.J139]))" office:value-type="float" office:value="4620" calcext:value-type="float">
            <text:p>4620</text:p>
          </table:table-cell>
          <table:table-cell table:style-name="ce7" table:formula="of:=IF(ISBLANK([.J37]);&quot;&quot;;[.J37]+MAX([.J139];[.K139]))" office:value-type="float" office:value="4640" calcext:value-type="float">
            <text:p>4640</text:p>
          </table:table-cell>
          <table:table-cell table:style-name="ce7" table:formula="of:=IF(ISBLANK([.K37]);&quot;&quot;;[.K37]+MAX([.K139];[.L139]))" office:value-type="float" office:value="4615" calcext:value-type="float">
            <text:p>4615</text:p>
          </table:table-cell>
          <table:table-cell table:style-name="ce7" table:formula="of:=IF(ISBLANK([.L37]);&quot;&quot;;[.L37]+MAX([.L139];[.M139]))" office:value-type="float" office:value="4704" calcext:value-type="float">
            <text:p>4704</text:p>
          </table:table-cell>
          <table:table-cell table:style-name="ce7" table:formula="of:=IF(ISBLANK([.M37]);&quot;&quot;;[.M37]+MAX([.M139];[.N139]))" office:value-type="float" office:value="4592" calcext:value-type="float">
            <text:p>4592</text:p>
          </table:table-cell>
          <table:table-cell table:style-name="ce7" table:formula="of:=IF(ISBLANK([.N37]);&quot;&quot;;[.N37]+MAX([.N139];[.O139]))" office:value-type="float" office:value="4679" calcext:value-type="float">
            <text:p>4679</text:p>
          </table:table-cell>
          <table:table-cell table:style-name="ce7" table:formula="of:=IF(ISBLANK([.O37]);&quot;&quot;;[.O37]+MAX([.O139];[.P139]))" office:value-type="float" office:value="4661" calcext:value-type="float">
            <text:p>4661</text:p>
          </table:table-cell>
          <table:table-cell table:style-name="ce7" table:formula="of:=IF(ISBLANK([.P37]);&quot;&quot;;[.P37]+MAX([.P139];[.Q139]))" office:value-type="float" office:value="4670" calcext:value-type="float">
            <text:p>4670</text:p>
          </table:table-cell>
          <table:table-cell table:style-name="ce7" table:formula="of:=IF(ISBLANK([.Q37]);&quot;&quot;;[.Q37]+MAX([.Q139];[.R139]))" office:value-type="float" office:value="4596" calcext:value-type="float">
            <text:p>4596</text:p>
          </table:table-cell>
          <table:table-cell table:style-name="ce7" table:formula="of:=IF(ISBLANK([.R37]);&quot;&quot;;[.R37]+MAX([.R139];[.S139]))" office:value-type="float" office:value="4689" calcext:value-type="float">
            <text:p>4689</text:p>
          </table:table-cell>
          <table:table-cell table:style-name="ce7" table:formula="of:=IF(ISBLANK([.S37]);&quot;&quot;;[.S37]+MAX([.S139];[.T139]))" office:value-type="float" office:value="4639" calcext:value-type="float">
            <text:p>4639</text:p>
          </table:table-cell>
          <table:table-cell table:style-name="ce7" table:formula="of:=IF(ISBLANK([.T37]);&quot;&quot;;[.T37]+MAX([.T139];[.U139]))" office:value-type="float" office:value="4664" calcext:value-type="float">
            <text:p>4664</text:p>
          </table:table-cell>
          <table:table-cell table:style-name="ce7" table:formula="of:=IF(ISBLANK([.U37]);&quot;&quot;;[.U37]+MAX([.U139];[.V139]))" office:value-type="float" office:value="4792" calcext:value-type="float">
            <text:p>4792</text:p>
          </table:table-cell>
          <table:table-cell table:style-name="ce7" table:formula="of:=IF(ISBLANK([.V37]);&quot;&quot;;[.V37]+MAX([.V139];[.W139]))" office:value-type="float" office:value="4747" calcext:value-type="float">
            <text:p>4747</text:p>
          </table:table-cell>
          <table:table-cell table:style-name="ce7" table:formula="of:=IF(ISBLANK([.W37]);&quot;&quot;;[.W37]+MAX([.W139];[.X139]))" office:value-type="float" office:value="4786" calcext:value-type="float">
            <text:p>4786</text:p>
          </table:table-cell>
          <table:table-cell table:style-name="ce7" table:formula="of:=IF(ISBLANK([.X37]);&quot;&quot;;[.X37]+MAX([.X139];[.Y139]))" office:value-type="float" office:value="4755" calcext:value-type="float">
            <text:p>4755</text:p>
          </table:table-cell>
          <table:table-cell table:style-name="ce7" table:formula="of:=IF(ISBLANK([.Y37]);&quot;&quot;;[.Y37]+MAX([.Y139];[.Z139]))" office:value-type="float" office:value="4785" calcext:value-type="float">
            <text:p>4785</text:p>
          </table:table-cell>
          <table:table-cell table:style-name="ce7" table:formula="of:=IF(ISBLANK([.Z37]);&quot;&quot;;[.Z37]+MAX([.Z139];[.AA139]))" office:value-type="float" office:value="4795" calcext:value-type="float">
            <text:p>4795</text:p>
          </table:table-cell>
          <table:table-cell table:style-name="ce7" table:formula="of:=IF(ISBLANK([.AA37]);&quot;&quot;;[.AA37]+MAX([.AA139];[.AB139]))" office:value-type="float" office:value="4750" calcext:value-type="float">
            <text:p>4750</text:p>
          </table:table-cell>
          <table:table-cell table:style-name="ce7" table:formula="of:=IF(ISBLANK([.AB37]);&quot;&quot;;[.AB37]+MAX([.AB139];[.AC139]))" office:value-type="float" office:value="4772" calcext:value-type="float">
            <text:p>4772</text:p>
          </table:table-cell>
          <table:table-cell table:style-name="ce7" table:formula="of:=IF(ISBLANK([.AC37]);&quot;&quot;;[.AC37]+MAX([.AC139];[.AD139]))" office:value-type="float" office:value="4716" calcext:value-type="float">
            <text:p>4716</text:p>
          </table:table-cell>
          <table:table-cell table:style-name="ce7" table:formula="of:=IF(ISBLANK([.AD37]);&quot;&quot;;[.AD37]+MAX([.AD139];[.AE139]))" office:value-type="float" office:value="4636" calcext:value-type="float">
            <text:p>4636</text:p>
          </table:table-cell>
          <table:table-cell table:style-name="ce7" table:formula="of:=IF(ISBLANK([.AE37]);&quot;&quot;;[.AE37]+MAX([.AE139];[.AF139]))" office:value-type="float" office:value="4591" calcext:value-type="float">
            <text:p>4591</text:p>
          </table:table-cell>
          <table:table-cell table:style-name="ce7" table:formula="of:=IF(ISBLANK([.AF37]);&quot;&quot;;[.AF37]+MAX([.AF139];[.AG139]))" office:value-type="float" office:value="4650" calcext:value-type="float">
            <text:p>4650</text:p>
          </table:table-cell>
          <table:table-cell table:style-name="ce7" table:formula="of:=IF(ISBLANK([.AG37]);&quot;&quot;;[.AG37]+MAX([.AG139];[.AH139]))" office:value-type="float" office:value="4789" calcext:value-type="float">
            <text:p>4789</text:p>
          </table:table-cell>
          <table:table-cell table:style-name="ce7" table:formula="of:=IF(ISBLANK([.AH37]);&quot;&quot;;[.AH37]+MAX([.AH139];[.AI139]))" office:value-type="float" office:value="4829" calcext:value-type="float">
            <text:p>4829</text:p>
          </table:table-cell>
          <table:table-cell table:style-name="ce7" table:formula="of:=IF(ISBLANK([.AI37]);&quot;&quot;;[.AI37]+MAX([.AI139];[.AJ139]))" office:value-type="float" office:value="4762" calcext:value-type="float">
            <text:p>4762</text:p>
          </table:table-cell>
          <table:table-cell table:style-name="ce7" table:formula="of:=IF(ISBLANK([.AJ37]);&quot;&quot;;[.AJ37]+MAX([.AJ139];[.AK139]))" office:value-type="float" office:value="4765" calcext:value-type="float">
            <text:p>4765</text:p>
          </table:table-cell>
          <table:table-cell table:style-name="ce7" table:formula="of:=IF(ISBLANK([.AK37]);&quot;&quot;;[.AK37]+MAX([.AK139];[.AL139]))">
            <text:p/>
          </table:table-cell>
          <table:table-cell table:style-name="ce7" table:formula="of:=IF(ISBLANK([.AL37]);&quot;&quot;;[.AL37]+MAX([.AL139];[.AM139]))">
            <text:p/>
          </table:table-cell>
          <table:table-cell table:style-name="ce7" table:formula="of:=IF(ISBLANK([.AM37]);&quot;&quot;;[.AM37]+MAX([.AM139];[.AN139]))">
            <text:p/>
          </table:table-cell>
          <table:table-cell table:style-name="ce7" table:formula="of:=IF(ISBLANK([.AN37]);&quot;&quot;;[.AN37]+MAX([.AN139];[.AO139]))">
            <text:p/>
          </table:table-cell>
          <table:table-cell table:style-name="ce7" table:formula="of:=IF(ISBLANK([.AO37]);&quot;&quot;;[.AO37]+MAX([.AO139];[.AP139]))">
            <text:p/>
          </table:table-cell>
          <table:table-cell table:style-name="ce7" table:formula="of:=IF(ISBLANK([.AP37]);&quot;&quot;;[.AP37]+MAX([.AP139];[.AQ139]))">
            <text:p/>
          </table:table-cell>
          <table:table-cell table:style-name="ce7" table:formula="of:=IF(ISBLANK([.AQ37]);&quot;&quot;;[.AQ37]+MAX([.AQ139];[.AR139]))">
            <text:p/>
          </table:table-cell>
          <table:table-cell table:style-name="ce7" table:formula="of:=IF(ISBLANK([.AR37]);&quot;&quot;;[.AR37]+MAX([.AR139];[.AS139]))">
            <text:p/>
          </table:table-cell>
          <table:table-cell table:style-name="ce7" table:formula="of:=IF(ISBLANK([.AS37]);&quot;&quot;;[.AS37]+MAX([.AS139];[.AT139]))">
            <text:p/>
          </table:table-cell>
          <table:table-cell table:style-name="ce7" table:formula="of:=IF(ISBLANK([.AT37]);&quot;&quot;;[.AT37]+MAX([.AT139];[.AU139]))">
            <text:p/>
          </table:table-cell>
          <table:table-cell table:style-name="ce7" table:formula="of:=IF(ISBLANK([.AU37]);&quot;&quot;;[.AU37]+MAX([.AU139];[.AV139]))">
            <text:p/>
          </table:table-cell>
          <table:table-cell table:style-name="ce7" table:formula="of:=IF(ISBLANK([.AV37]);&quot;&quot;;[.AV37]+MAX([.AV139];[.AW139]))">
            <text:p/>
          </table:table-cell>
          <table:table-cell table:style-name="ce7" table:formula="of:=IF(ISBLANK([.AW37]);&quot;&quot;;[.AW37]+MAX([.AW139];[.AX139]))">
            <text:p/>
          </table:table-cell>
          <table:table-cell table:style-name="ce7" table:formula="of:=IF(ISBLANK([.AX37]);&quot;&quot;;[.AX37]+MAX([.AX139];[.AY139]))">
            <text:p/>
          </table:table-cell>
          <table:table-cell table:style-name="ce7" table:formula="of:=IF(ISBLANK([.AY37]);&quot;&quot;;[.AY37]+MAX([.AY139];[.AZ139]))">
            <text:p/>
          </table:table-cell>
          <table:table-cell table:style-name="ce7" table:formula="of:=IF(ISBLANK([.AZ37]);&quot;&quot;;[.AZ37]+MAX([.AZ139];[.BA139]))">
            <text:p/>
          </table:table-cell>
          <table:table-cell table:style-name="ce7" table:formula="of:=IF(ISBLANK([.BA37]);&quot;&quot;;[.BA37]+MAX([.BA139];[.BB139]))">
            <text:p/>
          </table:table-cell>
          <table:table-cell table:style-name="ce7" table:formula="of:=IF(ISBLANK([.BB37]);&quot;&quot;;[.BB37]+MAX([.BB139];[.BC139]))">
            <text:p/>
          </table:table-cell>
          <table:table-cell table:style-name="ce7" table:formula="of:=IF(ISBLANK([.BC37]);&quot;&quot;;[.BC37]+MAX([.BC139];[.BD139]))">
            <text:p/>
          </table:table-cell>
          <table:table-cell table:style-name="ce7" table:formula="of:=IF(ISBLANK([.BD37]);&quot;&quot;;[.BD37]+MAX([.BD139];[.BE139]))">
            <text:p/>
          </table:table-cell>
          <table:table-cell table:style-name="ce7" table:formula="of:=IF(ISBLANK([.BE37]);&quot;&quot;;[.BE37]+MAX([.BE139];[.BF139]))">
            <text:p/>
          </table:table-cell>
          <table:table-cell table:style-name="ce7" table:formula="of:=IF(ISBLANK([.BF37]);&quot;&quot;;[.BF37]+MAX([.BF139];[.BG139]))">
            <text:p/>
          </table:table-cell>
          <table:table-cell table:style-name="ce7" table:formula="of:=IF(ISBLANK([.BG37]);&quot;&quot;;[.BG37]+MAX([.BG139];[.BH139]))">
            <text:p/>
          </table:table-cell>
          <table:table-cell table:style-name="ce7" table:formula="of:=IF(ISBLANK([.BH37]);&quot;&quot;;[.BH37]+MAX([.BH139];[.BI139]))">
            <text:p/>
          </table:table-cell>
          <table:table-cell table:style-name="ce7" table:formula="of:=IF(ISBLANK([.BI37]);&quot;&quot;;[.BI37]+MAX([.BI139];[.BJ139]))">
            <text:p/>
          </table:table-cell>
          <table:table-cell table:style-name="ce7" table:formula="of:=IF(ISBLANK([.BJ37]);&quot;&quot;;[.BJ37]+MAX([.BJ139];[.BK139]))">
            <text:p/>
          </table:table-cell>
          <table:table-cell table:style-name="ce7" table:formula="of:=IF(ISBLANK([.BK37]);&quot;&quot;;[.BK37]+MAX([.BK139];[.BL139]))">
            <text:p/>
          </table:table-cell>
          <table:table-cell table:style-name="ce7" table:formula="of:=IF(ISBLANK([.BL37]);&quot;&quot;;[.BL37]+MAX([.BL139];[.BM139]))">
            <text:p/>
          </table:table-cell>
          <table:table-cell table:style-name="ce7" table:formula="of:=IF(ISBLANK([.BM37]);&quot;&quot;;[.BM37]+MAX([.BM139];[.BN139]))">
            <text:p/>
          </table:table-cell>
          <table:table-cell table:style-name="ce7" table:formula="of:=IF(ISBLANK([.BN37]);&quot;&quot;;[.BN37]+MAX([.BN139];[.BO139]))">
            <text:p/>
          </table:table-cell>
          <table:table-cell table:style-name="ce7" table:formula="of:=IF(ISBLANK([.BO37]);&quot;&quot;;[.BO37]+MAX([.BO139];[.BP139]))">
            <text:p/>
          </table:table-cell>
          <table:table-cell table:style-name="ce7" table:formula="of:=IF(ISBLANK([.BP37]);&quot;&quot;;[.BP37]+MAX([.BP139];[.BQ139]))">
            <text:p/>
          </table:table-cell>
          <table:table-cell table:style-name="ce7" table:formula="of:=IF(ISBLANK([.BQ37]);&quot;&quot;;[.BQ37]+MAX([.BQ139];[.BR139]))">
            <text:p/>
          </table:table-cell>
          <table:table-cell table:style-name="ce7" table:formula="of:=IF(ISBLANK([.BR37]);&quot;&quot;;[.BR37]+MAX([.BR139];[.BS139]))">
            <text:p/>
          </table:table-cell>
          <table:table-cell table:style-name="ce7" table:formula="of:=IF(ISBLANK([.BS37]);&quot;&quot;;[.BS37]+MAX([.BS139];[.BT139]))">
            <text:p/>
          </table:table-cell>
          <table:table-cell table:style-name="ce7" table:formula="of:=IF(ISBLANK([.BT37]);&quot;&quot;;[.BT37]+MAX([.BT139];[.BU139]))">
            <text:p/>
          </table:table-cell>
          <table:table-cell table:style-name="ce7" table:formula="of:=IF(ISBLANK([.BU37]);&quot;&quot;;[.BU37]+MAX([.BU139];[.BV139]))">
            <text:p/>
          </table:table-cell>
          <table:table-cell table:style-name="ce7" table:formula="of:=IF(ISBLANK([.BV37]);&quot;&quot;;[.BV37]+MAX([.BV139];[.BW139]))">
            <text:p/>
          </table:table-cell>
          <table:table-cell table:style-name="ce7" table:formula="of:=IF(ISBLANK([.BW37]);&quot;&quot;;[.BW37]+MAX([.BW139];[.BX139]))">
            <text:p/>
          </table:table-cell>
          <table:table-cell table:style-name="ce7" table:formula="of:=IF(ISBLANK([.BX37]);&quot;&quot;;[.BX37]+MAX([.BX139];[.BY139]))">
            <text:p/>
          </table:table-cell>
          <table:table-cell table:style-name="ce7" table:formula="of:=IF(ISBLANK([.BY37]);&quot;&quot;;[.BY37]+MAX([.BY139];[.BZ139]))">
            <text:p/>
          </table:table-cell>
          <table:table-cell table:style-name="ce7" table:formula="of:=IF(ISBLANK([.BZ37]);&quot;&quot;;[.BZ37]+MAX([.BZ139];[.CA139]))">
            <text:p/>
          </table:table-cell>
          <table:table-cell table:style-name="ce7" table:formula="of:=IF(ISBLANK([.CA37]);&quot;&quot;;[.CA37]+MAX([.CA139];[.CB139]))">
            <text:p/>
          </table:table-cell>
          <table:table-cell table:style-name="ce7" table:formula="of:=IF(ISBLANK([.CB37]);&quot;&quot;;[.CB37]+MAX([.CB139];[.CC139]))">
            <text:p/>
          </table:table-cell>
          <table:table-cell table:style-name="ce7" table:formula="of:=IF(ISBLANK([.CC37]);&quot;&quot;;[.CC37]+MAX([.CC139];[.CD139]))">
            <text:p/>
          </table:table-cell>
          <table:table-cell table:style-name="ce7" table:formula="of:=IF(ISBLANK([.CD37]);&quot;&quot;;[.CD37]+MAX([.CD139];[.CE139]))">
            <text:p/>
          </table:table-cell>
          <table:table-cell table:style-name="ce7" table:formula="of:=IF(ISBLANK([.CE37]);&quot;&quot;;[.CE37]+MAX([.CE139];[.CF139]))">
            <text:p/>
          </table:table-cell>
          <table:table-cell table:style-name="ce7" table:formula="of:=IF(ISBLANK([.CF37]);&quot;&quot;;[.CF37]+MAX([.CF139];[.CG139]))">
            <text:p/>
          </table:table-cell>
          <table:table-cell table:style-name="ce7" table:formula="of:=IF(ISBLANK([.CG37]);&quot;&quot;;[.CG37]+MAX([.CG139];[.CH139]))">
            <text:p/>
          </table:table-cell>
          <table:table-cell table:style-name="ce7" table:formula="of:=IF(ISBLANK([.CH37]);&quot;&quot;;[.CH37]+MAX([.CH139];[.CI139]))">
            <text:p/>
          </table:table-cell>
          <table:table-cell table:style-name="ce7" table:formula="of:=IF(ISBLANK([.CI37]);&quot;&quot;;[.CI37]+MAX([.CI139];[.CJ139]))">
            <text:p/>
          </table:table-cell>
          <table:table-cell table:style-name="ce7" table:formula="of:=IF(ISBLANK([.CJ37]);&quot;&quot;;[.CJ37]+MAX([.CJ139];[.CK139]))">
            <text:p/>
          </table:table-cell>
          <table:table-cell table:style-name="ce7" table:formula="of:=IF(ISBLANK([.CK37]);&quot;&quot;;[.CK37]+MAX([.CK139];[.CL139]))">
            <text:p/>
          </table:table-cell>
          <table:table-cell table:style-name="ce7" table:formula="of:=IF(ISBLANK([.CL37]);&quot;&quot;;[.CL37]+MAX([.CL139];[.CM139]))">
            <text:p/>
          </table:table-cell>
          <table:table-cell table:style-name="ce7" table:formula="of:=IF(ISBLANK([.CM37]);&quot;&quot;;[.CM37]+MAX([.CM139];[.CN139]))">
            <text:p/>
          </table:table-cell>
          <table:table-cell table:style-name="ce7" table:formula="of:=IF(ISBLANK([.CN37]);&quot;&quot;;[.CN37]+MAX([.CN139];[.CO139]))">
            <text:p/>
          </table:table-cell>
          <table:table-cell table:style-name="ce7" table:formula="of:=IF(ISBLANK([.CO37]);&quot;&quot;;[.CO37]+MAX([.CO139];[.CP139]))">
            <text:p/>
          </table:table-cell>
          <table:table-cell table:style-name="ce7" table:formula="of:=IF(ISBLANK([.CP37]);&quot;&quot;;[.CP37]+MAX([.CP139];[.CQ139]))">
            <text:p/>
          </table:table-cell>
          <table:table-cell table:style-name="ce7" table:formula="of:=IF(ISBLANK([.CQ37]);&quot;&quot;;[.CQ37]+MAX([.CQ139];[.CR139]))">
            <text:p/>
          </table:table-cell>
          <table:table-cell table:style-name="ce7" table:formula="of:=IF(ISBLANK([.CR37]);&quot;&quot;;[.CR37]+MAX([.CR139];[.CS139]))">
            <text:p/>
          </table:table-cell>
          <table:table-cell table:style-name="ce7" table:formula="of:=IF(ISBLANK([.CS37]);&quot;&quot;;[.CS37]+MAX([.CS139];[.CT139]))">
            <text:p/>
          </table:table-cell>
          <table:table-cell table:style-name="ce7" table:formula="of:=IF(ISBLANK([.CT37]);&quot;&quot;;[.CT37]+MAX([.CT139];[.CU139]))">
            <text:p/>
          </table:table-cell>
          <table:table-cell table:style-name="ce7" table:formula="of:=IF(ISBLANK([.CU37]);&quot;&quot;;[.CU37]+MAX([.CU139];[.CV139]))">
            <text:p/>
          </table:table-cell>
          <table:table-cell table:formula="of:=IF(ISBLANK([.CV37]);&quot;&quot;;[.CV37]+MAX([.CV139];[.CW139]))">
            <text:p/>
          </table:table-cell>
        </table:table-row>
        <table:table-row table:style-name="ro1">
          <table:table-cell table:formula="of:=IF(ISBLANK([.A38]);&quot;&quot;;[.A38]+MAX([.A140];[.B140]))" office:value-type="float" office:value="4541" calcext:value-type="float">
            <text:p>4541</text:p>
          </table:table-cell>
          <table:table-cell table:style-name="ce7" table:formula="of:=IF(ISBLANK([.B38]);&quot;&quot;;[.B38]+MAX([.B140];[.C140]))" office:value-type="float" office:value="4473" calcext:value-type="float">
            <text:p>4473</text:p>
          </table:table-cell>
          <table:table-cell table:style-name="ce7" table:formula="of:=IF(ISBLANK([.C38]);&quot;&quot;;[.C38]+MAX([.C140];[.D140]))" office:value-type="float" office:value="4525" calcext:value-type="float">
            <text:p>4525</text:p>
          </table:table-cell>
          <table:table-cell table:style-name="ce7" table:formula="of:=IF(ISBLANK([.D38]);&quot;&quot;;[.D38]+MAX([.D140];[.E140]))" office:value-type="float" office:value="4507" calcext:value-type="float">
            <text:p>4507</text:p>
          </table:table-cell>
          <table:table-cell table:style-name="ce7" table:formula="of:=IF(ISBLANK([.E38]);&quot;&quot;;[.E38]+MAX([.E140];[.F140]))" office:value-type="float" office:value="4538" calcext:value-type="float">
            <text:p>4538</text:p>
          </table:table-cell>
          <table:table-cell table:style-name="ce7" table:formula="of:=IF(ISBLANK([.F38]);&quot;&quot;;[.F38]+MAX([.F140];[.G140]))" office:value-type="float" office:value="4591" calcext:value-type="float">
            <text:p>4591</text:p>
          </table:table-cell>
          <table:table-cell table:style-name="ce7" table:formula="of:=IF(ISBLANK([.G38]);&quot;&quot;;[.G38]+MAX([.G140];[.H140]))" office:value-type="float" office:value="4560" calcext:value-type="float">
            <text:p>4560</text:p>
          </table:table-cell>
          <table:table-cell table:style-name="ce7" table:formula="of:=IF(ISBLANK([.H38]);&quot;&quot;;[.H38]+MAX([.H140];[.I140]))" office:value-type="float" office:value="4505" calcext:value-type="float">
            <text:p>4505</text:p>
          </table:table-cell>
          <table:table-cell table:style-name="ce7" table:formula="of:=IF(ISBLANK([.I38]);&quot;&quot;;[.I38]+MAX([.I140];[.J140]))" office:value-type="float" office:value="4603" calcext:value-type="float">
            <text:p>4603</text:p>
          </table:table-cell>
          <table:table-cell table:style-name="ce7" table:formula="of:=IF(ISBLANK([.J38]);&quot;&quot;;[.J38]+MAX([.J140];[.K140]))" office:value-type="float" office:value="4599" calcext:value-type="float">
            <text:p>4599</text:p>
          </table:table-cell>
          <table:table-cell table:style-name="ce7" table:formula="of:=IF(ISBLANK([.K38]);&quot;&quot;;[.K38]+MAX([.K140];[.L140]))" office:value-type="float" office:value="4582" calcext:value-type="float">
            <text:p>4582</text:p>
          </table:table-cell>
          <table:table-cell table:style-name="ce7" table:formula="of:=IF(ISBLANK([.L38]);&quot;&quot;;[.L38]+MAX([.L140];[.M140]))" office:value-type="float" office:value="4610" calcext:value-type="float">
            <text:p>4610</text:p>
          </table:table-cell>
          <table:table-cell table:style-name="ce7" table:formula="of:=IF(ISBLANK([.M38]);&quot;&quot;;[.M38]+MAX([.M140];[.N140]))" office:value-type="float" office:value="4557" calcext:value-type="float">
            <text:p>4557</text:p>
          </table:table-cell>
          <table:table-cell table:style-name="ce7" table:formula="of:=IF(ISBLANK([.N38]);&quot;&quot;;[.N38]+MAX([.N140];[.O140]))" office:value-type="float" office:value="4585" calcext:value-type="float">
            <text:p>4585</text:p>
          </table:table-cell>
          <table:table-cell table:style-name="ce7" table:formula="of:=IF(ISBLANK([.O38]);&quot;&quot;;[.O38]+MAX([.O140];[.P140]))" office:value-type="float" office:value="4610" calcext:value-type="float">
            <text:p>4610</text:p>
          </table:table-cell>
          <table:table-cell table:style-name="ce7" table:formula="of:=IF(ISBLANK([.P38]);&quot;&quot;;[.P38]+MAX([.P140];[.Q140]))" office:value-type="float" office:value="4574" calcext:value-type="float">
            <text:p>4574</text:p>
          </table:table-cell>
          <table:table-cell table:style-name="ce7" table:formula="of:=IF(ISBLANK([.Q38]);&quot;&quot;;[.Q38]+MAX([.Q140];[.R140]))" office:value-type="float" office:value="4553" calcext:value-type="float">
            <text:p>4553</text:p>
          </table:table-cell>
          <table:table-cell table:style-name="ce7" table:formula="of:=IF(ISBLANK([.R38]);&quot;&quot;;[.R38]+MAX([.R140];[.S140]))" office:value-type="float" office:value="4593" calcext:value-type="float">
            <text:p>4593</text:p>
          </table:table-cell>
          <table:table-cell table:style-name="ce7" table:formula="of:=IF(ISBLANK([.S38]);&quot;&quot;;[.S38]+MAX([.S140];[.T140]))" office:value-type="float" office:value="4592" calcext:value-type="float">
            <text:p>4592</text:p>
          </table:table-cell>
          <table:table-cell table:style-name="ce7" table:formula="of:=IF(ISBLANK([.T38]);&quot;&quot;;[.T38]+MAX([.T140];[.U140]))" office:value-type="float" office:value="4544" calcext:value-type="float">
            <text:p>4544</text:p>
          </table:table-cell>
          <table:table-cell table:style-name="ce7" table:formula="of:=IF(ISBLANK([.U38]);&quot;&quot;;[.U38]+MAX([.U140];[.V140]))" office:value-type="float" office:value="4574" calcext:value-type="float">
            <text:p>4574</text:p>
          </table:table-cell>
          <table:table-cell table:style-name="ce7" table:formula="of:=IF(ISBLANK([.V38]);&quot;&quot;;[.V38]+MAX([.V140];[.W140]))" office:value-type="float" office:value="4702" calcext:value-type="float">
            <text:p>4702</text:p>
          </table:table-cell>
          <table:table-cell table:style-name="ce7" table:formula="of:=IF(ISBLANK([.W38]);&quot;&quot;;[.W38]+MAX([.W140];[.X140]))" office:value-type="float" office:value="4636" calcext:value-type="float">
            <text:p>4636</text:p>
          </table:table-cell>
          <table:table-cell table:style-name="ce7" table:formula="of:=IF(ISBLANK([.X38]);&quot;&quot;;[.X38]+MAX([.X140];[.Y140]))" office:value-type="float" office:value="4695" calcext:value-type="float">
            <text:p>4695</text:p>
          </table:table-cell>
          <table:table-cell table:style-name="ce7" table:formula="of:=IF(ISBLANK([.Y38]);&quot;&quot;;[.Y38]+MAX([.Y140];[.Z140]))" office:value-type="float" office:value="4735" calcext:value-type="float">
            <text:p>4735</text:p>
          </table:table-cell>
          <table:table-cell table:style-name="ce7" table:formula="of:=IF(ISBLANK([.Z38]);&quot;&quot;;[.Z38]+MAX([.Z140];[.AA140]))" office:value-type="float" office:value="4703" calcext:value-type="float">
            <text:p>4703</text:p>
          </table:table-cell>
          <table:table-cell table:style-name="ce7" table:formula="of:=IF(ISBLANK([.AA38]);&quot;&quot;;[.AA38]+MAX([.AA140];[.AB140]))" office:value-type="float" office:value="4739" calcext:value-type="float">
            <text:p>4739</text:p>
          </table:table-cell>
          <table:table-cell table:style-name="ce7" table:formula="of:=IF(ISBLANK([.AB38]);&quot;&quot;;[.AB38]+MAX([.AB140];[.AC140]))" office:value-type="float" office:value="4740" calcext:value-type="float">
            <text:p>4740</text:p>
          </table:table-cell>
          <table:table-cell table:style-name="ce7" table:formula="of:=IF(ISBLANK([.AC38]);&quot;&quot;;[.AC38]+MAX([.AC140];[.AD140]))" office:value-type="float" office:value="4680" calcext:value-type="float">
            <text:p>4680</text:p>
          </table:table-cell>
          <table:table-cell table:style-name="ce7" table:formula="of:=IF(ISBLANK([.AD38]);&quot;&quot;;[.AD38]+MAX([.AD140];[.AE140]))" office:value-type="float" office:value="4571" calcext:value-type="float">
            <text:p>4571</text:p>
          </table:table-cell>
          <table:table-cell table:style-name="ce7" table:formula="of:=IF(ISBLANK([.AE38]);&quot;&quot;;[.AE38]+MAX([.AE140];[.AF140]))" office:value-type="float" office:value="4587" calcext:value-type="float">
            <text:p>4587</text:p>
          </table:table-cell>
          <table:table-cell table:style-name="ce7" table:formula="of:=IF(ISBLANK([.AF38]);&quot;&quot;;[.AF38]+MAX([.AF140];[.AG140]))" office:value-type="float" office:value="4580" calcext:value-type="float">
            <text:p>4580</text:p>
          </table:table-cell>
          <table:table-cell table:style-name="ce7" table:formula="of:=IF(ISBLANK([.AG38]);&quot;&quot;;[.AG38]+MAX([.AG140];[.AH140]))" office:value-type="float" office:value="4597" calcext:value-type="float">
            <text:p>4597</text:p>
          </table:table-cell>
          <table:table-cell table:style-name="ce7" table:formula="of:=IF(ISBLANK([.AH38]);&quot;&quot;;[.AH38]+MAX([.AH140];[.AI140]))" office:value-type="float" office:value="4704" calcext:value-type="float">
            <text:p>4704</text:p>
          </table:table-cell>
          <table:table-cell table:style-name="ce7" table:formula="of:=IF(ISBLANK([.AI38]);&quot;&quot;;[.AI38]+MAX([.AI140];[.AJ140]))" office:value-type="float" office:value="4737" calcext:value-type="float">
            <text:p>4737</text:p>
          </table:table-cell>
          <table:table-cell table:style-name="ce7" table:formula="of:=IF(ISBLANK([.AJ38]);&quot;&quot;;[.AJ38]+MAX([.AJ140];[.AK140]))" office:value-type="float" office:value="4700" calcext:value-type="float">
            <text:p>4700</text:p>
          </table:table-cell>
          <table:table-cell table:style-name="ce7" table:formula="of:=IF(ISBLANK([.AK38]);&quot;&quot;;[.AK38]+MAX([.AK140];[.AL140]))" office:value-type="float" office:value="4692" calcext:value-type="float">
            <text:p>4692</text:p>
          </table:table-cell>
          <table:table-cell table:style-name="ce7" table:formula="of:=IF(ISBLANK([.AL38]);&quot;&quot;;[.AL38]+MAX([.AL140];[.AM140]))">
            <text:p/>
          </table:table-cell>
          <table:table-cell table:style-name="ce7" table:formula="of:=IF(ISBLANK([.AM38]);&quot;&quot;;[.AM38]+MAX([.AM140];[.AN140]))">
            <text:p/>
          </table:table-cell>
          <table:table-cell table:style-name="ce7" table:formula="of:=IF(ISBLANK([.AN38]);&quot;&quot;;[.AN38]+MAX([.AN140];[.AO140]))">
            <text:p/>
          </table:table-cell>
          <table:table-cell table:style-name="ce7" table:formula="of:=IF(ISBLANK([.AO38]);&quot;&quot;;[.AO38]+MAX([.AO140];[.AP140]))">
            <text:p/>
          </table:table-cell>
          <table:table-cell table:style-name="ce7" table:formula="of:=IF(ISBLANK([.AP38]);&quot;&quot;;[.AP38]+MAX([.AP140];[.AQ140]))">
            <text:p/>
          </table:table-cell>
          <table:table-cell table:style-name="ce7" table:formula="of:=IF(ISBLANK([.AQ38]);&quot;&quot;;[.AQ38]+MAX([.AQ140];[.AR140]))">
            <text:p/>
          </table:table-cell>
          <table:table-cell table:style-name="ce7" table:formula="of:=IF(ISBLANK([.AR38]);&quot;&quot;;[.AR38]+MAX([.AR140];[.AS140]))">
            <text:p/>
          </table:table-cell>
          <table:table-cell table:style-name="ce7" table:formula="of:=IF(ISBLANK([.AS38]);&quot;&quot;;[.AS38]+MAX([.AS140];[.AT140]))">
            <text:p/>
          </table:table-cell>
          <table:table-cell table:style-name="ce7" table:formula="of:=IF(ISBLANK([.AT38]);&quot;&quot;;[.AT38]+MAX([.AT140];[.AU140]))">
            <text:p/>
          </table:table-cell>
          <table:table-cell table:style-name="ce7" table:formula="of:=IF(ISBLANK([.AU38]);&quot;&quot;;[.AU38]+MAX([.AU140];[.AV140]))">
            <text:p/>
          </table:table-cell>
          <table:table-cell table:style-name="ce7" table:formula="of:=IF(ISBLANK([.AV38]);&quot;&quot;;[.AV38]+MAX([.AV140];[.AW140]))">
            <text:p/>
          </table:table-cell>
          <table:table-cell table:style-name="ce7" table:formula="of:=IF(ISBLANK([.AW38]);&quot;&quot;;[.AW38]+MAX([.AW140];[.AX140]))">
            <text:p/>
          </table:table-cell>
          <table:table-cell table:style-name="ce7" table:formula="of:=IF(ISBLANK([.AX38]);&quot;&quot;;[.AX38]+MAX([.AX140];[.AY140]))">
            <text:p/>
          </table:table-cell>
          <table:table-cell table:style-name="ce7" table:formula="of:=IF(ISBLANK([.AY38]);&quot;&quot;;[.AY38]+MAX([.AY140];[.AZ140]))">
            <text:p/>
          </table:table-cell>
          <table:table-cell table:style-name="ce7" table:formula="of:=IF(ISBLANK([.AZ38]);&quot;&quot;;[.AZ38]+MAX([.AZ140];[.BA140]))">
            <text:p/>
          </table:table-cell>
          <table:table-cell table:style-name="ce7" table:formula="of:=IF(ISBLANK([.BA38]);&quot;&quot;;[.BA38]+MAX([.BA140];[.BB140]))">
            <text:p/>
          </table:table-cell>
          <table:table-cell table:style-name="ce7" table:formula="of:=IF(ISBLANK([.BB38]);&quot;&quot;;[.BB38]+MAX([.BB140];[.BC140]))">
            <text:p/>
          </table:table-cell>
          <table:table-cell table:style-name="ce7" table:formula="of:=IF(ISBLANK([.BC38]);&quot;&quot;;[.BC38]+MAX([.BC140];[.BD140]))">
            <text:p/>
          </table:table-cell>
          <table:table-cell table:style-name="ce7" table:formula="of:=IF(ISBLANK([.BD38]);&quot;&quot;;[.BD38]+MAX([.BD140];[.BE140]))">
            <text:p/>
          </table:table-cell>
          <table:table-cell table:style-name="ce7" table:formula="of:=IF(ISBLANK([.BE38]);&quot;&quot;;[.BE38]+MAX([.BE140];[.BF140]))">
            <text:p/>
          </table:table-cell>
          <table:table-cell table:style-name="ce7" table:formula="of:=IF(ISBLANK([.BF38]);&quot;&quot;;[.BF38]+MAX([.BF140];[.BG140]))">
            <text:p/>
          </table:table-cell>
          <table:table-cell table:style-name="ce7" table:formula="of:=IF(ISBLANK([.BG38]);&quot;&quot;;[.BG38]+MAX([.BG140];[.BH140]))">
            <text:p/>
          </table:table-cell>
          <table:table-cell table:style-name="ce7" table:formula="of:=IF(ISBLANK([.BH38]);&quot;&quot;;[.BH38]+MAX([.BH140];[.BI140]))">
            <text:p/>
          </table:table-cell>
          <table:table-cell table:style-name="ce7" table:formula="of:=IF(ISBLANK([.BI38]);&quot;&quot;;[.BI38]+MAX([.BI140];[.BJ140]))">
            <text:p/>
          </table:table-cell>
          <table:table-cell table:style-name="ce7" table:formula="of:=IF(ISBLANK([.BJ38]);&quot;&quot;;[.BJ38]+MAX([.BJ140];[.BK140]))">
            <text:p/>
          </table:table-cell>
          <table:table-cell table:style-name="ce7" table:formula="of:=IF(ISBLANK([.BK38]);&quot;&quot;;[.BK38]+MAX([.BK140];[.BL140]))">
            <text:p/>
          </table:table-cell>
          <table:table-cell table:style-name="ce7" table:formula="of:=IF(ISBLANK([.BL38]);&quot;&quot;;[.BL38]+MAX([.BL140];[.BM140]))">
            <text:p/>
          </table:table-cell>
          <table:table-cell table:style-name="ce7" table:formula="of:=IF(ISBLANK([.BM38]);&quot;&quot;;[.BM38]+MAX([.BM140];[.BN140]))">
            <text:p/>
          </table:table-cell>
          <table:table-cell table:style-name="ce7" table:formula="of:=IF(ISBLANK([.BN38]);&quot;&quot;;[.BN38]+MAX([.BN140];[.BO140]))">
            <text:p/>
          </table:table-cell>
          <table:table-cell table:style-name="ce7" table:formula="of:=IF(ISBLANK([.BO38]);&quot;&quot;;[.BO38]+MAX([.BO140];[.BP140]))">
            <text:p/>
          </table:table-cell>
          <table:table-cell table:style-name="ce7" table:formula="of:=IF(ISBLANK([.BP38]);&quot;&quot;;[.BP38]+MAX([.BP140];[.BQ140]))">
            <text:p/>
          </table:table-cell>
          <table:table-cell table:style-name="ce7" table:formula="of:=IF(ISBLANK([.BQ38]);&quot;&quot;;[.BQ38]+MAX([.BQ140];[.BR140]))">
            <text:p/>
          </table:table-cell>
          <table:table-cell table:style-name="ce7" table:formula="of:=IF(ISBLANK([.BR38]);&quot;&quot;;[.BR38]+MAX([.BR140];[.BS140]))">
            <text:p/>
          </table:table-cell>
          <table:table-cell table:style-name="ce7" table:formula="of:=IF(ISBLANK([.BS38]);&quot;&quot;;[.BS38]+MAX([.BS140];[.BT140]))">
            <text:p/>
          </table:table-cell>
          <table:table-cell table:style-name="ce7" table:formula="of:=IF(ISBLANK([.BT38]);&quot;&quot;;[.BT38]+MAX([.BT140];[.BU140]))">
            <text:p/>
          </table:table-cell>
          <table:table-cell table:style-name="ce7" table:formula="of:=IF(ISBLANK([.BU38]);&quot;&quot;;[.BU38]+MAX([.BU140];[.BV140]))">
            <text:p/>
          </table:table-cell>
          <table:table-cell table:style-name="ce7" table:formula="of:=IF(ISBLANK([.BV38]);&quot;&quot;;[.BV38]+MAX([.BV140];[.BW140]))">
            <text:p/>
          </table:table-cell>
          <table:table-cell table:style-name="ce7" table:formula="of:=IF(ISBLANK([.BW38]);&quot;&quot;;[.BW38]+MAX([.BW140];[.BX140]))">
            <text:p/>
          </table:table-cell>
          <table:table-cell table:style-name="ce7" table:formula="of:=IF(ISBLANK([.BX38]);&quot;&quot;;[.BX38]+MAX([.BX140];[.BY140]))">
            <text:p/>
          </table:table-cell>
          <table:table-cell table:style-name="ce7" table:formula="of:=IF(ISBLANK([.BY38]);&quot;&quot;;[.BY38]+MAX([.BY140];[.BZ140]))">
            <text:p/>
          </table:table-cell>
          <table:table-cell table:style-name="ce7" table:formula="of:=IF(ISBLANK([.BZ38]);&quot;&quot;;[.BZ38]+MAX([.BZ140];[.CA140]))">
            <text:p/>
          </table:table-cell>
          <table:table-cell table:style-name="ce7" table:formula="of:=IF(ISBLANK([.CA38]);&quot;&quot;;[.CA38]+MAX([.CA140];[.CB140]))">
            <text:p/>
          </table:table-cell>
          <table:table-cell table:style-name="ce7" table:formula="of:=IF(ISBLANK([.CB38]);&quot;&quot;;[.CB38]+MAX([.CB140];[.CC140]))">
            <text:p/>
          </table:table-cell>
          <table:table-cell table:style-name="ce7" table:formula="of:=IF(ISBLANK([.CC38]);&quot;&quot;;[.CC38]+MAX([.CC140];[.CD140]))">
            <text:p/>
          </table:table-cell>
          <table:table-cell table:style-name="ce7" table:formula="of:=IF(ISBLANK([.CD38]);&quot;&quot;;[.CD38]+MAX([.CD140];[.CE140]))">
            <text:p/>
          </table:table-cell>
          <table:table-cell table:style-name="ce7" table:formula="of:=IF(ISBLANK([.CE38]);&quot;&quot;;[.CE38]+MAX([.CE140];[.CF140]))">
            <text:p/>
          </table:table-cell>
          <table:table-cell table:style-name="ce7" table:formula="of:=IF(ISBLANK([.CF38]);&quot;&quot;;[.CF38]+MAX([.CF140];[.CG140]))">
            <text:p/>
          </table:table-cell>
          <table:table-cell table:style-name="ce7" table:formula="of:=IF(ISBLANK([.CG38]);&quot;&quot;;[.CG38]+MAX([.CG140];[.CH140]))">
            <text:p/>
          </table:table-cell>
          <table:table-cell table:style-name="ce7" table:formula="of:=IF(ISBLANK([.CH38]);&quot;&quot;;[.CH38]+MAX([.CH140];[.CI140]))">
            <text:p/>
          </table:table-cell>
          <table:table-cell table:style-name="ce7" table:formula="of:=IF(ISBLANK([.CI38]);&quot;&quot;;[.CI38]+MAX([.CI140];[.CJ140]))">
            <text:p/>
          </table:table-cell>
          <table:table-cell table:style-name="ce7" table:formula="of:=IF(ISBLANK([.CJ38]);&quot;&quot;;[.CJ38]+MAX([.CJ140];[.CK140]))">
            <text:p/>
          </table:table-cell>
          <table:table-cell table:style-name="ce7" table:formula="of:=IF(ISBLANK([.CK38]);&quot;&quot;;[.CK38]+MAX([.CK140];[.CL140]))">
            <text:p/>
          </table:table-cell>
          <table:table-cell table:style-name="ce7" table:formula="of:=IF(ISBLANK([.CL38]);&quot;&quot;;[.CL38]+MAX([.CL140];[.CM140]))">
            <text:p/>
          </table:table-cell>
          <table:table-cell table:style-name="ce7" table:formula="of:=IF(ISBLANK([.CM38]);&quot;&quot;;[.CM38]+MAX([.CM140];[.CN140]))">
            <text:p/>
          </table:table-cell>
          <table:table-cell table:style-name="ce7" table:formula="of:=IF(ISBLANK([.CN38]);&quot;&quot;;[.CN38]+MAX([.CN140];[.CO140]))">
            <text:p/>
          </table:table-cell>
          <table:table-cell table:style-name="ce7" table:formula="of:=IF(ISBLANK([.CO38]);&quot;&quot;;[.CO38]+MAX([.CO140];[.CP140]))">
            <text:p/>
          </table:table-cell>
          <table:table-cell table:style-name="ce7" table:formula="of:=IF(ISBLANK([.CP38]);&quot;&quot;;[.CP38]+MAX([.CP140];[.CQ140]))">
            <text:p/>
          </table:table-cell>
          <table:table-cell table:style-name="ce7" table:formula="of:=IF(ISBLANK([.CQ38]);&quot;&quot;;[.CQ38]+MAX([.CQ140];[.CR140]))">
            <text:p/>
          </table:table-cell>
          <table:table-cell table:style-name="ce7" table:formula="of:=IF(ISBLANK([.CR38]);&quot;&quot;;[.CR38]+MAX([.CR140];[.CS140]))">
            <text:p/>
          </table:table-cell>
          <table:table-cell table:style-name="ce7" table:formula="of:=IF(ISBLANK([.CS38]);&quot;&quot;;[.CS38]+MAX([.CS140];[.CT140]))">
            <text:p/>
          </table:table-cell>
          <table:table-cell table:style-name="ce7" table:formula="of:=IF(ISBLANK([.CT38]);&quot;&quot;;[.CT38]+MAX([.CT140];[.CU140]))">
            <text:p/>
          </table:table-cell>
          <table:table-cell table:style-name="ce7" table:formula="of:=IF(ISBLANK([.CU38]);&quot;&quot;;[.CU38]+MAX([.CU140];[.CV140]))">
            <text:p/>
          </table:table-cell>
          <table:table-cell table:formula="of:=IF(ISBLANK([.CV38]);&quot;&quot;;[.CV38]+MAX([.CV140];[.CW140]))">
            <text:p/>
          </table:table-cell>
        </table:table-row>
        <table:table-row table:style-name="ro1">
          <table:table-cell table:formula="of:=IF(ISBLANK([.A39]);&quot;&quot;;[.A39]+MAX([.A141];[.B141]))" office:value-type="float" office:value="4489" calcext:value-type="float">
            <text:p>4489</text:p>
          </table:table-cell>
          <table:table-cell table:style-name="ce7" table:formula="of:=IF(ISBLANK([.B39]);&quot;&quot;;[.B39]+MAX([.B141];[.C141]))" office:value-type="float" office:value="4434" calcext:value-type="float">
            <text:p>4434</text:p>
          </table:table-cell>
          <table:table-cell table:style-name="ce7" table:formula="of:=IF(ISBLANK([.C39]);&quot;&quot;;[.C39]+MAX([.C141];[.D141]))" office:value-type="float" office:value="4464" calcext:value-type="float">
            <text:p>4464</text:p>
          </table:table-cell>
          <table:table-cell table:style-name="ce7" table:formula="of:=IF(ISBLANK([.D39]);&quot;&quot;;[.D39]+MAX([.D141];[.E141]))" office:value-type="float" office:value="4414" calcext:value-type="float">
            <text:p>4414</text:p>
          </table:table-cell>
          <table:table-cell table:style-name="ce7" table:formula="of:=IF(ISBLANK([.E39]);&quot;&quot;;[.E39]+MAX([.E141];[.F141]))" office:value-type="float" office:value="4477" calcext:value-type="float">
            <text:p>4477</text:p>
          </table:table-cell>
          <table:table-cell table:style-name="ce7" table:formula="of:=IF(ISBLANK([.F39]);&quot;&quot;;[.F39]+MAX([.F141];[.G141]))" office:value-type="float" office:value="4427" calcext:value-type="float">
            <text:p>4427</text:p>
          </table:table-cell>
          <table:table-cell table:style-name="ce7" table:formula="of:=IF(ISBLANK([.G39]);&quot;&quot;;[.G39]+MAX([.G141];[.H141]))" office:value-type="float" office:value="4494" calcext:value-type="float">
            <text:p>4494</text:p>
          </table:table-cell>
          <table:table-cell table:style-name="ce7" table:formula="of:=IF(ISBLANK([.H39]);&quot;&quot;;[.H39]+MAX([.H141];[.I141]))" office:value-type="float" office:value="4484" calcext:value-type="float">
            <text:p>4484</text:p>
          </table:table-cell>
          <table:table-cell table:style-name="ce7" table:formula="of:=IF(ISBLANK([.I39]);&quot;&quot;;[.I39]+MAX([.I141];[.J141]))" office:value-type="float" office:value="4441" calcext:value-type="float">
            <text:p>4441</text:p>
          </table:table-cell>
          <table:table-cell table:style-name="ce7" table:formula="of:=IF(ISBLANK([.J39]);&quot;&quot;;[.J39]+MAX([.J141];[.K141]))" office:value-type="float" office:value="4507" calcext:value-type="float">
            <text:p>4507</text:p>
          </table:table-cell>
          <table:table-cell table:style-name="ce7" table:formula="of:=IF(ISBLANK([.K39]);&quot;&quot;;[.K39]+MAX([.K141];[.L141]))" office:value-type="float" office:value="4483" calcext:value-type="float">
            <text:p>4483</text:p>
          </table:table-cell>
          <table:table-cell table:style-name="ce7" table:formula="of:=IF(ISBLANK([.L39]);&quot;&quot;;[.L39]+MAX([.L141];[.M141]))" office:value-type="float" office:value="4484" calcext:value-type="float">
            <text:p>4484</text:p>
          </table:table-cell>
          <table:table-cell table:style-name="ce7" table:formula="of:=IF(ISBLANK([.M39]);&quot;&quot;;[.M39]+MAX([.M141];[.N141]))" office:value-type="float" office:value="4520" calcext:value-type="float">
            <text:p>4520</text:p>
          </table:table-cell>
          <table:table-cell table:style-name="ce7" table:formula="of:=IF(ISBLANK([.N39]);&quot;&quot;;[.N39]+MAX([.N141];[.O141]))" office:value-type="float" office:value="4551" calcext:value-type="float">
            <text:p>4551</text:p>
          </table:table-cell>
          <table:table-cell table:style-name="ce7" table:formula="of:=IF(ISBLANK([.O39]);&quot;&quot;;[.O39]+MAX([.O141];[.P141]))" office:value-type="float" office:value="4490" calcext:value-type="float">
            <text:p>4490</text:p>
          </table:table-cell>
          <table:table-cell table:style-name="ce7" table:formula="of:=IF(ISBLANK([.P39]);&quot;&quot;;[.P39]+MAX([.P141];[.Q141]))" office:value-type="float" office:value="4514" calcext:value-type="float">
            <text:p>4514</text:p>
          </table:table-cell>
          <table:table-cell table:style-name="ce7" table:formula="of:=IF(ISBLANK([.Q39]);&quot;&quot;;[.Q39]+MAX([.Q141];[.R141]))" office:value-type="float" office:value="4507" calcext:value-type="float">
            <text:p>4507</text:p>
          </table:table-cell>
          <table:table-cell table:style-name="ce7" table:formula="of:=IF(ISBLANK([.R39]);&quot;&quot;;[.R39]+MAX([.R141];[.S141]))" office:value-type="float" office:value="4521" calcext:value-type="float">
            <text:p>4521</text:p>
          </table:table-cell>
          <table:table-cell table:style-name="ce7" table:formula="of:=IF(ISBLANK([.S39]);&quot;&quot;;[.S39]+MAX([.S141];[.T141]))" office:value-type="float" office:value="4524" calcext:value-type="float">
            <text:p>4524</text:p>
          </table:table-cell>
          <table:table-cell table:style-name="ce7" table:formula="of:=IF(ISBLANK([.T39]);&quot;&quot;;[.T39]+MAX([.T141];[.U141]))" office:value-type="float" office:value="4511" calcext:value-type="float">
            <text:p>4511</text:p>
          </table:table-cell>
          <table:table-cell table:style-name="ce7" table:formula="of:=IF(ISBLANK([.U39]);&quot;&quot;;[.U39]+MAX([.U141];[.V141]))" office:value-type="float" office:value="4484" calcext:value-type="float">
            <text:p>4484</text:p>
          </table:table-cell>
          <table:table-cell table:style-name="ce7" table:formula="of:=IF(ISBLANK([.V39]);&quot;&quot;;[.V39]+MAX([.V141];[.W141]))" office:value-type="float" office:value="4499" calcext:value-type="float">
            <text:p>4499</text:p>
          </table:table-cell>
          <table:table-cell table:style-name="ce7" table:formula="of:=IF(ISBLANK([.W39]);&quot;&quot;;[.W39]+MAX([.W141];[.X141]))" office:value-type="float" office:value="4618" calcext:value-type="float">
            <text:p>4618</text:p>
          </table:table-cell>
          <table:table-cell table:style-name="ce7" table:formula="of:=IF(ISBLANK([.X39]);&quot;&quot;;[.X39]+MAX([.X141];[.Y141]))" office:value-type="float" office:value="4579" calcext:value-type="float">
            <text:p>4579</text:p>
          </table:table-cell>
          <table:table-cell table:style-name="ce7" table:formula="of:=IF(ISBLANK([.Y39]);&quot;&quot;;[.Y39]+MAX([.Y141];[.Z141]))" office:value-type="float" office:value="4664" calcext:value-type="float">
            <text:p>4664</text:p>
          </table:table-cell>
          <table:table-cell table:style-name="ce7" table:formula="of:=IF(ISBLANK([.Z39]);&quot;&quot;;[.Z39]+MAX([.Z141];[.AA141]))" office:value-type="float" office:value="4653" calcext:value-type="float">
            <text:p>4653</text:p>
          </table:table-cell>
          <table:table-cell table:style-name="ce7" table:formula="of:=IF(ISBLANK([.AA39]);&quot;&quot;;[.AA39]+MAX([.AA141];[.AB141]))" office:value-type="float" office:value="4555" calcext:value-type="float">
            <text:p>4555</text:p>
          </table:table-cell>
          <table:table-cell table:style-name="ce7" table:formula="of:=IF(ISBLANK([.AB39]);&quot;&quot;;[.AB39]+MAX([.AB141];[.AC141]))" office:value-type="float" office:value="4655" calcext:value-type="float">
            <text:p>4655</text:p>
          </table:table-cell>
          <table:table-cell table:style-name="ce7" table:formula="of:=IF(ISBLANK([.AC39]);&quot;&quot;;[.AC39]+MAX([.AC141];[.AD141]))" office:value-type="float" office:value="4677" calcext:value-type="float">
            <text:p>4677</text:p>
          </table:table-cell>
          <table:table-cell table:style-name="ce7" table:formula="of:=IF(ISBLANK([.AD39]);&quot;&quot;;[.AD39]+MAX([.AD141];[.AE141]))" office:value-type="float" office:value="4561" calcext:value-type="float">
            <text:p>4561</text:p>
          </table:table-cell>
          <table:table-cell table:style-name="ce7" table:formula="of:=IF(ISBLANK([.AE39]);&quot;&quot;;[.AE39]+MAX([.AE141];[.AF141]))" office:value-type="float" office:value="4568" calcext:value-type="float">
            <text:p>4568</text:p>
          </table:table-cell>
          <table:table-cell table:style-name="ce7" table:formula="of:=IF(ISBLANK([.AF39]);&quot;&quot;;[.AF39]+MAX([.AF141];[.AG141]))" office:value-type="float" office:value="4568" calcext:value-type="float">
            <text:p>4568</text:p>
          </table:table-cell>
          <table:table-cell table:style-name="ce7" table:formula="of:=IF(ISBLANK([.AG39]);&quot;&quot;;[.AG39]+MAX([.AG141];[.AH141]))" office:value-type="float" office:value="4569" calcext:value-type="float">
            <text:p>4569</text:p>
          </table:table-cell>
          <table:table-cell table:style-name="ce7" table:formula="of:=IF(ISBLANK([.AH39]);&quot;&quot;;[.AH39]+MAX([.AH141];[.AI141]))" office:value-type="float" office:value="4513" calcext:value-type="float">
            <text:p>4513</text:p>
          </table:table-cell>
          <table:table-cell table:style-name="ce7" table:formula="of:=IF(ISBLANK([.AI39]);&quot;&quot;;[.AI39]+MAX([.AI141];[.AJ141]))" office:value-type="float" office:value="4662" calcext:value-type="float">
            <text:p>4662</text:p>
          </table:table-cell>
          <table:table-cell table:style-name="ce7" table:formula="of:=IF(ISBLANK([.AJ39]);&quot;&quot;;[.AJ39]+MAX([.AJ141];[.AK141]))" office:value-type="float" office:value="4655" calcext:value-type="float">
            <text:p>4655</text:p>
          </table:table-cell>
          <table:table-cell table:style-name="ce7" table:formula="of:=IF(ISBLANK([.AK39]);&quot;&quot;;[.AK39]+MAX([.AK141];[.AL141]))" office:value-type="float" office:value="4647" calcext:value-type="float">
            <text:p>4647</text:p>
          </table:table-cell>
          <table:table-cell table:style-name="ce7" table:formula="of:=IF(ISBLANK([.AL39]);&quot;&quot;;[.AL39]+MAX([.AL141];[.AM141]))" office:value-type="float" office:value="4533" calcext:value-type="float">
            <text:p>4533</text:p>
          </table:table-cell>
          <table:table-cell table:style-name="ce7" table:formula="of:=IF(ISBLANK([.AM39]);&quot;&quot;;[.AM39]+MAX([.AM141];[.AN141]))">
            <text:p/>
          </table:table-cell>
          <table:table-cell table:style-name="ce7" table:formula="of:=IF(ISBLANK([.AN39]);&quot;&quot;;[.AN39]+MAX([.AN141];[.AO141]))">
            <text:p/>
          </table:table-cell>
          <table:table-cell table:style-name="ce7" table:formula="of:=IF(ISBLANK([.AO39]);&quot;&quot;;[.AO39]+MAX([.AO141];[.AP141]))">
            <text:p/>
          </table:table-cell>
          <table:table-cell table:style-name="ce7" table:formula="of:=IF(ISBLANK([.AP39]);&quot;&quot;;[.AP39]+MAX([.AP141];[.AQ141]))">
            <text:p/>
          </table:table-cell>
          <table:table-cell table:style-name="ce7" table:formula="of:=IF(ISBLANK([.AQ39]);&quot;&quot;;[.AQ39]+MAX([.AQ141];[.AR141]))">
            <text:p/>
          </table:table-cell>
          <table:table-cell table:style-name="ce7" table:formula="of:=IF(ISBLANK([.AR39]);&quot;&quot;;[.AR39]+MAX([.AR141];[.AS141]))">
            <text:p/>
          </table:table-cell>
          <table:table-cell table:style-name="ce7" table:formula="of:=IF(ISBLANK([.AS39]);&quot;&quot;;[.AS39]+MAX([.AS141];[.AT141]))">
            <text:p/>
          </table:table-cell>
          <table:table-cell table:style-name="ce7" table:formula="of:=IF(ISBLANK([.AT39]);&quot;&quot;;[.AT39]+MAX([.AT141];[.AU141]))">
            <text:p/>
          </table:table-cell>
          <table:table-cell table:style-name="ce7" table:formula="of:=IF(ISBLANK([.AU39]);&quot;&quot;;[.AU39]+MAX([.AU141];[.AV141]))">
            <text:p/>
          </table:table-cell>
          <table:table-cell table:style-name="ce7" table:formula="of:=IF(ISBLANK([.AV39]);&quot;&quot;;[.AV39]+MAX([.AV141];[.AW141]))">
            <text:p/>
          </table:table-cell>
          <table:table-cell table:style-name="ce7" table:formula="of:=IF(ISBLANK([.AW39]);&quot;&quot;;[.AW39]+MAX([.AW141];[.AX141]))">
            <text:p/>
          </table:table-cell>
          <table:table-cell table:style-name="ce7" table:formula="of:=IF(ISBLANK([.AX39]);&quot;&quot;;[.AX39]+MAX([.AX141];[.AY141]))">
            <text:p/>
          </table:table-cell>
          <table:table-cell table:style-name="ce7" table:formula="of:=IF(ISBLANK([.AY39]);&quot;&quot;;[.AY39]+MAX([.AY141];[.AZ141]))">
            <text:p/>
          </table:table-cell>
          <table:table-cell table:style-name="ce7" table:formula="of:=IF(ISBLANK([.AZ39]);&quot;&quot;;[.AZ39]+MAX([.AZ141];[.BA141]))">
            <text:p/>
          </table:table-cell>
          <table:table-cell table:style-name="ce7" table:formula="of:=IF(ISBLANK([.BA39]);&quot;&quot;;[.BA39]+MAX([.BA141];[.BB141]))">
            <text:p/>
          </table:table-cell>
          <table:table-cell table:style-name="ce7" table:formula="of:=IF(ISBLANK([.BB39]);&quot;&quot;;[.BB39]+MAX([.BB141];[.BC141]))">
            <text:p/>
          </table:table-cell>
          <table:table-cell table:style-name="ce7" table:formula="of:=IF(ISBLANK([.BC39]);&quot;&quot;;[.BC39]+MAX([.BC141];[.BD141]))">
            <text:p/>
          </table:table-cell>
          <table:table-cell table:style-name="ce7" table:formula="of:=IF(ISBLANK([.BD39]);&quot;&quot;;[.BD39]+MAX([.BD141];[.BE141]))">
            <text:p/>
          </table:table-cell>
          <table:table-cell table:style-name="ce7" table:formula="of:=IF(ISBLANK([.BE39]);&quot;&quot;;[.BE39]+MAX([.BE141];[.BF141]))">
            <text:p/>
          </table:table-cell>
          <table:table-cell table:style-name="ce7" table:formula="of:=IF(ISBLANK([.BF39]);&quot;&quot;;[.BF39]+MAX([.BF141];[.BG141]))">
            <text:p/>
          </table:table-cell>
          <table:table-cell table:style-name="ce7" table:formula="of:=IF(ISBLANK([.BG39]);&quot;&quot;;[.BG39]+MAX([.BG141];[.BH141]))">
            <text:p/>
          </table:table-cell>
          <table:table-cell table:style-name="ce7" table:formula="of:=IF(ISBLANK([.BH39]);&quot;&quot;;[.BH39]+MAX([.BH141];[.BI141]))">
            <text:p/>
          </table:table-cell>
          <table:table-cell table:style-name="ce7" table:formula="of:=IF(ISBLANK([.BI39]);&quot;&quot;;[.BI39]+MAX([.BI141];[.BJ141]))">
            <text:p/>
          </table:table-cell>
          <table:table-cell table:style-name="ce7" table:formula="of:=IF(ISBLANK([.BJ39]);&quot;&quot;;[.BJ39]+MAX([.BJ141];[.BK141]))">
            <text:p/>
          </table:table-cell>
          <table:table-cell table:style-name="ce7" table:formula="of:=IF(ISBLANK([.BK39]);&quot;&quot;;[.BK39]+MAX([.BK141];[.BL141]))">
            <text:p/>
          </table:table-cell>
          <table:table-cell table:style-name="ce7" table:formula="of:=IF(ISBLANK([.BL39]);&quot;&quot;;[.BL39]+MAX([.BL141];[.BM141]))">
            <text:p/>
          </table:table-cell>
          <table:table-cell table:style-name="ce7" table:formula="of:=IF(ISBLANK([.BM39]);&quot;&quot;;[.BM39]+MAX([.BM141];[.BN141]))">
            <text:p/>
          </table:table-cell>
          <table:table-cell table:style-name="ce7" table:formula="of:=IF(ISBLANK([.BN39]);&quot;&quot;;[.BN39]+MAX([.BN141];[.BO141]))">
            <text:p/>
          </table:table-cell>
          <table:table-cell table:style-name="ce7" table:formula="of:=IF(ISBLANK([.BO39]);&quot;&quot;;[.BO39]+MAX([.BO141];[.BP141]))">
            <text:p/>
          </table:table-cell>
          <table:table-cell table:style-name="ce7" table:formula="of:=IF(ISBLANK([.BP39]);&quot;&quot;;[.BP39]+MAX([.BP141];[.BQ141]))">
            <text:p/>
          </table:table-cell>
          <table:table-cell table:style-name="ce7" table:formula="of:=IF(ISBLANK([.BQ39]);&quot;&quot;;[.BQ39]+MAX([.BQ141];[.BR141]))">
            <text:p/>
          </table:table-cell>
          <table:table-cell table:style-name="ce7" table:formula="of:=IF(ISBLANK([.BR39]);&quot;&quot;;[.BR39]+MAX([.BR141];[.BS141]))">
            <text:p/>
          </table:table-cell>
          <table:table-cell table:style-name="ce7" table:formula="of:=IF(ISBLANK([.BS39]);&quot;&quot;;[.BS39]+MAX([.BS141];[.BT141]))">
            <text:p/>
          </table:table-cell>
          <table:table-cell table:style-name="ce7" table:formula="of:=IF(ISBLANK([.BT39]);&quot;&quot;;[.BT39]+MAX([.BT141];[.BU141]))">
            <text:p/>
          </table:table-cell>
          <table:table-cell table:style-name="ce7" table:formula="of:=IF(ISBLANK([.BU39]);&quot;&quot;;[.BU39]+MAX([.BU141];[.BV141]))">
            <text:p/>
          </table:table-cell>
          <table:table-cell table:style-name="ce7" table:formula="of:=IF(ISBLANK([.BV39]);&quot;&quot;;[.BV39]+MAX([.BV141];[.BW141]))">
            <text:p/>
          </table:table-cell>
          <table:table-cell table:style-name="ce7" table:formula="of:=IF(ISBLANK([.BW39]);&quot;&quot;;[.BW39]+MAX([.BW141];[.BX141]))">
            <text:p/>
          </table:table-cell>
          <table:table-cell table:style-name="ce7" table:formula="of:=IF(ISBLANK([.BX39]);&quot;&quot;;[.BX39]+MAX([.BX141];[.BY141]))">
            <text:p/>
          </table:table-cell>
          <table:table-cell table:style-name="ce7" table:formula="of:=IF(ISBLANK([.BY39]);&quot;&quot;;[.BY39]+MAX([.BY141];[.BZ141]))">
            <text:p/>
          </table:table-cell>
          <table:table-cell table:style-name="ce7" table:formula="of:=IF(ISBLANK([.BZ39]);&quot;&quot;;[.BZ39]+MAX([.BZ141];[.CA141]))">
            <text:p/>
          </table:table-cell>
          <table:table-cell table:style-name="ce7" table:formula="of:=IF(ISBLANK([.CA39]);&quot;&quot;;[.CA39]+MAX([.CA141];[.CB141]))">
            <text:p/>
          </table:table-cell>
          <table:table-cell table:style-name="ce7" table:formula="of:=IF(ISBLANK([.CB39]);&quot;&quot;;[.CB39]+MAX([.CB141];[.CC141]))">
            <text:p/>
          </table:table-cell>
          <table:table-cell table:style-name="ce7" table:formula="of:=IF(ISBLANK([.CC39]);&quot;&quot;;[.CC39]+MAX([.CC141];[.CD141]))">
            <text:p/>
          </table:table-cell>
          <table:table-cell table:style-name="ce7" table:formula="of:=IF(ISBLANK([.CD39]);&quot;&quot;;[.CD39]+MAX([.CD141];[.CE141]))">
            <text:p/>
          </table:table-cell>
          <table:table-cell table:style-name="ce7" table:formula="of:=IF(ISBLANK([.CE39]);&quot;&quot;;[.CE39]+MAX([.CE141];[.CF141]))">
            <text:p/>
          </table:table-cell>
          <table:table-cell table:style-name="ce7" table:formula="of:=IF(ISBLANK([.CF39]);&quot;&quot;;[.CF39]+MAX([.CF141];[.CG141]))">
            <text:p/>
          </table:table-cell>
          <table:table-cell table:style-name="ce7" table:formula="of:=IF(ISBLANK([.CG39]);&quot;&quot;;[.CG39]+MAX([.CG141];[.CH141]))">
            <text:p/>
          </table:table-cell>
          <table:table-cell table:style-name="ce7" table:formula="of:=IF(ISBLANK([.CH39]);&quot;&quot;;[.CH39]+MAX([.CH141];[.CI141]))">
            <text:p/>
          </table:table-cell>
          <table:table-cell table:style-name="ce7" table:formula="of:=IF(ISBLANK([.CI39]);&quot;&quot;;[.CI39]+MAX([.CI141];[.CJ141]))">
            <text:p/>
          </table:table-cell>
          <table:table-cell table:style-name="ce7" table:formula="of:=IF(ISBLANK([.CJ39]);&quot;&quot;;[.CJ39]+MAX([.CJ141];[.CK141]))">
            <text:p/>
          </table:table-cell>
          <table:table-cell table:style-name="ce7" table:formula="of:=IF(ISBLANK([.CK39]);&quot;&quot;;[.CK39]+MAX([.CK141];[.CL141]))">
            <text:p/>
          </table:table-cell>
          <table:table-cell table:style-name="ce7" table:formula="of:=IF(ISBLANK([.CL39]);&quot;&quot;;[.CL39]+MAX([.CL141];[.CM141]))">
            <text:p/>
          </table:table-cell>
          <table:table-cell table:style-name="ce7" table:formula="of:=IF(ISBLANK([.CM39]);&quot;&quot;;[.CM39]+MAX([.CM141];[.CN141]))">
            <text:p/>
          </table:table-cell>
          <table:table-cell table:style-name="ce7" table:formula="of:=IF(ISBLANK([.CN39]);&quot;&quot;;[.CN39]+MAX([.CN141];[.CO141]))">
            <text:p/>
          </table:table-cell>
          <table:table-cell table:style-name="ce7" table:formula="of:=IF(ISBLANK([.CO39]);&quot;&quot;;[.CO39]+MAX([.CO141];[.CP141]))">
            <text:p/>
          </table:table-cell>
          <table:table-cell table:style-name="ce7" table:formula="of:=IF(ISBLANK([.CP39]);&quot;&quot;;[.CP39]+MAX([.CP141];[.CQ141]))">
            <text:p/>
          </table:table-cell>
          <table:table-cell table:style-name="ce7" table:formula="of:=IF(ISBLANK([.CQ39]);&quot;&quot;;[.CQ39]+MAX([.CQ141];[.CR141]))">
            <text:p/>
          </table:table-cell>
          <table:table-cell table:style-name="ce7" table:formula="of:=IF(ISBLANK([.CR39]);&quot;&quot;;[.CR39]+MAX([.CR141];[.CS141]))">
            <text:p/>
          </table:table-cell>
          <table:table-cell table:style-name="ce7" table:formula="of:=IF(ISBLANK([.CS39]);&quot;&quot;;[.CS39]+MAX([.CS141];[.CT141]))">
            <text:p/>
          </table:table-cell>
          <table:table-cell table:style-name="ce7" table:formula="of:=IF(ISBLANK([.CT39]);&quot;&quot;;[.CT39]+MAX([.CT141];[.CU141]))">
            <text:p/>
          </table:table-cell>
          <table:table-cell table:style-name="ce7" table:formula="of:=IF(ISBLANK([.CU39]);&quot;&quot;;[.CU39]+MAX([.CU141];[.CV141]))">
            <text:p/>
          </table:table-cell>
          <table:table-cell table:formula="of:=IF(ISBLANK([.CV39]);&quot;&quot;;[.CV39]+MAX([.CV141];[.CW141]))">
            <text:p/>
          </table:table-cell>
        </table:table-row>
        <table:table-row table:style-name="ro1">
          <table:table-cell table:formula="of:=IF(ISBLANK([.A40]);&quot;&quot;;[.A40]+MAX([.A142];[.B142]))" office:value-type="float" office:value="4428" calcext:value-type="float">
            <text:p>4428</text:p>
          </table:table-cell>
          <table:table-cell table:style-name="ce7" table:formula="of:=IF(ISBLANK([.B40]);&quot;&quot;;[.B40]+MAX([.B142];[.C142]))" office:value-type="float" office:value="4363" calcext:value-type="float">
            <text:p>4363</text:p>
          </table:table-cell>
          <table:table-cell table:style-name="ce7" table:formula="of:=IF(ISBLANK([.C40]);&quot;&quot;;[.C40]+MAX([.C142];[.D142]))" office:value-type="float" office:value="4403" calcext:value-type="float">
            <text:p>4403</text:p>
          </table:table-cell>
          <table:table-cell table:style-name="ce7" table:formula="of:=IF(ISBLANK([.D40]);&quot;&quot;;[.D40]+MAX([.D142];[.E142]))" office:value-type="float" office:value="4346" calcext:value-type="float">
            <text:p>4346</text:p>
          </table:table-cell>
          <table:table-cell table:style-name="ce7" table:formula="of:=IF(ISBLANK([.E40]);&quot;&quot;;[.E40]+MAX([.E142];[.F142]))" office:value-type="float" office:value="4338" calcext:value-type="float">
            <text:p>4338</text:p>
          </table:table-cell>
          <table:table-cell table:style-name="ce7" table:formula="of:=IF(ISBLANK([.F40]);&quot;&quot;;[.F40]+MAX([.F142];[.G142]))" office:value-type="float" office:value="4381" calcext:value-type="float">
            <text:p>4381</text:p>
          </table:table-cell>
          <table:table-cell table:style-name="ce7" table:formula="of:=IF(ISBLANK([.G40]);&quot;&quot;;[.G40]+MAX([.G142];[.H142]))" office:value-type="float" office:value="4393" calcext:value-type="float">
            <text:p>4393</text:p>
          </table:table-cell>
          <table:table-cell table:style-name="ce7" table:formula="of:=IF(ISBLANK([.H40]);&quot;&quot;;[.H40]+MAX([.H142];[.I142]))" office:value-type="float" office:value="4445" calcext:value-type="float">
            <text:p>4445</text:p>
          </table:table-cell>
          <table:table-cell table:style-name="ce7" table:formula="of:=IF(ISBLANK([.I40]);&quot;&quot;;[.I40]+MAX([.I142];[.J142]))" office:value-type="float" office:value="4421" calcext:value-type="float">
            <text:p>4421</text:p>
          </table:table-cell>
          <table:table-cell table:style-name="ce7" table:formula="of:=IF(ISBLANK([.J40]);&quot;&quot;;[.J40]+MAX([.J142];[.K142]))" office:value-type="float" office:value="4436" calcext:value-type="float">
            <text:p>4436</text:p>
          </table:table-cell>
          <table:table-cell table:style-name="ce7" table:formula="of:=IF(ISBLANK([.K40]);&quot;&quot;;[.K40]+MAX([.K142];[.L142]))" office:value-type="float" office:value="4366" calcext:value-type="float">
            <text:p>4366</text:p>
          </table:table-cell>
          <table:table-cell table:style-name="ce7" table:formula="of:=IF(ISBLANK([.L40]);&quot;&quot;;[.L40]+MAX([.L142];[.M142]))" office:value-type="float" office:value="4407" calcext:value-type="float">
            <text:p>4407</text:p>
          </table:table-cell>
          <table:table-cell table:style-name="ce7" table:formula="of:=IF(ISBLANK([.M40]);&quot;&quot;;[.M40]+MAX([.M142];[.N142]))" office:value-type="float" office:value="4425" calcext:value-type="float">
            <text:p>4425</text:p>
          </table:table-cell>
          <table:table-cell table:style-name="ce7" table:formula="of:=IF(ISBLANK([.N40]);&quot;&quot;;[.N40]+MAX([.N142];[.O142]))" office:value-type="float" office:value="4458" calcext:value-type="float">
            <text:p>4458</text:p>
          </table:table-cell>
          <table:table-cell table:style-name="ce7" table:formula="of:=IF(ISBLANK([.O40]);&quot;&quot;;[.O40]+MAX([.O142];[.P142]))" office:value-type="float" office:value="4484" calcext:value-type="float">
            <text:p>4484</text:p>
          </table:table-cell>
          <table:table-cell table:style-name="ce7" table:formula="of:=IF(ISBLANK([.P40]);&quot;&quot;;[.P40]+MAX([.P142];[.Q142]))" office:value-type="float" office:value="4467" calcext:value-type="float">
            <text:p>4467</text:p>
          </table:table-cell>
          <table:table-cell table:style-name="ce7" table:formula="of:=IF(ISBLANK([.Q40]);&quot;&quot;;[.Q40]+MAX([.Q142];[.R142]))" office:value-type="float" office:value="4411" calcext:value-type="float">
            <text:p>4411</text:p>
          </table:table-cell>
          <table:table-cell table:style-name="ce7" table:formula="of:=IF(ISBLANK([.R40]);&quot;&quot;;[.R40]+MAX([.R142];[.S142]))" office:value-type="float" office:value="4385" calcext:value-type="float">
            <text:p>4385</text:p>
          </table:table-cell>
          <table:table-cell table:style-name="ce7" table:formula="of:=IF(ISBLANK([.S40]);&quot;&quot;;[.S40]+MAX([.S142];[.T142]))" office:value-type="float" office:value="4422" calcext:value-type="float">
            <text:p>4422</text:p>
          </table:table-cell>
          <table:table-cell table:style-name="ce7" table:formula="of:=IF(ISBLANK([.T40]);&quot;&quot;;[.T40]+MAX([.T142];[.U142]))" office:value-type="float" office:value="4490" calcext:value-type="float">
            <text:p>4490</text:p>
          </table:table-cell>
          <table:table-cell table:style-name="ce7" table:formula="of:=IF(ISBLANK([.U40]);&quot;&quot;;[.U40]+MAX([.U142];[.V142]))" office:value-type="float" office:value="4439" calcext:value-type="float">
            <text:p>4439</text:p>
          </table:table-cell>
          <table:table-cell table:style-name="ce7" table:formula="of:=IF(ISBLANK([.V40]);&quot;&quot;;[.V40]+MAX([.V142];[.W142]))" office:value-type="float" office:value="4452" calcext:value-type="float">
            <text:p>4452</text:p>
          </table:table-cell>
          <table:table-cell table:style-name="ce7" table:formula="of:=IF(ISBLANK([.W40]);&quot;&quot;;[.W40]+MAX([.W142];[.X142]))" office:value-type="float" office:value="4407" calcext:value-type="float">
            <text:p>4407</text:p>
          </table:table-cell>
          <table:table-cell table:style-name="ce7" table:formula="of:=IF(ISBLANK([.X40]);&quot;&quot;;[.X40]+MAX([.X142];[.Y142]))" office:value-type="float" office:value="4566" calcext:value-type="float">
            <text:p>4566</text:p>
          </table:table-cell>
          <table:table-cell table:style-name="ce7" table:formula="of:=IF(ISBLANK([.Y40]);&quot;&quot;;[.Y40]+MAX([.Y142];[.Z142]))" office:value-type="float" office:value="4572" calcext:value-type="float">
            <text:p>4572</text:p>
          </table:table-cell>
          <table:table-cell table:style-name="ce7" table:formula="of:=IF(ISBLANK([.Z40]);&quot;&quot;;[.Z40]+MAX([.Z142];[.AA142]))" office:value-type="float" office:value="4593" calcext:value-type="float">
            <text:p>4593</text:p>
          </table:table-cell>
          <table:table-cell table:style-name="ce7" table:formula="of:=IF(ISBLANK([.AA40]);&quot;&quot;;[.AA40]+MAX([.AA142];[.AB142]))" office:value-type="float" office:value="4513" calcext:value-type="float">
            <text:p>4513</text:p>
          </table:table-cell>
          <table:table-cell table:style-name="ce7" table:formula="of:=IF(ISBLANK([.AB40]);&quot;&quot;;[.AB40]+MAX([.AB142];[.AC142]))" office:value-type="float" office:value="4489" calcext:value-type="float">
            <text:p>4489</text:p>
          </table:table-cell>
          <table:table-cell table:style-name="ce7" table:formula="of:=IF(ISBLANK([.AC40]);&quot;&quot;;[.AC40]+MAX([.AC142];[.AD142]))" office:value-type="float" office:value="4583" calcext:value-type="float">
            <text:p>4583</text:p>
          </table:table-cell>
          <table:table-cell table:style-name="ce7" table:formula="of:=IF(ISBLANK([.AD40]);&quot;&quot;;[.AD40]+MAX([.AD142];[.AE142]))" office:value-type="float" office:value="4505" calcext:value-type="float">
            <text:p>4505</text:p>
          </table:table-cell>
          <table:table-cell table:style-name="ce7" table:formula="of:=IF(ISBLANK([.AE40]);&quot;&quot;;[.AE40]+MAX([.AE142];[.AF142]))" office:value-type="float" office:value="4486" calcext:value-type="float">
            <text:p>4486</text:p>
          </table:table-cell>
          <table:table-cell table:style-name="ce7" table:formula="of:=IF(ISBLANK([.AF40]);&quot;&quot;;[.AF40]+MAX([.AF142];[.AG142]))" office:value-type="float" office:value="4459" calcext:value-type="float">
            <text:p>4459</text:p>
          </table:table-cell>
          <table:table-cell table:style-name="ce7" table:formula="of:=IF(ISBLANK([.AG40]);&quot;&quot;;[.AG40]+MAX([.AG142];[.AH142]))" office:value-type="float" office:value="4485" calcext:value-type="float">
            <text:p>4485</text:p>
          </table:table-cell>
          <table:table-cell table:style-name="ce7" table:formula="of:=IF(ISBLANK([.AH40]);&quot;&quot;;[.AH40]+MAX([.AH142];[.AI142]))" office:value-type="float" office:value="4473" calcext:value-type="float">
            <text:p>4473</text:p>
          </table:table-cell>
          <table:table-cell table:style-name="ce7" table:formula="of:=IF(ISBLANK([.AI40]);&quot;&quot;;[.AI40]+MAX([.AI142];[.AJ142]))" office:value-type="float" office:value="4451" calcext:value-type="float">
            <text:p>4451</text:p>
          </table:table-cell>
          <table:table-cell table:style-name="ce7" table:formula="of:=IF(ISBLANK([.AJ40]);&quot;&quot;;[.AJ40]+MAX([.AJ142];[.AK142]))" office:value-type="float" office:value="4568" calcext:value-type="float">
            <text:p>4568</text:p>
          </table:table-cell>
          <table:table-cell table:style-name="ce7" table:formula="of:=IF(ISBLANK([.AK40]);&quot;&quot;;[.AK40]+MAX([.AK142];[.AL142]))" office:value-type="float" office:value="4565" calcext:value-type="float">
            <text:p>4565</text:p>
          </table:table-cell>
          <table:table-cell table:style-name="ce7" table:formula="of:=IF(ISBLANK([.AL40]);&quot;&quot;;[.AL40]+MAX([.AL142];[.AM142]))" office:value-type="float" office:value="4487" calcext:value-type="float">
            <text:p>4487</text:p>
          </table:table-cell>
          <table:table-cell table:style-name="ce7" table:formula="of:=IF(ISBLANK([.AM40]);&quot;&quot;;[.AM40]+MAX([.AM142];[.AN142]))" office:value-type="float" office:value="4400" calcext:value-type="float">
            <text:p>4400</text:p>
          </table:table-cell>
          <table:table-cell table:style-name="ce7" table:formula="of:=IF(ISBLANK([.AN40]);&quot;&quot;;[.AN40]+MAX([.AN142];[.AO142]))">
            <text:p/>
          </table:table-cell>
          <table:table-cell table:style-name="ce7" table:formula="of:=IF(ISBLANK([.AO40]);&quot;&quot;;[.AO40]+MAX([.AO142];[.AP142]))">
            <text:p/>
          </table:table-cell>
          <table:table-cell table:style-name="ce7" table:formula="of:=IF(ISBLANK([.AP40]);&quot;&quot;;[.AP40]+MAX([.AP142];[.AQ142]))">
            <text:p/>
          </table:table-cell>
          <table:table-cell table:style-name="ce7" table:formula="of:=IF(ISBLANK([.AQ40]);&quot;&quot;;[.AQ40]+MAX([.AQ142];[.AR142]))">
            <text:p/>
          </table:table-cell>
          <table:table-cell table:style-name="ce7" table:formula="of:=IF(ISBLANK([.AR40]);&quot;&quot;;[.AR40]+MAX([.AR142];[.AS142]))">
            <text:p/>
          </table:table-cell>
          <table:table-cell table:style-name="ce7" table:formula="of:=IF(ISBLANK([.AS40]);&quot;&quot;;[.AS40]+MAX([.AS142];[.AT142]))">
            <text:p/>
          </table:table-cell>
          <table:table-cell table:style-name="ce7" table:formula="of:=IF(ISBLANK([.AT40]);&quot;&quot;;[.AT40]+MAX([.AT142];[.AU142]))">
            <text:p/>
          </table:table-cell>
          <table:table-cell table:style-name="ce7" table:formula="of:=IF(ISBLANK([.AU40]);&quot;&quot;;[.AU40]+MAX([.AU142];[.AV142]))">
            <text:p/>
          </table:table-cell>
          <table:table-cell table:style-name="ce7" table:formula="of:=IF(ISBLANK([.AV40]);&quot;&quot;;[.AV40]+MAX([.AV142];[.AW142]))">
            <text:p/>
          </table:table-cell>
          <table:table-cell table:style-name="ce7" table:formula="of:=IF(ISBLANK([.AW40]);&quot;&quot;;[.AW40]+MAX([.AW142];[.AX142]))">
            <text:p/>
          </table:table-cell>
          <table:table-cell table:style-name="ce7" table:formula="of:=IF(ISBLANK([.AX40]);&quot;&quot;;[.AX40]+MAX([.AX142];[.AY142]))">
            <text:p/>
          </table:table-cell>
          <table:table-cell table:style-name="ce7" table:formula="of:=IF(ISBLANK([.AY40]);&quot;&quot;;[.AY40]+MAX([.AY142];[.AZ142]))">
            <text:p/>
          </table:table-cell>
          <table:table-cell table:style-name="ce7" table:formula="of:=IF(ISBLANK([.AZ40]);&quot;&quot;;[.AZ40]+MAX([.AZ142];[.BA142]))">
            <text:p/>
          </table:table-cell>
          <table:table-cell table:style-name="ce7" table:formula="of:=IF(ISBLANK([.BA40]);&quot;&quot;;[.BA40]+MAX([.BA142];[.BB142]))">
            <text:p/>
          </table:table-cell>
          <table:table-cell table:style-name="ce7" table:formula="of:=IF(ISBLANK([.BB40]);&quot;&quot;;[.BB40]+MAX([.BB142];[.BC142]))">
            <text:p/>
          </table:table-cell>
          <table:table-cell table:style-name="ce7" table:formula="of:=IF(ISBLANK([.BC40]);&quot;&quot;;[.BC40]+MAX([.BC142];[.BD142]))">
            <text:p/>
          </table:table-cell>
          <table:table-cell table:style-name="ce7" table:formula="of:=IF(ISBLANK([.BD40]);&quot;&quot;;[.BD40]+MAX([.BD142];[.BE142]))">
            <text:p/>
          </table:table-cell>
          <table:table-cell table:style-name="ce7" table:formula="of:=IF(ISBLANK([.BE40]);&quot;&quot;;[.BE40]+MAX([.BE142];[.BF142]))">
            <text:p/>
          </table:table-cell>
          <table:table-cell table:style-name="ce7" table:formula="of:=IF(ISBLANK([.BF40]);&quot;&quot;;[.BF40]+MAX([.BF142];[.BG142]))">
            <text:p/>
          </table:table-cell>
          <table:table-cell table:style-name="ce7" table:formula="of:=IF(ISBLANK([.BG40]);&quot;&quot;;[.BG40]+MAX([.BG142];[.BH142]))">
            <text:p/>
          </table:table-cell>
          <table:table-cell table:style-name="ce7" table:formula="of:=IF(ISBLANK([.BH40]);&quot;&quot;;[.BH40]+MAX([.BH142];[.BI142]))">
            <text:p/>
          </table:table-cell>
          <table:table-cell table:style-name="ce7" table:formula="of:=IF(ISBLANK([.BI40]);&quot;&quot;;[.BI40]+MAX([.BI142];[.BJ142]))">
            <text:p/>
          </table:table-cell>
          <table:table-cell table:style-name="ce7" table:formula="of:=IF(ISBLANK([.BJ40]);&quot;&quot;;[.BJ40]+MAX([.BJ142];[.BK142]))">
            <text:p/>
          </table:table-cell>
          <table:table-cell table:style-name="ce7" table:formula="of:=IF(ISBLANK([.BK40]);&quot;&quot;;[.BK40]+MAX([.BK142];[.BL142]))">
            <text:p/>
          </table:table-cell>
          <table:table-cell table:style-name="ce7" table:formula="of:=IF(ISBLANK([.BL40]);&quot;&quot;;[.BL40]+MAX([.BL142];[.BM142]))">
            <text:p/>
          </table:table-cell>
          <table:table-cell table:style-name="ce7" table:formula="of:=IF(ISBLANK([.BM40]);&quot;&quot;;[.BM40]+MAX([.BM142];[.BN142]))">
            <text:p/>
          </table:table-cell>
          <table:table-cell table:style-name="ce7" table:formula="of:=IF(ISBLANK([.BN40]);&quot;&quot;;[.BN40]+MAX([.BN142];[.BO142]))">
            <text:p/>
          </table:table-cell>
          <table:table-cell table:style-name="ce7" table:formula="of:=IF(ISBLANK([.BO40]);&quot;&quot;;[.BO40]+MAX([.BO142];[.BP142]))">
            <text:p/>
          </table:table-cell>
          <table:table-cell table:style-name="ce7" table:formula="of:=IF(ISBLANK([.BP40]);&quot;&quot;;[.BP40]+MAX([.BP142];[.BQ142]))">
            <text:p/>
          </table:table-cell>
          <table:table-cell table:style-name="ce7" table:formula="of:=IF(ISBLANK([.BQ40]);&quot;&quot;;[.BQ40]+MAX([.BQ142];[.BR142]))">
            <text:p/>
          </table:table-cell>
          <table:table-cell table:style-name="ce7" table:formula="of:=IF(ISBLANK([.BR40]);&quot;&quot;;[.BR40]+MAX([.BR142];[.BS142]))">
            <text:p/>
          </table:table-cell>
          <table:table-cell table:style-name="ce7" table:formula="of:=IF(ISBLANK([.BS40]);&quot;&quot;;[.BS40]+MAX([.BS142];[.BT142]))">
            <text:p/>
          </table:table-cell>
          <table:table-cell table:style-name="ce7" table:formula="of:=IF(ISBLANK([.BT40]);&quot;&quot;;[.BT40]+MAX([.BT142];[.BU142]))">
            <text:p/>
          </table:table-cell>
          <table:table-cell table:style-name="ce7" table:formula="of:=IF(ISBLANK([.BU40]);&quot;&quot;;[.BU40]+MAX([.BU142];[.BV142]))">
            <text:p/>
          </table:table-cell>
          <table:table-cell table:style-name="ce7" table:formula="of:=IF(ISBLANK([.BV40]);&quot;&quot;;[.BV40]+MAX([.BV142];[.BW142]))">
            <text:p/>
          </table:table-cell>
          <table:table-cell table:style-name="ce7" table:formula="of:=IF(ISBLANK([.BW40]);&quot;&quot;;[.BW40]+MAX([.BW142];[.BX142]))">
            <text:p/>
          </table:table-cell>
          <table:table-cell table:style-name="ce7" table:formula="of:=IF(ISBLANK([.BX40]);&quot;&quot;;[.BX40]+MAX([.BX142];[.BY142]))">
            <text:p/>
          </table:table-cell>
          <table:table-cell table:style-name="ce7" table:formula="of:=IF(ISBLANK([.BY40]);&quot;&quot;;[.BY40]+MAX([.BY142];[.BZ142]))">
            <text:p/>
          </table:table-cell>
          <table:table-cell table:style-name="ce7" table:formula="of:=IF(ISBLANK([.BZ40]);&quot;&quot;;[.BZ40]+MAX([.BZ142];[.CA142]))">
            <text:p/>
          </table:table-cell>
          <table:table-cell table:style-name="ce7" table:formula="of:=IF(ISBLANK([.CA40]);&quot;&quot;;[.CA40]+MAX([.CA142];[.CB142]))">
            <text:p/>
          </table:table-cell>
          <table:table-cell table:style-name="ce7" table:formula="of:=IF(ISBLANK([.CB40]);&quot;&quot;;[.CB40]+MAX([.CB142];[.CC142]))">
            <text:p/>
          </table:table-cell>
          <table:table-cell table:style-name="ce7" table:formula="of:=IF(ISBLANK([.CC40]);&quot;&quot;;[.CC40]+MAX([.CC142];[.CD142]))">
            <text:p/>
          </table:table-cell>
          <table:table-cell table:style-name="ce7" table:formula="of:=IF(ISBLANK([.CD40]);&quot;&quot;;[.CD40]+MAX([.CD142];[.CE142]))">
            <text:p/>
          </table:table-cell>
          <table:table-cell table:style-name="ce7" table:formula="of:=IF(ISBLANK([.CE40]);&quot;&quot;;[.CE40]+MAX([.CE142];[.CF142]))">
            <text:p/>
          </table:table-cell>
          <table:table-cell table:style-name="ce7" table:formula="of:=IF(ISBLANK([.CF40]);&quot;&quot;;[.CF40]+MAX([.CF142];[.CG142]))">
            <text:p/>
          </table:table-cell>
          <table:table-cell table:style-name="ce7" table:formula="of:=IF(ISBLANK([.CG40]);&quot;&quot;;[.CG40]+MAX([.CG142];[.CH142]))">
            <text:p/>
          </table:table-cell>
          <table:table-cell table:style-name="ce7" table:formula="of:=IF(ISBLANK([.CH40]);&quot;&quot;;[.CH40]+MAX([.CH142];[.CI142]))">
            <text:p/>
          </table:table-cell>
          <table:table-cell table:style-name="ce7" table:formula="of:=IF(ISBLANK([.CI40]);&quot;&quot;;[.CI40]+MAX([.CI142];[.CJ142]))">
            <text:p/>
          </table:table-cell>
          <table:table-cell table:style-name="ce7" table:formula="of:=IF(ISBLANK([.CJ40]);&quot;&quot;;[.CJ40]+MAX([.CJ142];[.CK142]))">
            <text:p/>
          </table:table-cell>
          <table:table-cell table:style-name="ce7" table:formula="of:=IF(ISBLANK([.CK40]);&quot;&quot;;[.CK40]+MAX([.CK142];[.CL142]))">
            <text:p/>
          </table:table-cell>
          <table:table-cell table:style-name="ce7" table:formula="of:=IF(ISBLANK([.CL40]);&quot;&quot;;[.CL40]+MAX([.CL142];[.CM142]))">
            <text:p/>
          </table:table-cell>
          <table:table-cell table:style-name="ce7" table:formula="of:=IF(ISBLANK([.CM40]);&quot;&quot;;[.CM40]+MAX([.CM142];[.CN142]))">
            <text:p/>
          </table:table-cell>
          <table:table-cell table:style-name="ce7" table:formula="of:=IF(ISBLANK([.CN40]);&quot;&quot;;[.CN40]+MAX([.CN142];[.CO142]))">
            <text:p/>
          </table:table-cell>
          <table:table-cell table:style-name="ce7" table:formula="of:=IF(ISBLANK([.CO40]);&quot;&quot;;[.CO40]+MAX([.CO142];[.CP142]))">
            <text:p/>
          </table:table-cell>
          <table:table-cell table:style-name="ce7" table:formula="of:=IF(ISBLANK([.CP40]);&quot;&quot;;[.CP40]+MAX([.CP142];[.CQ142]))">
            <text:p/>
          </table:table-cell>
          <table:table-cell table:style-name="ce7" table:formula="of:=IF(ISBLANK([.CQ40]);&quot;&quot;;[.CQ40]+MAX([.CQ142];[.CR142]))">
            <text:p/>
          </table:table-cell>
          <table:table-cell table:style-name="ce7" table:formula="of:=IF(ISBLANK([.CR40]);&quot;&quot;;[.CR40]+MAX([.CR142];[.CS142]))">
            <text:p/>
          </table:table-cell>
          <table:table-cell table:style-name="ce7" table:formula="of:=IF(ISBLANK([.CS40]);&quot;&quot;;[.CS40]+MAX([.CS142];[.CT142]))">
            <text:p/>
          </table:table-cell>
          <table:table-cell table:style-name="ce7" table:formula="of:=IF(ISBLANK([.CT40]);&quot;&quot;;[.CT40]+MAX([.CT142];[.CU142]))">
            <text:p/>
          </table:table-cell>
          <table:table-cell table:style-name="ce7" table:formula="of:=IF(ISBLANK([.CU40]);&quot;&quot;;[.CU40]+MAX([.CU142];[.CV142]))">
            <text:p/>
          </table:table-cell>
          <table:table-cell table:formula="of:=IF(ISBLANK([.CV40]);&quot;&quot;;[.CV40]+MAX([.CV142];[.CW142]))">
            <text:p/>
          </table:table-cell>
        </table:table-row>
        <table:table-row table:style-name="ro1">
          <table:table-cell table:formula="of:=IF(ISBLANK([.A41]);&quot;&quot;;[.A41]+MAX([.A143];[.B143]))" office:value-type="float" office:value="4427" calcext:value-type="float">
            <text:p>4427</text:p>
          </table:table-cell>
          <table:table-cell table:style-name="ce7" table:formula="of:=IF(ISBLANK([.B41]);&quot;&quot;;[.B41]+MAX([.B143];[.C143]))" office:value-type="float" office:value="4311" calcext:value-type="float">
            <text:p>4311</text:p>
          </table:table-cell>
          <table:table-cell table:style-name="ce7" table:formula="of:=IF(ISBLANK([.C41]);&quot;&quot;;[.C41]+MAX([.C143];[.D143]))" office:value-type="float" office:value="4343" calcext:value-type="float">
            <text:p>4343</text:p>
          </table:table-cell>
          <table:table-cell table:style-name="ce7" table:formula="of:=IF(ISBLANK([.D41]);&quot;&quot;;[.D41]+MAX([.D143];[.E143]))" office:value-type="float" office:value="4332" calcext:value-type="float">
            <text:p>4332</text:p>
          </table:table-cell>
          <table:table-cell table:style-name="ce7" table:formula="of:=IF(ISBLANK([.E41]);&quot;&quot;;[.E41]+MAX([.E143];[.F143]))" office:value-type="float" office:value="4259" calcext:value-type="float">
            <text:p>4259</text:p>
          </table:table-cell>
          <table:table-cell table:style-name="ce7" table:formula="of:=IF(ISBLANK([.F41]);&quot;&quot;;[.F41]+MAX([.F143];[.G143]))" office:value-type="float" office:value="4321" calcext:value-type="float">
            <text:p>4321</text:p>
          </table:table-cell>
          <table:table-cell table:style-name="ce7" table:formula="of:=IF(ISBLANK([.G41]);&quot;&quot;;[.G41]+MAX([.G143];[.H143]))" office:value-type="float" office:value="4343" calcext:value-type="float">
            <text:p>4343</text:p>
          </table:table-cell>
          <table:table-cell table:style-name="ce7" table:formula="of:=IF(ISBLANK([.H41]);&quot;&quot;;[.H41]+MAX([.H143];[.I143]))" office:value-type="float" office:value="4367" calcext:value-type="float">
            <text:p>4367</text:p>
          </table:table-cell>
          <table:table-cell table:style-name="ce7" table:formula="of:=IF(ISBLANK([.I41]);&quot;&quot;;[.I41]+MAX([.I143];[.J143]))" office:value-type="float" office:value="4307" calcext:value-type="float">
            <text:p>4307</text:p>
          </table:table-cell>
          <table:table-cell table:style-name="ce7" table:formula="of:=IF(ISBLANK([.J41]);&quot;&quot;;[.J41]+MAX([.J143];[.K143]))" office:value-type="float" office:value="4355" calcext:value-type="float">
            <text:p>4355</text:p>
          </table:table-cell>
          <table:table-cell table:style-name="ce7" table:formula="of:=IF(ISBLANK([.K41]);&quot;&quot;;[.K41]+MAX([.K143];[.L143]))" office:value-type="float" office:value="4321" calcext:value-type="float">
            <text:p>4321</text:p>
          </table:table-cell>
          <table:table-cell table:style-name="ce7" table:formula="of:=IF(ISBLANK([.L41]);&quot;&quot;;[.L41]+MAX([.L143];[.M143]))" office:value-type="float" office:value="4253" calcext:value-type="float">
            <text:p>4253</text:p>
          </table:table-cell>
          <table:table-cell table:style-name="ce7" table:formula="of:=IF(ISBLANK([.M41]);&quot;&quot;;[.M41]+MAX([.M143];[.N143]))" office:value-type="float" office:value="4312" calcext:value-type="float">
            <text:p>4312</text:p>
          </table:table-cell>
          <table:table-cell table:style-name="ce7" table:formula="of:=IF(ISBLANK([.N41]);&quot;&quot;;[.N41]+MAX([.N143];[.O143]))" office:value-type="float" office:value="4407" calcext:value-type="float">
            <text:p>4407</text:p>
          </table:table-cell>
          <table:table-cell table:style-name="ce7" table:formula="of:=IF(ISBLANK([.O41]);&quot;&quot;;[.O41]+MAX([.O143];[.P143]))" office:value-type="float" office:value="4365" calcext:value-type="float">
            <text:p>4365</text:p>
          </table:table-cell>
          <table:table-cell table:style-name="ce7" table:formula="of:=IF(ISBLANK([.P41]);&quot;&quot;;[.P41]+MAX([.P143];[.Q143]))" office:value-type="float" office:value="4386" calcext:value-type="float">
            <text:p>4386</text:p>
          </table:table-cell>
          <table:table-cell table:style-name="ce7" table:formula="of:=IF(ISBLANK([.Q41]);&quot;&quot;;[.Q41]+MAX([.Q143];[.R143]))" office:value-type="float" office:value="4363" calcext:value-type="float">
            <text:p>4363</text:p>
          </table:table-cell>
          <table:table-cell table:style-name="ce7" table:formula="of:=IF(ISBLANK([.R41]);&quot;&quot;;[.R41]+MAX([.R143];[.S143]))" office:value-type="float" office:value="4323" calcext:value-type="float">
            <text:p>4323</text:p>
          </table:table-cell>
          <table:table-cell table:style-name="ce7" table:formula="of:=IF(ISBLANK([.S41]);&quot;&quot;;[.S41]+MAX([.S143];[.T143]))" office:value-type="float" office:value="4369" calcext:value-type="float">
            <text:p>4369</text:p>
          </table:table-cell>
          <table:table-cell table:style-name="ce7" table:formula="of:=IF(ISBLANK([.T41]);&quot;&quot;;[.T41]+MAX([.T143];[.U143]))" office:value-type="float" office:value="4354" calcext:value-type="float">
            <text:p>4354</text:p>
          </table:table-cell>
          <table:table-cell table:style-name="ce7" table:formula="of:=IF(ISBLANK([.U41]);&quot;&quot;;[.U41]+MAX([.U143];[.V143]))" office:value-type="float" office:value="4402" calcext:value-type="float">
            <text:p>4402</text:p>
          </table:table-cell>
          <table:table-cell table:style-name="ce7" table:formula="of:=IF(ISBLANK([.V41]);&quot;&quot;;[.V41]+MAX([.V143];[.W143]))" office:value-type="float" office:value="4400" calcext:value-type="float">
            <text:p>4400</text:p>
          </table:table-cell>
          <table:table-cell table:style-name="ce7" table:formula="of:=IF(ISBLANK([.W41]);&quot;&quot;;[.W41]+MAX([.W143];[.X143]))" office:value-type="float" office:value="4331" calcext:value-type="float">
            <text:p>4331</text:p>
          </table:table-cell>
          <table:table-cell table:style-name="ce7" table:formula="of:=IF(ISBLANK([.X41]);&quot;&quot;;[.X41]+MAX([.X143];[.Y143]))" office:value-type="float" office:value="4338" calcext:value-type="float">
            <text:p>4338</text:p>
          </table:table-cell>
          <table:table-cell table:style-name="ce7" table:formula="of:=IF(ISBLANK([.Y41]);&quot;&quot;;[.Y41]+MAX([.Y143];[.Z143]))" office:value-type="float" office:value="4471" calcext:value-type="float">
            <text:p>4471</text:p>
          </table:table-cell>
          <table:table-cell table:style-name="ce7" table:formula="of:=IF(ISBLANK([.Z41]);&quot;&quot;;[.Z41]+MAX([.Z143];[.AA143]))" office:value-type="float" office:value="4500" calcext:value-type="float">
            <text:p>4500</text:p>
          </table:table-cell>
          <table:table-cell table:style-name="ce7" table:formula="of:=IF(ISBLANK([.AA41]);&quot;&quot;;[.AA41]+MAX([.AA143];[.AB143]))" office:value-type="float" office:value="4491" calcext:value-type="float">
            <text:p>4491</text:p>
          </table:table-cell>
          <table:table-cell table:style-name="ce7" table:formula="of:=IF(ISBLANK([.AB41]);&quot;&quot;;[.AB41]+MAX([.AB143];[.AC143]))" office:value-type="float" office:value="4455" calcext:value-type="float">
            <text:p>4455</text:p>
          </table:table-cell>
          <table:table-cell table:style-name="ce7" table:formula="of:=IF(ISBLANK([.AC41]);&quot;&quot;;[.AC41]+MAX([.AC143];[.AD143]))" office:value-type="float" office:value="4400" calcext:value-type="float">
            <text:p>4400</text:p>
          </table:table-cell>
          <table:table-cell table:style-name="ce7" table:formula="of:=IF(ISBLANK([.AD41]);&quot;&quot;;[.AD41]+MAX([.AD143];[.AE143]))" office:value-type="float" office:value="4485" calcext:value-type="float">
            <text:p>4485</text:p>
          </table:table-cell>
          <table:table-cell table:style-name="ce7" table:formula="of:=IF(ISBLANK([.AE41]);&quot;&quot;;[.AE41]+MAX([.AE143];[.AF143]))" office:value-type="float" office:value="4413" calcext:value-type="float">
            <text:p>4413</text:p>
          </table:table-cell>
          <table:table-cell table:style-name="ce7" table:formula="of:=IF(ISBLANK([.AF41]);&quot;&quot;;[.AF41]+MAX([.AF143];[.AG143]))" office:value-type="float" office:value="4432" calcext:value-type="float">
            <text:p>4432</text:p>
          </table:table-cell>
          <table:table-cell table:style-name="ce7" table:formula="of:=IF(ISBLANK([.AG41]);&quot;&quot;;[.AG41]+MAX([.AG143];[.AH143]))" office:value-type="float" office:value="4352" calcext:value-type="float">
            <text:p>4352</text:p>
          </table:table-cell>
          <table:table-cell table:style-name="ce7" table:formula="of:=IF(ISBLANK([.AH41]);&quot;&quot;;[.AH41]+MAX([.AH143];[.AI143]))" office:value-type="float" office:value="4412" calcext:value-type="float">
            <text:p>4412</text:p>
          </table:table-cell>
          <table:table-cell table:style-name="ce7" table:formula="of:=IF(ISBLANK([.AI41]);&quot;&quot;;[.AI41]+MAX([.AI143];[.AJ143]))" office:value-type="float" office:value="4328" calcext:value-type="float">
            <text:p>4328</text:p>
          </table:table-cell>
          <table:table-cell table:style-name="ce7" table:formula="of:=IF(ISBLANK([.AJ41]);&quot;&quot;;[.AJ41]+MAX([.AJ143];[.AK143]))" office:value-type="float" office:value="4395" calcext:value-type="float">
            <text:p>4395</text:p>
          </table:table-cell>
          <table:table-cell table:style-name="ce7" table:formula="of:=IF(ISBLANK([.AK41]);&quot;&quot;;[.AK41]+MAX([.AK143];[.AL143]))" office:value-type="float" office:value="4505" calcext:value-type="float">
            <text:p>4505</text:p>
          </table:table-cell>
          <table:table-cell table:style-name="ce7" table:formula="of:=IF(ISBLANK([.AL41]);&quot;&quot;;[.AL41]+MAX([.AL143];[.AM143]))" office:value-type="float" office:value="4453" calcext:value-type="float">
            <text:p>4453</text:p>
          </table:table-cell>
          <table:table-cell table:style-name="ce7" table:formula="of:=IF(ISBLANK([.AM41]);&quot;&quot;;[.AM41]+MAX([.AM143];[.AN143]))" office:value-type="float" office:value="4267" calcext:value-type="float">
            <text:p>4267</text:p>
          </table:table-cell>
          <table:table-cell table:style-name="ce7" table:formula="of:=IF(ISBLANK([.AN41]);&quot;&quot;;[.AN41]+MAX([.AN143];[.AO143]))" office:value-type="float" office:value="4337" calcext:value-type="float">
            <text:p>4337</text:p>
          </table:table-cell>
          <table:table-cell table:style-name="ce7" table:formula="of:=IF(ISBLANK([.AO41]);&quot;&quot;;[.AO41]+MAX([.AO143];[.AP143]))">
            <text:p/>
          </table:table-cell>
          <table:table-cell table:style-name="ce7" table:formula="of:=IF(ISBLANK([.AP41]);&quot;&quot;;[.AP41]+MAX([.AP143];[.AQ143]))">
            <text:p/>
          </table:table-cell>
          <table:table-cell table:style-name="ce7" table:formula="of:=IF(ISBLANK([.AQ41]);&quot;&quot;;[.AQ41]+MAX([.AQ143];[.AR143]))">
            <text:p/>
          </table:table-cell>
          <table:table-cell table:style-name="ce7" table:formula="of:=IF(ISBLANK([.AR41]);&quot;&quot;;[.AR41]+MAX([.AR143];[.AS143]))">
            <text:p/>
          </table:table-cell>
          <table:table-cell table:style-name="ce7" table:formula="of:=IF(ISBLANK([.AS41]);&quot;&quot;;[.AS41]+MAX([.AS143];[.AT143]))">
            <text:p/>
          </table:table-cell>
          <table:table-cell table:style-name="ce7" table:formula="of:=IF(ISBLANK([.AT41]);&quot;&quot;;[.AT41]+MAX([.AT143];[.AU143]))">
            <text:p/>
          </table:table-cell>
          <table:table-cell table:style-name="ce7" table:formula="of:=IF(ISBLANK([.AU41]);&quot;&quot;;[.AU41]+MAX([.AU143];[.AV143]))">
            <text:p/>
          </table:table-cell>
          <table:table-cell table:style-name="ce7" table:formula="of:=IF(ISBLANK([.AV41]);&quot;&quot;;[.AV41]+MAX([.AV143];[.AW143]))">
            <text:p/>
          </table:table-cell>
          <table:table-cell table:style-name="ce7" table:formula="of:=IF(ISBLANK([.AW41]);&quot;&quot;;[.AW41]+MAX([.AW143];[.AX143]))">
            <text:p/>
          </table:table-cell>
          <table:table-cell table:style-name="ce7" table:formula="of:=IF(ISBLANK([.AX41]);&quot;&quot;;[.AX41]+MAX([.AX143];[.AY143]))">
            <text:p/>
          </table:table-cell>
          <table:table-cell table:style-name="ce7" table:formula="of:=IF(ISBLANK([.AY41]);&quot;&quot;;[.AY41]+MAX([.AY143];[.AZ143]))">
            <text:p/>
          </table:table-cell>
          <table:table-cell table:style-name="ce7" table:formula="of:=IF(ISBLANK([.AZ41]);&quot;&quot;;[.AZ41]+MAX([.AZ143];[.BA143]))">
            <text:p/>
          </table:table-cell>
          <table:table-cell table:style-name="ce7" table:formula="of:=IF(ISBLANK([.BA41]);&quot;&quot;;[.BA41]+MAX([.BA143];[.BB143]))">
            <text:p/>
          </table:table-cell>
          <table:table-cell table:style-name="ce7" table:formula="of:=IF(ISBLANK([.BB41]);&quot;&quot;;[.BB41]+MAX([.BB143];[.BC143]))">
            <text:p/>
          </table:table-cell>
          <table:table-cell table:style-name="ce7" table:formula="of:=IF(ISBLANK([.BC41]);&quot;&quot;;[.BC41]+MAX([.BC143];[.BD143]))">
            <text:p/>
          </table:table-cell>
          <table:table-cell table:style-name="ce7" table:formula="of:=IF(ISBLANK([.BD41]);&quot;&quot;;[.BD41]+MAX([.BD143];[.BE143]))">
            <text:p/>
          </table:table-cell>
          <table:table-cell table:style-name="ce7" table:formula="of:=IF(ISBLANK([.BE41]);&quot;&quot;;[.BE41]+MAX([.BE143];[.BF143]))">
            <text:p/>
          </table:table-cell>
          <table:table-cell table:style-name="ce7" table:formula="of:=IF(ISBLANK([.BF41]);&quot;&quot;;[.BF41]+MAX([.BF143];[.BG143]))">
            <text:p/>
          </table:table-cell>
          <table:table-cell table:style-name="ce7" table:formula="of:=IF(ISBLANK([.BG41]);&quot;&quot;;[.BG41]+MAX([.BG143];[.BH143]))">
            <text:p/>
          </table:table-cell>
          <table:table-cell table:style-name="ce7" table:formula="of:=IF(ISBLANK([.BH41]);&quot;&quot;;[.BH41]+MAX([.BH143];[.BI143]))">
            <text:p/>
          </table:table-cell>
          <table:table-cell table:style-name="ce7" table:formula="of:=IF(ISBLANK([.BI41]);&quot;&quot;;[.BI41]+MAX([.BI143];[.BJ143]))">
            <text:p/>
          </table:table-cell>
          <table:table-cell table:style-name="ce7" table:formula="of:=IF(ISBLANK([.BJ41]);&quot;&quot;;[.BJ41]+MAX([.BJ143];[.BK143]))">
            <text:p/>
          </table:table-cell>
          <table:table-cell table:style-name="ce7" table:formula="of:=IF(ISBLANK([.BK41]);&quot;&quot;;[.BK41]+MAX([.BK143];[.BL143]))">
            <text:p/>
          </table:table-cell>
          <table:table-cell table:style-name="ce7" table:formula="of:=IF(ISBLANK([.BL41]);&quot;&quot;;[.BL41]+MAX([.BL143];[.BM143]))">
            <text:p/>
          </table:table-cell>
          <table:table-cell table:style-name="ce7" table:formula="of:=IF(ISBLANK([.BM41]);&quot;&quot;;[.BM41]+MAX([.BM143];[.BN143]))">
            <text:p/>
          </table:table-cell>
          <table:table-cell table:style-name="ce7" table:formula="of:=IF(ISBLANK([.BN41]);&quot;&quot;;[.BN41]+MAX([.BN143];[.BO143]))">
            <text:p/>
          </table:table-cell>
          <table:table-cell table:style-name="ce7" table:formula="of:=IF(ISBLANK([.BO41]);&quot;&quot;;[.BO41]+MAX([.BO143];[.BP143]))">
            <text:p/>
          </table:table-cell>
          <table:table-cell table:style-name="ce7" table:formula="of:=IF(ISBLANK([.BP41]);&quot;&quot;;[.BP41]+MAX([.BP143];[.BQ143]))">
            <text:p/>
          </table:table-cell>
          <table:table-cell table:style-name="ce7" table:formula="of:=IF(ISBLANK([.BQ41]);&quot;&quot;;[.BQ41]+MAX([.BQ143];[.BR143]))">
            <text:p/>
          </table:table-cell>
          <table:table-cell table:style-name="ce7" table:formula="of:=IF(ISBLANK([.BR41]);&quot;&quot;;[.BR41]+MAX([.BR143];[.BS143]))">
            <text:p/>
          </table:table-cell>
          <table:table-cell table:style-name="ce7" table:formula="of:=IF(ISBLANK([.BS41]);&quot;&quot;;[.BS41]+MAX([.BS143];[.BT143]))">
            <text:p/>
          </table:table-cell>
          <table:table-cell table:style-name="ce7" table:formula="of:=IF(ISBLANK([.BT41]);&quot;&quot;;[.BT41]+MAX([.BT143];[.BU143]))">
            <text:p/>
          </table:table-cell>
          <table:table-cell table:style-name="ce7" table:formula="of:=IF(ISBLANK([.BU41]);&quot;&quot;;[.BU41]+MAX([.BU143];[.BV143]))">
            <text:p/>
          </table:table-cell>
          <table:table-cell table:style-name="ce7" table:formula="of:=IF(ISBLANK([.BV41]);&quot;&quot;;[.BV41]+MAX([.BV143];[.BW143]))">
            <text:p/>
          </table:table-cell>
          <table:table-cell table:style-name="ce7" table:formula="of:=IF(ISBLANK([.BW41]);&quot;&quot;;[.BW41]+MAX([.BW143];[.BX143]))">
            <text:p/>
          </table:table-cell>
          <table:table-cell table:style-name="ce7" table:formula="of:=IF(ISBLANK([.BX41]);&quot;&quot;;[.BX41]+MAX([.BX143];[.BY143]))">
            <text:p/>
          </table:table-cell>
          <table:table-cell table:style-name="ce7" table:formula="of:=IF(ISBLANK([.BY41]);&quot;&quot;;[.BY41]+MAX([.BY143];[.BZ143]))">
            <text:p/>
          </table:table-cell>
          <table:table-cell table:style-name="ce7" table:formula="of:=IF(ISBLANK([.BZ41]);&quot;&quot;;[.BZ41]+MAX([.BZ143];[.CA143]))">
            <text:p/>
          </table:table-cell>
          <table:table-cell table:style-name="ce7" table:formula="of:=IF(ISBLANK([.CA41]);&quot;&quot;;[.CA41]+MAX([.CA143];[.CB143]))">
            <text:p/>
          </table:table-cell>
          <table:table-cell table:style-name="ce7" table:formula="of:=IF(ISBLANK([.CB41]);&quot;&quot;;[.CB41]+MAX([.CB143];[.CC143]))">
            <text:p/>
          </table:table-cell>
          <table:table-cell table:style-name="ce7" table:formula="of:=IF(ISBLANK([.CC41]);&quot;&quot;;[.CC41]+MAX([.CC143];[.CD143]))">
            <text:p/>
          </table:table-cell>
          <table:table-cell table:style-name="ce7" table:formula="of:=IF(ISBLANK([.CD41]);&quot;&quot;;[.CD41]+MAX([.CD143];[.CE143]))">
            <text:p/>
          </table:table-cell>
          <table:table-cell table:style-name="ce7" table:formula="of:=IF(ISBLANK([.CE41]);&quot;&quot;;[.CE41]+MAX([.CE143];[.CF143]))">
            <text:p/>
          </table:table-cell>
          <table:table-cell table:style-name="ce7" table:formula="of:=IF(ISBLANK([.CF41]);&quot;&quot;;[.CF41]+MAX([.CF143];[.CG143]))">
            <text:p/>
          </table:table-cell>
          <table:table-cell table:style-name="ce7" table:formula="of:=IF(ISBLANK([.CG41]);&quot;&quot;;[.CG41]+MAX([.CG143];[.CH143]))">
            <text:p/>
          </table:table-cell>
          <table:table-cell table:style-name="ce7" table:formula="of:=IF(ISBLANK([.CH41]);&quot;&quot;;[.CH41]+MAX([.CH143];[.CI143]))">
            <text:p/>
          </table:table-cell>
          <table:table-cell table:style-name="ce7" table:formula="of:=IF(ISBLANK([.CI41]);&quot;&quot;;[.CI41]+MAX([.CI143];[.CJ143]))">
            <text:p/>
          </table:table-cell>
          <table:table-cell table:style-name="ce7" table:formula="of:=IF(ISBLANK([.CJ41]);&quot;&quot;;[.CJ41]+MAX([.CJ143];[.CK143]))">
            <text:p/>
          </table:table-cell>
          <table:table-cell table:style-name="ce7" table:formula="of:=IF(ISBLANK([.CK41]);&quot;&quot;;[.CK41]+MAX([.CK143];[.CL143]))">
            <text:p/>
          </table:table-cell>
          <table:table-cell table:style-name="ce7" table:formula="of:=IF(ISBLANK([.CL41]);&quot;&quot;;[.CL41]+MAX([.CL143];[.CM143]))">
            <text:p/>
          </table:table-cell>
          <table:table-cell table:style-name="ce7" table:formula="of:=IF(ISBLANK([.CM41]);&quot;&quot;;[.CM41]+MAX([.CM143];[.CN143]))">
            <text:p/>
          </table:table-cell>
          <table:table-cell table:style-name="ce7" table:formula="of:=IF(ISBLANK([.CN41]);&quot;&quot;;[.CN41]+MAX([.CN143];[.CO143]))">
            <text:p/>
          </table:table-cell>
          <table:table-cell table:style-name="ce7" table:formula="of:=IF(ISBLANK([.CO41]);&quot;&quot;;[.CO41]+MAX([.CO143];[.CP143]))">
            <text:p/>
          </table:table-cell>
          <table:table-cell table:style-name="ce7" table:formula="of:=IF(ISBLANK([.CP41]);&quot;&quot;;[.CP41]+MAX([.CP143];[.CQ143]))">
            <text:p/>
          </table:table-cell>
          <table:table-cell table:style-name="ce7" table:formula="of:=IF(ISBLANK([.CQ41]);&quot;&quot;;[.CQ41]+MAX([.CQ143];[.CR143]))">
            <text:p/>
          </table:table-cell>
          <table:table-cell table:style-name="ce7" table:formula="of:=IF(ISBLANK([.CR41]);&quot;&quot;;[.CR41]+MAX([.CR143];[.CS143]))">
            <text:p/>
          </table:table-cell>
          <table:table-cell table:style-name="ce7" table:formula="of:=IF(ISBLANK([.CS41]);&quot;&quot;;[.CS41]+MAX([.CS143];[.CT143]))">
            <text:p/>
          </table:table-cell>
          <table:table-cell table:style-name="ce7" table:formula="of:=IF(ISBLANK([.CT41]);&quot;&quot;;[.CT41]+MAX([.CT143];[.CU143]))">
            <text:p/>
          </table:table-cell>
          <table:table-cell table:style-name="ce7" table:formula="of:=IF(ISBLANK([.CU41]);&quot;&quot;;[.CU41]+MAX([.CU143];[.CV143]))">
            <text:p/>
          </table:table-cell>
          <table:table-cell table:formula="of:=IF(ISBLANK([.CV41]);&quot;&quot;;[.CV41]+MAX([.CV143];[.CW143]))">
            <text:p/>
          </table:table-cell>
        </table:table-row>
        <table:table-row table:style-name="ro1">
          <table:table-cell table:formula="of:=IF(ISBLANK([.A42]);&quot;&quot;;[.A42]+MAX([.A144];[.B144]))" office:value-type="float" office:value="4334" calcext:value-type="float">
            <text:p>4334</text:p>
          </table:table-cell>
          <table:table-cell table:style-name="ce7" table:formula="of:=IF(ISBLANK([.B42]);&quot;&quot;;[.B42]+MAX([.B144];[.C144]))" office:value-type="float" office:value="4269" calcext:value-type="float">
            <text:p>4269</text:p>
          </table:table-cell>
          <table:table-cell table:style-name="ce7" table:formula="of:=IF(ISBLANK([.C42]);&quot;&quot;;[.C42]+MAX([.C144];[.D144]))" office:value-type="float" office:value="4205" calcext:value-type="float">
            <text:p>4205</text:p>
          </table:table-cell>
          <table:table-cell table:style-name="ce7" table:formula="of:=IF(ISBLANK([.D42]);&quot;&quot;;[.D42]+MAX([.D144];[.E144]))" office:value-type="float" office:value="4249" calcext:value-type="float">
            <text:p>4249</text:p>
          </table:table-cell>
          <table:table-cell table:style-name="ce7" table:formula="of:=IF(ISBLANK([.E42]);&quot;&quot;;[.E42]+MAX([.E144];[.F144]))" office:value-type="float" office:value="4212" calcext:value-type="float">
            <text:p>4212</text:p>
          </table:table-cell>
          <table:table-cell table:style-name="ce7" table:formula="of:=IF(ISBLANK([.F42]);&quot;&quot;;[.F42]+MAX([.F144];[.G144]))" office:value-type="float" office:value="4173" calcext:value-type="float">
            <text:p>4173</text:p>
          </table:table-cell>
          <table:table-cell table:style-name="ce7" table:formula="of:=IF(ISBLANK([.G42]);&quot;&quot;;[.G42]+MAX([.G144];[.H144]))" office:value-type="float" office:value="4260" calcext:value-type="float">
            <text:p>4260</text:p>
          </table:table-cell>
          <table:table-cell table:style-name="ce7" table:formula="of:=IF(ISBLANK([.H42]);&quot;&quot;;[.H42]+MAX([.H144];[.I144]))" office:value-type="float" office:value="4316" calcext:value-type="float">
            <text:p>4316</text:p>
          </table:table-cell>
          <table:table-cell table:style-name="ce7" table:formula="of:=IF(ISBLANK([.I42]);&quot;&quot;;[.I42]+MAX([.I144];[.J144]))" office:value-type="float" office:value="4228" calcext:value-type="float">
            <text:p>4228</text:p>
          </table:table-cell>
          <table:table-cell table:style-name="ce7" table:formula="of:=IF(ISBLANK([.J42]);&quot;&quot;;[.J42]+MAX([.J144];[.K144]))" office:value-type="float" office:value="4215" calcext:value-type="float">
            <text:p>4215</text:p>
          </table:table-cell>
          <table:table-cell table:style-name="ce7" table:formula="of:=IF(ISBLANK([.K42]);&quot;&quot;;[.K42]+MAX([.K144];[.L144]))" office:value-type="float" office:value="4276" calcext:value-type="float">
            <text:p>4276</text:p>
          </table:table-cell>
          <table:table-cell table:style-name="ce7" table:formula="of:=IF(ISBLANK([.L42]);&quot;&quot;;[.L42]+MAX([.L144];[.M144]))" office:value-type="float" office:value="4242" calcext:value-type="float">
            <text:p>4242</text:p>
          </table:table-cell>
          <table:table-cell table:style-name="ce7" table:formula="of:=IF(ISBLANK([.M42]);&quot;&quot;;[.M42]+MAX([.M144];[.N144]))" office:value-type="float" office:value="4252" calcext:value-type="float">
            <text:p>4252</text:p>
          </table:table-cell>
          <table:table-cell table:style-name="ce7" table:formula="of:=IF(ISBLANK([.N42]);&quot;&quot;;[.N42]+MAX([.N144];[.O144]))" office:value-type="float" office:value="4268" calcext:value-type="float">
            <text:p>4268</text:p>
          </table:table-cell>
          <table:table-cell table:style-name="ce7" table:formula="of:=IF(ISBLANK([.O42]);&quot;&quot;;[.O42]+MAX([.O144];[.P144]))" office:value-type="float" office:value="4334" calcext:value-type="float">
            <text:p>4334</text:p>
          </table:table-cell>
          <table:table-cell table:style-name="ce7" table:formula="of:=IF(ISBLANK([.P42]);&quot;&quot;;[.P42]+MAX([.P144];[.Q144]))" office:value-type="float" office:value="4316" calcext:value-type="float">
            <text:p>4316</text:p>
          </table:table-cell>
          <table:table-cell table:style-name="ce7" table:formula="of:=IF(ISBLANK([.Q42]);&quot;&quot;;[.Q42]+MAX([.Q144];[.R144]))" office:value-type="float" office:value="4222" calcext:value-type="float">
            <text:p>4222</text:p>
          </table:table-cell>
          <table:table-cell table:style-name="ce7" table:formula="of:=IF(ISBLANK([.R42]);&quot;&quot;;[.R42]+MAX([.R144];[.S144]))" office:value-type="float" office:value="4280" calcext:value-type="float">
            <text:p>4280</text:p>
          </table:table-cell>
          <table:table-cell table:style-name="ce7" table:formula="of:=IF(ISBLANK([.S42]);&quot;&quot;;[.S42]+MAX([.S144];[.T144]))" office:value-type="float" office:value="4281" calcext:value-type="float">
            <text:p>4281</text:p>
          </table:table-cell>
          <table:table-cell table:style-name="ce7" table:formula="of:=IF(ISBLANK([.T42]);&quot;&quot;;[.T42]+MAX([.T144];[.U144]))" office:value-type="float" office:value="4265" calcext:value-type="float">
            <text:p>4265</text:p>
          </table:table-cell>
          <table:table-cell table:style-name="ce7" table:formula="of:=IF(ISBLANK([.U42]);&quot;&quot;;[.U42]+MAX([.U144];[.V144]))" office:value-type="float" office:value="4329" calcext:value-type="float">
            <text:p>4329</text:p>
          </table:table-cell>
          <table:table-cell table:style-name="ce7" table:formula="of:=IF(ISBLANK([.V42]);&quot;&quot;;[.V42]+MAX([.V144];[.W144]))" office:value-type="float" office:value="4349" calcext:value-type="float">
            <text:p>4349</text:p>
          </table:table-cell>
          <table:table-cell table:style-name="ce7" table:formula="of:=IF(ISBLANK([.W42]);&quot;&quot;;[.W42]+MAX([.W144];[.X144]))" office:value-type="float" office:value="4301" calcext:value-type="float">
            <text:p>4301</text:p>
          </table:table-cell>
          <table:table-cell table:style-name="ce7" table:formula="of:=IF(ISBLANK([.X42]);&quot;&quot;;[.X42]+MAX([.X144];[.Y144]))" office:value-type="float" office:value="4288" calcext:value-type="float">
            <text:p>4288</text:p>
          </table:table-cell>
          <table:table-cell table:style-name="ce7" table:formula="of:=IF(ISBLANK([.Y42]);&quot;&quot;;[.Y42]+MAX([.Y144];[.Z144]))" office:value-type="float" office:value="4323" calcext:value-type="float">
            <text:p>4323</text:p>
          </table:table-cell>
          <table:table-cell table:style-name="ce7" table:formula="of:=IF(ISBLANK([.Z42]);&quot;&quot;;[.Z42]+MAX([.Z144];[.AA144]))" office:value-type="float" office:value="4406" calcext:value-type="float">
            <text:p>4406</text:p>
          </table:table-cell>
          <table:table-cell table:style-name="ce7" table:formula="of:=IF(ISBLANK([.AA42]);&quot;&quot;;[.AA42]+MAX([.AA144];[.AB144]))" office:value-type="float" office:value="4386" calcext:value-type="float">
            <text:p>4386</text:p>
          </table:table-cell>
          <table:table-cell table:style-name="ce7" table:formula="of:=IF(ISBLANK([.AB42]);&quot;&quot;;[.AB42]+MAX([.AB144];[.AC144]))" office:value-type="float" office:value="4411" calcext:value-type="float">
            <text:p>4411</text:p>
          </table:table-cell>
          <table:table-cell table:style-name="ce7" table:formula="of:=IF(ISBLANK([.AC42]);&quot;&quot;;[.AC42]+MAX([.AC144];[.AD144]))" office:value-type="float" office:value="4339" calcext:value-type="float">
            <text:p>4339</text:p>
          </table:table-cell>
          <table:table-cell table:style-name="ce7" table:formula="of:=IF(ISBLANK([.AD42]);&quot;&quot;;[.AD42]+MAX([.AD144];[.AE144]))" office:value-type="float" office:value="4336" calcext:value-type="float">
            <text:p>4336</text:p>
          </table:table-cell>
          <table:table-cell table:style-name="ce7" table:formula="of:=IF(ISBLANK([.AE42]);&quot;&quot;;[.AE42]+MAX([.AE144];[.AF144]))" office:value-type="float" office:value="4401" calcext:value-type="float">
            <text:p>4401</text:p>
          </table:table-cell>
          <table:table-cell table:style-name="ce7" table:formula="of:=IF(ISBLANK([.AF42]);&quot;&quot;;[.AF42]+MAX([.AF144];[.AG144]))" office:value-type="float" office:value="4355" calcext:value-type="float">
            <text:p>4355</text:p>
          </table:table-cell>
          <table:table-cell table:style-name="ce7" table:formula="of:=IF(ISBLANK([.AG42]);&quot;&quot;;[.AG42]+MAX([.AG144];[.AH144]))" office:value-type="float" office:value="4320" calcext:value-type="float">
            <text:p>4320</text:p>
          </table:table-cell>
          <table:table-cell table:style-name="ce7" table:formula="of:=IF(ISBLANK([.AH42]);&quot;&quot;;[.AH42]+MAX([.AH144];[.AI144]))" office:value-type="float" office:value="4350" calcext:value-type="float">
            <text:p>4350</text:p>
          </table:table-cell>
          <table:table-cell table:style-name="ce7" table:formula="of:=IF(ISBLANK([.AI42]);&quot;&quot;;[.AI42]+MAX([.AI144];[.AJ144]))" office:value-type="float" office:value="4313" calcext:value-type="float">
            <text:p>4313</text:p>
          </table:table-cell>
          <table:table-cell table:style-name="ce7" table:formula="of:=IF(ISBLANK([.AJ42]);&quot;&quot;;[.AJ42]+MAX([.AJ144];[.AK144]))" office:value-type="float" office:value="4326" calcext:value-type="float">
            <text:p>4326</text:p>
          </table:table-cell>
          <table:table-cell table:style-name="ce7" table:formula="of:=IF(ISBLANK([.AK42]);&quot;&quot;;[.AK42]+MAX([.AK144];[.AL144]))" office:value-type="float" office:value="4330" calcext:value-type="float">
            <text:p>4330</text:p>
          </table:table-cell>
          <table:table-cell table:style-name="ce7" table:formula="of:=IF(ISBLANK([.AL42]);&quot;&quot;;[.AL42]+MAX([.AL144];[.AM144]))" office:value-type="float" office:value="4411" calcext:value-type="float">
            <text:p>4411</text:p>
          </table:table-cell>
          <table:table-cell table:style-name="ce7" table:formula="of:=IF(ISBLANK([.AM42]);&quot;&quot;;[.AM42]+MAX([.AM144];[.AN144]))" office:value-type="float" office:value="4253" calcext:value-type="float">
            <text:p>4253</text:p>
          </table:table-cell>
          <table:table-cell table:style-name="ce7" table:formula="of:=IF(ISBLANK([.AN42]);&quot;&quot;;[.AN42]+MAX([.AN144];[.AO144]))" office:value-type="float" office:value="4243" calcext:value-type="float">
            <text:p>4243</text:p>
          </table:table-cell>
          <table:table-cell table:style-name="ce7" table:formula="of:=IF(ISBLANK([.AO42]);&quot;&quot;;[.AO42]+MAX([.AO144];[.AP144]))" office:value-type="float" office:value="4214" calcext:value-type="float">
            <text:p>4214</text:p>
          </table:table-cell>
          <table:table-cell table:style-name="ce7" table:formula="of:=IF(ISBLANK([.AP42]);&quot;&quot;;[.AP42]+MAX([.AP144];[.AQ144]))">
            <text:p/>
          </table:table-cell>
          <table:table-cell table:style-name="ce7" table:formula="of:=IF(ISBLANK([.AQ42]);&quot;&quot;;[.AQ42]+MAX([.AQ144];[.AR144]))">
            <text:p/>
          </table:table-cell>
          <table:table-cell table:style-name="ce7" table:formula="of:=IF(ISBLANK([.AR42]);&quot;&quot;;[.AR42]+MAX([.AR144];[.AS144]))">
            <text:p/>
          </table:table-cell>
          <table:table-cell table:style-name="ce7" table:formula="of:=IF(ISBLANK([.AS42]);&quot;&quot;;[.AS42]+MAX([.AS144];[.AT144]))">
            <text:p/>
          </table:table-cell>
          <table:table-cell table:style-name="ce7" table:formula="of:=IF(ISBLANK([.AT42]);&quot;&quot;;[.AT42]+MAX([.AT144];[.AU144]))">
            <text:p/>
          </table:table-cell>
          <table:table-cell table:style-name="ce7" table:formula="of:=IF(ISBLANK([.AU42]);&quot;&quot;;[.AU42]+MAX([.AU144];[.AV144]))">
            <text:p/>
          </table:table-cell>
          <table:table-cell table:style-name="ce7" table:formula="of:=IF(ISBLANK([.AV42]);&quot;&quot;;[.AV42]+MAX([.AV144];[.AW144]))">
            <text:p/>
          </table:table-cell>
          <table:table-cell table:style-name="ce7" table:formula="of:=IF(ISBLANK([.AW42]);&quot;&quot;;[.AW42]+MAX([.AW144];[.AX144]))">
            <text:p/>
          </table:table-cell>
          <table:table-cell table:style-name="ce7" table:formula="of:=IF(ISBLANK([.AX42]);&quot;&quot;;[.AX42]+MAX([.AX144];[.AY144]))">
            <text:p/>
          </table:table-cell>
          <table:table-cell table:style-name="ce7" table:formula="of:=IF(ISBLANK([.AY42]);&quot;&quot;;[.AY42]+MAX([.AY144];[.AZ144]))">
            <text:p/>
          </table:table-cell>
          <table:table-cell table:style-name="ce7" table:formula="of:=IF(ISBLANK([.AZ42]);&quot;&quot;;[.AZ42]+MAX([.AZ144];[.BA144]))">
            <text:p/>
          </table:table-cell>
          <table:table-cell table:style-name="ce7" table:formula="of:=IF(ISBLANK([.BA42]);&quot;&quot;;[.BA42]+MAX([.BA144];[.BB144]))">
            <text:p/>
          </table:table-cell>
          <table:table-cell table:style-name="ce7" table:formula="of:=IF(ISBLANK([.BB42]);&quot;&quot;;[.BB42]+MAX([.BB144];[.BC144]))">
            <text:p/>
          </table:table-cell>
          <table:table-cell table:style-name="ce7" table:formula="of:=IF(ISBLANK([.BC42]);&quot;&quot;;[.BC42]+MAX([.BC144];[.BD144]))">
            <text:p/>
          </table:table-cell>
          <table:table-cell table:style-name="ce7" table:formula="of:=IF(ISBLANK([.BD42]);&quot;&quot;;[.BD42]+MAX([.BD144];[.BE144]))">
            <text:p/>
          </table:table-cell>
          <table:table-cell table:style-name="ce7" table:formula="of:=IF(ISBLANK([.BE42]);&quot;&quot;;[.BE42]+MAX([.BE144];[.BF144]))">
            <text:p/>
          </table:table-cell>
          <table:table-cell table:style-name="ce7" table:formula="of:=IF(ISBLANK([.BF42]);&quot;&quot;;[.BF42]+MAX([.BF144];[.BG144]))">
            <text:p/>
          </table:table-cell>
          <table:table-cell table:style-name="ce7" table:formula="of:=IF(ISBLANK([.BG42]);&quot;&quot;;[.BG42]+MAX([.BG144];[.BH144]))">
            <text:p/>
          </table:table-cell>
          <table:table-cell table:style-name="ce7" table:formula="of:=IF(ISBLANK([.BH42]);&quot;&quot;;[.BH42]+MAX([.BH144];[.BI144]))">
            <text:p/>
          </table:table-cell>
          <table:table-cell table:style-name="ce7" table:formula="of:=IF(ISBLANK([.BI42]);&quot;&quot;;[.BI42]+MAX([.BI144];[.BJ144]))">
            <text:p/>
          </table:table-cell>
          <table:table-cell table:style-name="ce7" table:formula="of:=IF(ISBLANK([.BJ42]);&quot;&quot;;[.BJ42]+MAX([.BJ144];[.BK144]))">
            <text:p/>
          </table:table-cell>
          <table:table-cell table:style-name="ce7" table:formula="of:=IF(ISBLANK([.BK42]);&quot;&quot;;[.BK42]+MAX([.BK144];[.BL144]))">
            <text:p/>
          </table:table-cell>
          <table:table-cell table:style-name="ce7" table:formula="of:=IF(ISBLANK([.BL42]);&quot;&quot;;[.BL42]+MAX([.BL144];[.BM144]))">
            <text:p/>
          </table:table-cell>
          <table:table-cell table:style-name="ce7" table:formula="of:=IF(ISBLANK([.BM42]);&quot;&quot;;[.BM42]+MAX([.BM144];[.BN144]))">
            <text:p/>
          </table:table-cell>
          <table:table-cell table:style-name="ce7" table:formula="of:=IF(ISBLANK([.BN42]);&quot;&quot;;[.BN42]+MAX([.BN144];[.BO144]))">
            <text:p/>
          </table:table-cell>
          <table:table-cell table:style-name="ce7" table:formula="of:=IF(ISBLANK([.BO42]);&quot;&quot;;[.BO42]+MAX([.BO144];[.BP144]))">
            <text:p/>
          </table:table-cell>
          <table:table-cell table:style-name="ce7" table:formula="of:=IF(ISBLANK([.BP42]);&quot;&quot;;[.BP42]+MAX([.BP144];[.BQ144]))">
            <text:p/>
          </table:table-cell>
          <table:table-cell table:style-name="ce7" table:formula="of:=IF(ISBLANK([.BQ42]);&quot;&quot;;[.BQ42]+MAX([.BQ144];[.BR144]))">
            <text:p/>
          </table:table-cell>
          <table:table-cell table:style-name="ce7" table:formula="of:=IF(ISBLANK([.BR42]);&quot;&quot;;[.BR42]+MAX([.BR144];[.BS144]))">
            <text:p/>
          </table:table-cell>
          <table:table-cell table:style-name="ce7" table:formula="of:=IF(ISBLANK([.BS42]);&quot;&quot;;[.BS42]+MAX([.BS144];[.BT144]))">
            <text:p/>
          </table:table-cell>
          <table:table-cell table:style-name="ce7" table:formula="of:=IF(ISBLANK([.BT42]);&quot;&quot;;[.BT42]+MAX([.BT144];[.BU144]))">
            <text:p/>
          </table:table-cell>
          <table:table-cell table:style-name="ce7" table:formula="of:=IF(ISBLANK([.BU42]);&quot;&quot;;[.BU42]+MAX([.BU144];[.BV144]))">
            <text:p/>
          </table:table-cell>
          <table:table-cell table:style-name="ce7" table:formula="of:=IF(ISBLANK([.BV42]);&quot;&quot;;[.BV42]+MAX([.BV144];[.BW144]))">
            <text:p/>
          </table:table-cell>
          <table:table-cell table:style-name="ce7" table:formula="of:=IF(ISBLANK([.BW42]);&quot;&quot;;[.BW42]+MAX([.BW144];[.BX144]))">
            <text:p/>
          </table:table-cell>
          <table:table-cell table:style-name="ce7" table:formula="of:=IF(ISBLANK([.BX42]);&quot;&quot;;[.BX42]+MAX([.BX144];[.BY144]))">
            <text:p/>
          </table:table-cell>
          <table:table-cell table:style-name="ce7" table:formula="of:=IF(ISBLANK([.BY42]);&quot;&quot;;[.BY42]+MAX([.BY144];[.BZ144]))">
            <text:p/>
          </table:table-cell>
          <table:table-cell table:style-name="ce7" table:formula="of:=IF(ISBLANK([.BZ42]);&quot;&quot;;[.BZ42]+MAX([.BZ144];[.CA144]))">
            <text:p/>
          </table:table-cell>
          <table:table-cell table:style-name="ce7" table:formula="of:=IF(ISBLANK([.CA42]);&quot;&quot;;[.CA42]+MAX([.CA144];[.CB144]))">
            <text:p/>
          </table:table-cell>
          <table:table-cell table:style-name="ce7" table:formula="of:=IF(ISBLANK([.CB42]);&quot;&quot;;[.CB42]+MAX([.CB144];[.CC144]))">
            <text:p/>
          </table:table-cell>
          <table:table-cell table:style-name="ce7" table:formula="of:=IF(ISBLANK([.CC42]);&quot;&quot;;[.CC42]+MAX([.CC144];[.CD144]))">
            <text:p/>
          </table:table-cell>
          <table:table-cell table:style-name="ce7" table:formula="of:=IF(ISBLANK([.CD42]);&quot;&quot;;[.CD42]+MAX([.CD144];[.CE144]))">
            <text:p/>
          </table:table-cell>
          <table:table-cell table:style-name="ce7" table:formula="of:=IF(ISBLANK([.CE42]);&quot;&quot;;[.CE42]+MAX([.CE144];[.CF144]))">
            <text:p/>
          </table:table-cell>
          <table:table-cell table:style-name="ce7" table:formula="of:=IF(ISBLANK([.CF42]);&quot;&quot;;[.CF42]+MAX([.CF144];[.CG144]))">
            <text:p/>
          </table:table-cell>
          <table:table-cell table:style-name="ce7" table:formula="of:=IF(ISBLANK([.CG42]);&quot;&quot;;[.CG42]+MAX([.CG144];[.CH144]))">
            <text:p/>
          </table:table-cell>
          <table:table-cell table:style-name="ce7" table:formula="of:=IF(ISBLANK([.CH42]);&quot;&quot;;[.CH42]+MAX([.CH144];[.CI144]))">
            <text:p/>
          </table:table-cell>
          <table:table-cell table:style-name="ce7" table:formula="of:=IF(ISBLANK([.CI42]);&quot;&quot;;[.CI42]+MAX([.CI144];[.CJ144]))">
            <text:p/>
          </table:table-cell>
          <table:table-cell table:style-name="ce7" table:formula="of:=IF(ISBLANK([.CJ42]);&quot;&quot;;[.CJ42]+MAX([.CJ144];[.CK144]))">
            <text:p/>
          </table:table-cell>
          <table:table-cell table:style-name="ce7" table:formula="of:=IF(ISBLANK([.CK42]);&quot;&quot;;[.CK42]+MAX([.CK144];[.CL144]))">
            <text:p/>
          </table:table-cell>
          <table:table-cell table:style-name="ce7" table:formula="of:=IF(ISBLANK([.CL42]);&quot;&quot;;[.CL42]+MAX([.CL144];[.CM144]))">
            <text:p/>
          </table:table-cell>
          <table:table-cell table:style-name="ce7" table:formula="of:=IF(ISBLANK([.CM42]);&quot;&quot;;[.CM42]+MAX([.CM144];[.CN144]))">
            <text:p/>
          </table:table-cell>
          <table:table-cell table:style-name="ce7" table:formula="of:=IF(ISBLANK([.CN42]);&quot;&quot;;[.CN42]+MAX([.CN144];[.CO144]))">
            <text:p/>
          </table:table-cell>
          <table:table-cell table:style-name="ce7" table:formula="of:=IF(ISBLANK([.CO42]);&quot;&quot;;[.CO42]+MAX([.CO144];[.CP144]))">
            <text:p/>
          </table:table-cell>
          <table:table-cell table:style-name="ce7" table:formula="of:=IF(ISBLANK([.CP42]);&quot;&quot;;[.CP42]+MAX([.CP144];[.CQ144]))">
            <text:p/>
          </table:table-cell>
          <table:table-cell table:style-name="ce7" table:formula="of:=IF(ISBLANK([.CQ42]);&quot;&quot;;[.CQ42]+MAX([.CQ144];[.CR144]))">
            <text:p/>
          </table:table-cell>
          <table:table-cell table:style-name="ce7" table:formula="of:=IF(ISBLANK([.CR42]);&quot;&quot;;[.CR42]+MAX([.CR144];[.CS144]))">
            <text:p/>
          </table:table-cell>
          <table:table-cell table:style-name="ce7" table:formula="of:=IF(ISBLANK([.CS42]);&quot;&quot;;[.CS42]+MAX([.CS144];[.CT144]))">
            <text:p/>
          </table:table-cell>
          <table:table-cell table:style-name="ce7" table:formula="of:=IF(ISBLANK([.CT42]);&quot;&quot;;[.CT42]+MAX([.CT144];[.CU144]))">
            <text:p/>
          </table:table-cell>
          <table:table-cell table:style-name="ce7" table:formula="of:=IF(ISBLANK([.CU42]);&quot;&quot;;[.CU42]+MAX([.CU144];[.CV144]))">
            <text:p/>
          </table:table-cell>
          <table:table-cell table:formula="of:=IF(ISBLANK([.CV42]);&quot;&quot;;[.CV42]+MAX([.CV144];[.CW144]))">
            <text:p/>
          </table:table-cell>
        </table:table-row>
        <table:table-row table:style-name="ro1">
          <table:table-cell table:formula="of:=IF(ISBLANK([.A43]);&quot;&quot;;[.A43]+MAX([.A145];[.B145]))" office:value-type="float" office:value="4302" calcext:value-type="float">
            <text:p>4302</text:p>
          </table:table-cell>
          <table:table-cell table:style-name="ce7" table:formula="of:=IF(ISBLANK([.B43]);&quot;&quot;;[.B43]+MAX([.B145];[.C145]))" office:value-type="float" office:value="4160" calcext:value-type="float">
            <text:p>4160</text:p>
          </table:table-cell>
          <table:table-cell table:style-name="ce7" table:formula="of:=IF(ISBLANK([.C43]);&quot;&quot;;[.C43]+MAX([.C145];[.D145]))" office:value-type="float" office:value="4196" calcext:value-type="float">
            <text:p>4196</text:p>
          </table:table-cell>
          <table:table-cell table:style-name="ce7" table:formula="of:=IF(ISBLANK([.D43]);&quot;&quot;;[.D43]+MAX([.D145];[.E145]))" office:value-type="float" office:value="4182" calcext:value-type="float">
            <text:p>4182</text:p>
          </table:table-cell>
          <table:table-cell table:style-name="ce7" table:formula="of:=IF(ISBLANK([.E43]);&quot;&quot;;[.E43]+MAX([.E145];[.F145]))" office:value-type="float" office:value="4109" calcext:value-type="float">
            <text:p>4109</text:p>
          </table:table-cell>
          <table:table-cell table:style-name="ce7" table:formula="of:=IF(ISBLANK([.F43]);&quot;&quot;;[.F43]+MAX([.F145];[.G145]))" office:value-type="float" office:value="4144" calcext:value-type="float">
            <text:p>4144</text:p>
          </table:table-cell>
          <table:table-cell table:style-name="ce7" table:formula="of:=IF(ISBLANK([.G43]);&quot;&quot;;[.G43]+MAX([.G145];[.H145]))" office:value-type="float" office:value="4117" calcext:value-type="float">
            <text:p>4117</text:p>
          </table:table-cell>
          <table:table-cell table:style-name="ce7" table:formula="of:=IF(ISBLANK([.H43]);&quot;&quot;;[.H43]+MAX([.H145];[.I145]))" office:value-type="float" office:value="4186" calcext:value-type="float">
            <text:p>4186</text:p>
          </table:table-cell>
          <table:table-cell table:style-name="ce7" table:formula="of:=IF(ISBLANK([.I43]);&quot;&quot;;[.I43]+MAX([.I145];[.J145]))" office:value-type="float" office:value="4218" calcext:value-type="float">
            <text:p>4218</text:p>
          </table:table-cell>
          <table:table-cell table:style-name="ce7" table:formula="of:=IF(ISBLANK([.J43]);&quot;&quot;;[.J43]+MAX([.J145];[.K145]))" office:value-type="float" office:value="4196" calcext:value-type="float">
            <text:p>4196</text:p>
          </table:table-cell>
          <table:table-cell table:style-name="ce7" table:formula="of:=IF(ISBLANK([.K43]);&quot;&quot;;[.K43]+MAX([.K145];[.L145]))" office:value-type="float" office:value="4191" calcext:value-type="float">
            <text:p>4191</text:p>
          </table:table-cell>
          <table:table-cell table:style-name="ce7" table:formula="of:=IF(ISBLANK([.L43]);&quot;&quot;;[.L43]+MAX([.L145];[.M145]))" office:value-type="float" office:value="4170" calcext:value-type="float">
            <text:p>4170</text:p>
          </table:table-cell>
          <table:table-cell table:style-name="ce7" table:formula="of:=IF(ISBLANK([.M43]);&quot;&quot;;[.M43]+MAX([.M145];[.N145]))" office:value-type="float" office:value="4194" calcext:value-type="float">
            <text:p>4194</text:p>
          </table:table-cell>
          <table:table-cell table:style-name="ce7" table:formula="of:=IF(ISBLANK([.N43]);&quot;&quot;;[.N43]+MAX([.N145];[.O145]))" office:value-type="float" office:value="4214" calcext:value-type="float">
            <text:p>4214</text:p>
          </table:table-cell>
          <table:table-cell table:style-name="ce7" table:formula="of:=IF(ISBLANK([.O43]);&quot;&quot;;[.O43]+MAX([.O145];[.P145]))" office:value-type="float" office:value="4237" calcext:value-type="float">
            <text:p>4237</text:p>
          </table:table-cell>
          <table:table-cell table:style-name="ce7" table:formula="of:=IF(ISBLANK([.P43]);&quot;&quot;;[.P43]+MAX([.P145];[.Q145]))" office:value-type="float" office:value="4249" calcext:value-type="float">
            <text:p>4249</text:p>
          </table:table-cell>
          <table:table-cell table:style-name="ce7" table:formula="of:=IF(ISBLANK([.Q43]);&quot;&quot;;[.Q43]+MAX([.Q145];[.R145]))" office:value-type="float" office:value="4156" calcext:value-type="float">
            <text:p>4156</text:p>
          </table:table-cell>
          <table:table-cell table:style-name="ce7" table:formula="of:=IF(ISBLANK([.R43]);&quot;&quot;;[.R43]+MAX([.R145];[.S145]))" office:value-type="float" office:value="4169" calcext:value-type="float">
            <text:p>4169</text:p>
          </table:table-cell>
          <table:table-cell table:style-name="ce7" table:formula="of:=IF(ISBLANK([.S43]);&quot;&quot;;[.S43]+MAX([.S145];[.T145]))" office:value-type="float" office:value="4187" calcext:value-type="float">
            <text:p>4187</text:p>
          </table:table-cell>
          <table:table-cell table:style-name="ce7" table:formula="of:=IF(ISBLANK([.T43]);&quot;&quot;;[.T43]+MAX([.T145];[.U145]))" office:value-type="float" office:value="4188" calcext:value-type="float">
            <text:p>4188</text:p>
          </table:table-cell>
          <table:table-cell table:style-name="ce7" table:formula="of:=IF(ISBLANK([.U43]);&quot;&quot;;[.U43]+MAX([.U145];[.V145]))" office:value-type="float" office:value="4182" calcext:value-type="float">
            <text:p>4182</text:p>
          </table:table-cell>
          <table:table-cell table:style-name="ce7" table:formula="of:=IF(ISBLANK([.V43]);&quot;&quot;;[.V43]+MAX([.V145];[.W145]))" office:value-type="float" office:value="4282" calcext:value-type="float">
            <text:p>4282</text:p>
          </table:table-cell>
          <table:table-cell table:style-name="ce7" table:formula="of:=IF(ISBLANK([.W43]);&quot;&quot;;[.W43]+MAX([.W145];[.X145]))" office:value-type="float" office:value="4262" calcext:value-type="float">
            <text:p>4262</text:p>
          </table:table-cell>
          <table:table-cell table:style-name="ce7" table:formula="of:=IF(ISBLANK([.X43]);&quot;&quot;;[.X43]+MAX([.X145];[.Y145]))" office:value-type="float" office:value="4185" calcext:value-type="float">
            <text:p>4185</text:p>
          </table:table-cell>
          <table:table-cell table:style-name="ce7" table:formula="of:=IF(ISBLANK([.Y43]);&quot;&quot;;[.Y43]+MAX([.Y145];[.Z145]))" office:value-type="float" office:value="4216" calcext:value-type="float">
            <text:p>4216</text:p>
          </table:table-cell>
          <table:table-cell table:style-name="ce7" table:formula="of:=IF(ISBLANK([.Z43]);&quot;&quot;;[.Z43]+MAX([.Z145];[.AA145]))" office:value-type="float" office:value="4229" calcext:value-type="float">
            <text:p>4229</text:p>
          </table:table-cell>
          <table:table-cell table:style-name="ce7" table:formula="of:=IF(ISBLANK([.AA43]);&quot;&quot;;[.AA43]+MAX([.AA145];[.AB145]))" office:value-type="float" office:value="4353" calcext:value-type="float">
            <text:p>4353</text:p>
          </table:table-cell>
          <table:table-cell table:style-name="ce7" table:formula="of:=IF(ISBLANK([.AB43]);&quot;&quot;;[.AB43]+MAX([.AB145];[.AC145]))" office:value-type="float" office:value="4368" calcext:value-type="float">
            <text:p>4368</text:p>
          </table:table-cell>
          <table:table-cell table:style-name="ce7" table:formula="of:=IF(ISBLANK([.AC43]);&quot;&quot;;[.AC43]+MAX([.AC145];[.AD145]))" office:value-type="float" office:value="4238" calcext:value-type="float">
            <text:p>4238</text:p>
          </table:table-cell>
          <table:table-cell table:style-name="ce7" table:formula="of:=IF(ISBLANK([.AD43]);&quot;&quot;;[.AD43]+MAX([.AD145];[.AE145]))" office:value-type="float" office:value="4262" calcext:value-type="float">
            <text:p>4262</text:p>
          </table:table-cell>
          <table:table-cell table:style-name="ce7" table:formula="of:=IF(ISBLANK([.AE43]);&quot;&quot;;[.AE43]+MAX([.AE145];[.AF145]))" office:value-type="float" office:value="4296" calcext:value-type="float">
            <text:p>4296</text:p>
          </table:table-cell>
          <table:table-cell table:style-name="ce7" table:formula="of:=IF(ISBLANK([.AF43]);&quot;&quot;;[.AF43]+MAX([.AF145];[.AG145]))" office:value-type="float" office:value="4323" calcext:value-type="float">
            <text:p>4323</text:p>
          </table:table-cell>
          <table:table-cell table:style-name="ce7" table:formula="of:=IF(ISBLANK([.AG43]);&quot;&quot;;[.AG43]+MAX([.AG145];[.AH145]))" office:value-type="float" office:value="4289" calcext:value-type="float">
            <text:p>4289</text:p>
          </table:table-cell>
          <table:table-cell table:style-name="ce7" table:formula="of:=IF(ISBLANK([.AH43]);&quot;&quot;;[.AH43]+MAX([.AH145];[.AI145]))" office:value-type="float" office:value="4291" calcext:value-type="float">
            <text:p>4291</text:p>
          </table:table-cell>
          <table:table-cell table:style-name="ce7" table:formula="of:=IF(ISBLANK([.AI43]);&quot;&quot;;[.AI43]+MAX([.AI145];[.AJ145]))" office:value-type="float" office:value="4254" calcext:value-type="float">
            <text:p>4254</text:p>
          </table:table-cell>
          <table:table-cell table:style-name="ce7" table:formula="of:=IF(ISBLANK([.AJ43]);&quot;&quot;;[.AJ43]+MAX([.AJ145];[.AK145]))" office:value-type="float" office:value="4289" calcext:value-type="float">
            <text:p>4289</text:p>
          </table:table-cell>
          <table:table-cell table:style-name="ce7" table:formula="of:=IF(ISBLANK([.AK43]);&quot;&quot;;[.AK43]+MAX([.AK145];[.AL145]))" office:value-type="float" office:value="4320" calcext:value-type="float">
            <text:p>4320</text:p>
          </table:table-cell>
          <table:table-cell table:style-name="ce7" table:formula="of:=IF(ISBLANK([.AL43]);&quot;&quot;;[.AL43]+MAX([.AL145];[.AM145]))" office:value-type="float" office:value="4328" calcext:value-type="float">
            <text:p>4328</text:p>
          </table:table-cell>
          <table:table-cell table:style-name="ce7" table:formula="of:=IF(ISBLANK([.AM43]);&quot;&quot;;[.AM43]+MAX([.AM145];[.AN145]))" office:value-type="float" office:value="4203" calcext:value-type="float">
            <text:p>4203</text:p>
          </table:table-cell>
          <table:table-cell table:style-name="ce7" table:formula="of:=IF(ISBLANK([.AN43]);&quot;&quot;;[.AN43]+MAX([.AN145];[.AO145]))" office:value-type="float" office:value="4183" calcext:value-type="float">
            <text:p>4183</text:p>
          </table:table-cell>
          <table:table-cell table:style-name="ce7" table:formula="of:=IF(ISBLANK([.AO43]);&quot;&quot;;[.AO43]+MAX([.AO145];[.AP145]))" office:value-type="float" office:value="4132" calcext:value-type="float">
            <text:p>4132</text:p>
          </table:table-cell>
          <table:table-cell table:style-name="ce7" table:formula="of:=IF(ISBLANK([.AP43]);&quot;&quot;;[.AP43]+MAX([.AP145];[.AQ145]))" office:value-type="float" office:value="4148" calcext:value-type="float">
            <text:p>4148</text:p>
          </table:table-cell>
          <table:table-cell table:style-name="ce7" table:formula="of:=IF(ISBLANK([.AQ43]);&quot;&quot;;[.AQ43]+MAX([.AQ145];[.AR145]))">
            <text:p/>
          </table:table-cell>
          <table:table-cell table:style-name="ce7" table:formula="of:=IF(ISBLANK([.AR43]);&quot;&quot;;[.AR43]+MAX([.AR145];[.AS145]))">
            <text:p/>
          </table:table-cell>
          <table:table-cell table:style-name="ce7" table:formula="of:=IF(ISBLANK([.AS43]);&quot;&quot;;[.AS43]+MAX([.AS145];[.AT145]))">
            <text:p/>
          </table:table-cell>
          <table:table-cell table:style-name="ce7" table:formula="of:=IF(ISBLANK([.AT43]);&quot;&quot;;[.AT43]+MAX([.AT145];[.AU145]))">
            <text:p/>
          </table:table-cell>
          <table:table-cell table:style-name="ce7" table:formula="of:=IF(ISBLANK([.AU43]);&quot;&quot;;[.AU43]+MAX([.AU145];[.AV145]))">
            <text:p/>
          </table:table-cell>
          <table:table-cell table:style-name="ce7" table:formula="of:=IF(ISBLANK([.AV43]);&quot;&quot;;[.AV43]+MAX([.AV145];[.AW145]))">
            <text:p/>
          </table:table-cell>
          <table:table-cell table:style-name="ce7" table:formula="of:=IF(ISBLANK([.AW43]);&quot;&quot;;[.AW43]+MAX([.AW145];[.AX145]))">
            <text:p/>
          </table:table-cell>
          <table:table-cell table:style-name="ce7" table:formula="of:=IF(ISBLANK([.AX43]);&quot;&quot;;[.AX43]+MAX([.AX145];[.AY145]))">
            <text:p/>
          </table:table-cell>
          <table:table-cell table:style-name="ce7" table:formula="of:=IF(ISBLANK([.AY43]);&quot;&quot;;[.AY43]+MAX([.AY145];[.AZ145]))">
            <text:p/>
          </table:table-cell>
          <table:table-cell table:style-name="ce7" table:formula="of:=IF(ISBLANK([.AZ43]);&quot;&quot;;[.AZ43]+MAX([.AZ145];[.BA145]))">
            <text:p/>
          </table:table-cell>
          <table:table-cell table:style-name="ce7" table:formula="of:=IF(ISBLANK([.BA43]);&quot;&quot;;[.BA43]+MAX([.BA145];[.BB145]))">
            <text:p/>
          </table:table-cell>
          <table:table-cell table:style-name="ce7" table:formula="of:=IF(ISBLANK([.BB43]);&quot;&quot;;[.BB43]+MAX([.BB145];[.BC145]))">
            <text:p/>
          </table:table-cell>
          <table:table-cell table:style-name="ce7" table:formula="of:=IF(ISBLANK([.BC43]);&quot;&quot;;[.BC43]+MAX([.BC145];[.BD145]))">
            <text:p/>
          </table:table-cell>
          <table:table-cell table:style-name="ce7" table:formula="of:=IF(ISBLANK([.BD43]);&quot;&quot;;[.BD43]+MAX([.BD145];[.BE145]))">
            <text:p/>
          </table:table-cell>
          <table:table-cell table:style-name="ce7" table:formula="of:=IF(ISBLANK([.BE43]);&quot;&quot;;[.BE43]+MAX([.BE145];[.BF145]))">
            <text:p/>
          </table:table-cell>
          <table:table-cell table:style-name="ce7" table:formula="of:=IF(ISBLANK([.BF43]);&quot;&quot;;[.BF43]+MAX([.BF145];[.BG145]))">
            <text:p/>
          </table:table-cell>
          <table:table-cell table:style-name="ce7" table:formula="of:=IF(ISBLANK([.BG43]);&quot;&quot;;[.BG43]+MAX([.BG145];[.BH145]))">
            <text:p/>
          </table:table-cell>
          <table:table-cell table:style-name="ce7" table:formula="of:=IF(ISBLANK([.BH43]);&quot;&quot;;[.BH43]+MAX([.BH145];[.BI145]))">
            <text:p/>
          </table:table-cell>
          <table:table-cell table:style-name="ce7" table:formula="of:=IF(ISBLANK([.BI43]);&quot;&quot;;[.BI43]+MAX([.BI145];[.BJ145]))">
            <text:p/>
          </table:table-cell>
          <table:table-cell table:style-name="ce7" table:formula="of:=IF(ISBLANK([.BJ43]);&quot;&quot;;[.BJ43]+MAX([.BJ145];[.BK145]))">
            <text:p/>
          </table:table-cell>
          <table:table-cell table:style-name="ce7" table:formula="of:=IF(ISBLANK([.BK43]);&quot;&quot;;[.BK43]+MAX([.BK145];[.BL145]))">
            <text:p/>
          </table:table-cell>
          <table:table-cell table:style-name="ce7" table:formula="of:=IF(ISBLANK([.BL43]);&quot;&quot;;[.BL43]+MAX([.BL145];[.BM145]))">
            <text:p/>
          </table:table-cell>
          <table:table-cell table:style-name="ce7" table:formula="of:=IF(ISBLANK([.BM43]);&quot;&quot;;[.BM43]+MAX([.BM145];[.BN145]))">
            <text:p/>
          </table:table-cell>
          <table:table-cell table:style-name="ce7" table:formula="of:=IF(ISBLANK([.BN43]);&quot;&quot;;[.BN43]+MAX([.BN145];[.BO145]))">
            <text:p/>
          </table:table-cell>
          <table:table-cell table:style-name="ce7" table:formula="of:=IF(ISBLANK([.BO43]);&quot;&quot;;[.BO43]+MAX([.BO145];[.BP145]))">
            <text:p/>
          </table:table-cell>
          <table:table-cell table:style-name="ce7" table:formula="of:=IF(ISBLANK([.BP43]);&quot;&quot;;[.BP43]+MAX([.BP145];[.BQ145]))">
            <text:p/>
          </table:table-cell>
          <table:table-cell table:style-name="ce7" table:formula="of:=IF(ISBLANK([.BQ43]);&quot;&quot;;[.BQ43]+MAX([.BQ145];[.BR145]))">
            <text:p/>
          </table:table-cell>
          <table:table-cell table:style-name="ce7" table:formula="of:=IF(ISBLANK([.BR43]);&quot;&quot;;[.BR43]+MAX([.BR145];[.BS145]))">
            <text:p/>
          </table:table-cell>
          <table:table-cell table:style-name="ce7" table:formula="of:=IF(ISBLANK([.BS43]);&quot;&quot;;[.BS43]+MAX([.BS145];[.BT145]))">
            <text:p/>
          </table:table-cell>
          <table:table-cell table:style-name="ce7" table:formula="of:=IF(ISBLANK([.BT43]);&quot;&quot;;[.BT43]+MAX([.BT145];[.BU145]))">
            <text:p/>
          </table:table-cell>
          <table:table-cell table:style-name="ce7" table:formula="of:=IF(ISBLANK([.BU43]);&quot;&quot;;[.BU43]+MAX([.BU145];[.BV145]))">
            <text:p/>
          </table:table-cell>
          <table:table-cell table:style-name="ce7" table:formula="of:=IF(ISBLANK([.BV43]);&quot;&quot;;[.BV43]+MAX([.BV145];[.BW145]))">
            <text:p/>
          </table:table-cell>
          <table:table-cell table:style-name="ce7" table:formula="of:=IF(ISBLANK([.BW43]);&quot;&quot;;[.BW43]+MAX([.BW145];[.BX145]))">
            <text:p/>
          </table:table-cell>
          <table:table-cell table:style-name="ce7" table:formula="of:=IF(ISBLANK([.BX43]);&quot;&quot;;[.BX43]+MAX([.BX145];[.BY145]))">
            <text:p/>
          </table:table-cell>
          <table:table-cell table:style-name="ce7" table:formula="of:=IF(ISBLANK([.BY43]);&quot;&quot;;[.BY43]+MAX([.BY145];[.BZ145]))">
            <text:p/>
          </table:table-cell>
          <table:table-cell table:style-name="ce7" table:formula="of:=IF(ISBLANK([.BZ43]);&quot;&quot;;[.BZ43]+MAX([.BZ145];[.CA145]))">
            <text:p/>
          </table:table-cell>
          <table:table-cell table:style-name="ce7" table:formula="of:=IF(ISBLANK([.CA43]);&quot;&quot;;[.CA43]+MAX([.CA145];[.CB145]))">
            <text:p/>
          </table:table-cell>
          <table:table-cell table:style-name="ce7" table:formula="of:=IF(ISBLANK([.CB43]);&quot;&quot;;[.CB43]+MAX([.CB145];[.CC145]))">
            <text:p/>
          </table:table-cell>
          <table:table-cell table:style-name="ce7" table:formula="of:=IF(ISBLANK([.CC43]);&quot;&quot;;[.CC43]+MAX([.CC145];[.CD145]))">
            <text:p/>
          </table:table-cell>
          <table:table-cell table:style-name="ce7" table:formula="of:=IF(ISBLANK([.CD43]);&quot;&quot;;[.CD43]+MAX([.CD145];[.CE145]))">
            <text:p/>
          </table:table-cell>
          <table:table-cell table:style-name="ce7" table:formula="of:=IF(ISBLANK([.CE43]);&quot;&quot;;[.CE43]+MAX([.CE145];[.CF145]))">
            <text:p/>
          </table:table-cell>
          <table:table-cell table:style-name="ce7" table:formula="of:=IF(ISBLANK([.CF43]);&quot;&quot;;[.CF43]+MAX([.CF145];[.CG145]))">
            <text:p/>
          </table:table-cell>
          <table:table-cell table:style-name="ce7" table:formula="of:=IF(ISBLANK([.CG43]);&quot;&quot;;[.CG43]+MAX([.CG145];[.CH145]))">
            <text:p/>
          </table:table-cell>
          <table:table-cell table:style-name="ce7" table:formula="of:=IF(ISBLANK([.CH43]);&quot;&quot;;[.CH43]+MAX([.CH145];[.CI145]))">
            <text:p/>
          </table:table-cell>
          <table:table-cell table:style-name="ce7" table:formula="of:=IF(ISBLANK([.CI43]);&quot;&quot;;[.CI43]+MAX([.CI145];[.CJ145]))">
            <text:p/>
          </table:table-cell>
          <table:table-cell table:style-name="ce7" table:formula="of:=IF(ISBLANK([.CJ43]);&quot;&quot;;[.CJ43]+MAX([.CJ145];[.CK145]))">
            <text:p/>
          </table:table-cell>
          <table:table-cell table:style-name="ce7" table:formula="of:=IF(ISBLANK([.CK43]);&quot;&quot;;[.CK43]+MAX([.CK145];[.CL145]))">
            <text:p/>
          </table:table-cell>
          <table:table-cell table:style-name="ce7" table:formula="of:=IF(ISBLANK([.CL43]);&quot;&quot;;[.CL43]+MAX([.CL145];[.CM145]))">
            <text:p/>
          </table:table-cell>
          <table:table-cell table:style-name="ce7" table:formula="of:=IF(ISBLANK([.CM43]);&quot;&quot;;[.CM43]+MAX([.CM145];[.CN145]))">
            <text:p/>
          </table:table-cell>
          <table:table-cell table:style-name="ce7" table:formula="of:=IF(ISBLANK([.CN43]);&quot;&quot;;[.CN43]+MAX([.CN145];[.CO145]))">
            <text:p/>
          </table:table-cell>
          <table:table-cell table:style-name="ce7" table:formula="of:=IF(ISBLANK([.CO43]);&quot;&quot;;[.CO43]+MAX([.CO145];[.CP145]))">
            <text:p/>
          </table:table-cell>
          <table:table-cell table:style-name="ce7" table:formula="of:=IF(ISBLANK([.CP43]);&quot;&quot;;[.CP43]+MAX([.CP145];[.CQ145]))">
            <text:p/>
          </table:table-cell>
          <table:table-cell table:style-name="ce7" table:formula="of:=IF(ISBLANK([.CQ43]);&quot;&quot;;[.CQ43]+MAX([.CQ145];[.CR145]))">
            <text:p/>
          </table:table-cell>
          <table:table-cell table:style-name="ce7" table:formula="of:=IF(ISBLANK([.CR43]);&quot;&quot;;[.CR43]+MAX([.CR145];[.CS145]))">
            <text:p/>
          </table:table-cell>
          <table:table-cell table:style-name="ce7" table:formula="of:=IF(ISBLANK([.CS43]);&quot;&quot;;[.CS43]+MAX([.CS145];[.CT145]))">
            <text:p/>
          </table:table-cell>
          <table:table-cell table:style-name="ce7" table:formula="of:=IF(ISBLANK([.CT43]);&quot;&quot;;[.CT43]+MAX([.CT145];[.CU145]))">
            <text:p/>
          </table:table-cell>
          <table:table-cell table:style-name="ce7" table:formula="of:=IF(ISBLANK([.CU43]);&quot;&quot;;[.CU43]+MAX([.CU145];[.CV145]))">
            <text:p/>
          </table:table-cell>
          <table:table-cell table:formula="of:=IF(ISBLANK([.CV43]);&quot;&quot;;[.CV43]+MAX([.CV145];[.CW145]))">
            <text:p/>
          </table:table-cell>
        </table:table-row>
        <table:table-row table:style-name="ro1">
          <table:table-cell table:formula="of:=IF(ISBLANK([.A44]);&quot;&quot;;[.A44]+MAX([.A146];[.B146]))" office:value-type="float" office:value="4270" calcext:value-type="float">
            <text:p>4270</text:p>
          </table:table-cell>
          <table:table-cell table:style-name="ce7" table:formula="of:=IF(ISBLANK([.B44]);&quot;&quot;;[.B44]+MAX([.B146];[.C146]))" office:value-type="float" office:value="4159" calcext:value-type="float">
            <text:p>4159</text:p>
          </table:table-cell>
          <table:table-cell table:style-name="ce7" table:formula="of:=IF(ISBLANK([.C44]);&quot;&quot;;[.C44]+MAX([.C146];[.D146]))" office:value-type="float" office:value="4133" calcext:value-type="float">
            <text:p>4133</text:p>
          </table:table-cell>
          <table:table-cell table:style-name="ce7" table:formula="of:=IF(ISBLANK([.D44]);&quot;&quot;;[.D44]+MAX([.D146];[.E146]))" office:value-type="float" office:value="4152" calcext:value-type="float">
            <text:p>4152</text:p>
          </table:table-cell>
          <table:table-cell table:style-name="ce7" table:formula="of:=IF(ISBLANK([.E44]);&quot;&quot;;[.E44]+MAX([.E146];[.F146]))" office:value-type="float" office:value="4002" calcext:value-type="float">
            <text:p>4002</text:p>
          </table:table-cell>
          <table:table-cell table:style-name="ce7" table:formula="of:=IF(ISBLANK([.F44]);&quot;&quot;;[.F44]+MAX([.F146];[.G146]))" office:value-type="float" office:value="4093" calcext:value-type="float">
            <text:p>4093</text:p>
          </table:table-cell>
          <table:table-cell table:style-name="ce7" table:formula="of:=IF(ISBLANK([.G44]);&quot;&quot;;[.G44]+MAX([.G146];[.H146]))" office:value-type="float" office:value="4062" calcext:value-type="float">
            <text:p>4062</text:p>
          </table:table-cell>
          <table:table-cell table:style-name="ce7" table:formula="of:=IF(ISBLANK([.H44]);&quot;&quot;;[.H44]+MAX([.H146];[.I146]))" office:value-type="float" office:value="4102" calcext:value-type="float">
            <text:p>4102</text:p>
          </table:table-cell>
          <table:table-cell table:style-name="ce7" table:formula="of:=IF(ISBLANK([.I44]);&quot;&quot;;[.I44]+MAX([.I146];[.J146]))" office:value-type="float" office:value="4105" calcext:value-type="float">
            <text:p>4105</text:p>
          </table:table-cell>
          <table:table-cell table:style-name="ce7" table:formula="of:=IF(ISBLANK([.J44]);&quot;&quot;;[.J44]+MAX([.J146];[.K146]))" office:value-type="float" office:value="4120" calcext:value-type="float">
            <text:p>4120</text:p>
          </table:table-cell>
          <table:table-cell table:style-name="ce7" table:formula="of:=IF(ISBLANK([.K44]);&quot;&quot;;[.K44]+MAX([.K146];[.L146]))" office:value-type="float" office:value="4181" calcext:value-type="float">
            <text:p>4181</text:p>
          </table:table-cell>
          <table:table-cell table:style-name="ce7" table:formula="of:=IF(ISBLANK([.L44]);&quot;&quot;;[.L44]+MAX([.L146];[.M146]))" office:value-type="float" office:value="4089" calcext:value-type="float">
            <text:p>4089</text:p>
          </table:table-cell>
          <table:table-cell table:style-name="ce7" table:formula="of:=IF(ISBLANK([.M44]);&quot;&quot;;[.M44]+MAX([.M146];[.N146]))" office:value-type="float" office:value="4108" calcext:value-type="float">
            <text:p>4108</text:p>
          </table:table-cell>
          <table:table-cell table:style-name="ce7" table:formula="of:=IF(ISBLANK([.N44]);&quot;&quot;;[.N44]+MAX([.N146];[.O146]))" office:value-type="float" office:value="4090" calcext:value-type="float">
            <text:p>4090</text:p>
          </table:table-cell>
          <table:table-cell table:style-name="ce7" table:formula="of:=IF(ISBLANK([.O44]);&quot;&quot;;[.O44]+MAX([.O146];[.P146]))" office:value-type="float" office:value="4135" calcext:value-type="float">
            <text:p>4135</text:p>
          </table:table-cell>
          <table:table-cell table:style-name="ce7" table:formula="of:=IF(ISBLANK([.P44]);&quot;&quot;;[.P44]+MAX([.P146];[.Q146]))" office:value-type="float" office:value="4187" calcext:value-type="float">
            <text:p>4187</text:p>
          </table:table-cell>
          <table:table-cell table:style-name="ce7" table:formula="of:=IF(ISBLANK([.Q44]);&quot;&quot;;[.Q44]+MAX([.Q146];[.R146]))" office:value-type="float" office:value="4111" calcext:value-type="float">
            <text:p>4111</text:p>
          </table:table-cell>
          <table:table-cell table:style-name="ce7" table:formula="of:=IF(ISBLANK([.R44]);&quot;&quot;;[.R44]+MAX([.R146];[.S146]))" office:value-type="float" office:value="4109" calcext:value-type="float">
            <text:p>4109</text:p>
          </table:table-cell>
          <table:table-cell table:style-name="ce7" table:formula="of:=IF(ISBLANK([.S44]);&quot;&quot;;[.S44]+MAX([.S146];[.T146]))" office:value-type="float" office:value="4101" calcext:value-type="float">
            <text:p>4101</text:p>
          </table:table-cell>
          <table:table-cell table:style-name="ce7" table:formula="of:=IF(ISBLANK([.T44]);&quot;&quot;;[.T44]+MAX([.T146];[.U146]))" office:value-type="float" office:value="4117" calcext:value-type="float">
            <text:p>4117</text:p>
          </table:table-cell>
          <table:table-cell table:style-name="ce7" table:formula="of:=IF(ISBLANK([.U44]);&quot;&quot;;[.U44]+MAX([.U146];[.V146]))" office:value-type="float" office:value="4150" calcext:value-type="float">
            <text:p>4150</text:p>
          </table:table-cell>
          <table:table-cell table:style-name="ce7" table:formula="of:=IF(ISBLANK([.V44]);&quot;&quot;;[.V44]+MAX([.V146];[.W146]))" office:value-type="float" office:value="4151" calcext:value-type="float">
            <text:p>4151</text:p>
          </table:table-cell>
          <table:table-cell table:style-name="ce7" table:formula="of:=IF(ISBLANK([.W44]);&quot;&quot;;[.W44]+MAX([.W146];[.X146]))" office:value-type="float" office:value="4197" calcext:value-type="float">
            <text:p>4197</text:p>
          </table:table-cell>
          <table:table-cell table:style-name="ce7" table:formula="of:=IF(ISBLANK([.X44]);&quot;&quot;;[.X44]+MAX([.X146];[.Y146]))" office:value-type="float" office:value="4124" calcext:value-type="float">
            <text:p>4124</text:p>
          </table:table-cell>
          <table:table-cell table:style-name="ce7" table:formula="of:=IF(ISBLANK([.Y44]);&quot;&quot;;[.Y44]+MAX([.Y146];[.Z146]))" office:value-type="float" office:value="4106" calcext:value-type="float">
            <text:p>4106</text:p>
          </table:table-cell>
          <table:table-cell table:style-name="ce7" table:formula="of:=IF(ISBLANK([.Z44]);&quot;&quot;;[.Z44]+MAX([.Z146];[.AA146]))" office:value-type="float" office:value="4152" calcext:value-type="float">
            <text:p>4152</text:p>
          </table:table-cell>
          <table:table-cell table:style-name="ce7" table:formula="of:=IF(ISBLANK([.AA44]);&quot;&quot;;[.AA44]+MAX([.AA146];[.AB146]))" office:value-type="float" office:value="4223" calcext:value-type="float">
            <text:p>4223</text:p>
          </table:table-cell>
          <table:table-cell table:style-name="ce7" table:formula="of:=IF(ISBLANK([.AB44]);&quot;&quot;;[.AB44]+MAX([.AB146];[.AC146]))" office:value-type="float" office:value="4284" calcext:value-type="float">
            <text:p>4284</text:p>
          </table:table-cell>
          <table:table-cell table:style-name="ce7" table:formula="of:=IF(ISBLANK([.AC44]);&quot;&quot;;[.AC44]+MAX([.AC146];[.AD146]))" office:value-type="float" office:value="4212" calcext:value-type="float">
            <text:p>4212</text:p>
          </table:table-cell>
          <table:table-cell table:style-name="ce7" table:formula="of:=IF(ISBLANK([.AD44]);&quot;&quot;;[.AD44]+MAX([.AD146];[.AE146]))" office:value-type="float" office:value="4224" calcext:value-type="float">
            <text:p>4224</text:p>
          </table:table-cell>
          <table:table-cell table:style-name="ce7" table:formula="of:=IF(ISBLANK([.AE44]);&quot;&quot;;[.AE44]+MAX([.AE146];[.AF146]))" office:value-type="float" office:value="4240" calcext:value-type="float">
            <text:p>4240</text:p>
          </table:table-cell>
          <table:table-cell table:style-name="ce7" table:formula="of:=IF(ISBLANK([.AF44]);&quot;&quot;;[.AF44]+MAX([.AF146];[.AG146]))" office:value-type="float" office:value="4190" calcext:value-type="float">
            <text:p>4190</text:p>
          </table:table-cell>
          <table:table-cell table:style-name="ce7" table:formula="of:=IF(ISBLANK([.AG44]);&quot;&quot;;[.AG44]+MAX([.AG146];[.AH146]))" office:value-type="float" office:value="4280" calcext:value-type="float">
            <text:p>4280</text:p>
          </table:table-cell>
          <table:table-cell table:style-name="ce7" table:formula="of:=IF(ISBLANK([.AH44]);&quot;&quot;;[.AH44]+MAX([.AH146];[.AI146]))" office:value-type="float" office:value="4243" calcext:value-type="float">
            <text:p>4243</text:p>
          </table:table-cell>
          <table:table-cell table:style-name="ce7" table:formula="of:=IF(ISBLANK([.AI44]);&quot;&quot;;[.AI44]+MAX([.AI146];[.AJ146]))" office:value-type="float" office:value="4183" calcext:value-type="float">
            <text:p>4183</text:p>
          </table:table-cell>
          <table:table-cell table:style-name="ce7" table:formula="of:=IF(ISBLANK([.AJ44]);&quot;&quot;;[.AJ44]+MAX([.AJ146];[.AK146]))" office:value-type="float" office:value="4188" calcext:value-type="float">
            <text:p>4188</text:p>
          </table:table-cell>
          <table:table-cell table:style-name="ce7" table:formula="of:=IF(ISBLANK([.AK44]);&quot;&quot;;[.AK44]+MAX([.AK146];[.AL146]))" office:value-type="float" office:value="4220" calcext:value-type="float">
            <text:p>4220</text:p>
          </table:table-cell>
          <table:table-cell table:style-name="ce7" table:formula="of:=IF(ISBLANK([.AL44]);&quot;&quot;;[.AL44]+MAX([.AL146];[.AM146]))" office:value-type="float" office:value="4237" calcext:value-type="float">
            <text:p>4237</text:p>
          </table:table-cell>
          <table:table-cell table:style-name="ce7" table:formula="of:=IF(ISBLANK([.AM44]);&quot;&quot;;[.AM44]+MAX([.AM146];[.AN146]))" office:value-type="float" office:value="4118" calcext:value-type="float">
            <text:p>4118</text:p>
          </table:table-cell>
          <table:table-cell table:style-name="ce7" table:formula="of:=IF(ISBLANK([.AN44]);&quot;&quot;;[.AN44]+MAX([.AN146];[.AO146]))" office:value-type="float" office:value="4143" calcext:value-type="float">
            <text:p>4143</text:p>
          </table:table-cell>
          <table:table-cell table:style-name="ce7" table:formula="of:=IF(ISBLANK([.AO44]);&quot;&quot;;[.AO44]+MAX([.AO146];[.AP146]))" office:value-type="float" office:value="4096" calcext:value-type="float">
            <text:p>4096</text:p>
          </table:table-cell>
          <table:table-cell table:style-name="ce7" table:formula="of:=IF(ISBLANK([.AP44]);&quot;&quot;;[.AP44]+MAX([.AP146];[.AQ146]))" office:value-type="float" office:value="4051" calcext:value-type="float">
            <text:p>4051</text:p>
          </table:table-cell>
          <table:table-cell table:style-name="ce7" table:formula="of:=IF(ISBLANK([.AQ44]);&quot;&quot;;[.AQ44]+MAX([.AQ146];[.AR146]))" office:value-type="float" office:value="4087" calcext:value-type="float">
            <text:p>4087</text:p>
          </table:table-cell>
          <table:table-cell table:style-name="ce7" table:formula="of:=IF(ISBLANK([.AR44]);&quot;&quot;;[.AR44]+MAX([.AR146];[.AS146]))">
            <text:p/>
          </table:table-cell>
          <table:table-cell table:style-name="ce7" table:formula="of:=IF(ISBLANK([.AS44]);&quot;&quot;;[.AS44]+MAX([.AS146];[.AT146]))">
            <text:p/>
          </table:table-cell>
          <table:table-cell table:style-name="ce7" table:formula="of:=IF(ISBLANK([.AT44]);&quot;&quot;;[.AT44]+MAX([.AT146];[.AU146]))">
            <text:p/>
          </table:table-cell>
          <table:table-cell table:style-name="ce7" table:formula="of:=IF(ISBLANK([.AU44]);&quot;&quot;;[.AU44]+MAX([.AU146];[.AV146]))">
            <text:p/>
          </table:table-cell>
          <table:table-cell table:style-name="ce7" table:formula="of:=IF(ISBLANK([.AV44]);&quot;&quot;;[.AV44]+MAX([.AV146];[.AW146]))">
            <text:p/>
          </table:table-cell>
          <table:table-cell table:style-name="ce7" table:formula="of:=IF(ISBLANK([.AW44]);&quot;&quot;;[.AW44]+MAX([.AW146];[.AX146]))">
            <text:p/>
          </table:table-cell>
          <table:table-cell table:style-name="ce7" table:formula="of:=IF(ISBLANK([.AX44]);&quot;&quot;;[.AX44]+MAX([.AX146];[.AY146]))">
            <text:p/>
          </table:table-cell>
          <table:table-cell table:style-name="ce7" table:formula="of:=IF(ISBLANK([.AY44]);&quot;&quot;;[.AY44]+MAX([.AY146];[.AZ146]))">
            <text:p/>
          </table:table-cell>
          <table:table-cell table:style-name="ce7" table:formula="of:=IF(ISBLANK([.AZ44]);&quot;&quot;;[.AZ44]+MAX([.AZ146];[.BA146]))">
            <text:p/>
          </table:table-cell>
          <table:table-cell table:style-name="ce7" table:formula="of:=IF(ISBLANK([.BA44]);&quot;&quot;;[.BA44]+MAX([.BA146];[.BB146]))">
            <text:p/>
          </table:table-cell>
          <table:table-cell table:style-name="ce7" table:formula="of:=IF(ISBLANK([.BB44]);&quot;&quot;;[.BB44]+MAX([.BB146];[.BC146]))">
            <text:p/>
          </table:table-cell>
          <table:table-cell table:style-name="ce7" table:formula="of:=IF(ISBLANK([.BC44]);&quot;&quot;;[.BC44]+MAX([.BC146];[.BD146]))">
            <text:p/>
          </table:table-cell>
          <table:table-cell table:style-name="ce7" table:formula="of:=IF(ISBLANK([.BD44]);&quot;&quot;;[.BD44]+MAX([.BD146];[.BE146]))">
            <text:p/>
          </table:table-cell>
          <table:table-cell table:style-name="ce7" table:formula="of:=IF(ISBLANK([.BE44]);&quot;&quot;;[.BE44]+MAX([.BE146];[.BF146]))">
            <text:p/>
          </table:table-cell>
          <table:table-cell table:style-name="ce7" table:formula="of:=IF(ISBLANK([.BF44]);&quot;&quot;;[.BF44]+MAX([.BF146];[.BG146]))">
            <text:p/>
          </table:table-cell>
          <table:table-cell table:style-name="ce7" table:formula="of:=IF(ISBLANK([.BG44]);&quot;&quot;;[.BG44]+MAX([.BG146];[.BH146]))">
            <text:p/>
          </table:table-cell>
          <table:table-cell table:style-name="ce7" table:formula="of:=IF(ISBLANK([.BH44]);&quot;&quot;;[.BH44]+MAX([.BH146];[.BI146]))">
            <text:p/>
          </table:table-cell>
          <table:table-cell table:style-name="ce7" table:formula="of:=IF(ISBLANK([.BI44]);&quot;&quot;;[.BI44]+MAX([.BI146];[.BJ146]))">
            <text:p/>
          </table:table-cell>
          <table:table-cell table:style-name="ce7" table:formula="of:=IF(ISBLANK([.BJ44]);&quot;&quot;;[.BJ44]+MAX([.BJ146];[.BK146]))">
            <text:p/>
          </table:table-cell>
          <table:table-cell table:style-name="ce7" table:formula="of:=IF(ISBLANK([.BK44]);&quot;&quot;;[.BK44]+MAX([.BK146];[.BL146]))">
            <text:p/>
          </table:table-cell>
          <table:table-cell table:style-name="ce7" table:formula="of:=IF(ISBLANK([.BL44]);&quot;&quot;;[.BL44]+MAX([.BL146];[.BM146]))">
            <text:p/>
          </table:table-cell>
          <table:table-cell table:style-name="ce7" table:formula="of:=IF(ISBLANK([.BM44]);&quot;&quot;;[.BM44]+MAX([.BM146];[.BN146]))">
            <text:p/>
          </table:table-cell>
          <table:table-cell table:style-name="ce7" table:formula="of:=IF(ISBLANK([.BN44]);&quot;&quot;;[.BN44]+MAX([.BN146];[.BO146]))">
            <text:p/>
          </table:table-cell>
          <table:table-cell table:style-name="ce7" table:formula="of:=IF(ISBLANK([.BO44]);&quot;&quot;;[.BO44]+MAX([.BO146];[.BP146]))">
            <text:p/>
          </table:table-cell>
          <table:table-cell table:style-name="ce7" table:formula="of:=IF(ISBLANK([.BP44]);&quot;&quot;;[.BP44]+MAX([.BP146];[.BQ146]))">
            <text:p/>
          </table:table-cell>
          <table:table-cell table:style-name="ce7" table:formula="of:=IF(ISBLANK([.BQ44]);&quot;&quot;;[.BQ44]+MAX([.BQ146];[.BR146]))">
            <text:p/>
          </table:table-cell>
          <table:table-cell table:style-name="ce7" table:formula="of:=IF(ISBLANK([.BR44]);&quot;&quot;;[.BR44]+MAX([.BR146];[.BS146]))">
            <text:p/>
          </table:table-cell>
          <table:table-cell table:style-name="ce7" table:formula="of:=IF(ISBLANK([.BS44]);&quot;&quot;;[.BS44]+MAX([.BS146];[.BT146]))">
            <text:p/>
          </table:table-cell>
          <table:table-cell table:style-name="ce7" table:formula="of:=IF(ISBLANK([.BT44]);&quot;&quot;;[.BT44]+MAX([.BT146];[.BU146]))">
            <text:p/>
          </table:table-cell>
          <table:table-cell table:style-name="ce7" table:formula="of:=IF(ISBLANK([.BU44]);&quot;&quot;;[.BU44]+MAX([.BU146];[.BV146]))">
            <text:p/>
          </table:table-cell>
          <table:table-cell table:style-name="ce7" table:formula="of:=IF(ISBLANK([.BV44]);&quot;&quot;;[.BV44]+MAX([.BV146];[.BW146]))">
            <text:p/>
          </table:table-cell>
          <table:table-cell table:style-name="ce7" table:formula="of:=IF(ISBLANK([.BW44]);&quot;&quot;;[.BW44]+MAX([.BW146];[.BX146]))">
            <text:p/>
          </table:table-cell>
          <table:table-cell table:style-name="ce7" table:formula="of:=IF(ISBLANK([.BX44]);&quot;&quot;;[.BX44]+MAX([.BX146];[.BY146]))">
            <text:p/>
          </table:table-cell>
          <table:table-cell table:style-name="ce7" table:formula="of:=IF(ISBLANK([.BY44]);&quot;&quot;;[.BY44]+MAX([.BY146];[.BZ146]))">
            <text:p/>
          </table:table-cell>
          <table:table-cell table:style-name="ce7" table:formula="of:=IF(ISBLANK([.BZ44]);&quot;&quot;;[.BZ44]+MAX([.BZ146];[.CA146]))">
            <text:p/>
          </table:table-cell>
          <table:table-cell table:style-name="ce7" table:formula="of:=IF(ISBLANK([.CA44]);&quot;&quot;;[.CA44]+MAX([.CA146];[.CB146]))">
            <text:p/>
          </table:table-cell>
          <table:table-cell table:style-name="ce7" table:formula="of:=IF(ISBLANK([.CB44]);&quot;&quot;;[.CB44]+MAX([.CB146];[.CC146]))">
            <text:p/>
          </table:table-cell>
          <table:table-cell table:style-name="ce7" table:formula="of:=IF(ISBLANK([.CC44]);&quot;&quot;;[.CC44]+MAX([.CC146];[.CD146]))">
            <text:p/>
          </table:table-cell>
          <table:table-cell table:style-name="ce7" table:formula="of:=IF(ISBLANK([.CD44]);&quot;&quot;;[.CD44]+MAX([.CD146];[.CE146]))">
            <text:p/>
          </table:table-cell>
          <table:table-cell table:style-name="ce7" table:formula="of:=IF(ISBLANK([.CE44]);&quot;&quot;;[.CE44]+MAX([.CE146];[.CF146]))">
            <text:p/>
          </table:table-cell>
          <table:table-cell table:style-name="ce7" table:formula="of:=IF(ISBLANK([.CF44]);&quot;&quot;;[.CF44]+MAX([.CF146];[.CG146]))">
            <text:p/>
          </table:table-cell>
          <table:table-cell table:style-name="ce7" table:formula="of:=IF(ISBLANK([.CG44]);&quot;&quot;;[.CG44]+MAX([.CG146];[.CH146]))">
            <text:p/>
          </table:table-cell>
          <table:table-cell table:style-name="ce7" table:formula="of:=IF(ISBLANK([.CH44]);&quot;&quot;;[.CH44]+MAX([.CH146];[.CI146]))">
            <text:p/>
          </table:table-cell>
          <table:table-cell table:style-name="ce7" table:formula="of:=IF(ISBLANK([.CI44]);&quot;&quot;;[.CI44]+MAX([.CI146];[.CJ146]))">
            <text:p/>
          </table:table-cell>
          <table:table-cell table:style-name="ce7" table:formula="of:=IF(ISBLANK([.CJ44]);&quot;&quot;;[.CJ44]+MAX([.CJ146];[.CK146]))">
            <text:p/>
          </table:table-cell>
          <table:table-cell table:style-name="ce7" table:formula="of:=IF(ISBLANK([.CK44]);&quot;&quot;;[.CK44]+MAX([.CK146];[.CL146]))">
            <text:p/>
          </table:table-cell>
          <table:table-cell table:style-name="ce7" table:formula="of:=IF(ISBLANK([.CL44]);&quot;&quot;;[.CL44]+MAX([.CL146];[.CM146]))">
            <text:p/>
          </table:table-cell>
          <table:table-cell table:style-name="ce7" table:formula="of:=IF(ISBLANK([.CM44]);&quot;&quot;;[.CM44]+MAX([.CM146];[.CN146]))">
            <text:p/>
          </table:table-cell>
          <table:table-cell table:style-name="ce7" table:formula="of:=IF(ISBLANK([.CN44]);&quot;&quot;;[.CN44]+MAX([.CN146];[.CO146]))">
            <text:p/>
          </table:table-cell>
          <table:table-cell table:style-name="ce7" table:formula="of:=IF(ISBLANK([.CO44]);&quot;&quot;;[.CO44]+MAX([.CO146];[.CP146]))">
            <text:p/>
          </table:table-cell>
          <table:table-cell table:style-name="ce7" table:formula="of:=IF(ISBLANK([.CP44]);&quot;&quot;;[.CP44]+MAX([.CP146];[.CQ146]))">
            <text:p/>
          </table:table-cell>
          <table:table-cell table:style-name="ce7" table:formula="of:=IF(ISBLANK([.CQ44]);&quot;&quot;;[.CQ44]+MAX([.CQ146];[.CR146]))">
            <text:p/>
          </table:table-cell>
          <table:table-cell table:style-name="ce7" table:formula="of:=IF(ISBLANK([.CR44]);&quot;&quot;;[.CR44]+MAX([.CR146];[.CS146]))">
            <text:p/>
          </table:table-cell>
          <table:table-cell table:style-name="ce7" table:formula="of:=IF(ISBLANK([.CS44]);&quot;&quot;;[.CS44]+MAX([.CS146];[.CT146]))">
            <text:p/>
          </table:table-cell>
          <table:table-cell table:style-name="ce7" table:formula="of:=IF(ISBLANK([.CT44]);&quot;&quot;;[.CT44]+MAX([.CT146];[.CU146]))">
            <text:p/>
          </table:table-cell>
          <table:table-cell table:style-name="ce7" table:formula="of:=IF(ISBLANK([.CU44]);&quot;&quot;;[.CU44]+MAX([.CU146];[.CV146]))">
            <text:p/>
          </table:table-cell>
          <table:table-cell table:formula="of:=IF(ISBLANK([.CV44]);&quot;&quot;;[.CV44]+MAX([.CV146];[.CW146]))">
            <text:p/>
          </table:table-cell>
        </table:table-row>
        <table:table-row table:style-name="ro1">
          <table:table-cell table:formula="of:=IF(ISBLANK([.A45]);&quot;&quot;;[.A45]+MAX([.A147];[.B147]))" office:value-type="float" office:value="4178" calcext:value-type="float">
            <text:p>4178</text:p>
          </table:table-cell>
          <table:table-cell table:style-name="ce7" table:formula="of:=IF(ISBLANK([.B45]);&quot;&quot;;[.B45]+MAX([.B147];[.C147]))" office:value-type="float" office:value="4054" calcext:value-type="float">
            <text:p>4054</text:p>
          </table:table-cell>
          <table:table-cell table:style-name="ce7" table:formula="of:=IF(ISBLANK([.C45]);&quot;&quot;;[.C45]+MAX([.C147];[.D147]))" office:value-type="float" office:value="4111" calcext:value-type="float">
            <text:p>4111</text:p>
          </table:table-cell>
          <table:table-cell table:style-name="ce7" table:formula="of:=IF(ISBLANK([.D45]);&quot;&quot;;[.D45]+MAX([.D147];[.E147]))" office:value-type="float" office:value="4053" calcext:value-type="float">
            <text:p>4053</text:p>
          </table:table-cell>
          <table:table-cell table:style-name="ce7" table:formula="of:=IF(ISBLANK([.E45]);&quot;&quot;;[.E45]+MAX([.E147];[.F147]))" office:value-type="float" office:value="3920" calcext:value-type="float">
            <text:p>3920</text:p>
          </table:table-cell>
          <table:table-cell table:style-name="ce7" table:formula="of:=IF(ISBLANK([.F45]);&quot;&quot;;[.F45]+MAX([.F147];[.G147]))" office:value-type="float" office:value="3987" calcext:value-type="float">
            <text:p>3987</text:p>
          </table:table-cell>
          <table:table-cell table:style-name="ce7" table:formula="of:=IF(ISBLANK([.G45]);&quot;&quot;;[.G45]+MAX([.G147];[.H147]))" office:value-type="float" office:value="3998" calcext:value-type="float">
            <text:p>3998</text:p>
          </table:table-cell>
          <table:table-cell table:style-name="ce7" table:formula="of:=IF(ISBLANK([.H45]);&quot;&quot;;[.H45]+MAX([.H147];[.I147]))" office:value-type="float" office:value="3951" calcext:value-type="float">
            <text:p>3951</text:p>
          </table:table-cell>
          <table:table-cell table:style-name="ce7" table:formula="of:=IF(ISBLANK([.I45]);&quot;&quot;;[.I45]+MAX([.I147];[.J147]))" office:value-type="float" office:value="4059" calcext:value-type="float">
            <text:p>4059</text:p>
          </table:table-cell>
          <table:table-cell table:style-name="ce7" table:formula="of:=IF(ISBLANK([.J45]);&quot;&quot;;[.J45]+MAX([.J147];[.K147]))" office:value-type="float" office:value="4104" calcext:value-type="float">
            <text:p>4104</text:p>
          </table:table-cell>
          <table:table-cell table:style-name="ce7" table:formula="of:=IF(ISBLANK([.K45]);&quot;&quot;;[.K45]+MAX([.K147];[.L147]))" office:value-type="float" office:value="4042" calcext:value-type="float">
            <text:p>4042</text:p>
          </table:table-cell>
          <table:table-cell table:style-name="ce7" table:formula="of:=IF(ISBLANK([.L45]);&quot;&quot;;[.L45]+MAX([.L147];[.M147]))" office:value-type="float" office:value="4087" calcext:value-type="float">
            <text:p>4087</text:p>
          </table:table-cell>
          <table:table-cell table:style-name="ce7" table:formula="of:=IF(ISBLANK([.M45]);&quot;&quot;;[.M45]+MAX([.M147];[.N147]))" office:value-type="float" office:value="4009" calcext:value-type="float">
            <text:p>4009</text:p>
          </table:table-cell>
          <table:table-cell table:style-name="ce7" table:formula="of:=IF(ISBLANK([.N45]);&quot;&quot;;[.N45]+MAX([.N147];[.O147]))" office:value-type="float" office:value="3972" calcext:value-type="float">
            <text:p>3972</text:p>
          </table:table-cell>
          <table:table-cell table:style-name="ce7" table:formula="of:=IF(ISBLANK([.O45]);&quot;&quot;;[.O45]+MAX([.O147];[.P147]))" office:value-type="float" office:value="4071" calcext:value-type="float">
            <text:p>4071</text:p>
          </table:table-cell>
          <table:table-cell table:style-name="ce7" table:formula="of:=IF(ISBLANK([.P45]);&quot;&quot;;[.P45]+MAX([.P147];[.Q147]))" office:value-type="float" office:value="4118" calcext:value-type="float">
            <text:p>4118</text:p>
          </table:table-cell>
          <table:table-cell table:style-name="ce7" table:formula="of:=IF(ISBLANK([.Q45]);&quot;&quot;;[.Q45]+MAX([.Q147];[.R147]))" office:value-type="float" office:value="4100" calcext:value-type="float">
            <text:p>4100</text:p>
          </table:table-cell>
          <table:table-cell table:style-name="ce7" table:formula="of:=IF(ISBLANK([.R45]);&quot;&quot;;[.R45]+MAX([.R147];[.S147]))" office:value-type="float" office:value="4051" calcext:value-type="float">
            <text:p>4051</text:p>
          </table:table-cell>
          <table:table-cell table:style-name="ce7" table:formula="of:=IF(ISBLANK([.S45]);&quot;&quot;;[.S45]+MAX([.S147];[.T147]))" office:value-type="float" office:value="4004" calcext:value-type="float">
            <text:p>4004</text:p>
          </table:table-cell>
          <table:table-cell table:style-name="ce7" table:formula="of:=IF(ISBLANK([.T45]);&quot;&quot;;[.T45]+MAX([.T147];[.U147]))" office:value-type="float" office:value="3998" calcext:value-type="float">
            <text:p>3998</text:p>
          </table:table-cell>
          <table:table-cell table:style-name="ce7" table:formula="of:=IF(ISBLANK([.U45]);&quot;&quot;;[.U45]+MAX([.U147];[.V147]))" office:value-type="float" office:value="4061" calcext:value-type="float">
            <text:p>4061</text:p>
          </table:table-cell>
          <table:table-cell table:style-name="ce7" table:formula="of:=IF(ISBLANK([.V45]);&quot;&quot;;[.V45]+MAX([.V147];[.W147]))" office:value-type="float" office:value="4025" calcext:value-type="float">
            <text:p>4025</text:p>
          </table:table-cell>
          <table:table-cell table:style-name="ce7" table:formula="of:=IF(ISBLANK([.W45]);&quot;&quot;;[.W45]+MAX([.W147];[.X147]))" office:value-type="float" office:value="4120" calcext:value-type="float">
            <text:p>4120</text:p>
          </table:table-cell>
          <table:table-cell table:style-name="ce7" table:formula="of:=IF(ISBLANK([.X45]);&quot;&quot;;[.X45]+MAX([.X147];[.Y147]))" office:value-type="float" office:value="4079" calcext:value-type="float">
            <text:p>4079</text:p>
          </table:table-cell>
          <table:table-cell table:style-name="ce7" table:formula="of:=IF(ISBLANK([.Y45]);&quot;&quot;;[.Y45]+MAX([.Y147];[.Z147]))" office:value-type="float" office:value="4039" calcext:value-type="float">
            <text:p>4039</text:p>
          </table:table-cell>
          <table:table-cell table:style-name="ce7" table:formula="of:=IF(ISBLANK([.Z45]);&quot;&quot;;[.Z45]+MAX([.Z147];[.AA147]))" office:value-type="float" office:value="4013" calcext:value-type="float">
            <text:p>4013</text:p>
          </table:table-cell>
          <table:table-cell table:style-name="ce7" table:formula="of:=IF(ISBLANK([.AA45]);&quot;&quot;;[.AA45]+MAX([.AA147];[.AB147]))" office:value-type="float" office:value="4056" calcext:value-type="float">
            <text:p>4056</text:p>
          </table:table-cell>
          <table:table-cell table:style-name="ce7" table:formula="of:=IF(ISBLANK([.AB45]);&quot;&quot;;[.AB45]+MAX([.AB147];[.AC147]))" office:value-type="float" office:value="4211" calcext:value-type="float">
            <text:p>4211</text:p>
          </table:table-cell>
          <table:table-cell table:style-name="ce7" table:formula="of:=IF(ISBLANK([.AC45]);&quot;&quot;;[.AC45]+MAX([.AC147];[.AD147]))" office:value-type="float" office:value="4204" calcext:value-type="float">
            <text:p>4204</text:p>
          </table:table-cell>
          <table:table-cell table:style-name="ce7" table:formula="of:=IF(ISBLANK([.AD45]);&quot;&quot;;[.AD45]+MAX([.AD147];[.AE147]))" office:value-type="float" office:value="4196" calcext:value-type="float">
            <text:p>4196</text:p>
          </table:table-cell>
          <table:table-cell table:style-name="ce7" table:formula="of:=IF(ISBLANK([.AE45]);&quot;&quot;;[.AE45]+MAX([.AE147];[.AF147]))" office:value-type="float" office:value="4204" calcext:value-type="float">
            <text:p>4204</text:p>
          </table:table-cell>
          <table:table-cell table:style-name="ce7" table:formula="of:=IF(ISBLANK([.AF45]);&quot;&quot;;[.AF45]+MAX([.AF147];[.AG147]))" office:value-type="float" office:value="4137" calcext:value-type="float">
            <text:p>4137</text:p>
          </table:table-cell>
          <table:table-cell table:style-name="ce7" table:formula="of:=IF(ISBLANK([.AG45]);&quot;&quot;;[.AG45]+MAX([.AG147];[.AH147]))" office:value-type="float" office:value="4143" calcext:value-type="float">
            <text:p>4143</text:p>
          </table:table-cell>
          <table:table-cell table:style-name="ce7" table:formula="of:=IF(ISBLANK([.AH45]);&quot;&quot;;[.AH45]+MAX([.AH147];[.AI147]))" office:value-type="float" office:value="4199" calcext:value-type="float">
            <text:p>4199</text:p>
          </table:table-cell>
          <table:table-cell table:style-name="ce7" table:formula="of:=IF(ISBLANK([.AI45]);&quot;&quot;;[.AI45]+MAX([.AI147];[.AJ147]))" office:value-type="float" office:value="4133" calcext:value-type="float">
            <text:p>4133</text:p>
          </table:table-cell>
          <table:table-cell table:style-name="ce7" table:formula="of:=IF(ISBLANK([.AJ45]);&quot;&quot;;[.AJ45]+MAX([.AJ147];[.AK147]))" office:value-type="float" office:value="4124" calcext:value-type="float">
            <text:p>4124</text:p>
          </table:table-cell>
          <table:table-cell table:style-name="ce7" table:formula="of:=IF(ISBLANK([.AK45]);&quot;&quot;;[.AK45]+MAX([.AK147];[.AL147]))" office:value-type="float" office:value="4117" calcext:value-type="float">
            <text:p>4117</text:p>
          </table:table-cell>
          <table:table-cell table:style-name="ce7" table:formula="of:=IF(ISBLANK([.AL45]);&quot;&quot;;[.AL45]+MAX([.AL147];[.AM147]))" office:value-type="float" office:value="4152" calcext:value-type="float">
            <text:p>4152</text:p>
          </table:table-cell>
          <table:table-cell table:style-name="ce7" table:formula="of:=IF(ISBLANK([.AM45]);&quot;&quot;;[.AM45]+MAX([.AM147];[.AN147]))" office:value-type="float" office:value="4078" calcext:value-type="float">
            <text:p>4078</text:p>
          </table:table-cell>
          <table:table-cell table:style-name="ce7" table:formula="of:=IF(ISBLANK([.AN45]);&quot;&quot;;[.AN45]+MAX([.AN147];[.AO147]))" office:value-type="float" office:value="4062" calcext:value-type="float">
            <text:p>4062</text:p>
          </table:table-cell>
          <table:table-cell table:style-name="ce7" table:formula="of:=IF(ISBLANK([.AO45]);&quot;&quot;;[.AO45]+MAX([.AO147];[.AP147]))" office:value-type="float" office:value="4011" calcext:value-type="float">
            <text:p>4011</text:p>
          </table:table-cell>
          <table:table-cell table:style-name="ce7" table:formula="of:=IF(ISBLANK([.AP45]);&quot;&quot;;[.AP45]+MAX([.AP147];[.AQ147]))" office:value-type="float" office:value="3999" calcext:value-type="float">
            <text:p>3999</text:p>
          </table:table-cell>
          <table:table-cell table:style-name="ce7" table:formula="of:=IF(ISBLANK([.AQ45]);&quot;&quot;;[.AQ45]+MAX([.AQ147];[.AR147]))" office:value-type="float" office:value="3948" calcext:value-type="float">
            <text:p>3948</text:p>
          </table:table-cell>
          <table:table-cell table:style-name="ce7" table:formula="of:=IF(ISBLANK([.AR45]);&quot;&quot;;[.AR45]+MAX([.AR147];[.AS147]))" office:value-type="float" office:value="4078" calcext:value-type="float">
            <text:p>4078</text:p>
          </table:table-cell>
          <table:table-cell table:style-name="ce7" table:formula="of:=IF(ISBLANK([.AS45]);&quot;&quot;;[.AS45]+MAX([.AS147];[.AT147]))">
            <text:p/>
          </table:table-cell>
          <table:table-cell table:style-name="ce7" table:formula="of:=IF(ISBLANK([.AT45]);&quot;&quot;;[.AT45]+MAX([.AT147];[.AU147]))">
            <text:p/>
          </table:table-cell>
          <table:table-cell table:style-name="ce7" table:formula="of:=IF(ISBLANK([.AU45]);&quot;&quot;;[.AU45]+MAX([.AU147];[.AV147]))">
            <text:p/>
          </table:table-cell>
          <table:table-cell table:style-name="ce7" table:formula="of:=IF(ISBLANK([.AV45]);&quot;&quot;;[.AV45]+MAX([.AV147];[.AW147]))">
            <text:p/>
          </table:table-cell>
          <table:table-cell table:style-name="ce7" table:formula="of:=IF(ISBLANK([.AW45]);&quot;&quot;;[.AW45]+MAX([.AW147];[.AX147]))">
            <text:p/>
          </table:table-cell>
          <table:table-cell table:style-name="ce7" table:formula="of:=IF(ISBLANK([.AX45]);&quot;&quot;;[.AX45]+MAX([.AX147];[.AY147]))">
            <text:p/>
          </table:table-cell>
          <table:table-cell table:style-name="ce7" table:formula="of:=IF(ISBLANK([.AY45]);&quot;&quot;;[.AY45]+MAX([.AY147];[.AZ147]))">
            <text:p/>
          </table:table-cell>
          <table:table-cell table:style-name="ce7" table:formula="of:=IF(ISBLANK([.AZ45]);&quot;&quot;;[.AZ45]+MAX([.AZ147];[.BA147]))">
            <text:p/>
          </table:table-cell>
          <table:table-cell table:style-name="ce7" table:formula="of:=IF(ISBLANK([.BA45]);&quot;&quot;;[.BA45]+MAX([.BA147];[.BB147]))">
            <text:p/>
          </table:table-cell>
          <table:table-cell table:style-name="ce7" table:formula="of:=IF(ISBLANK([.BB45]);&quot;&quot;;[.BB45]+MAX([.BB147];[.BC147]))">
            <text:p/>
          </table:table-cell>
          <table:table-cell table:style-name="ce7" table:formula="of:=IF(ISBLANK([.BC45]);&quot;&quot;;[.BC45]+MAX([.BC147];[.BD147]))">
            <text:p/>
          </table:table-cell>
          <table:table-cell table:style-name="ce7" table:formula="of:=IF(ISBLANK([.BD45]);&quot;&quot;;[.BD45]+MAX([.BD147];[.BE147]))">
            <text:p/>
          </table:table-cell>
          <table:table-cell table:style-name="ce7" table:formula="of:=IF(ISBLANK([.BE45]);&quot;&quot;;[.BE45]+MAX([.BE147];[.BF147]))">
            <text:p/>
          </table:table-cell>
          <table:table-cell table:style-name="ce7" table:formula="of:=IF(ISBLANK([.BF45]);&quot;&quot;;[.BF45]+MAX([.BF147];[.BG147]))">
            <text:p/>
          </table:table-cell>
          <table:table-cell table:style-name="ce7" table:formula="of:=IF(ISBLANK([.BG45]);&quot;&quot;;[.BG45]+MAX([.BG147];[.BH147]))">
            <text:p/>
          </table:table-cell>
          <table:table-cell table:style-name="ce7" table:formula="of:=IF(ISBLANK([.BH45]);&quot;&quot;;[.BH45]+MAX([.BH147];[.BI147]))">
            <text:p/>
          </table:table-cell>
          <table:table-cell table:style-name="ce7" table:formula="of:=IF(ISBLANK([.BI45]);&quot;&quot;;[.BI45]+MAX([.BI147];[.BJ147]))">
            <text:p/>
          </table:table-cell>
          <table:table-cell table:style-name="ce7" table:formula="of:=IF(ISBLANK([.BJ45]);&quot;&quot;;[.BJ45]+MAX([.BJ147];[.BK147]))">
            <text:p/>
          </table:table-cell>
          <table:table-cell table:style-name="ce7" table:formula="of:=IF(ISBLANK([.BK45]);&quot;&quot;;[.BK45]+MAX([.BK147];[.BL147]))">
            <text:p/>
          </table:table-cell>
          <table:table-cell table:style-name="ce7" table:formula="of:=IF(ISBLANK([.BL45]);&quot;&quot;;[.BL45]+MAX([.BL147];[.BM147]))">
            <text:p/>
          </table:table-cell>
          <table:table-cell table:style-name="ce7" table:formula="of:=IF(ISBLANK([.BM45]);&quot;&quot;;[.BM45]+MAX([.BM147];[.BN147]))">
            <text:p/>
          </table:table-cell>
          <table:table-cell table:style-name="ce7" table:formula="of:=IF(ISBLANK([.BN45]);&quot;&quot;;[.BN45]+MAX([.BN147];[.BO147]))">
            <text:p/>
          </table:table-cell>
          <table:table-cell table:style-name="ce7" table:formula="of:=IF(ISBLANK([.BO45]);&quot;&quot;;[.BO45]+MAX([.BO147];[.BP147]))">
            <text:p/>
          </table:table-cell>
          <table:table-cell table:style-name="ce7" table:formula="of:=IF(ISBLANK([.BP45]);&quot;&quot;;[.BP45]+MAX([.BP147];[.BQ147]))">
            <text:p/>
          </table:table-cell>
          <table:table-cell table:style-name="ce7" table:formula="of:=IF(ISBLANK([.BQ45]);&quot;&quot;;[.BQ45]+MAX([.BQ147];[.BR147]))">
            <text:p/>
          </table:table-cell>
          <table:table-cell table:style-name="ce7" table:formula="of:=IF(ISBLANK([.BR45]);&quot;&quot;;[.BR45]+MAX([.BR147];[.BS147]))">
            <text:p/>
          </table:table-cell>
          <table:table-cell table:style-name="ce7" table:formula="of:=IF(ISBLANK([.BS45]);&quot;&quot;;[.BS45]+MAX([.BS147];[.BT147]))">
            <text:p/>
          </table:table-cell>
          <table:table-cell table:style-name="ce7" table:formula="of:=IF(ISBLANK([.BT45]);&quot;&quot;;[.BT45]+MAX([.BT147];[.BU147]))">
            <text:p/>
          </table:table-cell>
          <table:table-cell table:style-name="ce7" table:formula="of:=IF(ISBLANK([.BU45]);&quot;&quot;;[.BU45]+MAX([.BU147];[.BV147]))">
            <text:p/>
          </table:table-cell>
          <table:table-cell table:style-name="ce7" table:formula="of:=IF(ISBLANK([.BV45]);&quot;&quot;;[.BV45]+MAX([.BV147];[.BW147]))">
            <text:p/>
          </table:table-cell>
          <table:table-cell table:style-name="ce7" table:formula="of:=IF(ISBLANK([.BW45]);&quot;&quot;;[.BW45]+MAX([.BW147];[.BX147]))">
            <text:p/>
          </table:table-cell>
          <table:table-cell table:style-name="ce7" table:formula="of:=IF(ISBLANK([.BX45]);&quot;&quot;;[.BX45]+MAX([.BX147];[.BY147]))">
            <text:p/>
          </table:table-cell>
          <table:table-cell table:style-name="ce7" table:formula="of:=IF(ISBLANK([.BY45]);&quot;&quot;;[.BY45]+MAX([.BY147];[.BZ147]))">
            <text:p/>
          </table:table-cell>
          <table:table-cell table:style-name="ce7" table:formula="of:=IF(ISBLANK([.BZ45]);&quot;&quot;;[.BZ45]+MAX([.BZ147];[.CA147]))">
            <text:p/>
          </table:table-cell>
          <table:table-cell table:style-name="ce7" table:formula="of:=IF(ISBLANK([.CA45]);&quot;&quot;;[.CA45]+MAX([.CA147];[.CB147]))">
            <text:p/>
          </table:table-cell>
          <table:table-cell table:style-name="ce7" table:formula="of:=IF(ISBLANK([.CB45]);&quot;&quot;;[.CB45]+MAX([.CB147];[.CC147]))">
            <text:p/>
          </table:table-cell>
          <table:table-cell table:style-name="ce7" table:formula="of:=IF(ISBLANK([.CC45]);&quot;&quot;;[.CC45]+MAX([.CC147];[.CD147]))">
            <text:p/>
          </table:table-cell>
          <table:table-cell table:style-name="ce7" table:formula="of:=IF(ISBLANK([.CD45]);&quot;&quot;;[.CD45]+MAX([.CD147];[.CE147]))">
            <text:p/>
          </table:table-cell>
          <table:table-cell table:style-name="ce7" table:formula="of:=IF(ISBLANK([.CE45]);&quot;&quot;;[.CE45]+MAX([.CE147];[.CF147]))">
            <text:p/>
          </table:table-cell>
          <table:table-cell table:style-name="ce7" table:formula="of:=IF(ISBLANK([.CF45]);&quot;&quot;;[.CF45]+MAX([.CF147];[.CG147]))">
            <text:p/>
          </table:table-cell>
          <table:table-cell table:style-name="ce7" table:formula="of:=IF(ISBLANK([.CG45]);&quot;&quot;;[.CG45]+MAX([.CG147];[.CH147]))">
            <text:p/>
          </table:table-cell>
          <table:table-cell table:style-name="ce7" table:formula="of:=IF(ISBLANK([.CH45]);&quot;&quot;;[.CH45]+MAX([.CH147];[.CI147]))">
            <text:p/>
          </table:table-cell>
          <table:table-cell table:style-name="ce7" table:formula="of:=IF(ISBLANK([.CI45]);&quot;&quot;;[.CI45]+MAX([.CI147];[.CJ147]))">
            <text:p/>
          </table:table-cell>
          <table:table-cell table:style-name="ce7" table:formula="of:=IF(ISBLANK([.CJ45]);&quot;&quot;;[.CJ45]+MAX([.CJ147];[.CK147]))">
            <text:p/>
          </table:table-cell>
          <table:table-cell table:style-name="ce7" table:formula="of:=IF(ISBLANK([.CK45]);&quot;&quot;;[.CK45]+MAX([.CK147];[.CL147]))">
            <text:p/>
          </table:table-cell>
          <table:table-cell table:style-name="ce7" table:formula="of:=IF(ISBLANK([.CL45]);&quot;&quot;;[.CL45]+MAX([.CL147];[.CM147]))">
            <text:p/>
          </table:table-cell>
          <table:table-cell table:style-name="ce7" table:formula="of:=IF(ISBLANK([.CM45]);&quot;&quot;;[.CM45]+MAX([.CM147];[.CN147]))">
            <text:p/>
          </table:table-cell>
          <table:table-cell table:style-name="ce7" table:formula="of:=IF(ISBLANK([.CN45]);&quot;&quot;;[.CN45]+MAX([.CN147];[.CO147]))">
            <text:p/>
          </table:table-cell>
          <table:table-cell table:style-name="ce7" table:formula="of:=IF(ISBLANK([.CO45]);&quot;&quot;;[.CO45]+MAX([.CO147];[.CP147]))">
            <text:p/>
          </table:table-cell>
          <table:table-cell table:style-name="ce7" table:formula="of:=IF(ISBLANK([.CP45]);&quot;&quot;;[.CP45]+MAX([.CP147];[.CQ147]))">
            <text:p/>
          </table:table-cell>
          <table:table-cell table:style-name="ce7" table:formula="of:=IF(ISBLANK([.CQ45]);&quot;&quot;;[.CQ45]+MAX([.CQ147];[.CR147]))">
            <text:p/>
          </table:table-cell>
          <table:table-cell table:style-name="ce7" table:formula="of:=IF(ISBLANK([.CR45]);&quot;&quot;;[.CR45]+MAX([.CR147];[.CS147]))">
            <text:p/>
          </table:table-cell>
          <table:table-cell table:style-name="ce7" table:formula="of:=IF(ISBLANK([.CS45]);&quot;&quot;;[.CS45]+MAX([.CS147];[.CT147]))">
            <text:p/>
          </table:table-cell>
          <table:table-cell table:style-name="ce7" table:formula="of:=IF(ISBLANK([.CT45]);&quot;&quot;;[.CT45]+MAX([.CT147];[.CU147]))">
            <text:p/>
          </table:table-cell>
          <table:table-cell table:style-name="ce7" table:formula="of:=IF(ISBLANK([.CU45]);&quot;&quot;;[.CU45]+MAX([.CU147];[.CV147]))">
            <text:p/>
          </table:table-cell>
          <table:table-cell table:formula="of:=IF(ISBLANK([.CV45]);&quot;&quot;;[.CV45]+MAX([.CV147];[.CW147]))">
            <text:p/>
          </table:table-cell>
        </table:table-row>
        <table:table-row table:style-name="ro1">
          <table:table-cell table:formula="of:=IF(ISBLANK([.A46]);&quot;&quot;;[.A46]+MAX([.A148];[.B148]))" office:value-type="float" office:value="4087" calcext:value-type="float">
            <text:p>4087</text:p>
          </table:table-cell>
          <table:table-cell table:style-name="ce7" table:formula="of:=IF(ISBLANK([.B46]);&quot;&quot;;[.B46]+MAX([.B148];[.C148]))" office:value-type="float" office:value="3973" calcext:value-type="float">
            <text:p>3973</text:p>
          </table:table-cell>
          <table:table-cell table:style-name="ce7" table:formula="of:=IF(ISBLANK([.C46]);&quot;&quot;;[.C46]+MAX([.C148];[.D148]))" office:value-type="float" office:value="4019" calcext:value-type="float">
            <text:p>4019</text:p>
          </table:table-cell>
          <table:table-cell table:style-name="ce7" table:formula="of:=IF(ISBLANK([.D46]);&quot;&quot;;[.D46]+MAX([.D148];[.E148]))" office:value-type="float" office:value="4008" calcext:value-type="float">
            <text:p>4008</text:p>
          </table:table-cell>
          <table:table-cell table:style-name="ce7" table:formula="of:=IF(ISBLANK([.E46]);&quot;&quot;;[.E46]+MAX([.E148];[.F148]))" office:value-type="float" office:value="3880" calcext:value-type="float">
            <text:p>3880</text:p>
          </table:table-cell>
          <table:table-cell table:style-name="ce7" table:formula="of:=IF(ISBLANK([.F46]);&quot;&quot;;[.F46]+MAX([.F148];[.G148]))" office:value-type="float" office:value="3888" calcext:value-type="float">
            <text:p>3888</text:p>
          </table:table-cell>
          <table:table-cell table:style-name="ce7" table:formula="of:=IF(ISBLANK([.G46]);&quot;&quot;;[.G46]+MAX([.G148];[.H148]))" office:value-type="float" office:value="3903" calcext:value-type="float">
            <text:p>3903</text:p>
          </table:table-cell>
          <table:table-cell table:style-name="ce7" table:formula="of:=IF(ISBLANK([.H46]);&quot;&quot;;[.H46]+MAX([.H148];[.I148]))" office:value-type="float" office:value="3936" calcext:value-type="float">
            <text:p>3936</text:p>
          </table:table-cell>
          <table:table-cell table:style-name="ce7" table:formula="of:=IF(ISBLANK([.I46]);&quot;&quot;;[.I46]+MAX([.I148];[.J148]))" office:value-type="float" office:value="3912" calcext:value-type="float">
            <text:p>3912</text:p>
          </table:table-cell>
          <table:table-cell table:style-name="ce7" table:formula="of:=IF(ISBLANK([.J46]);&quot;&quot;;[.J46]+MAX([.J148];[.K148]))" office:value-type="float" office:value="4040" calcext:value-type="float">
            <text:p>4040</text:p>
          </table:table-cell>
          <table:table-cell table:style-name="ce7" table:formula="of:=IF(ISBLANK([.K46]);&quot;&quot;;[.K46]+MAX([.K148];[.L148]))" office:value-type="float" office:value="3987" calcext:value-type="float">
            <text:p>3987</text:p>
          </table:table-cell>
          <table:table-cell table:style-name="ce7" table:formula="of:=IF(ISBLANK([.L46]);&quot;&quot;;[.L46]+MAX([.L148];[.M148]))" office:value-type="float" office:value="4021" calcext:value-type="float">
            <text:p>4021</text:p>
          </table:table-cell>
          <table:table-cell table:style-name="ce7" table:formula="of:=IF(ISBLANK([.M46]);&quot;&quot;;[.M46]+MAX([.M148];[.N148]))" office:value-type="float" office:value="4003" calcext:value-type="float">
            <text:p>4003</text:p>
          </table:table-cell>
          <table:table-cell table:style-name="ce7" table:formula="of:=IF(ISBLANK([.N46]);&quot;&quot;;[.N46]+MAX([.N148];[.O148]))" office:value-type="float" office:value="3969" calcext:value-type="float">
            <text:p>3969</text:p>
          </table:table-cell>
          <table:table-cell table:style-name="ce7" table:formula="of:=IF(ISBLANK([.O46]);&quot;&quot;;[.O46]+MAX([.O148];[.P148]))" office:value-type="float" office:value="3971" calcext:value-type="float">
            <text:p>3971</text:p>
          </table:table-cell>
          <table:table-cell table:style-name="ce7" table:formula="of:=IF(ISBLANK([.P46]);&quot;&quot;;[.P46]+MAX([.P148];[.Q148]))" office:value-type="float" office:value="4019" calcext:value-type="float">
            <text:p>4019</text:p>
          </table:table-cell>
          <table:table-cell table:style-name="ce7" table:formula="of:=IF(ISBLANK([.Q46]);&quot;&quot;;[.Q46]+MAX([.Q148];[.R148]))" office:value-type="float" office:value="4038" calcext:value-type="float">
            <text:p>4038</text:p>
          </table:table-cell>
          <table:table-cell table:style-name="ce7" table:formula="of:=IF(ISBLANK([.R46]);&quot;&quot;;[.R46]+MAX([.R148];[.S148]))" office:value-type="float" office:value="3966" calcext:value-type="float">
            <text:p>3966</text:p>
          </table:table-cell>
          <table:table-cell table:style-name="ce7" table:formula="of:=IF(ISBLANK([.S46]);&quot;&quot;;[.S46]+MAX([.S148];[.T148]))" office:value-type="float" office:value="3992" calcext:value-type="float">
            <text:p>3992</text:p>
          </table:table-cell>
          <table:table-cell table:style-name="ce7" table:formula="of:=IF(ISBLANK([.T46]);&quot;&quot;;[.T46]+MAX([.T148];[.U148]))" office:value-type="float" office:value="3944" calcext:value-type="float">
            <text:p>3944</text:p>
          </table:table-cell>
          <table:table-cell table:style-name="ce7" table:formula="of:=IF(ISBLANK([.U46]);&quot;&quot;;[.U46]+MAX([.U148];[.V148]))" office:value-type="float" office:value="3973" calcext:value-type="float">
            <text:p>3973</text:p>
          </table:table-cell>
          <table:table-cell table:style-name="ce7" table:formula="of:=IF(ISBLANK([.V46]);&quot;&quot;;[.V46]+MAX([.V148];[.W148]))" office:value-type="float" office:value="3947" calcext:value-type="float">
            <text:p>3947</text:p>
          </table:table-cell>
          <table:table-cell table:style-name="ce7" table:formula="of:=IF(ISBLANK([.W46]);&quot;&quot;;[.W46]+MAX([.W148];[.X148]))" office:value-type="float" office:value="3997" calcext:value-type="float">
            <text:p>3997</text:p>
          </table:table-cell>
          <table:table-cell table:style-name="ce7" table:formula="of:=IF(ISBLANK([.X46]);&quot;&quot;;[.X46]+MAX([.X148];[.Y148]))" office:value-type="float" office:value="4029" calcext:value-type="float">
            <text:p>4029</text:p>
          </table:table-cell>
          <table:table-cell table:style-name="ce7" table:formula="of:=IF(ISBLANK([.Y46]);&quot;&quot;;[.Y46]+MAX([.Y148];[.Z148]))" office:value-type="float" office:value="3999" calcext:value-type="float">
            <text:p>3999</text:p>
          </table:table-cell>
          <table:table-cell table:style-name="ce7" table:formula="of:=IF(ISBLANK([.Z46]);&quot;&quot;;[.Z46]+MAX([.Z148];[.AA148]))" office:value-type="float" office:value="3997" calcext:value-type="float">
            <text:p>3997</text:p>
          </table:table-cell>
          <table:table-cell table:style-name="ce7" table:formula="of:=IF(ISBLANK([.AA46]);&quot;&quot;;[.AA46]+MAX([.AA148];[.AB148]))" office:value-type="float" office:value="3960" calcext:value-type="float">
            <text:p>3960</text:p>
          </table:table-cell>
          <table:table-cell table:style-name="ce7" table:formula="of:=IF(ISBLANK([.AB46]);&quot;&quot;;[.AB46]+MAX([.AB148];[.AC148]))" office:value-type="float" office:value="4034" calcext:value-type="float">
            <text:p>4034</text:p>
          </table:table-cell>
          <table:table-cell table:style-name="ce7" table:formula="of:=IF(ISBLANK([.AC46]);&quot;&quot;;[.AC46]+MAX([.AC148];[.AD148]))" office:value-type="float" office:value="4112" calcext:value-type="float">
            <text:p>4112</text:p>
          </table:table-cell>
          <table:table-cell table:style-name="ce7" table:formula="of:=IF(ISBLANK([.AD46]);&quot;&quot;;[.AD46]+MAX([.AD148];[.AE148]))" office:value-type="float" office:value="4085" calcext:value-type="float">
            <text:p>4085</text:p>
          </table:table-cell>
          <table:table-cell table:style-name="ce7" table:formula="of:=IF(ISBLANK([.AE46]);&quot;&quot;;[.AE46]+MAX([.AE148];[.AF148]))" office:value-type="float" office:value="4117" calcext:value-type="float">
            <text:p>4117</text:p>
          </table:table-cell>
          <table:table-cell table:style-name="ce7" table:formula="of:=IF(ISBLANK([.AF46]);&quot;&quot;;[.AF46]+MAX([.AF148];[.AG148]))" office:value-type="float" office:value="4070" calcext:value-type="float">
            <text:p>4070</text:p>
          </table:table-cell>
          <table:table-cell table:style-name="ce7" table:formula="of:=IF(ISBLANK([.AG46]);&quot;&quot;;[.AG46]+MAX([.AG148];[.AH148]))" office:value-type="float" office:value="4086" calcext:value-type="float">
            <text:p>4086</text:p>
          </table:table-cell>
          <table:table-cell table:style-name="ce7" table:formula="of:=IF(ISBLANK([.AH46]);&quot;&quot;;[.AH46]+MAX([.AH148];[.AI148]))" office:value-type="float" office:value="4122" calcext:value-type="float">
            <text:p>4122</text:p>
          </table:table-cell>
          <table:table-cell table:style-name="ce7" table:formula="of:=IF(ISBLANK([.AI46]);&quot;&quot;;[.AI46]+MAX([.AI148];[.AJ148]))" office:value-type="float" office:value="4059" calcext:value-type="float">
            <text:p>4059</text:p>
          </table:table-cell>
          <table:table-cell table:style-name="ce7" table:formula="of:=IF(ISBLANK([.AJ46]);&quot;&quot;;[.AJ46]+MAX([.AJ148];[.AK148]))" office:value-type="float" office:value="4025" calcext:value-type="float">
            <text:p>4025</text:p>
          </table:table-cell>
          <table:table-cell table:style-name="ce7" table:formula="of:=IF(ISBLANK([.AK46]);&quot;&quot;;[.AK46]+MAX([.AK148];[.AL148]))" office:value-type="float" office:value="4047" calcext:value-type="float">
            <text:p>4047</text:p>
          </table:table-cell>
          <table:table-cell table:style-name="ce7" table:formula="of:=IF(ISBLANK([.AL46]);&quot;&quot;;[.AL46]+MAX([.AL148];[.AM148]))" office:value-type="float" office:value="4110" calcext:value-type="float">
            <text:p>4110</text:p>
          </table:table-cell>
          <table:table-cell table:style-name="ce7" table:formula="of:=IF(ISBLANK([.AM46]);&quot;&quot;;[.AM46]+MAX([.AM148];[.AN148]))" office:value-type="float" office:value="4040" calcext:value-type="float">
            <text:p>4040</text:p>
          </table:table-cell>
          <table:table-cell table:style-name="ce7" table:formula="of:=IF(ISBLANK([.AN46]);&quot;&quot;;[.AN46]+MAX([.AN148];[.AO148]))" office:value-type="float" office:value="4020" calcext:value-type="float">
            <text:p>4020</text:p>
          </table:table-cell>
          <table:table-cell table:style-name="ce7" table:formula="of:=IF(ISBLANK([.AO46]);&quot;&quot;;[.AO46]+MAX([.AO148];[.AP148]))" office:value-type="float" office:value="3937" calcext:value-type="float">
            <text:p>3937</text:p>
          </table:table-cell>
          <table:table-cell table:style-name="ce7" table:formula="of:=IF(ISBLANK([.AP46]);&quot;&quot;;[.AP46]+MAX([.AP148];[.AQ148]))" office:value-type="float" office:value="3916" calcext:value-type="float">
            <text:p>3916</text:p>
          </table:table-cell>
          <table:table-cell table:style-name="ce7" table:formula="of:=IF(ISBLANK([.AQ46]);&quot;&quot;;[.AQ46]+MAX([.AQ148];[.AR148]))" office:value-type="float" office:value="3912" calcext:value-type="float">
            <text:p>3912</text:p>
          </table:table-cell>
          <table:table-cell table:style-name="ce7" table:formula="of:=IF(ISBLANK([.AR46]);&quot;&quot;;[.AR46]+MAX([.AR148];[.AS148]))" office:value-type="float" office:value="3946" calcext:value-type="float">
            <text:p>3946</text:p>
          </table:table-cell>
          <table:table-cell table:style-name="ce7" table:formula="of:=IF(ISBLANK([.AS46]);&quot;&quot;;[.AS46]+MAX([.AS148];[.AT148]))" office:value-type="float" office:value="4073" calcext:value-type="float">
            <text:p>4073</text:p>
          </table:table-cell>
          <table:table-cell table:style-name="ce7" table:formula="of:=IF(ISBLANK([.AT46]);&quot;&quot;;[.AT46]+MAX([.AT148];[.AU148]))">
            <text:p/>
          </table:table-cell>
          <table:table-cell table:style-name="ce7" table:formula="of:=IF(ISBLANK([.AU46]);&quot;&quot;;[.AU46]+MAX([.AU148];[.AV148]))">
            <text:p/>
          </table:table-cell>
          <table:table-cell table:style-name="ce7" table:formula="of:=IF(ISBLANK([.AV46]);&quot;&quot;;[.AV46]+MAX([.AV148];[.AW148]))">
            <text:p/>
          </table:table-cell>
          <table:table-cell table:style-name="ce7" table:formula="of:=IF(ISBLANK([.AW46]);&quot;&quot;;[.AW46]+MAX([.AW148];[.AX148]))">
            <text:p/>
          </table:table-cell>
          <table:table-cell table:style-name="ce7" table:formula="of:=IF(ISBLANK([.AX46]);&quot;&quot;;[.AX46]+MAX([.AX148];[.AY148]))">
            <text:p/>
          </table:table-cell>
          <table:table-cell table:style-name="ce7" table:formula="of:=IF(ISBLANK([.AY46]);&quot;&quot;;[.AY46]+MAX([.AY148];[.AZ148]))">
            <text:p/>
          </table:table-cell>
          <table:table-cell table:style-name="ce7" table:formula="of:=IF(ISBLANK([.AZ46]);&quot;&quot;;[.AZ46]+MAX([.AZ148];[.BA148]))">
            <text:p/>
          </table:table-cell>
          <table:table-cell table:style-name="ce7" table:formula="of:=IF(ISBLANK([.BA46]);&quot;&quot;;[.BA46]+MAX([.BA148];[.BB148]))">
            <text:p/>
          </table:table-cell>
          <table:table-cell table:style-name="ce7" table:formula="of:=IF(ISBLANK([.BB46]);&quot;&quot;;[.BB46]+MAX([.BB148];[.BC148]))">
            <text:p/>
          </table:table-cell>
          <table:table-cell table:style-name="ce7" table:formula="of:=IF(ISBLANK([.BC46]);&quot;&quot;;[.BC46]+MAX([.BC148];[.BD148]))">
            <text:p/>
          </table:table-cell>
          <table:table-cell table:style-name="ce7" table:formula="of:=IF(ISBLANK([.BD46]);&quot;&quot;;[.BD46]+MAX([.BD148];[.BE148]))">
            <text:p/>
          </table:table-cell>
          <table:table-cell table:style-name="ce7" table:formula="of:=IF(ISBLANK([.BE46]);&quot;&quot;;[.BE46]+MAX([.BE148];[.BF148]))">
            <text:p/>
          </table:table-cell>
          <table:table-cell table:style-name="ce7" table:formula="of:=IF(ISBLANK([.BF46]);&quot;&quot;;[.BF46]+MAX([.BF148];[.BG148]))">
            <text:p/>
          </table:table-cell>
          <table:table-cell table:style-name="ce7" table:formula="of:=IF(ISBLANK([.BG46]);&quot;&quot;;[.BG46]+MAX([.BG148];[.BH148]))">
            <text:p/>
          </table:table-cell>
          <table:table-cell table:style-name="ce7" table:formula="of:=IF(ISBLANK([.BH46]);&quot;&quot;;[.BH46]+MAX([.BH148];[.BI148]))">
            <text:p/>
          </table:table-cell>
          <table:table-cell table:style-name="ce7" table:formula="of:=IF(ISBLANK([.BI46]);&quot;&quot;;[.BI46]+MAX([.BI148];[.BJ148]))">
            <text:p/>
          </table:table-cell>
          <table:table-cell table:style-name="ce7" table:formula="of:=IF(ISBLANK([.BJ46]);&quot;&quot;;[.BJ46]+MAX([.BJ148];[.BK148]))">
            <text:p/>
          </table:table-cell>
          <table:table-cell table:style-name="ce7" table:formula="of:=IF(ISBLANK([.BK46]);&quot;&quot;;[.BK46]+MAX([.BK148];[.BL148]))">
            <text:p/>
          </table:table-cell>
          <table:table-cell table:style-name="ce7" table:formula="of:=IF(ISBLANK([.BL46]);&quot;&quot;;[.BL46]+MAX([.BL148];[.BM148]))">
            <text:p/>
          </table:table-cell>
          <table:table-cell table:style-name="ce7" table:formula="of:=IF(ISBLANK([.BM46]);&quot;&quot;;[.BM46]+MAX([.BM148];[.BN148]))">
            <text:p/>
          </table:table-cell>
          <table:table-cell table:style-name="ce7" table:formula="of:=IF(ISBLANK([.BN46]);&quot;&quot;;[.BN46]+MAX([.BN148];[.BO148]))">
            <text:p/>
          </table:table-cell>
          <table:table-cell table:style-name="ce7" table:formula="of:=IF(ISBLANK([.BO46]);&quot;&quot;;[.BO46]+MAX([.BO148];[.BP148]))">
            <text:p/>
          </table:table-cell>
          <table:table-cell table:style-name="ce7" table:formula="of:=IF(ISBLANK([.BP46]);&quot;&quot;;[.BP46]+MAX([.BP148];[.BQ148]))">
            <text:p/>
          </table:table-cell>
          <table:table-cell table:style-name="ce7" table:formula="of:=IF(ISBLANK([.BQ46]);&quot;&quot;;[.BQ46]+MAX([.BQ148];[.BR148]))">
            <text:p/>
          </table:table-cell>
          <table:table-cell table:style-name="ce7" table:formula="of:=IF(ISBLANK([.BR46]);&quot;&quot;;[.BR46]+MAX([.BR148];[.BS148]))">
            <text:p/>
          </table:table-cell>
          <table:table-cell table:style-name="ce7" table:formula="of:=IF(ISBLANK([.BS46]);&quot;&quot;;[.BS46]+MAX([.BS148];[.BT148]))">
            <text:p/>
          </table:table-cell>
          <table:table-cell table:style-name="ce7" table:formula="of:=IF(ISBLANK([.BT46]);&quot;&quot;;[.BT46]+MAX([.BT148];[.BU148]))">
            <text:p/>
          </table:table-cell>
          <table:table-cell table:style-name="ce7" table:formula="of:=IF(ISBLANK([.BU46]);&quot;&quot;;[.BU46]+MAX([.BU148];[.BV148]))">
            <text:p/>
          </table:table-cell>
          <table:table-cell table:style-name="ce7" table:formula="of:=IF(ISBLANK([.BV46]);&quot;&quot;;[.BV46]+MAX([.BV148];[.BW148]))">
            <text:p/>
          </table:table-cell>
          <table:table-cell table:style-name="ce7" table:formula="of:=IF(ISBLANK([.BW46]);&quot;&quot;;[.BW46]+MAX([.BW148];[.BX148]))">
            <text:p/>
          </table:table-cell>
          <table:table-cell table:style-name="ce7" table:formula="of:=IF(ISBLANK([.BX46]);&quot;&quot;;[.BX46]+MAX([.BX148];[.BY148]))">
            <text:p/>
          </table:table-cell>
          <table:table-cell table:style-name="ce7" table:formula="of:=IF(ISBLANK([.BY46]);&quot;&quot;;[.BY46]+MAX([.BY148];[.BZ148]))">
            <text:p/>
          </table:table-cell>
          <table:table-cell table:style-name="ce7" table:formula="of:=IF(ISBLANK([.BZ46]);&quot;&quot;;[.BZ46]+MAX([.BZ148];[.CA148]))">
            <text:p/>
          </table:table-cell>
          <table:table-cell table:style-name="ce7" table:formula="of:=IF(ISBLANK([.CA46]);&quot;&quot;;[.CA46]+MAX([.CA148];[.CB148]))">
            <text:p/>
          </table:table-cell>
          <table:table-cell table:style-name="ce7" table:formula="of:=IF(ISBLANK([.CB46]);&quot;&quot;;[.CB46]+MAX([.CB148];[.CC148]))">
            <text:p/>
          </table:table-cell>
          <table:table-cell table:style-name="ce7" table:formula="of:=IF(ISBLANK([.CC46]);&quot;&quot;;[.CC46]+MAX([.CC148];[.CD148]))">
            <text:p/>
          </table:table-cell>
          <table:table-cell table:style-name="ce7" table:formula="of:=IF(ISBLANK([.CD46]);&quot;&quot;;[.CD46]+MAX([.CD148];[.CE148]))">
            <text:p/>
          </table:table-cell>
          <table:table-cell table:style-name="ce7" table:formula="of:=IF(ISBLANK([.CE46]);&quot;&quot;;[.CE46]+MAX([.CE148];[.CF148]))">
            <text:p/>
          </table:table-cell>
          <table:table-cell table:style-name="ce7" table:formula="of:=IF(ISBLANK([.CF46]);&quot;&quot;;[.CF46]+MAX([.CF148];[.CG148]))">
            <text:p/>
          </table:table-cell>
          <table:table-cell table:style-name="ce7" table:formula="of:=IF(ISBLANK([.CG46]);&quot;&quot;;[.CG46]+MAX([.CG148];[.CH148]))">
            <text:p/>
          </table:table-cell>
          <table:table-cell table:style-name="ce7" table:formula="of:=IF(ISBLANK([.CH46]);&quot;&quot;;[.CH46]+MAX([.CH148];[.CI148]))">
            <text:p/>
          </table:table-cell>
          <table:table-cell table:style-name="ce7" table:formula="of:=IF(ISBLANK([.CI46]);&quot;&quot;;[.CI46]+MAX([.CI148];[.CJ148]))">
            <text:p/>
          </table:table-cell>
          <table:table-cell table:style-name="ce7" table:formula="of:=IF(ISBLANK([.CJ46]);&quot;&quot;;[.CJ46]+MAX([.CJ148];[.CK148]))">
            <text:p/>
          </table:table-cell>
          <table:table-cell table:style-name="ce7" table:formula="of:=IF(ISBLANK([.CK46]);&quot;&quot;;[.CK46]+MAX([.CK148];[.CL148]))">
            <text:p/>
          </table:table-cell>
          <table:table-cell table:style-name="ce7" table:formula="of:=IF(ISBLANK([.CL46]);&quot;&quot;;[.CL46]+MAX([.CL148];[.CM148]))">
            <text:p/>
          </table:table-cell>
          <table:table-cell table:style-name="ce7" table:formula="of:=IF(ISBLANK([.CM46]);&quot;&quot;;[.CM46]+MAX([.CM148];[.CN148]))">
            <text:p/>
          </table:table-cell>
          <table:table-cell table:style-name="ce7" table:formula="of:=IF(ISBLANK([.CN46]);&quot;&quot;;[.CN46]+MAX([.CN148];[.CO148]))">
            <text:p/>
          </table:table-cell>
          <table:table-cell table:style-name="ce7" table:formula="of:=IF(ISBLANK([.CO46]);&quot;&quot;;[.CO46]+MAX([.CO148];[.CP148]))">
            <text:p/>
          </table:table-cell>
          <table:table-cell table:style-name="ce7" table:formula="of:=IF(ISBLANK([.CP46]);&quot;&quot;;[.CP46]+MAX([.CP148];[.CQ148]))">
            <text:p/>
          </table:table-cell>
          <table:table-cell table:style-name="ce7" table:formula="of:=IF(ISBLANK([.CQ46]);&quot;&quot;;[.CQ46]+MAX([.CQ148];[.CR148]))">
            <text:p/>
          </table:table-cell>
          <table:table-cell table:style-name="ce7" table:formula="of:=IF(ISBLANK([.CR46]);&quot;&quot;;[.CR46]+MAX([.CR148];[.CS148]))">
            <text:p/>
          </table:table-cell>
          <table:table-cell table:style-name="ce7" table:formula="of:=IF(ISBLANK([.CS46]);&quot;&quot;;[.CS46]+MAX([.CS148];[.CT148]))">
            <text:p/>
          </table:table-cell>
          <table:table-cell table:style-name="ce7" table:formula="of:=IF(ISBLANK([.CT46]);&quot;&quot;;[.CT46]+MAX([.CT148];[.CU148]))">
            <text:p/>
          </table:table-cell>
          <table:table-cell table:style-name="ce7" table:formula="of:=IF(ISBLANK([.CU46]);&quot;&quot;;[.CU46]+MAX([.CU148];[.CV148]))">
            <text:p/>
          </table:table-cell>
          <table:table-cell table:formula="of:=IF(ISBLANK([.CV46]);&quot;&quot;;[.CV46]+MAX([.CV148];[.CW148]))">
            <text:p/>
          </table:table-cell>
        </table:table-row>
        <table:table-row table:style-name="ro1">
          <table:table-cell table:formula="of:=IF(ISBLANK([.A47]);&quot;&quot;;[.A47]+MAX([.A149];[.B149]))" office:value-type="float" office:value="4041" calcext:value-type="float">
            <text:p>4041</text:p>
          </table:table-cell>
          <table:table-cell table:style-name="ce7" table:formula="of:=IF(ISBLANK([.B47]);&quot;&quot;;[.B47]+MAX([.B149];[.C149]))" office:value-type="float" office:value="3954" calcext:value-type="float">
            <text:p>3954</text:p>
          </table:table-cell>
          <table:table-cell table:style-name="ce7" table:formula="of:=IF(ISBLANK([.C47]);&quot;&quot;;[.C47]+MAX([.C149];[.D149]))" office:value-type="float" office:value="3918" calcext:value-type="float">
            <text:p>3918</text:p>
          </table:table-cell>
          <table:table-cell table:style-name="ce7" table:formula="of:=IF(ISBLANK([.D47]);&quot;&quot;;[.D47]+MAX([.D149];[.E149]))" office:value-type="float" office:value="3942" calcext:value-type="float">
            <text:p>3942</text:p>
          </table:table-cell>
          <table:table-cell table:style-name="ce7" table:formula="of:=IF(ISBLANK([.E47]);&quot;&quot;;[.E47]+MAX([.E149];[.F149]))" office:value-type="float" office:value="3856" calcext:value-type="float">
            <text:p>3856</text:p>
          </table:table-cell>
          <table:table-cell table:style-name="ce7" table:formula="of:=IF(ISBLANK([.F47]);&quot;&quot;;[.F47]+MAX([.F149];[.G149]))" office:value-type="float" office:value="3836" calcext:value-type="float">
            <text:p>3836</text:p>
          </table:table-cell>
          <table:table-cell table:style-name="ce7" table:formula="of:=IF(ISBLANK([.G47]);&quot;&quot;;[.G47]+MAX([.G149];[.H149]))" office:value-type="float" office:value="3870" calcext:value-type="float">
            <text:p>3870</text:p>
          </table:table-cell>
          <table:table-cell table:style-name="ce7" table:formula="of:=IF(ISBLANK([.H47]);&quot;&quot;;[.H47]+MAX([.H149];[.I149]))" office:value-type="float" office:value="3898" calcext:value-type="float">
            <text:p>3898</text:p>
          </table:table-cell>
          <table:table-cell table:style-name="ce7" table:formula="of:=IF(ISBLANK([.I47]);&quot;&quot;;[.I47]+MAX([.I149];[.J149]))" office:value-type="float" office:value="3904" calcext:value-type="float">
            <text:p>3904</text:p>
          </table:table-cell>
          <table:table-cell table:style-name="ce7" table:formula="of:=IF(ISBLANK([.J47]);&quot;&quot;;[.J47]+MAX([.J149];[.K149]))" office:value-type="float" office:value="3910" calcext:value-type="float">
            <text:p>3910</text:p>
          </table:table-cell>
          <table:table-cell table:style-name="ce7" table:formula="of:=IF(ISBLANK([.K47]);&quot;&quot;;[.K47]+MAX([.K149];[.L149]))" office:value-type="float" office:value="3956" calcext:value-type="float">
            <text:p>3956</text:p>
          </table:table-cell>
          <table:table-cell table:style-name="ce7" table:formula="of:=IF(ISBLANK([.L47]);&quot;&quot;;[.L47]+MAX([.L149];[.M149]))" office:value-type="float" office:value="3922" calcext:value-type="float">
            <text:p>3922</text:p>
          </table:table-cell>
          <table:table-cell table:style-name="ce7" table:formula="of:=IF(ISBLANK([.M47]);&quot;&quot;;[.M47]+MAX([.M149];[.N149]))" office:value-type="float" office:value="3886" calcext:value-type="float">
            <text:p>3886</text:p>
          </table:table-cell>
          <table:table-cell table:style-name="ce7" table:formula="of:=IF(ISBLANK([.N47]);&quot;&quot;;[.N47]+MAX([.N149];[.O149]))" office:value-type="float" office:value="3911" calcext:value-type="float">
            <text:p>3911</text:p>
          </table:table-cell>
          <table:table-cell table:style-name="ce7" table:formula="of:=IF(ISBLANK([.O47]);&quot;&quot;;[.O47]+MAX([.O149];[.P149]))" office:value-type="float" office:value="3875" calcext:value-type="float">
            <text:p>3875</text:p>
          </table:table-cell>
          <table:table-cell table:style-name="ce7" table:formula="of:=IF(ISBLANK([.P47]);&quot;&quot;;[.P47]+MAX([.P149];[.Q149]))" office:value-type="float" office:value="3872" calcext:value-type="float">
            <text:p>3872</text:p>
          </table:table-cell>
          <table:table-cell table:style-name="ce7" table:formula="of:=IF(ISBLANK([.Q47]);&quot;&quot;;[.Q47]+MAX([.Q149];[.R149]))" office:value-type="float" office:value="3947" calcext:value-type="float">
            <text:p>3947</text:p>
          </table:table-cell>
          <table:table-cell table:style-name="ce7" table:formula="of:=IF(ISBLANK([.R47]);&quot;&quot;;[.R47]+MAX([.R149];[.S149]))" office:value-type="float" office:value="3898" calcext:value-type="float">
            <text:p>3898</text:p>
          </table:table-cell>
          <table:table-cell table:style-name="ce7" table:formula="of:=IF(ISBLANK([.S47]);&quot;&quot;;[.S47]+MAX([.S149];[.T149]))" office:value-type="float" office:value="3930" calcext:value-type="float">
            <text:p>3930</text:p>
          </table:table-cell>
          <table:table-cell table:style-name="ce7" table:formula="of:=IF(ISBLANK([.T47]);&quot;&quot;;[.T47]+MAX([.T149];[.U149]))" office:value-type="float" office:value="3795" calcext:value-type="float">
            <text:p>3795</text:p>
          </table:table-cell>
          <table:table-cell table:style-name="ce7" table:formula="of:=IF(ISBLANK([.U47]);&quot;&quot;;[.U47]+MAX([.U149];[.V149]))" office:value-type="float" office:value="3845" calcext:value-type="float">
            <text:p>3845</text:p>
          </table:table-cell>
          <table:table-cell table:style-name="ce7" table:formula="of:=IF(ISBLANK([.V47]);&quot;&quot;;[.V47]+MAX([.V149];[.W149]))" office:value-type="float" office:value="3918" calcext:value-type="float">
            <text:p>3918</text:p>
          </table:table-cell>
          <table:table-cell table:style-name="ce7" table:formula="of:=IF(ISBLANK([.W47]);&quot;&quot;;[.W47]+MAX([.W149];[.X149]))" office:value-type="float" office:value="3860" calcext:value-type="float">
            <text:p>3860</text:p>
          </table:table-cell>
          <table:table-cell table:style-name="ce7" table:formula="of:=IF(ISBLANK([.X47]);&quot;&quot;;[.X47]+MAX([.X149];[.Y149]))" office:value-type="float" office:value="3944" calcext:value-type="float">
            <text:p>3944</text:p>
          </table:table-cell>
          <table:table-cell table:style-name="ce7" table:formula="of:=IF(ISBLANK([.Y47]);&quot;&quot;;[.Y47]+MAX([.Y149];[.Z149]))" office:value-type="float" office:value="3987" calcext:value-type="float">
            <text:p>3987</text:p>
          </table:table-cell>
          <table:table-cell table:style-name="ce7" table:formula="of:=IF(ISBLANK([.Z47]);&quot;&quot;;[.Z47]+MAX([.Z149];[.AA149]))" office:value-type="float" office:value="3960" calcext:value-type="float">
            <text:p>3960</text:p>
          </table:table-cell>
          <table:table-cell table:style-name="ce7" table:formula="of:=IF(ISBLANK([.AA47]);&quot;&quot;;[.AA47]+MAX([.AA149];[.AB149]))" office:value-type="float" office:value="3934" calcext:value-type="float">
            <text:p>3934</text:p>
          </table:table-cell>
          <table:table-cell table:style-name="ce7" table:formula="of:=IF(ISBLANK([.AB47]);&quot;&quot;;[.AB47]+MAX([.AB149];[.AC149]))" office:value-type="float" office:value="3925" calcext:value-type="float">
            <text:p>3925</text:p>
          </table:table-cell>
          <table:table-cell table:style-name="ce7" table:formula="of:=IF(ISBLANK([.AC47]);&quot;&quot;;[.AC47]+MAX([.AC149];[.AD149]))" office:value-type="float" office:value="3976" calcext:value-type="float">
            <text:p>3976</text:p>
          </table:table-cell>
          <table:table-cell table:style-name="ce7" table:formula="of:=IF(ISBLANK([.AD47]);&quot;&quot;;[.AD47]+MAX([.AD149];[.AE149]))" office:value-type="float" office:value="4023" calcext:value-type="float">
            <text:p>4023</text:p>
          </table:table-cell>
          <table:table-cell table:style-name="ce7" table:formula="of:=IF(ISBLANK([.AE47]);&quot;&quot;;[.AE47]+MAX([.AE149];[.AF149]))" office:value-type="float" office:value="4035" calcext:value-type="float">
            <text:p>4035</text:p>
          </table:table-cell>
          <table:table-cell table:style-name="ce7" table:formula="of:=IF(ISBLANK([.AF47]);&quot;&quot;;[.AF47]+MAX([.AF149];[.AG149]))" office:value-type="float" office:value="4051" calcext:value-type="float">
            <text:p>4051</text:p>
          </table:table-cell>
          <table:table-cell table:style-name="ce7" table:formula="of:=IF(ISBLANK([.AG47]);&quot;&quot;;[.AG47]+MAX([.AG149];[.AH149]))" office:value-type="float" office:value="4004" calcext:value-type="float">
            <text:p>4004</text:p>
          </table:table-cell>
          <table:table-cell table:style-name="ce7" table:formula="of:=IF(ISBLANK([.AH47]);&quot;&quot;;[.AH47]+MAX([.AH149];[.AI149]))" office:value-type="float" office:value="4001" calcext:value-type="float">
            <text:p>4001</text:p>
          </table:table-cell>
          <table:table-cell table:style-name="ce7" table:formula="of:=IF(ISBLANK([.AI47]);&quot;&quot;;[.AI47]+MAX([.AI149];[.AJ149]))" office:value-type="float" office:value="4047" calcext:value-type="float">
            <text:p>4047</text:p>
          </table:table-cell>
          <table:table-cell table:style-name="ce7" table:formula="of:=IF(ISBLANK([.AJ47]);&quot;&quot;;[.AJ47]+MAX([.AJ149];[.AK149]))" office:value-type="float" office:value="3947" calcext:value-type="float">
            <text:p>3947</text:p>
          </table:table-cell>
          <table:table-cell table:style-name="ce7" table:formula="of:=IF(ISBLANK([.AK47]);&quot;&quot;;[.AK47]+MAX([.AK149];[.AL149]))" office:value-type="float" office:value="3977" calcext:value-type="float">
            <text:p>3977</text:p>
          </table:table-cell>
          <table:table-cell table:style-name="ce7" table:formula="of:=IF(ISBLANK([.AL47]);&quot;&quot;;[.AL47]+MAX([.AL149];[.AM149]))" office:value-type="float" office:value="4023" calcext:value-type="float">
            <text:p>4023</text:p>
          </table:table-cell>
          <table:table-cell table:style-name="ce7" table:formula="of:=IF(ISBLANK([.AM47]);&quot;&quot;;[.AM47]+MAX([.AM149];[.AN149]))" office:value-type="float" office:value="3949" calcext:value-type="float">
            <text:p>3949</text:p>
          </table:table-cell>
          <table:table-cell table:style-name="ce7" table:formula="of:=IF(ISBLANK([.AN47]);&quot;&quot;;[.AN47]+MAX([.AN149];[.AO149]))" office:value-type="float" office:value="3901" calcext:value-type="float">
            <text:p>3901</text:p>
          </table:table-cell>
          <table:table-cell table:style-name="ce7" table:formula="of:=IF(ISBLANK([.AO47]);&quot;&quot;;[.AO47]+MAX([.AO149];[.AP149]))" office:value-type="float" office:value="3935" calcext:value-type="float">
            <text:p>3935</text:p>
          </table:table-cell>
          <table:table-cell table:style-name="ce7" table:formula="of:=IF(ISBLANK([.AP47]);&quot;&quot;;[.AP47]+MAX([.AP149];[.AQ149]))" office:value-type="float" office:value="3897" calcext:value-type="float">
            <text:p>3897</text:p>
          </table:table-cell>
          <table:table-cell table:style-name="ce7" table:formula="of:=IF(ISBLANK([.AQ47]);&quot;&quot;;[.AQ47]+MAX([.AQ149];[.AR149]))" office:value-type="float" office:value="3909" calcext:value-type="float">
            <text:p>3909</text:p>
          </table:table-cell>
          <table:table-cell table:style-name="ce7" table:formula="of:=IF(ISBLANK([.AR47]);&quot;&quot;;[.AR47]+MAX([.AR149];[.AS149]))" office:value-type="float" office:value="3868" calcext:value-type="float">
            <text:p>3868</text:p>
          </table:table-cell>
          <table:table-cell table:style-name="ce7" table:formula="of:=IF(ISBLANK([.AS47]);&quot;&quot;;[.AS47]+MAX([.AS149];[.AT149]))" office:value-type="float" office:value="3870" calcext:value-type="float">
            <text:p>3870</text:p>
          </table:table-cell>
          <table:table-cell table:style-name="ce7" table:formula="of:=IF(ISBLANK([.AT47]);&quot;&quot;;[.AT47]+MAX([.AT149];[.AU149]))" office:value-type="float" office:value="3987" calcext:value-type="float">
            <text:p>3987</text:p>
          </table:table-cell>
          <table:table-cell table:style-name="ce7" table:formula="of:=IF(ISBLANK([.AU47]);&quot;&quot;;[.AU47]+MAX([.AU149];[.AV149]))">
            <text:p/>
          </table:table-cell>
          <table:table-cell table:style-name="ce7" table:formula="of:=IF(ISBLANK([.AV47]);&quot;&quot;;[.AV47]+MAX([.AV149];[.AW149]))">
            <text:p/>
          </table:table-cell>
          <table:table-cell table:style-name="ce7" table:formula="of:=IF(ISBLANK([.AW47]);&quot;&quot;;[.AW47]+MAX([.AW149];[.AX149]))">
            <text:p/>
          </table:table-cell>
          <table:table-cell table:style-name="ce7" table:formula="of:=IF(ISBLANK([.AX47]);&quot;&quot;;[.AX47]+MAX([.AX149];[.AY149]))">
            <text:p/>
          </table:table-cell>
          <table:table-cell table:style-name="ce7" table:formula="of:=IF(ISBLANK([.AY47]);&quot;&quot;;[.AY47]+MAX([.AY149];[.AZ149]))">
            <text:p/>
          </table:table-cell>
          <table:table-cell table:style-name="ce7" table:formula="of:=IF(ISBLANK([.AZ47]);&quot;&quot;;[.AZ47]+MAX([.AZ149];[.BA149]))">
            <text:p/>
          </table:table-cell>
          <table:table-cell table:style-name="ce7" table:formula="of:=IF(ISBLANK([.BA47]);&quot;&quot;;[.BA47]+MAX([.BA149];[.BB149]))">
            <text:p/>
          </table:table-cell>
          <table:table-cell table:style-name="ce7" table:formula="of:=IF(ISBLANK([.BB47]);&quot;&quot;;[.BB47]+MAX([.BB149];[.BC149]))">
            <text:p/>
          </table:table-cell>
          <table:table-cell table:style-name="ce7" table:formula="of:=IF(ISBLANK([.BC47]);&quot;&quot;;[.BC47]+MAX([.BC149];[.BD149]))">
            <text:p/>
          </table:table-cell>
          <table:table-cell table:style-name="ce7" table:formula="of:=IF(ISBLANK([.BD47]);&quot;&quot;;[.BD47]+MAX([.BD149];[.BE149]))">
            <text:p/>
          </table:table-cell>
          <table:table-cell table:style-name="ce7" table:formula="of:=IF(ISBLANK([.BE47]);&quot;&quot;;[.BE47]+MAX([.BE149];[.BF149]))">
            <text:p/>
          </table:table-cell>
          <table:table-cell table:style-name="ce7" table:formula="of:=IF(ISBLANK([.BF47]);&quot;&quot;;[.BF47]+MAX([.BF149];[.BG149]))">
            <text:p/>
          </table:table-cell>
          <table:table-cell table:style-name="ce7" table:formula="of:=IF(ISBLANK([.BG47]);&quot;&quot;;[.BG47]+MAX([.BG149];[.BH149]))">
            <text:p/>
          </table:table-cell>
          <table:table-cell table:style-name="ce7" table:formula="of:=IF(ISBLANK([.BH47]);&quot;&quot;;[.BH47]+MAX([.BH149];[.BI149]))">
            <text:p/>
          </table:table-cell>
          <table:table-cell table:style-name="ce7" table:formula="of:=IF(ISBLANK([.BI47]);&quot;&quot;;[.BI47]+MAX([.BI149];[.BJ149]))">
            <text:p/>
          </table:table-cell>
          <table:table-cell table:style-name="ce7" table:formula="of:=IF(ISBLANK([.BJ47]);&quot;&quot;;[.BJ47]+MAX([.BJ149];[.BK149]))">
            <text:p/>
          </table:table-cell>
          <table:table-cell table:style-name="ce7" table:formula="of:=IF(ISBLANK([.BK47]);&quot;&quot;;[.BK47]+MAX([.BK149];[.BL149]))">
            <text:p/>
          </table:table-cell>
          <table:table-cell table:style-name="ce7" table:formula="of:=IF(ISBLANK([.BL47]);&quot;&quot;;[.BL47]+MAX([.BL149];[.BM149]))">
            <text:p/>
          </table:table-cell>
          <table:table-cell table:style-name="ce7" table:formula="of:=IF(ISBLANK([.BM47]);&quot;&quot;;[.BM47]+MAX([.BM149];[.BN149]))">
            <text:p/>
          </table:table-cell>
          <table:table-cell table:style-name="ce7" table:formula="of:=IF(ISBLANK([.BN47]);&quot;&quot;;[.BN47]+MAX([.BN149];[.BO149]))">
            <text:p/>
          </table:table-cell>
          <table:table-cell table:style-name="ce7" table:formula="of:=IF(ISBLANK([.BO47]);&quot;&quot;;[.BO47]+MAX([.BO149];[.BP149]))">
            <text:p/>
          </table:table-cell>
          <table:table-cell table:style-name="ce7" table:formula="of:=IF(ISBLANK([.BP47]);&quot;&quot;;[.BP47]+MAX([.BP149];[.BQ149]))">
            <text:p/>
          </table:table-cell>
          <table:table-cell table:style-name="ce7" table:formula="of:=IF(ISBLANK([.BQ47]);&quot;&quot;;[.BQ47]+MAX([.BQ149];[.BR149]))">
            <text:p/>
          </table:table-cell>
          <table:table-cell table:style-name="ce7" table:formula="of:=IF(ISBLANK([.BR47]);&quot;&quot;;[.BR47]+MAX([.BR149];[.BS149]))">
            <text:p/>
          </table:table-cell>
          <table:table-cell table:style-name="ce7" table:formula="of:=IF(ISBLANK([.BS47]);&quot;&quot;;[.BS47]+MAX([.BS149];[.BT149]))">
            <text:p/>
          </table:table-cell>
          <table:table-cell table:style-name="ce7" table:formula="of:=IF(ISBLANK([.BT47]);&quot;&quot;;[.BT47]+MAX([.BT149];[.BU149]))">
            <text:p/>
          </table:table-cell>
          <table:table-cell table:style-name="ce7" table:formula="of:=IF(ISBLANK([.BU47]);&quot;&quot;;[.BU47]+MAX([.BU149];[.BV149]))">
            <text:p/>
          </table:table-cell>
          <table:table-cell table:style-name="ce7" table:formula="of:=IF(ISBLANK([.BV47]);&quot;&quot;;[.BV47]+MAX([.BV149];[.BW149]))">
            <text:p/>
          </table:table-cell>
          <table:table-cell table:style-name="ce7" table:formula="of:=IF(ISBLANK([.BW47]);&quot;&quot;;[.BW47]+MAX([.BW149];[.BX149]))">
            <text:p/>
          </table:table-cell>
          <table:table-cell table:style-name="ce7" table:formula="of:=IF(ISBLANK([.BX47]);&quot;&quot;;[.BX47]+MAX([.BX149];[.BY149]))">
            <text:p/>
          </table:table-cell>
          <table:table-cell table:style-name="ce7" table:formula="of:=IF(ISBLANK([.BY47]);&quot;&quot;;[.BY47]+MAX([.BY149];[.BZ149]))">
            <text:p/>
          </table:table-cell>
          <table:table-cell table:style-name="ce7" table:formula="of:=IF(ISBLANK([.BZ47]);&quot;&quot;;[.BZ47]+MAX([.BZ149];[.CA149]))">
            <text:p/>
          </table:table-cell>
          <table:table-cell table:style-name="ce7" table:formula="of:=IF(ISBLANK([.CA47]);&quot;&quot;;[.CA47]+MAX([.CA149];[.CB149]))">
            <text:p/>
          </table:table-cell>
          <table:table-cell table:style-name="ce7" table:formula="of:=IF(ISBLANK([.CB47]);&quot;&quot;;[.CB47]+MAX([.CB149];[.CC149]))">
            <text:p/>
          </table:table-cell>
          <table:table-cell table:style-name="ce7" table:formula="of:=IF(ISBLANK([.CC47]);&quot;&quot;;[.CC47]+MAX([.CC149];[.CD149]))">
            <text:p/>
          </table:table-cell>
          <table:table-cell table:style-name="ce7" table:formula="of:=IF(ISBLANK([.CD47]);&quot;&quot;;[.CD47]+MAX([.CD149];[.CE149]))">
            <text:p/>
          </table:table-cell>
          <table:table-cell table:style-name="ce7" table:formula="of:=IF(ISBLANK([.CE47]);&quot;&quot;;[.CE47]+MAX([.CE149];[.CF149]))">
            <text:p/>
          </table:table-cell>
          <table:table-cell table:style-name="ce7" table:formula="of:=IF(ISBLANK([.CF47]);&quot;&quot;;[.CF47]+MAX([.CF149];[.CG149]))">
            <text:p/>
          </table:table-cell>
          <table:table-cell table:style-name="ce7" table:formula="of:=IF(ISBLANK([.CG47]);&quot;&quot;;[.CG47]+MAX([.CG149];[.CH149]))">
            <text:p/>
          </table:table-cell>
          <table:table-cell table:style-name="ce7" table:formula="of:=IF(ISBLANK([.CH47]);&quot;&quot;;[.CH47]+MAX([.CH149];[.CI149]))">
            <text:p/>
          </table:table-cell>
          <table:table-cell table:style-name="ce7" table:formula="of:=IF(ISBLANK([.CI47]);&quot;&quot;;[.CI47]+MAX([.CI149];[.CJ149]))">
            <text:p/>
          </table:table-cell>
          <table:table-cell table:style-name="ce7" table:formula="of:=IF(ISBLANK([.CJ47]);&quot;&quot;;[.CJ47]+MAX([.CJ149];[.CK149]))">
            <text:p/>
          </table:table-cell>
          <table:table-cell table:style-name="ce7" table:formula="of:=IF(ISBLANK([.CK47]);&quot;&quot;;[.CK47]+MAX([.CK149];[.CL149]))">
            <text:p/>
          </table:table-cell>
          <table:table-cell table:style-name="ce7" table:formula="of:=IF(ISBLANK([.CL47]);&quot;&quot;;[.CL47]+MAX([.CL149];[.CM149]))">
            <text:p/>
          </table:table-cell>
          <table:table-cell table:style-name="ce7" table:formula="of:=IF(ISBLANK([.CM47]);&quot;&quot;;[.CM47]+MAX([.CM149];[.CN149]))">
            <text:p/>
          </table:table-cell>
          <table:table-cell table:style-name="ce7" table:formula="of:=IF(ISBLANK([.CN47]);&quot;&quot;;[.CN47]+MAX([.CN149];[.CO149]))">
            <text:p/>
          </table:table-cell>
          <table:table-cell table:style-name="ce7" table:formula="of:=IF(ISBLANK([.CO47]);&quot;&quot;;[.CO47]+MAX([.CO149];[.CP149]))">
            <text:p/>
          </table:table-cell>
          <table:table-cell table:style-name="ce7" table:formula="of:=IF(ISBLANK([.CP47]);&quot;&quot;;[.CP47]+MAX([.CP149];[.CQ149]))">
            <text:p/>
          </table:table-cell>
          <table:table-cell table:style-name="ce7" table:formula="of:=IF(ISBLANK([.CQ47]);&quot;&quot;;[.CQ47]+MAX([.CQ149];[.CR149]))">
            <text:p/>
          </table:table-cell>
          <table:table-cell table:style-name="ce7" table:formula="of:=IF(ISBLANK([.CR47]);&quot;&quot;;[.CR47]+MAX([.CR149];[.CS149]))">
            <text:p/>
          </table:table-cell>
          <table:table-cell table:style-name="ce7" table:formula="of:=IF(ISBLANK([.CS47]);&quot;&quot;;[.CS47]+MAX([.CS149];[.CT149]))">
            <text:p/>
          </table:table-cell>
          <table:table-cell table:style-name="ce7" table:formula="of:=IF(ISBLANK([.CT47]);&quot;&quot;;[.CT47]+MAX([.CT149];[.CU149]))">
            <text:p/>
          </table:table-cell>
          <table:table-cell table:style-name="ce7" table:formula="of:=IF(ISBLANK([.CU47]);&quot;&quot;;[.CU47]+MAX([.CU149];[.CV149]))">
            <text:p/>
          </table:table-cell>
          <table:table-cell table:formula="of:=IF(ISBLANK([.CV47]);&quot;&quot;;[.CV47]+MAX([.CV149];[.CW149]))">
            <text:p/>
          </table:table-cell>
        </table:table-row>
        <table:table-row table:style-name="ro1">
          <table:table-cell table:formula="of:=IF(ISBLANK([.A48]);&quot;&quot;;[.A48]+MAX([.A150];[.B150]))" office:value-type="float" office:value="3942" calcext:value-type="float">
            <text:p>3942</text:p>
          </table:table-cell>
          <table:table-cell table:style-name="ce7" table:formula="of:=IF(ISBLANK([.B48]);&quot;&quot;;[.B48]+MAX([.B150];[.C150]))" office:value-type="float" office:value="3856" calcext:value-type="float">
            <text:p>3856</text:p>
          </table:table-cell>
          <table:table-cell table:style-name="ce7" table:formula="of:=IF(ISBLANK([.C48]);&quot;&quot;;[.C48]+MAX([.C150];[.D150]))" office:value-type="float" office:value="3834" calcext:value-type="float">
            <text:p>3834</text:p>
          </table:table-cell>
          <table:table-cell table:style-name="ce7" table:formula="of:=IF(ISBLANK([.D48]);&quot;&quot;;[.D48]+MAX([.D150];[.E150]))" office:value-type="float" office:value="3767" calcext:value-type="float">
            <text:p>3767</text:p>
          </table:table-cell>
          <table:table-cell table:style-name="ce7" table:formula="of:=IF(ISBLANK([.E48]);&quot;&quot;;[.E48]+MAX([.E150];[.F150]))" office:value-type="float" office:value="3849" calcext:value-type="float">
            <text:p>3849</text:p>
          </table:table-cell>
          <table:table-cell table:style-name="ce7" table:formula="of:=IF(ISBLANK([.F48]);&quot;&quot;;[.F48]+MAX([.F150];[.G150]))" office:value-type="float" office:value="3806" calcext:value-type="float">
            <text:p>3806</text:p>
          </table:table-cell>
          <table:table-cell table:style-name="ce7" table:formula="of:=IF(ISBLANK([.G48]);&quot;&quot;;[.G48]+MAX([.G150];[.H150]))" office:value-type="float" office:value="3819" calcext:value-type="float">
            <text:p>3819</text:p>
          </table:table-cell>
          <table:table-cell table:style-name="ce7" table:formula="of:=IF(ISBLANK([.H48]);&quot;&quot;;[.H48]+MAX([.H150];[.I150]))" office:value-type="float" office:value="3837" calcext:value-type="float">
            <text:p>3837</text:p>
          </table:table-cell>
          <table:table-cell table:style-name="ce7" table:formula="of:=IF(ISBLANK([.I48]);&quot;&quot;;[.I48]+MAX([.I150];[.J150]))" office:value-type="float" office:value="3762" calcext:value-type="float">
            <text:p>3762</text:p>
          </table:table-cell>
          <table:table-cell table:style-name="ce7" table:formula="of:=IF(ISBLANK([.J48]);&quot;&quot;;[.J48]+MAX([.J150];[.K150]))" office:value-type="float" office:value="3812" calcext:value-type="float">
            <text:p>3812</text:p>
          </table:table-cell>
          <table:table-cell table:style-name="ce7" table:formula="of:=IF(ISBLANK([.K48]);&quot;&quot;;[.K48]+MAX([.K150];[.L150]))" office:value-type="float" office:value="3890" calcext:value-type="float">
            <text:p>3890</text:p>
          </table:table-cell>
          <table:table-cell table:style-name="ce7" table:formula="of:=IF(ISBLANK([.L48]);&quot;&quot;;[.L48]+MAX([.L150];[.M150]))" office:value-type="float" office:value="3826" calcext:value-type="float">
            <text:p>3826</text:p>
          </table:table-cell>
          <table:table-cell table:style-name="ce7" table:formula="of:=IF(ISBLANK([.M48]);&quot;&quot;;[.M48]+MAX([.M150];[.N150]))" office:value-type="float" office:value="3862" calcext:value-type="float">
            <text:p>3862</text:p>
          </table:table-cell>
          <table:table-cell table:style-name="ce7" table:formula="of:=IF(ISBLANK([.N48]);&quot;&quot;;[.N48]+MAX([.N150];[.O150]))" office:value-type="float" office:value="3845" calcext:value-type="float">
            <text:p>3845</text:p>
          </table:table-cell>
          <table:table-cell table:style-name="ce7" table:formula="of:=IF(ISBLANK([.O48]);&quot;&quot;;[.O48]+MAX([.O150];[.P150]))" office:value-type="float" office:value="3835" calcext:value-type="float">
            <text:p>3835</text:p>
          </table:table-cell>
          <table:table-cell table:style-name="ce7" table:formula="of:=IF(ISBLANK([.P48]);&quot;&quot;;[.P48]+MAX([.P150];[.Q150]))" office:value-type="float" office:value="3786" calcext:value-type="float">
            <text:p>3786</text:p>
          </table:table-cell>
          <table:table-cell table:style-name="ce7" table:formula="of:=IF(ISBLANK([.Q48]);&quot;&quot;;[.Q48]+MAX([.Q150];[.R150]))" office:value-type="float" office:value="3842" calcext:value-type="float">
            <text:p>3842</text:p>
          </table:table-cell>
          <table:table-cell table:style-name="ce7" table:formula="of:=IF(ISBLANK([.R48]);&quot;&quot;;[.R48]+MAX([.R150];[.S150]))" office:value-type="float" office:value="3880" calcext:value-type="float">
            <text:p>3880</text:p>
          </table:table-cell>
          <table:table-cell table:style-name="ce7" table:formula="of:=IF(ISBLANK([.S48]);&quot;&quot;;[.S48]+MAX([.S150];[.T150]))" office:value-type="float" office:value="3893" calcext:value-type="float">
            <text:p>3893</text:p>
          </table:table-cell>
          <table:table-cell table:style-name="ce7" table:formula="of:=IF(ISBLANK([.T48]);&quot;&quot;;[.T48]+MAX([.T150];[.U150]))" office:value-type="float" office:value="3766" calcext:value-type="float">
            <text:p>3766</text:p>
          </table:table-cell>
          <table:table-cell table:style-name="ce7" table:formula="of:=IF(ISBLANK([.U48]);&quot;&quot;;[.U48]+MAX([.U150];[.V150]))" office:value-type="float" office:value="3747" calcext:value-type="float">
            <text:p>3747</text:p>
          </table:table-cell>
          <table:table-cell table:style-name="ce7" table:formula="of:=IF(ISBLANK([.V48]);&quot;&quot;;[.V48]+MAX([.V150];[.W150]))" office:value-type="float" office:value="3821" calcext:value-type="float">
            <text:p>3821</text:p>
          </table:table-cell>
          <table:table-cell table:style-name="ce7" table:formula="of:=IF(ISBLANK([.W48]);&quot;&quot;;[.W48]+MAX([.W150];[.X150]))" office:value-type="float" office:value="3822" calcext:value-type="float">
            <text:p>3822</text:p>
          </table:table-cell>
          <table:table-cell table:style-name="ce7" table:formula="of:=IF(ISBLANK([.X48]);&quot;&quot;;[.X48]+MAX([.X150];[.Y150]))" office:value-type="float" office:value="3857" calcext:value-type="float">
            <text:p>3857</text:p>
          </table:table-cell>
          <table:table-cell table:style-name="ce7" table:formula="of:=IF(ISBLANK([.Y48]);&quot;&quot;;[.Y48]+MAX([.Y150];[.Z150]))" office:value-type="float" office:value="3917" calcext:value-type="float">
            <text:p>3917</text:p>
          </table:table-cell>
          <table:table-cell table:style-name="ce7" table:formula="of:=IF(ISBLANK([.Z48]);&quot;&quot;;[.Z48]+MAX([.Z150];[.AA150]))" office:value-type="float" office:value="3898" calcext:value-type="float">
            <text:p>3898</text:p>
          </table:table-cell>
          <table:table-cell table:style-name="ce7" table:formula="of:=IF(ISBLANK([.AA48]);&quot;&quot;;[.AA48]+MAX([.AA150];[.AB150]))" office:value-type="float" office:value="3842" calcext:value-type="float">
            <text:p>3842</text:p>
          </table:table-cell>
          <table:table-cell table:style-name="ce7" table:formula="of:=IF(ISBLANK([.AB48]);&quot;&quot;;[.AB48]+MAX([.AB150];[.AC150]))" office:value-type="float" office:value="3921" calcext:value-type="float">
            <text:p>3921</text:p>
          </table:table-cell>
          <table:table-cell table:style-name="ce7" table:formula="of:=IF(ISBLANK([.AC48]);&quot;&quot;;[.AC48]+MAX([.AC150];[.AD150]))" office:value-type="float" office:value="3847" calcext:value-type="float">
            <text:p>3847</text:p>
          </table:table-cell>
          <table:table-cell table:style-name="ce7" table:formula="of:=IF(ISBLANK([.AD48]);&quot;&quot;;[.AD48]+MAX([.AD150];[.AE150]))" office:value-type="float" office:value="3931" calcext:value-type="float">
            <text:p>3931</text:p>
          </table:table-cell>
          <table:table-cell table:style-name="ce7" table:formula="of:=IF(ISBLANK([.AE48]);&quot;&quot;;[.AE48]+MAX([.AE150];[.AF150]))" office:value-type="float" office:value="3976" calcext:value-type="float">
            <text:p>3976</text:p>
          </table:table-cell>
          <table:table-cell table:style-name="ce7" table:formula="of:=IF(ISBLANK([.AF48]);&quot;&quot;;[.AF48]+MAX([.AF150];[.AG150]))" office:value-type="float" office:value="3963" calcext:value-type="float">
            <text:p>3963</text:p>
          </table:table-cell>
          <table:table-cell table:style-name="ce7" table:formula="of:=IF(ISBLANK([.AG48]);&quot;&quot;;[.AG48]+MAX([.AG150];[.AH150]))" office:value-type="float" office:value="3861" calcext:value-type="float">
            <text:p>3861</text:p>
          </table:table-cell>
          <table:table-cell table:style-name="ce7" table:formula="of:=IF(ISBLANK([.AH48]);&quot;&quot;;[.AH48]+MAX([.AH150];[.AI150]))" office:value-type="float" office:value="3961" calcext:value-type="float">
            <text:p>3961</text:p>
          </table:table-cell>
          <table:table-cell table:style-name="ce7" table:formula="of:=IF(ISBLANK([.AI48]);&quot;&quot;;[.AI48]+MAX([.AI150];[.AJ150]))" office:value-type="float" office:value="3981" calcext:value-type="float">
            <text:p>3981</text:p>
          </table:table-cell>
          <table:table-cell table:style-name="ce7" table:formula="of:=IF(ISBLANK([.AJ48]);&quot;&quot;;[.AJ48]+MAX([.AJ150];[.AK150]))" office:value-type="float" office:value="3932" calcext:value-type="float">
            <text:p>3932</text:p>
          </table:table-cell>
          <table:table-cell table:style-name="ce7" table:formula="of:=IF(ISBLANK([.AK48]);&quot;&quot;;[.AK48]+MAX([.AK150];[.AL150]))" office:value-type="float" office:value="3873" calcext:value-type="float">
            <text:p>3873</text:p>
          </table:table-cell>
          <table:table-cell table:style-name="ce7" table:formula="of:=IF(ISBLANK([.AL48]);&quot;&quot;;[.AL48]+MAX([.AL150];[.AM150]))" office:value-type="float" office:value="3931" calcext:value-type="float">
            <text:p>3931</text:p>
          </table:table-cell>
          <table:table-cell table:style-name="ce7" table:formula="of:=IF(ISBLANK([.AM48]);&quot;&quot;;[.AM48]+MAX([.AM150];[.AN150]))" office:value-type="float" office:value="3919" calcext:value-type="float">
            <text:p>3919</text:p>
          </table:table-cell>
          <table:table-cell table:style-name="ce7" table:formula="of:=IF(ISBLANK([.AN48]);&quot;&quot;;[.AN48]+MAX([.AN150];[.AO150]))" office:value-type="float" office:value="3897" calcext:value-type="float">
            <text:p>3897</text:p>
          </table:table-cell>
          <table:table-cell table:style-name="ce7" table:formula="of:=IF(ISBLANK([.AO48]);&quot;&quot;;[.AO48]+MAX([.AO150];[.AP150]))" office:value-type="float" office:value="3864" calcext:value-type="float">
            <text:p>3864</text:p>
          </table:table-cell>
          <table:table-cell table:style-name="ce7" table:formula="of:=IF(ISBLANK([.AP48]);&quot;&quot;;[.AP48]+MAX([.AP150];[.AQ150]))" office:value-type="float" office:value="3818" calcext:value-type="float">
            <text:p>3818</text:p>
          </table:table-cell>
          <table:table-cell table:style-name="ce7" table:formula="of:=IF(ISBLANK([.AQ48]);&quot;&quot;;[.AQ48]+MAX([.AQ150];[.AR150]))" office:value-type="float" office:value="3831" calcext:value-type="float">
            <text:p>3831</text:p>
          </table:table-cell>
          <table:table-cell table:style-name="ce7" table:formula="of:=IF(ISBLANK([.AR48]);&quot;&quot;;[.AR48]+MAX([.AR150];[.AS150]))" office:value-type="float" office:value="3798" calcext:value-type="float">
            <text:p>3798</text:p>
          </table:table-cell>
          <table:table-cell table:style-name="ce7" table:formula="of:=IF(ISBLANK([.AS48]);&quot;&quot;;[.AS48]+MAX([.AS150];[.AT150]))" office:value-type="float" office:value="3785" calcext:value-type="float">
            <text:p>3785</text:p>
          </table:table-cell>
          <table:table-cell table:style-name="ce7" table:formula="of:=IF(ISBLANK([.AT48]);&quot;&quot;;[.AT48]+MAX([.AT150];[.AU150]))" office:value-type="float" office:value="3817" calcext:value-type="float">
            <text:p>3817</text:p>
          </table:table-cell>
          <table:table-cell table:style-name="ce7" table:formula="of:=IF(ISBLANK([.AU48]);&quot;&quot;;[.AU48]+MAX([.AU150];[.AV150]))" office:value-type="float" office:value="3888" calcext:value-type="float">
            <text:p>3888</text:p>
          </table:table-cell>
          <table:table-cell table:style-name="ce7" table:formula="of:=IF(ISBLANK([.AV48]);&quot;&quot;;[.AV48]+MAX([.AV150];[.AW150]))">
            <text:p/>
          </table:table-cell>
          <table:table-cell table:style-name="ce7" table:formula="of:=IF(ISBLANK([.AW48]);&quot;&quot;;[.AW48]+MAX([.AW150];[.AX150]))">
            <text:p/>
          </table:table-cell>
          <table:table-cell table:style-name="ce7" table:formula="of:=IF(ISBLANK([.AX48]);&quot;&quot;;[.AX48]+MAX([.AX150];[.AY150]))">
            <text:p/>
          </table:table-cell>
          <table:table-cell table:style-name="ce7" table:formula="of:=IF(ISBLANK([.AY48]);&quot;&quot;;[.AY48]+MAX([.AY150];[.AZ150]))">
            <text:p/>
          </table:table-cell>
          <table:table-cell table:style-name="ce7" table:formula="of:=IF(ISBLANK([.AZ48]);&quot;&quot;;[.AZ48]+MAX([.AZ150];[.BA150]))">
            <text:p/>
          </table:table-cell>
          <table:table-cell table:style-name="ce7" table:formula="of:=IF(ISBLANK([.BA48]);&quot;&quot;;[.BA48]+MAX([.BA150];[.BB150]))">
            <text:p/>
          </table:table-cell>
          <table:table-cell table:style-name="ce7" table:formula="of:=IF(ISBLANK([.BB48]);&quot;&quot;;[.BB48]+MAX([.BB150];[.BC150]))">
            <text:p/>
          </table:table-cell>
          <table:table-cell table:style-name="ce7" table:formula="of:=IF(ISBLANK([.BC48]);&quot;&quot;;[.BC48]+MAX([.BC150];[.BD150]))">
            <text:p/>
          </table:table-cell>
          <table:table-cell table:style-name="ce7" table:formula="of:=IF(ISBLANK([.BD48]);&quot;&quot;;[.BD48]+MAX([.BD150];[.BE150]))">
            <text:p/>
          </table:table-cell>
          <table:table-cell table:style-name="ce7" table:formula="of:=IF(ISBLANK([.BE48]);&quot;&quot;;[.BE48]+MAX([.BE150];[.BF150]))">
            <text:p/>
          </table:table-cell>
          <table:table-cell table:style-name="ce7" table:formula="of:=IF(ISBLANK([.BF48]);&quot;&quot;;[.BF48]+MAX([.BF150];[.BG150]))">
            <text:p/>
          </table:table-cell>
          <table:table-cell table:style-name="ce7" table:formula="of:=IF(ISBLANK([.BG48]);&quot;&quot;;[.BG48]+MAX([.BG150];[.BH150]))">
            <text:p/>
          </table:table-cell>
          <table:table-cell table:style-name="ce7" table:formula="of:=IF(ISBLANK([.BH48]);&quot;&quot;;[.BH48]+MAX([.BH150];[.BI150]))">
            <text:p/>
          </table:table-cell>
          <table:table-cell table:style-name="ce7" table:formula="of:=IF(ISBLANK([.BI48]);&quot;&quot;;[.BI48]+MAX([.BI150];[.BJ150]))">
            <text:p/>
          </table:table-cell>
          <table:table-cell table:style-name="ce7" table:formula="of:=IF(ISBLANK([.BJ48]);&quot;&quot;;[.BJ48]+MAX([.BJ150];[.BK150]))">
            <text:p/>
          </table:table-cell>
          <table:table-cell table:style-name="ce7" table:formula="of:=IF(ISBLANK([.BK48]);&quot;&quot;;[.BK48]+MAX([.BK150];[.BL150]))">
            <text:p/>
          </table:table-cell>
          <table:table-cell table:style-name="ce7" table:formula="of:=IF(ISBLANK([.BL48]);&quot;&quot;;[.BL48]+MAX([.BL150];[.BM150]))">
            <text:p/>
          </table:table-cell>
          <table:table-cell table:style-name="ce7" table:formula="of:=IF(ISBLANK([.BM48]);&quot;&quot;;[.BM48]+MAX([.BM150];[.BN150]))">
            <text:p/>
          </table:table-cell>
          <table:table-cell table:style-name="ce7" table:formula="of:=IF(ISBLANK([.BN48]);&quot;&quot;;[.BN48]+MAX([.BN150];[.BO150]))">
            <text:p/>
          </table:table-cell>
          <table:table-cell table:style-name="ce7" table:formula="of:=IF(ISBLANK([.BO48]);&quot;&quot;;[.BO48]+MAX([.BO150];[.BP150]))">
            <text:p/>
          </table:table-cell>
          <table:table-cell table:style-name="ce7" table:formula="of:=IF(ISBLANK([.BP48]);&quot;&quot;;[.BP48]+MAX([.BP150];[.BQ150]))">
            <text:p/>
          </table:table-cell>
          <table:table-cell table:style-name="ce7" table:formula="of:=IF(ISBLANK([.BQ48]);&quot;&quot;;[.BQ48]+MAX([.BQ150];[.BR150]))">
            <text:p/>
          </table:table-cell>
          <table:table-cell table:style-name="ce7" table:formula="of:=IF(ISBLANK([.BR48]);&quot;&quot;;[.BR48]+MAX([.BR150];[.BS150]))">
            <text:p/>
          </table:table-cell>
          <table:table-cell table:style-name="ce7" table:formula="of:=IF(ISBLANK([.BS48]);&quot;&quot;;[.BS48]+MAX([.BS150];[.BT150]))">
            <text:p/>
          </table:table-cell>
          <table:table-cell table:style-name="ce7" table:formula="of:=IF(ISBLANK([.BT48]);&quot;&quot;;[.BT48]+MAX([.BT150];[.BU150]))">
            <text:p/>
          </table:table-cell>
          <table:table-cell table:style-name="ce7" table:formula="of:=IF(ISBLANK([.BU48]);&quot;&quot;;[.BU48]+MAX([.BU150];[.BV150]))">
            <text:p/>
          </table:table-cell>
          <table:table-cell table:style-name="ce7" table:formula="of:=IF(ISBLANK([.BV48]);&quot;&quot;;[.BV48]+MAX([.BV150];[.BW150]))">
            <text:p/>
          </table:table-cell>
          <table:table-cell table:style-name="ce7" table:formula="of:=IF(ISBLANK([.BW48]);&quot;&quot;;[.BW48]+MAX([.BW150];[.BX150]))">
            <text:p/>
          </table:table-cell>
          <table:table-cell table:style-name="ce7" table:formula="of:=IF(ISBLANK([.BX48]);&quot;&quot;;[.BX48]+MAX([.BX150];[.BY150]))">
            <text:p/>
          </table:table-cell>
          <table:table-cell table:style-name="ce7" table:formula="of:=IF(ISBLANK([.BY48]);&quot;&quot;;[.BY48]+MAX([.BY150];[.BZ150]))">
            <text:p/>
          </table:table-cell>
          <table:table-cell table:style-name="ce7" table:formula="of:=IF(ISBLANK([.BZ48]);&quot;&quot;;[.BZ48]+MAX([.BZ150];[.CA150]))">
            <text:p/>
          </table:table-cell>
          <table:table-cell table:style-name="ce7" table:formula="of:=IF(ISBLANK([.CA48]);&quot;&quot;;[.CA48]+MAX([.CA150];[.CB150]))">
            <text:p/>
          </table:table-cell>
          <table:table-cell table:style-name="ce7" table:formula="of:=IF(ISBLANK([.CB48]);&quot;&quot;;[.CB48]+MAX([.CB150];[.CC150]))">
            <text:p/>
          </table:table-cell>
          <table:table-cell table:style-name="ce7" table:formula="of:=IF(ISBLANK([.CC48]);&quot;&quot;;[.CC48]+MAX([.CC150];[.CD150]))">
            <text:p/>
          </table:table-cell>
          <table:table-cell table:style-name="ce7" table:formula="of:=IF(ISBLANK([.CD48]);&quot;&quot;;[.CD48]+MAX([.CD150];[.CE150]))">
            <text:p/>
          </table:table-cell>
          <table:table-cell table:style-name="ce7" table:formula="of:=IF(ISBLANK([.CE48]);&quot;&quot;;[.CE48]+MAX([.CE150];[.CF150]))">
            <text:p/>
          </table:table-cell>
          <table:table-cell table:style-name="ce7" table:formula="of:=IF(ISBLANK([.CF48]);&quot;&quot;;[.CF48]+MAX([.CF150];[.CG150]))">
            <text:p/>
          </table:table-cell>
          <table:table-cell table:style-name="ce7" table:formula="of:=IF(ISBLANK([.CG48]);&quot;&quot;;[.CG48]+MAX([.CG150];[.CH150]))">
            <text:p/>
          </table:table-cell>
          <table:table-cell table:style-name="ce7" table:formula="of:=IF(ISBLANK([.CH48]);&quot;&quot;;[.CH48]+MAX([.CH150];[.CI150]))">
            <text:p/>
          </table:table-cell>
          <table:table-cell table:style-name="ce7" table:formula="of:=IF(ISBLANK([.CI48]);&quot;&quot;;[.CI48]+MAX([.CI150];[.CJ150]))">
            <text:p/>
          </table:table-cell>
          <table:table-cell table:style-name="ce7" table:formula="of:=IF(ISBLANK([.CJ48]);&quot;&quot;;[.CJ48]+MAX([.CJ150];[.CK150]))">
            <text:p/>
          </table:table-cell>
          <table:table-cell table:style-name="ce7" table:formula="of:=IF(ISBLANK([.CK48]);&quot;&quot;;[.CK48]+MAX([.CK150];[.CL150]))">
            <text:p/>
          </table:table-cell>
          <table:table-cell table:style-name="ce7" table:formula="of:=IF(ISBLANK([.CL48]);&quot;&quot;;[.CL48]+MAX([.CL150];[.CM150]))">
            <text:p/>
          </table:table-cell>
          <table:table-cell table:style-name="ce7" table:formula="of:=IF(ISBLANK([.CM48]);&quot;&quot;;[.CM48]+MAX([.CM150];[.CN150]))">
            <text:p/>
          </table:table-cell>
          <table:table-cell table:style-name="ce7" table:formula="of:=IF(ISBLANK([.CN48]);&quot;&quot;;[.CN48]+MAX([.CN150];[.CO150]))">
            <text:p/>
          </table:table-cell>
          <table:table-cell table:style-name="ce7" table:formula="of:=IF(ISBLANK([.CO48]);&quot;&quot;;[.CO48]+MAX([.CO150];[.CP150]))">
            <text:p/>
          </table:table-cell>
          <table:table-cell table:style-name="ce7" table:formula="of:=IF(ISBLANK([.CP48]);&quot;&quot;;[.CP48]+MAX([.CP150];[.CQ150]))">
            <text:p/>
          </table:table-cell>
          <table:table-cell table:style-name="ce7" table:formula="of:=IF(ISBLANK([.CQ48]);&quot;&quot;;[.CQ48]+MAX([.CQ150];[.CR150]))">
            <text:p/>
          </table:table-cell>
          <table:table-cell table:style-name="ce7" table:formula="of:=IF(ISBLANK([.CR48]);&quot;&quot;;[.CR48]+MAX([.CR150];[.CS150]))">
            <text:p/>
          </table:table-cell>
          <table:table-cell table:style-name="ce7" table:formula="of:=IF(ISBLANK([.CS48]);&quot;&quot;;[.CS48]+MAX([.CS150];[.CT150]))">
            <text:p/>
          </table:table-cell>
          <table:table-cell table:style-name="ce7" table:formula="of:=IF(ISBLANK([.CT48]);&quot;&quot;;[.CT48]+MAX([.CT150];[.CU150]))">
            <text:p/>
          </table:table-cell>
          <table:table-cell table:style-name="ce7" table:formula="of:=IF(ISBLANK([.CU48]);&quot;&quot;;[.CU48]+MAX([.CU150];[.CV150]))">
            <text:p/>
          </table:table-cell>
          <table:table-cell table:formula="of:=IF(ISBLANK([.CV48]);&quot;&quot;;[.CV48]+MAX([.CV150];[.CW150]))">
            <text:p/>
          </table:table-cell>
        </table:table-row>
        <table:table-row table:style-name="ro1">
          <table:table-cell table:formula="of:=IF(ISBLANK([.A49]);&quot;&quot;;[.A49]+MAX([.A151];[.B151]))" office:value-type="float" office:value="3875" calcext:value-type="float">
            <text:p>3875</text:p>
          </table:table-cell>
          <table:table-cell table:style-name="ce7" table:formula="of:=IF(ISBLANK([.B49]);&quot;&quot;;[.B49]+MAX([.B151];[.C151]))" office:value-type="float" office:value="3772" calcext:value-type="float">
            <text:p>3772</text:p>
          </table:table-cell>
          <table:table-cell table:style-name="ce7" table:formula="of:=IF(ISBLANK([.C49]);&quot;&quot;;[.C49]+MAX([.C151];[.D151]))" office:value-type="float" office:value="3796" calcext:value-type="float">
            <text:p>3796</text:p>
          </table:table-cell>
          <table:table-cell table:style-name="ce7" table:formula="of:=IF(ISBLANK([.D49]);&quot;&quot;;[.D49]+MAX([.D151];[.E151]))" office:value-type="float" office:value="3731" calcext:value-type="float">
            <text:p>3731</text:p>
          </table:table-cell>
          <table:table-cell table:style-name="ce7" table:formula="of:=IF(ISBLANK([.E49]);&quot;&quot;;[.E49]+MAX([.E151];[.F151]))" office:value-type="float" office:value="3761" calcext:value-type="float">
            <text:p>3761</text:p>
          </table:table-cell>
          <table:table-cell table:style-name="ce7" table:formula="of:=IF(ISBLANK([.F49]);&quot;&quot;;[.F49]+MAX([.F151];[.G151]))" office:value-type="float" office:value="3717" calcext:value-type="float">
            <text:p>3717</text:p>
          </table:table-cell>
          <table:table-cell table:style-name="ce7" table:formula="of:=IF(ISBLANK([.G49]);&quot;&quot;;[.G49]+MAX([.G151];[.H151]))" office:value-type="float" office:value="3802" calcext:value-type="float">
            <text:p>3802</text:p>
          </table:table-cell>
          <table:table-cell table:style-name="ce7" table:formula="of:=IF(ISBLANK([.H49]);&quot;&quot;;[.H49]+MAX([.H151];[.I151]))" office:value-type="float" office:value="3765" calcext:value-type="float">
            <text:p>3765</text:p>
          </table:table-cell>
          <table:table-cell table:style-name="ce7" table:formula="of:=IF(ISBLANK([.I49]);&quot;&quot;;[.I49]+MAX([.I151];[.J151]))" office:value-type="float" office:value="3752" calcext:value-type="float">
            <text:p>3752</text:p>
          </table:table-cell>
          <table:table-cell table:style-name="ce7" table:formula="of:=IF(ISBLANK([.J49]);&quot;&quot;;[.J49]+MAX([.J151];[.K151]))" office:value-type="float" office:value="3676" calcext:value-type="float">
            <text:p>3676</text:p>
          </table:table-cell>
          <table:table-cell table:style-name="ce7" table:formula="of:=IF(ISBLANK([.K49]);&quot;&quot;;[.K49]+MAX([.K151];[.L151]))" office:value-type="float" office:value="3713" calcext:value-type="float">
            <text:p>3713</text:p>
          </table:table-cell>
          <table:table-cell table:style-name="ce7" table:formula="of:=IF(ISBLANK([.L49]);&quot;&quot;;[.L49]+MAX([.L151];[.M151]))" office:value-type="float" office:value="3819" calcext:value-type="float">
            <text:p>3819</text:p>
          </table:table-cell>
          <table:table-cell table:style-name="ce7" table:formula="of:=IF(ISBLANK([.M49]);&quot;&quot;;[.M49]+MAX([.M151];[.N151]))" office:value-type="float" office:value="3789" calcext:value-type="float">
            <text:p>3789</text:p>
          </table:table-cell>
          <table:table-cell table:style-name="ce7" table:formula="of:=IF(ISBLANK([.N49]);&quot;&quot;;[.N49]+MAX([.N151];[.O151]))" office:value-type="float" office:value="3820" calcext:value-type="float">
            <text:p>3820</text:p>
          </table:table-cell>
          <table:table-cell table:style-name="ce7" table:formula="of:=IF(ISBLANK([.O49]);&quot;&quot;;[.O49]+MAX([.O151];[.P151]))" office:value-type="float" office:value="3773" calcext:value-type="float">
            <text:p>3773</text:p>
          </table:table-cell>
          <table:table-cell table:style-name="ce7" table:formula="of:=IF(ISBLANK([.P49]);&quot;&quot;;[.P49]+MAX([.P151];[.Q151]))" office:value-type="float" office:value="3781" calcext:value-type="float">
            <text:p>3781</text:p>
          </table:table-cell>
          <table:table-cell table:style-name="ce7" table:formula="of:=IF(ISBLANK([.Q49]);&quot;&quot;;[.Q49]+MAX([.Q151];[.R151]))" office:value-type="float" office:value="3722" calcext:value-type="float">
            <text:p>3722</text:p>
          </table:table-cell>
          <table:table-cell table:style-name="ce7" table:formula="of:=IF(ISBLANK([.R49]);&quot;&quot;;[.R49]+MAX([.R151];[.S151]))" office:value-type="float" office:value="3816" calcext:value-type="float">
            <text:p>3816</text:p>
          </table:table-cell>
          <table:table-cell table:style-name="ce7" table:formula="of:=IF(ISBLANK([.S49]);&quot;&quot;;[.S49]+MAX([.S151];[.T151]))" office:value-type="float" office:value="3802" calcext:value-type="float">
            <text:p>3802</text:p>
          </table:table-cell>
          <table:table-cell table:style-name="ce7" table:formula="of:=IF(ISBLANK([.T49]);&quot;&quot;;[.T49]+MAX([.T151];[.U151]))" office:value-type="float" office:value="3716" calcext:value-type="float">
            <text:p>3716</text:p>
          </table:table-cell>
          <table:table-cell table:style-name="ce7" table:formula="of:=IF(ISBLANK([.U49]);&quot;&quot;;[.U49]+MAX([.U151];[.V151]))" office:value-type="float" office:value="3702" calcext:value-type="float">
            <text:p>3702</text:p>
          </table:table-cell>
          <table:table-cell table:style-name="ce7" table:formula="of:=IF(ISBLANK([.V49]);&quot;&quot;;[.V49]+MAX([.V151];[.W151]))" office:value-type="float" office:value="3616" calcext:value-type="float">
            <text:p>3616</text:p>
          </table:table-cell>
          <table:table-cell table:style-name="ce7" table:formula="of:=IF(ISBLANK([.W49]);&quot;&quot;;[.W49]+MAX([.W151];[.X151]))" office:value-type="float" office:value="3750" calcext:value-type="float">
            <text:p>3750</text:p>
          </table:table-cell>
          <table:table-cell table:style-name="ce7" table:formula="of:=IF(ISBLANK([.X49]);&quot;&quot;;[.X49]+MAX([.X151];[.Y151]))" office:value-type="float" office:value="3816" calcext:value-type="float">
            <text:p>3816</text:p>
          </table:table-cell>
          <table:table-cell table:style-name="ce7" table:formula="of:=IF(ISBLANK([.Y49]);&quot;&quot;;[.Y49]+MAX([.Y151];[.Z151]))" office:value-type="float" office:value="3827" calcext:value-type="float">
            <text:p>3827</text:p>
          </table:table-cell>
          <table:table-cell table:style-name="ce7" table:formula="of:=IF(ISBLANK([.Z49]);&quot;&quot;;[.Z49]+MAX([.Z151];[.AA151]))" office:value-type="float" office:value="3850" calcext:value-type="float">
            <text:p>3850</text:p>
          </table:table-cell>
          <table:table-cell table:style-name="ce7" table:formula="of:=IF(ISBLANK([.AA49]);&quot;&quot;;[.AA49]+MAX([.AA151];[.AB151]))" office:value-type="float" office:value="3755" calcext:value-type="float">
            <text:p>3755</text:p>
          </table:table-cell>
          <table:table-cell table:style-name="ce7" table:formula="of:=IF(ISBLANK([.AB49]);&quot;&quot;;[.AB49]+MAX([.AB151];[.AC151]))" office:value-type="float" office:value="3773" calcext:value-type="float">
            <text:p>3773</text:p>
          </table:table-cell>
          <table:table-cell table:style-name="ce7" table:formula="of:=IF(ISBLANK([.AC49]);&quot;&quot;;[.AC49]+MAX([.AC151];[.AD151]))" office:value-type="float" office:value="3839" calcext:value-type="float">
            <text:p>3839</text:p>
          </table:table-cell>
          <table:table-cell table:style-name="ce7" table:formula="of:=IF(ISBLANK([.AD49]);&quot;&quot;;[.AD49]+MAX([.AD151];[.AE151]))" office:value-type="float" office:value="3779" calcext:value-type="float">
            <text:p>3779</text:p>
          </table:table-cell>
          <table:table-cell table:style-name="ce7" table:formula="of:=IF(ISBLANK([.AE49]);&quot;&quot;;[.AE49]+MAX([.AE151];[.AF151]))" office:value-type="float" office:value="3875" calcext:value-type="float">
            <text:p>3875</text:p>
          </table:table-cell>
          <table:table-cell table:style-name="ce7" table:formula="of:=IF(ISBLANK([.AF49]);&quot;&quot;;[.AF49]+MAX([.AF151];[.AG151]))" office:value-type="float" office:value="3896" calcext:value-type="float">
            <text:p>3896</text:p>
          </table:table-cell>
          <table:table-cell table:style-name="ce7" table:formula="of:=IF(ISBLANK([.AG49]);&quot;&quot;;[.AG49]+MAX([.AG151];[.AH151]))" office:value-type="float" office:value="3825" calcext:value-type="float">
            <text:p>3825</text:p>
          </table:table-cell>
          <table:table-cell table:style-name="ce7" table:formula="of:=IF(ISBLANK([.AH49]);&quot;&quot;;[.AH49]+MAX([.AH151];[.AI151]))" office:value-type="float" office:value="3843" calcext:value-type="float">
            <text:p>3843</text:p>
          </table:table-cell>
          <table:table-cell table:style-name="ce7" table:formula="of:=IF(ISBLANK([.AI49]);&quot;&quot;;[.AI49]+MAX([.AI151];[.AJ151]))" office:value-type="float" office:value="3915" calcext:value-type="float">
            <text:p>3915</text:p>
          </table:table-cell>
          <table:table-cell table:style-name="ce7" table:formula="of:=IF(ISBLANK([.AJ49]);&quot;&quot;;[.AJ49]+MAX([.AJ151];[.AK151]))" office:value-type="float" office:value="3863" calcext:value-type="float">
            <text:p>3863</text:p>
          </table:table-cell>
          <table:table-cell table:style-name="ce7" table:formula="of:=IF(ISBLANK([.AK49]);&quot;&quot;;[.AK49]+MAX([.AK151];[.AL151]))" office:value-type="float" office:value="3869" calcext:value-type="float">
            <text:p>3869</text:p>
          </table:table-cell>
          <table:table-cell table:style-name="ce7" table:formula="of:=IF(ISBLANK([.AL49]);&quot;&quot;;[.AL49]+MAX([.AL151];[.AM151]))" office:value-type="float" office:value="3872" calcext:value-type="float">
            <text:p>3872</text:p>
          </table:table-cell>
          <table:table-cell table:style-name="ce7" table:formula="of:=IF(ISBLANK([.AM49]);&quot;&quot;;[.AM49]+MAX([.AM151];[.AN151]))" office:value-type="float" office:value="3911" calcext:value-type="float">
            <text:p>3911</text:p>
          </table:table-cell>
          <table:table-cell table:style-name="ce7" table:formula="of:=IF(ISBLANK([.AN49]);&quot;&quot;;[.AN49]+MAX([.AN151];[.AO151]))" office:value-type="float" office:value="3796" calcext:value-type="float">
            <text:p>3796</text:p>
          </table:table-cell>
          <table:table-cell table:style-name="ce7" table:formula="of:=IF(ISBLANK([.AO49]);&quot;&quot;;[.AO49]+MAX([.AO151];[.AP151]))" office:value-type="float" office:value="3817" calcext:value-type="float">
            <text:p>3817</text:p>
          </table:table-cell>
          <table:table-cell table:style-name="ce7" table:formula="of:=IF(ISBLANK([.AP49]);&quot;&quot;;[.AP49]+MAX([.AP151];[.AQ151]))" office:value-type="float" office:value="3811" calcext:value-type="float">
            <text:p>3811</text:p>
          </table:table-cell>
          <table:table-cell table:style-name="ce7" table:formula="of:=IF(ISBLANK([.AQ49]);&quot;&quot;;[.AQ49]+MAX([.AQ151];[.AR151]))" office:value-type="float" office:value="3740" calcext:value-type="float">
            <text:p>3740</text:p>
          </table:table-cell>
          <table:table-cell table:style-name="ce7" table:formula="of:=IF(ISBLANK([.AR49]);&quot;&quot;;[.AR49]+MAX([.AR151];[.AS151]))" office:value-type="float" office:value="3727" calcext:value-type="float">
            <text:p>3727</text:p>
          </table:table-cell>
          <table:table-cell table:style-name="ce7" table:formula="of:=IF(ISBLANK([.AS49]);&quot;&quot;;[.AS49]+MAX([.AS151];[.AT151]))" office:value-type="float" office:value="3782" calcext:value-type="float">
            <text:p>3782</text:p>
          </table:table-cell>
          <table:table-cell table:style-name="ce7" table:formula="of:=IF(ISBLANK([.AT49]);&quot;&quot;;[.AT49]+MAX([.AT151];[.AU151]))" office:value-type="float" office:value="3725" calcext:value-type="float">
            <text:p>3725</text:p>
          </table:table-cell>
          <table:table-cell table:style-name="ce7" table:formula="of:=IF(ISBLANK([.AU49]);&quot;&quot;;[.AU49]+MAX([.AU151];[.AV151]))" office:value-type="float" office:value="3738" calcext:value-type="float">
            <text:p>3738</text:p>
          </table:table-cell>
          <table:table-cell table:style-name="ce7" table:formula="of:=IF(ISBLANK([.AV49]);&quot;&quot;;[.AV49]+MAX([.AV151];[.AW151]))" office:value-type="float" office:value="3801" calcext:value-type="float">
            <text:p>3801</text:p>
          </table:table-cell>
          <table:table-cell table:style-name="ce7" table:formula="of:=IF(ISBLANK([.AW49]);&quot;&quot;;[.AW49]+MAX([.AW151];[.AX151]))">
            <text:p/>
          </table:table-cell>
          <table:table-cell table:style-name="ce7" table:formula="of:=IF(ISBLANK([.AX49]);&quot;&quot;;[.AX49]+MAX([.AX151];[.AY151]))">
            <text:p/>
          </table:table-cell>
          <table:table-cell table:style-name="ce7" table:formula="of:=IF(ISBLANK([.AY49]);&quot;&quot;;[.AY49]+MAX([.AY151];[.AZ151]))">
            <text:p/>
          </table:table-cell>
          <table:table-cell table:style-name="ce7" table:formula="of:=IF(ISBLANK([.AZ49]);&quot;&quot;;[.AZ49]+MAX([.AZ151];[.BA151]))">
            <text:p/>
          </table:table-cell>
          <table:table-cell table:style-name="ce7" table:formula="of:=IF(ISBLANK([.BA49]);&quot;&quot;;[.BA49]+MAX([.BA151];[.BB151]))">
            <text:p/>
          </table:table-cell>
          <table:table-cell table:style-name="ce7" table:formula="of:=IF(ISBLANK([.BB49]);&quot;&quot;;[.BB49]+MAX([.BB151];[.BC151]))">
            <text:p/>
          </table:table-cell>
          <table:table-cell table:style-name="ce7" table:formula="of:=IF(ISBLANK([.BC49]);&quot;&quot;;[.BC49]+MAX([.BC151];[.BD151]))">
            <text:p/>
          </table:table-cell>
          <table:table-cell table:style-name="ce7" table:formula="of:=IF(ISBLANK([.BD49]);&quot;&quot;;[.BD49]+MAX([.BD151];[.BE151]))">
            <text:p/>
          </table:table-cell>
          <table:table-cell table:style-name="ce7" table:formula="of:=IF(ISBLANK([.BE49]);&quot;&quot;;[.BE49]+MAX([.BE151];[.BF151]))">
            <text:p/>
          </table:table-cell>
          <table:table-cell table:style-name="ce7" table:formula="of:=IF(ISBLANK([.BF49]);&quot;&quot;;[.BF49]+MAX([.BF151];[.BG151]))">
            <text:p/>
          </table:table-cell>
          <table:table-cell table:style-name="ce7" table:formula="of:=IF(ISBLANK([.BG49]);&quot;&quot;;[.BG49]+MAX([.BG151];[.BH151]))">
            <text:p/>
          </table:table-cell>
          <table:table-cell table:style-name="ce7" table:formula="of:=IF(ISBLANK([.BH49]);&quot;&quot;;[.BH49]+MAX([.BH151];[.BI151]))">
            <text:p/>
          </table:table-cell>
          <table:table-cell table:style-name="ce7" table:formula="of:=IF(ISBLANK([.BI49]);&quot;&quot;;[.BI49]+MAX([.BI151];[.BJ151]))">
            <text:p/>
          </table:table-cell>
          <table:table-cell table:style-name="ce7" table:formula="of:=IF(ISBLANK([.BJ49]);&quot;&quot;;[.BJ49]+MAX([.BJ151];[.BK151]))">
            <text:p/>
          </table:table-cell>
          <table:table-cell table:style-name="ce7" table:formula="of:=IF(ISBLANK([.BK49]);&quot;&quot;;[.BK49]+MAX([.BK151];[.BL151]))">
            <text:p/>
          </table:table-cell>
          <table:table-cell table:style-name="ce7" table:formula="of:=IF(ISBLANK([.BL49]);&quot;&quot;;[.BL49]+MAX([.BL151];[.BM151]))">
            <text:p/>
          </table:table-cell>
          <table:table-cell table:style-name="ce7" table:formula="of:=IF(ISBLANK([.BM49]);&quot;&quot;;[.BM49]+MAX([.BM151];[.BN151]))">
            <text:p/>
          </table:table-cell>
          <table:table-cell table:style-name="ce7" table:formula="of:=IF(ISBLANK([.BN49]);&quot;&quot;;[.BN49]+MAX([.BN151];[.BO151]))">
            <text:p/>
          </table:table-cell>
          <table:table-cell table:style-name="ce7" table:formula="of:=IF(ISBLANK([.BO49]);&quot;&quot;;[.BO49]+MAX([.BO151];[.BP151]))">
            <text:p/>
          </table:table-cell>
          <table:table-cell table:style-name="ce7" table:formula="of:=IF(ISBLANK([.BP49]);&quot;&quot;;[.BP49]+MAX([.BP151];[.BQ151]))">
            <text:p/>
          </table:table-cell>
          <table:table-cell table:style-name="ce7" table:formula="of:=IF(ISBLANK([.BQ49]);&quot;&quot;;[.BQ49]+MAX([.BQ151];[.BR151]))">
            <text:p/>
          </table:table-cell>
          <table:table-cell table:style-name="ce7" table:formula="of:=IF(ISBLANK([.BR49]);&quot;&quot;;[.BR49]+MAX([.BR151];[.BS151]))">
            <text:p/>
          </table:table-cell>
          <table:table-cell table:style-name="ce7" table:formula="of:=IF(ISBLANK([.BS49]);&quot;&quot;;[.BS49]+MAX([.BS151];[.BT151]))">
            <text:p/>
          </table:table-cell>
          <table:table-cell table:style-name="ce7" table:formula="of:=IF(ISBLANK([.BT49]);&quot;&quot;;[.BT49]+MAX([.BT151];[.BU151]))">
            <text:p/>
          </table:table-cell>
          <table:table-cell table:style-name="ce7" table:formula="of:=IF(ISBLANK([.BU49]);&quot;&quot;;[.BU49]+MAX([.BU151];[.BV151]))">
            <text:p/>
          </table:table-cell>
          <table:table-cell table:style-name="ce7" table:formula="of:=IF(ISBLANK([.BV49]);&quot;&quot;;[.BV49]+MAX([.BV151];[.BW151]))">
            <text:p/>
          </table:table-cell>
          <table:table-cell table:style-name="ce7" table:formula="of:=IF(ISBLANK([.BW49]);&quot;&quot;;[.BW49]+MAX([.BW151];[.BX151]))">
            <text:p/>
          </table:table-cell>
          <table:table-cell table:style-name="ce7" table:formula="of:=IF(ISBLANK([.BX49]);&quot;&quot;;[.BX49]+MAX([.BX151];[.BY151]))">
            <text:p/>
          </table:table-cell>
          <table:table-cell table:style-name="ce7" table:formula="of:=IF(ISBLANK([.BY49]);&quot;&quot;;[.BY49]+MAX([.BY151];[.BZ151]))">
            <text:p/>
          </table:table-cell>
          <table:table-cell table:style-name="ce7" table:formula="of:=IF(ISBLANK([.BZ49]);&quot;&quot;;[.BZ49]+MAX([.BZ151];[.CA151]))">
            <text:p/>
          </table:table-cell>
          <table:table-cell table:style-name="ce7" table:formula="of:=IF(ISBLANK([.CA49]);&quot;&quot;;[.CA49]+MAX([.CA151];[.CB151]))">
            <text:p/>
          </table:table-cell>
          <table:table-cell table:style-name="ce7" table:formula="of:=IF(ISBLANK([.CB49]);&quot;&quot;;[.CB49]+MAX([.CB151];[.CC151]))">
            <text:p/>
          </table:table-cell>
          <table:table-cell table:style-name="ce7" table:formula="of:=IF(ISBLANK([.CC49]);&quot;&quot;;[.CC49]+MAX([.CC151];[.CD151]))">
            <text:p/>
          </table:table-cell>
          <table:table-cell table:style-name="ce7" table:formula="of:=IF(ISBLANK([.CD49]);&quot;&quot;;[.CD49]+MAX([.CD151];[.CE151]))">
            <text:p/>
          </table:table-cell>
          <table:table-cell table:style-name="ce7" table:formula="of:=IF(ISBLANK([.CE49]);&quot;&quot;;[.CE49]+MAX([.CE151];[.CF151]))">
            <text:p/>
          </table:table-cell>
          <table:table-cell table:style-name="ce7" table:formula="of:=IF(ISBLANK([.CF49]);&quot;&quot;;[.CF49]+MAX([.CF151];[.CG151]))">
            <text:p/>
          </table:table-cell>
          <table:table-cell table:style-name="ce7" table:formula="of:=IF(ISBLANK([.CG49]);&quot;&quot;;[.CG49]+MAX([.CG151];[.CH151]))">
            <text:p/>
          </table:table-cell>
          <table:table-cell table:style-name="ce7" table:formula="of:=IF(ISBLANK([.CH49]);&quot;&quot;;[.CH49]+MAX([.CH151];[.CI151]))">
            <text:p/>
          </table:table-cell>
          <table:table-cell table:style-name="ce7" table:formula="of:=IF(ISBLANK([.CI49]);&quot;&quot;;[.CI49]+MAX([.CI151];[.CJ151]))">
            <text:p/>
          </table:table-cell>
          <table:table-cell table:style-name="ce7" table:formula="of:=IF(ISBLANK([.CJ49]);&quot;&quot;;[.CJ49]+MAX([.CJ151];[.CK151]))">
            <text:p/>
          </table:table-cell>
          <table:table-cell table:style-name="ce7" table:formula="of:=IF(ISBLANK([.CK49]);&quot;&quot;;[.CK49]+MAX([.CK151];[.CL151]))">
            <text:p/>
          </table:table-cell>
          <table:table-cell table:style-name="ce7" table:formula="of:=IF(ISBLANK([.CL49]);&quot;&quot;;[.CL49]+MAX([.CL151];[.CM151]))">
            <text:p/>
          </table:table-cell>
          <table:table-cell table:style-name="ce7" table:formula="of:=IF(ISBLANK([.CM49]);&quot;&quot;;[.CM49]+MAX([.CM151];[.CN151]))">
            <text:p/>
          </table:table-cell>
          <table:table-cell table:style-name="ce7" table:formula="of:=IF(ISBLANK([.CN49]);&quot;&quot;;[.CN49]+MAX([.CN151];[.CO151]))">
            <text:p/>
          </table:table-cell>
          <table:table-cell table:style-name="ce7" table:formula="of:=IF(ISBLANK([.CO49]);&quot;&quot;;[.CO49]+MAX([.CO151];[.CP151]))">
            <text:p/>
          </table:table-cell>
          <table:table-cell table:style-name="ce7" table:formula="of:=IF(ISBLANK([.CP49]);&quot;&quot;;[.CP49]+MAX([.CP151];[.CQ151]))">
            <text:p/>
          </table:table-cell>
          <table:table-cell table:style-name="ce7" table:formula="of:=IF(ISBLANK([.CQ49]);&quot;&quot;;[.CQ49]+MAX([.CQ151];[.CR151]))">
            <text:p/>
          </table:table-cell>
          <table:table-cell table:style-name="ce7" table:formula="of:=IF(ISBLANK([.CR49]);&quot;&quot;;[.CR49]+MAX([.CR151];[.CS151]))">
            <text:p/>
          </table:table-cell>
          <table:table-cell table:style-name="ce7" table:formula="of:=IF(ISBLANK([.CS49]);&quot;&quot;;[.CS49]+MAX([.CS151];[.CT151]))">
            <text:p/>
          </table:table-cell>
          <table:table-cell table:style-name="ce7" table:formula="of:=IF(ISBLANK([.CT49]);&quot;&quot;;[.CT49]+MAX([.CT151];[.CU151]))">
            <text:p/>
          </table:table-cell>
          <table:table-cell table:style-name="ce7" table:formula="of:=IF(ISBLANK([.CU49]);&quot;&quot;;[.CU49]+MAX([.CU151];[.CV151]))">
            <text:p/>
          </table:table-cell>
          <table:table-cell table:formula="of:=IF(ISBLANK([.CV49]);&quot;&quot;;[.CV49]+MAX([.CV151];[.CW151]))">
            <text:p/>
          </table:table-cell>
        </table:table-row>
        <table:table-row table:style-name="ro1">
          <table:table-cell table:formula="of:=IF(ISBLANK([.A50]);&quot;&quot;;[.A50]+MAX([.A152];[.B152]))" office:value-type="float" office:value="3857" calcext:value-type="float">
            <text:p>3857</text:p>
          </table:table-cell>
          <table:table-cell table:style-name="ce7" table:formula="of:=IF(ISBLANK([.B50]);&quot;&quot;;[.B50]+MAX([.B152];[.C152]))" office:value-type="float" office:value="3681" calcext:value-type="float">
            <text:p>3681</text:p>
          </table:table-cell>
          <table:table-cell table:style-name="ce7" table:formula="of:=IF(ISBLANK([.C50]);&quot;&quot;;[.C50]+MAX([.C152];[.D152]))" office:value-type="float" office:value="3718" calcext:value-type="float">
            <text:p>3718</text:p>
          </table:table-cell>
          <table:table-cell table:style-name="ce7" table:formula="of:=IF(ISBLANK([.D50]);&quot;&quot;;[.D50]+MAX([.D152];[.E152]))" office:value-type="float" office:value="3682" calcext:value-type="float">
            <text:p>3682</text:p>
          </table:table-cell>
          <table:table-cell table:style-name="ce7" table:formula="of:=IF(ISBLANK([.E50]);&quot;&quot;;[.E50]+MAX([.E152];[.F152]))" office:value-type="float" office:value="3681" calcext:value-type="float">
            <text:p>3681</text:p>
          </table:table-cell>
          <table:table-cell table:style-name="ce7" table:formula="of:=IF(ISBLANK([.F50]);&quot;&quot;;[.F50]+MAX([.F152];[.G152]))" office:value-type="float" office:value="3648" calcext:value-type="float">
            <text:p>3648</text:p>
          </table:table-cell>
          <table:table-cell table:style-name="ce7" table:formula="of:=IF(ISBLANK([.G50]);&quot;&quot;;[.G50]+MAX([.G152];[.H152]))" office:value-type="float" office:value="3669" calcext:value-type="float">
            <text:p>3669</text:p>
          </table:table-cell>
          <table:table-cell table:style-name="ce7" table:formula="of:=IF(ISBLANK([.H50]);&quot;&quot;;[.H50]+MAX([.H152];[.I152]))" office:value-type="float" office:value="3725" calcext:value-type="float">
            <text:p>3725</text:p>
          </table:table-cell>
          <table:table-cell table:style-name="ce7" table:formula="of:=IF(ISBLANK([.I50]);&quot;&quot;;[.I50]+MAX([.I152];[.J152]))" office:value-type="float" office:value="3684" calcext:value-type="float">
            <text:p>3684</text:p>
          </table:table-cell>
          <table:table-cell table:style-name="ce7" table:formula="of:=IF(ISBLANK([.J50]);&quot;&quot;;[.J50]+MAX([.J152];[.K152]))" office:value-type="float" office:value="3560" calcext:value-type="float">
            <text:p>3560</text:p>
          </table:table-cell>
          <table:table-cell table:style-name="ce7" table:formula="of:=IF(ISBLANK([.K50]);&quot;&quot;;[.K50]+MAX([.K152];[.L152]))" office:value-type="float" office:value="3653" calcext:value-type="float">
            <text:p>3653</text:p>
          </table:table-cell>
          <table:table-cell table:style-name="ce7" table:formula="of:=IF(ISBLANK([.L50]);&quot;&quot;;[.L50]+MAX([.L152];[.M152]))" office:value-type="float" office:value="3569" calcext:value-type="float">
            <text:p>3569</text:p>
          </table:table-cell>
          <table:table-cell table:style-name="ce7" table:formula="of:=IF(ISBLANK([.M50]);&quot;&quot;;[.M50]+MAX([.M152];[.N152]))" office:value-type="float" office:value="3731" calcext:value-type="float">
            <text:p>3731</text:p>
          </table:table-cell>
          <table:table-cell table:style-name="ce7" table:formula="of:=IF(ISBLANK([.N50]);&quot;&quot;;[.N50]+MAX([.N152];[.O152]))" office:value-type="float" office:value="3665" calcext:value-type="float">
            <text:p>3665</text:p>
          </table:table-cell>
          <table:table-cell table:style-name="ce7" table:formula="of:=IF(ISBLANK([.O50]);&quot;&quot;;[.O50]+MAX([.O152];[.P152]))" office:value-type="float" office:value="3740" calcext:value-type="float">
            <text:p>3740</text:p>
          </table:table-cell>
          <table:table-cell table:style-name="ce7" table:formula="of:=IF(ISBLANK([.P50]);&quot;&quot;;[.P50]+MAX([.P152];[.Q152]))" office:value-type="float" office:value="3724" calcext:value-type="float">
            <text:p>3724</text:p>
          </table:table-cell>
          <table:table-cell table:style-name="ce7" table:formula="of:=IF(ISBLANK([.Q50]);&quot;&quot;;[.Q50]+MAX([.Q152];[.R152]))" office:value-type="float" office:value="3711" calcext:value-type="float">
            <text:p>3711</text:p>
          </table:table-cell>
          <table:table-cell table:style-name="ce7" table:formula="of:=IF(ISBLANK([.R50]);&quot;&quot;;[.R50]+MAX([.R152];[.S152]))" office:value-type="float" office:value="3654" calcext:value-type="float">
            <text:p>3654</text:p>
          </table:table-cell>
          <table:table-cell table:style-name="ce7" table:formula="of:=IF(ISBLANK([.S50]);&quot;&quot;;[.S50]+MAX([.S152];[.T152]))" office:value-type="float" office:value="3747" calcext:value-type="float">
            <text:p>3747</text:p>
          </table:table-cell>
          <table:table-cell table:style-name="ce7" table:formula="of:=IF(ISBLANK([.T50]);&quot;&quot;;[.T50]+MAX([.T152];[.U152]))" office:value-type="float" office:value="3663" calcext:value-type="float">
            <text:p>3663</text:p>
          </table:table-cell>
          <table:table-cell table:style-name="ce7" table:formula="of:=IF(ISBLANK([.U50]);&quot;&quot;;[.U50]+MAX([.U152];[.V152]))" office:value-type="float" office:value="3638" calcext:value-type="float">
            <text:p>3638</text:p>
          </table:table-cell>
          <table:table-cell table:style-name="ce7" table:formula="of:=IF(ISBLANK([.V50]);&quot;&quot;;[.V50]+MAX([.V152];[.W152]))" office:value-type="float" office:value="3614" calcext:value-type="float">
            <text:p>3614</text:p>
          </table:table-cell>
          <table:table-cell table:style-name="ce7" table:formula="of:=IF(ISBLANK([.W50]);&quot;&quot;;[.W50]+MAX([.W152];[.X152]))" office:value-type="float" office:value="3602" calcext:value-type="float">
            <text:p>3602</text:p>
          </table:table-cell>
          <table:table-cell table:style-name="ce7" table:formula="of:=IF(ISBLANK([.X50]);&quot;&quot;;[.X50]+MAX([.X152];[.Y152]))" office:value-type="float" office:value="3656" calcext:value-type="float">
            <text:p>3656</text:p>
          </table:table-cell>
          <table:table-cell table:style-name="ce7" table:formula="of:=IF(ISBLANK([.Y50]);&quot;&quot;;[.Y50]+MAX([.Y152];[.Z152]))" office:value-type="float" office:value="3767" calcext:value-type="float">
            <text:p>3767</text:p>
          </table:table-cell>
          <table:table-cell table:style-name="ce7" table:formula="of:=IF(ISBLANK([.Z50]);&quot;&quot;;[.Z50]+MAX([.Z152];[.AA152]))" office:value-type="float" office:value="3758" calcext:value-type="float">
            <text:p>3758</text:p>
          </table:table-cell>
          <table:table-cell table:style-name="ce7" table:formula="of:=IF(ISBLANK([.AA50]);&quot;&quot;;[.AA50]+MAX([.AA152];[.AB152]))" office:value-type="float" office:value="3739" calcext:value-type="float">
            <text:p>3739</text:p>
          </table:table-cell>
          <table:table-cell table:style-name="ce7" table:formula="of:=IF(ISBLANK([.AB50]);&quot;&quot;;[.AB50]+MAX([.AB152];[.AC152]))" office:value-type="float" office:value="3650" calcext:value-type="float">
            <text:p>3650</text:p>
          </table:table-cell>
          <table:table-cell table:style-name="ce7" table:formula="of:=IF(ISBLANK([.AC50]);&quot;&quot;;[.AC50]+MAX([.AC152];[.AD152]))" office:value-type="float" office:value="3738" calcext:value-type="float">
            <text:p>3738</text:p>
          </table:table-cell>
          <table:table-cell table:style-name="ce7" table:formula="of:=IF(ISBLANK([.AD50]);&quot;&quot;;[.AD50]+MAX([.AD152];[.AE152]))" office:value-type="float" office:value="3758" calcext:value-type="float">
            <text:p>3758</text:p>
          </table:table-cell>
          <table:table-cell table:style-name="ce7" table:formula="of:=IF(ISBLANK([.AE50]);&quot;&quot;;[.AE50]+MAX([.AE152];[.AF152]))" office:value-type="float" office:value="3716" calcext:value-type="float">
            <text:p>3716</text:p>
          </table:table-cell>
          <table:table-cell table:style-name="ce7" table:formula="of:=IF(ISBLANK([.AF50]);&quot;&quot;;[.AF50]+MAX([.AF152];[.AG152]))" office:value-type="float" office:value="3793" calcext:value-type="float">
            <text:p>3793</text:p>
          </table:table-cell>
          <table:table-cell table:style-name="ce7" table:formula="of:=IF(ISBLANK([.AG50]);&quot;&quot;;[.AG50]+MAX([.AG152];[.AH152]))" office:value-type="float" office:value="3800" calcext:value-type="float">
            <text:p>3800</text:p>
          </table:table-cell>
          <table:table-cell table:style-name="ce7" table:formula="of:=IF(ISBLANK([.AH50]);&quot;&quot;;[.AH50]+MAX([.AH152];[.AI152]))" office:value-type="float" office:value="3719" calcext:value-type="float">
            <text:p>3719</text:p>
          </table:table-cell>
          <table:table-cell table:style-name="ce7" table:formula="of:=IF(ISBLANK([.AI50]);&quot;&quot;;[.AI50]+MAX([.AI152];[.AJ152]))" office:value-type="float" office:value="3819" calcext:value-type="float">
            <text:p>3819</text:p>
          </table:table-cell>
          <table:table-cell table:style-name="ce7" table:formula="of:=IF(ISBLANK([.AJ50]);&quot;&quot;;[.AJ50]+MAX([.AJ152];[.AK152]))" office:value-type="float" office:value="3799" calcext:value-type="float">
            <text:p>3799</text:p>
          </table:table-cell>
          <table:table-cell table:style-name="ce7" table:formula="of:=IF(ISBLANK([.AK50]);&quot;&quot;;[.AK50]+MAX([.AK152];[.AL152]))" office:value-type="float" office:value="3845" calcext:value-type="float">
            <text:p>3845</text:p>
          </table:table-cell>
          <table:table-cell table:style-name="ce7" table:formula="of:=IF(ISBLANK([.AL50]);&quot;&quot;;[.AL50]+MAX([.AL152];[.AM152]))" office:value-type="float" office:value="3867" calcext:value-type="float">
            <text:p>3867</text:p>
          </table:table-cell>
          <table:table-cell table:style-name="ce7" table:formula="of:=IF(ISBLANK([.AM50]);&quot;&quot;;[.AM50]+MAX([.AM152];[.AN152]))" office:value-type="float" office:value="3862" calcext:value-type="float">
            <text:p>3862</text:p>
          </table:table-cell>
          <table:table-cell table:style-name="ce7" table:formula="of:=IF(ISBLANK([.AN50]);&quot;&quot;;[.AN50]+MAX([.AN152];[.AO152]))" office:value-type="float" office:value="3793" calcext:value-type="float">
            <text:p>3793</text:p>
          </table:table-cell>
          <table:table-cell table:style-name="ce7" table:formula="of:=IF(ISBLANK([.AO50]);&quot;&quot;;[.AO50]+MAX([.AO152];[.AP152]))" office:value-type="float" office:value="3767" calcext:value-type="float">
            <text:p>3767</text:p>
          </table:table-cell>
          <table:table-cell table:style-name="ce7" table:formula="of:=IF(ISBLANK([.AP50]);&quot;&quot;;[.AP50]+MAX([.AP152];[.AQ152]))" office:value-type="float" office:value="3688" calcext:value-type="float">
            <text:p>3688</text:p>
          </table:table-cell>
          <table:table-cell table:style-name="ce7" table:formula="of:=IF(ISBLANK([.AQ50]);&quot;&quot;;[.AQ50]+MAX([.AQ152];[.AR152]))" office:value-type="float" office:value="3734" calcext:value-type="float">
            <text:p>3734</text:p>
          </table:table-cell>
          <table:table-cell table:style-name="ce7" table:formula="of:=IF(ISBLANK([.AR50]);&quot;&quot;;[.AR50]+MAX([.AR152];[.AS152]))" office:value-type="float" office:value="3659" calcext:value-type="float">
            <text:p>3659</text:p>
          </table:table-cell>
          <table:table-cell table:style-name="ce7" table:formula="of:=IF(ISBLANK([.AS50]);&quot;&quot;;[.AS50]+MAX([.AS152];[.AT152]))" office:value-type="float" office:value="3695" calcext:value-type="float">
            <text:p>3695</text:p>
          </table:table-cell>
          <table:table-cell table:style-name="ce7" table:formula="of:=IF(ISBLANK([.AT50]);&quot;&quot;;[.AT50]+MAX([.AT152];[.AU152]))" office:value-type="float" office:value="3698" calcext:value-type="float">
            <text:p>3698</text:p>
          </table:table-cell>
          <table:table-cell table:style-name="ce7" table:formula="of:=IF(ISBLANK([.AU50]);&quot;&quot;;[.AU50]+MAX([.AU152];[.AV152]))" office:value-type="float" office:value="3664" calcext:value-type="float">
            <text:p>3664</text:p>
          </table:table-cell>
          <table:table-cell table:style-name="ce7" table:formula="of:=IF(ISBLANK([.AV50]);&quot;&quot;;[.AV50]+MAX([.AV152];[.AW152]))" office:value-type="float" office:value="3720" calcext:value-type="float">
            <text:p>3720</text:p>
          </table:table-cell>
          <table:table-cell table:style-name="ce7" table:formula="of:=IF(ISBLANK([.AW50]);&quot;&quot;;[.AW50]+MAX([.AW152];[.AX152]))" office:value-type="float" office:value="3763" calcext:value-type="float">
            <text:p>3763</text:p>
          </table:table-cell>
          <table:table-cell table:style-name="ce7" table:formula="of:=IF(ISBLANK([.AX50]);&quot;&quot;;[.AX50]+MAX([.AX152];[.AY152]))">
            <text:p/>
          </table:table-cell>
          <table:table-cell table:style-name="ce7" table:formula="of:=IF(ISBLANK([.AY50]);&quot;&quot;;[.AY50]+MAX([.AY152];[.AZ152]))">
            <text:p/>
          </table:table-cell>
          <table:table-cell table:style-name="ce7" table:formula="of:=IF(ISBLANK([.AZ50]);&quot;&quot;;[.AZ50]+MAX([.AZ152];[.BA152]))">
            <text:p/>
          </table:table-cell>
          <table:table-cell table:style-name="ce7" table:formula="of:=IF(ISBLANK([.BA50]);&quot;&quot;;[.BA50]+MAX([.BA152];[.BB152]))">
            <text:p/>
          </table:table-cell>
          <table:table-cell table:style-name="ce7" table:formula="of:=IF(ISBLANK([.BB50]);&quot;&quot;;[.BB50]+MAX([.BB152];[.BC152]))">
            <text:p/>
          </table:table-cell>
          <table:table-cell table:style-name="ce7" table:formula="of:=IF(ISBLANK([.BC50]);&quot;&quot;;[.BC50]+MAX([.BC152];[.BD152]))">
            <text:p/>
          </table:table-cell>
          <table:table-cell table:style-name="ce7" table:formula="of:=IF(ISBLANK([.BD50]);&quot;&quot;;[.BD50]+MAX([.BD152];[.BE152]))">
            <text:p/>
          </table:table-cell>
          <table:table-cell table:style-name="ce7" table:formula="of:=IF(ISBLANK([.BE50]);&quot;&quot;;[.BE50]+MAX([.BE152];[.BF152]))">
            <text:p/>
          </table:table-cell>
          <table:table-cell table:style-name="ce7" table:formula="of:=IF(ISBLANK([.BF50]);&quot;&quot;;[.BF50]+MAX([.BF152];[.BG152]))">
            <text:p/>
          </table:table-cell>
          <table:table-cell table:style-name="ce7" table:formula="of:=IF(ISBLANK([.BG50]);&quot;&quot;;[.BG50]+MAX([.BG152];[.BH152]))">
            <text:p/>
          </table:table-cell>
          <table:table-cell table:style-name="ce7" table:formula="of:=IF(ISBLANK([.BH50]);&quot;&quot;;[.BH50]+MAX([.BH152];[.BI152]))">
            <text:p/>
          </table:table-cell>
          <table:table-cell table:style-name="ce7" table:formula="of:=IF(ISBLANK([.BI50]);&quot;&quot;;[.BI50]+MAX([.BI152];[.BJ152]))">
            <text:p/>
          </table:table-cell>
          <table:table-cell table:style-name="ce7" table:formula="of:=IF(ISBLANK([.BJ50]);&quot;&quot;;[.BJ50]+MAX([.BJ152];[.BK152]))">
            <text:p/>
          </table:table-cell>
          <table:table-cell table:style-name="ce7" table:formula="of:=IF(ISBLANK([.BK50]);&quot;&quot;;[.BK50]+MAX([.BK152];[.BL152]))">
            <text:p/>
          </table:table-cell>
          <table:table-cell table:style-name="ce7" table:formula="of:=IF(ISBLANK([.BL50]);&quot;&quot;;[.BL50]+MAX([.BL152];[.BM152]))">
            <text:p/>
          </table:table-cell>
          <table:table-cell table:style-name="ce7" table:formula="of:=IF(ISBLANK([.BM50]);&quot;&quot;;[.BM50]+MAX([.BM152];[.BN152]))">
            <text:p/>
          </table:table-cell>
          <table:table-cell table:style-name="ce7" table:formula="of:=IF(ISBLANK([.BN50]);&quot;&quot;;[.BN50]+MAX([.BN152];[.BO152]))">
            <text:p/>
          </table:table-cell>
          <table:table-cell table:style-name="ce7" table:formula="of:=IF(ISBLANK([.BO50]);&quot;&quot;;[.BO50]+MAX([.BO152];[.BP152]))">
            <text:p/>
          </table:table-cell>
          <table:table-cell table:style-name="ce7" table:formula="of:=IF(ISBLANK([.BP50]);&quot;&quot;;[.BP50]+MAX([.BP152];[.BQ152]))">
            <text:p/>
          </table:table-cell>
          <table:table-cell table:style-name="ce7" table:formula="of:=IF(ISBLANK([.BQ50]);&quot;&quot;;[.BQ50]+MAX([.BQ152];[.BR152]))">
            <text:p/>
          </table:table-cell>
          <table:table-cell table:style-name="ce7" table:formula="of:=IF(ISBLANK([.BR50]);&quot;&quot;;[.BR50]+MAX([.BR152];[.BS152]))">
            <text:p/>
          </table:table-cell>
          <table:table-cell table:style-name="ce7" table:formula="of:=IF(ISBLANK([.BS50]);&quot;&quot;;[.BS50]+MAX([.BS152];[.BT152]))">
            <text:p/>
          </table:table-cell>
          <table:table-cell table:style-name="ce7" table:formula="of:=IF(ISBLANK([.BT50]);&quot;&quot;;[.BT50]+MAX([.BT152];[.BU152]))">
            <text:p/>
          </table:table-cell>
          <table:table-cell table:style-name="ce7" table:formula="of:=IF(ISBLANK([.BU50]);&quot;&quot;;[.BU50]+MAX([.BU152];[.BV152]))">
            <text:p/>
          </table:table-cell>
          <table:table-cell table:style-name="ce7" table:formula="of:=IF(ISBLANK([.BV50]);&quot;&quot;;[.BV50]+MAX([.BV152];[.BW152]))">
            <text:p/>
          </table:table-cell>
          <table:table-cell table:style-name="ce7" table:formula="of:=IF(ISBLANK([.BW50]);&quot;&quot;;[.BW50]+MAX([.BW152];[.BX152]))">
            <text:p/>
          </table:table-cell>
          <table:table-cell table:style-name="ce7" table:formula="of:=IF(ISBLANK([.BX50]);&quot;&quot;;[.BX50]+MAX([.BX152];[.BY152]))">
            <text:p/>
          </table:table-cell>
          <table:table-cell table:style-name="ce7" table:formula="of:=IF(ISBLANK([.BY50]);&quot;&quot;;[.BY50]+MAX([.BY152];[.BZ152]))">
            <text:p/>
          </table:table-cell>
          <table:table-cell table:style-name="ce7" table:formula="of:=IF(ISBLANK([.BZ50]);&quot;&quot;;[.BZ50]+MAX([.BZ152];[.CA152]))">
            <text:p/>
          </table:table-cell>
          <table:table-cell table:style-name="ce7" table:formula="of:=IF(ISBLANK([.CA50]);&quot;&quot;;[.CA50]+MAX([.CA152];[.CB152]))">
            <text:p/>
          </table:table-cell>
          <table:table-cell table:style-name="ce7" table:formula="of:=IF(ISBLANK([.CB50]);&quot;&quot;;[.CB50]+MAX([.CB152];[.CC152]))">
            <text:p/>
          </table:table-cell>
          <table:table-cell table:style-name="ce7" table:formula="of:=IF(ISBLANK([.CC50]);&quot;&quot;;[.CC50]+MAX([.CC152];[.CD152]))">
            <text:p/>
          </table:table-cell>
          <table:table-cell table:style-name="ce7" table:formula="of:=IF(ISBLANK([.CD50]);&quot;&quot;;[.CD50]+MAX([.CD152];[.CE152]))">
            <text:p/>
          </table:table-cell>
          <table:table-cell table:style-name="ce7" table:formula="of:=IF(ISBLANK([.CE50]);&quot;&quot;;[.CE50]+MAX([.CE152];[.CF152]))">
            <text:p/>
          </table:table-cell>
          <table:table-cell table:style-name="ce7" table:formula="of:=IF(ISBLANK([.CF50]);&quot;&quot;;[.CF50]+MAX([.CF152];[.CG152]))">
            <text:p/>
          </table:table-cell>
          <table:table-cell table:style-name="ce7" table:formula="of:=IF(ISBLANK([.CG50]);&quot;&quot;;[.CG50]+MAX([.CG152];[.CH152]))">
            <text:p/>
          </table:table-cell>
          <table:table-cell table:style-name="ce7" table:formula="of:=IF(ISBLANK([.CH50]);&quot;&quot;;[.CH50]+MAX([.CH152];[.CI152]))">
            <text:p/>
          </table:table-cell>
          <table:table-cell table:style-name="ce7" table:formula="of:=IF(ISBLANK([.CI50]);&quot;&quot;;[.CI50]+MAX([.CI152];[.CJ152]))">
            <text:p/>
          </table:table-cell>
          <table:table-cell table:style-name="ce7" table:formula="of:=IF(ISBLANK([.CJ50]);&quot;&quot;;[.CJ50]+MAX([.CJ152];[.CK152]))">
            <text:p/>
          </table:table-cell>
          <table:table-cell table:style-name="ce7" table:formula="of:=IF(ISBLANK([.CK50]);&quot;&quot;;[.CK50]+MAX([.CK152];[.CL152]))">
            <text:p/>
          </table:table-cell>
          <table:table-cell table:style-name="ce7" table:formula="of:=IF(ISBLANK([.CL50]);&quot;&quot;;[.CL50]+MAX([.CL152];[.CM152]))">
            <text:p/>
          </table:table-cell>
          <table:table-cell table:style-name="ce7" table:formula="of:=IF(ISBLANK([.CM50]);&quot;&quot;;[.CM50]+MAX([.CM152];[.CN152]))">
            <text:p/>
          </table:table-cell>
          <table:table-cell table:style-name="ce7" table:formula="of:=IF(ISBLANK([.CN50]);&quot;&quot;;[.CN50]+MAX([.CN152];[.CO152]))">
            <text:p/>
          </table:table-cell>
          <table:table-cell table:style-name="ce7" table:formula="of:=IF(ISBLANK([.CO50]);&quot;&quot;;[.CO50]+MAX([.CO152];[.CP152]))">
            <text:p/>
          </table:table-cell>
          <table:table-cell table:style-name="ce7" table:formula="of:=IF(ISBLANK([.CP50]);&quot;&quot;;[.CP50]+MAX([.CP152];[.CQ152]))">
            <text:p/>
          </table:table-cell>
          <table:table-cell table:style-name="ce7" table:formula="of:=IF(ISBLANK([.CQ50]);&quot;&quot;;[.CQ50]+MAX([.CQ152];[.CR152]))">
            <text:p/>
          </table:table-cell>
          <table:table-cell table:style-name="ce7" table:formula="of:=IF(ISBLANK([.CR50]);&quot;&quot;;[.CR50]+MAX([.CR152];[.CS152]))">
            <text:p/>
          </table:table-cell>
          <table:table-cell table:style-name="ce7" table:formula="of:=IF(ISBLANK([.CS50]);&quot;&quot;;[.CS50]+MAX([.CS152];[.CT152]))">
            <text:p/>
          </table:table-cell>
          <table:table-cell table:style-name="ce7" table:formula="of:=IF(ISBLANK([.CT50]);&quot;&quot;;[.CT50]+MAX([.CT152];[.CU152]))">
            <text:p/>
          </table:table-cell>
          <table:table-cell table:style-name="ce7" table:formula="of:=IF(ISBLANK([.CU50]);&quot;&quot;;[.CU50]+MAX([.CU152];[.CV152]))">
            <text:p/>
          </table:table-cell>
          <table:table-cell table:formula="of:=IF(ISBLANK([.CV50]);&quot;&quot;;[.CV50]+MAX([.CV152];[.CW152]))">
            <text:p/>
          </table:table-cell>
        </table:table-row>
        <table:table-row table:style-name="ro1">
          <table:table-cell table:formula="of:=IF(ISBLANK([.A51]);&quot;&quot;;[.A51]+MAX([.A153];[.B153]))" office:value-type="float" office:value="3789" calcext:value-type="float">
            <text:p>3789</text:p>
          </table:table-cell>
          <table:table-cell table:style-name="ce7" table:formula="of:=IF(ISBLANK([.B51]);&quot;&quot;;[.B51]+MAX([.B153];[.C153]))" office:value-type="float" office:value="3680" calcext:value-type="float">
            <text:p>3680</text:p>
          </table:table-cell>
          <table:table-cell table:style-name="ce7" table:formula="of:=IF(ISBLANK([.C51]);&quot;&quot;;[.C51]+MAX([.C153];[.D153]))" office:value-type="float" office:value="3590" calcext:value-type="float">
            <text:p>3590</text:p>
          </table:table-cell>
          <table:table-cell table:style-name="ce7" table:formula="of:=IF(ISBLANK([.D51]);&quot;&quot;;[.D51]+MAX([.D153];[.E153]))" office:value-type="float" office:value="3668" calcext:value-type="float">
            <text:p>3668</text:p>
          </table:table-cell>
          <table:table-cell table:style-name="ce7" table:formula="of:=IF(ISBLANK([.E51]);&quot;&quot;;[.E51]+MAX([.E153];[.F153]))" office:value-type="float" office:value="3678" calcext:value-type="float">
            <text:p>3678</text:p>
          </table:table-cell>
          <table:table-cell table:style-name="ce7" table:formula="of:=IF(ISBLANK([.F51]);&quot;&quot;;[.F51]+MAX([.F153];[.G153]))" office:value-type="float" office:value="3607" calcext:value-type="float">
            <text:p>3607</text:p>
          </table:table-cell>
          <table:table-cell table:style-name="ce7" table:formula="of:=IF(ISBLANK([.G51]);&quot;&quot;;[.G51]+MAX([.G153];[.H153]))" office:value-type="float" office:value="3627" calcext:value-type="float">
            <text:p>3627</text:p>
          </table:table-cell>
          <table:table-cell table:style-name="ce7" table:formula="of:=IF(ISBLANK([.H51]);&quot;&quot;;[.H51]+MAX([.H153];[.I153]))" office:value-type="float" office:value="3609" calcext:value-type="float">
            <text:p>3609</text:p>
          </table:table-cell>
          <table:table-cell table:style-name="ce7" table:formula="of:=IF(ISBLANK([.I51]);&quot;&quot;;[.I51]+MAX([.I153];[.J153]))" office:value-type="float" office:value="3631" calcext:value-type="float">
            <text:p>3631</text:p>
          </table:table-cell>
          <table:table-cell table:style-name="ce7" table:formula="of:=IF(ISBLANK([.J51]);&quot;&quot;;[.J51]+MAX([.J153];[.K153]))" office:value-type="float" office:value="3536" calcext:value-type="float">
            <text:p>3536</text:p>
          </table:table-cell>
          <table:table-cell table:style-name="ce7" table:formula="of:=IF(ISBLANK([.K51]);&quot;&quot;;[.K51]+MAX([.K153];[.L153]))" office:value-type="float" office:value="3482" calcext:value-type="float">
            <text:p>3482</text:p>
          </table:table-cell>
          <table:table-cell table:style-name="ce7" table:formula="of:=IF(ISBLANK([.L51]);&quot;&quot;;[.L51]+MAX([.L153];[.M153]))" office:value-type="float" office:value="3564" calcext:value-type="float">
            <text:p>3564</text:p>
          </table:table-cell>
          <table:table-cell table:style-name="ce7" table:formula="of:=IF(ISBLANK([.M51]);&quot;&quot;;[.M51]+MAX([.M153];[.N153]))" office:value-type="float" office:value="3560" calcext:value-type="float">
            <text:p>3560</text:p>
          </table:table-cell>
          <table:table-cell table:style-name="ce7" table:formula="of:=IF(ISBLANK([.N51]);&quot;&quot;;[.N51]+MAX([.N153];[.O153]))" office:value-type="float" office:value="3639" calcext:value-type="float">
            <text:p>3639</text:p>
          </table:table-cell>
          <table:table-cell table:style-name="ce7" table:formula="of:=IF(ISBLANK([.O51]);&quot;&quot;;[.O51]+MAX([.O153];[.P153]))" office:value-type="float" office:value="3588" calcext:value-type="float">
            <text:p>3588</text:p>
          </table:table-cell>
          <table:table-cell table:style-name="ce7" table:formula="of:=IF(ISBLANK([.P51]);&quot;&quot;;[.P51]+MAX([.P153];[.Q153]))" office:value-type="float" office:value="3688" calcext:value-type="float">
            <text:p>3688</text:p>
          </table:table-cell>
          <table:table-cell table:style-name="ce7" table:formula="of:=IF(ISBLANK([.Q51]);&quot;&quot;;[.Q51]+MAX([.Q153];[.R153]))" office:value-type="float" office:value="3609" calcext:value-type="float">
            <text:p>3609</text:p>
          </table:table-cell>
          <table:table-cell table:style-name="ce7" table:formula="of:=IF(ISBLANK([.R51]);&quot;&quot;;[.R51]+MAX([.R153];[.S153]))" office:value-type="float" office:value="3643" calcext:value-type="float">
            <text:p>3643</text:p>
          </table:table-cell>
          <table:table-cell table:style-name="ce7" table:formula="of:=IF(ISBLANK([.S51]);&quot;&quot;;[.S51]+MAX([.S153];[.T153]))" office:value-type="float" office:value="3585" calcext:value-type="float">
            <text:p>3585</text:p>
          </table:table-cell>
          <table:table-cell table:style-name="ce7" table:formula="of:=IF(ISBLANK([.T51]);&quot;&quot;;[.T51]+MAX([.T153];[.U153]))" office:value-type="float" office:value="3662" calcext:value-type="float">
            <text:p>3662</text:p>
          </table:table-cell>
          <table:table-cell table:style-name="ce7" table:formula="of:=IF(ISBLANK([.U51]);&quot;&quot;;[.U51]+MAX([.U153];[.V153]))" office:value-type="float" office:value="3634" calcext:value-type="float">
            <text:p>3634</text:p>
          </table:table-cell>
          <table:table-cell table:style-name="ce7" table:formula="of:=IF(ISBLANK([.V51]);&quot;&quot;;[.V51]+MAX([.V153];[.W153]))" office:value-type="float" office:value="3572" calcext:value-type="float">
            <text:p>3572</text:p>
          </table:table-cell>
          <table:table-cell table:style-name="ce7" table:formula="of:=IF(ISBLANK([.W51]);&quot;&quot;;[.W51]+MAX([.W153];[.X153]))" office:value-type="float" office:value="3570" calcext:value-type="float">
            <text:p>3570</text:p>
          </table:table-cell>
          <table:table-cell table:style-name="ce7" table:formula="of:=IF(ISBLANK([.X51]);&quot;&quot;;[.X51]+MAX([.X153];[.Y153]))" office:value-type="float" office:value="3600" calcext:value-type="float">
            <text:p>3600</text:p>
          </table:table-cell>
          <table:table-cell table:style-name="ce7" table:formula="of:=IF(ISBLANK([.Y51]);&quot;&quot;;[.Y51]+MAX([.Y153];[.Z153]))" office:value-type="float" office:value="3611" calcext:value-type="float">
            <text:p>3611</text:p>
          </table:table-cell>
          <table:table-cell table:style-name="ce7" table:formula="of:=IF(ISBLANK([.Z51]);&quot;&quot;;[.Z51]+MAX([.Z153];[.AA153]))" office:value-type="float" office:value="3752" calcext:value-type="float">
            <text:p>3752</text:p>
          </table:table-cell>
          <table:table-cell table:style-name="ce7" table:formula="of:=IF(ISBLANK([.AA51]);&quot;&quot;;[.AA51]+MAX([.AA153];[.AB153]))" office:value-type="float" office:value="3689" calcext:value-type="float">
            <text:p>3689</text:p>
          </table:table-cell>
          <table:table-cell table:style-name="ce7" table:formula="of:=IF(ISBLANK([.AB51]);&quot;&quot;;[.AB51]+MAX([.AB153];[.AC153]))" office:value-type="float" office:value="3642" calcext:value-type="float">
            <text:p>3642</text:p>
          </table:table-cell>
          <table:table-cell table:style-name="ce7" table:formula="of:=IF(ISBLANK([.AC51]);&quot;&quot;;[.AC51]+MAX([.AC153];[.AD153]))" office:value-type="float" office:value="3646" calcext:value-type="float">
            <text:p>3646</text:p>
          </table:table-cell>
          <table:table-cell table:style-name="ce7" table:formula="of:=IF(ISBLANK([.AD51]);&quot;&quot;;[.AD51]+MAX([.AD153];[.AE153]))" office:value-type="float" office:value="3685" calcext:value-type="float">
            <text:p>3685</text:p>
          </table:table-cell>
          <table:table-cell table:style-name="ce7" table:formula="of:=IF(ISBLANK([.AE51]);&quot;&quot;;[.AE51]+MAX([.AE153];[.AF153]))" office:value-type="float" office:value="3644" calcext:value-type="float">
            <text:p>3644</text:p>
          </table:table-cell>
          <table:table-cell table:style-name="ce7" table:formula="of:=IF(ISBLANK([.AF51]);&quot;&quot;;[.AF51]+MAX([.AF153];[.AG153]))" office:value-type="float" office:value="3691" calcext:value-type="float">
            <text:p>3691</text:p>
          </table:table-cell>
          <table:table-cell table:style-name="ce7" table:formula="of:=IF(ISBLANK([.AG51]);&quot;&quot;;[.AG51]+MAX([.AG153];[.AH153]))" office:value-type="float" office:value="3719" calcext:value-type="float">
            <text:p>3719</text:p>
          </table:table-cell>
          <table:table-cell table:style-name="ce7" table:formula="of:=IF(ISBLANK([.AH51]);&quot;&quot;;[.AH51]+MAX([.AH153];[.AI153]))" office:value-type="float" office:value="3620" calcext:value-type="float">
            <text:p>3620</text:p>
          </table:table-cell>
          <table:table-cell table:style-name="ce7" table:formula="of:=IF(ISBLANK([.AI51]);&quot;&quot;;[.AI51]+MAX([.AI153];[.AJ153]))" office:value-type="float" office:value="3631" calcext:value-type="float">
            <text:p>3631</text:p>
          </table:table-cell>
          <table:table-cell table:style-name="ce7" table:formula="of:=IF(ISBLANK([.AJ51]);&quot;&quot;;[.AJ51]+MAX([.AJ153];[.AK153]))" office:value-type="float" office:value="3721" calcext:value-type="float">
            <text:p>3721</text:p>
          </table:table-cell>
          <table:table-cell table:style-name="ce7" table:formula="of:=IF(ISBLANK([.AK51]);&quot;&quot;;[.AK51]+MAX([.AK153];[.AL153]))" office:value-type="float" office:value="3778" calcext:value-type="float">
            <text:p>3778</text:p>
          </table:table-cell>
          <table:table-cell table:style-name="ce7" table:formula="of:=IF(ISBLANK([.AL51]);&quot;&quot;;[.AL51]+MAX([.AL153];[.AM153]))" office:value-type="float" office:value="3715" calcext:value-type="float">
            <text:p>3715</text:p>
          </table:table-cell>
          <table:table-cell table:style-name="ce7" table:formula="of:=IF(ISBLANK([.AM51]);&quot;&quot;;[.AM51]+MAX([.AM153];[.AN153]))" office:value-type="float" office:value="3783" calcext:value-type="float">
            <text:p>3783</text:p>
          </table:table-cell>
          <table:table-cell table:style-name="ce7" table:formula="of:=IF(ISBLANK([.AN51]);&quot;&quot;;[.AN51]+MAX([.AN153];[.AO153]))" office:value-type="float" office:value="3696" calcext:value-type="float">
            <text:p>3696</text:p>
          </table:table-cell>
          <table:table-cell table:style-name="ce7" table:formula="of:=IF(ISBLANK([.AO51]);&quot;&quot;;[.AO51]+MAX([.AO153];[.AP153]))" office:value-type="float" office:value="3590" calcext:value-type="float">
            <text:p>3590</text:p>
          </table:table-cell>
          <table:table-cell table:style-name="ce7" table:formula="of:=IF(ISBLANK([.AP51]);&quot;&quot;;[.AP51]+MAX([.AP153];[.AQ153]))" office:value-type="float" office:value="3668" calcext:value-type="float">
            <text:p>3668</text:p>
          </table:table-cell>
          <table:table-cell table:style-name="ce7" table:formula="of:=IF(ISBLANK([.AQ51]);&quot;&quot;;[.AQ51]+MAX([.AQ153];[.AR153]))" office:value-type="float" office:value="3606" calcext:value-type="float">
            <text:p>3606</text:p>
          </table:table-cell>
          <table:table-cell table:style-name="ce7" table:formula="of:=IF(ISBLANK([.AR51]);&quot;&quot;;[.AR51]+MAX([.AR153];[.AS153]))" office:value-type="float" office:value="3639" calcext:value-type="float">
            <text:p>3639</text:p>
          </table:table-cell>
          <table:table-cell table:style-name="ce7" table:formula="of:=IF(ISBLANK([.AS51]);&quot;&quot;;[.AS51]+MAX([.AS153];[.AT153]))" office:value-type="float" office:value="3655" calcext:value-type="float">
            <text:p>3655</text:p>
          </table:table-cell>
          <table:table-cell table:style-name="ce7" table:formula="of:=IF(ISBLANK([.AT51]);&quot;&quot;;[.AT51]+MAX([.AT153];[.AU153]))" office:value-type="float" office:value="3645" calcext:value-type="float">
            <text:p>3645</text:p>
          </table:table-cell>
          <table:table-cell table:style-name="ce7" table:formula="of:=IF(ISBLANK([.AU51]);&quot;&quot;;[.AU51]+MAX([.AU153];[.AV153]))" office:value-type="float" office:value="3652" calcext:value-type="float">
            <text:p>3652</text:p>
          </table:table-cell>
          <table:table-cell table:style-name="ce7" table:formula="of:=IF(ISBLANK([.AV51]);&quot;&quot;;[.AV51]+MAX([.AV153];[.AW153]))" office:value-type="float" office:value="3662" calcext:value-type="float">
            <text:p>3662</text:p>
          </table:table-cell>
          <table:table-cell table:style-name="ce7" table:formula="of:=IF(ISBLANK([.AW51]);&quot;&quot;;[.AW51]+MAX([.AW153];[.AX153]))" office:value-type="float" office:value="3639" calcext:value-type="float">
            <text:p>3639</text:p>
          </table:table-cell>
          <table:table-cell table:style-name="ce7" table:formula="of:=IF(ISBLANK([.AX51]);&quot;&quot;;[.AX51]+MAX([.AX153];[.AY153]))" office:value-type="float" office:value="3676" calcext:value-type="float">
            <text:p>3676</text:p>
          </table:table-cell>
          <table:table-cell table:style-name="ce7" table:formula="of:=IF(ISBLANK([.AY51]);&quot;&quot;;[.AY51]+MAX([.AY153];[.AZ153]))">
            <text:p/>
          </table:table-cell>
          <table:table-cell table:style-name="ce7" table:formula="of:=IF(ISBLANK([.AZ51]);&quot;&quot;;[.AZ51]+MAX([.AZ153];[.BA153]))">
            <text:p/>
          </table:table-cell>
          <table:table-cell table:style-name="ce7" table:formula="of:=IF(ISBLANK([.BA51]);&quot;&quot;;[.BA51]+MAX([.BA153];[.BB153]))">
            <text:p/>
          </table:table-cell>
          <table:table-cell table:style-name="ce7" table:formula="of:=IF(ISBLANK([.BB51]);&quot;&quot;;[.BB51]+MAX([.BB153];[.BC153]))">
            <text:p/>
          </table:table-cell>
          <table:table-cell table:style-name="ce7" table:formula="of:=IF(ISBLANK([.BC51]);&quot;&quot;;[.BC51]+MAX([.BC153];[.BD153]))">
            <text:p/>
          </table:table-cell>
          <table:table-cell table:style-name="ce7" table:formula="of:=IF(ISBLANK([.BD51]);&quot;&quot;;[.BD51]+MAX([.BD153];[.BE153]))">
            <text:p/>
          </table:table-cell>
          <table:table-cell table:style-name="ce7" table:formula="of:=IF(ISBLANK([.BE51]);&quot;&quot;;[.BE51]+MAX([.BE153];[.BF153]))">
            <text:p/>
          </table:table-cell>
          <table:table-cell table:style-name="ce7" table:formula="of:=IF(ISBLANK([.BF51]);&quot;&quot;;[.BF51]+MAX([.BF153];[.BG153]))">
            <text:p/>
          </table:table-cell>
          <table:table-cell table:style-name="ce7" table:formula="of:=IF(ISBLANK([.BG51]);&quot;&quot;;[.BG51]+MAX([.BG153];[.BH153]))">
            <text:p/>
          </table:table-cell>
          <table:table-cell table:style-name="ce7" table:formula="of:=IF(ISBLANK([.BH51]);&quot;&quot;;[.BH51]+MAX([.BH153];[.BI153]))">
            <text:p/>
          </table:table-cell>
          <table:table-cell table:style-name="ce7" table:formula="of:=IF(ISBLANK([.BI51]);&quot;&quot;;[.BI51]+MAX([.BI153];[.BJ153]))">
            <text:p/>
          </table:table-cell>
          <table:table-cell table:style-name="ce7" table:formula="of:=IF(ISBLANK([.BJ51]);&quot;&quot;;[.BJ51]+MAX([.BJ153];[.BK153]))">
            <text:p/>
          </table:table-cell>
          <table:table-cell table:style-name="ce7" table:formula="of:=IF(ISBLANK([.BK51]);&quot;&quot;;[.BK51]+MAX([.BK153];[.BL153]))">
            <text:p/>
          </table:table-cell>
          <table:table-cell table:style-name="ce7" table:formula="of:=IF(ISBLANK([.BL51]);&quot;&quot;;[.BL51]+MAX([.BL153];[.BM153]))">
            <text:p/>
          </table:table-cell>
          <table:table-cell table:style-name="ce7" table:formula="of:=IF(ISBLANK([.BM51]);&quot;&quot;;[.BM51]+MAX([.BM153];[.BN153]))">
            <text:p/>
          </table:table-cell>
          <table:table-cell table:style-name="ce7" table:formula="of:=IF(ISBLANK([.BN51]);&quot;&quot;;[.BN51]+MAX([.BN153];[.BO153]))">
            <text:p/>
          </table:table-cell>
          <table:table-cell table:style-name="ce7" table:formula="of:=IF(ISBLANK([.BO51]);&quot;&quot;;[.BO51]+MAX([.BO153];[.BP153]))">
            <text:p/>
          </table:table-cell>
          <table:table-cell table:style-name="ce7" table:formula="of:=IF(ISBLANK([.BP51]);&quot;&quot;;[.BP51]+MAX([.BP153];[.BQ153]))">
            <text:p/>
          </table:table-cell>
          <table:table-cell table:style-name="ce7" table:formula="of:=IF(ISBLANK([.BQ51]);&quot;&quot;;[.BQ51]+MAX([.BQ153];[.BR153]))">
            <text:p/>
          </table:table-cell>
          <table:table-cell table:style-name="ce7" table:formula="of:=IF(ISBLANK([.BR51]);&quot;&quot;;[.BR51]+MAX([.BR153];[.BS153]))">
            <text:p/>
          </table:table-cell>
          <table:table-cell table:style-name="ce7" table:formula="of:=IF(ISBLANK([.BS51]);&quot;&quot;;[.BS51]+MAX([.BS153];[.BT153]))">
            <text:p/>
          </table:table-cell>
          <table:table-cell table:style-name="ce7" table:formula="of:=IF(ISBLANK([.BT51]);&quot;&quot;;[.BT51]+MAX([.BT153];[.BU153]))">
            <text:p/>
          </table:table-cell>
          <table:table-cell table:style-name="ce7" table:formula="of:=IF(ISBLANK([.BU51]);&quot;&quot;;[.BU51]+MAX([.BU153];[.BV153]))">
            <text:p/>
          </table:table-cell>
          <table:table-cell table:style-name="ce7" table:formula="of:=IF(ISBLANK([.BV51]);&quot;&quot;;[.BV51]+MAX([.BV153];[.BW153]))">
            <text:p/>
          </table:table-cell>
          <table:table-cell table:style-name="ce7" table:formula="of:=IF(ISBLANK([.BW51]);&quot;&quot;;[.BW51]+MAX([.BW153];[.BX153]))">
            <text:p/>
          </table:table-cell>
          <table:table-cell table:style-name="ce7" table:formula="of:=IF(ISBLANK([.BX51]);&quot;&quot;;[.BX51]+MAX([.BX153];[.BY153]))">
            <text:p/>
          </table:table-cell>
          <table:table-cell table:style-name="ce7" table:formula="of:=IF(ISBLANK([.BY51]);&quot;&quot;;[.BY51]+MAX([.BY153];[.BZ153]))">
            <text:p/>
          </table:table-cell>
          <table:table-cell table:style-name="ce7" table:formula="of:=IF(ISBLANK([.BZ51]);&quot;&quot;;[.BZ51]+MAX([.BZ153];[.CA153]))">
            <text:p/>
          </table:table-cell>
          <table:table-cell table:style-name="ce7" table:formula="of:=IF(ISBLANK([.CA51]);&quot;&quot;;[.CA51]+MAX([.CA153];[.CB153]))">
            <text:p/>
          </table:table-cell>
          <table:table-cell table:style-name="ce7" table:formula="of:=IF(ISBLANK([.CB51]);&quot;&quot;;[.CB51]+MAX([.CB153];[.CC153]))">
            <text:p/>
          </table:table-cell>
          <table:table-cell table:style-name="ce7" table:formula="of:=IF(ISBLANK([.CC51]);&quot;&quot;;[.CC51]+MAX([.CC153];[.CD153]))">
            <text:p/>
          </table:table-cell>
          <table:table-cell table:style-name="ce7" table:formula="of:=IF(ISBLANK([.CD51]);&quot;&quot;;[.CD51]+MAX([.CD153];[.CE153]))">
            <text:p/>
          </table:table-cell>
          <table:table-cell table:style-name="ce7" table:formula="of:=IF(ISBLANK([.CE51]);&quot;&quot;;[.CE51]+MAX([.CE153];[.CF153]))">
            <text:p/>
          </table:table-cell>
          <table:table-cell table:style-name="ce7" table:formula="of:=IF(ISBLANK([.CF51]);&quot;&quot;;[.CF51]+MAX([.CF153];[.CG153]))">
            <text:p/>
          </table:table-cell>
          <table:table-cell table:style-name="ce7" table:formula="of:=IF(ISBLANK([.CG51]);&quot;&quot;;[.CG51]+MAX([.CG153];[.CH153]))">
            <text:p/>
          </table:table-cell>
          <table:table-cell table:style-name="ce7" table:formula="of:=IF(ISBLANK([.CH51]);&quot;&quot;;[.CH51]+MAX([.CH153];[.CI153]))">
            <text:p/>
          </table:table-cell>
          <table:table-cell table:style-name="ce7" table:formula="of:=IF(ISBLANK([.CI51]);&quot;&quot;;[.CI51]+MAX([.CI153];[.CJ153]))">
            <text:p/>
          </table:table-cell>
          <table:table-cell table:style-name="ce7" table:formula="of:=IF(ISBLANK([.CJ51]);&quot;&quot;;[.CJ51]+MAX([.CJ153];[.CK153]))">
            <text:p/>
          </table:table-cell>
          <table:table-cell table:style-name="ce7" table:formula="of:=IF(ISBLANK([.CK51]);&quot;&quot;;[.CK51]+MAX([.CK153];[.CL153]))">
            <text:p/>
          </table:table-cell>
          <table:table-cell table:style-name="ce7" table:formula="of:=IF(ISBLANK([.CL51]);&quot;&quot;;[.CL51]+MAX([.CL153];[.CM153]))">
            <text:p/>
          </table:table-cell>
          <table:table-cell table:style-name="ce7" table:formula="of:=IF(ISBLANK([.CM51]);&quot;&quot;;[.CM51]+MAX([.CM153];[.CN153]))">
            <text:p/>
          </table:table-cell>
          <table:table-cell table:style-name="ce7" table:formula="of:=IF(ISBLANK([.CN51]);&quot;&quot;;[.CN51]+MAX([.CN153];[.CO153]))">
            <text:p/>
          </table:table-cell>
          <table:table-cell table:style-name="ce7" table:formula="of:=IF(ISBLANK([.CO51]);&quot;&quot;;[.CO51]+MAX([.CO153];[.CP153]))">
            <text:p/>
          </table:table-cell>
          <table:table-cell table:style-name="ce7" table:formula="of:=IF(ISBLANK([.CP51]);&quot;&quot;;[.CP51]+MAX([.CP153];[.CQ153]))">
            <text:p/>
          </table:table-cell>
          <table:table-cell table:style-name="ce7" table:formula="of:=IF(ISBLANK([.CQ51]);&quot;&quot;;[.CQ51]+MAX([.CQ153];[.CR153]))">
            <text:p/>
          </table:table-cell>
          <table:table-cell table:style-name="ce7" table:formula="of:=IF(ISBLANK([.CR51]);&quot;&quot;;[.CR51]+MAX([.CR153];[.CS153]))">
            <text:p/>
          </table:table-cell>
          <table:table-cell table:style-name="ce7" table:formula="of:=IF(ISBLANK([.CS51]);&quot;&quot;;[.CS51]+MAX([.CS153];[.CT153]))">
            <text:p/>
          </table:table-cell>
          <table:table-cell table:style-name="ce7" table:formula="of:=IF(ISBLANK([.CT51]);&quot;&quot;;[.CT51]+MAX([.CT153];[.CU153]))">
            <text:p/>
          </table:table-cell>
          <table:table-cell table:style-name="ce7" table:formula="of:=IF(ISBLANK([.CU51]);&quot;&quot;;[.CU51]+MAX([.CU153];[.CV153]))">
            <text:p/>
          </table:table-cell>
          <table:table-cell table:formula="of:=IF(ISBLANK([.CV51]);&quot;&quot;;[.CV51]+MAX([.CV153];[.CW153]))">
            <text:p/>
          </table:table-cell>
        </table:table-row>
        <table:table-row table:style-name="ro1">
          <table:table-cell table:formula="of:=IF(ISBLANK([.A52]);&quot;&quot;;[.A52]+MAX([.A154];[.B154]))" office:value-type="float" office:value="3695" calcext:value-type="float">
            <text:p>3695</text:p>
          </table:table-cell>
          <table:table-cell table:style-name="ce7" table:formula="of:=IF(ISBLANK([.B52]);&quot;&quot;;[.B52]+MAX([.B154];[.C154]))" office:value-type="float" office:value="3670" calcext:value-type="float">
            <text:p>3670</text:p>
          </table:table-cell>
          <table:table-cell table:style-name="ce7" table:formula="of:=IF(ISBLANK([.C52]);&quot;&quot;;[.C52]+MAX([.C154];[.D154]))" office:value-type="float" office:value="3578" calcext:value-type="float">
            <text:p>3578</text:p>
          </table:table-cell>
          <table:table-cell table:style-name="ce7" table:formula="of:=IF(ISBLANK([.D52]);&quot;&quot;;[.D52]+MAX([.D154];[.E154]))" office:value-type="float" office:value="3588" calcext:value-type="float">
            <text:p>3588</text:p>
          </table:table-cell>
          <table:table-cell table:style-name="ce7" table:formula="of:=IF(ISBLANK([.E52]);&quot;&quot;;[.E52]+MAX([.E154];[.F154]))" office:value-type="float" office:value="3590" calcext:value-type="float">
            <text:p>3590</text:p>
          </table:table-cell>
          <table:table-cell table:style-name="ce7" table:formula="of:=IF(ISBLANK([.F52]);&quot;&quot;;[.F52]+MAX([.F154];[.G154]))" office:value-type="float" office:value="3554" calcext:value-type="float">
            <text:p>3554</text:p>
          </table:table-cell>
          <table:table-cell table:style-name="ce7" table:formula="of:=IF(ISBLANK([.G52]);&quot;&quot;;[.G52]+MAX([.G154];[.H154]))" office:value-type="float" office:value="3555" calcext:value-type="float">
            <text:p>3555</text:p>
          </table:table-cell>
          <table:table-cell table:style-name="ce7" table:formula="of:=IF(ISBLANK([.H52]);&quot;&quot;;[.H52]+MAX([.H154];[.I154]))" office:value-type="float" office:value="3606" calcext:value-type="float">
            <text:p>3606</text:p>
          </table:table-cell>
          <table:table-cell table:style-name="ce7" table:formula="of:=IF(ISBLANK([.I52]);&quot;&quot;;[.I52]+MAX([.I154];[.J154]))" office:value-type="float" office:value="3543" calcext:value-type="float">
            <text:p>3543</text:p>
          </table:table-cell>
          <table:table-cell table:style-name="ce7" table:formula="of:=IF(ISBLANK([.J52]);&quot;&quot;;[.J52]+MAX([.J154];[.K154]))" office:value-type="float" office:value="3473" calcext:value-type="float">
            <text:p>3473</text:p>
          </table:table-cell>
          <table:table-cell table:style-name="ce7" table:formula="of:=IF(ISBLANK([.K52]);&quot;&quot;;[.K52]+MAX([.K154];[.L154]))" office:value-type="float" office:value="3476" calcext:value-type="float">
            <text:p>3476</text:p>
          </table:table-cell>
          <table:table-cell table:style-name="ce7" table:formula="of:=IF(ISBLANK([.L52]);&quot;&quot;;[.L52]+MAX([.L154];[.M154]))" office:value-type="float" office:value="3453" calcext:value-type="float">
            <text:p>3453</text:p>
          </table:table-cell>
          <table:table-cell table:style-name="ce7" table:formula="of:=IF(ISBLANK([.M52]);&quot;&quot;;[.M52]+MAX([.M154];[.N154]))" office:value-type="float" office:value="3511" calcext:value-type="float">
            <text:p>3511</text:p>
          </table:table-cell>
          <table:table-cell table:style-name="ce7" table:formula="of:=IF(ISBLANK([.N52]);&quot;&quot;;[.N52]+MAX([.N154];[.O154]))" office:value-type="float" office:value="3441" calcext:value-type="float">
            <text:p>3441</text:p>
          </table:table-cell>
          <table:table-cell table:style-name="ce7" table:formula="of:=IF(ISBLANK([.O52]);&quot;&quot;;[.O52]+MAX([.O154];[.P154]))" office:value-type="float" office:value="3568" calcext:value-type="float">
            <text:p>3568</text:p>
          </table:table-cell>
          <table:table-cell table:style-name="ce7" table:formula="of:=IF(ISBLANK([.P52]);&quot;&quot;;[.P52]+MAX([.P154];[.Q154]))" office:value-type="float" office:value="3536" calcext:value-type="float">
            <text:p>3536</text:p>
          </table:table-cell>
          <table:table-cell table:style-name="ce7" table:formula="of:=IF(ISBLANK([.Q52]);&quot;&quot;;[.Q52]+MAX([.Q154];[.R154]))" office:value-type="float" office:value="3597" calcext:value-type="float">
            <text:p>3597</text:p>
          </table:table-cell>
          <table:table-cell table:style-name="ce7" table:formula="of:=IF(ISBLANK([.R52]);&quot;&quot;;[.R52]+MAX([.R154];[.S154]))" office:value-type="float" office:value="3561" calcext:value-type="float">
            <text:p>3561</text:p>
          </table:table-cell>
          <table:table-cell table:style-name="ce7" table:formula="of:=IF(ISBLANK([.S52]);&quot;&quot;;[.S52]+MAX([.S154];[.T154]))" office:value-type="float" office:value="3578" calcext:value-type="float">
            <text:p>3578</text:p>
          </table:table-cell>
          <table:table-cell table:style-name="ce7" table:formula="of:=IF(ISBLANK([.T52]);&quot;&quot;;[.T52]+MAX([.T154];[.U154]))" office:value-type="float" office:value="3538" calcext:value-type="float">
            <text:p>3538</text:p>
          </table:table-cell>
          <table:table-cell table:style-name="ce7" table:formula="of:=IF(ISBLANK([.U52]);&quot;&quot;;[.U52]+MAX([.U154];[.V154]))" office:value-type="float" office:value="3613" calcext:value-type="float">
            <text:p>3613</text:p>
          </table:table-cell>
          <table:table-cell table:style-name="ce7" table:formula="of:=IF(ISBLANK([.V52]);&quot;&quot;;[.V52]+MAX([.V154];[.W154]))" office:value-type="float" office:value="3518" calcext:value-type="float">
            <text:p>3518</text:p>
          </table:table-cell>
          <table:table-cell table:style-name="ce7" table:formula="of:=IF(ISBLANK([.W52]);&quot;&quot;;[.W52]+MAX([.W154];[.X154]))" office:value-type="float" office:value="3550" calcext:value-type="float">
            <text:p>3550</text:p>
          </table:table-cell>
          <table:table-cell table:style-name="ce7" table:formula="of:=IF(ISBLANK([.X52]);&quot;&quot;;[.X52]+MAX([.X154];[.Y154]))" office:value-type="float" office:value="3559" calcext:value-type="float">
            <text:p>3559</text:p>
          </table:table-cell>
          <table:table-cell table:style-name="ce7" table:formula="of:=IF(ISBLANK([.Y52]);&quot;&quot;;[.Y52]+MAX([.Y154];[.Z154]))" office:value-type="float" office:value="3553" calcext:value-type="float">
            <text:p>3553</text:p>
          </table:table-cell>
          <table:table-cell table:style-name="ce7" table:formula="of:=IF(ISBLANK([.Z52]);&quot;&quot;;[.Z52]+MAX([.Z154];[.AA154]))" office:value-type="float" office:value="3552" calcext:value-type="float">
            <text:p>3552</text:p>
          </table:table-cell>
          <table:table-cell table:style-name="ce7" table:formula="of:=IF(ISBLANK([.AA52]);&quot;&quot;;[.AA52]+MAX([.AA154];[.AB154]))" office:value-type="float" office:value="3653" calcext:value-type="float">
            <text:p>3653</text:p>
          </table:table-cell>
          <table:table-cell table:style-name="ce7" table:formula="of:=IF(ISBLANK([.AB52]);&quot;&quot;;[.AB52]+MAX([.AB154];[.AC154]))" office:value-type="float" office:value="3599" calcext:value-type="float">
            <text:p>3599</text:p>
          </table:table-cell>
          <table:table-cell table:style-name="ce7" table:formula="of:=IF(ISBLANK([.AC52]);&quot;&quot;;[.AC52]+MAX([.AC154];[.AD154]))" office:value-type="float" office:value="3626" calcext:value-type="float">
            <text:p>3626</text:p>
          </table:table-cell>
          <table:table-cell table:style-name="ce7" table:formula="of:=IF(ISBLANK([.AD52]);&quot;&quot;;[.AD52]+MAX([.AD154];[.AE154]))" office:value-type="float" office:value="3637" calcext:value-type="float">
            <text:p>3637</text:p>
          </table:table-cell>
          <table:table-cell table:style-name="ce7" table:formula="of:=IF(ISBLANK([.AE52]);&quot;&quot;;[.AE52]+MAX([.AE154];[.AF154]))" office:value-type="float" office:value="3627" calcext:value-type="float">
            <text:p>3627</text:p>
          </table:table-cell>
          <table:table-cell table:style-name="ce7" table:formula="of:=IF(ISBLANK([.AF52]);&quot;&quot;;[.AF52]+MAX([.AF154];[.AG154]))" office:value-type="float" office:value="3587" calcext:value-type="float">
            <text:p>3587</text:p>
          </table:table-cell>
          <table:table-cell table:style-name="ce7" table:formula="of:=IF(ISBLANK([.AG52]);&quot;&quot;;[.AG52]+MAX([.AG154];[.AH154]))" office:value-type="float" office:value="3667" calcext:value-type="float">
            <text:p>3667</text:p>
          </table:table-cell>
          <table:table-cell table:style-name="ce7" table:formula="of:=IF(ISBLANK([.AH52]);&quot;&quot;;[.AH52]+MAX([.AH154];[.AI154]))" office:value-type="float" office:value="3584" calcext:value-type="float">
            <text:p>3584</text:p>
          </table:table-cell>
          <table:table-cell table:style-name="ce7" table:formula="of:=IF(ISBLANK([.AI52]);&quot;&quot;;[.AI52]+MAX([.AI154];[.AJ154]))" office:value-type="float" office:value="3523" calcext:value-type="float">
            <text:p>3523</text:p>
          </table:table-cell>
          <table:table-cell table:style-name="ce7" table:formula="of:=IF(ISBLANK([.AJ52]);&quot;&quot;;[.AJ52]+MAX([.AJ154];[.AK154]))" office:value-type="float" office:value="3608" calcext:value-type="float">
            <text:p>3608</text:p>
          </table:table-cell>
          <table:table-cell table:style-name="ce7" table:formula="of:=IF(ISBLANK([.AK52]);&quot;&quot;;[.AK52]+MAX([.AK154];[.AL154]))" office:value-type="float" office:value="3706" calcext:value-type="float">
            <text:p>3706</text:p>
          </table:table-cell>
          <table:table-cell table:style-name="ce7" table:formula="of:=IF(ISBLANK([.AL52]);&quot;&quot;;[.AL52]+MAX([.AL154];[.AM154]))" office:value-type="float" office:value="3693" calcext:value-type="float">
            <text:p>3693</text:p>
          </table:table-cell>
          <table:table-cell table:style-name="ce7" table:formula="of:=IF(ISBLANK([.AM52]);&quot;&quot;;[.AM52]+MAX([.AM154];[.AN154]))" office:value-type="float" office:value="3699" calcext:value-type="float">
            <text:p>3699</text:p>
          </table:table-cell>
          <table:table-cell table:style-name="ce7" table:formula="of:=IF(ISBLANK([.AN52]);&quot;&quot;;[.AN52]+MAX([.AN154];[.AO154]))" office:value-type="float" office:value="3640" calcext:value-type="float">
            <text:p>3640</text:p>
          </table:table-cell>
          <table:table-cell table:style-name="ce7" table:formula="of:=IF(ISBLANK([.AO52]);&quot;&quot;;[.AO52]+MAX([.AO154];[.AP154]))" office:value-type="float" office:value="3588" calcext:value-type="float">
            <text:p>3588</text:p>
          </table:table-cell>
          <table:table-cell table:style-name="ce7" table:formula="of:=IF(ISBLANK([.AP52]);&quot;&quot;;[.AP52]+MAX([.AP154];[.AQ154]))" office:value-type="float" office:value="3569" calcext:value-type="float">
            <text:p>3569</text:p>
          </table:table-cell>
          <table:table-cell table:style-name="ce7" table:formula="of:=IF(ISBLANK([.AQ52]);&quot;&quot;;[.AQ52]+MAX([.AQ154];[.AR154]))" office:value-type="float" office:value="3541" calcext:value-type="float">
            <text:p>3541</text:p>
          </table:table-cell>
          <table:table-cell table:style-name="ce7" table:formula="of:=IF(ISBLANK([.AR52]);&quot;&quot;;[.AR52]+MAX([.AR154];[.AS154]))" office:value-type="float" office:value="3563" calcext:value-type="float">
            <text:p>3563</text:p>
          </table:table-cell>
          <table:table-cell table:style-name="ce7" table:formula="of:=IF(ISBLANK([.AS52]);&quot;&quot;;[.AS52]+MAX([.AS154];[.AT154]))" office:value-type="float" office:value="3527" calcext:value-type="float">
            <text:p>3527</text:p>
          </table:table-cell>
          <table:table-cell table:style-name="ce7" table:formula="of:=IF(ISBLANK([.AT52]);&quot;&quot;;[.AT52]+MAX([.AT154];[.AU154]))" office:value-type="float" office:value="3574" calcext:value-type="float">
            <text:p>3574</text:p>
          </table:table-cell>
          <table:table-cell table:style-name="ce7" table:formula="of:=IF(ISBLANK([.AU52]);&quot;&quot;;[.AU52]+MAX([.AU154];[.AV154]))" office:value-type="float" office:value="3574" calcext:value-type="float">
            <text:p>3574</text:p>
          </table:table-cell>
          <table:table-cell table:style-name="ce7" table:formula="of:=IF(ISBLANK([.AV52]);&quot;&quot;;[.AV52]+MAX([.AV154];[.AW154]))" office:value-type="float" office:value="3623" calcext:value-type="float">
            <text:p>3623</text:p>
          </table:table-cell>
          <table:table-cell table:style-name="ce7" table:formula="of:=IF(ISBLANK([.AW52]);&quot;&quot;;[.AW52]+MAX([.AW154];[.AX154]))" office:value-type="float" office:value="3568" calcext:value-type="float">
            <text:p>3568</text:p>
          </table:table-cell>
          <table:table-cell table:style-name="ce7" table:formula="of:=IF(ISBLANK([.AX52]);&quot;&quot;;[.AX52]+MAX([.AX154];[.AY154]))" office:value-type="float" office:value="3590" calcext:value-type="float">
            <text:p>3590</text:p>
          </table:table-cell>
          <table:table-cell table:style-name="ce7" table:formula="of:=IF(ISBLANK([.AY52]);&quot;&quot;;[.AY52]+MAX([.AY154];[.AZ154]))" office:value-type="float" office:value="3659" calcext:value-type="float">
            <text:p>3659</text:p>
          </table:table-cell>
          <table:table-cell table:style-name="ce7" table:formula="of:=IF(ISBLANK([.AZ52]);&quot;&quot;;[.AZ52]+MAX([.AZ154];[.BA154]))">
            <text:p/>
          </table:table-cell>
          <table:table-cell table:style-name="ce7" table:formula="of:=IF(ISBLANK([.BA52]);&quot;&quot;;[.BA52]+MAX([.BA154];[.BB154]))">
            <text:p/>
          </table:table-cell>
          <table:table-cell table:style-name="ce7" table:formula="of:=IF(ISBLANK([.BB52]);&quot;&quot;;[.BB52]+MAX([.BB154];[.BC154]))">
            <text:p/>
          </table:table-cell>
          <table:table-cell table:style-name="ce7" table:formula="of:=IF(ISBLANK([.BC52]);&quot;&quot;;[.BC52]+MAX([.BC154];[.BD154]))">
            <text:p/>
          </table:table-cell>
          <table:table-cell table:style-name="ce7" table:formula="of:=IF(ISBLANK([.BD52]);&quot;&quot;;[.BD52]+MAX([.BD154];[.BE154]))">
            <text:p/>
          </table:table-cell>
          <table:table-cell table:style-name="ce7" table:formula="of:=IF(ISBLANK([.BE52]);&quot;&quot;;[.BE52]+MAX([.BE154];[.BF154]))">
            <text:p/>
          </table:table-cell>
          <table:table-cell table:style-name="ce7" table:formula="of:=IF(ISBLANK([.BF52]);&quot;&quot;;[.BF52]+MAX([.BF154];[.BG154]))">
            <text:p/>
          </table:table-cell>
          <table:table-cell table:style-name="ce7" table:formula="of:=IF(ISBLANK([.BG52]);&quot;&quot;;[.BG52]+MAX([.BG154];[.BH154]))">
            <text:p/>
          </table:table-cell>
          <table:table-cell table:style-name="ce7" table:formula="of:=IF(ISBLANK([.BH52]);&quot;&quot;;[.BH52]+MAX([.BH154];[.BI154]))">
            <text:p/>
          </table:table-cell>
          <table:table-cell table:style-name="ce7" table:formula="of:=IF(ISBLANK([.BI52]);&quot;&quot;;[.BI52]+MAX([.BI154];[.BJ154]))">
            <text:p/>
          </table:table-cell>
          <table:table-cell table:style-name="ce7" table:formula="of:=IF(ISBLANK([.BJ52]);&quot;&quot;;[.BJ52]+MAX([.BJ154];[.BK154]))">
            <text:p/>
          </table:table-cell>
          <table:table-cell table:style-name="ce7" table:formula="of:=IF(ISBLANK([.BK52]);&quot;&quot;;[.BK52]+MAX([.BK154];[.BL154]))">
            <text:p/>
          </table:table-cell>
          <table:table-cell table:style-name="ce7" table:formula="of:=IF(ISBLANK([.BL52]);&quot;&quot;;[.BL52]+MAX([.BL154];[.BM154]))">
            <text:p/>
          </table:table-cell>
          <table:table-cell table:style-name="ce7" table:formula="of:=IF(ISBLANK([.BM52]);&quot;&quot;;[.BM52]+MAX([.BM154];[.BN154]))">
            <text:p/>
          </table:table-cell>
          <table:table-cell table:style-name="ce7" table:formula="of:=IF(ISBLANK([.BN52]);&quot;&quot;;[.BN52]+MAX([.BN154];[.BO154]))">
            <text:p/>
          </table:table-cell>
          <table:table-cell table:style-name="ce7" table:formula="of:=IF(ISBLANK([.BO52]);&quot;&quot;;[.BO52]+MAX([.BO154];[.BP154]))">
            <text:p/>
          </table:table-cell>
          <table:table-cell table:style-name="ce7" table:formula="of:=IF(ISBLANK([.BP52]);&quot;&quot;;[.BP52]+MAX([.BP154];[.BQ154]))">
            <text:p/>
          </table:table-cell>
          <table:table-cell table:style-name="ce7" table:formula="of:=IF(ISBLANK([.BQ52]);&quot;&quot;;[.BQ52]+MAX([.BQ154];[.BR154]))">
            <text:p/>
          </table:table-cell>
          <table:table-cell table:style-name="ce7" table:formula="of:=IF(ISBLANK([.BR52]);&quot;&quot;;[.BR52]+MAX([.BR154];[.BS154]))">
            <text:p/>
          </table:table-cell>
          <table:table-cell table:style-name="ce7" table:formula="of:=IF(ISBLANK([.BS52]);&quot;&quot;;[.BS52]+MAX([.BS154];[.BT154]))">
            <text:p/>
          </table:table-cell>
          <table:table-cell table:style-name="ce7" table:formula="of:=IF(ISBLANK([.BT52]);&quot;&quot;;[.BT52]+MAX([.BT154];[.BU154]))">
            <text:p/>
          </table:table-cell>
          <table:table-cell table:style-name="ce7" table:formula="of:=IF(ISBLANK([.BU52]);&quot;&quot;;[.BU52]+MAX([.BU154];[.BV154]))">
            <text:p/>
          </table:table-cell>
          <table:table-cell table:style-name="ce7" table:formula="of:=IF(ISBLANK([.BV52]);&quot;&quot;;[.BV52]+MAX([.BV154];[.BW154]))">
            <text:p/>
          </table:table-cell>
          <table:table-cell table:style-name="ce7" table:formula="of:=IF(ISBLANK([.BW52]);&quot;&quot;;[.BW52]+MAX([.BW154];[.BX154]))">
            <text:p/>
          </table:table-cell>
          <table:table-cell table:style-name="ce7" table:formula="of:=IF(ISBLANK([.BX52]);&quot;&quot;;[.BX52]+MAX([.BX154];[.BY154]))">
            <text:p/>
          </table:table-cell>
          <table:table-cell table:style-name="ce7" table:formula="of:=IF(ISBLANK([.BY52]);&quot;&quot;;[.BY52]+MAX([.BY154];[.BZ154]))">
            <text:p/>
          </table:table-cell>
          <table:table-cell table:style-name="ce7" table:formula="of:=IF(ISBLANK([.BZ52]);&quot;&quot;;[.BZ52]+MAX([.BZ154];[.CA154]))">
            <text:p/>
          </table:table-cell>
          <table:table-cell table:style-name="ce7" table:formula="of:=IF(ISBLANK([.CA52]);&quot;&quot;;[.CA52]+MAX([.CA154];[.CB154]))">
            <text:p/>
          </table:table-cell>
          <table:table-cell table:style-name="ce7" table:formula="of:=IF(ISBLANK([.CB52]);&quot;&quot;;[.CB52]+MAX([.CB154];[.CC154]))">
            <text:p/>
          </table:table-cell>
          <table:table-cell table:style-name="ce7" table:formula="of:=IF(ISBLANK([.CC52]);&quot;&quot;;[.CC52]+MAX([.CC154];[.CD154]))">
            <text:p/>
          </table:table-cell>
          <table:table-cell table:style-name="ce7" table:formula="of:=IF(ISBLANK([.CD52]);&quot;&quot;;[.CD52]+MAX([.CD154];[.CE154]))">
            <text:p/>
          </table:table-cell>
          <table:table-cell table:style-name="ce7" table:formula="of:=IF(ISBLANK([.CE52]);&quot;&quot;;[.CE52]+MAX([.CE154];[.CF154]))">
            <text:p/>
          </table:table-cell>
          <table:table-cell table:style-name="ce7" table:formula="of:=IF(ISBLANK([.CF52]);&quot;&quot;;[.CF52]+MAX([.CF154];[.CG154]))">
            <text:p/>
          </table:table-cell>
          <table:table-cell table:style-name="ce7" table:formula="of:=IF(ISBLANK([.CG52]);&quot;&quot;;[.CG52]+MAX([.CG154];[.CH154]))">
            <text:p/>
          </table:table-cell>
          <table:table-cell table:style-name="ce7" table:formula="of:=IF(ISBLANK([.CH52]);&quot;&quot;;[.CH52]+MAX([.CH154];[.CI154]))">
            <text:p/>
          </table:table-cell>
          <table:table-cell table:style-name="ce7" table:formula="of:=IF(ISBLANK([.CI52]);&quot;&quot;;[.CI52]+MAX([.CI154];[.CJ154]))">
            <text:p/>
          </table:table-cell>
          <table:table-cell table:style-name="ce7" table:formula="of:=IF(ISBLANK([.CJ52]);&quot;&quot;;[.CJ52]+MAX([.CJ154];[.CK154]))">
            <text:p/>
          </table:table-cell>
          <table:table-cell table:style-name="ce7" table:formula="of:=IF(ISBLANK([.CK52]);&quot;&quot;;[.CK52]+MAX([.CK154];[.CL154]))">
            <text:p/>
          </table:table-cell>
          <table:table-cell table:style-name="ce7" table:formula="of:=IF(ISBLANK([.CL52]);&quot;&quot;;[.CL52]+MAX([.CL154];[.CM154]))">
            <text:p/>
          </table:table-cell>
          <table:table-cell table:style-name="ce7" table:formula="of:=IF(ISBLANK([.CM52]);&quot;&quot;;[.CM52]+MAX([.CM154];[.CN154]))">
            <text:p/>
          </table:table-cell>
          <table:table-cell table:style-name="ce7" table:formula="of:=IF(ISBLANK([.CN52]);&quot;&quot;;[.CN52]+MAX([.CN154];[.CO154]))">
            <text:p/>
          </table:table-cell>
          <table:table-cell table:style-name="ce7" table:formula="of:=IF(ISBLANK([.CO52]);&quot;&quot;;[.CO52]+MAX([.CO154];[.CP154]))">
            <text:p/>
          </table:table-cell>
          <table:table-cell table:style-name="ce7" table:formula="of:=IF(ISBLANK([.CP52]);&quot;&quot;;[.CP52]+MAX([.CP154];[.CQ154]))">
            <text:p/>
          </table:table-cell>
          <table:table-cell table:style-name="ce7" table:formula="of:=IF(ISBLANK([.CQ52]);&quot;&quot;;[.CQ52]+MAX([.CQ154];[.CR154]))">
            <text:p/>
          </table:table-cell>
          <table:table-cell table:style-name="ce7" table:formula="of:=IF(ISBLANK([.CR52]);&quot;&quot;;[.CR52]+MAX([.CR154];[.CS154]))">
            <text:p/>
          </table:table-cell>
          <table:table-cell table:style-name="ce7" table:formula="of:=IF(ISBLANK([.CS52]);&quot;&quot;;[.CS52]+MAX([.CS154];[.CT154]))">
            <text:p/>
          </table:table-cell>
          <table:table-cell table:style-name="ce7" table:formula="of:=IF(ISBLANK([.CT52]);&quot;&quot;;[.CT52]+MAX([.CT154];[.CU154]))">
            <text:p/>
          </table:table-cell>
          <table:table-cell table:style-name="ce7" table:formula="of:=IF(ISBLANK([.CU52]);&quot;&quot;;[.CU52]+MAX([.CU154];[.CV154]))">
            <text:p/>
          </table:table-cell>
          <table:table-cell table:formula="of:=IF(ISBLANK([.CV52]);&quot;&quot;;[.CV52]+MAX([.CV154];[.CW154]))">
            <text:p/>
          </table:table-cell>
        </table:table-row>
        <table:table-row table:style-name="ro1">
          <table:table-cell table:formula="of:=IF(ISBLANK([.A53]);&quot;&quot;;[.A53]+MAX([.A155];[.B155]))" office:value-type="float" office:value="3591" calcext:value-type="float">
            <text:p>3591</text:p>
          </table:table-cell>
          <table:table-cell table:style-name="ce7" table:formula="of:=IF(ISBLANK([.B53]);&quot;&quot;;[.B53]+MAX([.B155];[.C155]))" office:value-type="float" office:value="3631" calcext:value-type="float">
            <text:p>3631</text:p>
          </table:table-cell>
          <table:table-cell table:style-name="ce7" table:formula="of:=IF(ISBLANK([.C53]);&quot;&quot;;[.C53]+MAX([.C155];[.D155]))" office:value-type="float" office:value="3519" calcext:value-type="float">
            <text:p>3519</text:p>
          </table:table-cell>
          <table:table-cell table:style-name="ce7" table:formula="of:=IF(ISBLANK([.D53]);&quot;&quot;;[.D53]+MAX([.D155];[.E155]))" office:value-type="float" office:value="3477" calcext:value-type="float">
            <text:p>3477</text:p>
          </table:table-cell>
          <table:table-cell table:style-name="ce7" table:formula="of:=IF(ISBLANK([.E53]);&quot;&quot;;[.E53]+MAX([.E155];[.F155]))" office:value-type="float" office:value="3504" calcext:value-type="float">
            <text:p>3504</text:p>
          </table:table-cell>
          <table:table-cell table:style-name="ce7" table:formula="of:=IF(ISBLANK([.F53]);&quot;&quot;;[.F53]+MAX([.F155];[.G155]))" office:value-type="float" office:value="3503" calcext:value-type="float">
            <text:p>3503</text:p>
          </table:table-cell>
          <table:table-cell table:style-name="ce7" table:formula="of:=IF(ISBLANK([.G53]);&quot;&quot;;[.G53]+MAX([.G155];[.H155]))" office:value-type="float" office:value="3538" calcext:value-type="float">
            <text:p>3538</text:p>
          </table:table-cell>
          <table:table-cell table:style-name="ce7" table:formula="of:=IF(ISBLANK([.H53]);&quot;&quot;;[.H53]+MAX([.H155];[.I155]))" office:value-type="float" office:value="3515" calcext:value-type="float">
            <text:p>3515</text:p>
          </table:table-cell>
          <table:table-cell table:style-name="ce7" table:formula="of:=IF(ISBLANK([.I53]);&quot;&quot;;[.I53]+MAX([.I155];[.J155]))" office:value-type="float" office:value="3540" calcext:value-type="float">
            <text:p>3540</text:p>
          </table:table-cell>
          <table:table-cell table:style-name="ce7" table:formula="of:=IF(ISBLANK([.J53]);&quot;&quot;;[.J53]+MAX([.J155];[.K155]))" office:value-type="float" office:value="3464" calcext:value-type="float">
            <text:p>3464</text:p>
          </table:table-cell>
          <table:table-cell table:style-name="ce7" table:formula="of:=IF(ISBLANK([.K53]);&quot;&quot;;[.K53]+MAX([.K155];[.L155]))" office:value-type="float" office:value="3365" calcext:value-type="float">
            <text:p>3365</text:p>
          </table:table-cell>
          <table:table-cell table:style-name="ce7" table:formula="of:=IF(ISBLANK([.L53]);&quot;&quot;;[.L53]+MAX([.L155];[.M155]))" office:value-type="float" office:value="3433" calcext:value-type="float">
            <text:p>3433</text:p>
          </table:table-cell>
          <table:table-cell table:style-name="ce7" table:formula="of:=IF(ISBLANK([.M53]);&quot;&quot;;[.M53]+MAX([.M155];[.N155]))" office:value-type="float" office:value="3447" calcext:value-type="float">
            <text:p>3447</text:p>
          </table:table-cell>
          <table:table-cell table:style-name="ce7" table:formula="of:=IF(ISBLANK([.N53]);&quot;&quot;;[.N53]+MAX([.N155];[.O155]))" office:value-type="float" office:value="3423" calcext:value-type="float">
            <text:p>3423</text:p>
          </table:table-cell>
          <table:table-cell table:style-name="ce7" table:formula="of:=IF(ISBLANK([.O53]);&quot;&quot;;[.O53]+MAX([.O155];[.P155]))" office:value-type="float" office:value="3374" calcext:value-type="float">
            <text:p>3374</text:p>
          </table:table-cell>
          <table:table-cell table:style-name="ce7" table:formula="of:=IF(ISBLANK([.P53]);&quot;&quot;;[.P53]+MAX([.P155];[.Q155]))" office:value-type="float" office:value="3505" calcext:value-type="float">
            <text:p>3505</text:p>
          </table:table-cell>
          <table:table-cell table:style-name="ce7" table:formula="of:=IF(ISBLANK([.Q53]);&quot;&quot;;[.Q53]+MAX([.Q155];[.R155]))" office:value-type="float" office:value="3507" calcext:value-type="float">
            <text:p>3507</text:p>
          </table:table-cell>
          <table:table-cell table:style-name="ce7" table:formula="of:=IF(ISBLANK([.R53]);&quot;&quot;;[.R53]+MAX([.R155];[.S155]))" office:value-type="float" office:value="3529" calcext:value-type="float">
            <text:p>3529</text:p>
          </table:table-cell>
          <table:table-cell table:style-name="ce7" table:formula="of:=IF(ISBLANK([.S53]);&quot;&quot;;[.S53]+MAX([.S155];[.T155]))" office:value-type="float" office:value="3555" calcext:value-type="float">
            <text:p>3555</text:p>
          </table:table-cell>
          <table:table-cell table:style-name="ce7" table:formula="of:=IF(ISBLANK([.T53]);&quot;&quot;;[.T53]+MAX([.T155];[.U155]))" office:value-type="float" office:value="3531" calcext:value-type="float">
            <text:p>3531</text:p>
          </table:table-cell>
          <table:table-cell table:style-name="ce7" table:formula="of:=IF(ISBLANK([.U53]);&quot;&quot;;[.U53]+MAX([.U155];[.V155]))" office:value-type="float" office:value="3526" calcext:value-type="float">
            <text:p>3526</text:p>
          </table:table-cell>
          <table:table-cell table:style-name="ce7" table:formula="of:=IF(ISBLANK([.V53]);&quot;&quot;;[.V53]+MAX([.V155];[.W155]))" office:value-type="float" office:value="3504" calcext:value-type="float">
            <text:p>3504</text:p>
          </table:table-cell>
          <table:table-cell table:style-name="ce7" table:formula="of:=IF(ISBLANK([.W53]);&quot;&quot;;[.W53]+MAX([.W155];[.X155]))" office:value-type="float" office:value="3500" calcext:value-type="float">
            <text:p>3500</text:p>
          </table:table-cell>
          <table:table-cell table:style-name="ce7" table:formula="of:=IF(ISBLANK([.X53]);&quot;&quot;;[.X53]+MAX([.X155];[.Y155]))" office:value-type="float" office:value="3524" calcext:value-type="float">
            <text:p>3524</text:p>
          </table:table-cell>
          <table:table-cell table:style-name="ce7" table:formula="of:=IF(ISBLANK([.Y53]);&quot;&quot;;[.Y53]+MAX([.Y155];[.Z155]))" office:value-type="float" office:value="3489" calcext:value-type="float">
            <text:p>3489</text:p>
          </table:table-cell>
          <table:table-cell table:style-name="ce7" table:formula="of:=IF(ISBLANK([.Z53]);&quot;&quot;;[.Z53]+MAX([.Z155];[.AA155]))" office:value-type="float" office:value="3536" calcext:value-type="float">
            <text:p>3536</text:p>
          </table:table-cell>
          <table:table-cell table:style-name="ce7" table:formula="of:=IF(ISBLANK([.AA53]);&quot;&quot;;[.AA53]+MAX([.AA155];[.AB155]))" office:value-type="float" office:value="3540" calcext:value-type="float">
            <text:p>3540</text:p>
          </table:table-cell>
          <table:table-cell table:style-name="ce7" table:formula="of:=IF(ISBLANK([.AB53]);&quot;&quot;;[.AB53]+MAX([.AB155];[.AC155]))" office:value-type="float" office:value="3555" calcext:value-type="float">
            <text:p>3555</text:p>
          </table:table-cell>
          <table:table-cell table:style-name="ce7" table:formula="of:=IF(ISBLANK([.AC53]);&quot;&quot;;[.AC53]+MAX([.AC155];[.AD155]))" office:value-type="float" office:value="3558" calcext:value-type="float">
            <text:p>3558</text:p>
          </table:table-cell>
          <table:table-cell table:style-name="ce7" table:formula="of:=IF(ISBLANK([.AD53]);&quot;&quot;;[.AD53]+MAX([.AD155];[.AE155]))" office:value-type="float" office:value="3573" calcext:value-type="float">
            <text:p>3573</text:p>
          </table:table-cell>
          <table:table-cell table:style-name="ce7" table:formula="of:=IF(ISBLANK([.AE53]);&quot;&quot;;[.AE53]+MAX([.AE155];[.AF155]))" office:value-type="float" office:value="3536" calcext:value-type="float">
            <text:p>3536</text:p>
          </table:table-cell>
          <table:table-cell table:style-name="ce7" table:formula="of:=IF(ISBLANK([.AF53]);&quot;&quot;;[.AF53]+MAX([.AF155];[.AG155]))" office:value-type="float" office:value="3549" calcext:value-type="float">
            <text:p>3549</text:p>
          </table:table-cell>
          <table:table-cell table:style-name="ce7" table:formula="of:=IF(ISBLANK([.AG53]);&quot;&quot;;[.AG53]+MAX([.AG155];[.AH155]))" office:value-type="float" office:value="3569" calcext:value-type="float">
            <text:p>3569</text:p>
          </table:table-cell>
          <table:table-cell table:style-name="ce7" table:formula="of:=IF(ISBLANK([.AH53]);&quot;&quot;;[.AH53]+MAX([.AH155];[.AI155]))" office:value-type="float" office:value="3557" calcext:value-type="float">
            <text:p>3557</text:p>
          </table:table-cell>
          <table:table-cell table:style-name="ce7" table:formula="of:=IF(ISBLANK([.AI53]);&quot;&quot;;[.AI53]+MAX([.AI155];[.AJ155]))" office:value-type="float" office:value="3495" calcext:value-type="float">
            <text:p>3495</text:p>
          </table:table-cell>
          <table:table-cell table:style-name="ce7" table:formula="of:=IF(ISBLANK([.AJ53]);&quot;&quot;;[.AJ53]+MAX([.AJ155];[.AK155]))" office:value-type="float" office:value="3480" calcext:value-type="float">
            <text:p>3480</text:p>
          </table:table-cell>
          <table:table-cell table:style-name="ce7" table:formula="of:=IF(ISBLANK([.AK53]);&quot;&quot;;[.AK53]+MAX([.AK155];[.AL155]))" office:value-type="float" office:value="3524" calcext:value-type="float">
            <text:p>3524</text:p>
          </table:table-cell>
          <table:table-cell table:style-name="ce7" table:formula="of:=IF(ISBLANK([.AL53]);&quot;&quot;;[.AL53]+MAX([.AL155];[.AM155]))" office:value-type="float" office:value="3626" calcext:value-type="float">
            <text:p>3626</text:p>
          </table:table-cell>
          <table:table-cell table:style-name="ce7" table:formula="of:=IF(ISBLANK([.AM53]);&quot;&quot;;[.AM53]+MAX([.AM155];[.AN155]))" office:value-type="float" office:value="3624" calcext:value-type="float">
            <text:p>3624</text:p>
          </table:table-cell>
          <table:table-cell table:style-name="ce7" table:formula="of:=IF(ISBLANK([.AN53]);&quot;&quot;;[.AN53]+MAX([.AN155];[.AO155]))" office:value-type="float" office:value="3527" calcext:value-type="float">
            <text:p>3527</text:p>
          </table:table-cell>
          <table:table-cell table:style-name="ce7" table:formula="of:=IF(ISBLANK([.AO53]);&quot;&quot;;[.AO53]+MAX([.AO155];[.AP155]))" office:value-type="float" office:value="3578" calcext:value-type="float">
            <text:p>3578</text:p>
          </table:table-cell>
          <table:table-cell table:style-name="ce7" table:formula="of:=IF(ISBLANK([.AP53]);&quot;&quot;;[.AP53]+MAX([.AP155];[.AQ155]))" office:value-type="float" office:value="3558" calcext:value-type="float">
            <text:p>3558</text:p>
          </table:table-cell>
          <table:table-cell table:style-name="ce7" table:formula="of:=IF(ISBLANK([.AQ53]);&quot;&quot;;[.AQ53]+MAX([.AQ155];[.AR155]))" office:value-type="float" office:value="3422" calcext:value-type="float">
            <text:p>3422</text:p>
          </table:table-cell>
          <table:table-cell table:style-name="ce7" table:formula="of:=IF(ISBLANK([.AR53]);&quot;&quot;;[.AR53]+MAX([.AR155];[.AS155]))" office:value-type="float" office:value="3465" calcext:value-type="float">
            <text:p>3465</text:p>
          </table:table-cell>
          <table:table-cell table:style-name="ce7" table:formula="of:=IF(ISBLANK([.AS53]);&quot;&quot;;[.AS53]+MAX([.AS155];[.AT155]))" office:value-type="float" office:value="3473" calcext:value-type="float">
            <text:p>3473</text:p>
          </table:table-cell>
          <table:table-cell table:style-name="ce7" table:formula="of:=IF(ISBLANK([.AT53]);&quot;&quot;;[.AT53]+MAX([.AT155];[.AU155]))" office:value-type="float" office:value="3428" calcext:value-type="float">
            <text:p>3428</text:p>
          </table:table-cell>
          <table:table-cell table:style-name="ce7" table:formula="of:=IF(ISBLANK([.AU53]);&quot;&quot;;[.AU53]+MAX([.AU155];[.AV155]))" office:value-type="float" office:value="3564" calcext:value-type="float">
            <text:p>3564</text:p>
          </table:table-cell>
          <table:table-cell table:style-name="ce7" table:formula="of:=IF(ISBLANK([.AV53]);&quot;&quot;;[.AV53]+MAX([.AV155];[.AW155]))" office:value-type="float" office:value="3569" calcext:value-type="float">
            <text:p>3569</text:p>
          </table:table-cell>
          <table:table-cell table:style-name="ce7" table:formula="of:=IF(ISBLANK([.AW53]);&quot;&quot;;[.AW53]+MAX([.AW155];[.AX155]))" office:value-type="float" office:value="3527" calcext:value-type="float">
            <text:p>3527</text:p>
          </table:table-cell>
          <table:table-cell table:style-name="ce7" table:formula="of:=IF(ISBLANK([.AX53]);&quot;&quot;;[.AX53]+MAX([.AX155];[.AY155]))" office:value-type="float" office:value="3444" calcext:value-type="float">
            <text:p>3444</text:p>
          </table:table-cell>
          <table:table-cell table:style-name="ce7" table:formula="of:=IF(ISBLANK([.AY53]);&quot;&quot;;[.AY53]+MAX([.AY155];[.AZ155]))" office:value-type="float" office:value="3551" calcext:value-type="float">
            <text:p>3551</text:p>
          </table:table-cell>
          <table:table-cell table:style-name="ce7" table:formula="of:=IF(ISBLANK([.AZ53]);&quot;&quot;;[.AZ53]+MAX([.AZ155];[.BA155]))" office:value-type="float" office:value="3593" calcext:value-type="float">
            <text:p>3593</text:p>
          </table:table-cell>
          <table:table-cell table:style-name="ce7" table:formula="of:=IF(ISBLANK([.BA53]);&quot;&quot;;[.BA53]+MAX([.BA155];[.BB155]))">
            <text:p/>
          </table:table-cell>
          <table:table-cell table:style-name="ce7" table:formula="of:=IF(ISBLANK([.BB53]);&quot;&quot;;[.BB53]+MAX([.BB155];[.BC155]))">
            <text:p/>
          </table:table-cell>
          <table:table-cell table:style-name="ce7" table:formula="of:=IF(ISBLANK([.BC53]);&quot;&quot;;[.BC53]+MAX([.BC155];[.BD155]))">
            <text:p/>
          </table:table-cell>
          <table:table-cell table:style-name="ce7" table:formula="of:=IF(ISBLANK([.BD53]);&quot;&quot;;[.BD53]+MAX([.BD155];[.BE155]))">
            <text:p/>
          </table:table-cell>
          <table:table-cell table:style-name="ce7" table:formula="of:=IF(ISBLANK([.BE53]);&quot;&quot;;[.BE53]+MAX([.BE155];[.BF155]))">
            <text:p/>
          </table:table-cell>
          <table:table-cell table:style-name="ce7" table:formula="of:=IF(ISBLANK([.BF53]);&quot;&quot;;[.BF53]+MAX([.BF155];[.BG155]))">
            <text:p/>
          </table:table-cell>
          <table:table-cell table:style-name="ce7" table:formula="of:=IF(ISBLANK([.BG53]);&quot;&quot;;[.BG53]+MAX([.BG155];[.BH155]))">
            <text:p/>
          </table:table-cell>
          <table:table-cell table:style-name="ce7" table:formula="of:=IF(ISBLANK([.BH53]);&quot;&quot;;[.BH53]+MAX([.BH155];[.BI155]))">
            <text:p/>
          </table:table-cell>
          <table:table-cell table:style-name="ce7" table:formula="of:=IF(ISBLANK([.BI53]);&quot;&quot;;[.BI53]+MAX([.BI155];[.BJ155]))">
            <text:p/>
          </table:table-cell>
          <table:table-cell table:style-name="ce7" table:formula="of:=IF(ISBLANK([.BJ53]);&quot;&quot;;[.BJ53]+MAX([.BJ155];[.BK155]))">
            <text:p/>
          </table:table-cell>
          <table:table-cell table:style-name="ce7" table:formula="of:=IF(ISBLANK([.BK53]);&quot;&quot;;[.BK53]+MAX([.BK155];[.BL155]))">
            <text:p/>
          </table:table-cell>
          <table:table-cell table:style-name="ce7" table:formula="of:=IF(ISBLANK([.BL53]);&quot;&quot;;[.BL53]+MAX([.BL155];[.BM155]))">
            <text:p/>
          </table:table-cell>
          <table:table-cell table:style-name="ce7" table:formula="of:=IF(ISBLANK([.BM53]);&quot;&quot;;[.BM53]+MAX([.BM155];[.BN155]))">
            <text:p/>
          </table:table-cell>
          <table:table-cell table:style-name="ce7" table:formula="of:=IF(ISBLANK([.BN53]);&quot;&quot;;[.BN53]+MAX([.BN155];[.BO155]))">
            <text:p/>
          </table:table-cell>
          <table:table-cell table:style-name="ce7" table:formula="of:=IF(ISBLANK([.BO53]);&quot;&quot;;[.BO53]+MAX([.BO155];[.BP155]))">
            <text:p/>
          </table:table-cell>
          <table:table-cell table:style-name="ce7" table:formula="of:=IF(ISBLANK([.BP53]);&quot;&quot;;[.BP53]+MAX([.BP155];[.BQ155]))">
            <text:p/>
          </table:table-cell>
          <table:table-cell table:style-name="ce7" table:formula="of:=IF(ISBLANK([.BQ53]);&quot;&quot;;[.BQ53]+MAX([.BQ155];[.BR155]))">
            <text:p/>
          </table:table-cell>
          <table:table-cell table:style-name="ce7" table:formula="of:=IF(ISBLANK([.BR53]);&quot;&quot;;[.BR53]+MAX([.BR155];[.BS155]))">
            <text:p/>
          </table:table-cell>
          <table:table-cell table:style-name="ce7" table:formula="of:=IF(ISBLANK([.BS53]);&quot;&quot;;[.BS53]+MAX([.BS155];[.BT155]))">
            <text:p/>
          </table:table-cell>
          <table:table-cell table:style-name="ce7" table:formula="of:=IF(ISBLANK([.BT53]);&quot;&quot;;[.BT53]+MAX([.BT155];[.BU155]))">
            <text:p/>
          </table:table-cell>
          <table:table-cell table:style-name="ce7" table:formula="of:=IF(ISBLANK([.BU53]);&quot;&quot;;[.BU53]+MAX([.BU155];[.BV155]))">
            <text:p/>
          </table:table-cell>
          <table:table-cell table:style-name="ce7" table:formula="of:=IF(ISBLANK([.BV53]);&quot;&quot;;[.BV53]+MAX([.BV155];[.BW155]))">
            <text:p/>
          </table:table-cell>
          <table:table-cell table:style-name="ce7" table:formula="of:=IF(ISBLANK([.BW53]);&quot;&quot;;[.BW53]+MAX([.BW155];[.BX155]))">
            <text:p/>
          </table:table-cell>
          <table:table-cell table:style-name="ce7" table:formula="of:=IF(ISBLANK([.BX53]);&quot;&quot;;[.BX53]+MAX([.BX155];[.BY155]))">
            <text:p/>
          </table:table-cell>
          <table:table-cell table:style-name="ce7" table:formula="of:=IF(ISBLANK([.BY53]);&quot;&quot;;[.BY53]+MAX([.BY155];[.BZ155]))">
            <text:p/>
          </table:table-cell>
          <table:table-cell table:style-name="ce7" table:formula="of:=IF(ISBLANK([.BZ53]);&quot;&quot;;[.BZ53]+MAX([.BZ155];[.CA155]))">
            <text:p/>
          </table:table-cell>
          <table:table-cell table:style-name="ce7" table:formula="of:=IF(ISBLANK([.CA53]);&quot;&quot;;[.CA53]+MAX([.CA155];[.CB155]))">
            <text:p/>
          </table:table-cell>
          <table:table-cell table:style-name="ce7" table:formula="of:=IF(ISBLANK([.CB53]);&quot;&quot;;[.CB53]+MAX([.CB155];[.CC155]))">
            <text:p/>
          </table:table-cell>
          <table:table-cell table:style-name="ce7" table:formula="of:=IF(ISBLANK([.CC53]);&quot;&quot;;[.CC53]+MAX([.CC155];[.CD155]))">
            <text:p/>
          </table:table-cell>
          <table:table-cell table:style-name="ce7" table:formula="of:=IF(ISBLANK([.CD53]);&quot;&quot;;[.CD53]+MAX([.CD155];[.CE155]))">
            <text:p/>
          </table:table-cell>
          <table:table-cell table:style-name="ce7" table:formula="of:=IF(ISBLANK([.CE53]);&quot;&quot;;[.CE53]+MAX([.CE155];[.CF155]))">
            <text:p/>
          </table:table-cell>
          <table:table-cell table:style-name="ce7" table:formula="of:=IF(ISBLANK([.CF53]);&quot;&quot;;[.CF53]+MAX([.CF155];[.CG155]))">
            <text:p/>
          </table:table-cell>
          <table:table-cell table:style-name="ce7" table:formula="of:=IF(ISBLANK([.CG53]);&quot;&quot;;[.CG53]+MAX([.CG155];[.CH155]))">
            <text:p/>
          </table:table-cell>
          <table:table-cell table:style-name="ce7" table:formula="of:=IF(ISBLANK([.CH53]);&quot;&quot;;[.CH53]+MAX([.CH155];[.CI155]))">
            <text:p/>
          </table:table-cell>
          <table:table-cell table:style-name="ce7" table:formula="of:=IF(ISBLANK([.CI53]);&quot;&quot;;[.CI53]+MAX([.CI155];[.CJ155]))">
            <text:p/>
          </table:table-cell>
          <table:table-cell table:style-name="ce7" table:formula="of:=IF(ISBLANK([.CJ53]);&quot;&quot;;[.CJ53]+MAX([.CJ155];[.CK155]))">
            <text:p/>
          </table:table-cell>
          <table:table-cell table:style-name="ce7" table:formula="of:=IF(ISBLANK([.CK53]);&quot;&quot;;[.CK53]+MAX([.CK155];[.CL155]))">
            <text:p/>
          </table:table-cell>
          <table:table-cell table:style-name="ce7" table:formula="of:=IF(ISBLANK([.CL53]);&quot;&quot;;[.CL53]+MAX([.CL155];[.CM155]))">
            <text:p/>
          </table:table-cell>
          <table:table-cell table:style-name="ce7" table:formula="of:=IF(ISBLANK([.CM53]);&quot;&quot;;[.CM53]+MAX([.CM155];[.CN155]))">
            <text:p/>
          </table:table-cell>
          <table:table-cell table:style-name="ce7" table:formula="of:=IF(ISBLANK([.CN53]);&quot;&quot;;[.CN53]+MAX([.CN155];[.CO155]))">
            <text:p/>
          </table:table-cell>
          <table:table-cell table:style-name="ce7" table:formula="of:=IF(ISBLANK([.CO53]);&quot;&quot;;[.CO53]+MAX([.CO155];[.CP155]))">
            <text:p/>
          </table:table-cell>
          <table:table-cell table:style-name="ce7" table:formula="of:=IF(ISBLANK([.CP53]);&quot;&quot;;[.CP53]+MAX([.CP155];[.CQ155]))">
            <text:p/>
          </table:table-cell>
          <table:table-cell table:style-name="ce7" table:formula="of:=IF(ISBLANK([.CQ53]);&quot;&quot;;[.CQ53]+MAX([.CQ155];[.CR155]))">
            <text:p/>
          </table:table-cell>
          <table:table-cell table:style-name="ce7" table:formula="of:=IF(ISBLANK([.CR53]);&quot;&quot;;[.CR53]+MAX([.CR155];[.CS155]))">
            <text:p/>
          </table:table-cell>
          <table:table-cell table:style-name="ce7" table:formula="of:=IF(ISBLANK([.CS53]);&quot;&quot;;[.CS53]+MAX([.CS155];[.CT155]))">
            <text:p/>
          </table:table-cell>
          <table:table-cell table:style-name="ce7" table:formula="of:=IF(ISBLANK([.CT53]);&quot;&quot;;[.CT53]+MAX([.CT155];[.CU155]))">
            <text:p/>
          </table:table-cell>
          <table:table-cell table:style-name="ce7" table:formula="of:=IF(ISBLANK([.CU53]);&quot;&quot;;[.CU53]+MAX([.CU155];[.CV155]))">
            <text:p/>
          </table:table-cell>
          <table:table-cell table:formula="of:=IF(ISBLANK([.CV53]);&quot;&quot;;[.CV53]+MAX([.CV155];[.CW155]))">
            <text:p/>
          </table:table-cell>
        </table:table-row>
        <table:table-row table:style-name="ro1">
          <table:table-cell table:formula="of:=IF(ISBLANK([.A54]);&quot;&quot;;[.A54]+MAX([.A156];[.B156]))" office:value-type="float" office:value="3524" calcext:value-type="float">
            <text:p>3524</text:p>
          </table:table-cell>
          <table:table-cell table:style-name="ce7" table:formula="of:=IF(ISBLANK([.B54]);&quot;&quot;;[.B54]+MAX([.B156];[.C156]))" office:value-type="float" office:value="3548" calcext:value-type="float">
            <text:p>3548</text:p>
          </table:table-cell>
          <table:table-cell table:style-name="ce7" table:formula="of:=IF(ISBLANK([.C54]);&quot;&quot;;[.C54]+MAX([.C156];[.D156]))" office:value-type="float" office:value="3501" calcext:value-type="float">
            <text:p>3501</text:p>
          </table:table-cell>
          <table:table-cell table:style-name="ce7" table:formula="of:=IF(ISBLANK([.D54]);&quot;&quot;;[.D54]+MAX([.D156];[.E156]))" office:value-type="float" office:value="3440" calcext:value-type="float">
            <text:p>3440</text:p>
          </table:table-cell>
          <table:table-cell table:style-name="ce7" table:formula="of:=IF(ISBLANK([.E54]);&quot;&quot;;[.E54]+MAX([.E156];[.F156]))" office:value-type="float" office:value="3390" calcext:value-type="float">
            <text:p>3390</text:p>
          </table:table-cell>
          <table:table-cell table:style-name="ce7" table:formula="of:=IF(ISBLANK([.F54]);&quot;&quot;;[.F54]+MAX([.F156];[.G156]))" office:value-type="float" office:value="3472" calcext:value-type="float">
            <text:p>3472</text:p>
          </table:table-cell>
          <table:table-cell table:style-name="ce7" table:formula="of:=IF(ISBLANK([.G54]);&quot;&quot;;[.G54]+MAX([.G156];[.H156]))" office:value-type="float" office:value="3448" calcext:value-type="float">
            <text:p>3448</text:p>
          </table:table-cell>
          <table:table-cell table:style-name="ce7" table:formula="of:=IF(ISBLANK([.H54]);&quot;&quot;;[.H54]+MAX([.H156];[.I156]))" office:value-type="float" office:value="3486" calcext:value-type="float">
            <text:p>3486</text:p>
          </table:table-cell>
          <table:table-cell table:style-name="ce7" table:formula="of:=IF(ISBLANK([.I54]);&quot;&quot;;[.I54]+MAX([.I156];[.J156]))" office:value-type="float" office:value="3445" calcext:value-type="float">
            <text:p>3445</text:p>
          </table:table-cell>
          <table:table-cell table:style-name="ce7" table:formula="of:=IF(ISBLANK([.J54]);&quot;&quot;;[.J54]+MAX([.J156];[.K156]))" office:value-type="float" office:value="3417" calcext:value-type="float">
            <text:p>3417</text:p>
          </table:table-cell>
          <table:table-cell table:style-name="ce7" table:formula="of:=IF(ISBLANK([.K54]);&quot;&quot;;[.K54]+MAX([.K156];[.L156]))" office:value-type="float" office:value="3273" calcext:value-type="float">
            <text:p>3273</text:p>
          </table:table-cell>
          <table:table-cell table:style-name="ce7" table:formula="of:=IF(ISBLANK([.L54]);&quot;&quot;;[.L54]+MAX([.L156];[.M156]))" office:value-type="float" office:value="3357" calcext:value-type="float">
            <text:p>3357</text:p>
          </table:table-cell>
          <table:table-cell table:style-name="ce7" table:formula="of:=IF(ISBLANK([.M54]);&quot;&quot;;[.M54]+MAX([.M156];[.N156]))" office:value-type="float" office:value="3319" calcext:value-type="float">
            <text:p>3319</text:p>
          </table:table-cell>
          <table:table-cell table:style-name="ce7" table:formula="of:=IF(ISBLANK([.N54]);&quot;&quot;;[.N54]+MAX([.N156];[.O156]))" office:value-type="float" office:value="3412" calcext:value-type="float">
            <text:p>3412</text:p>
          </table:table-cell>
          <table:table-cell table:style-name="ce7" table:formula="of:=IF(ISBLANK([.O54]);&quot;&quot;;[.O54]+MAX([.O156];[.P156]))" office:value-type="float" office:value="3370" calcext:value-type="float">
            <text:p>3370</text:p>
          </table:table-cell>
          <table:table-cell table:style-name="ce7" table:formula="of:=IF(ISBLANK([.P54]);&quot;&quot;;[.P54]+MAX([.P156];[.Q156]))" office:value-type="float" office:value="3359" calcext:value-type="float">
            <text:p>3359</text:p>
          </table:table-cell>
          <table:table-cell table:style-name="ce7" table:formula="of:=IF(ISBLANK([.Q54]);&quot;&quot;;[.Q54]+MAX([.Q156];[.R156]))" office:value-type="float" office:value="3452" calcext:value-type="float">
            <text:p>3452</text:p>
          </table:table-cell>
          <table:table-cell table:style-name="ce7" table:formula="of:=IF(ISBLANK([.R54]);&quot;&quot;;[.R54]+MAX([.R156];[.S156]))" office:value-type="float" office:value="3472" calcext:value-type="float">
            <text:p>3472</text:p>
          </table:table-cell>
          <table:table-cell table:style-name="ce7" table:formula="of:=IF(ISBLANK([.S54]);&quot;&quot;;[.S54]+MAX([.S156];[.T156]))" office:value-type="float" office:value="3486" calcext:value-type="float">
            <text:p>3486</text:p>
          </table:table-cell>
          <table:table-cell table:style-name="ce7" table:formula="of:=IF(ISBLANK([.T54]);&quot;&quot;;[.T54]+MAX([.T156];[.U156]))" office:value-type="float" office:value="3521" calcext:value-type="float">
            <text:p>3521</text:p>
          </table:table-cell>
          <table:table-cell table:style-name="ce7" table:formula="of:=IF(ISBLANK([.U54]);&quot;&quot;;[.U54]+MAX([.U156];[.V156]))" office:value-type="float" office:value="3474" calcext:value-type="float">
            <text:p>3474</text:p>
          </table:table-cell>
          <table:table-cell table:style-name="ce7" table:formula="of:=IF(ISBLANK([.V54]);&quot;&quot;;[.V54]+MAX([.V156];[.W156]))" office:value-type="float" office:value="3447" calcext:value-type="float">
            <text:p>3447</text:p>
          </table:table-cell>
          <table:table-cell table:style-name="ce7" table:formula="of:=IF(ISBLANK([.W54]);&quot;&quot;;[.W54]+MAX([.W156];[.X156]))" office:value-type="float" office:value="3407" calcext:value-type="float">
            <text:p>3407</text:p>
          </table:table-cell>
          <table:table-cell table:style-name="ce7" table:formula="of:=IF(ISBLANK([.X54]);&quot;&quot;;[.X54]+MAX([.X156];[.Y156]))" office:value-type="float" office:value="3488" calcext:value-type="float">
            <text:p>3488</text:p>
          </table:table-cell>
          <table:table-cell table:style-name="ce7" table:formula="of:=IF(ISBLANK([.Y54]);&quot;&quot;;[.Y54]+MAX([.Y156];[.Z156]))" office:value-type="float" office:value="3443" calcext:value-type="float">
            <text:p>3443</text:p>
          </table:table-cell>
          <table:table-cell table:style-name="ce7" table:formula="of:=IF(ISBLANK([.Z54]);&quot;&quot;;[.Z54]+MAX([.Z156];[.AA156]))" office:value-type="float" office:value="3469" calcext:value-type="float">
            <text:p>3469</text:p>
          </table:table-cell>
          <table:table-cell table:style-name="ce7" table:formula="of:=IF(ISBLANK([.AA54]);&quot;&quot;;[.AA54]+MAX([.AA156];[.AB156]))" office:value-type="float" office:value="3497" calcext:value-type="float">
            <text:p>3497</text:p>
          </table:table-cell>
          <table:table-cell table:style-name="ce7" table:formula="of:=IF(ISBLANK([.AB54]);&quot;&quot;;[.AB54]+MAX([.AB156];[.AC156]))" office:value-type="float" office:value="3500" calcext:value-type="float">
            <text:p>3500</text:p>
          </table:table-cell>
          <table:table-cell table:style-name="ce7" table:formula="of:=IF(ISBLANK([.AC54]);&quot;&quot;;[.AC54]+MAX([.AC156];[.AD156]))" office:value-type="float" office:value="3445" calcext:value-type="float">
            <text:p>3445</text:p>
          </table:table-cell>
          <table:table-cell table:style-name="ce7" table:formula="of:=IF(ISBLANK([.AD54]);&quot;&quot;;[.AD54]+MAX([.AD156];[.AE156]))" office:value-type="float" office:value="3480" calcext:value-type="float">
            <text:p>3480</text:p>
          </table:table-cell>
          <table:table-cell table:style-name="ce7" table:formula="of:=IF(ISBLANK([.AE54]);&quot;&quot;;[.AE54]+MAX([.AE156];[.AF156]))" office:value-type="float" office:value="3529" calcext:value-type="float">
            <text:p>3529</text:p>
          </table:table-cell>
          <table:table-cell table:style-name="ce7" table:formula="of:=IF(ISBLANK([.AF54]);&quot;&quot;;[.AF54]+MAX([.AF156];[.AG156]))" office:value-type="float" office:value="3473" calcext:value-type="float">
            <text:p>3473</text:p>
          </table:table-cell>
          <table:table-cell table:style-name="ce7" table:formula="of:=IF(ISBLANK([.AG54]);&quot;&quot;;[.AG54]+MAX([.AG156];[.AH156]))" office:value-type="float" office:value="3518" calcext:value-type="float">
            <text:p>3518</text:p>
          </table:table-cell>
          <table:table-cell table:style-name="ce7" table:formula="of:=IF(ISBLANK([.AH54]);&quot;&quot;;[.AH54]+MAX([.AH156];[.AI156]))" office:value-type="float" office:value="3531" calcext:value-type="float">
            <text:p>3531</text:p>
          </table:table-cell>
          <table:table-cell table:style-name="ce7" table:formula="of:=IF(ISBLANK([.AI54]);&quot;&quot;;[.AI54]+MAX([.AI156];[.AJ156]))" office:value-type="float" office:value="3487" calcext:value-type="float">
            <text:p>3487</text:p>
          </table:table-cell>
          <table:table-cell table:style-name="ce7" table:formula="of:=IF(ISBLANK([.AJ54]);&quot;&quot;;[.AJ54]+MAX([.AJ156];[.AK156]))" office:value-type="float" office:value="3465" calcext:value-type="float">
            <text:p>3465</text:p>
          </table:table-cell>
          <table:table-cell table:style-name="ce7" table:formula="of:=IF(ISBLANK([.AK54]);&quot;&quot;;[.AK54]+MAX([.AK156];[.AL156]))" office:value-type="float" office:value="3437" calcext:value-type="float">
            <text:p>3437</text:p>
          </table:table-cell>
          <table:table-cell table:style-name="ce7" table:formula="of:=IF(ISBLANK([.AL54]);&quot;&quot;;[.AL54]+MAX([.AL156];[.AM156]))" office:value-type="float" office:value="3468" calcext:value-type="float">
            <text:p>3468</text:p>
          </table:table-cell>
          <table:table-cell table:style-name="ce7" table:formula="of:=IF(ISBLANK([.AM54]);&quot;&quot;;[.AM54]+MAX([.AM156];[.AN156]))" office:value-type="float" office:value="3538" calcext:value-type="float">
            <text:p>3538</text:p>
          </table:table-cell>
          <table:table-cell table:style-name="ce7" table:formula="of:=IF(ISBLANK([.AN54]);&quot;&quot;;[.AN54]+MAX([.AN156];[.AO156]))" office:value-type="float" office:value="3525" calcext:value-type="float">
            <text:p>3525</text:p>
          </table:table-cell>
          <table:table-cell table:style-name="ce7" table:formula="of:=IF(ISBLANK([.AO54]);&quot;&quot;;[.AO54]+MAX([.AO156];[.AP156]))" office:value-type="float" office:value="3526" calcext:value-type="float">
            <text:p>3526</text:p>
          </table:table-cell>
          <table:table-cell table:style-name="ce7" table:formula="of:=IF(ISBLANK([.AP54]);&quot;&quot;;[.AP54]+MAX([.AP156];[.AQ156]))" office:value-type="float" office:value="3496" calcext:value-type="float">
            <text:p>3496</text:p>
          </table:table-cell>
          <table:table-cell table:style-name="ce7" table:formula="of:=IF(ISBLANK([.AQ54]);&quot;&quot;;[.AQ54]+MAX([.AQ156];[.AR156]))" office:value-type="float" office:value="3392" calcext:value-type="float">
            <text:p>3392</text:p>
          </table:table-cell>
          <table:table-cell table:style-name="ce7" table:formula="of:=IF(ISBLANK([.AR54]);&quot;&quot;;[.AR54]+MAX([.AR156];[.AS156]))" office:value-type="float" office:value="3412" calcext:value-type="float">
            <text:p>3412</text:p>
          </table:table-cell>
          <table:table-cell table:style-name="ce7" table:formula="of:=IF(ISBLANK([.AS54]);&quot;&quot;;[.AS54]+MAX([.AS156];[.AT156]))" office:value-type="float" office:value="3441" calcext:value-type="float">
            <text:p>3441</text:p>
          </table:table-cell>
          <table:table-cell table:style-name="ce7" table:formula="of:=IF(ISBLANK([.AT54]);&quot;&quot;;[.AT54]+MAX([.AT156];[.AU156]))" office:value-type="float" office:value="3423" calcext:value-type="float">
            <text:p>3423</text:p>
          </table:table-cell>
          <table:table-cell table:style-name="ce7" table:formula="of:=IF(ISBLANK([.AU54]);&quot;&quot;;[.AU54]+MAX([.AU156];[.AV156]))" office:value-type="float" office:value="3417" calcext:value-type="float">
            <text:p>3417</text:p>
          </table:table-cell>
          <table:table-cell table:style-name="ce7" table:formula="of:=IF(ISBLANK([.AV54]);&quot;&quot;;[.AV54]+MAX([.AV156];[.AW156]))" office:value-type="float" office:value="3504" calcext:value-type="float">
            <text:p>3504</text:p>
          </table:table-cell>
          <table:table-cell table:style-name="ce7" table:formula="of:=IF(ISBLANK([.AW54]);&quot;&quot;;[.AW54]+MAX([.AW156];[.AX156]))" office:value-type="float" office:value="3474" calcext:value-type="float">
            <text:p>3474</text:p>
          </table:table-cell>
          <table:table-cell table:style-name="ce7" table:formula="of:=IF(ISBLANK([.AX54]);&quot;&quot;;[.AX54]+MAX([.AX156];[.AY156]))" office:value-type="float" office:value="3400" calcext:value-type="float">
            <text:p>3400</text:p>
          </table:table-cell>
          <table:table-cell table:style-name="ce7" table:formula="of:=IF(ISBLANK([.AY54]);&quot;&quot;;[.AY54]+MAX([.AY156];[.AZ156]))" office:value-type="float" office:value="3416" calcext:value-type="float">
            <text:p>3416</text:p>
          </table:table-cell>
          <table:table-cell table:style-name="ce7" table:formula="of:=IF(ISBLANK([.AZ54]);&quot;&quot;;[.AZ54]+MAX([.AZ156];[.BA156]))" office:value-type="float" office:value="3494" calcext:value-type="float">
            <text:p>3494</text:p>
          </table:table-cell>
          <table:table-cell table:style-name="ce7" table:formula="of:=IF(ISBLANK([.BA54]);&quot;&quot;;[.BA54]+MAX([.BA156];[.BB156]))" office:value-type="float" office:value="3376" calcext:value-type="float">
            <text:p>3376</text:p>
          </table:table-cell>
          <table:table-cell table:style-name="ce7" table:formula="of:=IF(ISBLANK([.BB54]);&quot;&quot;;[.BB54]+MAX([.BB156];[.BC156]))">
            <text:p/>
          </table:table-cell>
          <table:table-cell table:style-name="ce7" table:formula="of:=IF(ISBLANK([.BC54]);&quot;&quot;;[.BC54]+MAX([.BC156];[.BD156]))">
            <text:p/>
          </table:table-cell>
          <table:table-cell table:style-name="ce7" table:formula="of:=IF(ISBLANK([.BD54]);&quot;&quot;;[.BD54]+MAX([.BD156];[.BE156]))">
            <text:p/>
          </table:table-cell>
          <table:table-cell table:style-name="ce7" table:formula="of:=IF(ISBLANK([.BE54]);&quot;&quot;;[.BE54]+MAX([.BE156];[.BF156]))">
            <text:p/>
          </table:table-cell>
          <table:table-cell table:style-name="ce7" table:formula="of:=IF(ISBLANK([.BF54]);&quot;&quot;;[.BF54]+MAX([.BF156];[.BG156]))">
            <text:p/>
          </table:table-cell>
          <table:table-cell table:style-name="ce7" table:formula="of:=IF(ISBLANK([.BG54]);&quot;&quot;;[.BG54]+MAX([.BG156];[.BH156]))">
            <text:p/>
          </table:table-cell>
          <table:table-cell table:style-name="ce7" table:formula="of:=IF(ISBLANK([.BH54]);&quot;&quot;;[.BH54]+MAX([.BH156];[.BI156]))">
            <text:p/>
          </table:table-cell>
          <table:table-cell table:style-name="ce7" table:formula="of:=IF(ISBLANK([.BI54]);&quot;&quot;;[.BI54]+MAX([.BI156];[.BJ156]))">
            <text:p/>
          </table:table-cell>
          <table:table-cell table:style-name="ce7" table:formula="of:=IF(ISBLANK([.BJ54]);&quot;&quot;;[.BJ54]+MAX([.BJ156];[.BK156]))">
            <text:p/>
          </table:table-cell>
          <table:table-cell table:style-name="ce7" table:formula="of:=IF(ISBLANK([.BK54]);&quot;&quot;;[.BK54]+MAX([.BK156];[.BL156]))">
            <text:p/>
          </table:table-cell>
          <table:table-cell table:style-name="ce7" table:formula="of:=IF(ISBLANK([.BL54]);&quot;&quot;;[.BL54]+MAX([.BL156];[.BM156]))">
            <text:p/>
          </table:table-cell>
          <table:table-cell table:style-name="ce7" table:formula="of:=IF(ISBLANK([.BM54]);&quot;&quot;;[.BM54]+MAX([.BM156];[.BN156]))">
            <text:p/>
          </table:table-cell>
          <table:table-cell table:style-name="ce7" table:formula="of:=IF(ISBLANK([.BN54]);&quot;&quot;;[.BN54]+MAX([.BN156];[.BO156]))">
            <text:p/>
          </table:table-cell>
          <table:table-cell table:style-name="ce7" table:formula="of:=IF(ISBLANK([.BO54]);&quot;&quot;;[.BO54]+MAX([.BO156];[.BP156]))">
            <text:p/>
          </table:table-cell>
          <table:table-cell table:style-name="ce7" table:formula="of:=IF(ISBLANK([.BP54]);&quot;&quot;;[.BP54]+MAX([.BP156];[.BQ156]))">
            <text:p/>
          </table:table-cell>
          <table:table-cell table:style-name="ce7" table:formula="of:=IF(ISBLANK([.BQ54]);&quot;&quot;;[.BQ54]+MAX([.BQ156];[.BR156]))">
            <text:p/>
          </table:table-cell>
          <table:table-cell table:style-name="ce7" table:formula="of:=IF(ISBLANK([.BR54]);&quot;&quot;;[.BR54]+MAX([.BR156];[.BS156]))">
            <text:p/>
          </table:table-cell>
          <table:table-cell table:style-name="ce7" table:formula="of:=IF(ISBLANK([.BS54]);&quot;&quot;;[.BS54]+MAX([.BS156];[.BT156]))">
            <text:p/>
          </table:table-cell>
          <table:table-cell table:style-name="ce7" table:formula="of:=IF(ISBLANK([.BT54]);&quot;&quot;;[.BT54]+MAX([.BT156];[.BU156]))">
            <text:p/>
          </table:table-cell>
          <table:table-cell table:style-name="ce7" table:formula="of:=IF(ISBLANK([.BU54]);&quot;&quot;;[.BU54]+MAX([.BU156];[.BV156]))">
            <text:p/>
          </table:table-cell>
          <table:table-cell table:style-name="ce7" table:formula="of:=IF(ISBLANK([.BV54]);&quot;&quot;;[.BV54]+MAX([.BV156];[.BW156]))">
            <text:p/>
          </table:table-cell>
          <table:table-cell table:style-name="ce7" table:formula="of:=IF(ISBLANK([.BW54]);&quot;&quot;;[.BW54]+MAX([.BW156];[.BX156]))">
            <text:p/>
          </table:table-cell>
          <table:table-cell table:style-name="ce7" table:formula="of:=IF(ISBLANK([.BX54]);&quot;&quot;;[.BX54]+MAX([.BX156];[.BY156]))">
            <text:p/>
          </table:table-cell>
          <table:table-cell table:style-name="ce7" table:formula="of:=IF(ISBLANK([.BY54]);&quot;&quot;;[.BY54]+MAX([.BY156];[.BZ156]))">
            <text:p/>
          </table:table-cell>
          <table:table-cell table:style-name="ce7" table:formula="of:=IF(ISBLANK([.BZ54]);&quot;&quot;;[.BZ54]+MAX([.BZ156];[.CA156]))">
            <text:p/>
          </table:table-cell>
          <table:table-cell table:style-name="ce7" table:formula="of:=IF(ISBLANK([.CA54]);&quot;&quot;;[.CA54]+MAX([.CA156];[.CB156]))">
            <text:p/>
          </table:table-cell>
          <table:table-cell table:style-name="ce7" table:formula="of:=IF(ISBLANK([.CB54]);&quot;&quot;;[.CB54]+MAX([.CB156];[.CC156]))">
            <text:p/>
          </table:table-cell>
          <table:table-cell table:style-name="ce7" table:formula="of:=IF(ISBLANK([.CC54]);&quot;&quot;;[.CC54]+MAX([.CC156];[.CD156]))">
            <text:p/>
          </table:table-cell>
          <table:table-cell table:style-name="ce7" table:formula="of:=IF(ISBLANK([.CD54]);&quot;&quot;;[.CD54]+MAX([.CD156];[.CE156]))">
            <text:p/>
          </table:table-cell>
          <table:table-cell table:style-name="ce7" table:formula="of:=IF(ISBLANK([.CE54]);&quot;&quot;;[.CE54]+MAX([.CE156];[.CF156]))">
            <text:p/>
          </table:table-cell>
          <table:table-cell table:style-name="ce7" table:formula="of:=IF(ISBLANK([.CF54]);&quot;&quot;;[.CF54]+MAX([.CF156];[.CG156]))">
            <text:p/>
          </table:table-cell>
          <table:table-cell table:style-name="ce7" table:formula="of:=IF(ISBLANK([.CG54]);&quot;&quot;;[.CG54]+MAX([.CG156];[.CH156]))">
            <text:p/>
          </table:table-cell>
          <table:table-cell table:style-name="ce7" table:formula="of:=IF(ISBLANK([.CH54]);&quot;&quot;;[.CH54]+MAX([.CH156];[.CI156]))">
            <text:p/>
          </table:table-cell>
          <table:table-cell table:style-name="ce7" table:formula="of:=IF(ISBLANK([.CI54]);&quot;&quot;;[.CI54]+MAX([.CI156];[.CJ156]))">
            <text:p/>
          </table:table-cell>
          <table:table-cell table:style-name="ce7" table:formula="of:=IF(ISBLANK([.CJ54]);&quot;&quot;;[.CJ54]+MAX([.CJ156];[.CK156]))">
            <text:p/>
          </table:table-cell>
          <table:table-cell table:style-name="ce7" table:formula="of:=IF(ISBLANK([.CK54]);&quot;&quot;;[.CK54]+MAX([.CK156];[.CL156]))">
            <text:p/>
          </table:table-cell>
          <table:table-cell table:style-name="ce7" table:formula="of:=IF(ISBLANK([.CL54]);&quot;&quot;;[.CL54]+MAX([.CL156];[.CM156]))">
            <text:p/>
          </table:table-cell>
          <table:table-cell table:style-name="ce7" table:formula="of:=IF(ISBLANK([.CM54]);&quot;&quot;;[.CM54]+MAX([.CM156];[.CN156]))">
            <text:p/>
          </table:table-cell>
          <table:table-cell table:style-name="ce7" table:formula="of:=IF(ISBLANK([.CN54]);&quot;&quot;;[.CN54]+MAX([.CN156];[.CO156]))">
            <text:p/>
          </table:table-cell>
          <table:table-cell table:style-name="ce7" table:formula="of:=IF(ISBLANK([.CO54]);&quot;&quot;;[.CO54]+MAX([.CO156];[.CP156]))">
            <text:p/>
          </table:table-cell>
          <table:table-cell table:style-name="ce7" table:formula="of:=IF(ISBLANK([.CP54]);&quot;&quot;;[.CP54]+MAX([.CP156];[.CQ156]))">
            <text:p/>
          </table:table-cell>
          <table:table-cell table:style-name="ce7" table:formula="of:=IF(ISBLANK([.CQ54]);&quot;&quot;;[.CQ54]+MAX([.CQ156];[.CR156]))">
            <text:p/>
          </table:table-cell>
          <table:table-cell table:style-name="ce7" table:formula="of:=IF(ISBLANK([.CR54]);&quot;&quot;;[.CR54]+MAX([.CR156];[.CS156]))">
            <text:p/>
          </table:table-cell>
          <table:table-cell table:style-name="ce7" table:formula="of:=IF(ISBLANK([.CS54]);&quot;&quot;;[.CS54]+MAX([.CS156];[.CT156]))">
            <text:p/>
          </table:table-cell>
          <table:table-cell table:style-name="ce7" table:formula="of:=IF(ISBLANK([.CT54]);&quot;&quot;;[.CT54]+MAX([.CT156];[.CU156]))">
            <text:p/>
          </table:table-cell>
          <table:table-cell table:style-name="ce7" table:formula="of:=IF(ISBLANK([.CU54]);&quot;&quot;;[.CU54]+MAX([.CU156];[.CV156]))">
            <text:p/>
          </table:table-cell>
          <table:table-cell table:formula="of:=IF(ISBLANK([.CV54]);&quot;&quot;;[.CV54]+MAX([.CV156];[.CW156]))">
            <text:p/>
          </table:table-cell>
        </table:table-row>
        <table:table-row table:style-name="ro1">
          <table:table-cell table:formula="of:=IF(ISBLANK([.A55]);&quot;&quot;;[.A55]+MAX([.A157];[.B157]))" office:value-type="float" office:value="3521" calcext:value-type="float">
            <text:p>3521</text:p>
          </table:table-cell>
          <table:table-cell table:style-name="ce7" table:formula="of:=IF(ISBLANK([.B55]);&quot;&quot;;[.B55]+MAX([.B157];[.C157]))" office:value-type="float" office:value="3484" calcext:value-type="float">
            <text:p>3484</text:p>
          </table:table-cell>
          <table:table-cell table:style-name="ce7" table:formula="of:=IF(ISBLANK([.C55]);&quot;&quot;;[.C55]+MAX([.C157];[.D157]))" office:value-type="float" office:value="3498" calcext:value-type="float">
            <text:p>3498</text:p>
          </table:table-cell>
          <table:table-cell table:style-name="ce7" table:formula="of:=IF(ISBLANK([.D55]);&quot;&quot;;[.D55]+MAX([.D157];[.E157]))" office:value-type="float" office:value="3388" calcext:value-type="float">
            <text:p>3388</text:p>
          </table:table-cell>
          <table:table-cell table:style-name="ce7" table:formula="of:=IF(ISBLANK([.E55]);&quot;&quot;;[.E55]+MAX([.E157];[.F157]))" office:value-type="float" office:value="3383" calcext:value-type="float">
            <text:p>3383</text:p>
          </table:table-cell>
          <table:table-cell table:style-name="ce7" table:formula="of:=IF(ISBLANK([.F55]);&quot;&quot;;[.F55]+MAX([.F157];[.G157]))" office:value-type="float" office:value="3371" calcext:value-type="float">
            <text:p>3371</text:p>
          </table:table-cell>
          <table:table-cell table:style-name="ce7" table:formula="of:=IF(ISBLANK([.G55]);&quot;&quot;;[.G55]+MAX([.G157];[.H157]))" office:value-type="float" office:value="3399" calcext:value-type="float">
            <text:p>3399</text:p>
          </table:table-cell>
          <table:table-cell table:style-name="ce7" table:formula="of:=IF(ISBLANK([.H55]);&quot;&quot;;[.H55]+MAX([.H157];[.I157]))" office:value-type="float" office:value="3394" calcext:value-type="float">
            <text:p>3394</text:p>
          </table:table-cell>
          <table:table-cell table:style-name="ce7" table:formula="of:=IF(ISBLANK([.I55]);&quot;&quot;;[.I55]+MAX([.I157];[.J157]))" office:value-type="float" office:value="3379" calcext:value-type="float">
            <text:p>3379</text:p>
          </table:table-cell>
          <table:table-cell table:style-name="ce7" table:formula="of:=IF(ISBLANK([.J55]);&quot;&quot;;[.J55]+MAX([.J157];[.K157]))" office:value-type="float" office:value="3337" calcext:value-type="float">
            <text:p>3337</text:p>
          </table:table-cell>
          <table:table-cell table:style-name="ce7" table:formula="of:=IF(ISBLANK([.K55]);&quot;&quot;;[.K55]+MAX([.K157];[.L157]))" office:value-type="float" office:value="3252" calcext:value-type="float">
            <text:p>3252</text:p>
          </table:table-cell>
          <table:table-cell table:style-name="ce7" table:formula="of:=IF(ISBLANK([.L55]);&quot;&quot;;[.L55]+MAX([.L157];[.M157]))" office:value-type="float" office:value="3272" calcext:value-type="float">
            <text:p>3272</text:p>
          </table:table-cell>
          <table:table-cell table:style-name="ce7" table:formula="of:=IF(ISBLANK([.M55]);&quot;&quot;;[.M55]+MAX([.M157];[.N157]))" office:value-type="float" office:value="3311" calcext:value-type="float">
            <text:p>3311</text:p>
          </table:table-cell>
          <table:table-cell table:style-name="ce7" table:formula="of:=IF(ISBLANK([.N55]);&quot;&quot;;[.N55]+MAX([.N157];[.O157]))" office:value-type="float" office:value="3254" calcext:value-type="float">
            <text:p>3254</text:p>
          </table:table-cell>
          <table:table-cell table:style-name="ce7" table:formula="of:=IF(ISBLANK([.O55]);&quot;&quot;;[.O55]+MAX([.O157];[.P157]))" office:value-type="float" office:value="3345" calcext:value-type="float">
            <text:p>3345</text:p>
          </table:table-cell>
          <table:table-cell table:style-name="ce7" table:formula="of:=IF(ISBLANK([.P55]);&quot;&quot;;[.P55]+MAX([.P157];[.Q157]))" office:value-type="float" office:value="3304" calcext:value-type="float">
            <text:p>3304</text:p>
          </table:table-cell>
          <table:table-cell table:style-name="ce7" table:formula="of:=IF(ISBLANK([.Q55]);&quot;&quot;;[.Q55]+MAX([.Q157];[.R157]))" office:value-type="float" office:value="3323" calcext:value-type="float">
            <text:p>3323</text:p>
          </table:table-cell>
          <table:table-cell table:style-name="ce7" table:formula="of:=IF(ISBLANK([.R55]);&quot;&quot;;[.R55]+MAX([.R157];[.S157]))" office:value-type="float" office:value="3379" calcext:value-type="float">
            <text:p>3379</text:p>
          </table:table-cell>
          <table:table-cell table:style-name="ce7" table:formula="of:=IF(ISBLANK([.S55]);&quot;&quot;;[.S55]+MAX([.S157];[.T157]))" office:value-type="float" office:value="3351" calcext:value-type="float">
            <text:p>3351</text:p>
          </table:table-cell>
          <table:table-cell table:style-name="ce7" table:formula="of:=IF(ISBLANK([.T55]);&quot;&quot;;[.T55]+MAX([.T157];[.U157]))" office:value-type="float" office:value="3479" calcext:value-type="float">
            <text:p>3479</text:p>
          </table:table-cell>
          <table:table-cell table:style-name="ce7" table:formula="of:=IF(ISBLANK([.U55]);&quot;&quot;;[.U55]+MAX([.U157];[.V157]))" office:value-type="float" office:value="3449" calcext:value-type="float">
            <text:p>3449</text:p>
          </table:table-cell>
          <table:table-cell table:style-name="ce7" table:formula="of:=IF(ISBLANK([.V55]);&quot;&quot;;[.V55]+MAX([.V157];[.W157]))" office:value-type="float" office:value="3372" calcext:value-type="float">
            <text:p>3372</text:p>
          </table:table-cell>
          <table:table-cell table:style-name="ce7" table:formula="of:=IF(ISBLANK([.W55]);&quot;&quot;;[.W55]+MAX([.W157];[.X157]))" office:value-type="float" office:value="3394" calcext:value-type="float">
            <text:p>3394</text:p>
          </table:table-cell>
          <table:table-cell table:style-name="ce7" table:formula="of:=IF(ISBLANK([.X55]);&quot;&quot;;[.X55]+MAX([.X157];[.Y157]))" office:value-type="float" office:value="3392" calcext:value-type="float">
            <text:p>3392</text:p>
          </table:table-cell>
          <table:table-cell table:style-name="ce7" table:formula="of:=IF(ISBLANK([.Y55]);&quot;&quot;;[.Y55]+MAX([.Y157];[.Z157]))" office:value-type="float" office:value="3367" calcext:value-type="float">
            <text:p>3367</text:p>
          </table:table-cell>
          <table:table-cell table:style-name="ce7" table:formula="of:=IF(ISBLANK([.Z55]);&quot;&quot;;[.Z55]+MAX([.Z157];[.AA157]))" office:value-type="float" office:value="3328" calcext:value-type="float">
            <text:p>3328</text:p>
          </table:table-cell>
          <table:table-cell table:style-name="ce7" table:formula="of:=IF(ISBLANK([.AA55]);&quot;&quot;;[.AA55]+MAX([.AA157];[.AB157]))" office:value-type="float" office:value="3386" calcext:value-type="float">
            <text:p>3386</text:p>
          </table:table-cell>
          <table:table-cell table:style-name="ce7" table:formula="of:=IF(ISBLANK([.AB55]);&quot;&quot;;[.AB55]+MAX([.AB157];[.AC157]))" office:value-type="float" office:value="3410" calcext:value-type="float">
            <text:p>3410</text:p>
          </table:table-cell>
          <table:table-cell table:style-name="ce7" table:formula="of:=IF(ISBLANK([.AC55]);&quot;&quot;;[.AC55]+MAX([.AC157];[.AD157]))" office:value-type="float" office:value="3381" calcext:value-type="float">
            <text:p>3381</text:p>
          </table:table-cell>
          <table:table-cell table:style-name="ce7" table:formula="of:=IF(ISBLANK([.AD55]);&quot;&quot;;[.AD55]+MAX([.AD157];[.AE157]))" office:value-type="float" office:value="3391" calcext:value-type="float">
            <text:p>3391</text:p>
          </table:table-cell>
          <table:table-cell table:style-name="ce7" table:formula="of:=IF(ISBLANK([.AE55]);&quot;&quot;;[.AE55]+MAX([.AE157];[.AF157]))" office:value-type="float" office:value="3335" calcext:value-type="float">
            <text:p>3335</text:p>
          </table:table-cell>
          <table:table-cell table:style-name="ce7" table:formula="of:=IF(ISBLANK([.AF55]);&quot;&quot;;[.AF55]+MAX([.AF157];[.AG157]))" office:value-type="float" office:value="3451" calcext:value-type="float">
            <text:p>3451</text:p>
          </table:table-cell>
          <table:table-cell table:style-name="ce7" table:formula="of:=IF(ISBLANK([.AG55]);&quot;&quot;;[.AG55]+MAX([.AG157];[.AH157]))" office:value-type="float" office:value="3440" calcext:value-type="float">
            <text:p>3440</text:p>
          </table:table-cell>
          <table:table-cell table:style-name="ce7" table:formula="of:=IF(ISBLANK([.AH55]);&quot;&quot;;[.AH55]+MAX([.AH157];[.AI157]))" office:value-type="float" office:value="3440" calcext:value-type="float">
            <text:p>3440</text:p>
          </table:table-cell>
          <table:table-cell table:style-name="ce7" table:formula="of:=IF(ISBLANK([.AI55]);&quot;&quot;;[.AI55]+MAX([.AI157];[.AJ157]))" office:value-type="float" office:value="3395" calcext:value-type="float">
            <text:p>3395</text:p>
          </table:table-cell>
          <table:table-cell table:style-name="ce7" table:formula="of:=IF(ISBLANK([.AJ55]);&quot;&quot;;[.AJ55]+MAX([.AJ157];[.AK157]))" office:value-type="float" office:value="3414" calcext:value-type="float">
            <text:p>3414</text:p>
          </table:table-cell>
          <table:table-cell table:style-name="ce7" table:formula="of:=IF(ISBLANK([.AK55]);&quot;&quot;;[.AK55]+MAX([.AK157];[.AL157]))" office:value-type="float" office:value="3342" calcext:value-type="float">
            <text:p>3342</text:p>
          </table:table-cell>
          <table:table-cell table:style-name="ce7" table:formula="of:=IF(ISBLANK([.AL55]);&quot;&quot;;[.AL55]+MAX([.AL157];[.AM157]))" office:value-type="float" office:value="3368" calcext:value-type="float">
            <text:p>3368</text:p>
          </table:table-cell>
          <table:table-cell table:style-name="ce7" table:formula="of:=IF(ISBLANK([.AM55]);&quot;&quot;;[.AM55]+MAX([.AM157];[.AN157]))" office:value-type="float" office:value="3459" calcext:value-type="float">
            <text:p>3459</text:p>
          </table:table-cell>
          <table:table-cell table:style-name="ce7" table:formula="of:=IF(ISBLANK([.AN55]);&quot;&quot;;[.AN55]+MAX([.AN157];[.AO157]))" office:value-type="float" office:value="3431" calcext:value-type="float">
            <text:p>3431</text:p>
          </table:table-cell>
          <table:table-cell table:style-name="ce7" table:formula="of:=IF(ISBLANK([.AO55]);&quot;&quot;;[.AO55]+MAX([.AO157];[.AP157]))" office:value-type="float" office:value="3421" calcext:value-type="float">
            <text:p>3421</text:p>
          </table:table-cell>
          <table:table-cell table:style-name="ce7" table:formula="of:=IF(ISBLANK([.AP55]);&quot;&quot;;[.AP55]+MAX([.AP157];[.AQ157]))" office:value-type="float" office:value="3443" calcext:value-type="float">
            <text:p>3443</text:p>
          </table:table-cell>
          <table:table-cell table:style-name="ce7" table:formula="of:=IF(ISBLANK([.AQ55]);&quot;&quot;;[.AQ55]+MAX([.AQ157];[.AR157]))" office:value-type="float" office:value="3383" calcext:value-type="float">
            <text:p>3383</text:p>
          </table:table-cell>
          <table:table-cell table:style-name="ce7" table:formula="of:=IF(ISBLANK([.AR55]);&quot;&quot;;[.AR55]+MAX([.AR157];[.AS157]))" office:value-type="float" office:value="3351" calcext:value-type="float">
            <text:p>3351</text:p>
          </table:table-cell>
          <table:table-cell table:style-name="ce7" table:formula="of:=IF(ISBLANK([.AS55]);&quot;&quot;;[.AS55]+MAX([.AS157];[.AT157]))" office:value-type="float" office:value="3372" calcext:value-type="float">
            <text:p>3372</text:p>
          </table:table-cell>
          <table:table-cell table:style-name="ce7" table:formula="of:=IF(ISBLANK([.AT55]);&quot;&quot;;[.AT55]+MAX([.AT157];[.AU157]))" office:value-type="float" office:value="3361" calcext:value-type="float">
            <text:p>3361</text:p>
          </table:table-cell>
          <table:table-cell table:style-name="ce7" table:formula="of:=IF(ISBLANK([.AU55]);&quot;&quot;;[.AU55]+MAX([.AU157];[.AV157]))" office:value-type="float" office:value="3331" calcext:value-type="float">
            <text:p>3331</text:p>
          </table:table-cell>
          <table:table-cell table:style-name="ce7" table:formula="of:=IF(ISBLANK([.AV55]);&quot;&quot;;[.AV55]+MAX([.AV157];[.AW157]))" office:value-type="float" office:value="3407" calcext:value-type="float">
            <text:p>3407</text:p>
          </table:table-cell>
          <table:table-cell table:style-name="ce7" table:formula="of:=IF(ISBLANK([.AW55]);&quot;&quot;;[.AW55]+MAX([.AW157];[.AX157]))" office:value-type="float" office:value="3425" calcext:value-type="float">
            <text:p>3425</text:p>
          </table:table-cell>
          <table:table-cell table:style-name="ce7" table:formula="of:=IF(ISBLANK([.AX55]);&quot;&quot;;[.AX55]+MAX([.AX157];[.AY157]))" office:value-type="float" office:value="3325" calcext:value-type="float">
            <text:p>3325</text:p>
          </table:table-cell>
          <table:table-cell table:style-name="ce7" table:formula="of:=IF(ISBLANK([.AY55]);&quot;&quot;;[.AY55]+MAX([.AY157];[.AZ157]))" office:value-type="float" office:value="3353" calcext:value-type="float">
            <text:p>3353</text:p>
          </table:table-cell>
          <table:table-cell table:style-name="ce7" table:formula="of:=IF(ISBLANK([.AZ55]);&quot;&quot;;[.AZ55]+MAX([.AZ157];[.BA157]))" office:value-type="float" office:value="3413" calcext:value-type="float">
            <text:p>3413</text:p>
          </table:table-cell>
          <table:table-cell table:style-name="ce7" table:formula="of:=IF(ISBLANK([.BA55]);&quot;&quot;;[.BA55]+MAX([.BA157];[.BB157]))" office:value-type="float" office:value="3330" calcext:value-type="float">
            <text:p>3330</text:p>
          </table:table-cell>
          <table:table-cell table:style-name="ce7" table:formula="of:=IF(ISBLANK([.BB55]);&quot;&quot;;[.BB55]+MAX([.BB157];[.BC157]))" office:value-type="float" office:value="3346" calcext:value-type="float">
            <text:p>3346</text:p>
          </table:table-cell>
          <table:table-cell table:style-name="ce7" table:formula="of:=IF(ISBLANK([.BC55]);&quot;&quot;;[.BC55]+MAX([.BC157];[.BD157]))">
            <text:p/>
          </table:table-cell>
          <table:table-cell table:style-name="ce7" table:formula="of:=IF(ISBLANK([.BD55]);&quot;&quot;;[.BD55]+MAX([.BD157];[.BE157]))">
            <text:p/>
          </table:table-cell>
          <table:table-cell table:style-name="ce7" table:formula="of:=IF(ISBLANK([.BE55]);&quot;&quot;;[.BE55]+MAX([.BE157];[.BF157]))">
            <text:p/>
          </table:table-cell>
          <table:table-cell table:style-name="ce7" table:formula="of:=IF(ISBLANK([.BF55]);&quot;&quot;;[.BF55]+MAX([.BF157];[.BG157]))">
            <text:p/>
          </table:table-cell>
          <table:table-cell table:style-name="ce7" table:formula="of:=IF(ISBLANK([.BG55]);&quot;&quot;;[.BG55]+MAX([.BG157];[.BH157]))">
            <text:p/>
          </table:table-cell>
          <table:table-cell table:style-name="ce7" table:formula="of:=IF(ISBLANK([.BH55]);&quot;&quot;;[.BH55]+MAX([.BH157];[.BI157]))">
            <text:p/>
          </table:table-cell>
          <table:table-cell table:style-name="ce7" table:formula="of:=IF(ISBLANK([.BI55]);&quot;&quot;;[.BI55]+MAX([.BI157];[.BJ157]))">
            <text:p/>
          </table:table-cell>
          <table:table-cell table:style-name="ce7" table:formula="of:=IF(ISBLANK([.BJ55]);&quot;&quot;;[.BJ55]+MAX([.BJ157];[.BK157]))">
            <text:p/>
          </table:table-cell>
          <table:table-cell table:style-name="ce7" table:formula="of:=IF(ISBLANK([.BK55]);&quot;&quot;;[.BK55]+MAX([.BK157];[.BL157]))">
            <text:p/>
          </table:table-cell>
          <table:table-cell table:style-name="ce7" table:formula="of:=IF(ISBLANK([.BL55]);&quot;&quot;;[.BL55]+MAX([.BL157];[.BM157]))">
            <text:p/>
          </table:table-cell>
          <table:table-cell table:style-name="ce7" table:formula="of:=IF(ISBLANK([.BM55]);&quot;&quot;;[.BM55]+MAX([.BM157];[.BN157]))">
            <text:p/>
          </table:table-cell>
          <table:table-cell table:style-name="ce7" table:formula="of:=IF(ISBLANK([.BN55]);&quot;&quot;;[.BN55]+MAX([.BN157];[.BO157]))">
            <text:p/>
          </table:table-cell>
          <table:table-cell table:style-name="ce7" table:formula="of:=IF(ISBLANK([.BO55]);&quot;&quot;;[.BO55]+MAX([.BO157];[.BP157]))">
            <text:p/>
          </table:table-cell>
          <table:table-cell table:style-name="ce7" table:formula="of:=IF(ISBLANK([.BP55]);&quot;&quot;;[.BP55]+MAX([.BP157];[.BQ157]))">
            <text:p/>
          </table:table-cell>
          <table:table-cell table:style-name="ce7" table:formula="of:=IF(ISBLANK([.BQ55]);&quot;&quot;;[.BQ55]+MAX([.BQ157];[.BR157]))">
            <text:p/>
          </table:table-cell>
          <table:table-cell table:style-name="ce7" table:formula="of:=IF(ISBLANK([.BR55]);&quot;&quot;;[.BR55]+MAX([.BR157];[.BS157]))">
            <text:p/>
          </table:table-cell>
          <table:table-cell table:style-name="ce7" table:formula="of:=IF(ISBLANK([.BS55]);&quot;&quot;;[.BS55]+MAX([.BS157];[.BT157]))">
            <text:p/>
          </table:table-cell>
          <table:table-cell table:style-name="ce7" table:formula="of:=IF(ISBLANK([.BT55]);&quot;&quot;;[.BT55]+MAX([.BT157];[.BU157]))">
            <text:p/>
          </table:table-cell>
          <table:table-cell table:style-name="ce7" table:formula="of:=IF(ISBLANK([.BU55]);&quot;&quot;;[.BU55]+MAX([.BU157];[.BV157]))">
            <text:p/>
          </table:table-cell>
          <table:table-cell table:style-name="ce7" table:formula="of:=IF(ISBLANK([.BV55]);&quot;&quot;;[.BV55]+MAX([.BV157];[.BW157]))">
            <text:p/>
          </table:table-cell>
          <table:table-cell table:style-name="ce7" table:formula="of:=IF(ISBLANK([.BW55]);&quot;&quot;;[.BW55]+MAX([.BW157];[.BX157]))">
            <text:p/>
          </table:table-cell>
          <table:table-cell table:style-name="ce7" table:formula="of:=IF(ISBLANK([.BX55]);&quot;&quot;;[.BX55]+MAX([.BX157];[.BY157]))">
            <text:p/>
          </table:table-cell>
          <table:table-cell table:style-name="ce7" table:formula="of:=IF(ISBLANK([.BY55]);&quot;&quot;;[.BY55]+MAX([.BY157];[.BZ157]))">
            <text:p/>
          </table:table-cell>
          <table:table-cell table:style-name="ce7" table:formula="of:=IF(ISBLANK([.BZ55]);&quot;&quot;;[.BZ55]+MAX([.BZ157];[.CA157]))">
            <text:p/>
          </table:table-cell>
          <table:table-cell table:style-name="ce7" table:formula="of:=IF(ISBLANK([.CA55]);&quot;&quot;;[.CA55]+MAX([.CA157];[.CB157]))">
            <text:p/>
          </table:table-cell>
          <table:table-cell table:style-name="ce7" table:formula="of:=IF(ISBLANK([.CB55]);&quot;&quot;;[.CB55]+MAX([.CB157];[.CC157]))">
            <text:p/>
          </table:table-cell>
          <table:table-cell table:style-name="ce7" table:formula="of:=IF(ISBLANK([.CC55]);&quot;&quot;;[.CC55]+MAX([.CC157];[.CD157]))">
            <text:p/>
          </table:table-cell>
          <table:table-cell table:style-name="ce7" table:formula="of:=IF(ISBLANK([.CD55]);&quot;&quot;;[.CD55]+MAX([.CD157];[.CE157]))">
            <text:p/>
          </table:table-cell>
          <table:table-cell table:style-name="ce7" table:formula="of:=IF(ISBLANK([.CE55]);&quot;&quot;;[.CE55]+MAX([.CE157];[.CF157]))">
            <text:p/>
          </table:table-cell>
          <table:table-cell table:style-name="ce7" table:formula="of:=IF(ISBLANK([.CF55]);&quot;&quot;;[.CF55]+MAX([.CF157];[.CG157]))">
            <text:p/>
          </table:table-cell>
          <table:table-cell table:style-name="ce7" table:formula="of:=IF(ISBLANK([.CG55]);&quot;&quot;;[.CG55]+MAX([.CG157];[.CH157]))">
            <text:p/>
          </table:table-cell>
          <table:table-cell table:style-name="ce7" table:formula="of:=IF(ISBLANK([.CH55]);&quot;&quot;;[.CH55]+MAX([.CH157];[.CI157]))">
            <text:p/>
          </table:table-cell>
          <table:table-cell table:style-name="ce7" table:formula="of:=IF(ISBLANK([.CI55]);&quot;&quot;;[.CI55]+MAX([.CI157];[.CJ157]))">
            <text:p/>
          </table:table-cell>
          <table:table-cell table:style-name="ce7" table:formula="of:=IF(ISBLANK([.CJ55]);&quot;&quot;;[.CJ55]+MAX([.CJ157];[.CK157]))">
            <text:p/>
          </table:table-cell>
          <table:table-cell table:style-name="ce7" table:formula="of:=IF(ISBLANK([.CK55]);&quot;&quot;;[.CK55]+MAX([.CK157];[.CL157]))">
            <text:p/>
          </table:table-cell>
          <table:table-cell table:style-name="ce7" table:formula="of:=IF(ISBLANK([.CL55]);&quot;&quot;;[.CL55]+MAX([.CL157];[.CM157]))">
            <text:p/>
          </table:table-cell>
          <table:table-cell table:style-name="ce7" table:formula="of:=IF(ISBLANK([.CM55]);&quot;&quot;;[.CM55]+MAX([.CM157];[.CN157]))">
            <text:p/>
          </table:table-cell>
          <table:table-cell table:style-name="ce7" table:formula="of:=IF(ISBLANK([.CN55]);&quot;&quot;;[.CN55]+MAX([.CN157];[.CO157]))">
            <text:p/>
          </table:table-cell>
          <table:table-cell table:style-name="ce7" table:formula="of:=IF(ISBLANK([.CO55]);&quot;&quot;;[.CO55]+MAX([.CO157];[.CP157]))">
            <text:p/>
          </table:table-cell>
          <table:table-cell table:style-name="ce7" table:formula="of:=IF(ISBLANK([.CP55]);&quot;&quot;;[.CP55]+MAX([.CP157];[.CQ157]))">
            <text:p/>
          </table:table-cell>
          <table:table-cell table:style-name="ce7" table:formula="of:=IF(ISBLANK([.CQ55]);&quot;&quot;;[.CQ55]+MAX([.CQ157];[.CR157]))">
            <text:p/>
          </table:table-cell>
          <table:table-cell table:style-name="ce7" table:formula="of:=IF(ISBLANK([.CR55]);&quot;&quot;;[.CR55]+MAX([.CR157];[.CS157]))">
            <text:p/>
          </table:table-cell>
          <table:table-cell table:style-name="ce7" table:formula="of:=IF(ISBLANK([.CS55]);&quot;&quot;;[.CS55]+MAX([.CS157];[.CT157]))">
            <text:p/>
          </table:table-cell>
          <table:table-cell table:style-name="ce7" table:formula="of:=IF(ISBLANK([.CT55]);&quot;&quot;;[.CT55]+MAX([.CT157];[.CU157]))">
            <text:p/>
          </table:table-cell>
          <table:table-cell table:style-name="ce7" table:formula="of:=IF(ISBLANK([.CU55]);&quot;&quot;;[.CU55]+MAX([.CU157];[.CV157]))">
            <text:p/>
          </table:table-cell>
          <table:table-cell table:formula="of:=IF(ISBLANK([.CV55]);&quot;&quot;;[.CV55]+MAX([.CV157];[.CW157]))">
            <text:p/>
          </table:table-cell>
        </table:table-row>
        <table:table-row table:style-name="ro1">
          <table:table-cell table:formula="of:=IF(ISBLANK([.A56]);&quot;&quot;;[.A56]+MAX([.A158];[.B158]))" office:value-type="float" office:value="3450" calcext:value-type="float">
            <text:p>3450</text:p>
          </table:table-cell>
          <table:table-cell table:style-name="ce7" table:formula="of:=IF(ISBLANK([.B56]);&quot;&quot;;[.B56]+MAX([.B158];[.C158]))" office:value-type="float" office:value="3430" calcext:value-type="float">
            <text:p>3430</text:p>
          </table:table-cell>
          <table:table-cell table:style-name="ce7" table:formula="of:=IF(ISBLANK([.C56]);&quot;&quot;;[.C56]+MAX([.C158];[.D158]))" office:value-type="float" office:value="3425" calcext:value-type="float">
            <text:p>3425</text:p>
          </table:table-cell>
          <table:table-cell table:style-name="ce7" table:formula="of:=IF(ISBLANK([.D56]);&quot;&quot;;[.D56]+MAX([.D158];[.E158]))" office:value-type="float" office:value="3355" calcext:value-type="float">
            <text:p>3355</text:p>
          </table:table-cell>
          <table:table-cell table:style-name="ce7" table:formula="of:=IF(ISBLANK([.E56]);&quot;&quot;;[.E56]+MAX([.E158];[.F158]))" office:value-type="float" office:value="3332" calcext:value-type="float">
            <text:p>3332</text:p>
          </table:table-cell>
          <table:table-cell table:style-name="ce7" table:formula="of:=IF(ISBLANK([.F56]);&quot;&quot;;[.F56]+MAX([.F158];[.G158]))" office:value-type="float" office:value="3295" calcext:value-type="float">
            <text:p>3295</text:p>
          </table:table-cell>
          <table:table-cell table:style-name="ce7" table:formula="of:=IF(ISBLANK([.G56]);&quot;&quot;;[.G56]+MAX([.G158];[.H158]))" office:value-type="float" office:value="3274" calcext:value-type="float">
            <text:p>3274</text:p>
          </table:table-cell>
          <table:table-cell table:style-name="ce7" table:formula="of:=IF(ISBLANK([.H56]);&quot;&quot;;[.H56]+MAX([.H158];[.I158]))" office:value-type="float" office:value="3340" calcext:value-type="float">
            <text:p>3340</text:p>
          </table:table-cell>
          <table:table-cell table:style-name="ce7" table:formula="of:=IF(ISBLANK([.I56]);&quot;&quot;;[.I56]+MAX([.I158];[.J158]))" office:value-type="float" office:value="3267" calcext:value-type="float">
            <text:p>3267</text:p>
          </table:table-cell>
          <table:table-cell table:style-name="ce7" table:formula="of:=IF(ISBLANK([.J56]);&quot;&quot;;[.J56]+MAX([.J158];[.K158]))" office:value-type="float" office:value="3300" calcext:value-type="float">
            <text:p>3300</text:p>
          </table:table-cell>
          <table:table-cell table:style-name="ce7" table:formula="of:=IF(ISBLANK([.K56]);&quot;&quot;;[.K56]+MAX([.K158];[.L158]))" office:value-type="float" office:value="3187" calcext:value-type="float">
            <text:p>3187</text:p>
          </table:table-cell>
          <table:table-cell table:style-name="ce7" table:formula="of:=IF(ISBLANK([.L56]);&quot;&quot;;[.L56]+MAX([.L158];[.M158]))" office:value-type="float" office:value="3196" calcext:value-type="float">
            <text:p>3196</text:p>
          </table:table-cell>
          <table:table-cell table:style-name="ce7" table:formula="of:=IF(ISBLANK([.M56]);&quot;&quot;;[.M56]+MAX([.M158];[.N158]))" office:value-type="float" office:value="3227" calcext:value-type="float">
            <text:p>3227</text:p>
          </table:table-cell>
          <table:table-cell table:style-name="ce7" table:formula="of:=IF(ISBLANK([.N56]);&quot;&quot;;[.N56]+MAX([.N158];[.O158]))" office:value-type="float" office:value="3222" calcext:value-type="float">
            <text:p>3222</text:p>
          </table:table-cell>
          <table:table-cell table:style-name="ce7" table:formula="of:=IF(ISBLANK([.O56]);&quot;&quot;;[.O56]+MAX([.O158];[.P158]))" office:value-type="float" office:value="3237" calcext:value-type="float">
            <text:p>3237</text:p>
          </table:table-cell>
          <table:table-cell table:style-name="ce7" table:formula="of:=IF(ISBLANK([.P56]);&quot;&quot;;[.P56]+MAX([.P158];[.Q158]))" office:value-type="float" office:value="3283" calcext:value-type="float">
            <text:p>3283</text:p>
          </table:table-cell>
          <table:table-cell table:style-name="ce7" table:formula="of:=IF(ISBLANK([.Q56]);&quot;&quot;;[.Q56]+MAX([.Q158];[.R158]))" office:value-type="float" office:value="3221" calcext:value-type="float">
            <text:p>3221</text:p>
          </table:table-cell>
          <table:table-cell table:style-name="ce7" table:formula="of:=IF(ISBLANK([.R56]);&quot;&quot;;[.R56]+MAX([.R158];[.S158]))" office:value-type="float" office:value="3225" calcext:value-type="float">
            <text:p>3225</text:p>
          </table:table-cell>
          <table:table-cell table:style-name="ce7" table:formula="of:=IF(ISBLANK([.S56]);&quot;&quot;;[.S56]+MAX([.S158];[.T158]))" office:value-type="float" office:value="3310" calcext:value-type="float">
            <text:p>3310</text:p>
          </table:table-cell>
          <table:table-cell table:style-name="ce7" table:formula="of:=IF(ISBLANK([.T56]);&quot;&quot;;[.T56]+MAX([.T158];[.U158]))" office:value-type="float" office:value="3298" calcext:value-type="float">
            <text:p>3298</text:p>
          </table:table-cell>
          <table:table-cell table:style-name="ce7" table:formula="of:=IF(ISBLANK([.U56]);&quot;&quot;;[.U56]+MAX([.U158];[.V158]))" office:value-type="float" office:value="3384" calcext:value-type="float">
            <text:p>3384</text:p>
          </table:table-cell>
          <table:table-cell table:style-name="ce7" table:formula="of:=IF(ISBLANK([.V56]);&quot;&quot;;[.V56]+MAX([.V158];[.W158]))" office:value-type="float" office:value="3329" calcext:value-type="float">
            <text:p>3329</text:p>
          </table:table-cell>
          <table:table-cell table:style-name="ce7" table:formula="of:=IF(ISBLANK([.W56]);&quot;&quot;;[.W56]+MAX([.W158];[.X158]))" office:value-type="float" office:value="3348" calcext:value-type="float">
            <text:p>3348</text:p>
          </table:table-cell>
          <table:table-cell table:style-name="ce7" table:formula="of:=IF(ISBLANK([.X56]);&quot;&quot;;[.X56]+MAX([.X158];[.Y158]))" office:value-type="float" office:value="3355" calcext:value-type="float">
            <text:p>3355</text:p>
          </table:table-cell>
          <table:table-cell table:style-name="ce7" table:formula="of:=IF(ISBLANK([.Y56]);&quot;&quot;;[.Y56]+MAX([.Y158];[.Z158]))" office:value-type="float" office:value="3303" calcext:value-type="float">
            <text:p>3303</text:p>
          </table:table-cell>
          <table:table-cell table:style-name="ce7" table:formula="of:=IF(ISBLANK([.Z56]);&quot;&quot;;[.Z56]+MAX([.Z158];[.AA158]))" office:value-type="float" office:value="3305" calcext:value-type="float">
            <text:p>3305</text:p>
          </table:table-cell>
          <table:table-cell table:style-name="ce7" table:formula="of:=IF(ISBLANK([.AA56]);&quot;&quot;;[.AA56]+MAX([.AA158];[.AB158]))" office:value-type="float" office:value="3325" calcext:value-type="float">
            <text:p>3325</text:p>
          </table:table-cell>
          <table:table-cell table:style-name="ce7" table:formula="of:=IF(ISBLANK([.AB56]);&quot;&quot;;[.AB56]+MAX([.AB158];[.AC158]))" office:value-type="float" office:value="3362" calcext:value-type="float">
            <text:p>3362</text:p>
          </table:table-cell>
          <table:table-cell table:style-name="ce7" table:formula="of:=IF(ISBLANK([.AC56]);&quot;&quot;;[.AC56]+MAX([.AC158];[.AD158]))" office:value-type="float" office:value="3310" calcext:value-type="float">
            <text:p>3310</text:p>
          </table:table-cell>
          <table:table-cell table:style-name="ce7" table:formula="of:=IF(ISBLANK([.AD56]);&quot;&quot;;[.AD56]+MAX([.AD158];[.AE158]))" office:value-type="float" office:value="3327" calcext:value-type="float">
            <text:p>3327</text:p>
          </table:table-cell>
          <table:table-cell table:style-name="ce7" table:formula="of:=IF(ISBLANK([.AE56]);&quot;&quot;;[.AE56]+MAX([.AE158];[.AF158]))" office:value-type="float" office:value="3280" calcext:value-type="float">
            <text:p>3280</text:p>
          </table:table-cell>
          <table:table-cell table:style-name="ce7" table:formula="of:=IF(ISBLANK([.AF56]);&quot;&quot;;[.AF56]+MAX([.AF158];[.AG158]))" office:value-type="float" office:value="3289" calcext:value-type="float">
            <text:p>3289</text:p>
          </table:table-cell>
          <table:table-cell table:style-name="ce7" table:formula="of:=IF(ISBLANK([.AG56]);&quot;&quot;;[.AG56]+MAX([.AG158];[.AH158]))" office:value-type="float" office:value="3369" calcext:value-type="float">
            <text:p>3369</text:p>
          </table:table-cell>
          <table:table-cell table:style-name="ce7" table:formula="of:=IF(ISBLANK([.AH56]);&quot;&quot;;[.AH56]+MAX([.AH158];[.AI158]))" office:value-type="float" office:value="3353" calcext:value-type="float">
            <text:p>3353</text:p>
          </table:table-cell>
          <table:table-cell table:style-name="ce7" table:formula="of:=IF(ISBLANK([.AI56]);&quot;&quot;;[.AI56]+MAX([.AI158];[.AJ158]))" office:value-type="float" office:value="3362" calcext:value-type="float">
            <text:p>3362</text:p>
          </table:table-cell>
          <table:table-cell table:style-name="ce7" table:formula="of:=IF(ISBLANK([.AJ56]);&quot;&quot;;[.AJ56]+MAX([.AJ158];[.AK158]))" office:value-type="float" office:value="3347" calcext:value-type="float">
            <text:p>3347</text:p>
          </table:table-cell>
          <table:table-cell table:style-name="ce7" table:formula="of:=IF(ISBLANK([.AK56]);&quot;&quot;;[.AK56]+MAX([.AK158];[.AL158]))" office:value-type="float" office:value="3275" calcext:value-type="float">
            <text:p>3275</text:p>
          </table:table-cell>
          <table:table-cell table:style-name="ce7" table:formula="of:=IF(ISBLANK([.AL56]);&quot;&quot;;[.AL56]+MAX([.AL158];[.AM158]))" office:value-type="float" office:value="3333" calcext:value-type="float">
            <text:p>3333</text:p>
          </table:table-cell>
          <table:table-cell table:style-name="ce7" table:formula="of:=IF(ISBLANK([.AM56]);&quot;&quot;;[.AM56]+MAX([.AM158];[.AN158]))" office:value-type="float" office:value="3352" calcext:value-type="float">
            <text:p>3352</text:p>
          </table:table-cell>
          <table:table-cell table:style-name="ce7" table:formula="of:=IF(ISBLANK([.AN56]);&quot;&quot;;[.AN56]+MAX([.AN158];[.AO158]))" office:value-type="float" office:value="3363" calcext:value-type="float">
            <text:p>3363</text:p>
          </table:table-cell>
          <table:table-cell table:style-name="ce7" table:formula="of:=IF(ISBLANK([.AO56]);&quot;&quot;;[.AO56]+MAX([.AO158];[.AP158]))" office:value-type="float" office:value="3317" calcext:value-type="float">
            <text:p>3317</text:p>
          </table:table-cell>
          <table:table-cell table:style-name="ce7" table:formula="of:=IF(ISBLANK([.AP56]);&quot;&quot;;[.AP56]+MAX([.AP158];[.AQ158]))" office:value-type="float" office:value="3369" calcext:value-type="float">
            <text:p>3369</text:p>
          </table:table-cell>
          <table:table-cell table:style-name="ce7" table:formula="of:=IF(ISBLANK([.AQ56]);&quot;&quot;;[.AQ56]+MAX([.AQ158];[.AR158]))" office:value-type="float" office:value="3304" calcext:value-type="float">
            <text:p>3304</text:p>
          </table:table-cell>
          <table:table-cell table:style-name="ce7" table:formula="of:=IF(ISBLANK([.AR56]);&quot;&quot;;[.AR56]+MAX([.AR158];[.AS158]))" office:value-type="float" office:value="3267" calcext:value-type="float">
            <text:p>3267</text:p>
          </table:table-cell>
          <table:table-cell table:style-name="ce7" table:formula="of:=IF(ISBLANK([.AS56]);&quot;&quot;;[.AS56]+MAX([.AS158];[.AT158]))" office:value-type="float" office:value="3283" calcext:value-type="float">
            <text:p>3283</text:p>
          </table:table-cell>
          <table:table-cell table:style-name="ce7" table:formula="of:=IF(ISBLANK([.AT56]);&quot;&quot;;[.AT56]+MAX([.AT158];[.AU158]))" office:value-type="float" office:value="3340" calcext:value-type="float">
            <text:p>3340</text:p>
          </table:table-cell>
          <table:table-cell table:style-name="ce7" table:formula="of:=IF(ISBLANK([.AU56]);&quot;&quot;;[.AU56]+MAX([.AU158];[.AV158]))" office:value-type="float" office:value="3318" calcext:value-type="float">
            <text:p>3318</text:p>
          </table:table-cell>
          <table:table-cell table:style-name="ce7" table:formula="of:=IF(ISBLANK([.AV56]);&quot;&quot;;[.AV56]+MAX([.AV158];[.AW158]))" office:value-type="float" office:value="3294" calcext:value-type="float">
            <text:p>3294</text:p>
          </table:table-cell>
          <table:table-cell table:style-name="ce7" table:formula="of:=IF(ISBLANK([.AW56]);&quot;&quot;;[.AW56]+MAX([.AW158];[.AX158]))" office:value-type="float" office:value="3329" calcext:value-type="float">
            <text:p>3329</text:p>
          </table:table-cell>
          <table:table-cell table:style-name="ce7" table:formula="of:=IF(ISBLANK([.AX56]);&quot;&quot;;[.AX56]+MAX([.AX158];[.AY158]))" office:value-type="float" office:value="3211" calcext:value-type="float">
            <text:p>3211</text:p>
          </table:table-cell>
          <table:table-cell table:style-name="ce7" table:formula="of:=IF(ISBLANK([.AY56]);&quot;&quot;;[.AY56]+MAX([.AY158];[.AZ158]))" office:value-type="float" office:value="3265" calcext:value-type="float">
            <text:p>3265</text:p>
          </table:table-cell>
          <table:table-cell table:style-name="ce7" table:formula="of:=IF(ISBLANK([.AZ56]);&quot;&quot;;[.AZ56]+MAX([.AZ158];[.BA158]))" office:value-type="float" office:value="3344" calcext:value-type="float">
            <text:p>3344</text:p>
          </table:table-cell>
          <table:table-cell table:style-name="ce7" table:formula="of:=IF(ISBLANK([.BA56]);&quot;&quot;;[.BA56]+MAX([.BA158];[.BB158]))" office:value-type="float" office:value="3304" calcext:value-type="float">
            <text:p>3304</text:p>
          </table:table-cell>
          <table:table-cell table:style-name="ce7" table:formula="of:=IF(ISBLANK([.BB56]);&quot;&quot;;[.BB56]+MAX([.BB158];[.BC158]))" office:value-type="float" office:value="3310" calcext:value-type="float">
            <text:p>3310</text:p>
          </table:table-cell>
          <table:table-cell table:style-name="ce7" table:formula="of:=IF(ISBLANK([.BC56]);&quot;&quot;;[.BC56]+MAX([.BC158];[.BD158]))" office:value-type="float" office:value="3228" calcext:value-type="float">
            <text:p>3228</text:p>
          </table:table-cell>
          <table:table-cell table:style-name="ce7" table:formula="of:=IF(ISBLANK([.BD56]);&quot;&quot;;[.BD56]+MAX([.BD158];[.BE158]))">
            <text:p/>
          </table:table-cell>
          <table:table-cell table:style-name="ce7" table:formula="of:=IF(ISBLANK([.BE56]);&quot;&quot;;[.BE56]+MAX([.BE158];[.BF158]))">
            <text:p/>
          </table:table-cell>
          <table:table-cell table:style-name="ce7" table:formula="of:=IF(ISBLANK([.BF56]);&quot;&quot;;[.BF56]+MAX([.BF158];[.BG158]))">
            <text:p/>
          </table:table-cell>
          <table:table-cell table:style-name="ce7" table:formula="of:=IF(ISBLANK([.BG56]);&quot;&quot;;[.BG56]+MAX([.BG158];[.BH158]))">
            <text:p/>
          </table:table-cell>
          <table:table-cell table:style-name="ce7" table:formula="of:=IF(ISBLANK([.BH56]);&quot;&quot;;[.BH56]+MAX([.BH158];[.BI158]))">
            <text:p/>
          </table:table-cell>
          <table:table-cell table:style-name="ce7" table:formula="of:=IF(ISBLANK([.BI56]);&quot;&quot;;[.BI56]+MAX([.BI158];[.BJ158]))">
            <text:p/>
          </table:table-cell>
          <table:table-cell table:style-name="ce7" table:formula="of:=IF(ISBLANK([.BJ56]);&quot;&quot;;[.BJ56]+MAX([.BJ158];[.BK158]))">
            <text:p/>
          </table:table-cell>
          <table:table-cell table:style-name="ce7" table:formula="of:=IF(ISBLANK([.BK56]);&quot;&quot;;[.BK56]+MAX([.BK158];[.BL158]))">
            <text:p/>
          </table:table-cell>
          <table:table-cell table:style-name="ce7" table:formula="of:=IF(ISBLANK([.BL56]);&quot;&quot;;[.BL56]+MAX([.BL158];[.BM158]))">
            <text:p/>
          </table:table-cell>
          <table:table-cell table:style-name="ce7" table:formula="of:=IF(ISBLANK([.BM56]);&quot;&quot;;[.BM56]+MAX([.BM158];[.BN158]))">
            <text:p/>
          </table:table-cell>
          <table:table-cell table:style-name="ce7" table:formula="of:=IF(ISBLANK([.BN56]);&quot;&quot;;[.BN56]+MAX([.BN158];[.BO158]))">
            <text:p/>
          </table:table-cell>
          <table:table-cell table:style-name="ce7" table:formula="of:=IF(ISBLANK([.BO56]);&quot;&quot;;[.BO56]+MAX([.BO158];[.BP158]))">
            <text:p/>
          </table:table-cell>
          <table:table-cell table:style-name="ce7" table:formula="of:=IF(ISBLANK([.BP56]);&quot;&quot;;[.BP56]+MAX([.BP158];[.BQ158]))">
            <text:p/>
          </table:table-cell>
          <table:table-cell table:style-name="ce7" table:formula="of:=IF(ISBLANK([.BQ56]);&quot;&quot;;[.BQ56]+MAX([.BQ158];[.BR158]))">
            <text:p/>
          </table:table-cell>
          <table:table-cell table:style-name="ce7" table:formula="of:=IF(ISBLANK([.BR56]);&quot;&quot;;[.BR56]+MAX([.BR158];[.BS158]))">
            <text:p/>
          </table:table-cell>
          <table:table-cell table:style-name="ce7" table:formula="of:=IF(ISBLANK([.BS56]);&quot;&quot;;[.BS56]+MAX([.BS158];[.BT158]))">
            <text:p/>
          </table:table-cell>
          <table:table-cell table:style-name="ce7" table:formula="of:=IF(ISBLANK([.BT56]);&quot;&quot;;[.BT56]+MAX([.BT158];[.BU158]))">
            <text:p/>
          </table:table-cell>
          <table:table-cell table:style-name="ce7" table:formula="of:=IF(ISBLANK([.BU56]);&quot;&quot;;[.BU56]+MAX([.BU158];[.BV158]))">
            <text:p/>
          </table:table-cell>
          <table:table-cell table:style-name="ce7" table:formula="of:=IF(ISBLANK([.BV56]);&quot;&quot;;[.BV56]+MAX([.BV158];[.BW158]))">
            <text:p/>
          </table:table-cell>
          <table:table-cell table:style-name="ce7" table:formula="of:=IF(ISBLANK([.BW56]);&quot;&quot;;[.BW56]+MAX([.BW158];[.BX158]))">
            <text:p/>
          </table:table-cell>
          <table:table-cell table:style-name="ce7" table:formula="of:=IF(ISBLANK([.BX56]);&quot;&quot;;[.BX56]+MAX([.BX158];[.BY158]))">
            <text:p/>
          </table:table-cell>
          <table:table-cell table:style-name="ce7" table:formula="of:=IF(ISBLANK([.BY56]);&quot;&quot;;[.BY56]+MAX([.BY158];[.BZ158]))">
            <text:p/>
          </table:table-cell>
          <table:table-cell table:style-name="ce7" table:formula="of:=IF(ISBLANK([.BZ56]);&quot;&quot;;[.BZ56]+MAX([.BZ158];[.CA158]))">
            <text:p/>
          </table:table-cell>
          <table:table-cell table:style-name="ce7" table:formula="of:=IF(ISBLANK([.CA56]);&quot;&quot;;[.CA56]+MAX([.CA158];[.CB158]))">
            <text:p/>
          </table:table-cell>
          <table:table-cell table:style-name="ce7" table:formula="of:=IF(ISBLANK([.CB56]);&quot;&quot;;[.CB56]+MAX([.CB158];[.CC158]))">
            <text:p/>
          </table:table-cell>
          <table:table-cell table:style-name="ce7" table:formula="of:=IF(ISBLANK([.CC56]);&quot;&quot;;[.CC56]+MAX([.CC158];[.CD158]))">
            <text:p/>
          </table:table-cell>
          <table:table-cell table:style-name="ce7" table:formula="of:=IF(ISBLANK([.CD56]);&quot;&quot;;[.CD56]+MAX([.CD158];[.CE158]))">
            <text:p/>
          </table:table-cell>
          <table:table-cell table:style-name="ce7" table:formula="of:=IF(ISBLANK([.CE56]);&quot;&quot;;[.CE56]+MAX([.CE158];[.CF158]))">
            <text:p/>
          </table:table-cell>
          <table:table-cell table:style-name="ce7" table:formula="of:=IF(ISBLANK([.CF56]);&quot;&quot;;[.CF56]+MAX([.CF158];[.CG158]))">
            <text:p/>
          </table:table-cell>
          <table:table-cell table:style-name="ce7" table:formula="of:=IF(ISBLANK([.CG56]);&quot;&quot;;[.CG56]+MAX([.CG158];[.CH158]))">
            <text:p/>
          </table:table-cell>
          <table:table-cell table:style-name="ce7" table:formula="of:=IF(ISBLANK([.CH56]);&quot;&quot;;[.CH56]+MAX([.CH158];[.CI158]))">
            <text:p/>
          </table:table-cell>
          <table:table-cell table:style-name="ce7" table:formula="of:=IF(ISBLANK([.CI56]);&quot;&quot;;[.CI56]+MAX([.CI158];[.CJ158]))">
            <text:p/>
          </table:table-cell>
          <table:table-cell table:style-name="ce7" table:formula="of:=IF(ISBLANK([.CJ56]);&quot;&quot;;[.CJ56]+MAX([.CJ158];[.CK158]))">
            <text:p/>
          </table:table-cell>
          <table:table-cell table:style-name="ce7" table:formula="of:=IF(ISBLANK([.CK56]);&quot;&quot;;[.CK56]+MAX([.CK158];[.CL158]))">
            <text:p/>
          </table:table-cell>
          <table:table-cell table:style-name="ce7" table:formula="of:=IF(ISBLANK([.CL56]);&quot;&quot;;[.CL56]+MAX([.CL158];[.CM158]))">
            <text:p/>
          </table:table-cell>
          <table:table-cell table:style-name="ce7" table:formula="of:=IF(ISBLANK([.CM56]);&quot;&quot;;[.CM56]+MAX([.CM158];[.CN158]))">
            <text:p/>
          </table:table-cell>
          <table:table-cell table:style-name="ce7" table:formula="of:=IF(ISBLANK([.CN56]);&quot;&quot;;[.CN56]+MAX([.CN158];[.CO158]))">
            <text:p/>
          </table:table-cell>
          <table:table-cell table:style-name="ce7" table:formula="of:=IF(ISBLANK([.CO56]);&quot;&quot;;[.CO56]+MAX([.CO158];[.CP158]))">
            <text:p/>
          </table:table-cell>
          <table:table-cell table:style-name="ce7" table:formula="of:=IF(ISBLANK([.CP56]);&quot;&quot;;[.CP56]+MAX([.CP158];[.CQ158]))">
            <text:p/>
          </table:table-cell>
          <table:table-cell table:style-name="ce7" table:formula="of:=IF(ISBLANK([.CQ56]);&quot;&quot;;[.CQ56]+MAX([.CQ158];[.CR158]))">
            <text:p/>
          </table:table-cell>
          <table:table-cell table:style-name="ce7" table:formula="of:=IF(ISBLANK([.CR56]);&quot;&quot;;[.CR56]+MAX([.CR158];[.CS158]))">
            <text:p/>
          </table:table-cell>
          <table:table-cell table:style-name="ce7" table:formula="of:=IF(ISBLANK([.CS56]);&quot;&quot;;[.CS56]+MAX([.CS158];[.CT158]))">
            <text:p/>
          </table:table-cell>
          <table:table-cell table:style-name="ce7" table:formula="of:=IF(ISBLANK([.CT56]);&quot;&quot;;[.CT56]+MAX([.CT158];[.CU158]))">
            <text:p/>
          </table:table-cell>
          <table:table-cell table:style-name="ce7" table:formula="of:=IF(ISBLANK([.CU56]);&quot;&quot;;[.CU56]+MAX([.CU158];[.CV158]))">
            <text:p/>
          </table:table-cell>
          <table:table-cell table:formula="of:=IF(ISBLANK([.CV56]);&quot;&quot;;[.CV56]+MAX([.CV158];[.CW158]))">
            <text:p/>
          </table:table-cell>
        </table:table-row>
        <table:table-row table:style-name="ro1">
          <table:table-cell table:formula="of:=IF(ISBLANK([.A57]);&quot;&quot;;[.A57]+MAX([.A159];[.B159]))" office:value-type="float" office:value="3265" calcext:value-type="float">
            <text:p>3265</text:p>
          </table:table-cell>
          <table:table-cell table:style-name="ce7" table:formula="of:=IF(ISBLANK([.B57]);&quot;&quot;;[.B57]+MAX([.B159];[.C159]))" office:value-type="float" office:value="3377" calcext:value-type="float">
            <text:p>3377</text:p>
          </table:table-cell>
          <table:table-cell table:style-name="ce7" table:formula="of:=IF(ISBLANK([.C57]);&quot;&quot;;[.C57]+MAX([.C159];[.D159]))" office:value-type="float" office:value="3404" calcext:value-type="float">
            <text:p>3404</text:p>
          </table:table-cell>
          <table:table-cell table:style-name="ce7" table:formula="of:=IF(ISBLANK([.D57]);&quot;&quot;;[.D57]+MAX([.D159];[.E159]))" office:value-type="float" office:value="3311" calcext:value-type="float">
            <text:p>3311</text:p>
          </table:table-cell>
          <table:table-cell table:style-name="ce7" table:formula="of:=IF(ISBLANK([.E57]);&quot;&quot;;[.E57]+MAX([.E159];[.F159]))" office:value-type="float" office:value="3286" calcext:value-type="float">
            <text:p>3286</text:p>
          </table:table-cell>
          <table:table-cell table:style-name="ce7" table:formula="of:=IF(ISBLANK([.F57]);&quot;&quot;;[.F57]+MAX([.F159];[.G159]))" office:value-type="float" office:value="3243" calcext:value-type="float">
            <text:p>3243</text:p>
          </table:table-cell>
          <table:table-cell table:style-name="ce7" table:formula="of:=IF(ISBLANK([.G57]);&quot;&quot;;[.G57]+MAX([.G159];[.H159]))" office:value-type="float" office:value="3257" calcext:value-type="float">
            <text:p>3257</text:p>
          </table:table-cell>
          <table:table-cell table:style-name="ce7" table:formula="of:=IF(ISBLANK([.H57]);&quot;&quot;;[.H57]+MAX([.H159];[.I159]))" office:value-type="float" office:value="3257" calcext:value-type="float">
            <text:p>3257</text:p>
          </table:table-cell>
          <table:table-cell table:style-name="ce7" table:formula="of:=IF(ISBLANK([.I57]);&quot;&quot;;[.I57]+MAX([.I159];[.J159]))" office:value-type="float" office:value="3201" calcext:value-type="float">
            <text:p>3201</text:p>
          </table:table-cell>
          <table:table-cell table:style-name="ce7" table:formula="of:=IF(ISBLANK([.J57]);&quot;&quot;;[.J57]+MAX([.J159];[.K159]))" office:value-type="float" office:value="3202" calcext:value-type="float">
            <text:p>3202</text:p>
          </table:table-cell>
          <table:table-cell table:style-name="ce7" table:formula="of:=IF(ISBLANK([.K57]);&quot;&quot;;[.K57]+MAX([.K159];[.L159]))" office:value-type="float" office:value="3180" calcext:value-type="float">
            <text:p>3180</text:p>
          </table:table-cell>
          <table:table-cell table:style-name="ce7" table:formula="of:=IF(ISBLANK([.L57]);&quot;&quot;;[.L57]+MAX([.L159];[.M159]))" office:value-type="float" office:value="3159" calcext:value-type="float">
            <text:p>3159</text:p>
          </table:table-cell>
          <table:table-cell table:style-name="ce7" table:formula="of:=IF(ISBLANK([.M57]);&quot;&quot;;[.M57]+MAX([.M159];[.N159]))" office:value-type="float" office:value="3173" calcext:value-type="float">
            <text:p>3173</text:p>
          </table:table-cell>
          <table:table-cell table:style-name="ce7" table:formula="of:=IF(ISBLANK([.N57]);&quot;&quot;;[.N57]+MAX([.N159];[.O159]))" office:value-type="float" office:value="3175" calcext:value-type="float">
            <text:p>3175</text:p>
          </table:table-cell>
          <table:table-cell table:style-name="ce7" table:formula="of:=IF(ISBLANK([.O57]);&quot;&quot;;[.O57]+MAX([.O159];[.P159]))" office:value-type="float" office:value="3176" calcext:value-type="float">
            <text:p>3176</text:p>
          </table:table-cell>
          <table:table-cell table:style-name="ce7" table:formula="of:=IF(ISBLANK([.P57]);&quot;&quot;;[.P57]+MAX([.P159];[.Q159]))" office:value-type="float" office:value="3155" calcext:value-type="float">
            <text:p>3155</text:p>
          </table:table-cell>
          <table:table-cell table:style-name="ce7" table:formula="of:=IF(ISBLANK([.Q57]);&quot;&quot;;[.Q57]+MAX([.Q159];[.R159]))" office:value-type="float" office:value="3186" calcext:value-type="float">
            <text:p>3186</text:p>
          </table:table-cell>
          <table:table-cell table:style-name="ce7" table:formula="of:=IF(ISBLANK([.R57]);&quot;&quot;;[.R57]+MAX([.R159];[.S159]))" office:value-type="float" office:value="3188" calcext:value-type="float">
            <text:p>3188</text:p>
          </table:table-cell>
          <table:table-cell table:style-name="ce7" table:formula="of:=IF(ISBLANK([.S57]);&quot;&quot;;[.S57]+MAX([.S159];[.T159]))" office:value-type="float" office:value="3212" calcext:value-type="float">
            <text:p>3212</text:p>
          </table:table-cell>
          <table:table-cell table:style-name="ce7" table:formula="of:=IF(ISBLANK([.T57]);&quot;&quot;;[.T57]+MAX([.T159];[.U159]))" office:value-type="float" office:value="3250" calcext:value-type="float">
            <text:p>3250</text:p>
          </table:table-cell>
          <table:table-cell table:style-name="ce7" table:formula="of:=IF(ISBLANK([.U57]);&quot;&quot;;[.U57]+MAX([.U159];[.V159]))" office:value-type="float" office:value="3267" calcext:value-type="float">
            <text:p>3267</text:p>
          </table:table-cell>
          <table:table-cell table:style-name="ce7" table:formula="of:=IF(ISBLANK([.V57]);&quot;&quot;;[.V57]+MAX([.V159];[.W159]))" office:value-type="float" office:value="3314" calcext:value-type="float">
            <text:p>3314</text:p>
          </table:table-cell>
          <table:table-cell table:style-name="ce7" table:formula="of:=IF(ISBLANK([.W57]);&quot;&quot;;[.W57]+MAX([.W159];[.X159]))" office:value-type="float" office:value="3312" calcext:value-type="float">
            <text:p>3312</text:p>
          </table:table-cell>
          <table:table-cell table:style-name="ce7" table:formula="of:=IF(ISBLANK([.X57]);&quot;&quot;;[.X57]+MAX([.X159];[.Y159]))" office:value-type="float" office:value="3278" calcext:value-type="float">
            <text:p>3278</text:p>
          </table:table-cell>
          <table:table-cell table:style-name="ce7" table:formula="of:=IF(ISBLANK([.Y57]);&quot;&quot;;[.Y57]+MAX([.Y159];[.Z159]))" office:value-type="float" office:value="3272" calcext:value-type="float">
            <text:p>3272</text:p>
          </table:table-cell>
          <table:table-cell table:style-name="ce7" table:formula="of:=IF(ISBLANK([.Z57]);&quot;&quot;;[.Z57]+MAX([.Z159];[.AA159]))" office:value-type="float" office:value="3236" calcext:value-type="float">
            <text:p>3236</text:p>
          </table:table-cell>
          <table:table-cell table:style-name="ce7" table:formula="of:=IF(ISBLANK([.AA57]);&quot;&quot;;[.AA57]+MAX([.AA159];[.AB159]))" office:value-type="float" office:value="3247" calcext:value-type="float">
            <text:p>3247</text:p>
          </table:table-cell>
          <table:table-cell table:style-name="ce7" table:formula="of:=IF(ISBLANK([.AB57]);&quot;&quot;;[.AB57]+MAX([.AB159];[.AC159]))" office:value-type="float" office:value="3269" calcext:value-type="float">
            <text:p>3269</text:p>
          </table:table-cell>
          <table:table-cell table:style-name="ce7" table:formula="of:=IF(ISBLANK([.AC57]);&quot;&quot;;[.AC57]+MAX([.AC159];[.AD159]))" office:value-type="float" office:value="3232" calcext:value-type="float">
            <text:p>3232</text:p>
          </table:table-cell>
          <table:table-cell table:style-name="ce7" table:formula="of:=IF(ISBLANK([.AD57]);&quot;&quot;;[.AD57]+MAX([.AD159];[.AE159]))" office:value-type="float" office:value="3235" calcext:value-type="float">
            <text:p>3235</text:p>
          </table:table-cell>
          <table:table-cell table:style-name="ce7" table:formula="of:=IF(ISBLANK([.AE57]);&quot;&quot;;[.AE57]+MAX([.AE159];[.AF159]))" office:value-type="float" office:value="3259" calcext:value-type="float">
            <text:p>3259</text:p>
          </table:table-cell>
          <table:table-cell table:style-name="ce7" table:formula="of:=IF(ISBLANK([.AF57]);&quot;&quot;;[.AF57]+MAX([.AF159];[.AG159]))" office:value-type="float" office:value="3253" calcext:value-type="float">
            <text:p>3253</text:p>
          </table:table-cell>
          <table:table-cell table:style-name="ce7" table:formula="of:=IF(ISBLANK([.AG57]);&quot;&quot;;[.AG57]+MAX([.AG159];[.AH159]))" office:value-type="float" office:value="3226" calcext:value-type="float">
            <text:p>3226</text:p>
          </table:table-cell>
          <table:table-cell table:style-name="ce7" table:formula="of:=IF(ISBLANK([.AH57]);&quot;&quot;;[.AH57]+MAX([.AH159];[.AI159]))" office:value-type="float" office:value="3300" calcext:value-type="float">
            <text:p>3300</text:p>
          </table:table-cell>
          <table:table-cell table:style-name="ce7" table:formula="of:=IF(ISBLANK([.AI57]);&quot;&quot;;[.AI57]+MAX([.AI159];[.AJ159]))" office:value-type="float" office:value="3244" calcext:value-type="float">
            <text:p>3244</text:p>
          </table:table-cell>
          <table:table-cell table:style-name="ce7" table:formula="of:=IF(ISBLANK([.AJ57]);&quot;&quot;;[.AJ57]+MAX([.AJ159];[.AK159]))" office:value-type="float" office:value="3272" calcext:value-type="float">
            <text:p>3272</text:p>
          </table:table-cell>
          <table:table-cell table:style-name="ce7" table:formula="of:=IF(ISBLANK([.AK57]);&quot;&quot;;[.AK57]+MAX([.AK159];[.AL159]))" office:value-type="float" office:value="3250" calcext:value-type="float">
            <text:p>3250</text:p>
          </table:table-cell>
          <table:table-cell table:style-name="ce7" table:formula="of:=IF(ISBLANK([.AL57]);&quot;&quot;;[.AL57]+MAX([.AL159];[.AM159]))" office:value-type="float" office:value="3221" calcext:value-type="float">
            <text:p>3221</text:p>
          </table:table-cell>
          <table:table-cell table:style-name="ce7" table:formula="of:=IF(ISBLANK([.AM57]);&quot;&quot;;[.AM57]+MAX([.AM159];[.AN159]))" office:value-type="float" office:value="3251" calcext:value-type="float">
            <text:p>3251</text:p>
          </table:table-cell>
          <table:table-cell table:style-name="ce7" table:formula="of:=IF(ISBLANK([.AN57]);&quot;&quot;;[.AN57]+MAX([.AN159];[.AO159]))" office:value-type="float" office:value="3313" calcext:value-type="float">
            <text:p>3313</text:p>
          </table:table-cell>
          <table:table-cell table:style-name="ce7" table:formula="of:=IF(ISBLANK([.AO57]);&quot;&quot;;[.AO57]+MAX([.AO159];[.AP159]))" office:value-type="float" office:value="3233" calcext:value-type="float">
            <text:p>3233</text:p>
          </table:table-cell>
          <table:table-cell table:style-name="ce7" table:formula="of:=IF(ISBLANK([.AP57]);&quot;&quot;;[.AP57]+MAX([.AP159];[.AQ159]))" office:value-type="float" office:value="3252" calcext:value-type="float">
            <text:p>3252</text:p>
          </table:table-cell>
          <table:table-cell table:style-name="ce7" table:formula="of:=IF(ISBLANK([.AQ57]);&quot;&quot;;[.AQ57]+MAX([.AQ159];[.AR159]))" office:value-type="float" office:value="3275" calcext:value-type="float">
            <text:p>3275</text:p>
          </table:table-cell>
          <table:table-cell table:style-name="ce7" table:formula="of:=IF(ISBLANK([.AR57]);&quot;&quot;;[.AR57]+MAX([.AR159];[.AS159]))" office:value-type="float" office:value="3237" calcext:value-type="float">
            <text:p>3237</text:p>
          </table:table-cell>
          <table:table-cell table:style-name="ce7" table:formula="of:=IF(ISBLANK([.AS57]);&quot;&quot;;[.AS57]+MAX([.AS159];[.AT159]))" office:value-type="float" office:value="3201" calcext:value-type="float">
            <text:p>3201</text:p>
          </table:table-cell>
          <table:table-cell table:style-name="ce7" table:formula="of:=IF(ISBLANK([.AT57]);&quot;&quot;;[.AT57]+MAX([.AT159];[.AU159]))" office:value-type="float" office:value="3272" calcext:value-type="float">
            <text:p>3272</text:p>
          </table:table-cell>
          <table:table-cell table:style-name="ce7" table:formula="of:=IF(ISBLANK([.AU57]);&quot;&quot;;[.AU57]+MAX([.AU159];[.AV159]))" office:value-type="float" office:value="3307" calcext:value-type="float">
            <text:p>3307</text:p>
          </table:table-cell>
          <table:table-cell table:style-name="ce7" table:formula="of:=IF(ISBLANK([.AV57]);&quot;&quot;;[.AV57]+MAX([.AV159];[.AW159]))" office:value-type="float" office:value="3281" calcext:value-type="float">
            <text:p>3281</text:p>
          </table:table-cell>
          <table:table-cell table:style-name="ce7" table:formula="of:=IF(ISBLANK([.AW57]);&quot;&quot;;[.AW57]+MAX([.AW159];[.AX159]))" office:value-type="float" office:value="3233" calcext:value-type="float">
            <text:p>3233</text:p>
          </table:table-cell>
          <table:table-cell table:style-name="ce7" table:formula="of:=IF(ISBLANK([.AX57]);&quot;&quot;;[.AX57]+MAX([.AX159];[.AY159]))" office:value-type="float" office:value="3169" calcext:value-type="float">
            <text:p>3169</text:p>
          </table:table-cell>
          <table:table-cell table:style-name="ce7" table:formula="of:=IF(ISBLANK([.AY57]);&quot;&quot;;[.AY57]+MAX([.AY159];[.AZ159]))" office:value-type="float" office:value="3209" calcext:value-type="float">
            <text:p>3209</text:p>
          </table:table-cell>
          <table:table-cell table:style-name="ce7" table:formula="of:=IF(ISBLANK([.AZ57]);&quot;&quot;;[.AZ57]+MAX([.AZ159];[.BA159]))" office:value-type="float" office:value="3193" calcext:value-type="float">
            <text:p>3193</text:p>
          </table:table-cell>
          <table:table-cell table:style-name="ce7" table:formula="of:=IF(ISBLANK([.BA57]);&quot;&quot;;[.BA57]+MAX([.BA159];[.BB159]))" office:value-type="float" office:value="3297" calcext:value-type="float">
            <text:p>3297</text:p>
          </table:table-cell>
          <table:table-cell table:style-name="ce7" table:formula="of:=IF(ISBLANK([.BB57]);&quot;&quot;;[.BB57]+MAX([.BB159];[.BC159]))" office:value-type="float" office:value="3261" calcext:value-type="float">
            <text:p>3261</text:p>
          </table:table-cell>
          <table:table-cell table:style-name="ce7" table:formula="of:=IF(ISBLANK([.BC57]);&quot;&quot;;[.BC57]+MAX([.BC159];[.BD159]))" office:value-type="float" office:value="3226" calcext:value-type="float">
            <text:p>3226</text:p>
          </table:table-cell>
          <table:table-cell table:style-name="ce7" table:formula="of:=IF(ISBLANK([.BD57]);&quot;&quot;;[.BD57]+MAX([.BD159];[.BE159]))" office:value-type="float" office:value="3152" calcext:value-type="float">
            <text:p>3152</text:p>
          </table:table-cell>
          <table:table-cell table:style-name="ce7" table:formula="of:=IF(ISBLANK([.BE57]);&quot;&quot;;[.BE57]+MAX([.BE159];[.BF159]))">
            <text:p/>
          </table:table-cell>
          <table:table-cell table:style-name="ce7" table:formula="of:=IF(ISBLANK([.BF57]);&quot;&quot;;[.BF57]+MAX([.BF159];[.BG159]))">
            <text:p/>
          </table:table-cell>
          <table:table-cell table:style-name="ce7" table:formula="of:=IF(ISBLANK([.BG57]);&quot;&quot;;[.BG57]+MAX([.BG159];[.BH159]))">
            <text:p/>
          </table:table-cell>
          <table:table-cell table:style-name="ce7" table:formula="of:=IF(ISBLANK([.BH57]);&quot;&quot;;[.BH57]+MAX([.BH159];[.BI159]))">
            <text:p/>
          </table:table-cell>
          <table:table-cell table:style-name="ce7" table:formula="of:=IF(ISBLANK([.BI57]);&quot;&quot;;[.BI57]+MAX([.BI159];[.BJ159]))">
            <text:p/>
          </table:table-cell>
          <table:table-cell table:style-name="ce7" table:formula="of:=IF(ISBLANK([.BJ57]);&quot;&quot;;[.BJ57]+MAX([.BJ159];[.BK159]))">
            <text:p/>
          </table:table-cell>
          <table:table-cell table:style-name="ce7" table:formula="of:=IF(ISBLANK([.BK57]);&quot;&quot;;[.BK57]+MAX([.BK159];[.BL159]))">
            <text:p/>
          </table:table-cell>
          <table:table-cell table:style-name="ce7" table:formula="of:=IF(ISBLANK([.BL57]);&quot;&quot;;[.BL57]+MAX([.BL159];[.BM159]))">
            <text:p/>
          </table:table-cell>
          <table:table-cell table:style-name="ce7" table:formula="of:=IF(ISBLANK([.BM57]);&quot;&quot;;[.BM57]+MAX([.BM159];[.BN159]))">
            <text:p/>
          </table:table-cell>
          <table:table-cell table:style-name="ce7" table:formula="of:=IF(ISBLANK([.BN57]);&quot;&quot;;[.BN57]+MAX([.BN159];[.BO159]))">
            <text:p/>
          </table:table-cell>
          <table:table-cell table:style-name="ce7" table:formula="of:=IF(ISBLANK([.BO57]);&quot;&quot;;[.BO57]+MAX([.BO159];[.BP159]))">
            <text:p/>
          </table:table-cell>
          <table:table-cell table:style-name="ce7" table:formula="of:=IF(ISBLANK([.BP57]);&quot;&quot;;[.BP57]+MAX([.BP159];[.BQ159]))">
            <text:p/>
          </table:table-cell>
          <table:table-cell table:style-name="ce7" table:formula="of:=IF(ISBLANK([.BQ57]);&quot;&quot;;[.BQ57]+MAX([.BQ159];[.BR159]))">
            <text:p/>
          </table:table-cell>
          <table:table-cell table:style-name="ce7" table:formula="of:=IF(ISBLANK([.BR57]);&quot;&quot;;[.BR57]+MAX([.BR159];[.BS159]))">
            <text:p/>
          </table:table-cell>
          <table:table-cell table:style-name="ce7" table:formula="of:=IF(ISBLANK([.BS57]);&quot;&quot;;[.BS57]+MAX([.BS159];[.BT159]))">
            <text:p/>
          </table:table-cell>
          <table:table-cell table:style-name="ce7" table:formula="of:=IF(ISBLANK([.BT57]);&quot;&quot;;[.BT57]+MAX([.BT159];[.BU159]))">
            <text:p/>
          </table:table-cell>
          <table:table-cell table:style-name="ce7" table:formula="of:=IF(ISBLANK([.BU57]);&quot;&quot;;[.BU57]+MAX([.BU159];[.BV159]))">
            <text:p/>
          </table:table-cell>
          <table:table-cell table:style-name="ce7" table:formula="of:=IF(ISBLANK([.BV57]);&quot;&quot;;[.BV57]+MAX([.BV159];[.BW159]))">
            <text:p/>
          </table:table-cell>
          <table:table-cell table:style-name="ce7" table:formula="of:=IF(ISBLANK([.BW57]);&quot;&quot;;[.BW57]+MAX([.BW159];[.BX159]))">
            <text:p/>
          </table:table-cell>
          <table:table-cell table:style-name="ce7" table:formula="of:=IF(ISBLANK([.BX57]);&quot;&quot;;[.BX57]+MAX([.BX159];[.BY159]))">
            <text:p/>
          </table:table-cell>
          <table:table-cell table:style-name="ce7" table:formula="of:=IF(ISBLANK([.BY57]);&quot;&quot;;[.BY57]+MAX([.BY159];[.BZ159]))">
            <text:p/>
          </table:table-cell>
          <table:table-cell table:style-name="ce7" table:formula="of:=IF(ISBLANK([.BZ57]);&quot;&quot;;[.BZ57]+MAX([.BZ159];[.CA159]))">
            <text:p/>
          </table:table-cell>
          <table:table-cell table:style-name="ce7" table:formula="of:=IF(ISBLANK([.CA57]);&quot;&quot;;[.CA57]+MAX([.CA159];[.CB159]))">
            <text:p/>
          </table:table-cell>
          <table:table-cell table:style-name="ce7" table:formula="of:=IF(ISBLANK([.CB57]);&quot;&quot;;[.CB57]+MAX([.CB159];[.CC159]))">
            <text:p/>
          </table:table-cell>
          <table:table-cell table:style-name="ce7" table:formula="of:=IF(ISBLANK([.CC57]);&quot;&quot;;[.CC57]+MAX([.CC159];[.CD159]))">
            <text:p/>
          </table:table-cell>
          <table:table-cell table:style-name="ce7" table:formula="of:=IF(ISBLANK([.CD57]);&quot;&quot;;[.CD57]+MAX([.CD159];[.CE159]))">
            <text:p/>
          </table:table-cell>
          <table:table-cell table:style-name="ce7" table:formula="of:=IF(ISBLANK([.CE57]);&quot;&quot;;[.CE57]+MAX([.CE159];[.CF159]))">
            <text:p/>
          </table:table-cell>
          <table:table-cell table:style-name="ce7" table:formula="of:=IF(ISBLANK([.CF57]);&quot;&quot;;[.CF57]+MAX([.CF159];[.CG159]))">
            <text:p/>
          </table:table-cell>
          <table:table-cell table:style-name="ce7" table:formula="of:=IF(ISBLANK([.CG57]);&quot;&quot;;[.CG57]+MAX([.CG159];[.CH159]))">
            <text:p/>
          </table:table-cell>
          <table:table-cell table:style-name="ce7" table:formula="of:=IF(ISBLANK([.CH57]);&quot;&quot;;[.CH57]+MAX([.CH159];[.CI159]))">
            <text:p/>
          </table:table-cell>
          <table:table-cell table:style-name="ce7" table:formula="of:=IF(ISBLANK([.CI57]);&quot;&quot;;[.CI57]+MAX([.CI159];[.CJ159]))">
            <text:p/>
          </table:table-cell>
          <table:table-cell table:style-name="ce7" table:formula="of:=IF(ISBLANK([.CJ57]);&quot;&quot;;[.CJ57]+MAX([.CJ159];[.CK159]))">
            <text:p/>
          </table:table-cell>
          <table:table-cell table:style-name="ce7" table:formula="of:=IF(ISBLANK([.CK57]);&quot;&quot;;[.CK57]+MAX([.CK159];[.CL159]))">
            <text:p/>
          </table:table-cell>
          <table:table-cell table:style-name="ce7" table:formula="of:=IF(ISBLANK([.CL57]);&quot;&quot;;[.CL57]+MAX([.CL159];[.CM159]))">
            <text:p/>
          </table:table-cell>
          <table:table-cell table:style-name="ce7" table:formula="of:=IF(ISBLANK([.CM57]);&quot;&quot;;[.CM57]+MAX([.CM159];[.CN159]))">
            <text:p/>
          </table:table-cell>
          <table:table-cell table:style-name="ce7" table:formula="of:=IF(ISBLANK([.CN57]);&quot;&quot;;[.CN57]+MAX([.CN159];[.CO159]))">
            <text:p/>
          </table:table-cell>
          <table:table-cell table:style-name="ce7" table:formula="of:=IF(ISBLANK([.CO57]);&quot;&quot;;[.CO57]+MAX([.CO159];[.CP159]))">
            <text:p/>
          </table:table-cell>
          <table:table-cell table:style-name="ce7" table:formula="of:=IF(ISBLANK([.CP57]);&quot;&quot;;[.CP57]+MAX([.CP159];[.CQ159]))">
            <text:p/>
          </table:table-cell>
          <table:table-cell table:style-name="ce7" table:formula="of:=IF(ISBLANK([.CQ57]);&quot;&quot;;[.CQ57]+MAX([.CQ159];[.CR159]))">
            <text:p/>
          </table:table-cell>
          <table:table-cell table:style-name="ce7" table:formula="of:=IF(ISBLANK([.CR57]);&quot;&quot;;[.CR57]+MAX([.CR159];[.CS159]))">
            <text:p/>
          </table:table-cell>
          <table:table-cell table:style-name="ce7" table:formula="of:=IF(ISBLANK([.CS57]);&quot;&quot;;[.CS57]+MAX([.CS159];[.CT159]))">
            <text:p/>
          </table:table-cell>
          <table:table-cell table:style-name="ce7" table:formula="of:=IF(ISBLANK([.CT57]);&quot;&quot;;[.CT57]+MAX([.CT159];[.CU159]))">
            <text:p/>
          </table:table-cell>
          <table:table-cell table:style-name="ce7" table:formula="of:=IF(ISBLANK([.CU57]);&quot;&quot;;[.CU57]+MAX([.CU159];[.CV159]))">
            <text:p/>
          </table:table-cell>
          <table:table-cell table:formula="of:=IF(ISBLANK([.CV57]);&quot;&quot;;[.CV57]+MAX([.CV159];[.CW159]))">
            <text:p/>
          </table:table-cell>
        </table:table-row>
        <table:table-row table:style-name="ro1">
          <table:table-cell table:formula="of:=IF(ISBLANK([.A58]);&quot;&quot;;[.A58]+MAX([.A160];[.B160]))" office:value-type="float" office:value="3185" calcext:value-type="float">
            <text:p>3185</text:p>
          </table:table-cell>
          <table:table-cell table:style-name="ce7" table:formula="of:=IF(ISBLANK([.B58]);&quot;&quot;;[.B58]+MAX([.B160];[.C160]))" office:value-type="float" office:value="3189" calcext:value-type="float">
            <text:p>3189</text:p>
          </table:table-cell>
          <table:table-cell table:style-name="ce7" table:formula="of:=IF(ISBLANK([.C58]);&quot;&quot;;[.C58]+MAX([.C160];[.D160]))" office:value-type="float" office:value="3331" calcext:value-type="float">
            <text:p>3331</text:p>
          </table:table-cell>
          <table:table-cell table:style-name="ce7" table:formula="of:=IF(ISBLANK([.D58]);&quot;&quot;;[.D58]+MAX([.D160];[.E160]))" office:value-type="float" office:value="3281" calcext:value-type="float">
            <text:p>3281</text:p>
          </table:table-cell>
          <table:table-cell table:style-name="ce7" table:formula="of:=IF(ISBLANK([.E58]);&quot;&quot;;[.E58]+MAX([.E160];[.F160]))" office:value-type="float" office:value="3276" calcext:value-type="float">
            <text:p>3276</text:p>
          </table:table-cell>
          <table:table-cell table:style-name="ce7" table:formula="of:=IF(ISBLANK([.F58]);&quot;&quot;;[.F58]+MAX([.F160];[.G160]))" office:value-type="float" office:value="3223" calcext:value-type="float">
            <text:p>3223</text:p>
          </table:table-cell>
          <table:table-cell table:style-name="ce7" table:formula="of:=IF(ISBLANK([.G58]);&quot;&quot;;[.G58]+MAX([.G160];[.H160]))" office:value-type="float" office:value="3197" calcext:value-type="float">
            <text:p>3197</text:p>
          </table:table-cell>
          <table:table-cell table:style-name="ce7" table:formula="of:=IF(ISBLANK([.H58]);&quot;&quot;;[.H58]+MAX([.H160];[.I160]))" office:value-type="float" office:value="3147" calcext:value-type="float">
            <text:p>3147</text:p>
          </table:table-cell>
          <table:table-cell table:style-name="ce7" table:formula="of:=IF(ISBLANK([.I58]);&quot;&quot;;[.I58]+MAX([.I160];[.J160]))" office:value-type="float" office:value="3187" calcext:value-type="float">
            <text:p>3187</text:p>
          </table:table-cell>
          <table:table-cell table:style-name="ce7" table:formula="of:=IF(ISBLANK([.J58]);&quot;&quot;;[.J58]+MAX([.J160];[.K160]))" office:value-type="float" office:value="3142" calcext:value-type="float">
            <text:p>3142</text:p>
          </table:table-cell>
          <table:table-cell table:style-name="ce7" table:formula="of:=IF(ISBLANK([.K58]);&quot;&quot;;[.K58]+MAX([.K160];[.L160]))" office:value-type="float" office:value="3146" calcext:value-type="float">
            <text:p>3146</text:p>
          </table:table-cell>
          <table:table-cell table:style-name="ce7" table:formula="of:=IF(ISBLANK([.L58]);&quot;&quot;;[.L58]+MAX([.L160];[.M160]))" office:value-type="float" office:value="3107" calcext:value-type="float">
            <text:p>3107</text:p>
          </table:table-cell>
          <table:table-cell table:style-name="ce7" table:formula="of:=IF(ISBLANK([.M58]);&quot;&quot;;[.M58]+MAX([.M160];[.N160]))" office:value-type="float" office:value="3133" calcext:value-type="float">
            <text:p>3133</text:p>
          </table:table-cell>
          <table:table-cell table:style-name="ce7" table:formula="of:=IF(ISBLANK([.N58]);&quot;&quot;;[.N58]+MAX([.N160];[.O160]))" office:value-type="float" office:value="3136" calcext:value-type="float">
            <text:p>3136</text:p>
          </table:table-cell>
          <table:table-cell table:style-name="ce7" table:formula="of:=IF(ISBLANK([.O58]);&quot;&quot;;[.O58]+MAX([.O160];[.P160]))" office:value-type="float" office:value="3128" calcext:value-type="float">
            <text:p>3128</text:p>
          </table:table-cell>
          <table:table-cell table:style-name="ce7" table:formula="of:=IF(ISBLANK([.P58]);&quot;&quot;;[.P58]+MAX([.P160];[.Q160]))" office:value-type="float" office:value="3095" calcext:value-type="float">
            <text:p>3095</text:p>
          </table:table-cell>
          <table:table-cell table:style-name="ce7" table:formula="of:=IF(ISBLANK([.Q58]);&quot;&quot;;[.Q58]+MAX([.Q160];[.R160]))" office:value-type="float" office:value="3131" calcext:value-type="float">
            <text:p>3131</text:p>
          </table:table-cell>
          <table:table-cell table:style-name="ce7" table:formula="of:=IF(ISBLANK([.R58]);&quot;&quot;;[.R58]+MAX([.R160];[.S160]))" office:value-type="float" office:value="3107" calcext:value-type="float">
            <text:p>3107</text:p>
          </table:table-cell>
          <table:table-cell table:style-name="ce7" table:formula="of:=IF(ISBLANK([.S58]);&quot;&quot;;[.S58]+MAX([.S160];[.T160]))" office:value-type="float" office:value="3112" calcext:value-type="float">
            <text:p>3112</text:p>
          </table:table-cell>
          <table:table-cell table:style-name="ce7" table:formula="of:=IF(ISBLANK([.T58]);&quot;&quot;;[.T58]+MAX([.T160];[.U160]))" office:value-type="float" office:value="3128" calcext:value-type="float">
            <text:p>3128</text:p>
          </table:table-cell>
          <table:table-cell table:style-name="ce7" table:formula="of:=IF(ISBLANK([.U58]);&quot;&quot;;[.U58]+MAX([.U160];[.V160]))" office:value-type="float" office:value="3159" calcext:value-type="float">
            <text:p>3159</text:p>
          </table:table-cell>
          <table:table-cell table:style-name="ce7" table:formula="of:=IF(ISBLANK([.V58]);&quot;&quot;;[.V58]+MAX([.V160];[.W160]))" office:value-type="float" office:value="3228" calcext:value-type="float">
            <text:p>3228</text:p>
          </table:table-cell>
          <table:table-cell table:style-name="ce7" table:formula="of:=IF(ISBLANK([.W58]);&quot;&quot;;[.W58]+MAX([.W160];[.X160]))" office:value-type="float" office:value="3078" calcext:value-type="float">
            <text:p>3078</text:p>
          </table:table-cell>
          <table:table-cell table:style-name="ce7" table:formula="of:=IF(ISBLANK([.X58]);&quot;&quot;;[.X58]+MAX([.X160];[.Y160]))" office:value-type="float" office:value="3217" calcext:value-type="float">
            <text:p>3217</text:p>
          </table:table-cell>
          <table:table-cell table:style-name="ce7" table:formula="of:=IF(ISBLANK([.Y58]);&quot;&quot;;[.Y58]+MAX([.Y160];[.Z160]))" office:value-type="float" office:value="3169" calcext:value-type="float">
            <text:p>3169</text:p>
          </table:table-cell>
          <table:table-cell table:style-name="ce7" table:formula="of:=IF(ISBLANK([.Z58]);&quot;&quot;;[.Z58]+MAX([.Z160];[.AA160]))" office:value-type="float" office:value="3222" calcext:value-type="float">
            <text:p>3222</text:p>
          </table:table-cell>
          <table:table-cell table:style-name="ce7" table:formula="of:=IF(ISBLANK([.AA58]);&quot;&quot;;[.AA58]+MAX([.AA160];[.AB160]))" office:value-type="float" office:value="3194" calcext:value-type="float">
            <text:p>3194</text:p>
          </table:table-cell>
          <table:table-cell table:style-name="ce7" table:formula="of:=IF(ISBLANK([.AB58]);&quot;&quot;;[.AB58]+MAX([.AB160];[.AC160]))" office:value-type="float" office:value="3176" calcext:value-type="float">
            <text:p>3176</text:p>
          </table:table-cell>
          <table:table-cell table:style-name="ce7" table:formula="of:=IF(ISBLANK([.AC58]);&quot;&quot;;[.AC58]+MAX([.AC160];[.AD160]))" office:value-type="float" office:value="3098" calcext:value-type="float">
            <text:p>3098</text:p>
          </table:table-cell>
          <table:table-cell table:style-name="ce7" table:formula="of:=IF(ISBLANK([.AD58]);&quot;&quot;;[.AD58]+MAX([.AD160];[.AE160]))" office:value-type="float" office:value="3168" calcext:value-type="float">
            <text:p>3168</text:p>
          </table:table-cell>
          <table:table-cell table:style-name="ce7" table:formula="of:=IF(ISBLANK([.AE58]);&quot;&quot;;[.AE58]+MAX([.AE160];[.AF160]))" office:value-type="float" office:value="3143" calcext:value-type="float">
            <text:p>3143</text:p>
          </table:table-cell>
          <table:table-cell table:style-name="ce7" table:formula="of:=IF(ISBLANK([.AF58]);&quot;&quot;;[.AF58]+MAX([.AF160];[.AG160]))" office:value-type="float" office:value="3222" calcext:value-type="float">
            <text:p>3222</text:p>
          </table:table-cell>
          <table:table-cell table:style-name="ce7" table:formula="of:=IF(ISBLANK([.AG58]);&quot;&quot;;[.AG58]+MAX([.AG160];[.AH160]))" office:value-type="float" office:value="3212" calcext:value-type="float">
            <text:p>3212</text:p>
          </table:table-cell>
          <table:table-cell table:style-name="ce7" table:formula="of:=IF(ISBLANK([.AH58]);&quot;&quot;;[.AH58]+MAX([.AH160];[.AI160]))" office:value-type="float" office:value="3216" calcext:value-type="float">
            <text:p>3216</text:p>
          </table:table-cell>
          <table:table-cell table:style-name="ce7" table:formula="of:=IF(ISBLANK([.AI58]);&quot;&quot;;[.AI58]+MAX([.AI160];[.AJ160]))" office:value-type="float" office:value="3196" calcext:value-type="float">
            <text:p>3196</text:p>
          </table:table-cell>
          <table:table-cell table:style-name="ce7" table:formula="of:=IF(ISBLANK([.AJ58]);&quot;&quot;;[.AJ58]+MAX([.AJ160];[.AK160]))" office:value-type="float" office:value="3202" calcext:value-type="float">
            <text:p>3202</text:p>
          </table:table-cell>
          <table:table-cell table:style-name="ce7" table:formula="of:=IF(ISBLANK([.AK58]);&quot;&quot;;[.AK58]+MAX([.AK160];[.AL160]))" office:value-type="float" office:value="3202" calcext:value-type="float">
            <text:p>3202</text:p>
          </table:table-cell>
          <table:table-cell table:style-name="ce7" table:formula="of:=IF(ISBLANK([.AL58]);&quot;&quot;;[.AL58]+MAX([.AL160];[.AM160]))" office:value-type="float" office:value="3201" calcext:value-type="float">
            <text:p>3201</text:p>
          </table:table-cell>
          <table:table-cell table:style-name="ce7" table:formula="of:=IF(ISBLANK([.AM58]);&quot;&quot;;[.AM58]+MAX([.AM160];[.AN160]))" office:value-type="float" office:value="3186" calcext:value-type="float">
            <text:p>3186</text:p>
          </table:table-cell>
          <table:table-cell table:style-name="ce7" table:formula="of:=IF(ISBLANK([.AN58]);&quot;&quot;;[.AN58]+MAX([.AN160];[.AO160]))" office:value-type="float" office:value="3241" calcext:value-type="float">
            <text:p>3241</text:p>
          </table:table-cell>
          <table:table-cell table:style-name="ce7" table:formula="of:=IF(ISBLANK([.AO58]);&quot;&quot;;[.AO58]+MAX([.AO160];[.AP160]))" office:value-type="float" office:value="3166" calcext:value-type="float">
            <text:p>3166</text:p>
          </table:table-cell>
          <table:table-cell table:style-name="ce7" table:formula="of:=IF(ISBLANK([.AP58]);&quot;&quot;;[.AP58]+MAX([.AP160];[.AQ160]))" office:value-type="float" office:value="3173" calcext:value-type="float">
            <text:p>3173</text:p>
          </table:table-cell>
          <table:table-cell table:style-name="ce7" table:formula="of:=IF(ISBLANK([.AQ58]);&quot;&quot;;[.AQ58]+MAX([.AQ160];[.AR160]))" office:value-type="float" office:value="3191" calcext:value-type="float">
            <text:p>3191</text:p>
          </table:table-cell>
          <table:table-cell table:style-name="ce7" table:formula="of:=IF(ISBLANK([.AR58]);&quot;&quot;;[.AR58]+MAX([.AR160];[.AS160]))" office:value-type="float" office:value="3158" calcext:value-type="float">
            <text:p>3158</text:p>
          </table:table-cell>
          <table:table-cell table:style-name="ce7" table:formula="of:=IF(ISBLANK([.AS58]);&quot;&quot;;[.AS58]+MAX([.AS160];[.AT160]))" office:value-type="float" office:value="3132" calcext:value-type="float">
            <text:p>3132</text:p>
          </table:table-cell>
          <table:table-cell table:style-name="ce7" table:formula="of:=IF(ISBLANK([.AT58]);&quot;&quot;;[.AT58]+MAX([.AT160];[.AU160]))" office:value-type="float" office:value="3084" calcext:value-type="float">
            <text:p>3084</text:p>
          </table:table-cell>
          <table:table-cell table:style-name="ce7" table:formula="of:=IF(ISBLANK([.AU58]);&quot;&quot;;[.AU58]+MAX([.AU160];[.AV160]))" office:value-type="float" office:value="3207" calcext:value-type="float">
            <text:p>3207</text:p>
          </table:table-cell>
          <table:table-cell table:style-name="ce7" table:formula="of:=IF(ISBLANK([.AV58]);&quot;&quot;;[.AV58]+MAX([.AV160];[.AW160]))" office:value-type="float" office:value="3208" calcext:value-type="float">
            <text:p>3208</text:p>
          </table:table-cell>
          <table:table-cell table:style-name="ce7" table:formula="of:=IF(ISBLANK([.AW58]);&quot;&quot;;[.AW58]+MAX([.AW160];[.AX160]))" office:value-type="float" office:value="3138" calcext:value-type="float">
            <text:p>3138</text:p>
          </table:table-cell>
          <table:table-cell table:style-name="ce7" table:formula="of:=IF(ISBLANK([.AX58]);&quot;&quot;;[.AX58]+MAX([.AX160];[.AY160]))" office:value-type="float" office:value="3144" calcext:value-type="float">
            <text:p>3144</text:p>
          </table:table-cell>
          <table:table-cell table:style-name="ce7" table:formula="of:=IF(ISBLANK([.AY58]);&quot;&quot;;[.AY58]+MAX([.AY160];[.AZ160]))" office:value-type="float" office:value="3061" calcext:value-type="float">
            <text:p>3061</text:p>
          </table:table-cell>
          <table:table-cell table:style-name="ce7" table:formula="of:=IF(ISBLANK([.AZ58]);&quot;&quot;;[.AZ58]+MAX([.AZ160];[.BA160]))" office:value-type="float" office:value="3124" calcext:value-type="float">
            <text:p>3124</text:p>
          </table:table-cell>
          <table:table-cell table:style-name="ce7" table:formula="of:=IF(ISBLANK([.BA58]);&quot;&quot;;[.BA58]+MAX([.BA160];[.BB160]))" office:value-type="float" office:value="3145" calcext:value-type="float">
            <text:p>3145</text:p>
          </table:table-cell>
          <table:table-cell table:style-name="ce7" table:formula="of:=IF(ISBLANK([.BB58]);&quot;&quot;;[.BB58]+MAX([.BB160];[.BC160]))" office:value-type="float" office:value="3205" calcext:value-type="float">
            <text:p>3205</text:p>
          </table:table-cell>
          <table:table-cell table:style-name="ce7" table:formula="of:=IF(ISBLANK([.BC58]);&quot;&quot;;[.BC58]+MAX([.BC160];[.BD160]))" office:value-type="float" office:value="3129" calcext:value-type="float">
            <text:p>3129</text:p>
          </table:table-cell>
          <table:table-cell table:style-name="ce7" table:formula="of:=IF(ISBLANK([.BD58]);&quot;&quot;;[.BD58]+MAX([.BD160];[.BE160]))" office:value-type="float" office:value="3129" calcext:value-type="float">
            <text:p>3129</text:p>
          </table:table-cell>
          <table:table-cell table:style-name="ce7" table:formula="of:=IF(ISBLANK([.BE58]);&quot;&quot;;[.BE58]+MAX([.BE160];[.BF160]))" office:value-type="float" office:value="3136" calcext:value-type="float">
            <text:p>3136</text:p>
          </table:table-cell>
          <table:table-cell table:style-name="ce7" table:formula="of:=IF(ISBLANK([.BF58]);&quot;&quot;;[.BF58]+MAX([.BF160];[.BG160]))">
            <text:p/>
          </table:table-cell>
          <table:table-cell table:style-name="ce7" table:formula="of:=IF(ISBLANK([.BG58]);&quot;&quot;;[.BG58]+MAX([.BG160];[.BH160]))">
            <text:p/>
          </table:table-cell>
          <table:table-cell table:style-name="ce7" table:formula="of:=IF(ISBLANK([.BH58]);&quot;&quot;;[.BH58]+MAX([.BH160];[.BI160]))">
            <text:p/>
          </table:table-cell>
          <table:table-cell table:style-name="ce7" table:formula="of:=IF(ISBLANK([.BI58]);&quot;&quot;;[.BI58]+MAX([.BI160];[.BJ160]))">
            <text:p/>
          </table:table-cell>
          <table:table-cell table:style-name="ce7" table:formula="of:=IF(ISBLANK([.BJ58]);&quot;&quot;;[.BJ58]+MAX([.BJ160];[.BK160]))">
            <text:p/>
          </table:table-cell>
          <table:table-cell table:style-name="ce7" table:formula="of:=IF(ISBLANK([.BK58]);&quot;&quot;;[.BK58]+MAX([.BK160];[.BL160]))">
            <text:p/>
          </table:table-cell>
          <table:table-cell table:style-name="ce7" table:formula="of:=IF(ISBLANK([.BL58]);&quot;&quot;;[.BL58]+MAX([.BL160];[.BM160]))">
            <text:p/>
          </table:table-cell>
          <table:table-cell table:style-name="ce7" table:formula="of:=IF(ISBLANK([.BM58]);&quot;&quot;;[.BM58]+MAX([.BM160];[.BN160]))">
            <text:p/>
          </table:table-cell>
          <table:table-cell table:style-name="ce7" table:formula="of:=IF(ISBLANK([.BN58]);&quot;&quot;;[.BN58]+MAX([.BN160];[.BO160]))">
            <text:p/>
          </table:table-cell>
          <table:table-cell table:style-name="ce7" table:formula="of:=IF(ISBLANK([.BO58]);&quot;&quot;;[.BO58]+MAX([.BO160];[.BP160]))">
            <text:p/>
          </table:table-cell>
          <table:table-cell table:style-name="ce7" table:formula="of:=IF(ISBLANK([.BP58]);&quot;&quot;;[.BP58]+MAX([.BP160];[.BQ160]))">
            <text:p/>
          </table:table-cell>
          <table:table-cell table:style-name="ce7" table:formula="of:=IF(ISBLANK([.BQ58]);&quot;&quot;;[.BQ58]+MAX([.BQ160];[.BR160]))">
            <text:p/>
          </table:table-cell>
          <table:table-cell table:style-name="ce7" table:formula="of:=IF(ISBLANK([.BR58]);&quot;&quot;;[.BR58]+MAX([.BR160];[.BS160]))">
            <text:p/>
          </table:table-cell>
          <table:table-cell table:style-name="ce7" table:formula="of:=IF(ISBLANK([.BS58]);&quot;&quot;;[.BS58]+MAX([.BS160];[.BT160]))">
            <text:p/>
          </table:table-cell>
          <table:table-cell table:style-name="ce7" table:formula="of:=IF(ISBLANK([.BT58]);&quot;&quot;;[.BT58]+MAX([.BT160];[.BU160]))">
            <text:p/>
          </table:table-cell>
          <table:table-cell table:style-name="ce7" table:formula="of:=IF(ISBLANK([.BU58]);&quot;&quot;;[.BU58]+MAX([.BU160];[.BV160]))">
            <text:p/>
          </table:table-cell>
          <table:table-cell table:style-name="ce7" table:formula="of:=IF(ISBLANK([.BV58]);&quot;&quot;;[.BV58]+MAX([.BV160];[.BW160]))">
            <text:p/>
          </table:table-cell>
          <table:table-cell table:style-name="ce7" table:formula="of:=IF(ISBLANK([.BW58]);&quot;&quot;;[.BW58]+MAX([.BW160];[.BX160]))">
            <text:p/>
          </table:table-cell>
          <table:table-cell table:style-name="ce7" table:formula="of:=IF(ISBLANK([.BX58]);&quot;&quot;;[.BX58]+MAX([.BX160];[.BY160]))">
            <text:p/>
          </table:table-cell>
          <table:table-cell table:style-name="ce7" table:formula="of:=IF(ISBLANK([.BY58]);&quot;&quot;;[.BY58]+MAX([.BY160];[.BZ160]))">
            <text:p/>
          </table:table-cell>
          <table:table-cell table:style-name="ce7" table:formula="of:=IF(ISBLANK([.BZ58]);&quot;&quot;;[.BZ58]+MAX([.BZ160];[.CA160]))">
            <text:p/>
          </table:table-cell>
          <table:table-cell table:style-name="ce7" table:formula="of:=IF(ISBLANK([.CA58]);&quot;&quot;;[.CA58]+MAX([.CA160];[.CB160]))">
            <text:p/>
          </table:table-cell>
          <table:table-cell table:style-name="ce7" table:formula="of:=IF(ISBLANK([.CB58]);&quot;&quot;;[.CB58]+MAX([.CB160];[.CC160]))">
            <text:p/>
          </table:table-cell>
          <table:table-cell table:style-name="ce7" table:formula="of:=IF(ISBLANK([.CC58]);&quot;&quot;;[.CC58]+MAX([.CC160];[.CD160]))">
            <text:p/>
          </table:table-cell>
          <table:table-cell table:style-name="ce7" table:formula="of:=IF(ISBLANK([.CD58]);&quot;&quot;;[.CD58]+MAX([.CD160];[.CE160]))">
            <text:p/>
          </table:table-cell>
          <table:table-cell table:style-name="ce7" table:formula="of:=IF(ISBLANK([.CE58]);&quot;&quot;;[.CE58]+MAX([.CE160];[.CF160]))">
            <text:p/>
          </table:table-cell>
          <table:table-cell table:style-name="ce7" table:formula="of:=IF(ISBLANK([.CF58]);&quot;&quot;;[.CF58]+MAX([.CF160];[.CG160]))">
            <text:p/>
          </table:table-cell>
          <table:table-cell table:style-name="ce7" table:formula="of:=IF(ISBLANK([.CG58]);&quot;&quot;;[.CG58]+MAX([.CG160];[.CH160]))">
            <text:p/>
          </table:table-cell>
          <table:table-cell table:style-name="ce7" table:formula="of:=IF(ISBLANK([.CH58]);&quot;&quot;;[.CH58]+MAX([.CH160];[.CI160]))">
            <text:p/>
          </table:table-cell>
          <table:table-cell table:style-name="ce7" table:formula="of:=IF(ISBLANK([.CI58]);&quot;&quot;;[.CI58]+MAX([.CI160];[.CJ160]))">
            <text:p/>
          </table:table-cell>
          <table:table-cell table:style-name="ce7" table:formula="of:=IF(ISBLANK([.CJ58]);&quot;&quot;;[.CJ58]+MAX([.CJ160];[.CK160]))">
            <text:p/>
          </table:table-cell>
          <table:table-cell table:style-name="ce7" table:formula="of:=IF(ISBLANK([.CK58]);&quot;&quot;;[.CK58]+MAX([.CK160];[.CL160]))">
            <text:p/>
          </table:table-cell>
          <table:table-cell table:style-name="ce7" table:formula="of:=IF(ISBLANK([.CL58]);&quot;&quot;;[.CL58]+MAX([.CL160];[.CM160]))">
            <text:p/>
          </table:table-cell>
          <table:table-cell table:style-name="ce7" table:formula="of:=IF(ISBLANK([.CM58]);&quot;&quot;;[.CM58]+MAX([.CM160];[.CN160]))">
            <text:p/>
          </table:table-cell>
          <table:table-cell table:style-name="ce7" table:formula="of:=IF(ISBLANK([.CN58]);&quot;&quot;;[.CN58]+MAX([.CN160];[.CO160]))">
            <text:p/>
          </table:table-cell>
          <table:table-cell table:style-name="ce7" table:formula="of:=IF(ISBLANK([.CO58]);&quot;&quot;;[.CO58]+MAX([.CO160];[.CP160]))">
            <text:p/>
          </table:table-cell>
          <table:table-cell table:style-name="ce7" table:formula="of:=IF(ISBLANK([.CP58]);&quot;&quot;;[.CP58]+MAX([.CP160];[.CQ160]))">
            <text:p/>
          </table:table-cell>
          <table:table-cell table:style-name="ce7" table:formula="of:=IF(ISBLANK([.CQ58]);&quot;&quot;;[.CQ58]+MAX([.CQ160];[.CR160]))">
            <text:p/>
          </table:table-cell>
          <table:table-cell table:style-name="ce7" table:formula="of:=IF(ISBLANK([.CR58]);&quot;&quot;;[.CR58]+MAX([.CR160];[.CS160]))">
            <text:p/>
          </table:table-cell>
          <table:table-cell table:style-name="ce7" table:formula="of:=IF(ISBLANK([.CS58]);&quot;&quot;;[.CS58]+MAX([.CS160];[.CT160]))">
            <text:p/>
          </table:table-cell>
          <table:table-cell table:style-name="ce7" table:formula="of:=IF(ISBLANK([.CT58]);&quot;&quot;;[.CT58]+MAX([.CT160];[.CU160]))">
            <text:p/>
          </table:table-cell>
          <table:table-cell table:style-name="ce7" table:formula="of:=IF(ISBLANK([.CU58]);&quot;&quot;;[.CU58]+MAX([.CU160];[.CV160]))">
            <text:p/>
          </table:table-cell>
          <table:table-cell table:formula="of:=IF(ISBLANK([.CV58]);&quot;&quot;;[.CV58]+MAX([.CV160];[.CW160]))">
            <text:p/>
          </table:table-cell>
        </table:table-row>
        <table:table-row table:style-name="ro1">
          <table:table-cell table:formula="of:=IF(ISBLANK([.A59]);&quot;&quot;;[.A59]+MAX([.A161];[.B161]))" office:value-type="float" office:value="3182" calcext:value-type="float">
            <text:p>3182</text:p>
          </table:table-cell>
          <table:table-cell table:style-name="ce7" table:formula="of:=IF(ISBLANK([.B59]);&quot;&quot;;[.B59]+MAX([.B161];[.C161]))" office:value-type="float" office:value="3175" calcext:value-type="float">
            <text:p>3175</text:p>
          </table:table-cell>
          <table:table-cell table:style-name="ce7" table:formula="of:=IF(ISBLANK([.C59]);&quot;&quot;;[.C59]+MAX([.C161];[.D161]))" office:value-type="float" office:value="3155" calcext:value-type="float">
            <text:p>3155</text:p>
          </table:table-cell>
          <table:table-cell table:style-name="ce7" table:formula="of:=IF(ISBLANK([.D59]);&quot;&quot;;[.D59]+MAX([.D161];[.E161]))" office:value-type="float" office:value="3251" calcext:value-type="float">
            <text:p>3251</text:p>
          </table:table-cell>
          <table:table-cell table:style-name="ce7" table:formula="of:=IF(ISBLANK([.E59]);&quot;&quot;;[.E59]+MAX([.E161];[.F161]))" office:value-type="float" office:value="3254" calcext:value-type="float">
            <text:p>3254</text:p>
          </table:table-cell>
          <table:table-cell table:style-name="ce7" table:formula="of:=IF(ISBLANK([.F59]);&quot;&quot;;[.F59]+MAX([.F161];[.G161]))" office:value-type="float" office:value="3193" calcext:value-type="float">
            <text:p>3193</text:p>
          </table:table-cell>
          <table:table-cell table:style-name="ce7" table:formula="of:=IF(ISBLANK([.G59]);&quot;&quot;;[.G59]+MAX([.G161];[.H161]))" office:value-type="float" office:value="3153" calcext:value-type="float">
            <text:p>3153</text:p>
          </table:table-cell>
          <table:table-cell table:style-name="ce7" table:formula="of:=IF(ISBLANK([.H59]);&quot;&quot;;[.H59]+MAX([.H161];[.I161]))" office:value-type="float" office:value="3058" calcext:value-type="float">
            <text:p>3058</text:p>
          </table:table-cell>
          <table:table-cell table:style-name="ce7" table:formula="of:=IF(ISBLANK([.I59]);&quot;&quot;;[.I59]+MAX([.I161];[.J161]))" office:value-type="float" office:value="3120" calcext:value-type="float">
            <text:p>3120</text:p>
          </table:table-cell>
          <table:table-cell table:style-name="ce7" table:formula="of:=IF(ISBLANK([.J59]);&quot;&quot;;[.J59]+MAX([.J161];[.K161]))" office:value-type="float" office:value="3047" calcext:value-type="float">
            <text:p>3047</text:p>
          </table:table-cell>
          <table:table-cell table:style-name="ce7" table:formula="of:=IF(ISBLANK([.K59]);&quot;&quot;;[.K59]+MAX([.K161];[.L161]))" office:value-type="float" office:value="3067" calcext:value-type="float">
            <text:p>3067</text:p>
          </table:table-cell>
          <table:table-cell table:style-name="ce7" table:formula="of:=IF(ISBLANK([.L59]);&quot;&quot;;[.L59]+MAX([.L161];[.M161]))" office:value-type="float" office:value="2997" calcext:value-type="float">
            <text:p>2997</text:p>
          </table:table-cell>
          <table:table-cell table:style-name="ce7" table:formula="of:=IF(ISBLANK([.M59]);&quot;&quot;;[.M59]+MAX([.M161];[.N161]))" office:value-type="float" office:value="3075" calcext:value-type="float">
            <text:p>3075</text:p>
          </table:table-cell>
          <table:table-cell table:style-name="ce7" table:formula="of:=IF(ISBLANK([.N59]);&quot;&quot;;[.N59]+MAX([.N161];[.O161]))" office:value-type="float" office:value="3082" calcext:value-type="float">
            <text:p>3082</text:p>
          </table:table-cell>
          <table:table-cell table:style-name="ce7" table:formula="of:=IF(ISBLANK([.O59]);&quot;&quot;;[.O59]+MAX([.O161];[.P161]))" office:value-type="float" office:value="2975" calcext:value-type="float">
            <text:p>2975</text:p>
          </table:table-cell>
          <table:table-cell table:style-name="ce7" table:formula="of:=IF(ISBLANK([.P59]);&quot;&quot;;[.P59]+MAX([.P161];[.Q161]))" office:value-type="float" office:value="3047" calcext:value-type="float">
            <text:p>3047</text:p>
          </table:table-cell>
          <table:table-cell table:style-name="ce7" table:formula="of:=IF(ISBLANK([.Q59]);&quot;&quot;;[.Q59]+MAX([.Q161];[.R161]))" office:value-type="float" office:value="3066" calcext:value-type="float">
            <text:p>3066</text:p>
          </table:table-cell>
          <table:table-cell table:style-name="ce7" table:formula="of:=IF(ISBLANK([.R59]);&quot;&quot;;[.R59]+MAX([.R161];[.S161]))" office:value-type="float" office:value="3059" calcext:value-type="float">
            <text:p>3059</text:p>
          </table:table-cell>
          <table:table-cell table:style-name="ce7" table:formula="of:=IF(ISBLANK([.S59]);&quot;&quot;;[.S59]+MAX([.S161];[.T161]))" office:value-type="float" office:value="3093" calcext:value-type="float">
            <text:p>3093</text:p>
          </table:table-cell>
          <table:table-cell table:style-name="ce7" table:formula="of:=IF(ISBLANK([.T59]);&quot;&quot;;[.T59]+MAX([.T161];[.U161]))" office:value-type="float" office:value="3087" calcext:value-type="float">
            <text:p>3087</text:p>
          </table:table-cell>
          <table:table-cell table:style-name="ce7" table:formula="of:=IF(ISBLANK([.U59]);&quot;&quot;;[.U59]+MAX([.U161];[.V161]))" office:value-type="float" office:value="3124" calcext:value-type="float">
            <text:p>3124</text:p>
          </table:table-cell>
          <table:table-cell table:style-name="ce7" table:formula="of:=IF(ISBLANK([.V59]);&quot;&quot;;[.V59]+MAX([.V161];[.W161]))" office:value-type="float" office:value="3146" calcext:value-type="float">
            <text:p>3146</text:p>
          </table:table-cell>
          <table:table-cell table:style-name="ce7" table:formula="of:=IF(ISBLANK([.W59]);&quot;&quot;;[.W59]+MAX([.W161];[.X161]))" office:value-type="float" office:value="3057" calcext:value-type="float">
            <text:p>3057</text:p>
          </table:table-cell>
          <table:table-cell table:style-name="ce7" table:formula="of:=IF(ISBLANK([.X59]);&quot;&quot;;[.X59]+MAX([.X161];[.Y161]))" office:value-type="float" office:value="3074" calcext:value-type="float">
            <text:p>3074</text:p>
          </table:table-cell>
          <table:table-cell table:style-name="ce7" table:formula="of:=IF(ISBLANK([.Y59]);&quot;&quot;;[.Y59]+MAX([.Y161];[.Z161]))" office:value-type="float" office:value="3126" calcext:value-type="float">
            <text:p>3126</text:p>
          </table:table-cell>
          <table:table-cell table:style-name="ce7" table:formula="of:=IF(ISBLANK([.Z59]);&quot;&quot;;[.Z59]+MAX([.Z161];[.AA161]))" office:value-type="float" office:value="3107" calcext:value-type="float">
            <text:p>3107</text:p>
          </table:table-cell>
          <table:table-cell table:style-name="ce7" table:formula="of:=IF(ISBLANK([.AA59]);&quot;&quot;;[.AA59]+MAX([.AA161];[.AB161]))" office:value-type="float" office:value="3182" calcext:value-type="float">
            <text:p>3182</text:p>
          </table:table-cell>
          <table:table-cell table:style-name="ce7" table:formula="of:=IF(ISBLANK([.AB59]);&quot;&quot;;[.AB59]+MAX([.AB161];[.AC161]))" office:value-type="float" office:value="3124" calcext:value-type="float">
            <text:p>3124</text:p>
          </table:table-cell>
          <table:table-cell table:style-name="ce7" table:formula="of:=IF(ISBLANK([.AC59]);&quot;&quot;;[.AC59]+MAX([.AC161];[.AD161]))" office:value-type="float" office:value="3041" calcext:value-type="float">
            <text:p>3041</text:p>
          </table:table-cell>
          <table:table-cell table:style-name="ce7" table:formula="of:=IF(ISBLANK([.AD59]);&quot;&quot;;[.AD59]+MAX([.AD161];[.AE161]))" office:value-type="float" office:value="3069" calcext:value-type="float">
            <text:p>3069</text:p>
          </table:table-cell>
          <table:table-cell table:style-name="ce7" table:formula="of:=IF(ISBLANK([.AE59]);&quot;&quot;;[.AE59]+MAX([.AE161];[.AF161]))" office:value-type="float" office:value="3040" calcext:value-type="float">
            <text:p>3040</text:p>
          </table:table-cell>
          <table:table-cell table:style-name="ce7" table:formula="of:=IF(ISBLANK([.AF59]);&quot;&quot;;[.AF59]+MAX([.AF161];[.AG161]))" office:value-type="float" office:value="3136" calcext:value-type="float">
            <text:p>3136</text:p>
          </table:table-cell>
          <table:table-cell table:style-name="ce7" table:formula="of:=IF(ISBLANK([.AG59]);&quot;&quot;;[.AG59]+MAX([.AG161];[.AH161]))" office:value-type="float" office:value="3146" calcext:value-type="float">
            <text:p>3146</text:p>
          </table:table-cell>
          <table:table-cell table:style-name="ce7" table:formula="of:=IF(ISBLANK([.AH59]);&quot;&quot;;[.AH59]+MAX([.AH161];[.AI161]))" office:value-type="float" office:value="3152" calcext:value-type="float">
            <text:p>3152</text:p>
          </table:table-cell>
          <table:table-cell table:style-name="ce7" table:formula="of:=IF(ISBLANK([.AI59]);&quot;&quot;;[.AI59]+MAX([.AI161];[.AJ161]))" office:value-type="float" office:value="3191" calcext:value-type="float">
            <text:p>3191</text:p>
          </table:table-cell>
          <table:table-cell table:style-name="ce7" table:formula="of:=IF(ISBLANK([.AJ59]);&quot;&quot;;[.AJ59]+MAX([.AJ161];[.AK161]))" office:value-type="float" office:value="3195" calcext:value-type="float">
            <text:p>3195</text:p>
          </table:table-cell>
          <table:table-cell table:style-name="ce7" table:formula="of:=IF(ISBLANK([.AK59]);&quot;&quot;;[.AK59]+MAX([.AK161];[.AL161]))" office:value-type="float" office:value="3141" calcext:value-type="float">
            <text:p>3141</text:p>
          </table:table-cell>
          <table:table-cell table:style-name="ce7" table:formula="of:=IF(ISBLANK([.AL59]);&quot;&quot;;[.AL59]+MAX([.AL161];[.AM161]))" office:value-type="float" office:value="3106" calcext:value-type="float">
            <text:p>3106</text:p>
          </table:table-cell>
          <table:table-cell table:style-name="ce7" table:formula="of:=IF(ISBLANK([.AM59]);&quot;&quot;;[.AM59]+MAX([.AM161];[.AN161]))" office:value-type="float" office:value="3130" calcext:value-type="float">
            <text:p>3130</text:p>
          </table:table-cell>
          <table:table-cell table:style-name="ce7" table:formula="of:=IF(ISBLANK([.AN59]);&quot;&quot;;[.AN59]+MAX([.AN161];[.AO161]))" office:value-type="float" office:value="3149" calcext:value-type="float">
            <text:p>3149</text:p>
          </table:table-cell>
          <table:table-cell table:style-name="ce7" table:formula="of:=IF(ISBLANK([.AO59]);&quot;&quot;;[.AO59]+MAX([.AO161];[.AP161]))" office:value-type="float" office:value="3101" calcext:value-type="float">
            <text:p>3101</text:p>
          </table:table-cell>
          <table:table-cell table:style-name="ce7" table:formula="of:=IF(ISBLANK([.AP59]);&quot;&quot;;[.AP59]+MAX([.AP161];[.AQ161]))" office:value-type="float" office:value="3126" calcext:value-type="float">
            <text:p>3126</text:p>
          </table:table-cell>
          <table:table-cell table:style-name="ce7" table:formula="of:=IF(ISBLANK([.AQ59]);&quot;&quot;;[.AQ59]+MAX([.AQ161];[.AR161]))" office:value-type="float" office:value="3070" calcext:value-type="float">
            <text:p>3070</text:p>
          </table:table-cell>
          <table:table-cell table:style-name="ce7" table:formula="of:=IF(ISBLANK([.AR59]);&quot;&quot;;[.AR59]+MAX([.AR161];[.AS161]))" office:value-type="float" office:value="3092" calcext:value-type="float">
            <text:p>3092</text:p>
          </table:table-cell>
          <table:table-cell table:style-name="ce7" table:formula="of:=IF(ISBLANK([.AS59]);&quot;&quot;;[.AS59]+MAX([.AS161];[.AT161]))" office:value-type="float" office:value="3054" calcext:value-type="float">
            <text:p>3054</text:p>
          </table:table-cell>
          <table:table-cell table:style-name="ce7" table:formula="of:=IF(ISBLANK([.AT59]);&quot;&quot;;[.AT59]+MAX([.AT161];[.AU161]))" office:value-type="float" office:value="3075" calcext:value-type="float">
            <text:p>3075</text:p>
          </table:table-cell>
          <table:table-cell table:style-name="ce7" table:formula="of:=IF(ISBLANK([.AU59]);&quot;&quot;;[.AU59]+MAX([.AU161];[.AV161]))" office:value-type="float" office:value="3083" calcext:value-type="float">
            <text:p>3083</text:p>
          </table:table-cell>
          <table:table-cell table:style-name="ce7" table:formula="of:=IF(ISBLANK([.AV59]);&quot;&quot;;[.AV59]+MAX([.AV161];[.AW161]))" office:value-type="float" office:value="3164" calcext:value-type="float">
            <text:p>3164</text:p>
          </table:table-cell>
          <table:table-cell table:style-name="ce7" table:formula="of:=IF(ISBLANK([.AW59]);&quot;&quot;;[.AW59]+MAX([.AW161];[.AX161]))" office:value-type="float" office:value="3116" calcext:value-type="float">
            <text:p>3116</text:p>
          </table:table-cell>
          <table:table-cell table:style-name="ce7" table:formula="of:=IF(ISBLANK([.AX59]);&quot;&quot;;[.AX59]+MAX([.AX161];[.AY161]))" office:value-type="float" office:value="3104" calcext:value-type="float">
            <text:p>3104</text:p>
          </table:table-cell>
          <table:table-cell table:style-name="ce7" table:formula="of:=IF(ISBLANK([.AY59]);&quot;&quot;;[.AY59]+MAX([.AY161];[.AZ161]))" office:value-type="float" office:value="3008" calcext:value-type="float">
            <text:p>3008</text:p>
          </table:table-cell>
          <table:table-cell table:style-name="ce7" table:formula="of:=IF(ISBLANK([.AZ59]);&quot;&quot;;[.AZ59]+MAX([.AZ161];[.BA161]))" office:value-type="float" office:value="2986" calcext:value-type="float">
            <text:p>2986</text:p>
          </table:table-cell>
          <table:table-cell table:style-name="ce7" table:formula="of:=IF(ISBLANK([.BA59]);&quot;&quot;;[.BA59]+MAX([.BA161];[.BB161]))" office:value-type="float" office:value="3071" calcext:value-type="float">
            <text:p>3071</text:p>
          </table:table-cell>
          <table:table-cell table:style-name="ce7" table:formula="of:=IF(ISBLANK([.BB59]);&quot;&quot;;[.BB59]+MAX([.BB161];[.BC161]))" office:value-type="float" office:value="3136" calcext:value-type="float">
            <text:p>3136</text:p>
          </table:table-cell>
          <table:table-cell table:style-name="ce7" table:formula="of:=IF(ISBLANK([.BC59]);&quot;&quot;;[.BC59]+MAX([.BC161];[.BD161]))" office:value-type="float" office:value="3103" calcext:value-type="float">
            <text:p>3103</text:p>
          </table:table-cell>
          <table:table-cell table:style-name="ce7" table:formula="of:=IF(ISBLANK([.BD59]);&quot;&quot;;[.BD59]+MAX([.BD161];[.BE161]))" office:value-type="float" office:value="3021" calcext:value-type="float">
            <text:p>3021</text:p>
          </table:table-cell>
          <table:table-cell table:style-name="ce7" table:formula="of:=IF(ISBLANK([.BE59]);&quot;&quot;;[.BE59]+MAX([.BE161];[.BF161]))" office:value-type="float" office:value="3048" calcext:value-type="float">
            <text:p>3048</text:p>
          </table:table-cell>
          <table:table-cell table:style-name="ce7" table:formula="of:=IF(ISBLANK([.BF59]);&quot;&quot;;[.BF59]+MAX([.BF161];[.BG161]))" office:value-type="float" office:value="3129" calcext:value-type="float">
            <text:p>3129</text:p>
          </table:table-cell>
          <table:table-cell table:style-name="ce7" table:formula="of:=IF(ISBLANK([.BG59]);&quot;&quot;;[.BG59]+MAX([.BG161];[.BH161]))">
            <text:p/>
          </table:table-cell>
          <table:table-cell table:style-name="ce7" table:formula="of:=IF(ISBLANK([.BH59]);&quot;&quot;;[.BH59]+MAX([.BH161];[.BI161]))">
            <text:p/>
          </table:table-cell>
          <table:table-cell table:style-name="ce7" table:formula="of:=IF(ISBLANK([.BI59]);&quot;&quot;;[.BI59]+MAX([.BI161];[.BJ161]))">
            <text:p/>
          </table:table-cell>
          <table:table-cell table:style-name="ce7" table:formula="of:=IF(ISBLANK([.BJ59]);&quot;&quot;;[.BJ59]+MAX([.BJ161];[.BK161]))">
            <text:p/>
          </table:table-cell>
          <table:table-cell table:style-name="ce7" table:formula="of:=IF(ISBLANK([.BK59]);&quot;&quot;;[.BK59]+MAX([.BK161];[.BL161]))">
            <text:p/>
          </table:table-cell>
          <table:table-cell table:style-name="ce7" table:formula="of:=IF(ISBLANK([.BL59]);&quot;&quot;;[.BL59]+MAX([.BL161];[.BM161]))">
            <text:p/>
          </table:table-cell>
          <table:table-cell table:style-name="ce7" table:formula="of:=IF(ISBLANK([.BM59]);&quot;&quot;;[.BM59]+MAX([.BM161];[.BN161]))">
            <text:p/>
          </table:table-cell>
          <table:table-cell table:style-name="ce7" table:formula="of:=IF(ISBLANK([.BN59]);&quot;&quot;;[.BN59]+MAX([.BN161];[.BO161]))">
            <text:p/>
          </table:table-cell>
          <table:table-cell table:style-name="ce7" table:formula="of:=IF(ISBLANK([.BO59]);&quot;&quot;;[.BO59]+MAX([.BO161];[.BP161]))">
            <text:p/>
          </table:table-cell>
          <table:table-cell table:style-name="ce7" table:formula="of:=IF(ISBLANK([.BP59]);&quot;&quot;;[.BP59]+MAX([.BP161];[.BQ161]))">
            <text:p/>
          </table:table-cell>
          <table:table-cell table:style-name="ce7" table:formula="of:=IF(ISBLANK([.BQ59]);&quot;&quot;;[.BQ59]+MAX([.BQ161];[.BR161]))">
            <text:p/>
          </table:table-cell>
          <table:table-cell table:style-name="ce7" table:formula="of:=IF(ISBLANK([.BR59]);&quot;&quot;;[.BR59]+MAX([.BR161];[.BS161]))">
            <text:p/>
          </table:table-cell>
          <table:table-cell table:style-name="ce7" table:formula="of:=IF(ISBLANK([.BS59]);&quot;&quot;;[.BS59]+MAX([.BS161];[.BT161]))">
            <text:p/>
          </table:table-cell>
          <table:table-cell table:style-name="ce7" table:formula="of:=IF(ISBLANK([.BT59]);&quot;&quot;;[.BT59]+MAX([.BT161];[.BU161]))">
            <text:p/>
          </table:table-cell>
          <table:table-cell table:style-name="ce7" table:formula="of:=IF(ISBLANK([.BU59]);&quot;&quot;;[.BU59]+MAX([.BU161];[.BV161]))">
            <text:p/>
          </table:table-cell>
          <table:table-cell table:style-name="ce7" table:formula="of:=IF(ISBLANK([.BV59]);&quot;&quot;;[.BV59]+MAX([.BV161];[.BW161]))">
            <text:p/>
          </table:table-cell>
          <table:table-cell table:style-name="ce7" table:formula="of:=IF(ISBLANK([.BW59]);&quot;&quot;;[.BW59]+MAX([.BW161];[.BX161]))">
            <text:p/>
          </table:table-cell>
          <table:table-cell table:style-name="ce7" table:formula="of:=IF(ISBLANK([.BX59]);&quot;&quot;;[.BX59]+MAX([.BX161];[.BY161]))">
            <text:p/>
          </table:table-cell>
          <table:table-cell table:style-name="ce7" table:formula="of:=IF(ISBLANK([.BY59]);&quot;&quot;;[.BY59]+MAX([.BY161];[.BZ161]))">
            <text:p/>
          </table:table-cell>
          <table:table-cell table:style-name="ce7" table:formula="of:=IF(ISBLANK([.BZ59]);&quot;&quot;;[.BZ59]+MAX([.BZ161];[.CA161]))">
            <text:p/>
          </table:table-cell>
          <table:table-cell table:style-name="ce7" table:formula="of:=IF(ISBLANK([.CA59]);&quot;&quot;;[.CA59]+MAX([.CA161];[.CB161]))">
            <text:p/>
          </table:table-cell>
          <table:table-cell table:style-name="ce7" table:formula="of:=IF(ISBLANK([.CB59]);&quot;&quot;;[.CB59]+MAX([.CB161];[.CC161]))">
            <text:p/>
          </table:table-cell>
          <table:table-cell table:style-name="ce7" table:formula="of:=IF(ISBLANK([.CC59]);&quot;&quot;;[.CC59]+MAX([.CC161];[.CD161]))">
            <text:p/>
          </table:table-cell>
          <table:table-cell table:style-name="ce7" table:formula="of:=IF(ISBLANK([.CD59]);&quot;&quot;;[.CD59]+MAX([.CD161];[.CE161]))">
            <text:p/>
          </table:table-cell>
          <table:table-cell table:style-name="ce7" table:formula="of:=IF(ISBLANK([.CE59]);&quot;&quot;;[.CE59]+MAX([.CE161];[.CF161]))">
            <text:p/>
          </table:table-cell>
          <table:table-cell table:style-name="ce7" table:formula="of:=IF(ISBLANK([.CF59]);&quot;&quot;;[.CF59]+MAX([.CF161];[.CG161]))">
            <text:p/>
          </table:table-cell>
          <table:table-cell table:style-name="ce7" table:formula="of:=IF(ISBLANK([.CG59]);&quot;&quot;;[.CG59]+MAX([.CG161];[.CH161]))">
            <text:p/>
          </table:table-cell>
          <table:table-cell table:style-name="ce7" table:formula="of:=IF(ISBLANK([.CH59]);&quot;&quot;;[.CH59]+MAX([.CH161];[.CI161]))">
            <text:p/>
          </table:table-cell>
          <table:table-cell table:style-name="ce7" table:formula="of:=IF(ISBLANK([.CI59]);&quot;&quot;;[.CI59]+MAX([.CI161];[.CJ161]))">
            <text:p/>
          </table:table-cell>
          <table:table-cell table:style-name="ce7" table:formula="of:=IF(ISBLANK([.CJ59]);&quot;&quot;;[.CJ59]+MAX([.CJ161];[.CK161]))">
            <text:p/>
          </table:table-cell>
          <table:table-cell table:style-name="ce7" table:formula="of:=IF(ISBLANK([.CK59]);&quot;&quot;;[.CK59]+MAX([.CK161];[.CL161]))">
            <text:p/>
          </table:table-cell>
          <table:table-cell table:style-name="ce7" table:formula="of:=IF(ISBLANK([.CL59]);&quot;&quot;;[.CL59]+MAX([.CL161];[.CM161]))">
            <text:p/>
          </table:table-cell>
          <table:table-cell table:style-name="ce7" table:formula="of:=IF(ISBLANK([.CM59]);&quot;&quot;;[.CM59]+MAX([.CM161];[.CN161]))">
            <text:p/>
          </table:table-cell>
          <table:table-cell table:style-name="ce7" table:formula="of:=IF(ISBLANK([.CN59]);&quot;&quot;;[.CN59]+MAX([.CN161];[.CO161]))">
            <text:p/>
          </table:table-cell>
          <table:table-cell table:style-name="ce7" table:formula="of:=IF(ISBLANK([.CO59]);&quot;&quot;;[.CO59]+MAX([.CO161];[.CP161]))">
            <text:p/>
          </table:table-cell>
          <table:table-cell table:style-name="ce7" table:formula="of:=IF(ISBLANK([.CP59]);&quot;&quot;;[.CP59]+MAX([.CP161];[.CQ161]))">
            <text:p/>
          </table:table-cell>
          <table:table-cell table:style-name="ce7" table:formula="of:=IF(ISBLANK([.CQ59]);&quot;&quot;;[.CQ59]+MAX([.CQ161];[.CR161]))">
            <text:p/>
          </table:table-cell>
          <table:table-cell table:style-name="ce7" table:formula="of:=IF(ISBLANK([.CR59]);&quot;&quot;;[.CR59]+MAX([.CR161];[.CS161]))">
            <text:p/>
          </table:table-cell>
          <table:table-cell table:style-name="ce7" table:formula="of:=IF(ISBLANK([.CS59]);&quot;&quot;;[.CS59]+MAX([.CS161];[.CT161]))">
            <text:p/>
          </table:table-cell>
          <table:table-cell table:style-name="ce7" table:formula="of:=IF(ISBLANK([.CT59]);&quot;&quot;;[.CT59]+MAX([.CT161];[.CU161]))">
            <text:p/>
          </table:table-cell>
          <table:table-cell table:style-name="ce7" table:formula="of:=IF(ISBLANK([.CU59]);&quot;&quot;;[.CU59]+MAX([.CU161];[.CV161]))">
            <text:p/>
          </table:table-cell>
          <table:table-cell table:formula="of:=IF(ISBLANK([.CV59]);&quot;&quot;;[.CV59]+MAX([.CV161];[.CW161]))">
            <text:p/>
          </table:table-cell>
        </table:table-row>
        <table:table-row table:style-name="ro1">
          <table:table-cell table:formula="of:=IF(ISBLANK([.A60]);&quot;&quot;;[.A60]+MAX([.A162];[.B162]))" office:value-type="float" office:value="3133" calcext:value-type="float">
            <text:p>3133</text:p>
          </table:table-cell>
          <table:table-cell table:style-name="ce7" table:formula="of:=IF(ISBLANK([.B60]);&quot;&quot;;[.B60]+MAX([.B162];[.C162]))" office:value-type="float" office:value="3075" calcext:value-type="float">
            <text:p>3075</text:p>
          </table:table-cell>
          <table:table-cell table:style-name="ce7" table:formula="of:=IF(ISBLANK([.C60]);&quot;&quot;;[.C60]+MAX([.C162];[.D162]))" office:value-type="float" office:value="3095" calcext:value-type="float">
            <text:p>3095</text:p>
          </table:table-cell>
          <table:table-cell table:style-name="ce7" table:formula="of:=IF(ISBLANK([.D60]);&quot;&quot;;[.D60]+MAX([.D162];[.E162]))" office:value-type="float" office:value="3099" calcext:value-type="float">
            <text:p>3099</text:p>
          </table:table-cell>
          <table:table-cell table:style-name="ce7" table:formula="of:=IF(ISBLANK([.E60]);&quot;&quot;;[.E60]+MAX([.E162];[.F162]))" office:value-type="float" office:value="3161" calcext:value-type="float">
            <text:p>3161</text:p>
          </table:table-cell>
          <table:table-cell table:style-name="ce7" table:formula="of:=IF(ISBLANK([.F60]);&quot;&quot;;[.F60]+MAX([.F162];[.G162]))" office:value-type="float" office:value="3102" calcext:value-type="float">
            <text:p>3102</text:p>
          </table:table-cell>
          <table:table-cell table:style-name="ce7" table:formula="of:=IF(ISBLANK([.G60]);&quot;&quot;;[.G60]+MAX([.G162];[.H162]))" office:value-type="float" office:value="3106" calcext:value-type="float">
            <text:p>3106</text:p>
          </table:table-cell>
          <table:table-cell table:style-name="ce7" table:formula="of:=IF(ISBLANK([.H60]);&quot;&quot;;[.H60]+MAX([.H162];[.I162]))" office:value-type="float" office:value="3038" calcext:value-type="float">
            <text:p>3038</text:p>
          </table:table-cell>
          <table:table-cell table:style-name="ce7" table:formula="of:=IF(ISBLANK([.I60]);&quot;&quot;;[.I60]+MAX([.I162];[.J162]))" office:value-type="float" office:value="3045" calcext:value-type="float">
            <text:p>3045</text:p>
          </table:table-cell>
          <table:table-cell table:style-name="ce7" table:formula="of:=IF(ISBLANK([.J60]);&quot;&quot;;[.J60]+MAX([.J162];[.K162]))" office:value-type="float" office:value="3019" calcext:value-type="float">
            <text:p>3019</text:p>
          </table:table-cell>
          <table:table-cell table:style-name="ce7" table:formula="of:=IF(ISBLANK([.K60]);&quot;&quot;;[.K60]+MAX([.K162];[.L162]))" office:value-type="float" office:value="2980" calcext:value-type="float">
            <text:p>2980</text:p>
          </table:table-cell>
          <table:table-cell table:style-name="ce7" table:formula="of:=IF(ISBLANK([.L60]);&quot;&quot;;[.L60]+MAX([.L162];[.M162]))" office:value-type="float" office:value="2970" calcext:value-type="float">
            <text:p>2970</text:p>
          </table:table-cell>
          <table:table-cell table:style-name="ce7" table:formula="of:=IF(ISBLANK([.M60]);&quot;&quot;;[.M60]+MAX([.M162];[.N162]))" office:value-type="float" office:value="2974" calcext:value-type="float">
            <text:p>2974</text:p>
          </table:table-cell>
          <table:table-cell table:style-name="ce7" table:formula="of:=IF(ISBLANK([.N60]);&quot;&quot;;[.N60]+MAX([.N162];[.O162]))" office:value-type="float" office:value="3003" calcext:value-type="float">
            <text:p>3003</text:p>
          </table:table-cell>
          <table:table-cell table:style-name="ce7" table:formula="of:=IF(ISBLANK([.O60]);&quot;&quot;;[.O60]+MAX([.O162];[.P162]))" office:value-type="float" office:value="2943" calcext:value-type="float">
            <text:p>2943</text:p>
          </table:table-cell>
          <table:table-cell table:style-name="ce7" table:formula="of:=IF(ISBLANK([.P60]);&quot;&quot;;[.P60]+MAX([.P162];[.Q162]))" office:value-type="float" office:value="2893" calcext:value-type="float">
            <text:p>2893</text:p>
          </table:table-cell>
          <table:table-cell table:style-name="ce7" table:formula="of:=IF(ISBLANK([.Q60]);&quot;&quot;;[.Q60]+MAX([.Q162];[.R162]))" office:value-type="float" office:value="3029" calcext:value-type="float">
            <text:p>3029</text:p>
          </table:table-cell>
          <table:table-cell table:style-name="ce7" table:formula="of:=IF(ISBLANK([.R60]);&quot;&quot;;[.R60]+MAX([.R162];[.S162]))" office:value-type="float" office:value="3039" calcext:value-type="float">
            <text:p>3039</text:p>
          </table:table-cell>
          <table:table-cell table:style-name="ce7" table:formula="of:=IF(ISBLANK([.S60]);&quot;&quot;;[.S60]+MAX([.S162];[.T162]))" office:value-type="float" office:value="3020" calcext:value-type="float">
            <text:p>3020</text:p>
          </table:table-cell>
          <table:table-cell table:style-name="ce7" table:formula="of:=IF(ISBLANK([.T60]);&quot;&quot;;[.T60]+MAX([.T162];[.U162]))" office:value-type="float" office:value="3065" calcext:value-type="float">
            <text:p>3065</text:p>
          </table:table-cell>
          <table:table-cell table:style-name="ce7" table:formula="of:=IF(ISBLANK([.U60]);&quot;&quot;;[.U60]+MAX([.U162];[.V162]))" office:value-type="float" office:value="3077" calcext:value-type="float">
            <text:p>3077</text:p>
          </table:table-cell>
          <table:table-cell table:style-name="ce7" table:formula="of:=IF(ISBLANK([.V60]);&quot;&quot;;[.V60]+MAX([.V162];[.W162]))" office:value-type="float" office:value="3087" calcext:value-type="float">
            <text:p>3087</text:p>
          </table:table-cell>
          <table:table-cell table:style-name="ce7" table:formula="of:=IF(ISBLANK([.W60]);&quot;&quot;;[.W60]+MAX([.W162];[.X162]))" office:value-type="float" office:value="3036" calcext:value-type="float">
            <text:p>3036</text:p>
          </table:table-cell>
          <table:table-cell table:style-name="ce7" table:formula="of:=IF(ISBLANK([.X60]);&quot;&quot;;[.X60]+MAX([.X162];[.Y162]))" office:value-type="float" office:value="3031" calcext:value-type="float">
            <text:p>3031</text:p>
          </table:table-cell>
          <table:table-cell table:style-name="ce7" table:formula="of:=IF(ISBLANK([.Y60]);&quot;&quot;;[.Y60]+MAX([.Y162];[.Z162]))" office:value-type="float" office:value="3056" calcext:value-type="float">
            <text:p>3056</text:p>
          </table:table-cell>
          <table:table-cell table:style-name="ce7" table:formula="of:=IF(ISBLANK([.Z60]);&quot;&quot;;[.Z60]+MAX([.Z162];[.AA162]))" office:value-type="float" office:value="3022" calcext:value-type="float">
            <text:p>3022</text:p>
          </table:table-cell>
          <table:table-cell table:style-name="ce7" table:formula="of:=IF(ISBLANK([.AA60]);&quot;&quot;;[.AA60]+MAX([.AA162];[.AB162]))" office:value-type="float" office:value="3103" calcext:value-type="float">
            <text:p>3103</text:p>
          </table:table-cell>
          <table:table-cell table:style-name="ce7" table:formula="of:=IF(ISBLANK([.AB60]);&quot;&quot;;[.AB60]+MAX([.AB162];[.AC162]))" office:value-type="float" office:value="3028" calcext:value-type="float">
            <text:p>3028</text:p>
          </table:table-cell>
          <table:table-cell table:style-name="ce7" table:formula="of:=IF(ISBLANK([.AC60]);&quot;&quot;;[.AC60]+MAX([.AC162];[.AD162]))" office:value-type="float" office:value="2998" calcext:value-type="float">
            <text:p>2998</text:p>
          </table:table-cell>
          <table:table-cell table:style-name="ce7" table:formula="of:=IF(ISBLANK([.AD60]);&quot;&quot;;[.AD60]+MAX([.AD162];[.AE162]))" office:value-type="float" office:value="3038" calcext:value-type="float">
            <text:p>3038</text:p>
          </table:table-cell>
          <table:table-cell table:style-name="ce7" table:formula="of:=IF(ISBLANK([.AE60]);&quot;&quot;;[.AE60]+MAX([.AE162];[.AF162]))" office:value-type="float" office:value="2995" calcext:value-type="float">
            <text:p>2995</text:p>
          </table:table-cell>
          <table:table-cell table:style-name="ce7" table:formula="of:=IF(ISBLANK([.AF60]);&quot;&quot;;[.AF60]+MAX([.AF162];[.AG162]))" office:value-type="float" office:value="2940" calcext:value-type="float">
            <text:p>2940</text:p>
          </table:table-cell>
          <table:table-cell table:style-name="ce7" table:formula="of:=IF(ISBLANK([.AG60]);&quot;&quot;;[.AG60]+MAX([.AG162];[.AH162]))" office:value-type="float" office:value="3065" calcext:value-type="float">
            <text:p>3065</text:p>
          </table:table-cell>
          <table:table-cell table:style-name="ce7" table:formula="of:=IF(ISBLANK([.AH60]);&quot;&quot;;[.AH60]+MAX([.AH162];[.AI162]))" office:value-type="float" office:value="3024" calcext:value-type="float">
            <text:p>3024</text:p>
          </table:table-cell>
          <table:table-cell table:style-name="ce7" table:formula="of:=IF(ISBLANK([.AI60]);&quot;&quot;;[.AI60]+MAX([.AI162];[.AJ162]))" office:value-type="float" office:value="3146" calcext:value-type="float">
            <text:p>3146</text:p>
          </table:table-cell>
          <table:table-cell table:style-name="ce7" table:formula="of:=IF(ISBLANK([.AJ60]);&quot;&quot;;[.AJ60]+MAX([.AJ162];[.AK162]))" office:value-type="float" office:value="3177" calcext:value-type="float">
            <text:p>3177</text:p>
          </table:table-cell>
          <table:table-cell table:style-name="ce7" table:formula="of:=IF(ISBLANK([.AK60]);&quot;&quot;;[.AK60]+MAX([.AK162];[.AL162]))" office:value-type="float" office:value="3124" calcext:value-type="float">
            <text:p>3124</text:p>
          </table:table-cell>
          <table:table-cell table:style-name="ce7" table:formula="of:=IF(ISBLANK([.AL60]);&quot;&quot;;[.AL60]+MAX([.AL162];[.AM162]))" office:value-type="float" office:value="3101" calcext:value-type="float">
            <text:p>3101</text:p>
          </table:table-cell>
          <table:table-cell table:style-name="ce7" table:formula="of:=IF(ISBLANK([.AM60]);&quot;&quot;;[.AM60]+MAX([.AM162];[.AN162]))" office:value-type="float" office:value="3062" calcext:value-type="float">
            <text:p>3062</text:p>
          </table:table-cell>
          <table:table-cell table:style-name="ce7" table:formula="of:=IF(ISBLANK([.AN60]);&quot;&quot;;[.AN60]+MAX([.AN162];[.AO162]))" office:value-type="float" office:value="3099" calcext:value-type="float">
            <text:p>3099</text:p>
          </table:table-cell>
          <table:table-cell table:style-name="ce7" table:formula="of:=IF(ISBLANK([.AO60]);&quot;&quot;;[.AO60]+MAX([.AO162];[.AP162]))" office:value-type="float" office:value="3009" calcext:value-type="float">
            <text:p>3009</text:p>
          </table:table-cell>
          <table:table-cell table:style-name="ce7" table:formula="of:=IF(ISBLANK([.AP60]);&quot;&quot;;[.AP60]+MAX([.AP162];[.AQ162]))" office:value-type="float" office:value="2993" calcext:value-type="float">
            <text:p>2993</text:p>
          </table:table-cell>
          <table:table-cell table:style-name="ce7" table:formula="of:=IF(ISBLANK([.AQ60]);&quot;&quot;;[.AQ60]+MAX([.AQ162];[.AR162]))" office:value-type="float" office:value="3047" calcext:value-type="float">
            <text:p>3047</text:p>
          </table:table-cell>
          <table:table-cell table:style-name="ce7" table:formula="of:=IF(ISBLANK([.AR60]);&quot;&quot;;[.AR60]+MAX([.AR162];[.AS162]))" office:value-type="float" office:value="3011" calcext:value-type="float">
            <text:p>3011</text:p>
          </table:table-cell>
          <table:table-cell table:style-name="ce7" table:formula="of:=IF(ISBLANK([.AS60]);&quot;&quot;;[.AS60]+MAX([.AS162];[.AT162]))" office:value-type="float" office:value="3045" calcext:value-type="float">
            <text:p>3045</text:p>
          </table:table-cell>
          <table:table-cell table:style-name="ce7" table:formula="of:=IF(ISBLANK([.AT60]);&quot;&quot;;[.AT60]+MAX([.AT162];[.AU162]))" office:value-type="float" office:value="3017" calcext:value-type="float">
            <text:p>3017</text:p>
          </table:table-cell>
          <table:table-cell table:style-name="ce7" table:formula="of:=IF(ISBLANK([.AU60]);&quot;&quot;;[.AU60]+MAX([.AU162];[.AV162]))" office:value-type="float" office:value="3036" calcext:value-type="float">
            <text:p>3036</text:p>
          </table:table-cell>
          <table:table-cell table:style-name="ce7" table:formula="of:=IF(ISBLANK([.AV60]);&quot;&quot;;[.AV60]+MAX([.AV162];[.AW162]))" office:value-type="float" office:value="3023" calcext:value-type="float">
            <text:p>3023</text:p>
          </table:table-cell>
          <table:table-cell table:style-name="ce7" table:formula="of:=IF(ISBLANK([.AW60]);&quot;&quot;;[.AW60]+MAX([.AW162];[.AX162]))" office:value-type="float" office:value="3073" calcext:value-type="float">
            <text:p>3073</text:p>
          </table:table-cell>
          <table:table-cell table:style-name="ce7" table:formula="of:=IF(ISBLANK([.AX60]);&quot;&quot;;[.AX60]+MAX([.AX162];[.AY162]))" office:value-type="float" office:value="3050" calcext:value-type="float">
            <text:p>3050</text:p>
          </table:table-cell>
          <table:table-cell table:style-name="ce7" table:formula="of:=IF(ISBLANK([.AY60]);&quot;&quot;;[.AY60]+MAX([.AY162];[.AZ162]))" office:value-type="float" office:value="2934" calcext:value-type="float">
            <text:p>2934</text:p>
          </table:table-cell>
          <table:table-cell table:style-name="ce7" table:formula="of:=IF(ISBLANK([.AZ60]);&quot;&quot;;[.AZ60]+MAX([.AZ162];[.BA162]))" office:value-type="float" office:value="2939" calcext:value-type="float">
            <text:p>2939</text:p>
          </table:table-cell>
          <table:table-cell table:style-name="ce7" table:formula="of:=IF(ISBLANK([.BA60]);&quot;&quot;;[.BA60]+MAX([.BA162];[.BB162]))" office:value-type="float" office:value="2917" calcext:value-type="float">
            <text:p>2917</text:p>
          </table:table-cell>
          <table:table-cell table:style-name="ce7" table:formula="of:=IF(ISBLANK([.BB60]);&quot;&quot;;[.BB60]+MAX([.BB162];[.BC162]))" office:value-type="float" office:value="3029" calcext:value-type="float">
            <text:p>3029</text:p>
          </table:table-cell>
          <table:table-cell table:style-name="ce7" table:formula="of:=IF(ISBLANK([.BC60]);&quot;&quot;;[.BC60]+MAX([.BC162];[.BD162]))" office:value-type="float" office:value="3041" calcext:value-type="float">
            <text:p>3041</text:p>
          </table:table-cell>
          <table:table-cell table:style-name="ce7" table:formula="of:=IF(ISBLANK([.BD60]);&quot;&quot;;[.BD60]+MAX([.BD162];[.BE162]))" office:value-type="float" office:value="2975" calcext:value-type="float">
            <text:p>2975</text:p>
          </table:table-cell>
          <table:table-cell table:style-name="ce7" table:formula="of:=IF(ISBLANK([.BE60]);&quot;&quot;;[.BE60]+MAX([.BE162];[.BF162]))" office:value-type="float" office:value="2954" calcext:value-type="float">
            <text:p>2954</text:p>
          </table:table-cell>
          <table:table-cell table:style-name="ce7" table:formula="of:=IF(ISBLANK([.BF60]);&quot;&quot;;[.BF60]+MAX([.BF162];[.BG162]))" office:value-type="float" office:value="3016" calcext:value-type="float">
            <text:p>3016</text:p>
          </table:table-cell>
          <table:table-cell table:style-name="ce7" table:formula="of:=IF(ISBLANK([.BG60]);&quot;&quot;;[.BG60]+MAX([.BG162];[.BH162]))" office:value-type="float" office:value="3044" calcext:value-type="float">
            <text:p>3044</text:p>
          </table:table-cell>
          <table:table-cell table:style-name="ce7" table:formula="of:=IF(ISBLANK([.BH60]);&quot;&quot;;[.BH60]+MAX([.BH162];[.BI162]))">
            <text:p/>
          </table:table-cell>
          <table:table-cell table:style-name="ce7" table:formula="of:=IF(ISBLANK([.BI60]);&quot;&quot;;[.BI60]+MAX([.BI162];[.BJ162]))">
            <text:p/>
          </table:table-cell>
          <table:table-cell table:style-name="ce7" table:formula="of:=IF(ISBLANK([.BJ60]);&quot;&quot;;[.BJ60]+MAX([.BJ162];[.BK162]))">
            <text:p/>
          </table:table-cell>
          <table:table-cell table:style-name="ce7" table:formula="of:=IF(ISBLANK([.BK60]);&quot;&quot;;[.BK60]+MAX([.BK162];[.BL162]))">
            <text:p/>
          </table:table-cell>
          <table:table-cell table:style-name="ce7" table:formula="of:=IF(ISBLANK([.BL60]);&quot;&quot;;[.BL60]+MAX([.BL162];[.BM162]))">
            <text:p/>
          </table:table-cell>
          <table:table-cell table:style-name="ce7" table:formula="of:=IF(ISBLANK([.BM60]);&quot;&quot;;[.BM60]+MAX([.BM162];[.BN162]))">
            <text:p/>
          </table:table-cell>
          <table:table-cell table:style-name="ce7" table:formula="of:=IF(ISBLANK([.BN60]);&quot;&quot;;[.BN60]+MAX([.BN162];[.BO162]))">
            <text:p/>
          </table:table-cell>
          <table:table-cell table:style-name="ce7" table:formula="of:=IF(ISBLANK([.BO60]);&quot;&quot;;[.BO60]+MAX([.BO162];[.BP162]))">
            <text:p/>
          </table:table-cell>
          <table:table-cell table:style-name="ce7" table:formula="of:=IF(ISBLANK([.BP60]);&quot;&quot;;[.BP60]+MAX([.BP162];[.BQ162]))">
            <text:p/>
          </table:table-cell>
          <table:table-cell table:style-name="ce7" table:formula="of:=IF(ISBLANK([.BQ60]);&quot;&quot;;[.BQ60]+MAX([.BQ162];[.BR162]))">
            <text:p/>
          </table:table-cell>
          <table:table-cell table:style-name="ce7" table:formula="of:=IF(ISBLANK([.BR60]);&quot;&quot;;[.BR60]+MAX([.BR162];[.BS162]))">
            <text:p/>
          </table:table-cell>
          <table:table-cell table:style-name="ce7" table:formula="of:=IF(ISBLANK([.BS60]);&quot;&quot;;[.BS60]+MAX([.BS162];[.BT162]))">
            <text:p/>
          </table:table-cell>
          <table:table-cell table:style-name="ce7" table:formula="of:=IF(ISBLANK([.BT60]);&quot;&quot;;[.BT60]+MAX([.BT162];[.BU162]))">
            <text:p/>
          </table:table-cell>
          <table:table-cell table:style-name="ce7" table:formula="of:=IF(ISBLANK([.BU60]);&quot;&quot;;[.BU60]+MAX([.BU162];[.BV162]))">
            <text:p/>
          </table:table-cell>
          <table:table-cell table:style-name="ce7" table:formula="of:=IF(ISBLANK([.BV60]);&quot;&quot;;[.BV60]+MAX([.BV162];[.BW162]))">
            <text:p/>
          </table:table-cell>
          <table:table-cell table:style-name="ce7" table:formula="of:=IF(ISBLANK([.BW60]);&quot;&quot;;[.BW60]+MAX([.BW162];[.BX162]))">
            <text:p/>
          </table:table-cell>
          <table:table-cell table:style-name="ce7" table:formula="of:=IF(ISBLANK([.BX60]);&quot;&quot;;[.BX60]+MAX([.BX162];[.BY162]))">
            <text:p/>
          </table:table-cell>
          <table:table-cell table:style-name="ce7" table:formula="of:=IF(ISBLANK([.BY60]);&quot;&quot;;[.BY60]+MAX([.BY162];[.BZ162]))">
            <text:p/>
          </table:table-cell>
          <table:table-cell table:style-name="ce7" table:formula="of:=IF(ISBLANK([.BZ60]);&quot;&quot;;[.BZ60]+MAX([.BZ162];[.CA162]))">
            <text:p/>
          </table:table-cell>
          <table:table-cell table:style-name="ce7" table:formula="of:=IF(ISBLANK([.CA60]);&quot;&quot;;[.CA60]+MAX([.CA162];[.CB162]))">
            <text:p/>
          </table:table-cell>
          <table:table-cell table:style-name="ce7" table:formula="of:=IF(ISBLANK([.CB60]);&quot;&quot;;[.CB60]+MAX([.CB162];[.CC162]))">
            <text:p/>
          </table:table-cell>
          <table:table-cell table:style-name="ce7" table:formula="of:=IF(ISBLANK([.CC60]);&quot;&quot;;[.CC60]+MAX([.CC162];[.CD162]))">
            <text:p/>
          </table:table-cell>
          <table:table-cell table:style-name="ce7" table:formula="of:=IF(ISBLANK([.CD60]);&quot;&quot;;[.CD60]+MAX([.CD162];[.CE162]))">
            <text:p/>
          </table:table-cell>
          <table:table-cell table:style-name="ce7" table:formula="of:=IF(ISBLANK([.CE60]);&quot;&quot;;[.CE60]+MAX([.CE162];[.CF162]))">
            <text:p/>
          </table:table-cell>
          <table:table-cell table:style-name="ce7" table:formula="of:=IF(ISBLANK([.CF60]);&quot;&quot;;[.CF60]+MAX([.CF162];[.CG162]))">
            <text:p/>
          </table:table-cell>
          <table:table-cell table:style-name="ce7" table:formula="of:=IF(ISBLANK([.CG60]);&quot;&quot;;[.CG60]+MAX([.CG162];[.CH162]))">
            <text:p/>
          </table:table-cell>
          <table:table-cell table:style-name="ce7" table:formula="of:=IF(ISBLANK([.CH60]);&quot;&quot;;[.CH60]+MAX([.CH162];[.CI162]))">
            <text:p/>
          </table:table-cell>
          <table:table-cell table:style-name="ce7" table:formula="of:=IF(ISBLANK([.CI60]);&quot;&quot;;[.CI60]+MAX([.CI162];[.CJ162]))">
            <text:p/>
          </table:table-cell>
          <table:table-cell table:style-name="ce7" table:formula="of:=IF(ISBLANK([.CJ60]);&quot;&quot;;[.CJ60]+MAX([.CJ162];[.CK162]))">
            <text:p/>
          </table:table-cell>
          <table:table-cell table:style-name="ce7" table:formula="of:=IF(ISBLANK([.CK60]);&quot;&quot;;[.CK60]+MAX([.CK162];[.CL162]))">
            <text:p/>
          </table:table-cell>
          <table:table-cell table:style-name="ce7" table:formula="of:=IF(ISBLANK([.CL60]);&quot;&quot;;[.CL60]+MAX([.CL162];[.CM162]))">
            <text:p/>
          </table:table-cell>
          <table:table-cell table:style-name="ce7" table:formula="of:=IF(ISBLANK([.CM60]);&quot;&quot;;[.CM60]+MAX([.CM162];[.CN162]))">
            <text:p/>
          </table:table-cell>
          <table:table-cell table:style-name="ce7" table:formula="of:=IF(ISBLANK([.CN60]);&quot;&quot;;[.CN60]+MAX([.CN162];[.CO162]))">
            <text:p/>
          </table:table-cell>
          <table:table-cell table:style-name="ce7" table:formula="of:=IF(ISBLANK([.CO60]);&quot;&quot;;[.CO60]+MAX([.CO162];[.CP162]))">
            <text:p/>
          </table:table-cell>
          <table:table-cell table:style-name="ce7" table:formula="of:=IF(ISBLANK([.CP60]);&quot;&quot;;[.CP60]+MAX([.CP162];[.CQ162]))">
            <text:p/>
          </table:table-cell>
          <table:table-cell table:style-name="ce7" table:formula="of:=IF(ISBLANK([.CQ60]);&quot;&quot;;[.CQ60]+MAX([.CQ162];[.CR162]))">
            <text:p/>
          </table:table-cell>
          <table:table-cell table:style-name="ce7" table:formula="of:=IF(ISBLANK([.CR60]);&quot;&quot;;[.CR60]+MAX([.CR162];[.CS162]))">
            <text:p/>
          </table:table-cell>
          <table:table-cell table:style-name="ce7" table:formula="of:=IF(ISBLANK([.CS60]);&quot;&quot;;[.CS60]+MAX([.CS162];[.CT162]))">
            <text:p/>
          </table:table-cell>
          <table:table-cell table:style-name="ce7" table:formula="of:=IF(ISBLANK([.CT60]);&quot;&quot;;[.CT60]+MAX([.CT162];[.CU162]))">
            <text:p/>
          </table:table-cell>
          <table:table-cell table:style-name="ce7" table:formula="of:=IF(ISBLANK([.CU60]);&quot;&quot;;[.CU60]+MAX([.CU162];[.CV162]))">
            <text:p/>
          </table:table-cell>
          <table:table-cell table:formula="of:=IF(ISBLANK([.CV60]);&quot;&quot;;[.CV60]+MAX([.CV162];[.CW162]))">
            <text:p/>
          </table:table-cell>
        </table:table-row>
        <table:table-row table:style-name="ro1">
          <table:table-cell table:formula="of:=IF(ISBLANK([.A61]);&quot;&quot;;[.A61]+MAX([.A163];[.B163]))" office:value-type="float" office:value="3096" calcext:value-type="float">
            <text:p>3096</text:p>
          </table:table-cell>
          <table:table-cell table:style-name="ce7" table:formula="of:=IF(ISBLANK([.B61]);&quot;&quot;;[.B61]+MAX([.B163];[.C163]))" office:value-type="float" office:value="3057" calcext:value-type="float">
            <text:p>3057</text:p>
          </table:table-cell>
          <table:table-cell table:style-name="ce7" table:formula="of:=IF(ISBLANK([.C61]);&quot;&quot;;[.C61]+MAX([.C163];[.D163]))" office:value-type="float" office:value="3033" calcext:value-type="float">
            <text:p>3033</text:p>
          </table:table-cell>
          <table:table-cell table:style-name="ce7" table:formula="of:=IF(ISBLANK([.D61]);&quot;&quot;;[.D61]+MAX([.D163];[.E163]))" office:value-type="float" office:value="3014" calcext:value-type="float">
            <text:p>3014</text:p>
          </table:table-cell>
          <table:table-cell table:style-name="ce7" table:formula="of:=IF(ISBLANK([.E61]);&quot;&quot;;[.E61]+MAX([.E163];[.F163]))" office:value-type="float" office:value="2979" calcext:value-type="float">
            <text:p>2979</text:p>
          </table:table-cell>
          <table:table-cell table:style-name="ce7" table:formula="of:=IF(ISBLANK([.F61]);&quot;&quot;;[.F61]+MAX([.F163];[.G163]))" office:value-type="float" office:value="3074" calcext:value-type="float">
            <text:p>3074</text:p>
          </table:table-cell>
          <table:table-cell table:style-name="ce7" table:formula="of:=IF(ISBLANK([.G61]);&quot;&quot;;[.G61]+MAX([.G163];[.H163]))" office:value-type="float" office:value="3042" calcext:value-type="float">
            <text:p>3042</text:p>
          </table:table-cell>
          <table:table-cell table:style-name="ce7" table:formula="of:=IF(ISBLANK([.H61]);&quot;&quot;;[.H61]+MAX([.H163];[.I163]))" office:value-type="float" office:value="3033" calcext:value-type="float">
            <text:p>3033</text:p>
          </table:table-cell>
          <table:table-cell table:style-name="ce7" table:formula="of:=IF(ISBLANK([.I61]);&quot;&quot;;[.I61]+MAX([.I163];[.J163]))" office:value-type="float" office:value="2961" calcext:value-type="float">
            <text:p>2961</text:p>
          </table:table-cell>
          <table:table-cell table:style-name="ce7" table:formula="of:=IF(ISBLANK([.J61]);&quot;&quot;;[.J61]+MAX([.J163];[.K163]))" office:value-type="float" office:value="2968" calcext:value-type="float">
            <text:p>2968</text:p>
          </table:table-cell>
          <table:table-cell table:style-name="ce7" table:formula="of:=IF(ISBLANK([.K61]);&quot;&quot;;[.K61]+MAX([.K163];[.L163]))" office:value-type="float" office:value="2933" calcext:value-type="float">
            <text:p>2933</text:p>
          </table:table-cell>
          <table:table-cell table:style-name="ce7" table:formula="of:=IF(ISBLANK([.L61]);&quot;&quot;;[.L61]+MAX([.L163];[.M163]))" office:value-type="float" office:value="2933" calcext:value-type="float">
            <text:p>2933</text:p>
          </table:table-cell>
          <table:table-cell table:style-name="ce7" table:formula="of:=IF(ISBLANK([.M61]);&quot;&quot;;[.M61]+MAX([.M163];[.N163]))" office:value-type="float" office:value="2944" calcext:value-type="float">
            <text:p>2944</text:p>
          </table:table-cell>
          <table:table-cell table:style-name="ce7" table:formula="of:=IF(ISBLANK([.N61]);&quot;&quot;;[.N61]+MAX([.N163];[.O163]))" office:value-type="float" office:value="2898" calcext:value-type="float">
            <text:p>2898</text:p>
          </table:table-cell>
          <table:table-cell table:style-name="ce7" table:formula="of:=IF(ISBLANK([.O61]);&quot;&quot;;[.O61]+MAX([.O163];[.P163]))" office:value-type="float" office:value="2938" calcext:value-type="float">
            <text:p>2938</text:p>
          </table:table-cell>
          <table:table-cell table:style-name="ce7" table:formula="of:=IF(ISBLANK([.P61]);&quot;&quot;;[.P61]+MAX([.P163];[.Q163]))" office:value-type="float" office:value="2809" calcext:value-type="float">
            <text:p>2809</text:p>
          </table:table-cell>
          <table:table-cell table:style-name="ce7" table:formula="of:=IF(ISBLANK([.Q61]);&quot;&quot;;[.Q61]+MAX([.Q163];[.R163]))" office:value-type="float" office:value="2823" calcext:value-type="float">
            <text:p>2823</text:p>
          </table:table-cell>
          <table:table-cell table:style-name="ce7" table:formula="of:=IF(ISBLANK([.R61]);&quot;&quot;;[.R61]+MAX([.R163];[.S163]))" office:value-type="float" office:value="2964" calcext:value-type="float">
            <text:p>2964</text:p>
          </table:table-cell>
          <table:table-cell table:style-name="ce7" table:formula="of:=IF(ISBLANK([.S61]);&quot;&quot;;[.S61]+MAX([.S163];[.T163]))" office:value-type="float" office:value="2961" calcext:value-type="float">
            <text:p>2961</text:p>
          </table:table-cell>
          <table:table-cell table:style-name="ce7" table:formula="of:=IF(ISBLANK([.T61]);&quot;&quot;;[.T61]+MAX([.T163];[.U163]))" office:value-type="float" office:value="2954" calcext:value-type="float">
            <text:p>2954</text:p>
          </table:table-cell>
          <table:table-cell table:style-name="ce7" table:formula="of:=IF(ISBLANK([.U61]);&quot;&quot;;[.U61]+MAX([.U163];[.V163]))" office:value-type="float" office:value="2985" calcext:value-type="float">
            <text:p>2985</text:p>
          </table:table-cell>
          <table:table-cell table:style-name="ce7" table:formula="of:=IF(ISBLANK([.V61]);&quot;&quot;;[.V61]+MAX([.V163];[.W163]))" office:value-type="float" office:value="3035" calcext:value-type="float">
            <text:p>3035</text:p>
          </table:table-cell>
          <table:table-cell table:style-name="ce7" table:formula="of:=IF(ISBLANK([.W61]);&quot;&quot;;[.W61]+MAX([.W163];[.X163]))" office:value-type="float" office:value="2999" calcext:value-type="float">
            <text:p>2999</text:p>
          </table:table-cell>
          <table:table-cell table:style-name="ce7" table:formula="of:=IF(ISBLANK([.X61]);&quot;&quot;;[.X61]+MAX([.X163];[.Y163]))" office:value-type="float" office:value="3011" calcext:value-type="float">
            <text:p>3011</text:p>
          </table:table-cell>
          <table:table-cell table:style-name="ce7" table:formula="of:=IF(ISBLANK([.Y61]);&quot;&quot;;[.Y61]+MAX([.Y163];[.Z163]))" office:value-type="float" office:value="2999" calcext:value-type="float">
            <text:p>2999</text:p>
          </table:table-cell>
          <table:table-cell table:style-name="ce7" table:formula="of:=IF(ISBLANK([.Z61]);&quot;&quot;;[.Z61]+MAX([.Z163];[.AA163]))" office:value-type="float" office:value="3012" calcext:value-type="float">
            <text:p>3012</text:p>
          </table:table-cell>
          <table:table-cell table:style-name="ce7" table:formula="of:=IF(ISBLANK([.AA61]);&quot;&quot;;[.AA61]+MAX([.AA163];[.AB163]))" office:value-type="float" office:value="2993" calcext:value-type="float">
            <text:p>2993</text:p>
          </table:table-cell>
          <table:table-cell table:style-name="ce7" table:formula="of:=IF(ISBLANK([.AB61]);&quot;&quot;;[.AB61]+MAX([.AB163];[.AC163]))" office:value-type="float" office:value="3011" calcext:value-type="float">
            <text:p>3011</text:p>
          </table:table-cell>
          <table:table-cell table:style-name="ce7" table:formula="of:=IF(ISBLANK([.AC61]);&quot;&quot;;[.AC61]+MAX([.AC163];[.AD163]))" office:value-type="float" office:value="2927" calcext:value-type="float">
            <text:p>2927</text:p>
          </table:table-cell>
          <table:table-cell table:style-name="ce7" table:formula="of:=IF(ISBLANK([.AD61]);&quot;&quot;;[.AD61]+MAX([.AD163];[.AE163]))" office:value-type="float" office:value="2925" calcext:value-type="float">
            <text:p>2925</text:p>
          </table:table-cell>
          <table:table-cell table:style-name="ce7" table:formula="of:=IF(ISBLANK([.AE61]);&quot;&quot;;[.AE61]+MAX([.AE163];[.AF163]))" office:value-type="float" office:value="2943" calcext:value-type="float">
            <text:p>2943</text:p>
          </table:table-cell>
          <table:table-cell table:style-name="ce7" table:formula="of:=IF(ISBLANK([.AF61]);&quot;&quot;;[.AF61]+MAX([.AF163];[.AG163]))" office:value-type="float" office:value="2912" calcext:value-type="float">
            <text:p>2912</text:p>
          </table:table-cell>
          <table:table-cell table:style-name="ce7" table:formula="of:=IF(ISBLANK([.AG61]);&quot;&quot;;[.AG61]+MAX([.AG163];[.AH163]))" office:value-type="float" office:value="2926" calcext:value-type="float">
            <text:p>2926</text:p>
          </table:table-cell>
          <table:table-cell table:style-name="ce7" table:formula="of:=IF(ISBLANK([.AH61]);&quot;&quot;;[.AH61]+MAX([.AH163];[.AI163]))" office:value-type="float" office:value="2988" calcext:value-type="float">
            <text:p>2988</text:p>
          </table:table-cell>
          <table:table-cell table:style-name="ce7" table:formula="of:=IF(ISBLANK([.AI61]);&quot;&quot;;[.AI61]+MAX([.AI163];[.AJ163]))" office:value-type="float" office:value="3011" calcext:value-type="float">
            <text:p>3011</text:p>
          </table:table-cell>
          <table:table-cell table:style-name="ce7" table:formula="of:=IF(ISBLANK([.AJ61]);&quot;&quot;;[.AJ61]+MAX([.AJ163];[.AK163]))" office:value-type="float" office:value="3122" calcext:value-type="float">
            <text:p>3122</text:p>
          </table:table-cell>
          <table:table-cell table:style-name="ce7" table:formula="of:=IF(ISBLANK([.AK61]);&quot;&quot;;[.AK61]+MAX([.AK163];[.AL163]))" office:value-type="float" office:value="3113" calcext:value-type="float">
            <text:p>3113</text:p>
          </table:table-cell>
          <table:table-cell table:style-name="ce7" table:formula="of:=IF(ISBLANK([.AL61]);&quot;&quot;;[.AL61]+MAX([.AL163];[.AM163]))" office:value-type="float" office:value="2993" calcext:value-type="float">
            <text:p>2993</text:p>
          </table:table-cell>
          <table:table-cell table:style-name="ce7" table:formula="of:=IF(ISBLANK([.AM61]);&quot;&quot;;[.AM61]+MAX([.AM163];[.AN163]))" office:value-type="float" office:value="3036" calcext:value-type="float">
            <text:p>3036</text:p>
          </table:table-cell>
          <table:table-cell table:style-name="ce7" table:formula="of:=IF(ISBLANK([.AN61]);&quot;&quot;;[.AN61]+MAX([.AN163];[.AO163]))" office:value-type="float" office:value="2999" calcext:value-type="float">
            <text:p>2999</text:p>
          </table:table-cell>
          <table:table-cell table:style-name="ce7" table:formula="of:=IF(ISBLANK([.AO61]);&quot;&quot;;[.AO61]+MAX([.AO163];[.AP163]))" office:value-type="float" office:value="3008" calcext:value-type="float">
            <text:p>3008</text:p>
          </table:table-cell>
          <table:table-cell table:style-name="ce7" table:formula="of:=IF(ISBLANK([.AP61]);&quot;&quot;;[.AP61]+MAX([.AP163];[.AQ163]))" office:value-type="float" office:value="2927" calcext:value-type="float">
            <text:p>2927</text:p>
          </table:table-cell>
          <table:table-cell table:style-name="ce7" table:formula="of:=IF(ISBLANK([.AQ61]);&quot;&quot;;[.AQ61]+MAX([.AQ163];[.AR163]))" office:value-type="float" office:value="2963" calcext:value-type="float">
            <text:p>2963</text:p>
          </table:table-cell>
          <table:table-cell table:style-name="ce7" table:formula="of:=IF(ISBLANK([.AR61]);&quot;&quot;;[.AR61]+MAX([.AR163];[.AS163]))" office:value-type="float" office:value="2984" calcext:value-type="float">
            <text:p>2984</text:p>
          </table:table-cell>
          <table:table-cell table:style-name="ce7" table:formula="of:=IF(ISBLANK([.AS61]);&quot;&quot;;[.AS61]+MAX([.AS163];[.AT163]))" office:value-type="float" office:value="2996" calcext:value-type="float">
            <text:p>2996</text:p>
          </table:table-cell>
          <table:table-cell table:style-name="ce7" table:formula="of:=IF(ISBLANK([.AT61]);&quot;&quot;;[.AT61]+MAX([.AT163];[.AU163]))" office:value-type="float" office:value="2942" calcext:value-type="float">
            <text:p>2942</text:p>
          </table:table-cell>
          <table:table-cell table:style-name="ce7" table:formula="of:=IF(ISBLANK([.AU61]);&quot;&quot;;[.AU61]+MAX([.AU163];[.AV163]))" office:value-type="float" office:value="2969" calcext:value-type="float">
            <text:p>2969</text:p>
          </table:table-cell>
          <table:table-cell table:style-name="ce7" table:formula="of:=IF(ISBLANK([.AV61]);&quot;&quot;;[.AV61]+MAX([.AV163];[.AW163]))" office:value-type="float" office:value="2995" calcext:value-type="float">
            <text:p>2995</text:p>
          </table:table-cell>
          <table:table-cell table:style-name="ce7" table:formula="of:=IF(ISBLANK([.AW61]);&quot;&quot;;[.AW61]+MAX([.AW163];[.AX163]))" office:value-type="float" office:value="3006" calcext:value-type="float">
            <text:p>3006</text:p>
          </table:table-cell>
          <table:table-cell table:style-name="ce7" table:formula="of:=IF(ISBLANK([.AX61]);&quot;&quot;;[.AX61]+MAX([.AX163];[.AY163]))" office:value-type="float" office:value="3003" calcext:value-type="float">
            <text:p>3003</text:p>
          </table:table-cell>
          <table:table-cell table:style-name="ce7" table:formula="of:=IF(ISBLANK([.AY61]);&quot;&quot;;[.AY61]+MAX([.AY163];[.AZ163]))" office:value-type="float" office:value="2931" calcext:value-type="float">
            <text:p>2931</text:p>
          </table:table-cell>
          <table:table-cell table:style-name="ce7" table:formula="of:=IF(ISBLANK([.AZ61]);&quot;&quot;;[.AZ61]+MAX([.AZ163];[.BA163]))" office:value-type="float" office:value="2871" calcext:value-type="float">
            <text:p>2871</text:p>
          </table:table-cell>
          <table:table-cell table:style-name="ce7" table:formula="of:=IF(ISBLANK([.BA61]);&quot;&quot;;[.BA61]+MAX([.BA163];[.BB163]))" office:value-type="float" office:value="2821" calcext:value-type="float">
            <text:p>2821</text:p>
          </table:table-cell>
          <table:table-cell table:style-name="ce7" table:formula="of:=IF(ISBLANK([.BB61]);&quot;&quot;;[.BB61]+MAX([.BB163];[.BC163]))" office:value-type="float" office:value="2897" calcext:value-type="float">
            <text:p>2897</text:p>
          </table:table-cell>
          <table:table-cell table:style-name="ce7" table:formula="of:=IF(ISBLANK([.BC61]);&quot;&quot;;[.BC61]+MAX([.BC163];[.BD163]))" office:value-type="float" office:value="2939" calcext:value-type="float">
            <text:p>2939</text:p>
          </table:table-cell>
          <table:table-cell table:style-name="ce7" table:formula="of:=IF(ISBLANK([.BD61]);&quot;&quot;;[.BD61]+MAX([.BD163];[.BE163]))" office:value-type="float" office:value="2943" calcext:value-type="float">
            <text:p>2943</text:p>
          </table:table-cell>
          <table:table-cell table:style-name="ce7" table:formula="of:=IF(ISBLANK([.BE61]);&quot;&quot;;[.BE61]+MAX([.BE163];[.BF163]))" office:value-type="float" office:value="2919" calcext:value-type="float">
            <text:p>2919</text:p>
          </table:table-cell>
          <table:table-cell table:style-name="ce7" table:formula="of:=IF(ISBLANK([.BF61]);&quot;&quot;;[.BF61]+MAX([.BF163];[.BG163]))" office:value-type="float" office:value="2950" calcext:value-type="float">
            <text:p>2950</text:p>
          </table:table-cell>
          <table:table-cell table:style-name="ce7" table:formula="of:=IF(ISBLANK([.BG61]);&quot;&quot;;[.BG61]+MAX([.BG163];[.BH163]))" office:value-type="float" office:value="2976" calcext:value-type="float">
            <text:p>2976</text:p>
          </table:table-cell>
          <table:table-cell table:style-name="ce7" table:formula="of:=IF(ISBLANK([.BH61]);&quot;&quot;;[.BH61]+MAX([.BH163];[.BI163]))" office:value-type="float" office:value="2926" calcext:value-type="float">
            <text:p>2926</text:p>
          </table:table-cell>
          <table:table-cell table:style-name="ce7" table:formula="of:=IF(ISBLANK([.BI61]);&quot;&quot;;[.BI61]+MAX([.BI163];[.BJ163]))">
            <text:p/>
          </table:table-cell>
          <table:table-cell table:style-name="ce7" table:formula="of:=IF(ISBLANK([.BJ61]);&quot;&quot;;[.BJ61]+MAX([.BJ163];[.BK163]))">
            <text:p/>
          </table:table-cell>
          <table:table-cell table:style-name="ce7" table:formula="of:=IF(ISBLANK([.BK61]);&quot;&quot;;[.BK61]+MAX([.BK163];[.BL163]))">
            <text:p/>
          </table:table-cell>
          <table:table-cell table:style-name="ce7" table:formula="of:=IF(ISBLANK([.BL61]);&quot;&quot;;[.BL61]+MAX([.BL163];[.BM163]))">
            <text:p/>
          </table:table-cell>
          <table:table-cell table:style-name="ce7" table:formula="of:=IF(ISBLANK([.BM61]);&quot;&quot;;[.BM61]+MAX([.BM163];[.BN163]))">
            <text:p/>
          </table:table-cell>
          <table:table-cell table:style-name="ce7" table:formula="of:=IF(ISBLANK([.BN61]);&quot;&quot;;[.BN61]+MAX([.BN163];[.BO163]))">
            <text:p/>
          </table:table-cell>
          <table:table-cell table:style-name="ce7" table:formula="of:=IF(ISBLANK([.BO61]);&quot;&quot;;[.BO61]+MAX([.BO163];[.BP163]))">
            <text:p/>
          </table:table-cell>
          <table:table-cell table:style-name="ce7" table:formula="of:=IF(ISBLANK([.BP61]);&quot;&quot;;[.BP61]+MAX([.BP163];[.BQ163]))">
            <text:p/>
          </table:table-cell>
          <table:table-cell table:style-name="ce7" table:formula="of:=IF(ISBLANK([.BQ61]);&quot;&quot;;[.BQ61]+MAX([.BQ163];[.BR163]))">
            <text:p/>
          </table:table-cell>
          <table:table-cell table:style-name="ce7" table:formula="of:=IF(ISBLANK([.BR61]);&quot;&quot;;[.BR61]+MAX([.BR163];[.BS163]))">
            <text:p/>
          </table:table-cell>
          <table:table-cell table:style-name="ce7" table:formula="of:=IF(ISBLANK([.BS61]);&quot;&quot;;[.BS61]+MAX([.BS163];[.BT163]))">
            <text:p/>
          </table:table-cell>
          <table:table-cell table:style-name="ce7" table:formula="of:=IF(ISBLANK([.BT61]);&quot;&quot;;[.BT61]+MAX([.BT163];[.BU163]))">
            <text:p/>
          </table:table-cell>
          <table:table-cell table:style-name="ce7" table:formula="of:=IF(ISBLANK([.BU61]);&quot;&quot;;[.BU61]+MAX([.BU163];[.BV163]))">
            <text:p/>
          </table:table-cell>
          <table:table-cell table:style-name="ce7" table:formula="of:=IF(ISBLANK([.BV61]);&quot;&quot;;[.BV61]+MAX([.BV163];[.BW163]))">
            <text:p/>
          </table:table-cell>
          <table:table-cell table:style-name="ce7" table:formula="of:=IF(ISBLANK([.BW61]);&quot;&quot;;[.BW61]+MAX([.BW163];[.BX163]))">
            <text:p/>
          </table:table-cell>
          <table:table-cell table:style-name="ce7" table:formula="of:=IF(ISBLANK([.BX61]);&quot;&quot;;[.BX61]+MAX([.BX163];[.BY163]))">
            <text:p/>
          </table:table-cell>
          <table:table-cell table:style-name="ce7" table:formula="of:=IF(ISBLANK([.BY61]);&quot;&quot;;[.BY61]+MAX([.BY163];[.BZ163]))">
            <text:p/>
          </table:table-cell>
          <table:table-cell table:style-name="ce7" table:formula="of:=IF(ISBLANK([.BZ61]);&quot;&quot;;[.BZ61]+MAX([.BZ163];[.CA163]))">
            <text:p/>
          </table:table-cell>
          <table:table-cell table:style-name="ce7" table:formula="of:=IF(ISBLANK([.CA61]);&quot;&quot;;[.CA61]+MAX([.CA163];[.CB163]))">
            <text:p/>
          </table:table-cell>
          <table:table-cell table:style-name="ce7" table:formula="of:=IF(ISBLANK([.CB61]);&quot;&quot;;[.CB61]+MAX([.CB163];[.CC163]))">
            <text:p/>
          </table:table-cell>
          <table:table-cell table:style-name="ce7" table:formula="of:=IF(ISBLANK([.CC61]);&quot;&quot;;[.CC61]+MAX([.CC163];[.CD163]))">
            <text:p/>
          </table:table-cell>
          <table:table-cell table:style-name="ce7" table:formula="of:=IF(ISBLANK([.CD61]);&quot;&quot;;[.CD61]+MAX([.CD163];[.CE163]))">
            <text:p/>
          </table:table-cell>
          <table:table-cell table:style-name="ce7" table:formula="of:=IF(ISBLANK([.CE61]);&quot;&quot;;[.CE61]+MAX([.CE163];[.CF163]))">
            <text:p/>
          </table:table-cell>
          <table:table-cell table:style-name="ce7" table:formula="of:=IF(ISBLANK([.CF61]);&quot;&quot;;[.CF61]+MAX([.CF163];[.CG163]))">
            <text:p/>
          </table:table-cell>
          <table:table-cell table:style-name="ce7" table:formula="of:=IF(ISBLANK([.CG61]);&quot;&quot;;[.CG61]+MAX([.CG163];[.CH163]))">
            <text:p/>
          </table:table-cell>
          <table:table-cell table:style-name="ce7" table:formula="of:=IF(ISBLANK([.CH61]);&quot;&quot;;[.CH61]+MAX([.CH163];[.CI163]))">
            <text:p/>
          </table:table-cell>
          <table:table-cell table:style-name="ce7" table:formula="of:=IF(ISBLANK([.CI61]);&quot;&quot;;[.CI61]+MAX([.CI163];[.CJ163]))">
            <text:p/>
          </table:table-cell>
          <table:table-cell table:style-name="ce7" table:formula="of:=IF(ISBLANK([.CJ61]);&quot;&quot;;[.CJ61]+MAX([.CJ163];[.CK163]))">
            <text:p/>
          </table:table-cell>
          <table:table-cell table:style-name="ce7" table:formula="of:=IF(ISBLANK([.CK61]);&quot;&quot;;[.CK61]+MAX([.CK163];[.CL163]))">
            <text:p/>
          </table:table-cell>
          <table:table-cell table:style-name="ce7" table:formula="of:=IF(ISBLANK([.CL61]);&quot;&quot;;[.CL61]+MAX([.CL163];[.CM163]))">
            <text:p/>
          </table:table-cell>
          <table:table-cell table:style-name="ce7" table:formula="of:=IF(ISBLANK([.CM61]);&quot;&quot;;[.CM61]+MAX([.CM163];[.CN163]))">
            <text:p/>
          </table:table-cell>
          <table:table-cell table:style-name="ce7" table:formula="of:=IF(ISBLANK([.CN61]);&quot;&quot;;[.CN61]+MAX([.CN163];[.CO163]))">
            <text:p/>
          </table:table-cell>
          <table:table-cell table:style-name="ce7" table:formula="of:=IF(ISBLANK([.CO61]);&quot;&quot;;[.CO61]+MAX([.CO163];[.CP163]))">
            <text:p/>
          </table:table-cell>
          <table:table-cell table:style-name="ce7" table:formula="of:=IF(ISBLANK([.CP61]);&quot;&quot;;[.CP61]+MAX([.CP163];[.CQ163]))">
            <text:p/>
          </table:table-cell>
          <table:table-cell table:style-name="ce7" table:formula="of:=IF(ISBLANK([.CQ61]);&quot;&quot;;[.CQ61]+MAX([.CQ163];[.CR163]))">
            <text:p/>
          </table:table-cell>
          <table:table-cell table:style-name="ce7" table:formula="of:=IF(ISBLANK([.CR61]);&quot;&quot;;[.CR61]+MAX([.CR163];[.CS163]))">
            <text:p/>
          </table:table-cell>
          <table:table-cell table:style-name="ce7" table:formula="of:=IF(ISBLANK([.CS61]);&quot;&quot;;[.CS61]+MAX([.CS163];[.CT163]))">
            <text:p/>
          </table:table-cell>
          <table:table-cell table:style-name="ce7" table:formula="of:=IF(ISBLANK([.CT61]);&quot;&quot;;[.CT61]+MAX([.CT163];[.CU163]))">
            <text:p/>
          </table:table-cell>
          <table:table-cell table:style-name="ce7" table:formula="of:=IF(ISBLANK([.CU61]);&quot;&quot;;[.CU61]+MAX([.CU163];[.CV163]))">
            <text:p/>
          </table:table-cell>
          <table:table-cell table:formula="of:=IF(ISBLANK([.CV61]);&quot;&quot;;[.CV61]+MAX([.CV163];[.CW163]))">
            <text:p/>
          </table:table-cell>
        </table:table-row>
        <table:table-row table:style-name="ro1">
          <table:table-cell table:formula="of:=IF(ISBLANK([.A62]);&quot;&quot;;[.A62]+MAX([.A164];[.B164]))" office:value-type="float" office:value="2911" calcext:value-type="float">
            <text:p>2911</text:p>
          </table:table-cell>
          <table:table-cell table:style-name="ce7" table:formula="of:=IF(ISBLANK([.B62]);&quot;&quot;;[.B62]+MAX([.B164];[.C164]))" office:value-type="float" office:value="3006" calcext:value-type="float">
            <text:p>3006</text:p>
          </table:table-cell>
          <table:table-cell table:style-name="ce7" table:formula="of:=IF(ISBLANK([.C62]);&quot;&quot;;[.C62]+MAX([.C164];[.D164]))" office:value-type="float" office:value="2975" calcext:value-type="float">
            <text:p>2975</text:p>
          </table:table-cell>
          <table:table-cell table:style-name="ce7" table:formula="of:=IF(ISBLANK([.D62]);&quot;&quot;;[.D62]+MAX([.D164];[.E164]))" office:value-type="float" office:value="2907" calcext:value-type="float">
            <text:p>2907</text:p>
          </table:table-cell>
          <table:table-cell table:style-name="ce7" table:formula="of:=IF(ISBLANK([.E62]);&quot;&quot;;[.E62]+MAX([.E164];[.F164]))" office:value-type="float" office:value="2954" calcext:value-type="float">
            <text:p>2954</text:p>
          </table:table-cell>
          <table:table-cell table:style-name="ce7" table:formula="of:=IF(ISBLANK([.F62]);&quot;&quot;;[.F62]+MAX([.F164];[.G164]))" office:value-type="float" office:value="2973" calcext:value-type="float">
            <text:p>2973</text:p>
          </table:table-cell>
          <table:table-cell table:style-name="ce7" table:formula="of:=IF(ISBLANK([.G62]);&quot;&quot;;[.G62]+MAX([.G164];[.H164]))" office:value-type="float" office:value="3019" calcext:value-type="float">
            <text:p>3019</text:p>
          </table:table-cell>
          <table:table-cell table:style-name="ce7" table:formula="of:=IF(ISBLANK([.H62]);&quot;&quot;;[.H62]+MAX([.H164];[.I164]))" office:value-type="float" office:value="2965" calcext:value-type="float">
            <text:p>2965</text:p>
          </table:table-cell>
          <table:table-cell table:style-name="ce7" table:formula="of:=IF(ISBLANK([.I62]);&quot;&quot;;[.I62]+MAX([.I164];[.J164]))" office:value-type="float" office:value="2956" calcext:value-type="float">
            <text:p>2956</text:p>
          </table:table-cell>
          <table:table-cell table:style-name="ce7" table:formula="of:=IF(ISBLANK([.J62]);&quot;&quot;;[.J62]+MAX([.J164];[.K164]))" office:value-type="float" office:value="2949" calcext:value-type="float">
            <text:p>2949</text:p>
          </table:table-cell>
          <table:table-cell table:style-name="ce7" table:formula="of:=IF(ISBLANK([.K62]);&quot;&quot;;[.K62]+MAX([.K164];[.L164]))" office:value-type="float" office:value="2857" calcext:value-type="float">
            <text:p>2857</text:p>
          </table:table-cell>
          <table:table-cell table:style-name="ce7" table:formula="of:=IF(ISBLANK([.L62]);&quot;&quot;;[.L62]+MAX([.L164];[.M164]))" office:value-type="float" office:value="2839" calcext:value-type="float">
            <text:p>2839</text:p>
          </table:table-cell>
          <table:table-cell table:style-name="ce7" table:formula="of:=IF(ISBLANK([.M62]);&quot;&quot;;[.M62]+MAX([.M164];[.N164]))" office:value-type="float" office:value="2832" calcext:value-type="float">
            <text:p>2832</text:p>
          </table:table-cell>
          <table:table-cell table:style-name="ce7" table:formula="of:=IF(ISBLANK([.N62]);&quot;&quot;;[.N62]+MAX([.N164];[.O164]))" office:value-type="float" office:value="2862" calcext:value-type="float">
            <text:p>2862</text:p>
          </table:table-cell>
          <table:table-cell table:style-name="ce7" table:formula="of:=IF(ISBLANK([.O62]);&quot;&quot;;[.O62]+MAX([.O164];[.P164]))" office:value-type="float" office:value="2842" calcext:value-type="float">
            <text:p>2842</text:p>
          </table:table-cell>
          <table:table-cell table:style-name="ce7" table:formula="of:=IF(ISBLANK([.P62]);&quot;&quot;;[.P62]+MAX([.P164];[.Q164]))" office:value-type="float" office:value="2723" calcext:value-type="float">
            <text:p>2723</text:p>
          </table:table-cell>
          <table:table-cell table:style-name="ce7" table:formula="of:=IF(ISBLANK([.Q62]);&quot;&quot;;[.Q62]+MAX([.Q164];[.R164]))" office:value-type="float" office:value="2766" calcext:value-type="float">
            <text:p>2766</text:p>
          </table:table-cell>
          <table:table-cell table:style-name="ce7" table:formula="of:=IF(ISBLANK([.R62]);&quot;&quot;;[.R62]+MAX([.R164];[.S164]))" office:value-type="float" office:value="2785" calcext:value-type="float">
            <text:p>2785</text:p>
          </table:table-cell>
          <table:table-cell table:style-name="ce7" table:formula="of:=IF(ISBLANK([.S62]);&quot;&quot;;[.S62]+MAX([.S164];[.T164]))" office:value-type="float" office:value="2874" calcext:value-type="float">
            <text:p>2874</text:p>
          </table:table-cell>
          <table:table-cell table:style-name="ce7" table:formula="of:=IF(ISBLANK([.T62]);&quot;&quot;;[.T62]+MAX([.T164];[.U164]))" office:value-type="float" office:value="2870" calcext:value-type="float">
            <text:p>2870</text:p>
          </table:table-cell>
          <table:table-cell table:style-name="ce7" table:formula="of:=IF(ISBLANK([.U62]);&quot;&quot;;[.U62]+MAX([.U164];[.V164]))" office:value-type="float" office:value="2926" calcext:value-type="float">
            <text:p>2926</text:p>
          </table:table-cell>
          <table:table-cell table:style-name="ce7" table:formula="of:=IF(ISBLANK([.V62]);&quot;&quot;;[.V62]+MAX([.V164];[.W164]))" office:value-type="float" office:value="2952" calcext:value-type="float">
            <text:p>2952</text:p>
          </table:table-cell>
          <table:table-cell table:style-name="ce7" table:formula="of:=IF(ISBLANK([.W62]);&quot;&quot;;[.W62]+MAX([.W164];[.X164]))" office:value-type="float" office:value="2929" calcext:value-type="float">
            <text:p>2929</text:p>
          </table:table-cell>
          <table:table-cell table:style-name="ce7" table:formula="of:=IF(ISBLANK([.X62]);&quot;&quot;;[.X62]+MAX([.X164];[.Y164]))" office:value-type="float" office:value="2994" calcext:value-type="float">
            <text:p>2994</text:p>
          </table:table-cell>
          <table:table-cell table:style-name="ce7" table:formula="of:=IF(ISBLANK([.Y62]);&quot;&quot;;[.Y62]+MAX([.Y164];[.Z164]))" office:value-type="float" office:value="2889" calcext:value-type="float">
            <text:p>2889</text:p>
          </table:table-cell>
          <table:table-cell table:style-name="ce7" table:formula="of:=IF(ISBLANK([.Z62]);&quot;&quot;;[.Z62]+MAX([.Z164];[.AA164]))" office:value-type="float" office:value="2929" calcext:value-type="float">
            <text:p>2929</text:p>
          </table:table-cell>
          <table:table-cell table:style-name="ce7" table:formula="of:=IF(ISBLANK([.AA62]);&quot;&quot;;[.AA62]+MAX([.AA164];[.AB164]))" office:value-type="float" office:value="2897" calcext:value-type="float">
            <text:p>2897</text:p>
          </table:table-cell>
          <table:table-cell table:style-name="ce7" table:formula="of:=IF(ISBLANK([.AB62]);&quot;&quot;;[.AB62]+MAX([.AB164];[.AC164]))" office:value-type="float" office:value="2863" calcext:value-type="float">
            <text:p>2863</text:p>
          </table:table-cell>
          <table:table-cell table:style-name="ce7" table:formula="of:=IF(ISBLANK([.AC62]);&quot;&quot;;[.AC62]+MAX([.AC164];[.AD164]))" office:value-type="float" office:value="2918" calcext:value-type="float">
            <text:p>2918</text:p>
          </table:table-cell>
          <table:table-cell table:style-name="ce7" table:formula="of:=IF(ISBLANK([.AD62]);&quot;&quot;;[.AD62]+MAX([.AD164];[.AE164]))" office:value-type="float" office:value="2921" calcext:value-type="float">
            <text:p>2921</text:p>
          </table:table-cell>
          <table:table-cell table:style-name="ce7" table:formula="of:=IF(ISBLANK([.AE62]);&quot;&quot;;[.AE62]+MAX([.AE164];[.AF164]))" office:value-type="float" office:value="2846" calcext:value-type="float">
            <text:p>2846</text:p>
          </table:table-cell>
          <table:table-cell table:style-name="ce7" table:formula="of:=IF(ISBLANK([.AF62]);&quot;&quot;;[.AF62]+MAX([.AF164];[.AG164]))" office:value-type="float" office:value="2865" calcext:value-type="float">
            <text:p>2865</text:p>
          </table:table-cell>
          <table:table-cell table:style-name="ce7" table:formula="of:=IF(ISBLANK([.AG62]);&quot;&quot;;[.AG62]+MAX([.AG164];[.AH164]))" office:value-type="float" office:value="2808" calcext:value-type="float">
            <text:p>2808</text:p>
          </table:table-cell>
          <table:table-cell table:style-name="ce7" table:formula="of:=IF(ISBLANK([.AH62]);&quot;&quot;;[.AH62]+MAX([.AH164];[.AI164]))" office:value-type="float" office:value="2846" calcext:value-type="float">
            <text:p>2846</text:p>
          </table:table-cell>
          <table:table-cell table:style-name="ce7" table:formula="of:=IF(ISBLANK([.AI62]);&quot;&quot;;[.AI62]+MAX([.AI164];[.AJ164]))" office:value-type="float" office:value="2982" calcext:value-type="float">
            <text:p>2982</text:p>
          </table:table-cell>
          <table:table-cell table:style-name="ce7" table:formula="of:=IF(ISBLANK([.AJ62]);&quot;&quot;;[.AJ62]+MAX([.AJ164];[.AK164]))" office:value-type="float" office:value="2988" calcext:value-type="float">
            <text:p>2988</text:p>
          </table:table-cell>
          <table:table-cell table:style-name="ce7" table:formula="of:=IF(ISBLANK([.AK62]);&quot;&quot;;[.AK62]+MAX([.AK164];[.AL164]))" office:value-type="float" office:value="3038" calcext:value-type="float">
            <text:p>3038</text:p>
          </table:table-cell>
          <table:table-cell table:style-name="ce7" table:formula="of:=IF(ISBLANK([.AL62]);&quot;&quot;;[.AL62]+MAX([.AL164];[.AM164]))" office:value-type="float" office:value="2970" calcext:value-type="float">
            <text:p>2970</text:p>
          </table:table-cell>
          <table:table-cell table:style-name="ce7" table:formula="of:=IF(ISBLANK([.AM62]);&quot;&quot;;[.AM62]+MAX([.AM164];[.AN164]))" office:value-type="float" office:value="2949" calcext:value-type="float">
            <text:p>2949</text:p>
          </table:table-cell>
          <table:table-cell table:style-name="ce7" table:formula="of:=IF(ISBLANK([.AN62]);&quot;&quot;;[.AN62]+MAX([.AN164];[.AO164]))" office:value-type="float" office:value="2927" calcext:value-type="float">
            <text:p>2927</text:p>
          </table:table-cell>
          <table:table-cell table:style-name="ce7" table:formula="of:=IF(ISBLANK([.AO62]);&quot;&quot;;[.AO62]+MAX([.AO164];[.AP164]))" office:value-type="float" office:value="2815" calcext:value-type="float">
            <text:p>2815</text:p>
          </table:table-cell>
          <table:table-cell table:style-name="ce7" table:formula="of:=IF(ISBLANK([.AP62]);&quot;&quot;;[.AP62]+MAX([.AP164];[.AQ164]))" office:value-type="float" office:value="2909" calcext:value-type="float">
            <text:p>2909</text:p>
          </table:table-cell>
          <table:table-cell table:style-name="ce7" table:formula="of:=IF(ISBLANK([.AQ62]);&quot;&quot;;[.AQ62]+MAX([.AQ164];[.AR164]))" office:value-type="float" office:value="2913" calcext:value-type="float">
            <text:p>2913</text:p>
          </table:table-cell>
          <table:table-cell table:style-name="ce7" table:formula="of:=IF(ISBLANK([.AR62]);&quot;&quot;;[.AR62]+MAX([.AR164];[.AS164]))" office:value-type="float" office:value="2886" calcext:value-type="float">
            <text:p>2886</text:p>
          </table:table-cell>
          <table:table-cell table:style-name="ce7" table:formula="of:=IF(ISBLANK([.AS62]);&quot;&quot;;[.AS62]+MAX([.AS164];[.AT164]))" office:value-type="float" office:value="2882" calcext:value-type="float">
            <text:p>2882</text:p>
          </table:table-cell>
          <table:table-cell table:style-name="ce7" table:formula="of:=IF(ISBLANK([.AT62]);&quot;&quot;;[.AT62]+MAX([.AT164];[.AU164]))" office:value-type="float" office:value="2904" calcext:value-type="float">
            <text:p>2904</text:p>
          </table:table-cell>
          <table:table-cell table:style-name="ce7" table:formula="of:=IF(ISBLANK([.AU62]);&quot;&quot;;[.AU62]+MAX([.AU164];[.AV164]))" office:value-type="float" office:value="2879" calcext:value-type="float">
            <text:p>2879</text:p>
          </table:table-cell>
          <table:table-cell table:style-name="ce7" table:formula="of:=IF(ISBLANK([.AV62]);&quot;&quot;;[.AV62]+MAX([.AV164];[.AW164]))" office:value-type="float" office:value="2851" calcext:value-type="float">
            <text:p>2851</text:p>
          </table:table-cell>
          <table:table-cell table:style-name="ce7" table:formula="of:=IF(ISBLANK([.AW62]);&quot;&quot;;[.AW62]+MAX([.AW164];[.AX164]))" office:value-type="float" office:value="2931" calcext:value-type="float">
            <text:p>2931</text:p>
          </table:table-cell>
          <table:table-cell table:style-name="ce7" table:formula="of:=IF(ISBLANK([.AX62]);&quot;&quot;;[.AX62]+MAX([.AX164];[.AY164]))" office:value-type="float" office:value="2945" calcext:value-type="float">
            <text:p>2945</text:p>
          </table:table-cell>
          <table:table-cell table:style-name="ce7" table:formula="of:=IF(ISBLANK([.AY62]);&quot;&quot;;[.AY62]+MAX([.AY164];[.AZ164]))" office:value-type="float" office:value="2855" calcext:value-type="float">
            <text:p>2855</text:p>
          </table:table-cell>
          <table:table-cell table:style-name="ce7" table:formula="of:=IF(ISBLANK([.AZ62]);&quot;&quot;;[.AZ62]+MAX([.AZ164];[.BA164]))" office:value-type="float" office:value="2777" calcext:value-type="float">
            <text:p>2777</text:p>
          </table:table-cell>
          <table:table-cell table:style-name="ce7" table:formula="of:=IF(ISBLANK([.BA62]);&quot;&quot;;[.BA62]+MAX([.BA164];[.BB164]))" office:value-type="float" office:value="2752" calcext:value-type="float">
            <text:p>2752</text:p>
          </table:table-cell>
          <table:table-cell table:style-name="ce7" table:formula="of:=IF(ISBLANK([.BB62]);&quot;&quot;;[.BB62]+MAX([.BB164];[.BC164]))" office:value-type="float" office:value="2785" calcext:value-type="float">
            <text:p>2785</text:p>
          </table:table-cell>
          <table:table-cell table:style-name="ce7" table:formula="of:=IF(ISBLANK([.BC62]);&quot;&quot;;[.BC62]+MAX([.BC164];[.BD164]))" office:value-type="float" office:value="2831" calcext:value-type="float">
            <text:p>2831</text:p>
          </table:table-cell>
          <table:table-cell table:style-name="ce7" table:formula="of:=IF(ISBLANK([.BD62]);&quot;&quot;;[.BD62]+MAX([.BD164];[.BE164]))" office:value-type="float" office:value="2852" calcext:value-type="float">
            <text:p>2852</text:p>
          </table:table-cell>
          <table:table-cell table:style-name="ce7" table:formula="of:=IF(ISBLANK([.BE62]);&quot;&quot;;[.BE62]+MAX([.BE164];[.BF164]))" office:value-type="float" office:value="2863" calcext:value-type="float">
            <text:p>2863</text:p>
          </table:table-cell>
          <table:table-cell table:style-name="ce7" table:formula="of:=IF(ISBLANK([.BF62]);&quot;&quot;;[.BF62]+MAX([.BF164];[.BG164]))" office:value-type="float" office:value="2868" calcext:value-type="float">
            <text:p>2868</text:p>
          </table:table-cell>
          <table:table-cell table:style-name="ce7" table:formula="of:=IF(ISBLANK([.BG62]);&quot;&quot;;[.BG62]+MAX([.BG164];[.BH164]))" office:value-type="float" office:value="2915" calcext:value-type="float">
            <text:p>2915</text:p>
          </table:table-cell>
          <table:table-cell table:style-name="ce7" table:formula="of:=IF(ISBLANK([.BH62]);&quot;&quot;;[.BH62]+MAX([.BH164];[.BI164]))" office:value-type="float" office:value="2888" calcext:value-type="float">
            <text:p>2888</text:p>
          </table:table-cell>
          <table:table-cell table:style-name="ce7" table:formula="of:=IF(ISBLANK([.BI62]);&quot;&quot;;[.BI62]+MAX([.BI164];[.BJ164]))" office:value-type="float" office:value="2849" calcext:value-type="float">
            <text:p>2849</text:p>
          </table:table-cell>
          <table:table-cell table:style-name="ce7" table:formula="of:=IF(ISBLANK([.BJ62]);&quot;&quot;;[.BJ62]+MAX([.BJ164];[.BK164]))">
            <text:p/>
          </table:table-cell>
          <table:table-cell table:style-name="ce7" table:formula="of:=IF(ISBLANK([.BK62]);&quot;&quot;;[.BK62]+MAX([.BK164];[.BL164]))">
            <text:p/>
          </table:table-cell>
          <table:table-cell table:style-name="ce7" table:formula="of:=IF(ISBLANK([.BL62]);&quot;&quot;;[.BL62]+MAX([.BL164];[.BM164]))">
            <text:p/>
          </table:table-cell>
          <table:table-cell table:style-name="ce7" table:formula="of:=IF(ISBLANK([.BM62]);&quot;&quot;;[.BM62]+MAX([.BM164];[.BN164]))">
            <text:p/>
          </table:table-cell>
          <table:table-cell table:style-name="ce7" table:formula="of:=IF(ISBLANK([.BN62]);&quot;&quot;;[.BN62]+MAX([.BN164];[.BO164]))">
            <text:p/>
          </table:table-cell>
          <table:table-cell table:style-name="ce7" table:formula="of:=IF(ISBLANK([.BO62]);&quot;&quot;;[.BO62]+MAX([.BO164];[.BP164]))">
            <text:p/>
          </table:table-cell>
          <table:table-cell table:style-name="ce7" table:formula="of:=IF(ISBLANK([.BP62]);&quot;&quot;;[.BP62]+MAX([.BP164];[.BQ164]))">
            <text:p/>
          </table:table-cell>
          <table:table-cell table:style-name="ce7" table:formula="of:=IF(ISBLANK([.BQ62]);&quot;&quot;;[.BQ62]+MAX([.BQ164];[.BR164]))">
            <text:p/>
          </table:table-cell>
          <table:table-cell table:style-name="ce7" table:formula="of:=IF(ISBLANK([.BR62]);&quot;&quot;;[.BR62]+MAX([.BR164];[.BS164]))">
            <text:p/>
          </table:table-cell>
          <table:table-cell table:style-name="ce7" table:formula="of:=IF(ISBLANK([.BS62]);&quot;&quot;;[.BS62]+MAX([.BS164];[.BT164]))">
            <text:p/>
          </table:table-cell>
          <table:table-cell table:style-name="ce7" table:formula="of:=IF(ISBLANK([.BT62]);&quot;&quot;;[.BT62]+MAX([.BT164];[.BU164]))">
            <text:p/>
          </table:table-cell>
          <table:table-cell table:style-name="ce7" table:formula="of:=IF(ISBLANK([.BU62]);&quot;&quot;;[.BU62]+MAX([.BU164];[.BV164]))">
            <text:p/>
          </table:table-cell>
          <table:table-cell table:style-name="ce7" table:formula="of:=IF(ISBLANK([.BV62]);&quot;&quot;;[.BV62]+MAX([.BV164];[.BW164]))">
            <text:p/>
          </table:table-cell>
          <table:table-cell table:style-name="ce7" table:formula="of:=IF(ISBLANK([.BW62]);&quot;&quot;;[.BW62]+MAX([.BW164];[.BX164]))">
            <text:p/>
          </table:table-cell>
          <table:table-cell table:style-name="ce7" table:formula="of:=IF(ISBLANK([.BX62]);&quot;&quot;;[.BX62]+MAX([.BX164];[.BY164]))">
            <text:p/>
          </table:table-cell>
          <table:table-cell table:style-name="ce7" table:formula="of:=IF(ISBLANK([.BY62]);&quot;&quot;;[.BY62]+MAX([.BY164];[.BZ164]))">
            <text:p/>
          </table:table-cell>
          <table:table-cell table:style-name="ce7" table:formula="of:=IF(ISBLANK([.BZ62]);&quot;&quot;;[.BZ62]+MAX([.BZ164];[.CA164]))">
            <text:p/>
          </table:table-cell>
          <table:table-cell table:style-name="ce7" table:formula="of:=IF(ISBLANK([.CA62]);&quot;&quot;;[.CA62]+MAX([.CA164];[.CB164]))">
            <text:p/>
          </table:table-cell>
          <table:table-cell table:style-name="ce7" table:formula="of:=IF(ISBLANK([.CB62]);&quot;&quot;;[.CB62]+MAX([.CB164];[.CC164]))">
            <text:p/>
          </table:table-cell>
          <table:table-cell table:style-name="ce7" table:formula="of:=IF(ISBLANK([.CC62]);&quot;&quot;;[.CC62]+MAX([.CC164];[.CD164]))">
            <text:p/>
          </table:table-cell>
          <table:table-cell table:style-name="ce7" table:formula="of:=IF(ISBLANK([.CD62]);&quot;&quot;;[.CD62]+MAX([.CD164];[.CE164]))">
            <text:p/>
          </table:table-cell>
          <table:table-cell table:style-name="ce7" table:formula="of:=IF(ISBLANK([.CE62]);&quot;&quot;;[.CE62]+MAX([.CE164];[.CF164]))">
            <text:p/>
          </table:table-cell>
          <table:table-cell table:style-name="ce7" table:formula="of:=IF(ISBLANK([.CF62]);&quot;&quot;;[.CF62]+MAX([.CF164];[.CG164]))">
            <text:p/>
          </table:table-cell>
          <table:table-cell table:style-name="ce7" table:formula="of:=IF(ISBLANK([.CG62]);&quot;&quot;;[.CG62]+MAX([.CG164];[.CH164]))">
            <text:p/>
          </table:table-cell>
          <table:table-cell table:style-name="ce7" table:formula="of:=IF(ISBLANK([.CH62]);&quot;&quot;;[.CH62]+MAX([.CH164];[.CI164]))">
            <text:p/>
          </table:table-cell>
          <table:table-cell table:style-name="ce7" table:formula="of:=IF(ISBLANK([.CI62]);&quot;&quot;;[.CI62]+MAX([.CI164];[.CJ164]))">
            <text:p/>
          </table:table-cell>
          <table:table-cell table:style-name="ce7" table:formula="of:=IF(ISBLANK([.CJ62]);&quot;&quot;;[.CJ62]+MAX([.CJ164];[.CK164]))">
            <text:p/>
          </table:table-cell>
          <table:table-cell table:style-name="ce7" table:formula="of:=IF(ISBLANK([.CK62]);&quot;&quot;;[.CK62]+MAX([.CK164];[.CL164]))">
            <text:p/>
          </table:table-cell>
          <table:table-cell table:style-name="ce7" table:formula="of:=IF(ISBLANK([.CL62]);&quot;&quot;;[.CL62]+MAX([.CL164];[.CM164]))">
            <text:p/>
          </table:table-cell>
          <table:table-cell table:style-name="ce7" table:formula="of:=IF(ISBLANK([.CM62]);&quot;&quot;;[.CM62]+MAX([.CM164];[.CN164]))">
            <text:p/>
          </table:table-cell>
          <table:table-cell table:style-name="ce7" table:formula="of:=IF(ISBLANK([.CN62]);&quot;&quot;;[.CN62]+MAX([.CN164];[.CO164]))">
            <text:p/>
          </table:table-cell>
          <table:table-cell table:style-name="ce7" table:formula="of:=IF(ISBLANK([.CO62]);&quot;&quot;;[.CO62]+MAX([.CO164];[.CP164]))">
            <text:p/>
          </table:table-cell>
          <table:table-cell table:style-name="ce7" table:formula="of:=IF(ISBLANK([.CP62]);&quot;&quot;;[.CP62]+MAX([.CP164];[.CQ164]))">
            <text:p/>
          </table:table-cell>
          <table:table-cell table:style-name="ce7" table:formula="of:=IF(ISBLANK([.CQ62]);&quot;&quot;;[.CQ62]+MAX([.CQ164];[.CR164]))">
            <text:p/>
          </table:table-cell>
          <table:table-cell table:style-name="ce7" table:formula="of:=IF(ISBLANK([.CR62]);&quot;&quot;;[.CR62]+MAX([.CR164];[.CS164]))">
            <text:p/>
          </table:table-cell>
          <table:table-cell table:style-name="ce7" table:formula="of:=IF(ISBLANK([.CS62]);&quot;&quot;;[.CS62]+MAX([.CS164];[.CT164]))">
            <text:p/>
          </table:table-cell>
          <table:table-cell table:style-name="ce7" table:formula="of:=IF(ISBLANK([.CT62]);&quot;&quot;;[.CT62]+MAX([.CT164];[.CU164]))">
            <text:p/>
          </table:table-cell>
          <table:table-cell table:style-name="ce7" table:formula="of:=IF(ISBLANK([.CU62]);&quot;&quot;;[.CU62]+MAX([.CU164];[.CV164]))">
            <text:p/>
          </table:table-cell>
          <table:table-cell table:formula="of:=IF(ISBLANK([.CV62]);&quot;&quot;;[.CV62]+MAX([.CV164];[.CW164]))">
            <text:p/>
          </table:table-cell>
        </table:table-row>
        <table:table-row table:style-name="ro1">
          <table:table-cell table:formula="of:=IF(ISBLANK([.A63]);&quot;&quot;;[.A63]+MAX([.A165];[.B165]))" office:value-type="float" office:value="2740" calcext:value-type="float">
            <text:p>2740</text:p>
          </table:table-cell>
          <table:table-cell table:style-name="ce7" table:formula="of:=IF(ISBLANK([.B63]);&quot;&quot;;[.B63]+MAX([.B165];[.C165]))" office:value-type="float" office:value="2854" calcext:value-type="float">
            <text:p>2854</text:p>
          </table:table-cell>
          <table:table-cell table:style-name="ce7" table:formula="of:=IF(ISBLANK([.C63]);&quot;&quot;;[.C63]+MAX([.C165];[.D165]))" office:value-type="float" office:value="2911" calcext:value-type="float">
            <text:p>2911</text:p>
          </table:table-cell>
          <table:table-cell table:style-name="ce7" table:formula="of:=IF(ISBLANK([.D63]);&quot;&quot;;[.D63]+MAX([.D165];[.E165]))" office:value-type="float" office:value="2889" calcext:value-type="float">
            <text:p>2889</text:p>
          </table:table-cell>
          <table:table-cell table:style-name="ce7" table:formula="of:=IF(ISBLANK([.E63]);&quot;&quot;;[.E63]+MAX([.E165];[.F165]))" office:value-type="float" office:value="2901" calcext:value-type="float">
            <text:p>2901</text:p>
          </table:table-cell>
          <table:table-cell table:style-name="ce7" table:formula="of:=IF(ISBLANK([.F63]);&quot;&quot;;[.F63]+MAX([.F165];[.G165]))" office:value-type="float" office:value="2900" calcext:value-type="float">
            <text:p>2900</text:p>
          </table:table-cell>
          <table:table-cell table:style-name="ce7" table:formula="of:=IF(ISBLANK([.G63]);&quot;&quot;;[.G63]+MAX([.G165];[.H165]))" office:value-type="float" office:value="2937" calcext:value-type="float">
            <text:p>2937</text:p>
          </table:table-cell>
          <table:table-cell table:style-name="ce7" table:formula="of:=IF(ISBLANK([.H63]);&quot;&quot;;[.H63]+MAX([.H165];[.I165]))" office:value-type="float" office:value="2843" calcext:value-type="float">
            <text:p>2843</text:p>
          </table:table-cell>
          <table:table-cell table:style-name="ce7" table:formula="of:=IF(ISBLANK([.I63]);&quot;&quot;;[.I63]+MAX([.I165];[.J165]))" office:value-type="float" office:value="2914" calcext:value-type="float">
            <text:p>2914</text:p>
          </table:table-cell>
          <table:table-cell table:style-name="ce7" table:formula="of:=IF(ISBLANK([.J63]);&quot;&quot;;[.J63]+MAX([.J165];[.K165]))" office:value-type="float" office:value="2916" calcext:value-type="float">
            <text:p>2916</text:p>
          </table:table-cell>
          <table:table-cell table:style-name="ce7" table:formula="of:=IF(ISBLANK([.K63]);&quot;&quot;;[.K63]+MAX([.K165];[.L165]))" office:value-type="float" office:value="2810" calcext:value-type="float">
            <text:p>2810</text:p>
          </table:table-cell>
          <table:table-cell table:style-name="ce7" table:formula="of:=IF(ISBLANK([.L63]);&quot;&quot;;[.L63]+MAX([.L165];[.M165]))" office:value-type="float" office:value="2790" calcext:value-type="float">
            <text:p>2790</text:p>
          </table:table-cell>
          <table:table-cell table:style-name="ce7" table:formula="of:=IF(ISBLANK([.M63]);&quot;&quot;;[.M63]+MAX([.M165];[.N165]))" office:value-type="float" office:value="2825" calcext:value-type="float">
            <text:p>2825</text:p>
          </table:table-cell>
          <table:table-cell table:style-name="ce7" table:formula="of:=IF(ISBLANK([.N63]);&quot;&quot;;[.N63]+MAX([.N165];[.O165]))" office:value-type="float" office:value="2759" calcext:value-type="float">
            <text:p>2759</text:p>
          </table:table-cell>
          <table:table-cell table:style-name="ce7" table:formula="of:=IF(ISBLANK([.O63]);&quot;&quot;;[.O63]+MAX([.O165];[.P165]))" office:value-type="float" office:value="2764" calcext:value-type="float">
            <text:p>2764</text:p>
          </table:table-cell>
          <table:table-cell table:style-name="ce7" table:formula="of:=IF(ISBLANK([.P63]);&quot;&quot;;[.P63]+MAX([.P165];[.Q165]))" office:value-type="float" office:value="2658" calcext:value-type="float">
            <text:p>2658</text:p>
          </table:table-cell>
          <table:table-cell table:style-name="ce7" table:formula="of:=IF(ISBLANK([.Q63]);&quot;&quot;;[.Q63]+MAX([.Q165];[.R165]))" office:value-type="float" office:value="2653" calcext:value-type="float">
            <text:p>2653</text:p>
          </table:table-cell>
          <table:table-cell table:style-name="ce7" table:formula="of:=IF(ISBLANK([.R63]);&quot;&quot;;[.R63]+MAX([.R165];[.S165]))" office:value-type="float" office:value="2727" calcext:value-type="float">
            <text:p>2727</text:p>
          </table:table-cell>
          <table:table-cell table:style-name="ce7" table:formula="of:=IF(ISBLANK([.S63]);&quot;&quot;;[.S63]+MAX([.S165];[.T165]))" office:value-type="float" office:value="2717" calcext:value-type="float">
            <text:p>2717</text:p>
          </table:table-cell>
          <table:table-cell table:style-name="ce7" table:formula="of:=IF(ISBLANK([.T63]);&quot;&quot;;[.T63]+MAX([.T165];[.U165]))" office:value-type="float" office:value="2821" calcext:value-type="float">
            <text:p>2821</text:p>
          </table:table-cell>
          <table:table-cell table:style-name="ce7" table:formula="of:=IF(ISBLANK([.U63]);&quot;&quot;;[.U63]+MAX([.U165];[.V165]))" office:value-type="float" office:value="2864" calcext:value-type="float">
            <text:p>2864</text:p>
          </table:table-cell>
          <table:table-cell table:style-name="ce7" table:formula="of:=IF(ISBLANK([.V63]);&quot;&quot;;[.V63]+MAX([.V165];[.W165]))" office:value-type="float" office:value="2876" calcext:value-type="float">
            <text:p>2876</text:p>
          </table:table-cell>
          <table:table-cell table:style-name="ce7" table:formula="of:=IF(ISBLANK([.W63]);&quot;&quot;;[.W63]+MAX([.W165];[.X165]))" office:value-type="float" office:value="2899" calcext:value-type="float">
            <text:p>2899</text:p>
          </table:table-cell>
          <table:table-cell table:style-name="ce7" table:formula="of:=IF(ISBLANK([.X63]);&quot;&quot;;[.X63]+MAX([.X165];[.Y165]))" office:value-type="float" office:value="2925" calcext:value-type="float">
            <text:p>2925</text:p>
          </table:table-cell>
          <table:table-cell table:style-name="ce7" table:formula="of:=IF(ISBLANK([.Y63]);&quot;&quot;;[.Y63]+MAX([.Y165];[.Z165]))" office:value-type="float" office:value="2849" calcext:value-type="float">
            <text:p>2849</text:p>
          </table:table-cell>
          <table:table-cell table:style-name="ce7" table:formula="of:=IF(ISBLANK([.Z63]);&quot;&quot;;[.Z63]+MAX([.Z165];[.AA165]))" office:value-type="float" office:value="2844" calcext:value-type="float">
            <text:p>2844</text:p>
          </table:table-cell>
          <table:table-cell table:style-name="ce7" table:formula="of:=IF(ISBLANK([.AA63]);&quot;&quot;;[.AA63]+MAX([.AA165];[.AB165]))" office:value-type="float" office:value="2861" calcext:value-type="float">
            <text:p>2861</text:p>
          </table:table-cell>
          <table:table-cell table:style-name="ce7" table:formula="of:=IF(ISBLANK([.AB63]);&quot;&quot;;[.AB63]+MAX([.AB165];[.AC165]))" office:value-type="float" office:value="2690" calcext:value-type="float">
            <text:p>2690</text:p>
          </table:table-cell>
          <table:table-cell table:style-name="ce7" table:formula="of:=IF(ISBLANK([.AC63]);&quot;&quot;;[.AC63]+MAX([.AC165];[.AD165]))" office:value-type="float" office:value="2794" calcext:value-type="float">
            <text:p>2794</text:p>
          </table:table-cell>
          <table:table-cell table:style-name="ce7" table:formula="of:=IF(ISBLANK([.AD63]);&quot;&quot;;[.AD63]+MAX([.AD165];[.AE165]))" office:value-type="float" office:value="2843" calcext:value-type="float">
            <text:p>2843</text:p>
          </table:table-cell>
          <table:table-cell table:style-name="ce7" table:formula="of:=IF(ISBLANK([.AE63]);&quot;&quot;;[.AE63]+MAX([.AE165];[.AF165]))" office:value-type="float" office:value="2741" calcext:value-type="float">
            <text:p>2741</text:p>
          </table:table-cell>
          <table:table-cell table:style-name="ce7" table:formula="of:=IF(ISBLANK([.AF63]);&quot;&quot;;[.AF63]+MAX([.AF165];[.AG165]))" office:value-type="float" office:value="2771" calcext:value-type="float">
            <text:p>2771</text:p>
          </table:table-cell>
          <table:table-cell table:style-name="ce7" table:formula="of:=IF(ISBLANK([.AG63]);&quot;&quot;;[.AG63]+MAX([.AG165];[.AH165]))" office:value-type="float" office:value="2805" calcext:value-type="float">
            <text:p>2805</text:p>
          </table:table-cell>
          <table:table-cell table:style-name="ce7" table:formula="of:=IF(ISBLANK([.AH63]);&quot;&quot;;[.AH63]+MAX([.AH165];[.AI165]))" office:value-type="float" office:value="2711" calcext:value-type="float">
            <text:p>2711</text:p>
          </table:table-cell>
          <table:table-cell table:style-name="ce7" table:formula="of:=IF(ISBLANK([.AI63]);&quot;&quot;;[.AI63]+MAX([.AI165];[.AJ165]))" office:value-type="float" office:value="2814" calcext:value-type="float">
            <text:p>2814</text:p>
          </table:table-cell>
          <table:table-cell table:style-name="ce7" table:formula="of:=IF(ISBLANK([.AJ63]);&quot;&quot;;[.AJ63]+MAX([.AJ165];[.AK165]))" office:value-type="float" office:value="2943" calcext:value-type="float">
            <text:p>2943</text:p>
          </table:table-cell>
          <table:table-cell table:style-name="ce7" table:formula="of:=IF(ISBLANK([.AK63]);&quot;&quot;;[.AK63]+MAX([.AK165];[.AL165]))" office:value-type="float" office:value="2964" calcext:value-type="float">
            <text:p>2964</text:p>
          </table:table-cell>
          <table:table-cell table:style-name="ce7" table:formula="of:=IF(ISBLANK([.AL63]);&quot;&quot;;[.AL63]+MAX([.AL165];[.AM165]))" office:value-type="float" office:value="2890" calcext:value-type="float">
            <text:p>2890</text:p>
          </table:table-cell>
          <table:table-cell table:style-name="ce7" table:formula="of:=IF(ISBLANK([.AM63]);&quot;&quot;;[.AM63]+MAX([.AM165];[.AN165]))" office:value-type="float" office:value="2923" calcext:value-type="float">
            <text:p>2923</text:p>
          </table:table-cell>
          <table:table-cell table:style-name="ce7" table:formula="of:=IF(ISBLANK([.AN63]);&quot;&quot;;[.AN63]+MAX([.AN165];[.AO165]))" office:value-type="float" office:value="2837" calcext:value-type="float">
            <text:p>2837</text:p>
          </table:table-cell>
          <table:table-cell table:style-name="ce7" table:formula="of:=IF(ISBLANK([.AO63]);&quot;&quot;;[.AO63]+MAX([.AO165];[.AP165]))" office:value-type="float" office:value="2794" calcext:value-type="float">
            <text:p>2794</text:p>
          </table:table-cell>
          <table:table-cell table:style-name="ce7" table:formula="of:=IF(ISBLANK([.AP63]);&quot;&quot;;[.AP63]+MAX([.AP165];[.AQ165]))" office:value-type="float" office:value="2802" calcext:value-type="float">
            <text:p>2802</text:p>
          </table:table-cell>
          <table:table-cell table:style-name="ce7" table:formula="of:=IF(ISBLANK([.AQ63]);&quot;&quot;;[.AQ63]+MAX([.AQ165];[.AR165]))" office:value-type="float" office:value="2869" calcext:value-type="float">
            <text:p>2869</text:p>
          </table:table-cell>
          <table:table-cell table:style-name="ce7" table:formula="of:=IF(ISBLANK([.AR63]);&quot;&quot;;[.AR63]+MAX([.AR165];[.AS165]))" office:value-type="float" office:value="2815" calcext:value-type="float">
            <text:p>2815</text:p>
          </table:table-cell>
          <table:table-cell table:style-name="ce7" table:formula="of:=IF(ISBLANK([.AS63]);&quot;&quot;;[.AS63]+MAX([.AS165];[.AT165]))" office:value-type="float" office:value="2790" calcext:value-type="float">
            <text:p>2790</text:p>
          </table:table-cell>
          <table:table-cell table:style-name="ce7" table:formula="of:=IF(ISBLANK([.AT63]);&quot;&quot;;[.AT63]+MAX([.AT165];[.AU165]))" office:value-type="float" office:value="2792" calcext:value-type="float">
            <text:p>2792</text:p>
          </table:table-cell>
          <table:table-cell table:style-name="ce7" table:formula="of:=IF(ISBLANK([.AU63]);&quot;&quot;;[.AU63]+MAX([.AU165];[.AV165]))" office:value-type="float" office:value="2828" calcext:value-type="float">
            <text:p>2828</text:p>
          </table:table-cell>
          <table:table-cell table:style-name="ce7" table:formula="of:=IF(ISBLANK([.AV63]);&quot;&quot;;[.AV63]+MAX([.AV165];[.AW165]))" office:value-type="float" office:value="2827" calcext:value-type="float">
            <text:p>2827</text:p>
          </table:table-cell>
          <table:table-cell table:style-name="ce7" table:formula="of:=IF(ISBLANK([.AW63]);&quot;&quot;;[.AW63]+MAX([.AW165];[.AX165]))" office:value-type="float" office:value="2801" calcext:value-type="float">
            <text:p>2801</text:p>
          </table:table-cell>
          <table:table-cell table:style-name="ce7" table:formula="of:=IF(ISBLANK([.AX63]);&quot;&quot;;[.AX63]+MAX([.AX165];[.AY165]))" office:value-type="float" office:value="2895" calcext:value-type="float">
            <text:p>2895</text:p>
          </table:table-cell>
          <table:table-cell table:style-name="ce7" table:formula="of:=IF(ISBLANK([.AY63]);&quot;&quot;;[.AY63]+MAX([.AY165];[.AZ165]))" office:value-type="float" office:value="2830" calcext:value-type="float">
            <text:p>2830</text:p>
          </table:table-cell>
          <table:table-cell table:style-name="ce7" table:formula="of:=IF(ISBLANK([.AZ63]);&quot;&quot;;[.AZ63]+MAX([.AZ165];[.BA165]))" office:value-type="float" office:value="2732" calcext:value-type="float">
            <text:p>2732</text:p>
          </table:table-cell>
          <table:table-cell table:style-name="ce7" table:formula="of:=IF(ISBLANK([.BA63]);&quot;&quot;;[.BA63]+MAX([.BA165];[.BB165]))" office:value-type="float" office:value="2682" calcext:value-type="float">
            <text:p>2682</text:p>
          </table:table-cell>
          <table:table-cell table:style-name="ce7" table:formula="of:=IF(ISBLANK([.BB63]);&quot;&quot;;[.BB63]+MAX([.BB165];[.BC165]))" office:value-type="float" office:value="2670" calcext:value-type="float">
            <text:p>2670</text:p>
          </table:table-cell>
          <table:table-cell table:style-name="ce7" table:formula="of:=IF(ISBLANK([.BC63]);&quot;&quot;;[.BC63]+MAX([.BC165];[.BD165]))" office:value-type="float" office:value="2705" calcext:value-type="float">
            <text:p>2705</text:p>
          </table:table-cell>
          <table:table-cell table:style-name="ce7" table:formula="of:=IF(ISBLANK([.BD63]);&quot;&quot;;[.BD63]+MAX([.BD165];[.BE165]))" office:value-type="float" office:value="2770" calcext:value-type="float">
            <text:p>2770</text:p>
          </table:table-cell>
          <table:table-cell table:style-name="ce7" table:formula="of:=IF(ISBLANK([.BE63]);&quot;&quot;;[.BE63]+MAX([.BE165];[.BF165]))" office:value-type="float" office:value="2772" calcext:value-type="float">
            <text:p>2772</text:p>
          </table:table-cell>
          <table:table-cell table:style-name="ce7" table:formula="of:=IF(ISBLANK([.BF63]);&quot;&quot;;[.BF63]+MAX([.BF165];[.BG165]))" office:value-type="float" office:value="2802" calcext:value-type="float">
            <text:p>2802</text:p>
          </table:table-cell>
          <table:table-cell table:style-name="ce7" table:formula="of:=IF(ISBLANK([.BG63]);&quot;&quot;;[.BG63]+MAX([.BG165];[.BH165]))" office:value-type="float" office:value="2825" calcext:value-type="float">
            <text:p>2825</text:p>
          </table:table-cell>
          <table:table-cell table:style-name="ce7" table:formula="of:=IF(ISBLANK([.BH63]);&quot;&quot;;[.BH63]+MAX([.BH165];[.BI165]))" office:value-type="float" office:value="2824" calcext:value-type="float">
            <text:p>2824</text:p>
          </table:table-cell>
          <table:table-cell table:style-name="ce7" table:formula="of:=IF(ISBLANK([.BI63]);&quot;&quot;;[.BI63]+MAX([.BI165];[.BJ165]))" office:value-type="float" office:value="2737" calcext:value-type="float">
            <text:p>2737</text:p>
          </table:table-cell>
          <table:table-cell table:style-name="ce7" table:formula="of:=IF(ISBLANK([.BJ63]);&quot;&quot;;[.BJ63]+MAX([.BJ165];[.BK165]))" office:value-type="float" office:value="2838" calcext:value-type="float">
            <text:p>2838</text:p>
          </table:table-cell>
          <table:table-cell table:style-name="ce7" table:formula="of:=IF(ISBLANK([.BK63]);&quot;&quot;;[.BK63]+MAX([.BK165];[.BL165]))">
            <text:p/>
          </table:table-cell>
          <table:table-cell table:style-name="ce7" table:formula="of:=IF(ISBLANK([.BL63]);&quot;&quot;;[.BL63]+MAX([.BL165];[.BM165]))">
            <text:p/>
          </table:table-cell>
          <table:table-cell table:style-name="ce7" table:formula="of:=IF(ISBLANK([.BM63]);&quot;&quot;;[.BM63]+MAX([.BM165];[.BN165]))">
            <text:p/>
          </table:table-cell>
          <table:table-cell table:style-name="ce7" table:formula="of:=IF(ISBLANK([.BN63]);&quot;&quot;;[.BN63]+MAX([.BN165];[.BO165]))">
            <text:p/>
          </table:table-cell>
          <table:table-cell table:style-name="ce7" table:formula="of:=IF(ISBLANK([.BO63]);&quot;&quot;;[.BO63]+MAX([.BO165];[.BP165]))">
            <text:p/>
          </table:table-cell>
          <table:table-cell table:style-name="ce7" table:formula="of:=IF(ISBLANK([.BP63]);&quot;&quot;;[.BP63]+MAX([.BP165];[.BQ165]))">
            <text:p/>
          </table:table-cell>
          <table:table-cell table:style-name="ce7" table:formula="of:=IF(ISBLANK([.BQ63]);&quot;&quot;;[.BQ63]+MAX([.BQ165];[.BR165]))">
            <text:p/>
          </table:table-cell>
          <table:table-cell table:style-name="ce7" table:formula="of:=IF(ISBLANK([.BR63]);&quot;&quot;;[.BR63]+MAX([.BR165];[.BS165]))">
            <text:p/>
          </table:table-cell>
          <table:table-cell table:style-name="ce7" table:formula="of:=IF(ISBLANK([.BS63]);&quot;&quot;;[.BS63]+MAX([.BS165];[.BT165]))">
            <text:p/>
          </table:table-cell>
          <table:table-cell table:style-name="ce7" table:formula="of:=IF(ISBLANK([.BT63]);&quot;&quot;;[.BT63]+MAX([.BT165];[.BU165]))">
            <text:p/>
          </table:table-cell>
          <table:table-cell table:style-name="ce7" table:formula="of:=IF(ISBLANK([.BU63]);&quot;&quot;;[.BU63]+MAX([.BU165];[.BV165]))">
            <text:p/>
          </table:table-cell>
          <table:table-cell table:style-name="ce7" table:formula="of:=IF(ISBLANK([.BV63]);&quot;&quot;;[.BV63]+MAX([.BV165];[.BW165]))">
            <text:p/>
          </table:table-cell>
          <table:table-cell table:style-name="ce7" table:formula="of:=IF(ISBLANK([.BW63]);&quot;&quot;;[.BW63]+MAX([.BW165];[.BX165]))">
            <text:p/>
          </table:table-cell>
          <table:table-cell table:style-name="ce7" table:formula="of:=IF(ISBLANK([.BX63]);&quot;&quot;;[.BX63]+MAX([.BX165];[.BY165]))">
            <text:p/>
          </table:table-cell>
          <table:table-cell table:style-name="ce7" table:formula="of:=IF(ISBLANK([.BY63]);&quot;&quot;;[.BY63]+MAX([.BY165];[.BZ165]))">
            <text:p/>
          </table:table-cell>
          <table:table-cell table:style-name="ce7" table:formula="of:=IF(ISBLANK([.BZ63]);&quot;&quot;;[.BZ63]+MAX([.BZ165];[.CA165]))">
            <text:p/>
          </table:table-cell>
          <table:table-cell table:style-name="ce7" table:formula="of:=IF(ISBLANK([.CA63]);&quot;&quot;;[.CA63]+MAX([.CA165];[.CB165]))">
            <text:p/>
          </table:table-cell>
          <table:table-cell table:style-name="ce7" table:formula="of:=IF(ISBLANK([.CB63]);&quot;&quot;;[.CB63]+MAX([.CB165];[.CC165]))">
            <text:p/>
          </table:table-cell>
          <table:table-cell table:style-name="ce7" table:formula="of:=IF(ISBLANK([.CC63]);&quot;&quot;;[.CC63]+MAX([.CC165];[.CD165]))">
            <text:p/>
          </table:table-cell>
          <table:table-cell table:style-name="ce7" table:formula="of:=IF(ISBLANK([.CD63]);&quot;&quot;;[.CD63]+MAX([.CD165];[.CE165]))">
            <text:p/>
          </table:table-cell>
          <table:table-cell table:style-name="ce7" table:formula="of:=IF(ISBLANK([.CE63]);&quot;&quot;;[.CE63]+MAX([.CE165];[.CF165]))">
            <text:p/>
          </table:table-cell>
          <table:table-cell table:style-name="ce7" table:formula="of:=IF(ISBLANK([.CF63]);&quot;&quot;;[.CF63]+MAX([.CF165];[.CG165]))">
            <text:p/>
          </table:table-cell>
          <table:table-cell table:style-name="ce7" table:formula="of:=IF(ISBLANK([.CG63]);&quot;&quot;;[.CG63]+MAX([.CG165];[.CH165]))">
            <text:p/>
          </table:table-cell>
          <table:table-cell table:style-name="ce7" table:formula="of:=IF(ISBLANK([.CH63]);&quot;&quot;;[.CH63]+MAX([.CH165];[.CI165]))">
            <text:p/>
          </table:table-cell>
          <table:table-cell table:style-name="ce7" table:formula="of:=IF(ISBLANK([.CI63]);&quot;&quot;;[.CI63]+MAX([.CI165];[.CJ165]))">
            <text:p/>
          </table:table-cell>
          <table:table-cell table:style-name="ce7" table:formula="of:=IF(ISBLANK([.CJ63]);&quot;&quot;;[.CJ63]+MAX([.CJ165];[.CK165]))">
            <text:p/>
          </table:table-cell>
          <table:table-cell table:style-name="ce7" table:formula="of:=IF(ISBLANK([.CK63]);&quot;&quot;;[.CK63]+MAX([.CK165];[.CL165]))">
            <text:p/>
          </table:table-cell>
          <table:table-cell table:style-name="ce7" table:formula="of:=IF(ISBLANK([.CL63]);&quot;&quot;;[.CL63]+MAX([.CL165];[.CM165]))">
            <text:p/>
          </table:table-cell>
          <table:table-cell table:style-name="ce7" table:formula="of:=IF(ISBLANK([.CM63]);&quot;&quot;;[.CM63]+MAX([.CM165];[.CN165]))">
            <text:p/>
          </table:table-cell>
          <table:table-cell table:style-name="ce7" table:formula="of:=IF(ISBLANK([.CN63]);&quot;&quot;;[.CN63]+MAX([.CN165];[.CO165]))">
            <text:p/>
          </table:table-cell>
          <table:table-cell table:style-name="ce7" table:formula="of:=IF(ISBLANK([.CO63]);&quot;&quot;;[.CO63]+MAX([.CO165];[.CP165]))">
            <text:p/>
          </table:table-cell>
          <table:table-cell table:style-name="ce7" table:formula="of:=IF(ISBLANK([.CP63]);&quot;&quot;;[.CP63]+MAX([.CP165];[.CQ165]))">
            <text:p/>
          </table:table-cell>
          <table:table-cell table:style-name="ce7" table:formula="of:=IF(ISBLANK([.CQ63]);&quot;&quot;;[.CQ63]+MAX([.CQ165];[.CR165]))">
            <text:p/>
          </table:table-cell>
          <table:table-cell table:style-name="ce7" table:formula="of:=IF(ISBLANK([.CR63]);&quot;&quot;;[.CR63]+MAX([.CR165];[.CS165]))">
            <text:p/>
          </table:table-cell>
          <table:table-cell table:style-name="ce7" table:formula="of:=IF(ISBLANK([.CS63]);&quot;&quot;;[.CS63]+MAX([.CS165];[.CT165]))">
            <text:p/>
          </table:table-cell>
          <table:table-cell table:style-name="ce7" table:formula="of:=IF(ISBLANK([.CT63]);&quot;&quot;;[.CT63]+MAX([.CT165];[.CU165]))">
            <text:p/>
          </table:table-cell>
          <table:table-cell table:style-name="ce7" table:formula="of:=IF(ISBLANK([.CU63]);&quot;&quot;;[.CU63]+MAX([.CU165];[.CV165]))">
            <text:p/>
          </table:table-cell>
          <table:table-cell table:formula="of:=IF(ISBLANK([.CV63]);&quot;&quot;;[.CV63]+MAX([.CV165];[.CW165]))">
            <text:p/>
          </table:table-cell>
        </table:table-row>
        <table:table-row table:style-name="ro1">
          <table:table-cell table:formula="of:=IF(ISBLANK([.A64]);&quot;&quot;;[.A64]+MAX([.A166];[.B166]))" office:value-type="float" office:value="2722" calcext:value-type="float">
            <text:p>2722</text:p>
          </table:table-cell>
          <table:table-cell table:style-name="ce7" table:formula="of:=IF(ISBLANK([.B64]);&quot;&quot;;[.B64]+MAX([.B166];[.C166]))" office:value-type="float" office:value="2687" calcext:value-type="float">
            <text:p>2687</text:p>
          </table:table-cell>
          <table:table-cell table:style-name="ce7" table:formula="of:=IF(ISBLANK([.C64]);&quot;&quot;;[.C64]+MAX([.C166];[.D166]))" office:value-type="float" office:value="2825" calcext:value-type="float">
            <text:p>2825</text:p>
          </table:table-cell>
          <table:table-cell table:style-name="ce7" table:formula="of:=IF(ISBLANK([.D64]);&quot;&quot;;[.D64]+MAX([.D166];[.E166]))" office:value-type="float" office:value="2783" calcext:value-type="float">
            <text:p>2783</text:p>
          </table:table-cell>
          <table:table-cell table:style-name="ce7" table:formula="of:=IF(ISBLANK([.E64]);&quot;&quot;;[.E64]+MAX([.E166];[.F166]))" office:value-type="float" office:value="2833" calcext:value-type="float">
            <text:p>2833</text:p>
          </table:table-cell>
          <table:table-cell table:style-name="ce7" table:formula="of:=IF(ISBLANK([.F64]);&quot;&quot;;[.F64]+MAX([.F166];[.G166]))" office:value-type="float" office:value="2830" calcext:value-type="float">
            <text:p>2830</text:p>
          </table:table-cell>
          <table:table-cell table:style-name="ce7" table:formula="of:=IF(ISBLANK([.G64]);&quot;&quot;;[.G64]+MAX([.G166];[.H166]))" office:value-type="float" office:value="2858" calcext:value-type="float">
            <text:p>2858</text:p>
          </table:table-cell>
          <table:table-cell table:style-name="ce7" table:formula="of:=IF(ISBLANK([.H64]);&quot;&quot;;[.H64]+MAX([.H166];[.I166]))" office:value-type="float" office:value="2821" calcext:value-type="float">
            <text:p>2821</text:p>
          </table:table-cell>
          <table:table-cell table:style-name="ce7" table:formula="of:=IF(ISBLANK([.I64]);&quot;&quot;;[.I64]+MAX([.I166];[.J166]))" office:value-type="float" office:value="2833" calcext:value-type="float">
            <text:p>2833</text:p>
          </table:table-cell>
          <table:table-cell table:style-name="ce7" table:formula="of:=IF(ISBLANK([.J64]);&quot;&quot;;[.J64]+MAX([.J166];[.K166]))" office:value-type="float" office:value="2872" calcext:value-type="float">
            <text:p>2872</text:p>
          </table:table-cell>
          <table:table-cell table:style-name="ce7" table:formula="of:=IF(ISBLANK([.K64]);&quot;&quot;;[.K64]+MAX([.K166];[.L166]))" office:value-type="float" office:value="2780" calcext:value-type="float">
            <text:p>2780</text:p>
          </table:table-cell>
          <table:table-cell table:style-name="ce7" table:formula="of:=IF(ISBLANK([.L64]);&quot;&quot;;[.L64]+MAX([.L166];[.M166]))" office:value-type="float" office:value="2778" calcext:value-type="float">
            <text:p>2778</text:p>
          </table:table-cell>
          <table:table-cell table:style-name="ce7" table:formula="of:=IF(ISBLANK([.M64]);&quot;&quot;;[.M64]+MAX([.M166];[.N166]))" office:value-type="float" office:value="2729" calcext:value-type="float">
            <text:p>2729</text:p>
          </table:table-cell>
          <table:table-cell table:style-name="ce7" table:formula="of:=IF(ISBLANK([.N64]);&quot;&quot;;[.N64]+MAX([.N166];[.O166]))" office:value-type="float" office:value="2723" calcext:value-type="float">
            <text:p>2723</text:p>
          </table:table-cell>
          <table:table-cell table:style-name="ce7" table:formula="of:=IF(ISBLANK([.O64]);&quot;&quot;;[.O64]+MAX([.O166];[.P166]))" office:value-type="float" office:value="2741" calcext:value-type="float">
            <text:p>2741</text:p>
          </table:table-cell>
          <table:table-cell table:style-name="ce7" table:formula="of:=IF(ISBLANK([.P64]);&quot;&quot;;[.P64]+MAX([.P166];[.Q166]))" office:value-type="float" office:value="2640" calcext:value-type="float">
            <text:p>2640</text:p>
          </table:table-cell>
          <table:table-cell table:style-name="ce7" table:formula="of:=IF(ISBLANK([.Q64]);&quot;&quot;;[.Q64]+MAX([.Q166];[.R166]))" office:value-type="float" office:value="2601" calcext:value-type="float">
            <text:p>2601</text:p>
          </table:table-cell>
          <table:table-cell table:style-name="ce7" table:formula="of:=IF(ISBLANK([.R64]);&quot;&quot;;[.R64]+MAX([.R166];[.S166]))" office:value-type="float" office:value="2574" calcext:value-type="float">
            <text:p>2574</text:p>
          </table:table-cell>
          <table:table-cell table:style-name="ce7" table:formula="of:=IF(ISBLANK([.S64]);&quot;&quot;;[.S64]+MAX([.S166];[.T166]))" office:value-type="float" office:value="2668" calcext:value-type="float">
            <text:p>2668</text:p>
          </table:table-cell>
          <table:table-cell table:style-name="ce7" table:formula="of:=IF(ISBLANK([.T64]);&quot;&quot;;[.T64]+MAX([.T166];[.U166]))" office:value-type="float" office:value="2715" calcext:value-type="float">
            <text:p>2715</text:p>
          </table:table-cell>
          <table:table-cell table:style-name="ce7" table:formula="of:=IF(ISBLANK([.U64]);&quot;&quot;;[.U64]+MAX([.U166];[.V166]))" office:value-type="float" office:value="2722" calcext:value-type="float">
            <text:p>2722</text:p>
          </table:table-cell>
          <table:table-cell table:style-name="ce7" table:formula="of:=IF(ISBLANK([.V64]);&quot;&quot;;[.V64]+MAX([.V166];[.W166]))" office:value-type="float" office:value="2797" calcext:value-type="float">
            <text:p>2797</text:p>
          </table:table-cell>
          <table:table-cell table:style-name="ce7" table:formula="of:=IF(ISBLANK([.W64]);&quot;&quot;;[.W64]+MAX([.W166];[.X166]))" office:value-type="float" office:value="2830" calcext:value-type="float">
            <text:p>2830</text:p>
          </table:table-cell>
          <table:table-cell table:style-name="ce7" table:formula="of:=IF(ISBLANK([.X64]);&quot;&quot;;[.X64]+MAX([.X166];[.Y166]))" office:value-type="float" office:value="2839" calcext:value-type="float">
            <text:p>2839</text:p>
          </table:table-cell>
          <table:table-cell table:style-name="ce7" table:formula="of:=IF(ISBLANK([.Y64]);&quot;&quot;;[.Y64]+MAX([.Y166];[.Z166]))" office:value-type="float" office:value="2766" calcext:value-type="float">
            <text:p>2766</text:p>
          </table:table-cell>
          <table:table-cell table:style-name="ce7" table:formula="of:=IF(ISBLANK([.Z64]);&quot;&quot;;[.Z64]+MAX([.Z166];[.AA166]))" office:value-type="float" office:value="2806" calcext:value-type="float">
            <text:p>2806</text:p>
          </table:table-cell>
          <table:table-cell table:style-name="ce7" table:formula="of:=IF(ISBLANK([.AA64]);&quot;&quot;;[.AA64]+MAX([.AA166];[.AB166]))" office:value-type="float" office:value="2806" calcext:value-type="float">
            <text:p>2806</text:p>
          </table:table-cell>
          <table:table-cell table:style-name="ce7" table:formula="of:=IF(ISBLANK([.AB64]);&quot;&quot;;[.AB64]+MAX([.AB166];[.AC166]))" office:value-type="float" office:value="2673" calcext:value-type="float">
            <text:p>2673</text:p>
          </table:table-cell>
          <table:table-cell table:style-name="ce7" table:formula="of:=IF(ISBLANK([.AC64]);&quot;&quot;;[.AC64]+MAX([.AC166];[.AD166]))" office:value-type="float" office:value="2664" calcext:value-type="float">
            <text:p>2664</text:p>
          </table:table-cell>
          <table:table-cell table:style-name="ce7" table:formula="of:=IF(ISBLANK([.AD64]);&quot;&quot;;[.AD64]+MAX([.AD166];[.AE166]))" office:value-type="float" office:value="2750" calcext:value-type="float">
            <text:p>2750</text:p>
          </table:table-cell>
          <table:table-cell table:style-name="ce7" table:formula="of:=IF(ISBLANK([.AE64]);&quot;&quot;;[.AE64]+MAX([.AE166];[.AF166]))" office:value-type="float" office:value="2699" calcext:value-type="float">
            <text:p>2699</text:p>
          </table:table-cell>
          <table:table-cell table:style-name="ce7" table:formula="of:=IF(ISBLANK([.AF64]);&quot;&quot;;[.AF64]+MAX([.AF166];[.AG166]))" office:value-type="float" office:value="2693" calcext:value-type="float">
            <text:p>2693</text:p>
          </table:table-cell>
          <table:table-cell table:style-name="ce7" table:formula="of:=IF(ISBLANK([.AG64]);&quot;&quot;;[.AG64]+MAX([.AG166];[.AH166]))" office:value-type="float" office:value="2750" calcext:value-type="float">
            <text:p>2750</text:p>
          </table:table-cell>
          <table:table-cell table:style-name="ce7" table:formula="of:=IF(ISBLANK([.AH64]);&quot;&quot;;[.AH64]+MAX([.AH166];[.AI166]))" office:value-type="float" office:value="2697" calcext:value-type="float">
            <text:p>2697</text:p>
          </table:table-cell>
          <table:table-cell table:style-name="ce7" table:formula="of:=IF(ISBLANK([.AI64]);&quot;&quot;;[.AI64]+MAX([.AI166];[.AJ166]))" office:value-type="float" office:value="2686" calcext:value-type="float">
            <text:p>2686</text:p>
          </table:table-cell>
          <table:table-cell table:style-name="ce7" table:formula="of:=IF(ISBLANK([.AJ64]);&quot;&quot;;[.AJ64]+MAX([.AJ166];[.AK166]))" office:value-type="float" office:value="2767" calcext:value-type="float">
            <text:p>2767</text:p>
          </table:table-cell>
          <table:table-cell table:style-name="ce7" table:formula="of:=IF(ISBLANK([.AK64]);&quot;&quot;;[.AK64]+MAX([.AK166];[.AL166]))" office:value-type="float" office:value="2909" calcext:value-type="float">
            <text:p>2909</text:p>
          </table:table-cell>
          <table:table-cell table:style-name="ce7" table:formula="of:=IF(ISBLANK([.AL64]);&quot;&quot;;[.AL64]+MAX([.AL166];[.AM166]))" office:value-type="float" office:value="2854" calcext:value-type="float">
            <text:p>2854</text:p>
          </table:table-cell>
          <table:table-cell table:style-name="ce7" table:formula="of:=IF(ISBLANK([.AM64]);&quot;&quot;;[.AM64]+MAX([.AM166];[.AN166]))" office:value-type="float" office:value="2874" calcext:value-type="float">
            <text:p>2874</text:p>
          </table:table-cell>
          <table:table-cell table:style-name="ce7" table:formula="of:=IF(ISBLANK([.AN64]);&quot;&quot;;[.AN64]+MAX([.AN166];[.AO166]))" office:value-type="float" office:value="2813" calcext:value-type="float">
            <text:p>2813</text:p>
          </table:table-cell>
          <table:table-cell table:style-name="ce7" table:formula="of:=IF(ISBLANK([.AO64]);&quot;&quot;;[.AO64]+MAX([.AO166];[.AP166]))" office:value-type="float" office:value="2749" calcext:value-type="float">
            <text:p>2749</text:p>
          </table:table-cell>
          <table:table-cell table:style-name="ce7" table:formula="of:=IF(ISBLANK([.AP64]);&quot;&quot;;[.AP64]+MAX([.AP166];[.AQ166]))" office:value-type="float" office:value="2771" calcext:value-type="float">
            <text:p>2771</text:p>
          </table:table-cell>
          <table:table-cell table:style-name="ce7" table:formula="of:=IF(ISBLANK([.AQ64]);&quot;&quot;;[.AQ64]+MAX([.AQ166];[.AR166]))" office:value-type="float" office:value="2773" calcext:value-type="float">
            <text:p>2773</text:p>
          </table:table-cell>
          <table:table-cell table:style-name="ce7" table:formula="of:=IF(ISBLANK([.AR64]);&quot;&quot;;[.AR64]+MAX([.AR166];[.AS166]))" office:value-type="float" office:value="2764" calcext:value-type="float">
            <text:p>2764</text:p>
          </table:table-cell>
          <table:table-cell table:style-name="ce7" table:formula="of:=IF(ISBLANK([.AS64]);&quot;&quot;;[.AS64]+MAX([.AS166];[.AT166]))" office:value-type="float" office:value="2735" calcext:value-type="float">
            <text:p>2735</text:p>
          </table:table-cell>
          <table:table-cell table:style-name="ce7" table:formula="of:=IF(ISBLANK([.AT64]);&quot;&quot;;[.AT64]+MAX([.AT166];[.AU166]))" office:value-type="float" office:value="2697" calcext:value-type="float">
            <text:p>2697</text:p>
          </table:table-cell>
          <table:table-cell table:style-name="ce7" table:formula="of:=IF(ISBLANK([.AU64]);&quot;&quot;;[.AU64]+MAX([.AU166];[.AV166]))" office:value-type="float" office:value="2782" calcext:value-type="float">
            <text:p>2782</text:p>
          </table:table-cell>
          <table:table-cell table:style-name="ce7" table:formula="of:=IF(ISBLANK([.AV64]);&quot;&quot;;[.AV64]+MAX([.AV166];[.AW166]))" office:value-type="float" office:value="2759" calcext:value-type="float">
            <text:p>2759</text:p>
          </table:table-cell>
          <table:table-cell table:style-name="ce7" table:formula="of:=IF(ISBLANK([.AW64]);&quot;&quot;;[.AW64]+MAX([.AW166];[.AX166]))" office:value-type="float" office:value="2774" calcext:value-type="float">
            <text:p>2774</text:p>
          </table:table-cell>
          <table:table-cell table:style-name="ce7" table:formula="of:=IF(ISBLANK([.AX64]);&quot;&quot;;[.AX64]+MAX([.AX166];[.AY166]))" office:value-type="float" office:value="2727" calcext:value-type="float">
            <text:p>2727</text:p>
          </table:table-cell>
          <table:table-cell table:style-name="ce7" table:formula="of:=IF(ISBLANK([.AY64]);&quot;&quot;;[.AY64]+MAX([.AY166];[.AZ166]))" office:value-type="float" office:value="2803" calcext:value-type="float">
            <text:p>2803</text:p>
          </table:table-cell>
          <table:table-cell table:style-name="ce7" table:formula="of:=IF(ISBLANK([.AZ64]);&quot;&quot;;[.AZ64]+MAX([.AZ166];[.BA166]))" office:value-type="float" office:value="2686" calcext:value-type="float">
            <text:p>2686</text:p>
          </table:table-cell>
          <table:table-cell table:style-name="ce7" table:formula="of:=IF(ISBLANK([.BA64]);&quot;&quot;;[.BA64]+MAX([.BA166];[.BB166]))" office:value-type="float" office:value="2619" calcext:value-type="float">
            <text:p>2619</text:p>
          </table:table-cell>
          <table:table-cell table:style-name="ce7" table:formula="of:=IF(ISBLANK([.BB64]);&quot;&quot;;[.BB64]+MAX([.BB166];[.BC166]))" office:value-type="float" office:value="2613" calcext:value-type="float">
            <text:p>2613</text:p>
          </table:table-cell>
          <table:table-cell table:style-name="ce7" table:formula="of:=IF(ISBLANK([.BC64]);&quot;&quot;;[.BC64]+MAX([.BC166];[.BD166]))" office:value-type="float" office:value="2604" calcext:value-type="float">
            <text:p>2604</text:p>
          </table:table-cell>
          <table:table-cell table:style-name="ce7" table:formula="of:=IF(ISBLANK([.BD64]);&quot;&quot;;[.BD64]+MAX([.BD166];[.BE166]))" office:value-type="float" office:value="2675" calcext:value-type="float">
            <text:p>2675</text:p>
          </table:table-cell>
          <table:table-cell table:style-name="ce7" table:formula="of:=IF(ISBLANK([.BE64]);&quot;&quot;;[.BE64]+MAX([.BE166];[.BF166]))" office:value-type="float" office:value="2705" calcext:value-type="float">
            <text:p>2705</text:p>
          </table:table-cell>
          <table:table-cell table:style-name="ce7" table:formula="of:=IF(ISBLANK([.BF64]);&quot;&quot;;[.BF64]+MAX([.BF166];[.BG166]))" office:value-type="float" office:value="2729" calcext:value-type="float">
            <text:p>2729</text:p>
          </table:table-cell>
          <table:table-cell table:style-name="ce7" table:formula="of:=IF(ISBLANK([.BG64]);&quot;&quot;;[.BG64]+MAX([.BG166];[.BH166]))" office:value-type="float" office:value="2775" calcext:value-type="float">
            <text:p>2775</text:p>
          </table:table-cell>
          <table:table-cell table:style-name="ce7" table:formula="of:=IF(ISBLANK([.BH64]);&quot;&quot;;[.BH64]+MAX([.BH166];[.BI166]))" office:value-type="float" office:value="2804" calcext:value-type="float">
            <text:p>2804</text:p>
          </table:table-cell>
          <table:table-cell table:style-name="ce7" table:formula="of:=IF(ISBLANK([.BI64]);&quot;&quot;;[.BI64]+MAX([.BI166];[.BJ166]))" office:value-type="float" office:value="2713" calcext:value-type="float">
            <text:p>2713</text:p>
          </table:table-cell>
          <table:table-cell table:style-name="ce7" table:formula="of:=IF(ISBLANK([.BJ64]);&quot;&quot;;[.BJ64]+MAX([.BJ166];[.BK166]))" office:value-type="float" office:value="2705" calcext:value-type="float">
            <text:p>2705</text:p>
          </table:table-cell>
          <table:table-cell table:style-name="ce7" table:formula="of:=IF(ISBLANK([.BK64]);&quot;&quot;;[.BK64]+MAX([.BK166];[.BL166]))" office:value-type="float" office:value="2755" calcext:value-type="float">
            <text:p>2755</text:p>
          </table:table-cell>
          <table:table-cell table:style-name="ce7" table:formula="of:=IF(ISBLANK([.BL64]);&quot;&quot;;[.BL64]+MAX([.BL166];[.BM166]))">
            <text:p/>
          </table:table-cell>
          <table:table-cell table:style-name="ce7" table:formula="of:=IF(ISBLANK([.BM64]);&quot;&quot;;[.BM64]+MAX([.BM166];[.BN166]))">
            <text:p/>
          </table:table-cell>
          <table:table-cell table:style-name="ce7" table:formula="of:=IF(ISBLANK([.BN64]);&quot;&quot;;[.BN64]+MAX([.BN166];[.BO166]))">
            <text:p/>
          </table:table-cell>
          <table:table-cell table:style-name="ce7" table:formula="of:=IF(ISBLANK([.BO64]);&quot;&quot;;[.BO64]+MAX([.BO166];[.BP166]))">
            <text:p/>
          </table:table-cell>
          <table:table-cell table:style-name="ce7" table:formula="of:=IF(ISBLANK([.BP64]);&quot;&quot;;[.BP64]+MAX([.BP166];[.BQ166]))">
            <text:p/>
          </table:table-cell>
          <table:table-cell table:style-name="ce7" table:formula="of:=IF(ISBLANK([.BQ64]);&quot;&quot;;[.BQ64]+MAX([.BQ166];[.BR166]))">
            <text:p/>
          </table:table-cell>
          <table:table-cell table:style-name="ce7" table:formula="of:=IF(ISBLANK([.BR64]);&quot;&quot;;[.BR64]+MAX([.BR166];[.BS166]))">
            <text:p/>
          </table:table-cell>
          <table:table-cell table:style-name="ce7" table:formula="of:=IF(ISBLANK([.BS64]);&quot;&quot;;[.BS64]+MAX([.BS166];[.BT166]))">
            <text:p/>
          </table:table-cell>
          <table:table-cell table:style-name="ce7" table:formula="of:=IF(ISBLANK([.BT64]);&quot;&quot;;[.BT64]+MAX([.BT166];[.BU166]))">
            <text:p/>
          </table:table-cell>
          <table:table-cell table:style-name="ce7" table:formula="of:=IF(ISBLANK([.BU64]);&quot;&quot;;[.BU64]+MAX([.BU166];[.BV166]))">
            <text:p/>
          </table:table-cell>
          <table:table-cell table:style-name="ce7" table:formula="of:=IF(ISBLANK([.BV64]);&quot;&quot;;[.BV64]+MAX([.BV166];[.BW166]))">
            <text:p/>
          </table:table-cell>
          <table:table-cell table:style-name="ce7" table:formula="of:=IF(ISBLANK([.BW64]);&quot;&quot;;[.BW64]+MAX([.BW166];[.BX166]))">
            <text:p/>
          </table:table-cell>
          <table:table-cell table:style-name="ce7" table:formula="of:=IF(ISBLANK([.BX64]);&quot;&quot;;[.BX64]+MAX([.BX166];[.BY166]))">
            <text:p/>
          </table:table-cell>
          <table:table-cell table:style-name="ce7" table:formula="of:=IF(ISBLANK([.BY64]);&quot;&quot;;[.BY64]+MAX([.BY166];[.BZ166]))">
            <text:p/>
          </table:table-cell>
          <table:table-cell table:style-name="ce7" table:formula="of:=IF(ISBLANK([.BZ64]);&quot;&quot;;[.BZ64]+MAX([.BZ166];[.CA166]))">
            <text:p/>
          </table:table-cell>
          <table:table-cell table:style-name="ce7" table:formula="of:=IF(ISBLANK([.CA64]);&quot;&quot;;[.CA64]+MAX([.CA166];[.CB166]))">
            <text:p/>
          </table:table-cell>
          <table:table-cell table:style-name="ce7" table:formula="of:=IF(ISBLANK([.CB64]);&quot;&quot;;[.CB64]+MAX([.CB166];[.CC166]))">
            <text:p/>
          </table:table-cell>
          <table:table-cell table:style-name="ce7" table:formula="of:=IF(ISBLANK([.CC64]);&quot;&quot;;[.CC64]+MAX([.CC166];[.CD166]))">
            <text:p/>
          </table:table-cell>
          <table:table-cell table:style-name="ce7" table:formula="of:=IF(ISBLANK([.CD64]);&quot;&quot;;[.CD64]+MAX([.CD166];[.CE166]))">
            <text:p/>
          </table:table-cell>
          <table:table-cell table:style-name="ce7" table:formula="of:=IF(ISBLANK([.CE64]);&quot;&quot;;[.CE64]+MAX([.CE166];[.CF166]))">
            <text:p/>
          </table:table-cell>
          <table:table-cell table:style-name="ce7" table:formula="of:=IF(ISBLANK([.CF64]);&quot;&quot;;[.CF64]+MAX([.CF166];[.CG166]))">
            <text:p/>
          </table:table-cell>
          <table:table-cell table:style-name="ce7" table:formula="of:=IF(ISBLANK([.CG64]);&quot;&quot;;[.CG64]+MAX([.CG166];[.CH166]))">
            <text:p/>
          </table:table-cell>
          <table:table-cell table:style-name="ce7" table:formula="of:=IF(ISBLANK([.CH64]);&quot;&quot;;[.CH64]+MAX([.CH166];[.CI166]))">
            <text:p/>
          </table:table-cell>
          <table:table-cell table:style-name="ce7" table:formula="of:=IF(ISBLANK([.CI64]);&quot;&quot;;[.CI64]+MAX([.CI166];[.CJ166]))">
            <text:p/>
          </table:table-cell>
          <table:table-cell table:style-name="ce7" table:formula="of:=IF(ISBLANK([.CJ64]);&quot;&quot;;[.CJ64]+MAX([.CJ166];[.CK166]))">
            <text:p/>
          </table:table-cell>
          <table:table-cell table:style-name="ce7" table:formula="of:=IF(ISBLANK([.CK64]);&quot;&quot;;[.CK64]+MAX([.CK166];[.CL166]))">
            <text:p/>
          </table:table-cell>
          <table:table-cell table:style-name="ce7" table:formula="of:=IF(ISBLANK([.CL64]);&quot;&quot;;[.CL64]+MAX([.CL166];[.CM166]))">
            <text:p/>
          </table:table-cell>
          <table:table-cell table:style-name="ce7" table:formula="of:=IF(ISBLANK([.CM64]);&quot;&quot;;[.CM64]+MAX([.CM166];[.CN166]))">
            <text:p/>
          </table:table-cell>
          <table:table-cell table:style-name="ce7" table:formula="of:=IF(ISBLANK([.CN64]);&quot;&quot;;[.CN64]+MAX([.CN166];[.CO166]))">
            <text:p/>
          </table:table-cell>
          <table:table-cell table:style-name="ce7" table:formula="of:=IF(ISBLANK([.CO64]);&quot;&quot;;[.CO64]+MAX([.CO166];[.CP166]))">
            <text:p/>
          </table:table-cell>
          <table:table-cell table:style-name="ce7" table:formula="of:=IF(ISBLANK([.CP64]);&quot;&quot;;[.CP64]+MAX([.CP166];[.CQ166]))">
            <text:p/>
          </table:table-cell>
          <table:table-cell table:style-name="ce7" table:formula="of:=IF(ISBLANK([.CQ64]);&quot;&quot;;[.CQ64]+MAX([.CQ166];[.CR166]))">
            <text:p/>
          </table:table-cell>
          <table:table-cell table:style-name="ce7" table:formula="of:=IF(ISBLANK([.CR64]);&quot;&quot;;[.CR64]+MAX([.CR166];[.CS166]))">
            <text:p/>
          </table:table-cell>
          <table:table-cell table:style-name="ce7" table:formula="of:=IF(ISBLANK([.CS64]);&quot;&quot;;[.CS64]+MAX([.CS166];[.CT166]))">
            <text:p/>
          </table:table-cell>
          <table:table-cell table:style-name="ce7" table:formula="of:=IF(ISBLANK([.CT64]);&quot;&quot;;[.CT64]+MAX([.CT166];[.CU166]))">
            <text:p/>
          </table:table-cell>
          <table:table-cell table:style-name="ce7" table:formula="of:=IF(ISBLANK([.CU64]);&quot;&quot;;[.CU64]+MAX([.CU166];[.CV166]))">
            <text:p/>
          </table:table-cell>
          <table:table-cell table:formula="of:=IF(ISBLANK([.CV64]);&quot;&quot;;[.CV64]+MAX([.CV166];[.CW166]))">
            <text:p/>
          </table:table-cell>
        </table:table-row>
        <table:table-row table:style-name="ro1">
          <table:table-cell table:formula="of:=IF(ISBLANK([.A65]);&quot;&quot;;[.A65]+MAX([.A167];[.B167]))" office:value-type="float" office:value="2641" calcext:value-type="float">
            <text:p>2641</text:p>
          </table:table-cell>
          <table:table-cell table:style-name="ce7" table:formula="of:=IF(ISBLANK([.B65]);&quot;&quot;;[.B65]+MAX([.B167];[.C167]))" office:value-type="float" office:value="2592" calcext:value-type="float">
            <text:p>2592</text:p>
          </table:table-cell>
          <table:table-cell table:style-name="ce7" table:formula="of:=IF(ISBLANK([.C65]);&quot;&quot;;[.C65]+MAX([.C167];[.D167]))" office:value-type="float" office:value="2615" calcext:value-type="float">
            <text:p>2615</text:p>
          </table:table-cell>
          <table:table-cell table:style-name="ce7" table:formula="of:=IF(ISBLANK([.D65]);&quot;&quot;;[.D65]+MAX([.D167];[.E167]))" office:value-type="float" office:value="2732" calcext:value-type="float">
            <text:p>2732</text:p>
          </table:table-cell>
          <table:table-cell table:style-name="ce7" table:formula="of:=IF(ISBLANK([.E65]);&quot;&quot;;[.E65]+MAX([.E167];[.F167]))" office:value-type="float" office:value="2764" calcext:value-type="float">
            <text:p>2764</text:p>
          </table:table-cell>
          <table:table-cell table:style-name="ce7" table:formula="of:=IF(ISBLANK([.F65]);&quot;&quot;;[.F65]+MAX([.F167];[.G167]))" office:value-type="float" office:value="2720" calcext:value-type="float">
            <text:p>2720</text:p>
          </table:table-cell>
          <table:table-cell table:style-name="ce7" table:formula="of:=IF(ISBLANK([.G65]);&quot;&quot;;[.G65]+MAX([.G167];[.H167]))" office:value-type="float" office:value="2778" calcext:value-type="float">
            <text:p>2778</text:p>
          </table:table-cell>
          <table:table-cell table:style-name="ce7" table:formula="of:=IF(ISBLANK([.H65]);&quot;&quot;;[.H65]+MAX([.H167];[.I167]))" office:value-type="float" office:value="2810" calcext:value-type="float">
            <text:p>2810</text:p>
          </table:table-cell>
          <table:table-cell table:style-name="ce7" table:formula="of:=IF(ISBLANK([.I65]);&quot;&quot;;[.I65]+MAX([.I167];[.J167]))" office:value-type="float" office:value="2820" calcext:value-type="float">
            <text:p>2820</text:p>
          </table:table-cell>
          <table:table-cell table:style-name="ce7" table:formula="of:=IF(ISBLANK([.J65]);&quot;&quot;;[.J65]+MAX([.J167];[.K167]))" office:value-type="float" office:value="2789" calcext:value-type="float">
            <text:p>2789</text:p>
          </table:table-cell>
          <table:table-cell table:style-name="ce7" table:formula="of:=IF(ISBLANK([.K65]);&quot;&quot;;[.K65]+MAX([.K167];[.L167]))" office:value-type="float" office:value="2688" calcext:value-type="float">
            <text:p>2688</text:p>
          </table:table-cell>
          <table:table-cell table:style-name="ce7" table:formula="of:=IF(ISBLANK([.L65]);&quot;&quot;;[.L65]+MAX([.L167];[.M167]))" office:value-type="float" office:value="2649" calcext:value-type="float">
            <text:p>2649</text:p>
          </table:table-cell>
          <table:table-cell table:style-name="ce7" table:formula="of:=IF(ISBLANK([.M65]);&quot;&quot;;[.M65]+MAX([.M167];[.N167]))" office:value-type="float" office:value="2709" calcext:value-type="float">
            <text:p>2709</text:p>
          </table:table-cell>
          <table:table-cell table:style-name="ce7" table:formula="of:=IF(ISBLANK([.N65]);&quot;&quot;;[.N65]+MAX([.N167];[.O167]))" office:value-type="float" office:value="2675" calcext:value-type="float">
            <text:p>2675</text:p>
          </table:table-cell>
          <table:table-cell table:style-name="ce7" table:formula="of:=IF(ISBLANK([.O65]);&quot;&quot;;[.O65]+MAX([.O167];[.P167]))" office:value-type="float" office:value="2672" calcext:value-type="float">
            <text:p>2672</text:p>
          </table:table-cell>
          <table:table-cell table:style-name="ce7" table:formula="of:=IF(ISBLANK([.P65]);&quot;&quot;;[.P65]+MAX([.P167];[.Q167]))" office:value-type="float" office:value="2576" calcext:value-type="float">
            <text:p>2576</text:p>
          </table:table-cell>
          <table:table-cell table:style-name="ce7" table:formula="of:=IF(ISBLANK([.Q65]);&quot;&quot;;[.Q65]+MAX([.Q167];[.R167]))" office:value-type="float" office:value="2581" calcext:value-type="float">
            <text:p>2581</text:p>
          </table:table-cell>
          <table:table-cell table:style-name="ce7" table:formula="of:=IF(ISBLANK([.R65]);&quot;&quot;;[.R65]+MAX([.R167];[.S167]))" office:value-type="float" office:value="2512" calcext:value-type="float">
            <text:p>2512</text:p>
          </table:table-cell>
          <table:table-cell table:style-name="ce7" table:formula="of:=IF(ISBLANK([.S65]);&quot;&quot;;[.S65]+MAX([.S167];[.T167]))" office:value-type="float" office:value="2490" calcext:value-type="float">
            <text:p>2490</text:p>
          </table:table-cell>
          <table:table-cell table:style-name="ce7" table:formula="of:=IF(ISBLANK([.T65]);&quot;&quot;;[.T65]+MAX([.T167];[.U167]))" office:value-type="float" office:value="2663" calcext:value-type="float">
            <text:p>2663</text:p>
          </table:table-cell>
          <table:table-cell table:style-name="ce7" table:formula="of:=IF(ISBLANK([.U65]);&quot;&quot;;[.U65]+MAX([.U167];[.V167]))" office:value-type="float" office:value="2673" calcext:value-type="float">
            <text:p>2673</text:p>
          </table:table-cell>
          <table:table-cell table:style-name="ce7" table:formula="of:=IF(ISBLANK([.V65]);&quot;&quot;;[.V65]+MAX([.V167];[.W167]))" office:value-type="float" office:value="2694" calcext:value-type="float">
            <text:p>2694</text:p>
          </table:table-cell>
          <table:table-cell table:style-name="ce7" table:formula="of:=IF(ISBLANK([.W65]);&quot;&quot;;[.W65]+MAX([.W167];[.X167]))" office:value-type="float" office:value="2708" calcext:value-type="float">
            <text:p>2708</text:p>
          </table:table-cell>
          <table:table-cell table:style-name="ce7" table:formula="of:=IF(ISBLANK([.X65]);&quot;&quot;;[.X65]+MAX([.X167];[.Y167]))" office:value-type="float" office:value="2740" calcext:value-type="float">
            <text:p>2740</text:p>
          </table:table-cell>
          <table:table-cell table:style-name="ce7" table:formula="of:=IF(ISBLANK([.Y65]);&quot;&quot;;[.Y65]+MAX([.Y167];[.Z167]))" office:value-type="float" office:value="2729" calcext:value-type="float">
            <text:p>2729</text:p>
          </table:table-cell>
          <table:table-cell table:style-name="ce7" table:formula="of:=IF(ISBLANK([.Z65]);&quot;&quot;;[.Z65]+MAX([.Z167];[.AA167]))" office:value-type="float" office:value="2734" calcext:value-type="float">
            <text:p>2734</text:p>
          </table:table-cell>
          <table:table-cell table:style-name="ce7" table:formula="of:=IF(ISBLANK([.AA65]);&quot;&quot;;[.AA65]+MAX([.AA167];[.AB167]))" office:value-type="float" office:value="2722" calcext:value-type="float">
            <text:p>2722</text:p>
          </table:table-cell>
          <table:table-cell table:style-name="ce7" table:formula="of:=IF(ISBLANK([.AB65]);&quot;&quot;;[.AB65]+MAX([.AB167];[.AC167]))" office:value-type="float" office:value="2626" calcext:value-type="float">
            <text:p>2626</text:p>
          </table:table-cell>
          <table:table-cell table:style-name="ce7" table:formula="of:=IF(ISBLANK([.AC65]);&quot;&quot;;[.AC65]+MAX([.AC167];[.AD167]))" office:value-type="float" office:value="2656" calcext:value-type="float">
            <text:p>2656</text:p>
          </table:table-cell>
          <table:table-cell table:style-name="ce7" table:formula="of:=IF(ISBLANK([.AD65]);&quot;&quot;;[.AD65]+MAX([.AD167];[.AE167]))" office:value-type="float" office:value="2647" calcext:value-type="float">
            <text:p>2647</text:p>
          </table:table-cell>
          <table:table-cell table:style-name="ce7" table:formula="of:=IF(ISBLANK([.AE65]);&quot;&quot;;[.AE65]+MAX([.AE167];[.AF167]))" office:value-type="float" office:value="2663" calcext:value-type="float">
            <text:p>2663</text:p>
          </table:table-cell>
          <table:table-cell table:style-name="ce7" table:formula="of:=IF(ISBLANK([.AF65]);&quot;&quot;;[.AF65]+MAX([.AF167];[.AG167]))" office:value-type="float" office:value="2572" calcext:value-type="float">
            <text:p>2572</text:p>
          </table:table-cell>
          <table:table-cell table:style-name="ce7" table:formula="of:=IF(ISBLANK([.AG65]);&quot;&quot;;[.AG65]+MAX([.AG167];[.AH167]))" office:value-type="float" office:value="2690" calcext:value-type="float">
            <text:p>2690</text:p>
          </table:table-cell>
          <table:table-cell table:style-name="ce7" table:formula="of:=IF(ISBLANK([.AH65]);&quot;&quot;;[.AH65]+MAX([.AH167];[.AI167]))" office:value-type="float" office:value="2666" calcext:value-type="float">
            <text:p>2666</text:p>
          </table:table-cell>
          <table:table-cell table:style-name="ce7" table:formula="of:=IF(ISBLANK([.AI65]);&quot;&quot;;[.AI65]+MAX([.AI167];[.AJ167]))" office:value-type="float" office:value="2650" calcext:value-type="float">
            <text:p>2650</text:p>
          </table:table-cell>
          <table:table-cell table:style-name="ce7" table:formula="of:=IF(ISBLANK([.AJ65]);&quot;&quot;;[.AJ65]+MAX([.AJ167];[.AK167]))" office:value-type="float" office:value="2634" calcext:value-type="float">
            <text:p>2634</text:p>
          </table:table-cell>
          <table:table-cell table:style-name="ce7" table:formula="of:=IF(ISBLANK([.AK65]);&quot;&quot;;[.AK65]+MAX([.AK167];[.AL167]))" office:value-type="float" office:value="2731" calcext:value-type="float">
            <text:p>2731</text:p>
          </table:table-cell>
          <table:table-cell table:style-name="ce7" table:formula="of:=IF(ISBLANK([.AL65]);&quot;&quot;;[.AL65]+MAX([.AL167];[.AM167]))" office:value-type="float" office:value="2828" calcext:value-type="float">
            <text:p>2828</text:p>
          </table:table-cell>
          <table:table-cell table:style-name="ce7" table:formula="of:=IF(ISBLANK([.AM65]);&quot;&quot;;[.AM65]+MAX([.AM167];[.AN167]))" office:value-type="float" office:value="2744" calcext:value-type="float">
            <text:p>2744</text:p>
          </table:table-cell>
          <table:table-cell table:style-name="ce7" table:formula="of:=IF(ISBLANK([.AN65]);&quot;&quot;;[.AN65]+MAX([.AN167];[.AO167]))" office:value-type="float" office:value="2777" calcext:value-type="float">
            <text:p>2777</text:p>
          </table:table-cell>
          <table:table-cell table:style-name="ce7" table:formula="of:=IF(ISBLANK([.AO65]);&quot;&quot;;[.AO65]+MAX([.AO167];[.AP167]))" office:value-type="float" office:value="2680" calcext:value-type="float">
            <text:p>2680</text:p>
          </table:table-cell>
          <table:table-cell table:style-name="ce7" table:formula="of:=IF(ISBLANK([.AP65]);&quot;&quot;;[.AP65]+MAX([.AP167];[.AQ167]))" office:value-type="float" office:value="2701" calcext:value-type="float">
            <text:p>2701</text:p>
          </table:table-cell>
          <table:table-cell table:style-name="ce7" table:formula="of:=IF(ISBLANK([.AQ65]);&quot;&quot;;[.AQ65]+MAX([.AQ167];[.AR167]))" office:value-type="float" office:value="2717" calcext:value-type="float">
            <text:p>2717</text:p>
          </table:table-cell>
          <table:table-cell table:style-name="ce7" table:formula="of:=IF(ISBLANK([.AR65]);&quot;&quot;;[.AR65]+MAX([.AR167];[.AS167]))" office:value-type="float" office:value="2697" calcext:value-type="float">
            <text:p>2697</text:p>
          </table:table-cell>
          <table:table-cell table:style-name="ce7" table:formula="of:=IF(ISBLANK([.AS65]);&quot;&quot;;[.AS65]+MAX([.AS167];[.AT167]))" office:value-type="float" office:value="2708" calcext:value-type="float">
            <text:p>2708</text:p>
          </table:table-cell>
          <table:table-cell table:style-name="ce7" table:formula="of:=IF(ISBLANK([.AT65]);&quot;&quot;;[.AT65]+MAX([.AT167];[.AU167]))" office:value-type="float" office:value="2681" calcext:value-type="float">
            <text:p>2681</text:p>
          </table:table-cell>
          <table:table-cell table:style-name="ce7" table:formula="of:=IF(ISBLANK([.AU65]);&quot;&quot;;[.AU65]+MAX([.AU167];[.AV167]))" office:value-type="float" office:value="2663" calcext:value-type="float">
            <text:p>2663</text:p>
          </table:table-cell>
          <table:table-cell table:style-name="ce7" table:formula="of:=IF(ISBLANK([.AV65]);&quot;&quot;;[.AV65]+MAX([.AV167];[.AW167]))" office:value-type="float" office:value="2691" calcext:value-type="float">
            <text:p>2691</text:p>
          </table:table-cell>
          <table:table-cell table:style-name="ce7" table:formula="of:=IF(ISBLANK([.AW65]);&quot;&quot;;[.AW65]+MAX([.AW167];[.AX167]))" office:value-type="float" office:value="2751" calcext:value-type="float">
            <text:p>2751</text:p>
          </table:table-cell>
          <table:table-cell table:style-name="ce7" table:formula="of:=IF(ISBLANK([.AX65]);&quot;&quot;;[.AX65]+MAX([.AX167];[.AY167]))" office:value-type="float" office:value="2714" calcext:value-type="float">
            <text:p>2714</text:p>
          </table:table-cell>
          <table:table-cell table:style-name="ce7" table:formula="of:=IF(ISBLANK([.AY65]);&quot;&quot;;[.AY65]+MAX([.AY167];[.AZ167]))" office:value-type="float" office:value="2716" calcext:value-type="float">
            <text:p>2716</text:p>
          </table:table-cell>
          <table:table-cell table:style-name="ce7" table:formula="of:=IF(ISBLANK([.AZ65]);&quot;&quot;;[.AZ65]+MAX([.AZ167];[.BA167]))" office:value-type="float" office:value="2587" calcext:value-type="float">
            <text:p>2587</text:p>
          </table:table-cell>
          <table:table-cell table:style-name="ce7" table:formula="of:=IF(ISBLANK([.BA65]);&quot;&quot;;[.BA65]+MAX([.BA167];[.BB167]))" office:value-type="float" office:value="2586" calcext:value-type="float">
            <text:p>2586</text:p>
          </table:table-cell>
          <table:table-cell table:style-name="ce7" table:formula="of:=IF(ISBLANK([.BB65]);&quot;&quot;;[.BB65]+MAX([.BB167];[.BC167]))" office:value-type="float" office:value="2557" calcext:value-type="float">
            <text:p>2557</text:p>
          </table:table-cell>
          <table:table-cell table:style-name="ce7" table:formula="of:=IF(ISBLANK([.BC65]);&quot;&quot;;[.BC65]+MAX([.BC167];[.BD167]))" office:value-type="float" office:value="2566" calcext:value-type="float">
            <text:p>2566</text:p>
          </table:table-cell>
          <table:table-cell table:style-name="ce7" table:formula="of:=IF(ISBLANK([.BD65]);&quot;&quot;;[.BD65]+MAX([.BD167];[.BE167]))" office:value-type="float" office:value="2602" calcext:value-type="float">
            <text:p>2602</text:p>
          </table:table-cell>
          <table:table-cell table:style-name="ce7" table:formula="of:=IF(ISBLANK([.BE65]);&quot;&quot;;[.BE65]+MAX([.BE167];[.BF167]))" office:value-type="float" office:value="2661" calcext:value-type="float">
            <text:p>2661</text:p>
          </table:table-cell>
          <table:table-cell table:style-name="ce7" table:formula="of:=IF(ISBLANK([.BF65]);&quot;&quot;;[.BF65]+MAX([.BF167];[.BG167]))" office:value-type="float" office:value="2656" calcext:value-type="float">
            <text:p>2656</text:p>
          </table:table-cell>
          <table:table-cell table:style-name="ce7" table:formula="of:=IF(ISBLANK([.BG65]);&quot;&quot;;[.BG65]+MAX([.BG167];[.BH167]))" office:value-type="float" office:value="2621" calcext:value-type="float">
            <text:p>2621</text:p>
          </table:table-cell>
          <table:table-cell table:style-name="ce7" table:formula="of:=IF(ISBLANK([.BH65]);&quot;&quot;;[.BH65]+MAX([.BH167];[.BI167]))" office:value-type="float" office:value="2705" calcext:value-type="float">
            <text:p>2705</text:p>
          </table:table-cell>
          <table:table-cell table:style-name="ce7" table:formula="of:=IF(ISBLANK([.BI65]);&quot;&quot;;[.BI65]+MAX([.BI167];[.BJ167]))" office:value-type="float" office:value="2623" calcext:value-type="float">
            <text:p>2623</text:p>
          </table:table-cell>
          <table:table-cell table:style-name="ce7" table:formula="of:=IF(ISBLANK([.BJ65]);&quot;&quot;;[.BJ65]+MAX([.BJ167];[.BK167]))" office:value-type="float" office:value="2670" calcext:value-type="float">
            <text:p>2670</text:p>
          </table:table-cell>
          <table:table-cell table:style-name="ce7" table:formula="of:=IF(ISBLANK([.BK65]);&quot;&quot;;[.BK65]+MAX([.BK167];[.BL167]))" office:value-type="float" office:value="2649" calcext:value-type="float">
            <text:p>2649</text:p>
          </table:table-cell>
          <table:table-cell table:style-name="ce7" table:formula="of:=IF(ISBLANK([.BL65]);&quot;&quot;;[.BL65]+MAX([.BL167];[.BM167]))" office:value-type="float" office:value="2722" calcext:value-type="float">
            <text:p>2722</text:p>
          </table:table-cell>
          <table:table-cell table:style-name="ce7" table:formula="of:=IF(ISBLANK([.BM65]);&quot;&quot;;[.BM65]+MAX([.BM167];[.BN167]))">
            <text:p/>
          </table:table-cell>
          <table:table-cell table:style-name="ce7" table:formula="of:=IF(ISBLANK([.BN65]);&quot;&quot;;[.BN65]+MAX([.BN167];[.BO167]))">
            <text:p/>
          </table:table-cell>
          <table:table-cell table:style-name="ce7" table:formula="of:=IF(ISBLANK([.BO65]);&quot;&quot;;[.BO65]+MAX([.BO167];[.BP167]))">
            <text:p/>
          </table:table-cell>
          <table:table-cell table:style-name="ce7" table:formula="of:=IF(ISBLANK([.BP65]);&quot;&quot;;[.BP65]+MAX([.BP167];[.BQ167]))">
            <text:p/>
          </table:table-cell>
          <table:table-cell table:style-name="ce7" table:formula="of:=IF(ISBLANK([.BQ65]);&quot;&quot;;[.BQ65]+MAX([.BQ167];[.BR167]))">
            <text:p/>
          </table:table-cell>
          <table:table-cell table:style-name="ce7" table:formula="of:=IF(ISBLANK([.BR65]);&quot;&quot;;[.BR65]+MAX([.BR167];[.BS167]))">
            <text:p/>
          </table:table-cell>
          <table:table-cell table:style-name="ce7" table:formula="of:=IF(ISBLANK([.BS65]);&quot;&quot;;[.BS65]+MAX([.BS167];[.BT167]))">
            <text:p/>
          </table:table-cell>
          <table:table-cell table:style-name="ce7" table:formula="of:=IF(ISBLANK([.BT65]);&quot;&quot;;[.BT65]+MAX([.BT167];[.BU167]))">
            <text:p/>
          </table:table-cell>
          <table:table-cell table:style-name="ce7" table:formula="of:=IF(ISBLANK([.BU65]);&quot;&quot;;[.BU65]+MAX([.BU167];[.BV167]))">
            <text:p/>
          </table:table-cell>
          <table:table-cell table:style-name="ce7" table:formula="of:=IF(ISBLANK([.BV65]);&quot;&quot;;[.BV65]+MAX([.BV167];[.BW167]))">
            <text:p/>
          </table:table-cell>
          <table:table-cell table:style-name="ce7" table:formula="of:=IF(ISBLANK([.BW65]);&quot;&quot;;[.BW65]+MAX([.BW167];[.BX167]))">
            <text:p/>
          </table:table-cell>
          <table:table-cell table:style-name="ce7" table:formula="of:=IF(ISBLANK([.BX65]);&quot;&quot;;[.BX65]+MAX([.BX167];[.BY167]))">
            <text:p/>
          </table:table-cell>
          <table:table-cell table:style-name="ce7" table:formula="of:=IF(ISBLANK([.BY65]);&quot;&quot;;[.BY65]+MAX([.BY167];[.BZ167]))">
            <text:p/>
          </table:table-cell>
          <table:table-cell table:style-name="ce7" table:formula="of:=IF(ISBLANK([.BZ65]);&quot;&quot;;[.BZ65]+MAX([.BZ167];[.CA167]))">
            <text:p/>
          </table:table-cell>
          <table:table-cell table:style-name="ce7" table:formula="of:=IF(ISBLANK([.CA65]);&quot;&quot;;[.CA65]+MAX([.CA167];[.CB167]))">
            <text:p/>
          </table:table-cell>
          <table:table-cell table:style-name="ce7" table:formula="of:=IF(ISBLANK([.CB65]);&quot;&quot;;[.CB65]+MAX([.CB167];[.CC167]))">
            <text:p/>
          </table:table-cell>
          <table:table-cell table:style-name="ce7" table:formula="of:=IF(ISBLANK([.CC65]);&quot;&quot;;[.CC65]+MAX([.CC167];[.CD167]))">
            <text:p/>
          </table:table-cell>
          <table:table-cell table:style-name="ce7" table:formula="of:=IF(ISBLANK([.CD65]);&quot;&quot;;[.CD65]+MAX([.CD167];[.CE167]))">
            <text:p/>
          </table:table-cell>
          <table:table-cell table:style-name="ce7" table:formula="of:=IF(ISBLANK([.CE65]);&quot;&quot;;[.CE65]+MAX([.CE167];[.CF167]))">
            <text:p/>
          </table:table-cell>
          <table:table-cell table:style-name="ce7" table:formula="of:=IF(ISBLANK([.CF65]);&quot;&quot;;[.CF65]+MAX([.CF167];[.CG167]))">
            <text:p/>
          </table:table-cell>
          <table:table-cell table:style-name="ce7" table:formula="of:=IF(ISBLANK([.CG65]);&quot;&quot;;[.CG65]+MAX([.CG167];[.CH167]))">
            <text:p/>
          </table:table-cell>
          <table:table-cell table:style-name="ce7" table:formula="of:=IF(ISBLANK([.CH65]);&quot;&quot;;[.CH65]+MAX([.CH167];[.CI167]))">
            <text:p/>
          </table:table-cell>
          <table:table-cell table:style-name="ce7" table:formula="of:=IF(ISBLANK([.CI65]);&quot;&quot;;[.CI65]+MAX([.CI167];[.CJ167]))">
            <text:p/>
          </table:table-cell>
          <table:table-cell table:style-name="ce7" table:formula="of:=IF(ISBLANK([.CJ65]);&quot;&quot;;[.CJ65]+MAX([.CJ167];[.CK167]))">
            <text:p/>
          </table:table-cell>
          <table:table-cell table:style-name="ce7" table:formula="of:=IF(ISBLANK([.CK65]);&quot;&quot;;[.CK65]+MAX([.CK167];[.CL167]))">
            <text:p/>
          </table:table-cell>
          <table:table-cell table:style-name="ce7" table:formula="of:=IF(ISBLANK([.CL65]);&quot;&quot;;[.CL65]+MAX([.CL167];[.CM167]))">
            <text:p/>
          </table:table-cell>
          <table:table-cell table:style-name="ce7" table:formula="of:=IF(ISBLANK([.CM65]);&quot;&quot;;[.CM65]+MAX([.CM167];[.CN167]))">
            <text:p/>
          </table:table-cell>
          <table:table-cell table:style-name="ce7" table:formula="of:=IF(ISBLANK([.CN65]);&quot;&quot;;[.CN65]+MAX([.CN167];[.CO167]))">
            <text:p/>
          </table:table-cell>
          <table:table-cell table:style-name="ce7" table:formula="of:=IF(ISBLANK([.CO65]);&quot;&quot;;[.CO65]+MAX([.CO167];[.CP167]))">
            <text:p/>
          </table:table-cell>
          <table:table-cell table:style-name="ce7" table:formula="of:=IF(ISBLANK([.CP65]);&quot;&quot;;[.CP65]+MAX([.CP167];[.CQ167]))">
            <text:p/>
          </table:table-cell>
          <table:table-cell table:style-name="ce7" table:formula="of:=IF(ISBLANK([.CQ65]);&quot;&quot;;[.CQ65]+MAX([.CQ167];[.CR167]))">
            <text:p/>
          </table:table-cell>
          <table:table-cell table:style-name="ce7" table:formula="of:=IF(ISBLANK([.CR65]);&quot;&quot;;[.CR65]+MAX([.CR167];[.CS167]))">
            <text:p/>
          </table:table-cell>
          <table:table-cell table:style-name="ce7" table:formula="of:=IF(ISBLANK([.CS65]);&quot;&quot;;[.CS65]+MAX([.CS167];[.CT167]))">
            <text:p/>
          </table:table-cell>
          <table:table-cell table:style-name="ce7" table:formula="of:=IF(ISBLANK([.CT65]);&quot;&quot;;[.CT65]+MAX([.CT167];[.CU167]))">
            <text:p/>
          </table:table-cell>
          <table:table-cell table:style-name="ce7" table:formula="of:=IF(ISBLANK([.CU65]);&quot;&quot;;[.CU65]+MAX([.CU167];[.CV167]))">
            <text:p/>
          </table:table-cell>
          <table:table-cell table:formula="of:=IF(ISBLANK([.CV65]);&quot;&quot;;[.CV65]+MAX([.CV167];[.CW167]))">
            <text:p/>
          </table:table-cell>
        </table:table-row>
        <table:table-row table:style-name="ro1">
          <table:table-cell table:formula="of:=IF(ISBLANK([.A66]);&quot;&quot;;[.A66]+MAX([.A168];[.B168]))" office:value-type="float" office:value="2551" calcext:value-type="float">
            <text:p>2551</text:p>
          </table:table-cell>
          <table:table-cell table:style-name="ce7" table:formula="of:=IF(ISBLANK([.B66]);&quot;&quot;;[.B66]+MAX([.B168];[.C168]))" office:value-type="float" office:value="2529" calcext:value-type="float">
            <text:p>2529</text:p>
          </table:table-cell>
          <table:table-cell table:style-name="ce7" table:formula="of:=IF(ISBLANK([.C66]);&quot;&quot;;[.C66]+MAX([.C168];[.D168]))" office:value-type="float" office:value="2536" calcext:value-type="float">
            <text:p>2536</text:p>
          </table:table-cell>
          <table:table-cell table:style-name="ce7" table:formula="of:=IF(ISBLANK([.D66]);&quot;&quot;;[.D66]+MAX([.D168];[.E168]))" office:value-type="float" office:value="2554" calcext:value-type="float">
            <text:p>2554</text:p>
          </table:table-cell>
          <table:table-cell table:style-name="ce7" table:formula="of:=IF(ISBLANK([.E66]);&quot;&quot;;[.E66]+MAX([.E168];[.F168]))" office:value-type="float" office:value="2646" calcext:value-type="float">
            <text:p>2646</text:p>
          </table:table-cell>
          <table:table-cell table:style-name="ce7" table:formula="of:=IF(ISBLANK([.F66]);&quot;&quot;;[.F66]+MAX([.F168];[.G168]))" office:value-type="float" office:value="2708" calcext:value-type="float">
            <text:p>2708</text:p>
          </table:table-cell>
          <table:table-cell table:style-name="ce7" table:formula="of:=IF(ISBLANK([.G66]);&quot;&quot;;[.G66]+MAX([.G168];[.H168]))" office:value-type="float" office:value="2708" calcext:value-type="float">
            <text:p>2708</text:p>
          </table:table-cell>
          <table:table-cell table:style-name="ce7" table:formula="of:=IF(ISBLANK([.H66]);&quot;&quot;;[.H66]+MAX([.H168];[.I168]))" office:value-type="float" office:value="2687" calcext:value-type="float">
            <text:p>2687</text:p>
          </table:table-cell>
          <table:table-cell table:style-name="ce7" table:formula="of:=IF(ISBLANK([.I66]);&quot;&quot;;[.I66]+MAX([.I168];[.J168]))" office:value-type="float" office:value="2751" calcext:value-type="float">
            <text:p>2751</text:p>
          </table:table-cell>
          <table:table-cell table:style-name="ce7" table:formula="of:=IF(ISBLANK([.J66]);&quot;&quot;;[.J66]+MAX([.J168];[.K168]))" office:value-type="float" office:value="2757" calcext:value-type="float">
            <text:p>2757</text:p>
          </table:table-cell>
          <table:table-cell table:style-name="ce7" table:formula="of:=IF(ISBLANK([.K66]);&quot;&quot;;[.K66]+MAX([.K168];[.L168]))" office:value-type="float" office:value="2687" calcext:value-type="float">
            <text:p>2687</text:p>
          </table:table-cell>
          <table:table-cell table:style-name="ce7" table:formula="of:=IF(ISBLANK([.L66]);&quot;&quot;;[.L66]+MAX([.L168];[.M168]))" office:value-type="float" office:value="2634" calcext:value-type="float">
            <text:p>2634</text:p>
          </table:table-cell>
          <table:table-cell table:style-name="ce7" table:formula="of:=IF(ISBLANK([.M66]);&quot;&quot;;[.M66]+MAX([.M168];[.N168]))" office:value-type="float" office:value="2587" calcext:value-type="float">
            <text:p>2587</text:p>
          </table:table-cell>
          <table:table-cell table:style-name="ce7" table:formula="of:=IF(ISBLANK([.N66]);&quot;&quot;;[.N66]+MAX([.N168];[.O168]))" office:value-type="float" office:value="2628" calcext:value-type="float">
            <text:p>2628</text:p>
          </table:table-cell>
          <table:table-cell table:style-name="ce7" table:formula="of:=IF(ISBLANK([.O66]);&quot;&quot;;[.O66]+MAX([.O168];[.P168]))" office:value-type="float" office:value="2601" calcext:value-type="float">
            <text:p>2601</text:p>
          </table:table-cell>
          <table:table-cell table:style-name="ce7" table:formula="of:=IF(ISBLANK([.P66]);&quot;&quot;;[.P66]+MAX([.P168];[.Q168]))" office:value-type="float" office:value="2500" calcext:value-type="float">
            <text:p>2500</text:p>
          </table:table-cell>
          <table:table-cell table:style-name="ce7" table:formula="of:=IF(ISBLANK([.Q66]);&quot;&quot;;[.Q66]+MAX([.Q168];[.R168]))" office:value-type="float" office:value="2486" calcext:value-type="float">
            <text:p>2486</text:p>
          </table:table-cell>
          <table:table-cell table:style-name="ce7" table:formula="of:=IF(ISBLANK([.R66]);&quot;&quot;;[.R66]+MAX([.R168];[.S168]))" office:value-type="float" office:value="2480" calcext:value-type="float">
            <text:p>2480</text:p>
          </table:table-cell>
          <table:table-cell table:style-name="ce7" table:formula="of:=IF(ISBLANK([.S66]);&quot;&quot;;[.S66]+MAX([.S168];[.T168]))" office:value-type="float" office:value="2425" calcext:value-type="float">
            <text:p>2425</text:p>
          </table:table-cell>
          <table:table-cell table:style-name="ce7" table:formula="of:=IF(ISBLANK([.T66]);&quot;&quot;;[.T66]+MAX([.T168];[.U168]))" office:value-type="float" office:value="2392" calcext:value-type="float">
            <text:p>2392</text:p>
          </table:table-cell>
          <table:table-cell table:style-name="ce7" table:formula="of:=IF(ISBLANK([.U66]);&quot;&quot;;[.U66]+MAX([.U168];[.V168]))" office:value-type="float" office:value="2583" calcext:value-type="float">
            <text:p>2583</text:p>
          </table:table-cell>
          <table:table-cell table:style-name="ce7" table:formula="of:=IF(ISBLANK([.V66]);&quot;&quot;;[.V66]+MAX([.V168];[.W168]))" office:value-type="float" office:value="2619" calcext:value-type="float">
            <text:p>2619</text:p>
          </table:table-cell>
          <table:table-cell table:style-name="ce7" table:formula="of:=IF(ISBLANK([.W66]);&quot;&quot;;[.W66]+MAX([.W168];[.X168]))" office:value-type="float" office:value="2624" calcext:value-type="float">
            <text:p>2624</text:p>
          </table:table-cell>
          <table:table-cell table:style-name="ce7" table:formula="of:=IF(ISBLANK([.X66]);&quot;&quot;;[.X66]+MAX([.X168];[.Y168]))" office:value-type="float" office:value="2674" calcext:value-type="float">
            <text:p>2674</text:p>
          </table:table-cell>
          <table:table-cell table:style-name="ce7" table:formula="of:=IF(ISBLANK([.Y66]);&quot;&quot;;[.Y66]+MAX([.Y168];[.Z168]))" office:value-type="float" office:value="2689" calcext:value-type="float">
            <text:p>2689</text:p>
          </table:table-cell>
          <table:table-cell table:style-name="ce7" table:formula="of:=IF(ISBLANK([.Z66]);&quot;&quot;;[.Z66]+MAX([.Z168];[.AA168]))" office:value-type="float" office:value="2603" calcext:value-type="float">
            <text:p>2603</text:p>
          </table:table-cell>
          <table:table-cell table:style-name="ce7" table:formula="of:=IF(ISBLANK([.AA66]);&quot;&quot;;[.AA66]+MAX([.AA168];[.AB168]))" office:value-type="float" office:value="2689" calcext:value-type="float">
            <text:p>2689</text:p>
          </table:table-cell>
          <table:table-cell table:style-name="ce7" table:formula="of:=IF(ISBLANK([.AB66]);&quot;&quot;;[.AB66]+MAX([.AB168];[.AC168]))" office:value-type="float" office:value="2622" calcext:value-type="float">
            <text:p>2622</text:p>
          </table:table-cell>
          <table:table-cell table:style-name="ce7" table:formula="of:=IF(ISBLANK([.AC66]);&quot;&quot;;[.AC66]+MAX([.AC168];[.AD168]))" office:value-type="float" office:value="2568" calcext:value-type="float">
            <text:p>2568</text:p>
          </table:table-cell>
          <table:table-cell table:style-name="ce7" table:formula="of:=IF(ISBLANK([.AD66]);&quot;&quot;;[.AD66]+MAX([.AD168];[.AE168]))" office:value-type="float" office:value="2592" calcext:value-type="float">
            <text:p>2592</text:p>
          </table:table-cell>
          <table:table-cell table:style-name="ce7" table:formula="of:=IF(ISBLANK([.AE66]);&quot;&quot;;[.AE66]+MAX([.AE168];[.AF168]))" office:value-type="float" office:value="2585" calcext:value-type="float">
            <text:p>2585</text:p>
          </table:table-cell>
          <table:table-cell table:style-name="ce7" table:formula="of:=IF(ISBLANK([.AF66]);&quot;&quot;;[.AF66]+MAX([.AF168];[.AG168]))" office:value-type="float" office:value="2504" calcext:value-type="float">
            <text:p>2504</text:p>
          </table:table-cell>
          <table:table-cell table:style-name="ce7" table:formula="of:=IF(ISBLANK([.AG66]);&quot;&quot;;[.AG66]+MAX([.AG168];[.AH168]))" office:value-type="float" office:value="2467" calcext:value-type="float">
            <text:p>2467</text:p>
          </table:table-cell>
          <table:table-cell table:style-name="ce7" table:formula="of:=IF(ISBLANK([.AH66]);&quot;&quot;;[.AH66]+MAX([.AH168];[.AI168]))" office:value-type="float" office:value="2602" calcext:value-type="float">
            <text:p>2602</text:p>
          </table:table-cell>
          <table:table-cell table:style-name="ce7" table:formula="of:=IF(ISBLANK([.AI66]);&quot;&quot;;[.AI66]+MAX([.AI168];[.AJ168]))" office:value-type="float" office:value="2619" calcext:value-type="float">
            <text:p>2619</text:p>
          </table:table-cell>
          <table:table-cell table:style-name="ce7" table:formula="of:=IF(ISBLANK([.AJ66]);&quot;&quot;;[.AJ66]+MAX([.AJ168];[.AK168]))" office:value-type="float" office:value="2587" calcext:value-type="float">
            <text:p>2587</text:p>
          </table:table-cell>
          <table:table-cell table:style-name="ce7" table:formula="of:=IF(ISBLANK([.AK66]);&quot;&quot;;[.AK66]+MAX([.AK168];[.AL168]))" office:value-type="float" office:value="2527" calcext:value-type="float">
            <text:p>2527</text:p>
          </table:table-cell>
          <table:table-cell table:style-name="ce7" table:formula="of:=IF(ISBLANK([.AL66]);&quot;&quot;;[.AL66]+MAX([.AL168];[.AM168]))" office:value-type="float" office:value="2663" calcext:value-type="float">
            <text:p>2663</text:p>
          </table:table-cell>
          <table:table-cell table:style-name="ce7" table:formula="of:=IF(ISBLANK([.AM66]);&quot;&quot;;[.AM66]+MAX([.AM168];[.AN168]))" office:value-type="float" office:value="2741" calcext:value-type="float">
            <text:p>2741</text:p>
          </table:table-cell>
          <table:table-cell table:style-name="ce7" table:formula="of:=IF(ISBLANK([.AN66]);&quot;&quot;;[.AN66]+MAX([.AN168];[.AO168]))" office:value-type="float" office:value="2693" calcext:value-type="float">
            <text:p>2693</text:p>
          </table:table-cell>
          <table:table-cell table:style-name="ce7" table:formula="of:=IF(ISBLANK([.AO66]);&quot;&quot;;[.AO66]+MAX([.AO168];[.AP168]))" office:value-type="float" office:value="2596" calcext:value-type="float">
            <text:p>2596</text:p>
          </table:table-cell>
          <table:table-cell table:style-name="ce7" table:formula="of:=IF(ISBLANK([.AP66]);&quot;&quot;;[.AP66]+MAX([.AP168];[.AQ168]))" office:value-type="float" office:value="2657" calcext:value-type="float">
            <text:p>2657</text:p>
          </table:table-cell>
          <table:table-cell table:style-name="ce7" table:formula="of:=IF(ISBLANK([.AQ66]);&quot;&quot;;[.AQ66]+MAX([.AQ168];[.AR168]))" office:value-type="float" office:value="2628" calcext:value-type="float">
            <text:p>2628</text:p>
          </table:table-cell>
          <table:table-cell table:style-name="ce7" table:formula="of:=IF(ISBLANK([.AR66]);&quot;&quot;;[.AR66]+MAX([.AR168];[.AS168]))" office:value-type="float" office:value="2625" calcext:value-type="float">
            <text:p>2625</text:p>
          </table:table-cell>
          <table:table-cell table:style-name="ce7" table:formula="of:=IF(ISBLANK([.AS66]);&quot;&quot;;[.AS66]+MAX([.AS168];[.AT168]))" office:value-type="float" office:value="2624" calcext:value-type="float">
            <text:p>2624</text:p>
          </table:table-cell>
          <table:table-cell table:style-name="ce7" table:formula="of:=IF(ISBLANK([.AT66]);&quot;&quot;;[.AT66]+MAX([.AT168];[.AU168]))" office:value-type="float" office:value="2673" calcext:value-type="float">
            <text:p>2673</text:p>
          </table:table-cell>
          <table:table-cell table:style-name="ce7" table:formula="of:=IF(ISBLANK([.AU66]);&quot;&quot;;[.AU66]+MAX([.AU168];[.AV168]))" office:value-type="float" office:value="2632" calcext:value-type="float">
            <text:p>2632</text:p>
          </table:table-cell>
          <table:table-cell table:style-name="ce7" table:formula="of:=IF(ISBLANK([.AV66]);&quot;&quot;;[.AV66]+MAX([.AV168];[.AW168]))" office:value-type="float" office:value="2615" calcext:value-type="float">
            <text:p>2615</text:p>
          </table:table-cell>
          <table:table-cell table:style-name="ce7" table:formula="of:=IF(ISBLANK([.AW66]);&quot;&quot;;[.AW66]+MAX([.AW168];[.AX168]))" office:value-type="float" office:value="2585" calcext:value-type="float">
            <text:p>2585</text:p>
          </table:table-cell>
          <table:table-cell table:style-name="ce7" table:formula="of:=IF(ISBLANK([.AX66]);&quot;&quot;;[.AX66]+MAX([.AX168];[.AY168]))" office:value-type="float" office:value="2688" calcext:value-type="float">
            <text:p>2688</text:p>
          </table:table-cell>
          <table:table-cell table:style-name="ce7" table:formula="of:=IF(ISBLANK([.AY66]);&quot;&quot;;[.AY66]+MAX([.AY168];[.AZ168]))" office:value-type="float" office:value="2626" calcext:value-type="float">
            <text:p>2626</text:p>
          </table:table-cell>
          <table:table-cell table:style-name="ce7" table:formula="of:=IF(ISBLANK([.AZ66]);&quot;&quot;;[.AZ66]+MAX([.AZ168];[.BA168]))" office:value-type="float" office:value="2502" calcext:value-type="float">
            <text:p>2502</text:p>
          </table:table-cell>
          <table:table-cell table:style-name="ce7" table:formula="of:=IF(ISBLANK([.BA66]);&quot;&quot;;[.BA66]+MAX([.BA168];[.BB168]))" office:value-type="float" office:value="2448" calcext:value-type="float">
            <text:p>2448</text:p>
          </table:table-cell>
          <table:table-cell table:style-name="ce7" table:formula="of:=IF(ISBLANK([.BB66]);&quot;&quot;;[.BB66]+MAX([.BB168];[.BC168]))" office:value-type="float" office:value="2490" calcext:value-type="float">
            <text:p>2490</text:p>
          </table:table-cell>
          <table:table-cell table:style-name="ce7" table:formula="of:=IF(ISBLANK([.BC66]);&quot;&quot;;[.BC66]+MAX([.BC168];[.BD168]))" office:value-type="float" office:value="2470" calcext:value-type="float">
            <text:p>2470</text:p>
          </table:table-cell>
          <table:table-cell table:style-name="ce7" table:formula="of:=IF(ISBLANK([.BD66]);&quot;&quot;;[.BD66]+MAX([.BD168];[.BE168]))" office:value-type="float" office:value="2501" calcext:value-type="float">
            <text:p>2501</text:p>
          </table:table-cell>
          <table:table-cell table:style-name="ce7" table:formula="of:=IF(ISBLANK([.BE66]);&quot;&quot;;[.BE66]+MAX([.BE168];[.BF168]))" office:value-type="float" office:value="2511" calcext:value-type="float">
            <text:p>2511</text:p>
          </table:table-cell>
          <table:table-cell table:style-name="ce7" table:formula="of:=IF(ISBLANK([.BF66]);&quot;&quot;;[.BF66]+MAX([.BF168];[.BG168]))" office:value-type="float" office:value="2642" calcext:value-type="float">
            <text:p>2642</text:p>
          </table:table-cell>
          <table:table-cell table:style-name="ce7" table:formula="of:=IF(ISBLANK([.BG66]);&quot;&quot;;[.BG66]+MAX([.BG168];[.BH168]))" office:value-type="float" office:value="2604" calcext:value-type="float">
            <text:p>2604</text:p>
          </table:table-cell>
          <table:table-cell table:style-name="ce7" table:formula="of:=IF(ISBLANK([.BH66]);&quot;&quot;;[.BH66]+MAX([.BH168];[.BI168]))" office:value-type="float" office:value="2546" calcext:value-type="float">
            <text:p>2546</text:p>
          </table:table-cell>
          <table:table-cell table:style-name="ce7" table:formula="of:=IF(ISBLANK([.BI66]);&quot;&quot;;[.BI66]+MAX([.BI168];[.BJ168]))" office:value-type="float" office:value="2619" calcext:value-type="float">
            <text:p>2619</text:p>
          </table:table-cell>
          <table:table-cell table:style-name="ce7" table:formula="of:=IF(ISBLANK([.BJ66]);&quot;&quot;;[.BJ66]+MAX([.BJ168];[.BK168]))" office:value-type="float" office:value="2593" calcext:value-type="float">
            <text:p>2593</text:p>
          </table:table-cell>
          <table:table-cell table:style-name="ce7" table:formula="of:=IF(ISBLANK([.BK66]);&quot;&quot;;[.BK66]+MAX([.BK168];[.BL168]))" office:value-type="float" office:value="2599" calcext:value-type="float">
            <text:p>2599</text:p>
          </table:table-cell>
          <table:table-cell table:style-name="ce7" table:formula="of:=IF(ISBLANK([.BL66]);&quot;&quot;;[.BL66]+MAX([.BL168];[.BM168]))" office:value-type="float" office:value="2617" calcext:value-type="float">
            <text:p>2617</text:p>
          </table:table-cell>
          <table:table-cell table:style-name="ce7" table:formula="of:=IF(ISBLANK([.BM66]);&quot;&quot;;[.BM66]+MAX([.BM168];[.BN168]))" office:value-type="float" office:value="2627" calcext:value-type="float">
            <text:p>2627</text:p>
          </table:table-cell>
          <table:table-cell table:style-name="ce7" table:formula="of:=IF(ISBLANK([.BN66]);&quot;&quot;;[.BN66]+MAX([.BN168];[.BO168]))">
            <text:p/>
          </table:table-cell>
          <table:table-cell table:style-name="ce7" table:formula="of:=IF(ISBLANK([.BO66]);&quot;&quot;;[.BO66]+MAX([.BO168];[.BP168]))">
            <text:p/>
          </table:table-cell>
          <table:table-cell table:style-name="ce7" table:formula="of:=IF(ISBLANK([.BP66]);&quot;&quot;;[.BP66]+MAX([.BP168];[.BQ168]))">
            <text:p/>
          </table:table-cell>
          <table:table-cell table:style-name="ce7" table:formula="of:=IF(ISBLANK([.BQ66]);&quot;&quot;;[.BQ66]+MAX([.BQ168];[.BR168]))">
            <text:p/>
          </table:table-cell>
          <table:table-cell table:style-name="ce7" table:formula="of:=IF(ISBLANK([.BR66]);&quot;&quot;;[.BR66]+MAX([.BR168];[.BS168]))">
            <text:p/>
          </table:table-cell>
          <table:table-cell table:style-name="ce7" table:formula="of:=IF(ISBLANK([.BS66]);&quot;&quot;;[.BS66]+MAX([.BS168];[.BT168]))">
            <text:p/>
          </table:table-cell>
          <table:table-cell table:style-name="ce7" table:formula="of:=IF(ISBLANK([.BT66]);&quot;&quot;;[.BT66]+MAX([.BT168];[.BU168]))">
            <text:p/>
          </table:table-cell>
          <table:table-cell table:style-name="ce7" table:formula="of:=IF(ISBLANK([.BU66]);&quot;&quot;;[.BU66]+MAX([.BU168];[.BV168]))">
            <text:p/>
          </table:table-cell>
          <table:table-cell table:style-name="ce7" table:formula="of:=IF(ISBLANK([.BV66]);&quot;&quot;;[.BV66]+MAX([.BV168];[.BW168]))">
            <text:p/>
          </table:table-cell>
          <table:table-cell table:style-name="ce7" table:formula="of:=IF(ISBLANK([.BW66]);&quot;&quot;;[.BW66]+MAX([.BW168];[.BX168]))">
            <text:p/>
          </table:table-cell>
          <table:table-cell table:style-name="ce7" table:formula="of:=IF(ISBLANK([.BX66]);&quot;&quot;;[.BX66]+MAX([.BX168];[.BY168]))">
            <text:p/>
          </table:table-cell>
          <table:table-cell table:style-name="ce7" table:formula="of:=IF(ISBLANK([.BY66]);&quot;&quot;;[.BY66]+MAX([.BY168];[.BZ168]))">
            <text:p/>
          </table:table-cell>
          <table:table-cell table:style-name="ce7" table:formula="of:=IF(ISBLANK([.BZ66]);&quot;&quot;;[.BZ66]+MAX([.BZ168];[.CA168]))">
            <text:p/>
          </table:table-cell>
          <table:table-cell table:style-name="ce7" table:formula="of:=IF(ISBLANK([.CA66]);&quot;&quot;;[.CA66]+MAX([.CA168];[.CB168]))">
            <text:p/>
          </table:table-cell>
          <table:table-cell table:style-name="ce7" table:formula="of:=IF(ISBLANK([.CB66]);&quot;&quot;;[.CB66]+MAX([.CB168];[.CC168]))">
            <text:p/>
          </table:table-cell>
          <table:table-cell table:style-name="ce7" table:formula="of:=IF(ISBLANK([.CC66]);&quot;&quot;;[.CC66]+MAX([.CC168];[.CD168]))">
            <text:p/>
          </table:table-cell>
          <table:table-cell table:style-name="ce7" table:formula="of:=IF(ISBLANK([.CD66]);&quot;&quot;;[.CD66]+MAX([.CD168];[.CE168]))">
            <text:p/>
          </table:table-cell>
          <table:table-cell table:style-name="ce7" table:formula="of:=IF(ISBLANK([.CE66]);&quot;&quot;;[.CE66]+MAX([.CE168];[.CF168]))">
            <text:p/>
          </table:table-cell>
          <table:table-cell table:style-name="ce7" table:formula="of:=IF(ISBLANK([.CF66]);&quot;&quot;;[.CF66]+MAX([.CF168];[.CG168]))">
            <text:p/>
          </table:table-cell>
          <table:table-cell table:style-name="ce7" table:formula="of:=IF(ISBLANK([.CG66]);&quot;&quot;;[.CG66]+MAX([.CG168];[.CH168]))">
            <text:p/>
          </table:table-cell>
          <table:table-cell table:style-name="ce7" table:formula="of:=IF(ISBLANK([.CH66]);&quot;&quot;;[.CH66]+MAX([.CH168];[.CI168]))">
            <text:p/>
          </table:table-cell>
          <table:table-cell table:style-name="ce7" table:formula="of:=IF(ISBLANK([.CI66]);&quot;&quot;;[.CI66]+MAX([.CI168];[.CJ168]))">
            <text:p/>
          </table:table-cell>
          <table:table-cell table:style-name="ce7" table:formula="of:=IF(ISBLANK([.CJ66]);&quot;&quot;;[.CJ66]+MAX([.CJ168];[.CK168]))">
            <text:p/>
          </table:table-cell>
          <table:table-cell table:style-name="ce7" table:formula="of:=IF(ISBLANK([.CK66]);&quot;&quot;;[.CK66]+MAX([.CK168];[.CL168]))">
            <text:p/>
          </table:table-cell>
          <table:table-cell table:style-name="ce7" table:formula="of:=IF(ISBLANK([.CL66]);&quot;&quot;;[.CL66]+MAX([.CL168];[.CM168]))">
            <text:p/>
          </table:table-cell>
          <table:table-cell table:style-name="ce7" table:formula="of:=IF(ISBLANK([.CM66]);&quot;&quot;;[.CM66]+MAX([.CM168];[.CN168]))">
            <text:p/>
          </table:table-cell>
          <table:table-cell table:style-name="ce7" table:formula="of:=IF(ISBLANK([.CN66]);&quot;&quot;;[.CN66]+MAX([.CN168];[.CO168]))">
            <text:p/>
          </table:table-cell>
          <table:table-cell table:style-name="ce7" table:formula="of:=IF(ISBLANK([.CO66]);&quot;&quot;;[.CO66]+MAX([.CO168];[.CP168]))">
            <text:p/>
          </table:table-cell>
          <table:table-cell table:style-name="ce7" table:formula="of:=IF(ISBLANK([.CP66]);&quot;&quot;;[.CP66]+MAX([.CP168];[.CQ168]))">
            <text:p/>
          </table:table-cell>
          <table:table-cell table:style-name="ce7" table:formula="of:=IF(ISBLANK([.CQ66]);&quot;&quot;;[.CQ66]+MAX([.CQ168];[.CR168]))">
            <text:p/>
          </table:table-cell>
          <table:table-cell table:style-name="ce7" table:formula="of:=IF(ISBLANK([.CR66]);&quot;&quot;;[.CR66]+MAX([.CR168];[.CS168]))">
            <text:p/>
          </table:table-cell>
          <table:table-cell table:style-name="ce7" table:formula="of:=IF(ISBLANK([.CS66]);&quot;&quot;;[.CS66]+MAX([.CS168];[.CT168]))">
            <text:p/>
          </table:table-cell>
          <table:table-cell table:style-name="ce7" table:formula="of:=IF(ISBLANK([.CT66]);&quot;&quot;;[.CT66]+MAX([.CT168];[.CU168]))">
            <text:p/>
          </table:table-cell>
          <table:table-cell table:style-name="ce7" table:formula="of:=IF(ISBLANK([.CU66]);&quot;&quot;;[.CU66]+MAX([.CU168];[.CV168]))">
            <text:p/>
          </table:table-cell>
          <table:table-cell table:formula="of:=IF(ISBLANK([.CV66]);&quot;&quot;;[.CV66]+MAX([.CV168];[.CW168]))">
            <text:p/>
          </table:table-cell>
        </table:table-row>
        <table:table-row table:style-name="ro1">
          <table:table-cell table:formula="of:=IF(ISBLANK([.A67]);&quot;&quot;;[.A67]+MAX([.A169];[.B169]))" office:value-type="float" office:value="2514" calcext:value-type="float">
            <text:p>2514</text:p>
          </table:table-cell>
          <table:table-cell table:style-name="ce7" table:formula="of:=IF(ISBLANK([.B67]);&quot;&quot;;[.B67]+MAX([.B169];[.C169]))" office:value-type="float" office:value="2513" calcext:value-type="float">
            <text:p>2513</text:p>
          </table:table-cell>
          <table:table-cell table:style-name="ce7" table:formula="of:=IF(ISBLANK([.C67]);&quot;&quot;;[.C67]+MAX([.C169];[.D169]))" office:value-type="float" office:value="2516" calcext:value-type="float">
            <text:p>2516</text:p>
          </table:table-cell>
          <table:table-cell table:style-name="ce7" table:formula="of:=IF(ISBLANK([.D67]);&quot;&quot;;[.D67]+MAX([.D169];[.E169]))" office:value-type="float" office:value="2532" calcext:value-type="float">
            <text:p>2532</text:p>
          </table:table-cell>
          <table:table-cell table:style-name="ce7" table:formula="of:=IF(ISBLANK([.E67]);&quot;&quot;;[.E67]+MAX([.E169];[.F169]))" office:value-type="float" office:value="2516" calcext:value-type="float">
            <text:p>2516</text:p>
          </table:table-cell>
          <table:table-cell table:style-name="ce7" table:formula="of:=IF(ISBLANK([.F67]);&quot;&quot;;[.F67]+MAX([.F169];[.G169]))" office:value-type="float" office:value="2582" calcext:value-type="float">
            <text:p>2582</text:p>
          </table:table-cell>
          <table:table-cell table:style-name="ce7" table:formula="of:=IF(ISBLANK([.G67]);&quot;&quot;;[.G67]+MAX([.G169];[.H169]))" office:value-type="float" office:value="2671" calcext:value-type="float">
            <text:p>2671</text:p>
          </table:table-cell>
          <table:table-cell table:style-name="ce7" table:formula="of:=IF(ISBLANK([.H67]);&quot;&quot;;[.H67]+MAX([.H169];[.I169]))" office:value-type="float" office:value="2598" calcext:value-type="float">
            <text:p>2598</text:p>
          </table:table-cell>
          <table:table-cell table:style-name="ce7" table:formula="of:=IF(ISBLANK([.I67]);&quot;&quot;;[.I67]+MAX([.I169];[.J169]))" office:value-type="float" office:value="2659" calcext:value-type="float">
            <text:p>2659</text:p>
          </table:table-cell>
          <table:table-cell table:style-name="ce7" table:formula="of:=IF(ISBLANK([.J67]);&quot;&quot;;[.J67]+MAX([.J169];[.K169]))" office:value-type="float" office:value="2695" calcext:value-type="float">
            <text:p>2695</text:p>
          </table:table-cell>
          <table:table-cell table:style-name="ce7" table:formula="of:=IF(ISBLANK([.K67]);&quot;&quot;;[.K67]+MAX([.K169];[.L169]))" office:value-type="float" office:value="2568" calcext:value-type="float">
            <text:p>2568</text:p>
          </table:table-cell>
          <table:table-cell table:style-name="ce7" table:formula="of:=IF(ISBLANK([.L67]);&quot;&quot;;[.L67]+MAX([.L169];[.M169]))" office:value-type="float" office:value="2601" calcext:value-type="float">
            <text:p>2601</text:p>
          </table:table-cell>
          <table:table-cell table:style-name="ce7" table:formula="of:=IF(ISBLANK([.M67]);&quot;&quot;;[.M67]+MAX([.M169];[.N169]))" office:value-type="float" office:value="2546" calcext:value-type="float">
            <text:p>2546</text:p>
          </table:table-cell>
          <table:table-cell table:style-name="ce7" table:formula="of:=IF(ISBLANK([.N67]);&quot;&quot;;[.N67]+MAX([.N169];[.O169]))" office:value-type="float" office:value="2580" calcext:value-type="float">
            <text:p>2580</text:p>
          </table:table-cell>
          <table:table-cell table:style-name="ce7" table:formula="of:=IF(ISBLANK([.O67]);&quot;&quot;;[.O67]+MAX([.O169];[.P169]))" office:value-type="float" office:value="2591" calcext:value-type="float">
            <text:p>2591</text:p>
          </table:table-cell>
          <table:table-cell table:style-name="ce7" table:formula="of:=IF(ISBLANK([.P67]);&quot;&quot;;[.P67]+MAX([.P169];[.Q169]))" office:value-type="float" office:value="2456" calcext:value-type="float">
            <text:p>2456</text:p>
          </table:table-cell>
          <table:table-cell table:style-name="ce7" table:formula="of:=IF(ISBLANK([.Q67]);&quot;&quot;;[.Q67]+MAX([.Q169];[.R169]))" office:value-type="float" office:value="2434" calcext:value-type="float">
            <text:p>2434</text:p>
          </table:table-cell>
          <table:table-cell table:style-name="ce7" table:formula="of:=IF(ISBLANK([.R67]);&quot;&quot;;[.R67]+MAX([.R169];[.S169]))" office:value-type="float" office:value="2398" calcext:value-type="float">
            <text:p>2398</text:p>
          </table:table-cell>
          <table:table-cell table:style-name="ce7" table:formula="of:=IF(ISBLANK([.S67]);&quot;&quot;;[.S67]+MAX([.S169];[.T169]))" office:value-type="float" office:value="2356" calcext:value-type="float">
            <text:p>2356</text:p>
          </table:table-cell>
          <table:table-cell table:style-name="ce7" table:formula="of:=IF(ISBLANK([.T67]);&quot;&quot;;[.T67]+MAX([.T169];[.U169]))" office:value-type="float" office:value="2373" calcext:value-type="float">
            <text:p>2373</text:p>
          </table:table-cell>
          <table:table-cell table:style-name="ce7" table:formula="of:=IF(ISBLANK([.U67]);&quot;&quot;;[.U67]+MAX([.U169];[.V169]))" office:value-type="float" office:value="2386" calcext:value-type="float">
            <text:p>2386</text:p>
          </table:table-cell>
          <table:table-cell table:style-name="ce7" table:formula="of:=IF(ISBLANK([.V67]);&quot;&quot;;[.V67]+MAX([.V169];[.W169]))" office:value-type="float" office:value="2564" calcext:value-type="float">
            <text:p>2564</text:p>
          </table:table-cell>
          <table:table-cell table:style-name="ce7" table:formula="of:=IF(ISBLANK([.W67]);&quot;&quot;;[.W67]+MAX([.W169];[.X169]))" office:value-type="float" office:value="2567" calcext:value-type="float">
            <text:p>2567</text:p>
          </table:table-cell>
          <table:table-cell table:style-name="ce7" table:formula="of:=IF(ISBLANK([.X67]);&quot;&quot;;[.X67]+MAX([.X169];[.Y169]))" office:value-type="float" office:value="2503" calcext:value-type="float">
            <text:p>2503</text:p>
          </table:table-cell>
          <table:table-cell table:style-name="ce7" table:formula="of:=IF(ISBLANK([.Y67]);&quot;&quot;;[.Y67]+MAX([.Y169];[.Z169]))" office:value-type="float" office:value="2599" calcext:value-type="float">
            <text:p>2599</text:p>
          </table:table-cell>
          <table:table-cell table:style-name="ce7" table:formula="of:=IF(ISBLANK([.Z67]);&quot;&quot;;[.Z67]+MAX([.Z169];[.AA169]))" office:value-type="float" office:value="2577" calcext:value-type="float">
            <text:p>2577</text:p>
          </table:table-cell>
          <table:table-cell table:style-name="ce7" table:formula="of:=IF(ISBLANK([.AA67]);&quot;&quot;;[.AA67]+MAX([.AA169];[.AB169]))" office:value-type="float" office:value="2546" calcext:value-type="float">
            <text:p>2546</text:p>
          </table:table-cell>
          <table:table-cell table:style-name="ce7" table:formula="of:=IF(ISBLANK([.AB67]);&quot;&quot;;[.AB67]+MAX([.AB169];[.AC169]))" office:value-type="float" office:value="2598" calcext:value-type="float">
            <text:p>2598</text:p>
          </table:table-cell>
          <table:table-cell table:style-name="ce7" table:formula="of:=IF(ISBLANK([.AC67]);&quot;&quot;;[.AC67]+MAX([.AC169];[.AD169]))" office:value-type="float" office:value="2562" calcext:value-type="float">
            <text:p>2562</text:p>
          </table:table-cell>
          <table:table-cell table:style-name="ce7" table:formula="of:=IF(ISBLANK([.AD67]);&quot;&quot;;[.AD67]+MAX([.AD169];[.AE169]))" office:value-type="float" office:value="2544" calcext:value-type="float">
            <text:p>2544</text:p>
          </table:table-cell>
          <table:table-cell table:style-name="ce7" table:formula="of:=IF(ISBLANK([.AE67]);&quot;&quot;;[.AE67]+MAX([.AE169];[.AF169]))" office:value-type="float" office:value="2571" calcext:value-type="float">
            <text:p>2571</text:p>
          </table:table-cell>
          <table:table-cell table:style-name="ce7" table:formula="of:=IF(ISBLANK([.AF67]);&quot;&quot;;[.AF67]+MAX([.AF169];[.AG169]))" office:value-type="float" office:value="2437" calcext:value-type="float">
            <text:p>2437</text:p>
          </table:table-cell>
          <table:table-cell table:style-name="ce7" table:formula="of:=IF(ISBLANK([.AG67]);&quot;&quot;;[.AG67]+MAX([.AG169];[.AH169]))" office:value-type="float" office:value="2391" calcext:value-type="float">
            <text:p>2391</text:p>
          </table:table-cell>
          <table:table-cell table:style-name="ce7" table:formula="of:=IF(ISBLANK([.AH67]);&quot;&quot;;[.AH67]+MAX([.AH169];[.AI169]))" office:value-type="float" office:value="2387" calcext:value-type="float">
            <text:p>2387</text:p>
          </table:table-cell>
          <table:table-cell table:style-name="ce7" table:formula="of:=IF(ISBLANK([.AI67]);&quot;&quot;;[.AI67]+MAX([.AI169];[.AJ169]))" office:value-type="float" office:value="2572" calcext:value-type="float">
            <text:p>2572</text:p>
          </table:table-cell>
          <table:table-cell table:style-name="ce7" table:formula="of:=IF(ISBLANK([.AJ67]);&quot;&quot;;[.AJ67]+MAX([.AJ169];[.AK169]))" office:value-type="float" office:value="2573" calcext:value-type="float">
            <text:p>2573</text:p>
          </table:table-cell>
          <table:table-cell table:style-name="ce7" table:formula="of:=IF(ISBLANK([.AK67]);&quot;&quot;;[.AK67]+MAX([.AK169];[.AL169]))" office:value-type="float" office:value="2492" calcext:value-type="float">
            <text:p>2492</text:p>
          </table:table-cell>
          <table:table-cell table:style-name="ce7" table:formula="of:=IF(ISBLANK([.AL67]);&quot;&quot;;[.AL67]+MAX([.AL169];[.AM169]))" office:value-type="float" office:value="2490" calcext:value-type="float">
            <text:p>2490</text:p>
          </table:table-cell>
          <table:table-cell table:style-name="ce7" table:formula="of:=IF(ISBLANK([.AM67]);&quot;&quot;;[.AM67]+MAX([.AM169];[.AN169]))" office:value-type="float" office:value="2574" calcext:value-type="float">
            <text:p>2574</text:p>
          </table:table-cell>
          <table:table-cell table:style-name="ce7" table:formula="of:=IF(ISBLANK([.AN67]);&quot;&quot;;[.AN67]+MAX([.AN169];[.AO169]))" office:value-type="float" office:value="2652" calcext:value-type="float">
            <text:p>2652</text:p>
          </table:table-cell>
          <table:table-cell table:style-name="ce7" table:formula="of:=IF(ISBLANK([.AO67]);&quot;&quot;;[.AO67]+MAX([.AO169];[.AP169]))" office:value-type="float" office:value="2585" calcext:value-type="float">
            <text:p>2585</text:p>
          </table:table-cell>
          <table:table-cell table:style-name="ce7" table:formula="of:=IF(ISBLANK([.AP67]);&quot;&quot;;[.AP67]+MAX([.AP169];[.AQ169]))" office:value-type="float" office:value="2593" calcext:value-type="float">
            <text:p>2593</text:p>
          </table:table-cell>
          <table:table-cell table:style-name="ce7" table:formula="of:=IF(ISBLANK([.AQ67]);&quot;&quot;;[.AQ67]+MAX([.AQ169];[.AR169]))" office:value-type="float" office:value="2572" calcext:value-type="float">
            <text:p>2572</text:p>
          </table:table-cell>
          <table:table-cell table:style-name="ce7" table:formula="of:=IF(ISBLANK([.AR67]);&quot;&quot;;[.AR67]+MAX([.AR169];[.AS169]))" office:value-type="float" office:value="2492" calcext:value-type="float">
            <text:p>2492</text:p>
          </table:table-cell>
          <table:table-cell table:style-name="ce7" table:formula="of:=IF(ISBLANK([.AS67]);&quot;&quot;;[.AS67]+MAX([.AS169];[.AT169]))" office:value-type="float" office:value="2528" calcext:value-type="float">
            <text:p>2528</text:p>
          </table:table-cell>
          <table:table-cell table:style-name="ce7" table:formula="of:=IF(ISBLANK([.AT67]);&quot;&quot;;[.AT67]+MAX([.AT169];[.AU169]))" office:value-type="float" office:value="2537" calcext:value-type="float">
            <text:p>2537</text:p>
          </table:table-cell>
          <table:table-cell table:style-name="ce7" table:formula="of:=IF(ISBLANK([.AU67]);&quot;&quot;;[.AU67]+MAX([.AU169];[.AV169]))" office:value-type="float" office:value="2610" calcext:value-type="float">
            <text:p>2610</text:p>
          </table:table-cell>
          <table:table-cell table:style-name="ce7" table:formula="of:=IF(ISBLANK([.AV67]);&quot;&quot;;[.AV67]+MAX([.AV169];[.AW169]))" office:value-type="float" office:value="2581" calcext:value-type="float">
            <text:p>2581</text:p>
          </table:table-cell>
          <table:table-cell table:style-name="ce7" table:formula="of:=IF(ISBLANK([.AW67]);&quot;&quot;;[.AW67]+MAX([.AW169];[.AX169]))" office:value-type="float" office:value="2578" calcext:value-type="float">
            <text:p>2578</text:p>
          </table:table-cell>
          <table:table-cell table:style-name="ce7" table:formula="of:=IF(ISBLANK([.AX67]);&quot;&quot;;[.AX67]+MAX([.AX169];[.AY169]))" office:value-type="float" office:value="2582" calcext:value-type="float">
            <text:p>2582</text:p>
          </table:table-cell>
          <table:table-cell table:style-name="ce7" table:formula="of:=IF(ISBLANK([.AY67]);&quot;&quot;;[.AY67]+MAX([.AY169];[.AZ169]))" office:value-type="float" office:value="2609" calcext:value-type="float">
            <text:p>2609</text:p>
          </table:table-cell>
          <table:table-cell table:style-name="ce7" table:formula="of:=IF(ISBLANK([.AZ67]);&quot;&quot;;[.AZ67]+MAX([.AZ169];[.BA169]))" office:value-type="float" office:value="2457" calcext:value-type="float">
            <text:p>2457</text:p>
          </table:table-cell>
          <table:table-cell table:style-name="ce7" table:formula="of:=IF(ISBLANK([.BA67]);&quot;&quot;;[.BA67]+MAX([.BA169];[.BB169]))" office:value-type="float" office:value="2405" calcext:value-type="float">
            <text:p>2405</text:p>
          </table:table-cell>
          <table:table-cell table:style-name="ce7" table:formula="of:=IF(ISBLANK([.BB67]);&quot;&quot;;[.BB67]+MAX([.BB169];[.BC169]))" office:value-type="float" office:value="2437" calcext:value-type="float">
            <text:p>2437</text:p>
          </table:table-cell>
          <table:table-cell table:style-name="ce7" table:formula="of:=IF(ISBLANK([.BC67]);&quot;&quot;;[.BC67]+MAX([.BC169];[.BD169]))" office:value-type="float" office:value="2407" calcext:value-type="float">
            <text:p>2407</text:p>
          </table:table-cell>
          <table:table-cell table:style-name="ce7" table:formula="of:=IF(ISBLANK([.BD67]);&quot;&quot;;[.BD67]+MAX([.BD169];[.BE169]))" office:value-type="float" office:value="2445" calcext:value-type="float">
            <text:p>2445</text:p>
          </table:table-cell>
          <table:table-cell table:style-name="ce7" table:formula="of:=IF(ISBLANK([.BE67]);&quot;&quot;;[.BE67]+MAX([.BE169];[.BF169]))" office:value-type="float" office:value="2413" calcext:value-type="float">
            <text:p>2413</text:p>
          </table:table-cell>
          <table:table-cell table:style-name="ce7" table:formula="of:=IF(ISBLANK([.BF67]);&quot;&quot;;[.BF67]+MAX([.BF169];[.BG169]))" office:value-type="float" office:value="2415" calcext:value-type="float">
            <text:p>2415</text:p>
          </table:table-cell>
          <table:table-cell table:style-name="ce7" table:formula="of:=IF(ISBLANK([.BG67]);&quot;&quot;;[.BG67]+MAX([.BG169];[.BH169]))" office:value-type="float" office:value="2581" calcext:value-type="float">
            <text:p>2581</text:p>
          </table:table-cell>
          <table:table-cell table:style-name="ce7" table:formula="of:=IF(ISBLANK([.BH67]);&quot;&quot;;[.BH67]+MAX([.BH169];[.BI169]))" office:value-type="float" office:value="2498" calcext:value-type="float">
            <text:p>2498</text:p>
          </table:table-cell>
          <table:table-cell table:style-name="ce7" table:formula="of:=IF(ISBLANK([.BI67]);&quot;&quot;;[.BI67]+MAX([.BI169];[.BJ169]))" office:value-type="float" office:value="2528" calcext:value-type="float">
            <text:p>2528</text:p>
          </table:table-cell>
          <table:table-cell table:style-name="ce7" table:formula="of:=IF(ISBLANK([.BJ67]);&quot;&quot;;[.BJ67]+MAX([.BJ169];[.BK169]))" office:value-type="float" office:value="2556" calcext:value-type="float">
            <text:p>2556</text:p>
          </table:table-cell>
          <table:table-cell table:style-name="ce7" table:formula="of:=IF(ISBLANK([.BK67]);&quot;&quot;;[.BK67]+MAX([.BK169];[.BL169]))" office:value-type="float" office:value="2562" calcext:value-type="float">
            <text:p>2562</text:p>
          </table:table-cell>
          <table:table-cell table:style-name="ce7" table:formula="of:=IF(ISBLANK([.BL67]);&quot;&quot;;[.BL67]+MAX([.BL169];[.BM169]))" office:value-type="float" office:value="2527" calcext:value-type="float">
            <text:p>2527</text:p>
          </table:table-cell>
          <table:table-cell table:style-name="ce7" table:formula="of:=IF(ISBLANK([.BM67]);&quot;&quot;;[.BM67]+MAX([.BM169];[.BN169]))" office:value-type="float" office:value="2580" calcext:value-type="float">
            <text:p>2580</text:p>
          </table:table-cell>
          <table:table-cell table:style-name="ce7" table:formula="of:=IF(ISBLANK([.BN67]);&quot;&quot;;[.BN67]+MAX([.BN169];[.BO169]))" office:value-type="float" office:value="2558" calcext:value-type="float">
            <text:p>2558</text:p>
          </table:table-cell>
          <table:table-cell table:style-name="ce7" table:formula="of:=IF(ISBLANK([.BO67]);&quot;&quot;;[.BO67]+MAX([.BO169];[.BP169]))">
            <text:p/>
          </table:table-cell>
          <table:table-cell table:style-name="ce7" table:formula="of:=IF(ISBLANK([.BP67]);&quot;&quot;;[.BP67]+MAX([.BP169];[.BQ169]))">
            <text:p/>
          </table:table-cell>
          <table:table-cell table:style-name="ce7" table:formula="of:=IF(ISBLANK([.BQ67]);&quot;&quot;;[.BQ67]+MAX([.BQ169];[.BR169]))">
            <text:p/>
          </table:table-cell>
          <table:table-cell table:style-name="ce7" table:formula="of:=IF(ISBLANK([.BR67]);&quot;&quot;;[.BR67]+MAX([.BR169];[.BS169]))">
            <text:p/>
          </table:table-cell>
          <table:table-cell table:style-name="ce7" table:formula="of:=IF(ISBLANK([.BS67]);&quot;&quot;;[.BS67]+MAX([.BS169];[.BT169]))">
            <text:p/>
          </table:table-cell>
          <table:table-cell table:style-name="ce7" table:formula="of:=IF(ISBLANK([.BT67]);&quot;&quot;;[.BT67]+MAX([.BT169];[.BU169]))">
            <text:p/>
          </table:table-cell>
          <table:table-cell table:style-name="ce7" table:formula="of:=IF(ISBLANK([.BU67]);&quot;&quot;;[.BU67]+MAX([.BU169];[.BV169]))">
            <text:p/>
          </table:table-cell>
          <table:table-cell table:style-name="ce7" table:formula="of:=IF(ISBLANK([.BV67]);&quot;&quot;;[.BV67]+MAX([.BV169];[.BW169]))">
            <text:p/>
          </table:table-cell>
          <table:table-cell table:style-name="ce7" table:formula="of:=IF(ISBLANK([.BW67]);&quot;&quot;;[.BW67]+MAX([.BW169];[.BX169]))">
            <text:p/>
          </table:table-cell>
          <table:table-cell table:style-name="ce7" table:formula="of:=IF(ISBLANK([.BX67]);&quot;&quot;;[.BX67]+MAX([.BX169];[.BY169]))">
            <text:p/>
          </table:table-cell>
          <table:table-cell table:style-name="ce7" table:formula="of:=IF(ISBLANK([.BY67]);&quot;&quot;;[.BY67]+MAX([.BY169];[.BZ169]))">
            <text:p/>
          </table:table-cell>
          <table:table-cell table:style-name="ce7" table:formula="of:=IF(ISBLANK([.BZ67]);&quot;&quot;;[.BZ67]+MAX([.BZ169];[.CA169]))">
            <text:p/>
          </table:table-cell>
          <table:table-cell table:style-name="ce7" table:formula="of:=IF(ISBLANK([.CA67]);&quot;&quot;;[.CA67]+MAX([.CA169];[.CB169]))">
            <text:p/>
          </table:table-cell>
          <table:table-cell table:style-name="ce7" table:formula="of:=IF(ISBLANK([.CB67]);&quot;&quot;;[.CB67]+MAX([.CB169];[.CC169]))">
            <text:p/>
          </table:table-cell>
          <table:table-cell table:style-name="ce7" table:formula="of:=IF(ISBLANK([.CC67]);&quot;&quot;;[.CC67]+MAX([.CC169];[.CD169]))">
            <text:p/>
          </table:table-cell>
          <table:table-cell table:style-name="ce7" table:formula="of:=IF(ISBLANK([.CD67]);&quot;&quot;;[.CD67]+MAX([.CD169];[.CE169]))">
            <text:p/>
          </table:table-cell>
          <table:table-cell table:style-name="ce7" table:formula="of:=IF(ISBLANK([.CE67]);&quot;&quot;;[.CE67]+MAX([.CE169];[.CF169]))">
            <text:p/>
          </table:table-cell>
          <table:table-cell table:style-name="ce7" table:formula="of:=IF(ISBLANK([.CF67]);&quot;&quot;;[.CF67]+MAX([.CF169];[.CG169]))">
            <text:p/>
          </table:table-cell>
          <table:table-cell table:style-name="ce7" table:formula="of:=IF(ISBLANK([.CG67]);&quot;&quot;;[.CG67]+MAX([.CG169];[.CH169]))">
            <text:p/>
          </table:table-cell>
          <table:table-cell table:style-name="ce7" table:formula="of:=IF(ISBLANK([.CH67]);&quot;&quot;;[.CH67]+MAX([.CH169];[.CI169]))">
            <text:p/>
          </table:table-cell>
          <table:table-cell table:style-name="ce7" table:formula="of:=IF(ISBLANK([.CI67]);&quot;&quot;;[.CI67]+MAX([.CI169];[.CJ169]))">
            <text:p/>
          </table:table-cell>
          <table:table-cell table:style-name="ce7" table:formula="of:=IF(ISBLANK([.CJ67]);&quot;&quot;;[.CJ67]+MAX([.CJ169];[.CK169]))">
            <text:p/>
          </table:table-cell>
          <table:table-cell table:style-name="ce7" table:formula="of:=IF(ISBLANK([.CK67]);&quot;&quot;;[.CK67]+MAX([.CK169];[.CL169]))">
            <text:p/>
          </table:table-cell>
          <table:table-cell table:style-name="ce7" table:formula="of:=IF(ISBLANK([.CL67]);&quot;&quot;;[.CL67]+MAX([.CL169];[.CM169]))">
            <text:p/>
          </table:table-cell>
          <table:table-cell table:style-name="ce7" table:formula="of:=IF(ISBLANK([.CM67]);&quot;&quot;;[.CM67]+MAX([.CM169];[.CN169]))">
            <text:p/>
          </table:table-cell>
          <table:table-cell table:style-name="ce7" table:formula="of:=IF(ISBLANK([.CN67]);&quot;&quot;;[.CN67]+MAX([.CN169];[.CO169]))">
            <text:p/>
          </table:table-cell>
          <table:table-cell table:style-name="ce7" table:formula="of:=IF(ISBLANK([.CO67]);&quot;&quot;;[.CO67]+MAX([.CO169];[.CP169]))">
            <text:p/>
          </table:table-cell>
          <table:table-cell table:style-name="ce7" table:formula="of:=IF(ISBLANK([.CP67]);&quot;&quot;;[.CP67]+MAX([.CP169];[.CQ169]))">
            <text:p/>
          </table:table-cell>
          <table:table-cell table:style-name="ce7" table:formula="of:=IF(ISBLANK([.CQ67]);&quot;&quot;;[.CQ67]+MAX([.CQ169];[.CR169]))">
            <text:p/>
          </table:table-cell>
          <table:table-cell table:style-name="ce7" table:formula="of:=IF(ISBLANK([.CR67]);&quot;&quot;;[.CR67]+MAX([.CR169];[.CS169]))">
            <text:p/>
          </table:table-cell>
          <table:table-cell table:style-name="ce7" table:formula="of:=IF(ISBLANK([.CS67]);&quot;&quot;;[.CS67]+MAX([.CS169];[.CT169]))">
            <text:p/>
          </table:table-cell>
          <table:table-cell table:style-name="ce7" table:formula="of:=IF(ISBLANK([.CT67]);&quot;&quot;;[.CT67]+MAX([.CT169];[.CU169]))">
            <text:p/>
          </table:table-cell>
          <table:table-cell table:style-name="ce7" table:formula="of:=IF(ISBLANK([.CU67]);&quot;&quot;;[.CU67]+MAX([.CU169];[.CV169]))">
            <text:p/>
          </table:table-cell>
          <table:table-cell table:formula="of:=IF(ISBLANK([.CV67]);&quot;&quot;;[.CV67]+MAX([.CV169];[.CW169]))">
            <text:p/>
          </table:table-cell>
        </table:table-row>
        <table:table-row table:style-name="ro1">
          <table:table-cell table:formula="of:=IF(ISBLANK([.A68]);&quot;&quot;;[.A68]+MAX([.A170];[.B170]))" office:value-type="float" office:value="2324" calcext:value-type="float">
            <text:p>2324</text:p>
          </table:table-cell>
          <table:table-cell table:style-name="ce7" table:formula="of:=IF(ISBLANK([.B68]);&quot;&quot;;[.B68]+MAX([.B170];[.C170]))" office:value-type="float" office:value="2437" calcext:value-type="float">
            <text:p>2437</text:p>
          </table:table-cell>
          <table:table-cell table:style-name="ce7" table:formula="of:=IF(ISBLANK([.C68]);&quot;&quot;;[.C68]+MAX([.C170];[.D170]))" office:value-type="float" office:value="2490" calcext:value-type="float">
            <text:p>2490</text:p>
          </table:table-cell>
          <table:table-cell table:style-name="ce7" table:formula="of:=IF(ISBLANK([.D68]);&quot;&quot;;[.D68]+MAX([.D170];[.E170]))" office:value-type="float" office:value="2462" calcext:value-type="float">
            <text:p>2462</text:p>
          </table:table-cell>
          <table:table-cell table:style-name="ce7" table:formula="of:=IF(ISBLANK([.E68]);&quot;&quot;;[.E68]+MAX([.E170];[.F170]))" office:value-type="float" office:value="2444" calcext:value-type="float">
            <text:p>2444</text:p>
          </table:table-cell>
          <table:table-cell table:style-name="ce7" table:formula="of:=IF(ISBLANK([.F68]);&quot;&quot;;[.F68]+MAX([.F170];[.G170]))" office:value-type="float" office:value="2441" calcext:value-type="float">
            <text:p>2441</text:p>
          </table:table-cell>
          <table:table-cell table:style-name="ce7" table:formula="of:=IF(ISBLANK([.G68]);&quot;&quot;;[.G68]+MAX([.G170];[.H170]))" office:value-type="float" office:value="2506" calcext:value-type="float">
            <text:p>2506</text:p>
          </table:table-cell>
          <table:table-cell table:style-name="ce7" table:formula="of:=IF(ISBLANK([.H68]);&quot;&quot;;[.H68]+MAX([.H170];[.I170]))" office:value-type="float" office:value="2594" calcext:value-type="float">
            <text:p>2594</text:p>
          </table:table-cell>
          <table:table-cell table:style-name="ce7" table:formula="of:=IF(ISBLANK([.I68]);&quot;&quot;;[.I68]+MAX([.I170];[.J170]))" office:value-type="float" office:value="2593" calcext:value-type="float">
            <text:p>2593</text:p>
          </table:table-cell>
          <table:table-cell table:style-name="ce7" table:formula="of:=IF(ISBLANK([.J68]);&quot;&quot;;[.J68]+MAX([.J170];[.K170]))" office:value-type="float" office:value="2631" calcext:value-type="float">
            <text:p>2631</text:p>
          </table:table-cell>
          <table:table-cell table:style-name="ce7" table:formula="of:=IF(ISBLANK([.K68]);&quot;&quot;;[.K68]+MAX([.K170];[.L170]))" office:value-type="float" office:value="2494" calcext:value-type="float">
            <text:p>2494</text:p>
          </table:table-cell>
          <table:table-cell table:style-name="ce7" table:formula="of:=IF(ISBLANK([.L68]);&quot;&quot;;[.L68]+MAX([.L170];[.M170]))" office:value-type="float" office:value="2497" calcext:value-type="float">
            <text:p>2497</text:p>
          </table:table-cell>
          <table:table-cell table:style-name="ce7" table:formula="of:=IF(ISBLANK([.M68]);&quot;&quot;;[.M68]+MAX([.M170];[.N170]))" office:value-type="float" office:value="2532" calcext:value-type="float">
            <text:p>2532</text:p>
          </table:table-cell>
          <table:table-cell table:style-name="ce7" table:formula="of:=IF(ISBLANK([.N68]);&quot;&quot;;[.N68]+MAX([.N170];[.O170]))" office:value-type="float" office:value="2461" calcext:value-type="float">
            <text:p>2461</text:p>
          </table:table-cell>
          <table:table-cell table:style-name="ce7" table:formula="of:=IF(ISBLANK([.O68]);&quot;&quot;;[.O68]+MAX([.O170];[.P170]))" office:value-type="float" office:value="2495" calcext:value-type="float">
            <text:p>2495</text:p>
          </table:table-cell>
          <table:table-cell table:style-name="ce7" table:formula="of:=IF(ISBLANK([.P68]);&quot;&quot;;[.P68]+MAX([.P170];[.Q170]))" office:value-type="float" office:value="2402" calcext:value-type="float">
            <text:p>2402</text:p>
          </table:table-cell>
          <table:table-cell table:style-name="ce7" table:formula="of:=IF(ISBLANK([.Q68]);&quot;&quot;;[.Q68]+MAX([.Q170];[.R170]))" office:value-type="float" office:value="2334" calcext:value-type="float">
            <text:p>2334</text:p>
          </table:table-cell>
          <table:table-cell table:style-name="ce7" table:formula="of:=IF(ISBLANK([.R68]);&quot;&quot;;[.R68]+MAX([.R170];[.S170]))" office:value-type="float" office:value="2339" calcext:value-type="float">
            <text:p>2339</text:p>
          </table:table-cell>
          <table:table-cell table:style-name="ce7" table:formula="of:=IF(ISBLANK([.S68]);&quot;&quot;;[.S68]+MAX([.S170];[.T170]))" office:value-type="float" office:value="2350" calcext:value-type="float">
            <text:p>2350</text:p>
          </table:table-cell>
          <table:table-cell table:style-name="ce7" table:formula="of:=IF(ISBLANK([.T68]);&quot;&quot;;[.T68]+MAX([.T170];[.U170]))" office:value-type="float" office:value="2311" calcext:value-type="float">
            <text:p>2311</text:p>
          </table:table-cell>
          <table:table-cell table:style-name="ce7" table:formula="of:=IF(ISBLANK([.U68]);&quot;&quot;;[.U68]+MAX([.U170];[.V170]))" office:value-type="float" office:value="2273" calcext:value-type="float">
            <text:p>2273</text:p>
          </table:table-cell>
          <table:table-cell table:style-name="ce7" table:formula="of:=IF(ISBLANK([.V68]);&quot;&quot;;[.V68]+MAX([.V170];[.W170]))" office:value-type="float" office:value="2287" calcext:value-type="float">
            <text:p>2287</text:p>
          </table:table-cell>
          <table:table-cell table:style-name="ce7" table:formula="of:=IF(ISBLANK([.W68]);&quot;&quot;;[.W68]+MAX([.W170];[.X170]))" office:value-type="float" office:value="2481" calcext:value-type="float">
            <text:p>2481</text:p>
          </table:table-cell>
          <table:table-cell table:style-name="ce7" table:formula="of:=IF(ISBLANK([.X68]);&quot;&quot;;[.X68]+MAX([.X170];[.Y170]))" office:value-type="float" office:value="2403" calcext:value-type="float">
            <text:p>2403</text:p>
          </table:table-cell>
          <table:table-cell table:style-name="ce7" table:formula="of:=IF(ISBLANK([.Y68]);&quot;&quot;;[.Y68]+MAX([.Y170];[.Z170]))" office:value-type="float" office:value="2426" calcext:value-type="float">
            <text:p>2426</text:p>
          </table:table-cell>
          <table:table-cell table:style-name="ce7" table:formula="of:=IF(ISBLANK([.Z68]);&quot;&quot;;[.Z68]+MAX([.Z170];[.AA170]))" office:value-type="float" office:value="2502" calcext:value-type="float">
            <text:p>2502</text:p>
          </table:table-cell>
          <table:table-cell table:style-name="ce7" table:formula="of:=IF(ISBLANK([.AA68]);&quot;&quot;;[.AA68]+MAX([.AA170];[.AB170]))" office:value-type="float" office:value="2464" calcext:value-type="float">
            <text:p>2464</text:p>
          </table:table-cell>
          <table:table-cell table:style-name="ce7" table:formula="of:=IF(ISBLANK([.AB68]);&quot;&quot;;[.AB68]+MAX([.AB170];[.AC170]))" office:value-type="float" office:value="2475" calcext:value-type="float">
            <text:p>2475</text:p>
          </table:table-cell>
          <table:table-cell table:style-name="ce7" table:formula="of:=IF(ISBLANK([.AC68]);&quot;&quot;;[.AC68]+MAX([.AC170];[.AD170]))" office:value-type="float" office:value="2532" calcext:value-type="float">
            <text:p>2532</text:p>
          </table:table-cell>
          <table:table-cell table:style-name="ce7" table:formula="of:=IF(ISBLANK([.AD68]);&quot;&quot;;[.AD68]+MAX([.AD170];[.AE170]))" office:value-type="float" office:value="2525" calcext:value-type="float">
            <text:p>2525</text:p>
          </table:table-cell>
          <table:table-cell table:style-name="ce7" table:formula="of:=IF(ISBLANK([.AE68]);&quot;&quot;;[.AE68]+MAX([.AE170];[.AF170]))" office:value-type="float" office:value="2514" calcext:value-type="float">
            <text:p>2514</text:p>
          </table:table-cell>
          <table:table-cell table:style-name="ce7" table:formula="of:=IF(ISBLANK([.AF68]);&quot;&quot;;[.AF68]+MAX([.AF170];[.AG170]))" office:value-type="float" office:value="2347" calcext:value-type="float">
            <text:p>2347</text:p>
          </table:table-cell>
          <table:table-cell table:style-name="ce7" table:formula="of:=IF(ISBLANK([.AG68]);&quot;&quot;;[.AG68]+MAX([.AG170];[.AH170]))" office:value-type="float" office:value="2299" calcext:value-type="float">
            <text:p>2299</text:p>
          </table:table-cell>
          <table:table-cell table:style-name="ce7" table:formula="of:=IF(ISBLANK([.AH68]);&quot;&quot;;[.AH68]+MAX([.AH170];[.AI170]))" office:value-type="float" office:value="2358" calcext:value-type="float">
            <text:p>2358</text:p>
          </table:table-cell>
          <table:table-cell table:style-name="ce7" table:formula="of:=IF(ISBLANK([.AI68]);&quot;&quot;;[.AI68]+MAX([.AI170];[.AJ170]))" office:value-type="float" office:value="2386" calcext:value-type="float">
            <text:p>2386</text:p>
          </table:table-cell>
          <table:table-cell table:style-name="ce7" table:formula="of:=IF(ISBLANK([.AJ68]);&quot;&quot;;[.AJ68]+MAX([.AJ170];[.AK170]))" office:value-type="float" office:value="2512" calcext:value-type="float">
            <text:p>2512</text:p>
          </table:table-cell>
          <table:table-cell table:style-name="ce7" table:formula="of:=IF(ISBLANK([.AK68]);&quot;&quot;;[.AK68]+MAX([.AK170];[.AL170]))" office:value-type="float" office:value="2478" calcext:value-type="float">
            <text:p>2478</text:p>
          </table:table-cell>
          <table:table-cell table:style-name="ce7" table:formula="of:=IF(ISBLANK([.AL68]);&quot;&quot;;[.AL68]+MAX([.AL170];[.AM170]))" office:value-type="float" office:value="2443" calcext:value-type="float">
            <text:p>2443</text:p>
          </table:table-cell>
          <table:table-cell table:style-name="ce7" table:formula="of:=IF(ISBLANK([.AM68]);&quot;&quot;;[.AM68]+MAX([.AM170];[.AN170]))" office:value-type="float" office:value="2478" calcext:value-type="float">
            <text:p>2478</text:p>
          </table:table-cell>
          <table:table-cell table:style-name="ce7" table:formula="of:=IF(ISBLANK([.AN68]);&quot;&quot;;[.AN68]+MAX([.AN170];[.AO170]))" office:value-type="float" office:value="2484" calcext:value-type="float">
            <text:p>2484</text:p>
          </table:table-cell>
          <table:table-cell table:style-name="ce7" table:formula="of:=IF(ISBLANK([.AO68]);&quot;&quot;;[.AO68]+MAX([.AO170];[.AP170]))" office:value-type="float" office:value="2553" calcext:value-type="float">
            <text:p>2553</text:p>
          </table:table-cell>
          <table:table-cell table:style-name="ce7" table:formula="of:=IF(ISBLANK([.AP68]);&quot;&quot;;[.AP68]+MAX([.AP170];[.AQ170]))" office:value-type="float" office:value="2499" calcext:value-type="float">
            <text:p>2499</text:p>
          </table:table-cell>
          <table:table-cell table:style-name="ce7" table:formula="of:=IF(ISBLANK([.AQ68]);&quot;&quot;;[.AQ68]+MAX([.AQ170];[.AR170]))" office:value-type="float" office:value="2516" calcext:value-type="float">
            <text:p>2516</text:p>
          </table:table-cell>
          <table:table-cell table:style-name="ce7" table:formula="of:=IF(ISBLANK([.AR68]);&quot;&quot;;[.AR68]+MAX([.AR170];[.AS170]))" office:value-type="float" office:value="2451" calcext:value-type="float">
            <text:p>2451</text:p>
          </table:table-cell>
          <table:table-cell table:style-name="ce7" table:formula="of:=IF(ISBLANK([.AS68]);&quot;&quot;;[.AS68]+MAX([.AS170];[.AT170]))" office:value-type="float" office:value="2433" calcext:value-type="float">
            <text:p>2433</text:p>
          </table:table-cell>
          <table:table-cell table:style-name="ce7" table:formula="of:=IF(ISBLANK([.AT68]);&quot;&quot;;[.AT68]+MAX([.AT170];[.AU170]))" office:value-type="float" office:value="2510" calcext:value-type="float">
            <text:p>2510</text:p>
          </table:table-cell>
          <table:table-cell table:style-name="ce7" table:formula="of:=IF(ISBLANK([.AU68]);&quot;&quot;;[.AU68]+MAX([.AU170];[.AV170]))" office:value-type="float" office:value="2523" calcext:value-type="float">
            <text:p>2523</text:p>
          </table:table-cell>
          <table:table-cell table:style-name="ce7" table:formula="of:=IF(ISBLANK([.AV68]);&quot;&quot;;[.AV68]+MAX([.AV170];[.AW170]))" office:value-type="float" office:value="2489" calcext:value-type="float">
            <text:p>2489</text:p>
          </table:table-cell>
          <table:table-cell table:style-name="ce7" table:formula="of:=IF(ISBLANK([.AW68]);&quot;&quot;;[.AW68]+MAX([.AW170];[.AX170]))" office:value-type="float" office:value="2532" calcext:value-type="float">
            <text:p>2532</text:p>
          </table:table-cell>
          <table:table-cell table:style-name="ce7" table:formula="of:=IF(ISBLANK([.AX68]);&quot;&quot;;[.AX68]+MAX([.AX170];[.AY170]))" office:value-type="float" office:value="2568" calcext:value-type="float">
            <text:p>2568</text:p>
          </table:table-cell>
          <table:table-cell table:style-name="ce7" table:formula="of:=IF(ISBLANK([.AY68]);&quot;&quot;;[.AY68]+MAX([.AY170];[.AZ170]))" office:value-type="float" office:value="2519" calcext:value-type="float">
            <text:p>2519</text:p>
          </table:table-cell>
          <table:table-cell table:style-name="ce7" table:formula="of:=IF(ISBLANK([.AZ68]);&quot;&quot;;[.AZ68]+MAX([.AZ170];[.BA170]))" office:value-type="float" office:value="2393" calcext:value-type="float">
            <text:p>2393</text:p>
          </table:table-cell>
          <table:table-cell table:style-name="ce7" table:formula="of:=IF(ISBLANK([.BA68]);&quot;&quot;;[.BA68]+MAX([.BA170];[.BB170]))" office:value-type="float" office:value="2338" calcext:value-type="float">
            <text:p>2338</text:p>
          </table:table-cell>
          <table:table-cell table:style-name="ce7" table:formula="of:=IF(ISBLANK([.BB68]);&quot;&quot;;[.BB68]+MAX([.BB170];[.BC170]))" office:value-type="float" office:value="2387" calcext:value-type="float">
            <text:p>2387</text:p>
          </table:table-cell>
          <table:table-cell table:style-name="ce7" table:formula="of:=IF(ISBLANK([.BC68]);&quot;&quot;;[.BC68]+MAX([.BC170];[.BD170]))" office:value-type="float" office:value="2386" calcext:value-type="float">
            <text:p>2386</text:p>
          </table:table-cell>
          <table:table-cell table:style-name="ce7" table:formula="of:=IF(ISBLANK([.BD68]);&quot;&quot;;[.BD68]+MAX([.BD170];[.BE170]))" office:value-type="float" office:value="2311" calcext:value-type="float">
            <text:p>2311</text:p>
          </table:table-cell>
          <table:table-cell table:style-name="ce7" table:formula="of:=IF(ISBLANK([.BE68]);&quot;&quot;;[.BE68]+MAX([.BE170];[.BF170]))" office:value-type="float" office:value="2371" calcext:value-type="float">
            <text:p>2371</text:p>
          </table:table-cell>
          <table:table-cell table:style-name="ce7" table:formula="of:=IF(ISBLANK([.BF68]);&quot;&quot;;[.BF68]+MAX([.BF170];[.BG170]))" office:value-type="float" office:value="2399" calcext:value-type="float">
            <text:p>2399</text:p>
          </table:table-cell>
          <table:table-cell table:style-name="ce7" table:formula="of:=IF(ISBLANK([.BG68]);&quot;&quot;;[.BG68]+MAX([.BG170];[.BH170]))" office:value-type="float" office:value="2376" calcext:value-type="float">
            <text:p>2376</text:p>
          </table:table-cell>
          <table:table-cell table:style-name="ce7" table:formula="of:=IF(ISBLANK([.BH68]);&quot;&quot;;[.BH68]+MAX([.BH170];[.BI170]))" office:value-type="float" office:value="2493" calcext:value-type="float">
            <text:p>2493</text:p>
          </table:table-cell>
          <table:table-cell table:style-name="ce7" table:formula="of:=IF(ISBLANK([.BI68]);&quot;&quot;;[.BI68]+MAX([.BI170];[.BJ170]))" office:value-type="float" office:value="2482" calcext:value-type="float">
            <text:p>2482</text:p>
          </table:table-cell>
          <table:table-cell table:style-name="ce7" table:formula="of:=IF(ISBLANK([.BJ68]);&quot;&quot;;[.BJ68]+MAX([.BJ170];[.BK170]))" office:value-type="float" office:value="2483" calcext:value-type="float">
            <text:p>2483</text:p>
          </table:table-cell>
          <table:table-cell table:style-name="ce7" table:formula="of:=IF(ISBLANK([.BK68]);&quot;&quot;;[.BK68]+MAX([.BK170];[.BL170]))" office:value-type="float" office:value="2327" calcext:value-type="float">
            <text:p>2327</text:p>
          </table:table-cell>
          <table:table-cell table:style-name="ce7" table:formula="of:=IF(ISBLANK([.BL68]);&quot;&quot;;[.BL68]+MAX([.BL170];[.BM170]))" office:value-type="float" office:value="2480" calcext:value-type="float">
            <text:p>2480</text:p>
          </table:table-cell>
          <table:table-cell table:style-name="ce7" table:formula="of:=IF(ISBLANK([.BM68]);&quot;&quot;;[.BM68]+MAX([.BM170];[.BN170]))" office:value-type="float" office:value="2469" calcext:value-type="float">
            <text:p>2469</text:p>
          </table:table-cell>
          <table:table-cell table:style-name="ce7" table:formula="of:=IF(ISBLANK([.BN68]);&quot;&quot;;[.BN68]+MAX([.BN170];[.BO170]))" office:value-type="float" office:value="2506" calcext:value-type="float">
            <text:p>2506</text:p>
          </table:table-cell>
          <table:table-cell table:style-name="ce7" table:formula="of:=IF(ISBLANK([.BO68]);&quot;&quot;;[.BO68]+MAX([.BO170];[.BP170]))" office:value-type="float" office:value="2514" calcext:value-type="float">
            <text:p>2514</text:p>
          </table:table-cell>
          <table:table-cell table:style-name="ce7" table:formula="of:=IF(ISBLANK([.BP68]);&quot;&quot;;[.BP68]+MAX([.BP170];[.BQ170]))">
            <text:p/>
          </table:table-cell>
          <table:table-cell table:style-name="ce7" table:formula="of:=IF(ISBLANK([.BQ68]);&quot;&quot;;[.BQ68]+MAX([.BQ170];[.BR170]))">
            <text:p/>
          </table:table-cell>
          <table:table-cell table:style-name="ce7" table:formula="of:=IF(ISBLANK([.BR68]);&quot;&quot;;[.BR68]+MAX([.BR170];[.BS170]))">
            <text:p/>
          </table:table-cell>
          <table:table-cell table:style-name="ce7" table:formula="of:=IF(ISBLANK([.BS68]);&quot;&quot;;[.BS68]+MAX([.BS170];[.BT170]))">
            <text:p/>
          </table:table-cell>
          <table:table-cell table:style-name="ce7" table:formula="of:=IF(ISBLANK([.BT68]);&quot;&quot;;[.BT68]+MAX([.BT170];[.BU170]))">
            <text:p/>
          </table:table-cell>
          <table:table-cell table:style-name="ce7" table:formula="of:=IF(ISBLANK([.BU68]);&quot;&quot;;[.BU68]+MAX([.BU170];[.BV170]))">
            <text:p/>
          </table:table-cell>
          <table:table-cell table:style-name="ce7" table:formula="of:=IF(ISBLANK([.BV68]);&quot;&quot;;[.BV68]+MAX([.BV170];[.BW170]))">
            <text:p/>
          </table:table-cell>
          <table:table-cell table:style-name="ce7" table:formula="of:=IF(ISBLANK([.BW68]);&quot;&quot;;[.BW68]+MAX([.BW170];[.BX170]))">
            <text:p/>
          </table:table-cell>
          <table:table-cell table:style-name="ce7" table:formula="of:=IF(ISBLANK([.BX68]);&quot;&quot;;[.BX68]+MAX([.BX170];[.BY170]))">
            <text:p/>
          </table:table-cell>
          <table:table-cell table:style-name="ce7" table:formula="of:=IF(ISBLANK([.BY68]);&quot;&quot;;[.BY68]+MAX([.BY170];[.BZ170]))">
            <text:p/>
          </table:table-cell>
          <table:table-cell table:style-name="ce7" table:formula="of:=IF(ISBLANK([.BZ68]);&quot;&quot;;[.BZ68]+MAX([.BZ170];[.CA170]))">
            <text:p/>
          </table:table-cell>
          <table:table-cell table:style-name="ce7" table:formula="of:=IF(ISBLANK([.CA68]);&quot;&quot;;[.CA68]+MAX([.CA170];[.CB170]))">
            <text:p/>
          </table:table-cell>
          <table:table-cell table:style-name="ce7" table:formula="of:=IF(ISBLANK([.CB68]);&quot;&quot;;[.CB68]+MAX([.CB170];[.CC170]))">
            <text:p/>
          </table:table-cell>
          <table:table-cell table:style-name="ce7" table:formula="of:=IF(ISBLANK([.CC68]);&quot;&quot;;[.CC68]+MAX([.CC170];[.CD170]))">
            <text:p/>
          </table:table-cell>
          <table:table-cell table:style-name="ce7" table:formula="of:=IF(ISBLANK([.CD68]);&quot;&quot;;[.CD68]+MAX([.CD170];[.CE170]))">
            <text:p/>
          </table:table-cell>
          <table:table-cell table:style-name="ce7" table:formula="of:=IF(ISBLANK([.CE68]);&quot;&quot;;[.CE68]+MAX([.CE170];[.CF170]))">
            <text:p/>
          </table:table-cell>
          <table:table-cell table:style-name="ce7" table:formula="of:=IF(ISBLANK([.CF68]);&quot;&quot;;[.CF68]+MAX([.CF170];[.CG170]))">
            <text:p/>
          </table:table-cell>
          <table:table-cell table:style-name="ce7" table:formula="of:=IF(ISBLANK([.CG68]);&quot;&quot;;[.CG68]+MAX([.CG170];[.CH170]))">
            <text:p/>
          </table:table-cell>
          <table:table-cell table:style-name="ce7" table:formula="of:=IF(ISBLANK([.CH68]);&quot;&quot;;[.CH68]+MAX([.CH170];[.CI170]))">
            <text:p/>
          </table:table-cell>
          <table:table-cell table:style-name="ce7" table:formula="of:=IF(ISBLANK([.CI68]);&quot;&quot;;[.CI68]+MAX([.CI170];[.CJ170]))">
            <text:p/>
          </table:table-cell>
          <table:table-cell table:style-name="ce7" table:formula="of:=IF(ISBLANK([.CJ68]);&quot;&quot;;[.CJ68]+MAX([.CJ170];[.CK170]))">
            <text:p/>
          </table:table-cell>
          <table:table-cell table:style-name="ce7" table:formula="of:=IF(ISBLANK([.CK68]);&quot;&quot;;[.CK68]+MAX([.CK170];[.CL170]))">
            <text:p/>
          </table:table-cell>
          <table:table-cell table:style-name="ce7" table:formula="of:=IF(ISBLANK([.CL68]);&quot;&quot;;[.CL68]+MAX([.CL170];[.CM170]))">
            <text:p/>
          </table:table-cell>
          <table:table-cell table:style-name="ce7" table:formula="of:=IF(ISBLANK([.CM68]);&quot;&quot;;[.CM68]+MAX([.CM170];[.CN170]))">
            <text:p/>
          </table:table-cell>
          <table:table-cell table:style-name="ce7" table:formula="of:=IF(ISBLANK([.CN68]);&quot;&quot;;[.CN68]+MAX([.CN170];[.CO170]))">
            <text:p/>
          </table:table-cell>
          <table:table-cell table:style-name="ce7" table:formula="of:=IF(ISBLANK([.CO68]);&quot;&quot;;[.CO68]+MAX([.CO170];[.CP170]))">
            <text:p/>
          </table:table-cell>
          <table:table-cell table:style-name="ce7" table:formula="of:=IF(ISBLANK([.CP68]);&quot;&quot;;[.CP68]+MAX([.CP170];[.CQ170]))">
            <text:p/>
          </table:table-cell>
          <table:table-cell table:style-name="ce7" table:formula="of:=IF(ISBLANK([.CQ68]);&quot;&quot;;[.CQ68]+MAX([.CQ170];[.CR170]))">
            <text:p/>
          </table:table-cell>
          <table:table-cell table:style-name="ce7" table:formula="of:=IF(ISBLANK([.CR68]);&quot;&quot;;[.CR68]+MAX([.CR170];[.CS170]))">
            <text:p/>
          </table:table-cell>
          <table:table-cell table:style-name="ce7" table:formula="of:=IF(ISBLANK([.CS68]);&quot;&quot;;[.CS68]+MAX([.CS170];[.CT170]))">
            <text:p/>
          </table:table-cell>
          <table:table-cell table:style-name="ce7" table:formula="of:=IF(ISBLANK([.CT68]);&quot;&quot;;[.CT68]+MAX([.CT170];[.CU170]))">
            <text:p/>
          </table:table-cell>
          <table:table-cell table:style-name="ce7" table:formula="of:=IF(ISBLANK([.CU68]);&quot;&quot;;[.CU68]+MAX([.CU170];[.CV170]))">
            <text:p/>
          </table:table-cell>
          <table:table-cell table:formula="of:=IF(ISBLANK([.CV68]);&quot;&quot;;[.CV68]+MAX([.CV170];[.CW170]))">
            <text:p/>
          </table:table-cell>
        </table:table-row>
        <table:table-row table:style-name="ro1">
          <table:table-cell table:formula="of:=IF(ISBLANK([.A69]);&quot;&quot;;[.A69]+MAX([.A171];[.B171]))" office:value-type="float" office:value="2302" calcext:value-type="float">
            <text:p>2302</text:p>
          </table:table-cell>
          <table:table-cell table:style-name="ce7" table:formula="of:=IF(ISBLANK([.B69]);&quot;&quot;;[.B69]+MAX([.B171];[.C171]))" office:value-type="float" office:value="2231" calcext:value-type="float">
            <text:p>2231</text:p>
          </table:table-cell>
          <table:table-cell table:style-name="ce7" table:formula="of:=IF(ISBLANK([.C69]);&quot;&quot;;[.C69]+MAX([.C171];[.D171]))" office:value-type="float" office:value="2340" calcext:value-type="float">
            <text:p>2340</text:p>
          </table:table-cell>
          <table:table-cell table:style-name="ce7" table:formula="of:=IF(ISBLANK([.D69]);&quot;&quot;;[.D69]+MAX([.D171];[.E171]))" office:value-type="float" office:value="2449" calcext:value-type="float">
            <text:p>2449</text:p>
          </table:table-cell>
          <table:table-cell table:style-name="ce7" table:formula="of:=IF(ISBLANK([.E69]);&quot;&quot;;[.E69]+MAX([.E171];[.F171]))" office:value-type="float" office:value="2384" calcext:value-type="float">
            <text:p>2384</text:p>
          </table:table-cell>
          <table:table-cell table:style-name="ce7" table:formula="of:=IF(ISBLANK([.F69]);&quot;&quot;;[.F69]+MAX([.F171];[.G171]))" office:value-type="float" office:value="2410" calcext:value-type="float">
            <text:p>2410</text:p>
          </table:table-cell>
          <table:table-cell table:style-name="ce7" table:formula="of:=IF(ISBLANK([.G69]);&quot;&quot;;[.G69]+MAX([.G171];[.H171]))" office:value-type="float" office:value="2406" calcext:value-type="float">
            <text:p>2406</text:p>
          </table:table-cell>
          <table:table-cell table:style-name="ce7" table:formula="of:=IF(ISBLANK([.H69]);&quot;&quot;;[.H69]+MAX([.H171];[.I171]))" office:value-type="float" office:value="2452" calcext:value-type="float">
            <text:p>2452</text:p>
          </table:table-cell>
          <table:table-cell table:style-name="ce7" table:formula="of:=IF(ISBLANK([.I69]);&quot;&quot;;[.I69]+MAX([.I171];[.J171]))" office:value-type="float" office:value="2533" calcext:value-type="float">
            <text:p>2533</text:p>
          </table:table-cell>
          <table:table-cell table:style-name="ce7" table:formula="of:=IF(ISBLANK([.J69]);&quot;&quot;;[.J69]+MAX([.J171];[.K171]))" office:value-type="float" office:value="2537" calcext:value-type="float">
            <text:p>2537</text:p>
          </table:table-cell>
          <table:table-cell table:style-name="ce7" table:formula="of:=IF(ISBLANK([.K69]);&quot;&quot;;[.K69]+MAX([.K171];[.L171]))" office:value-type="float" office:value="2491" calcext:value-type="float">
            <text:p>2491</text:p>
          </table:table-cell>
          <table:table-cell table:style-name="ce7" table:formula="of:=IF(ISBLANK([.L69]);&quot;&quot;;[.L69]+MAX([.L171];[.M171]))" office:value-type="float" office:value="2412" calcext:value-type="float">
            <text:p>2412</text:p>
          </table:table-cell>
          <table:table-cell table:style-name="ce7" table:formula="of:=IF(ISBLANK([.M69]);&quot;&quot;;[.M69]+MAX([.M171];[.N171]))" office:value-type="float" office:value="2473" calcext:value-type="float">
            <text:p>2473</text:p>
          </table:table-cell>
          <table:table-cell table:style-name="ce7" table:formula="of:=IF(ISBLANK([.N69]);&quot;&quot;;[.N69]+MAX([.N171];[.O171]))" office:value-type="float" office:value="2434" calcext:value-type="float">
            <text:p>2434</text:p>
          </table:table-cell>
          <table:table-cell table:style-name="ce7" table:formula="of:=IF(ISBLANK([.O69]);&quot;&quot;;[.O69]+MAX([.O171];[.P171]))" office:value-type="float" office:value="2397" calcext:value-type="float">
            <text:p>2397</text:p>
          </table:table-cell>
          <table:table-cell table:style-name="ce7" table:formula="of:=IF(ISBLANK([.P69]);&quot;&quot;;[.P69]+MAX([.P171];[.Q171]))" office:value-type="float" office:value="2325" calcext:value-type="float">
            <text:p>2325</text:p>
          </table:table-cell>
          <table:table-cell table:style-name="ce7" table:formula="of:=IF(ISBLANK([.Q69]);&quot;&quot;;[.Q69]+MAX([.Q171];[.R171]))" office:value-type="float" office:value="2306" calcext:value-type="float">
            <text:p>2306</text:p>
          </table:table-cell>
          <table:table-cell table:style-name="ce7" table:formula="of:=IF(ISBLANK([.R69]);&quot;&quot;;[.R69]+MAX([.R171];[.S171]))" office:value-type="float" office:value="2330" calcext:value-type="float">
            <text:p>2330</text:p>
          </table:table-cell>
          <table:table-cell table:style-name="ce7" table:formula="of:=IF(ISBLANK([.S69]);&quot;&quot;;[.S69]+MAX([.S171];[.T171]))" office:value-type="float" office:value="2313" calcext:value-type="float">
            <text:p>2313</text:p>
          </table:table-cell>
          <table:table-cell table:style-name="ce7" table:formula="of:=IF(ISBLANK([.T69]);&quot;&quot;;[.T69]+MAX([.T171];[.U171]))" office:value-type="float" office:value="2271" calcext:value-type="float">
            <text:p>2271</text:p>
          </table:table-cell>
          <table:table-cell table:style-name="ce7" table:formula="of:=IF(ISBLANK([.U69]);&quot;&quot;;[.U69]+MAX([.U171];[.V171]))" office:value-type="float" office:value="2229" calcext:value-type="float">
            <text:p>2229</text:p>
          </table:table-cell>
          <table:table-cell table:style-name="ce7" table:formula="of:=IF(ISBLANK([.V69]);&quot;&quot;;[.V69]+MAX([.V171];[.W171]))" office:value-type="float" office:value="2261" calcext:value-type="float">
            <text:p>2261</text:p>
          </table:table-cell>
          <table:table-cell table:style-name="ce7" table:formula="of:=IF(ISBLANK([.W69]);&quot;&quot;;[.W69]+MAX([.W171];[.X171]))" office:value-type="float" office:value="2245" calcext:value-type="float">
            <text:p>2245</text:p>
          </table:table-cell>
          <table:table-cell table:style-name="ce7" table:formula="of:=IF(ISBLANK([.X69]);&quot;&quot;;[.X69]+MAX([.X171];[.Y171]))" office:value-type="float" office:value="2394" calcext:value-type="float">
            <text:p>2394</text:p>
          </table:table-cell>
          <table:table-cell table:style-name="ce7" table:formula="of:=IF(ISBLANK([.Y69]);&quot;&quot;;[.Y69]+MAX([.Y171];[.Z171]))" office:value-type="float" office:value="2355" calcext:value-type="float">
            <text:p>2355</text:p>
          </table:table-cell>
          <table:table-cell table:style-name="ce7" table:formula="of:=IF(ISBLANK([.Z69]);&quot;&quot;;[.Z69]+MAX([.Z171];[.AA171]))" office:value-type="float" office:value="2344" calcext:value-type="float">
            <text:p>2344</text:p>
          </table:table-cell>
          <table:table-cell table:style-name="ce7" table:formula="of:=IF(ISBLANK([.AA69]);&quot;&quot;;[.AA69]+MAX([.AA171];[.AB171]))" office:value-type="float" office:value="2432" calcext:value-type="float">
            <text:p>2432</text:p>
          </table:table-cell>
          <table:table-cell table:style-name="ce7" table:formula="of:=IF(ISBLANK([.AB69]);&quot;&quot;;[.AB69]+MAX([.AB171];[.AC171]))" office:value-type="float" office:value="2457" calcext:value-type="float">
            <text:p>2457</text:p>
          </table:table-cell>
          <table:table-cell table:style-name="ce7" table:formula="of:=IF(ISBLANK([.AC69]);&quot;&quot;;[.AC69]+MAX([.AC171];[.AD171]))" office:value-type="float" office:value="2404" calcext:value-type="float">
            <text:p>2404</text:p>
          </table:table-cell>
          <table:table-cell table:style-name="ce7" table:formula="of:=IF(ISBLANK([.AD69]);&quot;&quot;;[.AD69]+MAX([.AD171];[.AE171]))" office:value-type="float" office:value="2468" calcext:value-type="float">
            <text:p>2468</text:p>
          </table:table-cell>
          <table:table-cell table:style-name="ce7" table:formula="of:=IF(ISBLANK([.AE69]);&quot;&quot;;[.AE69]+MAX([.AE171];[.AF171]))" office:value-type="float" office:value="2434" calcext:value-type="float">
            <text:p>2434</text:p>
          </table:table-cell>
          <table:table-cell table:style-name="ce7" table:formula="of:=IF(ISBLANK([.AF69]);&quot;&quot;;[.AF69]+MAX([.AF171];[.AG171]))" office:value-type="float" office:value="2326" calcext:value-type="float">
            <text:p>2326</text:p>
          </table:table-cell>
          <table:table-cell table:style-name="ce7" table:formula="of:=IF(ISBLANK([.AG69]);&quot;&quot;;[.AG69]+MAX([.AG171];[.AH171]))" office:value-type="float" office:value="2278" calcext:value-type="float">
            <text:p>2278</text:p>
          </table:table-cell>
          <table:table-cell table:style-name="ce7" table:formula="of:=IF(ISBLANK([.AH69]);&quot;&quot;;[.AH69]+MAX([.AH171];[.AI171]))" office:value-type="float" office:value="2287" calcext:value-type="float">
            <text:p>2287</text:p>
          </table:table-cell>
          <table:table-cell table:style-name="ce7" table:formula="of:=IF(ISBLANK([.AI69]);&quot;&quot;;[.AI69]+MAX([.AI171];[.AJ171]))" office:value-type="float" office:value="2271" calcext:value-type="float">
            <text:p>2271</text:p>
          </table:table-cell>
          <table:table-cell table:style-name="ce7" table:formula="of:=IF(ISBLANK([.AJ69]);&quot;&quot;;[.AJ69]+MAX([.AJ171];[.AK171]))" office:value-type="float" office:value="2303" calcext:value-type="float">
            <text:p>2303</text:p>
          </table:table-cell>
          <table:table-cell table:style-name="ce7" table:formula="of:=IF(ISBLANK([.AK69]);&quot;&quot;;[.AK69]+MAX([.AK171];[.AL171]))" office:value-type="float" office:value="2418" calcext:value-type="float">
            <text:p>2418</text:p>
          </table:table-cell>
          <table:table-cell table:style-name="ce7" table:formula="of:=IF(ISBLANK([.AL69]);&quot;&quot;;[.AL69]+MAX([.AL171];[.AM171]))" office:value-type="float" office:value="2404" calcext:value-type="float">
            <text:p>2404</text:p>
          </table:table-cell>
          <table:table-cell table:style-name="ce7" table:formula="of:=IF(ISBLANK([.AM69]);&quot;&quot;;[.AM69]+MAX([.AM171];[.AN171]))" office:value-type="float" office:value="2364" calcext:value-type="float">
            <text:p>2364</text:p>
          </table:table-cell>
          <table:table-cell table:style-name="ce7" table:formula="of:=IF(ISBLANK([.AN69]);&quot;&quot;;[.AN69]+MAX([.AN171];[.AO171]))" office:value-type="float" office:value="2405" calcext:value-type="float">
            <text:p>2405</text:p>
          </table:table-cell>
          <table:table-cell table:style-name="ce7" table:formula="of:=IF(ISBLANK([.AO69]);&quot;&quot;;[.AO69]+MAX([.AO171];[.AP171]))" office:value-type="float" office:value="2393" calcext:value-type="float">
            <text:p>2393</text:p>
          </table:table-cell>
          <table:table-cell table:style-name="ce7" table:formula="of:=IF(ISBLANK([.AP69]);&quot;&quot;;[.AP69]+MAX([.AP171];[.AQ171]))" office:value-type="float" office:value="2480" calcext:value-type="float">
            <text:p>2480</text:p>
          </table:table-cell>
          <table:table-cell table:style-name="ce7" table:formula="of:=IF(ISBLANK([.AQ69]);&quot;&quot;;[.AQ69]+MAX([.AQ171];[.AR171]))" office:value-type="float" office:value="2385" calcext:value-type="float">
            <text:p>2385</text:p>
          </table:table-cell>
          <table:table-cell table:style-name="ce7" table:formula="of:=IF(ISBLANK([.AR69]);&quot;&quot;;[.AR69]+MAX([.AR171];[.AS171]))" office:value-type="float" office:value="2419" calcext:value-type="float">
            <text:p>2419</text:p>
          </table:table-cell>
          <table:table-cell table:style-name="ce7" table:formula="of:=IF(ISBLANK([.AS69]);&quot;&quot;;[.AS69]+MAX([.AS171];[.AT171]))" office:value-type="float" office:value="2341" calcext:value-type="float">
            <text:p>2341</text:p>
          </table:table-cell>
          <table:table-cell table:style-name="ce7" table:formula="of:=IF(ISBLANK([.AT69]);&quot;&quot;;[.AT69]+MAX([.AT171];[.AU171]))" office:value-type="float" office:value="2369" calcext:value-type="float">
            <text:p>2369</text:p>
          </table:table-cell>
          <table:table-cell table:style-name="ce7" table:formula="of:=IF(ISBLANK([.AU69]);&quot;&quot;;[.AU69]+MAX([.AU171];[.AV171]))" office:value-type="float" office:value="2481" calcext:value-type="float">
            <text:p>2481</text:p>
          </table:table-cell>
          <table:table-cell table:style-name="ce7" table:formula="of:=IF(ISBLANK([.AV69]);&quot;&quot;;[.AV69]+MAX([.AV171];[.AW171]))" office:value-type="float" office:value="2482" calcext:value-type="float">
            <text:p>2482</text:p>
          </table:table-cell>
          <table:table-cell table:style-name="ce7" table:formula="of:=IF(ISBLANK([.AW69]);&quot;&quot;;[.AW69]+MAX([.AW171];[.AX171]))" office:value-type="float" office:value="2433" calcext:value-type="float">
            <text:p>2433</text:p>
          </table:table-cell>
          <table:table-cell table:style-name="ce7" table:formula="of:=IF(ISBLANK([.AX69]);&quot;&quot;;[.AX69]+MAX([.AX171];[.AY171]))" office:value-type="float" office:value="2484" calcext:value-type="float">
            <text:p>2484</text:p>
          </table:table-cell>
          <table:table-cell table:style-name="ce7" table:formula="of:=IF(ISBLANK([.AY69]);&quot;&quot;;[.AY69]+MAX([.AY171];[.AZ171]))" office:value-type="float" office:value="2434" calcext:value-type="float">
            <text:p>2434</text:p>
          </table:table-cell>
          <table:table-cell table:style-name="ce7" table:formula="of:=IF(ISBLANK([.AZ69]);&quot;&quot;;[.AZ69]+MAX([.AZ171];[.BA171]))" office:value-type="float" office:value="2321" calcext:value-type="float">
            <text:p>2321</text:p>
          </table:table-cell>
          <table:table-cell table:style-name="ce7" table:formula="of:=IF(ISBLANK([.BA69]);&quot;&quot;;[.BA69]+MAX([.BA171];[.BB171]))" office:value-type="float" office:value="2326" calcext:value-type="float">
            <text:p>2326</text:p>
          </table:table-cell>
          <table:table-cell table:style-name="ce7" table:formula="of:=IF(ISBLANK([.BB69]);&quot;&quot;;[.BB69]+MAX([.BB171];[.BC171]))" office:value-type="float" office:value="2313" calcext:value-type="float">
            <text:p>2313</text:p>
          </table:table-cell>
          <table:table-cell table:style-name="ce7" table:formula="of:=IF(ISBLANK([.BC69]);&quot;&quot;;[.BC69]+MAX([.BC171];[.BD171]))" office:value-type="float" office:value="2217" calcext:value-type="float">
            <text:p>2217</text:p>
          </table:table-cell>
          <table:table-cell table:style-name="ce7" table:formula="of:=IF(ISBLANK([.BD69]);&quot;&quot;;[.BD69]+MAX([.BD171];[.BE171]))" office:value-type="float" office:value="2291" calcext:value-type="float">
            <text:p>2291</text:p>
          </table:table-cell>
          <table:table-cell table:style-name="ce7" table:formula="of:=IF(ISBLANK([.BE69]);&quot;&quot;;[.BE69]+MAX([.BE171];[.BF171]))" office:value-type="float" office:value="2291" calcext:value-type="float">
            <text:p>2291</text:p>
          </table:table-cell>
          <table:table-cell table:style-name="ce7" table:formula="of:=IF(ISBLANK([.BF69]);&quot;&quot;;[.BF69]+MAX([.BF171];[.BG171]))" office:value-type="float" office:value="2347" calcext:value-type="float">
            <text:p>2347</text:p>
          </table:table-cell>
          <table:table-cell table:style-name="ce7" table:formula="of:=IF(ISBLANK([.BG69]);&quot;&quot;;[.BG69]+MAX([.BG171];[.BH171]))" office:value-type="float" office:value="2278" calcext:value-type="float">
            <text:p>2278</text:p>
          </table:table-cell>
          <table:table-cell table:style-name="ce7" table:formula="of:=IF(ISBLANK([.BH69]);&quot;&quot;;[.BH69]+MAX([.BH171];[.BI171]))" office:value-type="float" office:value="2335" calcext:value-type="float">
            <text:p>2335</text:p>
          </table:table-cell>
          <table:table-cell table:style-name="ce7" table:formula="of:=IF(ISBLANK([.BI69]);&quot;&quot;;[.BI69]+MAX([.BI171];[.BJ171]))" office:value-type="float" office:value="2426" calcext:value-type="float">
            <text:p>2426</text:p>
          </table:table-cell>
          <table:table-cell table:style-name="ce7" table:formula="of:=IF(ISBLANK([.BJ69]);&quot;&quot;;[.BJ69]+MAX([.BJ171];[.BK171]))" office:value-type="float" office:value="2422" calcext:value-type="float">
            <text:p>2422</text:p>
          </table:table-cell>
          <table:table-cell table:style-name="ce7" table:formula="of:=IF(ISBLANK([.BK69]);&quot;&quot;;[.BK69]+MAX([.BK171];[.BL171]))" office:value-type="float" office:value="2298" calcext:value-type="float">
            <text:p>2298</text:p>
          </table:table-cell>
          <table:table-cell table:style-name="ce7" table:formula="of:=IF(ISBLANK([.BL69]);&quot;&quot;;[.BL69]+MAX([.BL171];[.BM171]))" office:value-type="float" office:value="2274" calcext:value-type="float">
            <text:p>2274</text:p>
          </table:table-cell>
          <table:table-cell table:style-name="ce7" table:formula="of:=IF(ISBLANK([.BM69]);&quot;&quot;;[.BM69]+MAX([.BM171];[.BN171]))" office:value-type="float" office:value="2387" calcext:value-type="float">
            <text:p>2387</text:p>
          </table:table-cell>
          <table:table-cell table:style-name="ce7" table:formula="of:=IF(ISBLANK([.BN69]);&quot;&quot;;[.BN69]+MAX([.BN171];[.BO171]))" office:value-type="float" office:value="2434" calcext:value-type="float">
            <text:p>2434</text:p>
          </table:table-cell>
          <table:table-cell table:style-name="ce7" table:formula="of:=IF(ISBLANK([.BO69]);&quot;&quot;;[.BO69]+MAX([.BO171];[.BP171]))" office:value-type="float" office:value="2392" calcext:value-type="float">
            <text:p>2392</text:p>
          </table:table-cell>
          <table:table-cell table:style-name="ce7" table:formula="of:=IF(ISBLANK([.BP69]);&quot;&quot;;[.BP69]+MAX([.BP171];[.BQ171]))" office:value-type="float" office:value="2445" calcext:value-type="float">
            <text:p>2445</text:p>
          </table:table-cell>
          <table:table-cell table:style-name="ce7" table:formula="of:=IF(ISBLANK([.BQ69]);&quot;&quot;;[.BQ69]+MAX([.BQ171];[.BR171]))">
            <text:p/>
          </table:table-cell>
          <table:table-cell table:style-name="ce7" table:formula="of:=IF(ISBLANK([.BR69]);&quot;&quot;;[.BR69]+MAX([.BR171];[.BS171]))">
            <text:p/>
          </table:table-cell>
          <table:table-cell table:style-name="ce7" table:formula="of:=IF(ISBLANK([.BS69]);&quot;&quot;;[.BS69]+MAX([.BS171];[.BT171]))">
            <text:p/>
          </table:table-cell>
          <table:table-cell table:style-name="ce7" table:formula="of:=IF(ISBLANK([.BT69]);&quot;&quot;;[.BT69]+MAX([.BT171];[.BU171]))">
            <text:p/>
          </table:table-cell>
          <table:table-cell table:style-name="ce7" table:formula="of:=IF(ISBLANK([.BU69]);&quot;&quot;;[.BU69]+MAX([.BU171];[.BV171]))">
            <text:p/>
          </table:table-cell>
          <table:table-cell table:style-name="ce7" table:formula="of:=IF(ISBLANK([.BV69]);&quot;&quot;;[.BV69]+MAX([.BV171];[.BW171]))">
            <text:p/>
          </table:table-cell>
          <table:table-cell table:style-name="ce7" table:formula="of:=IF(ISBLANK([.BW69]);&quot;&quot;;[.BW69]+MAX([.BW171];[.BX171]))">
            <text:p/>
          </table:table-cell>
          <table:table-cell table:style-name="ce7" table:formula="of:=IF(ISBLANK([.BX69]);&quot;&quot;;[.BX69]+MAX([.BX171];[.BY171]))">
            <text:p/>
          </table:table-cell>
          <table:table-cell table:style-name="ce7" table:formula="of:=IF(ISBLANK([.BY69]);&quot;&quot;;[.BY69]+MAX([.BY171];[.BZ171]))">
            <text:p/>
          </table:table-cell>
          <table:table-cell table:style-name="ce7" table:formula="of:=IF(ISBLANK([.BZ69]);&quot;&quot;;[.BZ69]+MAX([.BZ171];[.CA171]))">
            <text:p/>
          </table:table-cell>
          <table:table-cell table:style-name="ce7" table:formula="of:=IF(ISBLANK([.CA69]);&quot;&quot;;[.CA69]+MAX([.CA171];[.CB171]))">
            <text:p/>
          </table:table-cell>
          <table:table-cell table:style-name="ce7" table:formula="of:=IF(ISBLANK([.CB69]);&quot;&quot;;[.CB69]+MAX([.CB171];[.CC171]))">
            <text:p/>
          </table:table-cell>
          <table:table-cell table:style-name="ce7" table:formula="of:=IF(ISBLANK([.CC69]);&quot;&quot;;[.CC69]+MAX([.CC171];[.CD171]))">
            <text:p/>
          </table:table-cell>
          <table:table-cell table:style-name="ce7" table:formula="of:=IF(ISBLANK([.CD69]);&quot;&quot;;[.CD69]+MAX([.CD171];[.CE171]))">
            <text:p/>
          </table:table-cell>
          <table:table-cell table:style-name="ce7" table:formula="of:=IF(ISBLANK([.CE69]);&quot;&quot;;[.CE69]+MAX([.CE171];[.CF171]))">
            <text:p/>
          </table:table-cell>
          <table:table-cell table:style-name="ce7" table:formula="of:=IF(ISBLANK([.CF69]);&quot;&quot;;[.CF69]+MAX([.CF171];[.CG171]))">
            <text:p/>
          </table:table-cell>
          <table:table-cell table:style-name="ce7" table:formula="of:=IF(ISBLANK([.CG69]);&quot;&quot;;[.CG69]+MAX([.CG171];[.CH171]))">
            <text:p/>
          </table:table-cell>
          <table:table-cell table:style-name="ce7" table:formula="of:=IF(ISBLANK([.CH69]);&quot;&quot;;[.CH69]+MAX([.CH171];[.CI171]))">
            <text:p/>
          </table:table-cell>
          <table:table-cell table:style-name="ce7" table:formula="of:=IF(ISBLANK([.CI69]);&quot;&quot;;[.CI69]+MAX([.CI171];[.CJ171]))">
            <text:p/>
          </table:table-cell>
          <table:table-cell table:style-name="ce7" table:formula="of:=IF(ISBLANK([.CJ69]);&quot;&quot;;[.CJ69]+MAX([.CJ171];[.CK171]))">
            <text:p/>
          </table:table-cell>
          <table:table-cell table:style-name="ce7" table:formula="of:=IF(ISBLANK([.CK69]);&quot;&quot;;[.CK69]+MAX([.CK171];[.CL171]))">
            <text:p/>
          </table:table-cell>
          <table:table-cell table:style-name="ce7" table:formula="of:=IF(ISBLANK([.CL69]);&quot;&quot;;[.CL69]+MAX([.CL171];[.CM171]))">
            <text:p/>
          </table:table-cell>
          <table:table-cell table:style-name="ce7" table:formula="of:=IF(ISBLANK([.CM69]);&quot;&quot;;[.CM69]+MAX([.CM171];[.CN171]))">
            <text:p/>
          </table:table-cell>
          <table:table-cell table:style-name="ce7" table:formula="of:=IF(ISBLANK([.CN69]);&quot;&quot;;[.CN69]+MAX([.CN171];[.CO171]))">
            <text:p/>
          </table:table-cell>
          <table:table-cell table:style-name="ce7" table:formula="of:=IF(ISBLANK([.CO69]);&quot;&quot;;[.CO69]+MAX([.CO171];[.CP171]))">
            <text:p/>
          </table:table-cell>
          <table:table-cell table:style-name="ce7" table:formula="of:=IF(ISBLANK([.CP69]);&quot;&quot;;[.CP69]+MAX([.CP171];[.CQ171]))">
            <text:p/>
          </table:table-cell>
          <table:table-cell table:style-name="ce7" table:formula="of:=IF(ISBLANK([.CQ69]);&quot;&quot;;[.CQ69]+MAX([.CQ171];[.CR171]))">
            <text:p/>
          </table:table-cell>
          <table:table-cell table:style-name="ce7" table:formula="of:=IF(ISBLANK([.CR69]);&quot;&quot;;[.CR69]+MAX([.CR171];[.CS171]))">
            <text:p/>
          </table:table-cell>
          <table:table-cell table:style-name="ce7" table:formula="of:=IF(ISBLANK([.CS69]);&quot;&quot;;[.CS69]+MAX([.CS171];[.CT171]))">
            <text:p/>
          </table:table-cell>
          <table:table-cell table:style-name="ce7" table:formula="of:=IF(ISBLANK([.CT69]);&quot;&quot;;[.CT69]+MAX([.CT171];[.CU171]))">
            <text:p/>
          </table:table-cell>
          <table:table-cell table:style-name="ce7" table:formula="of:=IF(ISBLANK([.CU69]);&quot;&quot;;[.CU69]+MAX([.CU171];[.CV171]))">
            <text:p/>
          </table:table-cell>
          <table:table-cell table:formula="of:=IF(ISBLANK([.CV69]);&quot;&quot;;[.CV69]+MAX([.CV171];[.CW171]))">
            <text:p/>
          </table:table-cell>
        </table:table-row>
        <table:table-row table:style-name="ro1">
          <table:table-cell table:formula="of:=IF(ISBLANK([.A70]);&quot;&quot;;[.A70]+MAX([.A172];[.B172]))" office:value-type="float" office:value="2230" calcext:value-type="float">
            <text:p>2230</text:p>
          </table:table-cell>
          <table:table-cell table:style-name="ce7" table:formula="of:=IF(ISBLANK([.B70]);&quot;&quot;;[.B70]+MAX([.B172];[.C172]))" office:value-type="float" office:value="2208" calcext:value-type="float">
            <text:p>2208</text:p>
          </table:table-cell>
          <table:table-cell table:style-name="ce7" table:formula="of:=IF(ISBLANK([.C70]);&quot;&quot;;[.C70]+MAX([.C172];[.D172]))" office:value-type="float" office:value="2147" calcext:value-type="float">
            <text:p>2147</text:p>
          </table:table-cell>
          <table:table-cell table:style-name="ce7" table:formula="of:=IF(ISBLANK([.D70]);&quot;&quot;;[.D70]+MAX([.D172];[.E172]))" office:value-type="float" office:value="2277" calcext:value-type="float">
            <text:p>2277</text:p>
          </table:table-cell>
          <table:table-cell table:style-name="ce7" table:formula="of:=IF(ISBLANK([.E70]);&quot;&quot;;[.E70]+MAX([.E172];[.F172]))" office:value-type="float" office:value="2383" calcext:value-type="float">
            <text:p>2383</text:p>
          </table:table-cell>
          <table:table-cell table:style-name="ce7" table:formula="of:=IF(ISBLANK([.F70]);&quot;&quot;;[.F70]+MAX([.F172];[.G172]))" office:value-type="float" office:value="2330" calcext:value-type="float">
            <text:p>2330</text:p>
          </table:table-cell>
          <table:table-cell table:style-name="ce7" table:formula="of:=IF(ISBLANK([.G70]);&quot;&quot;;[.G70]+MAX([.G172];[.H172]))" office:value-type="float" office:value="2399" calcext:value-type="float">
            <text:p>2399</text:p>
          </table:table-cell>
          <table:table-cell table:style-name="ce7" table:formula="of:=IF(ISBLANK([.H70]);&quot;&quot;;[.H70]+MAX([.H172];[.I172]))" office:value-type="float" office:value="2384" calcext:value-type="float">
            <text:p>2384</text:p>
          </table:table-cell>
          <table:table-cell table:style-name="ce7" table:formula="of:=IF(ISBLANK([.I70]);&quot;&quot;;[.I70]+MAX([.I172];[.J172]))" office:value-type="float" office:value="2422" calcext:value-type="float">
            <text:p>2422</text:p>
          </table:table-cell>
          <table:table-cell table:style-name="ce7" table:formula="of:=IF(ISBLANK([.J70]);&quot;&quot;;[.J70]+MAX([.J172];[.K172]))" office:value-type="float" office:value="2481" calcext:value-type="float">
            <text:p>2481</text:p>
          </table:table-cell>
          <table:table-cell table:style-name="ce7" table:formula="of:=IF(ISBLANK([.K70]);&quot;&quot;;[.K70]+MAX([.K172];[.L172]))" office:value-type="float" office:value="2324" calcext:value-type="float">
            <text:p>2324</text:p>
          </table:table-cell>
          <table:table-cell table:style-name="ce7" table:formula="of:=IF(ISBLANK([.L70]);&quot;&quot;;[.L70]+MAX([.L172];[.M172]))" office:value-type="float" office:value="2396" calcext:value-type="float">
            <text:p>2396</text:p>
          </table:table-cell>
          <table:table-cell table:style-name="ce7" table:formula="of:=IF(ISBLANK([.M70]);&quot;&quot;;[.M70]+MAX([.M172];[.N172]))" office:value-type="float" office:value="2344" calcext:value-type="float">
            <text:p>2344</text:p>
          </table:table-cell>
          <table:table-cell table:style-name="ce7" table:formula="of:=IF(ISBLANK([.N70]);&quot;&quot;;[.N70]+MAX([.N172];[.O172]))" office:value-type="float" office:value="2408" calcext:value-type="float">
            <text:p>2408</text:p>
          </table:table-cell>
          <table:table-cell table:style-name="ce7" table:formula="of:=IF(ISBLANK([.O70]);&quot;&quot;;[.O70]+MAX([.O172];[.P172]))" office:value-type="float" office:value="2314" calcext:value-type="float">
            <text:p>2314</text:p>
          </table:table-cell>
          <table:table-cell table:style-name="ce7" table:formula="of:=IF(ISBLANK([.P70]);&quot;&quot;;[.P70]+MAX([.P172];[.Q172]))" office:value-type="float" office:value="2228" calcext:value-type="float">
            <text:p>2228</text:p>
          </table:table-cell>
          <table:table-cell table:style-name="ce7" table:formula="of:=IF(ISBLANK([.Q70]);&quot;&quot;;[.Q70]+MAX([.Q172];[.R172]))" office:value-type="float" office:value="2235" calcext:value-type="float">
            <text:p>2235</text:p>
          </table:table-cell>
          <table:table-cell table:style-name="ce7" table:formula="of:=IF(ISBLANK([.R70]);&quot;&quot;;[.R70]+MAX([.R172];[.S172]))" office:value-type="float" office:value="2256" calcext:value-type="float">
            <text:p>2256</text:p>
          </table:table-cell>
          <table:table-cell table:style-name="ce7" table:formula="of:=IF(ISBLANK([.S70]);&quot;&quot;;[.S70]+MAX([.S172];[.T172]))" office:value-type="float" office:value="2239" calcext:value-type="float">
            <text:p>2239</text:p>
          </table:table-cell>
          <table:table-cell table:style-name="ce7" table:formula="of:=IF(ISBLANK([.T70]);&quot;&quot;;[.T70]+MAX([.T172];[.U172]))" office:value-type="float" office:value="2253" calcext:value-type="float">
            <text:p>2253</text:p>
          </table:table-cell>
          <table:table-cell table:style-name="ce7" table:formula="of:=IF(ISBLANK([.U70]);&quot;&quot;;[.U70]+MAX([.U172];[.V172]))" office:value-type="float" office:value="2190" calcext:value-type="float">
            <text:p>2190</text:p>
          </table:table-cell>
          <table:table-cell table:style-name="ce7" table:formula="of:=IF(ISBLANK([.V70]);&quot;&quot;;[.V70]+MAX([.V172];[.W172]))" office:value-type="float" office:value="2213" calcext:value-type="float">
            <text:p>2213</text:p>
          </table:table-cell>
          <table:table-cell table:style-name="ce7" table:formula="of:=IF(ISBLANK([.W70]);&quot;&quot;;[.W70]+MAX([.W172];[.X172]))" office:value-type="float" office:value="2202" calcext:value-type="float">
            <text:p>2202</text:p>
          </table:table-cell>
          <table:table-cell table:style-name="ce7" table:formula="of:=IF(ISBLANK([.X70]);&quot;&quot;;[.X70]+MAX([.X172];[.Y172]))" office:value-type="float" office:value="2196" calcext:value-type="float">
            <text:p>2196</text:p>
          </table:table-cell>
          <table:table-cell table:style-name="ce7" table:formula="of:=IF(ISBLANK([.Y70]);&quot;&quot;;[.Y70]+MAX([.Y172];[.Z172]))" office:value-type="float" office:value="2317" calcext:value-type="float">
            <text:p>2317</text:p>
          </table:table-cell>
          <table:table-cell table:style-name="ce7" table:formula="of:=IF(ISBLANK([.Z70]);&quot;&quot;;[.Z70]+MAX([.Z172];[.AA172]))" office:value-type="float" office:value="2318" calcext:value-type="float">
            <text:p>2318</text:p>
          </table:table-cell>
          <table:table-cell table:style-name="ce7" table:formula="of:=IF(ISBLANK([.AA70]);&quot;&quot;;[.AA70]+MAX([.AA172];[.AB172]))" office:value-type="float" office:value="2333" calcext:value-type="float">
            <text:p>2333</text:p>
          </table:table-cell>
          <table:table-cell table:style-name="ce7" table:formula="of:=IF(ISBLANK([.AB70]);&quot;&quot;;[.AB70]+MAX([.AB172];[.AC172]))" office:value-type="float" office:value="2302" calcext:value-type="float">
            <text:p>2302</text:p>
          </table:table-cell>
          <table:table-cell table:style-name="ce7" table:formula="of:=IF(ISBLANK([.AC70]);&quot;&quot;;[.AC70]+MAX([.AC172];[.AD172]))" office:value-type="float" office:value="2359" calcext:value-type="float">
            <text:p>2359</text:p>
          </table:table-cell>
          <table:table-cell table:style-name="ce7" table:formula="of:=IF(ISBLANK([.AD70]);&quot;&quot;;[.AD70]+MAX([.AD172];[.AE172]))" office:value-type="float" office:value="2374" calcext:value-type="float">
            <text:p>2374</text:p>
          </table:table-cell>
          <table:table-cell table:style-name="ce7" table:formula="of:=IF(ISBLANK([.AE70]);&quot;&quot;;[.AE70]+MAX([.AE172];[.AF172]))" office:value-type="float" office:value="2343" calcext:value-type="float">
            <text:p>2343</text:p>
          </table:table-cell>
          <table:table-cell table:style-name="ce7" table:formula="of:=IF(ISBLANK([.AF70]);&quot;&quot;;[.AF70]+MAX([.AF172];[.AG172]))" office:value-type="float" office:value="2300" calcext:value-type="float">
            <text:p>2300</text:p>
          </table:table-cell>
          <table:table-cell table:style-name="ce7" table:formula="of:=IF(ISBLANK([.AG70]);&quot;&quot;;[.AG70]+MAX([.AG172];[.AH172]))" office:value-type="float" office:value="2216" calcext:value-type="float">
            <text:p>2216</text:p>
          </table:table-cell>
          <table:table-cell table:style-name="ce7" table:formula="of:=IF(ISBLANK([.AH70]);&quot;&quot;;[.AH70]+MAX([.AH172];[.AI172]))" office:value-type="float" office:value="2214" calcext:value-type="float">
            <text:p>2214</text:p>
          </table:table-cell>
          <table:table-cell table:style-name="ce7" table:formula="of:=IF(ISBLANK([.AI70]);&quot;&quot;;[.AI70]+MAX([.AI172];[.AJ172]))" office:value-type="float" office:value="2184" calcext:value-type="float">
            <text:p>2184</text:p>
          </table:table-cell>
          <table:table-cell table:style-name="ce7" table:formula="of:=IF(ISBLANK([.AJ70]);&quot;&quot;;[.AJ70]+MAX([.AJ172];[.AK172]))" office:value-type="float" office:value="2226" calcext:value-type="float">
            <text:p>2226</text:p>
          </table:table-cell>
          <table:table-cell table:style-name="ce7" table:formula="of:=IF(ISBLANK([.AK70]);&quot;&quot;;[.AK70]+MAX([.AK172];[.AL172]))" office:value-type="float" office:value="2291" calcext:value-type="float">
            <text:p>2291</text:p>
          </table:table-cell>
          <table:table-cell table:style-name="ce7" table:formula="of:=IF(ISBLANK([.AL70]);&quot;&quot;;[.AL70]+MAX([.AL172];[.AM172]))" office:value-type="float" office:value="2331" calcext:value-type="float">
            <text:p>2331</text:p>
          </table:table-cell>
          <table:table-cell table:style-name="ce7" table:formula="of:=IF(ISBLANK([.AM70]);&quot;&quot;;[.AM70]+MAX([.AM172];[.AN172]))" office:value-type="float" office:value="2317" calcext:value-type="float">
            <text:p>2317</text:p>
          </table:table-cell>
          <table:table-cell table:style-name="ce7" table:formula="of:=IF(ISBLANK([.AN70]);&quot;&quot;;[.AN70]+MAX([.AN172];[.AO172]))" office:value-type="float" office:value="2306" calcext:value-type="float">
            <text:p>2306</text:p>
          </table:table-cell>
          <table:table-cell table:style-name="ce7" table:formula="of:=IF(ISBLANK([.AO70]);&quot;&quot;;[.AO70]+MAX([.AO172];[.AP172]))" office:value-type="float" office:value="2378" calcext:value-type="float">
            <text:p>2378</text:p>
          </table:table-cell>
          <table:table-cell table:style-name="ce7" table:formula="of:=IF(ISBLANK([.AP70]);&quot;&quot;;[.AP70]+MAX([.AP172];[.AQ172]))" office:value-type="float" office:value="2392" calcext:value-type="float">
            <text:p>2392</text:p>
          </table:table-cell>
          <table:table-cell table:style-name="ce7" table:formula="of:=IF(ISBLANK([.AQ70]);&quot;&quot;;[.AQ70]+MAX([.AQ172];[.AR172]))" office:value-type="float" office:value="2319" calcext:value-type="float">
            <text:p>2319</text:p>
          </table:table-cell>
          <table:table-cell table:style-name="ce7" table:formula="of:=IF(ISBLANK([.AR70]);&quot;&quot;;[.AR70]+MAX([.AR172];[.AS172]))" office:value-type="float" office:value="2254" calcext:value-type="float">
            <text:p>2254</text:p>
          </table:table-cell>
          <table:table-cell table:style-name="ce7" table:formula="of:=IF(ISBLANK([.AS70]);&quot;&quot;;[.AS70]+MAX([.AS172];[.AT172]))" office:value-type="float" office:value="2320" calcext:value-type="float">
            <text:p>2320</text:p>
          </table:table-cell>
          <table:table-cell table:style-name="ce7" table:formula="of:=IF(ISBLANK([.AT70]);&quot;&quot;;[.AT70]+MAX([.AT172];[.AU172]))" office:value-type="float" office:value="2313" calcext:value-type="float">
            <text:p>2313</text:p>
          </table:table-cell>
          <table:table-cell table:style-name="ce7" table:formula="of:=IF(ISBLANK([.AU70]);&quot;&quot;;[.AU70]+MAX([.AU172];[.AV172]))" office:value-type="float" office:value="2328" calcext:value-type="float">
            <text:p>2328</text:p>
          </table:table-cell>
          <table:table-cell table:style-name="ce7" table:formula="of:=IF(ISBLANK([.AV70]);&quot;&quot;;[.AV70]+MAX([.AV172];[.AW172]))" office:value-type="float" office:value="2386" calcext:value-type="float">
            <text:p>2386</text:p>
          </table:table-cell>
          <table:table-cell table:style-name="ce7" table:formula="of:=IF(ISBLANK([.AW70]);&quot;&quot;;[.AW70]+MAX([.AW172];[.AX172]))" office:value-type="float" office:value="2402" calcext:value-type="float">
            <text:p>2402</text:p>
          </table:table-cell>
          <table:table-cell table:style-name="ce7" table:formula="of:=IF(ISBLANK([.AX70]);&quot;&quot;;[.AX70]+MAX([.AX172];[.AY172]))" office:value-type="float" office:value="2431" calcext:value-type="float">
            <text:p>2431</text:p>
          </table:table-cell>
          <table:table-cell table:style-name="ce7" table:formula="of:=IF(ISBLANK([.AY70]);&quot;&quot;;[.AY70]+MAX([.AY172];[.AZ172]))" office:value-type="float" office:value="2411" calcext:value-type="float">
            <text:p>2411</text:p>
          </table:table-cell>
          <table:table-cell table:style-name="ce7" table:formula="of:=IF(ISBLANK([.AZ70]);&quot;&quot;;[.AZ70]+MAX([.AZ172];[.BA172]))" office:value-type="float" office:value="2289" calcext:value-type="float">
            <text:p>2289</text:p>
          </table:table-cell>
          <table:table-cell table:style-name="ce7" table:formula="of:=IF(ISBLANK([.BA70]);&quot;&quot;;[.BA70]+MAX([.BA172];[.BB172]))" office:value-type="float" office:value="2217" calcext:value-type="float">
            <text:p>2217</text:p>
          </table:table-cell>
          <table:table-cell table:style-name="ce7" table:formula="of:=IF(ISBLANK([.BB70]);&quot;&quot;;[.BB70]+MAX([.BB172];[.BC172]))" office:value-type="float" office:value="2265" calcext:value-type="float">
            <text:p>2265</text:p>
          </table:table-cell>
          <table:table-cell table:style-name="ce7" table:formula="of:=IF(ISBLANK([.BC70]);&quot;&quot;;[.BC70]+MAX([.BC172];[.BD172]))" office:value-type="float" office:value="2185" calcext:value-type="float">
            <text:p>2185</text:p>
          </table:table-cell>
          <table:table-cell table:style-name="ce7" table:formula="of:=IF(ISBLANK([.BD70]);&quot;&quot;;[.BD70]+MAX([.BD172];[.BE172]))" office:value-type="float" office:value="2139" calcext:value-type="float">
            <text:p>2139</text:p>
          </table:table-cell>
          <table:table-cell table:style-name="ce7" table:formula="of:=IF(ISBLANK([.BE70]);&quot;&quot;;[.BE70]+MAX([.BE172];[.BF172]))" office:value-type="float" office:value="2248" calcext:value-type="float">
            <text:p>2248</text:p>
          </table:table-cell>
          <table:table-cell table:style-name="ce7" table:formula="of:=IF(ISBLANK([.BF70]);&quot;&quot;;[.BF70]+MAX([.BF172];[.BG172]))" office:value-type="float" office:value="2218" calcext:value-type="float">
            <text:p>2218</text:p>
          </table:table-cell>
          <table:table-cell table:style-name="ce7" table:formula="of:=IF(ISBLANK([.BG70]);&quot;&quot;;[.BG70]+MAX([.BG172];[.BH172]))" office:value-type="float" office:value="2264" calcext:value-type="float">
            <text:p>2264</text:p>
          </table:table-cell>
          <table:table-cell table:style-name="ce7" table:formula="of:=IF(ISBLANK([.BH70]);&quot;&quot;;[.BH70]+MAX([.BH172];[.BI172]))" office:value-type="float" office:value="2212" calcext:value-type="float">
            <text:p>2212</text:p>
          </table:table-cell>
          <table:table-cell table:style-name="ce7" table:formula="of:=IF(ISBLANK([.BI70]);&quot;&quot;;[.BI70]+MAX([.BI172];[.BJ172]))" office:value-type="float" office:value="2269" calcext:value-type="float">
            <text:p>2269</text:p>
          </table:table-cell>
          <table:table-cell table:style-name="ce7" table:formula="of:=IF(ISBLANK([.BJ70]);&quot;&quot;;[.BJ70]+MAX([.BJ172];[.BK172]))" office:value-type="float" office:value="2331" calcext:value-type="float">
            <text:p>2331</text:p>
          </table:table-cell>
          <table:table-cell table:style-name="ce7" table:formula="of:=IF(ISBLANK([.BK70]);&quot;&quot;;[.BK70]+MAX([.BK172];[.BL172]))" office:value-type="float" office:value="2279" calcext:value-type="float">
            <text:p>2279</text:p>
          </table:table-cell>
          <table:table-cell table:style-name="ce7" table:formula="of:=IF(ISBLANK([.BL70]);&quot;&quot;;[.BL70]+MAX([.BL172];[.BM172]))" office:value-type="float" office:value="2193" calcext:value-type="float">
            <text:p>2193</text:p>
          </table:table-cell>
          <table:table-cell table:style-name="ce7" table:formula="of:=IF(ISBLANK([.BM70]);&quot;&quot;;[.BM70]+MAX([.BM172];[.BN172]))" office:value-type="float" office:value="2156" calcext:value-type="float">
            <text:p>2156</text:p>
          </table:table-cell>
          <table:table-cell table:style-name="ce7" table:formula="of:=IF(ISBLANK([.BN70]);&quot;&quot;;[.BN70]+MAX([.BN172];[.BO172]))" office:value-type="float" office:value="2307" calcext:value-type="float">
            <text:p>2307</text:p>
          </table:table-cell>
          <table:table-cell table:style-name="ce7" table:formula="of:=IF(ISBLANK([.BO70]);&quot;&quot;;[.BO70]+MAX([.BO172];[.BP172]))" office:value-type="float" office:value="2367" calcext:value-type="float">
            <text:p>2367</text:p>
          </table:table-cell>
          <table:table-cell table:style-name="ce7" table:formula="of:=IF(ISBLANK([.BP70]);&quot;&quot;;[.BP70]+MAX([.BP172];[.BQ172]))" office:value-type="float" office:value="2357" calcext:value-type="float">
            <text:p>2357</text:p>
          </table:table-cell>
          <table:table-cell table:style-name="ce7" table:formula="of:=IF(ISBLANK([.BQ70]);&quot;&quot;;[.BQ70]+MAX([.BQ172];[.BR172]))" office:value-type="float" office:value="2336" calcext:value-type="float">
            <text:p>2336</text:p>
          </table:table-cell>
          <table:table-cell table:style-name="ce7" table:formula="of:=IF(ISBLANK([.BR70]);&quot;&quot;;[.BR70]+MAX([.BR172];[.BS172]))">
            <text:p/>
          </table:table-cell>
          <table:table-cell table:style-name="ce7" table:formula="of:=IF(ISBLANK([.BS70]);&quot;&quot;;[.BS70]+MAX([.BS172];[.BT172]))">
            <text:p/>
          </table:table-cell>
          <table:table-cell table:style-name="ce7" table:formula="of:=IF(ISBLANK([.BT70]);&quot;&quot;;[.BT70]+MAX([.BT172];[.BU172]))">
            <text:p/>
          </table:table-cell>
          <table:table-cell table:style-name="ce7" table:formula="of:=IF(ISBLANK([.BU70]);&quot;&quot;;[.BU70]+MAX([.BU172];[.BV172]))">
            <text:p/>
          </table:table-cell>
          <table:table-cell table:style-name="ce7" table:formula="of:=IF(ISBLANK([.BV70]);&quot;&quot;;[.BV70]+MAX([.BV172];[.BW172]))">
            <text:p/>
          </table:table-cell>
          <table:table-cell table:style-name="ce7" table:formula="of:=IF(ISBLANK([.BW70]);&quot;&quot;;[.BW70]+MAX([.BW172];[.BX172]))">
            <text:p/>
          </table:table-cell>
          <table:table-cell table:style-name="ce7" table:formula="of:=IF(ISBLANK([.BX70]);&quot;&quot;;[.BX70]+MAX([.BX172];[.BY172]))">
            <text:p/>
          </table:table-cell>
          <table:table-cell table:style-name="ce7" table:formula="of:=IF(ISBLANK([.BY70]);&quot;&quot;;[.BY70]+MAX([.BY172];[.BZ172]))">
            <text:p/>
          </table:table-cell>
          <table:table-cell table:style-name="ce7" table:formula="of:=IF(ISBLANK([.BZ70]);&quot;&quot;;[.BZ70]+MAX([.BZ172];[.CA172]))">
            <text:p/>
          </table:table-cell>
          <table:table-cell table:style-name="ce7" table:formula="of:=IF(ISBLANK([.CA70]);&quot;&quot;;[.CA70]+MAX([.CA172];[.CB172]))">
            <text:p/>
          </table:table-cell>
          <table:table-cell table:style-name="ce7" table:formula="of:=IF(ISBLANK([.CB70]);&quot;&quot;;[.CB70]+MAX([.CB172];[.CC172]))">
            <text:p/>
          </table:table-cell>
          <table:table-cell table:style-name="ce7" table:formula="of:=IF(ISBLANK([.CC70]);&quot;&quot;;[.CC70]+MAX([.CC172];[.CD172]))">
            <text:p/>
          </table:table-cell>
          <table:table-cell table:style-name="ce7" table:formula="of:=IF(ISBLANK([.CD70]);&quot;&quot;;[.CD70]+MAX([.CD172];[.CE172]))">
            <text:p/>
          </table:table-cell>
          <table:table-cell table:style-name="ce7" table:formula="of:=IF(ISBLANK([.CE70]);&quot;&quot;;[.CE70]+MAX([.CE172];[.CF172]))">
            <text:p/>
          </table:table-cell>
          <table:table-cell table:style-name="ce7" table:formula="of:=IF(ISBLANK([.CF70]);&quot;&quot;;[.CF70]+MAX([.CF172];[.CG172]))">
            <text:p/>
          </table:table-cell>
          <table:table-cell table:style-name="ce7" table:formula="of:=IF(ISBLANK([.CG70]);&quot;&quot;;[.CG70]+MAX([.CG172];[.CH172]))">
            <text:p/>
          </table:table-cell>
          <table:table-cell table:style-name="ce7" table:formula="of:=IF(ISBLANK([.CH70]);&quot;&quot;;[.CH70]+MAX([.CH172];[.CI172]))">
            <text:p/>
          </table:table-cell>
          <table:table-cell table:style-name="ce7" table:formula="of:=IF(ISBLANK([.CI70]);&quot;&quot;;[.CI70]+MAX([.CI172];[.CJ172]))">
            <text:p/>
          </table:table-cell>
          <table:table-cell table:style-name="ce7" table:formula="of:=IF(ISBLANK([.CJ70]);&quot;&quot;;[.CJ70]+MAX([.CJ172];[.CK172]))">
            <text:p/>
          </table:table-cell>
          <table:table-cell table:style-name="ce7" table:formula="of:=IF(ISBLANK([.CK70]);&quot;&quot;;[.CK70]+MAX([.CK172];[.CL172]))">
            <text:p/>
          </table:table-cell>
          <table:table-cell table:style-name="ce7" table:formula="of:=IF(ISBLANK([.CL70]);&quot;&quot;;[.CL70]+MAX([.CL172];[.CM172]))">
            <text:p/>
          </table:table-cell>
          <table:table-cell table:style-name="ce7" table:formula="of:=IF(ISBLANK([.CM70]);&quot;&quot;;[.CM70]+MAX([.CM172];[.CN172]))">
            <text:p/>
          </table:table-cell>
          <table:table-cell table:style-name="ce7" table:formula="of:=IF(ISBLANK([.CN70]);&quot;&quot;;[.CN70]+MAX([.CN172];[.CO172]))">
            <text:p/>
          </table:table-cell>
          <table:table-cell table:style-name="ce7" table:formula="of:=IF(ISBLANK([.CO70]);&quot;&quot;;[.CO70]+MAX([.CO172];[.CP172]))">
            <text:p/>
          </table:table-cell>
          <table:table-cell table:style-name="ce7" table:formula="of:=IF(ISBLANK([.CP70]);&quot;&quot;;[.CP70]+MAX([.CP172];[.CQ172]))">
            <text:p/>
          </table:table-cell>
          <table:table-cell table:style-name="ce7" table:formula="of:=IF(ISBLANK([.CQ70]);&quot;&quot;;[.CQ70]+MAX([.CQ172];[.CR172]))">
            <text:p/>
          </table:table-cell>
          <table:table-cell table:style-name="ce7" table:formula="of:=IF(ISBLANK([.CR70]);&quot;&quot;;[.CR70]+MAX([.CR172];[.CS172]))">
            <text:p/>
          </table:table-cell>
          <table:table-cell table:style-name="ce7" table:formula="of:=IF(ISBLANK([.CS70]);&quot;&quot;;[.CS70]+MAX([.CS172];[.CT172]))">
            <text:p/>
          </table:table-cell>
          <table:table-cell table:style-name="ce7" table:formula="of:=IF(ISBLANK([.CT70]);&quot;&quot;;[.CT70]+MAX([.CT172];[.CU172]))">
            <text:p/>
          </table:table-cell>
          <table:table-cell table:style-name="ce7" table:formula="of:=IF(ISBLANK([.CU70]);&quot;&quot;;[.CU70]+MAX([.CU172];[.CV172]))">
            <text:p/>
          </table:table-cell>
          <table:table-cell table:formula="of:=IF(ISBLANK([.CV70]);&quot;&quot;;[.CV70]+MAX([.CV172];[.CW172]))">
            <text:p/>
          </table:table-cell>
        </table:table-row>
        <table:table-row table:style-name="ro1">
          <table:table-cell table:formula="of:=IF(ISBLANK([.A71]);&quot;&quot;;[.A71]+MAX([.A173];[.B173]))" office:value-type="float" office:value="2222" calcext:value-type="float">
            <text:p>2222</text:p>
          </table:table-cell>
          <table:table-cell table:style-name="ce7" table:formula="of:=IF(ISBLANK([.B71]);&quot;&quot;;[.B71]+MAX([.B173];[.C173]))" office:value-type="float" office:value="2146" calcext:value-type="float">
            <text:p>2146</text:p>
          </table:table-cell>
          <table:table-cell table:style-name="ce7" table:formula="of:=IF(ISBLANK([.C71]);&quot;&quot;;[.C71]+MAX([.C173];[.D173]))" office:value-type="float" office:value="2078" calcext:value-type="float">
            <text:p>2078</text:p>
          </table:table-cell>
          <table:table-cell table:style-name="ce7" table:formula="of:=IF(ISBLANK([.D71]);&quot;&quot;;[.D71]+MAX([.D173];[.E173]))" office:value-type="float" office:value="2115" calcext:value-type="float">
            <text:p>2115</text:p>
          </table:table-cell>
          <table:table-cell table:style-name="ce7" table:formula="of:=IF(ISBLANK([.E71]);&quot;&quot;;[.E71]+MAX([.E173];[.F173]))" office:value-type="float" office:value="2259" calcext:value-type="float">
            <text:p>2259</text:p>
          </table:table-cell>
          <table:table-cell table:style-name="ce7" table:formula="of:=IF(ISBLANK([.F71]);&quot;&quot;;[.F71]+MAX([.F173];[.G173]))" office:value-type="float" office:value="2291" calcext:value-type="float">
            <text:p>2291</text:p>
          </table:table-cell>
          <table:table-cell table:style-name="ce7" table:formula="of:=IF(ISBLANK([.G71]);&quot;&quot;;[.G71]+MAX([.G173];[.H173]))" office:value-type="float" office:value="2316" calcext:value-type="float">
            <text:p>2316</text:p>
          </table:table-cell>
          <table:table-cell table:style-name="ce7" table:formula="of:=IF(ISBLANK([.H71]);&quot;&quot;;[.H71]+MAX([.H173];[.I173]))" office:value-type="float" office:value="2275" calcext:value-type="float">
            <text:p>2275</text:p>
          </table:table-cell>
          <table:table-cell table:style-name="ce7" table:formula="of:=IF(ISBLANK([.I71]);&quot;&quot;;[.I71]+MAX([.I173];[.J173]))" office:value-type="float" office:value="2313" calcext:value-type="float">
            <text:p>2313</text:p>
          </table:table-cell>
          <table:table-cell table:style-name="ce7" table:formula="of:=IF(ISBLANK([.J71]);&quot;&quot;;[.J71]+MAX([.J173];[.K173]))" office:value-type="float" office:value="2385" calcext:value-type="float">
            <text:p>2385</text:p>
          </table:table-cell>
          <table:table-cell table:style-name="ce7" table:formula="of:=IF(ISBLANK([.K71]);&quot;&quot;;[.K71]+MAX([.K173];[.L173]))" office:value-type="float" office:value="2292" calcext:value-type="float">
            <text:p>2292</text:p>
          </table:table-cell>
          <table:table-cell table:style-name="ce7" table:formula="of:=IF(ISBLANK([.L71]);&quot;&quot;;[.L71]+MAX([.L173];[.M173]))" office:value-type="float" office:value="2313" calcext:value-type="float">
            <text:p>2313</text:p>
          </table:table-cell>
          <table:table-cell table:style-name="ce7" table:formula="of:=IF(ISBLANK([.M71]);&quot;&quot;;[.M71]+MAX([.M173];[.N173]))" office:value-type="float" office:value="2251" calcext:value-type="float">
            <text:p>2251</text:p>
          </table:table-cell>
          <table:table-cell table:style-name="ce7" table:formula="of:=IF(ISBLANK([.N71]);&quot;&quot;;[.N71]+MAX([.N173];[.O173]))" office:value-type="float" office:value="2305" calcext:value-type="float">
            <text:p>2305</text:p>
          </table:table-cell>
          <table:table-cell table:style-name="ce7" table:formula="of:=IF(ISBLANK([.O71]);&quot;&quot;;[.O71]+MAX([.O173];[.P173]))" office:value-type="float" office:value="2309" calcext:value-type="float">
            <text:p>2309</text:p>
          </table:table-cell>
          <table:table-cell table:style-name="ce7" table:formula="of:=IF(ISBLANK([.P71]);&quot;&quot;;[.P71]+MAX([.P173];[.Q173]))" office:value-type="float" office:value="2182" calcext:value-type="float">
            <text:p>2182</text:p>
          </table:table-cell>
          <table:table-cell table:style-name="ce7" table:formula="of:=IF(ISBLANK([.Q71]);&quot;&quot;;[.Q71]+MAX([.Q173];[.R173]))" office:value-type="float" office:value="2212" calcext:value-type="float">
            <text:p>2212</text:p>
          </table:table-cell>
          <table:table-cell table:style-name="ce7" table:formula="of:=IF(ISBLANK([.R71]);&quot;&quot;;[.R71]+MAX([.R173];[.S173]))" office:value-type="float" office:value="2200" calcext:value-type="float">
            <text:p>2200</text:p>
          </table:table-cell>
          <table:table-cell table:style-name="ce7" table:formula="of:=IF(ISBLANK([.S71]);&quot;&quot;;[.S71]+MAX([.S173];[.T173]))" office:value-type="float" office:value="2229" calcext:value-type="float">
            <text:p>2229</text:p>
          </table:table-cell>
          <table:table-cell table:style-name="ce7" table:formula="of:=IF(ISBLANK([.T71]);&quot;&quot;;[.T71]+MAX([.T173];[.U173]))" office:value-type="float" office:value="2157" calcext:value-type="float">
            <text:p>2157</text:p>
          </table:table-cell>
          <table:table-cell table:style-name="ce7" table:formula="of:=IF(ISBLANK([.U71]);&quot;&quot;;[.U71]+MAX([.U173];[.V173]))" office:value-type="float" office:value="2186" calcext:value-type="float">
            <text:p>2186</text:p>
          </table:table-cell>
          <table:table-cell table:style-name="ce7" table:formula="of:=IF(ISBLANK([.V71]);&quot;&quot;;[.V71]+MAX([.V173];[.W173]))" office:value-type="float" office:value="2188" calcext:value-type="float">
            <text:p>2188</text:p>
          </table:table-cell>
          <table:table-cell table:style-name="ce7" table:formula="of:=IF(ISBLANK([.W71]);&quot;&quot;;[.W71]+MAX([.W173];[.X173]))" office:value-type="float" office:value="2129" calcext:value-type="float">
            <text:p>2129</text:p>
          </table:table-cell>
          <table:table-cell table:style-name="ce7" table:formula="of:=IF(ISBLANK([.X71]);&quot;&quot;;[.X71]+MAX([.X173];[.Y173]))" office:value-type="float" office:value="2158" calcext:value-type="float">
            <text:p>2158</text:p>
          </table:table-cell>
          <table:table-cell table:style-name="ce7" table:formula="of:=IF(ISBLANK([.Y71]);&quot;&quot;;[.Y71]+MAX([.Y173];[.Z173]))" office:value-type="float" office:value="2185" calcext:value-type="float">
            <text:p>2185</text:p>
          </table:table-cell>
          <table:table-cell table:style-name="ce7" table:formula="of:=IF(ISBLANK([.Z71]);&quot;&quot;;[.Z71]+MAX([.Z173];[.AA173]))" office:value-type="float" office:value="2262" calcext:value-type="float">
            <text:p>2262</text:p>
          </table:table-cell>
          <table:table-cell table:style-name="ce7" table:formula="of:=IF(ISBLANK([.AA71]);&quot;&quot;;[.AA71]+MAX([.AA173];[.AB173]))" office:value-type="float" office:value="2287" calcext:value-type="float">
            <text:p>2287</text:p>
          </table:table-cell>
          <table:table-cell table:style-name="ce7" table:formula="of:=IF(ISBLANK([.AB71]);&quot;&quot;;[.AB71]+MAX([.AB173];[.AC173]))" office:value-type="float" office:value="2210" calcext:value-type="float">
            <text:p>2210</text:p>
          </table:table-cell>
          <table:table-cell table:style-name="ce7" table:formula="of:=IF(ISBLANK([.AC71]);&quot;&quot;;[.AC71]+MAX([.AC173];[.AD173]))" office:value-type="float" office:value="2238" calcext:value-type="float">
            <text:p>2238</text:p>
          </table:table-cell>
          <table:table-cell table:style-name="ce7" table:formula="of:=IF(ISBLANK([.AD71]);&quot;&quot;;[.AD71]+MAX([.AD173];[.AE173]))" office:value-type="float" office:value="2318" calcext:value-type="float">
            <text:p>2318</text:p>
          </table:table-cell>
          <table:table-cell table:style-name="ce7" table:formula="of:=IF(ISBLANK([.AE71]);&quot;&quot;;[.AE71]+MAX([.AE173];[.AF173]))" office:value-type="float" office:value="2299" calcext:value-type="float">
            <text:p>2299</text:p>
          </table:table-cell>
          <table:table-cell table:style-name="ce7" table:formula="of:=IF(ISBLANK([.AF71]);&quot;&quot;;[.AF71]+MAX([.AF173];[.AG173]))" office:value-type="float" office:value="2226" calcext:value-type="float">
            <text:p>2226</text:p>
          </table:table-cell>
          <table:table-cell table:style-name="ce7" table:formula="of:=IF(ISBLANK([.AG71]);&quot;&quot;;[.AG71]+MAX([.AG173];[.AH173]))" office:value-type="float" office:value="2190" calcext:value-type="float">
            <text:p>2190</text:p>
          </table:table-cell>
          <table:table-cell table:style-name="ce7" table:formula="of:=IF(ISBLANK([.AH71]);&quot;&quot;;[.AH71]+MAX([.AH173];[.AI173]))" office:value-type="float" office:value="2056" calcext:value-type="float">
            <text:p>2056</text:p>
          </table:table-cell>
          <table:table-cell table:style-name="ce7" table:formula="of:=IF(ISBLANK([.AI71]);&quot;&quot;;[.AI71]+MAX([.AI173];[.AJ173]))" office:value-type="float" office:value="2133" calcext:value-type="float">
            <text:p>2133</text:p>
          </table:table-cell>
          <table:table-cell table:style-name="ce7" table:formula="of:=IF(ISBLANK([.AJ71]);&quot;&quot;;[.AJ71]+MAX([.AJ173];[.AK173]))" office:value-type="float" office:value="2133" calcext:value-type="float">
            <text:p>2133</text:p>
          </table:table-cell>
          <table:table-cell table:style-name="ce7" table:formula="of:=IF(ISBLANK([.AK71]);&quot;&quot;;[.AK71]+MAX([.AK173];[.AL173]))" office:value-type="float" office:value="2195" calcext:value-type="float">
            <text:p>2195</text:p>
          </table:table-cell>
          <table:table-cell table:style-name="ce7" table:formula="of:=IF(ISBLANK([.AL71]);&quot;&quot;;[.AL71]+MAX([.AL173];[.AM173]))" office:value-type="float" office:value="2246" calcext:value-type="float">
            <text:p>2246</text:p>
          </table:table-cell>
          <table:table-cell table:style-name="ce7" table:formula="of:=IF(ISBLANK([.AM71]);&quot;&quot;;[.AM71]+MAX([.AM173];[.AN173]))" office:value-type="float" office:value="2188" calcext:value-type="float">
            <text:p>2188</text:p>
          </table:table-cell>
          <table:table-cell table:style-name="ce7" table:formula="of:=IF(ISBLANK([.AN71]);&quot;&quot;;[.AN71]+MAX([.AN173];[.AO173]))" office:value-type="float" office:value="2230" calcext:value-type="float">
            <text:p>2230</text:p>
          </table:table-cell>
          <table:table-cell table:style-name="ce7" table:formula="of:=IF(ISBLANK([.AO71]);&quot;&quot;;[.AO71]+MAX([.AO173];[.AP173]))" office:value-type="float" office:value="2297" calcext:value-type="float">
            <text:p>2297</text:p>
          </table:table-cell>
          <table:table-cell table:style-name="ce7" table:formula="of:=IF(ISBLANK([.AP71]);&quot;&quot;;[.AP71]+MAX([.AP173];[.AQ173]))" office:value-type="float" office:value="2296" calcext:value-type="float">
            <text:p>2296</text:p>
          </table:table-cell>
          <table:table-cell table:style-name="ce7" table:formula="of:=IF(ISBLANK([.AQ71]);&quot;&quot;;[.AQ71]+MAX([.AQ173];[.AR173]))" office:value-type="float" office:value="2297" calcext:value-type="float">
            <text:p>2297</text:p>
          </table:table-cell>
          <table:table-cell table:style-name="ce7" table:formula="of:=IF(ISBLANK([.AR71]);&quot;&quot;;[.AR71]+MAX([.AR173];[.AS173]))" office:value-type="float" office:value="2173" calcext:value-type="float">
            <text:p>2173</text:p>
          </table:table-cell>
          <table:table-cell table:style-name="ce7" table:formula="of:=IF(ISBLANK([.AS71]);&quot;&quot;;[.AS71]+MAX([.AS173];[.AT173]))" office:value-type="float" office:value="2226" calcext:value-type="float">
            <text:p>2226</text:p>
          </table:table-cell>
          <table:table-cell table:style-name="ce7" table:formula="of:=IF(ISBLANK([.AT71]);&quot;&quot;;[.AT71]+MAX([.AT173];[.AU173]))" office:value-type="float" office:value="2244" calcext:value-type="float">
            <text:p>2244</text:p>
          </table:table-cell>
          <table:table-cell table:style-name="ce7" table:formula="of:=IF(ISBLANK([.AU71]);&quot;&quot;;[.AU71]+MAX([.AU173];[.AV173]))" office:value-type="float" office:value="2226" calcext:value-type="float">
            <text:p>2226</text:p>
          </table:table-cell>
          <table:table-cell table:style-name="ce7" table:formula="of:=IF(ISBLANK([.AV71]);&quot;&quot;;[.AV71]+MAX([.AV173];[.AW173]))" office:value-type="float" office:value="2282" calcext:value-type="float">
            <text:p>2282</text:p>
          </table:table-cell>
          <table:table-cell table:style-name="ce7" table:formula="of:=IF(ISBLANK([.AW71]);&quot;&quot;;[.AW71]+MAX([.AW173];[.AX173]))" office:value-type="float" office:value="2338" calcext:value-type="float">
            <text:p>2338</text:p>
          </table:table-cell>
          <table:table-cell table:style-name="ce7" table:formula="of:=IF(ISBLANK([.AX71]);&quot;&quot;;[.AX71]+MAX([.AX173];[.AY173]))" office:value-type="float" office:value="2294" calcext:value-type="float">
            <text:p>2294</text:p>
          </table:table-cell>
          <table:table-cell table:style-name="ce7" table:formula="of:=IF(ISBLANK([.AY71]);&quot;&quot;;[.AY71]+MAX([.AY173];[.AZ173]))" office:value-type="float" office:value="2344" calcext:value-type="float">
            <text:p>2344</text:p>
          </table:table-cell>
          <table:table-cell table:style-name="ce7" table:formula="of:=IF(ISBLANK([.AZ71]);&quot;&quot;;[.AZ71]+MAX([.AZ173];[.BA173]))" office:value-type="float" office:value="2213" calcext:value-type="float">
            <text:p>2213</text:p>
          </table:table-cell>
          <table:table-cell table:style-name="ce7" table:formula="of:=IF(ISBLANK([.BA71]);&quot;&quot;;[.BA71]+MAX([.BA173];[.BB173]))" office:value-type="float" office:value="2190" calcext:value-type="float">
            <text:p>2190</text:p>
          </table:table-cell>
          <table:table-cell table:style-name="ce7" table:formula="of:=IF(ISBLANK([.BB71]);&quot;&quot;;[.BB71]+MAX([.BB173];[.BC173]))" office:value-type="float" office:value="2176" calcext:value-type="float">
            <text:p>2176</text:p>
          </table:table-cell>
          <table:table-cell table:style-name="ce7" table:formula="of:=IF(ISBLANK([.BC71]);&quot;&quot;;[.BC71]+MAX([.BC173];[.BD173]))" office:value-type="float" office:value="2154" calcext:value-type="float">
            <text:p>2154</text:p>
          </table:table-cell>
          <table:table-cell table:style-name="ce7" table:formula="of:=IF(ISBLANK([.BD71]);&quot;&quot;;[.BD71]+MAX([.BD173];[.BE173]))" office:value-type="float" office:value="2128" calcext:value-type="float">
            <text:p>2128</text:p>
          </table:table-cell>
          <table:table-cell table:style-name="ce7" table:formula="of:=IF(ISBLANK([.BE71]);&quot;&quot;;[.BE71]+MAX([.BE173];[.BF173]))" office:value-type="float" office:value="2116" calcext:value-type="float">
            <text:p>2116</text:p>
          </table:table-cell>
          <table:table-cell table:style-name="ce7" table:formula="of:=IF(ISBLANK([.BF71]);&quot;&quot;;[.BF71]+MAX([.BF173];[.BG173]))" office:value-type="float" office:value="2174" calcext:value-type="float">
            <text:p>2174</text:p>
          </table:table-cell>
          <table:table-cell table:style-name="ce7" table:formula="of:=IF(ISBLANK([.BG71]);&quot;&quot;;[.BG71]+MAX([.BG173];[.BH173]))" office:value-type="float" office:value="2202" calcext:value-type="float">
            <text:p>2202</text:p>
          </table:table-cell>
          <table:table-cell table:style-name="ce7" table:formula="of:=IF(ISBLANK([.BH71]);&quot;&quot;;[.BH71]+MAX([.BH173];[.BI173]))" office:value-type="float" office:value="2184" calcext:value-type="float">
            <text:p>2184</text:p>
          </table:table-cell>
          <table:table-cell table:style-name="ce7" table:formula="of:=IF(ISBLANK([.BI71]);&quot;&quot;;[.BI71]+MAX([.BI173];[.BJ173]))" office:value-type="float" office:value="2209" calcext:value-type="float">
            <text:p>2209</text:p>
          </table:table-cell>
          <table:table-cell table:style-name="ce7" table:formula="of:=IF(ISBLANK([.BJ71]);&quot;&quot;;[.BJ71]+MAX([.BJ173];[.BK173]))" office:value-type="float" office:value="2177" calcext:value-type="float">
            <text:p>2177</text:p>
          </table:table-cell>
          <table:table-cell table:style-name="ce7" table:formula="of:=IF(ISBLANK([.BK71]);&quot;&quot;;[.BK71]+MAX([.BK173];[.BL173]))" office:value-type="float" office:value="2237" calcext:value-type="float">
            <text:p>2237</text:p>
          </table:table-cell>
          <table:table-cell table:style-name="ce7" table:formula="of:=IF(ISBLANK([.BL71]);&quot;&quot;;[.BL71]+MAX([.BL173];[.BM173]))" office:value-type="float" office:value="2146" calcext:value-type="float">
            <text:p>2146</text:p>
          </table:table-cell>
          <table:table-cell table:style-name="ce7" table:formula="of:=IF(ISBLANK([.BM71]);&quot;&quot;;[.BM71]+MAX([.BM173];[.BN173]))" office:value-type="float" office:value="2110" calcext:value-type="float">
            <text:p>2110</text:p>
          </table:table-cell>
          <table:table-cell table:style-name="ce7" table:formula="of:=IF(ISBLANK([.BN71]);&quot;&quot;;[.BN71]+MAX([.BN173];[.BO173]))" office:value-type="float" office:value="2147" calcext:value-type="float">
            <text:p>2147</text:p>
          </table:table-cell>
          <table:table-cell table:style-name="ce7" table:formula="of:=IF(ISBLANK([.BO71]);&quot;&quot;;[.BO71]+MAX([.BO173];[.BP173]))" office:value-type="float" office:value="2273" calcext:value-type="float">
            <text:p>2273</text:p>
          </table:table-cell>
          <table:table-cell table:style-name="ce7" table:formula="of:=IF(ISBLANK([.BP71]);&quot;&quot;;[.BP71]+MAX([.BP173];[.BQ173]))" office:value-type="float" office:value="2211" calcext:value-type="float">
            <text:p>2211</text:p>
          </table:table-cell>
          <table:table-cell table:style-name="ce7" table:formula="of:=IF(ISBLANK([.BQ71]);&quot;&quot;;[.BQ71]+MAX([.BQ173];[.BR173]))" office:value-type="float" office:value="2264" calcext:value-type="float">
            <text:p>2264</text:p>
          </table:table-cell>
          <table:table-cell table:style-name="ce7" table:formula="of:=IF(ISBLANK([.BR71]);&quot;&quot;;[.BR71]+MAX([.BR173];[.BS173]))" office:value-type="float" office:value="2094" calcext:value-type="float">
            <text:p>2094</text:p>
          </table:table-cell>
          <table:table-cell table:style-name="ce7" table:formula="of:=IF(ISBLANK([.BS71]);&quot;&quot;;[.BS71]+MAX([.BS173];[.BT173]))">
            <text:p/>
          </table:table-cell>
          <table:table-cell table:style-name="ce7" table:formula="of:=IF(ISBLANK([.BT71]);&quot;&quot;;[.BT71]+MAX([.BT173];[.BU173]))">
            <text:p/>
          </table:table-cell>
          <table:table-cell table:style-name="ce7" table:formula="of:=IF(ISBLANK([.BU71]);&quot;&quot;;[.BU71]+MAX([.BU173];[.BV173]))">
            <text:p/>
          </table:table-cell>
          <table:table-cell table:style-name="ce7" table:formula="of:=IF(ISBLANK([.BV71]);&quot;&quot;;[.BV71]+MAX([.BV173];[.BW173]))">
            <text:p/>
          </table:table-cell>
          <table:table-cell table:style-name="ce7" table:formula="of:=IF(ISBLANK([.BW71]);&quot;&quot;;[.BW71]+MAX([.BW173];[.BX173]))">
            <text:p/>
          </table:table-cell>
          <table:table-cell table:style-name="ce7" table:formula="of:=IF(ISBLANK([.BX71]);&quot;&quot;;[.BX71]+MAX([.BX173];[.BY173]))">
            <text:p/>
          </table:table-cell>
          <table:table-cell table:style-name="ce7" table:formula="of:=IF(ISBLANK([.BY71]);&quot;&quot;;[.BY71]+MAX([.BY173];[.BZ173]))">
            <text:p/>
          </table:table-cell>
          <table:table-cell table:style-name="ce7" table:formula="of:=IF(ISBLANK([.BZ71]);&quot;&quot;;[.BZ71]+MAX([.BZ173];[.CA173]))">
            <text:p/>
          </table:table-cell>
          <table:table-cell table:style-name="ce7" table:formula="of:=IF(ISBLANK([.CA71]);&quot;&quot;;[.CA71]+MAX([.CA173];[.CB173]))">
            <text:p/>
          </table:table-cell>
          <table:table-cell table:style-name="ce7" table:formula="of:=IF(ISBLANK([.CB71]);&quot;&quot;;[.CB71]+MAX([.CB173];[.CC173]))">
            <text:p/>
          </table:table-cell>
          <table:table-cell table:style-name="ce7" table:formula="of:=IF(ISBLANK([.CC71]);&quot;&quot;;[.CC71]+MAX([.CC173];[.CD173]))">
            <text:p/>
          </table:table-cell>
          <table:table-cell table:style-name="ce7" table:formula="of:=IF(ISBLANK([.CD71]);&quot;&quot;;[.CD71]+MAX([.CD173];[.CE173]))">
            <text:p/>
          </table:table-cell>
          <table:table-cell table:style-name="ce7" table:formula="of:=IF(ISBLANK([.CE71]);&quot;&quot;;[.CE71]+MAX([.CE173];[.CF173]))">
            <text:p/>
          </table:table-cell>
          <table:table-cell table:style-name="ce7" table:formula="of:=IF(ISBLANK([.CF71]);&quot;&quot;;[.CF71]+MAX([.CF173];[.CG173]))">
            <text:p/>
          </table:table-cell>
          <table:table-cell table:style-name="ce7" table:formula="of:=IF(ISBLANK([.CG71]);&quot;&quot;;[.CG71]+MAX([.CG173];[.CH173]))">
            <text:p/>
          </table:table-cell>
          <table:table-cell table:style-name="ce7" table:formula="of:=IF(ISBLANK([.CH71]);&quot;&quot;;[.CH71]+MAX([.CH173];[.CI173]))">
            <text:p/>
          </table:table-cell>
          <table:table-cell table:style-name="ce7" table:formula="of:=IF(ISBLANK([.CI71]);&quot;&quot;;[.CI71]+MAX([.CI173];[.CJ173]))">
            <text:p/>
          </table:table-cell>
          <table:table-cell table:style-name="ce7" table:formula="of:=IF(ISBLANK([.CJ71]);&quot;&quot;;[.CJ71]+MAX([.CJ173];[.CK173]))">
            <text:p/>
          </table:table-cell>
          <table:table-cell table:style-name="ce7" table:formula="of:=IF(ISBLANK([.CK71]);&quot;&quot;;[.CK71]+MAX([.CK173];[.CL173]))">
            <text:p/>
          </table:table-cell>
          <table:table-cell table:style-name="ce7" table:formula="of:=IF(ISBLANK([.CL71]);&quot;&quot;;[.CL71]+MAX([.CL173];[.CM173]))">
            <text:p/>
          </table:table-cell>
          <table:table-cell table:style-name="ce7" table:formula="of:=IF(ISBLANK([.CM71]);&quot;&quot;;[.CM71]+MAX([.CM173];[.CN173]))">
            <text:p/>
          </table:table-cell>
          <table:table-cell table:style-name="ce7" table:formula="of:=IF(ISBLANK([.CN71]);&quot;&quot;;[.CN71]+MAX([.CN173];[.CO173]))">
            <text:p/>
          </table:table-cell>
          <table:table-cell table:style-name="ce7" table:formula="of:=IF(ISBLANK([.CO71]);&quot;&quot;;[.CO71]+MAX([.CO173];[.CP173]))">
            <text:p/>
          </table:table-cell>
          <table:table-cell table:style-name="ce7" table:formula="of:=IF(ISBLANK([.CP71]);&quot;&quot;;[.CP71]+MAX([.CP173];[.CQ173]))">
            <text:p/>
          </table:table-cell>
          <table:table-cell table:style-name="ce7" table:formula="of:=IF(ISBLANK([.CQ71]);&quot;&quot;;[.CQ71]+MAX([.CQ173];[.CR173]))">
            <text:p/>
          </table:table-cell>
          <table:table-cell table:style-name="ce7" table:formula="of:=IF(ISBLANK([.CR71]);&quot;&quot;;[.CR71]+MAX([.CR173];[.CS173]))">
            <text:p/>
          </table:table-cell>
          <table:table-cell table:style-name="ce7" table:formula="of:=IF(ISBLANK([.CS71]);&quot;&quot;;[.CS71]+MAX([.CS173];[.CT173]))">
            <text:p/>
          </table:table-cell>
          <table:table-cell table:style-name="ce7" table:formula="of:=IF(ISBLANK([.CT71]);&quot;&quot;;[.CT71]+MAX([.CT173];[.CU173]))">
            <text:p/>
          </table:table-cell>
          <table:table-cell table:style-name="ce7" table:formula="of:=IF(ISBLANK([.CU71]);&quot;&quot;;[.CU71]+MAX([.CU173];[.CV173]))">
            <text:p/>
          </table:table-cell>
          <table:table-cell table:formula="of:=IF(ISBLANK([.CV71]);&quot;&quot;;[.CV71]+MAX([.CV173];[.CW173]))">
            <text:p/>
          </table:table-cell>
        </table:table-row>
        <table:table-row table:style-name="ro1">
          <table:table-cell table:formula="of:=IF(ISBLANK([.A72]);&quot;&quot;;[.A72]+MAX([.A174];[.B174]))" office:value-type="float" office:value="2166" calcext:value-type="float">
            <text:p>2166</text:p>
          </table:table-cell>
          <table:table-cell table:style-name="ce7" table:formula="of:=IF(ISBLANK([.B72]);&quot;&quot;;[.B72]+MAX([.B174];[.C174]))" office:value-type="float" office:value="2128" calcext:value-type="float">
            <text:p>2128</text:p>
          </table:table-cell>
          <table:table-cell table:style-name="ce7" table:formula="of:=IF(ISBLANK([.C72]);&quot;&quot;;[.C72]+MAX([.C174];[.D174]))" office:value-type="float" office:value="1988" calcext:value-type="float">
            <text:p>1988</text:p>
          </table:table-cell>
          <table:table-cell table:style-name="ce7" table:formula="of:=IF(ISBLANK([.D72]);&quot;&quot;;[.D72]+MAX([.D174];[.E174]))" office:value-type="float" office:value="1982" calcext:value-type="float">
            <text:p>1982</text:p>
          </table:table-cell>
          <table:table-cell table:style-name="ce7" table:formula="of:=IF(ISBLANK([.E72]);&quot;&quot;;[.E72]+MAX([.E174];[.F174]))" office:value-type="float" office:value="2097" calcext:value-type="float">
            <text:p>2097</text:p>
          </table:table-cell>
          <table:table-cell table:style-name="ce7" table:formula="of:=IF(ISBLANK([.F72]);&quot;&quot;;[.F72]+MAX([.F174];[.G174]))" office:value-type="float" office:value="2217" calcext:value-type="float">
            <text:p>2217</text:p>
          </table:table-cell>
          <table:table-cell table:style-name="ce7" table:formula="of:=IF(ISBLANK([.G72]);&quot;&quot;;[.G72]+MAX([.G174];[.H174]))" office:value-type="float" office:value="2274" calcext:value-type="float">
            <text:p>2274</text:p>
          </table:table-cell>
          <table:table-cell table:style-name="ce7" table:formula="of:=IF(ISBLANK([.H72]);&quot;&quot;;[.H72]+MAX([.H174];[.I174]))" office:value-type="float" office:value="2243" calcext:value-type="float">
            <text:p>2243</text:p>
          </table:table-cell>
          <table:table-cell table:style-name="ce7" table:formula="of:=IF(ISBLANK([.I72]);&quot;&quot;;[.I72]+MAX([.I174];[.J174]))" office:value-type="float" office:value="2219" calcext:value-type="float">
            <text:p>2219</text:p>
          </table:table-cell>
          <table:table-cell table:style-name="ce7" table:formula="of:=IF(ISBLANK([.J72]);&quot;&quot;;[.J72]+MAX([.J174];[.K174]))" office:value-type="float" office:value="2299" calcext:value-type="float">
            <text:p>2299</text:p>
          </table:table-cell>
          <table:table-cell table:style-name="ce7" table:formula="of:=IF(ISBLANK([.K72]);&quot;&quot;;[.K72]+MAX([.K174];[.L174]))" office:value-type="float" office:value="2286" calcext:value-type="float">
            <text:p>2286</text:p>
          </table:table-cell>
          <table:table-cell table:style-name="ce7" table:formula="of:=IF(ISBLANK([.L72]);&quot;&quot;;[.L72]+MAX([.L174];[.M174]))" office:value-type="float" office:value="2260" calcext:value-type="float">
            <text:p>2260</text:p>
          </table:table-cell>
          <table:table-cell table:style-name="ce7" table:formula="of:=IF(ISBLANK([.M72]);&quot;&quot;;[.M72]+MAX([.M174];[.N174]))" office:value-type="float" office:value="2218" calcext:value-type="float">
            <text:p>2218</text:p>
          </table:table-cell>
          <table:table-cell table:style-name="ce7" table:formula="of:=IF(ISBLANK([.N72]);&quot;&quot;;[.N72]+MAX([.N174];[.O174]))" office:value-type="float" office:value="2188" calcext:value-type="float">
            <text:p>2188</text:p>
          </table:table-cell>
          <table:table-cell table:style-name="ce7" table:formula="of:=IF(ISBLANK([.O72]);&quot;&quot;;[.O72]+MAX([.O174];[.P174]))" office:value-type="float" office:value="2210" calcext:value-type="float">
            <text:p>2210</text:p>
          </table:table-cell>
          <table:table-cell table:style-name="ce7" table:formula="of:=IF(ISBLANK([.P72]);&quot;&quot;;[.P72]+MAX([.P174];[.Q174]))" office:value-type="float" office:value="2147" calcext:value-type="float">
            <text:p>2147</text:p>
          </table:table-cell>
          <table:table-cell table:style-name="ce7" table:formula="of:=IF(ISBLANK([.Q72]);&quot;&quot;;[.Q72]+MAX([.Q174];[.R174]))" office:value-type="float" office:value="2145" calcext:value-type="float">
            <text:p>2145</text:p>
          </table:table-cell>
          <table:table-cell table:style-name="ce7" table:formula="of:=IF(ISBLANK([.R72]);&quot;&quot;;[.R72]+MAX([.R174];[.S174]))" office:value-type="float" office:value="2183" calcext:value-type="float">
            <text:p>2183</text:p>
          </table:table-cell>
          <table:table-cell table:style-name="ce7" table:formula="of:=IF(ISBLANK([.S72]);&quot;&quot;;[.S72]+MAX([.S174];[.T174]))" office:value-type="float" office:value="2185" calcext:value-type="float">
            <text:p>2185</text:p>
          </table:table-cell>
          <table:table-cell table:style-name="ce7" table:formula="of:=IF(ISBLANK([.T72]);&quot;&quot;;[.T72]+MAX([.T174];[.U174]))" office:value-type="float" office:value="2126" calcext:value-type="float">
            <text:p>2126</text:p>
          </table:table-cell>
          <table:table-cell table:style-name="ce7" table:formula="of:=IF(ISBLANK([.U72]);&quot;&quot;;[.U72]+MAX([.U174];[.V174]))" office:value-type="float" office:value="2137" calcext:value-type="float">
            <text:p>2137</text:p>
          </table:table-cell>
          <table:table-cell table:style-name="ce7" table:formula="of:=IF(ISBLANK([.V72]);&quot;&quot;;[.V72]+MAX([.V174];[.W174]))" office:value-type="float" office:value="2129" calcext:value-type="float">
            <text:p>2129</text:p>
          </table:table-cell>
          <table:table-cell table:style-name="ce7" table:formula="of:=IF(ISBLANK([.W72]);&quot;&quot;;[.W72]+MAX([.W174];[.X174]))" office:value-type="float" office:value="2054" calcext:value-type="float">
            <text:p>2054</text:p>
          </table:table-cell>
          <table:table-cell table:style-name="ce7" table:formula="of:=IF(ISBLANK([.X72]);&quot;&quot;;[.X72]+MAX([.X174];[.Y174]))" office:value-type="float" office:value="2104" calcext:value-type="float">
            <text:p>2104</text:p>
          </table:table-cell>
          <table:table-cell table:style-name="ce7" table:formula="of:=IF(ISBLANK([.Y72]);&quot;&quot;;[.Y72]+MAX([.Y174];[.Z174]))" office:value-type="float" office:value="2050" calcext:value-type="float">
            <text:p>2050</text:p>
          </table:table-cell>
          <table:table-cell table:style-name="ce7" table:formula="of:=IF(ISBLANK([.Z72]);&quot;&quot;;[.Z72]+MAX([.Z174];[.AA174]))" office:value-type="float" office:value="2151" calcext:value-type="float">
            <text:p>2151</text:p>
          </table:table-cell>
          <table:table-cell table:style-name="ce7" table:formula="of:=IF(ISBLANK([.AA72]);&quot;&quot;;[.AA72]+MAX([.AA174];[.AB174]))" office:value-type="float" office:value="2203" calcext:value-type="float">
            <text:p>2203</text:p>
          </table:table-cell>
          <table:table-cell table:style-name="ce7" table:formula="of:=IF(ISBLANK([.AB72]);&quot;&quot;;[.AB72]+MAX([.AB174];[.AC174]))" office:value-type="float" office:value="2185" calcext:value-type="float">
            <text:p>2185</text:p>
          </table:table-cell>
          <table:table-cell table:style-name="ce7" table:formula="of:=IF(ISBLANK([.AC72]);&quot;&quot;;[.AC72]+MAX([.AC174];[.AD174]))" office:value-type="float" office:value="2189" calcext:value-type="float">
            <text:p>2189</text:p>
          </table:table-cell>
          <table:table-cell table:style-name="ce7" table:formula="of:=IF(ISBLANK([.AD72]);&quot;&quot;;[.AD72]+MAX([.AD174];[.AE174]))" office:value-type="float" office:value="2215" calcext:value-type="float">
            <text:p>2215</text:p>
          </table:table-cell>
          <table:table-cell table:style-name="ce7" table:formula="of:=IF(ISBLANK([.AE72]);&quot;&quot;;[.AE72]+MAX([.AE174];[.AF174]))" office:value-type="float" office:value="2264" calcext:value-type="float">
            <text:p>2264</text:p>
          </table:table-cell>
          <table:table-cell table:style-name="ce7" table:formula="of:=IF(ISBLANK([.AF72]);&quot;&quot;;[.AF72]+MAX([.AF174];[.AG174]))" office:value-type="float" office:value="2136" calcext:value-type="float">
            <text:p>2136</text:p>
          </table:table-cell>
          <table:table-cell table:style-name="ce7" table:formula="of:=IF(ISBLANK([.AG72]);&quot;&quot;;[.AG72]+MAX([.AG174];[.AH174]))" office:value-type="float" office:value="2112" calcext:value-type="float">
            <text:p>2112</text:p>
          </table:table-cell>
          <table:table-cell table:style-name="ce7" table:formula="of:=IF(ISBLANK([.AH72]);&quot;&quot;;[.AH72]+MAX([.AH174];[.AI174]))" office:value-type="float" office:value="2040" calcext:value-type="float">
            <text:p>2040</text:p>
          </table:table-cell>
          <table:table-cell table:style-name="ce7" table:formula="of:=IF(ISBLANK([.AI72]);&quot;&quot;;[.AI72]+MAX([.AI174];[.AJ174]))" office:value-type="float" office:value="2017" calcext:value-type="float">
            <text:p>2017</text:p>
          </table:table-cell>
          <table:table-cell table:style-name="ce7" table:formula="of:=IF(ISBLANK([.AJ72]);&quot;&quot;;[.AJ72]+MAX([.AJ174];[.AK174]))" office:value-type="float" office:value="2040" calcext:value-type="float">
            <text:p>2040</text:p>
          </table:table-cell>
          <table:table-cell table:style-name="ce7" table:formula="of:=IF(ISBLANK([.AK72]);&quot;&quot;;[.AK72]+MAX([.AK174];[.AL174]))" office:value-type="float" office:value="2120" calcext:value-type="float">
            <text:p>2120</text:p>
          </table:table-cell>
          <table:table-cell table:style-name="ce7" table:formula="of:=IF(ISBLANK([.AL72]);&quot;&quot;;[.AL72]+MAX([.AL174];[.AM174]))" office:value-type="float" office:value="2158" calcext:value-type="float">
            <text:p>2158</text:p>
          </table:table-cell>
          <table:table-cell table:style-name="ce7" table:formula="of:=IF(ISBLANK([.AM72]);&quot;&quot;;[.AM72]+MAX([.AM174];[.AN174]))" office:value-type="float" office:value="2104" calcext:value-type="float">
            <text:p>2104</text:p>
          </table:table-cell>
          <table:table-cell table:style-name="ce7" table:formula="of:=IF(ISBLANK([.AN72]);&quot;&quot;;[.AN72]+MAX([.AN174];[.AO174]))" office:value-type="float" office:value="2134" calcext:value-type="float">
            <text:p>2134</text:p>
          </table:table-cell>
          <table:table-cell table:style-name="ce7" table:formula="of:=IF(ISBLANK([.AO72]);&quot;&quot;;[.AO72]+MAX([.AO174];[.AP174]))" office:value-type="float" office:value="2211" calcext:value-type="float">
            <text:p>2211</text:p>
          </table:table-cell>
          <table:table-cell table:style-name="ce7" table:formula="of:=IF(ISBLANK([.AP72]);&quot;&quot;;[.AP72]+MAX([.AP174];[.AQ174]))" office:value-type="float" office:value="2206" calcext:value-type="float">
            <text:p>2206</text:p>
          </table:table-cell>
          <table:table-cell table:style-name="ce7" table:formula="of:=IF(ISBLANK([.AQ72]);&quot;&quot;;[.AQ72]+MAX([.AQ174];[.AR174]))" office:value-type="float" office:value="2229" calcext:value-type="float">
            <text:p>2229</text:p>
          </table:table-cell>
          <table:table-cell table:style-name="ce7" table:formula="of:=IF(ISBLANK([.AR72]);&quot;&quot;;[.AR72]+MAX([.AR174];[.AS174]))" office:value-type="float" office:value="2095" calcext:value-type="float">
            <text:p>2095</text:p>
          </table:table-cell>
          <table:table-cell table:style-name="ce7" table:formula="of:=IF(ISBLANK([.AS72]);&quot;&quot;;[.AS72]+MAX([.AS174];[.AT174]))" office:value-type="float" office:value="2118" calcext:value-type="float">
            <text:p>2118</text:p>
          </table:table-cell>
          <table:table-cell table:style-name="ce7" table:formula="of:=IF(ISBLANK([.AT72]);&quot;&quot;;[.AT72]+MAX([.AT174];[.AU174]))" office:value-type="float" office:value="2160" calcext:value-type="float">
            <text:p>2160</text:p>
          </table:table-cell>
          <table:table-cell table:style-name="ce7" table:formula="of:=IF(ISBLANK([.AU72]);&quot;&quot;;[.AU72]+MAX([.AU174];[.AV174]))" office:value-type="float" office:value="2146" calcext:value-type="float">
            <text:p>2146</text:p>
          </table:table-cell>
          <table:table-cell table:style-name="ce7" table:formula="of:=IF(ISBLANK([.AV72]);&quot;&quot;;[.AV72]+MAX([.AV174];[.AW174]))" office:value-type="float" office:value="2161" calcext:value-type="float">
            <text:p>2161</text:p>
          </table:table-cell>
          <table:table-cell table:style-name="ce7" table:formula="of:=IF(ISBLANK([.AW72]);&quot;&quot;;[.AW72]+MAX([.AW174];[.AX174]))" office:value-type="float" office:value="2240" calcext:value-type="float">
            <text:p>2240</text:p>
          </table:table-cell>
          <table:table-cell table:style-name="ce7" table:formula="of:=IF(ISBLANK([.AX72]);&quot;&quot;;[.AX72]+MAX([.AX174];[.AY174]))" office:value-type="float" office:value="2207" calcext:value-type="float">
            <text:p>2207</text:p>
          </table:table-cell>
          <table:table-cell table:style-name="ce7" table:formula="of:=IF(ISBLANK([.AY72]);&quot;&quot;;[.AY72]+MAX([.AY174];[.AZ174]))" office:value-type="float" office:value="2257" calcext:value-type="float">
            <text:p>2257</text:p>
          </table:table-cell>
          <table:table-cell table:style-name="ce7" table:formula="of:=IF(ISBLANK([.AZ72]);&quot;&quot;;[.AZ72]+MAX([.AZ174];[.BA174]))" office:value-type="float" office:value="2126" calcext:value-type="float">
            <text:p>2126</text:p>
          </table:table-cell>
          <table:table-cell table:style-name="ce7" table:formula="of:=IF(ISBLANK([.BA72]);&quot;&quot;;[.BA72]+MAX([.BA174];[.BB174]))" office:value-type="float" office:value="2157" calcext:value-type="float">
            <text:p>2157</text:p>
          </table:table-cell>
          <table:table-cell table:style-name="ce7" table:formula="of:=IF(ISBLANK([.BB72]);&quot;&quot;;[.BB72]+MAX([.BB174];[.BC174]))" office:value-type="float" office:value="2148" calcext:value-type="float">
            <text:p>2148</text:p>
          </table:table-cell>
          <table:table-cell table:style-name="ce7" table:formula="of:=IF(ISBLANK([.BC72]);&quot;&quot;;[.BC72]+MAX([.BC174];[.BD174]))" office:value-type="float" office:value="2096" calcext:value-type="float">
            <text:p>2096</text:p>
          </table:table-cell>
          <table:table-cell table:style-name="ce7" table:formula="of:=IF(ISBLANK([.BD72]);&quot;&quot;;[.BD72]+MAX([.BD174];[.BE174]))" office:value-type="float" office:value="2090" calcext:value-type="float">
            <text:p>2090</text:p>
          </table:table-cell>
          <table:table-cell table:style-name="ce7" table:formula="of:=IF(ISBLANK([.BE72]);&quot;&quot;;[.BE72]+MAX([.BE174];[.BF174]))" office:value-type="float" office:value="2040" calcext:value-type="float">
            <text:p>2040</text:p>
          </table:table-cell>
          <table:table-cell table:style-name="ce7" table:formula="of:=IF(ISBLANK([.BF72]);&quot;&quot;;[.BF72]+MAX([.BF174];[.BG174]))" office:value-type="float" office:value="2088" calcext:value-type="float">
            <text:p>2088</text:p>
          </table:table-cell>
          <table:table-cell table:style-name="ce7" table:formula="of:=IF(ISBLANK([.BG72]);&quot;&quot;;[.BG72]+MAX([.BG174];[.BH174]))" office:value-type="float" office:value="2136" calcext:value-type="float">
            <text:p>2136</text:p>
          </table:table-cell>
          <table:table-cell table:style-name="ce7" table:formula="of:=IF(ISBLANK([.BH72]);&quot;&quot;;[.BH72]+MAX([.BH174];[.BI174]))" office:value-type="float" office:value="2100" calcext:value-type="float">
            <text:p>2100</text:p>
          </table:table-cell>
          <table:table-cell table:style-name="ce7" table:formula="of:=IF(ISBLANK([.BI72]);&quot;&quot;;[.BI72]+MAX([.BI174];[.BJ174]))" office:value-type="float" office:value="2157" calcext:value-type="float">
            <text:p>2157</text:p>
          </table:table-cell>
          <table:table-cell table:style-name="ce7" table:formula="of:=IF(ISBLANK([.BJ72]);&quot;&quot;;[.BJ72]+MAX([.BJ174];[.BK174]))" office:value-type="float" office:value="2142" calcext:value-type="float">
            <text:p>2142</text:p>
          </table:table-cell>
          <table:table-cell table:style-name="ce7" table:formula="of:=IF(ISBLANK([.BK72]);&quot;&quot;;[.BK72]+MAX([.BK174];[.BL174]))" office:value-type="float" office:value="2156" calcext:value-type="float">
            <text:p>2156</text:p>
          </table:table-cell>
          <table:table-cell table:style-name="ce7" table:formula="of:=IF(ISBLANK([.BL72]);&quot;&quot;;[.BL72]+MAX([.BL174];[.BM174]))" office:value-type="float" office:value="2131" calcext:value-type="float">
            <text:p>2131</text:p>
          </table:table-cell>
          <table:table-cell table:style-name="ce7" table:formula="of:=IF(ISBLANK([.BM72]);&quot;&quot;;[.BM72]+MAX([.BM174];[.BN174]))" office:value-type="float" office:value="2099" calcext:value-type="float">
            <text:p>2099</text:p>
          </table:table-cell>
          <table:table-cell table:style-name="ce7" table:formula="of:=IF(ISBLANK([.BN72]);&quot;&quot;;[.BN72]+MAX([.BN174];[.BO174]))" office:value-type="float" office:value="2102" calcext:value-type="float">
            <text:p>2102</text:p>
          </table:table-cell>
          <table:table-cell table:style-name="ce7" table:formula="of:=IF(ISBLANK([.BO72]);&quot;&quot;;[.BO72]+MAX([.BO174];[.BP174]))" office:value-type="float" office:value="2125" calcext:value-type="float">
            <text:p>2125</text:p>
          </table:table-cell>
          <table:table-cell table:style-name="ce7" table:formula="of:=IF(ISBLANK([.BP72]);&quot;&quot;;[.BP72]+MAX([.BP174];[.BQ174]))" office:value-type="float" office:value="2176" calcext:value-type="float">
            <text:p>2176</text:p>
          </table:table-cell>
          <table:table-cell table:style-name="ce7" table:formula="of:=IF(ISBLANK([.BQ72]);&quot;&quot;;[.BQ72]+MAX([.BQ174];[.BR174]))" office:value-type="float" office:value="2179" calcext:value-type="float">
            <text:p>2179</text:p>
          </table:table-cell>
          <table:table-cell table:style-name="ce7" table:formula="of:=IF(ISBLANK([.BR72]);&quot;&quot;;[.BR72]+MAX([.BR174];[.BS174]))" office:value-type="float" office:value="2067" calcext:value-type="float">
            <text:p>2067</text:p>
          </table:table-cell>
          <table:table-cell table:style-name="ce7" table:formula="of:=IF(ISBLANK([.BS72]);&quot;&quot;;[.BS72]+MAX([.BS174];[.BT174]))" office:value-type="float" office:value="1955" calcext:value-type="float">
            <text:p>1955</text:p>
          </table:table-cell>
          <table:table-cell table:style-name="ce7" table:formula="of:=IF(ISBLANK([.BT72]);&quot;&quot;;[.BT72]+MAX([.BT174];[.BU174]))">
            <text:p/>
          </table:table-cell>
          <table:table-cell table:style-name="ce7" table:formula="of:=IF(ISBLANK([.BU72]);&quot;&quot;;[.BU72]+MAX([.BU174];[.BV174]))">
            <text:p/>
          </table:table-cell>
          <table:table-cell table:style-name="ce7" table:formula="of:=IF(ISBLANK([.BV72]);&quot;&quot;;[.BV72]+MAX([.BV174];[.BW174]))">
            <text:p/>
          </table:table-cell>
          <table:table-cell table:style-name="ce7" table:formula="of:=IF(ISBLANK([.BW72]);&quot;&quot;;[.BW72]+MAX([.BW174];[.BX174]))">
            <text:p/>
          </table:table-cell>
          <table:table-cell table:style-name="ce7" table:formula="of:=IF(ISBLANK([.BX72]);&quot;&quot;;[.BX72]+MAX([.BX174];[.BY174]))">
            <text:p/>
          </table:table-cell>
          <table:table-cell table:style-name="ce7" table:formula="of:=IF(ISBLANK([.BY72]);&quot;&quot;;[.BY72]+MAX([.BY174];[.BZ174]))">
            <text:p/>
          </table:table-cell>
          <table:table-cell table:style-name="ce7" table:formula="of:=IF(ISBLANK([.BZ72]);&quot;&quot;;[.BZ72]+MAX([.BZ174];[.CA174]))">
            <text:p/>
          </table:table-cell>
          <table:table-cell table:style-name="ce7" table:formula="of:=IF(ISBLANK([.CA72]);&quot;&quot;;[.CA72]+MAX([.CA174];[.CB174]))">
            <text:p/>
          </table:table-cell>
          <table:table-cell table:style-name="ce7" table:formula="of:=IF(ISBLANK([.CB72]);&quot;&quot;;[.CB72]+MAX([.CB174];[.CC174]))">
            <text:p/>
          </table:table-cell>
          <table:table-cell table:style-name="ce7" table:formula="of:=IF(ISBLANK([.CC72]);&quot;&quot;;[.CC72]+MAX([.CC174];[.CD174]))">
            <text:p/>
          </table:table-cell>
          <table:table-cell table:style-name="ce7" table:formula="of:=IF(ISBLANK([.CD72]);&quot;&quot;;[.CD72]+MAX([.CD174];[.CE174]))">
            <text:p/>
          </table:table-cell>
          <table:table-cell table:style-name="ce7" table:formula="of:=IF(ISBLANK([.CE72]);&quot;&quot;;[.CE72]+MAX([.CE174];[.CF174]))">
            <text:p/>
          </table:table-cell>
          <table:table-cell table:style-name="ce7" table:formula="of:=IF(ISBLANK([.CF72]);&quot;&quot;;[.CF72]+MAX([.CF174];[.CG174]))">
            <text:p/>
          </table:table-cell>
          <table:table-cell table:style-name="ce7" table:formula="of:=IF(ISBLANK([.CG72]);&quot;&quot;;[.CG72]+MAX([.CG174];[.CH174]))">
            <text:p/>
          </table:table-cell>
          <table:table-cell table:style-name="ce7" table:formula="of:=IF(ISBLANK([.CH72]);&quot;&quot;;[.CH72]+MAX([.CH174];[.CI174]))">
            <text:p/>
          </table:table-cell>
          <table:table-cell table:style-name="ce7" table:formula="of:=IF(ISBLANK([.CI72]);&quot;&quot;;[.CI72]+MAX([.CI174];[.CJ174]))">
            <text:p/>
          </table:table-cell>
          <table:table-cell table:style-name="ce7" table:formula="of:=IF(ISBLANK([.CJ72]);&quot;&quot;;[.CJ72]+MAX([.CJ174];[.CK174]))">
            <text:p/>
          </table:table-cell>
          <table:table-cell table:style-name="ce7" table:formula="of:=IF(ISBLANK([.CK72]);&quot;&quot;;[.CK72]+MAX([.CK174];[.CL174]))">
            <text:p/>
          </table:table-cell>
          <table:table-cell table:style-name="ce7" table:formula="of:=IF(ISBLANK([.CL72]);&quot;&quot;;[.CL72]+MAX([.CL174];[.CM174]))">
            <text:p/>
          </table:table-cell>
          <table:table-cell table:style-name="ce7" table:formula="of:=IF(ISBLANK([.CM72]);&quot;&quot;;[.CM72]+MAX([.CM174];[.CN174]))">
            <text:p/>
          </table:table-cell>
          <table:table-cell table:style-name="ce7" table:formula="of:=IF(ISBLANK([.CN72]);&quot;&quot;;[.CN72]+MAX([.CN174];[.CO174]))">
            <text:p/>
          </table:table-cell>
          <table:table-cell table:style-name="ce7" table:formula="of:=IF(ISBLANK([.CO72]);&quot;&quot;;[.CO72]+MAX([.CO174];[.CP174]))">
            <text:p/>
          </table:table-cell>
          <table:table-cell table:style-name="ce7" table:formula="of:=IF(ISBLANK([.CP72]);&quot;&quot;;[.CP72]+MAX([.CP174];[.CQ174]))">
            <text:p/>
          </table:table-cell>
          <table:table-cell table:style-name="ce7" table:formula="of:=IF(ISBLANK([.CQ72]);&quot;&quot;;[.CQ72]+MAX([.CQ174];[.CR174]))">
            <text:p/>
          </table:table-cell>
          <table:table-cell table:style-name="ce7" table:formula="of:=IF(ISBLANK([.CR72]);&quot;&quot;;[.CR72]+MAX([.CR174];[.CS174]))">
            <text:p/>
          </table:table-cell>
          <table:table-cell table:style-name="ce7" table:formula="of:=IF(ISBLANK([.CS72]);&quot;&quot;;[.CS72]+MAX([.CS174];[.CT174]))">
            <text:p/>
          </table:table-cell>
          <table:table-cell table:style-name="ce7" table:formula="of:=IF(ISBLANK([.CT72]);&quot;&quot;;[.CT72]+MAX([.CT174];[.CU174]))">
            <text:p/>
          </table:table-cell>
          <table:table-cell table:style-name="ce7" table:formula="of:=IF(ISBLANK([.CU72]);&quot;&quot;;[.CU72]+MAX([.CU174];[.CV174]))">
            <text:p/>
          </table:table-cell>
          <table:table-cell table:formula="of:=IF(ISBLANK([.CV72]);&quot;&quot;;[.CV72]+MAX([.CV174];[.CW174]))">
            <text:p/>
          </table:table-cell>
        </table:table-row>
        <table:table-row table:style-name="ro1">
          <table:table-cell table:formula="of:=IF(ISBLANK([.A73]);&quot;&quot;;[.A73]+MAX([.A175];[.B175]))" office:value-type="float" office:value="2003" calcext:value-type="float">
            <text:p>2003</text:p>
          </table:table-cell>
          <table:table-cell table:style-name="ce7" table:formula="of:=IF(ISBLANK([.B73]);&quot;&quot;;[.B73]+MAX([.B175];[.C175]))" office:value-type="float" office:value="2075" calcext:value-type="float">
            <text:p>2075</text:p>
          </table:table-cell>
          <table:table-cell table:style-name="ce7" table:formula="of:=IF(ISBLANK([.C73]);&quot;&quot;;[.C73]+MAX([.C175];[.D175]))" office:value-type="float" office:value="1947" calcext:value-type="float">
            <text:p>1947</text:p>
          </table:table-cell>
          <table:table-cell table:style-name="ce7" table:formula="of:=IF(ISBLANK([.D73]);&quot;&quot;;[.D73]+MAX([.D175];[.E175]))" office:value-type="float" office:value="1948" calcext:value-type="float">
            <text:p>1948</text:p>
          </table:table-cell>
          <table:table-cell table:style-name="ce7" table:formula="of:=IF(ISBLANK([.E73]);&quot;&quot;;[.E73]+MAX([.E175];[.F175]))" office:value-type="float" office:value="1954" calcext:value-type="float">
            <text:p>1954</text:p>
          </table:table-cell>
          <table:table-cell table:style-name="ce7" table:formula="of:=IF(ISBLANK([.F73]);&quot;&quot;;[.F73]+MAX([.F175];[.G175]))" office:value-type="float" office:value="2084" calcext:value-type="float">
            <text:p>2084</text:p>
          </table:table-cell>
          <table:table-cell table:style-name="ce7" table:formula="of:=IF(ISBLANK([.G73]);&quot;&quot;;[.G73]+MAX([.G175];[.H175]))" office:value-type="float" office:value="2183" calcext:value-type="float">
            <text:p>2183</text:p>
          </table:table-cell>
          <table:table-cell table:style-name="ce7" table:formula="of:=IF(ISBLANK([.H73]);&quot;&quot;;[.H73]+MAX([.H175];[.I175]))" office:value-type="float" office:value="2139" calcext:value-type="float">
            <text:p>2139</text:p>
          </table:table-cell>
          <table:table-cell table:style-name="ce7" table:formula="of:=IF(ISBLANK([.I73]);&quot;&quot;;[.I73]+MAX([.I175];[.J175]))" office:value-type="float" office:value="2218" calcext:value-type="float">
            <text:p>2218</text:p>
          </table:table-cell>
          <table:table-cell table:style-name="ce7" table:formula="of:=IF(ISBLANK([.J73]);&quot;&quot;;[.J73]+MAX([.J175];[.K175]))" office:value-type="float" office:value="2162" calcext:value-type="float">
            <text:p>2162</text:p>
          </table:table-cell>
          <table:table-cell table:style-name="ce7" table:formula="of:=IF(ISBLANK([.K73]);&quot;&quot;;[.K73]+MAX([.K175];[.L175]))" office:value-type="float" office:value="2236" calcext:value-type="float">
            <text:p>2236</text:p>
          </table:table-cell>
          <table:table-cell table:style-name="ce7" table:formula="of:=IF(ISBLANK([.L73]);&quot;&quot;;[.L73]+MAX([.L175];[.M175]))" office:value-type="float" office:value="2223" calcext:value-type="float">
            <text:p>2223</text:p>
          </table:table-cell>
          <table:table-cell table:style-name="ce7" table:formula="of:=IF(ISBLANK([.M73]);&quot;&quot;;[.M73]+MAX([.M175];[.N175]))" office:value-type="float" office:value="2196" calcext:value-type="float">
            <text:p>2196</text:p>
          </table:table-cell>
          <table:table-cell table:style-name="ce7" table:formula="of:=IF(ISBLANK([.N73]);&quot;&quot;;[.N73]+MAX([.N175];[.O175]))" office:value-type="float" office:value="2130" calcext:value-type="float">
            <text:p>2130</text:p>
          </table:table-cell>
          <table:table-cell table:style-name="ce7" table:formula="of:=IF(ISBLANK([.O73]);&quot;&quot;;[.O73]+MAX([.O175];[.P175]))" office:value-type="float" office:value="2139" calcext:value-type="float">
            <text:p>2139</text:p>
          </table:table-cell>
          <table:table-cell table:style-name="ce7" table:formula="of:=IF(ISBLANK([.P73]);&quot;&quot;;[.P73]+MAX([.P175];[.Q175]))" office:value-type="float" office:value="2004" calcext:value-type="float">
            <text:p>2004</text:p>
          </table:table-cell>
          <table:table-cell table:style-name="ce7" table:formula="of:=IF(ISBLANK([.Q73]);&quot;&quot;;[.Q73]+MAX([.Q175];[.R175]))" office:value-type="float" office:value="2089" calcext:value-type="float">
            <text:p>2089</text:p>
          </table:table-cell>
          <table:table-cell table:style-name="ce7" table:formula="of:=IF(ISBLANK([.R73]);&quot;&quot;;[.R73]+MAX([.R175];[.S175]))" office:value-type="float" office:value="2113" calcext:value-type="float">
            <text:p>2113</text:p>
          </table:table-cell>
          <table:table-cell table:style-name="ce7" table:formula="of:=IF(ISBLANK([.S73]);&quot;&quot;;[.S73]+MAX([.S175];[.T175]))" office:value-type="float" office:value="2155" calcext:value-type="float">
            <text:p>2155</text:p>
          </table:table-cell>
          <table:table-cell table:style-name="ce7" table:formula="of:=IF(ISBLANK([.T73]);&quot;&quot;;[.T73]+MAX([.T175];[.U175]))" office:value-type="float" office:value="2108" calcext:value-type="float">
            <text:p>2108</text:p>
          </table:table-cell>
          <table:table-cell table:style-name="ce7" table:formula="of:=IF(ISBLANK([.U73]);&quot;&quot;;[.U73]+MAX([.U175];[.V175]))" office:value-type="float" office:value="2069" calcext:value-type="float">
            <text:p>2069</text:p>
          </table:table-cell>
          <table:table-cell table:style-name="ce7" table:formula="of:=IF(ISBLANK([.V73]);&quot;&quot;;[.V73]+MAX([.V175];[.W175]))" office:value-type="float" office:value="2035" calcext:value-type="float">
            <text:p>2035</text:p>
          </table:table-cell>
          <table:table-cell table:style-name="ce7" table:formula="of:=IF(ISBLANK([.W73]);&quot;&quot;;[.W73]+MAX([.W175];[.X175]))" office:value-type="float" office:value="2031" calcext:value-type="float">
            <text:p>2031</text:p>
          </table:table-cell>
          <table:table-cell table:style-name="ce7" table:formula="of:=IF(ISBLANK([.X73]);&quot;&quot;;[.X73]+MAX([.X175];[.Y175]))" office:value-type="float" office:value="2021" calcext:value-type="float">
            <text:p>2021</text:p>
          </table:table-cell>
          <table:table-cell table:style-name="ce7" table:formula="of:=IF(ISBLANK([.Y73]);&quot;&quot;;[.Y73]+MAX([.Y175];[.Z175]))" office:value-type="float" office:value="1987" calcext:value-type="float">
            <text:p>1987</text:p>
          </table:table-cell>
          <table:table-cell table:style-name="ce7" table:formula="of:=IF(ISBLANK([.Z73]);&quot;&quot;;[.Z73]+MAX([.Z175];[.AA175]))" office:value-type="float" office:value="1979" calcext:value-type="float">
            <text:p>1979</text:p>
          </table:table-cell>
          <table:table-cell table:style-name="ce7" table:formula="of:=IF(ISBLANK([.AA73]);&quot;&quot;;[.AA73]+MAX([.AA175];[.AB175]))" office:value-type="float" office:value="2089" calcext:value-type="float">
            <text:p>2089</text:p>
          </table:table-cell>
          <table:table-cell table:style-name="ce7" table:formula="of:=IF(ISBLANK([.AB73]);&quot;&quot;;[.AB73]+MAX([.AB175];[.AC175]))" office:value-type="float" office:value="2109" calcext:value-type="float">
            <text:p>2109</text:p>
          </table:table-cell>
          <table:table-cell table:style-name="ce7" table:formula="of:=IF(ISBLANK([.AC73]);&quot;&quot;;[.AC73]+MAX([.AC175];[.AD175]))" office:value-type="float" office:value="2092" calcext:value-type="float">
            <text:p>2092</text:p>
          </table:table-cell>
          <table:table-cell table:style-name="ce7" table:formula="of:=IF(ISBLANK([.AD73]);&quot;&quot;;[.AD73]+MAX([.AD175];[.AE175]))" office:value-type="float" office:value="2109" calcext:value-type="float">
            <text:p>2109</text:p>
          </table:table-cell>
          <table:table-cell table:style-name="ce7" table:formula="of:=IF(ISBLANK([.AE73]);&quot;&quot;;[.AE73]+MAX([.AE175];[.AF175]))" office:value-type="float" office:value="2174" calcext:value-type="float">
            <text:p>2174</text:p>
          </table:table-cell>
          <table:table-cell table:style-name="ce7" table:formula="of:=IF(ISBLANK([.AF73]);&quot;&quot;;[.AF73]+MAX([.AF175];[.AG175]))" office:value-type="float" office:value="2114" calcext:value-type="float">
            <text:p>2114</text:p>
          </table:table-cell>
          <table:table-cell table:style-name="ce7" table:formula="of:=IF(ISBLANK([.AG73]);&quot;&quot;;[.AG73]+MAX([.AG175];[.AH175]))" office:value-type="float" office:value="2030" calcext:value-type="float">
            <text:p>2030</text:p>
          </table:table-cell>
          <table:table-cell table:style-name="ce7" table:formula="of:=IF(ISBLANK([.AH73]);&quot;&quot;;[.AH73]+MAX([.AH175];[.AI175]))" office:value-type="float" office:value="1962" calcext:value-type="float">
            <text:p>1962</text:p>
          </table:table-cell>
          <table:table-cell table:style-name="ce7" table:formula="of:=IF(ISBLANK([.AI73]);&quot;&quot;;[.AI73]+MAX([.AI175];[.AJ175]))" office:value-type="float" office:value="1988" calcext:value-type="float">
            <text:p>1988</text:p>
          </table:table-cell>
          <table:table-cell table:style-name="ce7" table:formula="of:=IF(ISBLANK([.AJ73]);&quot;&quot;;[.AJ73]+MAX([.AJ175];[.AK175]))" office:value-type="float" office:value="1982" calcext:value-type="float">
            <text:p>1982</text:p>
          </table:table-cell>
          <table:table-cell table:style-name="ce7" table:formula="of:=IF(ISBLANK([.AK73]);&quot;&quot;;[.AK73]+MAX([.AK175];[.AL175]))" office:value-type="float" office:value="2028" calcext:value-type="float">
            <text:p>2028</text:p>
          </table:table-cell>
          <table:table-cell table:style-name="ce7" table:formula="of:=IF(ISBLANK([.AL73]);&quot;&quot;;[.AL73]+MAX([.AL175];[.AM175]))" office:value-type="float" office:value="2102" calcext:value-type="float">
            <text:p>2102</text:p>
          </table:table-cell>
          <table:table-cell table:style-name="ce7" table:formula="of:=IF(ISBLANK([.AM73]);&quot;&quot;;[.AM73]+MAX([.AM175];[.AN175]))" office:value-type="float" office:value="2088" calcext:value-type="float">
            <text:p>2088</text:p>
          </table:table-cell>
          <table:table-cell table:style-name="ce7" table:formula="of:=IF(ISBLANK([.AN73]);&quot;&quot;;[.AN73]+MAX([.AN175];[.AO175]))" office:value-type="float" office:value="2094" calcext:value-type="float">
            <text:p>2094</text:p>
          </table:table-cell>
          <table:table-cell table:style-name="ce7" table:formula="of:=IF(ISBLANK([.AO73]);&quot;&quot;;[.AO73]+MAX([.AO175];[.AP175]))" office:value-type="float" office:value="2126" calcext:value-type="float">
            <text:p>2126</text:p>
          </table:table-cell>
          <table:table-cell table:style-name="ce7" table:formula="of:=IF(ISBLANK([.AP73]);&quot;&quot;;[.AP73]+MAX([.AP175];[.AQ175]))" office:value-type="float" office:value="2176" calcext:value-type="float">
            <text:p>2176</text:p>
          </table:table-cell>
          <table:table-cell table:style-name="ce7" table:formula="of:=IF(ISBLANK([.AQ73]);&quot;&quot;;[.AQ73]+MAX([.AQ175];[.AR175]))" office:value-type="float" office:value="2192" calcext:value-type="float">
            <text:p>2192</text:p>
          </table:table-cell>
          <table:table-cell table:style-name="ce7" table:formula="of:=IF(ISBLANK([.AR73]);&quot;&quot;;[.AR73]+MAX([.AR175];[.AS175]))" office:value-type="float" office:value="2010" calcext:value-type="float">
            <text:p>2010</text:p>
          </table:table-cell>
          <table:table-cell table:style-name="ce7" table:formula="of:=IF(ISBLANK([.AS73]);&quot;&quot;;[.AS73]+MAX([.AS175];[.AT175]))" office:value-type="float" office:value="2038" calcext:value-type="float">
            <text:p>2038</text:p>
          </table:table-cell>
          <table:table-cell table:style-name="ce7" table:formula="of:=IF(ISBLANK([.AT73]);&quot;&quot;;[.AT73]+MAX([.AT175];[.AU175]))" office:value-type="float" office:value="2095" calcext:value-type="float">
            <text:p>2095</text:p>
          </table:table-cell>
          <table:table-cell table:style-name="ce7" table:formula="of:=IF(ISBLANK([.AU73]);&quot;&quot;;[.AU73]+MAX([.AU175];[.AV175]))" office:value-type="float" office:value="2073" calcext:value-type="float">
            <text:p>2073</text:p>
          </table:table-cell>
          <table:table-cell table:style-name="ce7" table:formula="of:=IF(ISBLANK([.AV73]);&quot;&quot;;[.AV73]+MAX([.AV175];[.AW175]))" office:value-type="float" office:value="2079" calcext:value-type="float">
            <text:p>2079</text:p>
          </table:table-cell>
          <table:table-cell table:style-name="ce7" table:formula="of:=IF(ISBLANK([.AW73]);&quot;&quot;;[.AW73]+MAX([.AW175];[.AX175]))" office:value-type="float" office:value="2121" calcext:value-type="float">
            <text:p>2121</text:p>
          </table:table-cell>
          <table:table-cell table:style-name="ce7" table:formula="of:=IF(ISBLANK([.AX73]);&quot;&quot;;[.AX73]+MAX([.AX175];[.AY175]))" office:value-type="float" office:value="2168" calcext:value-type="float">
            <text:p>2168</text:p>
          </table:table-cell>
          <table:table-cell table:style-name="ce7" table:formula="of:=IF(ISBLANK([.AY73]);&quot;&quot;;[.AY73]+MAX([.AY175];[.AZ175]))" office:value-type="float" office:value="2164" calcext:value-type="float">
            <text:p>2164</text:p>
          </table:table-cell>
          <table:table-cell table:style-name="ce7" table:formula="of:=IF(ISBLANK([.AZ73]);&quot;&quot;;[.AZ73]+MAX([.AZ175];[.BA175]))" office:value-type="float" office:value="2087" calcext:value-type="float">
            <text:p>2087</text:p>
          </table:table-cell>
          <table:table-cell table:style-name="ce7" table:formula="of:=IF(ISBLANK([.BA73]);&quot;&quot;;[.BA73]+MAX([.BA175];[.BB175]))" office:value-type="float" office:value="2087" calcext:value-type="float">
            <text:p>2087</text:p>
          </table:table-cell>
          <table:table-cell table:style-name="ce7" table:formula="of:=IF(ISBLANK([.BB73]);&quot;&quot;;[.BB73]+MAX([.BB175];[.BC175]))" office:value-type="float" office:value="2059" calcext:value-type="float">
            <text:p>2059</text:p>
          </table:table-cell>
          <table:table-cell table:style-name="ce7" table:formula="of:=IF(ISBLANK([.BC73]);&quot;&quot;;[.BC73]+MAX([.BC175];[.BD175]))" office:value-type="float" office:value="2047" calcext:value-type="float">
            <text:p>2047</text:p>
          </table:table-cell>
          <table:table-cell table:style-name="ce7" table:formula="of:=IF(ISBLANK([.BD73]);&quot;&quot;;[.BD73]+MAX([.BD175];[.BE175]))" office:value-type="float" office:value="2056" calcext:value-type="float">
            <text:p>2056</text:p>
          </table:table-cell>
          <table:table-cell table:style-name="ce7" table:formula="of:=IF(ISBLANK([.BE73]);&quot;&quot;;[.BE73]+MAX([.BE175];[.BF175]))" office:value-type="float" office:value="2028" calcext:value-type="float">
            <text:p>2028</text:p>
          </table:table-cell>
          <table:table-cell table:style-name="ce7" table:formula="of:=IF(ISBLANK([.BF73]);&quot;&quot;;[.BF73]+MAX([.BF175];[.BG175]))" office:value-type="float" office:value="2033" calcext:value-type="float">
            <text:p>2033</text:p>
          </table:table-cell>
          <table:table-cell table:style-name="ce7" table:formula="of:=IF(ISBLANK([.BG73]);&quot;&quot;;[.BG73]+MAX([.BG175];[.BH175]))" office:value-type="float" office:value="2042" calcext:value-type="float">
            <text:p>2042</text:p>
          </table:table-cell>
          <table:table-cell table:style-name="ce7" table:formula="of:=IF(ISBLANK([.BH73]);&quot;&quot;;[.BH73]+MAX([.BH175];[.BI175]))" office:value-type="float" office:value="2003" calcext:value-type="float">
            <text:p>2003</text:p>
          </table:table-cell>
          <table:table-cell table:style-name="ce7" table:formula="of:=IF(ISBLANK([.BI73]);&quot;&quot;;[.BI73]+MAX([.BI175];[.BJ175]))" office:value-type="float" office:value="2078" calcext:value-type="float">
            <text:p>2078</text:p>
          </table:table-cell>
          <table:table-cell table:style-name="ce7" table:formula="of:=IF(ISBLANK([.BJ73]);&quot;&quot;;[.BJ73]+MAX([.BJ175];[.BK175]))" office:value-type="float" office:value="2137" calcext:value-type="float">
            <text:p>2137</text:p>
          </table:table-cell>
          <table:table-cell table:style-name="ce7" table:formula="of:=IF(ISBLANK([.BK73]);&quot;&quot;;[.BK73]+MAX([.BK175];[.BL175]))" office:value-type="float" office:value="2103" calcext:value-type="float">
            <text:p>2103</text:p>
          </table:table-cell>
          <table:table-cell table:style-name="ce7" table:formula="of:=IF(ISBLANK([.BL73]);&quot;&quot;;[.BL73]+MAX([.BL175];[.BM175]))" office:value-type="float" office:value="2067" calcext:value-type="float">
            <text:p>2067</text:p>
          </table:table-cell>
          <table:table-cell table:style-name="ce7" table:formula="of:=IF(ISBLANK([.BM73]);&quot;&quot;;[.BM73]+MAX([.BM175];[.BN175]))" office:value-type="float" office:value="2021" calcext:value-type="float">
            <text:p>2021</text:p>
          </table:table-cell>
          <table:table-cell table:style-name="ce7" table:formula="of:=IF(ISBLANK([.BN73]);&quot;&quot;;[.BN73]+MAX([.BN175];[.BO175]))" office:value-type="float" office:value="2043" calcext:value-type="float">
            <text:p>2043</text:p>
          </table:table-cell>
          <table:table-cell table:style-name="ce7" table:formula="of:=IF(ISBLANK([.BO73]);&quot;&quot;;[.BO73]+MAX([.BO175];[.BP175]))" office:value-type="float" office:value="2072" calcext:value-type="float">
            <text:p>2072</text:p>
          </table:table-cell>
          <table:table-cell table:style-name="ce7" table:formula="of:=IF(ISBLANK([.BP73]);&quot;&quot;;[.BP73]+MAX([.BP175];[.BQ175]))" office:value-type="float" office:value="2120" calcext:value-type="float">
            <text:p>2120</text:p>
          </table:table-cell>
          <table:table-cell table:style-name="ce7" table:formula="of:=IF(ISBLANK([.BQ73]);&quot;&quot;;[.BQ73]+MAX([.BQ175];[.BR175]))" office:value-type="float" office:value="2118" calcext:value-type="float">
            <text:p>2118</text:p>
          </table:table-cell>
          <table:table-cell table:style-name="ce7" table:formula="of:=IF(ISBLANK([.BR73]);&quot;&quot;;[.BR73]+MAX([.BR175];[.BS175]))" office:value-type="float" office:value="1979" calcext:value-type="float">
            <text:p>1979</text:p>
          </table:table-cell>
          <table:table-cell table:style-name="ce7" table:formula="of:=IF(ISBLANK([.BS73]);&quot;&quot;;[.BS73]+MAX([.BS175];[.BT175]))" office:value-type="float" office:value="1891" calcext:value-type="float">
            <text:p>1891</text:p>
          </table:table-cell>
          <table:table-cell table:style-name="ce7" table:formula="of:=IF(ISBLANK([.BT73]);&quot;&quot;;[.BT73]+MAX([.BT175];[.BU175]))" office:value-type="float" office:value="1928" calcext:value-type="float">
            <text:p>1928</text:p>
          </table:table-cell>
          <table:table-cell table:style-name="ce7" table:formula="of:=IF(ISBLANK([.BU73]);&quot;&quot;;[.BU73]+MAX([.BU175];[.BV175]))">
            <text:p/>
          </table:table-cell>
          <table:table-cell table:style-name="ce7" table:formula="of:=IF(ISBLANK([.BV73]);&quot;&quot;;[.BV73]+MAX([.BV175];[.BW175]))">
            <text:p/>
          </table:table-cell>
          <table:table-cell table:style-name="ce7" table:formula="of:=IF(ISBLANK([.BW73]);&quot;&quot;;[.BW73]+MAX([.BW175];[.BX175]))">
            <text:p/>
          </table:table-cell>
          <table:table-cell table:style-name="ce7" table:formula="of:=IF(ISBLANK([.BX73]);&quot;&quot;;[.BX73]+MAX([.BX175];[.BY175]))">
            <text:p/>
          </table:table-cell>
          <table:table-cell table:style-name="ce7" table:formula="of:=IF(ISBLANK([.BY73]);&quot;&quot;;[.BY73]+MAX([.BY175];[.BZ175]))">
            <text:p/>
          </table:table-cell>
          <table:table-cell table:style-name="ce7" table:formula="of:=IF(ISBLANK([.BZ73]);&quot;&quot;;[.BZ73]+MAX([.BZ175];[.CA175]))">
            <text:p/>
          </table:table-cell>
          <table:table-cell table:style-name="ce7" table:formula="of:=IF(ISBLANK([.CA73]);&quot;&quot;;[.CA73]+MAX([.CA175];[.CB175]))">
            <text:p/>
          </table:table-cell>
          <table:table-cell table:style-name="ce7" table:formula="of:=IF(ISBLANK([.CB73]);&quot;&quot;;[.CB73]+MAX([.CB175];[.CC175]))">
            <text:p/>
          </table:table-cell>
          <table:table-cell table:style-name="ce7" table:formula="of:=IF(ISBLANK([.CC73]);&quot;&quot;;[.CC73]+MAX([.CC175];[.CD175]))">
            <text:p/>
          </table:table-cell>
          <table:table-cell table:style-name="ce7" table:formula="of:=IF(ISBLANK([.CD73]);&quot;&quot;;[.CD73]+MAX([.CD175];[.CE175]))">
            <text:p/>
          </table:table-cell>
          <table:table-cell table:style-name="ce7" table:formula="of:=IF(ISBLANK([.CE73]);&quot;&quot;;[.CE73]+MAX([.CE175];[.CF175]))">
            <text:p/>
          </table:table-cell>
          <table:table-cell table:style-name="ce7" table:formula="of:=IF(ISBLANK([.CF73]);&quot;&quot;;[.CF73]+MAX([.CF175];[.CG175]))">
            <text:p/>
          </table:table-cell>
          <table:table-cell table:style-name="ce7" table:formula="of:=IF(ISBLANK([.CG73]);&quot;&quot;;[.CG73]+MAX([.CG175];[.CH175]))">
            <text:p/>
          </table:table-cell>
          <table:table-cell table:style-name="ce7" table:formula="of:=IF(ISBLANK([.CH73]);&quot;&quot;;[.CH73]+MAX([.CH175];[.CI175]))">
            <text:p/>
          </table:table-cell>
          <table:table-cell table:style-name="ce7" table:formula="of:=IF(ISBLANK([.CI73]);&quot;&quot;;[.CI73]+MAX([.CI175];[.CJ175]))">
            <text:p/>
          </table:table-cell>
          <table:table-cell table:style-name="ce7" table:formula="of:=IF(ISBLANK([.CJ73]);&quot;&quot;;[.CJ73]+MAX([.CJ175];[.CK175]))">
            <text:p/>
          </table:table-cell>
          <table:table-cell table:style-name="ce7" table:formula="of:=IF(ISBLANK([.CK73]);&quot;&quot;;[.CK73]+MAX([.CK175];[.CL175]))">
            <text:p/>
          </table:table-cell>
          <table:table-cell table:style-name="ce7" table:formula="of:=IF(ISBLANK([.CL73]);&quot;&quot;;[.CL73]+MAX([.CL175];[.CM175]))">
            <text:p/>
          </table:table-cell>
          <table:table-cell table:style-name="ce7" table:formula="of:=IF(ISBLANK([.CM73]);&quot;&quot;;[.CM73]+MAX([.CM175];[.CN175]))">
            <text:p/>
          </table:table-cell>
          <table:table-cell table:style-name="ce7" table:formula="of:=IF(ISBLANK([.CN73]);&quot;&quot;;[.CN73]+MAX([.CN175];[.CO175]))">
            <text:p/>
          </table:table-cell>
          <table:table-cell table:style-name="ce7" table:formula="of:=IF(ISBLANK([.CO73]);&quot;&quot;;[.CO73]+MAX([.CO175];[.CP175]))">
            <text:p/>
          </table:table-cell>
          <table:table-cell table:style-name="ce7" table:formula="of:=IF(ISBLANK([.CP73]);&quot;&quot;;[.CP73]+MAX([.CP175];[.CQ175]))">
            <text:p/>
          </table:table-cell>
          <table:table-cell table:style-name="ce7" table:formula="of:=IF(ISBLANK([.CQ73]);&quot;&quot;;[.CQ73]+MAX([.CQ175];[.CR175]))">
            <text:p/>
          </table:table-cell>
          <table:table-cell table:style-name="ce7" table:formula="of:=IF(ISBLANK([.CR73]);&quot;&quot;;[.CR73]+MAX([.CR175];[.CS175]))">
            <text:p/>
          </table:table-cell>
          <table:table-cell table:style-name="ce7" table:formula="of:=IF(ISBLANK([.CS73]);&quot;&quot;;[.CS73]+MAX([.CS175];[.CT175]))">
            <text:p/>
          </table:table-cell>
          <table:table-cell table:style-name="ce7" table:formula="of:=IF(ISBLANK([.CT73]);&quot;&quot;;[.CT73]+MAX([.CT175];[.CU175]))">
            <text:p/>
          </table:table-cell>
          <table:table-cell table:style-name="ce7" table:formula="of:=IF(ISBLANK([.CU73]);&quot;&quot;;[.CU73]+MAX([.CU175];[.CV175]))">
            <text:p/>
          </table:table-cell>
          <table:table-cell table:formula="of:=IF(ISBLANK([.CV73]);&quot;&quot;;[.CV73]+MAX([.CV175];[.CW175]))">
            <text:p/>
          </table:table-cell>
        </table:table-row>
        <table:table-row table:style-name="ro1">
          <table:table-cell table:formula="of:=IF(ISBLANK([.A74]);&quot;&quot;;[.A74]+MAX([.A176];[.B176]))" office:value-type="float" office:value="1905" calcext:value-type="float">
            <text:p>1905</text:p>
          </table:table-cell>
          <table:table-cell table:style-name="ce7" table:formula="of:=IF(ISBLANK([.B74]);&quot;&quot;;[.B74]+MAX([.B176];[.C176]))" office:value-type="float" office:value="1980" calcext:value-type="float">
            <text:p>1980</text:p>
          </table:table-cell>
          <table:table-cell table:style-name="ce7" table:formula="of:=IF(ISBLANK([.C74]);&quot;&quot;;[.C74]+MAX([.C176];[.D176]))" office:value-type="float" office:value="1884" calcext:value-type="float">
            <text:p>1884</text:p>
          </table:table-cell>
          <table:table-cell table:style-name="ce7" table:formula="of:=IF(ISBLANK([.D74]);&quot;&quot;;[.D74]+MAX([.D176];[.E176]))" office:value-type="float" office:value="1936" calcext:value-type="float">
            <text:p>1936</text:p>
          </table:table-cell>
          <table:table-cell table:style-name="ce7" table:formula="of:=IF(ISBLANK([.E74]);&quot;&quot;;[.E74]+MAX([.E176];[.F176]))" office:value-type="float" office:value="1917" calcext:value-type="float">
            <text:p>1917</text:p>
          </table:table-cell>
          <table:table-cell table:style-name="ce7" table:formula="of:=IF(ISBLANK([.F74]);&quot;&quot;;[.F74]+MAX([.F176];[.G176]))" office:value-type="float" office:value="1902" calcext:value-type="float">
            <text:p>1902</text:p>
          </table:table-cell>
          <table:table-cell table:style-name="ce7" table:formula="of:=IF(ISBLANK([.G74]);&quot;&quot;;[.G74]+MAX([.G176];[.H176]))" office:value-type="float" office:value="2015" calcext:value-type="float">
            <text:p>2015</text:p>
          </table:table-cell>
          <table:table-cell table:style-name="ce7" table:formula="of:=IF(ISBLANK([.H74]);&quot;&quot;;[.H74]+MAX([.H176];[.I176]))" office:value-type="float" office:value="2115" calcext:value-type="float">
            <text:p>2115</text:p>
          </table:table-cell>
          <table:table-cell table:style-name="ce7" table:formula="of:=IF(ISBLANK([.I74]);&quot;&quot;;[.I74]+MAX([.I176];[.J176]))" office:value-type="float" office:value="2050" calcext:value-type="float">
            <text:p>2050</text:p>
          </table:table-cell>
          <table:table-cell table:style-name="ce7" table:formula="of:=IF(ISBLANK([.J74]);&quot;&quot;;[.J74]+MAX([.J176];[.K176]))" office:value-type="float" office:value="2152" calcext:value-type="float">
            <text:p>2152</text:p>
          </table:table-cell>
          <table:table-cell table:style-name="ce7" table:formula="of:=IF(ISBLANK([.K74]);&quot;&quot;;[.K74]+MAX([.K176];[.L176]))" office:value-type="float" office:value="2140" calcext:value-type="float">
            <text:p>2140</text:p>
          </table:table-cell>
          <table:table-cell table:style-name="ce7" table:formula="of:=IF(ISBLANK([.L74]);&quot;&quot;;[.L74]+MAX([.L176];[.M176]))" office:value-type="float" office:value="2149" calcext:value-type="float">
            <text:p>2149</text:p>
          </table:table-cell>
          <table:table-cell table:style-name="ce7" table:formula="of:=IF(ISBLANK([.M74]);&quot;&quot;;[.M74]+MAX([.M176];[.N176]))" office:value-type="float" office:value="2153" calcext:value-type="float">
            <text:p>2153</text:p>
          </table:table-cell>
          <table:table-cell table:style-name="ce7" table:formula="of:=IF(ISBLANK([.N74]);&quot;&quot;;[.N74]+MAX([.N176];[.O176]))" office:value-type="float" office:value="2080" calcext:value-type="float">
            <text:p>2080</text:p>
          </table:table-cell>
          <table:table-cell table:style-name="ce7" table:formula="of:=IF(ISBLANK([.O74]);&quot;&quot;;[.O74]+MAX([.O176];[.P176]))" office:value-type="float" office:value="2064" calcext:value-type="float">
            <text:p>2064</text:p>
          </table:table-cell>
          <table:table-cell table:style-name="ce7" table:formula="of:=IF(ISBLANK([.P74]);&quot;&quot;;[.P74]+MAX([.P176];[.Q176]))" office:value-type="float" office:value="1997" calcext:value-type="float">
            <text:p>1997</text:p>
          </table:table-cell>
          <table:table-cell table:style-name="ce7" table:formula="of:=IF(ISBLANK([.Q74]);&quot;&quot;;[.Q74]+MAX([.Q176];[.R176]))" office:value-type="float" office:value="1981" calcext:value-type="float">
            <text:p>1981</text:p>
          </table:table-cell>
          <table:table-cell table:style-name="ce7" table:formula="of:=IF(ISBLANK([.R74]);&quot;&quot;;[.R74]+MAX([.R176];[.S176]))" office:value-type="float" office:value="2027" calcext:value-type="float">
            <text:p>2027</text:p>
          </table:table-cell>
          <table:table-cell table:style-name="ce7" table:formula="of:=IF(ISBLANK([.S74]);&quot;&quot;;[.S74]+MAX([.S176];[.T176]))" office:value-type="float" office:value="2072" calcext:value-type="float">
            <text:p>2072</text:p>
          </table:table-cell>
          <table:table-cell table:style-name="ce7" table:formula="of:=IF(ISBLANK([.T74]);&quot;&quot;;[.T74]+MAX([.T176];[.U176]))" office:value-type="float" office:value="2050" calcext:value-type="float">
            <text:p>2050</text:p>
          </table:table-cell>
          <table:table-cell table:style-name="ce7" table:formula="of:=IF(ISBLANK([.U74]);&quot;&quot;;[.U74]+MAX([.U176];[.V176]))" office:value-type="float" office:value="1974" calcext:value-type="float">
            <text:p>1974</text:p>
          </table:table-cell>
          <table:table-cell table:style-name="ce7" table:formula="of:=IF(ISBLANK([.V74]);&quot;&quot;;[.V74]+MAX([.V176];[.W176]))" office:value-type="float" office:value="1893" calcext:value-type="float">
            <text:p>1893</text:p>
          </table:table-cell>
          <table:table-cell table:style-name="ce7" table:formula="of:=IF(ISBLANK([.W74]);&quot;&quot;;[.W74]+MAX([.W176];[.X176]))" office:value-type="float" office:value="1942" calcext:value-type="float">
            <text:p>1942</text:p>
          </table:table-cell>
          <table:table-cell table:style-name="ce7" table:formula="of:=IF(ISBLANK([.X74]);&quot;&quot;;[.X74]+MAX([.X176];[.Y176]))" office:value-type="float" office:value="1930" calcext:value-type="float">
            <text:p>1930</text:p>
          </table:table-cell>
          <table:table-cell table:style-name="ce7" table:formula="of:=IF(ISBLANK([.Y74]);&quot;&quot;;[.Y74]+MAX([.Y176];[.Z176]))" office:value-type="float" office:value="1942" calcext:value-type="float">
            <text:p>1942</text:p>
          </table:table-cell>
          <table:table-cell table:style-name="ce7" table:formula="of:=IF(ISBLANK([.Z74]);&quot;&quot;;[.Z74]+MAX([.Z176];[.AA176]))" office:value-type="float" office:value="1927" calcext:value-type="float">
            <text:p>1927</text:p>
          </table:table-cell>
          <table:table-cell table:style-name="ce7" table:formula="of:=IF(ISBLANK([.AA74]);&quot;&quot;;[.AA74]+MAX([.AA176];[.AB176]))" office:value-type="float" office:value="1940" calcext:value-type="float">
            <text:p>1940</text:p>
          </table:table-cell>
          <table:table-cell table:style-name="ce7" table:formula="of:=IF(ISBLANK([.AB74]);&quot;&quot;;[.AB74]+MAX([.AB176];[.AC176]))" office:value-type="float" office:value="2087" calcext:value-type="float">
            <text:p>2087</text:p>
          </table:table-cell>
          <table:table-cell table:style-name="ce7" table:formula="of:=IF(ISBLANK([.AC74]);&quot;&quot;;[.AC74]+MAX([.AC176];[.AD176]))" office:value-type="float" office:value="2063" calcext:value-type="float">
            <text:p>2063</text:p>
          </table:table-cell>
          <table:table-cell table:style-name="ce7" table:formula="of:=IF(ISBLANK([.AD74]);&quot;&quot;;[.AD74]+MAX([.AD176];[.AE176]))" office:value-type="float" office:value="2087" calcext:value-type="float">
            <text:p>2087</text:p>
          </table:table-cell>
          <table:table-cell table:style-name="ce7" table:formula="of:=IF(ISBLANK([.AE74]);&quot;&quot;;[.AE74]+MAX([.AE176];[.AF176]))" office:value-type="float" office:value="2079" calcext:value-type="float">
            <text:p>2079</text:p>
          </table:table-cell>
          <table:table-cell table:style-name="ce7" table:formula="of:=IF(ISBLANK([.AF74]);&quot;&quot;;[.AF74]+MAX([.AF176];[.AG176]))" office:value-type="float" office:value="2071" calcext:value-type="float">
            <text:p>2071</text:p>
          </table:table-cell>
          <table:table-cell table:style-name="ce7" table:formula="of:=IF(ISBLANK([.AG74]);&quot;&quot;;[.AG74]+MAX([.AG176];[.AH176]))" office:value-type="float" office:value="1968" calcext:value-type="float">
            <text:p>1968</text:p>
          </table:table-cell>
          <table:table-cell table:style-name="ce7" table:formula="of:=IF(ISBLANK([.AH74]);&quot;&quot;;[.AH74]+MAX([.AH176];[.AI176]))" office:value-type="float" office:value="1951" calcext:value-type="float">
            <text:p>1951</text:p>
          </table:table-cell>
          <table:table-cell table:style-name="ce7" table:formula="of:=IF(ISBLANK([.AI74]);&quot;&quot;;[.AI74]+MAX([.AI176];[.AJ176]))" office:value-type="float" office:value="1910" calcext:value-type="float">
            <text:p>1910</text:p>
          </table:table-cell>
          <table:table-cell table:style-name="ce7" table:formula="of:=IF(ISBLANK([.AJ74]);&quot;&quot;;[.AJ74]+MAX([.AJ176];[.AK176]))" office:value-type="float" office:value="1920" calcext:value-type="float">
            <text:p>1920</text:p>
          </table:table-cell>
          <table:table-cell table:style-name="ce7" table:formula="of:=IF(ISBLANK([.AK74]);&quot;&quot;;[.AK74]+MAX([.AK176];[.AL176]))" office:value-type="float" office:value="1953" calcext:value-type="float">
            <text:p>1953</text:p>
          </table:table-cell>
          <table:table-cell table:style-name="ce7" table:formula="of:=IF(ISBLANK([.AL74]);&quot;&quot;;[.AL74]+MAX([.AL176];[.AM176]))" office:value-type="float" office:value="2011" calcext:value-type="float">
            <text:p>2011</text:p>
          </table:table-cell>
          <table:table-cell table:style-name="ce7" table:formula="of:=IF(ISBLANK([.AM74]);&quot;&quot;;[.AM74]+MAX([.AM176];[.AN176]))" office:value-type="float" office:value="2062" calcext:value-type="float">
            <text:p>2062</text:p>
          </table:table-cell>
          <table:table-cell table:style-name="ce7" table:formula="of:=IF(ISBLANK([.AN74]);&quot;&quot;;[.AN74]+MAX([.AN176];[.AO176]))" office:value-type="float" office:value="2050" calcext:value-type="float">
            <text:p>2050</text:p>
          </table:table-cell>
          <table:table-cell table:style-name="ce7" table:formula="of:=IF(ISBLANK([.AO74]);&quot;&quot;;[.AO74]+MAX([.AO176];[.AP176]))" office:value-type="float" office:value="2038" calcext:value-type="float">
            <text:p>2038</text:p>
          </table:table-cell>
          <table:table-cell table:style-name="ce7" table:formula="of:=IF(ISBLANK([.AP74]);&quot;&quot;;[.AP74]+MAX([.AP176];[.AQ176]))" office:value-type="float" office:value="2101" calcext:value-type="float">
            <text:p>2101</text:p>
          </table:table-cell>
          <table:table-cell table:style-name="ce7" table:formula="of:=IF(ISBLANK([.AQ74]);&quot;&quot;;[.AQ74]+MAX([.AQ176];[.AR176]))" office:value-type="float" office:value="2105" calcext:value-type="float">
            <text:p>2105</text:p>
          </table:table-cell>
          <table:table-cell table:style-name="ce7" table:formula="of:=IF(ISBLANK([.AR74]);&quot;&quot;;[.AR74]+MAX([.AR176];[.AS176]))" office:value-type="float" office:value="1994" calcext:value-type="float">
            <text:p>1994</text:p>
          </table:table-cell>
          <table:table-cell table:style-name="ce7" table:formula="of:=IF(ISBLANK([.AS74]);&quot;&quot;;[.AS74]+MAX([.AS176];[.AT176]))" office:value-type="float" office:value="1968" calcext:value-type="float">
            <text:p>1968</text:p>
          </table:table-cell>
          <table:table-cell table:style-name="ce7" table:formula="of:=IF(ISBLANK([.AT74]);&quot;&quot;;[.AT74]+MAX([.AT176];[.AU176]))" office:value-type="float" office:value="1966" calcext:value-type="float">
            <text:p>1966</text:p>
          </table:table-cell>
          <table:table-cell table:style-name="ce7" table:formula="of:=IF(ISBLANK([.AU74]);&quot;&quot;;[.AU74]+MAX([.AU176];[.AV176]))" office:value-type="float" office:value="2010" calcext:value-type="float">
            <text:p>2010</text:p>
          </table:table-cell>
          <table:table-cell table:style-name="ce7" table:formula="of:=IF(ISBLANK([.AV74]);&quot;&quot;;[.AV74]+MAX([.AV176];[.AW176]))" office:value-type="float" office:value="2054" calcext:value-type="float">
            <text:p>2054</text:p>
          </table:table-cell>
          <table:table-cell table:style-name="ce7" table:formula="of:=IF(ISBLANK([.AW74]);&quot;&quot;;[.AW74]+MAX([.AW176];[.AX176]))" office:value-type="float" office:value="2017" calcext:value-type="float">
            <text:p>2017</text:p>
          </table:table-cell>
          <table:table-cell table:style-name="ce7" table:formula="of:=IF(ISBLANK([.AX74]);&quot;&quot;;[.AX74]+MAX([.AX176];[.AY176]))" office:value-type="float" office:value="2062" calcext:value-type="float">
            <text:p>2062</text:p>
          </table:table-cell>
          <table:table-cell table:style-name="ce7" table:formula="of:=IF(ISBLANK([.AY74]);&quot;&quot;;[.AY74]+MAX([.AY176];[.AZ176]))" office:value-type="float" office:value="2074" calcext:value-type="float">
            <text:p>2074</text:p>
          </table:table-cell>
          <table:table-cell table:style-name="ce7" table:formula="of:=IF(ISBLANK([.AZ74]);&quot;&quot;;[.AZ74]+MAX([.AZ176];[.BA176]))" office:value-type="float" office:value="2023" calcext:value-type="float">
            <text:p>2023</text:p>
          </table:table-cell>
          <table:table-cell table:style-name="ce7" table:formula="of:=IF(ISBLANK([.BA74]);&quot;&quot;;[.BA74]+MAX([.BA176];[.BB176]))" office:value-type="float" office:value="2046" calcext:value-type="float">
            <text:p>2046</text:p>
          </table:table-cell>
          <table:table-cell table:style-name="ce7" table:formula="of:=IF(ISBLANK([.BB74]);&quot;&quot;;[.BB74]+MAX([.BB176];[.BC176]))" office:value-type="float" office:value="1953" calcext:value-type="float">
            <text:p>1953</text:p>
          </table:table-cell>
          <table:table-cell table:style-name="ce7" table:formula="of:=IF(ISBLANK([.BC74]);&quot;&quot;;[.BC74]+MAX([.BC176];[.BD176]))" office:value-type="float" office:value="1979" calcext:value-type="float">
            <text:p>1979</text:p>
          </table:table-cell>
          <table:table-cell table:style-name="ce7" table:formula="of:=IF(ISBLANK([.BD74]);&quot;&quot;;[.BD74]+MAX([.BD176];[.BE176]))" office:value-type="float" office:value="1986" calcext:value-type="float">
            <text:p>1986</text:p>
          </table:table-cell>
          <table:table-cell table:style-name="ce7" table:formula="of:=IF(ISBLANK([.BE74]);&quot;&quot;;[.BE74]+MAX([.BE176];[.BF176]))" office:value-type="float" office:value="1934" calcext:value-type="float">
            <text:p>1934</text:p>
          </table:table-cell>
          <table:table-cell table:style-name="ce7" table:formula="of:=IF(ISBLANK([.BF74]);&quot;&quot;;[.BF74]+MAX([.BF176];[.BG176]))" office:value-type="float" office:value="1973" calcext:value-type="float">
            <text:p>1973</text:p>
          </table:table-cell>
          <table:table-cell table:style-name="ce7" table:formula="of:=IF(ISBLANK([.BG74]);&quot;&quot;;[.BG74]+MAX([.BG176];[.BH176]))" office:value-type="float" office:value="1958" calcext:value-type="float">
            <text:p>1958</text:p>
          </table:table-cell>
          <table:table-cell table:style-name="ce7" table:formula="of:=IF(ISBLANK([.BH74]);&quot;&quot;;[.BH74]+MAX([.BH176];[.BI176]))" office:value-type="float" office:value="1952" calcext:value-type="float">
            <text:p>1952</text:p>
          </table:table-cell>
          <table:table-cell table:style-name="ce7" table:formula="of:=IF(ISBLANK([.BI74]);&quot;&quot;;[.BI74]+MAX([.BI176];[.BJ176]))" office:value-type="float" office:value="1970" calcext:value-type="float">
            <text:p>1970</text:p>
          </table:table-cell>
          <table:table-cell table:style-name="ce7" table:formula="of:=IF(ISBLANK([.BJ74]);&quot;&quot;;[.BJ74]+MAX([.BJ176];[.BK176]))" office:value-type="float" office:value="1983" calcext:value-type="float">
            <text:p>1983</text:p>
          </table:table-cell>
          <table:table-cell table:style-name="ce7" table:formula="of:=IF(ISBLANK([.BK74]);&quot;&quot;;[.BK74]+MAX([.BK176];[.BL176]))" office:value-type="float" office:value="2061" calcext:value-type="float">
            <text:p>2061</text:p>
          </table:table-cell>
          <table:table-cell table:style-name="ce7" table:formula="of:=IF(ISBLANK([.BL74]);&quot;&quot;;[.BL74]+MAX([.BL176];[.BM176]))" office:value-type="float" office:value="2004" calcext:value-type="float">
            <text:p>2004</text:p>
          </table:table-cell>
          <table:table-cell table:style-name="ce7" table:formula="of:=IF(ISBLANK([.BM74]);&quot;&quot;;[.BM74]+MAX([.BM176];[.BN176]))" office:value-type="float" office:value="1969" calcext:value-type="float">
            <text:p>1969</text:p>
          </table:table-cell>
          <table:table-cell table:style-name="ce7" table:formula="of:=IF(ISBLANK([.BN74]);&quot;&quot;;[.BN74]+MAX([.BN176];[.BO176]))" office:value-type="float" office:value="2006" calcext:value-type="float">
            <text:p>2006</text:p>
          </table:table-cell>
          <table:table-cell table:style-name="ce7" table:formula="of:=IF(ISBLANK([.BO74]);&quot;&quot;;[.BO74]+MAX([.BO176];[.BP176]))" office:value-type="float" office:value="2034" calcext:value-type="float">
            <text:p>2034</text:p>
          </table:table-cell>
          <table:table-cell table:style-name="ce7" table:formula="of:=IF(ISBLANK([.BP74]);&quot;&quot;;[.BP74]+MAX([.BP176];[.BQ176]))" office:value-type="float" office:value="2069" calcext:value-type="float">
            <text:p>2069</text:p>
          </table:table-cell>
          <table:table-cell table:style-name="ce7" table:formula="of:=IF(ISBLANK([.BQ74]);&quot;&quot;;[.BQ74]+MAX([.BQ176];[.BR176]))" office:value-type="float" office:value="2080" calcext:value-type="float">
            <text:p>2080</text:p>
          </table:table-cell>
          <table:table-cell table:style-name="ce7" table:formula="of:=IF(ISBLANK([.BR74]);&quot;&quot;;[.BR74]+MAX([.BR176];[.BS176]))" office:value-type="float" office:value="1967" calcext:value-type="float">
            <text:p>1967</text:p>
          </table:table-cell>
          <table:table-cell table:style-name="ce7" table:formula="of:=IF(ISBLANK([.BS74]);&quot;&quot;;[.BS74]+MAX([.BS176];[.BT176]))" office:value-type="float" office:value="1888" calcext:value-type="float">
            <text:p>1888</text:p>
          </table:table-cell>
          <table:table-cell table:style-name="ce7" table:formula="of:=IF(ISBLANK([.BT74]);&quot;&quot;;[.BT74]+MAX([.BT176];[.BU176]))" office:value-type="float" office:value="1849" calcext:value-type="float">
            <text:p>1849</text:p>
          </table:table-cell>
          <table:table-cell table:style-name="ce7" table:formula="of:=IF(ISBLANK([.BU74]);&quot;&quot;;[.BU74]+MAX([.BU176];[.BV176]))" office:value-type="float" office:value="1896" calcext:value-type="float">
            <text:p>1896</text:p>
          </table:table-cell>
          <table:table-cell table:style-name="ce7" table:formula="of:=IF(ISBLANK([.BV74]);&quot;&quot;;[.BV74]+MAX([.BV176];[.BW176]))">
            <text:p/>
          </table:table-cell>
          <table:table-cell table:style-name="ce7" table:formula="of:=IF(ISBLANK([.BW74]);&quot;&quot;;[.BW74]+MAX([.BW176];[.BX176]))">
            <text:p/>
          </table:table-cell>
          <table:table-cell table:style-name="ce7" table:formula="of:=IF(ISBLANK([.BX74]);&quot;&quot;;[.BX74]+MAX([.BX176];[.BY176]))">
            <text:p/>
          </table:table-cell>
          <table:table-cell table:style-name="ce7" table:formula="of:=IF(ISBLANK([.BY74]);&quot;&quot;;[.BY74]+MAX([.BY176];[.BZ176]))">
            <text:p/>
          </table:table-cell>
          <table:table-cell table:style-name="ce7" table:formula="of:=IF(ISBLANK([.BZ74]);&quot;&quot;;[.BZ74]+MAX([.BZ176];[.CA176]))">
            <text:p/>
          </table:table-cell>
          <table:table-cell table:style-name="ce7" table:formula="of:=IF(ISBLANK([.CA74]);&quot;&quot;;[.CA74]+MAX([.CA176];[.CB176]))">
            <text:p/>
          </table:table-cell>
          <table:table-cell table:style-name="ce7" table:formula="of:=IF(ISBLANK([.CB74]);&quot;&quot;;[.CB74]+MAX([.CB176];[.CC176]))">
            <text:p/>
          </table:table-cell>
          <table:table-cell table:style-name="ce7" table:formula="of:=IF(ISBLANK([.CC74]);&quot;&quot;;[.CC74]+MAX([.CC176];[.CD176]))">
            <text:p/>
          </table:table-cell>
          <table:table-cell table:style-name="ce7" table:formula="of:=IF(ISBLANK([.CD74]);&quot;&quot;;[.CD74]+MAX([.CD176];[.CE176]))">
            <text:p/>
          </table:table-cell>
          <table:table-cell table:style-name="ce7" table:formula="of:=IF(ISBLANK([.CE74]);&quot;&quot;;[.CE74]+MAX([.CE176];[.CF176]))">
            <text:p/>
          </table:table-cell>
          <table:table-cell table:style-name="ce7" table:formula="of:=IF(ISBLANK([.CF74]);&quot;&quot;;[.CF74]+MAX([.CF176];[.CG176]))">
            <text:p/>
          </table:table-cell>
          <table:table-cell table:style-name="ce7" table:formula="of:=IF(ISBLANK([.CG74]);&quot;&quot;;[.CG74]+MAX([.CG176];[.CH176]))">
            <text:p/>
          </table:table-cell>
          <table:table-cell table:style-name="ce7" table:formula="of:=IF(ISBLANK([.CH74]);&quot;&quot;;[.CH74]+MAX([.CH176];[.CI176]))">
            <text:p/>
          </table:table-cell>
          <table:table-cell table:style-name="ce7" table:formula="of:=IF(ISBLANK([.CI74]);&quot;&quot;;[.CI74]+MAX([.CI176];[.CJ176]))">
            <text:p/>
          </table:table-cell>
          <table:table-cell table:style-name="ce7" table:formula="of:=IF(ISBLANK([.CJ74]);&quot;&quot;;[.CJ74]+MAX([.CJ176];[.CK176]))">
            <text:p/>
          </table:table-cell>
          <table:table-cell table:style-name="ce7" table:formula="of:=IF(ISBLANK([.CK74]);&quot;&quot;;[.CK74]+MAX([.CK176];[.CL176]))">
            <text:p/>
          </table:table-cell>
          <table:table-cell table:style-name="ce7" table:formula="of:=IF(ISBLANK([.CL74]);&quot;&quot;;[.CL74]+MAX([.CL176];[.CM176]))">
            <text:p/>
          </table:table-cell>
          <table:table-cell table:style-name="ce7" table:formula="of:=IF(ISBLANK([.CM74]);&quot;&quot;;[.CM74]+MAX([.CM176];[.CN176]))">
            <text:p/>
          </table:table-cell>
          <table:table-cell table:style-name="ce7" table:formula="of:=IF(ISBLANK([.CN74]);&quot;&quot;;[.CN74]+MAX([.CN176];[.CO176]))">
            <text:p/>
          </table:table-cell>
          <table:table-cell table:style-name="ce7" table:formula="of:=IF(ISBLANK([.CO74]);&quot;&quot;;[.CO74]+MAX([.CO176];[.CP176]))">
            <text:p/>
          </table:table-cell>
          <table:table-cell table:style-name="ce7" table:formula="of:=IF(ISBLANK([.CP74]);&quot;&quot;;[.CP74]+MAX([.CP176];[.CQ176]))">
            <text:p/>
          </table:table-cell>
          <table:table-cell table:style-name="ce7" table:formula="of:=IF(ISBLANK([.CQ74]);&quot;&quot;;[.CQ74]+MAX([.CQ176];[.CR176]))">
            <text:p/>
          </table:table-cell>
          <table:table-cell table:style-name="ce7" table:formula="of:=IF(ISBLANK([.CR74]);&quot;&quot;;[.CR74]+MAX([.CR176];[.CS176]))">
            <text:p/>
          </table:table-cell>
          <table:table-cell table:style-name="ce7" table:formula="of:=IF(ISBLANK([.CS74]);&quot;&quot;;[.CS74]+MAX([.CS176];[.CT176]))">
            <text:p/>
          </table:table-cell>
          <table:table-cell table:style-name="ce7" table:formula="of:=IF(ISBLANK([.CT74]);&quot;&quot;;[.CT74]+MAX([.CT176];[.CU176]))">
            <text:p/>
          </table:table-cell>
          <table:table-cell table:style-name="ce7" table:formula="of:=IF(ISBLANK([.CU74]);&quot;&quot;;[.CU74]+MAX([.CU176];[.CV176]))">
            <text:p/>
          </table:table-cell>
          <table:table-cell table:formula="of:=IF(ISBLANK([.CV74]);&quot;&quot;;[.CV74]+MAX([.CV176];[.CW176]))">
            <text:p/>
          </table:table-cell>
        </table:table-row>
        <table:table-row table:style-name="ro1">
          <table:table-cell table:formula="of:=IF(ISBLANK([.A75]);&quot;&quot;;[.A75]+MAX([.A177];[.B177]))" office:value-type="float" office:value="1892" calcext:value-type="float">
            <text:p>1892</text:p>
          </table:table-cell>
          <table:table-cell table:style-name="ce7" table:formula="of:=IF(ISBLANK([.B75]);&quot;&quot;;[.B75]+MAX([.B177];[.C177]))" office:value-type="float" office:value="1896" calcext:value-type="float">
            <text:p>1896</text:p>
          </table:table-cell>
          <table:table-cell table:style-name="ce7" table:formula="of:=IF(ISBLANK([.C75]);&quot;&quot;;[.C75]+MAX([.C177];[.D177]))" office:value-type="float" office:value="1828" calcext:value-type="float">
            <text:p>1828</text:p>
          </table:table-cell>
          <table:table-cell table:style-name="ce7" table:formula="of:=IF(ISBLANK([.D75]);&quot;&quot;;[.D75]+MAX([.D177];[.E177]))" office:value-type="float" office:value="1805" calcext:value-type="float">
            <text:p>1805</text:p>
          </table:table-cell>
          <table:table-cell table:style-name="ce7" table:formula="of:=IF(ISBLANK([.E75]);&quot;&quot;;[.E75]+MAX([.E177];[.F177]))" office:value-type="float" office:value="1856" calcext:value-type="float">
            <text:p>1856</text:p>
          </table:table-cell>
          <table:table-cell table:style-name="ce7" table:formula="of:=IF(ISBLANK([.F75]);&quot;&quot;;[.F75]+MAX([.F177];[.G177]))" office:value-type="float" office:value="1809" calcext:value-type="float">
            <text:p>1809</text:p>
          </table:table-cell>
          <table:table-cell table:style-name="ce7" table:formula="of:=IF(ISBLANK([.G75]);&quot;&quot;;[.G75]+MAX([.G177];[.H177]))" office:value-type="float" office:value="1847" calcext:value-type="float">
            <text:p>1847</text:p>
          </table:table-cell>
          <table:table-cell table:style-name="ce7" table:formula="of:=IF(ISBLANK([.H75]);&quot;&quot;;[.H75]+MAX([.H177];[.I177]))" office:value-type="float" office:value="1930" calcext:value-type="float">
            <text:p>1930</text:p>
          </table:table-cell>
          <table:table-cell table:style-name="ce7" table:formula="of:=IF(ISBLANK([.I75]);&quot;&quot;;[.I75]+MAX([.I177];[.J177]))" office:value-type="float" office:value="2018" calcext:value-type="float">
            <text:p>2018</text:p>
          </table:table-cell>
          <table:table-cell table:style-name="ce7" table:formula="of:=IF(ISBLANK([.J75]);&quot;&quot;;[.J75]+MAX([.J177];[.K177]))" office:value-type="float" office:value="2034" calcext:value-type="float">
            <text:p>2034</text:p>
          </table:table-cell>
          <table:table-cell table:style-name="ce7" table:formula="of:=IF(ISBLANK([.K75]);&quot;&quot;;[.K75]+MAX([.K177];[.L177]))" office:value-type="float" office:value="2058" calcext:value-type="float">
            <text:p>2058</text:p>
          </table:table-cell>
          <table:table-cell table:style-name="ce7" table:formula="of:=IF(ISBLANK([.L75]);&quot;&quot;;[.L75]+MAX([.L177];[.M177]))" office:value-type="float" office:value="2035" calcext:value-type="float">
            <text:p>2035</text:p>
          </table:table-cell>
          <table:table-cell table:style-name="ce7" table:formula="of:=IF(ISBLANK([.M75]);&quot;&quot;;[.M75]+MAX([.M177];[.N177]))" office:value-type="float" office:value="2055" calcext:value-type="float">
            <text:p>2055</text:p>
          </table:table-cell>
          <table:table-cell table:style-name="ce7" table:formula="of:=IF(ISBLANK([.N75]);&quot;&quot;;[.N75]+MAX([.N177];[.O177]))" office:value-type="float" office:value="2023" calcext:value-type="float">
            <text:p>2023</text:p>
          </table:table-cell>
          <table:table-cell table:style-name="ce7" table:formula="of:=IF(ISBLANK([.O75]);&quot;&quot;;[.O75]+MAX([.O177];[.P177]))" office:value-type="float" office:value="1980" calcext:value-type="float">
            <text:p>1980</text:p>
          </table:table-cell>
          <table:table-cell table:style-name="ce7" table:formula="of:=IF(ISBLANK([.P75]);&quot;&quot;;[.P75]+MAX([.P177];[.Q177]))" office:value-type="float" office:value="1967" calcext:value-type="float">
            <text:p>1967</text:p>
          </table:table-cell>
          <table:table-cell table:style-name="ce7" table:formula="of:=IF(ISBLANK([.Q75]);&quot;&quot;;[.Q75]+MAX([.Q177];[.R177]))" office:value-type="float" office:value="1861" calcext:value-type="float">
            <text:p>1861</text:p>
          </table:table-cell>
          <table:table-cell table:style-name="ce7" table:formula="of:=IF(ISBLANK([.R75]);&quot;&quot;;[.R75]+MAX([.R177];[.S177]))" office:value-type="float" office:value="1897" calcext:value-type="float">
            <text:p>1897</text:p>
          </table:table-cell>
          <table:table-cell table:style-name="ce7" table:formula="of:=IF(ISBLANK([.S75]);&quot;&quot;;[.S75]+MAX([.S177];[.T177]))" office:value-type="float" office:value="1979" calcext:value-type="float">
            <text:p>1979</text:p>
          </table:table-cell>
          <table:table-cell table:style-name="ce7" table:formula="of:=IF(ISBLANK([.T75]);&quot;&quot;;[.T75]+MAX([.T177];[.U177]))" office:value-type="float" office:value="1960" calcext:value-type="float">
            <text:p>1960</text:p>
          </table:table-cell>
          <table:table-cell table:style-name="ce7" table:formula="of:=IF(ISBLANK([.U75]);&quot;&quot;;[.U75]+MAX([.U177];[.V177]))" office:value-type="float" office:value="1903" calcext:value-type="float">
            <text:p>1903</text:p>
          </table:table-cell>
          <table:table-cell table:style-name="ce7" table:formula="of:=IF(ISBLANK([.V75]);&quot;&quot;;[.V75]+MAX([.V177];[.W177]))" office:value-type="float" office:value="1888" calcext:value-type="float">
            <text:p>1888</text:p>
          </table:table-cell>
          <table:table-cell table:style-name="ce7" table:formula="of:=IF(ISBLANK([.W75]);&quot;&quot;;[.W75]+MAX([.W177];[.X177]))" office:value-type="float" office:value="1847" calcext:value-type="float">
            <text:p>1847</text:p>
          </table:table-cell>
          <table:table-cell table:style-name="ce7" table:formula="of:=IF(ISBLANK([.X75]);&quot;&quot;;[.X75]+MAX([.X177];[.Y177]))" office:value-type="float" office:value="1829" calcext:value-type="float">
            <text:p>1829</text:p>
          </table:table-cell>
          <table:table-cell table:style-name="ce7" table:formula="of:=IF(ISBLANK([.Y75]);&quot;&quot;;[.Y75]+MAX([.Y177];[.Z177]))" office:value-type="float" office:value="1840" calcext:value-type="float">
            <text:p>1840</text:p>
          </table:table-cell>
          <table:table-cell table:style-name="ce7" table:formula="of:=IF(ISBLANK([.Z75]);&quot;&quot;;[.Z75]+MAX([.Z177];[.AA177]))" office:value-type="float" office:value="1869" calcext:value-type="float">
            <text:p>1869</text:p>
          </table:table-cell>
          <table:table-cell table:style-name="ce7" table:formula="of:=IF(ISBLANK([.AA75]);&quot;&quot;;[.AA75]+MAX([.AA177];[.AB177]))" office:value-type="float" office:value="1910" calcext:value-type="float">
            <text:p>1910</text:p>
          </table:table-cell>
          <table:table-cell table:style-name="ce7" table:formula="of:=IF(ISBLANK([.AB75]);&quot;&quot;;[.AB75]+MAX([.AB177];[.AC177]))" office:value-type="float" office:value="1902" calcext:value-type="float">
            <text:p>1902</text:p>
          </table:table-cell>
          <table:table-cell table:style-name="ce7" table:formula="of:=IF(ISBLANK([.AC75]);&quot;&quot;;[.AC75]+MAX([.AC177];[.AD177]))" office:value-type="float" office:value="1989" calcext:value-type="float">
            <text:p>1989</text:p>
          </table:table-cell>
          <table:table-cell table:style-name="ce7" table:formula="of:=IF(ISBLANK([.AD75]);&quot;&quot;;[.AD75]+MAX([.AD177];[.AE177]))" office:value-type="float" office:value="2023" calcext:value-type="float">
            <text:p>2023</text:p>
          </table:table-cell>
          <table:table-cell table:style-name="ce7" table:formula="of:=IF(ISBLANK([.AE75]);&quot;&quot;;[.AE75]+MAX([.AE177];[.AF177]))" office:value-type="float" office:value="2014" calcext:value-type="float">
            <text:p>2014</text:p>
          </table:table-cell>
          <table:table-cell table:style-name="ce7" table:formula="of:=IF(ISBLANK([.AF75]);&quot;&quot;;[.AF75]+MAX([.AF177];[.AG177]))" office:value-type="float" office:value="1982" calcext:value-type="float">
            <text:p>1982</text:p>
          </table:table-cell>
          <table:table-cell table:style-name="ce7" table:formula="of:=IF(ISBLANK([.AG75]);&quot;&quot;;[.AG75]+MAX([.AG177];[.AH177]))" office:value-type="float" office:value="1961" calcext:value-type="float">
            <text:p>1961</text:p>
          </table:table-cell>
          <table:table-cell table:style-name="ce7" table:formula="of:=IF(ISBLANK([.AH75]);&quot;&quot;;[.AH75]+MAX([.AH177];[.AI177]))" office:value-type="float" office:value="1866" calcext:value-type="float">
            <text:p>1866</text:p>
          </table:table-cell>
          <table:table-cell table:style-name="ce7" table:formula="of:=IF(ISBLANK([.AI75]);&quot;&quot;;[.AI75]+MAX([.AI177];[.AJ177]))" office:value-type="float" office:value="1872" calcext:value-type="float">
            <text:p>1872</text:p>
          </table:table-cell>
          <table:table-cell table:style-name="ce7" table:formula="of:=IF(ISBLANK([.AJ75]);&quot;&quot;;[.AJ75]+MAX([.AJ177];[.AK177]))" office:value-type="float" office:value="1901" calcext:value-type="float">
            <text:p>1901</text:p>
          </table:table-cell>
          <table:table-cell table:style-name="ce7" table:formula="of:=IF(ISBLANK([.AK75]);&quot;&quot;;[.AK75]+MAX([.AK177];[.AL177]))" office:value-type="float" office:value="1886" calcext:value-type="float">
            <text:p>1886</text:p>
          </table:table-cell>
          <table:table-cell table:style-name="ce7" table:formula="of:=IF(ISBLANK([.AL75]);&quot;&quot;;[.AL75]+MAX([.AL177];[.AM177]))" office:value-type="float" office:value="1897" calcext:value-type="float">
            <text:p>1897</text:p>
          </table:table-cell>
          <table:table-cell table:style-name="ce7" table:formula="of:=IF(ISBLANK([.AM75]);&quot;&quot;;[.AM75]+MAX([.AM177];[.AN177]))" office:value-type="float" office:value="1975" calcext:value-type="float">
            <text:p>1975</text:p>
          </table:table-cell>
          <table:table-cell table:style-name="ce7" table:formula="of:=IF(ISBLANK([.AN75]);&quot;&quot;;[.AN75]+MAX([.AN177];[.AO177]))" office:value-type="float" office:value="2020" calcext:value-type="float">
            <text:p>2020</text:p>
          </table:table-cell>
          <table:table-cell table:style-name="ce7" table:formula="of:=IF(ISBLANK([.AO75]);&quot;&quot;;[.AO75]+MAX([.AO177];[.AP177]))" office:value-type="float" office:value="2015" calcext:value-type="float">
            <text:p>2015</text:p>
          </table:table-cell>
          <table:table-cell table:style-name="ce7" table:formula="of:=IF(ISBLANK([.AP75]);&quot;&quot;;[.AP75]+MAX([.AP177];[.AQ177]))" office:value-type="float" office:value="1986" calcext:value-type="float">
            <text:p>1986</text:p>
          </table:table-cell>
          <table:table-cell table:style-name="ce7" table:formula="of:=IF(ISBLANK([.AQ75]);&quot;&quot;;[.AQ75]+MAX([.AQ177];[.AR177]))" office:value-type="float" office:value="2032" calcext:value-type="float">
            <text:p>2032</text:p>
          </table:table-cell>
          <table:table-cell table:style-name="ce7" table:formula="of:=IF(ISBLANK([.AR75]);&quot;&quot;;[.AR75]+MAX([.AR177];[.AS177]))" office:value-type="float" office:value="1919" calcext:value-type="float">
            <text:p>1919</text:p>
          </table:table-cell>
          <table:table-cell table:style-name="ce7" table:formula="of:=IF(ISBLANK([.AS75]);&quot;&quot;;[.AS75]+MAX([.AS177];[.AT177]))" office:value-type="float" office:value="1922" calcext:value-type="float">
            <text:p>1922</text:p>
          </table:table-cell>
          <table:table-cell table:style-name="ce7" table:formula="of:=IF(ISBLANK([.AT75]);&quot;&quot;;[.AT75]+MAX([.AT177];[.AU177]))" office:value-type="float" office:value="1961" calcext:value-type="float">
            <text:p>1961</text:p>
          </table:table-cell>
          <table:table-cell table:style-name="ce7" table:formula="of:=IF(ISBLANK([.AU75]);&quot;&quot;;[.AU75]+MAX([.AU177];[.AV177]))" office:value-type="float" office:value="1932" calcext:value-type="float">
            <text:p>1932</text:p>
          </table:table-cell>
          <table:table-cell table:style-name="ce7" table:formula="of:=IF(ISBLANK([.AV75]);&quot;&quot;;[.AV75]+MAX([.AV177];[.AW177]))" office:value-type="float" office:value="1983" calcext:value-type="float">
            <text:p>1983</text:p>
          </table:table-cell>
          <table:table-cell table:style-name="ce7" table:formula="of:=IF(ISBLANK([.AW75]);&quot;&quot;;[.AW75]+MAX([.AW177];[.AX177]))" office:value-type="float" office:value="1993" calcext:value-type="float">
            <text:p>1993</text:p>
          </table:table-cell>
          <table:table-cell table:style-name="ce7" table:formula="of:=IF(ISBLANK([.AX75]);&quot;&quot;;[.AX75]+MAX([.AX177];[.AY177]))" office:value-type="float" office:value="1960" calcext:value-type="float">
            <text:p>1960</text:p>
          </table:table-cell>
          <table:table-cell table:style-name="ce7" table:formula="of:=IF(ISBLANK([.AY75]);&quot;&quot;;[.AY75]+MAX([.AY177];[.AZ177]))" office:value-type="float" office:value="2031" calcext:value-type="float">
            <text:p>2031</text:p>
          </table:table-cell>
          <table:table-cell table:style-name="ce7" table:formula="of:=IF(ISBLANK([.AZ75]);&quot;&quot;;[.AZ75]+MAX([.AZ177];[.BA177]))" office:value-type="float" office:value="1938" calcext:value-type="float">
            <text:p>1938</text:p>
          </table:table-cell>
          <table:table-cell table:style-name="ce7" table:formula="of:=IF(ISBLANK([.BA75]);&quot;&quot;;[.BA75]+MAX([.BA177];[.BB177]))" office:value-type="float" office:value="1975" calcext:value-type="float">
            <text:p>1975</text:p>
          </table:table-cell>
          <table:table-cell table:style-name="ce7" table:formula="of:=IF(ISBLANK([.BB75]);&quot;&quot;;[.BB75]+MAX([.BB177];[.BC177]))" office:value-type="float" office:value="1843" calcext:value-type="float">
            <text:p>1843</text:p>
          </table:table-cell>
          <table:table-cell table:style-name="ce7" table:formula="of:=IF(ISBLANK([.BC75]);&quot;&quot;;[.BC75]+MAX([.BC177];[.BD177]))" office:value-type="float" office:value="1869" calcext:value-type="float">
            <text:p>1869</text:p>
          </table:table-cell>
          <table:table-cell table:style-name="ce7" table:formula="of:=IF(ISBLANK([.BD75]);&quot;&quot;;[.BD75]+MAX([.BD177];[.BE177]))" office:value-type="float" office:value="1958" calcext:value-type="float">
            <text:p>1958</text:p>
          </table:table-cell>
          <table:table-cell table:style-name="ce7" table:formula="of:=IF(ISBLANK([.BE75]);&quot;&quot;;[.BE75]+MAX([.BE177];[.BF177]))" office:value-type="float" office:value="1907" calcext:value-type="float">
            <text:p>1907</text:p>
          </table:table-cell>
          <table:table-cell table:style-name="ce7" table:formula="of:=IF(ISBLANK([.BF75]);&quot;&quot;;[.BF75]+MAX([.BF177];[.BG177]))" office:value-type="float" office:value="1908" calcext:value-type="float">
            <text:p>1908</text:p>
          </table:table-cell>
          <table:table-cell table:style-name="ce7" table:formula="of:=IF(ISBLANK([.BG75]);&quot;&quot;;[.BG75]+MAX([.BG177];[.BH177]))" office:value-type="float" office:value="1846" calcext:value-type="float">
            <text:p>1846</text:p>
          </table:table-cell>
          <table:table-cell table:style-name="ce7" table:formula="of:=IF(ISBLANK([.BH75]);&quot;&quot;;[.BH75]+MAX([.BH177];[.BI177]))" office:value-type="float" office:value="1893" calcext:value-type="float">
            <text:p>1893</text:p>
          </table:table-cell>
          <table:table-cell table:style-name="ce7" table:formula="of:=IF(ISBLANK([.BI75]);&quot;&quot;;[.BI75]+MAX([.BI177];[.BJ177]))" office:value-type="float" office:value="1840" calcext:value-type="float">
            <text:p>1840</text:p>
          </table:table-cell>
          <table:table-cell table:style-name="ce7" table:formula="of:=IF(ISBLANK([.BJ75]);&quot;&quot;;[.BJ75]+MAX([.BJ177];[.BK177]))" office:value-type="float" office:value="1905" calcext:value-type="float">
            <text:p>1905</text:p>
          </table:table-cell>
          <table:table-cell table:style-name="ce7" table:formula="of:=IF(ISBLANK([.BK75]);&quot;&quot;;[.BK75]+MAX([.BK177];[.BL177]))" office:value-type="float" office:value="1909" calcext:value-type="float">
            <text:p>1909</text:p>
          </table:table-cell>
          <table:table-cell table:style-name="ce7" table:formula="of:=IF(ISBLANK([.BL75]);&quot;&quot;;[.BL75]+MAX([.BL177];[.BM177]))" office:value-type="float" office:value="1984" calcext:value-type="float">
            <text:p>1984</text:p>
          </table:table-cell>
          <table:table-cell table:style-name="ce7" table:formula="of:=IF(ISBLANK([.BM75]);&quot;&quot;;[.BM75]+MAX([.BM177];[.BN177]))" office:value-type="float" office:value="1959" calcext:value-type="float">
            <text:p>1959</text:p>
          </table:table-cell>
          <table:table-cell table:style-name="ce7" table:formula="of:=IF(ISBLANK([.BN75]);&quot;&quot;;[.BN75]+MAX([.BN177];[.BO177]))" office:value-type="float" office:value="1856" calcext:value-type="float">
            <text:p>1856</text:p>
          </table:table-cell>
          <table:table-cell table:style-name="ce7" table:formula="of:=IF(ISBLANK([.BO75]);&quot;&quot;;[.BO75]+MAX([.BO177];[.BP177]))" office:value-type="float" office:value="1925" calcext:value-type="float">
            <text:p>1925</text:p>
          </table:table-cell>
          <table:table-cell table:style-name="ce7" table:formula="of:=IF(ISBLANK([.BP75]);&quot;&quot;;[.BP75]+MAX([.BP177];[.BQ177]))" office:value-type="float" office:value="1973" calcext:value-type="float">
            <text:p>1973</text:p>
          </table:table-cell>
          <table:table-cell table:style-name="ce7" table:formula="of:=IF(ISBLANK([.BQ75]);&quot;&quot;;[.BQ75]+MAX([.BQ177];[.BR177]))" office:value-type="float" office:value="1985" calcext:value-type="float">
            <text:p>1985</text:p>
          </table:table-cell>
          <table:table-cell table:style-name="ce7" table:formula="of:=IF(ISBLANK([.BR75]);&quot;&quot;;[.BR75]+MAX([.BR177];[.BS177]))" office:value-type="float" office:value="1959" calcext:value-type="float">
            <text:p>1959</text:p>
          </table:table-cell>
          <table:table-cell table:style-name="ce7" table:formula="of:=IF(ISBLANK([.BS75]);&quot;&quot;;[.BS75]+MAX([.BS177];[.BT177]))" office:value-type="float" office:value="1836" calcext:value-type="float">
            <text:p>1836</text:p>
          </table:table-cell>
          <table:table-cell table:style-name="ce7" table:formula="of:=IF(ISBLANK([.BT75]);&quot;&quot;;[.BT75]+MAX([.BT177];[.BU177]))" office:value-type="float" office:value="1743" calcext:value-type="float">
            <text:p>1743</text:p>
          </table:table-cell>
          <table:table-cell table:style-name="ce7" table:formula="of:=IF(ISBLANK([.BU75]);&quot;&quot;;[.BU75]+MAX([.BU177];[.BV177]))" office:value-type="float" office:value="1826" calcext:value-type="float">
            <text:p>1826</text:p>
          </table:table-cell>
          <table:table-cell table:style-name="ce7" table:formula="of:=IF(ISBLANK([.BV75]);&quot;&quot;;[.BV75]+MAX([.BV177];[.BW177]))" office:value-type="float" office:value="1802" calcext:value-type="float">
            <text:p>1802</text:p>
          </table:table-cell>
          <table:table-cell table:style-name="ce7" table:formula="of:=IF(ISBLANK([.BW75]);&quot;&quot;;[.BW75]+MAX([.BW177];[.BX177]))">
            <text:p/>
          </table:table-cell>
          <table:table-cell table:style-name="ce7" table:formula="of:=IF(ISBLANK([.BX75]);&quot;&quot;;[.BX75]+MAX([.BX177];[.BY177]))">
            <text:p/>
          </table:table-cell>
          <table:table-cell table:style-name="ce7" table:formula="of:=IF(ISBLANK([.BY75]);&quot;&quot;;[.BY75]+MAX([.BY177];[.BZ177]))">
            <text:p/>
          </table:table-cell>
          <table:table-cell table:style-name="ce7" table:formula="of:=IF(ISBLANK([.BZ75]);&quot;&quot;;[.BZ75]+MAX([.BZ177];[.CA177]))">
            <text:p/>
          </table:table-cell>
          <table:table-cell table:style-name="ce7" table:formula="of:=IF(ISBLANK([.CA75]);&quot;&quot;;[.CA75]+MAX([.CA177];[.CB177]))">
            <text:p/>
          </table:table-cell>
          <table:table-cell table:style-name="ce7" table:formula="of:=IF(ISBLANK([.CB75]);&quot;&quot;;[.CB75]+MAX([.CB177];[.CC177]))">
            <text:p/>
          </table:table-cell>
          <table:table-cell table:style-name="ce7" table:formula="of:=IF(ISBLANK([.CC75]);&quot;&quot;;[.CC75]+MAX([.CC177];[.CD177]))">
            <text:p/>
          </table:table-cell>
          <table:table-cell table:style-name="ce7" table:formula="of:=IF(ISBLANK([.CD75]);&quot;&quot;;[.CD75]+MAX([.CD177];[.CE177]))">
            <text:p/>
          </table:table-cell>
          <table:table-cell table:style-name="ce7" table:formula="of:=IF(ISBLANK([.CE75]);&quot;&quot;;[.CE75]+MAX([.CE177];[.CF177]))">
            <text:p/>
          </table:table-cell>
          <table:table-cell table:style-name="ce7" table:formula="of:=IF(ISBLANK([.CF75]);&quot;&quot;;[.CF75]+MAX([.CF177];[.CG177]))">
            <text:p/>
          </table:table-cell>
          <table:table-cell table:style-name="ce7" table:formula="of:=IF(ISBLANK([.CG75]);&quot;&quot;;[.CG75]+MAX([.CG177];[.CH177]))">
            <text:p/>
          </table:table-cell>
          <table:table-cell table:style-name="ce7" table:formula="of:=IF(ISBLANK([.CH75]);&quot;&quot;;[.CH75]+MAX([.CH177];[.CI177]))">
            <text:p/>
          </table:table-cell>
          <table:table-cell table:style-name="ce7" table:formula="of:=IF(ISBLANK([.CI75]);&quot;&quot;;[.CI75]+MAX([.CI177];[.CJ177]))">
            <text:p/>
          </table:table-cell>
          <table:table-cell table:style-name="ce7" table:formula="of:=IF(ISBLANK([.CJ75]);&quot;&quot;;[.CJ75]+MAX([.CJ177];[.CK177]))">
            <text:p/>
          </table:table-cell>
          <table:table-cell table:style-name="ce7" table:formula="of:=IF(ISBLANK([.CK75]);&quot;&quot;;[.CK75]+MAX([.CK177];[.CL177]))">
            <text:p/>
          </table:table-cell>
          <table:table-cell table:style-name="ce7" table:formula="of:=IF(ISBLANK([.CL75]);&quot;&quot;;[.CL75]+MAX([.CL177];[.CM177]))">
            <text:p/>
          </table:table-cell>
          <table:table-cell table:style-name="ce7" table:formula="of:=IF(ISBLANK([.CM75]);&quot;&quot;;[.CM75]+MAX([.CM177];[.CN177]))">
            <text:p/>
          </table:table-cell>
          <table:table-cell table:style-name="ce7" table:formula="of:=IF(ISBLANK([.CN75]);&quot;&quot;;[.CN75]+MAX([.CN177];[.CO177]))">
            <text:p/>
          </table:table-cell>
          <table:table-cell table:style-name="ce7" table:formula="of:=IF(ISBLANK([.CO75]);&quot;&quot;;[.CO75]+MAX([.CO177];[.CP177]))">
            <text:p/>
          </table:table-cell>
          <table:table-cell table:style-name="ce7" table:formula="of:=IF(ISBLANK([.CP75]);&quot;&quot;;[.CP75]+MAX([.CP177];[.CQ177]))">
            <text:p/>
          </table:table-cell>
          <table:table-cell table:style-name="ce7" table:formula="of:=IF(ISBLANK([.CQ75]);&quot;&quot;;[.CQ75]+MAX([.CQ177];[.CR177]))">
            <text:p/>
          </table:table-cell>
          <table:table-cell table:style-name="ce7" table:formula="of:=IF(ISBLANK([.CR75]);&quot;&quot;;[.CR75]+MAX([.CR177];[.CS177]))">
            <text:p/>
          </table:table-cell>
          <table:table-cell table:style-name="ce7" table:formula="of:=IF(ISBLANK([.CS75]);&quot;&quot;;[.CS75]+MAX([.CS177];[.CT177]))">
            <text:p/>
          </table:table-cell>
          <table:table-cell table:style-name="ce7" table:formula="of:=IF(ISBLANK([.CT75]);&quot;&quot;;[.CT75]+MAX([.CT177];[.CU177]))">
            <text:p/>
          </table:table-cell>
          <table:table-cell table:style-name="ce7" table:formula="of:=IF(ISBLANK([.CU75]);&quot;&quot;;[.CU75]+MAX([.CU177];[.CV177]))">
            <text:p/>
          </table:table-cell>
          <table:table-cell table:formula="of:=IF(ISBLANK([.CV75]);&quot;&quot;;[.CV75]+MAX([.CV177];[.CW177]))">
            <text:p/>
          </table:table-cell>
        </table:table-row>
        <table:table-row table:style-name="ro1">
          <table:table-cell table:formula="of:=IF(ISBLANK([.A76]);&quot;&quot;;[.A76]+MAX([.A178];[.B178]))" office:value-type="float" office:value="1845" calcext:value-type="float">
            <text:p>1845</text:p>
          </table:table-cell>
          <table:table-cell table:style-name="ce7" table:formula="of:=IF(ISBLANK([.B76]);&quot;&quot;;[.B76]+MAX([.B178];[.C178]))" office:value-type="float" office:value="1815" calcext:value-type="float">
            <text:p>1815</text:p>
          </table:table-cell>
          <table:table-cell table:style-name="ce7" table:formula="of:=IF(ISBLANK([.C76]);&quot;&quot;;[.C76]+MAX([.C178];[.D178]))" office:value-type="float" office:value="1800" calcext:value-type="float">
            <text:p>1800</text:p>
          </table:table-cell>
          <table:table-cell table:style-name="ce7" table:formula="of:=IF(ISBLANK([.D76]);&quot;&quot;;[.D76]+MAX([.D178];[.E178]))" office:value-type="float" office:value="1796" calcext:value-type="float">
            <text:p>1796</text:p>
          </table:table-cell>
          <table:table-cell table:style-name="ce7" table:formula="of:=IF(ISBLANK([.E76]);&quot;&quot;;[.E76]+MAX([.E178];[.F178]))" office:value-type="float" office:value="1725" calcext:value-type="float">
            <text:p>1725</text:p>
          </table:table-cell>
          <table:table-cell table:style-name="ce7" table:formula="of:=IF(ISBLANK([.F76]);&quot;&quot;;[.F76]+MAX([.F178];[.G178]))" office:value-type="float" office:value="1758" calcext:value-type="float">
            <text:p>1758</text:p>
          </table:table-cell>
          <table:table-cell table:style-name="ce7" table:formula="of:=IF(ISBLANK([.G76]);&quot;&quot;;[.G76]+MAX([.G178];[.H178]))" office:value-type="float" office:value="1718" calcext:value-type="float">
            <text:p>1718</text:p>
          </table:table-cell>
          <table:table-cell table:style-name="ce7" table:formula="of:=IF(ISBLANK([.H76]);&quot;&quot;;[.H76]+MAX([.H178];[.I178]))" office:value-type="float" office:value="1780" calcext:value-type="float">
            <text:p>1780</text:p>
          </table:table-cell>
          <table:table-cell table:style-name="ce7" table:formula="of:=IF(ISBLANK([.I76]);&quot;&quot;;[.I76]+MAX([.I178];[.J178]))" office:value-type="float" office:value="1866" calcext:value-type="float">
            <text:p>1866</text:p>
          </table:table-cell>
          <table:table-cell table:style-name="ce7" table:formula="of:=IF(ISBLANK([.J76]);&quot;&quot;;[.J76]+MAX([.J178];[.K178]))" office:value-type="float" office:value="1983" calcext:value-type="float">
            <text:p>1983</text:p>
          </table:table-cell>
          <table:table-cell table:style-name="ce7" table:formula="of:=IF(ISBLANK([.K76]);&quot;&quot;;[.K76]+MAX([.K178];[.L178]))" office:value-type="float" office:value="1960" calcext:value-type="float">
            <text:p>1960</text:p>
          </table:table-cell>
          <table:table-cell table:style-name="ce7" table:formula="of:=IF(ISBLANK([.L76]);&quot;&quot;;[.L76]+MAX([.L178];[.M178]))" office:value-type="float" office:value="1999" calcext:value-type="float">
            <text:p>1999</text:p>
          </table:table-cell>
          <table:table-cell table:style-name="ce7" table:formula="of:=IF(ISBLANK([.M76]);&quot;&quot;;[.M76]+MAX([.M178];[.N178]))" office:value-type="float" office:value="1963" calcext:value-type="float">
            <text:p>1963</text:p>
          </table:table-cell>
          <table:table-cell table:style-name="ce7" table:formula="of:=IF(ISBLANK([.N76]);&quot;&quot;;[.N76]+MAX([.N178];[.O178]))" office:value-type="float" office:value="1941" calcext:value-type="float">
            <text:p>1941</text:p>
          </table:table-cell>
          <table:table-cell table:style-name="ce7" table:formula="of:=IF(ISBLANK([.O76]);&quot;&quot;;[.O76]+MAX([.O178];[.P178]))" office:value-type="float" office:value="1903" calcext:value-type="float">
            <text:p>1903</text:p>
          </table:table-cell>
          <table:table-cell table:style-name="ce7" table:formula="of:=IF(ISBLANK([.P76]);&quot;&quot;;[.P76]+MAX([.P178];[.Q178]))" office:value-type="float" office:value="1902" calcext:value-type="float">
            <text:p>1902</text:p>
          </table:table-cell>
          <table:table-cell table:style-name="ce7" table:formula="of:=IF(ISBLANK([.Q76]);&quot;&quot;;[.Q76]+MAX([.Q178];[.R178]))" office:value-type="float" office:value="1743" calcext:value-type="float">
            <text:p>1743</text:p>
          </table:table-cell>
          <table:table-cell table:style-name="ce7" table:formula="of:=IF(ISBLANK([.R76]);&quot;&quot;;[.R76]+MAX([.R178];[.S178]))" office:value-type="float" office:value="1781" calcext:value-type="float">
            <text:p>1781</text:p>
          </table:table-cell>
          <table:table-cell table:style-name="ce7" table:formula="of:=IF(ISBLANK([.S76]);&quot;&quot;;[.S76]+MAX([.S178];[.T178]))" office:value-type="float" office:value="1873" calcext:value-type="float">
            <text:p>1873</text:p>
          </table:table-cell>
          <table:table-cell table:style-name="ce7" table:formula="of:=IF(ISBLANK([.T76]);&quot;&quot;;[.T76]+MAX([.T178];[.U178]))" office:value-type="float" office:value="1907" calcext:value-type="float">
            <text:p>1907</text:p>
          </table:table-cell>
          <table:table-cell table:style-name="ce7" table:formula="of:=IF(ISBLANK([.U76]);&quot;&quot;;[.U76]+MAX([.U178];[.V178]))" office:value-type="float" office:value="1843" calcext:value-type="float">
            <text:p>1843</text:p>
          </table:table-cell>
          <table:table-cell table:style-name="ce7" table:formula="of:=IF(ISBLANK([.V76]);&quot;&quot;;[.V76]+MAX([.V178];[.W178]))" office:value-type="float" office:value="1881" calcext:value-type="float">
            <text:p>1881</text:p>
          </table:table-cell>
          <table:table-cell table:style-name="ce7" table:formula="of:=IF(ISBLANK([.W76]);&quot;&quot;;[.W76]+MAX([.W178];[.X178]))" office:value-type="float" office:value="1820" calcext:value-type="float">
            <text:p>1820</text:p>
          </table:table-cell>
          <table:table-cell table:style-name="ce7" table:formula="of:=IF(ISBLANK([.X76]);&quot;&quot;;[.X76]+MAX([.X178];[.Y178]))" office:value-type="float" office:value="1784" calcext:value-type="float">
            <text:p>1784</text:p>
          </table:table-cell>
          <table:table-cell table:style-name="ce7" table:formula="of:=IF(ISBLANK([.Y76]);&quot;&quot;;[.Y76]+MAX([.Y178];[.Z178]))" office:value-type="float" office:value="1819" calcext:value-type="float">
            <text:p>1819</text:p>
          </table:table-cell>
          <table:table-cell table:style-name="ce7" table:formula="of:=IF(ISBLANK([.Z76]);&quot;&quot;;[.Z76]+MAX([.Z178];[.AA178]))" office:value-type="float" office:value="1786" calcext:value-type="float">
            <text:p>1786</text:p>
          </table:table-cell>
          <table:table-cell table:style-name="ce7" table:formula="of:=IF(ISBLANK([.AA76]);&quot;&quot;;[.AA76]+MAX([.AA178];[.AB178]))" office:value-type="float" office:value="1841" calcext:value-type="float">
            <text:p>1841</text:p>
          </table:table-cell>
          <table:table-cell table:style-name="ce7" table:formula="of:=IF(ISBLANK([.AB76]);&quot;&quot;;[.AB76]+MAX([.AB178];[.AC178]))" office:value-type="float" office:value="1880" calcext:value-type="float">
            <text:p>1880</text:p>
          </table:table-cell>
          <table:table-cell table:style-name="ce7" table:formula="of:=IF(ISBLANK([.AC76]);&quot;&quot;;[.AC76]+MAX([.AC178];[.AD178]))" office:value-type="float" office:value="1864" calcext:value-type="float">
            <text:p>1864</text:p>
          </table:table-cell>
          <table:table-cell table:style-name="ce7" table:formula="of:=IF(ISBLANK([.AD76]);&quot;&quot;;[.AD76]+MAX([.AD178];[.AE178]))" office:value-type="float" office:value="1941" calcext:value-type="float">
            <text:p>1941</text:p>
          </table:table-cell>
          <table:table-cell table:style-name="ce7" table:formula="of:=IF(ISBLANK([.AE76]);&quot;&quot;;[.AE76]+MAX([.AE178];[.AF178]))" office:value-type="float" office:value="1911" calcext:value-type="float">
            <text:p>1911</text:p>
          </table:table-cell>
          <table:table-cell table:style-name="ce7" table:formula="of:=IF(ISBLANK([.AF76]);&quot;&quot;;[.AF76]+MAX([.AF178];[.AG178]))" office:value-type="float" office:value="1934" calcext:value-type="float">
            <text:p>1934</text:p>
          </table:table-cell>
          <table:table-cell table:style-name="ce7" table:formula="of:=IF(ISBLANK([.AG76]);&quot;&quot;;[.AG76]+MAX([.AG178];[.AH178]))" office:value-type="float" office:value="1905" calcext:value-type="float">
            <text:p>1905</text:p>
          </table:table-cell>
          <table:table-cell table:style-name="ce7" table:formula="of:=IF(ISBLANK([.AH76]);&quot;&quot;;[.AH76]+MAX([.AH178];[.AI178]))" office:value-type="float" office:value="1768" calcext:value-type="float">
            <text:p>1768</text:p>
          </table:table-cell>
          <table:table-cell table:style-name="ce7" table:formula="of:=IF(ISBLANK([.AI76]);&quot;&quot;;[.AI76]+MAX([.AI178];[.AJ178]))" office:value-type="float" office:value="1846" calcext:value-type="float">
            <text:p>1846</text:p>
          </table:table-cell>
          <table:table-cell table:style-name="ce7" table:formula="of:=IF(ISBLANK([.AJ76]);&quot;&quot;;[.AJ76]+MAX([.AJ178];[.AK178]))" office:value-type="float" office:value="1858" calcext:value-type="float">
            <text:p>1858</text:p>
          </table:table-cell>
          <table:table-cell table:style-name="ce7" table:formula="of:=IF(ISBLANK([.AK76]);&quot;&quot;;[.AK76]+MAX([.AK178];[.AL178]))" office:value-type="float" office:value="1845" calcext:value-type="float">
            <text:p>1845</text:p>
          </table:table-cell>
          <table:table-cell table:style-name="ce7" table:formula="of:=IF(ISBLANK([.AL76]);&quot;&quot;;[.AL76]+MAX([.AL178];[.AM178]))" office:value-type="float" office:value="1868" calcext:value-type="float">
            <text:p>1868</text:p>
          </table:table-cell>
          <table:table-cell table:style-name="ce7" table:formula="of:=IF(ISBLANK([.AM76]);&quot;&quot;;[.AM76]+MAX([.AM178];[.AN178]))" office:value-type="float" office:value="1872" calcext:value-type="float">
            <text:p>1872</text:p>
          </table:table-cell>
          <table:table-cell table:style-name="ce7" table:formula="of:=IF(ISBLANK([.AN76]);&quot;&quot;;[.AN76]+MAX([.AN178];[.AO178]))" office:value-type="float" office:value="1925" calcext:value-type="float">
            <text:p>1925</text:p>
          </table:table-cell>
          <table:table-cell table:style-name="ce7" table:formula="of:=IF(ISBLANK([.AO76]);&quot;&quot;;[.AO76]+MAX([.AO178];[.AP178]))" office:value-type="float" office:value="1925" calcext:value-type="float">
            <text:p>1925</text:p>
          </table:table-cell>
          <table:table-cell table:style-name="ce7" table:formula="of:=IF(ISBLANK([.AP76]);&quot;&quot;;[.AP76]+MAX([.AP178];[.AQ178]))" office:value-type="float" office:value="1896" calcext:value-type="float">
            <text:p>1896</text:p>
          </table:table-cell>
          <table:table-cell table:style-name="ce7" table:formula="of:=IF(ISBLANK([.AQ76]);&quot;&quot;;[.AQ76]+MAX([.AQ178];[.AR178]))" office:value-type="float" office:value="1955" calcext:value-type="float">
            <text:p>1955</text:p>
          </table:table-cell>
          <table:table-cell table:style-name="ce7" table:formula="of:=IF(ISBLANK([.AR76]);&quot;&quot;;[.AR76]+MAX([.AR178];[.AS178]))" office:value-type="float" office:value="1911" calcext:value-type="float">
            <text:p>1911</text:p>
          </table:table-cell>
          <table:table-cell table:style-name="ce7" table:formula="of:=IF(ISBLANK([.AS76]);&quot;&quot;;[.AS76]+MAX([.AS178];[.AT178]))" office:value-type="float" office:value="1844" calcext:value-type="float">
            <text:p>1844</text:p>
          </table:table-cell>
          <table:table-cell table:style-name="ce7" table:formula="of:=IF(ISBLANK([.AT76]);&quot;&quot;;[.AT76]+MAX([.AT178];[.AU178]))" office:value-type="float" office:value="1913" calcext:value-type="float">
            <text:p>1913</text:p>
          </table:table-cell>
          <table:table-cell table:style-name="ce7" table:formula="of:=IF(ISBLANK([.AU76]);&quot;&quot;;[.AU76]+MAX([.AU178];[.AV178]))" office:value-type="float" office:value="1861" calcext:value-type="float">
            <text:p>1861</text:p>
          </table:table-cell>
          <table:table-cell table:style-name="ce7" table:formula="of:=IF(ISBLANK([.AV76]);&quot;&quot;;[.AV76]+MAX([.AV178];[.AW178]))" office:value-type="float" office:value="1888" calcext:value-type="float">
            <text:p>1888</text:p>
          </table:table-cell>
          <table:table-cell table:style-name="ce7" table:formula="of:=IF(ISBLANK([.AW76]);&quot;&quot;;[.AW76]+MAX([.AW178];[.AX178]))" office:value-type="float" office:value="1903" calcext:value-type="float">
            <text:p>1903</text:p>
          </table:table-cell>
          <table:table-cell table:style-name="ce7" table:formula="of:=IF(ISBLANK([.AX76]);&quot;&quot;;[.AX76]+MAX([.AX178];[.AY178]))" office:value-type="float" office:value="1898" calcext:value-type="float">
            <text:p>1898</text:p>
          </table:table-cell>
          <table:table-cell table:style-name="ce7" table:formula="of:=IF(ISBLANK([.AY76]);&quot;&quot;;[.AY76]+MAX([.AY178];[.AZ178]))" office:value-type="float" office:value="1938" calcext:value-type="float">
            <text:p>1938</text:p>
          </table:table-cell>
          <table:table-cell table:style-name="ce7" table:formula="of:=IF(ISBLANK([.AZ76]);&quot;&quot;;[.AZ76]+MAX([.AZ178];[.BA178]))" office:value-type="float" office:value="1873" calcext:value-type="float">
            <text:p>1873</text:p>
          </table:table-cell>
          <table:table-cell table:style-name="ce7" table:formula="of:=IF(ISBLANK([.BA76]);&quot;&quot;;[.BA76]+MAX([.BA178];[.BB178]))" office:value-type="float" office:value="1893" calcext:value-type="float">
            <text:p>1893</text:p>
          </table:table-cell>
          <table:table-cell table:style-name="ce7" table:formula="of:=IF(ISBLANK([.BB76]);&quot;&quot;;[.BB76]+MAX([.BB178];[.BC178]))" office:value-type="float" office:value="1781" calcext:value-type="float">
            <text:p>1781</text:p>
          </table:table-cell>
          <table:table-cell table:style-name="ce7" table:formula="of:=IF(ISBLANK([.BC76]);&quot;&quot;;[.BC76]+MAX([.BC178];[.BD178]))" office:value-type="float" office:value="1826" calcext:value-type="float">
            <text:p>1826</text:p>
          </table:table-cell>
          <table:table-cell table:style-name="ce7" table:formula="of:=IF(ISBLANK([.BD76]);&quot;&quot;;[.BD76]+MAX([.BD178];[.BE178]))" office:value-type="float" office:value="1856" calcext:value-type="float">
            <text:p>1856</text:p>
          </table:table-cell>
          <table:table-cell table:style-name="ce7" table:formula="of:=IF(ISBLANK([.BE76]);&quot;&quot;;[.BE76]+MAX([.BE178];[.BF178]))" office:value-type="float" office:value="1862" calcext:value-type="float">
            <text:p>1862</text:p>
          </table:table-cell>
          <table:table-cell table:style-name="ce7" table:formula="of:=IF(ISBLANK([.BF76]);&quot;&quot;;[.BF76]+MAX([.BF178];[.BG178]))" office:value-type="float" office:value="1882" calcext:value-type="float">
            <text:p>1882</text:p>
          </table:table-cell>
          <table:table-cell table:style-name="ce7" table:formula="of:=IF(ISBLANK([.BG76]);&quot;&quot;;[.BG76]+MAX([.BG178];[.BH178]))" office:value-type="float" office:value="1838" calcext:value-type="float">
            <text:p>1838</text:p>
          </table:table-cell>
          <table:table-cell table:style-name="ce7" table:formula="of:=IF(ISBLANK([.BH76]);&quot;&quot;;[.BH76]+MAX([.BH178];[.BI178]))" office:value-type="float" office:value="1820" calcext:value-type="float">
            <text:p>1820</text:p>
          </table:table-cell>
          <table:table-cell table:style-name="ce7" table:formula="of:=IF(ISBLANK([.BI76]);&quot;&quot;;[.BI76]+MAX([.BI178];[.BJ178]))" office:value-type="float" office:value="1692" calcext:value-type="float">
            <text:p>1692</text:p>
          </table:table-cell>
          <table:table-cell table:style-name="ce7" table:formula="of:=IF(ISBLANK([.BJ76]);&quot;&quot;;[.BJ76]+MAX([.BJ178];[.BK178]))" office:value-type="float" office:value="1806" calcext:value-type="float">
            <text:p>1806</text:p>
          </table:table-cell>
          <table:table-cell table:style-name="ce7" table:formula="of:=IF(ISBLANK([.BK76]);&quot;&quot;;[.BK76]+MAX([.BK178];[.BL178]))" office:value-type="float" office:value="1803" calcext:value-type="float">
            <text:p>1803</text:p>
          </table:table-cell>
          <table:table-cell table:style-name="ce7" table:formula="of:=IF(ISBLANK([.BL76]);&quot;&quot;;[.BL76]+MAX([.BL178];[.BM178]))" office:value-type="float" office:value="1903" calcext:value-type="float">
            <text:p>1903</text:p>
          </table:table-cell>
          <table:table-cell table:style-name="ce7" table:formula="of:=IF(ISBLANK([.BM76]);&quot;&quot;;[.BM76]+MAX([.BM178];[.BN178]))" office:value-type="float" office:value="1935" calcext:value-type="float">
            <text:p>1935</text:p>
          </table:table-cell>
          <table:table-cell table:style-name="ce7" table:formula="of:=IF(ISBLANK([.BN76]);&quot;&quot;;[.BN76]+MAX([.BN178];[.BO178]))" office:value-type="float" office:value="1850" calcext:value-type="float">
            <text:p>1850</text:p>
          </table:table-cell>
          <table:table-cell table:style-name="ce7" table:formula="of:=IF(ISBLANK([.BO76]);&quot;&quot;;[.BO76]+MAX([.BO178];[.BP178]))" office:value-type="float" office:value="1842" calcext:value-type="float">
            <text:p>1842</text:p>
          </table:table-cell>
          <table:table-cell table:style-name="ce7" table:formula="of:=IF(ISBLANK([.BP76]);&quot;&quot;;[.BP76]+MAX([.BP178];[.BQ178]))" office:value-type="float" office:value="1840" calcext:value-type="float">
            <text:p>1840</text:p>
          </table:table-cell>
          <table:table-cell table:style-name="ce7" table:formula="of:=IF(ISBLANK([.BQ76]);&quot;&quot;;[.BQ76]+MAX([.BQ178];[.BR178]))" office:value-type="float" office:value="1922" calcext:value-type="float">
            <text:p>1922</text:p>
          </table:table-cell>
          <table:table-cell table:style-name="ce7" table:formula="of:=IF(ISBLANK([.BR76]);&quot;&quot;;[.BR76]+MAX([.BR178];[.BS178]))" office:value-type="float" office:value="1945" calcext:value-type="float">
            <text:p>1945</text:p>
          </table:table-cell>
          <table:table-cell table:style-name="ce7" table:formula="of:=IF(ISBLANK([.BS76]);&quot;&quot;;[.BS76]+MAX([.BS178];[.BT178]))" office:value-type="float" office:value="1821" calcext:value-type="float">
            <text:p>1821</text:p>
          </table:table-cell>
          <table:table-cell table:style-name="ce7" table:formula="of:=IF(ISBLANK([.BT76]);&quot;&quot;;[.BT76]+MAX([.BT178];[.BU178]))" office:value-type="float" office:value="1733" calcext:value-type="float">
            <text:p>1733</text:p>
          </table:table-cell>
          <table:table-cell table:style-name="ce7" table:formula="of:=IF(ISBLANK([.BU76]);&quot;&quot;;[.BU76]+MAX([.BU178];[.BV178]))" office:value-type="float" office:value="1725" calcext:value-type="float">
            <text:p>1725</text:p>
          </table:table-cell>
          <table:table-cell table:style-name="ce7" table:formula="of:=IF(ISBLANK([.BV76]);&quot;&quot;;[.BV76]+MAX([.BV178];[.BW178]))" office:value-type="float" office:value="1801" calcext:value-type="float">
            <text:p>1801</text:p>
          </table:table-cell>
          <table:table-cell table:style-name="ce7" table:formula="of:=IF(ISBLANK([.BW76]);&quot;&quot;;[.BW76]+MAX([.BW178];[.BX178]))" office:value-type="float" office:value="1789" calcext:value-type="float">
            <text:p>1789</text:p>
          </table:table-cell>
          <table:table-cell table:style-name="ce7" table:formula="of:=IF(ISBLANK([.BX76]);&quot;&quot;;[.BX76]+MAX([.BX178];[.BY178]))">
            <text:p/>
          </table:table-cell>
          <table:table-cell table:style-name="ce7" table:formula="of:=IF(ISBLANK([.BY76]);&quot;&quot;;[.BY76]+MAX([.BY178];[.BZ178]))">
            <text:p/>
          </table:table-cell>
          <table:table-cell table:style-name="ce7" table:formula="of:=IF(ISBLANK([.BZ76]);&quot;&quot;;[.BZ76]+MAX([.BZ178];[.CA178]))">
            <text:p/>
          </table:table-cell>
          <table:table-cell table:style-name="ce7" table:formula="of:=IF(ISBLANK([.CA76]);&quot;&quot;;[.CA76]+MAX([.CA178];[.CB178]))">
            <text:p/>
          </table:table-cell>
          <table:table-cell table:style-name="ce7" table:formula="of:=IF(ISBLANK([.CB76]);&quot;&quot;;[.CB76]+MAX([.CB178];[.CC178]))">
            <text:p/>
          </table:table-cell>
          <table:table-cell table:style-name="ce7" table:formula="of:=IF(ISBLANK([.CC76]);&quot;&quot;;[.CC76]+MAX([.CC178];[.CD178]))">
            <text:p/>
          </table:table-cell>
          <table:table-cell table:style-name="ce7" table:formula="of:=IF(ISBLANK([.CD76]);&quot;&quot;;[.CD76]+MAX([.CD178];[.CE178]))">
            <text:p/>
          </table:table-cell>
          <table:table-cell table:style-name="ce7" table:formula="of:=IF(ISBLANK([.CE76]);&quot;&quot;;[.CE76]+MAX([.CE178];[.CF178]))">
            <text:p/>
          </table:table-cell>
          <table:table-cell table:style-name="ce7" table:formula="of:=IF(ISBLANK([.CF76]);&quot;&quot;;[.CF76]+MAX([.CF178];[.CG178]))">
            <text:p/>
          </table:table-cell>
          <table:table-cell table:style-name="ce7" table:formula="of:=IF(ISBLANK([.CG76]);&quot;&quot;;[.CG76]+MAX([.CG178];[.CH178]))">
            <text:p/>
          </table:table-cell>
          <table:table-cell table:style-name="ce7" table:formula="of:=IF(ISBLANK([.CH76]);&quot;&quot;;[.CH76]+MAX([.CH178];[.CI178]))">
            <text:p/>
          </table:table-cell>
          <table:table-cell table:style-name="ce7" table:formula="of:=IF(ISBLANK([.CI76]);&quot;&quot;;[.CI76]+MAX([.CI178];[.CJ178]))">
            <text:p/>
          </table:table-cell>
          <table:table-cell table:style-name="ce7" table:formula="of:=IF(ISBLANK([.CJ76]);&quot;&quot;;[.CJ76]+MAX([.CJ178];[.CK178]))">
            <text:p/>
          </table:table-cell>
          <table:table-cell table:style-name="ce7" table:formula="of:=IF(ISBLANK([.CK76]);&quot;&quot;;[.CK76]+MAX([.CK178];[.CL178]))">
            <text:p/>
          </table:table-cell>
          <table:table-cell table:style-name="ce7" table:formula="of:=IF(ISBLANK([.CL76]);&quot;&quot;;[.CL76]+MAX([.CL178];[.CM178]))">
            <text:p/>
          </table:table-cell>
          <table:table-cell table:style-name="ce7" table:formula="of:=IF(ISBLANK([.CM76]);&quot;&quot;;[.CM76]+MAX([.CM178];[.CN178]))">
            <text:p/>
          </table:table-cell>
          <table:table-cell table:style-name="ce7" table:formula="of:=IF(ISBLANK([.CN76]);&quot;&quot;;[.CN76]+MAX([.CN178];[.CO178]))">
            <text:p/>
          </table:table-cell>
          <table:table-cell table:style-name="ce7" table:formula="of:=IF(ISBLANK([.CO76]);&quot;&quot;;[.CO76]+MAX([.CO178];[.CP178]))">
            <text:p/>
          </table:table-cell>
          <table:table-cell table:style-name="ce7" table:formula="of:=IF(ISBLANK([.CP76]);&quot;&quot;;[.CP76]+MAX([.CP178];[.CQ178]))">
            <text:p/>
          </table:table-cell>
          <table:table-cell table:style-name="ce7" table:formula="of:=IF(ISBLANK([.CQ76]);&quot;&quot;;[.CQ76]+MAX([.CQ178];[.CR178]))">
            <text:p/>
          </table:table-cell>
          <table:table-cell table:style-name="ce7" table:formula="of:=IF(ISBLANK([.CR76]);&quot;&quot;;[.CR76]+MAX([.CR178];[.CS178]))">
            <text:p/>
          </table:table-cell>
          <table:table-cell table:style-name="ce7" table:formula="of:=IF(ISBLANK([.CS76]);&quot;&quot;;[.CS76]+MAX([.CS178];[.CT178]))">
            <text:p/>
          </table:table-cell>
          <table:table-cell table:style-name="ce7" table:formula="of:=IF(ISBLANK([.CT76]);&quot;&quot;;[.CT76]+MAX([.CT178];[.CU178]))">
            <text:p/>
          </table:table-cell>
          <table:table-cell table:style-name="ce7" table:formula="of:=IF(ISBLANK([.CU76]);&quot;&quot;;[.CU76]+MAX([.CU178];[.CV178]))">
            <text:p/>
          </table:table-cell>
          <table:table-cell table:formula="of:=IF(ISBLANK([.CV76]);&quot;&quot;;[.CV76]+MAX([.CV178];[.CW178]))">
            <text:p/>
          </table:table-cell>
        </table:table-row>
        <table:table-row table:style-name="ro1">
          <table:table-cell table:formula="of:=IF(ISBLANK([.A77]);&quot;&quot;;[.A77]+MAX([.A179];[.B179]))" office:value-type="float" office:value="1791" calcext:value-type="float">
            <text:p>1791</text:p>
          </table:table-cell>
          <table:table-cell table:style-name="ce7" table:formula="of:=IF(ISBLANK([.B77]);&quot;&quot;;[.B77]+MAX([.B179];[.C179]))" office:value-type="float" office:value="1775" calcext:value-type="float">
            <text:p>1775</text:p>
          </table:table-cell>
          <table:table-cell table:style-name="ce7" table:formula="of:=IF(ISBLANK([.C77]);&quot;&quot;;[.C77]+MAX([.C179];[.D179]))" office:value-type="float" office:value="1790" calcext:value-type="float">
            <text:p>1790</text:p>
          </table:table-cell>
          <table:table-cell table:style-name="ce7" table:formula="of:=IF(ISBLANK([.D77]);&quot;&quot;;[.D77]+MAX([.D179];[.E179]))" office:value-type="float" office:value="1715" calcext:value-type="float">
            <text:p>1715</text:p>
          </table:table-cell>
          <table:table-cell table:style-name="ce7" table:formula="of:=IF(ISBLANK([.E77]);&quot;&quot;;[.E77]+MAX([.E179];[.F179]))" office:value-type="float" office:value="1695" calcext:value-type="float">
            <text:p>1695</text:p>
          </table:table-cell>
          <table:table-cell table:style-name="ce7" table:formula="of:=IF(ISBLANK([.F77]);&quot;&quot;;[.F77]+MAX([.F179];[.G179]))" office:value-type="float" office:value="1679" calcext:value-type="float">
            <text:p>1679</text:p>
          </table:table-cell>
          <table:table-cell table:style-name="ce7" table:formula="of:=IF(ISBLANK([.G77]);&quot;&quot;;[.G77]+MAX([.G179];[.H179]))" office:value-type="float" office:value="1694" calcext:value-type="float">
            <text:p>1694</text:p>
          </table:table-cell>
          <table:table-cell table:style-name="ce7" table:formula="of:=IF(ISBLANK([.H77]);&quot;&quot;;[.H77]+MAX([.H179];[.I179]))" office:value-type="float" office:value="1614" calcext:value-type="float">
            <text:p>1614</text:p>
          </table:table-cell>
          <table:table-cell table:style-name="ce7" table:formula="of:=IF(ISBLANK([.I77]);&quot;&quot;;[.I77]+MAX([.I179];[.J179]))" office:value-type="float" office:value="1706" calcext:value-type="float">
            <text:p>1706</text:p>
          </table:table-cell>
          <table:table-cell table:style-name="ce7" table:formula="of:=IF(ISBLANK([.J77]);&quot;&quot;;[.J77]+MAX([.J179];[.K179]))" office:value-type="float" office:value="1791" calcext:value-type="float">
            <text:p>1791</text:p>
          </table:table-cell>
          <table:table-cell table:style-name="ce7" table:formula="of:=IF(ISBLANK([.K77]);&quot;&quot;;[.K77]+MAX([.K179];[.L179]))" office:value-type="float" office:value="1903" calcext:value-type="float">
            <text:p>1903</text:p>
          </table:table-cell>
          <table:table-cell table:style-name="ce7" table:formula="of:=IF(ISBLANK([.L77]);&quot;&quot;;[.L77]+MAX([.L179];[.M179]))" office:value-type="float" office:value="1924" calcext:value-type="float">
            <text:p>1924</text:p>
          </table:table-cell>
          <table:table-cell table:style-name="ce7" table:formula="of:=IF(ISBLANK([.M77]);&quot;&quot;;[.M77]+MAX([.M179];[.N179]))" office:value-type="float" office:value="1861" calcext:value-type="float">
            <text:p>1861</text:p>
          </table:table-cell>
          <table:table-cell table:style-name="ce7" table:formula="of:=IF(ISBLANK([.N77]);&quot;&quot;;[.N77]+MAX([.N179];[.O179]))" office:value-type="float" office:value="1881" calcext:value-type="float">
            <text:p>1881</text:p>
          </table:table-cell>
          <table:table-cell table:style-name="ce7" table:formula="of:=IF(ISBLANK([.O77]);&quot;&quot;;[.O77]+MAX([.O179];[.P179]))" office:value-type="float" office:value="1881" calcext:value-type="float">
            <text:p>1881</text:p>
          </table:table-cell>
          <table:table-cell table:style-name="ce7" table:formula="of:=IF(ISBLANK([.P77]);&quot;&quot;;[.P77]+MAX([.P179];[.Q179]))" office:value-type="float" office:value="1833" calcext:value-type="float">
            <text:p>1833</text:p>
          </table:table-cell>
          <table:table-cell table:style-name="ce7" table:formula="of:=IF(ISBLANK([.Q77]);&quot;&quot;;[.Q77]+MAX([.Q179];[.R179]))" office:value-type="float" office:value="1668" calcext:value-type="float">
            <text:p>1668</text:p>
          </table:table-cell>
          <table:table-cell table:style-name="ce7" table:formula="of:=IF(ISBLANK([.R77]);&quot;&quot;;[.R77]+MAX([.R179];[.S179]))" office:value-type="float" office:value="1671" calcext:value-type="float">
            <text:p>1671</text:p>
          </table:table-cell>
          <table:table-cell table:style-name="ce7" table:formula="of:=IF(ISBLANK([.S77]);&quot;&quot;;[.S77]+MAX([.S179];[.T179]))" office:value-type="float" office:value="1690" calcext:value-type="float">
            <text:p>1690</text:p>
          </table:table-cell>
          <table:table-cell table:style-name="ce7" table:formula="of:=IF(ISBLANK([.T77]);&quot;&quot;;[.T77]+MAX([.T179];[.U179]))" office:value-type="float" office:value="1828" calcext:value-type="float">
            <text:p>1828</text:p>
          </table:table-cell>
          <table:table-cell table:style-name="ce7" table:formula="of:=IF(ISBLANK([.U77]);&quot;&quot;;[.U77]+MAX([.U179];[.V179]))" office:value-type="float" office:value="1840" calcext:value-type="float">
            <text:p>1840</text:p>
          </table:table-cell>
          <table:table-cell table:style-name="ce7" table:formula="of:=IF(ISBLANK([.V77]);&quot;&quot;;[.V77]+MAX([.V179];[.W179]))" office:value-type="float" office:value="1819" calcext:value-type="float">
            <text:p>1819</text:p>
          </table:table-cell>
          <table:table-cell table:style-name="ce7" table:formula="of:=IF(ISBLANK([.W77]);&quot;&quot;;[.W77]+MAX([.W179];[.X179]))" office:value-type="float" office:value="1741" calcext:value-type="float">
            <text:p>1741</text:p>
          </table:table-cell>
          <table:table-cell table:style-name="ce7" table:formula="of:=IF(ISBLANK([.X77]);&quot;&quot;;[.X77]+MAX([.X179];[.Y179]))" office:value-type="float" office:value="1686" calcext:value-type="float">
            <text:p>1686</text:p>
          </table:table-cell>
          <table:table-cell table:style-name="ce7" table:formula="of:=IF(ISBLANK([.Y77]);&quot;&quot;;[.Y77]+MAX([.Y179];[.Z179]))" office:value-type="float" office:value="1730" calcext:value-type="float">
            <text:p>1730</text:p>
          </table:table-cell>
          <table:table-cell table:style-name="ce7" table:formula="of:=IF(ISBLANK([.Z77]);&quot;&quot;;[.Z77]+MAX([.Z179];[.AA179]))" office:value-type="float" office:value="1712" calcext:value-type="float">
            <text:p>1712</text:p>
          </table:table-cell>
          <table:table-cell table:style-name="ce7" table:formula="of:=IF(ISBLANK([.AA77]);&quot;&quot;;[.AA77]+MAX([.AA179];[.AB179]))" office:value-type="float" office:value="1703" calcext:value-type="float">
            <text:p>1703</text:p>
          </table:table-cell>
          <table:table-cell table:style-name="ce7" table:formula="of:=IF(ISBLANK([.AB77]);&quot;&quot;;[.AB77]+MAX([.AB179];[.AC179]))" office:value-type="float" office:value="1797" calcext:value-type="float">
            <text:p>1797</text:p>
          </table:table-cell>
          <table:table-cell table:style-name="ce7" table:formula="of:=IF(ISBLANK([.AC77]);&quot;&quot;;[.AC77]+MAX([.AC179];[.AD179]))" office:value-type="float" office:value="1771" calcext:value-type="float">
            <text:p>1771</text:p>
          </table:table-cell>
          <table:table-cell table:style-name="ce7" table:formula="of:=IF(ISBLANK([.AD77]);&quot;&quot;;[.AD77]+MAX([.AD179];[.AE179]))" office:value-type="float" office:value="1800" calcext:value-type="float">
            <text:p>1800</text:p>
          </table:table-cell>
          <table:table-cell table:style-name="ce7" table:formula="of:=IF(ISBLANK([.AE77]);&quot;&quot;;[.AE77]+MAX([.AE179];[.AF179]))" office:value-type="float" office:value="1845" calcext:value-type="float">
            <text:p>1845</text:p>
          </table:table-cell>
          <table:table-cell table:style-name="ce7" table:formula="of:=IF(ISBLANK([.AF77]);&quot;&quot;;[.AF77]+MAX([.AF179];[.AG179]))" office:value-type="float" office:value="1804" calcext:value-type="float">
            <text:p>1804</text:p>
          </table:table-cell>
          <table:table-cell table:style-name="ce7" table:formula="of:=IF(ISBLANK([.AG77]);&quot;&quot;;[.AG77]+MAX([.AG179];[.AH179]))" office:value-type="float" office:value="1861" calcext:value-type="float">
            <text:p>1861</text:p>
          </table:table-cell>
          <table:table-cell table:style-name="ce7" table:formula="of:=IF(ISBLANK([.AH77]);&quot;&quot;;[.AH77]+MAX([.AH179];[.AI179]))" office:value-type="float" office:value="1713" calcext:value-type="float">
            <text:p>1713</text:p>
          </table:table-cell>
          <table:table-cell table:style-name="ce7" table:formula="of:=IF(ISBLANK([.AI77]);&quot;&quot;;[.AI77]+MAX([.AI179];[.AJ179]))" office:value-type="float" office:value="1738" calcext:value-type="float">
            <text:p>1738</text:p>
          </table:table-cell>
          <table:table-cell table:style-name="ce7" table:formula="of:=IF(ISBLANK([.AJ77]);&quot;&quot;;[.AJ77]+MAX([.AJ179];[.AK179]))" office:value-type="float" office:value="1772" calcext:value-type="float">
            <text:p>1772</text:p>
          </table:table-cell>
          <table:table-cell table:style-name="ce7" table:formula="of:=IF(ISBLANK([.AK77]);&quot;&quot;;[.AK77]+MAX([.AK179];[.AL179]))" office:value-type="float" office:value="1808" calcext:value-type="float">
            <text:p>1808</text:p>
          </table:table-cell>
          <table:table-cell table:style-name="ce7" table:formula="of:=IF(ISBLANK([.AL77]);&quot;&quot;;[.AL77]+MAX([.AL179];[.AM179]))" office:value-type="float" office:value="1797" calcext:value-type="float">
            <text:p>1797</text:p>
          </table:table-cell>
          <table:table-cell table:style-name="ce7" table:formula="of:=IF(ISBLANK([.AM77]);&quot;&quot;;[.AM77]+MAX([.AM179];[.AN179]))" office:value-type="float" office:value="1863" calcext:value-type="float">
            <text:p>1863</text:p>
          </table:table-cell>
          <table:table-cell table:style-name="ce7" table:formula="of:=IF(ISBLANK([.AN77]);&quot;&quot;;[.AN77]+MAX([.AN179];[.AO179]))" office:value-type="float" office:value="1814" calcext:value-type="float">
            <text:p>1814</text:p>
          </table:table-cell>
          <table:table-cell table:style-name="ce7" table:formula="of:=IF(ISBLANK([.AO77]);&quot;&quot;;[.AO77]+MAX([.AO179];[.AP179]))" office:value-type="float" office:value="1828" calcext:value-type="float">
            <text:p>1828</text:p>
          </table:table-cell>
          <table:table-cell table:style-name="ce7" table:formula="of:=IF(ISBLANK([.AP77]);&quot;&quot;;[.AP77]+MAX([.AP179];[.AQ179]))" office:value-type="float" office:value="1855" calcext:value-type="float">
            <text:p>1855</text:p>
          </table:table-cell>
          <table:table-cell table:style-name="ce7" table:formula="of:=IF(ISBLANK([.AQ77]);&quot;&quot;;[.AQ77]+MAX([.AQ179];[.AR179]))" office:value-type="float" office:value="1895" calcext:value-type="float">
            <text:p>1895</text:p>
          </table:table-cell>
          <table:table-cell table:style-name="ce7" table:formula="of:=IF(ISBLANK([.AR77]);&quot;&quot;;[.AR77]+MAX([.AR179];[.AS179]))" office:value-type="float" office:value="1865" calcext:value-type="float">
            <text:p>1865</text:p>
          </table:table-cell>
          <table:table-cell table:style-name="ce7" table:formula="of:=IF(ISBLANK([.AS77]);&quot;&quot;;[.AS77]+MAX([.AS179];[.AT179]))" office:value-type="float" office:value="1807" calcext:value-type="float">
            <text:p>1807</text:p>
          </table:table-cell>
          <table:table-cell table:style-name="ce7" table:formula="of:=IF(ISBLANK([.AT77]);&quot;&quot;;[.AT77]+MAX([.AT179];[.AU179]))" office:value-type="float" office:value="1768" calcext:value-type="float">
            <text:p>1768</text:p>
          </table:table-cell>
          <table:table-cell table:style-name="ce7" table:formula="of:=IF(ISBLANK([.AU77]);&quot;&quot;;[.AU77]+MAX([.AU179];[.AV179]))" office:value-type="float" office:value="1822" calcext:value-type="float">
            <text:p>1822</text:p>
          </table:table-cell>
          <table:table-cell table:style-name="ce7" table:formula="of:=IF(ISBLANK([.AV77]);&quot;&quot;;[.AV77]+MAX([.AV179];[.AW179]))" office:value-type="float" office:value="1813" calcext:value-type="float">
            <text:p>1813</text:p>
          </table:table-cell>
          <table:table-cell table:style-name="ce7" table:formula="of:=IF(ISBLANK([.AW77]);&quot;&quot;;[.AW77]+MAX([.AW179];[.AX179]))" office:value-type="float" office:value="1744" calcext:value-type="float">
            <text:p>1744</text:p>
          </table:table-cell>
          <table:table-cell table:style-name="ce7" table:formula="of:=IF(ISBLANK([.AX77]);&quot;&quot;;[.AX77]+MAX([.AX179];[.AY179]))" office:value-type="float" office:value="1828" calcext:value-type="float">
            <text:p>1828</text:p>
          </table:table-cell>
          <table:table-cell table:style-name="ce7" table:formula="of:=IF(ISBLANK([.AY77]);&quot;&quot;;[.AY77]+MAX([.AY179];[.AZ179]))" office:value-type="float" office:value="1880" calcext:value-type="float">
            <text:p>1880</text:p>
          </table:table-cell>
          <table:table-cell table:style-name="ce7" table:formula="of:=IF(ISBLANK([.AZ77]);&quot;&quot;;[.AZ77]+MAX([.AZ179];[.BA179]))" office:value-type="float" office:value="1775" calcext:value-type="float">
            <text:p>1775</text:p>
          </table:table-cell>
          <table:table-cell table:style-name="ce7" table:formula="of:=IF(ISBLANK([.BA77]);&quot;&quot;;[.BA77]+MAX([.BA179];[.BB179]))" office:value-type="float" office:value="1821" calcext:value-type="float">
            <text:p>1821</text:p>
          </table:table-cell>
          <table:table-cell table:style-name="ce7" table:formula="of:=IF(ISBLANK([.BB77]);&quot;&quot;;[.BB77]+MAX([.BB179];[.BC179]))" office:value-type="float" office:value="1659" calcext:value-type="float">
            <text:p>1659</text:p>
          </table:table-cell>
          <table:table-cell table:style-name="ce7" table:formula="of:=IF(ISBLANK([.BC77]);&quot;&quot;;[.BC77]+MAX([.BC179];[.BD179]))" office:value-type="float" office:value="1703" calcext:value-type="float">
            <text:p>1703</text:p>
          </table:table-cell>
          <table:table-cell table:style-name="ce7" table:formula="of:=IF(ISBLANK([.BD77]);&quot;&quot;;[.BD77]+MAX([.BD179];[.BE179]))" office:value-type="float" office:value="1775" calcext:value-type="float">
            <text:p>1775</text:p>
          </table:table-cell>
          <table:table-cell table:style-name="ce7" table:formula="of:=IF(ISBLANK([.BE77]);&quot;&quot;;[.BE77]+MAX([.BE179];[.BF179]))" office:value-type="float" office:value="1759" calcext:value-type="float">
            <text:p>1759</text:p>
          </table:table-cell>
          <table:table-cell table:style-name="ce7" table:formula="of:=IF(ISBLANK([.BF77]);&quot;&quot;;[.BF77]+MAX([.BF179];[.BG179]))" office:value-type="float" office:value="1776" calcext:value-type="float">
            <text:p>1776</text:p>
          </table:table-cell>
          <table:table-cell table:style-name="ce7" table:formula="of:=IF(ISBLANK([.BG77]);&quot;&quot;;[.BG77]+MAX([.BG179];[.BH179]))" office:value-type="float" office:value="1830" calcext:value-type="float">
            <text:p>1830</text:p>
          </table:table-cell>
          <table:table-cell table:style-name="ce7" table:formula="of:=IF(ISBLANK([.BH77]);&quot;&quot;;[.BH77]+MAX([.BH179];[.BI179]))" office:value-type="float" office:value="1723" calcext:value-type="float">
            <text:p>1723</text:p>
          </table:table-cell>
          <table:table-cell table:style-name="ce7" table:formula="of:=IF(ISBLANK([.BI77]);&quot;&quot;;[.BI77]+MAX([.BI179];[.BJ179]))" office:value-type="float" office:value="1686" calcext:value-type="float">
            <text:p>1686</text:p>
          </table:table-cell>
          <table:table-cell table:style-name="ce7" table:formula="of:=IF(ISBLANK([.BJ77]);&quot;&quot;;[.BJ77]+MAX([.BJ179];[.BK179]))" office:value-type="float" office:value="1691" calcext:value-type="float">
            <text:p>1691</text:p>
          </table:table-cell>
          <table:table-cell table:style-name="ce7" table:formula="of:=IF(ISBLANK([.BK77]);&quot;&quot;;[.BK77]+MAX([.BK179];[.BL179]))" office:value-type="float" office:value="1760" calcext:value-type="float">
            <text:p>1760</text:p>
          </table:table-cell>
          <table:table-cell table:style-name="ce7" table:formula="of:=IF(ISBLANK([.BL77]);&quot;&quot;;[.BL77]+MAX([.BL179];[.BM179]))" office:value-type="float" office:value="1743" calcext:value-type="float">
            <text:p>1743</text:p>
          </table:table-cell>
          <table:table-cell table:style-name="ce7" table:formula="of:=IF(ISBLANK([.BM77]);&quot;&quot;;[.BM77]+MAX([.BM179];[.BN179]))" office:value-type="float" office:value="1837" calcext:value-type="float">
            <text:p>1837</text:p>
          </table:table-cell>
          <table:table-cell table:style-name="ce7" table:formula="of:=IF(ISBLANK([.BN77]);&quot;&quot;;[.BN77]+MAX([.BN179];[.BO179]))" office:value-type="float" office:value="1788" calcext:value-type="float">
            <text:p>1788</text:p>
          </table:table-cell>
          <table:table-cell table:style-name="ce7" table:formula="of:=IF(ISBLANK([.BO77]);&quot;&quot;;[.BO77]+MAX([.BO179];[.BP179]))" office:value-type="float" office:value="1685" calcext:value-type="float">
            <text:p>1685</text:p>
          </table:table-cell>
          <table:table-cell table:style-name="ce7" table:formula="of:=IF(ISBLANK([.BP77]);&quot;&quot;;[.BP77]+MAX([.BP179];[.BQ179]))" office:value-type="float" office:value="1761" calcext:value-type="float">
            <text:p>1761</text:p>
          </table:table-cell>
          <table:table-cell table:style-name="ce7" table:formula="of:=IF(ISBLANK([.BQ77]);&quot;&quot;;[.BQ77]+MAX([.BQ179];[.BR179]))" office:value-type="float" office:value="1822" calcext:value-type="float">
            <text:p>1822</text:p>
          </table:table-cell>
          <table:table-cell table:style-name="ce7" table:formula="of:=IF(ISBLANK([.BR77]);&quot;&quot;;[.BR77]+MAX([.BR179];[.BS179]))" office:value-type="float" office:value="1852" calcext:value-type="float">
            <text:p>1852</text:p>
          </table:table-cell>
          <table:table-cell table:style-name="ce7" table:formula="of:=IF(ISBLANK([.BS77]);&quot;&quot;;[.BS77]+MAX([.BS179];[.BT179]))" office:value-type="float" office:value="1748" calcext:value-type="float">
            <text:p>1748</text:p>
          </table:table-cell>
          <table:table-cell table:style-name="ce7" table:formula="of:=IF(ISBLANK([.BT77]);&quot;&quot;;[.BT77]+MAX([.BT179];[.BU179]))" office:value-type="float" office:value="1725" calcext:value-type="float">
            <text:p>1725</text:p>
          </table:table-cell>
          <table:table-cell table:style-name="ce7" table:formula="of:=IF(ISBLANK([.BU77]);&quot;&quot;;[.BU77]+MAX([.BU179];[.BV179]))" office:value-type="float" office:value="1693" calcext:value-type="float">
            <text:p>1693</text:p>
          </table:table-cell>
          <table:table-cell table:style-name="ce7" table:formula="of:=IF(ISBLANK([.BV77]);&quot;&quot;;[.BV77]+MAX([.BV179];[.BW179]))" office:value-type="float" office:value="1678" calcext:value-type="float">
            <text:p>1678</text:p>
          </table:table-cell>
          <table:table-cell table:style-name="ce7" table:formula="of:=IF(ISBLANK([.BW77]);&quot;&quot;;[.BW77]+MAX([.BW179];[.BX179]))" office:value-type="float" office:value="1755" calcext:value-type="float">
            <text:p>1755</text:p>
          </table:table-cell>
          <table:table-cell table:style-name="ce7" table:formula="of:=IF(ISBLANK([.BX77]);&quot;&quot;;[.BX77]+MAX([.BX179];[.BY179]))" office:value-type="float" office:value="1742" calcext:value-type="float">
            <text:p>1742</text:p>
          </table:table-cell>
          <table:table-cell table:style-name="ce7" table:formula="of:=IF(ISBLANK([.BY77]);&quot;&quot;;[.BY77]+MAX([.BY179];[.BZ179]))">
            <text:p/>
          </table:table-cell>
          <table:table-cell table:style-name="ce7" table:formula="of:=IF(ISBLANK([.BZ77]);&quot;&quot;;[.BZ77]+MAX([.BZ179];[.CA179]))">
            <text:p/>
          </table:table-cell>
          <table:table-cell table:style-name="ce7" table:formula="of:=IF(ISBLANK([.CA77]);&quot;&quot;;[.CA77]+MAX([.CA179];[.CB179]))">
            <text:p/>
          </table:table-cell>
          <table:table-cell table:style-name="ce7" table:formula="of:=IF(ISBLANK([.CB77]);&quot;&quot;;[.CB77]+MAX([.CB179];[.CC179]))">
            <text:p/>
          </table:table-cell>
          <table:table-cell table:style-name="ce7" table:formula="of:=IF(ISBLANK([.CC77]);&quot;&quot;;[.CC77]+MAX([.CC179];[.CD179]))">
            <text:p/>
          </table:table-cell>
          <table:table-cell table:style-name="ce7" table:formula="of:=IF(ISBLANK([.CD77]);&quot;&quot;;[.CD77]+MAX([.CD179];[.CE179]))">
            <text:p/>
          </table:table-cell>
          <table:table-cell table:style-name="ce7" table:formula="of:=IF(ISBLANK([.CE77]);&quot;&quot;;[.CE77]+MAX([.CE179];[.CF179]))">
            <text:p/>
          </table:table-cell>
          <table:table-cell table:style-name="ce7" table:formula="of:=IF(ISBLANK([.CF77]);&quot;&quot;;[.CF77]+MAX([.CF179];[.CG179]))">
            <text:p/>
          </table:table-cell>
          <table:table-cell table:style-name="ce7" table:formula="of:=IF(ISBLANK([.CG77]);&quot;&quot;;[.CG77]+MAX([.CG179];[.CH179]))">
            <text:p/>
          </table:table-cell>
          <table:table-cell table:style-name="ce7" table:formula="of:=IF(ISBLANK([.CH77]);&quot;&quot;;[.CH77]+MAX([.CH179];[.CI179]))">
            <text:p/>
          </table:table-cell>
          <table:table-cell table:style-name="ce7" table:formula="of:=IF(ISBLANK([.CI77]);&quot;&quot;;[.CI77]+MAX([.CI179];[.CJ179]))">
            <text:p/>
          </table:table-cell>
          <table:table-cell table:style-name="ce7" table:formula="of:=IF(ISBLANK([.CJ77]);&quot;&quot;;[.CJ77]+MAX([.CJ179];[.CK179]))">
            <text:p/>
          </table:table-cell>
          <table:table-cell table:style-name="ce7" table:formula="of:=IF(ISBLANK([.CK77]);&quot;&quot;;[.CK77]+MAX([.CK179];[.CL179]))">
            <text:p/>
          </table:table-cell>
          <table:table-cell table:style-name="ce7" table:formula="of:=IF(ISBLANK([.CL77]);&quot;&quot;;[.CL77]+MAX([.CL179];[.CM179]))">
            <text:p/>
          </table:table-cell>
          <table:table-cell table:style-name="ce7" table:formula="of:=IF(ISBLANK([.CM77]);&quot;&quot;;[.CM77]+MAX([.CM179];[.CN179]))">
            <text:p/>
          </table:table-cell>
          <table:table-cell table:style-name="ce7" table:formula="of:=IF(ISBLANK([.CN77]);&quot;&quot;;[.CN77]+MAX([.CN179];[.CO179]))">
            <text:p/>
          </table:table-cell>
          <table:table-cell table:style-name="ce7" table:formula="of:=IF(ISBLANK([.CO77]);&quot;&quot;;[.CO77]+MAX([.CO179];[.CP179]))">
            <text:p/>
          </table:table-cell>
          <table:table-cell table:style-name="ce7" table:formula="of:=IF(ISBLANK([.CP77]);&quot;&quot;;[.CP77]+MAX([.CP179];[.CQ179]))">
            <text:p/>
          </table:table-cell>
          <table:table-cell table:style-name="ce7" table:formula="of:=IF(ISBLANK([.CQ77]);&quot;&quot;;[.CQ77]+MAX([.CQ179];[.CR179]))">
            <text:p/>
          </table:table-cell>
          <table:table-cell table:style-name="ce7" table:formula="of:=IF(ISBLANK([.CR77]);&quot;&quot;;[.CR77]+MAX([.CR179];[.CS179]))">
            <text:p/>
          </table:table-cell>
          <table:table-cell table:style-name="ce7" table:formula="of:=IF(ISBLANK([.CS77]);&quot;&quot;;[.CS77]+MAX([.CS179];[.CT179]))">
            <text:p/>
          </table:table-cell>
          <table:table-cell table:style-name="ce7" table:formula="of:=IF(ISBLANK([.CT77]);&quot;&quot;;[.CT77]+MAX([.CT179];[.CU179]))">
            <text:p/>
          </table:table-cell>
          <table:table-cell table:style-name="ce7" table:formula="of:=IF(ISBLANK([.CU77]);&quot;&quot;;[.CU77]+MAX([.CU179];[.CV179]))">
            <text:p/>
          </table:table-cell>
          <table:table-cell table:formula="of:=IF(ISBLANK([.CV77]);&quot;&quot;;[.CV77]+MAX([.CV179];[.CW179]))">
            <text:p/>
          </table:table-cell>
        </table:table-row>
        <table:table-row table:style-name="ro1">
          <table:table-cell table:formula="of:=IF(ISBLANK([.A78]);&quot;&quot;;[.A78]+MAX([.A180];[.B180]))" office:value-type="float" office:value="1678" calcext:value-type="float">
            <text:p>1678</text:p>
          </table:table-cell>
          <table:table-cell table:style-name="ce7" table:formula="of:=IF(ISBLANK([.B78]);&quot;&quot;;[.B78]+MAX([.B180];[.C180]))" office:value-type="float" office:value="1695" calcext:value-type="float">
            <text:p>1695</text:p>
          </table:table-cell>
          <table:table-cell table:style-name="ce7" table:formula="of:=IF(ISBLANK([.C78]);&quot;&quot;;[.C78]+MAX([.C180];[.D180]))" office:value-type="float" office:value="1692" calcext:value-type="float">
            <text:p>1692</text:p>
          </table:table-cell>
          <table:table-cell table:style-name="ce7" table:formula="of:=IF(ISBLANK([.D78]);&quot;&quot;;[.D78]+MAX([.D180];[.E180]))" office:value-type="float" office:value="1708" calcext:value-type="float">
            <text:p>1708</text:p>
          </table:table-cell>
          <table:table-cell table:style-name="ce7" table:formula="of:=IF(ISBLANK([.E78]);&quot;&quot;;[.E78]+MAX([.E180];[.F180]))" office:value-type="float" office:value="1636" calcext:value-type="float">
            <text:p>1636</text:p>
          </table:table-cell>
          <table:table-cell table:style-name="ce7" table:formula="of:=IF(ISBLANK([.F78]);&quot;&quot;;[.F78]+MAX([.F180];[.G180]))" office:value-type="float" office:value="1608" calcext:value-type="float">
            <text:p>1608</text:p>
          </table:table-cell>
          <table:table-cell table:style-name="ce7" table:formula="of:=IF(ISBLANK([.G78]);&quot;&quot;;[.G78]+MAX([.G180];[.H180]))" office:value-type="float" office:value="1602" calcext:value-type="float">
            <text:p>1602</text:p>
          </table:table-cell>
          <table:table-cell table:style-name="ce7" table:formula="of:=IF(ISBLANK([.H78]);&quot;&quot;;[.H78]+MAX([.H180];[.I180]))" office:value-type="float" office:value="1557" calcext:value-type="float">
            <text:p>1557</text:p>
          </table:table-cell>
          <table:table-cell table:style-name="ce7" table:formula="of:=IF(ISBLANK([.I78]);&quot;&quot;;[.I78]+MAX([.I180];[.J180]))" office:value-type="float" office:value="1561" calcext:value-type="float">
            <text:p>1561</text:p>
          </table:table-cell>
          <table:table-cell table:style-name="ce7" table:formula="of:=IF(ISBLANK([.J78]);&quot;&quot;;[.J78]+MAX([.J180];[.K180]))" office:value-type="float" office:value="1687" calcext:value-type="float">
            <text:p>1687</text:p>
          </table:table-cell>
          <table:table-cell table:style-name="ce7" table:formula="of:=IF(ISBLANK([.K78]);&quot;&quot;;[.K78]+MAX([.K180];[.L180]))" office:value-type="float" office:value="1771" calcext:value-type="float">
            <text:p>1771</text:p>
          </table:table-cell>
          <table:table-cell table:style-name="ce7" table:formula="of:=IF(ISBLANK([.L78]);&quot;&quot;;[.L78]+MAX([.L180];[.M180]))" office:value-type="float" office:value="1815" calcext:value-type="float">
            <text:p>1815</text:p>
          </table:table-cell>
          <table:table-cell table:style-name="ce7" table:formula="of:=IF(ISBLANK([.M78]);&quot;&quot;;[.M78]+MAX([.M180];[.N180]))" office:value-type="float" office:value="1858" calcext:value-type="float">
            <text:p>1858</text:p>
          </table:table-cell>
          <table:table-cell table:style-name="ce7" table:formula="of:=IF(ISBLANK([.N78]);&quot;&quot;;[.N78]+MAX([.N180];[.O180]))" office:value-type="float" office:value="1830" calcext:value-type="float">
            <text:p>1830</text:p>
          </table:table-cell>
          <table:table-cell table:style-name="ce7" table:formula="of:=IF(ISBLANK([.O78]);&quot;&quot;;[.O78]+MAX([.O180];[.P180]))" office:value-type="float" office:value="1855" calcext:value-type="float">
            <text:p>1855</text:p>
          </table:table-cell>
          <table:table-cell table:style-name="ce7" table:formula="of:=IF(ISBLANK([.P78]);&quot;&quot;;[.P78]+MAX([.P180];[.Q180]))" office:value-type="float" office:value="1823" calcext:value-type="float">
            <text:p>1823</text:p>
          </table:table-cell>
          <table:table-cell table:style-name="ce7" table:formula="of:=IF(ISBLANK([.Q78]);&quot;&quot;;[.Q78]+MAX([.Q180];[.R180]))" office:value-type="float" office:value="1575" calcext:value-type="float">
            <text:p>1575</text:p>
          </table:table-cell>
          <table:table-cell table:style-name="ce7" table:formula="of:=IF(ISBLANK([.R78]);&quot;&quot;;[.R78]+MAX([.R180];[.S180]))" office:value-type="float" office:value="1644" calcext:value-type="float">
            <text:p>1644</text:p>
          </table:table-cell>
          <table:table-cell table:style-name="ce7" table:formula="of:=IF(ISBLANK([.S78]);&quot;&quot;;[.S78]+MAX([.S180];[.T180]))" office:value-type="float" office:value="1640" calcext:value-type="float">
            <text:p>1640</text:p>
          </table:table-cell>
          <table:table-cell table:style-name="ce7" table:formula="of:=IF(ISBLANK([.T78]);&quot;&quot;;[.T78]+MAX([.T180];[.U180]))" office:value-type="float" office:value="1612" calcext:value-type="float">
            <text:p>1612</text:p>
          </table:table-cell>
          <table:table-cell table:style-name="ce7" table:formula="of:=IF(ISBLANK([.U78]);&quot;&quot;;[.U78]+MAX([.U180];[.V180]))" office:value-type="float" office:value="1746" calcext:value-type="float">
            <text:p>1746</text:p>
          </table:table-cell>
          <table:table-cell table:style-name="ce7" table:formula="of:=IF(ISBLANK([.V78]);&quot;&quot;;[.V78]+MAX([.V180];[.W180]))" office:value-type="float" office:value="1746" calcext:value-type="float">
            <text:p>1746</text:p>
          </table:table-cell>
          <table:table-cell table:style-name="ce7" table:formula="of:=IF(ISBLANK([.W78]);&quot;&quot;;[.W78]+MAX([.W180];[.X180]))" office:value-type="float" office:value="1652" calcext:value-type="float">
            <text:p>1652</text:p>
          </table:table-cell>
          <table:table-cell table:style-name="ce7" table:formula="of:=IF(ISBLANK([.X78]);&quot;&quot;;[.X78]+MAX([.X180];[.Y180]))" office:value-type="float" office:value="1678" calcext:value-type="float">
            <text:p>1678</text:p>
          </table:table-cell>
          <table:table-cell table:style-name="ce7" table:formula="of:=IF(ISBLANK([.Y78]);&quot;&quot;;[.Y78]+MAX([.Y180];[.Z180]))" office:value-type="float" office:value="1668" calcext:value-type="float">
            <text:p>1668</text:p>
          </table:table-cell>
          <table:table-cell table:style-name="ce7" table:formula="of:=IF(ISBLANK([.Z78]);&quot;&quot;;[.Z78]+MAX([.Z180];[.AA180]))" office:value-type="float" office:value="1679" calcext:value-type="float">
            <text:p>1679</text:p>
          </table:table-cell>
          <table:table-cell table:style-name="ce7" table:formula="of:=IF(ISBLANK([.AA78]);&quot;&quot;;[.AA78]+MAX([.AA180];[.AB180]))" office:value-type="float" office:value="1620" calcext:value-type="float">
            <text:p>1620</text:p>
          </table:table-cell>
          <table:table-cell table:style-name="ce7" table:formula="of:=IF(ISBLANK([.AB78]);&quot;&quot;;[.AB78]+MAX([.AB180];[.AC180]))" office:value-type="float" office:value="1681" calcext:value-type="float">
            <text:p>1681</text:p>
          </table:table-cell>
          <table:table-cell table:style-name="ce7" table:formula="of:=IF(ISBLANK([.AC78]);&quot;&quot;;[.AC78]+MAX([.AC180];[.AD180]))" office:value-type="float" office:value="1752" calcext:value-type="float">
            <text:p>1752</text:p>
          </table:table-cell>
          <table:table-cell table:style-name="ce7" table:formula="of:=IF(ISBLANK([.AD78]);&quot;&quot;;[.AD78]+MAX([.AD180];[.AE180]))" office:value-type="float" office:value="1720" calcext:value-type="float">
            <text:p>1720</text:p>
          </table:table-cell>
          <table:table-cell table:style-name="ce7" table:formula="of:=IF(ISBLANK([.AE78]);&quot;&quot;;[.AE78]+MAX([.AE180];[.AF180]))" office:value-type="float" office:value="1787" calcext:value-type="float">
            <text:p>1787</text:p>
          </table:table-cell>
          <table:table-cell table:style-name="ce7" table:formula="of:=IF(ISBLANK([.AF78]);&quot;&quot;;[.AF78]+MAX([.AF180];[.AG180]))" office:value-type="float" office:value="1755" calcext:value-type="float">
            <text:p>1755</text:p>
          </table:table-cell>
          <table:table-cell table:style-name="ce7" table:formula="of:=IF(ISBLANK([.AG78]);&quot;&quot;;[.AG78]+MAX([.AG180];[.AH180]))" office:value-type="float" office:value="1771" calcext:value-type="float">
            <text:p>1771</text:p>
          </table:table-cell>
          <table:table-cell table:style-name="ce7" table:formula="of:=IF(ISBLANK([.AH78]);&quot;&quot;;[.AH78]+MAX([.AH180];[.AI180]))" office:value-type="float" office:value="1649" calcext:value-type="float">
            <text:p>1649</text:p>
          </table:table-cell>
          <table:table-cell table:style-name="ce7" table:formula="of:=IF(ISBLANK([.AI78]);&quot;&quot;;[.AI78]+MAX([.AI180];[.AJ180]))" office:value-type="float" office:value="1698" calcext:value-type="float">
            <text:p>1698</text:p>
          </table:table-cell>
          <table:table-cell table:style-name="ce7" table:formula="of:=IF(ISBLANK([.AJ78]);&quot;&quot;;[.AJ78]+MAX([.AJ180];[.AK180]))" office:value-type="float" office:value="1716" calcext:value-type="float">
            <text:p>1716</text:p>
          </table:table-cell>
          <table:table-cell table:style-name="ce7" table:formula="of:=IF(ISBLANK([.AK78]);&quot;&quot;;[.AK78]+MAX([.AK180];[.AL180]))" office:value-type="float" office:value="1722" calcext:value-type="float">
            <text:p>1722</text:p>
          </table:table-cell>
          <table:table-cell table:style-name="ce7" table:formula="of:=IF(ISBLANK([.AL78]);&quot;&quot;;[.AL78]+MAX([.AL180];[.AM180]))" office:value-type="float" office:value="1772" calcext:value-type="float">
            <text:p>1772</text:p>
          </table:table-cell>
          <table:table-cell table:style-name="ce7" table:formula="of:=IF(ISBLANK([.AM78]);&quot;&quot;;[.AM78]+MAX([.AM180];[.AN180]))" office:value-type="float" office:value="1784" calcext:value-type="float">
            <text:p>1784</text:p>
          </table:table-cell>
          <table:table-cell table:style-name="ce7" table:formula="of:=IF(ISBLANK([.AN78]);&quot;&quot;;[.AN78]+MAX([.AN180];[.AO180]))" office:value-type="float" office:value="1808" calcext:value-type="float">
            <text:p>1808</text:p>
          </table:table-cell>
          <table:table-cell table:style-name="ce7" table:formula="of:=IF(ISBLANK([.AO78]);&quot;&quot;;[.AO78]+MAX([.AO180];[.AP180]))" office:value-type="float" office:value="1793" calcext:value-type="float">
            <text:p>1793</text:p>
          </table:table-cell>
          <table:table-cell table:style-name="ce7" table:formula="of:=IF(ISBLANK([.AP78]);&quot;&quot;;[.AP78]+MAX([.AP180];[.AQ180]))" office:value-type="float" office:value="1719" calcext:value-type="float">
            <text:p>1719</text:p>
          </table:table-cell>
          <table:table-cell table:style-name="ce7" table:formula="of:=IF(ISBLANK([.AQ78]);&quot;&quot;;[.AQ78]+MAX([.AQ180];[.AR180]))" office:value-type="float" office:value="1808" calcext:value-type="float">
            <text:p>1808</text:p>
          </table:table-cell>
          <table:table-cell table:style-name="ce7" table:formula="of:=IF(ISBLANK([.AR78]);&quot;&quot;;[.AR78]+MAX([.AR180];[.AS180]))" office:value-type="float" office:value="1813" calcext:value-type="float">
            <text:p>1813</text:p>
          </table:table-cell>
          <table:table-cell table:style-name="ce7" table:formula="of:=IF(ISBLANK([.AS78]);&quot;&quot;;[.AS78]+MAX([.AS180];[.AT180]))" office:value-type="float" office:value="1774" calcext:value-type="float">
            <text:p>1774</text:p>
          </table:table-cell>
          <table:table-cell table:style-name="ce7" table:formula="of:=IF(ISBLANK([.AT78]);&quot;&quot;;[.AT78]+MAX([.AT180];[.AU180]))" office:value-type="float" office:value="1681" calcext:value-type="float">
            <text:p>1681</text:p>
          </table:table-cell>
          <table:table-cell table:style-name="ce7" table:formula="of:=IF(ISBLANK([.AU78]);&quot;&quot;;[.AU78]+MAX([.AU180];[.AV180]))" office:value-type="float" office:value="1707" calcext:value-type="float">
            <text:p>1707</text:p>
          </table:table-cell>
          <table:table-cell table:style-name="ce7" table:formula="of:=IF(ISBLANK([.AV78]);&quot;&quot;;[.AV78]+MAX([.AV180];[.AW180]))" office:value-type="float" office:value="1786" calcext:value-type="float">
            <text:p>1786</text:p>
          </table:table-cell>
          <table:table-cell table:style-name="ce7" table:formula="of:=IF(ISBLANK([.AW78]);&quot;&quot;;[.AW78]+MAX([.AW180];[.AX180]))" office:value-type="float" office:value="1716" calcext:value-type="float">
            <text:p>1716</text:p>
          </table:table-cell>
          <table:table-cell table:style-name="ce7" table:formula="of:=IF(ISBLANK([.AX78]);&quot;&quot;;[.AX78]+MAX([.AX180];[.AY180]))" office:value-type="float" office:value="1696" calcext:value-type="float">
            <text:p>1696</text:p>
          </table:table-cell>
          <table:table-cell table:style-name="ce7" table:formula="of:=IF(ISBLANK([.AY78]);&quot;&quot;;[.AY78]+MAX([.AY180];[.AZ180]))" office:value-type="float" office:value="1782" calcext:value-type="float">
            <text:p>1782</text:p>
          </table:table-cell>
          <table:table-cell table:style-name="ce7" table:formula="of:=IF(ISBLANK([.AZ78]);&quot;&quot;;[.AZ78]+MAX([.AZ180];[.BA180]))" office:value-type="float" office:value="1761" calcext:value-type="float">
            <text:p>1761</text:p>
          </table:table-cell>
          <table:table-cell table:style-name="ce7" table:formula="of:=IF(ISBLANK([.BA78]);&quot;&quot;;[.BA78]+MAX([.BA180];[.BB180]))" office:value-type="float" office:value="1748" calcext:value-type="float">
            <text:p>1748</text:p>
          </table:table-cell>
          <table:table-cell table:style-name="ce7" table:formula="of:=IF(ISBLANK([.BB78]);&quot;&quot;;[.BB78]+MAX([.BB180];[.BC180]))" office:value-type="float" office:value="1639" calcext:value-type="float">
            <text:p>1639</text:p>
          </table:table-cell>
          <table:table-cell table:style-name="ce7" table:formula="of:=IF(ISBLANK([.BC78]);&quot;&quot;;[.BC78]+MAX([.BC180];[.BD180]))" office:value-type="float" office:value="1630" calcext:value-type="float">
            <text:p>1630</text:p>
          </table:table-cell>
          <table:table-cell table:style-name="ce7" table:formula="of:=IF(ISBLANK([.BD78]);&quot;&quot;;[.BD78]+MAX([.BD180];[.BE180]))" office:value-type="float" office:value="1607" calcext:value-type="float">
            <text:p>1607</text:p>
          </table:table-cell>
          <table:table-cell table:style-name="ce7" table:formula="of:=IF(ISBLANK([.BE78]);&quot;&quot;;[.BE78]+MAX([.BE180];[.BF180]))" office:value-type="float" office:value="1743" calcext:value-type="float">
            <text:p>1743</text:p>
          </table:table-cell>
          <table:table-cell table:style-name="ce7" table:formula="of:=IF(ISBLANK([.BF78]);&quot;&quot;;[.BF78]+MAX([.BF180];[.BG180]))" office:value-type="float" office:value="1701" calcext:value-type="float">
            <text:p>1701</text:p>
          </table:table-cell>
          <table:table-cell table:style-name="ce7" table:formula="of:=IF(ISBLANK([.BG78]);&quot;&quot;;[.BG78]+MAX([.BG180];[.BH180]))" office:value-type="float" office:value="1750" calcext:value-type="float">
            <text:p>1750</text:p>
          </table:table-cell>
          <table:table-cell table:style-name="ce7" table:formula="of:=IF(ISBLANK([.BH78]);&quot;&quot;;[.BH78]+MAX([.BH180];[.BI180]))" office:value-type="float" office:value="1670" calcext:value-type="float">
            <text:p>1670</text:p>
          </table:table-cell>
          <table:table-cell table:style-name="ce7" table:formula="of:=IF(ISBLANK([.BI78]);&quot;&quot;;[.BI78]+MAX([.BI180];[.BJ180]))" office:value-type="float" office:value="1639" calcext:value-type="float">
            <text:p>1639</text:p>
          </table:table-cell>
          <table:table-cell table:style-name="ce7" table:formula="of:=IF(ISBLANK([.BJ78]);&quot;&quot;;[.BJ78]+MAX([.BJ180];[.BK180]))" office:value-type="float" office:value="1625" calcext:value-type="float">
            <text:p>1625</text:p>
          </table:table-cell>
          <table:table-cell table:style-name="ce7" table:formula="of:=IF(ISBLANK([.BK78]);&quot;&quot;;[.BK78]+MAX([.BK180];[.BL180]))" office:value-type="float" office:value="1613" calcext:value-type="float">
            <text:p>1613</text:p>
          </table:table-cell>
          <table:table-cell table:style-name="ce7" table:formula="of:=IF(ISBLANK([.BL78]);&quot;&quot;;[.BL78]+MAX([.BL180];[.BM180]))" office:value-type="float" office:value="1684" calcext:value-type="float">
            <text:p>1684</text:p>
          </table:table-cell>
          <table:table-cell table:style-name="ce7" table:formula="of:=IF(ISBLANK([.BM78]);&quot;&quot;;[.BM78]+MAX([.BM180];[.BN180]))" office:value-type="float" office:value="1705" calcext:value-type="float">
            <text:p>1705</text:p>
          </table:table-cell>
          <table:table-cell table:style-name="ce7" table:formula="of:=IF(ISBLANK([.BN78]);&quot;&quot;;[.BN78]+MAX([.BN180];[.BO180]))" office:value-type="float" office:value="1743" calcext:value-type="float">
            <text:p>1743</text:p>
          </table:table-cell>
          <table:table-cell table:style-name="ce7" table:formula="of:=IF(ISBLANK([.BO78]);&quot;&quot;;[.BO78]+MAX([.BO180];[.BP180]))" office:value-type="float" office:value="1683" calcext:value-type="float">
            <text:p>1683</text:p>
          </table:table-cell>
          <table:table-cell table:style-name="ce7" table:formula="of:=IF(ISBLANK([.BP78]);&quot;&quot;;[.BP78]+MAX([.BP180];[.BQ180]))" office:value-type="float" office:value="1671" calcext:value-type="float">
            <text:p>1671</text:p>
          </table:table-cell>
          <table:table-cell table:style-name="ce7" table:formula="of:=IF(ISBLANK([.BQ78]);&quot;&quot;;[.BQ78]+MAX([.BQ180];[.BR180]))" office:value-type="float" office:value="1760" calcext:value-type="float">
            <text:p>1760</text:p>
          </table:table-cell>
          <table:table-cell table:style-name="ce7" table:formula="of:=IF(ISBLANK([.BR78]);&quot;&quot;;[.BR78]+MAX([.BR180];[.BS180]))" office:value-type="float" office:value="1800" calcext:value-type="float">
            <text:p>1800</text:p>
          </table:table-cell>
          <table:table-cell table:style-name="ce7" table:formula="of:=IF(ISBLANK([.BS78]);&quot;&quot;;[.BS78]+MAX([.BS180];[.BT180]))" office:value-type="float" office:value="1701" calcext:value-type="float">
            <text:p>1701</text:p>
          </table:table-cell>
          <table:table-cell table:style-name="ce7" table:formula="of:=IF(ISBLANK([.BT78]);&quot;&quot;;[.BT78]+MAX([.BT180];[.BU180]))" office:value-type="float" office:value="1626" calcext:value-type="float">
            <text:p>1626</text:p>
          </table:table-cell>
          <table:table-cell table:style-name="ce7" table:formula="of:=IF(ISBLANK([.BU78]);&quot;&quot;;[.BU78]+MAX([.BU180];[.BV180]))" office:value-type="float" office:value="1629" calcext:value-type="float">
            <text:p>1629</text:p>
          </table:table-cell>
          <table:table-cell table:style-name="ce7" table:formula="of:=IF(ISBLANK([.BV78]);&quot;&quot;;[.BV78]+MAX([.BV180];[.BW180]))" office:value-type="float" office:value="1578" calcext:value-type="float">
            <text:p>1578</text:p>
          </table:table-cell>
          <table:table-cell table:style-name="ce7" table:formula="of:=IF(ISBLANK([.BW78]);&quot;&quot;;[.BW78]+MAX([.BW180];[.BX180]))" office:value-type="float" office:value="1620" calcext:value-type="float">
            <text:p>1620</text:p>
          </table:table-cell>
          <table:table-cell table:style-name="ce7" table:formula="of:=IF(ISBLANK([.BX78]);&quot;&quot;;[.BX78]+MAX([.BX180];[.BY180]))" office:value-type="float" office:value="1703" calcext:value-type="float">
            <text:p>1703</text:p>
          </table:table-cell>
          <table:table-cell table:style-name="ce7" table:formula="of:=IF(ISBLANK([.BY78]);&quot;&quot;;[.BY78]+MAX([.BY180];[.BZ180]))" office:value-type="float" office:value="1699" calcext:value-type="float">
            <text:p>1699</text:p>
          </table:table-cell>
          <table:table-cell table:style-name="ce7" table:formula="of:=IF(ISBLANK([.BZ78]);&quot;&quot;;[.BZ78]+MAX([.BZ180];[.CA180]))">
            <text:p/>
          </table:table-cell>
          <table:table-cell table:style-name="ce7" table:formula="of:=IF(ISBLANK([.CA78]);&quot;&quot;;[.CA78]+MAX([.CA180];[.CB180]))">
            <text:p/>
          </table:table-cell>
          <table:table-cell table:style-name="ce7" table:formula="of:=IF(ISBLANK([.CB78]);&quot;&quot;;[.CB78]+MAX([.CB180];[.CC180]))">
            <text:p/>
          </table:table-cell>
          <table:table-cell table:style-name="ce7" table:formula="of:=IF(ISBLANK([.CC78]);&quot;&quot;;[.CC78]+MAX([.CC180];[.CD180]))">
            <text:p/>
          </table:table-cell>
          <table:table-cell table:style-name="ce7" table:formula="of:=IF(ISBLANK([.CD78]);&quot;&quot;;[.CD78]+MAX([.CD180];[.CE180]))">
            <text:p/>
          </table:table-cell>
          <table:table-cell table:style-name="ce7" table:formula="of:=IF(ISBLANK([.CE78]);&quot;&quot;;[.CE78]+MAX([.CE180];[.CF180]))">
            <text:p/>
          </table:table-cell>
          <table:table-cell table:style-name="ce7" table:formula="of:=IF(ISBLANK([.CF78]);&quot;&quot;;[.CF78]+MAX([.CF180];[.CG180]))">
            <text:p/>
          </table:table-cell>
          <table:table-cell table:style-name="ce7" table:formula="of:=IF(ISBLANK([.CG78]);&quot;&quot;;[.CG78]+MAX([.CG180];[.CH180]))">
            <text:p/>
          </table:table-cell>
          <table:table-cell table:style-name="ce7" table:formula="of:=IF(ISBLANK([.CH78]);&quot;&quot;;[.CH78]+MAX([.CH180];[.CI180]))">
            <text:p/>
          </table:table-cell>
          <table:table-cell table:style-name="ce7" table:formula="of:=IF(ISBLANK([.CI78]);&quot;&quot;;[.CI78]+MAX([.CI180];[.CJ180]))">
            <text:p/>
          </table:table-cell>
          <table:table-cell table:style-name="ce7" table:formula="of:=IF(ISBLANK([.CJ78]);&quot;&quot;;[.CJ78]+MAX([.CJ180];[.CK180]))">
            <text:p/>
          </table:table-cell>
          <table:table-cell table:style-name="ce7" table:formula="of:=IF(ISBLANK([.CK78]);&quot;&quot;;[.CK78]+MAX([.CK180];[.CL180]))">
            <text:p/>
          </table:table-cell>
          <table:table-cell table:style-name="ce7" table:formula="of:=IF(ISBLANK([.CL78]);&quot;&quot;;[.CL78]+MAX([.CL180];[.CM180]))">
            <text:p/>
          </table:table-cell>
          <table:table-cell table:style-name="ce7" table:formula="of:=IF(ISBLANK([.CM78]);&quot;&quot;;[.CM78]+MAX([.CM180];[.CN180]))">
            <text:p/>
          </table:table-cell>
          <table:table-cell table:style-name="ce7" table:formula="of:=IF(ISBLANK([.CN78]);&quot;&quot;;[.CN78]+MAX([.CN180];[.CO180]))">
            <text:p/>
          </table:table-cell>
          <table:table-cell table:style-name="ce7" table:formula="of:=IF(ISBLANK([.CO78]);&quot;&quot;;[.CO78]+MAX([.CO180];[.CP180]))">
            <text:p/>
          </table:table-cell>
          <table:table-cell table:style-name="ce7" table:formula="of:=IF(ISBLANK([.CP78]);&quot;&quot;;[.CP78]+MAX([.CP180];[.CQ180]))">
            <text:p/>
          </table:table-cell>
          <table:table-cell table:style-name="ce7" table:formula="of:=IF(ISBLANK([.CQ78]);&quot;&quot;;[.CQ78]+MAX([.CQ180];[.CR180]))">
            <text:p/>
          </table:table-cell>
          <table:table-cell table:style-name="ce7" table:formula="of:=IF(ISBLANK([.CR78]);&quot;&quot;;[.CR78]+MAX([.CR180];[.CS180]))">
            <text:p/>
          </table:table-cell>
          <table:table-cell table:style-name="ce7" table:formula="of:=IF(ISBLANK([.CS78]);&quot;&quot;;[.CS78]+MAX([.CS180];[.CT180]))">
            <text:p/>
          </table:table-cell>
          <table:table-cell table:style-name="ce7" table:formula="of:=IF(ISBLANK([.CT78]);&quot;&quot;;[.CT78]+MAX([.CT180];[.CU180]))">
            <text:p/>
          </table:table-cell>
          <table:table-cell table:style-name="ce7" table:formula="of:=IF(ISBLANK([.CU78]);&quot;&quot;;[.CU78]+MAX([.CU180];[.CV180]))">
            <text:p/>
          </table:table-cell>
          <table:table-cell table:formula="of:=IF(ISBLANK([.CV78]);&quot;&quot;;[.CV78]+MAX([.CV180];[.CW180]))">
            <text:p/>
          </table:table-cell>
        </table:table-row>
        <table:table-row table:style-name="ro1">
          <table:table-cell table:formula="of:=IF(ISBLANK([.A79]);&quot;&quot;;[.A79]+MAX([.A181];[.B181]))" office:value-type="float" office:value="1507" calcext:value-type="float">
            <text:p>1507</text:p>
          </table:table-cell>
          <table:table-cell table:style-name="ce7" table:formula="of:=IF(ISBLANK([.B79]);&quot;&quot;;[.B79]+MAX([.B181];[.C181]))" office:value-type="float" office:value="1590" calcext:value-type="float">
            <text:p>1590</text:p>
          </table:table-cell>
          <table:table-cell table:style-name="ce7" table:formula="of:=IF(ISBLANK([.C79]);&quot;&quot;;[.C79]+MAX([.C181];[.D181]))" office:value-type="float" office:value="1649" calcext:value-type="float">
            <text:p>1649</text:p>
          </table:table-cell>
          <table:table-cell table:style-name="ce7" table:formula="of:=IF(ISBLANK([.D79]);&quot;&quot;;[.D79]+MAX([.D181];[.E181]))" office:value-type="float" office:value="1669" calcext:value-type="float">
            <text:p>1669</text:p>
          </table:table-cell>
          <table:table-cell table:style-name="ce7" table:formula="of:=IF(ISBLANK([.E79]);&quot;&quot;;[.E79]+MAX([.E181];[.F181]))" office:value-type="float" office:value="1562" calcext:value-type="float">
            <text:p>1562</text:p>
          </table:table-cell>
          <table:table-cell table:style-name="ce7" table:formula="of:=IF(ISBLANK([.F79]);&quot;&quot;;[.F79]+MAX([.F181];[.G181]))" office:value-type="float" office:value="1545" calcext:value-type="float">
            <text:p>1545</text:p>
          </table:table-cell>
          <table:table-cell table:style-name="ce7" table:formula="of:=IF(ISBLANK([.G79]);&quot;&quot;;[.G79]+MAX([.G181];[.H181]))" office:value-type="float" office:value="1521" calcext:value-type="float">
            <text:p>1521</text:p>
          </table:table-cell>
          <table:table-cell table:style-name="ce7" table:formula="of:=IF(ISBLANK([.H79]);&quot;&quot;;[.H79]+MAX([.H181];[.I181]))" office:value-type="float" office:value="1447" calcext:value-type="float">
            <text:p>1447</text:p>
          </table:table-cell>
          <table:table-cell table:style-name="ce7" table:formula="of:=IF(ISBLANK([.I79]);&quot;&quot;;[.I79]+MAX([.I181];[.J181]))" office:value-type="float" office:value="1493" calcext:value-type="float">
            <text:p>1493</text:p>
          </table:table-cell>
          <table:table-cell table:style-name="ce7" table:formula="of:=IF(ISBLANK([.J79]);&quot;&quot;;[.J79]+MAX([.J181];[.K181]))" office:value-type="float" office:value="1541" calcext:value-type="float">
            <text:p>1541</text:p>
          </table:table-cell>
          <table:table-cell table:style-name="ce7" table:formula="of:=IF(ISBLANK([.K79]);&quot;&quot;;[.K79]+MAX([.K181];[.L181]))" office:value-type="float" office:value="1597" calcext:value-type="float">
            <text:p>1597</text:p>
          </table:table-cell>
          <table:table-cell table:style-name="ce7" table:formula="of:=IF(ISBLANK([.L79]);&quot;&quot;;[.L79]+MAX([.L181];[.M181]))" office:value-type="float" office:value="1738" calcext:value-type="float">
            <text:p>1738</text:p>
          </table:table-cell>
          <table:table-cell table:style-name="ce7" table:formula="of:=IF(ISBLANK([.M79]);&quot;&quot;;[.M79]+MAX([.M181];[.N181]))" office:value-type="float" office:value="1782" calcext:value-type="float">
            <text:p>1782</text:p>
          </table:table-cell>
          <table:table-cell table:style-name="ce7" table:formula="of:=IF(ISBLANK([.N79]);&quot;&quot;;[.N79]+MAX([.N181];[.O181]))" office:value-type="float" office:value="1699" calcext:value-type="float">
            <text:p>1699</text:p>
          </table:table-cell>
          <table:table-cell table:style-name="ce7" table:formula="of:=IF(ISBLANK([.O79]);&quot;&quot;;[.O79]+MAX([.O181];[.P181]))" office:value-type="float" office:value="1775" calcext:value-type="float">
            <text:p>1775</text:p>
          </table:table-cell>
          <table:table-cell table:style-name="ce7" table:formula="of:=IF(ISBLANK([.P79]);&quot;&quot;;[.P79]+MAX([.P181];[.Q181]))" office:value-type="float" office:value="1797" calcext:value-type="float">
            <text:p>1797</text:p>
          </table:table-cell>
          <table:table-cell table:style-name="ce7" table:formula="of:=IF(ISBLANK([.Q79]);&quot;&quot;;[.Q79]+MAX([.Q181];[.R181]))" office:value-type="float" office:value="1565" calcext:value-type="float">
            <text:p>1565</text:p>
          </table:table-cell>
          <table:table-cell table:style-name="ce7" table:formula="of:=IF(ISBLANK([.R79]);&quot;&quot;;[.R79]+MAX([.R181];[.S181]))" office:value-type="float" office:value="1491" calcext:value-type="float">
            <text:p>1491</text:p>
          </table:table-cell>
          <table:table-cell table:style-name="ce7" table:formula="of:=IF(ISBLANK([.S79]);&quot;&quot;;[.S79]+MAX([.S181];[.T181]))" office:value-type="float" office:value="1598" calcext:value-type="float">
            <text:p>1598</text:p>
          </table:table-cell>
          <table:table-cell table:style-name="ce7" table:formula="of:=IF(ISBLANK([.T79]);&quot;&quot;;[.T79]+MAX([.T181];[.U181]))" office:value-type="float" office:value="1586" calcext:value-type="float">
            <text:p>1586</text:p>
          </table:table-cell>
          <table:table-cell table:style-name="ce7" table:formula="of:=IF(ISBLANK([.U79]);&quot;&quot;;[.U79]+MAX([.U181];[.V181]))" office:value-type="float" office:value="1569" calcext:value-type="float">
            <text:p>1569</text:p>
          </table:table-cell>
          <table:table-cell table:style-name="ce7" table:formula="of:=IF(ISBLANK([.V79]);&quot;&quot;;[.V79]+MAX([.V181];[.W181]))" office:value-type="float" office:value="1672" calcext:value-type="float">
            <text:p>1672</text:p>
          </table:table-cell>
          <table:table-cell table:style-name="ce7" table:formula="of:=IF(ISBLANK([.W79]);&quot;&quot;;[.W79]+MAX([.W181];[.X181]))" office:value-type="float" office:value="1640" calcext:value-type="float">
            <text:p>1640</text:p>
          </table:table-cell>
          <table:table-cell table:style-name="ce7" table:formula="of:=IF(ISBLANK([.X79]);&quot;&quot;;[.X79]+MAX([.X181];[.Y181]))" office:value-type="float" office:value="1595" calcext:value-type="float">
            <text:p>1595</text:p>
          </table:table-cell>
          <table:table-cell table:style-name="ce7" table:formula="of:=IF(ISBLANK([.Y79]);&quot;&quot;;[.Y79]+MAX([.Y181];[.Z181]))" office:value-type="float" office:value="1591" calcext:value-type="float">
            <text:p>1591</text:p>
          </table:table-cell>
          <table:table-cell table:style-name="ce7" table:formula="of:=IF(ISBLANK([.Z79]);&quot;&quot;;[.Z79]+MAX([.Z181];[.AA181]))" office:value-type="float" office:value="1636" calcext:value-type="float">
            <text:p>1636</text:p>
          </table:table-cell>
          <table:table-cell table:style-name="ce7" table:formula="of:=IF(ISBLANK([.AA79]);&quot;&quot;;[.AA79]+MAX([.AA181];[.AB181]))" office:value-type="float" office:value="1611" calcext:value-type="float">
            <text:p>1611</text:p>
          </table:table-cell>
          <table:table-cell table:style-name="ce7" table:formula="of:=IF(ISBLANK([.AB79]);&quot;&quot;;[.AB79]+MAX([.AB181];[.AC181]))" office:value-type="float" office:value="1610" calcext:value-type="float">
            <text:p>1610</text:p>
          </table:table-cell>
          <table:table-cell table:style-name="ce7" table:formula="of:=IF(ISBLANK([.AC79]);&quot;&quot;;[.AC79]+MAX([.AC181];[.AD181]))" office:value-type="float" office:value="1679" calcext:value-type="float">
            <text:p>1679</text:p>
          </table:table-cell>
          <table:table-cell table:style-name="ce7" table:formula="of:=IF(ISBLANK([.AD79]);&quot;&quot;;[.AD79]+MAX([.AD181];[.AE181]))" office:value-type="float" office:value="1567" calcext:value-type="float">
            <text:p>1567</text:p>
          </table:table-cell>
          <table:table-cell table:style-name="ce7" table:formula="of:=IF(ISBLANK([.AE79]);&quot;&quot;;[.AE79]+MAX([.AE181];[.AF181]))" office:value-type="float" office:value="1665" calcext:value-type="float">
            <text:p>1665</text:p>
          </table:table-cell>
          <table:table-cell table:style-name="ce7" table:formula="of:=IF(ISBLANK([.AF79]);&quot;&quot;;[.AF79]+MAX([.AF181];[.AG181]))" office:value-type="float" office:value="1701" calcext:value-type="float">
            <text:p>1701</text:p>
          </table:table-cell>
          <table:table-cell table:style-name="ce7" table:formula="of:=IF(ISBLANK([.AG79]);&quot;&quot;;[.AG79]+MAX([.AG181];[.AH181]))" office:value-type="float" office:value="1686" calcext:value-type="float">
            <text:p>1686</text:p>
          </table:table-cell>
          <table:table-cell table:style-name="ce7" table:formula="of:=IF(ISBLANK([.AH79]);&quot;&quot;;[.AH79]+MAX([.AH181];[.AI181]))" office:value-type="float" office:value="1581" calcext:value-type="float">
            <text:p>1581</text:p>
          </table:table-cell>
          <table:table-cell table:style-name="ce7" table:formula="of:=IF(ISBLANK([.AI79]);&quot;&quot;;[.AI79]+MAX([.AI181];[.AJ181]))" office:value-type="float" office:value="1615" calcext:value-type="float">
            <text:p>1615</text:p>
          </table:table-cell>
          <table:table-cell table:style-name="ce7" table:formula="of:=IF(ISBLANK([.AJ79]);&quot;&quot;;[.AJ79]+MAX([.AJ181];[.AK181]))" office:value-type="float" office:value="1670" calcext:value-type="float">
            <text:p>1670</text:p>
          </table:table-cell>
          <table:table-cell table:style-name="ce7" table:formula="of:=IF(ISBLANK([.AK79]);&quot;&quot;;[.AK79]+MAX([.AK181];[.AL181]))" office:value-type="float" office:value="1693" calcext:value-type="float">
            <text:p>1693</text:p>
          </table:table-cell>
          <table:table-cell table:style-name="ce7" table:formula="of:=IF(ISBLANK([.AL79]);&quot;&quot;;[.AL79]+MAX([.AL181];[.AM181]))" office:value-type="float" office:value="1653" calcext:value-type="float">
            <text:p>1653</text:p>
          </table:table-cell>
          <table:table-cell table:style-name="ce7" table:formula="of:=IF(ISBLANK([.AM79]);&quot;&quot;;[.AM79]+MAX([.AM181];[.AN181]))" office:value-type="float" office:value="1693" calcext:value-type="float">
            <text:p>1693</text:p>
          </table:table-cell>
          <table:table-cell table:style-name="ce7" table:formula="of:=IF(ISBLANK([.AN79]);&quot;&quot;;[.AN79]+MAX([.AN181];[.AO181]))" office:value-type="float" office:value="1691" calcext:value-type="float">
            <text:p>1691</text:p>
          </table:table-cell>
          <table:table-cell table:style-name="ce7" table:formula="of:=IF(ISBLANK([.AO79]);&quot;&quot;;[.AO79]+MAX([.AO181];[.AP181]))" office:value-type="float" office:value="1746" calcext:value-type="float">
            <text:p>1746</text:p>
          </table:table-cell>
          <table:table-cell table:style-name="ce7" table:formula="of:=IF(ISBLANK([.AP79]);&quot;&quot;;[.AP79]+MAX([.AP181];[.AQ181]))" office:value-type="float" office:value="1665" calcext:value-type="float">
            <text:p>1665</text:p>
          </table:table-cell>
          <table:table-cell table:style-name="ce7" table:formula="of:=IF(ISBLANK([.AQ79]);&quot;&quot;;[.AQ79]+MAX([.AQ181];[.AR181]))" office:value-type="float" office:value="1678" calcext:value-type="float">
            <text:p>1678</text:p>
          </table:table-cell>
          <table:table-cell table:style-name="ce7" table:formula="of:=IF(ISBLANK([.AR79]);&quot;&quot;;[.AR79]+MAX([.AR181];[.AS181]))" office:value-type="float" office:value="1726" calcext:value-type="float">
            <text:p>1726</text:p>
          </table:table-cell>
          <table:table-cell table:style-name="ce7" table:formula="of:=IF(ISBLANK([.AS79]);&quot;&quot;;[.AS79]+MAX([.AS181];[.AT181]))" office:value-type="float" office:value="1675" calcext:value-type="float">
            <text:p>1675</text:p>
          </table:table-cell>
          <table:table-cell table:style-name="ce7" table:formula="of:=IF(ISBLANK([.AT79]);&quot;&quot;;[.AT79]+MAX([.AT181];[.AU181]))" office:value-type="float" office:value="1621" calcext:value-type="float">
            <text:p>1621</text:p>
          </table:table-cell>
          <table:table-cell table:style-name="ce7" table:formula="of:=IF(ISBLANK([.AU79]);&quot;&quot;;[.AU79]+MAX([.AU181];[.AV181]))" office:value-type="float" office:value="1659" calcext:value-type="float">
            <text:p>1659</text:p>
          </table:table-cell>
          <table:table-cell table:style-name="ce7" table:formula="of:=IF(ISBLANK([.AV79]);&quot;&quot;;[.AV79]+MAX([.AV181];[.AW181]))" office:value-type="float" office:value="1606" calcext:value-type="float">
            <text:p>1606</text:p>
          </table:table-cell>
          <table:table-cell table:style-name="ce7" table:formula="of:=IF(ISBLANK([.AW79]);&quot;&quot;;[.AW79]+MAX([.AW181];[.AX181]))" office:value-type="float" office:value="1696" calcext:value-type="float">
            <text:p>1696</text:p>
          </table:table-cell>
          <table:table-cell table:style-name="ce7" table:formula="of:=IF(ISBLANK([.AX79]);&quot;&quot;;[.AX79]+MAX([.AX181];[.AY181]))" office:value-type="float" office:value="1691" calcext:value-type="float">
            <text:p>1691</text:p>
          </table:table-cell>
          <table:table-cell table:style-name="ce7" table:formula="of:=IF(ISBLANK([.AY79]);&quot;&quot;;[.AY79]+MAX([.AY181];[.AZ181]))" office:value-type="float" office:value="1633" calcext:value-type="float">
            <text:p>1633</text:p>
          </table:table-cell>
          <table:table-cell table:style-name="ce7" table:formula="of:=IF(ISBLANK([.AZ79]);&quot;&quot;;[.AZ79]+MAX([.AZ181];[.BA181]))" office:value-type="float" office:value="1686" calcext:value-type="float">
            <text:p>1686</text:p>
          </table:table-cell>
          <table:table-cell table:style-name="ce7" table:formula="of:=IF(ISBLANK([.BA79]);&quot;&quot;;[.BA79]+MAX([.BA181];[.BB181]))" office:value-type="float" office:value="1653" calcext:value-type="float">
            <text:p>1653</text:p>
          </table:table-cell>
          <table:table-cell table:style-name="ce7" table:formula="of:=IF(ISBLANK([.BB79]);&quot;&quot;;[.BB79]+MAX([.BB181];[.BC181]))" office:value-type="float" office:value="1635" calcext:value-type="float">
            <text:p>1635</text:p>
          </table:table-cell>
          <table:table-cell table:style-name="ce7" table:formula="of:=IF(ISBLANK([.BC79]);&quot;&quot;;[.BC79]+MAX([.BC181];[.BD181]))" office:value-type="float" office:value="1587" calcext:value-type="float">
            <text:p>1587</text:p>
          </table:table-cell>
          <table:table-cell table:style-name="ce7" table:formula="of:=IF(ISBLANK([.BD79]);&quot;&quot;;[.BD79]+MAX([.BD181];[.BE181]))" office:value-type="float" office:value="1523" calcext:value-type="float">
            <text:p>1523</text:p>
          </table:table-cell>
          <table:table-cell table:style-name="ce7" table:formula="of:=IF(ISBLANK([.BE79]);&quot;&quot;;[.BE79]+MAX([.BE181];[.BF181]))" office:value-type="float" office:value="1579" calcext:value-type="float">
            <text:p>1579</text:p>
          </table:table-cell>
          <table:table-cell table:style-name="ce7" table:formula="of:=IF(ISBLANK([.BF79]);&quot;&quot;;[.BF79]+MAX([.BF181];[.BG181]))" office:value-type="float" office:value="1662" calcext:value-type="float">
            <text:p>1662</text:p>
          </table:table-cell>
          <table:table-cell table:style-name="ce7" table:formula="of:=IF(ISBLANK([.BG79]);&quot;&quot;;[.BG79]+MAX([.BG181];[.BH181]))" office:value-type="float" office:value="1611" calcext:value-type="float">
            <text:p>1611</text:p>
          </table:table-cell>
          <table:table-cell table:style-name="ce7" table:formula="of:=IF(ISBLANK([.BH79]);&quot;&quot;;[.BH79]+MAX([.BH181];[.BI181]))" office:value-type="float" office:value="1669" calcext:value-type="float">
            <text:p>1669</text:p>
          </table:table-cell>
          <table:table-cell table:style-name="ce7" table:formula="of:=IF(ISBLANK([.BI79]);&quot;&quot;;[.BI79]+MAX([.BI181];[.BJ181]))" office:value-type="float" office:value="1611" calcext:value-type="float">
            <text:p>1611</text:p>
          </table:table-cell>
          <table:table-cell table:style-name="ce7" table:formula="of:=IF(ISBLANK([.BJ79]);&quot;&quot;;[.BJ79]+MAX([.BJ181];[.BK181]))" office:value-type="float" office:value="1583" calcext:value-type="float">
            <text:p>1583</text:p>
          </table:table-cell>
          <table:table-cell table:style-name="ce7" table:formula="of:=IF(ISBLANK([.BK79]);&quot;&quot;;[.BK79]+MAX([.BK181];[.BL181]))" office:value-type="float" office:value="1504" calcext:value-type="float">
            <text:p>1504</text:p>
          </table:table-cell>
          <table:table-cell table:style-name="ce7" table:formula="of:=IF(ISBLANK([.BL79]);&quot;&quot;;[.BL79]+MAX([.BL181];[.BM181]))" office:value-type="float" office:value="1535" calcext:value-type="float">
            <text:p>1535</text:p>
          </table:table-cell>
          <table:table-cell table:style-name="ce7" table:formula="of:=IF(ISBLANK([.BM79]);&quot;&quot;;[.BM79]+MAX([.BM181];[.BN181]))" office:value-type="float" office:value="1659" calcext:value-type="float">
            <text:p>1659</text:p>
          </table:table-cell>
          <table:table-cell table:style-name="ce7" table:formula="of:=IF(ISBLANK([.BN79]);&quot;&quot;;[.BN79]+MAX([.BN181];[.BO181]))" office:value-type="float" office:value="1666" calcext:value-type="float">
            <text:p>1666</text:p>
          </table:table-cell>
          <table:table-cell table:style-name="ce7" table:formula="of:=IF(ISBLANK([.BO79]);&quot;&quot;;[.BO79]+MAX([.BO181];[.BP181]))" office:value-type="float" office:value="1511" calcext:value-type="float">
            <text:p>1511</text:p>
          </table:table-cell>
          <table:table-cell table:style-name="ce7" table:formula="of:=IF(ISBLANK([.BP79]);&quot;&quot;;[.BP79]+MAX([.BP181];[.BQ181]))" office:value-type="float" office:value="1593" calcext:value-type="float">
            <text:p>1593</text:p>
          </table:table-cell>
          <table:table-cell table:style-name="ce7" table:formula="of:=IF(ISBLANK([.BQ79]);&quot;&quot;;[.BQ79]+MAX([.BQ181];[.BR181]))" office:value-type="float" office:value="1614" calcext:value-type="float">
            <text:p>1614</text:p>
          </table:table-cell>
          <table:table-cell table:style-name="ce7" table:formula="of:=IF(ISBLANK([.BR79]);&quot;&quot;;[.BR79]+MAX([.BR181];[.BS181]))" office:value-type="float" office:value="1702" calcext:value-type="float">
            <text:p>1702</text:p>
          </table:table-cell>
          <table:table-cell table:style-name="ce7" table:formula="of:=IF(ISBLANK([.BS79]);&quot;&quot;;[.BS79]+MAX([.BS181];[.BT181]))" office:value-type="float" office:value="1684" calcext:value-type="float">
            <text:p>1684</text:p>
          </table:table-cell>
          <table:table-cell table:style-name="ce7" table:formula="of:=IF(ISBLANK([.BT79]);&quot;&quot;;[.BT79]+MAX([.BT181];[.BU181]))" office:value-type="float" office:value="1590" calcext:value-type="float">
            <text:p>1590</text:p>
          </table:table-cell>
          <table:table-cell table:style-name="ce7" table:formula="of:=IF(ISBLANK([.BU79]);&quot;&quot;;[.BU79]+MAX([.BU181];[.BV181]))" office:value-type="float" office:value="1546" calcext:value-type="float">
            <text:p>1546</text:p>
          </table:table-cell>
          <table:table-cell table:style-name="ce7" table:formula="of:=IF(ISBLANK([.BV79]);&quot;&quot;;[.BV79]+MAX([.BV181];[.BW181]))" office:value-type="float" office:value="1556" calcext:value-type="float">
            <text:p>1556</text:p>
          </table:table-cell>
          <table:table-cell table:style-name="ce7" table:formula="of:=IF(ISBLANK([.BW79]);&quot;&quot;;[.BW79]+MAX([.BW181];[.BX181]))" office:value-type="float" office:value="1516" calcext:value-type="float">
            <text:p>1516</text:p>
          </table:table-cell>
          <table:table-cell table:style-name="ce7" table:formula="of:=IF(ISBLANK([.BX79]);&quot;&quot;;[.BX79]+MAX([.BX181];[.BY181]))" office:value-type="float" office:value="1557" calcext:value-type="float">
            <text:p>1557</text:p>
          </table:table-cell>
          <table:table-cell table:style-name="ce7" table:formula="of:=IF(ISBLANK([.BY79]);&quot;&quot;;[.BY79]+MAX([.BY181];[.BZ181]))" office:value-type="float" office:value="1629" calcext:value-type="float">
            <text:p>1629</text:p>
          </table:table-cell>
          <table:table-cell table:style-name="ce7" table:formula="of:=IF(ISBLANK([.BZ79]);&quot;&quot;;[.BZ79]+MAX([.BZ181];[.CA181]))" office:value-type="float" office:value="1648" calcext:value-type="float">
            <text:p>1648</text:p>
          </table:table-cell>
          <table:table-cell table:style-name="ce7" table:formula="of:=IF(ISBLANK([.CA79]);&quot;&quot;;[.CA79]+MAX([.CA181];[.CB181]))">
            <text:p/>
          </table:table-cell>
          <table:table-cell table:style-name="ce7" table:formula="of:=IF(ISBLANK([.CB79]);&quot;&quot;;[.CB79]+MAX([.CB181];[.CC181]))">
            <text:p/>
          </table:table-cell>
          <table:table-cell table:style-name="ce7" table:formula="of:=IF(ISBLANK([.CC79]);&quot;&quot;;[.CC79]+MAX([.CC181];[.CD181]))">
            <text:p/>
          </table:table-cell>
          <table:table-cell table:style-name="ce7" table:formula="of:=IF(ISBLANK([.CD79]);&quot;&quot;;[.CD79]+MAX([.CD181];[.CE181]))">
            <text:p/>
          </table:table-cell>
          <table:table-cell table:style-name="ce7" table:formula="of:=IF(ISBLANK([.CE79]);&quot;&quot;;[.CE79]+MAX([.CE181];[.CF181]))">
            <text:p/>
          </table:table-cell>
          <table:table-cell table:style-name="ce7" table:formula="of:=IF(ISBLANK([.CF79]);&quot;&quot;;[.CF79]+MAX([.CF181];[.CG181]))">
            <text:p/>
          </table:table-cell>
          <table:table-cell table:style-name="ce7" table:formula="of:=IF(ISBLANK([.CG79]);&quot;&quot;;[.CG79]+MAX([.CG181];[.CH181]))">
            <text:p/>
          </table:table-cell>
          <table:table-cell table:style-name="ce7" table:formula="of:=IF(ISBLANK([.CH79]);&quot;&quot;;[.CH79]+MAX([.CH181];[.CI181]))">
            <text:p/>
          </table:table-cell>
          <table:table-cell table:style-name="ce7" table:formula="of:=IF(ISBLANK([.CI79]);&quot;&quot;;[.CI79]+MAX([.CI181];[.CJ181]))">
            <text:p/>
          </table:table-cell>
          <table:table-cell table:style-name="ce7" table:formula="of:=IF(ISBLANK([.CJ79]);&quot;&quot;;[.CJ79]+MAX([.CJ181];[.CK181]))">
            <text:p/>
          </table:table-cell>
          <table:table-cell table:style-name="ce7" table:formula="of:=IF(ISBLANK([.CK79]);&quot;&quot;;[.CK79]+MAX([.CK181];[.CL181]))">
            <text:p/>
          </table:table-cell>
          <table:table-cell table:style-name="ce7" table:formula="of:=IF(ISBLANK([.CL79]);&quot;&quot;;[.CL79]+MAX([.CL181];[.CM181]))">
            <text:p/>
          </table:table-cell>
          <table:table-cell table:style-name="ce7" table:formula="of:=IF(ISBLANK([.CM79]);&quot;&quot;;[.CM79]+MAX([.CM181];[.CN181]))">
            <text:p/>
          </table:table-cell>
          <table:table-cell table:style-name="ce7" table:formula="of:=IF(ISBLANK([.CN79]);&quot;&quot;;[.CN79]+MAX([.CN181];[.CO181]))">
            <text:p/>
          </table:table-cell>
          <table:table-cell table:style-name="ce7" table:formula="of:=IF(ISBLANK([.CO79]);&quot;&quot;;[.CO79]+MAX([.CO181];[.CP181]))">
            <text:p/>
          </table:table-cell>
          <table:table-cell table:style-name="ce7" table:formula="of:=IF(ISBLANK([.CP79]);&quot;&quot;;[.CP79]+MAX([.CP181];[.CQ181]))">
            <text:p/>
          </table:table-cell>
          <table:table-cell table:style-name="ce7" table:formula="of:=IF(ISBLANK([.CQ79]);&quot;&quot;;[.CQ79]+MAX([.CQ181];[.CR181]))">
            <text:p/>
          </table:table-cell>
          <table:table-cell table:style-name="ce7" table:formula="of:=IF(ISBLANK([.CR79]);&quot;&quot;;[.CR79]+MAX([.CR181];[.CS181]))">
            <text:p/>
          </table:table-cell>
          <table:table-cell table:style-name="ce7" table:formula="of:=IF(ISBLANK([.CS79]);&quot;&quot;;[.CS79]+MAX([.CS181];[.CT181]))">
            <text:p/>
          </table:table-cell>
          <table:table-cell table:style-name="ce7" table:formula="of:=IF(ISBLANK([.CT79]);&quot;&quot;;[.CT79]+MAX([.CT181];[.CU181]))">
            <text:p/>
          </table:table-cell>
          <table:table-cell table:style-name="ce7" table:formula="of:=IF(ISBLANK([.CU79]);&quot;&quot;;[.CU79]+MAX([.CU181];[.CV181]))">
            <text:p/>
          </table:table-cell>
          <table:table-cell table:formula="of:=IF(ISBLANK([.CV79]);&quot;&quot;;[.CV79]+MAX([.CV181];[.CW181]))">
            <text:p/>
          </table:table-cell>
        </table:table-row>
        <table:table-row table:style-name="ro1">
          <table:table-cell table:formula="of:=IF(ISBLANK([.A80]);&quot;&quot;;[.A80]+MAX([.A182];[.B182]))" office:value-type="float" office:value="1478" calcext:value-type="float">
            <text:p>1478</text:p>
          </table:table-cell>
          <table:table-cell table:style-name="ce7" table:formula="of:=IF(ISBLANK([.B80]);&quot;&quot;;[.B80]+MAX([.B182];[.C182]))" office:value-type="float" office:value="1458" calcext:value-type="float">
            <text:p>1458</text:p>
          </table:table-cell>
          <table:table-cell table:style-name="ce7" table:formula="of:=IF(ISBLANK([.C80]);&quot;&quot;;[.C80]+MAX([.C182];[.D182]))" office:value-type="float" office:value="1551" calcext:value-type="float">
            <text:p>1551</text:p>
          </table:table-cell>
          <table:table-cell table:style-name="ce7" table:formula="of:=IF(ISBLANK([.D80]);&quot;&quot;;[.D80]+MAX([.D182];[.E182]))" office:value-type="float" office:value="1575" calcext:value-type="float">
            <text:p>1575</text:p>
          </table:table-cell>
          <table:table-cell table:style-name="ce7" table:formula="of:=IF(ISBLANK([.E80]);&quot;&quot;;[.E80]+MAX([.E182];[.F182]))" office:value-type="float" office:value="1444" calcext:value-type="float">
            <text:p>1444</text:p>
          </table:table-cell>
          <table:table-cell table:style-name="ce7" table:formula="of:=IF(ISBLANK([.F80]);&quot;&quot;;[.F80]+MAX([.F182];[.G182]))" office:value-type="float" office:value="1467" calcext:value-type="float">
            <text:p>1467</text:p>
          </table:table-cell>
          <table:table-cell table:style-name="ce7" table:formula="of:=IF(ISBLANK([.G80]);&quot;&quot;;[.G80]+MAX([.G182];[.H182]))" office:value-type="float" office:value="1457" calcext:value-type="float">
            <text:p>1457</text:p>
          </table:table-cell>
          <table:table-cell table:style-name="ce7" table:formula="of:=IF(ISBLANK([.H80]);&quot;&quot;;[.H80]+MAX([.H182];[.I182]))" office:value-type="float" office:value="1421" calcext:value-type="float">
            <text:p>1421</text:p>
          </table:table-cell>
          <table:table-cell table:style-name="ce7" table:formula="of:=IF(ISBLANK([.I80]);&quot;&quot;;[.I80]+MAX([.I182];[.J182]))" office:value-type="float" office:value="1423" calcext:value-type="float">
            <text:p>1423</text:p>
          </table:table-cell>
          <table:table-cell table:style-name="ce7" table:formula="of:=IF(ISBLANK([.J80]);&quot;&quot;;[.J80]+MAX([.J182];[.K182]))" office:value-type="float" office:value="1455" calcext:value-type="float">
            <text:p>1455</text:p>
          </table:table-cell>
          <table:table-cell table:style-name="ce7" table:formula="of:=IF(ISBLANK([.K80]);&quot;&quot;;[.K80]+MAX([.K182];[.L182]))" office:value-type="float" office:value="1440" calcext:value-type="float">
            <text:p>1440</text:p>
          </table:table-cell>
          <table:table-cell table:style-name="ce7" table:formula="of:=IF(ISBLANK([.L80]);&quot;&quot;;[.L80]+MAX([.L182];[.M182]))" office:value-type="float" office:value="1534" calcext:value-type="float">
            <text:p>1534</text:p>
          </table:table-cell>
          <table:table-cell table:style-name="ce7" table:formula="of:=IF(ISBLANK([.M80]);&quot;&quot;;[.M80]+MAX([.M182];[.N182]))" office:value-type="float" office:value="1651" calcext:value-type="float">
            <text:p>1651</text:p>
          </table:table-cell>
          <table:table-cell table:style-name="ce7" table:formula="of:=IF(ISBLANK([.N80]);&quot;&quot;;[.N80]+MAX([.N182];[.O182]))" office:value-type="float" office:value="1689" calcext:value-type="float">
            <text:p>1689</text:p>
          </table:table-cell>
          <table:table-cell table:style-name="ce7" table:formula="of:=IF(ISBLANK([.O80]);&quot;&quot;;[.O80]+MAX([.O182];[.P182]))" office:value-type="float" office:value="1693" calcext:value-type="float">
            <text:p>1693</text:p>
          </table:table-cell>
          <table:table-cell table:style-name="ce7" table:formula="of:=IF(ISBLANK([.P80]);&quot;&quot;;[.P80]+MAX([.P182];[.Q182]))" office:value-type="float" office:value="1705" calcext:value-type="float">
            <text:p>1705</text:p>
          </table:table-cell>
          <table:table-cell table:style-name="ce7" table:formula="of:=IF(ISBLANK([.Q80]);&quot;&quot;;[.Q80]+MAX([.Q182];[.R182]))" office:value-type="float" office:value="1543" calcext:value-type="float">
            <text:p>1543</text:p>
          </table:table-cell>
          <table:table-cell table:style-name="ce7" table:formula="of:=IF(ISBLANK([.R80]);&quot;&quot;;[.R80]+MAX([.R182];[.S182]))" office:value-type="float" office:value="1475" calcext:value-type="float">
            <text:p>1475</text:p>
          </table:table-cell>
          <table:table-cell table:style-name="ce7" table:formula="of:=IF(ISBLANK([.S80]);&quot;&quot;;[.S80]+MAX([.S182];[.T182]))" office:value-type="float" office:value="1466" calcext:value-type="float">
            <text:p>1466</text:p>
          </table:table-cell>
          <table:table-cell table:style-name="ce7" table:formula="of:=IF(ISBLANK([.T80]);&quot;&quot;;[.T80]+MAX([.T182];[.U182]))" office:value-type="float" office:value="1518" calcext:value-type="float">
            <text:p>1518</text:p>
          </table:table-cell>
          <table:table-cell table:style-name="ce7" table:formula="of:=IF(ISBLANK([.U80]);&quot;&quot;;[.U80]+MAX([.U182];[.V182]))" office:value-type="float" office:value="1522" calcext:value-type="float">
            <text:p>1522</text:p>
          </table:table-cell>
          <table:table-cell table:style-name="ce7" table:formula="of:=IF(ISBLANK([.V80]);&quot;&quot;;[.V80]+MAX([.V182];[.W182]))" office:value-type="float" office:value="1540" calcext:value-type="float">
            <text:p>1540</text:p>
          </table:table-cell>
          <table:table-cell table:style-name="ce7" table:formula="of:=IF(ISBLANK([.W80]);&quot;&quot;;[.W80]+MAX([.W182];[.X182]))" office:value-type="float" office:value="1620" calcext:value-type="float">
            <text:p>1620</text:p>
          </table:table-cell>
          <table:table-cell table:style-name="ce7" table:formula="of:=IF(ISBLANK([.X80]);&quot;&quot;;[.X80]+MAX([.X182];[.Y182]))" office:value-type="float" office:value="1531" calcext:value-type="float">
            <text:p>1531</text:p>
          </table:table-cell>
          <table:table-cell table:style-name="ce7" table:formula="of:=IF(ISBLANK([.Y80]);&quot;&quot;;[.Y80]+MAX([.Y182];[.Z182]))" office:value-type="float" office:value="1568" calcext:value-type="float">
            <text:p>1568</text:p>
          </table:table-cell>
          <table:table-cell table:style-name="ce7" table:formula="of:=IF(ISBLANK([.Z80]);&quot;&quot;;[.Z80]+MAX([.Z182];[.AA182]))" office:value-type="float" office:value="1525" calcext:value-type="float">
            <text:p>1525</text:p>
          </table:table-cell>
          <table:table-cell table:style-name="ce7" table:formula="of:=IF(ISBLANK([.AA80]);&quot;&quot;;[.AA80]+MAX([.AA182];[.AB182]))" office:value-type="float" office:value="1586" calcext:value-type="float">
            <text:p>1586</text:p>
          </table:table-cell>
          <table:table-cell table:style-name="ce7" table:formula="of:=IF(ISBLANK([.AB80]);&quot;&quot;;[.AB80]+MAX([.AB182];[.AC182]))" office:value-type="float" office:value="1597" calcext:value-type="float">
            <text:p>1597</text:p>
          </table:table-cell>
          <table:table-cell table:style-name="ce7" table:formula="of:=IF(ISBLANK([.AC80]);&quot;&quot;;[.AC80]+MAX([.AC182];[.AD182]))" office:value-type="float" office:value="1592" calcext:value-type="float">
            <text:p>1592</text:p>
          </table:table-cell>
          <table:table-cell table:style-name="ce7" table:formula="of:=IF(ISBLANK([.AD80]);&quot;&quot;;[.AD80]+MAX([.AD182];[.AE182]))" office:value-type="float" office:value="1552" calcext:value-type="float">
            <text:p>1552</text:p>
          </table:table-cell>
          <table:table-cell table:style-name="ce7" table:formula="of:=IF(ISBLANK([.AE80]);&quot;&quot;;[.AE80]+MAX([.AE182];[.AF182]))" office:value-type="float" office:value="1480" calcext:value-type="float">
            <text:p>1480</text:p>
          </table:table-cell>
          <table:table-cell table:style-name="ce7" table:formula="of:=IF(ISBLANK([.AF80]);&quot;&quot;;[.AF80]+MAX([.AF182];[.AG182]))" office:value-type="float" office:value="1593" calcext:value-type="float">
            <text:p>1593</text:p>
          </table:table-cell>
          <table:table-cell table:style-name="ce7" table:formula="of:=IF(ISBLANK([.AG80]);&quot;&quot;;[.AG80]+MAX([.AG182];[.AH182]))" office:value-type="float" office:value="1605" calcext:value-type="float">
            <text:p>1605</text:p>
          </table:table-cell>
          <table:table-cell table:style-name="ce7" table:formula="of:=IF(ISBLANK([.AH80]);&quot;&quot;;[.AH80]+MAX([.AH182];[.AI182]))" office:value-type="float" office:value="1523" calcext:value-type="float">
            <text:p>1523</text:p>
          </table:table-cell>
          <table:table-cell table:style-name="ce7" table:formula="of:=IF(ISBLANK([.AI80]);&quot;&quot;;[.AI80]+MAX([.AI182];[.AJ182]))" office:value-type="float" office:value="1559" calcext:value-type="float">
            <text:p>1559</text:p>
          </table:table-cell>
          <table:table-cell table:style-name="ce7" table:formula="of:=IF(ISBLANK([.AJ80]);&quot;&quot;;[.AJ80]+MAX([.AJ182];[.AK182]))" office:value-type="float" office:value="1607" calcext:value-type="float">
            <text:p>1607</text:p>
          </table:table-cell>
          <table:table-cell table:style-name="ce7" table:formula="of:=IF(ISBLANK([.AK80]);&quot;&quot;;[.AK80]+MAX([.AK182];[.AL182]))" office:value-type="float" office:value="1621" calcext:value-type="float">
            <text:p>1621</text:p>
          </table:table-cell>
          <table:table-cell table:style-name="ce7" table:formula="of:=IF(ISBLANK([.AL80]);&quot;&quot;;[.AL80]+MAX([.AL182];[.AM182]))" office:value-type="float" office:value="1513" calcext:value-type="float">
            <text:p>1513</text:p>
          </table:table-cell>
          <table:table-cell table:style-name="ce7" table:formula="of:=IF(ISBLANK([.AM80]);&quot;&quot;;[.AM80]+MAX([.AM182];[.AN182]))" office:value-type="float" office:value="1623" calcext:value-type="float">
            <text:p>1623</text:p>
          </table:table-cell>
          <table:table-cell table:style-name="ce7" table:formula="of:=IF(ISBLANK([.AN80]);&quot;&quot;;[.AN80]+MAX([.AN182];[.AO182]))" office:value-type="float" office:value="1592" calcext:value-type="float">
            <text:p>1592</text:p>
          </table:table-cell>
          <table:table-cell table:style-name="ce7" table:formula="of:=IF(ISBLANK([.AO80]);&quot;&quot;;[.AO80]+MAX([.AO182];[.AP182]))" office:value-type="float" office:value="1667" calcext:value-type="float">
            <text:p>1667</text:p>
          </table:table-cell>
          <table:table-cell table:style-name="ce7" table:formula="of:=IF(ISBLANK([.AP80]);&quot;&quot;;[.AP80]+MAX([.AP182];[.AQ182]))" office:value-type="float" office:value="1634" calcext:value-type="float">
            <text:p>1634</text:p>
          </table:table-cell>
          <table:table-cell table:style-name="ce7" table:formula="of:=IF(ISBLANK([.AQ80]);&quot;&quot;;[.AQ80]+MAX([.AQ182];[.AR182]))" office:value-type="float" office:value="1586" calcext:value-type="float">
            <text:p>1586</text:p>
          </table:table-cell>
          <table:table-cell table:style-name="ce7" table:formula="of:=IF(ISBLANK([.AR80]);&quot;&quot;;[.AR80]+MAX([.AR182];[.AS182]))" office:value-type="float" office:value="1662" calcext:value-type="float">
            <text:p>1662</text:p>
          </table:table-cell>
          <table:table-cell table:style-name="ce7" table:formula="of:=IF(ISBLANK([.AS80]);&quot;&quot;;[.AS80]+MAX([.AS182];[.AT182]))" office:value-type="float" office:value="1616" calcext:value-type="float">
            <text:p>1616</text:p>
          </table:table-cell>
          <table:table-cell table:style-name="ce7" table:formula="of:=IF(ISBLANK([.AT80]);&quot;&quot;;[.AT80]+MAX([.AT182];[.AU182]))" office:value-type="float" office:value="1600" calcext:value-type="float">
            <text:p>1600</text:p>
          </table:table-cell>
          <table:table-cell table:style-name="ce7" table:formula="of:=IF(ISBLANK([.AU80]);&quot;&quot;;[.AU80]+MAX([.AU182];[.AV182]))" office:value-type="float" office:value="1509" calcext:value-type="float">
            <text:p>1509</text:p>
          </table:table-cell>
          <table:table-cell table:style-name="ce7" table:formula="of:=IF(ISBLANK([.AV80]);&quot;&quot;;[.AV80]+MAX([.AV182];[.AW182]))" office:value-type="float" office:value="1570" calcext:value-type="float">
            <text:p>1570</text:p>
          </table:table-cell>
          <table:table-cell table:style-name="ce7" table:formula="of:=IF(ISBLANK([.AW80]);&quot;&quot;;[.AW80]+MAX([.AW182];[.AX182]))" office:value-type="float" office:value="1572" calcext:value-type="float">
            <text:p>1572</text:p>
          </table:table-cell>
          <table:table-cell table:style-name="ce7" table:formula="of:=IF(ISBLANK([.AX80]);&quot;&quot;;[.AX80]+MAX([.AX182];[.AY182]))" office:value-type="float" office:value="1600" calcext:value-type="float">
            <text:p>1600</text:p>
          </table:table-cell>
          <table:table-cell table:style-name="ce7" table:formula="of:=IF(ISBLANK([.AY80]);&quot;&quot;;[.AY80]+MAX([.AY182];[.AZ182]))" office:value-type="float" office:value="1585" calcext:value-type="float">
            <text:p>1585</text:p>
          </table:table-cell>
          <table:table-cell table:style-name="ce7" table:formula="of:=IF(ISBLANK([.AZ80]);&quot;&quot;;[.AZ80]+MAX([.AZ182];[.BA182]))" office:value-type="float" office:value="1535" calcext:value-type="float">
            <text:p>1535</text:p>
          </table:table-cell>
          <table:table-cell table:style-name="ce7" table:formula="of:=IF(ISBLANK([.BA80]);&quot;&quot;;[.BA80]+MAX([.BA182];[.BB182]))" office:value-type="float" office:value="1610" calcext:value-type="float">
            <text:p>1610</text:p>
          </table:table-cell>
          <table:table-cell table:style-name="ce7" table:formula="of:=IF(ISBLANK([.BB80]);&quot;&quot;;[.BB80]+MAX([.BB182];[.BC182]))" office:value-type="float" office:value="1582" calcext:value-type="float">
            <text:p>1582</text:p>
          </table:table-cell>
          <table:table-cell table:style-name="ce7" table:formula="of:=IF(ISBLANK([.BC80]);&quot;&quot;;[.BC80]+MAX([.BC182];[.BD182]))" office:value-type="float" office:value="1499" calcext:value-type="float">
            <text:p>1499</text:p>
          </table:table-cell>
          <table:table-cell table:style-name="ce7" table:formula="of:=IF(ISBLANK([.BD80]);&quot;&quot;;[.BD80]+MAX([.BD182];[.BE182]))" office:value-type="float" office:value="1462" calcext:value-type="float">
            <text:p>1462</text:p>
          </table:table-cell>
          <table:table-cell table:style-name="ce7" table:formula="of:=IF(ISBLANK([.BE80]);&quot;&quot;;[.BE80]+MAX([.BE182];[.BF182]))" office:value-type="float" office:value="1522" calcext:value-type="float">
            <text:p>1522</text:p>
          </table:table-cell>
          <table:table-cell table:style-name="ce7" table:formula="of:=IF(ISBLANK([.BF80]);&quot;&quot;;[.BF80]+MAX([.BF182];[.BG182]))" office:value-type="float" office:value="1490" calcext:value-type="float">
            <text:p>1490</text:p>
          </table:table-cell>
          <table:table-cell table:style-name="ce7" table:formula="of:=IF(ISBLANK([.BG80]);&quot;&quot;;[.BG80]+MAX([.BG182];[.BH182]))" office:value-type="float" office:value="1582" calcext:value-type="float">
            <text:p>1582</text:p>
          </table:table-cell>
          <table:table-cell table:style-name="ce7" table:formula="of:=IF(ISBLANK([.BH80]);&quot;&quot;;[.BH80]+MAX([.BH182];[.BI182]))" office:value-type="float" office:value="1588" calcext:value-type="float">
            <text:p>1588</text:p>
          </table:table-cell>
          <table:table-cell table:style-name="ce7" table:formula="of:=IF(ISBLANK([.BI80]);&quot;&quot;;[.BI80]+MAX([.BI182];[.BJ182]))" office:value-type="float" office:value="1521" calcext:value-type="float">
            <text:p>1521</text:p>
          </table:table-cell>
          <table:table-cell table:style-name="ce7" table:formula="of:=IF(ISBLANK([.BJ80]);&quot;&quot;;[.BJ80]+MAX([.BJ182];[.BK182]))" office:value-type="float" office:value="1504" calcext:value-type="float">
            <text:p>1504</text:p>
          </table:table-cell>
          <table:table-cell table:style-name="ce7" table:formula="of:=IF(ISBLANK([.BK80]);&quot;&quot;;[.BK80]+MAX([.BK182];[.BL182]))" office:value-type="float" office:value="1446" calcext:value-type="float">
            <text:p>1446</text:p>
          </table:table-cell>
          <table:table-cell table:style-name="ce7" table:formula="of:=IF(ISBLANK([.BL80]);&quot;&quot;;[.BL80]+MAX([.BL182];[.BM182]))" office:value-type="float" office:value="1420" calcext:value-type="float">
            <text:p>1420</text:p>
          </table:table-cell>
          <table:table-cell table:style-name="ce7" table:formula="of:=IF(ISBLANK([.BM80]);&quot;&quot;;[.BM80]+MAX([.BM182];[.BN182]))" office:value-type="float" office:value="1534" calcext:value-type="float">
            <text:p>1534</text:p>
          </table:table-cell>
          <table:table-cell table:style-name="ce7" table:formula="of:=IF(ISBLANK([.BN80]);&quot;&quot;;[.BN80]+MAX([.BN182];[.BO182]))" office:value-type="float" office:value="1579" calcext:value-type="float">
            <text:p>1579</text:p>
          </table:table-cell>
          <table:table-cell table:style-name="ce7" table:formula="of:=IF(ISBLANK([.BO80]);&quot;&quot;;[.BO80]+MAX([.BO182];[.BP182]))" office:value-type="float" office:value="1491" calcext:value-type="float">
            <text:p>1491</text:p>
          </table:table-cell>
          <table:table-cell table:style-name="ce7" table:formula="of:=IF(ISBLANK([.BP80]);&quot;&quot;;[.BP80]+MAX([.BP182];[.BQ182]))" office:value-type="float" office:value="1494" calcext:value-type="float">
            <text:p>1494</text:p>
          </table:table-cell>
          <table:table-cell table:style-name="ce7" table:formula="of:=IF(ISBLANK([.BQ80]);&quot;&quot;;[.BQ80]+MAX([.BQ182];[.BR182]))" office:value-type="float" office:value="1437" calcext:value-type="float">
            <text:p>1437</text:p>
          </table:table-cell>
          <table:table-cell table:style-name="ce7" table:formula="of:=IF(ISBLANK([.BR80]);&quot;&quot;;[.BR80]+MAX([.BR182];[.BS182]))" office:value-type="float" office:value="1528" calcext:value-type="float">
            <text:p>1528</text:p>
          </table:table-cell>
          <table:table-cell table:style-name="ce7" table:formula="of:=IF(ISBLANK([.BS80]);&quot;&quot;;[.BS80]+MAX([.BS182];[.BT182]))" office:value-type="float" office:value="1612" calcext:value-type="float">
            <text:p>1612</text:p>
          </table:table-cell>
          <table:table-cell table:style-name="ce7" table:formula="of:=IF(ISBLANK([.BT80]);&quot;&quot;;[.BT80]+MAX([.BT182];[.BU182]))" office:value-type="float" office:value="1527" calcext:value-type="float">
            <text:p>1527</text:p>
          </table:table-cell>
          <table:table-cell table:style-name="ce7" table:formula="of:=IF(ISBLANK([.BU80]);&quot;&quot;;[.BU80]+MAX([.BU182];[.BV182]))" office:value-type="float" office:value="1514" calcext:value-type="float">
            <text:p>1514</text:p>
          </table:table-cell>
          <table:table-cell table:style-name="ce7" table:formula="of:=IF(ISBLANK([.BV80]);&quot;&quot;;[.BV80]+MAX([.BV182];[.BW182]))" office:value-type="float" office:value="1487" calcext:value-type="float">
            <text:p>1487</text:p>
          </table:table-cell>
          <table:table-cell table:style-name="ce7" table:formula="of:=IF(ISBLANK([.BW80]);&quot;&quot;;[.BW80]+MAX([.BW182];[.BX182]))" office:value-type="float" office:value="1484" calcext:value-type="float">
            <text:p>1484</text:p>
          </table:table-cell>
          <table:table-cell table:style-name="ce7" table:formula="of:=IF(ISBLANK([.BX80]);&quot;&quot;;[.BX80]+MAX([.BX182];[.BY182]))" office:value-type="float" office:value="1502" calcext:value-type="float">
            <text:p>1502</text:p>
          </table:table-cell>
          <table:table-cell table:style-name="ce7" table:formula="of:=IF(ISBLANK([.BY80]);&quot;&quot;;[.BY80]+MAX([.BY182];[.BZ182]))" office:value-type="float" office:value="1529" calcext:value-type="float">
            <text:p>1529</text:p>
          </table:table-cell>
          <table:table-cell table:style-name="ce7" table:formula="of:=IF(ISBLANK([.BZ80]);&quot;&quot;;[.BZ80]+MAX([.BZ182];[.CA182]))" office:value-type="float" office:value="1541" calcext:value-type="float">
            <text:p>1541</text:p>
          </table:table-cell>
          <table:table-cell table:style-name="ce7" table:formula="of:=IF(ISBLANK([.CA80]);&quot;&quot;;[.CA80]+MAX([.CA182];[.CB182]))" office:value-type="float" office:value="1579" calcext:value-type="float">
            <text:p>1579</text:p>
          </table:table-cell>
          <table:table-cell table:style-name="ce7" table:formula="of:=IF(ISBLANK([.CB80]);&quot;&quot;;[.CB80]+MAX([.CB182];[.CC182]))">
            <text:p/>
          </table:table-cell>
          <table:table-cell table:style-name="ce7" table:formula="of:=IF(ISBLANK([.CC80]);&quot;&quot;;[.CC80]+MAX([.CC182];[.CD182]))">
            <text:p/>
          </table:table-cell>
          <table:table-cell table:style-name="ce7" table:formula="of:=IF(ISBLANK([.CD80]);&quot;&quot;;[.CD80]+MAX([.CD182];[.CE182]))">
            <text:p/>
          </table:table-cell>
          <table:table-cell table:style-name="ce7" table:formula="of:=IF(ISBLANK([.CE80]);&quot;&quot;;[.CE80]+MAX([.CE182];[.CF182]))">
            <text:p/>
          </table:table-cell>
          <table:table-cell table:style-name="ce7" table:formula="of:=IF(ISBLANK([.CF80]);&quot;&quot;;[.CF80]+MAX([.CF182];[.CG182]))">
            <text:p/>
          </table:table-cell>
          <table:table-cell table:style-name="ce7" table:formula="of:=IF(ISBLANK([.CG80]);&quot;&quot;;[.CG80]+MAX([.CG182];[.CH182]))">
            <text:p/>
          </table:table-cell>
          <table:table-cell table:style-name="ce7" table:formula="of:=IF(ISBLANK([.CH80]);&quot;&quot;;[.CH80]+MAX([.CH182];[.CI182]))">
            <text:p/>
          </table:table-cell>
          <table:table-cell table:style-name="ce7" table:formula="of:=IF(ISBLANK([.CI80]);&quot;&quot;;[.CI80]+MAX([.CI182];[.CJ182]))">
            <text:p/>
          </table:table-cell>
          <table:table-cell table:style-name="ce7" table:formula="of:=IF(ISBLANK([.CJ80]);&quot;&quot;;[.CJ80]+MAX([.CJ182];[.CK182]))">
            <text:p/>
          </table:table-cell>
          <table:table-cell table:style-name="ce7" table:formula="of:=IF(ISBLANK([.CK80]);&quot;&quot;;[.CK80]+MAX([.CK182];[.CL182]))">
            <text:p/>
          </table:table-cell>
          <table:table-cell table:style-name="ce7" table:formula="of:=IF(ISBLANK([.CL80]);&quot;&quot;;[.CL80]+MAX([.CL182];[.CM182]))">
            <text:p/>
          </table:table-cell>
          <table:table-cell table:style-name="ce7" table:formula="of:=IF(ISBLANK([.CM80]);&quot;&quot;;[.CM80]+MAX([.CM182];[.CN182]))">
            <text:p/>
          </table:table-cell>
          <table:table-cell table:style-name="ce7" table:formula="of:=IF(ISBLANK([.CN80]);&quot;&quot;;[.CN80]+MAX([.CN182];[.CO182]))">
            <text:p/>
          </table:table-cell>
          <table:table-cell table:style-name="ce7" table:formula="of:=IF(ISBLANK([.CO80]);&quot;&quot;;[.CO80]+MAX([.CO182];[.CP182]))">
            <text:p/>
          </table:table-cell>
          <table:table-cell table:style-name="ce7" table:formula="of:=IF(ISBLANK([.CP80]);&quot;&quot;;[.CP80]+MAX([.CP182];[.CQ182]))">
            <text:p/>
          </table:table-cell>
          <table:table-cell table:style-name="ce7" table:formula="of:=IF(ISBLANK([.CQ80]);&quot;&quot;;[.CQ80]+MAX([.CQ182];[.CR182]))">
            <text:p/>
          </table:table-cell>
          <table:table-cell table:style-name="ce7" table:formula="of:=IF(ISBLANK([.CR80]);&quot;&quot;;[.CR80]+MAX([.CR182];[.CS182]))">
            <text:p/>
          </table:table-cell>
          <table:table-cell table:style-name="ce7" table:formula="of:=IF(ISBLANK([.CS80]);&quot;&quot;;[.CS80]+MAX([.CS182];[.CT182]))">
            <text:p/>
          </table:table-cell>
          <table:table-cell table:style-name="ce7" table:formula="of:=IF(ISBLANK([.CT80]);&quot;&quot;;[.CT80]+MAX([.CT182];[.CU182]))">
            <text:p/>
          </table:table-cell>
          <table:table-cell table:style-name="ce7" table:formula="of:=IF(ISBLANK([.CU80]);&quot;&quot;;[.CU80]+MAX([.CU182];[.CV182]))">
            <text:p/>
          </table:table-cell>
          <table:table-cell table:formula="of:=IF(ISBLANK([.CV80]);&quot;&quot;;[.CV80]+MAX([.CV182];[.CW182]))">
            <text:p/>
          </table:table-cell>
        </table:table-row>
        <table:table-row table:style-name="ro1">
          <table:table-cell table:formula="of:=IF(ISBLANK([.A81]);&quot;&quot;;[.A81]+MAX([.A183];[.B183]))" office:value-type="float" office:value="1409" calcext:value-type="float">
            <text:p>1409</text:p>
          </table:table-cell>
          <table:table-cell table:style-name="ce7" table:formula="of:=IF(ISBLANK([.B81]);&quot;&quot;;[.B81]+MAX([.B183];[.C183]))" office:value-type="float" office:value="1441" calcext:value-type="float">
            <text:p>1441</text:p>
          </table:table-cell>
          <table:table-cell table:style-name="ce7" table:formula="of:=IF(ISBLANK([.C81]);&quot;&quot;;[.C81]+MAX([.C183];[.D183]))" office:value-type="float" office:value="1436" calcext:value-type="float">
            <text:p>1436</text:p>
          </table:table-cell>
          <table:table-cell table:style-name="ce7" table:formula="of:=IF(ISBLANK([.D81]);&quot;&quot;;[.D81]+MAX([.D183];[.E183]))" office:value-type="float" office:value="1480" calcext:value-type="float">
            <text:p>1480</text:p>
          </table:table-cell>
          <table:table-cell table:style-name="ce7" table:formula="of:=IF(ISBLANK([.E81]);&quot;&quot;;[.E81]+MAX([.E183];[.F183]))" office:value-type="float" office:value="1388" calcext:value-type="float">
            <text:p>1388</text:p>
          </table:table-cell>
          <table:table-cell table:style-name="ce7" table:formula="of:=IF(ISBLANK([.F81]);&quot;&quot;;[.F81]+MAX([.F183];[.G183]))" office:value-type="float" office:value="1361" calcext:value-type="float">
            <text:p>1361</text:p>
          </table:table-cell>
          <table:table-cell table:style-name="ce7" table:formula="of:=IF(ISBLANK([.G81]);&quot;&quot;;[.G81]+MAX([.G183];[.H183]))" office:value-type="float" office:value="1374" calcext:value-type="float">
            <text:p>1374</text:p>
          </table:table-cell>
          <table:table-cell table:style-name="ce7" table:formula="of:=IF(ISBLANK([.H81]);&quot;&quot;;[.H81]+MAX([.H183];[.I183]))" office:value-type="float" office:value="1386" calcext:value-type="float">
            <text:p>1386</text:p>
          </table:table-cell>
          <table:table-cell table:style-name="ce7" table:formula="of:=IF(ISBLANK([.I81]);&quot;&quot;;[.I81]+MAX([.I183];[.J183]))" office:value-type="float" office:value="1324" calcext:value-type="float">
            <text:p>1324</text:p>
          </table:table-cell>
          <table:table-cell table:style-name="ce7" table:formula="of:=IF(ISBLANK([.J81]);&quot;&quot;;[.J81]+MAX([.J183];[.K183]))" office:value-type="float" office:value="1380" calcext:value-type="float">
            <text:p>1380</text:p>
          </table:table-cell>
          <table:table-cell table:style-name="ce7" table:formula="of:=IF(ISBLANK([.K81]);&quot;&quot;;[.K81]+MAX([.K183];[.L183]))" office:value-type="float" office:value="1410" calcext:value-type="float">
            <text:p>1410</text:p>
          </table:table-cell>
          <table:table-cell table:style-name="ce7" table:formula="of:=IF(ISBLANK([.L81]);&quot;&quot;;[.L81]+MAX([.L183];[.M183]))" office:value-type="float" office:value="1436" calcext:value-type="float">
            <text:p>1436</text:p>
          </table:table-cell>
          <table:table-cell table:style-name="ce7" table:formula="of:=IF(ISBLANK([.M81]);&quot;&quot;;[.M81]+MAX([.M183];[.N183]))" office:value-type="float" office:value="1401" calcext:value-type="float">
            <text:p>1401</text:p>
          </table:table-cell>
          <table:table-cell table:style-name="ce7" table:formula="of:=IF(ISBLANK([.N81]);&quot;&quot;;[.N81]+MAX([.N183];[.O183]))" office:value-type="float" office:value="1559" calcext:value-type="float">
            <text:p>1559</text:p>
          </table:table-cell>
          <table:table-cell table:style-name="ce7" table:formula="of:=IF(ISBLANK([.O81]);&quot;&quot;;[.O81]+MAX([.O183];[.P183]))" office:value-type="float" office:value="1595" calcext:value-type="float">
            <text:p>1595</text:p>
          </table:table-cell>
          <table:table-cell table:style-name="ce7" table:formula="of:=IF(ISBLANK([.P81]);&quot;&quot;;[.P81]+MAX([.P183];[.Q183]))" office:value-type="float" office:value="1609" calcext:value-type="float">
            <text:p>1609</text:p>
          </table:table-cell>
          <table:table-cell table:style-name="ce7" table:formula="of:=IF(ISBLANK([.Q81]);&quot;&quot;;[.Q81]+MAX([.Q183];[.R183]))" office:value-type="float" office:value="1532" calcext:value-type="float">
            <text:p>1532</text:p>
          </table:table-cell>
          <table:table-cell table:style-name="ce7" table:formula="of:=IF(ISBLANK([.R81]);&quot;&quot;;[.R81]+MAX([.R183];[.S183]))" office:value-type="float" office:value="1445" calcext:value-type="float">
            <text:p>1445</text:p>
          </table:table-cell>
          <table:table-cell table:style-name="ce7" table:formula="of:=IF(ISBLANK([.S81]);&quot;&quot;;[.S81]+MAX([.S183];[.T183]))" office:value-type="float" office:value="1435" calcext:value-type="float">
            <text:p>1435</text:p>
          </table:table-cell>
          <table:table-cell table:style-name="ce7" table:formula="of:=IF(ISBLANK([.T81]);&quot;&quot;;[.T81]+MAX([.T183];[.U183]))" office:value-type="float" office:value="1428" calcext:value-type="float">
            <text:p>1428</text:p>
          </table:table-cell>
          <table:table-cell table:style-name="ce7" table:formula="of:=IF(ISBLANK([.U81]);&quot;&quot;;[.U81]+MAX([.U183];[.V183]))" office:value-type="float" office:value="1491" calcext:value-type="float">
            <text:p>1491</text:p>
          </table:table-cell>
          <table:table-cell table:style-name="ce7" table:formula="of:=IF(ISBLANK([.V81]);&quot;&quot;;[.V81]+MAX([.V183];[.W183]))" office:value-type="float" office:value="1467" calcext:value-type="float">
            <text:p>1467</text:p>
          </table:table-cell>
          <table:table-cell table:style-name="ce7" table:formula="of:=IF(ISBLANK([.W81]);&quot;&quot;;[.W81]+MAX([.W183];[.X183]))" office:value-type="float" office:value="1480" calcext:value-type="float">
            <text:p>1480</text:p>
          </table:table-cell>
          <table:table-cell table:style-name="ce7" table:formula="of:=IF(ISBLANK([.X81]);&quot;&quot;;[.X81]+MAX([.X183];[.Y183]))" office:value-type="float" office:value="1528" calcext:value-type="float">
            <text:p>1528</text:p>
          </table:table-cell>
          <table:table-cell table:style-name="ce7" table:formula="of:=IF(ISBLANK([.Y81]);&quot;&quot;;[.Y81]+MAX([.Y183];[.Z183]))" office:value-type="float" office:value="1499" calcext:value-type="float">
            <text:p>1499</text:p>
          </table:table-cell>
          <table:table-cell table:style-name="ce7" table:formula="of:=IF(ISBLANK([.Z81]);&quot;&quot;;[.Z81]+MAX([.Z183];[.AA183]))" office:value-type="float" office:value="1520" calcext:value-type="float">
            <text:p>1520</text:p>
          </table:table-cell>
          <table:table-cell table:style-name="ce7" table:formula="of:=IF(ISBLANK([.AA81]);&quot;&quot;;[.AA81]+MAX([.AA183];[.AB183]))" office:value-type="float" office:value="1488" calcext:value-type="float">
            <text:p>1488</text:p>
          </table:table-cell>
          <table:table-cell table:style-name="ce7" table:formula="of:=IF(ISBLANK([.AB81]);&quot;&quot;;[.AB81]+MAX([.AB183];[.AC183]))" office:value-type="float" office:value="1458" calcext:value-type="float">
            <text:p>1458</text:p>
          </table:table-cell>
          <table:table-cell table:style-name="ce7" table:formula="of:=IF(ISBLANK([.AC81]);&quot;&quot;;[.AC81]+MAX([.AC183];[.AD183]))" office:value-type="float" office:value="1506" calcext:value-type="float">
            <text:p>1506</text:p>
          </table:table-cell>
          <table:table-cell table:style-name="ce7" table:formula="of:=IF(ISBLANK([.AD81]);&quot;&quot;;[.AD81]+MAX([.AD183];[.AE183]))" office:value-type="float" office:value="1458" calcext:value-type="float">
            <text:p>1458</text:p>
          </table:table-cell>
          <table:table-cell table:style-name="ce7" table:formula="of:=IF(ISBLANK([.AE81]);&quot;&quot;;[.AE81]+MAX([.AE183];[.AF183]))" office:value-type="float" office:value="1445" calcext:value-type="float">
            <text:p>1445</text:p>
          </table:table-cell>
          <table:table-cell table:style-name="ce7" table:formula="of:=IF(ISBLANK([.AF81]);&quot;&quot;;[.AF81]+MAX([.AF183];[.AG183]))" office:value-type="float" office:value="1427" calcext:value-type="float">
            <text:p>1427</text:p>
          </table:table-cell>
          <table:table-cell table:style-name="ce7" table:formula="of:=IF(ISBLANK([.AG81]);&quot;&quot;;[.AG81]+MAX([.AG183];[.AH183]))" office:value-type="float" office:value="1503" calcext:value-type="float">
            <text:p>1503</text:p>
          </table:table-cell>
          <table:table-cell table:style-name="ce7" table:formula="of:=IF(ISBLANK([.AH81]);&quot;&quot;;[.AH81]+MAX([.AH183];[.AI183]))" office:value-type="float" office:value="1515" calcext:value-type="float">
            <text:p>1515</text:p>
          </table:table-cell>
          <table:table-cell table:style-name="ce7" table:formula="of:=IF(ISBLANK([.AI81]);&quot;&quot;;[.AI81]+MAX([.AI183];[.AJ183]))" office:value-type="float" office:value="1504" calcext:value-type="float">
            <text:p>1504</text:p>
          </table:table-cell>
          <table:table-cell table:style-name="ce7" table:formula="of:=IF(ISBLANK([.AJ81]);&quot;&quot;;[.AJ81]+MAX([.AJ183];[.AK183]))" office:value-type="float" office:value="1511" calcext:value-type="float">
            <text:p>1511</text:p>
          </table:table-cell>
          <table:table-cell table:style-name="ce7" table:formula="of:=IF(ISBLANK([.AK81]);&quot;&quot;;[.AK81]+MAX([.AK183];[.AL183]))" office:value-type="float" office:value="1588" calcext:value-type="float">
            <text:p>1588</text:p>
          </table:table-cell>
          <table:table-cell table:style-name="ce7" table:formula="of:=IF(ISBLANK([.AL81]);&quot;&quot;;[.AL81]+MAX([.AL183];[.AM183]))" office:value-type="float" office:value="1481" calcext:value-type="float">
            <text:p>1481</text:p>
          </table:table-cell>
          <table:table-cell table:style-name="ce7" table:formula="of:=IF(ISBLANK([.AM81]);&quot;&quot;;[.AM81]+MAX([.AM183];[.AN183]))" office:value-type="float" office:value="1485" calcext:value-type="float">
            <text:p>1485</text:p>
          </table:table-cell>
          <table:table-cell table:style-name="ce7" table:formula="of:=IF(ISBLANK([.AN81]);&quot;&quot;;[.AN81]+MAX([.AN183];[.AO183]))" office:value-type="float" office:value="1555" calcext:value-type="float">
            <text:p>1555</text:p>
          </table:table-cell>
          <table:table-cell table:style-name="ce7" table:formula="of:=IF(ISBLANK([.AO81]);&quot;&quot;;[.AO81]+MAX([.AO183];[.AP183]))" office:value-type="float" office:value="1510" calcext:value-type="float">
            <text:p>1510</text:p>
          </table:table-cell>
          <table:table-cell table:style-name="ce7" table:formula="of:=IF(ISBLANK([.AP81]);&quot;&quot;;[.AP81]+MAX([.AP183];[.AQ183]))" office:value-type="float" office:value="1608" calcext:value-type="float">
            <text:p>1608</text:p>
          </table:table-cell>
          <table:table-cell table:style-name="ce7" table:formula="of:=IF(ISBLANK([.AQ81]);&quot;&quot;;[.AQ81]+MAX([.AQ183];[.AR183]))" office:value-type="float" office:value="1521" calcext:value-type="float">
            <text:p>1521</text:p>
          </table:table-cell>
          <table:table-cell table:style-name="ce7" table:formula="of:=IF(ISBLANK([.AR81]);&quot;&quot;;[.AR81]+MAX([.AR183];[.AS183]))" office:value-type="float" office:value="1506" calcext:value-type="float">
            <text:p>1506</text:p>
          </table:table-cell>
          <table:table-cell table:style-name="ce7" table:formula="of:=IF(ISBLANK([.AS81]);&quot;&quot;;[.AS81]+MAX([.AS183];[.AT183]))" office:value-type="float" office:value="1566" calcext:value-type="float">
            <text:p>1566</text:p>
          </table:table-cell>
          <table:table-cell table:style-name="ce7" table:formula="of:=IF(ISBLANK([.AT81]);&quot;&quot;;[.AT81]+MAX([.AT183];[.AU183]))" office:value-type="float" office:value="1532" calcext:value-type="float">
            <text:p>1532</text:p>
          </table:table-cell>
          <table:table-cell table:style-name="ce7" table:formula="of:=IF(ISBLANK([.AU81]);&quot;&quot;;[.AU81]+MAX([.AU183];[.AV183]))" office:value-type="float" office:value="1487" calcext:value-type="float">
            <text:p>1487</text:p>
          </table:table-cell>
          <table:table-cell table:style-name="ce7" table:formula="of:=IF(ISBLANK([.AV81]);&quot;&quot;;[.AV81]+MAX([.AV183];[.AW183]))" office:value-type="float" office:value="1475" calcext:value-type="float">
            <text:p>1475</text:p>
          </table:table-cell>
          <table:table-cell table:style-name="ce7" table:formula="of:=IF(ISBLANK([.AW81]);&quot;&quot;;[.AW81]+MAX([.AW183];[.AX183]))" office:value-type="float" office:value="1563" calcext:value-type="float">
            <text:p>1563</text:p>
          </table:table-cell>
          <table:table-cell table:style-name="ce7" table:formula="of:=IF(ISBLANK([.AX81]);&quot;&quot;;[.AX81]+MAX([.AX183];[.AY183]))" office:value-type="float" office:value="1515" calcext:value-type="float">
            <text:p>1515</text:p>
          </table:table-cell>
          <table:table-cell table:style-name="ce7" table:formula="of:=IF(ISBLANK([.AY81]);&quot;&quot;;[.AY81]+MAX([.AY183];[.AZ183]))" office:value-type="float" office:value="1551" calcext:value-type="float">
            <text:p>1551</text:p>
          </table:table-cell>
          <table:table-cell table:style-name="ce7" table:formula="of:=IF(ISBLANK([.AZ81]);&quot;&quot;;[.AZ81]+MAX([.AZ183];[.BA183]))" office:value-type="float" office:value="1504" calcext:value-type="float">
            <text:p>1504</text:p>
          </table:table-cell>
          <table:table-cell table:style-name="ce7" table:formula="of:=IF(ISBLANK([.BA81]);&quot;&quot;;[.BA81]+MAX([.BA183];[.BB183]))" office:value-type="float" office:value="1488" calcext:value-type="float">
            <text:p>1488</text:p>
          </table:table-cell>
          <table:table-cell table:style-name="ce7" table:formula="of:=IF(ISBLANK([.BB81]);&quot;&quot;;[.BB81]+MAX([.BB183];[.BC183]))" office:value-type="float" office:value="1533" calcext:value-type="float">
            <text:p>1533</text:p>
          </table:table-cell>
          <table:table-cell table:style-name="ce7" table:formula="of:=IF(ISBLANK([.BC81]);&quot;&quot;;[.BC81]+MAX([.BC183];[.BD183]))" office:value-type="float" office:value="1434" calcext:value-type="float">
            <text:p>1434</text:p>
          </table:table-cell>
          <table:table-cell table:style-name="ce7" table:formula="of:=IF(ISBLANK([.BD81]);&quot;&quot;;[.BD81]+MAX([.BD183];[.BE183]))" office:value-type="float" office:value="1456" calcext:value-type="float">
            <text:p>1456</text:p>
          </table:table-cell>
          <table:table-cell table:style-name="ce7" table:formula="of:=IF(ISBLANK([.BE81]);&quot;&quot;;[.BE81]+MAX([.BE183];[.BF183]))" office:value-type="float" office:value="1439" calcext:value-type="float">
            <text:p>1439</text:p>
          </table:table-cell>
          <table:table-cell table:style-name="ce7" table:formula="of:=IF(ISBLANK([.BF81]);&quot;&quot;;[.BF81]+MAX([.BF183];[.BG183]))" office:value-type="float" office:value="1447" calcext:value-type="float">
            <text:p>1447</text:p>
          </table:table-cell>
          <table:table-cell table:style-name="ce7" table:formula="of:=IF(ISBLANK([.BG81]);&quot;&quot;;[.BG81]+MAX([.BG183];[.BH183]))" office:value-type="float" office:value="1473" calcext:value-type="float">
            <text:p>1473</text:p>
          </table:table-cell>
          <table:table-cell table:style-name="ce7" table:formula="of:=IF(ISBLANK([.BH81]);&quot;&quot;;[.BH81]+MAX([.BH183];[.BI183]))" office:value-type="float" office:value="1501" calcext:value-type="float">
            <text:p>1501</text:p>
          </table:table-cell>
          <table:table-cell table:style-name="ce7" table:formula="of:=IF(ISBLANK([.BI81]);&quot;&quot;;[.BI81]+MAX([.BI183];[.BJ183]))" office:value-type="float" office:value="1460" calcext:value-type="float">
            <text:p>1460</text:p>
          </table:table-cell>
          <table:table-cell table:style-name="ce7" table:formula="of:=IF(ISBLANK([.BJ81]);&quot;&quot;;[.BJ81]+MAX([.BJ183];[.BK183]))" office:value-type="float" office:value="1425" calcext:value-type="float">
            <text:p>1425</text:p>
          </table:table-cell>
          <table:table-cell table:style-name="ce7" table:formula="of:=IF(ISBLANK([.BK81]);&quot;&quot;;[.BK81]+MAX([.BK183];[.BL183]))" office:value-type="float" office:value="1372" calcext:value-type="float">
            <text:p>1372</text:p>
          </table:table-cell>
          <table:table-cell table:style-name="ce7" table:formula="of:=IF(ISBLANK([.BL81]);&quot;&quot;;[.BL81]+MAX([.BL183];[.BM183]))" office:value-type="float" office:value="1394" calcext:value-type="float">
            <text:p>1394</text:p>
          </table:table-cell>
          <table:table-cell table:style-name="ce7" table:formula="of:=IF(ISBLANK([.BM81]);&quot;&quot;;[.BM81]+MAX([.BM183];[.BN183]))" office:value-type="float" office:value="1376" calcext:value-type="float">
            <text:p>1376</text:p>
          </table:table-cell>
          <table:table-cell table:style-name="ce7" table:formula="of:=IF(ISBLANK([.BN81]);&quot;&quot;;[.BN81]+MAX([.BN183];[.BO183]))" office:value-type="float" office:value="1507" calcext:value-type="float">
            <text:p>1507</text:p>
          </table:table-cell>
          <table:table-cell table:style-name="ce7" table:formula="of:=IF(ISBLANK([.BO81]);&quot;&quot;;[.BO81]+MAX([.BO183];[.BP183]))" office:value-type="float" office:value="1462" calcext:value-type="float">
            <text:p>1462</text:p>
          </table:table-cell>
          <table:table-cell table:style-name="ce7" table:formula="of:=IF(ISBLANK([.BP81]);&quot;&quot;;[.BP81]+MAX([.BP183];[.BQ183]))" office:value-type="float" office:value="1444" calcext:value-type="float">
            <text:p>1444</text:p>
          </table:table-cell>
          <table:table-cell table:style-name="ce7" table:formula="of:=IF(ISBLANK([.BQ81]);&quot;&quot;;[.BQ81]+MAX([.BQ183];[.BR183]))" office:value-type="float" office:value="1299" calcext:value-type="float">
            <text:p>1299</text:p>
          </table:table-cell>
          <table:table-cell table:style-name="ce7" table:formula="of:=IF(ISBLANK([.BR81]);&quot;&quot;;[.BR81]+MAX([.BR183];[.BS183]))" office:value-type="float" office:value="1430" calcext:value-type="float">
            <text:p>1430</text:p>
          </table:table-cell>
          <table:table-cell table:style-name="ce7" table:formula="of:=IF(ISBLANK([.BS81]);&quot;&quot;;[.BS81]+MAX([.BS183];[.BT183]))" office:value-type="float" office:value="1412" calcext:value-type="float">
            <text:p>1412</text:p>
          </table:table-cell>
          <table:table-cell table:style-name="ce7" table:formula="of:=IF(ISBLANK([.BT81]);&quot;&quot;;[.BT81]+MAX([.BT183];[.BU183]))" office:value-type="float" office:value="1526" calcext:value-type="float">
            <text:p>1526</text:p>
          </table:table-cell>
          <table:table-cell table:style-name="ce7" table:formula="of:=IF(ISBLANK([.BU81]);&quot;&quot;;[.BU81]+MAX([.BU183];[.BV183]))" office:value-type="float" office:value="1497" calcext:value-type="float">
            <text:p>1497</text:p>
          </table:table-cell>
          <table:table-cell table:style-name="ce7" table:formula="of:=IF(ISBLANK([.BV81]);&quot;&quot;;[.BV81]+MAX([.BV183];[.BW183]))" office:value-type="float" office:value="1477" calcext:value-type="float">
            <text:p>1477</text:p>
          </table:table-cell>
          <table:table-cell table:style-name="ce7" table:formula="of:=IF(ISBLANK([.BW81]);&quot;&quot;;[.BW81]+MAX([.BW183];[.BX183]))" office:value-type="float" office:value="1395" calcext:value-type="float">
            <text:p>1395</text:p>
          </table:table-cell>
          <table:table-cell table:style-name="ce7" table:formula="of:=IF(ISBLANK([.BX81]);&quot;&quot;;[.BX81]+MAX([.BX183];[.BY183]))" office:value-type="float" office:value="1438" calcext:value-type="float">
            <text:p>1438</text:p>
          </table:table-cell>
          <table:table-cell table:style-name="ce7" table:formula="of:=IF(ISBLANK([.BY81]);&quot;&quot;;[.BY81]+MAX([.BY183];[.BZ183]))" office:value-type="float" office:value="1423" calcext:value-type="float">
            <text:p>1423</text:p>
          </table:table-cell>
          <table:table-cell table:style-name="ce7" table:formula="of:=IF(ISBLANK([.BZ81]);&quot;&quot;;[.BZ81]+MAX([.BZ183];[.CA183]))" office:value-type="float" office:value="1505" calcext:value-type="float">
            <text:p>1505</text:p>
          </table:table-cell>
          <table:table-cell table:style-name="ce7" table:formula="of:=IF(ISBLANK([.CA81]);&quot;&quot;;[.CA81]+MAX([.CA183];[.CB183]))" office:value-type="float" office:value="1523" calcext:value-type="float">
            <text:p>1523</text:p>
          </table:table-cell>
          <table:table-cell table:style-name="ce7" table:formula="of:=IF(ISBLANK([.CB81]);&quot;&quot;;[.CB81]+MAX([.CB183];[.CC183]))" office:value-type="float" office:value="1477" calcext:value-type="float">
            <text:p>1477</text:p>
          </table:table-cell>
          <table:table-cell table:style-name="ce7" table:formula="of:=IF(ISBLANK([.CC81]);&quot;&quot;;[.CC81]+MAX([.CC183];[.CD183]))">
            <text:p/>
          </table:table-cell>
          <table:table-cell table:style-name="ce7" table:formula="of:=IF(ISBLANK([.CD81]);&quot;&quot;;[.CD81]+MAX([.CD183];[.CE183]))">
            <text:p/>
          </table:table-cell>
          <table:table-cell table:style-name="ce7" table:formula="of:=IF(ISBLANK([.CE81]);&quot;&quot;;[.CE81]+MAX([.CE183];[.CF183]))">
            <text:p/>
          </table:table-cell>
          <table:table-cell table:style-name="ce7" table:formula="of:=IF(ISBLANK([.CF81]);&quot;&quot;;[.CF81]+MAX([.CF183];[.CG183]))">
            <text:p/>
          </table:table-cell>
          <table:table-cell table:style-name="ce7" table:formula="of:=IF(ISBLANK([.CG81]);&quot;&quot;;[.CG81]+MAX([.CG183];[.CH183]))">
            <text:p/>
          </table:table-cell>
          <table:table-cell table:style-name="ce7" table:formula="of:=IF(ISBLANK([.CH81]);&quot;&quot;;[.CH81]+MAX([.CH183];[.CI183]))">
            <text:p/>
          </table:table-cell>
          <table:table-cell table:style-name="ce7" table:formula="of:=IF(ISBLANK([.CI81]);&quot;&quot;;[.CI81]+MAX([.CI183];[.CJ183]))">
            <text:p/>
          </table:table-cell>
          <table:table-cell table:style-name="ce7" table:formula="of:=IF(ISBLANK([.CJ81]);&quot;&quot;;[.CJ81]+MAX([.CJ183];[.CK183]))">
            <text:p/>
          </table:table-cell>
          <table:table-cell table:style-name="ce7" table:formula="of:=IF(ISBLANK([.CK81]);&quot;&quot;;[.CK81]+MAX([.CK183];[.CL183]))">
            <text:p/>
          </table:table-cell>
          <table:table-cell table:style-name="ce7" table:formula="of:=IF(ISBLANK([.CL81]);&quot;&quot;;[.CL81]+MAX([.CL183];[.CM183]))">
            <text:p/>
          </table:table-cell>
          <table:table-cell table:style-name="ce7" table:formula="of:=IF(ISBLANK([.CM81]);&quot;&quot;;[.CM81]+MAX([.CM183];[.CN183]))">
            <text:p/>
          </table:table-cell>
          <table:table-cell table:style-name="ce7" table:formula="of:=IF(ISBLANK([.CN81]);&quot;&quot;;[.CN81]+MAX([.CN183];[.CO183]))">
            <text:p/>
          </table:table-cell>
          <table:table-cell table:style-name="ce7" table:formula="of:=IF(ISBLANK([.CO81]);&quot;&quot;;[.CO81]+MAX([.CO183];[.CP183]))">
            <text:p/>
          </table:table-cell>
          <table:table-cell table:style-name="ce7" table:formula="of:=IF(ISBLANK([.CP81]);&quot;&quot;;[.CP81]+MAX([.CP183];[.CQ183]))">
            <text:p/>
          </table:table-cell>
          <table:table-cell table:style-name="ce7" table:formula="of:=IF(ISBLANK([.CQ81]);&quot;&quot;;[.CQ81]+MAX([.CQ183];[.CR183]))">
            <text:p/>
          </table:table-cell>
          <table:table-cell table:style-name="ce7" table:formula="of:=IF(ISBLANK([.CR81]);&quot;&quot;;[.CR81]+MAX([.CR183];[.CS183]))">
            <text:p/>
          </table:table-cell>
          <table:table-cell table:style-name="ce7" table:formula="of:=IF(ISBLANK([.CS81]);&quot;&quot;;[.CS81]+MAX([.CS183];[.CT183]))">
            <text:p/>
          </table:table-cell>
          <table:table-cell table:style-name="ce7" table:formula="of:=IF(ISBLANK([.CT81]);&quot;&quot;;[.CT81]+MAX([.CT183];[.CU183]))">
            <text:p/>
          </table:table-cell>
          <table:table-cell table:style-name="ce7" table:formula="of:=IF(ISBLANK([.CU81]);&quot;&quot;;[.CU81]+MAX([.CU183];[.CV183]))">
            <text:p/>
          </table:table-cell>
          <table:table-cell table:formula="of:=IF(ISBLANK([.CV81]);&quot;&quot;;[.CV81]+MAX([.CV183];[.CW183]))">
            <text:p/>
          </table:table-cell>
        </table:table-row>
        <table:table-row table:style-name="ro1">
          <table:table-cell table:formula="of:=IF(ISBLANK([.A82]);&quot;&quot;;[.A82]+MAX([.A184];[.B184]))" office:value-type="float" office:value="1269" calcext:value-type="float">
            <text:p>1269</text:p>
          </table:table-cell>
          <table:table-cell table:style-name="ce7" table:formula="of:=IF(ISBLANK([.B82]);&quot;&quot;;[.B82]+MAX([.B184];[.C184]))" office:value-type="float" office:value="1358" calcext:value-type="float">
            <text:p>1358</text:p>
          </table:table-cell>
          <table:table-cell table:style-name="ce7" table:formula="of:=IF(ISBLANK([.C82]);&quot;&quot;;[.C82]+MAX([.C184];[.D184]))" office:value-type="float" office:value="1411" calcext:value-type="float">
            <text:p>1411</text:p>
          </table:table-cell>
          <table:table-cell table:style-name="ce7" table:formula="of:=IF(ISBLANK([.D82]);&quot;&quot;;[.D82]+MAX([.D184];[.E184]))" office:value-type="float" office:value="1386" calcext:value-type="float">
            <text:p>1386</text:p>
          </table:table-cell>
          <table:table-cell table:style-name="ce7" table:formula="of:=IF(ISBLANK([.E82]);&quot;&quot;;[.E82]+MAX([.E184];[.F184]))" office:value-type="float" office:value="1300" calcext:value-type="float">
            <text:p>1300</text:p>
          </table:table-cell>
          <table:table-cell table:style-name="ce7" table:formula="of:=IF(ISBLANK([.F82]);&quot;&quot;;[.F82]+MAX([.F184];[.G184]))" office:value-type="float" office:value="1276" calcext:value-type="float">
            <text:p>1276</text:p>
          </table:table-cell>
          <table:table-cell table:style-name="ce7" table:formula="of:=IF(ISBLANK([.G82]);&quot;&quot;;[.G82]+MAX([.G184];[.H184]))" office:value-type="float" office:value="1257" calcext:value-type="float">
            <text:p>1257</text:p>
          </table:table-cell>
          <table:table-cell table:style-name="ce7" table:formula="of:=IF(ISBLANK([.H82]);&quot;&quot;;[.H82]+MAX([.H184];[.I184]))" office:value-type="float" office:value="1295" calcext:value-type="float">
            <text:p>1295</text:p>
          </table:table-cell>
          <table:table-cell table:style-name="ce7" table:formula="of:=IF(ISBLANK([.I82]);&quot;&quot;;[.I82]+MAX([.I184];[.J184]))" office:value-type="float" office:value="1284" calcext:value-type="float">
            <text:p>1284</text:p>
          </table:table-cell>
          <table:table-cell table:style-name="ce7" table:formula="of:=IF(ISBLANK([.J82]);&quot;&quot;;[.J82]+MAX([.J184];[.K184]))" office:value-type="float" office:value="1247" calcext:value-type="float">
            <text:p>1247</text:p>
          </table:table-cell>
          <table:table-cell table:style-name="ce7" table:formula="of:=IF(ISBLANK([.K82]);&quot;&quot;;[.K82]+MAX([.K184];[.L184]))" office:value-type="float" office:value="1347" calcext:value-type="float">
            <text:p>1347</text:p>
          </table:table-cell>
          <table:table-cell table:style-name="ce7" table:formula="of:=IF(ISBLANK([.L82]);&quot;&quot;;[.L82]+MAX([.L184];[.M184]))" office:value-type="float" office:value="1346" calcext:value-type="float">
            <text:p>1346</text:p>
          </table:table-cell>
          <table:table-cell table:style-name="ce7" table:formula="of:=IF(ISBLANK([.M82]);&quot;&quot;;[.M82]+MAX([.M184];[.N184]))" office:value-type="float" office:value="1352" calcext:value-type="float">
            <text:p>1352</text:p>
          </table:table-cell>
          <table:table-cell table:style-name="ce7" table:formula="of:=IF(ISBLANK([.N82]);&quot;&quot;;[.N82]+MAX([.N184];[.O184]))" office:value-type="float" office:value="1289" calcext:value-type="float">
            <text:p>1289</text:p>
          </table:table-cell>
          <table:table-cell table:style-name="ce7" table:formula="of:=IF(ISBLANK([.O82]);&quot;&quot;;[.O82]+MAX([.O184];[.P184]))" office:value-type="float" office:value="1492" calcext:value-type="float">
            <text:p>1492</text:p>
          </table:table-cell>
          <table:table-cell table:style-name="ce7" table:formula="of:=IF(ISBLANK([.P82]);&quot;&quot;;[.P82]+MAX([.P184];[.Q184]))" office:value-type="float" office:value="1497" calcext:value-type="float">
            <text:p>1497</text:p>
          </table:table-cell>
          <table:table-cell table:style-name="ce7" table:formula="of:=IF(ISBLANK([.Q82]);&quot;&quot;;[.Q82]+MAX([.Q184];[.R184]))" office:value-type="float" office:value="1517" calcext:value-type="float">
            <text:p>1517</text:p>
          </table:table-cell>
          <table:table-cell table:style-name="ce7" table:formula="of:=IF(ISBLANK([.R82]);&quot;&quot;;[.R82]+MAX([.R184];[.S184]))" office:value-type="float" office:value="1419" calcext:value-type="float">
            <text:p>1419</text:p>
          </table:table-cell>
          <table:table-cell table:style-name="ce7" table:formula="of:=IF(ISBLANK([.S82]);&quot;&quot;;[.S82]+MAX([.S184];[.T184]))" office:value-type="float" office:value="1355" calcext:value-type="float">
            <text:p>1355</text:p>
          </table:table-cell>
          <table:table-cell table:style-name="ce7" table:formula="of:=IF(ISBLANK([.T82]);&quot;&quot;;[.T82]+MAX([.T184];[.U184]))" office:value-type="float" office:value="1360" calcext:value-type="float">
            <text:p>1360</text:p>
          </table:table-cell>
          <table:table-cell table:style-name="ce7" table:formula="of:=IF(ISBLANK([.U82]);&quot;&quot;;[.U82]+MAX([.U184];[.V184]))" office:value-type="float" office:value="1409" calcext:value-type="float">
            <text:p>1409</text:p>
          </table:table-cell>
          <table:table-cell table:style-name="ce7" table:formula="of:=IF(ISBLANK([.V82]);&quot;&quot;;[.V82]+MAX([.V184];[.W184]))" office:value-type="float" office:value="1406" calcext:value-type="float">
            <text:p>1406</text:p>
          </table:table-cell>
          <table:table-cell table:style-name="ce7" table:formula="of:=IF(ISBLANK([.W82]);&quot;&quot;;[.W82]+MAX([.W184];[.X184]))" office:value-type="float" office:value="1462" calcext:value-type="float">
            <text:p>1462</text:p>
          </table:table-cell>
          <table:table-cell table:style-name="ce7" table:formula="of:=IF(ISBLANK([.X82]);&quot;&quot;;[.X82]+MAX([.X184];[.Y184]))" office:value-type="float" office:value="1450" calcext:value-type="float">
            <text:p>1450</text:p>
          </table:table-cell>
          <table:table-cell table:style-name="ce7" table:formula="of:=IF(ISBLANK([.Y82]);&quot;&quot;;[.Y82]+MAX([.Y184];[.Z184]))" office:value-type="float" office:value="1434" calcext:value-type="float">
            <text:p>1434</text:p>
          </table:table-cell>
          <table:table-cell table:style-name="ce7" table:formula="of:=IF(ISBLANK([.Z82]);&quot;&quot;;[.Z82]+MAX([.Z184];[.AA184]))" office:value-type="float" office:value="1424" calcext:value-type="float">
            <text:p>1424</text:p>
          </table:table-cell>
          <table:table-cell table:style-name="ce7" table:formula="of:=IF(ISBLANK([.AA82]);&quot;&quot;;[.AA82]+MAX([.AA184];[.AB184]))" office:value-type="float" office:value="1427" calcext:value-type="float">
            <text:p>1427</text:p>
          </table:table-cell>
          <table:table-cell table:style-name="ce7" table:formula="of:=IF(ISBLANK([.AB82]);&quot;&quot;;[.AB82]+MAX([.AB184];[.AC184]))" office:value-type="float" office:value="1410" calcext:value-type="float">
            <text:p>1410</text:p>
          </table:table-cell>
          <table:table-cell table:style-name="ce7" table:formula="of:=IF(ISBLANK([.AC82]);&quot;&quot;;[.AC82]+MAX([.AC184];[.AD184]))" office:value-type="float" office:value="1393" calcext:value-type="float">
            <text:p>1393</text:p>
          </table:table-cell>
          <table:table-cell table:style-name="ce7" table:formula="of:=IF(ISBLANK([.AD82]);&quot;&quot;;[.AD82]+MAX([.AD184];[.AE184]))" office:value-type="float" office:value="1415" calcext:value-type="float">
            <text:p>1415</text:p>
          </table:table-cell>
          <table:table-cell table:style-name="ce7" table:formula="of:=IF(ISBLANK([.AE82]);&quot;&quot;;[.AE82]+MAX([.AE184];[.AF184]))" office:value-type="float" office:value="1381" calcext:value-type="float">
            <text:p>1381</text:p>
          </table:table-cell>
          <table:table-cell table:style-name="ce7" table:formula="of:=IF(ISBLANK([.AF82]);&quot;&quot;;[.AF82]+MAX([.AF184];[.AG184]))" office:value-type="float" office:value="1386" calcext:value-type="float">
            <text:p>1386</text:p>
          </table:table-cell>
          <table:table-cell table:style-name="ce7" table:formula="of:=IF(ISBLANK([.AG82]);&quot;&quot;;[.AG82]+MAX([.AG184];[.AH184]))" office:value-type="float" office:value="1372" calcext:value-type="float">
            <text:p>1372</text:p>
          </table:table-cell>
          <table:table-cell table:style-name="ce7" table:formula="of:=IF(ISBLANK([.AH82]);&quot;&quot;;[.AH82]+MAX([.AH184];[.AI184]))" office:value-type="float" office:value="1433" calcext:value-type="float">
            <text:p>1433</text:p>
          </table:table-cell>
          <table:table-cell table:style-name="ce7" table:formula="of:=IF(ISBLANK([.AI82]);&quot;&quot;;[.AI82]+MAX([.AI184];[.AJ184]))" office:value-type="float" office:value="1464" calcext:value-type="float">
            <text:p>1464</text:p>
          </table:table-cell>
          <table:table-cell table:style-name="ce7" table:formula="of:=IF(ISBLANK([.AJ82]);&quot;&quot;;[.AJ82]+MAX([.AJ184];[.AK184]))" office:value-type="float" office:value="1482" calcext:value-type="float">
            <text:p>1482</text:p>
          </table:table-cell>
          <table:table-cell table:style-name="ce7" table:formula="of:=IF(ISBLANK([.AK82]);&quot;&quot;;[.AK82]+MAX([.AK184];[.AL184]))" office:value-type="float" office:value="1496" calcext:value-type="float">
            <text:p>1496</text:p>
          </table:table-cell>
          <table:table-cell table:style-name="ce7" table:formula="of:=IF(ISBLANK([.AL82]);&quot;&quot;;[.AL82]+MAX([.AL184];[.AM184]))" office:value-type="float" office:value="1337" calcext:value-type="float">
            <text:p>1337</text:p>
          </table:table-cell>
          <table:table-cell table:style-name="ce7" table:formula="of:=IF(ISBLANK([.AM82]);&quot;&quot;;[.AM82]+MAX([.AM184];[.AN184]))" office:value-type="float" office:value="1400" calcext:value-type="float">
            <text:p>1400</text:p>
          </table:table-cell>
          <table:table-cell table:style-name="ce7" table:formula="of:=IF(ISBLANK([.AN82]);&quot;&quot;;[.AN82]+MAX([.AN184];[.AO184]))" office:value-type="float" office:value="1418" calcext:value-type="float">
            <text:p>1418</text:p>
          </table:table-cell>
          <table:table-cell table:style-name="ce7" table:formula="of:=IF(ISBLANK([.AO82]);&quot;&quot;;[.AO82]+MAX([.AO184];[.AP184]))" office:value-type="float" office:value="1464" calcext:value-type="float">
            <text:p>1464</text:p>
          </table:table-cell>
          <table:table-cell table:style-name="ce7" table:formula="of:=IF(ISBLANK([.AP82]);&quot;&quot;;[.AP82]+MAX([.AP184];[.AQ184]))" office:value-type="float" office:value="1452" calcext:value-type="float">
            <text:p>1452</text:p>
          </table:table-cell>
          <table:table-cell table:style-name="ce7" table:formula="of:=IF(ISBLANK([.AQ82]);&quot;&quot;;[.AQ82]+MAX([.AQ184];[.AR184]))" office:value-type="float" office:value="1510" calcext:value-type="float">
            <text:p>1510</text:p>
          </table:table-cell>
          <table:table-cell table:style-name="ce7" table:formula="of:=IF(ISBLANK([.AR82]);&quot;&quot;;[.AR82]+MAX([.AR184];[.AS184]))" office:value-type="float" office:value="1440" calcext:value-type="float">
            <text:p>1440</text:p>
          </table:table-cell>
          <table:table-cell table:style-name="ce7" table:formula="of:=IF(ISBLANK([.AS82]);&quot;&quot;;[.AS82]+MAX([.AS184];[.AT184]))" office:value-type="float" office:value="1495" calcext:value-type="float">
            <text:p>1495</text:p>
          </table:table-cell>
          <table:table-cell table:style-name="ce7" table:formula="of:=IF(ISBLANK([.AT82]);&quot;&quot;;[.AT82]+MAX([.AT184];[.AU184]))" office:value-type="float" office:value="1501" calcext:value-type="float">
            <text:p>1501</text:p>
          </table:table-cell>
          <table:table-cell table:style-name="ce7" table:formula="of:=IF(ISBLANK([.AU82]);&quot;&quot;;[.AU82]+MAX([.AU184];[.AV184]))" office:value-type="float" office:value="1421" calcext:value-type="float">
            <text:p>1421</text:p>
          </table:table-cell>
          <table:table-cell table:style-name="ce7" table:formula="of:=IF(ISBLANK([.AV82]);&quot;&quot;;[.AV82]+MAX([.AV184];[.AW184]))" office:value-type="float" office:value="1412" calcext:value-type="float">
            <text:p>1412</text:p>
          </table:table-cell>
          <table:table-cell table:style-name="ce7" table:formula="of:=IF(ISBLANK([.AW82]);&quot;&quot;;[.AW82]+MAX([.AW184];[.AX184]))" office:value-type="float" office:value="1465" calcext:value-type="float">
            <text:p>1465</text:p>
          </table:table-cell>
          <table:table-cell table:style-name="ce7" table:formula="of:=IF(ISBLANK([.AX82]);&quot;&quot;;[.AX82]+MAX([.AX184];[.AY184]))" office:value-type="float" office:value="1378" calcext:value-type="float">
            <text:p>1378</text:p>
          </table:table-cell>
          <table:table-cell table:style-name="ce7" table:formula="of:=IF(ISBLANK([.AY82]);&quot;&quot;;[.AY82]+MAX([.AY184];[.AZ184]))" office:value-type="float" office:value="1450" calcext:value-type="float">
            <text:p>1450</text:p>
          </table:table-cell>
          <table:table-cell table:style-name="ce7" table:formula="of:=IF(ISBLANK([.AZ82]);&quot;&quot;;[.AZ82]+MAX([.AZ184];[.BA184]))" office:value-type="float" office:value="1468" calcext:value-type="float">
            <text:p>1468</text:p>
          </table:table-cell>
          <table:table-cell table:style-name="ce7" table:formula="of:=IF(ISBLANK([.BA82]);&quot;&quot;;[.BA82]+MAX([.BA184];[.BB184]))" office:value-type="float" office:value="1483" calcext:value-type="float">
            <text:p>1483</text:p>
          </table:table-cell>
          <table:table-cell table:style-name="ce7" table:formula="of:=IF(ISBLANK([.BB82]);&quot;&quot;;[.BB82]+MAX([.BB184];[.BC184]))" office:value-type="float" office:value="1477" calcext:value-type="float">
            <text:p>1477</text:p>
          </table:table-cell>
          <table:table-cell table:style-name="ce7" table:formula="of:=IF(ISBLANK([.BC82]);&quot;&quot;;[.BC82]+MAX([.BC184];[.BD184]))" office:value-type="float" office:value="1429" calcext:value-type="float">
            <text:p>1429</text:p>
          </table:table-cell>
          <table:table-cell table:style-name="ce7" table:formula="of:=IF(ISBLANK([.BD82]);&quot;&quot;;[.BD82]+MAX([.BD184];[.BE184]))" office:value-type="float" office:value="1358" calcext:value-type="float">
            <text:p>1358</text:p>
          </table:table-cell>
          <table:table-cell table:style-name="ce7" table:formula="of:=IF(ISBLANK([.BE82]);&quot;&quot;;[.BE82]+MAX([.BE184];[.BF184]))" office:value-type="float" office:value="1345" calcext:value-type="float">
            <text:p>1345</text:p>
          </table:table-cell>
          <table:table-cell table:style-name="ce7" table:formula="of:=IF(ISBLANK([.BF82]);&quot;&quot;;[.BF82]+MAX([.BF184];[.BG184]))" office:value-type="float" office:value="1366" calcext:value-type="float">
            <text:p>1366</text:p>
          </table:table-cell>
          <table:table-cell table:style-name="ce7" table:formula="of:=IF(ISBLANK([.BG82]);&quot;&quot;;[.BG82]+MAX([.BG184];[.BH184]))" office:value-type="float" office:value="1380" calcext:value-type="float">
            <text:p>1380</text:p>
          </table:table-cell>
          <table:table-cell table:style-name="ce7" table:formula="of:=IF(ISBLANK([.BH82]);&quot;&quot;;[.BH82]+MAX([.BH184];[.BI184]))" office:value-type="float" office:value="1427" calcext:value-type="float">
            <text:p>1427</text:p>
          </table:table-cell>
          <table:table-cell table:style-name="ce7" table:formula="of:=IF(ISBLANK([.BI82]);&quot;&quot;;[.BI82]+MAX([.BI184];[.BJ184]))" office:value-type="float" office:value="1390" calcext:value-type="float">
            <text:p>1390</text:p>
          </table:table-cell>
          <table:table-cell table:style-name="ce7" table:formula="of:=IF(ISBLANK([.BJ82]);&quot;&quot;;[.BJ82]+MAX([.BJ184];[.BK184]))" office:value-type="float" office:value="1391" calcext:value-type="float">
            <text:p>1391</text:p>
          </table:table-cell>
          <table:table-cell table:style-name="ce7" table:formula="of:=IF(ISBLANK([.BK82]);&quot;&quot;;[.BK82]+MAX([.BK184];[.BL184]))" office:value-type="float" office:value="1359" calcext:value-type="float">
            <text:p>1359</text:p>
          </table:table-cell>
          <table:table-cell table:style-name="ce7" table:formula="of:=IF(ISBLANK([.BL82]);&quot;&quot;;[.BL82]+MAX([.BL184];[.BM184]))" office:value-type="float" office:value="1364" calcext:value-type="float">
            <text:p>1364</text:p>
          </table:table-cell>
          <table:table-cell table:style-name="ce7" table:formula="of:=IF(ISBLANK([.BM82]);&quot;&quot;;[.BM82]+MAX([.BM184];[.BN184]))" office:value-type="float" office:value="1360" calcext:value-type="float">
            <text:p>1360</text:p>
          </table:table-cell>
          <table:table-cell table:style-name="ce7" table:formula="of:=IF(ISBLANK([.BN82]);&quot;&quot;;[.BN82]+MAX([.BN184];[.BO184]))" office:value-type="float" office:value="1371" calcext:value-type="float">
            <text:p>1371</text:p>
          </table:table-cell>
          <table:table-cell table:style-name="ce7" table:formula="of:=IF(ISBLANK([.BO82]);&quot;&quot;;[.BO82]+MAX([.BO184];[.BP184]))" office:value-type="float" office:value="1455" calcext:value-type="float">
            <text:p>1455</text:p>
          </table:table-cell>
          <table:table-cell table:style-name="ce7" table:formula="of:=IF(ISBLANK([.BP82]);&quot;&quot;;[.BP82]+MAX([.BP184];[.BQ184]))" office:value-type="float" office:value="1346" calcext:value-type="float">
            <text:p>1346</text:p>
          </table:table-cell>
          <table:table-cell table:style-name="ce7" table:formula="of:=IF(ISBLANK([.BQ82]);&quot;&quot;;[.BQ82]+MAX([.BQ184];[.BR184]))" office:value-type="float" office:value="1267" calcext:value-type="float">
            <text:p>1267</text:p>
          </table:table-cell>
          <table:table-cell table:style-name="ce7" table:formula="of:=IF(ISBLANK([.BR82]);&quot;&quot;;[.BR82]+MAX([.BR184];[.BS184]))" office:value-type="float" office:value="1255" calcext:value-type="float">
            <text:p>1255</text:p>
          </table:table-cell>
          <table:table-cell table:style-name="ce7" table:formula="of:=IF(ISBLANK([.BS82]);&quot;&quot;;[.BS82]+MAX([.BS184];[.BT184]))" office:value-type="float" office:value="1335" calcext:value-type="float">
            <text:p>1335</text:p>
          </table:table-cell>
          <table:table-cell table:style-name="ce7" table:formula="of:=IF(ISBLANK([.BT82]);&quot;&quot;;[.BT82]+MAX([.BT184];[.BU184]))" office:value-type="float" office:value="1382" calcext:value-type="float">
            <text:p>1382</text:p>
          </table:table-cell>
          <table:table-cell table:style-name="ce7" table:formula="of:=IF(ISBLANK([.BU82]);&quot;&quot;;[.BU82]+MAX([.BU184];[.BV184]))" office:value-type="float" office:value="1432" calcext:value-type="float">
            <text:p>1432</text:p>
          </table:table-cell>
          <table:table-cell table:style-name="ce7" table:formula="of:=IF(ISBLANK([.BV82]);&quot;&quot;;[.BV82]+MAX([.BV184];[.BW184]))" office:value-type="float" office:value="1427" calcext:value-type="float">
            <text:p>1427</text:p>
          </table:table-cell>
          <table:table-cell table:style-name="ce7" table:formula="of:=IF(ISBLANK([.BW82]);&quot;&quot;;[.BW82]+MAX([.BW184];[.BX184]))" office:value-type="float" office:value="1371" calcext:value-type="float">
            <text:p>1371</text:p>
          </table:table-cell>
          <table:table-cell table:style-name="ce7" table:formula="of:=IF(ISBLANK([.BX82]);&quot;&quot;;[.BX82]+MAX([.BX184];[.BY184]))" office:value-type="float" office:value="1334" calcext:value-type="float">
            <text:p>1334</text:p>
          </table:table-cell>
          <table:table-cell table:style-name="ce7" table:formula="of:=IF(ISBLANK([.BY82]);&quot;&quot;;[.BY82]+MAX([.BY184];[.BZ184]))" office:value-type="float" office:value="1375" calcext:value-type="float">
            <text:p>1375</text:p>
          </table:table-cell>
          <table:table-cell table:style-name="ce7" table:formula="of:=IF(ISBLANK([.BZ82]);&quot;&quot;;[.BZ82]+MAX([.BZ184];[.CA184]))" office:value-type="float" office:value="1395" calcext:value-type="float">
            <text:p>1395</text:p>
          </table:table-cell>
          <table:table-cell table:style-name="ce7" table:formula="of:=IF(ISBLANK([.CA82]);&quot;&quot;;[.CA82]+MAX([.CA184];[.CB184]))" office:value-type="float" office:value="1424" calcext:value-type="float">
            <text:p>1424</text:p>
          </table:table-cell>
          <table:table-cell table:style-name="ce7" table:formula="of:=IF(ISBLANK([.CB82]);&quot;&quot;;[.CB82]+MAX([.CB184];[.CC184]))" office:value-type="float" office:value="1304" calcext:value-type="float">
            <text:p>1304</text:p>
          </table:table-cell>
          <table:table-cell table:style-name="ce7" table:formula="of:=IF(ISBLANK([.CC82]);&quot;&quot;;[.CC82]+MAX([.CC184];[.CD184]))" office:value-type="float" office:value="1420" calcext:value-type="float">
            <text:p>1420</text:p>
          </table:table-cell>
          <table:table-cell table:style-name="ce7" table:formula="of:=IF(ISBLANK([.CD82]);&quot;&quot;;[.CD82]+MAX([.CD184];[.CE184]))">
            <text:p/>
          </table:table-cell>
          <table:table-cell table:style-name="ce7" table:formula="of:=IF(ISBLANK([.CE82]);&quot;&quot;;[.CE82]+MAX([.CE184];[.CF184]))">
            <text:p/>
          </table:table-cell>
          <table:table-cell table:style-name="ce7" table:formula="of:=IF(ISBLANK([.CF82]);&quot;&quot;;[.CF82]+MAX([.CF184];[.CG184]))">
            <text:p/>
          </table:table-cell>
          <table:table-cell table:style-name="ce7" table:formula="of:=IF(ISBLANK([.CG82]);&quot;&quot;;[.CG82]+MAX([.CG184];[.CH184]))">
            <text:p/>
          </table:table-cell>
          <table:table-cell table:style-name="ce7" table:formula="of:=IF(ISBLANK([.CH82]);&quot;&quot;;[.CH82]+MAX([.CH184];[.CI184]))">
            <text:p/>
          </table:table-cell>
          <table:table-cell table:style-name="ce7" table:formula="of:=IF(ISBLANK([.CI82]);&quot;&quot;;[.CI82]+MAX([.CI184];[.CJ184]))">
            <text:p/>
          </table:table-cell>
          <table:table-cell table:style-name="ce7" table:formula="of:=IF(ISBLANK([.CJ82]);&quot;&quot;;[.CJ82]+MAX([.CJ184];[.CK184]))">
            <text:p/>
          </table:table-cell>
          <table:table-cell table:style-name="ce7" table:formula="of:=IF(ISBLANK([.CK82]);&quot;&quot;;[.CK82]+MAX([.CK184];[.CL184]))">
            <text:p/>
          </table:table-cell>
          <table:table-cell table:style-name="ce7" table:formula="of:=IF(ISBLANK([.CL82]);&quot;&quot;;[.CL82]+MAX([.CL184];[.CM184]))">
            <text:p/>
          </table:table-cell>
          <table:table-cell table:style-name="ce7" table:formula="of:=IF(ISBLANK([.CM82]);&quot;&quot;;[.CM82]+MAX([.CM184];[.CN184]))">
            <text:p/>
          </table:table-cell>
          <table:table-cell table:style-name="ce7" table:formula="of:=IF(ISBLANK([.CN82]);&quot;&quot;;[.CN82]+MAX([.CN184];[.CO184]))">
            <text:p/>
          </table:table-cell>
          <table:table-cell table:style-name="ce7" table:formula="of:=IF(ISBLANK([.CO82]);&quot;&quot;;[.CO82]+MAX([.CO184];[.CP184]))">
            <text:p/>
          </table:table-cell>
          <table:table-cell table:style-name="ce7" table:formula="of:=IF(ISBLANK([.CP82]);&quot;&quot;;[.CP82]+MAX([.CP184];[.CQ184]))">
            <text:p/>
          </table:table-cell>
          <table:table-cell table:style-name="ce7" table:formula="of:=IF(ISBLANK([.CQ82]);&quot;&quot;;[.CQ82]+MAX([.CQ184];[.CR184]))">
            <text:p/>
          </table:table-cell>
          <table:table-cell table:style-name="ce7" table:formula="of:=IF(ISBLANK([.CR82]);&quot;&quot;;[.CR82]+MAX([.CR184];[.CS184]))">
            <text:p/>
          </table:table-cell>
          <table:table-cell table:style-name="ce7" table:formula="of:=IF(ISBLANK([.CS82]);&quot;&quot;;[.CS82]+MAX([.CS184];[.CT184]))">
            <text:p/>
          </table:table-cell>
          <table:table-cell table:style-name="ce7" table:formula="of:=IF(ISBLANK([.CT82]);&quot;&quot;;[.CT82]+MAX([.CT184];[.CU184]))">
            <text:p/>
          </table:table-cell>
          <table:table-cell table:style-name="ce7" table:formula="of:=IF(ISBLANK([.CU82]);&quot;&quot;;[.CU82]+MAX([.CU184];[.CV184]))">
            <text:p/>
          </table:table-cell>
          <table:table-cell table:formula="of:=IF(ISBLANK([.CV82]);&quot;&quot;;[.CV82]+MAX([.CV184];[.CW184]))">
            <text:p/>
          </table:table-cell>
        </table:table-row>
        <table:table-row table:style-name="ro1">
          <table:table-cell table:formula="of:=IF(ISBLANK([.A83]);&quot;&quot;;[.A83]+MAX([.A185];[.B185]))" office:value-type="float" office:value="1244" calcext:value-type="float">
            <text:p>1244</text:p>
          </table:table-cell>
          <table:table-cell table:style-name="ce7" table:formula="of:=IF(ISBLANK([.B83]);&quot;&quot;;[.B83]+MAX([.B185];[.C185]))" office:value-type="float" office:value="1250" calcext:value-type="float">
            <text:p>1250</text:p>
          </table:table-cell>
          <table:table-cell table:style-name="ce7" table:formula="of:=IF(ISBLANK([.C83]);&quot;&quot;;[.C83]+MAX([.C185];[.D185]))" office:value-type="float" office:value="1335" calcext:value-type="float">
            <text:p>1335</text:p>
          </table:table-cell>
          <table:table-cell table:style-name="ce7" table:formula="of:=IF(ISBLANK([.D83]);&quot;&quot;;[.D83]+MAX([.D185];[.E185]))" office:value-type="float" office:value="1350" calcext:value-type="float">
            <text:p>1350</text:p>
          </table:table-cell>
          <table:table-cell table:style-name="ce7" table:formula="of:=IF(ISBLANK([.E83]);&quot;&quot;;[.E83]+MAX([.E185];[.F185]))" office:value-type="float" office:value="1291" calcext:value-type="float">
            <text:p>1291</text:p>
          </table:table-cell>
          <table:table-cell table:style-name="ce7" table:formula="of:=IF(ISBLANK([.F83]);&quot;&quot;;[.F83]+MAX([.F185];[.G185]))" office:value-type="float" office:value="1187" calcext:value-type="float">
            <text:p>1187</text:p>
          </table:table-cell>
          <table:table-cell table:style-name="ce7" table:formula="of:=IF(ISBLANK([.G83]);&quot;&quot;;[.G83]+MAX([.G185];[.H185]))" office:value-type="float" office:value="1186" calcext:value-type="float">
            <text:p>1186</text:p>
          </table:table-cell>
          <table:table-cell table:style-name="ce7" table:formula="of:=IF(ISBLANK([.H83]);&quot;&quot;;[.H83]+MAX([.H185];[.I185]))" office:value-type="float" office:value="1137" calcext:value-type="float">
            <text:p>1137</text:p>
          </table:table-cell>
          <table:table-cell table:style-name="ce7" table:formula="of:=IF(ISBLANK([.I83]);&quot;&quot;;[.I83]+MAX([.I185];[.J185]))" office:value-type="float" office:value="1197" calcext:value-type="float">
            <text:p>1197</text:p>
          </table:table-cell>
          <table:table-cell table:style-name="ce7" table:formula="of:=IF(ISBLANK([.J83]);&quot;&quot;;[.J83]+MAX([.J185];[.K185]))" office:value-type="float" office:value="1219" calcext:value-type="float">
            <text:p>1219</text:p>
          </table:table-cell>
          <table:table-cell table:style-name="ce7" table:formula="of:=IF(ISBLANK([.K83]);&quot;&quot;;[.K83]+MAX([.K185];[.L185]))" office:value-type="float" office:value="1230" calcext:value-type="float">
            <text:p>1230</text:p>
          </table:table-cell>
          <table:table-cell table:style-name="ce7" table:formula="of:=IF(ISBLANK([.L83]);&quot;&quot;;[.L83]+MAX([.L185];[.M185]))" office:value-type="float" office:value="1317" calcext:value-type="float">
            <text:p>1317</text:p>
          </table:table-cell>
          <table:table-cell table:style-name="ce7" table:formula="of:=IF(ISBLANK([.M83]);&quot;&quot;;[.M83]+MAX([.M185];[.N185]))" office:value-type="float" office:value="1228" calcext:value-type="float">
            <text:p>1228</text:p>
          </table:table-cell>
          <table:table-cell table:style-name="ce7" table:formula="of:=IF(ISBLANK([.N83]);&quot;&quot;;[.N83]+MAX([.N185];[.O185]))" office:value-type="float" office:value="1263" calcext:value-type="float">
            <text:p>1263</text:p>
          </table:table-cell>
          <table:table-cell table:style-name="ce7" table:formula="of:=IF(ISBLANK([.O83]);&quot;&quot;;[.O83]+MAX([.O185];[.P185]))" office:value-type="float" office:value="1227" calcext:value-type="float">
            <text:p>1227</text:p>
          </table:table-cell>
          <table:table-cell table:style-name="ce7" table:formula="of:=IF(ISBLANK([.P83]);&quot;&quot;;[.P83]+MAX([.P185];[.Q185]))" office:value-type="float" office:value="1413" calcext:value-type="float">
            <text:p>1413</text:p>
          </table:table-cell>
          <table:table-cell table:style-name="ce7" table:formula="of:=IF(ISBLANK([.Q83]);&quot;&quot;;[.Q83]+MAX([.Q185];[.R185]))" office:value-type="float" office:value="1423" calcext:value-type="float">
            <text:p>1423</text:p>
          </table:table-cell>
          <table:table-cell table:style-name="ce7" table:formula="of:=IF(ISBLANK([.R83]);&quot;&quot;;[.R83]+MAX([.R185];[.S185]))" office:value-type="float" office:value="1408" calcext:value-type="float">
            <text:p>1408</text:p>
          </table:table-cell>
          <table:table-cell table:style-name="ce7" table:formula="of:=IF(ISBLANK([.S83]);&quot;&quot;;[.S83]+MAX([.S185];[.T185]))" office:value-type="float" office:value="1299" calcext:value-type="float">
            <text:p>1299</text:p>
          </table:table-cell>
          <table:table-cell table:style-name="ce7" table:formula="of:=IF(ISBLANK([.T83]);&quot;&quot;;[.T83]+MAX([.T185];[.U185]))" office:value-type="float" office:value="1311" calcext:value-type="float">
            <text:p>1311</text:p>
          </table:table-cell>
          <table:table-cell table:style-name="ce7" table:formula="of:=IF(ISBLANK([.U83]);&quot;&quot;;[.U83]+MAX([.U185];[.V185]))" office:value-type="float" office:value="1312" calcext:value-type="float">
            <text:p>1312</text:p>
          </table:table-cell>
          <table:table-cell table:style-name="ce7" table:formula="of:=IF(ISBLANK([.V83]);&quot;&quot;;[.V83]+MAX([.V185];[.W185]))" office:value-type="float" office:value="1270" calcext:value-type="float">
            <text:p>1270</text:p>
          </table:table-cell>
          <table:table-cell table:style-name="ce7" table:formula="of:=IF(ISBLANK([.W83]);&quot;&quot;;[.W83]+MAX([.W185];[.X185]))" office:value-type="float" office:value="1352" calcext:value-type="float">
            <text:p>1352</text:p>
          </table:table-cell>
          <table:table-cell table:style-name="ce7" table:formula="of:=IF(ISBLANK([.X83]);&quot;&quot;;[.X83]+MAX([.X185];[.Y185]))" office:value-type="float" office:value="1381" calcext:value-type="float">
            <text:p>1381</text:p>
          </table:table-cell>
          <table:table-cell table:style-name="ce7" table:formula="of:=IF(ISBLANK([.Y83]);&quot;&quot;;[.Y83]+MAX([.Y185];[.Z185]))" office:value-type="float" office:value="1395" calcext:value-type="float">
            <text:p>1395</text:p>
          </table:table-cell>
          <table:table-cell table:style-name="ce7" table:formula="of:=IF(ISBLANK([.Z83]);&quot;&quot;;[.Z83]+MAX([.Z185];[.AA185]))" office:value-type="float" office:value="1329" calcext:value-type="float">
            <text:p>1329</text:p>
          </table:table-cell>
          <table:table-cell table:style-name="ce7" table:formula="of:=IF(ISBLANK([.AA83]);&quot;&quot;;[.AA83]+MAX([.AA185];[.AB185]))" office:value-type="float" office:value="1358" calcext:value-type="float">
            <text:p>1358</text:p>
          </table:table-cell>
          <table:table-cell table:style-name="ce7" table:formula="of:=IF(ISBLANK([.AB83]);&quot;&quot;;[.AB83]+MAX([.AB185];[.AC185]))" office:value-type="float" office:value="1264" calcext:value-type="float">
            <text:p>1264</text:p>
          </table:table-cell>
          <table:table-cell table:style-name="ce7" table:formula="of:=IF(ISBLANK([.AC83]);&quot;&quot;;[.AC83]+MAX([.AC185];[.AD185]))" office:value-type="float" office:value="1365" calcext:value-type="float">
            <text:p>1365</text:p>
          </table:table-cell>
          <table:table-cell table:style-name="ce7" table:formula="of:=IF(ISBLANK([.AD83]);&quot;&quot;;[.AD83]+MAX([.AD185];[.AE185]))" office:value-type="float" office:value="1365" calcext:value-type="float">
            <text:p>1365</text:p>
          </table:table-cell>
          <table:table-cell table:style-name="ce7" table:formula="of:=IF(ISBLANK([.AE83]);&quot;&quot;;[.AE83]+MAX([.AE185];[.AF185]))" office:value-type="float" office:value="1368" calcext:value-type="float">
            <text:p>1368</text:p>
          </table:table-cell>
          <table:table-cell table:style-name="ce7" table:formula="of:=IF(ISBLANK([.AF83]);&quot;&quot;;[.AF83]+MAX([.AF185];[.AG185]))" office:value-type="float" office:value="1300" calcext:value-type="float">
            <text:p>1300</text:p>
          </table:table-cell>
          <table:table-cell table:style-name="ce7" table:formula="of:=IF(ISBLANK([.AG83]);&quot;&quot;;[.AG83]+MAX([.AG185];[.AH185]))" office:value-type="float" office:value="1241" calcext:value-type="float">
            <text:p>1241</text:p>
          </table:table-cell>
          <table:table-cell table:style-name="ce7" table:formula="of:=IF(ISBLANK([.AH83]);&quot;&quot;;[.AH83]+MAX([.AH185];[.AI185]))" office:value-type="float" office:value="1357" calcext:value-type="float">
            <text:p>1357</text:p>
          </table:table-cell>
          <table:table-cell table:style-name="ce7" table:formula="of:=IF(ISBLANK([.AI83]);&quot;&quot;;[.AI83]+MAX([.AI185];[.AJ185]))" office:value-type="float" office:value="1351" calcext:value-type="float">
            <text:p>1351</text:p>
          </table:table-cell>
          <table:table-cell table:style-name="ce7" table:formula="of:=IF(ISBLANK([.AJ83]);&quot;&quot;;[.AJ83]+MAX([.AJ185];[.AK185]))" office:value-type="float" office:value="1390" calcext:value-type="float">
            <text:p>1390</text:p>
          </table:table-cell>
          <table:table-cell table:style-name="ce7" table:formula="of:=IF(ISBLANK([.AK83]);&quot;&quot;;[.AK83]+MAX([.AK185];[.AL185]))" office:value-type="float" office:value="1412" calcext:value-type="float">
            <text:p>1412</text:p>
          </table:table-cell>
          <table:table-cell table:style-name="ce7" table:formula="of:=IF(ISBLANK([.AL83]);&quot;&quot;;[.AL83]+MAX([.AL185];[.AM185]))" office:value-type="float" office:value="1305" calcext:value-type="float">
            <text:p>1305</text:p>
          </table:table-cell>
          <table:table-cell table:style-name="ce7" table:formula="of:=IF(ISBLANK([.AM83]);&quot;&quot;;[.AM83]+MAX([.AM185];[.AN185]))" office:value-type="float" office:value="1291" calcext:value-type="float">
            <text:p>1291</text:p>
          </table:table-cell>
          <table:table-cell table:style-name="ce7" table:formula="of:=IF(ISBLANK([.AN83]);&quot;&quot;;[.AN83]+MAX([.AN185];[.AO185]))" office:value-type="float" office:value="1364" calcext:value-type="float">
            <text:p>1364</text:p>
          </table:table-cell>
          <table:table-cell table:style-name="ce7" table:formula="of:=IF(ISBLANK([.AO83]);&quot;&quot;;[.AO83]+MAX([.AO185];[.AP185]))" office:value-type="float" office:value="1385" calcext:value-type="float">
            <text:p>1385</text:p>
          </table:table-cell>
          <table:table-cell table:style-name="ce7" table:formula="of:=IF(ISBLANK([.AP83]);&quot;&quot;;[.AP83]+MAX([.AP185];[.AQ185]))" office:value-type="float" office:value="1370" calcext:value-type="float">
            <text:p>1370</text:p>
          </table:table-cell>
          <table:table-cell table:style-name="ce7" table:formula="of:=IF(ISBLANK([.AQ83]);&quot;&quot;;[.AQ83]+MAX([.AQ185];[.AR185]))" office:value-type="float" office:value="1432" calcext:value-type="float">
            <text:p>1432</text:p>
          </table:table-cell>
          <table:table-cell table:style-name="ce7" table:formula="of:=IF(ISBLANK([.AR83]);&quot;&quot;;[.AR83]+MAX([.AR185];[.AS185]))" office:value-type="float" office:value="1426" calcext:value-type="float">
            <text:p>1426</text:p>
          </table:table-cell>
          <table:table-cell table:style-name="ce7" table:formula="of:=IF(ISBLANK([.AS83]);&quot;&quot;;[.AS83]+MAX([.AS185];[.AT185]))" office:value-type="float" office:value="1387" calcext:value-type="float">
            <text:p>1387</text:p>
          </table:table-cell>
          <table:table-cell table:style-name="ce7" table:formula="of:=IF(ISBLANK([.AT83]);&quot;&quot;;[.AT83]+MAX([.AT185];[.AU185]))" office:value-type="float" office:value="1454" calcext:value-type="float">
            <text:p>1454</text:p>
          </table:table-cell>
          <table:table-cell table:style-name="ce7" table:formula="of:=IF(ISBLANK([.AU83]);&quot;&quot;;[.AU83]+MAX([.AU185];[.AV185]))" office:value-type="float" office:value="1305" calcext:value-type="float">
            <text:p>1305</text:p>
          </table:table-cell>
          <table:table-cell table:style-name="ce7" table:formula="of:=IF(ISBLANK([.AV83]);&quot;&quot;;[.AV83]+MAX([.AV185];[.AW185]))" office:value-type="float" office:value="1332" calcext:value-type="float">
            <text:p>1332</text:p>
          </table:table-cell>
          <table:table-cell table:style-name="ce7" table:formula="of:=IF(ISBLANK([.AW83]);&quot;&quot;;[.AW83]+MAX([.AW185];[.AX185]))" office:value-type="float" office:value="1384" calcext:value-type="float">
            <text:p>1384</text:p>
          </table:table-cell>
          <table:table-cell table:style-name="ce7" table:formula="of:=IF(ISBLANK([.AX83]);&quot;&quot;;[.AX83]+MAX([.AX185];[.AY185]))" office:value-type="float" office:value="1373" calcext:value-type="float">
            <text:p>1373</text:p>
          </table:table-cell>
          <table:table-cell table:style-name="ce7" table:formula="of:=IF(ISBLANK([.AY83]);&quot;&quot;;[.AY83]+MAX([.AY185];[.AZ185]))" office:value-type="float" office:value="1237" calcext:value-type="float">
            <text:p>1237</text:p>
          </table:table-cell>
          <table:table-cell table:style-name="ce7" table:formula="of:=IF(ISBLANK([.AZ83]);&quot;&quot;;[.AZ83]+MAX([.AZ185];[.BA185]))" office:value-type="float" office:value="1351" calcext:value-type="float">
            <text:p>1351</text:p>
          </table:table-cell>
          <table:table-cell table:style-name="ce7" table:formula="of:=IF(ISBLANK([.BA83]);&quot;&quot;;[.BA83]+MAX([.BA185];[.BB185]))" office:value-type="float" office:value="1402" calcext:value-type="float">
            <text:p>1402</text:p>
          </table:table-cell>
          <table:table-cell table:style-name="ce7" table:formula="of:=IF(ISBLANK([.BB83]);&quot;&quot;;[.BB83]+MAX([.BB185];[.BC185]))" office:value-type="float" office:value="1390" calcext:value-type="float">
            <text:p>1390</text:p>
          </table:table-cell>
          <table:table-cell table:style-name="ce7" table:formula="of:=IF(ISBLANK([.BC83]);&quot;&quot;;[.BC83]+MAX([.BC185];[.BD185]))" office:value-type="float" office:value="1391" calcext:value-type="float">
            <text:p>1391</text:p>
          </table:table-cell>
          <table:table-cell table:style-name="ce7" table:formula="of:=IF(ISBLANK([.BD83]);&quot;&quot;;[.BD83]+MAX([.BD185];[.BE185]))" office:value-type="float" office:value="1332" calcext:value-type="float">
            <text:p>1332</text:p>
          </table:table-cell>
          <table:table-cell table:style-name="ce7" table:formula="of:=IF(ISBLANK([.BE83]);&quot;&quot;;[.BE83]+MAX([.BE185];[.BF185]))" office:value-type="float" office:value="1302" calcext:value-type="float">
            <text:p>1302</text:p>
          </table:table-cell>
          <table:table-cell table:style-name="ce7" table:formula="of:=IF(ISBLANK([.BF83]);&quot;&quot;;[.BF83]+MAX([.BF185];[.BG185]))" office:value-type="float" office:value="1339" calcext:value-type="float">
            <text:p>1339</text:p>
          </table:table-cell>
          <table:table-cell table:style-name="ce7" table:formula="of:=IF(ISBLANK([.BG83]);&quot;&quot;;[.BG83]+MAX([.BG185];[.BH185]))" office:value-type="float" office:value="1341" calcext:value-type="float">
            <text:p>1341</text:p>
          </table:table-cell>
          <table:table-cell table:style-name="ce7" table:formula="of:=IF(ISBLANK([.BH83]);&quot;&quot;;[.BH83]+MAX([.BH185];[.BI185]))" office:value-type="float" office:value="1367" calcext:value-type="float">
            <text:p>1367</text:p>
          </table:table-cell>
          <table:table-cell table:style-name="ce7" table:formula="of:=IF(ISBLANK([.BI83]);&quot;&quot;;[.BI83]+MAX([.BI185];[.BJ185]))" office:value-type="float" office:value="1336" calcext:value-type="float">
            <text:p>1336</text:p>
          </table:table-cell>
          <table:table-cell table:style-name="ce7" table:formula="of:=IF(ISBLANK([.BJ83]);&quot;&quot;;[.BJ83]+MAX([.BJ185];[.BK185]))" office:value-type="float" office:value="1265" calcext:value-type="float">
            <text:p>1265</text:p>
          </table:table-cell>
          <table:table-cell table:style-name="ce7" table:formula="of:=IF(ISBLANK([.BK83]);&quot;&quot;;[.BK83]+MAX([.BK185];[.BL185]))" office:value-type="float" office:value="1336" calcext:value-type="float">
            <text:p>1336</text:p>
          </table:table-cell>
          <table:table-cell table:style-name="ce7" table:formula="of:=IF(ISBLANK([.BL83]);&quot;&quot;;[.BL83]+MAX([.BL185];[.BM185]))" office:value-type="float" office:value="1268" calcext:value-type="float">
            <text:p>1268</text:p>
          </table:table-cell>
          <table:table-cell table:style-name="ce7" table:formula="of:=IF(ISBLANK([.BM83]);&quot;&quot;;[.BM83]+MAX([.BM185];[.BN185]))" office:value-type="float" office:value="1311" calcext:value-type="float">
            <text:p>1311</text:p>
          </table:table-cell>
          <table:table-cell table:style-name="ce7" table:formula="of:=IF(ISBLANK([.BN83]);&quot;&quot;;[.BN83]+MAX([.BN185];[.BO185]))" office:value-type="float" office:value="1333" calcext:value-type="float">
            <text:p>1333</text:p>
          </table:table-cell>
          <table:table-cell table:style-name="ce7" table:formula="of:=IF(ISBLANK([.BO83]);&quot;&quot;;[.BO83]+MAX([.BO185];[.BP185]))" office:value-type="float" office:value="1366" calcext:value-type="float">
            <text:p>1366</text:p>
          </table:table-cell>
          <table:table-cell table:style-name="ce7" table:formula="of:=IF(ISBLANK([.BP83]);&quot;&quot;;[.BP83]+MAX([.BP185];[.BQ185]))" office:value-type="float" office:value="1321" calcext:value-type="float">
            <text:p>1321</text:p>
          </table:table-cell>
          <table:table-cell table:style-name="ce7" table:formula="of:=IF(ISBLANK([.BQ83]);&quot;&quot;;[.BQ83]+MAX([.BQ185];[.BR185]))" office:value-type="float" office:value="1178" calcext:value-type="float">
            <text:p>1178</text:p>
          </table:table-cell>
          <table:table-cell table:style-name="ce7" table:formula="of:=IF(ISBLANK([.BR83]);&quot;&quot;;[.BR83]+MAX([.BR185];[.BS185]))" office:value-type="float" office:value="1244" calcext:value-type="float">
            <text:p>1244</text:p>
          </table:table-cell>
          <table:table-cell table:style-name="ce7" table:formula="of:=IF(ISBLANK([.BS83]);&quot;&quot;;[.BS83]+MAX([.BS185];[.BT185]))" office:value-type="float" office:value="1159" calcext:value-type="float">
            <text:p>1159</text:p>
          </table:table-cell>
          <table:table-cell table:style-name="ce7" table:formula="of:=IF(ISBLANK([.BT83]);&quot;&quot;;[.BT83]+MAX([.BT185];[.BU185]))" office:value-type="float" office:value="1322" calcext:value-type="float">
            <text:p>1322</text:p>
          </table:table-cell>
          <table:table-cell table:style-name="ce7" table:formula="of:=IF(ISBLANK([.BU83]);&quot;&quot;;[.BU83]+MAX([.BU185];[.BV185]))" office:value-type="float" office:value="1328" calcext:value-type="float">
            <text:p>1328</text:p>
          </table:table-cell>
          <table:table-cell table:style-name="ce7" table:formula="of:=IF(ISBLANK([.BV83]);&quot;&quot;;[.BV83]+MAX([.BV185];[.BW185]))" office:value-type="float" office:value="1373" calcext:value-type="float">
            <text:p>1373</text:p>
          </table:table-cell>
          <table:table-cell table:style-name="ce7" table:formula="of:=IF(ISBLANK([.BW83]);&quot;&quot;;[.BW83]+MAX([.BW185];[.BX185]))" office:value-type="float" office:value="1315" calcext:value-type="float">
            <text:p>1315</text:p>
          </table:table-cell>
          <table:table-cell table:style-name="ce7" table:formula="of:=IF(ISBLANK([.BX83]);&quot;&quot;;[.BX83]+MAX([.BX185];[.BY185]))" office:value-type="float" office:value="1287" calcext:value-type="float">
            <text:p>1287</text:p>
          </table:table-cell>
          <table:table-cell table:style-name="ce7" table:formula="of:=IF(ISBLANK([.BY83]);&quot;&quot;;[.BY83]+MAX([.BY185];[.BZ185]))" office:value-type="float" office:value="1300" calcext:value-type="float">
            <text:p>1300</text:p>
          </table:table-cell>
          <table:table-cell table:style-name="ce7" table:formula="of:=IF(ISBLANK([.BZ83]);&quot;&quot;;[.BZ83]+MAX([.BZ185];[.CA185]))" office:value-type="float" office:value="1359" calcext:value-type="float">
            <text:p>1359</text:p>
          </table:table-cell>
          <table:table-cell table:style-name="ce7" table:formula="of:=IF(ISBLANK([.CA83]);&quot;&quot;;[.CA83]+MAX([.CA185];[.CB185]))" office:value-type="float" office:value="1371" calcext:value-type="float">
            <text:p>1371</text:p>
          </table:table-cell>
          <table:table-cell table:style-name="ce7" table:formula="of:=IF(ISBLANK([.CB83]);&quot;&quot;;[.CB83]+MAX([.CB185];[.CC185]))" office:value-type="float" office:value="1260" calcext:value-type="float">
            <text:p>1260</text:p>
          </table:table-cell>
          <table:table-cell table:style-name="ce7" table:formula="of:=IF(ISBLANK([.CC83]);&quot;&quot;;[.CC83]+MAX([.CC185];[.CD185]))" office:value-type="float" office:value="1256" calcext:value-type="float">
            <text:p>1256</text:p>
          </table:table-cell>
          <table:table-cell table:style-name="ce7" table:formula="of:=IF(ISBLANK([.CD83]);&quot;&quot;;[.CD83]+MAX([.CD185];[.CE185]))" office:value-type="float" office:value="1414" calcext:value-type="float">
            <text:p>1414</text:p>
          </table:table-cell>
          <table:table-cell table:style-name="ce7" table:formula="of:=IF(ISBLANK([.CE83]);&quot;&quot;;[.CE83]+MAX([.CE185];[.CF185]))">
            <text:p/>
          </table:table-cell>
          <table:table-cell table:style-name="ce7" table:formula="of:=IF(ISBLANK([.CF83]);&quot;&quot;;[.CF83]+MAX([.CF185];[.CG185]))">
            <text:p/>
          </table:table-cell>
          <table:table-cell table:style-name="ce7" table:formula="of:=IF(ISBLANK([.CG83]);&quot;&quot;;[.CG83]+MAX([.CG185];[.CH185]))">
            <text:p/>
          </table:table-cell>
          <table:table-cell table:style-name="ce7" table:formula="of:=IF(ISBLANK([.CH83]);&quot;&quot;;[.CH83]+MAX([.CH185];[.CI185]))">
            <text:p/>
          </table:table-cell>
          <table:table-cell table:style-name="ce7" table:formula="of:=IF(ISBLANK([.CI83]);&quot;&quot;;[.CI83]+MAX([.CI185];[.CJ185]))">
            <text:p/>
          </table:table-cell>
          <table:table-cell table:style-name="ce7" table:formula="of:=IF(ISBLANK([.CJ83]);&quot;&quot;;[.CJ83]+MAX([.CJ185];[.CK185]))">
            <text:p/>
          </table:table-cell>
          <table:table-cell table:style-name="ce7" table:formula="of:=IF(ISBLANK([.CK83]);&quot;&quot;;[.CK83]+MAX([.CK185];[.CL185]))">
            <text:p/>
          </table:table-cell>
          <table:table-cell table:style-name="ce7" table:formula="of:=IF(ISBLANK([.CL83]);&quot;&quot;;[.CL83]+MAX([.CL185];[.CM185]))">
            <text:p/>
          </table:table-cell>
          <table:table-cell table:style-name="ce7" table:formula="of:=IF(ISBLANK([.CM83]);&quot;&quot;;[.CM83]+MAX([.CM185];[.CN185]))">
            <text:p/>
          </table:table-cell>
          <table:table-cell table:style-name="ce7" table:formula="of:=IF(ISBLANK([.CN83]);&quot;&quot;;[.CN83]+MAX([.CN185];[.CO185]))">
            <text:p/>
          </table:table-cell>
          <table:table-cell table:style-name="ce7" table:formula="of:=IF(ISBLANK([.CO83]);&quot;&quot;;[.CO83]+MAX([.CO185];[.CP185]))">
            <text:p/>
          </table:table-cell>
          <table:table-cell table:style-name="ce7" table:formula="of:=IF(ISBLANK([.CP83]);&quot;&quot;;[.CP83]+MAX([.CP185];[.CQ185]))">
            <text:p/>
          </table:table-cell>
          <table:table-cell table:style-name="ce7" table:formula="of:=IF(ISBLANK([.CQ83]);&quot;&quot;;[.CQ83]+MAX([.CQ185];[.CR185]))">
            <text:p/>
          </table:table-cell>
          <table:table-cell table:style-name="ce7" table:formula="of:=IF(ISBLANK([.CR83]);&quot;&quot;;[.CR83]+MAX([.CR185];[.CS185]))">
            <text:p/>
          </table:table-cell>
          <table:table-cell table:style-name="ce7" table:formula="of:=IF(ISBLANK([.CS83]);&quot;&quot;;[.CS83]+MAX([.CS185];[.CT185]))">
            <text:p/>
          </table:table-cell>
          <table:table-cell table:style-name="ce7" table:formula="of:=IF(ISBLANK([.CT83]);&quot;&quot;;[.CT83]+MAX([.CT185];[.CU185]))">
            <text:p/>
          </table:table-cell>
          <table:table-cell table:style-name="ce7" table:formula="of:=IF(ISBLANK([.CU83]);&quot;&quot;;[.CU83]+MAX([.CU185];[.CV185]))">
            <text:p/>
          </table:table-cell>
          <table:table-cell table:formula="of:=IF(ISBLANK([.CV83]);&quot;&quot;;[.CV83]+MAX([.CV185];[.CW185]))">
            <text:p/>
          </table:table-cell>
        </table:table-row>
        <table:table-row table:style-name="ro1">
          <table:table-cell table:formula="of:=IF(ISBLANK([.A84]);&quot;&quot;;[.A84]+MAX([.A186];[.B186]))" office:value-type="float" office:value="1231" calcext:value-type="float">
            <text:p>1231</text:p>
          </table:table-cell>
          <table:table-cell table:style-name="ce7" table:formula="of:=IF(ISBLANK([.B84]);&quot;&quot;;[.B84]+MAX([.B186];[.C186]))" office:value-type="float" office:value="1195" calcext:value-type="float">
            <text:p>1195</text:p>
          </table:table-cell>
          <table:table-cell table:style-name="ce7" table:formula="of:=IF(ISBLANK([.C84]);&quot;&quot;;[.C84]+MAX([.C186];[.D186]))" office:value-type="float" office:value="1210" calcext:value-type="float">
            <text:p>1210</text:p>
          </table:table-cell>
          <table:table-cell table:style-name="ce7" table:formula="of:=IF(ISBLANK([.D84]);&quot;&quot;;[.D84]+MAX([.D186];[.E186]))" office:value-type="float" office:value="1278" calcext:value-type="float">
            <text:p>1278</text:p>
          </table:table-cell>
          <table:table-cell table:style-name="ce7" table:formula="of:=IF(ISBLANK([.E84]);&quot;&quot;;[.E84]+MAX([.E186];[.F186]))" office:value-type="float" office:value="1270" calcext:value-type="float">
            <text:p>1270</text:p>
          </table:table-cell>
          <table:table-cell table:style-name="ce7" table:formula="of:=IF(ISBLANK([.F84]);&quot;&quot;;[.F84]+MAX([.F186];[.G186]))" office:value-type="float" office:value="1172" calcext:value-type="float">
            <text:p>1172</text:p>
          </table:table-cell>
          <table:table-cell table:style-name="ce7" table:formula="of:=IF(ISBLANK([.G84]);&quot;&quot;;[.G84]+MAX([.G186];[.H186]))" office:value-type="float" office:value="1122" calcext:value-type="float">
            <text:p>1122</text:p>
          </table:table-cell>
          <table:table-cell table:style-name="ce7" table:formula="of:=IF(ISBLANK([.H84]);&quot;&quot;;[.H84]+MAX([.H186];[.I186]))" office:value-type="float" office:value="1126" calcext:value-type="float">
            <text:p>1126</text:p>
          </table:table-cell>
          <table:table-cell table:style-name="ce7" table:formula="of:=IF(ISBLANK([.I84]);&quot;&quot;;[.I84]+MAX([.I186];[.J186]))" office:value-type="float" office:value="1129" calcext:value-type="float">
            <text:p>1129</text:p>
          </table:table-cell>
          <table:table-cell table:style-name="ce7" table:formula="of:=IF(ISBLANK([.J84]);&quot;&quot;;[.J84]+MAX([.J186];[.K186]))" office:value-type="float" office:value="1193" calcext:value-type="float">
            <text:p>1193</text:p>
          </table:table-cell>
          <table:table-cell table:style-name="ce7" table:formula="of:=IF(ISBLANK([.K84]);&quot;&quot;;[.K84]+MAX([.K186];[.L186]))" office:value-type="float" office:value="1200" calcext:value-type="float">
            <text:p>1200</text:p>
          </table:table-cell>
          <table:table-cell table:style-name="ce7" table:formula="of:=IF(ISBLANK([.L84]);&quot;&quot;;[.L84]+MAX([.L186];[.M186]))" office:value-type="float" office:value="1219" calcext:value-type="float">
            <text:p>1219</text:p>
          </table:table-cell>
          <table:table-cell table:style-name="ce7" table:formula="of:=IF(ISBLANK([.M84]);&quot;&quot;;[.M84]+MAX([.M186];[.N186]))" office:value-type="float" office:value="1194" calcext:value-type="float">
            <text:p>1194</text:p>
          </table:table-cell>
          <table:table-cell table:style-name="ce7" table:formula="of:=IF(ISBLANK([.N84]);&quot;&quot;;[.N84]+MAX([.N186];[.O186]))" office:value-type="float" office:value="1179" calcext:value-type="float">
            <text:p>1179</text:p>
          </table:table-cell>
          <table:table-cell table:style-name="ce7" table:formula="of:=IF(ISBLANK([.O84]);&quot;&quot;;[.O84]+MAX([.O186];[.P186]))" office:value-type="float" office:value="1218" calcext:value-type="float">
            <text:p>1218</text:p>
          </table:table-cell>
          <table:table-cell table:style-name="ce7" table:formula="of:=IF(ISBLANK([.P84]);&quot;&quot;;[.P84]+MAX([.P186];[.Q186]))" office:value-type="float" office:value="1177" calcext:value-type="float">
            <text:p>1177</text:p>
          </table:table-cell>
          <table:table-cell table:style-name="ce7" table:formula="of:=IF(ISBLANK([.Q84]);&quot;&quot;;[.Q84]+MAX([.Q186];[.R186]))" office:value-type="float" office:value="1316" calcext:value-type="float">
            <text:p>1316</text:p>
          </table:table-cell>
          <table:table-cell table:style-name="ce7" table:formula="of:=IF(ISBLANK([.R84]);&quot;&quot;;[.R84]+MAX([.R186];[.S186]))" office:value-type="float" office:value="1337" calcext:value-type="float">
            <text:p>1337</text:p>
          </table:table-cell>
          <table:table-cell table:style-name="ce7" table:formula="of:=IF(ISBLANK([.S84]);&quot;&quot;;[.S84]+MAX([.S186];[.T186]))" office:value-type="float" office:value="1283" calcext:value-type="float">
            <text:p>1283</text:p>
          </table:table-cell>
          <table:table-cell table:style-name="ce7" table:formula="of:=IF(ISBLANK([.T84]);&quot;&quot;;[.T84]+MAX([.T186];[.U186]))" office:value-type="float" office:value="1296" calcext:value-type="float">
            <text:p>1296</text:p>
          </table:table-cell>
          <table:table-cell table:style-name="ce7" table:formula="of:=IF(ISBLANK([.U84]);&quot;&quot;;[.U84]+MAX([.U186];[.V186]))" office:value-type="float" office:value="1256" calcext:value-type="float">
            <text:p>1256</text:p>
          </table:table-cell>
          <table:table-cell table:style-name="ce7" table:formula="of:=IF(ISBLANK([.V84]);&quot;&quot;;[.V84]+MAX([.V186];[.W186]))" office:value-type="float" office:value="1210" calcext:value-type="float">
            <text:p>1210</text:p>
          </table:table-cell>
          <table:table-cell table:style-name="ce7" table:formula="of:=IF(ISBLANK([.W84]);&quot;&quot;;[.W84]+MAX([.W186];[.X186]))" office:value-type="float" office:value="1251" calcext:value-type="float">
            <text:p>1251</text:p>
          </table:table-cell>
          <table:table-cell table:style-name="ce7" table:formula="of:=IF(ISBLANK([.X84]);&quot;&quot;;[.X84]+MAX([.X186];[.Y186]))" office:value-type="float" office:value="1337" calcext:value-type="float">
            <text:p>1337</text:p>
          </table:table-cell>
          <table:table-cell table:style-name="ce7" table:formula="of:=IF(ISBLANK([.Y84]);&quot;&quot;;[.Y84]+MAX([.Y186];[.Z186]))" office:value-type="float" office:value="1273" calcext:value-type="float">
            <text:p>1273</text:p>
          </table:table-cell>
          <table:table-cell table:style-name="ce7" table:formula="of:=IF(ISBLANK([.Z84]);&quot;&quot;;[.Z84]+MAX([.Z186];[.AA186]))" office:value-type="float" office:value="1298" calcext:value-type="float">
            <text:p>1298</text:p>
          </table:table-cell>
          <table:table-cell table:style-name="ce7" table:formula="of:=IF(ISBLANK([.AA84]);&quot;&quot;;[.AA84]+MAX([.AA186];[.AB186]))" office:value-type="float" office:value="1268" calcext:value-type="float">
            <text:p>1268</text:p>
          </table:table-cell>
          <table:table-cell table:style-name="ce7" table:formula="of:=IF(ISBLANK([.AB84]);&quot;&quot;;[.AB84]+MAX([.AB186];[.AC186]))" office:value-type="float" office:value="1227" calcext:value-type="float">
            <text:p>1227</text:p>
          </table:table-cell>
          <table:table-cell table:style-name="ce7" table:formula="of:=IF(ISBLANK([.AC84]);&quot;&quot;;[.AC84]+MAX([.AC186];[.AD186]))" office:value-type="float" office:value="1260" calcext:value-type="float">
            <text:p>1260</text:p>
          </table:table-cell>
          <table:table-cell table:style-name="ce7" table:formula="of:=IF(ISBLANK([.AD84]);&quot;&quot;;[.AD84]+MAX([.AD186];[.AE186]))" office:value-type="float" office:value="1278" calcext:value-type="float">
            <text:p>1278</text:p>
          </table:table-cell>
          <table:table-cell table:style-name="ce7" table:formula="of:=IF(ISBLANK([.AE84]);&quot;&quot;;[.AE84]+MAX([.AE186];[.AF186]))" office:value-type="float" office:value="1237" calcext:value-type="float">
            <text:p>1237</text:p>
          </table:table-cell>
          <table:table-cell table:style-name="ce7" table:formula="of:=IF(ISBLANK([.AF84]);&quot;&quot;;[.AF84]+MAX([.AF186];[.AG186]))" office:value-type="float" office:value="1292" calcext:value-type="float">
            <text:p>1292</text:p>
          </table:table-cell>
          <table:table-cell table:style-name="ce7" table:formula="of:=IF(ISBLANK([.AG84]);&quot;&quot;;[.AG84]+MAX([.AG186];[.AH186]))" office:value-type="float" office:value="1229" calcext:value-type="float">
            <text:p>1229</text:p>
          </table:table-cell>
          <table:table-cell table:style-name="ce7" table:formula="of:=IF(ISBLANK([.AH84]);&quot;&quot;;[.AH84]+MAX([.AH186];[.AI186]))" office:value-type="float" office:value="1216" calcext:value-type="float">
            <text:p>1216</text:p>
          </table:table-cell>
          <table:table-cell table:style-name="ce7" table:formula="of:=IF(ISBLANK([.AI84]);&quot;&quot;;[.AI84]+MAX([.AI186];[.AJ186]))" office:value-type="float" office:value="1327" calcext:value-type="float">
            <text:p>1327</text:p>
          </table:table-cell>
          <table:table-cell table:style-name="ce7" table:formula="of:=IF(ISBLANK([.AJ84]);&quot;&quot;;[.AJ84]+MAX([.AJ186];[.AK186]))" office:value-type="float" office:value="1322" calcext:value-type="float">
            <text:p>1322</text:p>
          </table:table-cell>
          <table:table-cell table:style-name="ce7" table:formula="of:=IF(ISBLANK([.AK84]);&quot;&quot;;[.AK84]+MAX([.AK186];[.AL186]))" office:value-type="float" office:value="1328" calcext:value-type="float">
            <text:p>1328</text:p>
          </table:table-cell>
          <table:table-cell table:style-name="ce7" table:formula="of:=IF(ISBLANK([.AL84]);&quot;&quot;;[.AL84]+MAX([.AL186];[.AM186]))" office:value-type="float" office:value="1277" calcext:value-type="float">
            <text:p>1277</text:p>
          </table:table-cell>
          <table:table-cell table:style-name="ce7" table:formula="of:=IF(ISBLANK([.AM84]);&quot;&quot;;[.AM84]+MAX([.AM186];[.AN186]))" office:value-type="float" office:value="1262" calcext:value-type="float">
            <text:p>1262</text:p>
          </table:table-cell>
          <table:table-cell table:style-name="ce7" table:formula="of:=IF(ISBLANK([.AN84]);&quot;&quot;;[.AN84]+MAX([.AN186];[.AO186]))" office:value-type="float" office:value="1279" calcext:value-type="float">
            <text:p>1279</text:p>
          </table:table-cell>
          <table:table-cell table:style-name="ce7" table:formula="of:=IF(ISBLANK([.AO84]);&quot;&quot;;[.AO84]+MAX([.AO186];[.AP186]))" office:value-type="float" office:value="1255" calcext:value-type="float">
            <text:p>1255</text:p>
          </table:table-cell>
          <table:table-cell table:style-name="ce7" table:formula="of:=IF(ISBLANK([.AP84]);&quot;&quot;;[.AP84]+MAX([.AP186];[.AQ186]))" office:value-type="float" office:value="1303" calcext:value-type="float">
            <text:p>1303</text:p>
          </table:table-cell>
          <table:table-cell table:style-name="ce7" table:formula="of:=IF(ISBLANK([.AQ84]);&quot;&quot;;[.AQ84]+MAX([.AQ186];[.AR186]))" office:value-type="float" office:value="1317" calcext:value-type="float">
            <text:p>1317</text:p>
          </table:table-cell>
          <table:table-cell table:style-name="ce7" table:formula="of:=IF(ISBLANK([.AR84]);&quot;&quot;;[.AR84]+MAX([.AR186];[.AS186]))" office:value-type="float" office:value="1333" calcext:value-type="float">
            <text:p>1333</text:p>
          </table:table-cell>
          <table:table-cell table:style-name="ce7" table:formula="of:=IF(ISBLANK([.AS84]);&quot;&quot;;[.AS84]+MAX([.AS186];[.AT186]))" office:value-type="float" office:value="1374" calcext:value-type="float">
            <text:p>1374</text:p>
          </table:table-cell>
          <table:table-cell table:style-name="ce7" table:formula="of:=IF(ISBLANK([.AT84]);&quot;&quot;;[.AT84]+MAX([.AT186];[.AU186]))" office:value-type="float" office:value="1360" calcext:value-type="float">
            <text:p>1360</text:p>
          </table:table-cell>
          <table:table-cell table:style-name="ce7" table:formula="of:=IF(ISBLANK([.AU84]);&quot;&quot;;[.AU84]+MAX([.AU186];[.AV186]))" office:value-type="float" office:value="1299" calcext:value-type="float">
            <text:p>1299</text:p>
          </table:table-cell>
          <table:table-cell table:style-name="ce7" table:formula="of:=IF(ISBLANK([.AV84]);&quot;&quot;;[.AV84]+MAX([.AV186];[.AW186]))" office:value-type="float" office:value="1255" calcext:value-type="float">
            <text:p>1255</text:p>
          </table:table-cell>
          <table:table-cell table:style-name="ce7" table:formula="of:=IF(ISBLANK([.AW84]);&quot;&quot;;[.AW84]+MAX([.AW186];[.AX186]))" office:value-type="float" office:value="1267" calcext:value-type="float">
            <text:p>1267</text:p>
          </table:table-cell>
          <table:table-cell table:style-name="ce7" table:formula="of:=IF(ISBLANK([.AX84]);&quot;&quot;;[.AX84]+MAX([.AX186];[.AY186]))" office:value-type="float" office:value="1287" calcext:value-type="float">
            <text:p>1287</text:p>
          </table:table-cell>
          <table:table-cell table:style-name="ce7" table:formula="of:=IF(ISBLANK([.AY84]);&quot;&quot;;[.AY84]+MAX([.AY186];[.AZ186]))" office:value-type="float" office:value="1213" calcext:value-type="float">
            <text:p>1213</text:p>
          </table:table-cell>
          <table:table-cell table:style-name="ce7" table:formula="of:=IF(ISBLANK([.AZ84]);&quot;&quot;;[.AZ84]+MAX([.AZ186];[.BA186]))" office:value-type="float" office:value="1228" calcext:value-type="float">
            <text:p>1228</text:p>
          </table:table-cell>
          <table:table-cell table:style-name="ce7" table:formula="of:=IF(ISBLANK([.BA84]);&quot;&quot;;[.BA84]+MAX([.BA186];[.BB186]))" office:value-type="float" office:value="1301" calcext:value-type="float">
            <text:p>1301</text:p>
          </table:table-cell>
          <table:table-cell table:style-name="ce7" table:formula="of:=IF(ISBLANK([.BB84]);&quot;&quot;;[.BB84]+MAX([.BB186];[.BC186]))" office:value-type="float" office:value="1308" calcext:value-type="float">
            <text:p>1308</text:p>
          </table:table-cell>
          <table:table-cell table:style-name="ce7" table:formula="of:=IF(ISBLANK([.BC84]);&quot;&quot;;[.BC84]+MAX([.BC186];[.BD186]))" office:value-type="float" office:value="1322" calcext:value-type="float">
            <text:p>1322</text:p>
          </table:table-cell>
          <table:table-cell table:style-name="ce7" table:formula="of:=IF(ISBLANK([.BD84]);&quot;&quot;;[.BD84]+MAX([.BD186];[.BE186]))" office:value-type="float" office:value="1258" calcext:value-type="float">
            <text:p>1258</text:p>
          </table:table-cell>
          <table:table-cell table:style-name="ce7" table:formula="of:=IF(ISBLANK([.BE84]);&quot;&quot;;[.BE84]+MAX([.BE186];[.BF186]))" office:value-type="float" office:value="1233" calcext:value-type="float">
            <text:p>1233</text:p>
          </table:table-cell>
          <table:table-cell table:style-name="ce7" table:formula="of:=IF(ISBLANK([.BF84]);&quot;&quot;;[.BF84]+MAX([.BF186];[.BG186]))" office:value-type="float" office:value="1272" calcext:value-type="float">
            <text:p>1272</text:p>
          </table:table-cell>
          <table:table-cell table:style-name="ce7" table:formula="of:=IF(ISBLANK([.BG84]);&quot;&quot;;[.BG84]+MAX([.BG186];[.BH186]))" office:value-type="float" office:value="1176" calcext:value-type="float">
            <text:p>1176</text:p>
          </table:table-cell>
          <table:table-cell table:style-name="ce7" table:formula="of:=IF(ISBLANK([.BH84]);&quot;&quot;;[.BH84]+MAX([.BH186];[.BI186]))" office:value-type="float" office:value="1254" calcext:value-type="float">
            <text:p>1254</text:p>
          </table:table-cell>
          <table:table-cell table:style-name="ce7" table:formula="of:=IF(ISBLANK([.BI84]);&quot;&quot;;[.BI84]+MAX([.BI186];[.BJ186]))" office:value-type="float" office:value="1273" calcext:value-type="float">
            <text:p>1273</text:p>
          </table:table-cell>
          <table:table-cell table:style-name="ce7" table:formula="of:=IF(ISBLANK([.BJ84]);&quot;&quot;;[.BJ84]+MAX([.BJ186];[.BK186]))" office:value-type="float" office:value="1250" calcext:value-type="float">
            <text:p>1250</text:p>
          </table:table-cell>
          <table:table-cell table:style-name="ce7" table:formula="of:=IF(ISBLANK([.BK84]);&quot;&quot;;[.BK84]+MAX([.BK186];[.BL186]))" office:value-type="float" office:value="1258" calcext:value-type="float">
            <text:p>1258</text:p>
          </table:table-cell>
          <table:table-cell table:style-name="ce7" table:formula="of:=IF(ISBLANK([.BL84]);&quot;&quot;;[.BL84]+MAX([.BL186];[.BM186]))" office:value-type="float" office:value="1241" calcext:value-type="float">
            <text:p>1241</text:p>
          </table:table-cell>
          <table:table-cell table:style-name="ce7" table:formula="of:=IF(ISBLANK([.BM84]);&quot;&quot;;[.BM84]+MAX([.BM186];[.BN186]))" office:value-type="float" office:value="1225" calcext:value-type="float">
            <text:p>1225</text:p>
          </table:table-cell>
          <table:table-cell table:style-name="ce7" table:formula="of:=IF(ISBLANK([.BN84]);&quot;&quot;;[.BN84]+MAX([.BN186];[.BO186]))" office:value-type="float" office:value="1231" calcext:value-type="float">
            <text:p>1231</text:p>
          </table:table-cell>
          <table:table-cell table:style-name="ce7" table:formula="of:=IF(ISBLANK([.BO84]);&quot;&quot;;[.BO84]+MAX([.BO186];[.BP186]))" office:value-type="float" office:value="1297" calcext:value-type="float">
            <text:p>1297</text:p>
          </table:table-cell>
          <table:table-cell table:style-name="ce7" table:formula="of:=IF(ISBLANK([.BP84]);&quot;&quot;;[.BP84]+MAX([.BP186];[.BQ186]))" office:value-type="float" office:value="1280" calcext:value-type="float">
            <text:p>1280</text:p>
          </table:table-cell>
          <table:table-cell table:style-name="ce7" table:formula="of:=IF(ISBLANK([.BQ84]);&quot;&quot;;[.BQ84]+MAX([.BQ186];[.BR186]))" office:value-type="float" office:value="1172" calcext:value-type="float">
            <text:p>1172</text:p>
          </table:table-cell>
          <table:table-cell table:style-name="ce7" table:formula="of:=IF(ISBLANK([.BR84]);&quot;&quot;;[.BR84]+MAX([.BR186];[.BS186]))" office:value-type="float" office:value="1152" calcext:value-type="float">
            <text:p>1152</text:p>
          </table:table-cell>
          <table:table-cell table:style-name="ce7" table:formula="of:=IF(ISBLANK([.BS84]);&quot;&quot;;[.BS84]+MAX([.BS186];[.BT186]))" office:value-type="float" office:value="1127" calcext:value-type="float">
            <text:p>1127</text:p>
          </table:table-cell>
          <table:table-cell table:style-name="ce7" table:formula="of:=IF(ISBLANK([.BT84]);&quot;&quot;;[.BT84]+MAX([.BT186];[.BU186]))" office:value-type="float" office:value="1115" calcext:value-type="float">
            <text:p>1115</text:p>
          </table:table-cell>
          <table:table-cell table:style-name="ce7" table:formula="of:=IF(ISBLANK([.BU84]);&quot;&quot;;[.BU84]+MAX([.BU186];[.BV186]))" office:value-type="float" office:value="1244" calcext:value-type="float">
            <text:p>1244</text:p>
          </table:table-cell>
          <table:table-cell table:style-name="ce7" table:formula="of:=IF(ISBLANK([.BV84]);&quot;&quot;;[.BV84]+MAX([.BV186];[.BW186]))" office:value-type="float" office:value="1291" calcext:value-type="float">
            <text:p>1291</text:p>
          </table:table-cell>
          <table:table-cell table:style-name="ce7" table:formula="of:=IF(ISBLANK([.BW84]);&quot;&quot;;[.BW84]+MAX([.BW186];[.BX186]))" office:value-type="float" office:value="1285" calcext:value-type="float">
            <text:p>1285</text:p>
          </table:table-cell>
          <table:table-cell table:style-name="ce7" table:formula="of:=IF(ISBLANK([.BX84]);&quot;&quot;;[.BX84]+MAX([.BX186];[.BY186]))" office:value-type="float" office:value="1267" calcext:value-type="float">
            <text:p>1267</text:p>
          </table:table-cell>
          <table:table-cell table:style-name="ce7" table:formula="of:=IF(ISBLANK([.BY84]);&quot;&quot;;[.BY84]+MAX([.BY186];[.BZ186]))" office:value-type="float" office:value="1282" calcext:value-type="float">
            <text:p>1282</text:p>
          </table:table-cell>
          <table:table-cell table:style-name="ce7" table:formula="of:=IF(ISBLANK([.BZ84]);&quot;&quot;;[.BZ84]+MAX([.BZ186];[.CA186]))" office:value-type="float" office:value="1260" calcext:value-type="float">
            <text:p>1260</text:p>
          </table:table-cell>
          <table:table-cell table:style-name="ce7" table:formula="of:=IF(ISBLANK([.CA84]);&quot;&quot;;[.CA84]+MAX([.CA186];[.CB186]))" office:value-type="float" office:value="1272" calcext:value-type="float">
            <text:p>1272</text:p>
          </table:table-cell>
          <table:table-cell table:style-name="ce7" table:formula="of:=IF(ISBLANK([.CB84]);&quot;&quot;;[.CB84]+MAX([.CB186];[.CC186]))" office:value-type="float" office:value="1182" calcext:value-type="float">
            <text:p>1182</text:p>
          </table:table-cell>
          <table:table-cell table:style-name="ce7" table:formula="of:=IF(ISBLANK([.CC84]);&quot;&quot;;[.CC84]+MAX([.CC186];[.CD186]))" office:value-type="float" office:value="1188" calcext:value-type="float">
            <text:p>1188</text:p>
          </table:table-cell>
          <table:table-cell table:style-name="ce7" table:formula="of:=IF(ISBLANK([.CD84]);&quot;&quot;;[.CD84]+MAX([.CD186];[.CE186]))" office:value-type="float" office:value="1237" calcext:value-type="float">
            <text:p>1237</text:p>
          </table:table-cell>
          <table:table-cell table:style-name="ce7" table:formula="of:=IF(ISBLANK([.CE84]);&quot;&quot;;[.CE84]+MAX([.CE186];[.CF186]))" office:value-type="float" office:value="1315" calcext:value-type="float">
            <text:p>1315</text:p>
          </table:table-cell>
          <table:table-cell table:style-name="ce7" table:formula="of:=IF(ISBLANK([.CF84]);&quot;&quot;;[.CF84]+MAX([.CF186];[.CG186]))">
            <text:p/>
          </table:table-cell>
          <table:table-cell table:style-name="ce7" table:formula="of:=IF(ISBLANK([.CG84]);&quot;&quot;;[.CG84]+MAX([.CG186];[.CH186]))">
            <text:p/>
          </table:table-cell>
          <table:table-cell table:style-name="ce7" table:formula="of:=IF(ISBLANK([.CH84]);&quot;&quot;;[.CH84]+MAX([.CH186];[.CI186]))">
            <text:p/>
          </table:table-cell>
          <table:table-cell table:style-name="ce7" table:formula="of:=IF(ISBLANK([.CI84]);&quot;&quot;;[.CI84]+MAX([.CI186];[.CJ186]))">
            <text:p/>
          </table:table-cell>
          <table:table-cell table:style-name="ce7" table:formula="of:=IF(ISBLANK([.CJ84]);&quot;&quot;;[.CJ84]+MAX([.CJ186];[.CK186]))">
            <text:p/>
          </table:table-cell>
          <table:table-cell table:style-name="ce7" table:formula="of:=IF(ISBLANK([.CK84]);&quot;&quot;;[.CK84]+MAX([.CK186];[.CL186]))">
            <text:p/>
          </table:table-cell>
          <table:table-cell table:style-name="ce7" table:formula="of:=IF(ISBLANK([.CL84]);&quot;&quot;;[.CL84]+MAX([.CL186];[.CM186]))">
            <text:p/>
          </table:table-cell>
          <table:table-cell table:style-name="ce7" table:formula="of:=IF(ISBLANK([.CM84]);&quot;&quot;;[.CM84]+MAX([.CM186];[.CN186]))">
            <text:p/>
          </table:table-cell>
          <table:table-cell table:style-name="ce7" table:formula="of:=IF(ISBLANK([.CN84]);&quot;&quot;;[.CN84]+MAX([.CN186];[.CO186]))">
            <text:p/>
          </table:table-cell>
          <table:table-cell table:style-name="ce7" table:formula="of:=IF(ISBLANK([.CO84]);&quot;&quot;;[.CO84]+MAX([.CO186];[.CP186]))">
            <text:p/>
          </table:table-cell>
          <table:table-cell table:style-name="ce7" table:formula="of:=IF(ISBLANK([.CP84]);&quot;&quot;;[.CP84]+MAX([.CP186];[.CQ186]))">
            <text:p/>
          </table:table-cell>
          <table:table-cell table:style-name="ce7" table:formula="of:=IF(ISBLANK([.CQ84]);&quot;&quot;;[.CQ84]+MAX([.CQ186];[.CR186]))">
            <text:p/>
          </table:table-cell>
          <table:table-cell table:style-name="ce7" table:formula="of:=IF(ISBLANK([.CR84]);&quot;&quot;;[.CR84]+MAX([.CR186];[.CS186]))">
            <text:p/>
          </table:table-cell>
          <table:table-cell table:style-name="ce7" table:formula="of:=IF(ISBLANK([.CS84]);&quot;&quot;;[.CS84]+MAX([.CS186];[.CT186]))">
            <text:p/>
          </table:table-cell>
          <table:table-cell table:style-name="ce7" table:formula="of:=IF(ISBLANK([.CT84]);&quot;&quot;;[.CT84]+MAX([.CT186];[.CU186]))">
            <text:p/>
          </table:table-cell>
          <table:table-cell table:style-name="ce7" table:formula="of:=IF(ISBLANK([.CU84]);&quot;&quot;;[.CU84]+MAX([.CU186];[.CV186]))">
            <text:p/>
          </table:table-cell>
          <table:table-cell table:formula="of:=IF(ISBLANK([.CV84]);&quot;&quot;;[.CV84]+MAX([.CV186];[.CW186]))">
            <text:p/>
          </table:table-cell>
        </table:table-row>
        <table:table-row table:style-name="ro1">
          <table:table-cell table:formula="of:=IF(ISBLANK([.A85]);&quot;&quot;;[.A85]+MAX([.A187];[.B187]))" office:value-type="float" office:value="1187" calcext:value-type="float">
            <text:p>1187</text:p>
          </table:table-cell>
          <table:table-cell table:style-name="ce7" table:formula="of:=IF(ISBLANK([.B85]);&quot;&quot;;[.B85]+MAX([.B187];[.C187]))" office:value-type="float" office:value="1175" calcext:value-type="float">
            <text:p>1175</text:p>
          </table:table-cell>
          <table:table-cell table:style-name="ce7" table:formula="of:=IF(ISBLANK([.C85]);&quot;&quot;;[.C85]+MAX([.C187];[.D187]))" office:value-type="float" office:value="1153" calcext:value-type="float">
            <text:p>1153</text:p>
          </table:table-cell>
          <table:table-cell table:style-name="ce7" table:formula="of:=IF(ISBLANK([.D85]);&quot;&quot;;[.D85]+MAX([.D187];[.E187]))" office:value-type="float" office:value="1155" calcext:value-type="float">
            <text:p>1155</text:p>
          </table:table-cell>
          <table:table-cell table:style-name="ce7" table:formula="of:=IF(ISBLANK([.E85]);&quot;&quot;;[.E85]+MAX([.E187];[.F187]))" office:value-type="float" office:value="1201" calcext:value-type="float">
            <text:p>1201</text:p>
          </table:table-cell>
          <table:table-cell table:style-name="ce7" table:formula="of:=IF(ISBLANK([.F85]);&quot;&quot;;[.F85]+MAX([.F187];[.G187]))" office:value-type="float" office:value="1033" calcext:value-type="float">
            <text:p>1033</text:p>
          </table:table-cell>
          <table:table-cell table:style-name="ce7" table:formula="of:=IF(ISBLANK([.G85]);&quot;&quot;;[.G85]+MAX([.G187];[.H187]))" office:value-type="float" office:value="1081" calcext:value-type="float">
            <text:p>1081</text:p>
          </table:table-cell>
          <table:table-cell table:style-name="ce7" table:formula="of:=IF(ISBLANK([.H85]);&quot;&quot;;[.H85]+MAX([.H187];[.I187]))" office:value-type="float" office:value="1095" calcext:value-type="float">
            <text:p>1095</text:p>
          </table:table-cell>
          <table:table-cell table:style-name="ce7" table:formula="of:=IF(ISBLANK([.I85]);&quot;&quot;;[.I85]+MAX([.I187];[.J187]))" office:value-type="float" office:value="1089" calcext:value-type="float">
            <text:p>1089</text:p>
          </table:table-cell>
          <table:table-cell table:style-name="ce7" table:formula="of:=IF(ISBLANK([.J85]);&quot;&quot;;[.J85]+MAX([.J187];[.K187]))" office:value-type="float" office:value="1101" calcext:value-type="float">
            <text:p>1101</text:p>
          </table:table-cell>
          <table:table-cell table:style-name="ce7" table:formula="of:=IF(ISBLANK([.K85]);&quot;&quot;;[.K85]+MAX([.K187];[.L187]))" office:value-type="float" office:value="1112" calcext:value-type="float">
            <text:p>1112</text:p>
          </table:table-cell>
          <table:table-cell table:style-name="ce7" table:formula="of:=IF(ISBLANK([.L85]);&quot;&quot;;[.L85]+MAX([.L187];[.M187]))" office:value-type="float" office:value="1120" calcext:value-type="float">
            <text:p>1120</text:p>
          </table:table-cell>
          <table:table-cell table:style-name="ce7" table:formula="of:=IF(ISBLANK([.M85]);&quot;&quot;;[.M85]+MAX([.M187];[.N187]))" office:value-type="float" office:value="1192" calcext:value-type="float">
            <text:p>1192</text:p>
          </table:table-cell>
          <table:table-cell table:style-name="ce7" table:formula="of:=IF(ISBLANK([.N85]);&quot;&quot;;[.N85]+MAX([.N187];[.O187]))" office:value-type="float" office:value="1172" calcext:value-type="float">
            <text:p>1172</text:p>
          </table:table-cell>
          <table:table-cell table:style-name="ce7" table:formula="of:=IF(ISBLANK([.O85]);&quot;&quot;;[.O85]+MAX([.O187];[.P187]))" office:value-type="float" office:value="1114" calcext:value-type="float">
            <text:p>1114</text:p>
          </table:table-cell>
          <table:table-cell table:style-name="ce7" table:formula="of:=IF(ISBLANK([.P85]);&quot;&quot;;[.P85]+MAX([.P187];[.Q187]))" office:value-type="float" office:value="1121" calcext:value-type="float">
            <text:p>1121</text:p>
          </table:table-cell>
          <table:table-cell table:style-name="ce7" table:formula="of:=IF(ISBLANK([.Q85]);&quot;&quot;;[.Q85]+MAX([.Q187];[.R187]))" office:value-type="float" office:value="1154" calcext:value-type="float">
            <text:p>1154</text:p>
          </table:table-cell>
          <table:table-cell table:style-name="ce7" table:formula="of:=IF(ISBLANK([.R85]);&quot;&quot;;[.R85]+MAX([.R187];[.S187]))" office:value-type="float" office:value="1221" calcext:value-type="float">
            <text:p>1221</text:p>
          </table:table-cell>
          <table:table-cell table:style-name="ce7" table:formula="of:=IF(ISBLANK([.S85]);&quot;&quot;;[.S85]+MAX([.S187];[.T187]))" office:value-type="float" office:value="1239" calcext:value-type="float">
            <text:p>1239</text:p>
          </table:table-cell>
          <table:table-cell table:style-name="ce7" table:formula="of:=IF(ISBLANK([.T85]);&quot;&quot;;[.T85]+MAX([.T187];[.U187]))" office:value-type="float" office:value="1271" calcext:value-type="float">
            <text:p>1271</text:p>
          </table:table-cell>
          <table:table-cell table:style-name="ce7" table:formula="of:=IF(ISBLANK([.U85]);&quot;&quot;;[.U85]+MAX([.U187];[.V187]))" office:value-type="float" office:value="1165" calcext:value-type="float">
            <text:p>1165</text:p>
          </table:table-cell>
          <table:table-cell table:style-name="ce7" table:formula="of:=IF(ISBLANK([.V85]);&quot;&quot;;[.V85]+MAX([.V187];[.W187]))" office:value-type="float" office:value="1181" calcext:value-type="float">
            <text:p>1181</text:p>
          </table:table-cell>
          <table:table-cell table:style-name="ce7" table:formula="of:=IF(ISBLANK([.W85]);&quot;&quot;;[.W85]+MAX([.W187];[.X187]))" office:value-type="float" office:value="1157" calcext:value-type="float">
            <text:p>1157</text:p>
          </table:table-cell>
          <table:table-cell table:style-name="ce7" table:formula="of:=IF(ISBLANK([.X85]);&quot;&quot;;[.X85]+MAX([.X187];[.Y187]))" office:value-type="float" office:value="1204" calcext:value-type="float">
            <text:p>1204</text:p>
          </table:table-cell>
          <table:table-cell table:style-name="ce7" table:formula="of:=IF(ISBLANK([.Y85]);&quot;&quot;;[.Y85]+MAX([.Y187];[.Z187]))" office:value-type="float" office:value="1266" calcext:value-type="float">
            <text:p>1266</text:p>
          </table:table-cell>
          <table:table-cell table:style-name="ce7" table:formula="of:=IF(ISBLANK([.Z85]);&quot;&quot;;[.Z85]+MAX([.Z187];[.AA187]))" office:value-type="float" office:value="1251" calcext:value-type="float">
            <text:p>1251</text:p>
          </table:table-cell>
          <table:table-cell table:style-name="ce7" table:formula="of:=IF(ISBLANK([.AA85]);&quot;&quot;;[.AA85]+MAX([.AA187];[.AB187]))" office:value-type="float" office:value="1190" calcext:value-type="float">
            <text:p>1190</text:p>
          </table:table-cell>
          <table:table-cell table:style-name="ce7" table:formula="of:=IF(ISBLANK([.AB85]);&quot;&quot;;[.AB85]+MAX([.AB187];[.AC187]))" office:value-type="float" office:value="1181" calcext:value-type="float">
            <text:p>1181</text:p>
          </table:table-cell>
          <table:table-cell table:style-name="ce7" table:formula="of:=IF(ISBLANK([.AC85]);&quot;&quot;;[.AC85]+MAX([.AC187];[.AD187]))" office:value-type="float" office:value="1188" calcext:value-type="float">
            <text:p>1188</text:p>
          </table:table-cell>
          <table:table-cell table:style-name="ce7" table:formula="of:=IF(ISBLANK([.AD85]);&quot;&quot;;[.AD85]+MAX([.AD187];[.AE187]))" office:value-type="float" office:value="1219" calcext:value-type="float">
            <text:p>1219</text:p>
          </table:table-cell>
          <table:table-cell table:style-name="ce7" table:formula="of:=IF(ISBLANK([.AE85]);&quot;&quot;;[.AE85]+MAX([.AE187];[.AF187]))" office:value-type="float" office:value="1210" calcext:value-type="float">
            <text:p>1210</text:p>
          </table:table-cell>
          <table:table-cell table:style-name="ce7" table:formula="of:=IF(ISBLANK([.AF85]);&quot;&quot;;[.AF85]+MAX([.AF187];[.AG187]))" office:value-type="float" office:value="1181" calcext:value-type="float">
            <text:p>1181</text:p>
          </table:table-cell>
          <table:table-cell table:style-name="ce7" table:formula="of:=IF(ISBLANK([.AG85]);&quot;&quot;;[.AG85]+MAX([.AG187];[.AH187]))" office:value-type="float" office:value="1216" calcext:value-type="float">
            <text:p>1216</text:p>
          </table:table-cell>
          <table:table-cell table:style-name="ce7" table:formula="of:=IF(ISBLANK([.AH85]);&quot;&quot;;[.AH85]+MAX([.AH187];[.AI187]))" office:value-type="float" office:value="1201" calcext:value-type="float">
            <text:p>1201</text:p>
          </table:table-cell>
          <table:table-cell table:style-name="ce7" table:formula="of:=IF(ISBLANK([.AI85]);&quot;&quot;;[.AI85]+MAX([.AI187];[.AJ187]))" office:value-type="float" office:value="1174" calcext:value-type="float">
            <text:p>1174</text:p>
          </table:table-cell>
          <table:table-cell table:style-name="ce7" table:formula="of:=IF(ISBLANK([.AJ85]);&quot;&quot;;[.AJ85]+MAX([.AJ187];[.AK187]))" office:value-type="float" office:value="1261" calcext:value-type="float">
            <text:p>1261</text:p>
          </table:table-cell>
          <table:table-cell table:style-name="ce7" table:formula="of:=IF(ISBLANK([.AK85]);&quot;&quot;;[.AK85]+MAX([.AK187];[.AL187]))" office:value-type="float" office:value="1260" calcext:value-type="float">
            <text:p>1260</text:p>
          </table:table-cell>
          <table:table-cell table:style-name="ce7" table:formula="of:=IF(ISBLANK([.AL85]);&quot;&quot;;[.AL85]+MAX([.AL187];[.AM187]))" office:value-type="float" office:value="1242" calcext:value-type="float">
            <text:p>1242</text:p>
          </table:table-cell>
          <table:table-cell table:style-name="ce7" table:formula="of:=IF(ISBLANK([.AM85]);&quot;&quot;;[.AM85]+MAX([.AM187];[.AN187]))" office:value-type="float" office:value="1150" calcext:value-type="float">
            <text:p>1150</text:p>
          </table:table-cell>
          <table:table-cell table:style-name="ce7" table:formula="of:=IF(ISBLANK([.AN85]);&quot;&quot;;[.AN85]+MAX([.AN187];[.AO187]))" office:value-type="float" office:value="1193" calcext:value-type="float">
            <text:p>1193</text:p>
          </table:table-cell>
          <table:table-cell table:style-name="ce7" table:formula="of:=IF(ISBLANK([.AO85]);&quot;&quot;;[.AO85]+MAX([.AO187];[.AP187]))" office:value-type="float" office:value="1106" calcext:value-type="float">
            <text:p>1106</text:p>
          </table:table-cell>
          <table:table-cell table:style-name="ce7" table:formula="of:=IF(ISBLANK([.AP85]);&quot;&quot;;[.AP85]+MAX([.AP187];[.AQ187]))" office:value-type="float" office:value="1239" calcext:value-type="float">
            <text:p>1239</text:p>
          </table:table-cell>
          <table:table-cell table:style-name="ce7" table:formula="of:=IF(ISBLANK([.AQ85]);&quot;&quot;;[.AQ85]+MAX([.AQ187];[.AR187]))" office:value-type="float" office:value="1250" calcext:value-type="float">
            <text:p>1250</text:p>
          </table:table-cell>
          <table:table-cell table:style-name="ce7" table:formula="of:=IF(ISBLANK([.AR85]);&quot;&quot;;[.AR85]+MAX([.AR187];[.AS187]))" office:value-type="float" office:value="1199" calcext:value-type="float">
            <text:p>1199</text:p>
          </table:table-cell>
          <table:table-cell table:style-name="ce7" table:formula="of:=IF(ISBLANK([.AS85]);&quot;&quot;;[.AS85]+MAX([.AS187];[.AT187]))" office:value-type="float" office:value="1270" calcext:value-type="float">
            <text:p>1270</text:p>
          </table:table-cell>
          <table:table-cell table:style-name="ce7" table:formula="of:=IF(ISBLANK([.AT85]);&quot;&quot;;[.AT85]+MAX([.AT187];[.AU187]))" office:value-type="float" office:value="1275" calcext:value-type="float">
            <text:p>1275</text:p>
          </table:table-cell>
          <table:table-cell table:style-name="ce7" table:formula="of:=IF(ISBLANK([.AU85]);&quot;&quot;;[.AU85]+MAX([.AU187];[.AV187]))" office:value-type="float" office:value="1258" calcext:value-type="float">
            <text:p>1258</text:p>
          </table:table-cell>
          <table:table-cell table:style-name="ce7" table:formula="of:=IF(ISBLANK([.AV85]);&quot;&quot;;[.AV85]+MAX([.AV187];[.AW187]))" office:value-type="float" office:value="1199" calcext:value-type="float">
            <text:p>1199</text:p>
          </table:table-cell>
          <table:table-cell table:style-name="ce7" table:formula="of:=IF(ISBLANK([.AW85]);&quot;&quot;;[.AW85]+MAX([.AW187];[.AX187]))" office:value-type="float" office:value="1187" calcext:value-type="float">
            <text:p>1187</text:p>
          </table:table-cell>
          <table:table-cell table:style-name="ce7" table:formula="of:=IF(ISBLANK([.AX85]);&quot;&quot;;[.AX85]+MAX([.AX187];[.AY187]))" office:value-type="float" office:value="1259" calcext:value-type="float">
            <text:p>1259</text:p>
          </table:table-cell>
          <table:table-cell table:style-name="ce7" table:formula="of:=IF(ISBLANK([.AY85]);&quot;&quot;;[.AY85]+MAX([.AY187];[.AZ187]))" office:value-type="float" office:value="1180" calcext:value-type="float">
            <text:p>1180</text:p>
          </table:table-cell>
          <table:table-cell table:style-name="ce7" table:formula="of:=IF(ISBLANK([.AZ85]);&quot;&quot;;[.AZ85]+MAX([.AZ187];[.BA187]))" office:value-type="float" office:value="1175" calcext:value-type="float">
            <text:p>1175</text:p>
          </table:table-cell>
          <table:table-cell table:style-name="ce7" table:formula="of:=IF(ISBLANK([.BA85]);&quot;&quot;;[.BA85]+MAX([.BA187];[.BB187]))" office:value-type="float" office:value="1188" calcext:value-type="float">
            <text:p>1188</text:p>
          </table:table-cell>
          <table:table-cell table:style-name="ce7" table:formula="of:=IF(ISBLANK([.BB85]);&quot;&quot;;[.BB85]+MAX([.BB187];[.BC187]))" office:value-type="float" office:value="1207" calcext:value-type="float">
            <text:p>1207</text:p>
          </table:table-cell>
          <table:table-cell table:style-name="ce7" table:formula="of:=IF(ISBLANK([.BC85]);&quot;&quot;;[.BC85]+MAX([.BC187];[.BD187]))" office:value-type="float" office:value="1232" calcext:value-type="float">
            <text:p>1232</text:p>
          </table:table-cell>
          <table:table-cell table:style-name="ce7" table:formula="of:=IF(ISBLANK([.BD85]);&quot;&quot;;[.BD85]+MAX([.BD187];[.BE187]))" office:value-type="float" office:value="1173" calcext:value-type="float">
            <text:p>1173</text:p>
          </table:table-cell>
          <table:table-cell table:style-name="ce7" table:formula="of:=IF(ISBLANK([.BE85]);&quot;&quot;;[.BE85]+MAX([.BE187];[.BF187]))" office:value-type="float" office:value="1155" calcext:value-type="float">
            <text:p>1155</text:p>
          </table:table-cell>
          <table:table-cell table:style-name="ce7" table:formula="of:=IF(ISBLANK([.BF85]);&quot;&quot;;[.BF85]+MAX([.BF187];[.BG187]))" office:value-type="float" office:value="1202" calcext:value-type="float">
            <text:p>1202</text:p>
          </table:table-cell>
          <table:table-cell table:style-name="ce7" table:formula="of:=IF(ISBLANK([.BG85]);&quot;&quot;;[.BG85]+MAX([.BG187];[.BH187]))" office:value-type="float" office:value="1152" calcext:value-type="float">
            <text:p>1152</text:p>
          </table:table-cell>
          <table:table-cell table:style-name="ce7" table:formula="of:=IF(ISBLANK([.BH85]);&quot;&quot;;[.BH85]+MAX([.BH187];[.BI187]))" office:value-type="float" office:value="1135" calcext:value-type="float">
            <text:p>1135</text:p>
          </table:table-cell>
          <table:table-cell table:style-name="ce7" table:formula="of:=IF(ISBLANK([.BI85]);&quot;&quot;;[.BI85]+MAX([.BI187];[.BJ187]))" office:value-type="float" office:value="1189" calcext:value-type="float">
            <text:p>1189</text:p>
          </table:table-cell>
          <table:table-cell table:style-name="ce7" table:formula="of:=IF(ISBLANK([.BJ85]);&quot;&quot;;[.BJ85]+MAX([.BJ187];[.BK187]))" office:value-type="float" office:value="1185" calcext:value-type="float">
            <text:p>1185</text:p>
          </table:table-cell>
          <table:table-cell table:style-name="ce7" table:formula="of:=IF(ISBLANK([.BK85]);&quot;&quot;;[.BK85]+MAX([.BK187];[.BL187]))" office:value-type="float" office:value="1143" calcext:value-type="float">
            <text:p>1143</text:p>
          </table:table-cell>
          <table:table-cell table:style-name="ce7" table:formula="of:=IF(ISBLANK([.BL85]);&quot;&quot;;[.BL85]+MAX([.BL187];[.BM187]))" office:value-type="float" office:value="1159" calcext:value-type="float">
            <text:p>1159</text:p>
          </table:table-cell>
          <table:table-cell table:style-name="ce7" table:formula="of:=IF(ISBLANK([.BM85]);&quot;&quot;;[.BM85]+MAX([.BM187];[.BN187]))" office:value-type="float" office:value="1138" calcext:value-type="float">
            <text:p>1138</text:p>
          </table:table-cell>
          <table:table-cell table:style-name="ce7" table:formula="of:=IF(ISBLANK([.BN85]);&quot;&quot;;[.BN85]+MAX([.BN187];[.BO187]))" office:value-type="float" office:value="1206" calcext:value-type="float">
            <text:p>1206</text:p>
          </table:table-cell>
          <table:table-cell table:style-name="ce7" table:formula="of:=IF(ISBLANK([.BO85]);&quot;&quot;;[.BO85]+MAX([.BO187];[.BP187]))" office:value-type="float" office:value="1177" calcext:value-type="float">
            <text:p>1177</text:p>
          </table:table-cell>
          <table:table-cell table:style-name="ce7" table:formula="of:=IF(ISBLANK([.BP85]);&quot;&quot;;[.BP85]+MAX([.BP187];[.BQ187]))" office:value-type="float" office:value="1243" calcext:value-type="float">
            <text:p>1243</text:p>
          </table:table-cell>
          <table:table-cell table:style-name="ce7" table:formula="of:=IF(ISBLANK([.BQ85]);&quot;&quot;;[.BQ85]+MAX([.BQ187];[.BR187]))" office:value-type="float" office:value="1151" calcext:value-type="float">
            <text:p>1151</text:p>
          </table:table-cell>
          <table:table-cell table:style-name="ce7" table:formula="of:=IF(ISBLANK([.BR85]);&quot;&quot;;[.BR85]+MAX([.BR187];[.BS187]))" office:value-type="float" office:value="1106" calcext:value-type="float">
            <text:p>1106</text:p>
          </table:table-cell>
          <table:table-cell table:style-name="ce7" table:formula="of:=IF(ISBLANK([.BS85]);&quot;&quot;;[.BS85]+MAX([.BS187];[.BT187]))" office:value-type="float" office:value="1094" calcext:value-type="float">
            <text:p>1094</text:p>
          </table:table-cell>
          <table:table-cell table:style-name="ce7" table:formula="of:=IF(ISBLANK([.BT85]);&quot;&quot;;[.BT85]+MAX([.BT187];[.BU187]))" office:value-type="float" office:value="1086" calcext:value-type="float">
            <text:p>1086</text:p>
          </table:table-cell>
          <table:table-cell table:style-name="ce7" table:formula="of:=IF(ISBLANK([.BU85]);&quot;&quot;;[.BU85]+MAX([.BU187];[.BV187]))" office:value-type="float" office:value="1113" calcext:value-type="float">
            <text:p>1113</text:p>
          </table:table-cell>
          <table:table-cell table:style-name="ce7" table:formula="of:=IF(ISBLANK([.BV85]);&quot;&quot;;[.BV85]+MAX([.BV187];[.BW187]))" office:value-type="float" office:value="1192" calcext:value-type="float">
            <text:p>1192</text:p>
          </table:table-cell>
          <table:table-cell table:style-name="ce7" table:formula="of:=IF(ISBLANK([.BW85]);&quot;&quot;;[.BW85]+MAX([.BW187];[.BX187]))" office:value-type="float" office:value="1147" calcext:value-type="float">
            <text:p>1147</text:p>
          </table:table-cell>
          <table:table-cell table:style-name="ce7" table:formula="of:=IF(ISBLANK([.BX85]);&quot;&quot;;[.BX85]+MAX([.BX187];[.BY187]))" office:value-type="float" office:value="1234" calcext:value-type="float">
            <text:p>1234</text:p>
          </table:table-cell>
          <table:table-cell table:style-name="ce7" table:formula="of:=IF(ISBLANK([.BY85]);&quot;&quot;;[.BY85]+MAX([.BY187];[.BZ187]))" office:value-type="float" office:value="1207" calcext:value-type="float">
            <text:p>1207</text:p>
          </table:table-cell>
          <table:table-cell table:style-name="ce7" table:formula="of:=IF(ISBLANK([.BZ85]);&quot;&quot;;[.BZ85]+MAX([.BZ187];[.CA187]))" office:value-type="float" office:value="1256" calcext:value-type="float">
            <text:p>1256</text:p>
          </table:table-cell>
          <table:table-cell table:style-name="ce7" table:formula="of:=IF(ISBLANK([.CA85]);&quot;&quot;;[.CA85]+MAX([.CA187];[.CB187]))" office:value-type="float" office:value="1185" calcext:value-type="float">
            <text:p>1185</text:p>
          </table:table-cell>
          <table:table-cell table:style-name="ce7" table:formula="of:=IF(ISBLANK([.CB85]);&quot;&quot;;[.CB85]+MAX([.CB187];[.CC187]))" office:value-type="float" office:value="1176" calcext:value-type="float">
            <text:p>1176</text:p>
          </table:table-cell>
          <table:table-cell table:style-name="ce7" table:formula="of:=IF(ISBLANK([.CC85]);&quot;&quot;;[.CC85]+MAX([.CC187];[.CD187]))" office:value-type="float" office:value="1180" calcext:value-type="float">
            <text:p>1180</text:p>
          </table:table-cell>
          <table:table-cell table:style-name="ce7" table:formula="of:=IF(ISBLANK([.CD85]);&quot;&quot;;[.CD85]+MAX([.CD187];[.CE187]))" office:value-type="float" office:value="1151" calcext:value-type="float">
            <text:p>1151</text:p>
          </table:table-cell>
          <table:table-cell table:style-name="ce7" table:formula="of:=IF(ISBLANK([.CE85]);&quot;&quot;;[.CE85]+MAX([.CE187];[.CF187]))" office:value-type="float" office:value="1219" calcext:value-type="float">
            <text:p>1219</text:p>
          </table:table-cell>
          <table:table-cell table:style-name="ce7" table:formula="of:=IF(ISBLANK([.CF85]);&quot;&quot;;[.CF85]+MAX([.CF187];[.CG187]))" office:value-type="float" office:value="1106" calcext:value-type="float">
            <text:p>1106</text:p>
          </table:table-cell>
          <table:table-cell table:style-name="ce7" table:formula="of:=IF(ISBLANK([.CG85]);&quot;&quot;;[.CG85]+MAX([.CG187];[.CH187]))">
            <text:p/>
          </table:table-cell>
          <table:table-cell table:style-name="ce7" table:formula="of:=IF(ISBLANK([.CH85]);&quot;&quot;;[.CH85]+MAX([.CH187];[.CI187]))">
            <text:p/>
          </table:table-cell>
          <table:table-cell table:style-name="ce7" table:formula="of:=IF(ISBLANK([.CI85]);&quot;&quot;;[.CI85]+MAX([.CI187];[.CJ187]))">
            <text:p/>
          </table:table-cell>
          <table:table-cell table:style-name="ce7" table:formula="of:=IF(ISBLANK([.CJ85]);&quot;&quot;;[.CJ85]+MAX([.CJ187];[.CK187]))">
            <text:p/>
          </table:table-cell>
          <table:table-cell table:style-name="ce7" table:formula="of:=IF(ISBLANK([.CK85]);&quot;&quot;;[.CK85]+MAX([.CK187];[.CL187]))">
            <text:p/>
          </table:table-cell>
          <table:table-cell table:style-name="ce7" table:formula="of:=IF(ISBLANK([.CL85]);&quot;&quot;;[.CL85]+MAX([.CL187];[.CM187]))">
            <text:p/>
          </table:table-cell>
          <table:table-cell table:style-name="ce7" table:formula="of:=IF(ISBLANK([.CM85]);&quot;&quot;;[.CM85]+MAX([.CM187];[.CN187]))">
            <text:p/>
          </table:table-cell>
          <table:table-cell table:style-name="ce7" table:formula="of:=IF(ISBLANK([.CN85]);&quot;&quot;;[.CN85]+MAX([.CN187];[.CO187]))">
            <text:p/>
          </table:table-cell>
          <table:table-cell table:style-name="ce7" table:formula="of:=IF(ISBLANK([.CO85]);&quot;&quot;;[.CO85]+MAX([.CO187];[.CP187]))">
            <text:p/>
          </table:table-cell>
          <table:table-cell table:style-name="ce7" table:formula="of:=IF(ISBLANK([.CP85]);&quot;&quot;;[.CP85]+MAX([.CP187];[.CQ187]))">
            <text:p/>
          </table:table-cell>
          <table:table-cell table:style-name="ce7" table:formula="of:=IF(ISBLANK([.CQ85]);&quot;&quot;;[.CQ85]+MAX([.CQ187];[.CR187]))">
            <text:p/>
          </table:table-cell>
          <table:table-cell table:style-name="ce7" table:formula="of:=IF(ISBLANK([.CR85]);&quot;&quot;;[.CR85]+MAX([.CR187];[.CS187]))">
            <text:p/>
          </table:table-cell>
          <table:table-cell table:style-name="ce7" table:formula="of:=IF(ISBLANK([.CS85]);&quot;&quot;;[.CS85]+MAX([.CS187];[.CT187]))">
            <text:p/>
          </table:table-cell>
          <table:table-cell table:style-name="ce7" table:formula="of:=IF(ISBLANK([.CT85]);&quot;&quot;;[.CT85]+MAX([.CT187];[.CU187]))">
            <text:p/>
          </table:table-cell>
          <table:table-cell table:style-name="ce7" table:formula="of:=IF(ISBLANK([.CU85]);&quot;&quot;;[.CU85]+MAX([.CU187];[.CV187]))">
            <text:p/>
          </table:table-cell>
          <table:table-cell table:formula="of:=IF(ISBLANK([.CV85]);&quot;&quot;;[.CV85]+MAX([.CV187];[.CW187]))">
            <text:p/>
          </table:table-cell>
        </table:table-row>
        <table:table-row table:style-name="ro1">
          <table:table-cell table:formula="of:=IF(ISBLANK([.A86]);&quot;&quot;;[.A86]+MAX([.A188];[.B188]))" office:value-type="float" office:value="1093" calcext:value-type="float">
            <text:p>1093</text:p>
          </table:table-cell>
          <table:table-cell table:style-name="ce7" table:formula="of:=IF(ISBLANK([.B86]);&quot;&quot;;[.B86]+MAX([.B188];[.C188]))" office:value-type="float" office:value="1133" calcext:value-type="float">
            <text:p>1133</text:p>
          </table:table-cell>
          <table:table-cell table:style-name="ce7" table:formula="of:=IF(ISBLANK([.C86]);&quot;&quot;;[.C86]+MAX([.C188];[.D188]))" office:value-type="float" office:value="995" calcext:value-type="float">
            <text:p>995</text:p>
          </table:table-cell>
          <table:table-cell table:style-name="ce7" table:formula="of:=IF(ISBLANK([.D86]);&quot;&quot;;[.D86]+MAX([.D188];[.E188]))" office:value-type="float" office:value="1092" calcext:value-type="float">
            <text:p>1092</text:p>
          </table:table-cell>
          <table:table-cell table:style-name="ce7" table:formula="of:=IF(ISBLANK([.E86]);&quot;&quot;;[.E86]+MAX([.E188];[.F188]))" office:value-type="float" office:value="1110" calcext:value-type="float">
            <text:p>1110</text:p>
          </table:table-cell>
          <table:table-cell table:style-name="ce7" table:formula="of:=IF(ISBLANK([.F86]);&quot;&quot;;[.F86]+MAX([.F188];[.G188]))" office:value-type="float" office:value="1027" calcext:value-type="float">
            <text:p>1027</text:p>
          </table:table-cell>
          <table:table-cell table:style-name="ce7" table:formula="of:=IF(ISBLANK([.G86]);&quot;&quot;;[.G86]+MAX([.G188];[.H188]))" office:value-type="float" office:value="1017" calcext:value-type="float">
            <text:p>1017</text:p>
          </table:table-cell>
          <table:table-cell table:style-name="ce7" table:formula="of:=IF(ISBLANK([.H86]);&quot;&quot;;[.H86]+MAX([.H188];[.I188]))" office:value-type="float" office:value="1016" calcext:value-type="float">
            <text:p>1016</text:p>
          </table:table-cell>
          <table:table-cell table:style-name="ce7" table:formula="of:=IF(ISBLANK([.I86]);&quot;&quot;;[.I86]+MAX([.I188];[.J188]))" office:value-type="float" office:value="975" calcext:value-type="float">
            <text:p>975</text:p>
          </table:table-cell>
          <table:table-cell table:style-name="ce7" table:formula="of:=IF(ISBLANK([.J86]);&quot;&quot;;[.J86]+MAX([.J188];[.K188]))" office:value-type="float" office:value="1009" calcext:value-type="float">
            <text:p>1009</text:p>
          </table:table-cell>
          <table:table-cell table:style-name="ce7" table:formula="of:=IF(ISBLANK([.K86]);&quot;&quot;;[.K86]+MAX([.K188];[.L188]))" office:value-type="float" office:value="1019" calcext:value-type="float">
            <text:p>1019</text:p>
          </table:table-cell>
          <table:table-cell table:style-name="ce7" table:formula="of:=IF(ISBLANK([.L86]);&quot;&quot;;[.L86]+MAX([.L188];[.M188]))" office:value-type="float" office:value="1080" calcext:value-type="float">
            <text:p>1080</text:p>
          </table:table-cell>
          <table:table-cell table:style-name="ce7" table:formula="of:=IF(ISBLANK([.M86]);&quot;&quot;;[.M86]+MAX([.M188];[.N188]))" office:value-type="float" office:value="1104" calcext:value-type="float">
            <text:p>1104</text:p>
          </table:table-cell>
          <table:table-cell table:style-name="ce7" table:formula="of:=IF(ISBLANK([.N86]);&quot;&quot;;[.N86]+MAX([.N188];[.O188]))" office:value-type="float" office:value="1109" calcext:value-type="float">
            <text:p>1109</text:p>
          </table:table-cell>
          <table:table-cell table:style-name="ce7" table:formula="of:=IF(ISBLANK([.O86]);&quot;&quot;;[.O86]+MAX([.O188];[.P188]))" office:value-type="float" office:value="1067" calcext:value-type="float">
            <text:p>1067</text:p>
          </table:table-cell>
          <table:table-cell table:style-name="ce7" table:formula="of:=IF(ISBLANK([.P86]);&quot;&quot;;[.P86]+MAX([.P188];[.Q188]))" office:value-type="float" office:value="1072" calcext:value-type="float">
            <text:p>1072</text:p>
          </table:table-cell>
          <table:table-cell table:style-name="ce7" table:formula="of:=IF(ISBLANK([.Q86]);&quot;&quot;;[.Q86]+MAX([.Q188];[.R188]))" office:value-type="float" office:value="986" calcext:value-type="float">
            <text:p>986</text:p>
          </table:table-cell>
          <table:table-cell table:style-name="ce7" table:formula="of:=IF(ISBLANK([.R86]);&quot;&quot;;[.R86]+MAX([.R188];[.S188]))" office:value-type="float" office:value="1135" calcext:value-type="float">
            <text:p>1135</text:p>
          </table:table-cell>
          <table:table-cell table:style-name="ce7" table:formula="of:=IF(ISBLANK([.S86]);&quot;&quot;;[.S86]+MAX([.S188];[.T188]))" office:value-type="float" office:value="1143" calcext:value-type="float">
            <text:p>1143</text:p>
          </table:table-cell>
          <table:table-cell table:style-name="ce7" table:formula="of:=IF(ISBLANK([.T86]);&quot;&quot;;[.T86]+MAX([.T188];[.U188]))" office:value-type="float" office:value="1174" calcext:value-type="float">
            <text:p>1174</text:p>
          </table:table-cell>
          <table:table-cell table:style-name="ce7" table:formula="of:=IF(ISBLANK([.U86]);&quot;&quot;;[.U86]+MAX([.U188];[.V188]))" office:value-type="float" office:value="1101" calcext:value-type="float">
            <text:p>1101</text:p>
          </table:table-cell>
          <table:table-cell table:style-name="ce7" table:formula="of:=IF(ISBLANK([.V86]);&quot;&quot;;[.V86]+MAX([.V188];[.W188]))" office:value-type="float" office:value="1125" calcext:value-type="float">
            <text:p>1125</text:p>
          </table:table-cell>
          <table:table-cell table:style-name="ce7" table:formula="of:=IF(ISBLANK([.W86]);&quot;&quot;;[.W86]+MAX([.W188];[.X188]))" office:value-type="float" office:value="1139" calcext:value-type="float">
            <text:p>1139</text:p>
          </table:table-cell>
          <table:table-cell table:style-name="ce7" table:formula="of:=IF(ISBLANK([.X86]);&quot;&quot;;[.X86]+MAX([.X188];[.Y188]))" office:value-type="float" office:value="1143" calcext:value-type="float">
            <text:p>1143</text:p>
          </table:table-cell>
          <table:table-cell table:style-name="ce7" table:formula="of:=IF(ISBLANK([.Y86]);&quot;&quot;;[.Y86]+MAX([.Y188];[.Z188]))" office:value-type="float" office:value="1047" calcext:value-type="float">
            <text:p>1047</text:p>
          </table:table-cell>
          <table:table-cell table:style-name="ce7" table:formula="of:=IF(ISBLANK([.Z86]);&quot;&quot;;[.Z86]+MAX([.Z188];[.AA188]))" office:value-type="float" office:value="1217" calcext:value-type="float">
            <text:p>1217</text:p>
          </table:table-cell>
          <table:table-cell table:style-name="ce7" table:formula="of:=IF(ISBLANK([.AA86]);&quot;&quot;;[.AA86]+MAX([.AA188];[.AB188]))" office:value-type="float" office:value="1186" calcext:value-type="float">
            <text:p>1186</text:p>
          </table:table-cell>
          <table:table-cell table:style-name="ce7" table:formula="of:=IF(ISBLANK([.AB86]);&quot;&quot;;[.AB86]+MAX([.AB188];[.AC188]))" office:value-type="float" office:value="1138" calcext:value-type="float">
            <text:p>1138</text:p>
          </table:table-cell>
          <table:table-cell table:style-name="ce7" table:formula="of:=IF(ISBLANK([.AC86]);&quot;&quot;;[.AC86]+MAX([.AC188];[.AD188]))" office:value-type="float" office:value="1163" calcext:value-type="float">
            <text:p>1163</text:p>
          </table:table-cell>
          <table:table-cell table:style-name="ce7" table:formula="of:=IF(ISBLANK([.AD86]);&quot;&quot;;[.AD86]+MAX([.AD188];[.AE188]))" office:value-type="float" office:value="1121" calcext:value-type="float">
            <text:p>1121</text:p>
          </table:table-cell>
          <table:table-cell table:style-name="ce7" table:formula="of:=IF(ISBLANK([.AE86]);&quot;&quot;;[.AE86]+MAX([.AE188];[.AF188]))" office:value-type="float" office:value="1110" calcext:value-type="float">
            <text:p>1110</text:p>
          </table:table-cell>
          <table:table-cell table:style-name="ce7" table:formula="of:=IF(ISBLANK([.AF86]);&quot;&quot;;[.AF86]+MAX([.AF188];[.AG188]))" office:value-type="float" office:value="1151" calcext:value-type="float">
            <text:p>1151</text:p>
          </table:table-cell>
          <table:table-cell table:style-name="ce7" table:formula="of:=IF(ISBLANK([.AG86]);&quot;&quot;;[.AG86]+MAX([.AG188];[.AH188]))" office:value-type="float" office:value="1134" calcext:value-type="float">
            <text:p>1134</text:p>
          </table:table-cell>
          <table:table-cell table:style-name="ce7" table:formula="of:=IF(ISBLANK([.AH86]);&quot;&quot;;[.AH86]+MAX([.AH188];[.AI188]))" office:value-type="float" office:value="1129" calcext:value-type="float">
            <text:p>1129</text:p>
          </table:table-cell>
          <table:table-cell table:style-name="ce7" table:formula="of:=IF(ISBLANK([.AI86]);&quot;&quot;;[.AI86]+MAX([.AI188];[.AJ188]))" office:value-type="float" office:value="1128" calcext:value-type="float">
            <text:p>1128</text:p>
          </table:table-cell>
          <table:table-cell table:style-name="ce7" table:formula="of:=IF(ISBLANK([.AJ86]);&quot;&quot;;[.AJ86]+MAX([.AJ188];[.AK188]))" office:value-type="float" office:value="1148" calcext:value-type="float">
            <text:p>1148</text:p>
          </table:table-cell>
          <table:table-cell table:style-name="ce7" table:formula="of:=IF(ISBLANK([.AK86]);&quot;&quot;;[.AK86]+MAX([.AK188];[.AL188]))" office:value-type="float" office:value="1173" calcext:value-type="float">
            <text:p>1173</text:p>
          </table:table-cell>
          <table:table-cell table:style-name="ce7" table:formula="of:=IF(ISBLANK([.AL86]);&quot;&quot;;[.AL86]+MAX([.AL188];[.AM188]))" office:value-type="float" office:value="1206" calcext:value-type="float">
            <text:p>1206</text:p>
          </table:table-cell>
          <table:table-cell table:style-name="ce7" table:formula="of:=IF(ISBLANK([.AM86]);&quot;&quot;;[.AM86]+MAX([.AM188];[.AN188]))" office:value-type="float" office:value="1129" calcext:value-type="float">
            <text:p>1129</text:p>
          </table:table-cell>
          <table:table-cell table:style-name="ce7" table:formula="of:=IF(ISBLANK([.AN86]);&quot;&quot;;[.AN86]+MAX([.AN188];[.AO188]))" office:value-type="float" office:value="1118" calcext:value-type="float">
            <text:p>1118</text:p>
          </table:table-cell>
          <table:table-cell table:style-name="ce7" table:formula="of:=IF(ISBLANK([.AO86]);&quot;&quot;;[.AO86]+MAX([.AO188];[.AP188]))" office:value-type="float" office:value="1070" calcext:value-type="float">
            <text:p>1070</text:p>
          </table:table-cell>
          <table:table-cell table:style-name="ce7" table:formula="of:=IF(ISBLANK([.AP86]);&quot;&quot;;[.AP86]+MAX([.AP188];[.AQ188]))" office:value-type="float" office:value="1103" calcext:value-type="float">
            <text:p>1103</text:p>
          </table:table-cell>
          <table:table-cell table:style-name="ce7" table:formula="of:=IF(ISBLANK([.AQ86]);&quot;&quot;;[.AQ86]+MAX([.AQ188];[.AR188]))" office:value-type="float" office:value="1151" calcext:value-type="float">
            <text:p>1151</text:p>
          </table:table-cell>
          <table:table-cell table:style-name="ce7" table:formula="of:=IF(ISBLANK([.AR86]);&quot;&quot;;[.AR86]+MAX([.AR188];[.AS188]))" office:value-type="float" office:value="1112" calcext:value-type="float">
            <text:p>1112</text:p>
          </table:table-cell>
          <table:table-cell table:style-name="ce7" table:formula="of:=IF(ISBLANK([.AS86]);&quot;&quot;;[.AS86]+MAX([.AS188];[.AT188]))" office:value-type="float" office:value="1146" calcext:value-type="float">
            <text:p>1146</text:p>
          </table:table-cell>
          <table:table-cell table:style-name="ce7" table:formula="of:=IF(ISBLANK([.AT86]);&quot;&quot;;[.AT86]+MAX([.AT188];[.AU188]))" office:value-type="float" office:value="1224" calcext:value-type="float">
            <text:p>1224</text:p>
          </table:table-cell>
          <table:table-cell table:style-name="ce7" table:formula="of:=IF(ISBLANK([.AU86]);&quot;&quot;;[.AU86]+MAX([.AU188];[.AV188]))" office:value-type="float" office:value="1203" calcext:value-type="float">
            <text:p>1203</text:p>
          </table:table-cell>
          <table:table-cell table:style-name="ce7" table:formula="of:=IF(ISBLANK([.AV86]);&quot;&quot;;[.AV86]+MAX([.AV188];[.AW188]))" office:value-type="float" office:value="1107" calcext:value-type="float">
            <text:p>1107</text:p>
          </table:table-cell>
          <table:table-cell table:style-name="ce7" table:formula="of:=IF(ISBLANK([.AW86]);&quot;&quot;;[.AW86]+MAX([.AW188];[.AX188]))" office:value-type="float" office:value="1121" calcext:value-type="float">
            <text:p>1121</text:p>
          </table:table-cell>
          <table:table-cell table:style-name="ce7" table:formula="of:=IF(ISBLANK([.AX86]);&quot;&quot;;[.AX86]+MAX([.AX188];[.AY188]))" office:value-type="float" office:value="1165" calcext:value-type="float">
            <text:p>1165</text:p>
          </table:table-cell>
          <table:table-cell table:style-name="ce7" table:formula="of:=IF(ISBLANK([.AY86]);&quot;&quot;;[.AY86]+MAX([.AY188];[.AZ188]))" office:value-type="float" office:value="1146" calcext:value-type="float">
            <text:p>1146</text:p>
          </table:table-cell>
          <table:table-cell table:style-name="ce7" table:formula="of:=IF(ISBLANK([.AZ86]);&quot;&quot;;[.AZ86]+MAX([.AZ188];[.BA188]))" office:value-type="float" office:value="1135" calcext:value-type="float">
            <text:p>1135</text:p>
          </table:table-cell>
          <table:table-cell table:style-name="ce7" table:formula="of:=IF(ISBLANK([.BA86]);&quot;&quot;;[.BA86]+MAX([.BA188];[.BB188]))" office:value-type="float" office:value="1093" calcext:value-type="float">
            <text:p>1093</text:p>
          </table:table-cell>
          <table:table-cell table:style-name="ce7" table:formula="of:=IF(ISBLANK([.BB86]);&quot;&quot;;[.BB86]+MAX([.BB188];[.BC188]))" office:value-type="float" office:value="1120" calcext:value-type="float">
            <text:p>1120</text:p>
          </table:table-cell>
          <table:table-cell table:style-name="ce7" table:formula="of:=IF(ISBLANK([.BC86]);&quot;&quot;;[.BC86]+MAX([.BC188];[.BD188]))" office:value-type="float" office:value="1036" calcext:value-type="float">
            <text:p>1036</text:p>
          </table:table-cell>
          <table:table-cell table:style-name="ce7" table:formula="of:=IF(ISBLANK([.BD86]);&quot;&quot;;[.BD86]+MAX([.BD188];[.BE188]))" office:value-type="float" office:value="1148" calcext:value-type="float">
            <text:p>1148</text:p>
          </table:table-cell>
          <table:table-cell table:style-name="ce7" table:formula="of:=IF(ISBLANK([.BE86]);&quot;&quot;;[.BE86]+MAX([.BE188];[.BF188]))" office:value-type="float" office:value="1125" calcext:value-type="float">
            <text:p>1125</text:p>
          </table:table-cell>
          <table:table-cell table:style-name="ce7" table:formula="of:=IF(ISBLANK([.BF86]);&quot;&quot;;[.BF86]+MAX([.BF188];[.BG188]))" office:value-type="float" office:value="1052" calcext:value-type="float">
            <text:p>1052</text:p>
          </table:table-cell>
          <table:table-cell table:style-name="ce7" table:formula="of:=IF(ISBLANK([.BG86]);&quot;&quot;;[.BG86]+MAX([.BG188];[.BH188]))" office:value-type="float" office:value="1126" calcext:value-type="float">
            <text:p>1126</text:p>
          </table:table-cell>
          <table:table-cell table:style-name="ce7" table:formula="of:=IF(ISBLANK([.BH86]);&quot;&quot;;[.BH86]+MAX([.BH188];[.BI188]))" office:value-type="float" office:value="1127" calcext:value-type="float">
            <text:p>1127</text:p>
          </table:table-cell>
          <table:table-cell table:style-name="ce7" table:formula="of:=IF(ISBLANK([.BI86]);&quot;&quot;;[.BI86]+MAX([.BI188];[.BJ188]))" office:value-type="float" office:value="1097" calcext:value-type="float">
            <text:p>1097</text:p>
          </table:table-cell>
          <table:table-cell table:style-name="ce7" table:formula="of:=IF(ISBLANK([.BJ86]);&quot;&quot;;[.BJ86]+MAX([.BJ188];[.BK188]))" office:value-type="float" office:value="1095" calcext:value-type="float">
            <text:p>1095</text:p>
          </table:table-cell>
          <table:table-cell table:style-name="ce7" table:formula="of:=IF(ISBLANK([.BK86]);&quot;&quot;;[.BK86]+MAX([.BK188];[.BL188]))" office:value-type="float" office:value="1101" calcext:value-type="float">
            <text:p>1101</text:p>
          </table:table-cell>
          <table:table-cell table:style-name="ce7" table:formula="of:=IF(ISBLANK([.BL86]);&quot;&quot;;[.BL86]+MAX([.BL188];[.BM188]))" office:value-type="float" office:value="1070" calcext:value-type="float">
            <text:p>1070</text:p>
          </table:table-cell>
          <table:table-cell table:style-name="ce7" table:formula="of:=IF(ISBLANK([.BM86]);&quot;&quot;;[.BM86]+MAX([.BM188];[.BN188]))" office:value-type="float" office:value="1098" calcext:value-type="float">
            <text:p>1098</text:p>
          </table:table-cell>
          <table:table-cell table:style-name="ce7" table:formula="of:=IF(ISBLANK([.BN86]);&quot;&quot;;[.BN86]+MAX([.BN188];[.BO188]))" office:value-type="float" office:value="1093" calcext:value-type="float">
            <text:p>1093</text:p>
          </table:table-cell>
          <table:table-cell table:style-name="ce7" table:formula="of:=IF(ISBLANK([.BO86]);&quot;&quot;;[.BO86]+MAX([.BO188];[.BP188]))" office:value-type="float" office:value="1168" calcext:value-type="float">
            <text:p>1168</text:p>
          </table:table-cell>
          <table:table-cell table:style-name="ce7" table:formula="of:=IF(ISBLANK([.BP86]);&quot;&quot;;[.BP86]+MAX([.BP188];[.BQ188]))" office:value-type="float" office:value="1144" calcext:value-type="float">
            <text:p>1144</text:p>
          </table:table-cell>
          <table:table-cell table:style-name="ce7" table:formula="of:=IF(ISBLANK([.BQ86]);&quot;&quot;;[.BQ86]+MAX([.BQ188];[.BR188]))" office:value-type="float" office:value="1111" calcext:value-type="float">
            <text:p>1111</text:p>
          </table:table-cell>
          <table:table-cell table:style-name="ce7" table:formula="of:=IF(ISBLANK([.BR86]);&quot;&quot;;[.BR86]+MAX([.BR188];[.BS188]))" office:value-type="float" office:value="1083" calcext:value-type="float">
            <text:p>1083</text:p>
          </table:table-cell>
          <table:table-cell table:style-name="ce7" table:formula="of:=IF(ISBLANK([.BS86]);&quot;&quot;;[.BS86]+MAX([.BS188];[.BT188]))" office:value-type="float" office:value="1065" calcext:value-type="float">
            <text:p>1065</text:p>
          </table:table-cell>
          <table:table-cell table:style-name="ce7" table:formula="of:=IF(ISBLANK([.BT86]);&quot;&quot;;[.BT86]+MAX([.BT188];[.BU188]))" office:value-type="float" office:value="1047" calcext:value-type="float">
            <text:p>1047</text:p>
          </table:table-cell>
          <table:table-cell table:style-name="ce7" table:formula="of:=IF(ISBLANK([.BU86]);&quot;&quot;;[.BU86]+MAX([.BU188];[.BV188]))" office:value-type="float" office:value="1042" calcext:value-type="float">
            <text:p>1042</text:p>
          </table:table-cell>
          <table:table-cell table:style-name="ce7" table:formula="of:=IF(ISBLANK([.BV86]);&quot;&quot;;[.BV86]+MAX([.BV188];[.BW188]))" office:value-type="float" office:value="1067" calcext:value-type="float">
            <text:p>1067</text:p>
          </table:table-cell>
          <table:table-cell table:style-name="ce7" table:formula="of:=IF(ISBLANK([.BW86]);&quot;&quot;;[.BW86]+MAX([.BW188];[.BX188]))" office:value-type="float" office:value="1137" calcext:value-type="float">
            <text:p>1137</text:p>
          </table:table-cell>
          <table:table-cell table:style-name="ce7" table:formula="of:=IF(ISBLANK([.BX86]);&quot;&quot;;[.BX86]+MAX([.BX188];[.BY188]))" office:value-type="float" office:value="1113" calcext:value-type="float">
            <text:p>1113</text:p>
          </table:table-cell>
          <table:table-cell table:style-name="ce7" table:formula="of:=IF(ISBLANK([.BY86]);&quot;&quot;;[.BY86]+MAX([.BY188];[.BZ188]))" office:value-type="float" office:value="1144" calcext:value-type="float">
            <text:p>1144</text:p>
          </table:table-cell>
          <table:table-cell table:style-name="ce7" table:formula="of:=IF(ISBLANK([.BZ86]);&quot;&quot;;[.BZ86]+MAX([.BZ188];[.CA188]))" office:value-type="float" office:value="1172" calcext:value-type="float">
            <text:p>1172</text:p>
          </table:table-cell>
          <table:table-cell table:style-name="ce7" table:formula="of:=IF(ISBLANK([.CA86]);&quot;&quot;;[.CA86]+MAX([.CA188];[.CB188]))" office:value-type="float" office:value="1129" calcext:value-type="float">
            <text:p>1129</text:p>
          </table:table-cell>
          <table:table-cell table:style-name="ce7" table:formula="of:=IF(ISBLANK([.CB86]);&quot;&quot;;[.CB86]+MAX([.CB188];[.CC188]))" office:value-type="float" office:value="1070" calcext:value-type="float">
            <text:p>1070</text:p>
          </table:table-cell>
          <table:table-cell table:style-name="ce7" table:formula="of:=IF(ISBLANK([.CC86]);&quot;&quot;;[.CC86]+MAX([.CC188];[.CD188]))" office:value-type="float" office:value="1106" calcext:value-type="float">
            <text:p>1106</text:p>
          </table:table-cell>
          <table:table-cell table:style-name="ce7" table:formula="of:=IF(ISBLANK([.CD86]);&quot;&quot;;[.CD86]+MAX([.CD188];[.CE188]))" office:value-type="float" office:value="1117" calcext:value-type="float">
            <text:p>1117</text:p>
          </table:table-cell>
          <table:table-cell table:style-name="ce7" table:formula="of:=IF(ISBLANK([.CE86]);&quot;&quot;;[.CE86]+MAX([.CE188];[.CF188]))" office:value-type="float" office:value="1128" calcext:value-type="float">
            <text:p>1128</text:p>
          </table:table-cell>
          <table:table-cell table:style-name="ce7" table:formula="of:=IF(ISBLANK([.CF86]);&quot;&quot;;[.CF86]+MAX([.CF188];[.CG188]))" office:value-type="float" office:value="1067" calcext:value-type="float">
            <text:p>1067</text:p>
          </table:table-cell>
          <table:table-cell table:style-name="ce7" table:formula="of:=IF(ISBLANK([.CG86]);&quot;&quot;;[.CG86]+MAX([.CG188];[.CH188]))" office:value-type="float" office:value="1065" calcext:value-type="float">
            <text:p>1065</text:p>
          </table:table-cell>
          <table:table-cell table:style-name="ce7" table:formula="of:=IF(ISBLANK([.CH86]);&quot;&quot;;[.CH86]+MAX([.CH188];[.CI188]))">
            <text:p/>
          </table:table-cell>
          <table:table-cell table:style-name="ce7" table:formula="of:=IF(ISBLANK([.CI86]);&quot;&quot;;[.CI86]+MAX([.CI188];[.CJ188]))">
            <text:p/>
          </table:table-cell>
          <table:table-cell table:style-name="ce7" table:formula="of:=IF(ISBLANK([.CJ86]);&quot;&quot;;[.CJ86]+MAX([.CJ188];[.CK188]))">
            <text:p/>
          </table:table-cell>
          <table:table-cell table:style-name="ce7" table:formula="of:=IF(ISBLANK([.CK86]);&quot;&quot;;[.CK86]+MAX([.CK188];[.CL188]))">
            <text:p/>
          </table:table-cell>
          <table:table-cell table:style-name="ce7" table:formula="of:=IF(ISBLANK([.CL86]);&quot;&quot;;[.CL86]+MAX([.CL188];[.CM188]))">
            <text:p/>
          </table:table-cell>
          <table:table-cell table:style-name="ce7" table:formula="of:=IF(ISBLANK([.CM86]);&quot;&quot;;[.CM86]+MAX([.CM188];[.CN188]))">
            <text:p/>
          </table:table-cell>
          <table:table-cell table:style-name="ce7" table:formula="of:=IF(ISBLANK([.CN86]);&quot;&quot;;[.CN86]+MAX([.CN188];[.CO188]))">
            <text:p/>
          </table:table-cell>
          <table:table-cell table:style-name="ce7" table:formula="of:=IF(ISBLANK([.CO86]);&quot;&quot;;[.CO86]+MAX([.CO188];[.CP188]))">
            <text:p/>
          </table:table-cell>
          <table:table-cell table:style-name="ce7" table:formula="of:=IF(ISBLANK([.CP86]);&quot;&quot;;[.CP86]+MAX([.CP188];[.CQ188]))">
            <text:p/>
          </table:table-cell>
          <table:table-cell table:style-name="ce7" table:formula="of:=IF(ISBLANK([.CQ86]);&quot;&quot;;[.CQ86]+MAX([.CQ188];[.CR188]))">
            <text:p/>
          </table:table-cell>
          <table:table-cell table:style-name="ce7" table:formula="of:=IF(ISBLANK([.CR86]);&quot;&quot;;[.CR86]+MAX([.CR188];[.CS188]))">
            <text:p/>
          </table:table-cell>
          <table:table-cell table:style-name="ce7" table:formula="of:=IF(ISBLANK([.CS86]);&quot;&quot;;[.CS86]+MAX([.CS188];[.CT188]))">
            <text:p/>
          </table:table-cell>
          <table:table-cell table:style-name="ce7" table:formula="of:=IF(ISBLANK([.CT86]);&quot;&quot;;[.CT86]+MAX([.CT188];[.CU188]))">
            <text:p/>
          </table:table-cell>
          <table:table-cell table:style-name="ce7" table:formula="of:=IF(ISBLANK([.CU86]);&quot;&quot;;[.CU86]+MAX([.CU188];[.CV188]))">
            <text:p/>
          </table:table-cell>
          <table:table-cell table:formula="of:=IF(ISBLANK([.CV86]);&quot;&quot;;[.CV86]+MAX([.CV188];[.CW188]))">
            <text:p/>
          </table:table-cell>
        </table:table-row>
        <table:table-row table:style-name="ro1">
          <table:table-cell table:formula="of:=IF(ISBLANK([.A87]);&quot;&quot;;[.A87]+MAX([.A189];[.B189]))" office:value-type="float" office:value="999" calcext:value-type="float">
            <text:p>999</text:p>
          </table:table-cell>
          <table:table-cell table:style-name="ce7" table:formula="of:=IF(ISBLANK([.B87]);&quot;&quot;;[.B87]+MAX([.B189];[.C189]))" office:value-type="float" office:value="1041" calcext:value-type="float">
            <text:p>1041</text:p>
          </table:table-cell>
          <table:table-cell table:style-name="ce7" table:formula="of:=IF(ISBLANK([.C87]);&quot;&quot;;[.C87]+MAX([.C189];[.D189]))" office:value-type="float" office:value="992" calcext:value-type="float">
            <text:p>992</text:p>
          </table:table-cell>
          <table:table-cell table:style-name="ce7" table:formula="of:=IF(ISBLANK([.D87]);&quot;&quot;;[.D87]+MAX([.D189];[.E189]))" office:value-type="float" office:value="927" calcext:value-type="float">
            <text:p>927</text:p>
          </table:table-cell>
          <table:table-cell table:style-name="ce7" table:formula="of:=IF(ISBLANK([.E87]);&quot;&quot;;[.E87]+MAX([.E189];[.F189]))" office:value-type="float" office:value="1021" calcext:value-type="float">
            <text:p>1021</text:p>
          </table:table-cell>
          <table:table-cell table:style-name="ce7" table:formula="of:=IF(ISBLANK([.F87]);&quot;&quot;;[.F87]+MAX([.F189];[.G189]))" office:value-type="float" office:value="1020" calcext:value-type="float">
            <text:p>1020</text:p>
          </table:table-cell>
          <table:table-cell table:style-name="ce7" table:formula="of:=IF(ISBLANK([.G87]);&quot;&quot;;[.G87]+MAX([.G189];[.H189]))" office:value-type="float" office:value="1008" calcext:value-type="float">
            <text:p>1008</text:p>
          </table:table-cell>
          <table:table-cell table:style-name="ce7" table:formula="of:=IF(ISBLANK([.H87]);&quot;&quot;;[.H87]+MAX([.H189];[.I189]))" office:value-type="float" office:value="979" calcext:value-type="float">
            <text:p>979</text:p>
          </table:table-cell>
          <table:table-cell table:style-name="ce7" table:formula="of:=IF(ISBLANK([.I87]);&quot;&quot;;[.I87]+MAX([.I189];[.J189]))" office:value-type="float" office:value="907" calcext:value-type="float">
            <text:p>907</text:p>
          </table:table-cell>
          <table:table-cell table:style-name="ce7" table:formula="of:=IF(ISBLANK([.J87]);&quot;&quot;;[.J87]+MAX([.J189];[.K189]))" office:value-type="float" office:value="906" calcext:value-type="float">
            <text:p>906</text:p>
          </table:table-cell>
          <table:table-cell table:style-name="ce7" table:formula="of:=IF(ISBLANK([.K87]);&quot;&quot;;[.K87]+MAX([.K189];[.L189]))" office:value-type="float" office:value="943" calcext:value-type="float">
            <text:p>943</text:p>
          </table:table-cell>
          <table:table-cell table:style-name="ce7" table:formula="of:=IF(ISBLANK([.L87]);&quot;&quot;;[.L87]+MAX([.L189];[.M189]))" office:value-type="float" office:value="961" calcext:value-type="float">
            <text:p>961</text:p>
          </table:table-cell>
          <table:table-cell table:style-name="ce7" table:formula="of:=IF(ISBLANK([.M87]);&quot;&quot;;[.M87]+MAX([.M189];[.N189]))" office:value-type="float" office:value="1060" calcext:value-type="float">
            <text:p>1060</text:p>
          </table:table-cell>
          <table:table-cell table:style-name="ce7" table:formula="of:=IF(ISBLANK([.N87]);&quot;&quot;;[.N87]+MAX([.N189];[.O189]))" office:value-type="float" office:value="1017" calcext:value-type="float">
            <text:p>1017</text:p>
          </table:table-cell>
          <table:table-cell table:style-name="ce7" table:formula="of:=IF(ISBLANK([.O87]);&quot;&quot;;[.O87]+MAX([.O189];[.P189]))" office:value-type="float" office:value="998" calcext:value-type="float">
            <text:p>998</text:p>
          </table:table-cell>
          <table:table-cell table:style-name="ce7" table:formula="of:=IF(ISBLANK([.P87]);&quot;&quot;;[.P87]+MAX([.P189];[.Q189]))" office:value-type="float" office:value="1016" calcext:value-type="float">
            <text:p>1016</text:p>
          </table:table-cell>
          <table:table-cell table:style-name="ce7" table:formula="of:=IF(ISBLANK([.Q87]);&quot;&quot;;[.Q87]+MAX([.Q189];[.R189]))" office:value-type="float" office:value="973" calcext:value-type="float">
            <text:p>973</text:p>
          </table:table-cell>
          <table:table-cell table:style-name="ce7" table:formula="of:=IF(ISBLANK([.R87]);&quot;&quot;;[.R87]+MAX([.R189];[.S189]))" office:value-type="float" office:value="957" calcext:value-type="float">
            <text:p>957</text:p>
          </table:table-cell>
          <table:table-cell table:style-name="ce7" table:formula="of:=IF(ISBLANK([.S87]);&quot;&quot;;[.S87]+MAX([.S189];[.T189]))" office:value-type="float" office:value="1064" calcext:value-type="float">
            <text:p>1064</text:p>
          </table:table-cell>
          <table:table-cell table:style-name="ce7" table:formula="of:=IF(ISBLANK([.T87]);&quot;&quot;;[.T87]+MAX([.T189];[.U189]))" office:value-type="float" office:value="1055" calcext:value-type="float">
            <text:p>1055</text:p>
          </table:table-cell>
          <table:table-cell table:style-name="ce7" table:formula="of:=IF(ISBLANK([.U87]);&quot;&quot;;[.U87]+MAX([.U189];[.V189]))" office:value-type="float" office:value="1075" calcext:value-type="float">
            <text:p>1075</text:p>
          </table:table-cell>
          <table:table-cell table:style-name="ce7" table:formula="of:=IF(ISBLANK([.V87]);&quot;&quot;;[.V87]+MAX([.V189];[.W189]))" office:value-type="float" office:value="1048" calcext:value-type="float">
            <text:p>1048</text:p>
          </table:table-cell>
          <table:table-cell table:style-name="ce7" table:formula="of:=IF(ISBLANK([.W87]);&quot;&quot;;[.W87]+MAX([.W189];[.X189]))" office:value-type="float" office:value="1088" calcext:value-type="float">
            <text:p>1088</text:p>
          </table:table-cell>
          <table:table-cell table:style-name="ce7" table:formula="of:=IF(ISBLANK([.X87]);&quot;&quot;;[.X87]+MAX([.X189];[.Y189]))" office:value-type="float" office:value="1137" calcext:value-type="float">
            <text:p>1137</text:p>
          </table:table-cell>
          <table:table-cell table:style-name="ce7" table:formula="of:=IF(ISBLANK([.Y87]);&quot;&quot;;[.Y87]+MAX([.Y189];[.Z189]))" office:value-type="float" office:value="1002" calcext:value-type="float">
            <text:p>1002</text:p>
          </table:table-cell>
          <table:table-cell table:style-name="ce7" table:formula="of:=IF(ISBLANK([.Z87]);&quot;&quot;;[.Z87]+MAX([.Z189];[.AA189]))" office:value-type="float" office:value="1031" calcext:value-type="float">
            <text:p>1031</text:p>
          </table:table-cell>
          <table:table-cell table:style-name="ce7" table:formula="of:=IF(ISBLANK([.AA87]);&quot;&quot;;[.AA87]+MAX([.AA189];[.AB189]))" office:value-type="float" office:value="1150" calcext:value-type="float">
            <text:p>1150</text:p>
          </table:table-cell>
          <table:table-cell table:style-name="ce7" table:formula="of:=IF(ISBLANK([.AB87]);&quot;&quot;;[.AB87]+MAX([.AB189];[.AC189]))" office:value-type="float" office:value="1086" calcext:value-type="float">
            <text:p>1086</text:p>
          </table:table-cell>
          <table:table-cell table:style-name="ce7" table:formula="of:=IF(ISBLANK([.AC87]);&quot;&quot;;[.AC87]+MAX([.AC189];[.AD189]))" office:value-type="float" office:value="1052" calcext:value-type="float">
            <text:p>1052</text:p>
          </table:table-cell>
          <table:table-cell table:style-name="ce7" table:formula="of:=IF(ISBLANK([.AD87]);&quot;&quot;;[.AD87]+MAX([.AD189];[.AE189]))" office:value-type="float" office:value="1105" calcext:value-type="float">
            <text:p>1105</text:p>
          </table:table-cell>
          <table:table-cell table:style-name="ce7" table:formula="of:=IF(ISBLANK([.AE87]);&quot;&quot;;[.AE87]+MAX([.AE189];[.AF189]))" office:value-type="float" office:value="1031" calcext:value-type="float">
            <text:p>1031</text:p>
          </table:table-cell>
          <table:table-cell table:style-name="ce7" table:formula="of:=IF(ISBLANK([.AF87]);&quot;&quot;;[.AF87]+MAX([.AF189];[.AG189]))" office:value-type="float" office:value="1012" calcext:value-type="float">
            <text:p>1012</text:p>
          </table:table-cell>
          <table:table-cell table:style-name="ce7" table:formula="of:=IF(ISBLANK([.AG87]);&quot;&quot;;[.AG87]+MAX([.AG189];[.AH189]))" office:value-type="float" office:value="1078" calcext:value-type="float">
            <text:p>1078</text:p>
          </table:table-cell>
          <table:table-cell table:style-name="ce7" table:formula="of:=IF(ISBLANK([.AH87]);&quot;&quot;;[.AH87]+MAX([.AH189];[.AI189]))" office:value-type="float" office:value="1061" calcext:value-type="float">
            <text:p>1061</text:p>
          </table:table-cell>
          <table:table-cell table:style-name="ce7" table:formula="of:=IF(ISBLANK([.AI87]);&quot;&quot;;[.AI87]+MAX([.AI189];[.AJ189]))" office:value-type="float" office:value="1069" calcext:value-type="float">
            <text:p>1069</text:p>
          </table:table-cell>
          <table:table-cell table:style-name="ce7" table:formula="of:=IF(ISBLANK([.AJ87]);&quot;&quot;;[.AJ87]+MAX([.AJ189];[.AK189]))" office:value-type="float" office:value="1028" calcext:value-type="float">
            <text:p>1028</text:p>
          </table:table-cell>
          <table:table-cell table:style-name="ce7" table:formula="of:=IF(ISBLANK([.AK87]);&quot;&quot;;[.AK87]+MAX([.AK189];[.AL189]))" office:value-type="float" office:value="1121" calcext:value-type="float">
            <text:p>1121</text:p>
          </table:table-cell>
          <table:table-cell table:style-name="ce7" table:formula="of:=IF(ISBLANK([.AL87]);&quot;&quot;;[.AL87]+MAX([.AL189];[.AM189]))" office:value-type="float" office:value="1129" calcext:value-type="float">
            <text:p>1129</text:p>
          </table:table-cell>
          <table:table-cell table:style-name="ce7" table:formula="of:=IF(ISBLANK([.AM87]);&quot;&quot;;[.AM87]+MAX([.AM189];[.AN189]))" office:value-type="float" office:value="1035" calcext:value-type="float">
            <text:p>1035</text:p>
          </table:table-cell>
          <table:table-cell table:style-name="ce7" table:formula="of:=IF(ISBLANK([.AN87]);&quot;&quot;;[.AN87]+MAX([.AN189];[.AO189]))" office:value-type="float" office:value="1032" calcext:value-type="float">
            <text:p>1032</text:p>
          </table:table-cell>
          <table:table-cell table:style-name="ce7" table:formula="of:=IF(ISBLANK([.AO87]);&quot;&quot;;[.AO87]+MAX([.AO189];[.AP189]))" office:value-type="float" office:value="1036" calcext:value-type="float">
            <text:p>1036</text:p>
          </table:table-cell>
          <table:table-cell table:style-name="ce7" table:formula="of:=IF(ISBLANK([.AP87]);&quot;&quot;;[.AP87]+MAX([.AP189];[.AQ189]))" office:value-type="float" office:value="1050" calcext:value-type="float">
            <text:p>1050</text:p>
          </table:table-cell>
          <table:table-cell table:style-name="ce7" table:formula="of:=IF(ISBLANK([.AQ87]);&quot;&quot;;[.AQ87]+MAX([.AQ189];[.AR189]))" office:value-type="float" office:value="1053" calcext:value-type="float">
            <text:p>1053</text:p>
          </table:table-cell>
          <table:table-cell table:style-name="ce7" table:formula="of:=IF(ISBLANK([.AR87]);&quot;&quot;;[.AR87]+MAX([.AR189];[.AS189]))" office:value-type="float" office:value="1024" calcext:value-type="float">
            <text:p>1024</text:p>
          </table:table-cell>
          <table:table-cell table:style-name="ce7" table:formula="of:=IF(ISBLANK([.AS87]);&quot;&quot;;[.AS87]+MAX([.AS189];[.AT189]))" office:value-type="float" office:value="1079" calcext:value-type="float">
            <text:p>1079</text:p>
          </table:table-cell>
          <table:table-cell table:style-name="ce7" table:formula="of:=IF(ISBLANK([.AT87]);&quot;&quot;;[.AT87]+MAX([.AT189];[.AU189]))" office:value-type="float" office:value="1137" calcext:value-type="float">
            <text:p>1137</text:p>
          </table:table-cell>
          <table:table-cell table:style-name="ce7" table:formula="of:=IF(ISBLANK([.AU87]);&quot;&quot;;[.AU87]+MAX([.AU189];[.AV189]))" office:value-type="float" office:value="1109" calcext:value-type="float">
            <text:p>1109</text:p>
          </table:table-cell>
          <table:table-cell table:style-name="ce7" table:formula="of:=IF(ISBLANK([.AV87]);&quot;&quot;;[.AV87]+MAX([.AV189];[.AW189]))" office:value-type="float" office:value="1035" calcext:value-type="float">
            <text:p>1035</text:p>
          </table:table-cell>
          <table:table-cell table:style-name="ce7" table:formula="of:=IF(ISBLANK([.AW87]);&quot;&quot;;[.AW87]+MAX([.AW189];[.AX189]))" office:value-type="float" office:value="1070" calcext:value-type="float">
            <text:p>1070</text:p>
          </table:table-cell>
          <table:table-cell table:style-name="ce7" table:formula="of:=IF(ISBLANK([.AX87]);&quot;&quot;;[.AX87]+MAX([.AX189];[.AY189]))" office:value-type="float" office:value="1081" calcext:value-type="float">
            <text:p>1081</text:p>
          </table:table-cell>
          <table:table-cell table:style-name="ce7" table:formula="of:=IF(ISBLANK([.AY87]);&quot;&quot;;[.AY87]+MAX([.AY189];[.AZ189]))" office:value-type="float" office:value="1082" calcext:value-type="float">
            <text:p>1082</text:p>
          </table:table-cell>
          <table:table-cell table:style-name="ce7" table:formula="of:=IF(ISBLANK([.AZ87]);&quot;&quot;;[.AZ87]+MAX([.AZ189];[.BA189]))" office:value-type="float" office:value="1052" calcext:value-type="float">
            <text:p>1052</text:p>
          </table:table-cell>
          <table:table-cell table:style-name="ce7" table:formula="of:=IF(ISBLANK([.BA87]);&quot;&quot;;[.BA87]+MAX([.BA189];[.BB189]))" office:value-type="float" office:value="1007" calcext:value-type="float">
            <text:p>1007</text:p>
          </table:table-cell>
          <table:table-cell table:style-name="ce7" table:formula="of:=IF(ISBLANK([.BB87]);&quot;&quot;;[.BB87]+MAX([.BB189];[.BC189]))" office:value-type="float" office:value="1035" calcext:value-type="float">
            <text:p>1035</text:p>
          </table:table-cell>
          <table:table-cell table:style-name="ce7" table:formula="of:=IF(ISBLANK([.BC87]);&quot;&quot;;[.BC87]+MAX([.BC189];[.BD189]))" office:value-type="float" office:value="1019" calcext:value-type="float">
            <text:p>1019</text:p>
          </table:table-cell>
          <table:table-cell table:style-name="ce7" table:formula="of:=IF(ISBLANK([.BD87]);&quot;&quot;;[.BD87]+MAX([.BD189];[.BE189]))" office:value-type="float" office:value="972" calcext:value-type="float">
            <text:p>972</text:p>
          </table:table-cell>
          <table:table-cell table:style-name="ce7" table:formula="of:=IF(ISBLANK([.BE87]);&quot;&quot;;[.BE87]+MAX([.BE189];[.BF189]))" office:value-type="float" office:value="1072" calcext:value-type="float">
            <text:p>1072</text:p>
          </table:table-cell>
          <table:table-cell table:style-name="ce7" table:formula="of:=IF(ISBLANK([.BF87]);&quot;&quot;;[.BF87]+MAX([.BF189];[.BG189]))" office:value-type="float" office:value="1050" calcext:value-type="float">
            <text:p>1050</text:p>
          </table:table-cell>
          <table:table-cell table:style-name="ce7" table:formula="of:=IF(ISBLANK([.BG87]);&quot;&quot;;[.BG87]+MAX([.BG189];[.BH189]))" office:value-type="float" office:value="1018" calcext:value-type="float">
            <text:p>1018</text:p>
          </table:table-cell>
          <table:table-cell table:style-name="ce7" table:formula="of:=IF(ISBLANK([.BH87]);&quot;&quot;;[.BH87]+MAX([.BH189];[.BI189]))" office:value-type="float" office:value="1043" calcext:value-type="float">
            <text:p>1043</text:p>
          </table:table-cell>
          <table:table-cell table:style-name="ce7" table:formula="of:=IF(ISBLANK([.BI87]);&quot;&quot;;[.BI87]+MAX([.BI189];[.BJ189]))" office:value-type="float" office:value="1075" calcext:value-type="float">
            <text:p>1075</text:p>
          </table:table-cell>
          <table:table-cell table:style-name="ce7" table:formula="of:=IF(ISBLANK([.BJ87]);&quot;&quot;;[.BJ87]+MAX([.BJ189];[.BK189]))" office:value-type="float" office:value="1068" calcext:value-type="float">
            <text:p>1068</text:p>
          </table:table-cell>
          <table:table-cell table:style-name="ce7" table:formula="of:=IF(ISBLANK([.BK87]);&quot;&quot;;[.BK87]+MAX([.BK189];[.BL189]))" office:value-type="float" office:value="1062" calcext:value-type="float">
            <text:p>1062</text:p>
          </table:table-cell>
          <table:table-cell table:style-name="ce7" table:formula="of:=IF(ISBLANK([.BL87]);&quot;&quot;;[.BL87]+MAX([.BL189];[.BM189]))" office:value-type="float" office:value="990" calcext:value-type="float">
            <text:p>990</text:p>
          </table:table-cell>
          <table:table-cell table:style-name="ce7" table:formula="of:=IF(ISBLANK([.BM87]);&quot;&quot;;[.BM87]+MAX([.BM189];[.BN189]))" office:value-type="float" office:value="1050" calcext:value-type="float">
            <text:p>1050</text:p>
          </table:table-cell>
          <table:table-cell table:style-name="ce7" table:formula="of:=IF(ISBLANK([.BN87]);&quot;&quot;;[.BN87]+MAX([.BN189];[.BO189]))" office:value-type="float" office:value="992" calcext:value-type="float">
            <text:p>992</text:p>
          </table:table-cell>
          <table:table-cell table:style-name="ce7" table:formula="of:=IF(ISBLANK([.BO87]);&quot;&quot;;[.BO87]+MAX([.BO189];[.BP189]))" office:value-type="float" office:value="1001" calcext:value-type="float">
            <text:p>1001</text:p>
          </table:table-cell>
          <table:table-cell table:style-name="ce7" table:formula="of:=IF(ISBLANK([.BP87]);&quot;&quot;;[.BP87]+MAX([.BP189];[.BQ189]))" office:value-type="float" office:value="1123" calcext:value-type="float">
            <text:p>1123</text:p>
          </table:table-cell>
          <table:table-cell table:style-name="ce7" table:formula="of:=IF(ISBLANK([.BQ87]);&quot;&quot;;[.BQ87]+MAX([.BQ189];[.BR189]))" office:value-type="float" office:value="1102" calcext:value-type="float">
            <text:p>1102</text:p>
          </table:table-cell>
          <table:table-cell table:style-name="ce7" table:formula="of:=IF(ISBLANK([.BR87]);&quot;&quot;;[.BR87]+MAX([.BR189];[.BS189]))" office:value-type="float" office:value="1039" calcext:value-type="float">
            <text:p>1039</text:p>
          </table:table-cell>
          <table:table-cell table:style-name="ce7" table:formula="of:=IF(ISBLANK([.BS87]);&quot;&quot;;[.BS87]+MAX([.BS189];[.BT189]))" office:value-type="float" office:value="1041" calcext:value-type="float">
            <text:p>1041</text:p>
          </table:table-cell>
          <table:table-cell table:style-name="ce7" table:formula="of:=IF(ISBLANK([.BT87]);&quot;&quot;;[.BT87]+MAX([.BT189];[.BU189]))" office:value-type="float" office:value="1024" calcext:value-type="float">
            <text:p>1024</text:p>
          </table:table-cell>
          <table:table-cell table:style-name="ce7" table:formula="of:=IF(ISBLANK([.BU87]);&quot;&quot;;[.BU87]+MAX([.BU189];[.BV189]))" office:value-type="float" office:value="942" calcext:value-type="float">
            <text:p>942</text:p>
          </table:table-cell>
          <table:table-cell table:style-name="ce7" table:formula="of:=IF(ISBLANK([.BV87]);&quot;&quot;;[.BV87]+MAX([.BV189];[.BW189]))" office:value-type="float" office:value="1030" calcext:value-type="float">
            <text:p>1030</text:p>
          </table:table-cell>
          <table:table-cell table:style-name="ce7" table:formula="of:=IF(ISBLANK([.BW87]);&quot;&quot;;[.BW87]+MAX([.BW189];[.BX189]))" office:value-type="float" office:value="1008" calcext:value-type="float">
            <text:p>1008</text:p>
          </table:table-cell>
          <table:table-cell table:style-name="ce7" table:formula="of:=IF(ISBLANK([.BX87]);&quot;&quot;;[.BX87]+MAX([.BX189];[.BY189]))" office:value-type="float" office:value="1085" calcext:value-type="float">
            <text:p>1085</text:p>
          </table:table-cell>
          <table:table-cell table:style-name="ce7" table:formula="of:=IF(ISBLANK([.BY87]);&quot;&quot;;[.BY87]+MAX([.BY189];[.BZ189]))" office:value-type="float" office:value="1018" calcext:value-type="float">
            <text:p>1018</text:p>
          </table:table-cell>
          <table:table-cell table:style-name="ce7" table:formula="of:=IF(ISBLANK([.BZ87]);&quot;&quot;;[.BZ87]+MAX([.BZ189];[.CA189]))" office:value-type="float" office:value="1094" calcext:value-type="float">
            <text:p>1094</text:p>
          </table:table-cell>
          <table:table-cell table:style-name="ce7" table:formula="of:=IF(ISBLANK([.CA87]);&quot;&quot;;[.CA87]+MAX([.CA189];[.CB189]))" office:value-type="float" office:value="1043" calcext:value-type="float">
            <text:p>1043</text:p>
          </table:table-cell>
          <table:table-cell table:style-name="ce7" table:formula="of:=IF(ISBLANK([.CB87]);&quot;&quot;;[.CB87]+MAX([.CB189];[.CC189]))" office:value-type="float" office:value="1050" calcext:value-type="float">
            <text:p>1050</text:p>
          </table:table-cell>
          <table:table-cell table:style-name="ce7" table:formula="of:=IF(ISBLANK([.CC87]);&quot;&quot;;[.CC87]+MAX([.CC189];[.CD189]))" office:value-type="float" office:value="994" calcext:value-type="float">
            <text:p>994</text:p>
          </table:table-cell>
          <table:table-cell table:style-name="ce7" table:formula="of:=IF(ISBLANK([.CD87]);&quot;&quot;;[.CD87]+MAX([.CD189];[.CE189]))" office:value-type="float" office:value="1020" calcext:value-type="float">
            <text:p>1020</text:p>
          </table:table-cell>
          <table:table-cell table:style-name="ce7" table:formula="of:=IF(ISBLANK([.CE87]);&quot;&quot;;[.CE87]+MAX([.CE189];[.CF189]))" office:value-type="float" office:value="1055" calcext:value-type="float">
            <text:p>1055</text:p>
          </table:table-cell>
          <table:table-cell table:style-name="ce7" table:formula="of:=IF(ISBLANK([.CF87]);&quot;&quot;;[.CF87]+MAX([.CF189];[.CG189]))" office:value-type="float" office:value="1047" calcext:value-type="float">
            <text:p>1047</text:p>
          </table:table-cell>
          <table:table-cell table:style-name="ce7" table:formula="of:=IF(ISBLANK([.CG87]);&quot;&quot;;[.CG87]+MAX([.CG189];[.CH189]))" office:value-type="float" office:value="1006" calcext:value-type="float">
            <text:p>1006</text:p>
          </table:table-cell>
          <table:table-cell table:style-name="ce7" table:formula="of:=IF(ISBLANK([.CH87]);&quot;&quot;;[.CH87]+MAX([.CH189];[.CI189]))" office:value-type="float" office:value="919" calcext:value-type="float">
            <text:p>919</text:p>
          </table:table-cell>
          <table:table-cell table:style-name="ce7" table:formula="of:=IF(ISBLANK([.CI87]);&quot;&quot;;[.CI87]+MAX([.CI189];[.CJ189]))">
            <text:p/>
          </table:table-cell>
          <table:table-cell table:style-name="ce7" table:formula="of:=IF(ISBLANK([.CJ87]);&quot;&quot;;[.CJ87]+MAX([.CJ189];[.CK189]))">
            <text:p/>
          </table:table-cell>
          <table:table-cell table:style-name="ce7" table:formula="of:=IF(ISBLANK([.CK87]);&quot;&quot;;[.CK87]+MAX([.CK189];[.CL189]))">
            <text:p/>
          </table:table-cell>
          <table:table-cell table:style-name="ce7" table:formula="of:=IF(ISBLANK([.CL87]);&quot;&quot;;[.CL87]+MAX([.CL189];[.CM189]))">
            <text:p/>
          </table:table-cell>
          <table:table-cell table:style-name="ce7" table:formula="of:=IF(ISBLANK([.CM87]);&quot;&quot;;[.CM87]+MAX([.CM189];[.CN189]))">
            <text:p/>
          </table:table-cell>
          <table:table-cell table:style-name="ce7" table:formula="of:=IF(ISBLANK([.CN87]);&quot;&quot;;[.CN87]+MAX([.CN189];[.CO189]))">
            <text:p/>
          </table:table-cell>
          <table:table-cell table:style-name="ce7" table:formula="of:=IF(ISBLANK([.CO87]);&quot;&quot;;[.CO87]+MAX([.CO189];[.CP189]))">
            <text:p/>
          </table:table-cell>
          <table:table-cell table:style-name="ce7" table:formula="of:=IF(ISBLANK([.CP87]);&quot;&quot;;[.CP87]+MAX([.CP189];[.CQ189]))">
            <text:p/>
          </table:table-cell>
          <table:table-cell table:style-name="ce7" table:formula="of:=IF(ISBLANK([.CQ87]);&quot;&quot;;[.CQ87]+MAX([.CQ189];[.CR189]))">
            <text:p/>
          </table:table-cell>
          <table:table-cell table:style-name="ce7" table:formula="of:=IF(ISBLANK([.CR87]);&quot;&quot;;[.CR87]+MAX([.CR189];[.CS189]))">
            <text:p/>
          </table:table-cell>
          <table:table-cell table:style-name="ce7" table:formula="of:=IF(ISBLANK([.CS87]);&quot;&quot;;[.CS87]+MAX([.CS189];[.CT189]))">
            <text:p/>
          </table:table-cell>
          <table:table-cell table:style-name="ce7" table:formula="of:=IF(ISBLANK([.CT87]);&quot;&quot;;[.CT87]+MAX([.CT189];[.CU189]))">
            <text:p/>
          </table:table-cell>
          <table:table-cell table:style-name="ce7" table:formula="of:=IF(ISBLANK([.CU87]);&quot;&quot;;[.CU87]+MAX([.CU189];[.CV189]))">
            <text:p/>
          </table:table-cell>
          <table:table-cell table:formula="of:=IF(ISBLANK([.CV87]);&quot;&quot;;[.CV87]+MAX([.CV189];[.CW189]))">
            <text:p/>
          </table:table-cell>
        </table:table-row>
        <table:table-row table:style-name="ro1">
          <table:table-cell table:formula="of:=IF(ISBLANK([.A88]);&quot;&quot;;[.A88]+MAX([.A190];[.B190]))" office:value-type="float" office:value="919" calcext:value-type="float">
            <text:p>919</text:p>
          </table:table-cell>
          <table:table-cell table:style-name="ce7" table:formula="of:=IF(ISBLANK([.B88]);&quot;&quot;;[.B88]+MAX([.B190];[.C190]))" office:value-type="float" office:value="945" calcext:value-type="float">
            <text:p>945</text:p>
          </table:table-cell>
          <table:table-cell table:style-name="ce7" table:formula="of:=IF(ISBLANK([.C88]);&quot;&quot;;[.C88]+MAX([.C190];[.D190]))" office:value-type="float" office:value="901" calcext:value-type="float">
            <text:p>901</text:p>
          </table:table-cell>
          <table:table-cell table:style-name="ce7" table:formula="of:=IF(ISBLANK([.D88]);&quot;&quot;;[.D88]+MAX([.D190];[.E190]))" office:value-type="float" office:value="912" calcext:value-type="float">
            <text:p>912</text:p>
          </table:table-cell>
          <table:table-cell table:style-name="ce7" table:formula="of:=IF(ISBLANK([.E88]);&quot;&quot;;[.E88]+MAX([.E190];[.F190]))" office:value-type="float" office:value="887" calcext:value-type="float">
            <text:p>887</text:p>
          </table:table-cell>
          <table:table-cell table:style-name="ce7" table:formula="of:=IF(ISBLANK([.F88]);&quot;&quot;;[.F88]+MAX([.F190];[.G190]))" office:value-type="float" office:value="930" calcext:value-type="float">
            <text:p>930</text:p>
          </table:table-cell>
          <table:table-cell table:style-name="ce7" table:formula="of:=IF(ISBLANK([.G88]);&quot;&quot;;[.G88]+MAX([.G190];[.H190]))" office:value-type="float" office:value="863" calcext:value-type="float">
            <text:p>863</text:p>
          </table:table-cell>
          <table:table-cell table:style-name="ce7" table:formula="of:=IF(ISBLANK([.H88]);&quot;&quot;;[.H88]+MAX([.H190];[.I190]))" office:value-type="float" office:value="909" calcext:value-type="float">
            <text:p>909</text:p>
          </table:table-cell>
          <table:table-cell table:style-name="ce7" table:formula="of:=IF(ISBLANK([.I88]);&quot;&quot;;[.I88]+MAX([.I190];[.J190]))" office:value-type="float" office:value="879" calcext:value-type="float">
            <text:p>879</text:p>
          </table:table-cell>
          <table:table-cell table:style-name="ce7" table:formula="of:=IF(ISBLANK([.J88]);&quot;&quot;;[.J88]+MAX([.J190];[.K190]))" office:value-type="float" office:value="897" calcext:value-type="float">
            <text:p>897</text:p>
          </table:table-cell>
          <table:table-cell table:style-name="ce7" table:formula="of:=IF(ISBLANK([.K88]);&quot;&quot;;[.K88]+MAX([.K190];[.L190]))" office:value-type="float" office:value="885" calcext:value-type="float">
            <text:p>885</text:p>
          </table:table-cell>
          <table:table-cell table:style-name="ce7" table:formula="of:=IF(ISBLANK([.L88]);&quot;&quot;;[.L88]+MAX([.L190];[.M190]))" office:value-type="float" office:value="865" calcext:value-type="float">
            <text:p>865</text:p>
          </table:table-cell>
          <table:table-cell table:style-name="ce7" table:formula="of:=IF(ISBLANK([.M88]);&quot;&quot;;[.M88]+MAX([.M190];[.N190]))" office:value-type="float" office:value="871" calcext:value-type="float">
            <text:p>871</text:p>
          </table:table-cell>
          <table:table-cell table:style-name="ce7" table:formula="of:=IF(ISBLANK([.N88]);&quot;&quot;;[.N88]+MAX([.N190];[.O190]))" office:value-type="float" office:value="967" calcext:value-type="float">
            <text:p>967</text:p>
          </table:table-cell>
          <table:table-cell table:style-name="ce7" table:formula="of:=IF(ISBLANK([.O88]);&quot;&quot;;[.O88]+MAX([.O190];[.P190]))" office:value-type="float" office:value="896" calcext:value-type="float">
            <text:p>896</text:p>
          </table:table-cell>
          <table:table-cell table:style-name="ce7" table:formula="of:=IF(ISBLANK([.P88]);&quot;&quot;;[.P88]+MAX([.P190];[.Q190]))" office:value-type="float" office:value="917" calcext:value-type="float">
            <text:p>917</text:p>
          </table:table-cell>
          <table:table-cell table:style-name="ce7" table:formula="of:=IF(ISBLANK([.Q88]);&quot;&quot;;[.Q88]+MAX([.Q190];[.R190]))" office:value-type="float" office:value="785" calcext:value-type="float">
            <text:p>785</text:p>
          </table:table-cell>
          <table:table-cell table:style-name="ce7" table:formula="of:=IF(ISBLANK([.R88]);&quot;&quot;;[.R88]+MAX([.R190];[.S190]))" office:value-type="float" office:value="919" calcext:value-type="float">
            <text:p>919</text:p>
          </table:table-cell>
          <table:table-cell table:style-name="ce7" table:formula="of:=IF(ISBLANK([.S88]);&quot;&quot;;[.S88]+MAX([.S190];[.T190]))" office:value-type="float" office:value="878" calcext:value-type="float">
            <text:p>878</text:p>
          </table:table-cell>
          <table:table-cell table:style-name="ce7" table:formula="of:=IF(ISBLANK([.T88]);&quot;&quot;;[.T88]+MAX([.T190];[.U190]))" office:value-type="float" office:value="1028" calcext:value-type="float">
            <text:p>1028</text:p>
          </table:table-cell>
          <table:table-cell table:style-name="ce7" table:formula="of:=IF(ISBLANK([.U88]);&quot;&quot;;[.U88]+MAX([.U190];[.V190]))" office:value-type="float" office:value="1045" calcext:value-type="float">
            <text:p>1045</text:p>
          </table:table-cell>
          <table:table-cell table:style-name="ce7" table:formula="of:=IF(ISBLANK([.V88]);&quot;&quot;;[.V88]+MAX([.V190];[.W190]))" office:value-type="float" office:value="1037" calcext:value-type="float">
            <text:p>1037</text:p>
          </table:table-cell>
          <table:table-cell table:style-name="ce7" table:formula="of:=IF(ISBLANK([.W88]);&quot;&quot;;[.W88]+MAX([.W190];[.X190]))" office:value-type="float" office:value="1002" calcext:value-type="float">
            <text:p>1002</text:p>
          </table:table-cell>
          <table:table-cell table:style-name="ce7" table:formula="of:=IF(ISBLANK([.X88]);&quot;&quot;;[.X88]+MAX([.X190];[.Y190]))" office:value-type="float" office:value="1053" calcext:value-type="float">
            <text:p>1053</text:p>
          </table:table-cell>
          <table:table-cell table:style-name="ce7" table:formula="of:=IF(ISBLANK([.Y88]);&quot;&quot;;[.Y88]+MAX([.Y190];[.Z190]))" office:value-type="float" office:value="975" calcext:value-type="float">
            <text:p>975</text:p>
          </table:table-cell>
          <table:table-cell table:style-name="ce7" table:formula="of:=IF(ISBLANK([.Z88]);&quot;&quot;;[.Z88]+MAX([.Z190];[.AA190]))" office:value-type="float" office:value="986" calcext:value-type="float">
            <text:p>986</text:p>
          </table:table-cell>
          <table:table-cell table:style-name="ce7" table:formula="of:=IF(ISBLANK([.AA88]);&quot;&quot;;[.AA88]+MAX([.AA190];[.AB190]))" office:value-type="float" office:value="982" calcext:value-type="float">
            <text:p>982</text:p>
          </table:table-cell>
          <table:table-cell table:style-name="ce7" table:formula="of:=IF(ISBLANK([.AB88]);&quot;&quot;;[.AB88]+MAX([.AB190];[.AC190]))" office:value-type="float" office:value="1068" calcext:value-type="float">
            <text:p>1068</text:p>
          </table:table-cell>
          <table:table-cell table:style-name="ce7" table:formula="of:=IF(ISBLANK([.AC88]);&quot;&quot;;[.AC88]+MAX([.AC190];[.AD190]))" office:value-type="float" office:value="1041" calcext:value-type="float">
            <text:p>1041</text:p>
          </table:table-cell>
          <table:table-cell table:style-name="ce7" table:formula="of:=IF(ISBLANK([.AD88]);&quot;&quot;;[.AD88]+MAX([.AD190];[.AE190]))" office:value-type="float" office:value="1008" calcext:value-type="float">
            <text:p>1008</text:p>
          </table:table-cell>
          <table:table-cell table:style-name="ce7" table:formula="of:=IF(ISBLANK([.AE88]);&quot;&quot;;[.AE88]+MAX([.AE190];[.AF190]))" office:value-type="float" office:value="995" calcext:value-type="float">
            <text:p>995</text:p>
          </table:table-cell>
          <table:table-cell table:style-name="ce7" table:formula="of:=IF(ISBLANK([.AF88]);&quot;&quot;;[.AF88]+MAX([.AF190];[.AG190]))" office:value-type="float" office:value="969" calcext:value-type="float">
            <text:p>969</text:p>
          </table:table-cell>
          <table:table-cell table:style-name="ce7" table:formula="of:=IF(ISBLANK([.AG88]);&quot;&quot;;[.AG88]+MAX([.AG190];[.AH190]))" office:value-type="float" office:value="949" calcext:value-type="float">
            <text:p>949</text:p>
          </table:table-cell>
          <table:table-cell table:style-name="ce7" table:formula="of:=IF(ISBLANK([.AH88]);&quot;&quot;;[.AH88]+MAX([.AH190];[.AI190]))" office:value-type="float" office:value="982" calcext:value-type="float">
            <text:p>982</text:p>
          </table:table-cell>
          <table:table-cell table:style-name="ce7" table:formula="of:=IF(ISBLANK([.AI88]);&quot;&quot;;[.AI88]+MAX([.AI190];[.AJ190]))" office:value-type="float" office:value="972" calcext:value-type="float">
            <text:p>972</text:p>
          </table:table-cell>
          <table:table-cell table:style-name="ce7" table:formula="of:=IF(ISBLANK([.AJ88]);&quot;&quot;;[.AJ88]+MAX([.AJ190];[.AK190]))" office:value-type="float" office:value="963" calcext:value-type="float">
            <text:p>963</text:p>
          </table:table-cell>
          <table:table-cell table:style-name="ce7" table:formula="of:=IF(ISBLANK([.AK88]);&quot;&quot;;[.AK88]+MAX([.AK190];[.AL190]))" office:value-type="float" office:value="955" calcext:value-type="float">
            <text:p>955</text:p>
          </table:table-cell>
          <table:table-cell table:style-name="ce7" table:formula="of:=IF(ISBLANK([.AL88]);&quot;&quot;;[.AL88]+MAX([.AL190];[.AM190]))" office:value-type="float" office:value="1081" calcext:value-type="float">
            <text:p>1081</text:p>
          </table:table-cell>
          <table:table-cell table:style-name="ce7" table:formula="of:=IF(ISBLANK([.AM88]);&quot;&quot;;[.AM88]+MAX([.AM190];[.AN190]))" office:value-type="float" office:value="1012" calcext:value-type="float">
            <text:p>1012</text:p>
          </table:table-cell>
          <table:table-cell table:style-name="ce7" table:formula="of:=IF(ISBLANK([.AN88]);&quot;&quot;;[.AN88]+MAX([.AN190];[.AO190]))" office:value-type="float" office:value="979" calcext:value-type="float">
            <text:p>979</text:p>
          </table:table-cell>
          <table:table-cell table:style-name="ce7" table:formula="of:=IF(ISBLANK([.AO88]);&quot;&quot;;[.AO88]+MAX([.AO190];[.AP190]))" office:value-type="float" office:value="1013" calcext:value-type="float">
            <text:p>1013</text:p>
          </table:table-cell>
          <table:table-cell table:style-name="ce7" table:formula="of:=IF(ISBLANK([.AP88]);&quot;&quot;;[.AP88]+MAX([.AP190];[.AQ190]))" office:value-type="float" office:value="1019" calcext:value-type="float">
            <text:p>1019</text:p>
          </table:table-cell>
          <table:table-cell table:style-name="ce7" table:formula="of:=IF(ISBLANK([.AQ88]);&quot;&quot;;[.AQ88]+MAX([.AQ190];[.AR190]))" office:value-type="float" office:value="989" calcext:value-type="float">
            <text:p>989</text:p>
          </table:table-cell>
          <table:table-cell table:style-name="ce7" table:formula="of:=IF(ISBLANK([.AR88]);&quot;&quot;;[.AR88]+MAX([.AR190];[.AS190]))" office:value-type="float" office:value="972" calcext:value-type="float">
            <text:p>972</text:p>
          </table:table-cell>
          <table:table-cell table:style-name="ce7" table:formula="of:=IF(ISBLANK([.AS88]);&quot;&quot;;[.AS88]+MAX([.AS190];[.AT190]))" office:value-type="float" office:value="954" calcext:value-type="float">
            <text:p>954</text:p>
          </table:table-cell>
          <table:table-cell table:style-name="ce7" table:formula="of:=IF(ISBLANK([.AT88]);&quot;&quot;;[.AT88]+MAX([.AT190];[.AU190]))" office:value-type="float" office:value="1014" calcext:value-type="float">
            <text:p>1014</text:p>
          </table:table-cell>
          <table:table-cell table:style-name="ce7" table:formula="of:=IF(ISBLANK([.AU88]);&quot;&quot;;[.AU88]+MAX([.AU190];[.AV190]))" office:value-type="float" office:value="1072" calcext:value-type="float">
            <text:p>1072</text:p>
          </table:table-cell>
          <table:table-cell table:style-name="ce7" table:formula="of:=IF(ISBLANK([.AV88]);&quot;&quot;;[.AV88]+MAX([.AV190];[.AW190]))" office:value-type="float" office:value="960" calcext:value-type="float">
            <text:p>960</text:p>
          </table:table-cell>
          <table:table-cell table:style-name="ce7" table:formula="of:=IF(ISBLANK([.AW88]);&quot;&quot;;[.AW88]+MAX([.AW190];[.AX190]))" office:value-type="float" office:value="1003" calcext:value-type="float">
            <text:p>1003</text:p>
          </table:table-cell>
          <table:table-cell table:style-name="ce7" table:formula="of:=IF(ISBLANK([.AX88]);&quot;&quot;;[.AX88]+MAX([.AX190];[.AY190]))" office:value-type="float" office:value="1005" calcext:value-type="float">
            <text:p>1005</text:p>
          </table:table-cell>
          <table:table-cell table:style-name="ce7" table:formula="of:=IF(ISBLANK([.AY88]);&quot;&quot;;[.AY88]+MAX([.AY190];[.AZ190]))" office:value-type="float" office:value="983" calcext:value-type="float">
            <text:p>983</text:p>
          </table:table-cell>
          <table:table-cell table:style-name="ce7" table:formula="of:=IF(ISBLANK([.AZ88]);&quot;&quot;;[.AZ88]+MAX([.AZ190];[.BA190]))" office:value-type="float" office:value="953" calcext:value-type="float">
            <text:p>953</text:p>
          </table:table-cell>
          <table:table-cell table:style-name="ce7" table:formula="of:=IF(ISBLANK([.BA88]);&quot;&quot;;[.BA88]+MAX([.BA190];[.BB190]))" office:value-type="float" office:value="973" calcext:value-type="float">
            <text:p>973</text:p>
          </table:table-cell>
          <table:table-cell table:style-name="ce7" table:formula="of:=IF(ISBLANK([.BB88]);&quot;&quot;;[.BB88]+MAX([.BB190];[.BC190]))" office:value-type="float" office:value="970" calcext:value-type="float">
            <text:p>970</text:p>
          </table:table-cell>
          <table:table-cell table:style-name="ce7" table:formula="of:=IF(ISBLANK([.BC88]);&quot;&quot;;[.BC88]+MAX([.BC190];[.BD190]))" office:value-type="float" office:value="906" calcext:value-type="float">
            <text:p>906</text:p>
          </table:table-cell>
          <table:table-cell table:style-name="ce7" table:formula="of:=IF(ISBLANK([.BD88]);&quot;&quot;;[.BD88]+MAX([.BD190];[.BE190]))" office:value-type="float" office:value="940" calcext:value-type="float">
            <text:p>940</text:p>
          </table:table-cell>
          <table:table-cell table:style-name="ce7" table:formula="of:=IF(ISBLANK([.BE88]);&quot;&quot;;[.BE88]+MAX([.BE190];[.BF190]))" office:value-type="float" office:value="945" calcext:value-type="float">
            <text:p>945</text:p>
          </table:table-cell>
          <table:table-cell table:style-name="ce7" table:formula="of:=IF(ISBLANK([.BF88]);&quot;&quot;;[.BF88]+MAX([.BF190];[.BG190]))" office:value-type="float" office:value="1017" calcext:value-type="float">
            <text:p>1017</text:p>
          </table:table-cell>
          <table:table-cell table:style-name="ce7" table:formula="of:=IF(ISBLANK([.BG88]);&quot;&quot;;[.BG88]+MAX([.BG190];[.BH190]))" office:value-type="float" office:value="1015" calcext:value-type="float">
            <text:p>1015</text:p>
          </table:table-cell>
          <table:table-cell table:style-name="ce7" table:formula="of:=IF(ISBLANK([.BH88]);&quot;&quot;;[.BH88]+MAX([.BH190];[.BI190]))" office:value-type="float" office:value="1004" calcext:value-type="float">
            <text:p>1004</text:p>
          </table:table-cell>
          <table:table-cell table:style-name="ce7" table:formula="of:=IF(ISBLANK([.BI88]);&quot;&quot;;[.BI88]+MAX([.BI190];[.BJ190]))" office:value-type="float" office:value="1042" calcext:value-type="float">
            <text:p>1042</text:p>
          </table:table-cell>
          <table:table-cell table:style-name="ce7" table:formula="of:=IF(ISBLANK([.BJ88]);&quot;&quot;;[.BJ88]+MAX([.BJ190];[.BK190]))" office:value-type="float" office:value="1041" calcext:value-type="float">
            <text:p>1041</text:p>
          </table:table-cell>
          <table:table-cell table:style-name="ce7" table:formula="of:=IF(ISBLANK([.BK88]);&quot;&quot;;[.BK88]+MAX([.BK190];[.BL190]))" office:value-type="float" office:value="1001" calcext:value-type="float">
            <text:p>1001</text:p>
          </table:table-cell>
          <table:table-cell table:style-name="ce7" table:formula="of:=IF(ISBLANK([.BL88]);&quot;&quot;;[.BL88]+MAX([.BL190];[.BM190]))" office:value-type="float" office:value="962" calcext:value-type="float">
            <text:p>962</text:p>
          </table:table-cell>
          <table:table-cell table:style-name="ce7" table:formula="of:=IF(ISBLANK([.BM88]);&quot;&quot;;[.BM88]+MAX([.BM190];[.BN190]))" office:value-type="float" office:value="955" calcext:value-type="float">
            <text:p>955</text:p>
          </table:table-cell>
          <table:table-cell table:style-name="ce7" table:formula="of:=IF(ISBLANK([.BN88]);&quot;&quot;;[.BN88]+MAX([.BN190];[.BO190]))" office:value-type="float" office:value="984" calcext:value-type="float">
            <text:p>984</text:p>
          </table:table-cell>
          <table:table-cell table:style-name="ce7" table:formula="of:=IF(ISBLANK([.BO88]);&quot;&quot;;[.BO88]+MAX([.BO190];[.BP190]))" office:value-type="float" office:value="936" calcext:value-type="float">
            <text:p>936</text:p>
          </table:table-cell>
          <table:table-cell table:style-name="ce7" table:formula="of:=IF(ISBLANK([.BP88]);&quot;&quot;;[.BP88]+MAX([.BP190];[.BQ190]))" office:value-type="float" office:value="997" calcext:value-type="float">
            <text:p>997</text:p>
          </table:table-cell>
          <table:table-cell table:style-name="ce7" table:formula="of:=IF(ISBLANK([.BQ88]);&quot;&quot;;[.BQ88]+MAX([.BQ190];[.BR190]))" office:value-type="float" office:value="1053" calcext:value-type="float">
            <text:p>1053</text:p>
          </table:table-cell>
          <table:table-cell table:style-name="ce7" table:formula="of:=IF(ISBLANK([.BR88]);&quot;&quot;;[.BR88]+MAX([.BR190];[.BS190]))" office:value-type="float" office:value="931" calcext:value-type="float">
            <text:p>931</text:p>
          </table:table-cell>
          <table:table-cell table:style-name="ce7" table:formula="of:=IF(ISBLANK([.BS88]);&quot;&quot;;[.BS88]+MAX([.BS190];[.BT190]))" office:value-type="float" office:value="993" calcext:value-type="float">
            <text:p>993</text:p>
          </table:table-cell>
          <table:table-cell table:style-name="ce7" table:formula="of:=IF(ISBLANK([.BT88]);&quot;&quot;;[.BT88]+MAX([.BT190];[.BU190]))" office:value-type="float" office:value="939" calcext:value-type="float">
            <text:p>939</text:p>
          </table:table-cell>
          <table:table-cell table:style-name="ce7" table:formula="of:=IF(ISBLANK([.BU88]);&quot;&quot;;[.BU88]+MAX([.BU190];[.BV190]))" office:value-type="float" office:value="941" calcext:value-type="float">
            <text:p>941</text:p>
          </table:table-cell>
          <table:table-cell table:style-name="ce7" table:formula="of:=IF(ISBLANK([.BV88]);&quot;&quot;;[.BV88]+MAX([.BV190];[.BW190]))" office:value-type="float" office:value="884" calcext:value-type="float">
            <text:p>884</text:p>
          </table:table-cell>
          <table:table-cell table:style-name="ce7" table:formula="of:=IF(ISBLANK([.BW88]);&quot;&quot;;[.BW88]+MAX([.BW190];[.BX190]))" office:value-type="float" office:value="985" calcext:value-type="float">
            <text:p>985</text:p>
          </table:table-cell>
          <table:table-cell table:style-name="ce7" table:formula="of:=IF(ISBLANK([.BX88]);&quot;&quot;;[.BX88]+MAX([.BX190];[.BY190]))" office:value-type="float" office:value="989" calcext:value-type="float">
            <text:p>989</text:p>
          </table:table-cell>
          <table:table-cell table:style-name="ce7" table:formula="of:=IF(ISBLANK([.BY88]);&quot;&quot;;[.BY88]+MAX([.BY190];[.BZ190]))" office:value-type="float" office:value="983" calcext:value-type="float">
            <text:p>983</text:p>
          </table:table-cell>
          <table:table-cell table:style-name="ce7" table:formula="of:=IF(ISBLANK([.BZ88]);&quot;&quot;;[.BZ88]+MAX([.BZ190];[.CA190]))" office:value-type="float" office:value="1005" calcext:value-type="float">
            <text:p>1005</text:p>
          </table:table-cell>
          <table:table-cell table:style-name="ce7" table:formula="of:=IF(ISBLANK([.CA88]);&quot;&quot;;[.CA88]+MAX([.CA190];[.CB190]))" office:value-type="float" office:value="1013" calcext:value-type="float">
            <text:p>1013</text:p>
          </table:table-cell>
          <table:table-cell table:style-name="ce7" table:formula="of:=IF(ISBLANK([.CB88]);&quot;&quot;;[.CB88]+MAX([.CB190];[.CC190]))" office:value-type="float" office:value="1029" calcext:value-type="float">
            <text:p>1029</text:p>
          </table:table-cell>
          <table:table-cell table:style-name="ce7" table:formula="of:=IF(ISBLANK([.CC88]);&quot;&quot;;[.CC88]+MAX([.CC190];[.CD190]))" office:value-type="float" office:value="963" calcext:value-type="float">
            <text:p>963</text:p>
          </table:table-cell>
          <table:table-cell table:style-name="ce7" table:formula="of:=IF(ISBLANK([.CD88]);&quot;&quot;;[.CD88]+MAX([.CD190];[.CE190]))" office:value-type="float" office:value="930" calcext:value-type="float">
            <text:p>930</text:p>
          </table:table-cell>
          <table:table-cell table:style-name="ce7" table:formula="of:=IF(ISBLANK([.CE88]);&quot;&quot;;[.CE88]+MAX([.CE190];[.CF190]))" office:value-type="float" office:value="941" calcext:value-type="float">
            <text:p>941</text:p>
          </table:table-cell>
          <table:table-cell table:style-name="ce7" table:formula="of:=IF(ISBLANK([.CF88]);&quot;&quot;;[.CF88]+MAX([.CF190];[.CG190]))" office:value-type="float" office:value="962" calcext:value-type="float">
            <text:p>962</text:p>
          </table:table-cell>
          <table:table-cell table:style-name="ce7" table:formula="of:=IF(ISBLANK([.CG88]);&quot;&quot;;[.CG88]+MAX([.CG190];[.CH190]))" office:value-type="float" office:value="956" calcext:value-type="float">
            <text:p>956</text:p>
          </table:table-cell>
          <table:table-cell table:style-name="ce7" table:formula="of:=IF(ISBLANK([.CH88]);&quot;&quot;;[.CH88]+MAX([.CH190];[.CI190]))" office:value-type="float" office:value="914" calcext:value-type="float">
            <text:p>914</text:p>
          </table:table-cell>
          <table:table-cell table:style-name="ce7" table:formula="of:=IF(ISBLANK([.CI88]);&quot;&quot;;[.CI88]+MAX([.CI190];[.CJ190]))" office:value-type="float" office:value="873" calcext:value-type="float">
            <text:p>873</text:p>
          </table:table-cell>
          <table:table-cell table:style-name="ce7" table:formula="of:=IF(ISBLANK([.CJ88]);&quot;&quot;;[.CJ88]+MAX([.CJ190];[.CK190]))">
            <text:p/>
          </table:table-cell>
          <table:table-cell table:style-name="ce7" table:formula="of:=IF(ISBLANK([.CK88]);&quot;&quot;;[.CK88]+MAX([.CK190];[.CL190]))">
            <text:p/>
          </table:table-cell>
          <table:table-cell table:style-name="ce7" table:formula="of:=IF(ISBLANK([.CL88]);&quot;&quot;;[.CL88]+MAX([.CL190];[.CM190]))">
            <text:p/>
          </table:table-cell>
          <table:table-cell table:style-name="ce7" table:formula="of:=IF(ISBLANK([.CM88]);&quot;&quot;;[.CM88]+MAX([.CM190];[.CN190]))">
            <text:p/>
          </table:table-cell>
          <table:table-cell table:style-name="ce7" table:formula="of:=IF(ISBLANK([.CN88]);&quot;&quot;;[.CN88]+MAX([.CN190];[.CO190]))">
            <text:p/>
          </table:table-cell>
          <table:table-cell table:style-name="ce7" table:formula="of:=IF(ISBLANK([.CO88]);&quot;&quot;;[.CO88]+MAX([.CO190];[.CP190]))">
            <text:p/>
          </table:table-cell>
          <table:table-cell table:style-name="ce7" table:formula="of:=IF(ISBLANK([.CP88]);&quot;&quot;;[.CP88]+MAX([.CP190];[.CQ190]))">
            <text:p/>
          </table:table-cell>
          <table:table-cell table:style-name="ce7" table:formula="of:=IF(ISBLANK([.CQ88]);&quot;&quot;;[.CQ88]+MAX([.CQ190];[.CR190]))">
            <text:p/>
          </table:table-cell>
          <table:table-cell table:style-name="ce7" table:formula="of:=IF(ISBLANK([.CR88]);&quot;&quot;;[.CR88]+MAX([.CR190];[.CS190]))">
            <text:p/>
          </table:table-cell>
          <table:table-cell table:style-name="ce7" table:formula="of:=IF(ISBLANK([.CS88]);&quot;&quot;;[.CS88]+MAX([.CS190];[.CT190]))">
            <text:p/>
          </table:table-cell>
          <table:table-cell table:style-name="ce7" table:formula="of:=IF(ISBLANK([.CT88]);&quot;&quot;;[.CT88]+MAX([.CT190];[.CU190]))">
            <text:p/>
          </table:table-cell>
          <table:table-cell table:style-name="ce7" table:formula="of:=IF(ISBLANK([.CU88]);&quot;&quot;;[.CU88]+MAX([.CU190];[.CV190]))">
            <text:p/>
          </table:table-cell>
          <table:table-cell table:formula="of:=IF(ISBLANK([.CV88]);&quot;&quot;;[.CV88]+MAX([.CV190];[.CW190]))">
            <text:p/>
          </table:table-cell>
        </table:table-row>
        <table:table-row table:style-name="ro1">
          <table:table-cell table:formula="of:=IF(ISBLANK([.A89]);&quot;&quot;;[.A89]+MAX([.A191];[.B191]))" office:value-type="float" office:value="797" calcext:value-type="float">
            <text:p>797</text:p>
          </table:table-cell>
          <table:table-cell table:style-name="ce7" table:formula="of:=IF(ISBLANK([.B89]);&quot;&quot;;[.B89]+MAX([.B191];[.C191]))" office:value-type="float" office:value="827" calcext:value-type="float">
            <text:p>827</text:p>
          </table:table-cell>
          <table:table-cell table:style-name="ce7" table:formula="of:=IF(ISBLANK([.C89]);&quot;&quot;;[.C89]+MAX([.C191];[.D191]))" office:value-type="float" office:value="853" calcext:value-type="float">
            <text:p>853</text:p>
          </table:table-cell>
          <table:table-cell table:style-name="ce7" table:formula="of:=IF(ISBLANK([.D89]);&quot;&quot;;[.D89]+MAX([.D191];[.E191]))" office:value-type="float" office:value="817" calcext:value-type="float">
            <text:p>817</text:p>
          </table:table-cell>
          <table:table-cell table:style-name="ce7" table:formula="of:=IF(ISBLANK([.E89]);&quot;&quot;;[.E89]+MAX([.E191];[.F191]))" office:value-type="float" office:value="828" calcext:value-type="float">
            <text:p>828</text:p>
          </table:table-cell>
          <table:table-cell table:style-name="ce7" table:formula="of:=IF(ISBLANK([.F89]);&quot;&quot;;[.F89]+MAX([.F191];[.G191]))" office:value-type="float" office:value="777" calcext:value-type="float">
            <text:p>777</text:p>
          </table:table-cell>
          <table:table-cell table:style-name="ce7" table:formula="of:=IF(ISBLANK([.G89]);&quot;&quot;;[.G89]+MAX([.G191];[.H191]))" office:value-type="float" office:value="832" calcext:value-type="float">
            <text:p>832</text:p>
          </table:table-cell>
          <table:table-cell table:style-name="ce7" table:formula="of:=IF(ISBLANK([.H89]);&quot;&quot;;[.H89]+MAX([.H191];[.I191]))" office:value-type="float" office:value="819" calcext:value-type="float">
            <text:p>819</text:p>
          </table:table-cell>
          <table:table-cell table:style-name="ce7" table:formula="of:=IF(ISBLANK([.I89]);&quot;&quot;;[.I89]+MAX([.I191];[.J191]))" office:value-type="float" office:value="856" calcext:value-type="float">
            <text:p>856</text:p>
          </table:table-cell>
          <table:table-cell table:style-name="ce7" table:formula="of:=IF(ISBLANK([.J89]);&quot;&quot;;[.J89]+MAX([.J191];[.K191]))" office:value-type="float" office:value="797" calcext:value-type="float">
            <text:p>797</text:p>
          </table:table-cell>
          <table:table-cell table:style-name="ce7" table:formula="of:=IF(ISBLANK([.K89]);&quot;&quot;;[.K89]+MAX([.K191];[.L191]))" office:value-type="float" office:value="870" calcext:value-type="float">
            <text:p>870</text:p>
          </table:table-cell>
          <table:table-cell table:style-name="ce7" table:formula="of:=IF(ISBLANK([.L89]);&quot;&quot;;[.L89]+MAX([.L191];[.M191]))" office:value-type="float" office:value="843" calcext:value-type="float">
            <text:p>843</text:p>
          </table:table-cell>
          <table:table-cell table:style-name="ce7" table:formula="of:=IF(ISBLANK([.M89]);&quot;&quot;;[.M89]+MAX([.M191];[.N191]))" office:value-type="float" office:value="756" calcext:value-type="float">
            <text:p>756</text:p>
          </table:table-cell>
          <table:table-cell table:style-name="ce7" table:formula="of:=IF(ISBLANK([.N89]);&quot;&quot;;[.N89]+MAX([.N191];[.O191]))" office:value-type="float" office:value="792" calcext:value-type="float">
            <text:p>792</text:p>
          </table:table-cell>
          <table:table-cell table:style-name="ce7" table:formula="of:=IF(ISBLANK([.O89]);&quot;&quot;;[.O89]+MAX([.O191];[.P191]))" office:value-type="float" office:value="872" calcext:value-type="float">
            <text:p>872</text:p>
          </table:table-cell>
          <table:table-cell table:style-name="ce7" table:formula="of:=IF(ISBLANK([.P89]);&quot;&quot;;[.P89]+MAX([.P191];[.Q191]))" office:value-type="float" office:value="841" calcext:value-type="float">
            <text:p>841</text:p>
          </table:table-cell>
          <table:table-cell table:style-name="ce7" table:formula="of:=IF(ISBLANK([.Q89]);&quot;&quot;;[.Q89]+MAX([.Q191];[.R191]))" office:value-type="float" office:value="778" calcext:value-type="float">
            <text:p>778</text:p>
          </table:table-cell>
          <table:table-cell table:style-name="ce7" table:formula="of:=IF(ISBLANK([.R89]);&quot;&quot;;[.R89]+MAX([.R191];[.S191]))" office:value-type="float" office:value="780" calcext:value-type="float">
            <text:p>780</text:p>
          </table:table-cell>
          <table:table-cell table:style-name="ce7" table:formula="of:=IF(ISBLANK([.S89]);&quot;&quot;;[.S89]+MAX([.S191];[.T191]))" office:value-type="float" office:value="840" calcext:value-type="float">
            <text:p>840</text:p>
          </table:table-cell>
          <table:table-cell table:style-name="ce7" table:formula="of:=IF(ISBLANK([.T89]);&quot;&quot;;[.T89]+MAX([.T191];[.U191]))" office:value-type="float" office:value="862" calcext:value-type="float">
            <text:p>862</text:p>
          </table:table-cell>
          <table:table-cell table:style-name="ce7" table:formula="of:=IF(ISBLANK([.U89]);&quot;&quot;;[.U89]+MAX([.U191];[.V191]))" office:value-type="float" office:value="935" calcext:value-type="float">
            <text:p>935</text:p>
          </table:table-cell>
          <table:table-cell table:style-name="ce7" table:formula="of:=IF(ISBLANK([.V89]);&quot;&quot;;[.V89]+MAX([.V191];[.W191]))" office:value-type="float" office:value="948" calcext:value-type="float">
            <text:p>948</text:p>
          </table:table-cell>
          <table:table-cell table:style-name="ce7" table:formula="of:=IF(ISBLANK([.W89]);&quot;&quot;;[.W89]+MAX([.W191];[.X191]))" office:value-type="float" office:value="948" calcext:value-type="float">
            <text:p>948</text:p>
          </table:table-cell>
          <table:table-cell table:style-name="ce7" table:formula="of:=IF(ISBLANK([.X89]);&quot;&quot;;[.X89]+MAX([.X191];[.Y191]))" office:value-type="float" office:value="964" calcext:value-type="float">
            <text:p>964</text:p>
          </table:table-cell>
          <table:table-cell table:style-name="ce7" table:formula="of:=IF(ISBLANK([.Y89]);&quot;&quot;;[.Y89]+MAX([.Y191];[.Z191]))" office:value-type="float" office:value="933" calcext:value-type="float">
            <text:p>933</text:p>
          </table:table-cell>
          <table:table-cell table:style-name="ce7" table:formula="of:=IF(ISBLANK([.Z89]);&quot;&quot;;[.Z89]+MAX([.Z191];[.AA191]))" office:value-type="float" office:value="871" calcext:value-type="float">
            <text:p>871</text:p>
          </table:table-cell>
          <table:table-cell table:style-name="ce7" table:formula="of:=IF(ISBLANK([.AA89]);&quot;&quot;;[.AA89]+MAX([.AA191];[.AB191]))" office:value-type="float" office:value="903" calcext:value-type="float">
            <text:p>903</text:p>
          </table:table-cell>
          <table:table-cell table:style-name="ce7" table:formula="of:=IF(ISBLANK([.AB89]);&quot;&quot;;[.AB89]+MAX([.AB191];[.AC191]))" office:value-type="float" office:value="980" calcext:value-type="float">
            <text:p>980</text:p>
          </table:table-cell>
          <table:table-cell table:style-name="ce7" table:formula="of:=IF(ISBLANK([.AC89]);&quot;&quot;;[.AC89]+MAX([.AC191];[.AD191]))" office:value-type="float" office:value="947" calcext:value-type="float">
            <text:p>947</text:p>
          </table:table-cell>
          <table:table-cell table:style-name="ce7" table:formula="of:=IF(ISBLANK([.AD89]);&quot;&quot;;[.AD89]+MAX([.AD191];[.AE191]))" office:value-type="float" office:value="832" calcext:value-type="float">
            <text:p>832</text:p>
          </table:table-cell>
          <table:table-cell table:style-name="ce7" table:formula="of:=IF(ISBLANK([.AE89]);&quot;&quot;;[.AE89]+MAX([.AE191];[.AF191]))" office:value-type="float" office:value="913" calcext:value-type="float">
            <text:p>913</text:p>
          </table:table-cell>
          <table:table-cell table:style-name="ce7" table:formula="of:=IF(ISBLANK([.AF89]);&quot;&quot;;[.AF89]+MAX([.AF191];[.AG191]))" office:value-type="float" office:value="904" calcext:value-type="float">
            <text:p>904</text:p>
          </table:table-cell>
          <table:table-cell table:style-name="ce7" table:formula="of:=IF(ISBLANK([.AG89]);&quot;&quot;;[.AG89]+MAX([.AG191];[.AH191]))" office:value-type="float" office:value="948" calcext:value-type="float">
            <text:p>948</text:p>
          </table:table-cell>
          <table:table-cell table:style-name="ce7" table:formula="of:=IF(ISBLANK([.AH89]);&quot;&quot;;[.AH89]+MAX([.AH191];[.AI191]))" office:value-type="float" office:value="885" calcext:value-type="float">
            <text:p>885</text:p>
          </table:table-cell>
          <table:table-cell table:style-name="ce7" table:formula="of:=IF(ISBLANK([.AI89]);&quot;&quot;;[.AI89]+MAX([.AI191];[.AJ191]))" office:value-type="float" office:value="854" calcext:value-type="float">
            <text:p>854</text:p>
          </table:table-cell>
          <table:table-cell table:style-name="ce7" table:formula="of:=IF(ISBLANK([.AJ89]);&quot;&quot;;[.AJ89]+MAX([.AJ191];[.AK191]))" office:value-type="float" office:value="924" calcext:value-type="float">
            <text:p>924</text:p>
          </table:table-cell>
          <table:table-cell table:style-name="ce7" table:formula="of:=IF(ISBLANK([.AK89]);&quot;&quot;;[.AK89]+MAX([.AK191];[.AL191]))" office:value-type="float" office:value="924" calcext:value-type="float">
            <text:p>924</text:p>
          </table:table-cell>
          <table:table-cell table:style-name="ce7" table:formula="of:=IF(ISBLANK([.AL89]);&quot;&quot;;[.AL89]+MAX([.AL191];[.AM191]))" office:value-type="float" office:value="889" calcext:value-type="float">
            <text:p>889</text:p>
          </table:table-cell>
          <table:table-cell table:style-name="ce7" table:formula="of:=IF(ISBLANK([.AM89]);&quot;&quot;;[.AM89]+MAX([.AM191];[.AN191]))" office:value-type="float" office:value="1003" calcext:value-type="float">
            <text:p>1003</text:p>
          </table:table-cell>
          <table:table-cell table:style-name="ce7" table:formula="of:=IF(ISBLANK([.AN89]);&quot;&quot;;[.AN89]+MAX([.AN191];[.AO191]))" office:value-type="float" office:value="914" calcext:value-type="float">
            <text:p>914</text:p>
          </table:table-cell>
          <table:table-cell table:style-name="ce7" table:formula="of:=IF(ISBLANK([.AO89]);&quot;&quot;;[.AO89]+MAX([.AO191];[.AP191]))" office:value-type="float" office:value="912" calcext:value-type="float">
            <text:p>912</text:p>
          </table:table-cell>
          <table:table-cell table:style-name="ce7" table:formula="of:=IF(ISBLANK([.AP89]);&quot;&quot;;[.AP89]+MAX([.AP191];[.AQ191]))" office:value-type="float" office:value="963" calcext:value-type="float">
            <text:p>963</text:p>
          </table:table-cell>
          <table:table-cell table:style-name="ce7" table:formula="of:=IF(ISBLANK([.AQ89]);&quot;&quot;;[.AQ89]+MAX([.AQ191];[.AR191]))" office:value-type="float" office:value="892" calcext:value-type="float">
            <text:p>892</text:p>
          </table:table-cell>
          <table:table-cell table:style-name="ce7" table:formula="of:=IF(ISBLANK([.AR89]);&quot;&quot;;[.AR89]+MAX([.AR191];[.AS191]))" office:value-type="float" office:value="880" calcext:value-type="float">
            <text:p>880</text:p>
          </table:table-cell>
          <table:table-cell table:style-name="ce7" table:formula="of:=IF(ISBLANK([.AS89]);&quot;&quot;;[.AS89]+MAX([.AS191];[.AT191]))" office:value-type="float" office:value="911" calcext:value-type="float">
            <text:p>911</text:p>
          </table:table-cell>
          <table:table-cell table:style-name="ce7" table:formula="of:=IF(ISBLANK([.AT89]);&quot;&quot;;[.AT89]+MAX([.AT191];[.AU191]))" office:value-type="float" office:value="953" calcext:value-type="float">
            <text:p>953</text:p>
          </table:table-cell>
          <table:table-cell table:style-name="ce7" table:formula="of:=IF(ISBLANK([.AU89]);&quot;&quot;;[.AU89]+MAX([.AU191];[.AV191]))" office:value-type="float" office:value="1007" calcext:value-type="float">
            <text:p>1007</text:p>
          </table:table-cell>
          <table:table-cell table:style-name="ce7" table:formula="of:=IF(ISBLANK([.AV89]);&quot;&quot;;[.AV89]+MAX([.AV191];[.AW191]))" office:value-type="float" office:value="933" calcext:value-type="float">
            <text:p>933</text:p>
          </table:table-cell>
          <table:table-cell table:style-name="ce7" table:formula="of:=IF(ISBLANK([.AW89]);&quot;&quot;;[.AW89]+MAX([.AW191];[.AX191]))" office:value-type="float" office:value="907" calcext:value-type="float">
            <text:p>907</text:p>
          </table:table-cell>
          <table:table-cell table:style-name="ce7" table:formula="of:=IF(ISBLANK([.AX89]);&quot;&quot;;[.AX89]+MAX([.AX191];[.AY191]))" office:value-type="float" office:value="982" calcext:value-type="float">
            <text:p>982</text:p>
          </table:table-cell>
          <table:table-cell table:style-name="ce7" table:formula="of:=IF(ISBLANK([.AY89]);&quot;&quot;;[.AY89]+MAX([.AY191];[.AZ191]))" office:value-type="float" office:value="969" calcext:value-type="float">
            <text:p>969</text:p>
          </table:table-cell>
          <table:table-cell table:style-name="ce7" table:formula="of:=IF(ISBLANK([.AZ89]);&quot;&quot;;[.AZ89]+MAX([.AZ191];[.BA191]))" office:value-type="float" office:value="938" calcext:value-type="float">
            <text:p>938</text:p>
          </table:table-cell>
          <table:table-cell table:style-name="ce7" table:formula="of:=IF(ISBLANK([.BA89]);&quot;&quot;;[.BA89]+MAX([.BA191];[.BB191]))" office:value-type="float" office:value="893" calcext:value-type="float">
            <text:p>893</text:p>
          </table:table-cell>
          <table:table-cell table:style-name="ce7" table:formula="of:=IF(ISBLANK([.BB89]);&quot;&quot;;[.BB89]+MAX([.BB191];[.BC191]))" office:value-type="float" office:value="873" calcext:value-type="float">
            <text:p>873</text:p>
          </table:table-cell>
          <table:table-cell table:style-name="ce7" table:formula="of:=IF(ISBLANK([.BC89]);&quot;&quot;;[.BC89]+MAX([.BC191];[.BD191]))" office:value-type="float" office:value="835" calcext:value-type="float">
            <text:p>835</text:p>
          </table:table-cell>
          <table:table-cell table:style-name="ce7" table:formula="of:=IF(ISBLANK([.BD89]);&quot;&quot;;[.BD89]+MAX([.BD191];[.BE191]))" office:value-type="float" office:value="862" calcext:value-type="float">
            <text:p>862</text:p>
          </table:table-cell>
          <table:table-cell table:style-name="ce7" table:formula="of:=IF(ISBLANK([.BE89]);&quot;&quot;;[.BE89]+MAX([.BE191];[.BF191]))" office:value-type="float" office:value="853" calcext:value-type="float">
            <text:p>853</text:p>
          </table:table-cell>
          <table:table-cell table:style-name="ce7" table:formula="of:=IF(ISBLANK([.BF89]);&quot;&quot;;[.BF89]+MAX([.BF191];[.BG191]))" office:value-type="float" office:value="896" calcext:value-type="float">
            <text:p>896</text:p>
          </table:table-cell>
          <table:table-cell table:style-name="ce7" table:formula="of:=IF(ISBLANK([.BG89]);&quot;&quot;;[.BG89]+MAX([.BG191];[.BH191]))" office:value-type="float" office:value="982" calcext:value-type="float">
            <text:p>982</text:p>
          </table:table-cell>
          <table:table-cell table:style-name="ce7" table:formula="of:=IF(ISBLANK([.BH89]);&quot;&quot;;[.BH89]+MAX([.BH191];[.BI191]))" office:value-type="float" office:value="935" calcext:value-type="float">
            <text:p>935</text:p>
          </table:table-cell>
          <table:table-cell table:style-name="ce7" table:formula="of:=IF(ISBLANK([.BI89]);&quot;&quot;;[.BI89]+MAX([.BI191];[.BJ191]))" office:value-type="float" office:value="959" calcext:value-type="float">
            <text:p>959</text:p>
          </table:table-cell>
          <table:table-cell table:style-name="ce7" table:formula="of:=IF(ISBLANK([.BJ89]);&quot;&quot;;[.BJ89]+MAX([.BJ191];[.BK191]))" office:value-type="float" office:value="961" calcext:value-type="float">
            <text:p>961</text:p>
          </table:table-cell>
          <table:table-cell table:style-name="ce7" table:formula="of:=IF(ISBLANK([.BK89]);&quot;&quot;;[.BK89]+MAX([.BK191];[.BL191]))" office:value-type="float" office:value="967" calcext:value-type="float">
            <text:p>967</text:p>
          </table:table-cell>
          <table:table-cell table:style-name="ce7" table:formula="of:=IF(ISBLANK([.BL89]);&quot;&quot;;[.BL89]+MAX([.BL191];[.BM191]))" office:value-type="float" office:value="957" calcext:value-type="float">
            <text:p>957</text:p>
          </table:table-cell>
          <table:table-cell table:style-name="ce7" table:formula="of:=IF(ISBLANK([.BM89]);&quot;&quot;;[.BM89]+MAX([.BM191];[.BN191]))" office:value-type="float" office:value="924" calcext:value-type="float">
            <text:p>924</text:p>
          </table:table-cell>
          <table:table-cell table:style-name="ce7" table:formula="of:=IF(ISBLANK([.BN89]);&quot;&quot;;[.BN89]+MAX([.BN191];[.BO191]))" office:value-type="float" office:value="878" calcext:value-type="float">
            <text:p>878</text:p>
          </table:table-cell>
          <table:table-cell table:style-name="ce7" table:formula="of:=IF(ISBLANK([.BO89]);&quot;&quot;;[.BO89]+MAX([.BO191];[.BP191]))" office:value-type="float" office:value="927" calcext:value-type="float">
            <text:p>927</text:p>
          </table:table-cell>
          <table:table-cell table:style-name="ce7" table:formula="of:=IF(ISBLANK([.BP89]);&quot;&quot;;[.BP89]+MAX([.BP191];[.BQ191]))" office:value-type="float" office:value="876" calcext:value-type="float">
            <text:p>876</text:p>
          </table:table-cell>
          <table:table-cell table:style-name="ce7" table:formula="of:=IF(ISBLANK([.BQ89]);&quot;&quot;;[.BQ89]+MAX([.BQ191];[.BR191]))" office:value-type="float" office:value="959" calcext:value-type="float">
            <text:p>959</text:p>
          </table:table-cell>
          <table:table-cell table:style-name="ce7" table:formula="of:=IF(ISBLANK([.BR89]);&quot;&quot;;[.BR89]+MAX([.BR191];[.BS191]))" office:value-type="float" office:value="851" calcext:value-type="float">
            <text:p>851</text:p>
          </table:table-cell>
          <table:table-cell table:style-name="ce7" table:formula="of:=IF(ISBLANK([.BS89]);&quot;&quot;;[.BS89]+MAX([.BS191];[.BT191]))" office:value-type="float" office:value="924" calcext:value-type="float">
            <text:p>924</text:p>
          </table:table-cell>
          <table:table-cell table:style-name="ce7" table:formula="of:=IF(ISBLANK([.BT89]);&quot;&quot;;[.BT89]+MAX([.BT191];[.BU191]))" office:value-type="float" office:value="885" calcext:value-type="float">
            <text:p>885</text:p>
          </table:table-cell>
          <table:table-cell table:style-name="ce7" table:formula="of:=IF(ISBLANK([.BU89]);&quot;&quot;;[.BU89]+MAX([.BU191];[.BV191]))" office:value-type="float" office:value="872" calcext:value-type="float">
            <text:p>872</text:p>
          </table:table-cell>
          <table:table-cell table:style-name="ce7" table:formula="of:=IF(ISBLANK([.BV89]);&quot;&quot;;[.BV89]+MAX([.BV191];[.BW191]))" office:value-type="float" office:value="852" calcext:value-type="float">
            <text:p>852</text:p>
          </table:table-cell>
          <table:table-cell table:style-name="ce7" table:formula="of:=IF(ISBLANK([.BW89]);&quot;&quot;;[.BW89]+MAX([.BW191];[.BX191]))" office:value-type="float" office:value="847" calcext:value-type="float">
            <text:p>847</text:p>
          </table:table-cell>
          <table:table-cell table:style-name="ce7" table:formula="of:=IF(ISBLANK([.BX89]);&quot;&quot;;[.BX89]+MAX([.BX191];[.BY191]))" office:value-type="float" office:value="920" calcext:value-type="float">
            <text:p>920</text:p>
          </table:table-cell>
          <table:table-cell table:style-name="ce7" table:formula="of:=IF(ISBLANK([.BY89]);&quot;&quot;;[.BY89]+MAX([.BY191];[.BZ191]))" office:value-type="float" office:value="921" calcext:value-type="float">
            <text:p>921</text:p>
          </table:table-cell>
          <table:table-cell table:style-name="ce7" table:formula="of:=IF(ISBLANK([.BZ89]);&quot;&quot;;[.BZ89]+MAX([.BZ191];[.CA191]))" office:value-type="float" office:value="937" calcext:value-type="float">
            <text:p>937</text:p>
          </table:table-cell>
          <table:table-cell table:style-name="ce7" table:formula="of:=IF(ISBLANK([.CA89]);&quot;&quot;;[.CA89]+MAX([.CA191];[.CB191]))" office:value-type="float" office:value="935" calcext:value-type="float">
            <text:p>935</text:p>
          </table:table-cell>
          <table:table-cell table:style-name="ce7" table:formula="of:=IF(ISBLANK([.CB89]);&quot;&quot;;[.CB89]+MAX([.CB191];[.CC191]))" office:value-type="float" office:value="922" calcext:value-type="float">
            <text:p>922</text:p>
          </table:table-cell>
          <table:table-cell table:style-name="ce7" table:formula="of:=IF(ISBLANK([.CC89]);&quot;&quot;;[.CC89]+MAX([.CC191];[.CD191]))" office:value-type="float" office:value="939" calcext:value-type="float">
            <text:p>939</text:p>
          </table:table-cell>
          <table:table-cell table:style-name="ce7" table:formula="of:=IF(ISBLANK([.CD89]);&quot;&quot;;[.CD89]+MAX([.CD191];[.CE191]))" office:value-type="float" office:value="902" calcext:value-type="float">
            <text:p>902</text:p>
          </table:table-cell>
          <table:table-cell table:style-name="ce7" table:formula="of:=IF(ISBLANK([.CE89]);&quot;&quot;;[.CE89]+MAX([.CE191];[.CF191]))" office:value-type="float" office:value="892" calcext:value-type="float">
            <text:p>892</text:p>
          </table:table-cell>
          <table:table-cell table:style-name="ce7" table:formula="of:=IF(ISBLANK([.CF89]);&quot;&quot;;[.CF89]+MAX([.CF191];[.CG191]))" office:value-type="float" office:value="804" calcext:value-type="float">
            <text:p>804</text:p>
          </table:table-cell>
          <table:table-cell table:style-name="ce7" table:formula="of:=IF(ISBLANK([.CG89]);&quot;&quot;;[.CG89]+MAX([.CG191];[.CH191]))" office:value-type="float" office:value="911" calcext:value-type="float">
            <text:p>911</text:p>
          </table:table-cell>
          <table:table-cell table:style-name="ce7" table:formula="of:=IF(ISBLANK([.CH89]);&quot;&quot;;[.CH89]+MAX([.CH191];[.CI191]))" office:value-type="float" office:value="828" calcext:value-type="float">
            <text:p>828</text:p>
          </table:table-cell>
          <table:table-cell table:style-name="ce7" table:formula="of:=IF(ISBLANK([.CI89]);&quot;&quot;;[.CI89]+MAX([.CI191];[.CJ191]))" office:value-type="float" office:value="769" calcext:value-type="float">
            <text:p>769</text:p>
          </table:table-cell>
          <table:table-cell table:style-name="ce7" table:formula="of:=IF(ISBLANK([.CJ89]);&quot;&quot;;[.CJ89]+MAX([.CJ191];[.CK191]))" office:value-type="float" office:value="838" calcext:value-type="float">
            <text:p>838</text:p>
          </table:table-cell>
          <table:table-cell table:style-name="ce7" table:formula="of:=IF(ISBLANK([.CK89]);&quot;&quot;;[.CK89]+MAX([.CK191];[.CL191]))">
            <text:p/>
          </table:table-cell>
          <table:table-cell table:style-name="ce7" table:formula="of:=IF(ISBLANK([.CL89]);&quot;&quot;;[.CL89]+MAX([.CL191];[.CM191]))">
            <text:p/>
          </table:table-cell>
          <table:table-cell table:style-name="ce7" table:formula="of:=IF(ISBLANK([.CM89]);&quot;&quot;;[.CM89]+MAX([.CM191];[.CN191]))">
            <text:p/>
          </table:table-cell>
          <table:table-cell table:style-name="ce7" table:formula="of:=IF(ISBLANK([.CN89]);&quot;&quot;;[.CN89]+MAX([.CN191];[.CO191]))">
            <text:p/>
          </table:table-cell>
          <table:table-cell table:style-name="ce7" table:formula="of:=IF(ISBLANK([.CO89]);&quot;&quot;;[.CO89]+MAX([.CO191];[.CP191]))">
            <text:p/>
          </table:table-cell>
          <table:table-cell table:style-name="ce7" table:formula="of:=IF(ISBLANK([.CP89]);&quot;&quot;;[.CP89]+MAX([.CP191];[.CQ191]))">
            <text:p/>
          </table:table-cell>
          <table:table-cell table:style-name="ce7" table:formula="of:=IF(ISBLANK([.CQ89]);&quot;&quot;;[.CQ89]+MAX([.CQ191];[.CR191]))">
            <text:p/>
          </table:table-cell>
          <table:table-cell table:style-name="ce7" table:formula="of:=IF(ISBLANK([.CR89]);&quot;&quot;;[.CR89]+MAX([.CR191];[.CS191]))">
            <text:p/>
          </table:table-cell>
          <table:table-cell table:style-name="ce7" table:formula="of:=IF(ISBLANK([.CS89]);&quot;&quot;;[.CS89]+MAX([.CS191];[.CT191]))">
            <text:p/>
          </table:table-cell>
          <table:table-cell table:style-name="ce7" table:formula="of:=IF(ISBLANK([.CT89]);&quot;&quot;;[.CT89]+MAX([.CT191];[.CU191]))">
            <text:p/>
          </table:table-cell>
          <table:table-cell table:style-name="ce7" table:formula="of:=IF(ISBLANK([.CU89]);&quot;&quot;;[.CU89]+MAX([.CU191];[.CV191]))">
            <text:p/>
          </table:table-cell>
          <table:table-cell table:formula="of:=IF(ISBLANK([.CV89]);&quot;&quot;;[.CV89]+MAX([.CV191];[.CW191]))">
            <text:p/>
          </table:table-cell>
        </table:table-row>
        <table:table-row table:style-name="ro1">
          <table:table-cell table:formula="of:=IF(ISBLANK([.A90]);&quot;&quot;;[.A90]+MAX([.A192];[.B192]))" office:value-type="float" office:value="756" calcext:value-type="float">
            <text:p>756</text:p>
          </table:table-cell>
          <table:table-cell table:style-name="ce7" table:formula="of:=IF(ISBLANK([.B90]);&quot;&quot;;[.B90]+MAX([.B192];[.C192]))" office:value-type="float" office:value="733" calcext:value-type="float">
            <text:p>733</text:p>
          </table:table-cell>
          <table:table-cell table:style-name="ce7" table:formula="of:=IF(ISBLANK([.C90]);&quot;&quot;;[.C90]+MAX([.C192];[.D192]))" office:value-type="float" office:value="764" calcext:value-type="float">
            <text:p>764</text:p>
          </table:table-cell>
          <table:table-cell table:style-name="ce7" table:formula="of:=IF(ISBLANK([.D90]);&quot;&quot;;[.D90]+MAX([.D192];[.E192]))" office:value-type="float" office:value="694" calcext:value-type="float">
            <text:p>694</text:p>
          </table:table-cell>
          <table:table-cell table:style-name="ce7" table:formula="of:=IF(ISBLANK([.E90]);&quot;&quot;;[.E90]+MAX([.E192];[.F192]))" office:value-type="float" office:value="741" calcext:value-type="float">
            <text:p>741</text:p>
          </table:table-cell>
          <table:table-cell table:style-name="ce7" table:formula="of:=IF(ISBLANK([.F90]);&quot;&quot;;[.F90]+MAX([.F192];[.G192]))" office:value-type="float" office:value="698" calcext:value-type="float">
            <text:p>698</text:p>
          </table:table-cell>
          <table:table-cell table:style-name="ce7" table:formula="of:=IF(ISBLANK([.G90]);&quot;&quot;;[.G90]+MAX([.G192];[.H192]))" office:value-type="float" office:value="746" calcext:value-type="float">
            <text:p>746</text:p>
          </table:table-cell>
          <table:table-cell table:style-name="ce7" table:formula="of:=IF(ISBLANK([.H90]);&quot;&quot;;[.H90]+MAX([.H192];[.I192]))" office:value-type="float" office:value="737" calcext:value-type="float">
            <text:p>737</text:p>
          </table:table-cell>
          <table:table-cell table:style-name="ce7" table:formula="of:=IF(ISBLANK([.I90]);&quot;&quot;;[.I90]+MAX([.I192];[.J192]))" office:value-type="float" office:value="810" calcext:value-type="float">
            <text:p>810</text:p>
          </table:table-cell>
          <table:table-cell table:style-name="ce7" table:formula="of:=IF(ISBLANK([.J90]);&quot;&quot;;[.J90]+MAX([.J192];[.K192]))" office:value-type="float" office:value="768" calcext:value-type="float">
            <text:p>768</text:p>
          </table:table-cell>
          <table:table-cell table:style-name="ce7" table:formula="of:=IF(ISBLANK([.K90]);&quot;&quot;;[.K90]+MAX([.K192];[.L192]))" office:value-type="float" office:value="783" calcext:value-type="float">
            <text:p>783</text:p>
          </table:table-cell>
          <table:table-cell table:style-name="ce7" table:formula="of:=IF(ISBLANK([.L90]);&quot;&quot;;[.L90]+MAX([.L192];[.M192]))" office:value-type="float" office:value="761" calcext:value-type="float">
            <text:p>761</text:p>
          </table:table-cell>
          <table:table-cell table:style-name="ce7" table:formula="of:=IF(ISBLANK([.M90]);&quot;&quot;;[.M90]+MAX([.M192];[.N192]))" office:value-type="float" office:value="734" calcext:value-type="float">
            <text:p>734</text:p>
          </table:table-cell>
          <table:table-cell table:style-name="ce7" table:formula="of:=IF(ISBLANK([.N90]);&quot;&quot;;[.N90]+MAX([.N192];[.O192]))" office:value-type="float" office:value="732" calcext:value-type="float">
            <text:p>732</text:p>
          </table:table-cell>
          <table:table-cell table:style-name="ce7" table:formula="of:=IF(ISBLANK([.O90]);&quot;&quot;;[.O90]+MAX([.O192];[.P192]))" office:value-type="float" office:value="763" calcext:value-type="float">
            <text:p>763</text:p>
          </table:table-cell>
          <table:table-cell table:style-name="ce7" table:formula="of:=IF(ISBLANK([.P90]);&quot;&quot;;[.P90]+MAX([.P192];[.Q192]))" office:value-type="float" office:value="825" calcext:value-type="float">
            <text:p>825</text:p>
          </table:table-cell>
          <table:table-cell table:style-name="ce7" table:formula="of:=IF(ISBLANK([.Q90]);&quot;&quot;;[.Q90]+MAX([.Q192];[.R192]))" office:value-type="float" office:value="753" calcext:value-type="float">
            <text:p>753</text:p>
          </table:table-cell>
          <table:table-cell table:style-name="ce7" table:formula="of:=IF(ISBLANK([.R90]);&quot;&quot;;[.R90]+MAX([.R192];[.S192]))" office:value-type="float" office:value="765" calcext:value-type="float">
            <text:p>765</text:p>
          </table:table-cell>
          <table:table-cell table:style-name="ce7" table:formula="of:=IF(ISBLANK([.S90]);&quot;&quot;;[.S90]+MAX([.S192];[.T192]))" office:value-type="float" office:value="770" calcext:value-type="float">
            <text:p>770</text:p>
          </table:table-cell>
          <table:table-cell table:style-name="ce7" table:formula="of:=IF(ISBLANK([.T90]);&quot;&quot;;[.T90]+MAX([.T192];[.U192]))" office:value-type="float" office:value="727" calcext:value-type="float">
            <text:p>727</text:p>
          </table:table-cell>
          <table:table-cell table:style-name="ce7" table:formula="of:=IF(ISBLANK([.U90]);&quot;&quot;;[.U90]+MAX([.U192];[.V192]))" office:value-type="float" office:value="790" calcext:value-type="float">
            <text:p>790</text:p>
          </table:table-cell>
          <table:table-cell table:style-name="ce7" table:formula="of:=IF(ISBLANK([.V90]);&quot;&quot;;[.V90]+MAX([.V192];[.W192]))" office:value-type="float" office:value="853" calcext:value-type="float">
            <text:p>853</text:p>
          </table:table-cell>
          <table:table-cell table:style-name="ce7" table:formula="of:=IF(ISBLANK([.W90]);&quot;&quot;;[.W90]+MAX([.W192];[.X192]))" office:value-type="float" office:value="821" calcext:value-type="float">
            <text:p>821</text:p>
          </table:table-cell>
          <table:table-cell table:style-name="ce7" table:formula="of:=IF(ISBLANK([.X90]);&quot;&quot;;[.X90]+MAX([.X192];[.Y192]))" office:value-type="float" office:value="900" calcext:value-type="float">
            <text:p>900</text:p>
          </table:table-cell>
          <table:table-cell table:style-name="ce7" table:formula="of:=IF(ISBLANK([.Y90]);&quot;&quot;;[.Y90]+MAX([.Y192];[.Z192]))" office:value-type="float" office:value="875" calcext:value-type="float">
            <text:p>875</text:p>
          </table:table-cell>
          <table:table-cell table:style-name="ce7" table:formula="of:=IF(ISBLANK([.Z90]);&quot;&quot;;[.Z90]+MAX([.Z192];[.AA192]))" office:value-type="float" office:value="824" calcext:value-type="float">
            <text:p>824</text:p>
          </table:table-cell>
          <table:table-cell table:style-name="ce7" table:formula="of:=IF(ISBLANK([.AA90]);&quot;&quot;;[.AA90]+MAX([.AA192];[.AB192]))" office:value-type="float" office:value="828" calcext:value-type="float">
            <text:p>828</text:p>
          </table:table-cell>
          <table:table-cell table:style-name="ce7" table:formula="of:=IF(ISBLANK([.AB90]);&quot;&quot;;[.AB90]+MAX([.AB192];[.AC192]))" office:value-type="float" office:value="890" calcext:value-type="float">
            <text:p>890</text:p>
          </table:table-cell>
          <table:table-cell table:style-name="ce7" table:formula="of:=IF(ISBLANK([.AC90]);&quot;&quot;;[.AC90]+MAX([.AC192];[.AD192]))" office:value-type="float" office:value="905" calcext:value-type="float">
            <text:p>905</text:p>
          </table:table-cell>
          <table:table-cell table:style-name="ce7" table:formula="of:=IF(ISBLANK([.AD90]);&quot;&quot;;[.AD90]+MAX([.AD192];[.AE192]))" office:value-type="float" office:value="757" calcext:value-type="float">
            <text:p>757</text:p>
          </table:table-cell>
          <table:table-cell table:style-name="ce7" table:formula="of:=IF(ISBLANK([.AE90]);&quot;&quot;;[.AE90]+MAX([.AE192];[.AF192]))" office:value-type="float" office:value="763" calcext:value-type="float">
            <text:p>763</text:p>
          </table:table-cell>
          <table:table-cell table:style-name="ce7" table:formula="of:=IF(ISBLANK([.AF90]);&quot;&quot;;[.AF90]+MAX([.AF192];[.AG192]))" office:value-type="float" office:value="892" calcext:value-type="float">
            <text:p>892</text:p>
          </table:table-cell>
          <table:table-cell table:style-name="ce7" table:formula="of:=IF(ISBLANK([.AG90]);&quot;&quot;;[.AG90]+MAX([.AG192];[.AH192]))" office:value-type="float" office:value="881" calcext:value-type="float">
            <text:p>881</text:p>
          </table:table-cell>
          <table:table-cell table:style-name="ce7" table:formula="of:=IF(ISBLANK([.AH90]);&quot;&quot;;[.AH90]+MAX([.AH192];[.AI192]))" office:value-type="float" office:value="872" calcext:value-type="float">
            <text:p>872</text:p>
          </table:table-cell>
          <table:table-cell table:style-name="ce7" table:formula="of:=IF(ISBLANK([.AI90]);&quot;&quot;;[.AI90]+MAX([.AI192];[.AJ192]))" office:value-type="float" office:value="790" calcext:value-type="float">
            <text:p>790</text:p>
          </table:table-cell>
          <table:table-cell table:style-name="ce7" table:formula="of:=IF(ISBLANK([.AJ90]);&quot;&quot;;[.AJ90]+MAX([.AJ192];[.AK192]))" office:value-type="float" office:value="739" calcext:value-type="float">
            <text:p>739</text:p>
          </table:table-cell>
          <table:table-cell table:style-name="ce7" table:formula="of:=IF(ISBLANK([.AK90]);&quot;&quot;;[.AK90]+MAX([.AK192];[.AL192]))" office:value-type="float" office:value="839" calcext:value-type="float">
            <text:p>839</text:p>
          </table:table-cell>
          <table:table-cell table:style-name="ce7" table:formula="of:=IF(ISBLANK([.AL90]);&quot;&quot;;[.AL90]+MAX([.AL192];[.AM192]))" office:value-type="float" office:value="866" calcext:value-type="float">
            <text:p>866</text:p>
          </table:table-cell>
          <table:table-cell table:style-name="ce7" table:formula="of:=IF(ISBLANK([.AM90]);&quot;&quot;;[.AM90]+MAX([.AM192];[.AN192]))" office:value-type="float" office:value="814" calcext:value-type="float">
            <text:p>814</text:p>
          </table:table-cell>
          <table:table-cell table:style-name="ce7" table:formula="of:=IF(ISBLANK([.AN90]);&quot;&quot;;[.AN90]+MAX([.AN192];[.AO192]))" office:value-type="float" office:value="905" calcext:value-type="float">
            <text:p>905</text:p>
          </table:table-cell>
          <table:table-cell table:style-name="ce7" table:formula="of:=IF(ISBLANK([.AO90]);&quot;&quot;;[.AO90]+MAX([.AO192];[.AP192]))" office:value-type="float" office:value="837" calcext:value-type="float">
            <text:p>837</text:p>
          </table:table-cell>
          <table:table-cell table:style-name="ce7" table:formula="of:=IF(ISBLANK([.AP90]);&quot;&quot;;[.AP90]+MAX([.AP192];[.AQ192]))" office:value-type="float" office:value="875" calcext:value-type="float">
            <text:p>875</text:p>
          </table:table-cell>
          <table:table-cell table:style-name="ce7" table:formula="of:=IF(ISBLANK([.AQ90]);&quot;&quot;;[.AQ90]+MAX([.AQ192];[.AR192]))" office:value-type="float" office:value="887" calcext:value-type="float">
            <text:p>887</text:p>
          </table:table-cell>
          <table:table-cell table:style-name="ce7" table:formula="of:=IF(ISBLANK([.AR90]);&quot;&quot;;[.AR90]+MAX([.AR192];[.AS192]))" office:value-type="float" office:value="811" calcext:value-type="float">
            <text:p>811</text:p>
          </table:table-cell>
          <table:table-cell table:style-name="ce7" table:formula="of:=IF(ISBLANK([.AS90]);&quot;&quot;;[.AS90]+MAX([.AS192];[.AT192]))" office:value-type="float" office:value="858" calcext:value-type="float">
            <text:p>858</text:p>
          </table:table-cell>
          <table:table-cell table:style-name="ce7" table:formula="of:=IF(ISBLANK([.AT90]);&quot;&quot;;[.AT90]+MAX([.AT192];[.AU192]))" office:value-type="float" office:value="880" calcext:value-type="float">
            <text:p>880</text:p>
          </table:table-cell>
          <table:table-cell table:style-name="ce7" table:formula="of:=IF(ISBLANK([.AU90]);&quot;&quot;;[.AU90]+MAX([.AU192];[.AV192]))" office:value-type="float" office:value="941" calcext:value-type="float">
            <text:p>941</text:p>
          </table:table-cell>
          <table:table-cell table:style-name="ce7" table:formula="of:=IF(ISBLANK([.AV90]);&quot;&quot;;[.AV90]+MAX([.AV192];[.AW192]))" office:value-type="float" office:value="883" calcext:value-type="float">
            <text:p>883</text:p>
          </table:table-cell>
          <table:table-cell table:style-name="ce7" table:formula="of:=IF(ISBLANK([.AW90]);&quot;&quot;;[.AW90]+MAX([.AW192];[.AX192]))" office:value-type="float" office:value="768" calcext:value-type="float">
            <text:p>768</text:p>
          </table:table-cell>
          <table:table-cell table:style-name="ce7" table:formula="of:=IF(ISBLANK([.AX90]);&quot;&quot;;[.AX90]+MAX([.AX192];[.AY192]))" office:value-type="float" office:value="878" calcext:value-type="float">
            <text:p>878</text:p>
          </table:table-cell>
          <table:table-cell table:style-name="ce7" table:formula="of:=IF(ISBLANK([.AY90]);&quot;&quot;;[.AY90]+MAX([.AY192];[.AZ192]))" office:value-type="float" office:value="883" calcext:value-type="float">
            <text:p>883</text:p>
          </table:table-cell>
          <table:table-cell table:style-name="ce7" table:formula="of:=IF(ISBLANK([.AZ90]);&quot;&quot;;[.AZ90]+MAX([.AZ192];[.BA192]))" office:value-type="float" office:value="866" calcext:value-type="float">
            <text:p>866</text:p>
          </table:table-cell>
          <table:table-cell table:style-name="ce7" table:formula="of:=IF(ISBLANK([.BA90]);&quot;&quot;;[.BA90]+MAX([.BA192];[.BB192]))" office:value-type="float" office:value="830" calcext:value-type="float">
            <text:p>830</text:p>
          </table:table-cell>
          <table:table-cell table:style-name="ce7" table:formula="of:=IF(ISBLANK([.BB90]);&quot;&quot;;[.BB90]+MAX([.BB192];[.BC192]))" office:value-type="float" office:value="848" calcext:value-type="float">
            <text:p>848</text:p>
          </table:table-cell>
          <table:table-cell table:style-name="ce7" table:formula="of:=IF(ISBLANK([.BC90]);&quot;&quot;;[.BC90]+MAX([.BC192];[.BD192]))" office:value-type="float" office:value="825" calcext:value-type="float">
            <text:p>825</text:p>
          </table:table-cell>
          <table:table-cell table:style-name="ce7" table:formula="of:=IF(ISBLANK([.BD90]);&quot;&quot;;[.BD90]+MAX([.BD192];[.BE192]))" office:value-type="float" office:value="817" calcext:value-type="float">
            <text:p>817</text:p>
          </table:table-cell>
          <table:table-cell table:style-name="ce7" table:formula="of:=IF(ISBLANK([.BE90]);&quot;&quot;;[.BE90]+MAX([.BE192];[.BF192]))" office:value-type="float" office:value="834" calcext:value-type="float">
            <text:p>834</text:p>
          </table:table-cell>
          <table:table-cell table:style-name="ce7" table:formula="of:=IF(ISBLANK([.BF90]);&quot;&quot;;[.BF90]+MAX([.BF192];[.BG192]))" office:value-type="float" office:value="809" calcext:value-type="float">
            <text:p>809</text:p>
          </table:table-cell>
          <table:table-cell table:style-name="ce7" table:formula="of:=IF(ISBLANK([.BG90]);&quot;&quot;;[.BG90]+MAX([.BG192];[.BH192]))" office:value-type="float" office:value="890" calcext:value-type="float">
            <text:p>890</text:p>
          </table:table-cell>
          <table:table-cell table:style-name="ce7" table:formula="of:=IF(ISBLANK([.BH90]);&quot;&quot;;[.BH90]+MAX([.BH192];[.BI192]))" office:value-type="float" office:value="892" calcext:value-type="float">
            <text:p>892</text:p>
          </table:table-cell>
          <table:table-cell table:style-name="ce7" table:formula="of:=IF(ISBLANK([.BI90]);&quot;&quot;;[.BI90]+MAX([.BI192];[.BJ192]))" office:value-type="float" office:value="814" calcext:value-type="float">
            <text:p>814</text:p>
          </table:table-cell>
          <table:table-cell table:style-name="ce7" table:formula="of:=IF(ISBLANK([.BJ90]);&quot;&quot;;[.BJ90]+MAX([.BJ192];[.BK192]))" office:value-type="float" office:value="930" calcext:value-type="float">
            <text:p>930</text:p>
          </table:table-cell>
          <table:table-cell table:style-name="ce7" table:formula="of:=IF(ISBLANK([.BK90]);&quot;&quot;;[.BK90]+MAX([.BK192];[.BL192]))" office:value-type="float" office:value="900" calcext:value-type="float">
            <text:p>900</text:p>
          </table:table-cell>
          <table:table-cell table:style-name="ce7" table:formula="of:=IF(ISBLANK([.BL90]);&quot;&quot;;[.BL90]+MAX([.BL192];[.BM192]))" office:value-type="float" office:value="766" calcext:value-type="float">
            <text:p>766</text:p>
          </table:table-cell>
          <table:table-cell table:style-name="ce7" table:formula="of:=IF(ISBLANK([.BM90]);&quot;&quot;;[.BM90]+MAX([.BM192];[.BN192]))" office:value-type="float" office:value="878" calcext:value-type="float">
            <text:p>878</text:p>
          </table:table-cell>
          <table:table-cell table:style-name="ce7" table:formula="of:=IF(ISBLANK([.BN90]);&quot;&quot;;[.BN90]+MAX([.BN192];[.BO192]))" office:value-type="float" office:value="845" calcext:value-type="float">
            <text:p>845</text:p>
          </table:table-cell>
          <table:table-cell table:style-name="ce7" table:formula="of:=IF(ISBLANK([.BO90]);&quot;&quot;;[.BO90]+MAX([.BO192];[.BP192]))" office:value-type="float" office:value="853" calcext:value-type="float">
            <text:p>853</text:p>
          </table:table-cell>
          <table:table-cell table:style-name="ce7" table:formula="of:=IF(ISBLANK([.BP90]);&quot;&quot;;[.BP90]+MAX([.BP192];[.BQ192]))" office:value-type="float" office:value="818" calcext:value-type="float">
            <text:p>818</text:p>
          </table:table-cell>
          <table:table-cell table:style-name="ce7" table:formula="of:=IF(ISBLANK([.BQ90]);&quot;&quot;;[.BQ90]+MAX([.BQ192];[.BR192]))" office:value-type="float" office:value="862" calcext:value-type="float">
            <text:p>862</text:p>
          </table:table-cell>
          <table:table-cell table:style-name="ce7" table:formula="of:=IF(ISBLANK([.BR90]);&quot;&quot;;[.BR90]+MAX([.BR192];[.BS192]))" office:value-type="float" office:value="816" calcext:value-type="float">
            <text:p>816</text:p>
          </table:table-cell>
          <table:table-cell table:style-name="ce7" table:formula="of:=IF(ISBLANK([.BS90]);&quot;&quot;;[.BS90]+MAX([.BS192];[.BT192]))" office:value-type="float" office:value="732" calcext:value-type="float">
            <text:p>732</text:p>
          </table:table-cell>
          <table:table-cell table:style-name="ce7" table:formula="of:=IF(ISBLANK([.BT90]);&quot;&quot;;[.BT90]+MAX([.BT192];[.BU192]))" office:value-type="float" office:value="848" calcext:value-type="float">
            <text:p>848</text:p>
          </table:table-cell>
          <table:table-cell table:style-name="ce7" table:formula="of:=IF(ISBLANK([.BU90]);&quot;&quot;;[.BU90]+MAX([.BU192];[.BV192]))" office:value-type="float" office:value="807" calcext:value-type="float">
            <text:p>807</text:p>
          </table:table-cell>
          <table:table-cell table:style-name="ce7" table:formula="of:=IF(ISBLANK([.BV90]);&quot;&quot;;[.BV90]+MAX([.BV192];[.BW192]))" office:value-type="float" office:value="748" calcext:value-type="float">
            <text:p>748</text:p>
          </table:table-cell>
          <table:table-cell table:style-name="ce7" table:formula="of:=IF(ISBLANK([.BW90]);&quot;&quot;;[.BW90]+MAX([.BW192];[.BX192]))" office:value-type="float" office:value="806" calcext:value-type="float">
            <text:p>806</text:p>
          </table:table-cell>
          <table:table-cell table:style-name="ce7" table:formula="of:=IF(ISBLANK([.BX90]);&quot;&quot;;[.BX90]+MAX([.BX192];[.BY192]))" office:value-type="float" office:value="824" calcext:value-type="float">
            <text:p>824</text:p>
          </table:table-cell>
          <table:table-cell table:style-name="ce7" table:formula="of:=IF(ISBLANK([.BY90]);&quot;&quot;;[.BY90]+MAX([.BY192];[.BZ192]))" office:value-type="float" office:value="838" calcext:value-type="float">
            <text:p>838</text:p>
          </table:table-cell>
          <table:table-cell table:style-name="ce7" table:formula="of:=IF(ISBLANK([.BZ90]);&quot;&quot;;[.BZ90]+MAX([.BZ192];[.CA192]))" office:value-type="float" office:value="915" calcext:value-type="float">
            <text:p>915</text:p>
          </table:table-cell>
          <table:table-cell table:style-name="ce7" table:formula="of:=IF(ISBLANK([.CA90]);&quot;&quot;;[.CA90]+MAX([.CA192];[.CB192]))" office:value-type="float" office:value="905" calcext:value-type="float">
            <text:p>905</text:p>
          </table:table-cell>
          <table:table-cell table:style-name="ce7" table:formula="of:=IF(ISBLANK([.CB90]);&quot;&quot;;[.CB90]+MAX([.CB192];[.CC192]))" office:value-type="float" office:value="843" calcext:value-type="float">
            <text:p>843</text:p>
          </table:table-cell>
          <table:table-cell table:style-name="ce7" table:formula="of:=IF(ISBLANK([.CC90]);&quot;&quot;;[.CC90]+MAX([.CC192];[.CD192]))" office:value-type="float" office:value="846" calcext:value-type="float">
            <text:p>846</text:p>
          </table:table-cell>
          <table:table-cell table:style-name="ce7" table:formula="of:=IF(ISBLANK([.CD90]);&quot;&quot;;[.CD90]+MAX([.CD192];[.CE192]))" office:value-type="float" office:value="836" calcext:value-type="float">
            <text:p>836</text:p>
          </table:table-cell>
          <table:table-cell table:style-name="ce7" table:formula="of:=IF(ISBLANK([.CE90]);&quot;&quot;;[.CE90]+MAX([.CE192];[.CF192]))" office:value-type="float" office:value="798" calcext:value-type="float">
            <text:p>798</text:p>
          </table:table-cell>
          <table:table-cell table:style-name="ce7" table:formula="of:=IF(ISBLANK([.CF90]);&quot;&quot;;[.CF90]+MAX([.CF192];[.CG192]))" office:value-type="float" office:value="764" calcext:value-type="float">
            <text:p>764</text:p>
          </table:table-cell>
          <table:table-cell table:style-name="ce7" table:formula="of:=IF(ISBLANK([.CG90]);&quot;&quot;;[.CG90]+MAX([.CG192];[.CH192]))" office:value-type="float" office:value="787" calcext:value-type="float">
            <text:p>787</text:p>
          </table:table-cell>
          <table:table-cell table:style-name="ce7" table:formula="of:=IF(ISBLANK([.CH90]);&quot;&quot;;[.CH90]+MAX([.CH192];[.CI192]))" office:value-type="float" office:value="815" calcext:value-type="float">
            <text:p>815</text:p>
          </table:table-cell>
          <table:table-cell table:style-name="ce7" table:formula="of:=IF(ISBLANK([.CI90]);&quot;&quot;;[.CI90]+MAX([.CI192];[.CJ192]))" office:value-type="float" office:value="749" calcext:value-type="float">
            <text:p>749</text:p>
          </table:table-cell>
          <table:table-cell table:style-name="ce7" table:formula="of:=IF(ISBLANK([.CJ90]);&quot;&quot;;[.CJ90]+MAX([.CJ192];[.CK192]))" office:value-type="float" office:value="744" calcext:value-type="float">
            <text:p>744</text:p>
          </table:table-cell>
          <table:table-cell table:style-name="ce7" table:formula="of:=IF(ISBLANK([.CK90]);&quot;&quot;;[.CK90]+MAX([.CK192];[.CL192]))" office:value-type="float" office:value="766" calcext:value-type="float">
            <text:p>766</text:p>
          </table:table-cell>
          <table:table-cell table:style-name="ce7" table:formula="of:=IF(ISBLANK([.CL90]);&quot;&quot;;[.CL90]+MAX([.CL192];[.CM192]))">
            <text:p/>
          </table:table-cell>
          <table:table-cell table:style-name="ce7" table:formula="of:=IF(ISBLANK([.CM90]);&quot;&quot;;[.CM90]+MAX([.CM192];[.CN192]))">
            <text:p/>
          </table:table-cell>
          <table:table-cell table:style-name="ce7" table:formula="of:=IF(ISBLANK([.CN90]);&quot;&quot;;[.CN90]+MAX([.CN192];[.CO192]))">
            <text:p/>
          </table:table-cell>
          <table:table-cell table:style-name="ce7" table:formula="of:=IF(ISBLANK([.CO90]);&quot;&quot;;[.CO90]+MAX([.CO192];[.CP192]))">
            <text:p/>
          </table:table-cell>
          <table:table-cell table:style-name="ce7" table:formula="of:=IF(ISBLANK([.CP90]);&quot;&quot;;[.CP90]+MAX([.CP192];[.CQ192]))">
            <text:p/>
          </table:table-cell>
          <table:table-cell table:style-name="ce7" table:formula="of:=IF(ISBLANK([.CQ90]);&quot;&quot;;[.CQ90]+MAX([.CQ192];[.CR192]))">
            <text:p/>
          </table:table-cell>
          <table:table-cell table:style-name="ce7" table:formula="of:=IF(ISBLANK([.CR90]);&quot;&quot;;[.CR90]+MAX([.CR192];[.CS192]))">
            <text:p/>
          </table:table-cell>
          <table:table-cell table:style-name="ce7" table:formula="of:=IF(ISBLANK([.CS90]);&quot;&quot;;[.CS90]+MAX([.CS192];[.CT192]))">
            <text:p/>
          </table:table-cell>
          <table:table-cell table:style-name="ce7" table:formula="of:=IF(ISBLANK([.CT90]);&quot;&quot;;[.CT90]+MAX([.CT192];[.CU192]))">
            <text:p/>
          </table:table-cell>
          <table:table-cell table:style-name="ce7" table:formula="of:=IF(ISBLANK([.CU90]);&quot;&quot;;[.CU90]+MAX([.CU192];[.CV192]))">
            <text:p/>
          </table:table-cell>
          <table:table-cell table:formula="of:=IF(ISBLANK([.CV90]);&quot;&quot;;[.CV90]+MAX([.CV192];[.CW192]))">
            <text:p/>
          </table:table-cell>
        </table:table-row>
        <table:table-row table:style-name="ro1">
          <table:table-cell table:formula="of:=IF(ISBLANK([.A91]);&quot;&quot;;[.A91]+MAX([.A193];[.B193]))" office:value-type="float" office:value="681" calcext:value-type="float">
            <text:p>681</text:p>
          </table:table-cell>
          <table:table-cell table:style-name="ce7" table:formula="of:=IF(ISBLANK([.B91]);&quot;&quot;;[.B91]+MAX([.B193];[.C193]))" office:value-type="float" office:value="693" calcext:value-type="float">
            <text:p>693</text:p>
          </table:table-cell>
          <table:table-cell table:style-name="ce7" table:formula="of:=IF(ISBLANK([.C91]);&quot;&quot;;[.C91]+MAX([.C193];[.D193]))" office:value-type="float" office:value="660" calcext:value-type="float">
            <text:p>660</text:p>
          </table:table-cell>
          <table:table-cell table:style-name="ce7" table:formula="of:=IF(ISBLANK([.D91]);&quot;&quot;;[.D91]+MAX([.D193];[.E193]))" office:value-type="float" office:value="686" calcext:value-type="float">
            <text:p>686</text:p>
          </table:table-cell>
          <table:table-cell table:style-name="ce7" table:formula="of:=IF(ISBLANK([.E91]);&quot;&quot;;[.E91]+MAX([.E193];[.F193]))" office:value-type="float" office:value="606" calcext:value-type="float">
            <text:p>606</text:p>
          </table:table-cell>
          <table:table-cell table:style-name="ce7" table:formula="of:=IF(ISBLANK([.F91]);&quot;&quot;;[.F91]+MAX([.F193];[.G193]))" office:value-type="float" office:value="689" calcext:value-type="float">
            <text:p>689</text:p>
          </table:table-cell>
          <table:table-cell table:style-name="ce7" table:formula="of:=IF(ISBLANK([.G91]);&quot;&quot;;[.G91]+MAX([.G193];[.H193]))" office:value-type="float" office:value="656" calcext:value-type="float">
            <text:p>656</text:p>
          </table:table-cell>
          <table:table-cell table:style-name="ce7" table:formula="of:=IF(ISBLANK([.H91]);&quot;&quot;;[.H91]+MAX([.H193];[.I193]))" office:value-type="float" office:value="652" calcext:value-type="float">
            <text:p>652</text:p>
          </table:table-cell>
          <table:table-cell table:style-name="ce7" table:formula="of:=IF(ISBLANK([.I91]);&quot;&quot;;[.I91]+MAX([.I193];[.J193]))" office:value-type="float" office:value="696" calcext:value-type="float">
            <text:p>696</text:p>
          </table:table-cell>
          <table:table-cell table:style-name="ce7" table:formula="of:=IF(ISBLANK([.J91]);&quot;&quot;;[.J91]+MAX([.J193];[.K193]))" office:value-type="float" office:value="740" calcext:value-type="float">
            <text:p>740</text:p>
          </table:table-cell>
          <table:table-cell table:style-name="ce7" table:formula="of:=IF(ISBLANK([.K91]);&quot;&quot;;[.K91]+MAX([.K193];[.L193]))" office:value-type="float" office:value="711" calcext:value-type="float">
            <text:p>711</text:p>
          </table:table-cell>
          <table:table-cell table:style-name="ce7" table:formula="of:=IF(ISBLANK([.L91]);&quot;&quot;;[.L91]+MAX([.L193];[.M193]))" office:value-type="float" office:value="747" calcext:value-type="float">
            <text:p>747</text:p>
          </table:table-cell>
          <table:table-cell table:style-name="ce7" table:formula="of:=IF(ISBLANK([.M91]);&quot;&quot;;[.M91]+MAX([.M193];[.N193]))" office:value-type="float" office:value="674" calcext:value-type="float">
            <text:p>674</text:p>
          </table:table-cell>
          <table:table-cell table:style-name="ce7" table:formula="of:=IF(ISBLANK([.N91]);&quot;&quot;;[.N91]+MAX([.N193];[.O193]))" office:value-type="float" office:value="688" calcext:value-type="float">
            <text:p>688</text:p>
          </table:table-cell>
          <table:table-cell table:style-name="ce7" table:formula="of:=IF(ISBLANK([.O91]);&quot;&quot;;[.O91]+MAX([.O193];[.P193]))" office:value-type="float" office:value="646" calcext:value-type="float">
            <text:p>646</text:p>
          </table:table-cell>
          <table:table-cell table:style-name="ce7" table:formula="of:=IF(ISBLANK([.P91]);&quot;&quot;;[.P91]+MAX([.P193];[.Q193]))" office:value-type="float" office:value="678" calcext:value-type="float">
            <text:p>678</text:p>
          </table:table-cell>
          <table:table-cell table:style-name="ce7" table:formula="of:=IF(ISBLANK([.Q91]);&quot;&quot;;[.Q91]+MAX([.Q193];[.R193]))" office:value-type="float" office:value="729" calcext:value-type="float">
            <text:p>729</text:p>
          </table:table-cell>
          <table:table-cell table:style-name="ce7" table:formula="of:=IF(ISBLANK([.R91]);&quot;&quot;;[.R91]+MAX([.R193];[.S193]))" office:value-type="float" office:value="713" calcext:value-type="float">
            <text:p>713</text:p>
          </table:table-cell>
          <table:table-cell table:style-name="ce7" table:formula="of:=IF(ISBLANK([.S91]);&quot;&quot;;[.S91]+MAX([.S193];[.T193]))" office:value-type="float" office:value="709" calcext:value-type="float">
            <text:p>709</text:p>
          </table:table-cell>
          <table:table-cell table:style-name="ce7" table:formula="of:=IF(ISBLANK([.T91]);&quot;&quot;;[.T91]+MAX([.T193];[.U193]))" office:value-type="float" office:value="712" calcext:value-type="float">
            <text:p>712</text:p>
          </table:table-cell>
          <table:table-cell table:style-name="ce7" table:formula="of:=IF(ISBLANK([.U91]);&quot;&quot;;[.U91]+MAX([.U193];[.V193]))" office:value-type="float" office:value="703" calcext:value-type="float">
            <text:p>703</text:p>
          </table:table-cell>
          <table:table-cell table:style-name="ce7" table:formula="of:=IF(ISBLANK([.V91]);&quot;&quot;;[.V91]+MAX([.V193];[.W193]))" office:value-type="float" office:value="695" calcext:value-type="float">
            <text:p>695</text:p>
          </table:table-cell>
          <table:table-cell table:style-name="ce7" table:formula="of:=IF(ISBLANK([.W91]);&quot;&quot;;[.W91]+MAX([.W193];[.X193]))" office:value-type="float" office:value="816" calcext:value-type="float">
            <text:p>816</text:p>
          </table:table-cell>
          <table:table-cell table:style-name="ce7" table:formula="of:=IF(ISBLANK([.X91]);&quot;&quot;;[.X91]+MAX([.X193];[.Y193]))" office:value-type="float" office:value="802" calcext:value-type="float">
            <text:p>802</text:p>
          </table:table-cell>
          <table:table-cell table:style-name="ce7" table:formula="of:=IF(ISBLANK([.Y91]);&quot;&quot;;[.Y91]+MAX([.Y193];[.Z193]))" office:value-type="float" office:value="776" calcext:value-type="float">
            <text:p>776</text:p>
          </table:table-cell>
          <table:table-cell table:style-name="ce7" table:formula="of:=IF(ISBLANK([.Z91]);&quot;&quot;;[.Z91]+MAX([.Z193];[.AA193]))" office:value-type="float" office:value="737" calcext:value-type="float">
            <text:p>737</text:p>
          </table:table-cell>
          <table:table-cell table:style-name="ce7" table:formula="of:=IF(ISBLANK([.AA91]);&quot;&quot;;[.AA91]+MAX([.AA193];[.AB193]))" office:value-type="float" office:value="785" calcext:value-type="float">
            <text:p>785</text:p>
          </table:table-cell>
          <table:table-cell table:style-name="ce7" table:formula="of:=IF(ISBLANK([.AB91]);&quot;&quot;;[.AB91]+MAX([.AB193];[.AC193]))" office:value-type="float" office:value="815" calcext:value-type="float">
            <text:p>815</text:p>
          </table:table-cell>
          <table:table-cell table:style-name="ce7" table:formula="of:=IF(ISBLANK([.AC91]);&quot;&quot;;[.AC91]+MAX([.AC193];[.AD193]))" office:value-type="float" office:value="829" calcext:value-type="float">
            <text:p>829</text:p>
          </table:table-cell>
          <table:table-cell table:style-name="ce7" table:formula="of:=IF(ISBLANK([.AD91]);&quot;&quot;;[.AD91]+MAX([.AD193];[.AE193]))" office:value-type="float" office:value="718" calcext:value-type="float">
            <text:p>718</text:p>
          </table:table-cell>
          <table:table-cell table:style-name="ce7" table:formula="of:=IF(ISBLANK([.AE91]);&quot;&quot;;[.AE91]+MAX([.AE193];[.AF193]))" office:value-type="float" office:value="719" calcext:value-type="float">
            <text:p>719</text:p>
          </table:table-cell>
          <table:table-cell table:style-name="ce7" table:formula="of:=IF(ISBLANK([.AF91]);&quot;&quot;;[.AF91]+MAX([.AF193];[.AG193]))" office:value-type="float" office:value="716" calcext:value-type="float">
            <text:p>716</text:p>
          </table:table-cell>
          <table:table-cell table:style-name="ce7" table:formula="of:=IF(ISBLANK([.AG91]);&quot;&quot;;[.AG91]+MAX([.AG193];[.AH193]))" office:value-type="float" office:value="793" calcext:value-type="float">
            <text:p>793</text:p>
          </table:table-cell>
          <table:table-cell table:style-name="ce7" table:formula="of:=IF(ISBLANK([.AH91]);&quot;&quot;;[.AH91]+MAX([.AH193];[.AI193]))" office:value-type="float" office:value="798" calcext:value-type="float">
            <text:p>798</text:p>
          </table:table-cell>
          <table:table-cell table:style-name="ce7" table:formula="of:=IF(ISBLANK([.AI91]);&quot;&quot;;[.AI91]+MAX([.AI193];[.AJ193]))" office:value-type="float" office:value="648" calcext:value-type="float">
            <text:p>648</text:p>
          </table:table-cell>
          <table:table-cell table:style-name="ce7" table:formula="of:=IF(ISBLANK([.AJ91]);&quot;&quot;;[.AJ91]+MAX([.AJ193];[.AK193]))" office:value-type="float" office:value="700" calcext:value-type="float">
            <text:p>700</text:p>
          </table:table-cell>
          <table:table-cell table:style-name="ce7" table:formula="of:=IF(ISBLANK([.AK91]);&quot;&quot;;[.AK91]+MAX([.AK193];[.AL193]))" office:value-type="float" office:value="717" calcext:value-type="float">
            <text:p>717</text:p>
          </table:table-cell>
          <table:table-cell table:style-name="ce7" table:formula="of:=IF(ISBLANK([.AL91]);&quot;&quot;;[.AL91]+MAX([.AL193];[.AM193]))" office:value-type="float" office:value="786" calcext:value-type="float">
            <text:p>786</text:p>
          </table:table-cell>
          <table:table-cell table:style-name="ce7" table:formula="of:=IF(ISBLANK([.AM91]);&quot;&quot;;[.AM91]+MAX([.AM193];[.AN193]))" office:value-type="float" office:value="758" calcext:value-type="float">
            <text:p>758</text:p>
          </table:table-cell>
          <table:table-cell table:style-name="ce7" table:formula="of:=IF(ISBLANK([.AN91]);&quot;&quot;;[.AN91]+MAX([.AN193];[.AO193]))" office:value-type="float" office:value="750" calcext:value-type="float">
            <text:p>750</text:p>
          </table:table-cell>
          <table:table-cell table:style-name="ce7" table:formula="of:=IF(ISBLANK([.AO91]);&quot;&quot;;[.AO91]+MAX([.AO193];[.AP193]))" office:value-type="float" office:value="807" calcext:value-type="float">
            <text:p>807</text:p>
          </table:table-cell>
          <table:table-cell table:style-name="ce7" table:formula="of:=IF(ISBLANK([.AP91]);&quot;&quot;;[.AP91]+MAX([.AP193];[.AQ193]))" office:value-type="float" office:value="777" calcext:value-type="float">
            <text:p>777</text:p>
          </table:table-cell>
          <table:table-cell table:style-name="ce7" table:formula="of:=IF(ISBLANK([.AQ91]);&quot;&quot;;[.AQ91]+MAX([.AQ193];[.AR193]))" office:value-type="float" office:value="824" calcext:value-type="float">
            <text:p>824</text:p>
          </table:table-cell>
          <table:table-cell table:style-name="ce7" table:formula="of:=IF(ISBLANK([.AR91]);&quot;&quot;;[.AR91]+MAX([.AR193];[.AS193]))" office:value-type="float" office:value="752" calcext:value-type="float">
            <text:p>752</text:p>
          </table:table-cell>
          <table:table-cell table:style-name="ce7" table:formula="of:=IF(ISBLANK([.AS91]);&quot;&quot;;[.AS91]+MAX([.AS193];[.AT193]))" office:value-type="float" office:value="772" calcext:value-type="float">
            <text:p>772</text:p>
          </table:table-cell>
          <table:table-cell table:style-name="ce7" table:formula="of:=IF(ISBLANK([.AT91]);&quot;&quot;;[.AT91]+MAX([.AT193];[.AU193]))" office:value-type="float" office:value="814" calcext:value-type="float">
            <text:p>814</text:p>
          </table:table-cell>
          <table:table-cell table:style-name="ce7" table:formula="of:=IF(ISBLANK([.AU91]);&quot;&quot;;[.AU91]+MAX([.AU193];[.AV193]))" office:value-type="float" office:value="850" calcext:value-type="float">
            <text:p>850</text:p>
          </table:table-cell>
          <table:table-cell table:style-name="ce7" table:formula="of:=IF(ISBLANK([.AV91]);&quot;&quot;;[.AV91]+MAX([.AV193];[.AW193]))" office:value-type="float" office:value="792" calcext:value-type="float">
            <text:p>792</text:p>
          </table:table-cell>
          <table:table-cell table:style-name="ce7" table:formula="of:=IF(ISBLANK([.AW91]);&quot;&quot;;[.AW91]+MAX([.AW193];[.AX193]))" office:value-type="float" office:value="763" calcext:value-type="float">
            <text:p>763</text:p>
          </table:table-cell>
          <table:table-cell table:style-name="ce7" table:formula="of:=IF(ISBLANK([.AX91]);&quot;&quot;;[.AX91]+MAX([.AX193];[.AY193]))" office:value-type="float" office:value="764" calcext:value-type="float">
            <text:p>764</text:p>
          </table:table-cell>
          <table:table-cell table:style-name="ce7" table:formula="of:=IF(ISBLANK([.AY91]);&quot;&quot;;[.AY91]+MAX([.AY193];[.AZ193]))" office:value-type="float" office:value="856" calcext:value-type="float">
            <text:p>856</text:p>
          </table:table-cell>
          <table:table-cell table:style-name="ce7" table:formula="of:=IF(ISBLANK([.AZ91]);&quot;&quot;;[.AZ91]+MAX([.AZ193];[.BA193]))" office:value-type="float" office:value="760" calcext:value-type="float">
            <text:p>760</text:p>
          </table:table-cell>
          <table:table-cell table:style-name="ce7" table:formula="of:=IF(ISBLANK([.BA91]);&quot;&quot;;[.BA91]+MAX([.BA193];[.BB193]))" office:value-type="float" office:value="793" calcext:value-type="float">
            <text:p>793</text:p>
          </table:table-cell>
          <table:table-cell table:style-name="ce7" table:formula="of:=IF(ISBLANK([.BB91]);&quot;&quot;;[.BB91]+MAX([.BB193];[.BC193]))" office:value-type="float" office:value="813" calcext:value-type="float">
            <text:p>813</text:p>
          </table:table-cell>
          <table:table-cell table:style-name="ce7" table:formula="of:=IF(ISBLANK([.BC91]);&quot;&quot;;[.BC91]+MAX([.BC193];[.BD193]))" office:value-type="float" office:value="749" calcext:value-type="float">
            <text:p>749</text:p>
          </table:table-cell>
          <table:table-cell table:style-name="ce7" table:formula="of:=IF(ISBLANK([.BD91]);&quot;&quot;;[.BD91]+MAX([.BD193];[.BE193]))" office:value-type="float" office:value="772" calcext:value-type="float">
            <text:p>772</text:p>
          </table:table-cell>
          <table:table-cell table:style-name="ce7" table:formula="of:=IF(ISBLANK([.BE91]);&quot;&quot;;[.BE91]+MAX([.BE193];[.BF193]))" office:value-type="float" office:value="799" calcext:value-type="float">
            <text:p>799</text:p>
          </table:table-cell>
          <table:table-cell table:style-name="ce7" table:formula="of:=IF(ISBLANK([.BF91]);&quot;&quot;;[.BF91]+MAX([.BF193];[.BG193]))" office:value-type="float" office:value="764" calcext:value-type="float">
            <text:p>764</text:p>
          </table:table-cell>
          <table:table-cell table:style-name="ce7" table:formula="of:=IF(ISBLANK([.BG91]);&quot;&quot;;[.BG91]+MAX([.BG193];[.BH193]))" office:value-type="float" office:value="740" calcext:value-type="float">
            <text:p>740</text:p>
          </table:table-cell>
          <table:table-cell table:style-name="ce7" table:formula="of:=IF(ISBLANK([.BH91]);&quot;&quot;;[.BH91]+MAX([.BH193];[.BI193]))" office:value-type="float" office:value="836" calcext:value-type="float">
            <text:p>836</text:p>
          </table:table-cell>
          <table:table-cell table:style-name="ce7" table:formula="of:=IF(ISBLANK([.BI91]);&quot;&quot;;[.BI91]+MAX([.BI193];[.BJ193]))" office:value-type="float" office:value="785" calcext:value-type="float">
            <text:p>785</text:p>
          </table:table-cell>
          <table:table-cell table:style-name="ce7" table:formula="of:=IF(ISBLANK([.BJ91]);&quot;&quot;;[.BJ91]+MAX([.BJ193];[.BK193]))" office:value-type="float" office:value="787" calcext:value-type="float">
            <text:p>787</text:p>
          </table:table-cell>
          <table:table-cell table:style-name="ce7" table:formula="of:=IF(ISBLANK([.BK91]);&quot;&quot;;[.BK91]+MAX([.BK193];[.BL193]))" office:value-type="float" office:value="852" calcext:value-type="float">
            <text:p>852</text:p>
          </table:table-cell>
          <table:table-cell table:style-name="ce7" table:formula="of:=IF(ISBLANK([.BL91]);&quot;&quot;;[.BL91]+MAX([.BL193];[.BM193]))" office:value-type="float" office:value="732" calcext:value-type="float">
            <text:p>732</text:p>
          </table:table-cell>
          <table:table-cell table:style-name="ce7" table:formula="of:=IF(ISBLANK([.BM91]);&quot;&quot;;[.BM91]+MAX([.BM193];[.BN193]))" office:value-type="float" office:value="753" calcext:value-type="float">
            <text:p>753</text:p>
          </table:table-cell>
          <table:table-cell table:style-name="ce7" table:formula="of:=IF(ISBLANK([.BN91]);&quot;&quot;;[.BN91]+MAX([.BN193];[.BO193]))" office:value-type="float" office:value="809" calcext:value-type="float">
            <text:p>809</text:p>
          </table:table-cell>
          <table:table-cell table:style-name="ce7" table:formula="of:=IF(ISBLANK([.BO91]);&quot;&quot;;[.BO91]+MAX([.BO193];[.BP193]))" office:value-type="float" office:value="809" calcext:value-type="float">
            <text:p>809</text:p>
          </table:table-cell>
          <table:table-cell table:style-name="ce7" table:formula="of:=IF(ISBLANK([.BP91]);&quot;&quot;;[.BP91]+MAX([.BP193];[.BQ193]))" office:value-type="float" office:value="712" calcext:value-type="float">
            <text:p>712</text:p>
          </table:table-cell>
          <table:table-cell table:style-name="ce7" table:formula="of:=IF(ISBLANK([.BQ91]);&quot;&quot;;[.BQ91]+MAX([.BQ193];[.BR193]))" office:value-type="float" office:value="780" calcext:value-type="float">
            <text:p>780</text:p>
          </table:table-cell>
          <table:table-cell table:style-name="ce7" table:formula="of:=IF(ISBLANK([.BR91]);&quot;&quot;;[.BR91]+MAX([.BR193];[.BS193]))" office:value-type="float" office:value="791" calcext:value-type="float">
            <text:p>791</text:p>
          </table:table-cell>
          <table:table-cell table:style-name="ce7" table:formula="of:=IF(ISBLANK([.BS91]);&quot;&quot;;[.BS91]+MAX([.BS193];[.BT193]))" office:value-type="float" office:value="679" calcext:value-type="float">
            <text:p>679</text:p>
          </table:table-cell>
          <table:table-cell table:style-name="ce7" table:formula="of:=IF(ISBLANK([.BT91]);&quot;&quot;;[.BT91]+MAX([.BT193];[.BU193]))" office:value-type="float" office:value="702" calcext:value-type="float">
            <text:p>702</text:p>
          </table:table-cell>
          <table:table-cell table:style-name="ce7" table:formula="of:=IF(ISBLANK([.BU91]);&quot;&quot;;[.BU91]+MAX([.BU193];[.BV193]))" office:value-type="float" office:value="792" calcext:value-type="float">
            <text:p>792</text:p>
          </table:table-cell>
          <table:table-cell table:style-name="ce7" table:formula="of:=IF(ISBLANK([.BV91]);&quot;&quot;;[.BV91]+MAX([.BV193];[.BW193]))" office:value-type="float" office:value="726" calcext:value-type="float">
            <text:p>726</text:p>
          </table:table-cell>
          <table:table-cell table:style-name="ce7" table:formula="of:=IF(ISBLANK([.BW91]);&quot;&quot;;[.BW91]+MAX([.BW193];[.BX193]))" office:value-type="float" office:value="696" calcext:value-type="float">
            <text:p>696</text:p>
          </table:table-cell>
          <table:table-cell table:style-name="ce7" table:formula="of:=IF(ISBLANK([.BX91]);&quot;&quot;;[.BX91]+MAX([.BX193];[.BY193]))" office:value-type="float" office:value="733" calcext:value-type="float">
            <text:p>733</text:p>
          </table:table-cell>
          <table:table-cell table:style-name="ce7" table:formula="of:=IF(ISBLANK([.BY91]);&quot;&quot;;[.BY91]+MAX([.BY193];[.BZ193]))" office:value-type="float" office:value="781" calcext:value-type="float">
            <text:p>781</text:p>
          </table:table-cell>
          <table:table-cell table:style-name="ce7" table:formula="of:=IF(ISBLANK([.BZ91]);&quot;&quot;;[.BZ91]+MAX([.BZ193];[.CA193]))" office:value-type="float" office:value="806" calcext:value-type="float">
            <text:p>806</text:p>
          </table:table-cell>
          <table:table-cell table:style-name="ce7" table:formula="of:=IF(ISBLANK([.CA91]);&quot;&quot;;[.CA91]+MAX([.CA193];[.CB193]))" office:value-type="float" office:value="846" calcext:value-type="float">
            <text:p>846</text:p>
          </table:table-cell>
          <table:table-cell table:style-name="ce7" table:formula="of:=IF(ISBLANK([.CB91]);&quot;&quot;;[.CB91]+MAX([.CB193];[.CC193]))" office:value-type="float" office:value="818" calcext:value-type="float">
            <text:p>818</text:p>
          </table:table-cell>
          <table:table-cell table:style-name="ce7" table:formula="of:=IF(ISBLANK([.CC91]);&quot;&quot;;[.CC91]+MAX([.CC193];[.CD193]))" office:value-type="float" office:value="753" calcext:value-type="float">
            <text:p>753</text:p>
          </table:table-cell>
          <table:table-cell table:style-name="ce7" table:formula="of:=IF(ISBLANK([.CD91]);&quot;&quot;;[.CD91]+MAX([.CD193];[.CE193]))" office:value-type="float" office:value="753" calcext:value-type="float">
            <text:p>753</text:p>
          </table:table-cell>
          <table:table-cell table:style-name="ce7" table:formula="of:=IF(ISBLANK([.CE91]);&quot;&quot;;[.CE91]+MAX([.CE193];[.CF193]))" office:value-type="float" office:value="753" calcext:value-type="float">
            <text:p>753</text:p>
          </table:table-cell>
          <table:table-cell table:style-name="ce7" table:formula="of:=IF(ISBLANK([.CF91]);&quot;&quot;;[.CF91]+MAX([.CF193];[.CG193]))" office:value-type="float" office:value="701" calcext:value-type="float">
            <text:p>701</text:p>
          </table:table-cell>
          <table:table-cell table:style-name="ce7" table:formula="of:=IF(ISBLANK([.CG91]);&quot;&quot;;[.CG91]+MAX([.CG193];[.CH193]))" office:value-type="float" office:value="753" calcext:value-type="float">
            <text:p>753</text:p>
          </table:table-cell>
          <table:table-cell table:style-name="ce7" table:formula="of:=IF(ISBLANK([.CH91]);&quot;&quot;;[.CH91]+MAX([.CH193];[.CI193]))" office:value-type="float" office:value="721" calcext:value-type="float">
            <text:p>721</text:p>
          </table:table-cell>
          <table:table-cell table:style-name="ce7" table:formula="of:=IF(ISBLANK([.CI91]);&quot;&quot;;[.CI91]+MAX([.CI193];[.CJ193]))" office:value-type="float" office:value="689" calcext:value-type="float">
            <text:p>689</text:p>
          </table:table-cell>
          <table:table-cell table:style-name="ce7" table:formula="of:=IF(ISBLANK([.CJ91]);&quot;&quot;;[.CJ91]+MAX([.CJ193];[.CK193]))" office:value-type="float" office:value="705" calcext:value-type="float">
            <text:p>705</text:p>
          </table:table-cell>
          <table:table-cell table:style-name="ce7" table:formula="of:=IF(ISBLANK([.CK91]);&quot;&quot;;[.CK91]+MAX([.CK193];[.CL193]))" office:value-type="float" office:value="673" calcext:value-type="float">
            <text:p>673</text:p>
          </table:table-cell>
          <table:table-cell table:style-name="ce7" table:formula="of:=IF(ISBLANK([.CL91]);&quot;&quot;;[.CL91]+MAX([.CL193];[.CM193]))" office:value-type="float" office:value="674" calcext:value-type="float">
            <text:p>674</text:p>
          </table:table-cell>
          <table:table-cell table:style-name="ce7" table:formula="of:=IF(ISBLANK([.CM91]);&quot;&quot;;[.CM91]+MAX([.CM193];[.CN193]))">
            <text:p/>
          </table:table-cell>
          <table:table-cell table:style-name="ce7" table:formula="of:=IF(ISBLANK([.CN91]);&quot;&quot;;[.CN91]+MAX([.CN193];[.CO193]))">
            <text:p/>
          </table:table-cell>
          <table:table-cell table:style-name="ce7" table:formula="of:=IF(ISBLANK([.CO91]);&quot;&quot;;[.CO91]+MAX([.CO193];[.CP193]))">
            <text:p/>
          </table:table-cell>
          <table:table-cell table:style-name="ce7" table:formula="of:=IF(ISBLANK([.CP91]);&quot;&quot;;[.CP91]+MAX([.CP193];[.CQ193]))">
            <text:p/>
          </table:table-cell>
          <table:table-cell table:style-name="ce7" table:formula="of:=IF(ISBLANK([.CQ91]);&quot;&quot;;[.CQ91]+MAX([.CQ193];[.CR193]))">
            <text:p/>
          </table:table-cell>
          <table:table-cell table:style-name="ce7" table:formula="of:=IF(ISBLANK([.CR91]);&quot;&quot;;[.CR91]+MAX([.CR193];[.CS193]))">
            <text:p/>
          </table:table-cell>
          <table:table-cell table:style-name="ce7" table:formula="of:=IF(ISBLANK([.CS91]);&quot;&quot;;[.CS91]+MAX([.CS193];[.CT193]))">
            <text:p/>
          </table:table-cell>
          <table:table-cell table:style-name="ce7" table:formula="of:=IF(ISBLANK([.CT91]);&quot;&quot;;[.CT91]+MAX([.CT193];[.CU193]))">
            <text:p/>
          </table:table-cell>
          <table:table-cell table:style-name="ce7" table:formula="of:=IF(ISBLANK([.CU91]);&quot;&quot;;[.CU91]+MAX([.CU193];[.CV193]))">
            <text:p/>
          </table:table-cell>
          <table:table-cell table:formula="of:=IF(ISBLANK([.CV91]);&quot;&quot;;[.CV91]+MAX([.CV193];[.CW193]))">
            <text:p/>
          </table:table-cell>
        </table:table-row>
        <table:table-row table:style-name="ro1">
          <table:table-cell table:formula="of:=IF(ISBLANK([.A92]);&quot;&quot;;[.A92]+MAX([.A194];[.B194]))" office:value-type="float" office:value="669" calcext:value-type="float">
            <text:p>669</text:p>
          </table:table-cell>
          <table:table-cell table:style-name="ce7" table:formula="of:=IF(ISBLANK([.B92]);&quot;&quot;;[.B92]+MAX([.B194];[.C194]))" office:value-type="float" office:value="657" calcext:value-type="float">
            <text:p>657</text:p>
          </table:table-cell>
          <table:table-cell table:style-name="ce7" table:formula="of:=IF(ISBLANK([.C92]);&quot;&quot;;[.C92]+MAX([.C194];[.D194]))" office:value-type="float" office:value="604" calcext:value-type="float">
            <text:p>604</text:p>
          </table:table-cell>
          <table:table-cell table:style-name="ce7" table:formula="of:=IF(ISBLANK([.D92]);&quot;&quot;;[.D92]+MAX([.D194];[.E194]))" office:value-type="float" office:value="598" calcext:value-type="float">
            <text:p>598</text:p>
          </table:table-cell>
          <table:table-cell table:style-name="ce7" table:formula="of:=IF(ISBLANK([.E92]);&quot;&quot;;[.E92]+MAX([.E194];[.F194]))" office:value-type="float" office:value="539" calcext:value-type="float">
            <text:p>539</text:p>
          </table:table-cell>
          <table:table-cell table:style-name="ce7" table:formula="of:=IF(ISBLANK([.F92]);&quot;&quot;;[.F92]+MAX([.F194];[.G194]))" office:value-type="float" office:value="593" calcext:value-type="float">
            <text:p>593</text:p>
          </table:table-cell>
          <table:table-cell table:style-name="ce7" table:formula="of:=IF(ISBLANK([.G92]);&quot;&quot;;[.G92]+MAX([.G194];[.H194]))" office:value-type="float" office:value="522" calcext:value-type="float">
            <text:p>522</text:p>
          </table:table-cell>
          <table:table-cell table:style-name="ce7" table:formula="of:=IF(ISBLANK([.H92]);&quot;&quot;;[.H92]+MAX([.H194];[.I194]))" office:value-type="float" office:value="640" calcext:value-type="float">
            <text:p>640</text:p>
          </table:table-cell>
          <table:table-cell table:style-name="ce7" table:formula="of:=IF(ISBLANK([.I92]);&quot;&quot;;[.I92]+MAX([.I194];[.J194]))" office:value-type="float" office:value="617" calcext:value-type="float">
            <text:p>617</text:p>
          </table:table-cell>
          <table:table-cell table:style-name="ce7" table:formula="of:=IF(ISBLANK([.J92]);&quot;&quot;;[.J92]+MAX([.J194];[.K194]))" office:value-type="float" office:value="641" calcext:value-type="float">
            <text:p>641</text:p>
          </table:table-cell>
          <table:table-cell table:style-name="ce7" table:formula="of:=IF(ISBLANK([.K92]);&quot;&quot;;[.K92]+MAX([.K194];[.L194]))" office:value-type="float" office:value="686" calcext:value-type="float">
            <text:p>686</text:p>
          </table:table-cell>
          <table:table-cell table:style-name="ce7" table:formula="of:=IF(ISBLANK([.L92]);&quot;&quot;;[.L92]+MAX([.L194];[.M194]))" office:value-type="float" office:value="700" calcext:value-type="float">
            <text:p>700</text:p>
          </table:table-cell>
          <table:table-cell table:style-name="ce7" table:formula="of:=IF(ISBLANK([.M92]);&quot;&quot;;[.M92]+MAX([.M194];[.N194]))" office:value-type="float" office:value="655" calcext:value-type="float">
            <text:p>655</text:p>
          </table:table-cell>
          <table:table-cell table:style-name="ce7" table:formula="of:=IF(ISBLANK([.N92]);&quot;&quot;;[.N92]+MAX([.N194];[.O194]))" office:value-type="float" office:value="610" calcext:value-type="float">
            <text:p>610</text:p>
          </table:table-cell>
          <table:table-cell table:style-name="ce7" table:formula="of:=IF(ISBLANK([.O92]);&quot;&quot;;[.O92]+MAX([.O194];[.P194]))" office:value-type="float" office:value="578" calcext:value-type="float">
            <text:p>578</text:p>
          </table:table-cell>
          <table:table-cell table:style-name="ce7" table:formula="of:=IF(ISBLANK([.P92]);&quot;&quot;;[.P92]+MAX([.P194];[.Q194]))" office:value-type="float" office:value="629" calcext:value-type="float">
            <text:p>629</text:p>
          </table:table-cell>
          <table:table-cell table:style-name="ce7" table:formula="of:=IF(ISBLANK([.Q92]);&quot;&quot;;[.Q92]+MAX([.Q194];[.R194]))" office:value-type="float" office:value="661" calcext:value-type="float">
            <text:p>661</text:p>
          </table:table-cell>
          <table:table-cell table:style-name="ce7" table:formula="of:=IF(ISBLANK([.R92]);&quot;&quot;;[.R92]+MAX([.R194];[.S194]))" office:value-type="float" office:value="601" calcext:value-type="float">
            <text:p>601</text:p>
          </table:table-cell>
          <table:table-cell table:style-name="ce7" table:formula="of:=IF(ISBLANK([.S92]);&quot;&quot;;[.S92]+MAX([.S194];[.T194]))" office:value-type="float" office:value="632" calcext:value-type="float">
            <text:p>632</text:p>
          </table:table-cell>
          <table:table-cell table:style-name="ce7" table:formula="of:=IF(ISBLANK([.T92]);&quot;&quot;;[.T92]+MAX([.T194];[.U194]))" office:value-type="float" office:value="627" calcext:value-type="float">
            <text:p>627</text:p>
          </table:table-cell>
          <table:table-cell table:style-name="ce7" table:formula="of:=IF(ISBLANK([.U92]);&quot;&quot;;[.U92]+MAX([.U194];[.V194]))" office:value-type="float" office:value="661" calcext:value-type="float">
            <text:p>661</text:p>
          </table:table-cell>
          <table:table-cell table:style-name="ce7" table:formula="of:=IF(ISBLANK([.V92]);&quot;&quot;;[.V92]+MAX([.V194];[.W194]))" office:value-type="float" office:value="640" calcext:value-type="float">
            <text:p>640</text:p>
          </table:table-cell>
          <table:table-cell table:style-name="ce7" table:formula="of:=IF(ISBLANK([.W92]);&quot;&quot;;[.W92]+MAX([.W194];[.X194]))" office:value-type="float" office:value="630" calcext:value-type="float">
            <text:p>630</text:p>
          </table:table-cell>
          <table:table-cell table:style-name="ce7" table:formula="of:=IF(ISBLANK([.X92]);&quot;&quot;;[.X92]+MAX([.X194];[.Y194]))" office:value-type="float" office:value="717" calcext:value-type="float">
            <text:p>717</text:p>
          </table:table-cell>
          <table:table-cell table:style-name="ce7" table:formula="of:=IF(ISBLANK([.Y92]);&quot;&quot;;[.Y92]+MAX([.Y194];[.Z194]))" office:value-type="float" office:value="670" calcext:value-type="float">
            <text:p>670</text:p>
          </table:table-cell>
          <table:table-cell table:style-name="ce7" table:formula="of:=IF(ISBLANK([.Z92]);&quot;&quot;;[.Z92]+MAX([.Z194];[.AA194]))" office:value-type="float" office:value="710" calcext:value-type="float">
            <text:p>710</text:p>
          </table:table-cell>
          <table:table-cell table:style-name="ce7" table:formula="of:=IF(ISBLANK([.AA92]);&quot;&quot;;[.AA92]+MAX([.AA194];[.AB194]))" office:value-type="float" office:value="645" calcext:value-type="float">
            <text:p>645</text:p>
          </table:table-cell>
          <table:table-cell table:style-name="ce7" table:formula="of:=IF(ISBLANK([.AB92]);&quot;&quot;;[.AB92]+MAX([.AB194];[.AC194]))" office:value-type="float" office:value="704" calcext:value-type="float">
            <text:p>704</text:p>
          </table:table-cell>
          <table:table-cell table:style-name="ce7" table:formula="of:=IF(ISBLANK([.AC92]);&quot;&quot;;[.AC92]+MAX([.AC194];[.AD194]))" office:value-type="float" office:value="736" calcext:value-type="float">
            <text:p>736</text:p>
          </table:table-cell>
          <table:table-cell table:style-name="ce7" table:formula="of:=IF(ISBLANK([.AD92]);&quot;&quot;;[.AD92]+MAX([.AD194];[.AE194]))" office:value-type="float" office:value="676" calcext:value-type="float">
            <text:p>676</text:p>
          </table:table-cell>
          <table:table-cell table:style-name="ce7" table:formula="of:=IF(ISBLANK([.AE92]);&quot;&quot;;[.AE92]+MAX([.AE194];[.AF194]))" office:value-type="float" office:value="616" calcext:value-type="float">
            <text:p>616</text:p>
          </table:table-cell>
          <table:table-cell table:style-name="ce7" table:formula="of:=IF(ISBLANK([.AF92]);&quot;&quot;;[.AF92]+MAX([.AF194];[.AG194]))" office:value-type="float" office:value="654" calcext:value-type="float">
            <text:p>654</text:p>
          </table:table-cell>
          <table:table-cell table:style-name="ce7" table:formula="of:=IF(ISBLANK([.AG92]);&quot;&quot;;[.AG92]+MAX([.AG194];[.AH194]))" office:value-type="float" office:value="655" calcext:value-type="float">
            <text:p>655</text:p>
          </table:table-cell>
          <table:table-cell table:style-name="ce7" table:formula="of:=IF(ISBLANK([.AH92]);&quot;&quot;;[.AH92]+MAX([.AH194];[.AI194]))" office:value-type="float" office:value="724" calcext:value-type="float">
            <text:p>724</text:p>
          </table:table-cell>
          <table:table-cell table:style-name="ce7" table:formula="of:=IF(ISBLANK([.AI92]);&quot;&quot;;[.AI92]+MAX([.AI194];[.AJ194]))" office:value-type="float" office:value="610" calcext:value-type="float">
            <text:p>610</text:p>
          </table:table-cell>
          <table:table-cell table:style-name="ce7" table:formula="of:=IF(ISBLANK([.AJ92]);&quot;&quot;;[.AJ92]+MAX([.AJ194];[.AK194]))" office:value-type="float" office:value="634" calcext:value-type="float">
            <text:p>634</text:p>
          </table:table-cell>
          <table:table-cell table:style-name="ce7" table:formula="of:=IF(ISBLANK([.AK92]);&quot;&quot;;[.AK92]+MAX([.AK194];[.AL194]))" office:value-type="float" office:value="699" calcext:value-type="float">
            <text:p>699</text:p>
          </table:table-cell>
          <table:table-cell table:style-name="ce7" table:formula="of:=IF(ISBLANK([.AL92]);&quot;&quot;;[.AL92]+MAX([.AL194];[.AM194]))" office:value-type="float" office:value="644" calcext:value-type="float">
            <text:p>644</text:p>
          </table:table-cell>
          <table:table-cell table:style-name="ce7" table:formula="of:=IF(ISBLANK([.AM92]);&quot;&quot;;[.AM92]+MAX([.AM194];[.AN194]))" office:value-type="float" office:value="730" calcext:value-type="float">
            <text:p>730</text:p>
          </table:table-cell>
          <table:table-cell table:style-name="ce7" table:formula="of:=IF(ISBLANK([.AN92]);&quot;&quot;;[.AN92]+MAX([.AN194];[.AO194]))" office:value-type="float" office:value="746" calcext:value-type="float">
            <text:p>746</text:p>
          </table:table-cell>
          <table:table-cell table:style-name="ce7" table:formula="of:=IF(ISBLANK([.AO92]);&quot;&quot;;[.AO92]+MAX([.AO194];[.AP194]))" office:value-type="float" office:value="749" calcext:value-type="float">
            <text:p>749</text:p>
          </table:table-cell>
          <table:table-cell table:style-name="ce7" table:formula="of:=IF(ISBLANK([.AP92]);&quot;&quot;;[.AP92]+MAX([.AP194];[.AQ194]))" office:value-type="float" office:value="740" calcext:value-type="float">
            <text:p>740</text:p>
          </table:table-cell>
          <table:table-cell table:style-name="ce7" table:formula="of:=IF(ISBLANK([.AQ92]);&quot;&quot;;[.AQ92]+MAX([.AQ194];[.AR194]))" office:value-type="float" office:value="733" calcext:value-type="float">
            <text:p>733</text:p>
          </table:table-cell>
          <table:table-cell table:style-name="ce7" table:formula="of:=IF(ISBLANK([.AR92]);&quot;&quot;;[.AR92]+MAX([.AR194];[.AS194]))" office:value-type="float" office:value="708" calcext:value-type="float">
            <text:p>708</text:p>
          </table:table-cell>
          <table:table-cell table:style-name="ce7" table:formula="of:=IF(ISBLANK([.AS92]);&quot;&quot;;[.AS92]+MAX([.AS194];[.AT194]))" office:value-type="float" office:value="730" calcext:value-type="float">
            <text:p>730</text:p>
          </table:table-cell>
          <table:table-cell table:style-name="ce7" table:formula="of:=IF(ISBLANK([.AT92]);&quot;&quot;;[.AT92]+MAX([.AT194];[.AU194]))" office:value-type="float" office:value="698" calcext:value-type="float">
            <text:p>698</text:p>
          </table:table-cell>
          <table:table-cell table:style-name="ce7" table:formula="of:=IF(ISBLANK([.AU92]);&quot;&quot;;[.AU92]+MAX([.AU194];[.AV194]))" office:value-type="float" office:value="748" calcext:value-type="float">
            <text:p>748</text:p>
          </table:table-cell>
          <table:table-cell table:style-name="ce7" table:formula="of:=IF(ISBLANK([.AV92]);&quot;&quot;;[.AV92]+MAX([.AV194];[.AW194]))" office:value-type="float" office:value="767" calcext:value-type="float">
            <text:p>767</text:p>
          </table:table-cell>
          <table:table-cell table:style-name="ce7" table:formula="of:=IF(ISBLANK([.AW92]);&quot;&quot;;[.AW92]+MAX([.AW194];[.AX194]))" office:value-type="float" office:value="702" calcext:value-type="float">
            <text:p>702</text:p>
          </table:table-cell>
          <table:table-cell table:style-name="ce7" table:formula="of:=IF(ISBLANK([.AX92]);&quot;&quot;;[.AX92]+MAX([.AX194];[.AY194]))" office:value-type="float" office:value="744" calcext:value-type="float">
            <text:p>744</text:p>
          </table:table-cell>
          <table:table-cell table:style-name="ce7" table:formula="of:=IF(ISBLANK([.AY92]);&quot;&quot;;[.AY92]+MAX([.AY194];[.AZ194]))" office:value-type="float" office:value="760" calcext:value-type="float">
            <text:p>760</text:p>
          </table:table-cell>
          <table:table-cell table:style-name="ce7" table:formula="of:=IF(ISBLANK([.AZ92]);&quot;&quot;;[.AZ92]+MAX([.AZ194];[.BA194]))" office:value-type="float" office:value="677" calcext:value-type="float">
            <text:p>677</text:p>
          </table:table-cell>
          <table:table-cell table:style-name="ce7" table:formula="of:=IF(ISBLANK([.BA92]);&quot;&quot;;[.BA92]+MAX([.BA194];[.BB194]))" office:value-type="float" office:value="719" calcext:value-type="float">
            <text:p>719</text:p>
          </table:table-cell>
          <table:table-cell table:style-name="ce7" table:formula="of:=IF(ISBLANK([.BB92]);&quot;&quot;;[.BB92]+MAX([.BB194];[.BC194]))" office:value-type="float" office:value="768" calcext:value-type="float">
            <text:p>768</text:p>
          </table:table-cell>
          <table:table-cell table:style-name="ce7" table:formula="of:=IF(ISBLANK([.BC92]);&quot;&quot;;[.BC92]+MAX([.BC194];[.BD194]))" office:value-type="float" office:value="731" calcext:value-type="float">
            <text:p>731</text:p>
          </table:table-cell>
          <table:table-cell table:style-name="ce7" table:formula="of:=IF(ISBLANK([.BD92]);&quot;&quot;;[.BD92]+MAX([.BD194];[.BE194]))" office:value-type="float" office:value="626" calcext:value-type="float">
            <text:p>626</text:p>
          </table:table-cell>
          <table:table-cell table:style-name="ce7" table:formula="of:=IF(ISBLANK([.BE92]);&quot;&quot;;[.BE92]+MAX([.BE194];[.BF194]))" office:value-type="float" office:value="703" calcext:value-type="float">
            <text:p>703</text:p>
          </table:table-cell>
          <table:table-cell table:style-name="ce7" table:formula="of:=IF(ISBLANK([.BF92]);&quot;&quot;;[.BF92]+MAX([.BF194];[.BG194]))" office:value-type="float" office:value="676" calcext:value-type="float">
            <text:p>676</text:p>
          </table:table-cell>
          <table:table-cell table:style-name="ce7" table:formula="of:=IF(ISBLANK([.BG92]);&quot;&quot;;[.BG92]+MAX([.BG194];[.BH194]))" office:value-type="float" office:value="675" calcext:value-type="float">
            <text:p>675</text:p>
          </table:table-cell>
          <table:table-cell table:style-name="ce7" table:formula="of:=IF(ISBLANK([.BH92]);&quot;&quot;;[.BH92]+MAX([.BH194];[.BI194]))" office:value-type="float" office:value="704" calcext:value-type="float">
            <text:p>704</text:p>
          </table:table-cell>
          <table:table-cell table:style-name="ce7" table:formula="of:=IF(ISBLANK([.BI92]);&quot;&quot;;[.BI92]+MAX([.BI194];[.BJ194]))" office:value-type="float" office:value="743" calcext:value-type="float">
            <text:p>743</text:p>
          </table:table-cell>
          <table:table-cell table:style-name="ce7" table:formula="of:=IF(ISBLANK([.BJ92]);&quot;&quot;;[.BJ92]+MAX([.BJ194];[.BK194]))" office:value-type="float" office:value="775" calcext:value-type="float">
            <text:p>775</text:p>
          </table:table-cell>
          <table:table-cell table:style-name="ce7" table:formula="of:=IF(ISBLANK([.BK92]);&quot;&quot;;[.BK92]+MAX([.BK194];[.BL194]))" office:value-type="float" office:value="754" calcext:value-type="float">
            <text:p>754</text:p>
          </table:table-cell>
          <table:table-cell table:style-name="ce7" table:formula="of:=IF(ISBLANK([.BL92]);&quot;&quot;;[.BL92]+MAX([.BL194];[.BM194]))" office:value-type="float" office:value="665" calcext:value-type="float">
            <text:p>665</text:p>
          </table:table-cell>
          <table:table-cell table:style-name="ce7" table:formula="of:=IF(ISBLANK([.BM92]);&quot;&quot;;[.BM92]+MAX([.BM194];[.BN194]))" office:value-type="float" office:value="700" calcext:value-type="float">
            <text:p>700</text:p>
          </table:table-cell>
          <table:table-cell table:style-name="ce7" table:formula="of:=IF(ISBLANK([.BN92]);&quot;&quot;;[.BN92]+MAX([.BN194];[.BO194]))" office:value-type="float" office:value="709" calcext:value-type="float">
            <text:p>709</text:p>
          </table:table-cell>
          <table:table-cell table:style-name="ce7" table:formula="of:=IF(ISBLANK([.BO92]);&quot;&quot;;[.BO92]+MAX([.BO194];[.BP194]))" office:value-type="float" office:value="726" calcext:value-type="float">
            <text:p>726</text:p>
          </table:table-cell>
          <table:table-cell table:style-name="ce7" table:formula="of:=IF(ISBLANK([.BP92]);&quot;&quot;;[.BP92]+MAX([.BP194];[.BQ194]))" office:value-type="float" office:value="694" calcext:value-type="float">
            <text:p>694</text:p>
          </table:table-cell>
          <table:table-cell table:style-name="ce7" table:formula="of:=IF(ISBLANK([.BQ92]);&quot;&quot;;[.BQ92]+MAX([.BQ194];[.BR194]))" office:value-type="float" office:value="708" calcext:value-type="float">
            <text:p>708</text:p>
          </table:table-cell>
          <table:table-cell table:style-name="ce7" table:formula="of:=IF(ISBLANK([.BR92]);&quot;&quot;;[.BR92]+MAX([.BR194];[.BS194]))" office:value-type="float" office:value="700" calcext:value-type="float">
            <text:p>700</text:p>
          </table:table-cell>
          <table:table-cell table:style-name="ce7" table:formula="of:=IF(ISBLANK([.BS92]);&quot;&quot;;[.BS92]+MAX([.BS194];[.BT194]))" office:value-type="float" office:value="639" calcext:value-type="float">
            <text:p>639</text:p>
          </table:table-cell>
          <table:table-cell table:style-name="ce7" table:formula="of:=IF(ISBLANK([.BT92]);&quot;&quot;;[.BT92]+MAX([.BT194];[.BU194]))" office:value-type="float" office:value="675" calcext:value-type="float">
            <text:p>675</text:p>
          </table:table-cell>
          <table:table-cell table:style-name="ce7" table:formula="of:=IF(ISBLANK([.BU92]);&quot;&quot;;[.BU92]+MAX([.BU194];[.BV194]))" office:value-type="float" office:value="625" calcext:value-type="float">
            <text:p>625</text:p>
          </table:table-cell>
          <table:table-cell table:style-name="ce7" table:formula="of:=IF(ISBLANK([.BV92]);&quot;&quot;;[.BV92]+MAX([.BV194];[.BW194]))" office:value-type="float" office:value="719" calcext:value-type="float">
            <text:p>719</text:p>
          </table:table-cell>
          <table:table-cell table:style-name="ce7" table:formula="of:=IF(ISBLANK([.BW92]);&quot;&quot;;[.BW92]+MAX([.BW194];[.BX194]))" office:value-type="float" office:value="662" calcext:value-type="float">
            <text:p>662</text:p>
          </table:table-cell>
          <table:table-cell table:style-name="ce7" table:formula="of:=IF(ISBLANK([.BX92]);&quot;&quot;;[.BX92]+MAX([.BX194];[.BY194]))" office:value-type="float" office:value="623" calcext:value-type="float">
            <text:p>623</text:p>
          </table:table-cell>
          <table:table-cell table:style-name="ce7" table:formula="of:=IF(ISBLANK([.BY92]);&quot;&quot;;[.BY92]+MAX([.BY194];[.BZ194]))" office:value-type="float" office:value="696" calcext:value-type="float">
            <text:p>696</text:p>
          </table:table-cell>
          <table:table-cell table:style-name="ce7" table:formula="of:=IF(ISBLANK([.BZ92]);&quot;&quot;;[.BZ92]+MAX([.BZ194];[.CA194]))" office:value-type="float" office:value="710" calcext:value-type="float">
            <text:p>710</text:p>
          </table:table-cell>
          <table:table-cell table:style-name="ce7" table:formula="of:=IF(ISBLANK([.CA92]);&quot;&quot;;[.CA92]+MAX([.CA194];[.CB194]))" office:value-type="float" office:value="746" calcext:value-type="float">
            <text:p>746</text:p>
          </table:table-cell>
          <table:table-cell table:style-name="ce7" table:formula="of:=IF(ISBLANK([.CB92]);&quot;&quot;;[.CB92]+MAX([.CB194];[.CC194]))" office:value-type="float" office:value="787" calcext:value-type="float">
            <text:p>787</text:p>
          </table:table-cell>
          <table:table-cell table:style-name="ce7" table:formula="of:=IF(ISBLANK([.CC92]);&quot;&quot;;[.CC92]+MAX([.CC194];[.CD194]))" office:value-type="float" office:value="752" calcext:value-type="float">
            <text:p>752</text:p>
          </table:table-cell>
          <table:table-cell table:style-name="ce7" table:formula="of:=IF(ISBLANK([.CD92]);&quot;&quot;;[.CD92]+MAX([.CD194];[.CE194]))" office:value-type="float" office:value="667" calcext:value-type="float">
            <text:p>667</text:p>
          </table:table-cell>
          <table:table-cell table:style-name="ce7" table:formula="of:=IF(ISBLANK([.CE92]);&quot;&quot;;[.CE92]+MAX([.CE194];[.CF194]))" office:value-type="float" office:value="699" calcext:value-type="float">
            <text:p>699</text:p>
          </table:table-cell>
          <table:table-cell table:style-name="ce7" table:formula="of:=IF(ISBLANK([.CF92]);&quot;&quot;;[.CF92]+MAX([.CF194];[.CG194]))" office:value-type="float" office:value="595" calcext:value-type="float">
            <text:p>595</text:p>
          </table:table-cell>
          <table:table-cell table:style-name="ce7" table:formula="of:=IF(ISBLANK([.CG92]);&quot;&quot;;[.CG92]+MAX([.CG194];[.CH194]))" office:value-type="float" office:value="657" calcext:value-type="float">
            <text:p>657</text:p>
          </table:table-cell>
          <table:table-cell table:style-name="ce7" table:formula="of:=IF(ISBLANK([.CH92]);&quot;&quot;;[.CH92]+MAX([.CH194];[.CI194]))" office:value-type="float" office:value="628" calcext:value-type="float">
            <text:p>628</text:p>
          </table:table-cell>
          <table:table-cell table:style-name="ce7" table:formula="of:=IF(ISBLANK([.CI92]);&quot;&quot;;[.CI92]+MAX([.CI194];[.CJ194]))" office:value-type="float" office:value="589" calcext:value-type="float">
            <text:p>589</text:p>
          </table:table-cell>
          <table:table-cell table:style-name="ce7" table:formula="of:=IF(ISBLANK([.CJ92]);&quot;&quot;;[.CJ92]+MAX([.CJ194];[.CK194]))" office:value-type="float" office:value="606" calcext:value-type="float">
            <text:p>606</text:p>
          </table:table-cell>
          <table:table-cell table:style-name="ce7" table:formula="of:=IF(ISBLANK([.CK92]);&quot;&quot;;[.CK92]+MAX([.CK194];[.CL194]))" office:value-type="float" office:value="669" calcext:value-type="float">
            <text:p>669</text:p>
          </table:table-cell>
          <table:table-cell table:style-name="ce7" table:formula="of:=IF(ISBLANK([.CL92]);&quot;&quot;;[.CL92]+MAX([.CL194];[.CM194]))" office:value-type="float" office:value="629" calcext:value-type="float">
            <text:p>629</text:p>
          </table:table-cell>
          <table:table-cell table:style-name="ce7" table:formula="of:=IF(ISBLANK([.CM92]);&quot;&quot;;[.CM92]+MAX([.CM194];[.CN194]))" office:value-type="float" office:value="621" calcext:value-type="float">
            <text:p>621</text:p>
          </table:table-cell>
          <table:table-cell table:style-name="ce7" table:formula="of:=IF(ISBLANK([.CN92]);&quot;&quot;;[.CN92]+MAX([.CN194];[.CO194]))">
            <text:p/>
          </table:table-cell>
          <table:table-cell table:style-name="ce7" table:formula="of:=IF(ISBLANK([.CO92]);&quot;&quot;;[.CO92]+MAX([.CO194];[.CP194]))">
            <text:p/>
          </table:table-cell>
          <table:table-cell table:style-name="ce7" table:formula="of:=IF(ISBLANK([.CP92]);&quot;&quot;;[.CP92]+MAX([.CP194];[.CQ194]))">
            <text:p/>
          </table:table-cell>
          <table:table-cell table:style-name="ce7" table:formula="of:=IF(ISBLANK([.CQ92]);&quot;&quot;;[.CQ92]+MAX([.CQ194];[.CR194]))">
            <text:p/>
          </table:table-cell>
          <table:table-cell table:style-name="ce7" table:formula="of:=IF(ISBLANK([.CR92]);&quot;&quot;;[.CR92]+MAX([.CR194];[.CS194]))">
            <text:p/>
          </table:table-cell>
          <table:table-cell table:style-name="ce7" table:formula="of:=IF(ISBLANK([.CS92]);&quot;&quot;;[.CS92]+MAX([.CS194];[.CT194]))">
            <text:p/>
          </table:table-cell>
          <table:table-cell table:style-name="ce7" table:formula="of:=IF(ISBLANK([.CT92]);&quot;&quot;;[.CT92]+MAX([.CT194];[.CU194]))">
            <text:p/>
          </table:table-cell>
          <table:table-cell table:style-name="ce7" table:formula="of:=IF(ISBLANK([.CU92]);&quot;&quot;;[.CU92]+MAX([.CU194];[.CV194]))">
            <text:p/>
          </table:table-cell>
          <table:table-cell table:formula="of:=IF(ISBLANK([.CV92]);&quot;&quot;;[.CV92]+MAX([.CV194];[.CW194]))">
            <text:p/>
          </table:table-cell>
        </table:table-row>
        <table:table-row table:style-name="ro1">
          <table:table-cell table:formula="of:=IF(ISBLANK([.A93]);&quot;&quot;;[.A93]+MAX([.A195];[.B195]))" office:value-type="float" office:value="601" calcext:value-type="float">
            <text:p>601</text:p>
          </table:table-cell>
          <table:table-cell table:style-name="ce7" table:formula="of:=IF(ISBLANK([.B93]);&quot;&quot;;[.B93]+MAX([.B195];[.C195]))" office:value-type="float" office:value="639" calcext:value-type="float">
            <text:p>639</text:p>
          </table:table-cell>
          <table:table-cell table:style-name="ce7" table:formula="of:=IF(ISBLANK([.C93]);&quot;&quot;;[.C93]+MAX([.C195];[.D195]))" office:value-type="float" office:value="582" calcext:value-type="float">
            <text:p>582</text:p>
          </table:table-cell>
          <table:table-cell table:style-name="ce7" table:formula="of:=IF(ISBLANK([.D93]);&quot;&quot;;[.D93]+MAX([.D195];[.E195]))" office:value-type="float" office:value="578" calcext:value-type="float">
            <text:p>578</text:p>
          </table:table-cell>
          <table:table-cell table:style-name="ce7" table:formula="of:=IF(ISBLANK([.E93]);&quot;&quot;;[.E93]+MAX([.E195];[.F195]))" office:value-type="float" office:value="472" calcext:value-type="float">
            <text:p>472</text:p>
          </table:table-cell>
          <table:table-cell table:style-name="ce7" table:formula="of:=IF(ISBLANK([.F93]);&quot;&quot;;[.F93]+MAX([.F195];[.G195]))" office:value-type="float" office:value="497" calcext:value-type="float">
            <text:p>497</text:p>
          </table:table-cell>
          <table:table-cell table:style-name="ce7" table:formula="of:=IF(ISBLANK([.G93]);&quot;&quot;;[.G93]+MAX([.G195];[.H195]))" office:value-type="float" office:value="457" calcext:value-type="float">
            <text:p>457</text:p>
          </table:table-cell>
          <table:table-cell table:style-name="ce7" table:formula="of:=IF(ISBLANK([.H93]);&quot;&quot;;[.H93]+MAX([.H195];[.I195]))" office:value-type="float" office:value="456" calcext:value-type="float">
            <text:p>456</text:p>
          </table:table-cell>
          <table:table-cell table:style-name="ce7" table:formula="of:=IF(ISBLANK([.I93]);&quot;&quot;;[.I93]+MAX([.I195];[.J195]))" office:value-type="float" office:value="561" calcext:value-type="float">
            <text:p>561</text:p>
          </table:table-cell>
          <table:table-cell table:style-name="ce7" table:formula="of:=IF(ISBLANK([.J93]);&quot;&quot;;[.J93]+MAX([.J195];[.K195]))" office:value-type="float" office:value="600" calcext:value-type="float">
            <text:p>600</text:p>
          </table:table-cell>
          <table:table-cell table:style-name="ce7" table:formula="of:=IF(ISBLANK([.K93]);&quot;&quot;;[.K93]+MAX([.K195];[.L195]))" office:value-type="float" office:value="598" calcext:value-type="float">
            <text:p>598</text:p>
          </table:table-cell>
          <table:table-cell table:style-name="ce7" table:formula="of:=IF(ISBLANK([.L93]);&quot;&quot;;[.L93]+MAX([.L195];[.M195]))" office:value-type="float" office:value="631" calcext:value-type="float">
            <text:p>631</text:p>
          </table:table-cell>
          <table:table-cell table:style-name="ce7" table:formula="of:=IF(ISBLANK([.M93]);&quot;&quot;;[.M93]+MAX([.M195];[.N195]))" office:value-type="float" office:value="561" calcext:value-type="float">
            <text:p>561</text:p>
          </table:table-cell>
          <table:table-cell table:style-name="ce7" table:formula="of:=IF(ISBLANK([.N93]);&quot;&quot;;[.N93]+MAX([.N195];[.O195]))" office:value-type="float" office:value="509" calcext:value-type="float">
            <text:p>509</text:p>
          </table:table-cell>
          <table:table-cell table:style-name="ce7" table:formula="of:=IF(ISBLANK([.O93]);&quot;&quot;;[.O93]+MAX([.O195];[.P195]))" office:value-type="float" office:value="529" calcext:value-type="float">
            <text:p>529</text:p>
          </table:table-cell>
          <table:table-cell table:style-name="ce7" table:formula="of:=IF(ISBLANK([.P93]);&quot;&quot;;[.P93]+MAX([.P195];[.Q195]))" office:value-type="float" office:value="549" calcext:value-type="float">
            <text:p>549</text:p>
          </table:table-cell>
          <table:table-cell table:style-name="ce7" table:formula="of:=IF(ISBLANK([.Q93]);&quot;&quot;;[.Q93]+MAX([.Q195];[.R195]))" office:value-type="float" office:value="512" calcext:value-type="float">
            <text:p>512</text:p>
          </table:table-cell>
          <table:table-cell table:style-name="ce7" table:formula="of:=IF(ISBLANK([.R93]);&quot;&quot;;[.R93]+MAX([.R195];[.S195]))" office:value-type="float" office:value="570" calcext:value-type="float">
            <text:p>570</text:p>
          </table:table-cell>
          <table:table-cell table:style-name="ce7" table:formula="of:=IF(ISBLANK([.S93]);&quot;&quot;;[.S93]+MAX([.S195];[.T195]))" office:value-type="float" office:value="476" calcext:value-type="float">
            <text:p>476</text:p>
          </table:table-cell>
          <table:table-cell table:style-name="ce7" table:formula="of:=IF(ISBLANK([.T93]);&quot;&quot;;[.T93]+MAX([.T195];[.U195]))" office:value-type="float" office:value="547" calcext:value-type="float">
            <text:p>547</text:p>
          </table:table-cell>
          <table:table-cell table:style-name="ce7" table:formula="of:=IF(ISBLANK([.U93]);&quot;&quot;;[.U93]+MAX([.U195];[.V195]))" office:value-type="float" office:value="602" calcext:value-type="float">
            <text:p>602</text:p>
          </table:table-cell>
          <table:table-cell table:style-name="ce7" table:formula="of:=IF(ISBLANK([.V93]);&quot;&quot;;[.V93]+MAX([.V195];[.W195]))" office:value-type="float" office:value="614" calcext:value-type="float">
            <text:p>614</text:p>
          </table:table-cell>
          <table:table-cell table:style-name="ce7" table:formula="of:=IF(ISBLANK([.W93]);&quot;&quot;;[.W93]+MAX([.W195];[.X195]))" office:value-type="float" office:value="566" calcext:value-type="float">
            <text:p>566</text:p>
          </table:table-cell>
          <table:table-cell table:style-name="ce7" table:formula="of:=IF(ISBLANK([.X93]);&quot;&quot;;[.X93]+MAX([.X195];[.Y195]))" office:value-type="float" office:value="587" calcext:value-type="float">
            <text:p>587</text:p>
          </table:table-cell>
          <table:table-cell table:style-name="ce7" table:formula="of:=IF(ISBLANK([.Y93]);&quot;&quot;;[.Y93]+MAX([.Y195];[.Z195]))" office:value-type="float" office:value="668" calcext:value-type="float">
            <text:p>668</text:p>
          </table:table-cell>
          <table:table-cell table:style-name="ce7" table:formula="of:=IF(ISBLANK([.Z93]);&quot;&quot;;[.Z93]+MAX([.Z195];[.AA195]))" office:value-type="float" office:value="580" calcext:value-type="float">
            <text:p>580</text:p>
          </table:table-cell>
          <table:table-cell table:style-name="ce7" table:formula="of:=IF(ISBLANK([.AA93]);&quot;&quot;;[.AA93]+MAX([.AA195];[.AB195]))" office:value-type="float" office:value="611" calcext:value-type="float">
            <text:p>611</text:p>
          </table:table-cell>
          <table:table-cell table:style-name="ce7" table:formula="of:=IF(ISBLANK([.AB93]);&quot;&quot;;[.AB93]+MAX([.AB195];[.AC195]))" office:value-type="float" office:value="589" calcext:value-type="float">
            <text:p>589</text:p>
          </table:table-cell>
          <table:table-cell table:style-name="ce7" table:formula="of:=IF(ISBLANK([.AC93]);&quot;&quot;;[.AC93]+MAX([.AC195];[.AD195]))" office:value-type="float" office:value="637" calcext:value-type="float">
            <text:p>637</text:p>
          </table:table-cell>
          <table:table-cell table:style-name="ce7" table:formula="of:=IF(ISBLANK([.AD93]);&quot;&quot;;[.AD93]+MAX([.AD195];[.AE195]))" office:value-type="float" office:value="530" calcext:value-type="float">
            <text:p>530</text:p>
          </table:table-cell>
          <table:table-cell table:style-name="ce7" table:formula="of:=IF(ISBLANK([.AE93]);&quot;&quot;;[.AE93]+MAX([.AE195];[.AF195]))" office:value-type="float" office:value="600" calcext:value-type="float">
            <text:p>600</text:p>
          </table:table-cell>
          <table:table-cell table:style-name="ce7" table:formula="of:=IF(ISBLANK([.AF93]);&quot;&quot;;[.AF93]+MAX([.AF195];[.AG195]))" office:value-type="float" office:value="542" calcext:value-type="float">
            <text:p>542</text:p>
          </table:table-cell>
          <table:table-cell table:style-name="ce7" table:formula="of:=IF(ISBLANK([.AG93]);&quot;&quot;;[.AG93]+MAX([.AG195];[.AH195]))" office:value-type="float" office:value="640" calcext:value-type="float">
            <text:p>640</text:p>
          </table:table-cell>
          <table:table-cell table:style-name="ce7" table:formula="of:=IF(ISBLANK([.AH93]);&quot;&quot;;[.AH93]+MAX([.AH195];[.AI195]))" office:value-type="float" office:value="631" calcext:value-type="float">
            <text:p>631</text:p>
          </table:table-cell>
          <table:table-cell table:style-name="ce7" table:formula="of:=IF(ISBLANK([.AI93]);&quot;&quot;;[.AI93]+MAX([.AI195];[.AJ195]))" office:value-type="float" office:value="587" calcext:value-type="float">
            <text:p>587</text:p>
          </table:table-cell>
          <table:table-cell table:style-name="ce7" table:formula="of:=IF(ISBLANK([.AJ93]);&quot;&quot;;[.AJ93]+MAX([.AJ195];[.AK195]))" office:value-type="float" office:value="602" calcext:value-type="float">
            <text:p>602</text:p>
          </table:table-cell>
          <table:table-cell table:style-name="ce7" table:formula="of:=IF(ISBLANK([.AK93]);&quot;&quot;;[.AK93]+MAX([.AK195];[.AL195]))" office:value-type="float" office:value="592" calcext:value-type="float">
            <text:p>592</text:p>
          </table:table-cell>
          <table:table-cell table:style-name="ce7" table:formula="of:=IF(ISBLANK([.AL93]);&quot;&quot;;[.AL93]+MAX([.AL195];[.AM195]))" office:value-type="float" office:value="600" calcext:value-type="float">
            <text:p>600</text:p>
          </table:table-cell>
          <table:table-cell table:style-name="ce7" table:formula="of:=IF(ISBLANK([.AM93]);&quot;&quot;;[.AM93]+MAX([.AM195];[.AN195]))" office:value-type="float" office:value="574" calcext:value-type="float">
            <text:p>574</text:p>
          </table:table-cell>
          <table:table-cell table:style-name="ce7" table:formula="of:=IF(ISBLANK([.AN93]);&quot;&quot;;[.AN93]+MAX([.AN195];[.AO195]))" office:value-type="float" office:value="669" calcext:value-type="float">
            <text:p>669</text:p>
          </table:table-cell>
          <table:table-cell table:style-name="ce7" table:formula="of:=IF(ISBLANK([.AO93]);&quot;&quot;;[.AO93]+MAX([.AO195];[.AP195]))" office:value-type="float" office:value="627" calcext:value-type="float">
            <text:p>627</text:p>
          </table:table-cell>
          <table:table-cell table:style-name="ce7" table:formula="of:=IF(ISBLANK([.AP93]);&quot;&quot;;[.AP93]+MAX([.AP195];[.AQ195]))" office:value-type="float" office:value="682" calcext:value-type="float">
            <text:p>682</text:p>
          </table:table-cell>
          <table:table-cell table:style-name="ce7" table:formula="of:=IF(ISBLANK([.AQ93]);&quot;&quot;;[.AQ93]+MAX([.AQ195];[.AR195]))" office:value-type="float" office:value="690" calcext:value-type="float">
            <text:p>690</text:p>
          </table:table-cell>
          <table:table-cell table:style-name="ce7" table:formula="of:=IF(ISBLANK([.AR93]);&quot;&quot;;[.AR93]+MAX([.AR195];[.AS195]))" office:value-type="float" office:value="653" calcext:value-type="float">
            <text:p>653</text:p>
          </table:table-cell>
          <table:table-cell table:style-name="ce7" table:formula="of:=IF(ISBLANK([.AS93]);&quot;&quot;;[.AS93]+MAX([.AS195];[.AT195]))" office:value-type="float" office:value="625" calcext:value-type="float">
            <text:p>625</text:p>
          </table:table-cell>
          <table:table-cell table:style-name="ce7" table:formula="of:=IF(ISBLANK([.AT93]);&quot;&quot;;[.AT93]+MAX([.AT195];[.AU195]))" office:value-type="float" office:value="643" calcext:value-type="float">
            <text:p>643</text:p>
          </table:table-cell>
          <table:table-cell table:style-name="ce7" table:formula="of:=IF(ISBLANK([.AU93]);&quot;&quot;;[.AU93]+MAX([.AU195];[.AV195]))" office:value-type="float" office:value="626" calcext:value-type="float">
            <text:p>626</text:p>
          </table:table-cell>
          <table:table-cell table:style-name="ce7" table:formula="of:=IF(ISBLANK([.AV93]);&quot;&quot;;[.AV93]+MAX([.AV195];[.AW195]))" office:value-type="float" office:value="695" calcext:value-type="float">
            <text:p>695</text:p>
          </table:table-cell>
          <table:table-cell table:style-name="ce7" table:formula="of:=IF(ISBLANK([.AW93]);&quot;&quot;;[.AW93]+MAX([.AW195];[.AX195]))" office:value-type="float" office:value="685" calcext:value-type="float">
            <text:p>685</text:p>
          </table:table-cell>
          <table:table-cell table:style-name="ce7" table:formula="of:=IF(ISBLANK([.AX93]);&quot;&quot;;[.AX93]+MAX([.AX195];[.AY195]))" office:value-type="float" office:value="592" calcext:value-type="float">
            <text:p>592</text:p>
          </table:table-cell>
          <table:table-cell table:style-name="ce7" table:formula="of:=IF(ISBLANK([.AY93]);&quot;&quot;;[.AY93]+MAX([.AY195];[.AZ195]))" office:value-type="float" office:value="698" calcext:value-type="float">
            <text:p>698</text:p>
          </table:table-cell>
          <table:table-cell table:style-name="ce7" table:formula="of:=IF(ISBLANK([.AZ93]);&quot;&quot;;[.AZ93]+MAX([.AZ195];[.BA195]))" office:value-type="float" office:value="625" calcext:value-type="float">
            <text:p>625</text:p>
          </table:table-cell>
          <table:table-cell table:style-name="ce7" table:formula="of:=IF(ISBLANK([.BA93]);&quot;&quot;;[.BA93]+MAX([.BA195];[.BB195]))" office:value-type="float" office:value="652" calcext:value-type="float">
            <text:p>652</text:p>
          </table:table-cell>
          <table:table-cell table:style-name="ce7" table:formula="of:=IF(ISBLANK([.BB93]);&quot;&quot;;[.BB93]+MAX([.BB195];[.BC195]))" office:value-type="float" office:value="669" calcext:value-type="float">
            <text:p>669</text:p>
          </table:table-cell>
          <table:table-cell table:style-name="ce7" table:formula="of:=IF(ISBLANK([.BC93]);&quot;&quot;;[.BC93]+MAX([.BC195];[.BD195]))" office:value-type="float" office:value="658" calcext:value-type="float">
            <text:p>658</text:p>
          </table:table-cell>
          <table:table-cell table:style-name="ce7" table:formula="of:=IF(ISBLANK([.BD93]);&quot;&quot;;[.BD93]+MAX([.BD195];[.BE195]))" office:value-type="float" office:value="621" calcext:value-type="float">
            <text:p>621</text:p>
          </table:table-cell>
          <table:table-cell table:style-name="ce7" table:formula="of:=IF(ISBLANK([.BE93]);&quot;&quot;;[.BE93]+MAX([.BE195];[.BF195]))" office:value-type="float" office:value="574" calcext:value-type="float">
            <text:p>574</text:p>
          </table:table-cell>
          <table:table-cell table:style-name="ce7" table:formula="of:=IF(ISBLANK([.BF93]);&quot;&quot;;[.BF93]+MAX([.BF195];[.BG195]))" office:value-type="float" office:value="610" calcext:value-type="float">
            <text:p>610</text:p>
          </table:table-cell>
          <table:table-cell table:style-name="ce7" table:formula="of:=IF(ISBLANK([.BG93]);&quot;&quot;;[.BG93]+MAX([.BG195];[.BH195]))" office:value-type="float" office:value="628" calcext:value-type="float">
            <text:p>628</text:p>
          </table:table-cell>
          <table:table-cell table:style-name="ce7" table:formula="of:=IF(ISBLANK([.BH93]);&quot;&quot;;[.BH93]+MAX([.BH195];[.BI195]))" office:value-type="float" office:value="658" calcext:value-type="float">
            <text:p>658</text:p>
          </table:table-cell>
          <table:table-cell table:style-name="ce7" table:formula="of:=IF(ISBLANK([.BI93]);&quot;&quot;;[.BI93]+MAX([.BI195];[.BJ195]))" office:value-type="float" office:value="673" calcext:value-type="float">
            <text:p>673</text:p>
          </table:table-cell>
          <table:table-cell table:style-name="ce7" table:formula="of:=IF(ISBLANK([.BJ93]);&quot;&quot;;[.BJ93]+MAX([.BJ195];[.BK195]))" office:value-type="float" office:value="647" calcext:value-type="float">
            <text:p>647</text:p>
          </table:table-cell>
          <table:table-cell table:style-name="ce7" table:formula="of:=IF(ISBLANK([.BK93]);&quot;&quot;;[.BK93]+MAX([.BK195];[.BL195]))" office:value-type="float" office:value="695" calcext:value-type="float">
            <text:p>695</text:p>
          </table:table-cell>
          <table:table-cell table:style-name="ce7" table:formula="of:=IF(ISBLANK([.BL93]);&quot;&quot;;[.BL93]+MAX([.BL195];[.BM195]))" office:value-type="float" office:value="651" calcext:value-type="float">
            <text:p>651</text:p>
          </table:table-cell>
          <table:table-cell table:style-name="ce7" table:formula="of:=IF(ISBLANK([.BM93]);&quot;&quot;;[.BM93]+MAX([.BM195];[.BN195]))" office:value-type="float" office:value="656" calcext:value-type="float">
            <text:p>656</text:p>
          </table:table-cell>
          <table:table-cell table:style-name="ce7" table:formula="of:=IF(ISBLANK([.BN93]);&quot;&quot;;[.BN93]+MAX([.BN195];[.BO195]))" office:value-type="float" office:value="606" calcext:value-type="float">
            <text:p>606</text:p>
          </table:table-cell>
          <table:table-cell table:style-name="ce7" table:formula="of:=IF(ISBLANK([.BO93]);&quot;&quot;;[.BO93]+MAX([.BO195];[.BP195]))" office:value-type="float" office:value="650" calcext:value-type="float">
            <text:p>650</text:p>
          </table:table-cell>
          <table:table-cell table:style-name="ce7" table:formula="of:=IF(ISBLANK([.BP93]);&quot;&quot;;[.BP93]+MAX([.BP195];[.BQ195]))" office:value-type="float" office:value="681" calcext:value-type="float">
            <text:p>681</text:p>
          </table:table-cell>
          <table:table-cell table:style-name="ce7" table:formula="of:=IF(ISBLANK([.BQ93]);&quot;&quot;;[.BQ93]+MAX([.BQ195];[.BR195]))" office:value-type="float" office:value="622" calcext:value-type="float">
            <text:p>622</text:p>
          </table:table-cell>
          <table:table-cell table:style-name="ce7" table:formula="of:=IF(ISBLANK([.BR93]);&quot;&quot;;[.BR93]+MAX([.BR195];[.BS195]))" office:value-type="float" office:value="634" calcext:value-type="float">
            <text:p>634</text:p>
          </table:table-cell>
          <table:table-cell table:style-name="ce7" table:formula="of:=IF(ISBLANK([.BS93]);&quot;&quot;;[.BS93]+MAX([.BS195];[.BT195]))" office:value-type="float" office:value="541" calcext:value-type="float">
            <text:p>541</text:p>
          </table:table-cell>
          <table:table-cell table:style-name="ce7" table:formula="of:=IF(ISBLANK([.BT93]);&quot;&quot;;[.BT93]+MAX([.BT195];[.BU195]))" office:value-type="float" office:value="581" calcext:value-type="float">
            <text:p>581</text:p>
          </table:table-cell>
          <table:table-cell table:style-name="ce7" table:formula="of:=IF(ISBLANK([.BU93]);&quot;&quot;;[.BU93]+MAX([.BU195];[.BV195]))" office:value-type="float" office:value="531" calcext:value-type="float">
            <text:p>531</text:p>
          </table:table-cell>
          <table:table-cell table:style-name="ce7" table:formula="of:=IF(ISBLANK([.BV93]);&quot;&quot;;[.BV93]+MAX([.BV195];[.BW195]))" office:value-type="float" office:value="538" calcext:value-type="float">
            <text:p>538</text:p>
          </table:table-cell>
          <table:table-cell table:style-name="ce7" table:formula="of:=IF(ISBLANK([.BW93]);&quot;&quot;;[.BW93]+MAX([.BW195];[.BX195]))" office:value-type="float" office:value="646" calcext:value-type="float">
            <text:p>646</text:p>
          </table:table-cell>
          <table:table-cell table:style-name="ce7" table:formula="of:=IF(ISBLANK([.BX93]);&quot;&quot;;[.BX93]+MAX([.BX195];[.BY195]))" office:value-type="float" office:value="609" calcext:value-type="float">
            <text:p>609</text:p>
          </table:table-cell>
          <table:table-cell table:style-name="ce7" table:formula="of:=IF(ISBLANK([.BY93]);&quot;&quot;;[.BY93]+MAX([.BY195];[.BZ195]))" office:value-type="float" office:value="571" calcext:value-type="float">
            <text:p>571</text:p>
          </table:table-cell>
          <table:table-cell table:style-name="ce7" table:formula="of:=IF(ISBLANK([.BZ93]);&quot;&quot;;[.BZ93]+MAX([.BZ195];[.CA195]))" office:value-type="float" office:value="611" calcext:value-type="float">
            <text:p>611</text:p>
          </table:table-cell>
          <table:table-cell table:style-name="ce7" table:formula="of:=IF(ISBLANK([.CA93]);&quot;&quot;;[.CA93]+MAX([.CA195];[.CB195]))" office:value-type="float" office:value="672" calcext:value-type="float">
            <text:p>672</text:p>
          </table:table-cell>
          <table:table-cell table:style-name="ce7" table:formula="of:=IF(ISBLANK([.CB93]);&quot;&quot;;[.CB93]+MAX([.CB195];[.CC195]))" office:value-type="float" office:value="658" calcext:value-type="float">
            <text:p>658</text:p>
          </table:table-cell>
          <table:table-cell table:style-name="ce7" table:formula="of:=IF(ISBLANK([.CC93]);&quot;&quot;;[.CC93]+MAX([.CC195];[.CD195]))" office:value-type="float" office:value="688" calcext:value-type="float">
            <text:p>688</text:p>
          </table:table-cell>
          <table:table-cell table:style-name="ce7" table:formula="of:=IF(ISBLANK([.CD93]);&quot;&quot;;[.CD93]+MAX([.CD195];[.CE195]))" office:value-type="float" office:value="644" calcext:value-type="float">
            <text:p>644</text:p>
          </table:table-cell>
          <table:table-cell table:style-name="ce7" table:formula="of:=IF(ISBLANK([.CE93]);&quot;&quot;;[.CE93]+MAX([.CE195];[.CF195]))" office:value-type="float" office:value="620" calcext:value-type="float">
            <text:p>620</text:p>
          </table:table-cell>
          <table:table-cell table:style-name="ce7" table:formula="of:=IF(ISBLANK([.CF93]);&quot;&quot;;[.CF93]+MAX([.CF195];[.CG195]))" office:value-type="float" office:value="517" calcext:value-type="float">
            <text:p>517</text:p>
          </table:table-cell>
          <table:table-cell table:style-name="ce7" table:formula="of:=IF(ISBLANK([.CG93]);&quot;&quot;;[.CG93]+MAX([.CG195];[.CH195]))" office:value-type="float" office:value="567" calcext:value-type="float">
            <text:p>567</text:p>
          </table:table-cell>
          <table:table-cell table:style-name="ce7" table:formula="of:=IF(ISBLANK([.CH93]);&quot;&quot;;[.CH93]+MAX([.CH195];[.CI195]))" office:value-type="float" office:value="586" calcext:value-type="float">
            <text:p>586</text:p>
          </table:table-cell>
          <table:table-cell table:style-name="ce7" table:formula="of:=IF(ISBLANK([.CI93]);&quot;&quot;;[.CI93]+MAX([.CI195];[.CJ195]))" office:value-type="float" office:value="537" calcext:value-type="float">
            <text:p>537</text:p>
          </table:table-cell>
          <table:table-cell table:style-name="ce7" table:formula="of:=IF(ISBLANK([.CJ93]);&quot;&quot;;[.CJ93]+MAX([.CJ195];[.CK195]))" office:value-type="float" office:value="569" calcext:value-type="float">
            <text:p>569</text:p>
          </table:table-cell>
          <table:table-cell table:style-name="ce7" table:formula="of:=IF(ISBLANK([.CK93]);&quot;&quot;;[.CK93]+MAX([.CK195];[.CL195]))" office:value-type="float" office:value="516" calcext:value-type="float">
            <text:p>516</text:p>
          </table:table-cell>
          <table:table-cell table:style-name="ce7" table:formula="of:=IF(ISBLANK([.CL93]);&quot;&quot;;[.CL93]+MAX([.CL195];[.CM195]))" office:value-type="float" office:value="587" calcext:value-type="float">
            <text:p>587</text:p>
          </table:table-cell>
          <table:table-cell table:style-name="ce7" table:formula="of:=IF(ISBLANK([.CM93]);&quot;&quot;;[.CM93]+MAX([.CM195];[.CN195]))" office:value-type="float" office:value="598" calcext:value-type="float">
            <text:p>598</text:p>
          </table:table-cell>
          <table:table-cell table:style-name="ce7" table:formula="of:=IF(ISBLANK([.CN93]);&quot;&quot;;[.CN93]+MAX([.CN195];[.CO195]))" office:value-type="float" office:value="582" calcext:value-type="float">
            <text:p>582</text:p>
          </table:table-cell>
          <table:table-cell table:style-name="ce7" table:formula="of:=IF(ISBLANK([.CO93]);&quot;&quot;;[.CO93]+MAX([.CO195];[.CP195]))">
            <text:p/>
          </table:table-cell>
          <table:table-cell table:style-name="ce7" table:formula="of:=IF(ISBLANK([.CP93]);&quot;&quot;;[.CP93]+MAX([.CP195];[.CQ195]))">
            <text:p/>
          </table:table-cell>
          <table:table-cell table:style-name="ce7" table:formula="of:=IF(ISBLANK([.CQ93]);&quot;&quot;;[.CQ93]+MAX([.CQ195];[.CR195]))">
            <text:p/>
          </table:table-cell>
          <table:table-cell table:style-name="ce7" table:formula="of:=IF(ISBLANK([.CR93]);&quot;&quot;;[.CR93]+MAX([.CR195];[.CS195]))">
            <text:p/>
          </table:table-cell>
          <table:table-cell table:style-name="ce7" table:formula="of:=IF(ISBLANK([.CS93]);&quot;&quot;;[.CS93]+MAX([.CS195];[.CT195]))">
            <text:p/>
          </table:table-cell>
          <table:table-cell table:style-name="ce7" table:formula="of:=IF(ISBLANK([.CT93]);&quot;&quot;;[.CT93]+MAX([.CT195];[.CU195]))">
            <text:p/>
          </table:table-cell>
          <table:table-cell table:style-name="ce7" table:formula="of:=IF(ISBLANK([.CU93]);&quot;&quot;;[.CU93]+MAX([.CU195];[.CV195]))">
            <text:p/>
          </table:table-cell>
          <table:table-cell table:formula="of:=IF(ISBLANK([.CV93]);&quot;&quot;;[.CV93]+MAX([.CV195];[.CW195]))">
            <text:p/>
          </table:table-cell>
        </table:table-row>
        <table:table-row table:style-name="ro1">
          <table:table-cell table:formula="of:=IF(ISBLANK([.A94]);&quot;&quot;;[.A94]+MAX([.A196];[.B196]))" office:value-type="float" office:value="550" calcext:value-type="float">
            <text:p>550</text:p>
          </table:table-cell>
          <table:table-cell table:style-name="ce7" table:formula="of:=IF(ISBLANK([.B94]);&quot;&quot;;[.B94]+MAX([.B196];[.C196]))" office:value-type="float" office:value="539" calcext:value-type="float">
            <text:p>539</text:p>
          </table:table-cell>
          <table:table-cell table:style-name="ce7" table:formula="of:=IF(ISBLANK([.C94]);&quot;&quot;;[.C94]+MAX([.C196];[.D196]))" office:value-type="float" office:value="543" calcext:value-type="float">
            <text:p>543</text:p>
          </table:table-cell>
          <table:table-cell table:style-name="ce7" table:formula="of:=IF(ISBLANK([.D94]);&quot;&quot;;[.D94]+MAX([.D196];[.E196]))" office:value-type="float" office:value="513" calcext:value-type="float">
            <text:p>513</text:p>
          </table:table-cell>
          <table:table-cell table:style-name="ce7" table:formula="of:=IF(ISBLANK([.E94]);&quot;&quot;;[.E94]+MAX([.E196];[.F196]))" office:value-type="float" office:value="390" calcext:value-type="float">
            <text:p>390</text:p>
          </table:table-cell>
          <table:table-cell table:style-name="ce7" table:formula="of:=IF(ISBLANK([.F94]);&quot;&quot;;[.F94]+MAX([.F196];[.G196]))" office:value-type="float" office:value="426" calcext:value-type="float">
            <text:p>426</text:p>
          </table:table-cell>
          <table:table-cell table:style-name="ce7" table:formula="of:=IF(ISBLANK([.G94]);&quot;&quot;;[.G94]+MAX([.G196];[.H196]))" office:value-type="float" office:value="399" calcext:value-type="float">
            <text:p>399</text:p>
          </table:table-cell>
          <table:table-cell table:style-name="ce7" table:formula="of:=IF(ISBLANK([.H94]);&quot;&quot;;[.H94]+MAX([.H196];[.I196]))" office:value-type="float" office:value="401" calcext:value-type="float">
            <text:p>401</text:p>
          </table:table-cell>
          <table:table-cell table:style-name="ce7" table:formula="of:=IF(ISBLANK([.I94]);&quot;&quot;;[.I94]+MAX([.I196];[.J196]))" office:value-type="float" office:value="443" calcext:value-type="float">
            <text:p>443</text:p>
          </table:table-cell>
          <table:table-cell table:style-name="ce7" table:formula="of:=IF(ISBLANK([.J94]);&quot;&quot;;[.J94]+MAX([.J196];[.K196]))" office:value-type="float" office:value="532" calcext:value-type="float">
            <text:p>532</text:p>
          </table:table-cell>
          <table:table-cell table:style-name="ce7" table:formula="of:=IF(ISBLANK([.K94]);&quot;&quot;;[.K94]+MAX([.K196];[.L196]))" office:value-type="float" office:value="507" calcext:value-type="float">
            <text:p>507</text:p>
          </table:table-cell>
          <table:table-cell table:style-name="ce7" table:formula="of:=IF(ISBLANK([.L94]);&quot;&quot;;[.L94]+MAX([.L196];[.M196]))" office:value-type="float" office:value="545" calcext:value-type="float">
            <text:p>545</text:p>
          </table:table-cell>
          <table:table-cell table:style-name="ce7" table:formula="of:=IF(ISBLANK([.M94]);&quot;&quot;;[.M94]+MAX([.M196];[.N196]))" office:value-type="float" office:value="516" calcext:value-type="float">
            <text:p>516</text:p>
          </table:table-cell>
          <table:table-cell table:style-name="ce7" table:formula="of:=IF(ISBLANK([.N94]);&quot;&quot;;[.N94]+MAX([.N196];[.O196]))" office:value-type="float" office:value="476" calcext:value-type="float">
            <text:p>476</text:p>
          </table:table-cell>
          <table:table-cell table:style-name="ce7" table:formula="of:=IF(ISBLANK([.O94]);&quot;&quot;;[.O94]+MAX([.O196];[.P196]))" office:value-type="float" office:value="445" calcext:value-type="float">
            <text:p>445</text:p>
          </table:table-cell>
          <table:table-cell table:style-name="ce7" table:formula="of:=IF(ISBLANK([.P94]);&quot;&quot;;[.P94]+MAX([.P196];[.Q196]))" office:value-type="float" office:value="478" calcext:value-type="float">
            <text:p>478</text:p>
          </table:table-cell>
          <table:table-cell table:style-name="ce7" table:formula="of:=IF(ISBLANK([.Q94]);&quot;&quot;;[.Q94]+MAX([.Q196];[.R196]))" office:value-type="float" office:value="500" calcext:value-type="float">
            <text:p>500</text:p>
          </table:table-cell>
          <table:table-cell table:style-name="ce7" table:formula="of:=IF(ISBLANK([.R94]);&quot;&quot;;[.R94]+MAX([.R196];[.S196]))" office:value-type="float" office:value="479" calcext:value-type="float">
            <text:p>479</text:p>
          </table:table-cell>
          <table:table-cell table:style-name="ce7" table:formula="of:=IF(ISBLANK([.S94]);&quot;&quot;;[.S94]+MAX([.S196];[.T196]))" office:value-type="float" office:value="455" calcext:value-type="float">
            <text:p>455</text:p>
          </table:table-cell>
          <table:table-cell table:style-name="ce7" table:formula="of:=IF(ISBLANK([.T94]);&quot;&quot;;[.T94]+MAX([.T196];[.U196]))" office:value-type="float" office:value="438" calcext:value-type="float">
            <text:p>438</text:p>
          </table:table-cell>
          <table:table-cell table:style-name="ce7" table:formula="of:=IF(ISBLANK([.U94]);&quot;&quot;;[.U94]+MAX([.U196];[.V196]))" office:value-type="float" office:value="526" calcext:value-type="float">
            <text:p>526</text:p>
          </table:table-cell>
          <table:table-cell table:style-name="ce7" table:formula="of:=IF(ISBLANK([.V94]);&quot;&quot;;[.V94]+MAX([.V196];[.W196]))" office:value-type="float" office:value="496" calcext:value-type="float">
            <text:p>496</text:p>
          </table:table-cell>
          <table:table-cell table:style-name="ce7" table:formula="of:=IF(ISBLANK([.W94]);&quot;&quot;;[.W94]+MAX([.W196];[.X196]))" office:value-type="float" office:value="529" calcext:value-type="float">
            <text:p>529</text:p>
          </table:table-cell>
          <table:table-cell table:style-name="ce7" table:formula="of:=IF(ISBLANK([.X94]);&quot;&quot;;[.X94]+MAX([.X196];[.Y196]))" office:value-type="float" office:value="564" calcext:value-type="float">
            <text:p>564</text:p>
          </table:table-cell>
          <table:table-cell table:style-name="ce7" table:formula="of:=IF(ISBLANK([.Y94]);&quot;&quot;;[.Y94]+MAX([.Y196];[.Z196]))" office:value-type="float" office:value="570" calcext:value-type="float">
            <text:p>570</text:p>
          </table:table-cell>
          <table:table-cell table:style-name="ce7" table:formula="of:=IF(ISBLANK([.Z94]);&quot;&quot;;[.Z94]+MAX([.Z196];[.AA196]))" office:value-type="float" office:value="535" calcext:value-type="float">
            <text:p>535</text:p>
          </table:table-cell>
          <table:table-cell table:style-name="ce7" table:formula="of:=IF(ISBLANK([.AA94]);&quot;&quot;;[.AA94]+MAX([.AA196];[.AB196]))" office:value-type="float" office:value="565" calcext:value-type="float">
            <text:p>565</text:p>
          </table:table-cell>
          <table:table-cell table:style-name="ce7" table:formula="of:=IF(ISBLANK([.AB94]);&quot;&quot;;[.AB94]+MAX([.AB196];[.AC196]))" office:value-type="float" office:value="532" calcext:value-type="float">
            <text:p>532</text:p>
          </table:table-cell>
          <table:table-cell table:style-name="ce7" table:formula="of:=IF(ISBLANK([.AC94]);&quot;&quot;;[.AC94]+MAX([.AC196];[.AD196]))" office:value-type="float" office:value="577" calcext:value-type="float">
            <text:p>577</text:p>
          </table:table-cell>
          <table:table-cell table:style-name="ce7" table:formula="of:=IF(ISBLANK([.AD94]);&quot;&quot;;[.AD94]+MAX([.AD196];[.AE196]))" office:value-type="float" office:value="509" calcext:value-type="float">
            <text:p>509</text:p>
          </table:table-cell>
          <table:table-cell table:style-name="ce7" table:formula="of:=IF(ISBLANK([.AE94]);&quot;&quot;;[.AE94]+MAX([.AE196];[.AF196]))" office:value-type="float" office:value="502" calcext:value-type="float">
            <text:p>502</text:p>
          </table:table-cell>
          <table:table-cell table:style-name="ce7" table:formula="of:=IF(ISBLANK([.AF94]);&quot;&quot;;[.AF94]+MAX([.AF196];[.AG196]))" office:value-type="float" office:value="512" calcext:value-type="float">
            <text:p>512</text:p>
          </table:table-cell>
          <table:table-cell table:style-name="ce7" table:formula="of:=IF(ISBLANK([.AG94]);&quot;&quot;;[.AG94]+MAX([.AG196];[.AH196]))" office:value-type="float" office:value="496" calcext:value-type="float">
            <text:p>496</text:p>
          </table:table-cell>
          <table:table-cell table:style-name="ce7" table:formula="of:=IF(ISBLANK([.AH94]);&quot;&quot;;[.AH94]+MAX([.AH196];[.AI196]))" office:value-type="float" office:value="548" calcext:value-type="float">
            <text:p>548</text:p>
          </table:table-cell>
          <table:table-cell table:style-name="ce7" table:formula="of:=IF(ISBLANK([.AI94]);&quot;&quot;;[.AI94]+MAX([.AI196];[.AJ196]))" office:value-type="float" office:value="516" calcext:value-type="float">
            <text:p>516</text:p>
          </table:table-cell>
          <table:table-cell table:style-name="ce7" table:formula="of:=IF(ISBLANK([.AJ94]);&quot;&quot;;[.AJ94]+MAX([.AJ196];[.AK196]))" office:value-type="float" office:value="543" calcext:value-type="float">
            <text:p>543</text:p>
          </table:table-cell>
          <table:table-cell table:style-name="ce7" table:formula="of:=IF(ISBLANK([.AK94]);&quot;&quot;;[.AK94]+MAX([.AK196];[.AL196]))" office:value-type="float" office:value="521" calcext:value-type="float">
            <text:p>521</text:p>
          </table:table-cell>
          <table:table-cell table:style-name="ce7" table:formula="of:=IF(ISBLANK([.AL94]);&quot;&quot;;[.AL94]+MAX([.AL196];[.AM196]))" office:value-type="float" office:value="550" calcext:value-type="float">
            <text:p>550</text:p>
          </table:table-cell>
          <table:table-cell table:style-name="ce7" table:formula="of:=IF(ISBLANK([.AM94]);&quot;&quot;;[.AM94]+MAX([.AM196];[.AN196]))" office:value-type="float" office:value="547" calcext:value-type="float">
            <text:p>547</text:p>
          </table:table-cell>
          <table:table-cell table:style-name="ce7" table:formula="of:=IF(ISBLANK([.AN94]);&quot;&quot;;[.AN94]+MAX([.AN196];[.AO196]))" office:value-type="float" office:value="545" calcext:value-type="float">
            <text:p>545</text:p>
          </table:table-cell>
          <table:table-cell table:style-name="ce7" table:formula="of:=IF(ISBLANK([.AO94]);&quot;&quot;;[.AO94]+MAX([.AO196];[.AP196]))" office:value-type="float" office:value="581" calcext:value-type="float">
            <text:p>581</text:p>
          </table:table-cell>
          <table:table-cell table:style-name="ce7" table:formula="of:=IF(ISBLANK([.AP94]);&quot;&quot;;[.AP94]+MAX([.AP196];[.AQ196]))" office:value-type="float" office:value="570" calcext:value-type="float">
            <text:p>570</text:p>
          </table:table-cell>
          <table:table-cell table:style-name="ce7" table:formula="of:=IF(ISBLANK([.AQ94]);&quot;&quot;;[.AQ94]+MAX([.AQ196];[.AR196]))" office:value-type="float" office:value="596" calcext:value-type="float">
            <text:p>596</text:p>
          </table:table-cell>
          <table:table-cell table:style-name="ce7" table:formula="of:=IF(ISBLANK([.AR94]);&quot;&quot;;[.AR94]+MAX([.AR196];[.AS196]))" office:value-type="float" office:value="570" calcext:value-type="float">
            <text:p>570</text:p>
          </table:table-cell>
          <table:table-cell table:style-name="ce7" table:formula="of:=IF(ISBLANK([.AS94]);&quot;&quot;;[.AS94]+MAX([.AS196];[.AT196]))" office:value-type="float" office:value="580" calcext:value-type="float">
            <text:p>580</text:p>
          </table:table-cell>
          <table:table-cell table:style-name="ce7" table:formula="of:=IF(ISBLANK([.AT94]);&quot;&quot;;[.AT94]+MAX([.AT196];[.AU196]))" office:value-type="float" office:value="538" calcext:value-type="float">
            <text:p>538</text:p>
          </table:table-cell>
          <table:table-cell table:style-name="ce7" table:formula="of:=IF(ISBLANK([.AU94]);&quot;&quot;;[.AU94]+MAX([.AU196];[.AV196]))" office:value-type="float" office:value="589" calcext:value-type="float">
            <text:p>589</text:p>
          </table:table-cell>
          <table:table-cell table:style-name="ce7" table:formula="of:=IF(ISBLANK([.AV94]);&quot;&quot;;[.AV94]+MAX([.AV196];[.AW196]))" office:value-type="float" office:value="603" calcext:value-type="float">
            <text:p>603</text:p>
          </table:table-cell>
          <table:table-cell table:style-name="ce7" table:formula="of:=IF(ISBLANK([.AW94]);&quot;&quot;;[.AW94]+MAX([.AW196];[.AX196]))" office:value-type="float" office:value="671" calcext:value-type="float">
            <text:p>671</text:p>
          </table:table-cell>
          <table:table-cell table:style-name="ce7" table:formula="of:=IF(ISBLANK([.AX94]);&quot;&quot;;[.AX94]+MAX([.AX196];[.AY196]))" office:value-type="float" office:value="582" calcext:value-type="float">
            <text:p>582</text:p>
          </table:table-cell>
          <table:table-cell table:style-name="ce7" table:formula="of:=IF(ISBLANK([.AY94]);&quot;&quot;;[.AY94]+MAX([.AY196];[.AZ196]))" office:value-type="float" office:value="548" calcext:value-type="float">
            <text:p>548</text:p>
          </table:table-cell>
          <table:table-cell table:style-name="ce7" table:formula="of:=IF(ISBLANK([.AZ94]);&quot;&quot;;[.AZ94]+MAX([.AZ196];[.BA196]))" office:value-type="float" office:value="604" calcext:value-type="float">
            <text:p>604</text:p>
          </table:table-cell>
          <table:table-cell table:style-name="ce7" table:formula="of:=IF(ISBLANK([.BA94]);&quot;&quot;;[.BA94]+MAX([.BA196];[.BB196]))" office:value-type="float" office:value="539" calcext:value-type="float">
            <text:p>539</text:p>
          </table:table-cell>
          <table:table-cell table:style-name="ce7" table:formula="of:=IF(ISBLANK([.BB94]);&quot;&quot;;[.BB94]+MAX([.BB196];[.BC196]))" office:value-type="float" office:value="632" calcext:value-type="float">
            <text:p>632</text:p>
          </table:table-cell>
          <table:table-cell table:style-name="ce7" table:formula="of:=IF(ISBLANK([.BC94]);&quot;&quot;;[.BC94]+MAX([.BC196];[.BD196]))" office:value-type="float" office:value="635" calcext:value-type="float">
            <text:p>635</text:p>
          </table:table-cell>
          <table:table-cell table:style-name="ce7" table:formula="of:=IF(ISBLANK([.BD94]);&quot;&quot;;[.BD94]+MAX([.BD196];[.BE196]))" office:value-type="float" office:value="554" calcext:value-type="float">
            <text:p>554</text:p>
          </table:table-cell>
          <table:table-cell table:style-name="ce7" table:formula="of:=IF(ISBLANK([.BE94]);&quot;&quot;;[.BE94]+MAX([.BE196];[.BF196]))" office:value-type="float" office:value="570" calcext:value-type="float">
            <text:p>570</text:p>
          </table:table-cell>
          <table:table-cell table:style-name="ce7" table:formula="of:=IF(ISBLANK([.BF94]);&quot;&quot;;[.BF94]+MAX([.BF196];[.BG196]))" office:value-type="float" office:value="525" calcext:value-type="float">
            <text:p>525</text:p>
          </table:table-cell>
          <table:table-cell table:style-name="ce7" table:formula="of:=IF(ISBLANK([.BG94]);&quot;&quot;;[.BG94]+MAX([.BG196];[.BH196]))" office:value-type="float" office:value="527" calcext:value-type="float">
            <text:p>527</text:p>
          </table:table-cell>
          <table:table-cell table:style-name="ce7" table:formula="of:=IF(ISBLANK([.BH94]);&quot;&quot;;[.BH94]+MAX([.BH196];[.BI196]))" office:value-type="float" office:value="529" calcext:value-type="float">
            <text:p>529</text:p>
          </table:table-cell>
          <table:table-cell table:style-name="ce7" table:formula="of:=IF(ISBLANK([.BI94]);&quot;&quot;;[.BI94]+MAX([.BI196];[.BJ196]))" office:value-type="float" office:value="583" calcext:value-type="float">
            <text:p>583</text:p>
          </table:table-cell>
          <table:table-cell table:style-name="ce7" table:formula="of:=IF(ISBLANK([.BJ94]);&quot;&quot;;[.BJ94]+MAX([.BJ196];[.BK196]))" office:value-type="float" office:value="577" calcext:value-type="float">
            <text:p>577</text:p>
          </table:table-cell>
          <table:table-cell table:style-name="ce7" table:formula="of:=IF(ISBLANK([.BK94]);&quot;&quot;;[.BK94]+MAX([.BK196];[.BL196]))" office:value-type="float" office:value="584" calcext:value-type="float">
            <text:p>584</text:p>
          </table:table-cell>
          <table:table-cell table:style-name="ce7" table:formula="of:=IF(ISBLANK([.BL94]);&quot;&quot;;[.BL94]+MAX([.BL196];[.BM196]))" office:value-type="float" office:value="635" calcext:value-type="float">
            <text:p>635</text:p>
          </table:table-cell>
          <table:table-cell table:style-name="ce7" table:formula="of:=IF(ISBLANK([.BM94]);&quot;&quot;;[.BM94]+MAX([.BM196];[.BN196]))" office:value-type="float" office:value="634" calcext:value-type="float">
            <text:p>634</text:p>
          </table:table-cell>
          <table:table-cell table:style-name="ce7" table:formula="of:=IF(ISBLANK([.BN94]);&quot;&quot;;[.BN94]+MAX([.BN196];[.BO196]))" office:value-type="float" office:value="573" calcext:value-type="float">
            <text:p>573</text:p>
          </table:table-cell>
          <table:table-cell table:style-name="ce7" table:formula="of:=IF(ISBLANK([.BO94]);&quot;&quot;;[.BO94]+MAX([.BO196];[.BP196]))" office:value-type="float" office:value="567" calcext:value-type="float">
            <text:p>567</text:p>
          </table:table-cell>
          <table:table-cell table:style-name="ce7" table:formula="of:=IF(ISBLANK([.BP94]);&quot;&quot;;[.BP94]+MAX([.BP196];[.BQ196]))" office:value-type="float" office:value="553" calcext:value-type="float">
            <text:p>553</text:p>
          </table:table-cell>
          <table:table-cell table:style-name="ce7" table:formula="of:=IF(ISBLANK([.BQ94]);&quot;&quot;;[.BQ94]+MAX([.BQ196];[.BR196]))" office:value-type="float" office:value="611" calcext:value-type="float">
            <text:p>611</text:p>
          </table:table-cell>
          <table:table-cell table:style-name="ce7" table:formula="of:=IF(ISBLANK([.BR94]);&quot;&quot;;[.BR94]+MAX([.BR196];[.BS196]))" office:value-type="float" office:value="602" calcext:value-type="float">
            <text:p>602</text:p>
          </table:table-cell>
          <table:table-cell table:style-name="ce7" table:formula="of:=IF(ISBLANK([.BS94]);&quot;&quot;;[.BS94]+MAX([.BS196];[.BT196]))" office:value-type="float" office:value="473" calcext:value-type="float">
            <text:p>473</text:p>
          </table:table-cell>
          <table:table-cell table:style-name="ce7" table:formula="of:=IF(ISBLANK([.BT94]);&quot;&quot;;[.BT94]+MAX([.BT196];[.BU196]))" office:value-type="float" office:value="531" calcext:value-type="float">
            <text:p>531</text:p>
          </table:table-cell>
          <table:table-cell table:style-name="ce7" table:formula="of:=IF(ISBLANK([.BU94]);&quot;&quot;;[.BU94]+MAX([.BU196];[.BV196]))" office:value-type="float" office:value="480" calcext:value-type="float">
            <text:p>480</text:p>
          </table:table-cell>
          <table:table-cell table:style-name="ce7" table:formula="of:=IF(ISBLANK([.BV94]);&quot;&quot;;[.BV94]+MAX([.BV196];[.BW196]))" office:value-type="float" office:value="502" calcext:value-type="float">
            <text:p>502</text:p>
          </table:table-cell>
          <table:table-cell table:style-name="ce7" table:formula="of:=IF(ISBLANK([.BW94]);&quot;&quot;;[.BW94]+MAX([.BW196];[.BX196]))" office:value-type="float" office:value="508" calcext:value-type="float">
            <text:p>508</text:p>
          </table:table-cell>
          <table:table-cell table:style-name="ce7" table:formula="of:=IF(ISBLANK([.BX94]);&quot;&quot;;[.BX94]+MAX([.BX196];[.BY196]))" office:value-type="float" office:value="563" calcext:value-type="float">
            <text:p>563</text:p>
          </table:table-cell>
          <table:table-cell table:style-name="ce7" table:formula="of:=IF(ISBLANK([.BY94]);&quot;&quot;;[.BY94]+MAX([.BY196];[.BZ196]))" office:value-type="float" office:value="560" calcext:value-type="float">
            <text:p>560</text:p>
          </table:table-cell>
          <table:table-cell table:style-name="ce7" table:formula="of:=IF(ISBLANK([.BZ94]);&quot;&quot;;[.BZ94]+MAX([.BZ196];[.CA196]))" office:value-type="float" office:value="545" calcext:value-type="float">
            <text:p>545</text:p>
          </table:table-cell>
          <table:table-cell table:style-name="ce7" table:formula="of:=IF(ISBLANK([.CA94]);&quot;&quot;;[.CA94]+MAX([.CA196];[.CB196]))" office:value-type="float" office:value="606" calcext:value-type="float">
            <text:p>606</text:p>
          </table:table-cell>
          <table:table-cell table:style-name="ce7" table:formula="of:=IF(ISBLANK([.CB94]);&quot;&quot;;[.CB94]+MAX([.CB196];[.CC196]))" office:value-type="float" office:value="641" calcext:value-type="float">
            <text:p>641</text:p>
          </table:table-cell>
          <table:table-cell table:style-name="ce7" table:formula="of:=IF(ISBLANK([.CC94]);&quot;&quot;;[.CC94]+MAX([.CC196];[.CD196]))" office:value-type="float" office:value="586" calcext:value-type="float">
            <text:p>586</text:p>
          </table:table-cell>
          <table:table-cell table:style-name="ce7" table:formula="of:=IF(ISBLANK([.CD94]);&quot;&quot;;[.CD94]+MAX([.CD196];[.CE196]))" office:value-type="float" office:value="602" calcext:value-type="float">
            <text:p>602</text:p>
          </table:table-cell>
          <table:table-cell table:style-name="ce7" table:formula="of:=IF(ISBLANK([.CE94]);&quot;&quot;;[.CE94]+MAX([.CE196];[.CF196]))" office:value-type="float" office:value="571" calcext:value-type="float">
            <text:p>571</text:p>
          </table:table-cell>
          <table:table-cell table:style-name="ce7" table:formula="of:=IF(ISBLANK([.CF94]);&quot;&quot;;[.CF94]+MAX([.CF196];[.CG196]))" office:value-type="float" office:value="495" calcext:value-type="float">
            <text:p>495</text:p>
          </table:table-cell>
          <table:table-cell table:style-name="ce7" table:formula="of:=IF(ISBLANK([.CG94]);&quot;&quot;;[.CG94]+MAX([.CG196];[.CH196]))" office:value-type="float" office:value="516" calcext:value-type="float">
            <text:p>516</text:p>
          </table:table-cell>
          <table:table-cell table:style-name="ce7" table:formula="of:=IF(ISBLANK([.CH94]);&quot;&quot;;[.CH94]+MAX([.CH196];[.CI196]))" office:value-type="float" office:value="523" calcext:value-type="float">
            <text:p>523</text:p>
          </table:table-cell>
          <table:table-cell table:style-name="ce7" table:formula="of:=IF(ISBLANK([.CI94]);&quot;&quot;;[.CI94]+MAX([.CI196];[.CJ196]))" office:value-type="float" office:value="505" calcext:value-type="float">
            <text:p>505</text:p>
          </table:table-cell>
          <table:table-cell table:style-name="ce7" table:formula="of:=IF(ISBLANK([.CJ94]);&quot;&quot;;[.CJ94]+MAX([.CJ196];[.CK196]))" office:value-type="float" office:value="509" calcext:value-type="float">
            <text:p>509</text:p>
          </table:table-cell>
          <table:table-cell table:style-name="ce7" table:formula="of:=IF(ISBLANK([.CK94]);&quot;&quot;;[.CK94]+MAX([.CK196];[.CL196]))" office:value-type="float" office:value="509" calcext:value-type="float">
            <text:p>509</text:p>
          </table:table-cell>
          <table:table-cell table:style-name="ce7" table:formula="of:=IF(ISBLANK([.CL94]);&quot;&quot;;[.CL94]+MAX([.CL196];[.CM196]))" office:value-type="float" office:value="509" calcext:value-type="float">
            <text:p>509</text:p>
          </table:table-cell>
          <table:table-cell table:style-name="ce7" table:formula="of:=IF(ISBLANK([.CM94]);&quot;&quot;;[.CM94]+MAX([.CM196];[.CN196]))" office:value-type="float" office:value="503" calcext:value-type="float">
            <text:p>503</text:p>
          </table:table-cell>
          <table:table-cell table:style-name="ce7" table:formula="of:=IF(ISBLANK([.CN94]);&quot;&quot;;[.CN94]+MAX([.CN196];[.CO196]))" office:value-type="float" office:value="478" calcext:value-type="float">
            <text:p>478</text:p>
          </table:table-cell>
          <table:table-cell table:style-name="ce7" table:formula="of:=IF(ISBLANK([.CO94]);&quot;&quot;;[.CO94]+MAX([.CO196];[.CP196]))" office:value-type="float" office:value="542" calcext:value-type="float">
            <text:p>542</text:p>
          </table:table-cell>
          <table:table-cell table:style-name="ce7" table:formula="of:=IF(ISBLANK([.CP94]);&quot;&quot;;[.CP94]+MAX([.CP196];[.CQ196]))">
            <text:p/>
          </table:table-cell>
          <table:table-cell table:style-name="ce7" table:formula="of:=IF(ISBLANK([.CQ94]);&quot;&quot;;[.CQ94]+MAX([.CQ196];[.CR196]))">
            <text:p/>
          </table:table-cell>
          <table:table-cell table:style-name="ce7" table:formula="of:=IF(ISBLANK([.CR94]);&quot;&quot;;[.CR94]+MAX([.CR196];[.CS196]))">
            <text:p/>
          </table:table-cell>
          <table:table-cell table:style-name="ce7" table:formula="of:=IF(ISBLANK([.CS94]);&quot;&quot;;[.CS94]+MAX([.CS196];[.CT196]))">
            <text:p/>
          </table:table-cell>
          <table:table-cell table:style-name="ce7" table:formula="of:=IF(ISBLANK([.CT94]);&quot;&quot;;[.CT94]+MAX([.CT196];[.CU196]))">
            <text:p/>
          </table:table-cell>
          <table:table-cell table:style-name="ce7" table:formula="of:=IF(ISBLANK([.CU94]);&quot;&quot;;[.CU94]+MAX([.CU196];[.CV196]))">
            <text:p/>
          </table:table-cell>
          <table:table-cell table:formula="of:=IF(ISBLANK([.CV94]);&quot;&quot;;[.CV94]+MAX([.CV196];[.CW196]))">
            <text:p/>
          </table:table-cell>
        </table:table-row>
        <table:table-row table:style-name="ro1">
          <table:table-cell table:formula="of:=IF(ISBLANK([.A95]);&quot;&quot;;[.A95]+MAX([.A197];[.B197]))" office:value-type="float" office:value="506" calcext:value-type="float">
            <text:p>506</text:p>
          </table:table-cell>
          <table:table-cell table:style-name="ce7" table:formula="of:=IF(ISBLANK([.B95]);&quot;&quot;;[.B95]+MAX([.B197];[.C197]))" office:value-type="float" office:value="478" calcext:value-type="float">
            <text:p>478</text:p>
          </table:table-cell>
          <table:table-cell table:style-name="ce7" table:formula="of:=IF(ISBLANK([.C95]);&quot;&quot;;[.C95]+MAX([.C197];[.D197]))" office:value-type="float" office:value="363" calcext:value-type="float">
            <text:p>363</text:p>
          </table:table-cell>
          <table:table-cell table:style-name="ce7" table:formula="of:=IF(ISBLANK([.D95]);&quot;&quot;;[.D95]+MAX([.D197];[.E197]))" office:value-type="float" office:value="454" calcext:value-type="float">
            <text:p>454</text:p>
          </table:table-cell>
          <table:table-cell table:style-name="ce7" table:formula="of:=IF(ISBLANK([.E95]);&quot;&quot;;[.E95]+MAX([.E197];[.F197]))" office:value-type="float" office:value="386" calcext:value-type="float">
            <text:p>386</text:p>
          </table:table-cell>
          <table:table-cell table:style-name="ce7" table:formula="of:=IF(ISBLANK([.F95]);&quot;&quot;;[.F95]+MAX([.F197];[.G197]))" office:value-type="float" office:value="377" calcext:value-type="float">
            <text:p>377</text:p>
          </table:table-cell>
          <table:table-cell table:style-name="ce7" table:formula="of:=IF(ISBLANK([.G95]);&quot;&quot;;[.G95]+MAX([.G197];[.H197]))" office:value-type="float" office:value="342" calcext:value-type="float">
            <text:p>342</text:p>
          </table:table-cell>
          <table:table-cell table:style-name="ce7" table:formula="of:=IF(ISBLANK([.H95]);&quot;&quot;;[.H95]+MAX([.H197];[.I197]))" office:value-type="float" office:value="348" calcext:value-type="float">
            <text:p>348</text:p>
          </table:table-cell>
          <table:table-cell table:style-name="ce7" table:formula="of:=IF(ISBLANK([.I95]);&quot;&quot;;[.I95]+MAX([.I197];[.J197]))" office:value-type="float" office:value="374" calcext:value-type="float">
            <text:p>374</text:p>
          </table:table-cell>
          <table:table-cell table:style-name="ce7" table:formula="of:=IF(ISBLANK([.J95]);&quot;&quot;;[.J95]+MAX([.J197];[.K197]))" office:value-type="float" office:value="367" calcext:value-type="float">
            <text:p>367</text:p>
          </table:table-cell>
          <table:table-cell table:style-name="ce7" table:formula="of:=IF(ISBLANK([.K95]);&quot;&quot;;[.K95]+MAX([.K197];[.L197]))" office:value-type="float" office:value="461" calcext:value-type="float">
            <text:p>461</text:p>
          </table:table-cell>
          <table:table-cell table:style-name="ce7" table:formula="of:=IF(ISBLANK([.L95]);&quot;&quot;;[.L95]+MAX([.L197];[.M197]))" office:value-type="float" office:value="448" calcext:value-type="float">
            <text:p>448</text:p>
          </table:table-cell>
          <table:table-cell table:style-name="ce7" table:formula="of:=IF(ISBLANK([.M95]);&quot;&quot;;[.M95]+MAX([.M197];[.N197]))" office:value-type="float" office:value="469" calcext:value-type="float">
            <text:p>469</text:p>
          </table:table-cell>
          <table:table-cell table:style-name="ce7" table:formula="of:=IF(ISBLANK([.N95]);&quot;&quot;;[.N95]+MAX([.N197];[.O197]))" office:value-type="float" office:value="472" calcext:value-type="float">
            <text:p>472</text:p>
          </table:table-cell>
          <table:table-cell table:style-name="ce7" table:formula="of:=IF(ISBLANK([.O95]);&quot;&quot;;[.O95]+MAX([.O197];[.P197]))" office:value-type="float" office:value="424" calcext:value-type="float">
            <text:p>424</text:p>
          </table:table-cell>
          <table:table-cell table:style-name="ce7" table:formula="of:=IF(ISBLANK([.P95]);&quot;&quot;;[.P95]+MAX([.P197];[.Q197]))" office:value-type="float" office:value="436" calcext:value-type="float">
            <text:p>436</text:p>
          </table:table-cell>
          <table:table-cell table:style-name="ce7" table:formula="of:=IF(ISBLANK([.Q95]);&quot;&quot;;[.Q95]+MAX([.Q197];[.R197]))" office:value-type="float" office:value="444" calcext:value-type="float">
            <text:p>444</text:p>
          </table:table-cell>
          <table:table-cell table:style-name="ce7" table:formula="of:=IF(ISBLANK([.R95]);&quot;&quot;;[.R95]+MAX([.R197];[.S197]))" office:value-type="float" office:value="423" calcext:value-type="float">
            <text:p>423</text:p>
          </table:table-cell>
          <table:table-cell table:style-name="ce7" table:formula="of:=IF(ISBLANK([.S95]);&quot;&quot;;[.S95]+MAX([.S197];[.T197]))" office:value-type="float" office:value="440" calcext:value-type="float">
            <text:p>440</text:p>
          </table:table-cell>
          <table:table-cell table:style-name="ce7" table:formula="of:=IF(ISBLANK([.T95]);&quot;&quot;;[.T95]+MAX([.T197];[.U197]))" office:value-type="float" office:value="397" calcext:value-type="float">
            <text:p>397</text:p>
          </table:table-cell>
          <table:table-cell table:style-name="ce7" table:formula="of:=IF(ISBLANK([.U95]);&quot;&quot;;[.U95]+MAX([.U197];[.V197]))" office:value-type="float" office:value="432" calcext:value-type="float">
            <text:p>432</text:p>
          </table:table-cell>
          <table:table-cell table:style-name="ce7" table:formula="of:=IF(ISBLANK([.V95]);&quot;&quot;;[.V95]+MAX([.V197];[.W197]))" office:value-type="float" office:value="404" calcext:value-type="float">
            <text:p>404</text:p>
          </table:table-cell>
          <table:table-cell table:style-name="ce7" table:formula="of:=IF(ISBLANK([.W95]);&quot;&quot;;[.W95]+MAX([.W197];[.X197]))" office:value-type="float" office:value="405" calcext:value-type="float">
            <text:p>405</text:p>
          </table:table-cell>
          <table:table-cell table:style-name="ce7" table:formula="of:=IF(ISBLANK([.X95]);&quot;&quot;;[.X95]+MAX([.X197];[.Y197]))" office:value-type="float" office:value="454" calcext:value-type="float">
            <text:p>454</text:p>
          </table:table-cell>
          <table:table-cell table:style-name="ce7" table:formula="of:=IF(ISBLANK([.Y95]);&quot;&quot;;[.Y95]+MAX([.Y197];[.Z197]))" office:value-type="float" office:value="474" calcext:value-type="float">
            <text:p>474</text:p>
          </table:table-cell>
          <table:table-cell table:style-name="ce7" table:formula="of:=IF(ISBLANK([.Z95]);&quot;&quot;;[.Z95]+MAX([.Z197];[.AA197]))" office:value-type="float" office:value="505" calcext:value-type="float">
            <text:p>505</text:p>
          </table:table-cell>
          <table:table-cell table:style-name="ce7" table:formula="of:=IF(ISBLANK([.AA95]);&quot;&quot;;[.AA95]+MAX([.AA197];[.AB197]))" office:value-type="float" office:value="508" calcext:value-type="float">
            <text:p>508</text:p>
          </table:table-cell>
          <table:table-cell table:style-name="ce7" table:formula="of:=IF(ISBLANK([.AB95]);&quot;&quot;;[.AB95]+MAX([.AB197];[.AC197]))" office:value-type="float" office:value="509" calcext:value-type="float">
            <text:p>509</text:p>
          </table:table-cell>
          <table:table-cell table:style-name="ce7" table:formula="of:=IF(ISBLANK([.AC95]);&quot;&quot;;[.AC95]+MAX([.AC197];[.AD197]))" office:value-type="float" office:value="490" calcext:value-type="float">
            <text:p>490</text:p>
          </table:table-cell>
          <table:table-cell table:style-name="ce7" table:formula="of:=IF(ISBLANK([.AD95]);&quot;&quot;;[.AD95]+MAX([.AD197];[.AE197]))" office:value-type="float" office:value="503" calcext:value-type="float">
            <text:p>503</text:p>
          </table:table-cell>
          <table:table-cell table:style-name="ce7" table:formula="of:=IF(ISBLANK([.AE95]);&quot;&quot;;[.AE95]+MAX([.AE197];[.AF197]))" office:value-type="float" office:value="427" calcext:value-type="float">
            <text:p>427</text:p>
          </table:table-cell>
          <table:table-cell table:style-name="ce7" table:formula="of:=IF(ISBLANK([.AF95]);&quot;&quot;;[.AF95]+MAX([.AF197];[.AG197]))" office:value-type="float" office:value="479" calcext:value-type="float">
            <text:p>479</text:p>
          </table:table-cell>
          <table:table-cell table:style-name="ce7" table:formula="of:=IF(ISBLANK([.AG95]);&quot;&quot;;[.AG95]+MAX([.AG197];[.AH197]))" office:value-type="float" office:value="460" calcext:value-type="float">
            <text:p>460</text:p>
          </table:table-cell>
          <table:table-cell table:style-name="ce7" table:formula="of:=IF(ISBLANK([.AH95]);&quot;&quot;;[.AH95]+MAX([.AH197];[.AI197]))" office:value-type="float" office:value="416" calcext:value-type="float">
            <text:p>416</text:p>
          </table:table-cell>
          <table:table-cell table:style-name="ce7" table:formula="of:=IF(ISBLANK([.AI95]);&quot;&quot;;[.AI95]+MAX([.AI197];[.AJ197]))" office:value-type="float" office:value="479" calcext:value-type="float">
            <text:p>479</text:p>
          </table:table-cell>
          <table:table-cell table:style-name="ce7" table:formula="of:=IF(ISBLANK([.AJ95]);&quot;&quot;;[.AJ95]+MAX([.AJ197];[.AK197]))" office:value-type="float" office:value="502" calcext:value-type="float">
            <text:p>502</text:p>
          </table:table-cell>
          <table:table-cell table:style-name="ce7" table:formula="of:=IF(ISBLANK([.AK95]);&quot;&quot;;[.AK95]+MAX([.AK197];[.AL197]))" office:value-type="float" office:value="504" calcext:value-type="float">
            <text:p>504</text:p>
          </table:table-cell>
          <table:table-cell table:style-name="ce7" table:formula="of:=IF(ISBLANK([.AL95]);&quot;&quot;;[.AL95]+MAX([.AL197];[.AM197]))" office:value-type="float" office:value="516" calcext:value-type="float">
            <text:p>516</text:p>
          </table:table-cell>
          <table:table-cell table:style-name="ce7" table:formula="of:=IF(ISBLANK([.AM95]);&quot;&quot;;[.AM95]+MAX([.AM197];[.AN197]))" office:value-type="float" office:value="512" calcext:value-type="float">
            <text:p>512</text:p>
          </table:table-cell>
          <table:table-cell table:style-name="ce7" table:formula="of:=IF(ISBLANK([.AN95]);&quot;&quot;;[.AN95]+MAX([.AN197];[.AO197]))" office:value-type="float" office:value="458" calcext:value-type="float">
            <text:p>458</text:p>
          </table:table-cell>
          <table:table-cell table:style-name="ce7" table:formula="of:=IF(ISBLANK([.AO95]);&quot;&quot;;[.AO95]+MAX([.AO197];[.AP197]))" office:value-type="float" office:value="488" calcext:value-type="float">
            <text:p>488</text:p>
          </table:table-cell>
          <table:table-cell table:style-name="ce7" table:formula="of:=IF(ISBLANK([.AP95]);&quot;&quot;;[.AP95]+MAX([.AP197];[.AQ197]))" office:value-type="float" office:value="548" calcext:value-type="float">
            <text:p>548</text:p>
          </table:table-cell>
          <table:table-cell table:style-name="ce7" table:formula="of:=IF(ISBLANK([.AQ95]);&quot;&quot;;[.AQ95]+MAX([.AQ197];[.AR197]))" office:value-type="float" office:value="520" calcext:value-type="float">
            <text:p>520</text:p>
          </table:table-cell>
          <table:table-cell table:style-name="ce7" table:formula="of:=IF(ISBLANK([.AR95]);&quot;&quot;;[.AR95]+MAX([.AR197];[.AS197]))" office:value-type="float" office:value="430" calcext:value-type="float">
            <text:p>430</text:p>
          </table:table-cell>
          <table:table-cell table:style-name="ce7" table:formula="of:=IF(ISBLANK([.AS95]);&quot;&quot;;[.AS95]+MAX([.AS197];[.AT197]))" office:value-type="float" office:value="524" calcext:value-type="float">
            <text:p>524</text:p>
          </table:table-cell>
          <table:table-cell table:style-name="ce7" table:formula="of:=IF(ISBLANK([.AT95]);&quot;&quot;;[.AT95]+MAX([.AT197];[.AU197]))" office:value-type="float" office:value="499" calcext:value-type="float">
            <text:p>499</text:p>
          </table:table-cell>
          <table:table-cell table:style-name="ce7" table:formula="of:=IF(ISBLANK([.AU95]);&quot;&quot;;[.AU95]+MAX([.AU197];[.AV197]))" office:value-type="float" office:value="528" calcext:value-type="float">
            <text:p>528</text:p>
          </table:table-cell>
          <table:table-cell table:style-name="ce7" table:formula="of:=IF(ISBLANK([.AV95]);&quot;&quot;;[.AV95]+MAX([.AV197];[.AW197]))" office:value-type="float" office:value="483" calcext:value-type="float">
            <text:p>483</text:p>
          </table:table-cell>
          <table:table-cell table:style-name="ce7" table:formula="of:=IF(ISBLANK([.AW95]);&quot;&quot;;[.AW95]+MAX([.AW197];[.AX197]))" office:value-type="float" office:value="538" calcext:value-type="float">
            <text:p>538</text:p>
          </table:table-cell>
          <table:table-cell table:style-name="ce7" table:formula="of:=IF(ISBLANK([.AX95]);&quot;&quot;;[.AX95]+MAX([.AX197];[.AY197]))" office:value-type="float" office:value="573" calcext:value-type="float">
            <text:p>573</text:p>
          </table:table-cell>
          <table:table-cell table:style-name="ce7" table:formula="of:=IF(ISBLANK([.AY95]);&quot;&quot;;[.AY95]+MAX([.AY197];[.AZ197]))" office:value-type="float" office:value="532" calcext:value-type="float">
            <text:p>532</text:p>
          </table:table-cell>
          <table:table-cell table:style-name="ce7" table:formula="of:=IF(ISBLANK([.AZ95]);&quot;&quot;;[.AZ95]+MAX([.AZ197];[.BA197]))" office:value-type="float" office:value="477" calcext:value-type="float">
            <text:p>477</text:p>
          </table:table-cell>
          <table:table-cell table:style-name="ce7" table:formula="of:=IF(ISBLANK([.BA95]);&quot;&quot;;[.BA95]+MAX([.BA197];[.BB197]))" office:value-type="float" office:value="535" calcext:value-type="float">
            <text:p>535</text:p>
          </table:table-cell>
          <table:table-cell table:style-name="ce7" table:formula="of:=IF(ISBLANK([.BB95]);&quot;&quot;;[.BB95]+MAX([.BB197];[.BC197]))" office:value-type="float" office:value="509" calcext:value-type="float">
            <text:p>509</text:p>
          </table:table-cell>
          <table:table-cell table:style-name="ce7" table:formula="of:=IF(ISBLANK([.BC95]);&quot;&quot;;[.BC95]+MAX([.BC197];[.BD197]))" office:value-type="float" office:value="570" calcext:value-type="float">
            <text:p>570</text:p>
          </table:table-cell>
          <table:table-cell table:style-name="ce7" table:formula="of:=IF(ISBLANK([.BD95]);&quot;&quot;;[.BD95]+MAX([.BD197];[.BE197]))" office:value-type="float" office:value="536" calcext:value-type="float">
            <text:p>536</text:p>
          </table:table-cell>
          <table:table-cell table:style-name="ce7" table:formula="of:=IF(ISBLANK([.BE95]);&quot;&quot;;[.BE95]+MAX([.BE197];[.BF197]))" office:value-type="float" office:value="471" calcext:value-type="float">
            <text:p>471</text:p>
          </table:table-cell>
          <table:table-cell table:style-name="ce7" table:formula="of:=IF(ISBLANK([.BF95]);&quot;&quot;;[.BF95]+MAX([.BF197];[.BG197]))" office:value-type="float" office:value="428" calcext:value-type="float">
            <text:p>428</text:p>
          </table:table-cell>
          <table:table-cell table:style-name="ce7" table:formula="of:=IF(ISBLANK([.BG95]);&quot;&quot;;[.BG95]+MAX([.BG197];[.BH197]))" office:value-type="float" office:value="449" calcext:value-type="float">
            <text:p>449</text:p>
          </table:table-cell>
          <table:table-cell table:style-name="ce7" table:formula="of:=IF(ISBLANK([.BH95]);&quot;&quot;;[.BH95]+MAX([.BH197];[.BI197]))" office:value-type="float" office:value="478" calcext:value-type="float">
            <text:p>478</text:p>
          </table:table-cell>
          <table:table-cell table:style-name="ce7" table:formula="of:=IF(ISBLANK([.BI95]);&quot;&quot;;[.BI95]+MAX([.BI197];[.BJ197]))" office:value-type="float" office:value="511" calcext:value-type="float">
            <text:p>511</text:p>
          </table:table-cell>
          <table:table-cell table:style-name="ce7" table:formula="of:=IF(ISBLANK([.BJ95]);&quot;&quot;;[.BJ95]+MAX([.BJ197];[.BK197]))" office:value-type="float" office:value="460" calcext:value-type="float">
            <text:p>460</text:p>
          </table:table-cell>
          <table:table-cell table:style-name="ce7" table:formula="of:=IF(ISBLANK([.BK95]);&quot;&quot;;[.BK95]+MAX([.BK197];[.BL197]))" office:value-type="float" office:value="511" calcext:value-type="float">
            <text:p>511</text:p>
          </table:table-cell>
          <table:table-cell table:style-name="ce7" table:formula="of:=IF(ISBLANK([.BL95]);&quot;&quot;;[.BL95]+MAX([.BL197];[.BM197]))" office:value-type="float" office:value="445" calcext:value-type="float">
            <text:p>445</text:p>
          </table:table-cell>
          <table:table-cell table:style-name="ce7" table:formula="of:=IF(ISBLANK([.BM95]);&quot;&quot;;[.BM95]+MAX([.BM197];[.BN197]))" office:value-type="float" office:value="552" calcext:value-type="float">
            <text:p>552</text:p>
          </table:table-cell>
          <table:table-cell table:style-name="ce7" table:formula="of:=IF(ISBLANK([.BN95]);&quot;&quot;;[.BN95]+MAX([.BN197];[.BO197]))" office:value-type="float" office:value="533" calcext:value-type="float">
            <text:p>533</text:p>
          </table:table-cell>
          <table:table-cell table:style-name="ce7" table:formula="of:=IF(ISBLANK([.BO95]);&quot;&quot;;[.BO95]+MAX([.BO197];[.BP197]))" office:value-type="float" office:value="491" calcext:value-type="float">
            <text:p>491</text:p>
          </table:table-cell>
          <table:table-cell table:style-name="ce7" table:formula="of:=IF(ISBLANK([.BP95]);&quot;&quot;;[.BP95]+MAX([.BP197];[.BQ197]))" office:value-type="float" office:value="466" calcext:value-type="float">
            <text:p>466</text:p>
          </table:table-cell>
          <table:table-cell table:style-name="ce7" table:formula="of:=IF(ISBLANK([.BQ95]);&quot;&quot;;[.BQ95]+MAX([.BQ197];[.BR197]))" office:value-type="float" office:value="522" calcext:value-type="float">
            <text:p>522</text:p>
          </table:table-cell>
          <table:table-cell table:style-name="ce7" table:formula="of:=IF(ISBLANK([.BR95]);&quot;&quot;;[.BR95]+MAX([.BR197];[.BS197]))" office:value-type="float" office:value="511" calcext:value-type="float">
            <text:p>511</text:p>
          </table:table-cell>
          <table:table-cell table:style-name="ce7" table:formula="of:=IF(ISBLANK([.BS95]);&quot;&quot;;[.BS95]+MAX([.BS197];[.BT197]))" office:value-type="float" office:value="446" calcext:value-type="float">
            <text:p>446</text:p>
          </table:table-cell>
          <table:table-cell table:style-name="ce7" table:formula="of:=IF(ISBLANK([.BT95]);&quot;&quot;;[.BT95]+MAX([.BT197];[.BU197]))" office:value-type="float" office:value="419" calcext:value-type="float">
            <text:p>419</text:p>
          </table:table-cell>
          <table:table-cell table:style-name="ce7" table:formula="of:=IF(ISBLANK([.BU95]);&quot;&quot;;[.BU95]+MAX([.BU197];[.BV197]))" office:value-type="float" office:value="443" calcext:value-type="float">
            <text:p>443</text:p>
          </table:table-cell>
          <table:table-cell table:style-name="ce7" table:formula="of:=IF(ISBLANK([.BV95]);&quot;&quot;;[.BV95]+MAX([.BV197];[.BW197]))" office:value-type="float" office:value="463" calcext:value-type="float">
            <text:p>463</text:p>
          </table:table-cell>
          <table:table-cell table:style-name="ce7" table:formula="of:=IF(ISBLANK([.BW95]);&quot;&quot;;[.BW95]+MAX([.BW197];[.BX197]))" office:value-type="float" office:value="467" calcext:value-type="float">
            <text:p>467</text:p>
          </table:table-cell>
          <table:table-cell table:style-name="ce7" table:formula="of:=IF(ISBLANK([.BX95]);&quot;&quot;;[.BX95]+MAX([.BX197];[.BY197]))" office:value-type="float" office:value="439" calcext:value-type="float">
            <text:p>439</text:p>
          </table:table-cell>
          <table:table-cell table:style-name="ce7" table:formula="of:=IF(ISBLANK([.BY95]);&quot;&quot;;[.BY95]+MAX([.BY197];[.BZ197]))" office:value-type="float" office:value="528" calcext:value-type="float">
            <text:p>528</text:p>
          </table:table-cell>
          <table:table-cell table:style-name="ce7" table:formula="of:=IF(ISBLANK([.BZ95]);&quot;&quot;;[.BZ95]+MAX([.BZ197];[.CA197]))" office:value-type="float" office:value="494" calcext:value-type="float">
            <text:p>494</text:p>
          </table:table-cell>
          <table:table-cell table:style-name="ce7" table:formula="of:=IF(ISBLANK([.CA95]);&quot;&quot;;[.CA95]+MAX([.CA197];[.CB197]))" office:value-type="float" office:value="461" calcext:value-type="float">
            <text:p>461</text:p>
          </table:table-cell>
          <table:table-cell table:style-name="ce7" table:formula="of:=IF(ISBLANK([.CB95]);&quot;&quot;;[.CB95]+MAX([.CB197];[.CC197]))" office:value-type="float" office:value="574" calcext:value-type="float">
            <text:p>574</text:p>
          </table:table-cell>
          <table:table-cell table:style-name="ce7" table:formula="of:=IF(ISBLANK([.CC95]);&quot;&quot;;[.CC95]+MAX([.CC197];[.CD197]))" office:value-type="float" office:value="503" calcext:value-type="float">
            <text:p>503</text:p>
          </table:table-cell>
          <table:table-cell table:style-name="ce7" table:formula="of:=IF(ISBLANK([.CD95]);&quot;&quot;;[.CD95]+MAX([.CD197];[.CE197]))" office:value-type="float" office:value="534" calcext:value-type="float">
            <text:p>534</text:p>
          </table:table-cell>
          <table:table-cell table:style-name="ce7" table:formula="of:=IF(ISBLANK([.CE95]);&quot;&quot;;[.CE95]+MAX([.CE197];[.CF197]))" office:value-type="float" office:value="497" calcext:value-type="float">
            <text:p>497</text:p>
          </table:table-cell>
          <table:table-cell table:style-name="ce7" table:formula="of:=IF(ISBLANK([.CF95]);&quot;&quot;;[.CF95]+MAX([.CF197];[.CG197]))" office:value-type="float" office:value="410" calcext:value-type="float">
            <text:p>410</text:p>
          </table:table-cell>
          <table:table-cell table:style-name="ce7" table:formula="of:=IF(ISBLANK([.CG95]);&quot;&quot;;[.CG95]+MAX([.CG197];[.CH197]))" office:value-type="float" office:value="361" calcext:value-type="float">
            <text:p>361</text:p>
          </table:table-cell>
          <table:table-cell table:style-name="ce7" table:formula="of:=IF(ISBLANK([.CH95]);&quot;&quot;;[.CH95]+MAX([.CH197];[.CI197]))" office:value-type="float" office:value="436" calcext:value-type="float">
            <text:p>436</text:p>
          </table:table-cell>
          <table:table-cell table:style-name="ce7" table:formula="of:=IF(ISBLANK([.CI95]);&quot;&quot;;[.CI95]+MAX([.CI197];[.CJ197]))" office:value-type="float" office:value="466" calcext:value-type="float">
            <text:p>466</text:p>
          </table:table-cell>
          <table:table-cell table:style-name="ce7" table:formula="of:=IF(ISBLANK([.CJ95]);&quot;&quot;;[.CJ95]+MAX([.CJ197];[.CK197]))" office:value-type="float" office:value="498" calcext:value-type="float">
            <text:p>498</text:p>
          </table:table-cell>
          <table:table-cell table:style-name="ce7" table:formula="of:=IF(ISBLANK([.CK95]);&quot;&quot;;[.CK95]+MAX([.CK197];[.CL197]))" office:value-type="float" office:value="447" calcext:value-type="float">
            <text:p>447</text:p>
          </table:table-cell>
          <table:table-cell table:style-name="ce7" table:formula="of:=IF(ISBLANK([.CL95]);&quot;&quot;;[.CL95]+MAX([.CL197];[.CM197]))" office:value-type="float" office:value="431" calcext:value-type="float">
            <text:p>431</text:p>
          </table:table-cell>
          <table:table-cell table:style-name="ce7" table:formula="of:=IF(ISBLANK([.CM95]);&quot;&quot;;[.CM95]+MAX([.CM197];[.CN197]))" office:value-type="float" office:value="443" calcext:value-type="float">
            <text:p>443</text:p>
          </table:table-cell>
          <table:table-cell table:style-name="ce7" table:formula="of:=IF(ISBLANK([.CN95]);&quot;&quot;;[.CN95]+MAX([.CN197];[.CO197]))" office:value-type="float" office:value="456" calcext:value-type="float">
            <text:p>456</text:p>
          </table:table-cell>
          <table:table-cell table:style-name="ce7" table:formula="of:=IF(ISBLANK([.CO95]);&quot;&quot;;[.CO95]+MAX([.CO197];[.CP197]))" office:value-type="float" office:value="393" calcext:value-type="float">
            <text:p>393</text:p>
          </table:table-cell>
          <table:table-cell table:style-name="ce7" table:formula="of:=IF(ISBLANK([.CP95]);&quot;&quot;;[.CP95]+MAX([.CP197];[.CQ197]))" office:value-type="float" office:value="475" calcext:value-type="float">
            <text:p>475</text:p>
          </table:table-cell>
          <table:table-cell table:style-name="ce7" table:formula="of:=IF(ISBLANK([.CQ95]);&quot;&quot;;[.CQ95]+MAX([.CQ197];[.CR197]))">
            <text:p/>
          </table:table-cell>
          <table:table-cell table:style-name="ce7" table:formula="of:=IF(ISBLANK([.CR95]);&quot;&quot;;[.CR95]+MAX([.CR197];[.CS197]))">
            <text:p/>
          </table:table-cell>
          <table:table-cell table:style-name="ce7" table:formula="of:=IF(ISBLANK([.CS95]);&quot;&quot;;[.CS95]+MAX([.CS197];[.CT197]))">
            <text:p/>
          </table:table-cell>
          <table:table-cell table:style-name="ce7" table:formula="of:=IF(ISBLANK([.CT95]);&quot;&quot;;[.CT95]+MAX([.CT197];[.CU197]))">
            <text:p/>
          </table:table-cell>
          <table:table-cell table:style-name="ce7" table:formula="of:=IF(ISBLANK([.CU95]);&quot;&quot;;[.CU95]+MAX([.CU197];[.CV197]))">
            <text:p/>
          </table:table-cell>
          <table:table-cell table:formula="of:=IF(ISBLANK([.CV95]);&quot;&quot;;[.CV95]+MAX([.CV197];[.CW197]))">
            <text:p/>
          </table:table-cell>
        </table:table-row>
        <table:table-row table:style-name="ro1">
          <table:table-cell table:formula="of:=IF(ISBLANK([.A96]);&quot;&quot;;[.A96]+MAX([.A198];[.B198]))" office:value-type="float" office:value="433" calcext:value-type="float">
            <text:p>433</text:p>
          </table:table-cell>
          <table:table-cell table:style-name="ce7" table:formula="of:=IF(ISBLANK([.B96]);&quot;&quot;;[.B96]+MAX([.B198];[.C198]))" office:value-type="float" office:value="441" calcext:value-type="float">
            <text:p>441</text:p>
          </table:table-cell>
          <table:table-cell table:style-name="ce7" table:formula="of:=IF(ISBLANK([.C96]);&quot;&quot;;[.C96]+MAX([.C198];[.D198]))" office:value-type="float" office:value="344" calcext:value-type="float">
            <text:p>344</text:p>
          </table:table-cell>
          <table:table-cell table:style-name="ce7" table:formula="of:=IF(ISBLANK([.D96]);&quot;&quot;;[.D96]+MAX([.D198];[.E198]))" office:value-type="float" office:value="327" calcext:value-type="float">
            <text:p>327</text:p>
          </table:table-cell>
          <table:table-cell table:style-name="ce7" table:formula="of:=IF(ISBLANK([.E96]);&quot;&quot;;[.E96]+MAX([.E198];[.F198]))" office:value-type="float" office:value="357" calcext:value-type="float">
            <text:p>357</text:p>
          </table:table-cell>
          <table:table-cell table:style-name="ce7" table:formula="of:=IF(ISBLANK([.F96]);&quot;&quot;;[.F96]+MAX([.F198];[.G198]))" office:value-type="float" office:value="360" calcext:value-type="float">
            <text:p>360</text:p>
          </table:table-cell>
          <table:table-cell table:style-name="ce7" table:formula="of:=IF(ISBLANK([.G96]);&quot;&quot;;[.G96]+MAX([.G198];[.H198]))" office:value-type="float" office:value="326" calcext:value-type="float">
            <text:p>326</text:p>
          </table:table-cell>
          <table:table-cell table:style-name="ce7" table:formula="of:=IF(ISBLANK([.H96]);&quot;&quot;;[.H96]+MAX([.H198];[.I198]))" office:value-type="float" office:value="324" calcext:value-type="float">
            <text:p>324</text:p>
          </table:table-cell>
          <table:table-cell table:style-name="ce7" table:formula="of:=IF(ISBLANK([.I96]);&quot;&quot;;[.I96]+MAX([.I198];[.J198]))" office:value-type="float" office:value="309" calcext:value-type="float">
            <text:p>309</text:p>
          </table:table-cell>
          <table:table-cell table:style-name="ce7" table:formula="of:=IF(ISBLANK([.J96]);&quot;&quot;;[.J96]+MAX([.J198];[.K198]))" office:value-type="float" office:value="350" calcext:value-type="float">
            <text:p>350</text:p>
          </table:table-cell>
          <table:table-cell table:style-name="ce7" table:formula="of:=IF(ISBLANK([.K96]);&quot;&quot;;[.K96]+MAX([.K198];[.L198]))" office:value-type="float" office:value="334" calcext:value-type="float">
            <text:p>334</text:p>
          </table:table-cell>
          <table:table-cell table:style-name="ce7" table:formula="of:=IF(ISBLANK([.L96]);&quot;&quot;;[.L96]+MAX([.L198];[.M198]))" office:value-type="float" office:value="411" calcext:value-type="float">
            <text:p>411</text:p>
          </table:table-cell>
          <table:table-cell table:style-name="ce7" table:formula="of:=IF(ISBLANK([.M96]);&quot;&quot;;[.M96]+MAX([.M198];[.N198]))" office:value-type="float" office:value="405" calcext:value-type="float">
            <text:p>405</text:p>
          </table:table-cell>
          <table:table-cell table:style-name="ce7" table:formula="of:=IF(ISBLANK([.N96]);&quot;&quot;;[.N96]+MAX([.N198];[.O198]))" office:value-type="float" office:value="384" calcext:value-type="float">
            <text:p>384</text:p>
          </table:table-cell>
          <table:table-cell table:style-name="ce7" table:formula="of:=IF(ISBLANK([.O96]);&quot;&quot;;[.O96]+MAX([.O198];[.P198]))" office:value-type="float" office:value="390" calcext:value-type="float">
            <text:p>390</text:p>
          </table:table-cell>
          <table:table-cell table:style-name="ce7" table:formula="of:=IF(ISBLANK([.P96]);&quot;&quot;;[.P96]+MAX([.P198];[.Q198]))" office:value-type="float" office:value="400" calcext:value-type="float">
            <text:p>400</text:p>
          </table:table-cell>
          <table:table-cell table:style-name="ce7" table:formula="of:=IF(ISBLANK([.Q96]);&quot;&quot;;[.Q96]+MAX([.Q198];[.R198]))" office:value-type="float" office:value="399" calcext:value-type="float">
            <text:p>399</text:p>
          </table:table-cell>
          <table:table-cell table:style-name="ce7" table:formula="of:=IF(ISBLANK([.R96]);&quot;&quot;;[.R96]+MAX([.R198];[.S198]))" office:value-type="float" office:value="412" calcext:value-type="float">
            <text:p>412</text:p>
          </table:table-cell>
          <table:table-cell table:style-name="ce7" table:formula="of:=IF(ISBLANK([.S96]);&quot;&quot;;[.S96]+MAX([.S198];[.T198]))" office:value-type="float" office:value="372" calcext:value-type="float">
            <text:p>372</text:p>
          </table:table-cell>
          <table:table-cell table:style-name="ce7" table:formula="of:=IF(ISBLANK([.T96]);&quot;&quot;;[.T96]+MAX([.T198];[.U198]))" office:value-type="float" office:value="323" calcext:value-type="float">
            <text:p>323</text:p>
          </table:table-cell>
          <table:table-cell table:style-name="ce7" table:formula="of:=IF(ISBLANK([.U96]);&quot;&quot;;[.U96]+MAX([.U198];[.V198]))" office:value-type="float" office:value="363" calcext:value-type="float">
            <text:p>363</text:p>
          </table:table-cell>
          <table:table-cell table:style-name="ce7" table:formula="of:=IF(ISBLANK([.V96]);&quot;&quot;;[.V96]+MAX([.V198];[.W198]))" office:value-type="float" office:value="315" calcext:value-type="float">
            <text:p>315</text:p>
          </table:table-cell>
          <table:table-cell table:style-name="ce7" table:formula="of:=IF(ISBLANK([.W96]);&quot;&quot;;[.W96]+MAX([.W198];[.X198]))" office:value-type="float" office:value="373" calcext:value-type="float">
            <text:p>373</text:p>
          </table:table-cell>
          <table:table-cell table:style-name="ce7" table:formula="of:=IF(ISBLANK([.X96]);&quot;&quot;;[.X96]+MAX([.X198];[.Y198]))" office:value-type="float" office:value="352" calcext:value-type="float">
            <text:p>352</text:p>
          </table:table-cell>
          <table:table-cell table:style-name="ce7" table:formula="of:=IF(ISBLANK([.Y96]);&quot;&quot;;[.Y96]+MAX([.Y198];[.Z198]))" office:value-type="float" office:value="365" calcext:value-type="float">
            <text:p>365</text:p>
          </table:table-cell>
          <table:table-cell table:style-name="ce7" table:formula="of:=IF(ISBLANK([.Z96]);&quot;&quot;;[.Z96]+MAX([.Z198];[.AA198]))" office:value-type="float" office:value="395" calcext:value-type="float">
            <text:p>395</text:p>
          </table:table-cell>
          <table:table-cell table:style-name="ce7" table:formula="of:=IF(ISBLANK([.AA96]);&quot;&quot;;[.AA96]+MAX([.AA198];[.AB198]))" office:value-type="float" office:value="412" calcext:value-type="float">
            <text:p>412</text:p>
          </table:table-cell>
          <table:table-cell table:style-name="ce7" table:formula="of:=IF(ISBLANK([.AB96]);&quot;&quot;;[.AB96]+MAX([.AB198];[.AC198]))" office:value-type="float" office:value="394" calcext:value-type="float">
            <text:p>394</text:p>
          </table:table-cell>
          <table:table-cell table:style-name="ce7" table:formula="of:=IF(ISBLANK([.AC96]);&quot;&quot;;[.AC96]+MAX([.AC198];[.AD198]))" office:value-type="float" office:value="441" calcext:value-type="float">
            <text:p>441</text:p>
          </table:table-cell>
          <table:table-cell table:style-name="ce7" table:formula="of:=IF(ISBLANK([.AD96]);&quot;&quot;;[.AD96]+MAX([.AD198];[.AE198]))" office:value-type="float" office:value="351" calcext:value-type="float">
            <text:p>351</text:p>
          </table:table-cell>
          <table:table-cell table:style-name="ce7" table:formula="of:=IF(ISBLANK([.AE96]);&quot;&quot;;[.AE96]+MAX([.AE198];[.AF198]))" office:value-type="float" office:value="413" calcext:value-type="float">
            <text:p>413</text:p>
          </table:table-cell>
          <table:table-cell table:style-name="ce7" table:formula="of:=IF(ISBLANK([.AF96]);&quot;&quot;;[.AF96]+MAX([.AF198];[.AG198]))" office:value-type="float" office:value="361" calcext:value-type="float">
            <text:p>361</text:p>
          </table:table-cell>
          <table:table-cell table:style-name="ce7" table:formula="of:=IF(ISBLANK([.AG96]);&quot;&quot;;[.AG96]+MAX([.AG198];[.AH198]))" office:value-type="float" office:value="456" calcext:value-type="float">
            <text:p>456</text:p>
          </table:table-cell>
          <table:table-cell table:style-name="ce7" table:formula="of:=IF(ISBLANK([.AH96]);&quot;&quot;;[.AH96]+MAX([.AH198];[.AI198]))" office:value-type="float" office:value="371" calcext:value-type="float">
            <text:p>371</text:p>
          </table:table-cell>
          <table:table-cell table:style-name="ce7" table:formula="of:=IF(ISBLANK([.AI96]);&quot;&quot;;[.AI96]+MAX([.AI198];[.AJ198]))" office:value-type="float" office:value="412" calcext:value-type="float">
            <text:p>412</text:p>
          </table:table-cell>
          <table:table-cell table:style-name="ce7" table:formula="of:=IF(ISBLANK([.AJ96]);&quot;&quot;;[.AJ96]+MAX([.AJ198];[.AK198]))" office:value-type="float" office:value="365" calcext:value-type="float">
            <text:p>365</text:p>
          </table:table-cell>
          <table:table-cell table:style-name="ce7" table:formula="of:=IF(ISBLANK([.AK96]);&quot;&quot;;[.AK96]+MAX([.AK198];[.AL198]))" office:value-type="float" office:value="403" calcext:value-type="float">
            <text:p>403</text:p>
          </table:table-cell>
          <table:table-cell table:style-name="ce7" table:formula="of:=IF(ISBLANK([.AL96]);&quot;&quot;;[.AL96]+MAX([.AL198];[.AM198]))" office:value-type="float" office:value="423" calcext:value-type="float">
            <text:p>423</text:p>
          </table:table-cell>
          <table:table-cell table:style-name="ce7" table:formula="of:=IF(ISBLANK([.AM96]);&quot;&quot;;[.AM96]+MAX([.AM198];[.AN198]))" office:value-type="float" office:value="442" calcext:value-type="float">
            <text:p>442</text:p>
          </table:table-cell>
          <table:table-cell table:style-name="ce7" table:formula="of:=IF(ISBLANK([.AN96]);&quot;&quot;;[.AN96]+MAX([.AN198];[.AO198]))" office:value-type="float" office:value="384" calcext:value-type="float">
            <text:p>384</text:p>
          </table:table-cell>
          <table:table-cell table:style-name="ce7" table:formula="of:=IF(ISBLANK([.AO96]);&quot;&quot;;[.AO96]+MAX([.AO198];[.AP198]))" office:value-type="float" office:value="351" calcext:value-type="float">
            <text:p>351</text:p>
          </table:table-cell>
          <table:table-cell table:style-name="ce7" table:formula="of:=IF(ISBLANK([.AP96]);&quot;&quot;;[.AP96]+MAX([.AP198];[.AQ198]))" office:value-type="float" office:value="452" calcext:value-type="float">
            <text:p>452</text:p>
          </table:table-cell>
          <table:table-cell table:style-name="ce7" table:formula="of:=IF(ISBLANK([.AQ96]);&quot;&quot;;[.AQ96]+MAX([.AQ198];[.AR198]))" office:value-type="float" office:value="452" calcext:value-type="float">
            <text:p>452</text:p>
          </table:table-cell>
          <table:table-cell table:style-name="ce7" table:formula="of:=IF(ISBLANK([.AR96]);&quot;&quot;;[.AR96]+MAX([.AR198];[.AS198]))" office:value-type="float" office:value="412" calcext:value-type="float">
            <text:p>412</text:p>
          </table:table-cell>
          <table:table-cell table:style-name="ce7" table:formula="of:=IF(ISBLANK([.AS96]);&quot;&quot;;[.AS96]+MAX([.AS198];[.AT198]))" office:value-type="float" office:value="421" calcext:value-type="float">
            <text:p>421</text:p>
          </table:table-cell>
          <table:table-cell table:style-name="ce7" table:formula="of:=IF(ISBLANK([.AT96]);&quot;&quot;;[.AT96]+MAX([.AT198];[.AU198]))" office:value-type="float" office:value="460" calcext:value-type="float">
            <text:p>460</text:p>
          </table:table-cell>
          <table:table-cell table:style-name="ce7" table:formula="of:=IF(ISBLANK([.AU96]);&quot;&quot;;[.AU96]+MAX([.AU198];[.AV198]))" office:value-type="float" office:value="439" calcext:value-type="float">
            <text:p>439</text:p>
          </table:table-cell>
          <table:table-cell table:style-name="ce7" table:formula="of:=IF(ISBLANK([.AV96]);&quot;&quot;;[.AV96]+MAX([.AV198];[.AW198]))" office:value-type="float" office:value="440" calcext:value-type="float">
            <text:p>440</text:p>
          </table:table-cell>
          <table:table-cell table:style-name="ce7" table:formula="of:=IF(ISBLANK([.AW96]);&quot;&quot;;[.AW96]+MAX([.AW198];[.AX198]))" office:value-type="float" office:value="448" calcext:value-type="float">
            <text:p>448</text:p>
          </table:table-cell>
          <table:table-cell table:style-name="ce7" table:formula="of:=IF(ISBLANK([.AX96]);&quot;&quot;;[.AX96]+MAX([.AX198];[.AY198]))" office:value-type="float" office:value="484" calcext:value-type="float">
            <text:p>484</text:p>
          </table:table-cell>
          <table:table-cell table:style-name="ce7" table:formula="of:=IF(ISBLANK([.AY96]);&quot;&quot;;[.AY96]+MAX([.AY198];[.AZ198]))" office:value-type="float" office:value="436" calcext:value-type="float">
            <text:p>436</text:p>
          </table:table-cell>
          <table:table-cell table:style-name="ce7" table:formula="of:=IF(ISBLANK([.AZ96]);&quot;&quot;;[.AZ96]+MAX([.AZ198];[.BA198]))" office:value-type="float" office:value="419" calcext:value-type="float">
            <text:p>419</text:p>
          </table:table-cell>
          <table:table-cell table:style-name="ce7" table:formula="of:=IF(ISBLANK([.BA96]);&quot;&quot;;[.BA96]+MAX([.BA198];[.BB198]))" office:value-type="float" office:value="351" calcext:value-type="float">
            <text:p>351</text:p>
          </table:table-cell>
          <table:table-cell table:style-name="ce7" table:formula="of:=IF(ISBLANK([.BB96]);&quot;&quot;;[.BB96]+MAX([.BB198];[.BC198]))" office:value-type="float" office:value="469" calcext:value-type="float">
            <text:p>469</text:p>
          </table:table-cell>
          <table:table-cell table:style-name="ce7" table:formula="of:=IF(ISBLANK([.BC96]);&quot;&quot;;[.BC96]+MAX([.BC198];[.BD198]))" office:value-type="float" office:value="482" calcext:value-type="float">
            <text:p>482</text:p>
          </table:table-cell>
          <table:table-cell table:style-name="ce7" table:formula="of:=IF(ISBLANK([.BD96]);&quot;&quot;;[.BD96]+MAX([.BD198];[.BE198]))" office:value-type="float" office:value="410" calcext:value-type="float">
            <text:p>410</text:p>
          </table:table-cell>
          <table:table-cell table:style-name="ce7" table:formula="of:=IF(ISBLANK([.BE96]);&quot;&quot;;[.BE96]+MAX([.BE198];[.BF198]))" office:value-type="float" office:value="439" calcext:value-type="float">
            <text:p>439</text:p>
          </table:table-cell>
          <table:table-cell table:style-name="ce7" table:formula="of:=IF(ISBLANK([.BF96]);&quot;&quot;;[.BF96]+MAX([.BF198];[.BG198]))" office:value-type="float" office:value="414" calcext:value-type="float">
            <text:p>414</text:p>
          </table:table-cell>
          <table:table-cell table:style-name="ce7" table:formula="of:=IF(ISBLANK([.BG96]);&quot;&quot;;[.BG96]+MAX([.BG198];[.BH198]))" office:value-type="float" office:value="357" calcext:value-type="float">
            <text:p>357</text:p>
          </table:table-cell>
          <table:table-cell table:style-name="ce7" table:formula="of:=IF(ISBLANK([.BH96]);&quot;&quot;;[.BH96]+MAX([.BH198];[.BI198]))" office:value-type="float" office:value="443" calcext:value-type="float">
            <text:p>443</text:p>
          </table:table-cell>
          <table:table-cell table:style-name="ce7" table:formula="of:=IF(ISBLANK([.BI96]);&quot;&quot;;[.BI96]+MAX([.BI198];[.BJ198]))" office:value-type="float" office:value="428" calcext:value-type="float">
            <text:p>428</text:p>
          </table:table-cell>
          <table:table-cell table:style-name="ce7" table:formula="of:=IF(ISBLANK([.BJ96]);&quot;&quot;;[.BJ96]+MAX([.BJ198];[.BK198]))" office:value-type="float" office:value="433" calcext:value-type="float">
            <text:p>433</text:p>
          </table:table-cell>
          <table:table-cell table:style-name="ce7" table:formula="of:=IF(ISBLANK([.BK96]);&quot;&quot;;[.BK96]+MAX([.BK198];[.BL198]))" office:value-type="float" office:value="440" calcext:value-type="float">
            <text:p>440</text:p>
          </table:table-cell>
          <table:table-cell table:style-name="ce7" table:formula="of:=IF(ISBLANK([.BL96]);&quot;&quot;;[.BL96]+MAX([.BL198];[.BM198]))" office:value-type="float" office:value="439" calcext:value-type="float">
            <text:p>439</text:p>
          </table:table-cell>
          <table:table-cell table:style-name="ce7" table:formula="of:=IF(ISBLANK([.BM96]);&quot;&quot;;[.BM96]+MAX([.BM198];[.BN198]))" office:value-type="float" office:value="426" calcext:value-type="float">
            <text:p>426</text:p>
          </table:table-cell>
          <table:table-cell table:style-name="ce7" table:formula="of:=IF(ISBLANK([.BN96]);&quot;&quot;;[.BN96]+MAX([.BN198];[.BO198]))" office:value-type="float" office:value="467" calcext:value-type="float">
            <text:p>467</text:p>
          </table:table-cell>
          <table:table-cell table:style-name="ce7" table:formula="of:=IF(ISBLANK([.BO96]);&quot;&quot;;[.BO96]+MAX([.BO198];[.BP198]))" office:value-type="float" office:value="414" calcext:value-type="float">
            <text:p>414</text:p>
          </table:table-cell>
          <table:table-cell table:style-name="ce7" table:formula="of:=IF(ISBLANK([.BP96]);&quot;&quot;;[.BP96]+MAX([.BP198];[.BQ198]))" office:value-type="float" office:value="434" calcext:value-type="float">
            <text:p>434</text:p>
          </table:table-cell>
          <table:table-cell table:style-name="ce7" table:formula="of:=IF(ISBLANK([.BQ96]);&quot;&quot;;[.BQ96]+MAX([.BQ198];[.BR198]))" office:value-type="float" office:value="464" calcext:value-type="float">
            <text:p>464</text:p>
          </table:table-cell>
          <table:table-cell table:style-name="ce7" table:formula="of:=IF(ISBLANK([.BR96]);&quot;&quot;;[.BR96]+MAX([.BR198];[.BS198]))" office:value-type="float" office:value="420" calcext:value-type="float">
            <text:p>420</text:p>
          </table:table-cell>
          <table:table-cell table:style-name="ce7" table:formula="of:=IF(ISBLANK([.BS96]);&quot;&quot;;[.BS96]+MAX([.BS198];[.BT198]))" office:value-type="float" office:value="374" calcext:value-type="float">
            <text:p>374</text:p>
          </table:table-cell>
          <table:table-cell table:style-name="ce7" table:formula="of:=IF(ISBLANK([.BT96]);&quot;&quot;;[.BT96]+MAX([.BT198];[.BU198]))" office:value-type="float" office:value="327" calcext:value-type="float">
            <text:p>327</text:p>
          </table:table-cell>
          <table:table-cell table:style-name="ce7" table:formula="of:=IF(ISBLANK([.BU96]);&quot;&quot;;[.BU96]+MAX([.BU198];[.BV198]))" office:value-type="float" office:value="414" calcext:value-type="float">
            <text:p>414</text:p>
          </table:table-cell>
          <table:table-cell table:style-name="ce7" table:formula="of:=IF(ISBLANK([.BV96]);&quot;&quot;;[.BV96]+MAX([.BV198];[.BW198]))" office:value-type="float" office:value="407" calcext:value-type="float">
            <text:p>407</text:p>
          </table:table-cell>
          <table:table-cell table:style-name="ce7" table:formula="of:=IF(ISBLANK([.BW96]);&quot;&quot;;[.BW96]+MAX([.BW198];[.BX198]))" office:value-type="float" office:value="394" calcext:value-type="float">
            <text:p>394</text:p>
          </table:table-cell>
          <table:table-cell table:style-name="ce7" table:formula="of:=IF(ISBLANK([.BX96]);&quot;&quot;;[.BX96]+MAX([.BX198];[.BY198]))" office:value-type="float" office:value="371" calcext:value-type="float">
            <text:p>371</text:p>
          </table:table-cell>
          <table:table-cell table:style-name="ce7" table:formula="of:=IF(ISBLANK([.BY96]);&quot;&quot;;[.BY96]+MAX([.BY198];[.BZ198]))" office:value-type="float" office:value="391" calcext:value-type="float">
            <text:p>391</text:p>
          </table:table-cell>
          <table:table-cell table:style-name="ce7" table:formula="of:=IF(ISBLANK([.BZ96]);&quot;&quot;;[.BZ96]+MAX([.BZ198];[.CA198]))" office:value-type="float" office:value="442" calcext:value-type="float">
            <text:p>442</text:p>
          </table:table-cell>
          <table:table-cell table:style-name="ce7" table:formula="of:=IF(ISBLANK([.CA96]);&quot;&quot;;[.CA96]+MAX([.CA198];[.CB198]))" office:value-type="float" office:value="436" calcext:value-type="float">
            <text:p>436</text:p>
          </table:table-cell>
          <table:table-cell table:style-name="ce7" table:formula="of:=IF(ISBLANK([.CB96]);&quot;&quot;;[.CB96]+MAX([.CB198];[.CC198]))" office:value-type="float" office:value="452" calcext:value-type="float">
            <text:p>452</text:p>
          </table:table-cell>
          <table:table-cell table:style-name="ce7" table:formula="of:=IF(ISBLANK([.CC96]);&quot;&quot;;[.CC96]+MAX([.CC198];[.CD198]))" office:value-type="float" office:value="481" calcext:value-type="float">
            <text:p>481</text:p>
          </table:table-cell>
          <table:table-cell table:style-name="ce7" table:formula="of:=IF(ISBLANK([.CD96]);&quot;&quot;;[.CD96]+MAX([.CD198];[.CE198]))" office:value-type="float" office:value="477" calcext:value-type="float">
            <text:p>477</text:p>
          </table:table-cell>
          <table:table-cell table:style-name="ce7" table:formula="of:=IF(ISBLANK([.CE96]);&quot;&quot;;[.CE96]+MAX([.CE198];[.CF198]))" office:value-type="float" office:value="418" calcext:value-type="float">
            <text:p>418</text:p>
          </table:table-cell>
          <table:table-cell table:style-name="ce7" table:formula="of:=IF(ISBLANK([.CF96]);&quot;&quot;;[.CF96]+MAX([.CF198];[.CG198]))" office:value-type="float" office:value="368" calcext:value-type="float">
            <text:p>368</text:p>
          </table:table-cell>
          <table:table-cell table:style-name="ce7" table:formula="of:=IF(ISBLANK([.CG96]);&quot;&quot;;[.CG96]+MAX([.CG198];[.CH198]))" office:value-type="float" office:value="349" calcext:value-type="float">
            <text:p>349</text:p>
          </table:table-cell>
          <table:table-cell table:style-name="ce7" table:formula="of:=IF(ISBLANK([.CH96]);&quot;&quot;;[.CH96]+MAX([.CH198];[.CI198]))" office:value-type="float" office:value="340" calcext:value-type="float">
            <text:p>340</text:p>
          </table:table-cell>
          <table:table-cell table:style-name="ce7" table:formula="of:=IF(ISBLANK([.CI96]);&quot;&quot;;[.CI96]+MAX([.CI198];[.CJ198]))" office:value-type="float" office:value="435" calcext:value-type="float">
            <text:p>435</text:p>
          </table:table-cell>
          <table:table-cell table:style-name="ce7" table:formula="of:=IF(ISBLANK([.CJ96]);&quot;&quot;;[.CJ96]+MAX([.CJ198];[.CK198]))" office:value-type="float" office:value="374" calcext:value-type="float">
            <text:p>374</text:p>
          </table:table-cell>
          <table:table-cell table:style-name="ce7" table:formula="of:=IF(ISBLANK([.CK96]);&quot;&quot;;[.CK96]+MAX([.CK198];[.CL198]))" office:value-type="float" office:value="430" calcext:value-type="float">
            <text:p>430</text:p>
          </table:table-cell>
          <table:table-cell table:style-name="ce7" table:formula="of:=IF(ISBLANK([.CL96]);&quot;&quot;;[.CL96]+MAX([.CL198];[.CM198]))" office:value-type="float" office:value="372" calcext:value-type="float">
            <text:p>372</text:p>
          </table:table-cell>
          <table:table-cell table:style-name="ce7" table:formula="of:=IF(ISBLANK([.CM96]);&quot;&quot;;[.CM96]+MAX([.CM198];[.CN198]))" office:value-type="float" office:value="305" calcext:value-type="float">
            <text:p>305</text:p>
          </table:table-cell>
          <table:table-cell table:style-name="ce7" table:formula="of:=IF(ISBLANK([.CN96]);&quot;&quot;;[.CN96]+MAX([.CN198];[.CO198]))" office:value-type="float" office:value="380" calcext:value-type="float">
            <text:p>380</text:p>
          </table:table-cell>
          <table:table-cell table:style-name="ce7" table:formula="of:=IF(ISBLANK([.CO96]);&quot;&quot;;[.CO96]+MAX([.CO198];[.CP198]))" office:value-type="float" office:value="347" calcext:value-type="float">
            <text:p>347</text:p>
          </table:table-cell>
          <table:table-cell table:style-name="ce7" table:formula="of:=IF(ISBLANK([.CP96]);&quot;&quot;;[.CP96]+MAX([.CP198];[.CQ198]))" office:value-type="float" office:value="386" calcext:value-type="float">
            <text:p>386</text:p>
          </table:table-cell>
          <table:table-cell table:style-name="ce7" table:formula="of:=IF(ISBLANK([.CQ96]);&quot;&quot;;[.CQ96]+MAX([.CQ198];[.CR198]))" office:value-type="float" office:value="398" calcext:value-type="float">
            <text:p>398</text:p>
          </table:table-cell>
          <table:table-cell table:style-name="ce7" table:formula="of:=IF(ISBLANK([.CR96]);&quot;&quot;;[.CR96]+MAX([.CR198];[.CS198]))">
            <text:p/>
          </table:table-cell>
          <table:table-cell table:style-name="ce7" table:formula="of:=IF(ISBLANK([.CS96]);&quot;&quot;;[.CS96]+MAX([.CS198];[.CT198]))">
            <text:p/>
          </table:table-cell>
          <table:table-cell table:style-name="ce7" table:formula="of:=IF(ISBLANK([.CT96]);&quot;&quot;;[.CT96]+MAX([.CT198];[.CU198]))">
            <text:p/>
          </table:table-cell>
          <table:table-cell table:style-name="ce7" table:formula="of:=IF(ISBLANK([.CU96]);&quot;&quot;;[.CU96]+MAX([.CU198];[.CV198]))">
            <text:p/>
          </table:table-cell>
          <table:table-cell table:formula="of:=IF(ISBLANK([.CV96]);&quot;&quot;;[.CV96]+MAX([.CV198];[.CW198]))">
            <text:p/>
          </table:table-cell>
        </table:table-row>
        <table:table-row table:style-name="ro1">
          <table:table-cell table:formula="of:=IF(ISBLANK([.A97]);&quot;&quot;;[.A97]+MAX([.A199];[.B199]))" office:value-type="float" office:value="352" calcext:value-type="float">
            <text:p>352</text:p>
          </table:table-cell>
          <table:table-cell table:style-name="ce7" table:formula="of:=IF(ISBLANK([.B97]);&quot;&quot;;[.B97]+MAX([.B199];[.C199]))" office:value-type="float" office:value="360" calcext:value-type="float">
            <text:p>360</text:p>
          </table:table-cell>
          <table:table-cell table:style-name="ce7" table:formula="of:=IF(ISBLANK([.C97]);&quot;&quot;;[.C97]+MAX([.C199];[.D199]))" office:value-type="float" office:value="330" calcext:value-type="float">
            <text:p>330</text:p>
          </table:table-cell>
          <table:table-cell table:style-name="ce7" table:formula="of:=IF(ISBLANK([.D97]);&quot;&quot;;[.D97]+MAX([.D199];[.E199]))" office:value-type="float" office:value="253" calcext:value-type="float">
            <text:p>253</text:p>
          </table:table-cell>
          <table:table-cell table:style-name="ce7" table:formula="of:=IF(ISBLANK([.E97]);&quot;&quot;;[.E97]+MAX([.E199];[.F199]))" office:value-type="float" office:value="314" calcext:value-type="float">
            <text:p>314</text:p>
          </table:table-cell>
          <table:table-cell table:style-name="ce7" table:formula="of:=IF(ISBLANK([.F97]);&quot;&quot;;[.F97]+MAX([.F199];[.G199]))" office:value-type="float" office:value="340" calcext:value-type="float">
            <text:p>340</text:p>
          </table:table-cell>
          <table:table-cell table:style-name="ce7" table:formula="of:=IF(ISBLANK([.G97]);&quot;&quot;;[.G97]+MAX([.G199];[.H199]))" office:value-type="float" office:value="299" calcext:value-type="float">
            <text:p>299</text:p>
          </table:table-cell>
          <table:table-cell table:style-name="ce7" table:formula="of:=IF(ISBLANK([.H97]);&quot;&quot;;[.H97]+MAX([.H199];[.I199]))" office:value-type="float" office:value="315" calcext:value-type="float">
            <text:p>315</text:p>
          </table:table-cell>
          <table:table-cell table:style-name="ce7" table:formula="of:=IF(ISBLANK([.I97]);&quot;&quot;;[.I97]+MAX([.I199];[.J199]))" office:value-type="float" office:value="308" calcext:value-type="float">
            <text:p>308</text:p>
          </table:table-cell>
          <table:table-cell table:style-name="ce7" table:formula="of:=IF(ISBLANK([.J97]);&quot;&quot;;[.J97]+MAX([.J199];[.K199]))" office:value-type="float" office:value="267" calcext:value-type="float">
            <text:p>267</text:p>
          </table:table-cell>
          <table:table-cell table:style-name="ce7" table:formula="of:=IF(ISBLANK([.K97]);&quot;&quot;;[.K97]+MAX([.K199];[.L199]))" office:value-type="float" office:value="261" calcext:value-type="float">
            <text:p>261</text:p>
          </table:table-cell>
          <table:table-cell table:style-name="ce7" table:formula="of:=IF(ISBLANK([.L97]);&quot;&quot;;[.L97]+MAX([.L199];[.M199]))" office:value-type="float" office:value="326" calcext:value-type="float">
            <text:p>326</text:p>
          </table:table-cell>
          <table:table-cell table:style-name="ce7" table:formula="of:=IF(ISBLANK([.M97]);&quot;&quot;;[.M97]+MAX([.M199];[.N199]))" office:value-type="float" office:value="304" calcext:value-type="float">
            <text:p>304</text:p>
          </table:table-cell>
          <table:table-cell table:style-name="ce7" table:formula="of:=IF(ISBLANK([.N97]);&quot;&quot;;[.N97]+MAX([.N199];[.O199]))" office:value-type="float" office:value="314" calcext:value-type="float">
            <text:p>314</text:p>
          </table:table-cell>
          <table:table-cell table:style-name="ce7" table:formula="of:=IF(ISBLANK([.O97]);&quot;&quot;;[.O97]+MAX([.O199];[.P199]))" office:value-type="float" office:value="306" calcext:value-type="float">
            <text:p>306</text:p>
          </table:table-cell>
          <table:table-cell table:style-name="ce7" table:formula="of:=IF(ISBLANK([.P97]);&quot;&quot;;[.P97]+MAX([.P199];[.Q199]))" office:value-type="float" office:value="284" calcext:value-type="float">
            <text:p>284</text:p>
          </table:table-cell>
          <table:table-cell table:style-name="ce7" table:formula="of:=IF(ISBLANK([.Q97]);&quot;&quot;;[.Q97]+MAX([.Q199];[.R199]))" office:value-type="float" office:value="337" calcext:value-type="float">
            <text:p>337</text:p>
          </table:table-cell>
          <table:table-cell table:style-name="ce7" table:formula="of:=IF(ISBLANK([.R97]);&quot;&quot;;[.R97]+MAX([.R199];[.S199]))" office:value-type="float" office:value="297" calcext:value-type="float">
            <text:p>297</text:p>
          </table:table-cell>
          <table:table-cell table:style-name="ce7" table:formula="of:=IF(ISBLANK([.S97]);&quot;&quot;;[.S97]+MAX([.S199];[.T199]))" office:value-type="float" office:value="335" calcext:value-type="float">
            <text:p>335</text:p>
          </table:table-cell>
          <table:table-cell table:style-name="ce7" table:formula="of:=IF(ISBLANK([.T97]);&quot;&quot;;[.T97]+MAX([.T199];[.U199]))" office:value-type="float" office:value="279" calcext:value-type="float">
            <text:p>279</text:p>
          </table:table-cell>
          <table:table-cell table:style-name="ce7" table:formula="of:=IF(ISBLANK([.U97]);&quot;&quot;;[.U97]+MAX([.U199];[.V199]))" office:value-type="float" office:value="316" calcext:value-type="float">
            <text:p>316</text:p>
          </table:table-cell>
          <table:table-cell table:style-name="ce7" table:formula="of:=IF(ISBLANK([.V97]);&quot;&quot;;[.V97]+MAX([.V199];[.W199]))" office:value-type="float" office:value="297" calcext:value-type="float">
            <text:p>297</text:p>
          </table:table-cell>
          <table:table-cell table:style-name="ce7" table:formula="of:=IF(ISBLANK([.W97]);&quot;&quot;;[.W97]+MAX([.W199];[.X199]))" office:value-type="float" office:value="314" calcext:value-type="float">
            <text:p>314</text:p>
          </table:table-cell>
          <table:table-cell table:style-name="ce7" table:formula="of:=IF(ISBLANK([.X97]);&quot;&quot;;[.X97]+MAX([.X199];[.Y199]))" office:value-type="float" office:value="246" calcext:value-type="float">
            <text:p>246</text:p>
          </table:table-cell>
          <table:table-cell table:style-name="ce7" table:formula="of:=IF(ISBLANK([.Y97]);&quot;&quot;;[.Y97]+MAX([.Y199];[.Z199]))" office:value-type="float" office:value="257" calcext:value-type="float">
            <text:p>257</text:p>
          </table:table-cell>
          <table:table-cell table:style-name="ce7" table:formula="of:=IF(ISBLANK([.Z97]);&quot;&quot;;[.Z97]+MAX([.Z199];[.AA199]))" office:value-type="float" office:value="326" calcext:value-type="float">
            <text:p>326</text:p>
          </table:table-cell>
          <table:table-cell table:style-name="ce7" table:formula="of:=IF(ISBLANK([.AA97]);&quot;&quot;;[.AA97]+MAX([.AA199];[.AB199]))" office:value-type="float" office:value="296" calcext:value-type="float">
            <text:p>296</text:p>
          </table:table-cell>
          <table:table-cell table:style-name="ce7" table:formula="of:=IF(ISBLANK([.AB97]);&quot;&quot;;[.AB97]+MAX([.AB199];[.AC199]))" office:value-type="float" office:value="373" calcext:value-type="float">
            <text:p>373</text:p>
          </table:table-cell>
          <table:table-cell table:style-name="ce7" table:formula="of:=IF(ISBLANK([.AC97]);&quot;&quot;;[.AC97]+MAX([.AC199];[.AD199]))" office:value-type="float" office:value="323" calcext:value-type="float">
            <text:p>323</text:p>
          </table:table-cell>
          <table:table-cell table:style-name="ce7" table:formula="of:=IF(ISBLANK([.AD97]);&quot;&quot;;[.AD97]+MAX([.AD199];[.AE199]))" office:value-type="float" office:value="342" calcext:value-type="float">
            <text:p>342</text:p>
          </table:table-cell>
          <table:table-cell table:style-name="ce7" table:formula="of:=IF(ISBLANK([.AE97]);&quot;&quot;;[.AE97]+MAX([.AE199];[.AF199]))" office:value-type="float" office:value="291" calcext:value-type="float">
            <text:p>291</text:p>
          </table:table-cell>
          <table:table-cell table:style-name="ce7" table:formula="of:=IF(ISBLANK([.AF97]);&quot;&quot;;[.AF97]+MAX([.AF199];[.AG199]))" office:value-type="float" office:value="326" calcext:value-type="float">
            <text:p>326</text:p>
          </table:table-cell>
          <table:table-cell table:style-name="ce7" table:formula="of:=IF(ISBLANK([.AG97]);&quot;&quot;;[.AG97]+MAX([.AG199];[.AH199]))" office:value-type="float" office:value="359" calcext:value-type="float">
            <text:p>359</text:p>
          </table:table-cell>
          <table:table-cell table:style-name="ce7" table:formula="of:=IF(ISBLANK([.AH97]);&quot;&quot;;[.AH97]+MAX([.AH199];[.AI199]))" office:value-type="float" office:value="355" calcext:value-type="float">
            <text:p>355</text:p>
          </table:table-cell>
          <table:table-cell table:style-name="ce7" table:formula="of:=IF(ISBLANK([.AI97]);&quot;&quot;;[.AI97]+MAX([.AI199];[.AJ199]))" office:value-type="float" office:value="278" calcext:value-type="float">
            <text:p>278</text:p>
          </table:table-cell>
          <table:table-cell table:style-name="ce7" table:formula="of:=IF(ISBLANK([.AJ97]);&quot;&quot;;[.AJ97]+MAX([.AJ199];[.AK199]))" office:value-type="float" office:value="320" calcext:value-type="float">
            <text:p>320</text:p>
          </table:table-cell>
          <table:table-cell table:style-name="ce7" table:formula="of:=IF(ISBLANK([.AK97]);&quot;&quot;;[.AK97]+MAX([.AK199];[.AL199]))" office:value-type="float" office:value="329" calcext:value-type="float">
            <text:p>329</text:p>
          </table:table-cell>
          <table:table-cell table:style-name="ce7" table:formula="of:=IF(ISBLANK([.AL97]);&quot;&quot;;[.AL97]+MAX([.AL199];[.AM199]))" office:value-type="float" office:value="278" calcext:value-type="float">
            <text:p>278</text:p>
          </table:table-cell>
          <table:table-cell table:style-name="ce7" table:formula="of:=IF(ISBLANK([.AM97]);&quot;&quot;;[.AM97]+MAX([.AM199];[.AN199]))" office:value-type="float" office:value="352" calcext:value-type="float">
            <text:p>352</text:p>
          </table:table-cell>
          <table:table-cell table:style-name="ce7" table:formula="of:=IF(ISBLANK([.AN97]);&quot;&quot;;[.AN97]+MAX([.AN199];[.AO199]))" office:value-type="float" office:value="311" calcext:value-type="float">
            <text:p>311</text:p>
          </table:table-cell>
          <table:table-cell table:style-name="ce7" table:formula="of:=IF(ISBLANK([.AO97]);&quot;&quot;;[.AO97]+MAX([.AO199];[.AP199]))" office:value-type="float" office:value="318" calcext:value-type="float">
            <text:p>318</text:p>
          </table:table-cell>
          <table:table-cell table:style-name="ce7" table:formula="of:=IF(ISBLANK([.AP97]);&quot;&quot;;[.AP97]+MAX([.AP199];[.AQ199]))" office:value-type="float" office:value="296" calcext:value-type="float">
            <text:p>296</text:p>
          </table:table-cell>
          <table:table-cell table:style-name="ce7" table:formula="of:=IF(ISBLANK([.AQ97]);&quot;&quot;;[.AQ97]+MAX([.AQ199];[.AR199]))" office:value-type="float" office:value="379" calcext:value-type="float">
            <text:p>379</text:p>
          </table:table-cell>
          <table:table-cell table:style-name="ce7" table:formula="of:=IF(ISBLANK([.AR97]);&quot;&quot;;[.AR97]+MAX([.AR199];[.AS199]))" office:value-type="float" office:value="337" calcext:value-type="float">
            <text:p>337</text:p>
          </table:table-cell>
          <table:table-cell table:style-name="ce7" table:formula="of:=IF(ISBLANK([.AS97]);&quot;&quot;;[.AS97]+MAX([.AS199];[.AT199]))" office:value-type="float" office:value="320" calcext:value-type="float">
            <text:p>320</text:p>
          </table:table-cell>
          <table:table-cell table:style-name="ce7" table:formula="of:=IF(ISBLANK([.AT97]);&quot;&quot;;[.AT97]+MAX([.AT199];[.AU199]))" office:value-type="float" office:value="369" calcext:value-type="float">
            <text:p>369</text:p>
          </table:table-cell>
          <table:table-cell table:style-name="ce7" table:formula="of:=IF(ISBLANK([.AU97]);&quot;&quot;;[.AU97]+MAX([.AU199];[.AV199]))" office:value-type="float" office:value="263" calcext:value-type="float">
            <text:p>263</text:p>
          </table:table-cell>
          <table:table-cell table:style-name="ce7" table:formula="of:=IF(ISBLANK([.AV97]);&quot;&quot;;[.AV97]+MAX([.AV199];[.AW199]))" office:value-type="float" office:value="428" calcext:value-type="float">
            <text:p>428</text:p>
          </table:table-cell>
          <table:table-cell table:style-name="ce7" table:formula="of:=IF(ISBLANK([.AW97]);&quot;&quot;;[.AW97]+MAX([.AW199];[.AX199]))" office:value-type="float" office:value="422" calcext:value-type="float">
            <text:p>422</text:p>
          </table:table-cell>
          <table:table-cell table:style-name="ce7" table:formula="of:=IF(ISBLANK([.AX97]);&quot;&quot;;[.AX97]+MAX([.AX199];[.AY199]))" office:value-type="float" office:value="415" calcext:value-type="float">
            <text:p>415</text:p>
          </table:table-cell>
          <table:table-cell table:style-name="ce7" table:formula="of:=IF(ISBLANK([.AY97]);&quot;&quot;;[.AY97]+MAX([.AY199];[.AZ199]))" office:value-type="float" office:value="431" calcext:value-type="float">
            <text:p>431</text:p>
          </table:table-cell>
          <table:table-cell table:style-name="ce7" table:formula="of:=IF(ISBLANK([.AZ97]);&quot;&quot;;[.AZ97]+MAX([.AZ199];[.BA199]))" office:value-type="float" office:value="393" calcext:value-type="float">
            <text:p>393</text:p>
          </table:table-cell>
          <table:table-cell table:style-name="ce7" table:formula="of:=IF(ISBLANK([.BA97]);&quot;&quot;;[.BA97]+MAX([.BA199];[.BB199]))" office:value-type="float" office:value="325" calcext:value-type="float">
            <text:p>325</text:p>
          </table:table-cell>
          <table:table-cell table:style-name="ce7" table:formula="of:=IF(ISBLANK([.BB97]);&quot;&quot;;[.BB97]+MAX([.BB199];[.BC199]))" office:value-type="float" office:value="222" calcext:value-type="float">
            <text:p>222</text:p>
          </table:table-cell>
          <table:table-cell table:style-name="ce7" table:formula="of:=IF(ISBLANK([.BC97]);&quot;&quot;;[.BC97]+MAX([.BC199];[.BD199]))" office:value-type="float" office:value="421" calcext:value-type="float">
            <text:p>421</text:p>
          </table:table-cell>
          <table:table-cell table:style-name="ce7" table:formula="of:=IF(ISBLANK([.BD97]);&quot;&quot;;[.BD97]+MAX([.BD199];[.BE199]))" office:value-type="float" office:value="360" calcext:value-type="float">
            <text:p>360</text:p>
          </table:table-cell>
          <table:table-cell table:style-name="ce7" table:formula="of:=IF(ISBLANK([.BE97]);&quot;&quot;;[.BE97]+MAX([.BE199];[.BF199]))" office:value-type="float" office:value="349" calcext:value-type="float">
            <text:p>349</text:p>
          </table:table-cell>
          <table:table-cell table:style-name="ce7" table:formula="of:=IF(ISBLANK([.BF97]);&quot;&quot;;[.BF97]+MAX([.BF199];[.BG199]))" office:value-type="float" office:value="349" calcext:value-type="float">
            <text:p>349</text:p>
          </table:table-cell>
          <table:table-cell table:style-name="ce7" table:formula="of:=IF(ISBLANK([.BG97]);&quot;&quot;;[.BG97]+MAX([.BG199];[.BH199]))" office:value-type="float" office:value="341" calcext:value-type="float">
            <text:p>341</text:p>
          </table:table-cell>
          <table:table-cell table:style-name="ce7" table:formula="of:=IF(ISBLANK([.BH97]);&quot;&quot;;[.BH97]+MAX([.BH199];[.BI199]))" office:value-type="float" office:value="356" calcext:value-type="float">
            <text:p>356</text:p>
          </table:table-cell>
          <table:table-cell table:style-name="ce7" table:formula="of:=IF(ISBLANK([.BI97]);&quot;&quot;;[.BI97]+MAX([.BI199];[.BJ199]))" office:value-type="float" office:value="337" calcext:value-type="float">
            <text:p>337</text:p>
          </table:table-cell>
          <table:table-cell table:style-name="ce7" table:formula="of:=IF(ISBLANK([.BJ97]);&quot;&quot;;[.BJ97]+MAX([.BJ199];[.BK199]))" office:value-type="float" office:value="386" calcext:value-type="float">
            <text:p>386</text:p>
          </table:table-cell>
          <table:table-cell table:style-name="ce7" table:formula="of:=IF(ISBLANK([.BK97]);&quot;&quot;;[.BK97]+MAX([.BK199];[.BL199]))" office:value-type="float" office:value="357" calcext:value-type="float">
            <text:p>357</text:p>
          </table:table-cell>
          <table:table-cell table:style-name="ce7" table:formula="of:=IF(ISBLANK([.BL97]);&quot;&quot;;[.BL97]+MAX([.BL199];[.BM199]))" office:value-type="float" office:value="366" calcext:value-type="float">
            <text:p>366</text:p>
          </table:table-cell>
          <table:table-cell table:style-name="ce7" table:formula="of:=IF(ISBLANK([.BM97]);&quot;&quot;;[.BM97]+MAX([.BM199];[.BN199]))" office:value-type="float" office:value="404" calcext:value-type="float">
            <text:p>404</text:p>
          </table:table-cell>
          <table:table-cell table:style-name="ce7" table:formula="of:=IF(ISBLANK([.BN97]);&quot;&quot;;[.BN97]+MAX([.BN199];[.BO199]))" office:value-type="float" office:value="394" calcext:value-type="float">
            <text:p>394</text:p>
          </table:table-cell>
          <table:table-cell table:style-name="ce7" table:formula="of:=IF(ISBLANK([.BO97]);&quot;&quot;;[.BO97]+MAX([.BO199];[.BP199]))" office:value-type="float" office:value="373" calcext:value-type="float">
            <text:p>373</text:p>
          </table:table-cell>
          <table:table-cell table:style-name="ce7" table:formula="of:=IF(ISBLANK([.BP97]);&quot;&quot;;[.BP97]+MAX([.BP199];[.BQ199]))" office:value-type="float" office:value="390" calcext:value-type="float">
            <text:p>390</text:p>
          </table:table-cell>
          <table:table-cell table:style-name="ce7" table:formula="of:=IF(ISBLANK([.BQ97]);&quot;&quot;;[.BQ97]+MAX([.BQ199];[.BR199]))" office:value-type="float" office:value="408" calcext:value-type="float">
            <text:p>408</text:p>
          </table:table-cell>
          <table:table-cell table:style-name="ce7" table:formula="of:=IF(ISBLANK([.BR97]);&quot;&quot;;[.BR97]+MAX([.BR199];[.BS199]))" office:value-type="float" office:value="350" calcext:value-type="float">
            <text:p>350</text:p>
          </table:table-cell>
          <table:table-cell table:style-name="ce7" table:formula="of:=IF(ISBLANK([.BS97]);&quot;&quot;;[.BS97]+MAX([.BS199];[.BT199]))" office:value-type="float" office:value="304" calcext:value-type="float">
            <text:p>304</text:p>
          </table:table-cell>
          <table:table-cell table:style-name="ce7" table:formula="of:=IF(ISBLANK([.BT97]);&quot;&quot;;[.BT97]+MAX([.BT199];[.BU199]))" office:value-type="float" office:value="322" calcext:value-type="float">
            <text:p>322</text:p>
          </table:table-cell>
          <table:table-cell table:style-name="ce7" table:formula="of:=IF(ISBLANK([.BU97]);&quot;&quot;;[.BU97]+MAX([.BU199];[.BV199]))" office:value-type="float" office:value="309" calcext:value-type="float">
            <text:p>309</text:p>
          </table:table-cell>
          <table:table-cell table:style-name="ce7" table:formula="of:=IF(ISBLANK([.BV97]);&quot;&quot;;[.BV97]+MAX([.BV199];[.BW199]))" office:value-type="float" office:value="366" calcext:value-type="float">
            <text:p>366</text:p>
          </table:table-cell>
          <table:table-cell table:style-name="ce7" table:formula="of:=IF(ISBLANK([.BW97]);&quot;&quot;;[.BW97]+MAX([.BW199];[.BX199]))" office:value-type="float" office:value="363" calcext:value-type="float">
            <text:p>363</text:p>
          </table:table-cell>
          <table:table-cell table:style-name="ce7" table:formula="of:=IF(ISBLANK([.BX97]);&quot;&quot;;[.BX97]+MAX([.BX199];[.BY199]))" office:value-type="float" office:value="353" calcext:value-type="float">
            <text:p>353</text:p>
          </table:table-cell>
          <table:table-cell table:style-name="ce7" table:formula="of:=IF(ISBLANK([.BY97]);&quot;&quot;;[.BY97]+MAX([.BY199];[.BZ199]))" office:value-type="float" office:value="298" calcext:value-type="float">
            <text:p>298</text:p>
          </table:table-cell>
          <table:table-cell table:style-name="ce7" table:formula="of:=IF(ISBLANK([.BZ97]);&quot;&quot;;[.BZ97]+MAX([.BZ199];[.CA199]))" office:value-type="float" office:value="308" calcext:value-type="float">
            <text:p>308</text:p>
          </table:table-cell>
          <table:table-cell table:style-name="ce7" table:formula="of:=IF(ISBLANK([.CA97]);&quot;&quot;;[.CA97]+MAX([.CA199];[.CB199]))" office:value-type="float" office:value="415" calcext:value-type="float">
            <text:p>415</text:p>
          </table:table-cell>
          <table:table-cell table:style-name="ce7" table:formula="of:=IF(ISBLANK([.CB97]);&quot;&quot;;[.CB97]+MAX([.CB199];[.CC199]))" office:value-type="float" office:value="413" calcext:value-type="float">
            <text:p>413</text:p>
          </table:table-cell>
          <table:table-cell table:style-name="ce7" table:formula="of:=IF(ISBLANK([.CC97]);&quot;&quot;;[.CC97]+MAX([.CC199];[.CD199]))" office:value-type="float" office:value="401" calcext:value-type="float">
            <text:p>401</text:p>
          </table:table-cell>
          <table:table-cell table:style-name="ce7" table:formula="of:=IF(ISBLANK([.CD97]);&quot;&quot;;[.CD97]+MAX([.CD199];[.CE199]))" office:value-type="float" office:value="363" calcext:value-type="float">
            <text:p>363</text:p>
          </table:table-cell>
          <table:table-cell table:style-name="ce7" table:formula="of:=IF(ISBLANK([.CE97]);&quot;&quot;;[.CE97]+MAX([.CE199];[.CF199]))" office:value-type="float" office:value="392" calcext:value-type="float">
            <text:p>392</text:p>
          </table:table-cell>
          <table:table-cell table:style-name="ce7" table:formula="of:=IF(ISBLANK([.CF97]);&quot;&quot;;[.CF97]+MAX([.CF199];[.CG199]))" office:value-type="float" office:value="360" calcext:value-type="float">
            <text:p>360</text:p>
          </table:table-cell>
          <table:table-cell table:style-name="ce7" table:formula="of:=IF(ISBLANK([.CG97]);&quot;&quot;;[.CG97]+MAX([.CG199];[.CH199]))" office:value-type="float" office:value="305" calcext:value-type="float">
            <text:p>305</text:p>
          </table:table-cell>
          <table:table-cell table:style-name="ce7" table:formula="of:=IF(ISBLANK([.CH97]);&quot;&quot;;[.CH97]+MAX([.CH199];[.CI199]))" office:value-type="float" office:value="295" calcext:value-type="float">
            <text:p>295</text:p>
          </table:table-cell>
          <table:table-cell table:style-name="ce7" table:formula="of:=IF(ISBLANK([.CI97]);&quot;&quot;;[.CI97]+MAX([.CI199];[.CJ199]))" office:value-type="float" office:value="338" calcext:value-type="float">
            <text:p>338</text:p>
          </table:table-cell>
          <table:table-cell table:style-name="ce7" table:formula="of:=IF(ISBLANK([.CJ97]);&quot;&quot;;[.CJ97]+MAX([.CJ199];[.CK199]))" office:value-type="float" office:value="364" calcext:value-type="float">
            <text:p>364</text:p>
          </table:table-cell>
          <table:table-cell table:style-name="ce7" table:formula="of:=IF(ISBLANK([.CK97]);&quot;&quot;;[.CK97]+MAX([.CK199];[.CL199]))" office:value-type="float" office:value="367" calcext:value-type="float">
            <text:p>367</text:p>
          </table:table-cell>
          <table:table-cell table:style-name="ce7" table:formula="of:=IF(ISBLANK([.CL97]);&quot;&quot;;[.CL97]+MAX([.CL199];[.CM199]))" office:value-type="float" office:value="350" calcext:value-type="float">
            <text:p>350</text:p>
          </table:table-cell>
          <table:table-cell table:style-name="ce7" table:formula="of:=IF(ISBLANK([.CM97]);&quot;&quot;;[.CM97]+MAX([.CM199];[.CN199]))" office:value-type="float" office:value="262" calcext:value-type="float">
            <text:p>262</text:p>
          </table:table-cell>
          <table:table-cell table:style-name="ce7" table:formula="of:=IF(ISBLANK([.CN97]);&quot;&quot;;[.CN97]+MAX([.CN199];[.CO199]))" office:value-type="float" office:value="300" calcext:value-type="float">
            <text:p>300</text:p>
          </table:table-cell>
          <table:table-cell table:style-name="ce7" table:formula="of:=IF(ISBLANK([.CO97]);&quot;&quot;;[.CO97]+MAX([.CO199];[.CP199]))" office:value-type="float" office:value="328" calcext:value-type="float">
            <text:p>328</text:p>
          </table:table-cell>
          <table:table-cell table:style-name="ce7" table:formula="of:=IF(ISBLANK([.CP97]);&quot;&quot;;[.CP97]+MAX([.CP199];[.CQ199]))" office:value-type="float" office:value="292" calcext:value-type="float">
            <text:p>292</text:p>
          </table:table-cell>
          <table:table-cell table:style-name="ce7" table:formula="of:=IF(ISBLANK([.CQ97]);&quot;&quot;;[.CQ97]+MAX([.CQ199];[.CR199]))" office:value-type="float" office:value="378" calcext:value-type="float">
            <text:p>378</text:p>
          </table:table-cell>
          <table:table-cell table:style-name="ce7" table:formula="of:=IF(ISBLANK([.CR97]);&quot;&quot;;[.CR97]+MAX([.CR199];[.CS199]))" office:value-type="float" office:value="338" calcext:value-type="float">
            <text:p>338</text:p>
          </table:table-cell>
          <table:table-cell table:style-name="ce7" table:formula="of:=IF(ISBLANK([.CS97]);&quot;&quot;;[.CS97]+MAX([.CS199];[.CT199]))">
            <text:p/>
          </table:table-cell>
          <table:table-cell table:style-name="ce7" table:formula="of:=IF(ISBLANK([.CT97]);&quot;&quot;;[.CT97]+MAX([.CT199];[.CU199]))">
            <text:p/>
          </table:table-cell>
          <table:table-cell table:style-name="ce7" table:formula="of:=IF(ISBLANK([.CU97]);&quot;&quot;;[.CU97]+MAX([.CU199];[.CV199]))">
            <text:p/>
          </table:table-cell>
          <table:table-cell table:formula="of:=IF(ISBLANK([.CV97]);&quot;&quot;;[.CV97]+MAX([.CV199];[.CW199]))">
            <text:p/>
          </table:table-cell>
        </table:table-row>
        <table:table-row table:style-name="ro1">
          <table:table-cell table:formula="of:=IF(ISBLANK([.A98]);&quot;&quot;;[.A98]+MAX([.A200];[.B200]))" office:value-type="float" office:value="292" calcext:value-type="float">
            <text:p>292</text:p>
          </table:table-cell>
          <table:table-cell table:style-name="ce7" table:formula="of:=IF(ISBLANK([.B98]);&quot;&quot;;[.B98]+MAX([.B200];[.C200]))" office:value-type="float" office:value="335" calcext:value-type="float">
            <text:p>335</text:p>
          </table:table-cell>
          <table:table-cell table:style-name="ce7" table:formula="of:=IF(ISBLANK([.C98]);&quot;&quot;;[.C98]+MAX([.C200];[.D200]))" office:value-type="float" office:value="309" calcext:value-type="float">
            <text:p>309</text:p>
          </table:table-cell>
          <table:table-cell table:style-name="ce7" table:formula="of:=IF(ISBLANK([.D98]);&quot;&quot;;[.D98]+MAX([.D200];[.E200]))" office:value-type="float" office:value="221" calcext:value-type="float">
            <text:p>221</text:p>
          </table:table-cell>
          <table:table-cell table:style-name="ce7" table:formula="of:=IF(ISBLANK([.E98]);&quot;&quot;;[.E98]+MAX([.E200];[.F200]))" office:value-type="float" office:value="242" calcext:value-type="float">
            <text:p>242</text:p>
          </table:table-cell>
          <table:table-cell table:style-name="ce7" table:formula="of:=IF(ISBLANK([.F98]);&quot;&quot;;[.F98]+MAX([.F200];[.G200]))" office:value-type="float" office:value="187" calcext:value-type="float">
            <text:p>187</text:p>
          </table:table-cell>
          <table:table-cell table:style-name="ce7" table:formula="of:=IF(ISBLANK([.G98]);&quot;&quot;;[.G98]+MAX([.G200];[.H200]))" office:value-type="float" office:value="247" calcext:value-type="float">
            <text:p>247</text:p>
          </table:table-cell>
          <table:table-cell table:style-name="ce7" table:formula="of:=IF(ISBLANK([.H98]);&quot;&quot;;[.H98]+MAX([.H200];[.I200]))" office:value-type="float" office:value="266" calcext:value-type="float">
            <text:p>266</text:p>
          </table:table-cell>
          <table:table-cell table:style-name="ce7" table:formula="of:=IF(ISBLANK([.I98]);&quot;&quot;;[.I98]+MAX([.I200];[.J200]))" office:value-type="float" office:value="199" calcext:value-type="float">
            <text:p>199</text:p>
          </table:table-cell>
          <table:table-cell table:style-name="ce7" table:formula="of:=IF(ISBLANK([.J98]);&quot;&quot;;[.J98]+MAX([.J200];[.K200]))" office:value-type="float" office:value="244" calcext:value-type="float">
            <text:p>244</text:p>
          </table:table-cell>
          <table:table-cell table:style-name="ce7" table:formula="of:=IF(ISBLANK([.K98]);&quot;&quot;;[.K98]+MAX([.K200];[.L200]))" office:value-type="float" office:value="170" calcext:value-type="float">
            <text:p>170</text:p>
          </table:table-cell>
          <table:table-cell table:style-name="ce7" table:formula="of:=IF(ISBLANK([.L98]);&quot;&quot;;[.L98]+MAX([.L200];[.M200]))" office:value-type="float" office:value="208" calcext:value-type="float">
            <text:p>208</text:p>
          </table:table-cell>
          <table:table-cell table:style-name="ce7" table:formula="of:=IF(ISBLANK([.M98]);&quot;&quot;;[.M98]+MAX([.M200];[.N200]))" office:value-type="float" office:value="244" calcext:value-type="float">
            <text:p>244</text:p>
          </table:table-cell>
          <table:table-cell table:style-name="ce7" table:formula="of:=IF(ISBLANK([.N98]);&quot;&quot;;[.N98]+MAX([.N200];[.O200]))" office:value-type="float" office:value="301" calcext:value-type="float">
            <text:p>301</text:p>
          </table:table-cell>
          <table:table-cell table:style-name="ce7" table:formula="of:=IF(ISBLANK([.O98]);&quot;&quot;;[.O98]+MAX([.O200];[.P200]))" office:value-type="float" office:value="176" calcext:value-type="float">
            <text:p>176</text:p>
          </table:table-cell>
          <table:table-cell table:style-name="ce7" table:formula="of:=IF(ISBLANK([.P98]);&quot;&quot;;[.P98]+MAX([.P200];[.Q200]))" office:value-type="float" office:value="215" calcext:value-type="float">
            <text:p>215</text:p>
          </table:table-cell>
          <table:table-cell table:style-name="ce7" table:formula="of:=IF(ISBLANK([.Q98]);&quot;&quot;;[.Q98]+MAX([.Q200];[.R200]))" office:value-type="float" office:value="219" calcext:value-type="float">
            <text:p>219</text:p>
          </table:table-cell>
          <table:table-cell table:style-name="ce7" table:formula="of:=IF(ISBLANK([.R98]);&quot;&quot;;[.R98]+MAX([.R200];[.S200]))" office:value-type="float" office:value="252" calcext:value-type="float">
            <text:p>252</text:p>
          </table:table-cell>
          <table:table-cell table:style-name="ce7" table:formula="of:=IF(ISBLANK([.S98]);&quot;&quot;;[.S98]+MAX([.S200];[.T200]))" office:value-type="float" office:value="295" calcext:value-type="float">
            <text:p>295</text:p>
          </table:table-cell>
          <table:table-cell table:style-name="ce7" table:formula="of:=IF(ISBLANK([.T98]);&quot;&quot;;[.T98]+MAX([.T200];[.U200]))" office:value-type="float" office:value="228" calcext:value-type="float">
            <text:p>228</text:p>
          </table:table-cell>
          <table:table-cell table:style-name="ce7" table:formula="of:=IF(ISBLANK([.U98]);&quot;&quot;;[.U98]+MAX([.U200];[.V200]))" office:value-type="float" office:value="274" calcext:value-type="float">
            <text:p>274</text:p>
          </table:table-cell>
          <table:table-cell table:style-name="ce7" table:formula="of:=IF(ISBLANK([.V98]);&quot;&quot;;[.V98]+MAX([.V200];[.W200]))" office:value-type="float" office:value="266" calcext:value-type="float">
            <text:p>266</text:p>
          </table:table-cell>
          <table:table-cell table:style-name="ce7" table:formula="of:=IF(ISBLANK([.W98]);&quot;&quot;;[.W98]+MAX([.W200];[.X200]))" office:value-type="float" office:value="237" calcext:value-type="float">
            <text:p>237</text:p>
          </table:table-cell>
          <table:table-cell table:style-name="ce7" table:formula="of:=IF(ISBLANK([.X98]);&quot;&quot;;[.X98]+MAX([.X200];[.Y200]))" office:value-type="float" office:value="204" calcext:value-type="float">
            <text:p>204</text:p>
          </table:table-cell>
          <table:table-cell table:style-name="ce7" table:formula="of:=IF(ISBLANK([.Y98]);&quot;&quot;;[.Y98]+MAX([.Y200];[.Z200]))" office:value-type="float" office:value="195" calcext:value-type="float">
            <text:p>195</text:p>
          </table:table-cell>
          <table:table-cell table:style-name="ce7" table:formula="of:=IF(ISBLANK([.Z98]);&quot;&quot;;[.Z98]+MAX([.Z200];[.AA200]))" office:value-type="float" office:value="252" calcext:value-type="float">
            <text:p>252</text:p>
          </table:table-cell>
          <table:table-cell table:style-name="ce7" table:formula="of:=IF(ISBLANK([.AA98]);&quot;&quot;;[.AA98]+MAX([.AA200];[.AB200]))" office:value-type="float" office:value="290" calcext:value-type="float">
            <text:p>290</text:p>
          </table:table-cell>
          <table:table-cell table:style-name="ce7" table:formula="of:=IF(ISBLANK([.AB98]);&quot;&quot;;[.AB98]+MAX([.AB200];[.AC200]))" office:value-type="float" office:value="239" calcext:value-type="float">
            <text:p>239</text:p>
          </table:table-cell>
          <table:table-cell table:style-name="ce7" table:formula="of:=IF(ISBLANK([.AC98]);&quot;&quot;;[.AC98]+MAX([.AC200];[.AD200]))" office:value-type="float" office:value="319" calcext:value-type="float">
            <text:p>319</text:p>
          </table:table-cell>
          <table:table-cell table:style-name="ce7" table:formula="of:=IF(ISBLANK([.AD98]);&quot;&quot;;[.AD98]+MAX([.AD200];[.AE200]))" office:value-type="float" office:value="213" calcext:value-type="float">
            <text:p>213</text:p>
          </table:table-cell>
          <table:table-cell table:style-name="ce7" table:formula="of:=IF(ISBLANK([.AE98]);&quot;&quot;;[.AE98]+MAX([.AE200];[.AF200]))" office:value-type="float" office:value="284" calcext:value-type="float">
            <text:p>284</text:p>
          </table:table-cell>
          <table:table-cell table:style-name="ce7" table:formula="of:=IF(ISBLANK([.AF98]);&quot;&quot;;[.AF98]+MAX([.AF200];[.AG200]))" office:value-type="float" office:value="250" calcext:value-type="float">
            <text:p>250</text:p>
          </table:table-cell>
          <table:table-cell table:style-name="ce7" table:formula="of:=IF(ISBLANK([.AG98]);&quot;&quot;;[.AG98]+MAX([.AG200];[.AH200]))" office:value-type="float" office:value="216" calcext:value-type="float">
            <text:p>216</text:p>
          </table:table-cell>
          <table:table-cell table:style-name="ce7" table:formula="of:=IF(ISBLANK([.AH98]);&quot;&quot;;[.AH98]+MAX([.AH200];[.AI200]))" office:value-type="float" office:value="272" calcext:value-type="float">
            <text:p>272</text:p>
          </table:table-cell>
          <table:table-cell table:style-name="ce7" table:formula="of:=IF(ISBLANK([.AI98]);&quot;&quot;;[.AI98]+MAX([.AI200];[.AJ200]))" office:value-type="float" office:value="212" calcext:value-type="float">
            <text:p>212</text:p>
          </table:table-cell>
          <table:table-cell table:style-name="ce7" table:formula="of:=IF(ISBLANK([.AJ98]);&quot;&quot;;[.AJ98]+MAX([.AJ200];[.AK200]))" office:value-type="float" office:value="253" calcext:value-type="float">
            <text:p>253</text:p>
          </table:table-cell>
          <table:table-cell table:style-name="ce7" table:formula="of:=IF(ISBLANK([.AK98]);&quot;&quot;;[.AK98]+MAX([.AK200];[.AL200]))" office:value-type="float" office:value="263" calcext:value-type="float">
            <text:p>263</text:p>
          </table:table-cell>
          <table:table-cell table:style-name="ce7" table:formula="of:=IF(ISBLANK([.AL98]);&quot;&quot;;[.AL98]+MAX([.AL200];[.AM200]))" office:value-type="float" office:value="262" calcext:value-type="float">
            <text:p>262</text:p>
          </table:table-cell>
          <table:table-cell table:style-name="ce7" table:formula="of:=IF(ISBLANK([.AM98]);&quot;&quot;;[.AM98]+MAX([.AM200];[.AN200]))" office:value-type="float" office:value="266" calcext:value-type="float">
            <text:p>266</text:p>
          </table:table-cell>
          <table:table-cell table:style-name="ce7" table:formula="of:=IF(ISBLANK([.AN98]);&quot;&quot;;[.AN98]+MAX([.AN200];[.AO200]))" office:value-type="float" office:value="278" calcext:value-type="float">
            <text:p>278</text:p>
          </table:table-cell>
          <table:table-cell table:style-name="ce7" table:formula="of:=IF(ISBLANK([.AO98]);&quot;&quot;;[.AO98]+MAX([.AO200];[.AP200]))" office:value-type="float" office:value="177" calcext:value-type="float">
            <text:p>177</text:p>
          </table:table-cell>
          <table:table-cell table:style-name="ce7" table:formula="of:=IF(ISBLANK([.AP98]);&quot;&quot;;[.AP98]+MAX([.AP200];[.AQ200]))" office:value-type="float" office:value="233" calcext:value-type="float">
            <text:p>233</text:p>
          </table:table-cell>
          <table:table-cell table:style-name="ce7" table:formula="of:=IF(ISBLANK([.AQ98]);&quot;&quot;;[.AQ98]+MAX([.AQ200];[.AR200]))" office:value-type="float" office:value="259" calcext:value-type="float">
            <text:p>259</text:p>
          </table:table-cell>
          <table:table-cell table:style-name="ce7" table:formula="of:=IF(ISBLANK([.AR98]);&quot;&quot;;[.AR98]+MAX([.AR200];[.AS200]))" office:value-type="float" office:value="305" calcext:value-type="float">
            <text:p>305</text:p>
          </table:table-cell>
          <table:table-cell table:style-name="ce7" table:formula="of:=IF(ISBLANK([.AS98]);&quot;&quot;;[.AS98]+MAX([.AS200];[.AT200]))" office:value-type="float" office:value="298" calcext:value-type="float">
            <text:p>298</text:p>
          </table:table-cell>
          <table:table-cell table:style-name="ce7" table:formula="of:=IF(ISBLANK([.AT98]);&quot;&quot;;[.AT98]+MAX([.AT200];[.AU200]))" office:value-type="float" office:value="300" calcext:value-type="float">
            <text:p>300</text:p>
          </table:table-cell>
          <table:table-cell table:style-name="ce7" table:formula="of:=IF(ISBLANK([.AU98]);&quot;&quot;;[.AU98]+MAX([.AU200];[.AV200]))" office:value-type="float" office:value="260" calcext:value-type="float">
            <text:p>260</text:p>
          </table:table-cell>
          <table:table-cell table:style-name="ce7" table:formula="of:=IF(ISBLANK([.AV98]);&quot;&quot;;[.AV98]+MAX([.AV200];[.AW200]))" office:value-type="float" office:value="254" calcext:value-type="float">
            <text:p>254</text:p>
          </table:table-cell>
          <table:table-cell table:style-name="ce7" table:formula="of:=IF(ISBLANK([.AW98]);&quot;&quot;;[.AW98]+MAX([.AW200];[.AX200]))" office:value-type="float" office:value="331" calcext:value-type="float">
            <text:p>331</text:p>
          </table:table-cell>
          <table:table-cell table:style-name="ce7" table:formula="of:=IF(ISBLANK([.AX98]);&quot;&quot;;[.AX98]+MAX([.AX200];[.AY200]))" office:value-type="float" office:value="282" calcext:value-type="float">
            <text:p>282</text:p>
          </table:table-cell>
          <table:table-cell table:style-name="ce7" table:formula="of:=IF(ISBLANK([.AY98]);&quot;&quot;;[.AY98]+MAX([.AY200];[.AZ200]))" office:value-type="float" office:value="347" calcext:value-type="float">
            <text:p>347</text:p>
          </table:table-cell>
          <table:table-cell table:style-name="ce7" table:formula="of:=IF(ISBLANK([.AZ98]);&quot;&quot;;[.AZ98]+MAX([.AZ200];[.BA200]))" office:value-type="float" office:value="349" calcext:value-type="float">
            <text:p>349</text:p>
          </table:table-cell>
          <table:table-cell table:style-name="ce7" table:formula="of:=IF(ISBLANK([.BA98]);&quot;&quot;;[.BA98]+MAX([.BA200];[.BB200]))" office:value-type="float" office:value="306" calcext:value-type="float">
            <text:p>306</text:p>
          </table:table-cell>
          <table:table-cell table:style-name="ce7" table:formula="of:=IF(ISBLANK([.BB98]);&quot;&quot;;[.BB98]+MAX([.BB200];[.BC200]))" office:value-type="float" office:value="150" calcext:value-type="float">
            <text:p>150</text:p>
          </table:table-cell>
          <table:table-cell table:style-name="ce7" table:formula="of:=IF(ISBLANK([.BC98]);&quot;&quot;;[.BC98]+MAX([.BC200];[.BD200]))" office:value-type="float" office:value="208" calcext:value-type="float">
            <text:p>208</text:p>
          </table:table-cell>
          <table:table-cell table:style-name="ce7" table:formula="of:=IF(ISBLANK([.BD98]);&quot;&quot;;[.BD98]+MAX([.BD200];[.BE200]))" office:value-type="float" office:value="332" calcext:value-type="float">
            <text:p>332</text:p>
          </table:table-cell>
          <table:table-cell table:style-name="ce7" table:formula="of:=IF(ISBLANK([.BE98]);&quot;&quot;;[.BE98]+MAX([.BE200];[.BF200]))" office:value-type="float" office:value="261" calcext:value-type="float">
            <text:p>261</text:p>
          </table:table-cell>
          <table:table-cell table:style-name="ce7" table:formula="of:=IF(ISBLANK([.BF98]);&quot;&quot;;[.BF98]+MAX([.BF200];[.BG200]))" office:value-type="float" office:value="264" calcext:value-type="float">
            <text:p>264</text:p>
          </table:table-cell>
          <table:table-cell table:style-name="ce7" table:formula="of:=IF(ISBLANK([.BG98]);&quot;&quot;;[.BG98]+MAX([.BG200];[.BH200]))" office:value-type="float" office:value="190" calcext:value-type="float">
            <text:p>190</text:p>
          </table:table-cell>
          <table:table-cell table:style-name="ce7" table:formula="of:=IF(ISBLANK([.BH98]);&quot;&quot;;[.BH98]+MAX([.BH200];[.BI200]))" office:value-type="float" office:value="261" calcext:value-type="float">
            <text:p>261</text:p>
          </table:table-cell>
          <table:table-cell table:style-name="ce7" table:formula="of:=IF(ISBLANK([.BI98]);&quot;&quot;;[.BI98]+MAX([.BI200];[.BJ200]))" office:value-type="float" office:value="303" calcext:value-type="float">
            <text:p>303</text:p>
          </table:table-cell>
          <table:table-cell table:style-name="ce7" table:formula="of:=IF(ISBLANK([.BJ98]);&quot;&quot;;[.BJ98]+MAX([.BJ200];[.BK200]))" office:value-type="float" office:value="211" calcext:value-type="float">
            <text:p>211</text:p>
          </table:table-cell>
          <table:table-cell table:style-name="ce7" table:formula="of:=IF(ISBLANK([.BK98]);&quot;&quot;;[.BK98]+MAX([.BK200];[.BL200]))" office:value-type="float" office:value="299" calcext:value-type="float">
            <text:p>299</text:p>
          </table:table-cell>
          <table:table-cell table:style-name="ce7" table:formula="of:=IF(ISBLANK([.BL98]);&quot;&quot;;[.BL98]+MAX([.BL200];[.BM200]))" office:value-type="float" office:value="268" calcext:value-type="float">
            <text:p>268</text:p>
          </table:table-cell>
          <table:table-cell table:style-name="ce7" table:formula="of:=IF(ISBLANK([.BM98]);&quot;&quot;;[.BM98]+MAX([.BM200];[.BN200]))" office:value-type="float" office:value="262" calcext:value-type="float">
            <text:p>262</text:p>
          </table:table-cell>
          <table:table-cell table:style-name="ce7" table:formula="of:=IF(ISBLANK([.BN98]);&quot;&quot;;[.BN98]+MAX([.BN200];[.BO200]))" office:value-type="float" office:value="316" calcext:value-type="float">
            <text:p>316</text:p>
          </table:table-cell>
          <table:table-cell table:style-name="ce7" table:formula="of:=IF(ISBLANK([.BO98]);&quot;&quot;;[.BO98]+MAX([.BO200];[.BP200]))" office:value-type="float" office:value="269" calcext:value-type="float">
            <text:p>269</text:p>
          </table:table-cell>
          <table:table-cell table:style-name="ce7" table:formula="of:=IF(ISBLANK([.BP98]);&quot;&quot;;[.BP98]+MAX([.BP200];[.BQ200]))" office:value-type="float" office:value="325" calcext:value-type="float">
            <text:p>325</text:p>
          </table:table-cell>
          <table:table-cell table:style-name="ce7" table:formula="of:=IF(ISBLANK([.BQ98]);&quot;&quot;;[.BQ98]+MAX([.BQ200];[.BR200]))" office:value-type="float" office:value="275" calcext:value-type="float">
            <text:p>275</text:p>
          </table:table-cell>
          <table:table-cell table:style-name="ce7" table:formula="of:=IF(ISBLANK([.BR98]);&quot;&quot;;[.BR98]+MAX([.BR200];[.BS200]))" office:value-type="float" office:value="310" calcext:value-type="float">
            <text:p>310</text:p>
          </table:table-cell>
          <table:table-cell table:style-name="ce7" table:formula="of:=IF(ISBLANK([.BS98]);&quot;&quot;;[.BS98]+MAX([.BS200];[.BT200]))" office:value-type="float" office:value="293" calcext:value-type="float">
            <text:p>293</text:p>
          </table:table-cell>
          <table:table-cell table:style-name="ce7" table:formula="of:=IF(ISBLANK([.BT98]);&quot;&quot;;[.BT98]+MAX([.BT200];[.BU200]))" office:value-type="float" office:value="257" calcext:value-type="float">
            <text:p>257</text:p>
          </table:table-cell>
          <table:table-cell table:style-name="ce7" table:formula="of:=IF(ISBLANK([.BU98]);&quot;&quot;;[.BU98]+MAX([.BU200];[.BV200]))" office:value-type="float" office:value="265" calcext:value-type="float">
            <text:p>265</text:p>
          </table:table-cell>
          <table:table-cell table:style-name="ce7" table:formula="of:=IF(ISBLANK([.BV98]);&quot;&quot;;[.BV98]+MAX([.BV200];[.BW200]))" office:value-type="float" office:value="299" calcext:value-type="float">
            <text:p>299</text:p>
          </table:table-cell>
          <table:table-cell table:style-name="ce7" table:formula="of:=IF(ISBLANK([.BW98]);&quot;&quot;;[.BW98]+MAX([.BW200];[.BX200]))" office:value-type="float" office:value="293" calcext:value-type="float">
            <text:p>293</text:p>
          </table:table-cell>
          <table:table-cell table:style-name="ce7" table:formula="of:=IF(ISBLANK([.BX98]);&quot;&quot;;[.BX98]+MAX([.BX200];[.BY200]))" office:value-type="float" office:value="272" calcext:value-type="float">
            <text:p>272</text:p>
          </table:table-cell>
          <table:table-cell table:style-name="ce7" table:formula="of:=IF(ISBLANK([.BY98]);&quot;&quot;;[.BY98]+MAX([.BY200];[.BZ200]))" office:value-type="float" office:value="238" calcext:value-type="float">
            <text:p>238</text:p>
          </table:table-cell>
          <table:table-cell table:style-name="ce7" table:formula="of:=IF(ISBLANK([.BZ98]);&quot;&quot;;[.BZ98]+MAX([.BZ200];[.CA200]))" office:value-type="float" office:value="229" calcext:value-type="float">
            <text:p>229</text:p>
          </table:table-cell>
          <table:table-cell table:style-name="ce7" table:formula="of:=IF(ISBLANK([.CA98]);&quot;&quot;;[.CA98]+MAX([.CA200];[.CB200]))" office:value-type="float" office:value="196" calcext:value-type="float">
            <text:p>196</text:p>
          </table:table-cell>
          <table:table-cell table:style-name="ce7" table:formula="of:=IF(ISBLANK([.CB98]);&quot;&quot;;[.CB98]+MAX([.CB200];[.CC200]))" office:value-type="float" office:value="341" calcext:value-type="float">
            <text:p>341</text:p>
          </table:table-cell>
          <table:table-cell table:style-name="ce7" table:formula="of:=IF(ISBLANK([.CC98]);&quot;&quot;;[.CC98]+MAX([.CC200];[.CD200]))" office:value-type="float" office:value="291" calcext:value-type="float">
            <text:p>291</text:p>
          </table:table-cell>
          <table:table-cell table:style-name="ce7" table:formula="of:=IF(ISBLANK([.CD98]);&quot;&quot;;[.CD98]+MAX([.CD200];[.CE200]))" office:value-type="float" office:value="304" calcext:value-type="float">
            <text:p>304</text:p>
          </table:table-cell>
          <table:table-cell table:style-name="ce7" table:formula="of:=IF(ISBLANK([.CE98]);&quot;&quot;;[.CE98]+MAX([.CE200];[.CF200]))" office:value-type="float" office:value="297" calcext:value-type="float">
            <text:p>297</text:p>
          </table:table-cell>
          <table:table-cell table:style-name="ce7" table:formula="of:=IF(ISBLANK([.CF98]);&quot;&quot;;[.CF98]+MAX([.CF200];[.CG200]))" office:value-type="float" office:value="313" calcext:value-type="float">
            <text:p>313</text:p>
          </table:table-cell>
          <table:table-cell table:style-name="ce7" table:formula="of:=IF(ISBLANK([.CG98]);&quot;&quot;;[.CG98]+MAX([.CG200];[.CH200]))" office:value-type="float" office:value="248" calcext:value-type="float">
            <text:p>248</text:p>
          </table:table-cell>
          <table:table-cell table:style-name="ce7" table:formula="of:=IF(ISBLANK([.CH98]);&quot;&quot;;[.CH98]+MAX([.CH200];[.CI200]))" office:value-type="float" office:value="275" calcext:value-type="float">
            <text:p>275</text:p>
          </table:table-cell>
          <table:table-cell table:style-name="ce7" table:formula="of:=IF(ISBLANK([.CI98]);&quot;&quot;;[.CI98]+MAX([.CI200];[.CJ200]))" office:value-type="float" office:value="228" calcext:value-type="float">
            <text:p>228</text:p>
          </table:table-cell>
          <table:table-cell table:style-name="ce7" table:formula="of:=IF(ISBLANK([.CJ98]);&quot;&quot;;[.CJ98]+MAX([.CJ200];[.CK200]))" office:value-type="float" office:value="284" calcext:value-type="float">
            <text:p>284</text:p>
          </table:table-cell>
          <table:table-cell table:style-name="ce7" table:formula="of:=IF(ISBLANK([.CK98]);&quot;&quot;;[.CK98]+MAX([.CK200];[.CL200]))" office:value-type="float" office:value="278" calcext:value-type="float">
            <text:p>278</text:p>
          </table:table-cell>
          <table:table-cell table:style-name="ce7" table:formula="of:=IF(ISBLANK([.CL98]);&quot;&quot;;[.CL98]+MAX([.CL200];[.CM200]))" office:value-type="float" office:value="259" calcext:value-type="float">
            <text:p>259</text:p>
          </table:table-cell>
          <table:table-cell table:style-name="ce7" table:formula="of:=IF(ISBLANK([.CM98]);&quot;&quot;;[.CM98]+MAX([.CM200];[.CN200]))" office:value-type="float" office:value="199" calcext:value-type="float">
            <text:p>199</text:p>
          </table:table-cell>
          <table:table-cell table:style-name="ce7" table:formula="of:=IF(ISBLANK([.CN98]);&quot;&quot;;[.CN98]+MAX([.CN200];[.CO200]))" office:value-type="float" office:value="248" calcext:value-type="float">
            <text:p>248</text:p>
          </table:table-cell>
          <table:table-cell table:style-name="ce7" table:formula="of:=IF(ISBLANK([.CO98]);&quot;&quot;;[.CO98]+MAX([.CO200];[.CP200]))" office:value-type="float" office:value="295" calcext:value-type="float">
            <text:p>295</text:p>
          </table:table-cell>
          <table:table-cell table:style-name="ce7" table:formula="of:=IF(ISBLANK([.CP98]);&quot;&quot;;[.CP98]+MAX([.CP200];[.CQ200]))" office:value-type="float" office:value="256" calcext:value-type="float">
            <text:p>256</text:p>
          </table:table-cell>
          <table:table-cell table:style-name="ce7" table:formula="of:=IF(ISBLANK([.CQ98]);&quot;&quot;;[.CQ98]+MAX([.CQ200];[.CR200]))" office:value-type="float" office:value="185" calcext:value-type="float">
            <text:p>185</text:p>
          </table:table-cell>
          <table:table-cell table:style-name="ce7" table:formula="of:=IF(ISBLANK([.CR98]);&quot;&quot;;[.CR98]+MAX([.CR200];[.CS200]))" office:value-type="float" office:value="299" calcext:value-type="float">
            <text:p>299</text:p>
          </table:table-cell>
          <table:table-cell table:style-name="ce7" table:formula="of:=IF(ISBLANK([.CS98]);&quot;&quot;;[.CS98]+MAX([.CS200];[.CT200]))" office:value-type="float" office:value="208" calcext:value-type="float">
            <text:p>208</text:p>
          </table:table-cell>
          <table:table-cell table:style-name="ce7" table:formula="of:=IF(ISBLANK([.CT98]);&quot;&quot;;[.CT98]+MAX([.CT200];[.CU200]))">
            <text:p/>
          </table:table-cell>
          <table:table-cell table:style-name="ce7" table:formula="of:=IF(ISBLANK([.CU98]);&quot;&quot;;[.CU98]+MAX([.CU200];[.CV200]))">
            <text:p/>
          </table:table-cell>
          <table:table-cell table:formula="of:=IF(ISBLANK([.CV98]);&quot;&quot;;[.CV98]+MAX([.CV200];[.CW200]))">
            <text:p/>
          </table:table-cell>
        </table:table-row>
        <table:table-row table:style-name="ro1">
          <table:table-cell table:formula="of:=IF(ISBLANK([.A99]);&quot;&quot;;[.A99]+MAX([.A201];[.B201]))" office:value-type="float" office:value="127" calcext:value-type="float">
            <text:p>127</text:p>
          </table:table-cell>
          <table:table-cell table:style-name="ce7" table:formula="of:=IF(ISBLANK([.B99]);&quot;&quot;;[.B99]+MAX([.B201];[.C201]))" office:value-type="float" office:value="232" calcext:value-type="float">
            <text:p>232</text:p>
          </table:table-cell>
          <table:table-cell table:style-name="ce7" table:formula="of:=IF(ISBLANK([.C99]);&quot;&quot;;[.C99]+MAX([.C201];[.D201]))" office:value-type="float" office:value="250" calcext:value-type="float">
            <text:p>250</text:p>
          </table:table-cell>
          <table:table-cell table:style-name="ce7" table:formula="of:=IF(ISBLANK([.D99]);&quot;&quot;;[.D99]+MAX([.D201];[.E201]))" office:value-type="float" office:value="150" calcext:value-type="float">
            <text:p>150</text:p>
          </table:table-cell>
          <table:table-cell table:style-name="ce7" table:formula="of:=IF(ISBLANK([.E99]);&quot;&quot;;[.E99]+MAX([.E201];[.F201]))" office:value-type="float" office:value="182" calcext:value-type="float">
            <text:p>182</text:p>
          </table:table-cell>
          <table:table-cell table:style-name="ce7" table:formula="of:=IF(ISBLANK([.F99]);&quot;&quot;;[.F99]+MAX([.F201];[.G201]))" office:value-type="float" office:value="180" calcext:value-type="float">
            <text:p>180</text:p>
          </table:table-cell>
          <table:table-cell table:style-name="ce7" table:formula="of:=IF(ISBLANK([.G99]);&quot;&quot;;[.G99]+MAX([.G201];[.H201]))" office:value-type="float" office:value="169" calcext:value-type="float">
            <text:p>169</text:p>
          </table:table-cell>
          <table:table-cell table:style-name="ce7" table:formula="of:=IF(ISBLANK([.H99]);&quot;&quot;;[.H99]+MAX([.H201];[.I201]))" office:value-type="float" office:value="190" calcext:value-type="float">
            <text:p>190</text:p>
          </table:table-cell>
          <table:table-cell table:style-name="ce7" table:formula="of:=IF(ISBLANK([.I99]);&quot;&quot;;[.I99]+MAX([.I201];[.J201]))" office:value-type="float" office:value="122" calcext:value-type="float">
            <text:p>122</text:p>
          </table:table-cell>
          <table:table-cell table:style-name="ce7" table:formula="of:=IF(ISBLANK([.J99]);&quot;&quot;;[.J99]+MAX([.J201];[.K201]))" office:value-type="float" office:value="119" calcext:value-type="float">
            <text:p>119</text:p>
          </table:table-cell>
          <table:table-cell table:style-name="ce7" table:formula="of:=IF(ISBLANK([.K99]);&quot;&quot;;[.K99]+MAX([.K201];[.L201]))" office:value-type="float" office:value="152" calcext:value-type="float">
            <text:p>152</text:p>
          </table:table-cell>
          <table:table-cell table:style-name="ce7" table:formula="of:=IF(ISBLANK([.L99]);&quot;&quot;;[.L99]+MAX([.L201];[.M201]))" office:value-type="float" office:value="164" calcext:value-type="float">
            <text:p>164</text:p>
          </table:table-cell>
          <table:table-cell table:style-name="ce7" table:formula="of:=IF(ISBLANK([.M99]);&quot;&quot;;[.M99]+MAX([.M201];[.N201]))" office:value-type="float" office:value="173" calcext:value-type="float">
            <text:p>173</text:p>
          </table:table-cell>
          <table:table-cell table:style-name="ce7" table:formula="of:=IF(ISBLANK([.N99]);&quot;&quot;;[.N99]+MAX([.N201];[.O201]))" office:value-type="float" office:value="229" calcext:value-type="float">
            <text:p>229</text:p>
          </table:table-cell>
          <table:table-cell table:style-name="ce7" table:formula="of:=IF(ISBLANK([.O99]);&quot;&quot;;[.O99]+MAX([.O201];[.P201]))" office:value-type="float" office:value="149" calcext:value-type="float">
            <text:p>149</text:p>
          </table:table-cell>
          <table:table-cell table:style-name="ce7" table:formula="of:=IF(ISBLANK([.P99]);&quot;&quot;;[.P99]+MAX([.P201];[.Q201]))" office:value-type="float" office:value="153" calcext:value-type="float">
            <text:p>153</text:p>
          </table:table-cell>
          <table:table-cell table:style-name="ce7" table:formula="of:=IF(ISBLANK([.Q99]);&quot;&quot;;[.Q99]+MAX([.Q201];[.R201]))" office:value-type="float" office:value="174" calcext:value-type="float">
            <text:p>174</text:p>
          </table:table-cell>
          <table:table-cell table:style-name="ce7" table:formula="of:=IF(ISBLANK([.R99]);&quot;&quot;;[.R99]+MAX([.R201];[.S201]))" office:value-type="float" office:value="167" calcext:value-type="float">
            <text:p>167</text:p>
          </table:table-cell>
          <table:table-cell table:style-name="ce7" table:formula="of:=IF(ISBLANK([.S99]);&quot;&quot;;[.S99]+MAX([.S201];[.T201]))" office:value-type="float" office:value="200" calcext:value-type="float">
            <text:p>200</text:p>
          </table:table-cell>
          <table:table-cell table:style-name="ce7" table:formula="of:=IF(ISBLANK([.T99]);&quot;&quot;;[.T99]+MAX([.T201];[.U201]))" office:value-type="float" office:value="180" calcext:value-type="float">
            <text:p>180</text:p>
          </table:table-cell>
          <table:table-cell table:style-name="ce7" table:formula="of:=IF(ISBLANK([.U99]);&quot;&quot;;[.U99]+MAX([.U201];[.V201]))" office:value-type="float" office:value="210" calcext:value-type="float">
            <text:p>210</text:p>
          </table:table-cell>
          <table:table-cell table:style-name="ce7" table:formula="of:=IF(ISBLANK([.V99]);&quot;&quot;;[.V99]+MAX([.V201];[.W201]))" office:value-type="float" office:value="187" calcext:value-type="float">
            <text:p>187</text:p>
          </table:table-cell>
          <table:table-cell table:style-name="ce7" table:formula="of:=IF(ISBLANK([.W99]);&quot;&quot;;[.W99]+MAX([.W201];[.X201]))" office:value-type="float" office:value="129" calcext:value-type="float">
            <text:p>129</text:p>
          </table:table-cell>
          <table:table-cell table:style-name="ce7" table:formula="of:=IF(ISBLANK([.X99]);&quot;&quot;;[.X99]+MAX([.X201];[.Y201]))" office:value-type="float" office:value="151" calcext:value-type="float">
            <text:p>151</text:p>
          </table:table-cell>
          <table:table-cell table:style-name="ce7" table:formula="of:=IF(ISBLANK([.Y99]);&quot;&quot;;[.Y99]+MAX([.Y201];[.Z201]))" office:value-type="float" office:value="139" calcext:value-type="float">
            <text:p>139</text:p>
          </table:table-cell>
          <table:table-cell table:style-name="ce7" table:formula="of:=IF(ISBLANK([.Z99]);&quot;&quot;;[.Z99]+MAX([.Z201];[.AA201]))" office:value-type="float" office:value="139" calcext:value-type="float">
            <text:p>139</text:p>
          </table:table-cell>
          <table:table-cell table:style-name="ce7" table:formula="of:=IF(ISBLANK([.AA99]);&quot;&quot;;[.AA99]+MAX([.AA201];[.AB201]))" office:value-type="float" office:value="221" calcext:value-type="float">
            <text:p>221</text:p>
          </table:table-cell>
          <table:table-cell table:style-name="ce7" table:formula="of:=IF(ISBLANK([.AB99]);&quot;&quot;;[.AB99]+MAX([.AB201];[.AC201]))" office:value-type="float" office:value="178" calcext:value-type="float">
            <text:p>178</text:p>
          </table:table-cell>
          <table:table-cell table:style-name="ce7" table:formula="of:=IF(ISBLANK([.AC99]);&quot;&quot;;[.AC99]+MAX([.AC201];[.AD201]))" office:value-type="float" office:value="228" calcext:value-type="float">
            <text:p>228</text:p>
          </table:table-cell>
          <table:table-cell table:style-name="ce7" table:formula="of:=IF(ISBLANK([.AD99]);&quot;&quot;;[.AD99]+MAX([.AD201];[.AE201]))" office:value-type="float" office:value="182" calcext:value-type="float">
            <text:p>182</text:p>
          </table:table-cell>
          <table:table-cell table:style-name="ce7" table:formula="of:=IF(ISBLANK([.AE99]);&quot;&quot;;[.AE99]+MAX([.AE201];[.AF201]))" office:value-type="float" office:value="175" calcext:value-type="float">
            <text:p>175</text:p>
          </table:table-cell>
          <table:table-cell table:style-name="ce7" table:formula="of:=IF(ISBLANK([.AF99]);&quot;&quot;;[.AF99]+MAX([.AF201];[.AG201]))" office:value-type="float" office:value="200" calcext:value-type="float">
            <text:p>200</text:p>
          </table:table-cell>
          <table:table-cell table:style-name="ce7" table:formula="of:=IF(ISBLANK([.AG99]);&quot;&quot;;[.AG99]+MAX([.AG201];[.AH201]))" office:value-type="float" office:value="97" calcext:value-type="float">
            <text:p>97</text:p>
          </table:table-cell>
          <table:table-cell table:style-name="ce7" table:formula="of:=IF(ISBLANK([.AH99]);&quot;&quot;;[.AH99]+MAX([.AH201];[.AI201]))" office:value-type="float" office:value="172" calcext:value-type="float">
            <text:p>172</text:p>
          </table:table-cell>
          <table:table-cell table:style-name="ce7" table:formula="of:=IF(ISBLANK([.AI99]);&quot;&quot;;[.AI99]+MAX([.AI201];[.AJ201]))" office:value-type="float" office:value="190" calcext:value-type="float">
            <text:p>190</text:p>
          </table:table-cell>
          <table:table-cell table:style-name="ce7" table:formula="of:=IF(ISBLANK([.AJ99]);&quot;&quot;;[.AJ99]+MAX([.AJ201];[.AK201]))" office:value-type="float" office:value="159" calcext:value-type="float">
            <text:p>159</text:p>
          </table:table-cell>
          <table:table-cell table:style-name="ce7" table:formula="of:=IF(ISBLANK([.AK99]);&quot;&quot;;[.AK99]+MAX([.AK201];[.AL201]))" office:value-type="float" office:value="172" calcext:value-type="float">
            <text:p>172</text:p>
          </table:table-cell>
          <table:table-cell table:style-name="ce7" table:formula="of:=IF(ISBLANK([.AL99]);&quot;&quot;;[.AL99]+MAX([.AL201];[.AM201]))" office:value-type="float" office:value="222" calcext:value-type="float">
            <text:p>222</text:p>
          </table:table-cell>
          <table:table-cell table:style-name="ce7" table:formula="of:=IF(ISBLANK([.AM99]);&quot;&quot;;[.AM99]+MAX([.AM201];[.AN201]))" office:value-type="float" office:value="214" calcext:value-type="float">
            <text:p>214</text:p>
          </table:table-cell>
          <table:table-cell table:style-name="ce7" table:formula="of:=IF(ISBLANK([.AN99]);&quot;&quot;;[.AN99]+MAX([.AN201];[.AO201]))" office:value-type="float" office:value="236" calcext:value-type="float">
            <text:p>236</text:p>
          </table:table-cell>
          <table:table-cell table:style-name="ce7" table:formula="of:=IF(ISBLANK([.AO99]);&quot;&quot;;[.AO99]+MAX([.AO201];[.AP201]))" office:value-type="float" office:value="147" calcext:value-type="float">
            <text:p>147</text:p>
          </table:table-cell>
          <table:table-cell table:style-name="ce7" table:formula="of:=IF(ISBLANK([.AP99]);&quot;&quot;;[.AP99]+MAX([.AP201];[.AQ201]))" office:value-type="float" office:value="142" calcext:value-type="float">
            <text:p>142</text:p>
          </table:table-cell>
          <table:table-cell table:style-name="ce7" table:formula="of:=IF(ISBLANK([.AQ99]);&quot;&quot;;[.AQ99]+MAX([.AQ201];[.AR201]))" office:value-type="float" office:value="141" calcext:value-type="float">
            <text:p>141</text:p>
          </table:table-cell>
          <table:table-cell table:style-name="ce7" table:formula="of:=IF(ISBLANK([.AR99]);&quot;&quot;;[.AR99]+MAX([.AR201];[.AS201]))" office:value-type="float" office:value="211" calcext:value-type="float">
            <text:p>211</text:p>
          </table:table-cell>
          <table:table-cell table:style-name="ce7" table:formula="of:=IF(ISBLANK([.AS99]);&quot;&quot;;[.AS99]+MAX([.AS201];[.AT201]))" office:value-type="float" office:value="162" calcext:value-type="float">
            <text:p>162</text:p>
          </table:table-cell>
          <table:table-cell table:style-name="ce7" table:formula="of:=IF(ISBLANK([.AT99]);&quot;&quot;;[.AT99]+MAX([.AT201];[.AU201]))" office:value-type="float" office:value="224" calcext:value-type="float">
            <text:p>224</text:p>
          </table:table-cell>
          <table:table-cell table:style-name="ce7" table:formula="of:=IF(ISBLANK([.AU99]);&quot;&quot;;[.AU99]+MAX([.AU201];[.AV201]))" office:value-type="float" office:value="126" calcext:value-type="float">
            <text:p>126</text:p>
          </table:table-cell>
          <table:table-cell table:style-name="ce7" table:formula="of:=IF(ISBLANK([.AV99]);&quot;&quot;;[.AV99]+MAX([.AV201];[.AW201]))" office:value-type="float" office:value="196" calcext:value-type="float">
            <text:p>196</text:p>
          </table:table-cell>
          <table:table-cell table:style-name="ce7" table:formula="of:=IF(ISBLANK([.AW99]);&quot;&quot;;[.AW99]+MAX([.AW201];[.AX201]))" office:value-type="float" office:value="196" calcext:value-type="float">
            <text:p>196</text:p>
          </table:table-cell>
          <table:table-cell table:style-name="ce7" table:formula="of:=IF(ISBLANK([.AX99]);&quot;&quot;;[.AX99]+MAX([.AX201];[.AY201]))" office:value-type="float" office:value="257" calcext:value-type="float">
            <text:p>257</text:p>
          </table:table-cell>
          <table:table-cell table:style-name="ce7" table:formula="of:=IF(ISBLANK([.AY99]);&quot;&quot;;[.AY99]+MAX([.AY201];[.AZ201]))" office:value-type="float" office:value="149" calcext:value-type="float">
            <text:p>149</text:p>
          </table:table-cell>
          <table:table-cell table:style-name="ce7" table:formula="of:=IF(ISBLANK([.AZ99]);&quot;&quot;;[.AZ99]+MAX([.AZ201];[.BA201]))" office:value-type="float" office:value="251" calcext:value-type="float">
            <text:p>251</text:p>
          </table:table-cell>
          <table:table-cell table:style-name="ce7" table:formula="of:=IF(ISBLANK([.BA99]);&quot;&quot;;[.BA99]+MAX([.BA201];[.BB201]))" office:value-type="float" office:value="292" calcext:value-type="float">
            <text:p>292</text:p>
          </table:table-cell>
          <table:table-cell table:style-name="ce7" table:formula="of:=IF(ISBLANK([.BB99]);&quot;&quot;;[.BB99]+MAX([.BB201];[.BC201]))" office:value-type="float" office:value="131" calcext:value-type="float">
            <text:p>131</text:p>
          </table:table-cell>
          <table:table-cell table:style-name="ce7" table:formula="of:=IF(ISBLANK([.BC99]);&quot;&quot;;[.BC99]+MAX([.BC201];[.BD201]))" office:value-type="float" office:value="110" calcext:value-type="float">
            <text:p>110</text:p>
          </table:table-cell>
          <table:table-cell table:style-name="ce7" table:formula="of:=IF(ISBLANK([.BD99]);&quot;&quot;;[.BD99]+MAX([.BD201];[.BE201]))" office:value-type="float" office:value="205" calcext:value-type="float">
            <text:p>205</text:p>
          </table:table-cell>
          <table:table-cell table:style-name="ce7" table:formula="of:=IF(ISBLANK([.BE99]);&quot;&quot;;[.BE99]+MAX([.BE201];[.BF201]))" office:value-type="float" office:value="233" calcext:value-type="float">
            <text:p>233</text:p>
          </table:table-cell>
          <table:table-cell table:style-name="ce7" table:formula="of:=IF(ISBLANK([.BF99]);&quot;&quot;;[.BF99]+MAX([.BF201];[.BG201]))" office:value-type="float" office:value="181" calcext:value-type="float">
            <text:p>181</text:p>
          </table:table-cell>
          <table:table-cell table:style-name="ce7" table:formula="of:=IF(ISBLANK([.BG99]);&quot;&quot;;[.BG99]+MAX([.BG201];[.BH201]))" office:value-type="float" office:value="170" calcext:value-type="float">
            <text:p>170</text:p>
          </table:table-cell>
          <table:table-cell table:style-name="ce7" table:formula="of:=IF(ISBLANK([.BH99]);&quot;&quot;;[.BH99]+MAX([.BH201];[.BI201]))" office:value-type="float" office:value="175" calcext:value-type="float">
            <text:p>175</text:p>
          </table:table-cell>
          <table:table-cell table:style-name="ce7" table:formula="of:=IF(ISBLANK([.BI99]);&quot;&quot;;[.BI99]+MAX([.BI201];[.BJ201]))" office:value-type="float" office:value="186" calcext:value-type="float">
            <text:p>186</text:p>
          </table:table-cell>
          <table:table-cell table:style-name="ce7" table:formula="of:=IF(ISBLANK([.BJ99]);&quot;&quot;;[.BJ99]+MAX([.BJ201];[.BK201]))" office:value-type="float" office:value="204" calcext:value-type="float">
            <text:p>204</text:p>
          </table:table-cell>
          <table:table-cell table:style-name="ce7" table:formula="of:=IF(ISBLANK([.BK99]);&quot;&quot;;[.BK99]+MAX([.BK201];[.BL201]))" office:value-type="float" office:value="210" calcext:value-type="float">
            <text:p>210</text:p>
          </table:table-cell>
          <table:table-cell table:style-name="ce7" table:formula="of:=IF(ISBLANK([.BL99]);&quot;&quot;;[.BL99]+MAX([.BL201];[.BM201]))" office:value-type="float" office:value="132" calcext:value-type="float">
            <text:p>132</text:p>
          </table:table-cell>
          <table:table-cell table:style-name="ce7" table:formula="of:=IF(ISBLANK([.BM99]);&quot;&quot;;[.BM99]+MAX([.BM201];[.BN201]))" office:value-type="float" office:value="183" calcext:value-type="float">
            <text:p>183</text:p>
          </table:table-cell>
          <table:table-cell table:style-name="ce7" table:formula="of:=IF(ISBLANK([.BN99]);&quot;&quot;;[.BN99]+MAX([.BN201];[.BO201]))" office:value-type="float" office:value="175" calcext:value-type="float">
            <text:p>175</text:p>
          </table:table-cell>
          <table:table-cell table:style-name="ce7" table:formula="of:=IF(ISBLANK([.BO99]);&quot;&quot;;[.BO99]+MAX([.BO201];[.BP201]))" office:value-type="float" office:value="266" calcext:value-type="float">
            <text:p>266</text:p>
          </table:table-cell>
          <table:table-cell table:style-name="ce7" table:formula="of:=IF(ISBLANK([.BP99]);&quot;&quot;;[.BP99]+MAX([.BP201];[.BQ201]))" office:value-type="float" office:value="229" calcext:value-type="float">
            <text:p>229</text:p>
          </table:table-cell>
          <table:table-cell table:style-name="ce7" table:formula="of:=IF(ISBLANK([.BQ99]);&quot;&quot;;[.BQ99]+MAX([.BQ201];[.BR201]))" office:value-type="float" office:value="230" calcext:value-type="float">
            <text:p>230</text:p>
          </table:table-cell>
          <table:table-cell table:style-name="ce7" table:formula="of:=IF(ISBLANK([.BR99]);&quot;&quot;;[.BR99]+MAX([.BR201];[.BS201]))" office:value-type="float" office:value="243" calcext:value-type="float">
            <text:p>243</text:p>
          </table:table-cell>
          <table:table-cell table:style-name="ce7" table:formula="of:=IF(ISBLANK([.BS99]);&quot;&quot;;[.BS99]+MAX([.BS201];[.BT201]))" office:value-type="float" office:value="187" calcext:value-type="float">
            <text:p>187</text:p>
          </table:table-cell>
          <table:table-cell table:style-name="ce7" table:formula="of:=IF(ISBLANK([.BT99]);&quot;&quot;;[.BT99]+MAX([.BT201];[.BU201]))" office:value-type="float" office:value="249" calcext:value-type="float">
            <text:p>249</text:p>
          </table:table-cell>
          <table:table-cell table:style-name="ce7" table:formula="of:=IF(ISBLANK([.BU99]);&quot;&quot;;[.BU99]+MAX([.BU201];[.BV201]))" office:value-type="float" office:value="237" calcext:value-type="float">
            <text:p>237</text:p>
          </table:table-cell>
          <table:table-cell table:style-name="ce7" table:formula="of:=IF(ISBLANK([.BV99]);&quot;&quot;;[.BV99]+MAX([.BV201];[.BW201]))" office:value-type="float" office:value="258" calcext:value-type="float">
            <text:p>258</text:p>
          </table:table-cell>
          <table:table-cell table:style-name="ce7" table:formula="of:=IF(ISBLANK([.BW99]);&quot;&quot;;[.BW99]+MAX([.BW201];[.BX201]))" office:value-type="float" office:value="231" calcext:value-type="float">
            <text:p>231</text:p>
          </table:table-cell>
          <table:table-cell table:style-name="ce7" table:formula="of:=IF(ISBLANK([.BX99]);&quot;&quot;;[.BX99]+MAX([.BX201];[.BY201]))" office:value-type="float" office:value="165" calcext:value-type="float">
            <text:p>165</text:p>
          </table:table-cell>
          <table:table-cell table:style-name="ce7" table:formula="of:=IF(ISBLANK([.BY99]);&quot;&quot;;[.BY99]+MAX([.BY201];[.BZ201]))" office:value-type="float" office:value="208" calcext:value-type="float">
            <text:p>208</text:p>
          </table:table-cell>
          <table:table-cell table:style-name="ce7" table:formula="of:=IF(ISBLANK([.BZ99]);&quot;&quot;;[.BZ99]+MAX([.BZ201];[.CA201]))" office:value-type="float" office:value="209" calcext:value-type="float">
            <text:p>209</text:p>
          </table:table-cell>
          <table:table-cell table:style-name="ce7" table:formula="of:=IF(ISBLANK([.CA99]);&quot;&quot;;[.CA99]+MAX([.CA201];[.CB201]))" office:value-type="float" office:value="182" calcext:value-type="float">
            <text:p>182</text:p>
          </table:table-cell>
          <table:table-cell table:style-name="ce7" table:formula="of:=IF(ISBLANK([.CB99]);&quot;&quot;;[.CB99]+MAX([.CB201];[.CC201]))" office:value-type="float" office:value="181" calcext:value-type="float">
            <text:p>181</text:p>
          </table:table-cell>
          <table:table-cell table:style-name="ce7" table:formula="of:=IF(ISBLANK([.CC99]);&quot;&quot;;[.CC99]+MAX([.CC201];[.CD201]))" office:value-type="float" office:value="265" calcext:value-type="float">
            <text:p>265</text:p>
          </table:table-cell>
          <table:table-cell table:style-name="ce7" table:formula="of:=IF(ISBLANK([.CD99]);&quot;&quot;;[.CD99]+MAX([.CD201];[.CE201]))" office:value-type="float" office:value="249" calcext:value-type="float">
            <text:p>249</text:p>
          </table:table-cell>
          <table:table-cell table:style-name="ce7" table:formula="of:=IF(ISBLANK([.CE99]);&quot;&quot;;[.CE99]+MAX([.CE201];[.CF201]))" office:value-type="float" office:value="249" calcext:value-type="float">
            <text:p>249</text:p>
          </table:table-cell>
          <table:table-cell table:style-name="ce7" table:formula="of:=IF(ISBLANK([.CF99]);&quot;&quot;;[.CF99]+MAX([.CF201];[.CG201]))" office:value-type="float" office:value="242" calcext:value-type="float">
            <text:p>242</text:p>
          </table:table-cell>
          <table:table-cell table:style-name="ce7" table:formula="of:=IF(ISBLANK([.CG99]);&quot;&quot;;[.CG99]+MAX([.CG201];[.CH201]))" office:value-type="float" office:value="179" calcext:value-type="float">
            <text:p>179</text:p>
          </table:table-cell>
          <table:table-cell table:style-name="ce7" table:formula="of:=IF(ISBLANK([.CH99]);&quot;&quot;;[.CH99]+MAX([.CH201];[.CI201]))" office:value-type="float" office:value="153" calcext:value-type="float">
            <text:p>153</text:p>
          </table:table-cell>
          <table:table-cell table:style-name="ce7" table:formula="of:=IF(ISBLANK([.CI99]);&quot;&quot;;[.CI99]+MAX([.CI201];[.CJ201]))" office:value-type="float" office:value="209" calcext:value-type="float">
            <text:p>209</text:p>
          </table:table-cell>
          <table:table-cell table:style-name="ce7" table:formula="of:=IF(ISBLANK([.CJ99]);&quot;&quot;;[.CJ99]+MAX([.CJ201];[.CK201]))" office:value-type="float" office:value="196" calcext:value-type="float">
            <text:p>196</text:p>
          </table:table-cell>
          <table:table-cell table:style-name="ce7" table:formula="of:=IF(ISBLANK([.CK99]);&quot;&quot;;[.CK99]+MAX([.CK201];[.CL201]))" office:value-type="float" office:value="212" calcext:value-type="float">
            <text:p>212</text:p>
          </table:table-cell>
          <table:table-cell table:style-name="ce7" table:formula="of:=IF(ISBLANK([.CL99]);&quot;&quot;;[.CL99]+MAX([.CL201];[.CM201]))" office:value-type="float" office:value="234" calcext:value-type="float">
            <text:p>234</text:p>
          </table:table-cell>
          <table:table-cell table:style-name="ce7" table:formula="of:=IF(ISBLANK([.CM99]);&quot;&quot;;[.CM99]+MAX([.CM201];[.CN201]))" office:value-type="float" office:value="159" calcext:value-type="float">
            <text:p>159</text:p>
          </table:table-cell>
          <table:table-cell table:style-name="ce7" table:formula="of:=IF(ISBLANK([.CN99]);&quot;&quot;;[.CN99]+MAX([.CN201];[.CO201]))" office:value-type="float" office:value="185" calcext:value-type="float">
            <text:p>185</text:p>
          </table:table-cell>
          <table:table-cell table:style-name="ce7" table:formula="of:=IF(ISBLANK([.CO99]);&quot;&quot;;[.CO99]+MAX([.CO201];[.CP201]))" office:value-type="float" office:value="247" calcext:value-type="float">
            <text:p>247</text:p>
          </table:table-cell>
          <table:table-cell table:style-name="ce7" table:formula="of:=IF(ISBLANK([.CP99]);&quot;&quot;;[.CP99]+MAX([.CP201];[.CQ201]))" office:value-type="float" office:value="182" calcext:value-type="float">
            <text:p>182</text:p>
          </table:table-cell>
          <table:table-cell table:style-name="ce7" table:formula="of:=IF(ISBLANK([.CQ99]);&quot;&quot;;[.CQ99]+MAX([.CQ201];[.CR201]))" office:value-type="float" office:value="137" calcext:value-type="float">
            <text:p>137</text:p>
          </table:table-cell>
          <table:table-cell table:style-name="ce7" table:formula="of:=IF(ISBLANK([.CR99]);&quot;&quot;;[.CR99]+MAX([.CR201];[.CS201]))" office:value-type="float" office:value="173" calcext:value-type="float">
            <text:p>173</text:p>
          </table:table-cell>
          <table:table-cell table:style-name="ce7" table:formula="of:=IF(ISBLANK([.CS99]);&quot;&quot;;[.CS99]+MAX([.CS201];[.CT201]))" office:value-type="float" office:value="201" calcext:value-type="float">
            <text:p>201</text:p>
          </table:table-cell>
          <table:table-cell table:style-name="ce7" table:formula="of:=IF(ISBLANK([.CT99]);&quot;&quot;;[.CT99]+MAX([.CT201];[.CU201]))" office:value-type="float" office:value="146" calcext:value-type="float">
            <text:p>146</text:p>
          </table:table-cell>
          <table:table-cell table:style-name="ce7" table:formula="of:=IF(ISBLANK([.CU99]);&quot;&quot;;[.CU99]+MAX([.CU201];[.CV201]))">
            <text:p/>
          </table:table-cell>
          <table:table-cell table:formula="of:=IF(ISBLANK([.CV99]);&quot;&quot;;[.CV99]+MAX([.CV201];[.CW201]))">
            <text:p/>
          </table:table-cell>
        </table:table-row>
        <table:table-row table:style-name="ro1">
          <table:table-cell table:formula="of:=IF(ISBLANK([.A100]);&quot;&quot;;[.A100]+MAX([.A202];[.B202]))" office:value-type="float" office:value="63" calcext:value-type="float">
            <text:p>63</text:p>
          </table:table-cell>
          <table:table-cell table:style-name="ce7" table:formula="of:=IF(ISBLANK([.B100]);&quot;&quot;;[.B100]+MAX([.B202];[.C202]))" office:value-type="float" office:value="55" calcext:value-type="float">
            <text:p>55</text:p>
          </table:table-cell>
          <table:table-cell table:style-name="ce7" table:formula="of:=IF(ISBLANK([.C100]);&quot;&quot;;[.C100]+MAX([.C202];[.D202]))" office:value-type="float" office:value="166" calcext:value-type="float">
            <text:p>166</text:p>
          </table:table-cell>
          <table:table-cell table:style-name="ce7" table:formula="of:=IF(ISBLANK([.D100]);&quot;&quot;;[.D100]+MAX([.D202];[.E202]))" office:value-type="float" office:value="112" calcext:value-type="float">
            <text:p>112</text:p>
          </table:table-cell>
          <table:table-cell table:style-name="ce7" table:formula="of:=IF(ISBLANK([.E100]);&quot;&quot;;[.E100]+MAX([.E202];[.F202]))" office:value-type="float" office:value="126" calcext:value-type="float">
            <text:p>126</text:p>
          </table:table-cell>
          <table:table-cell table:style-name="ce7" table:formula="of:=IF(ISBLANK([.F100]);&quot;&quot;;[.F100]+MAX([.F202];[.G202]))" office:value-type="float" office:value="164" calcext:value-type="float">
            <text:p>164</text:p>
          </table:table-cell>
          <table:table-cell table:style-name="ce7" table:formula="of:=IF(ISBLANK([.G100]);&quot;&quot;;[.G100]+MAX([.G202];[.H202]))" office:value-type="float" office:value="106" calcext:value-type="float">
            <text:p>106</text:p>
          </table:table-cell>
          <table:table-cell table:style-name="ce7" table:formula="of:=IF(ISBLANK([.H100]);&quot;&quot;;[.H100]+MAX([.H202];[.I202]))" office:value-type="float" office:value="142" calcext:value-type="float">
            <text:p>142</text:p>
          </table:table-cell>
          <table:table-cell table:style-name="ce7" table:formula="of:=IF(ISBLANK([.I100]);&quot;&quot;;[.I100]+MAX([.I202];[.J202]))" office:value-type="float" office:value="99" calcext:value-type="float">
            <text:p>99</text:p>
          </table:table-cell>
          <table:table-cell table:style-name="ce7" table:formula="of:=IF(ISBLANK([.J100]);&quot;&quot;;[.J100]+MAX([.J202];[.K202]))" office:value-type="float" office:value="102" calcext:value-type="float">
            <text:p>102</text:p>
          </table:table-cell>
          <table:table-cell table:style-name="ce7" table:formula="of:=IF(ISBLANK([.K100]);&quot;&quot;;[.K100]+MAX([.K202];[.L202]))" office:value-type="float" office:value="105" calcext:value-type="float">
            <text:p>105</text:p>
          </table:table-cell>
          <table:table-cell table:style-name="ce7" table:formula="of:=IF(ISBLANK([.L100]);&quot;&quot;;[.L100]+MAX([.L202];[.M202]))" office:value-type="float" office:value="64" calcext:value-type="float">
            <text:p>64</text:p>
          </table:table-cell>
          <table:table-cell table:style-name="ce7" table:formula="of:=IF(ISBLANK([.M100]);&quot;&quot;;[.M100]+MAX([.M202];[.N202]))" office:value-type="float" office:value="95" calcext:value-type="float">
            <text:p>95</text:p>
          </table:table-cell>
          <table:table-cell table:style-name="ce7" table:formula="of:=IF(ISBLANK([.N100]);&quot;&quot;;[.N100]+MAX([.N202];[.O202]))" office:value-type="float" office:value="143" calcext:value-type="float">
            <text:p>143</text:p>
          </table:table-cell>
          <table:table-cell table:style-name="ce7" table:formula="of:=IF(ISBLANK([.O100]);&quot;&quot;;[.O100]+MAX([.O202];[.P202]))" office:value-type="float" office:value="45" calcext:value-type="float">
            <text:p>45</text:p>
          </table:table-cell>
          <table:table-cell table:style-name="ce7" table:formula="of:=IF(ISBLANK([.P100]);&quot;&quot;;[.P100]+MAX([.P202];[.Q202]))" office:value-type="float" office:value="101" calcext:value-type="float">
            <text:p>101</text:p>
          </table:table-cell>
          <table:table-cell table:style-name="ce7" table:formula="of:=IF(ISBLANK([.Q100]);&quot;&quot;;[.Q100]+MAX([.Q202];[.R202]))" office:value-type="float" office:value="113" calcext:value-type="float">
            <text:p>113</text:p>
          </table:table-cell>
          <table:table-cell table:style-name="ce7" table:formula="of:=IF(ISBLANK([.R100]);&quot;&quot;;[.R100]+MAX([.R202];[.S202]))" office:value-type="float" office:value="151" calcext:value-type="float">
            <text:p>151</text:p>
          </table:table-cell>
          <table:table-cell table:style-name="ce7" table:formula="of:=IF(ISBLANK([.S100]);&quot;&quot;;[.S100]+MAX([.S202];[.T202]))" office:value-type="float" office:value="38" calcext:value-type="float">
            <text:p>38</text:p>
          </table:table-cell>
          <table:table-cell table:style-name="ce7" table:formula="of:=IF(ISBLANK([.T100]);&quot;&quot;;[.T100]+MAX([.T202];[.U202]))" office:value-type="float" office:value="139" calcext:value-type="float">
            <text:p>139</text:p>
          </table:table-cell>
          <table:table-cell table:style-name="ce7" table:formula="of:=IF(ISBLANK([.U100]);&quot;&quot;;[.U100]+MAX([.U202];[.V202]))" office:value-type="float" office:value="159" calcext:value-type="float">
            <text:p>159</text:p>
          </table:table-cell>
          <table:table-cell table:style-name="ce7" table:formula="of:=IF(ISBLANK([.V100]);&quot;&quot;;[.V100]+MAX([.V202];[.W202]))" office:value-type="float" office:value="137" calcext:value-type="float">
            <text:p>137</text:p>
          </table:table-cell>
          <table:table-cell table:style-name="ce7" table:formula="of:=IF(ISBLANK([.W100]);&quot;&quot;;[.W100]+MAX([.W202];[.X202]))" office:value-type="float" office:value="98" calcext:value-type="float">
            <text:p>98</text:p>
          </table:table-cell>
          <table:table-cell table:style-name="ce7" table:formula="of:=IF(ISBLANK([.X100]);&quot;&quot;;[.X100]+MAX([.X202];[.Y202]))" office:value-type="float" office:value="103" calcext:value-type="float">
            <text:p>103</text:p>
          </table:table-cell>
          <table:table-cell table:style-name="ce7" table:formula="of:=IF(ISBLANK([.Y100]);&quot;&quot;;[.Y100]+MAX([.Y202];[.Z202]))" office:value-type="float" office:value="104" calcext:value-type="float">
            <text:p>104</text:p>
          </table:table-cell>
          <table:table-cell table:style-name="ce7" table:formula="of:=IF(ISBLANK([.Z100]);&quot;&quot;;[.Z100]+MAX([.Z202];[.AA202]))" office:value-type="float" office:value="85" calcext:value-type="float">
            <text:p>85</text:p>
          </table:table-cell>
          <table:table-cell table:style-name="ce7" table:formula="of:=IF(ISBLANK([.AA100]);&quot;&quot;;[.AA100]+MAX([.AA202];[.AB202]))" office:value-type="float" office:value="106" calcext:value-type="float">
            <text:p>106</text:p>
          </table:table-cell>
          <table:table-cell table:style-name="ce7" table:formula="of:=IF(ISBLANK([.AB100]);&quot;&quot;;[.AB100]+MAX([.AB202];[.AC202]))" office:value-type="float" office:value="130" calcext:value-type="float">
            <text:p>130</text:p>
          </table:table-cell>
          <table:table-cell table:style-name="ce7" table:formula="of:=IF(ISBLANK([.AC100]);&quot;&quot;;[.AC100]+MAX([.AC202];[.AD202]))" office:value-type="float" office:value="150" calcext:value-type="float">
            <text:p>150</text:p>
          </table:table-cell>
          <table:table-cell table:style-name="ce7" table:formula="of:=IF(ISBLANK([.AD100]);&quot;&quot;;[.AD100]+MAX([.AD202];[.AE202]))" office:value-type="float" office:value="117" calcext:value-type="float">
            <text:p>117</text:p>
          </table:table-cell>
          <table:table-cell table:style-name="ce7" table:formula="of:=IF(ISBLANK([.AE100]);&quot;&quot;;[.AE100]+MAX([.AE202];[.AF202]))" office:value-type="float" office:value="118" calcext:value-type="float">
            <text:p>118</text:p>
          </table:table-cell>
          <table:table-cell table:style-name="ce7" table:formula="of:=IF(ISBLANK([.AF100]);&quot;&quot;;[.AF100]+MAX([.AF202];[.AG202]))" office:value-type="float" office:value="132" calcext:value-type="float">
            <text:p>132</text:p>
          </table:table-cell>
          <table:table-cell table:style-name="ce7" table:formula="of:=IF(ISBLANK([.AG100]);&quot;&quot;;[.AG100]+MAX([.AG202];[.AH202]))" office:value-type="float" office:value="82" calcext:value-type="float">
            <text:p>82</text:p>
          </table:table-cell>
          <table:table-cell table:style-name="ce7" table:formula="of:=IF(ISBLANK([.AH100]);&quot;&quot;;[.AH100]+MAX([.AH202];[.AI202]))" office:value-type="float" office:value="93" calcext:value-type="float">
            <text:p>93</text:p>
          </table:table-cell>
          <table:table-cell table:style-name="ce7" table:formula="of:=IF(ISBLANK([.AI100]);&quot;&quot;;[.AI100]+MAX([.AI202];[.AJ202]))" office:value-type="float" office:value="87" calcext:value-type="float">
            <text:p>87</text:p>
          </table:table-cell>
          <table:table-cell table:style-name="ce7" table:formula="of:=IF(ISBLANK([.AJ100]);&quot;&quot;;[.AJ100]+MAX([.AJ202];[.AK202]))" office:value-type="float" office:value="139" calcext:value-type="float">
            <text:p>139</text:p>
          </table:table-cell>
          <table:table-cell table:style-name="ce7" table:formula="of:=IF(ISBLANK([.AK100]);&quot;&quot;;[.AK100]+MAX([.AK202];[.AL202]))" office:value-type="float" office:value="151" calcext:value-type="float">
            <text:p>151</text:p>
          </table:table-cell>
          <table:table-cell table:style-name="ce7" table:formula="of:=IF(ISBLANK([.AL100]);&quot;&quot;;[.AL100]+MAX([.AL202];[.AM202]))" office:value-type="float" office:value="153" calcext:value-type="float">
            <text:p>153</text:p>
          </table:table-cell>
          <table:table-cell table:style-name="ce7" table:formula="of:=IF(ISBLANK([.AM100]);&quot;&quot;;[.AM100]+MAX([.AM202];[.AN202]))" office:value-type="float" office:value="162" calcext:value-type="float">
            <text:p>162</text:p>
          </table:table-cell>
          <table:table-cell table:style-name="ce7" table:formula="of:=IF(ISBLANK([.AN100]);&quot;&quot;;[.AN100]+MAX([.AN202];[.AO202]))" office:value-type="float" office:value="75" calcext:value-type="float">
            <text:p>75</text:p>
          </table:table-cell>
          <table:table-cell table:style-name="ce7" table:formula="of:=IF(ISBLANK([.AO100]);&quot;&quot;;[.AO100]+MAX([.AO202];[.AP202]))" office:value-type="float" office:value="141" calcext:value-type="float">
            <text:p>141</text:p>
          </table:table-cell>
          <table:table-cell table:style-name="ce7" table:formula="of:=IF(ISBLANK([.AP100]);&quot;&quot;;[.AP100]+MAX([.AP202];[.AQ202]))" office:value-type="float" office:value="31" calcext:value-type="float">
            <text:p>31</text:p>
          </table:table-cell>
          <table:table-cell table:style-name="ce7" table:formula="of:=IF(ISBLANK([.AQ100]);&quot;&quot;;[.AQ100]+MAX([.AQ202];[.AR202]))" office:value-type="float" office:value="74" calcext:value-type="float">
            <text:p>74</text:p>
          </table:table-cell>
          <table:table-cell table:style-name="ce7" table:formula="of:=IF(ISBLANK([.AR100]);&quot;&quot;;[.AR100]+MAX([.AR202];[.AS202]))" office:value-type="float" office:value="95" calcext:value-type="float">
            <text:p>95</text:p>
          </table:table-cell>
          <table:table-cell table:style-name="ce7" table:formula="of:=IF(ISBLANK([.AS100]);&quot;&quot;;[.AS100]+MAX([.AS202];[.AT202]))" office:value-type="float" office:value="125" calcext:value-type="float">
            <text:p>125</text:p>
          </table:table-cell>
          <table:table-cell table:style-name="ce7" table:formula="of:=IF(ISBLANK([.AT100]);&quot;&quot;;[.AT100]+MAX([.AT202];[.AU202]))" office:value-type="float" office:value="127" calcext:value-type="float">
            <text:p>127</text:p>
          </table:table-cell>
          <table:table-cell table:style-name="ce7" table:formula="of:=IF(ISBLANK([.AU100]);&quot;&quot;;[.AU100]+MAX([.AU202];[.AV202]))" office:value-type="float" office:value="99" calcext:value-type="float">
            <text:p>99</text:p>
          </table:table-cell>
          <table:table-cell table:style-name="ce7" table:formula="of:=IF(ISBLANK([.AV100]);&quot;&quot;;[.AV100]+MAX([.AV202];[.AW202]))" office:value-type="float" office:value="93" calcext:value-type="float">
            <text:p>93</text:p>
          </table:table-cell>
          <table:table-cell table:style-name="ce7" table:formula="of:=IF(ISBLANK([.AW100]);&quot;&quot;;[.AW100]+MAX([.AW202];[.AX202]))" office:value-type="float" office:value="138" calcext:value-type="float">
            <text:p>138</text:p>
          </table:table-cell>
          <table:table-cell table:style-name="ce7" table:formula="of:=IF(ISBLANK([.AX100]);&quot;&quot;;[.AX100]+MAX([.AX202];[.AY202]))" office:value-type="float" office:value="192" calcext:value-type="float">
            <text:p>192</text:p>
          </table:table-cell>
          <table:table-cell table:style-name="ce7" table:formula="of:=IF(ISBLANK([.AY100]);&quot;&quot;;[.AY100]+MAX([.AY202];[.AZ202]))" office:value-type="float" office:value="99" calcext:value-type="float">
            <text:p>99</text:p>
          </table:table-cell>
          <table:table-cell table:style-name="ce7" table:formula="of:=IF(ISBLANK([.AZ100]);&quot;&quot;;[.AZ100]+MAX([.AZ202];[.BA202]))" office:value-type="float" office:value="119" calcext:value-type="float">
            <text:p>119</text:p>
          </table:table-cell>
          <table:table-cell table:style-name="ce7" table:formula="of:=IF(ISBLANK([.BA100]);&quot;&quot;;[.BA100]+MAX([.BA202];[.BB202]))" office:value-type="float" office:value="193" calcext:value-type="float">
            <text:p>193</text:p>
          </table:table-cell>
          <table:table-cell table:style-name="ce7" table:formula="of:=IF(ISBLANK([.BB100]);&quot;&quot;;[.BB100]+MAX([.BB202];[.BC202]))" office:value-type="float" office:value="119" calcext:value-type="float">
            <text:p>119</text:p>
          </table:table-cell>
          <table:table-cell table:style-name="ce7" table:formula="of:=IF(ISBLANK([.BC100]);&quot;&quot;;[.BC100]+MAX([.BC202];[.BD202]))" office:value-type="float" office:value="98" calcext:value-type="float">
            <text:p>98</text:p>
          </table:table-cell>
          <table:table-cell table:style-name="ce7" table:formula="of:=IF(ISBLANK([.BD100]);&quot;&quot;;[.BD100]+MAX([.BD202];[.BE202]))" office:value-type="float" office:value="70" calcext:value-type="float">
            <text:p>70</text:p>
          </table:table-cell>
          <table:table-cell table:style-name="ce7" table:formula="of:=IF(ISBLANK([.BE100]);&quot;&quot;;[.BE100]+MAX([.BE202];[.BF202]))" office:value-type="float" office:value="130" calcext:value-type="float">
            <text:p>130</text:p>
          </table:table-cell>
          <table:table-cell table:style-name="ce7" table:formula="of:=IF(ISBLANK([.BF100]);&quot;&quot;;[.BF100]+MAX([.BF202];[.BG202]))" office:value-type="float" office:value="142" calcext:value-type="float">
            <text:p>142</text:p>
          </table:table-cell>
          <table:table-cell table:style-name="ce7" table:formula="of:=IF(ISBLANK([.BG100]);&quot;&quot;;[.BG100]+MAX([.BG202];[.BH202]))" office:value-type="float" office:value="120" calcext:value-type="float">
            <text:p>120</text:p>
          </table:table-cell>
          <table:table-cell table:style-name="ce7" table:formula="of:=IF(ISBLANK([.BH100]);&quot;&quot;;[.BH100]+MAX([.BH202];[.BI202]))" office:value-type="float" office:value="60" calcext:value-type="float">
            <text:p>60</text:p>
          </table:table-cell>
          <table:table-cell table:style-name="ce7" table:formula="of:=IF(ISBLANK([.BI100]);&quot;&quot;;[.BI100]+MAX([.BI202];[.BJ202]))" office:value-type="float" office:value="144" calcext:value-type="float">
            <text:p>144</text:p>
          </table:table-cell>
          <table:table-cell table:style-name="ce7" table:formula="of:=IF(ISBLANK([.BJ100]);&quot;&quot;;[.BJ100]+MAX([.BJ202];[.BK202]))" office:value-type="float" office:value="120" calcext:value-type="float">
            <text:p>120</text:p>
          </table:table-cell>
          <table:table-cell table:style-name="ce7" table:formula="of:=IF(ISBLANK([.BK100]);&quot;&quot;;[.BK100]+MAX([.BK202];[.BL202]))" office:value-type="float" office:value="140" calcext:value-type="float">
            <text:p>140</text:p>
          </table:table-cell>
          <table:table-cell table:style-name="ce7" table:formula="of:=IF(ISBLANK([.BL100]);&quot;&quot;;[.BL100]+MAX([.BL202];[.BM202]))" office:value-type="float" office:value="60" calcext:value-type="float">
            <text:p>60</text:p>
          </table:table-cell>
          <table:table-cell table:style-name="ce7" table:formula="of:=IF(ISBLANK([.BM100]);&quot;&quot;;[.BM100]+MAX([.BM202];[.BN202]))" office:value-type="float" office:value="128" calcext:value-type="float">
            <text:p>128</text:p>
          </table:table-cell>
          <table:table-cell table:style-name="ce7" table:formula="of:=IF(ISBLANK([.BN100]);&quot;&quot;;[.BN100]+MAX([.BN202];[.BO202]))" office:value-type="float" office:value="137" calcext:value-type="float">
            <text:p>137</text:p>
          </table:table-cell>
          <table:table-cell table:style-name="ce7" table:formula="of:=IF(ISBLANK([.BO100]);&quot;&quot;;[.BO100]+MAX([.BO202];[.BP202]))" office:value-type="float" office:value="168" calcext:value-type="float">
            <text:p>168</text:p>
          </table:table-cell>
          <table:table-cell table:style-name="ce7" table:formula="of:=IF(ISBLANK([.BP100]);&quot;&quot;;[.BP100]+MAX([.BP202];[.BQ202]))" office:value-type="float" office:value="156" calcext:value-type="float">
            <text:p>156</text:p>
          </table:table-cell>
          <table:table-cell table:style-name="ce7" table:formula="of:=IF(ISBLANK([.BQ100]);&quot;&quot;;[.BQ100]+MAX([.BQ202];[.BR202]))" office:value-type="float" office:value="132" calcext:value-type="float">
            <text:p>132</text:p>
          </table:table-cell>
          <table:table-cell table:style-name="ce7" table:formula="of:=IF(ISBLANK([.BR100]);&quot;&quot;;[.BR100]+MAX([.BR202];[.BS202]))" office:value-type="float" office:value="121" calcext:value-type="float">
            <text:p>121</text:p>
          </table:table-cell>
          <table:table-cell table:style-name="ce7" table:formula="of:=IF(ISBLANK([.BS100]);&quot;&quot;;[.BS100]+MAX([.BS202];[.BT202]))" office:value-type="float" office:value="150" calcext:value-type="float">
            <text:p>150</text:p>
          </table:table-cell>
          <table:table-cell table:style-name="ce7" table:formula="of:=IF(ISBLANK([.BT100]);&quot;&quot;;[.BT100]+MAX([.BT202];[.BU202]))" office:value-type="float" office:value="122" calcext:value-type="float">
            <text:p>122</text:p>
          </table:table-cell>
          <table:table-cell table:style-name="ce7" table:formula="of:=IF(ISBLANK([.BU100]);&quot;&quot;;[.BU100]+MAX([.BU202];[.BV202]))" office:value-type="float" office:value="160" calcext:value-type="float">
            <text:p>160</text:p>
          </table:table-cell>
          <table:table-cell table:style-name="ce7" table:formula="of:=IF(ISBLANK([.BV100]);&quot;&quot;;[.BV100]+MAX([.BV202];[.BW202]))" office:value-type="float" office:value="129" calcext:value-type="float">
            <text:p>129</text:p>
          </table:table-cell>
          <table:table-cell table:style-name="ce7" table:formula="of:=IF(ISBLANK([.BW100]);&quot;&quot;;[.BW100]+MAX([.BW202];[.BX202]))" office:value-type="float" office:value="167" calcext:value-type="float">
            <text:p>167</text:p>
          </table:table-cell>
          <table:table-cell table:style-name="ce7" table:formula="of:=IF(ISBLANK([.BX100]);&quot;&quot;;[.BX100]+MAX([.BX202];[.BY202]))" office:value-type="float" office:value="90" calcext:value-type="float">
            <text:p>90</text:p>
          </table:table-cell>
          <table:table-cell table:style-name="ce7" table:formula="of:=IF(ISBLANK([.BY100]);&quot;&quot;;[.BY100]+MAX([.BY202];[.BZ202]))" office:value-type="float" office:value="94" calcext:value-type="float">
            <text:p>94</text:p>
          </table:table-cell>
          <table:table-cell table:style-name="ce7" table:formula="of:=IF(ISBLANK([.BZ100]);&quot;&quot;;[.BZ100]+MAX([.BZ202];[.CA202]))" office:value-type="float" office:value="144" calcext:value-type="float">
            <text:p>144</text:p>
          </table:table-cell>
          <table:table-cell table:style-name="ce7" table:formula="of:=IF(ISBLANK([.CA100]);&quot;&quot;;[.CA100]+MAX([.CA202];[.CB202]))" office:value-type="float" office:value="102" calcext:value-type="float">
            <text:p>102</text:p>
          </table:table-cell>
          <table:table-cell table:style-name="ce7" table:formula="of:=IF(ISBLANK([.CB100]);&quot;&quot;;[.CB100]+MAX([.CB202];[.CC202]))" office:value-type="float" office:value="116" calcext:value-type="float">
            <text:p>116</text:p>
          </table:table-cell>
          <table:table-cell table:style-name="ce7" table:formula="of:=IF(ISBLANK([.CC100]);&quot;&quot;;[.CC100]+MAX([.CC202];[.CD202]))" office:value-type="float" office:value="160" calcext:value-type="float">
            <text:p>160</text:p>
          </table:table-cell>
          <table:table-cell table:style-name="ce7" table:formula="of:=IF(ISBLANK([.CD100]);&quot;&quot;;[.CD100]+MAX([.CD202];[.CE202]))" office:value-type="float" office:value="187" calcext:value-type="float">
            <text:p>187</text:p>
          </table:table-cell>
          <table:table-cell table:style-name="ce7" table:formula="of:=IF(ISBLANK([.CE100]);&quot;&quot;;[.CE100]+MAX([.CE202];[.CF202]))" office:value-type="float" office:value="58" calcext:value-type="float">
            <text:p>58</text:p>
          </table:table-cell>
          <table:table-cell table:style-name="ce7" table:formula="of:=IF(ISBLANK([.CF100]);&quot;&quot;;[.CF100]+MAX([.CF202];[.CG202]))" office:value-type="float" office:value="168" calcext:value-type="float">
            <text:p>168</text:p>
          </table:table-cell>
          <table:table-cell table:style-name="ce7" table:formula="of:=IF(ISBLANK([.CG100]);&quot;&quot;;[.CG100]+MAX([.CG202];[.CH202]))" office:value-type="float" office:value="137" calcext:value-type="float">
            <text:p>137</text:p>
          </table:table-cell>
          <table:table-cell table:style-name="ce7" table:formula="of:=IF(ISBLANK([.CH100]);&quot;&quot;;[.CH100]+MAX([.CH202];[.CI202]))" office:value-type="float" office:value="133" calcext:value-type="float">
            <text:p>133</text:p>
          </table:table-cell>
          <table:table-cell table:style-name="ce7" table:formula="of:=IF(ISBLANK([.CI100]);&quot;&quot;;[.CI100]+MAX([.CI202];[.CJ202]))" office:value-type="float" office:value="115" calcext:value-type="float">
            <text:p>115</text:p>
          </table:table-cell>
          <table:table-cell table:style-name="ce7" table:formula="of:=IF(ISBLANK([.CJ100]);&quot;&quot;;[.CJ100]+MAX([.CJ202];[.CK202]))" office:value-type="float" office:value="126" calcext:value-type="float">
            <text:p>126</text:p>
          </table:table-cell>
          <table:table-cell table:style-name="ce7" table:formula="of:=IF(ISBLANK([.CK100]);&quot;&quot;;[.CK100]+MAX([.CK202];[.CL202]))" office:value-type="float" office:value="117" calcext:value-type="float">
            <text:p>117</text:p>
          </table:table-cell>
          <table:table-cell table:style-name="ce7" table:formula="of:=IF(ISBLANK([.CL100]);&quot;&quot;;[.CL100]+MAX([.CL202];[.CM202]))" office:value-type="float" office:value="139" calcext:value-type="float">
            <text:p>139</text:p>
          </table:table-cell>
          <table:table-cell table:style-name="ce7" table:formula="of:=IF(ISBLANK([.CM100]);&quot;&quot;;[.CM100]+MAX([.CM202];[.CN202]))" office:value-type="float" office:value="81" calcext:value-type="float">
            <text:p>81</text:p>
          </table:table-cell>
          <table:table-cell table:style-name="ce7" table:formula="of:=IF(ISBLANK([.CN100]);&quot;&quot;;[.CN100]+MAX([.CN202];[.CO202]))" office:value-type="float" office:value="73" calcext:value-type="float">
            <text:p>73</text:p>
          </table:table-cell>
          <table:table-cell table:style-name="ce7" table:formula="of:=IF(ISBLANK([.CO100]);&quot;&quot;;[.CO100]+MAX([.CO202];[.CP202]))" office:value-type="float" office:value="140" calcext:value-type="float">
            <text:p>140</text:p>
          </table:table-cell>
          <table:table-cell table:style-name="ce7" table:formula="of:=IF(ISBLANK([.CP100]);&quot;&quot;;[.CP100]+MAX([.CP202];[.CQ202]))" office:value-type="float" office:value="155" calcext:value-type="float">
            <text:p>155</text:p>
          </table:table-cell>
          <table:table-cell table:style-name="ce7" table:formula="of:=IF(ISBLANK([.CQ100]);&quot;&quot;;[.CQ100]+MAX([.CQ202];[.CR202]))" office:value-type="float" office:value="56" calcext:value-type="float">
            <text:p>56</text:p>
          </table:table-cell>
          <table:table-cell table:style-name="ce7" table:formula="of:=IF(ISBLANK([.CR100]);&quot;&quot;;[.CR100]+MAX([.CR202];[.CS202]))" office:value-type="float" office:value="103" calcext:value-type="float">
            <text:p>103</text:p>
          </table:table-cell>
          <table:table-cell table:style-name="ce7" table:formula="of:=IF(ISBLANK([.CS100]);&quot;&quot;;[.CS100]+MAX([.CS202];[.CT202]))" office:value-type="float" office:value="120" calcext:value-type="float">
            <text:p>120</text:p>
          </table:table-cell>
          <table:table-cell table:style-name="ce7" table:formula="of:=IF(ISBLANK([.CT100]);&quot;&quot;;[.CT100]+MAX([.CT202];[.CU202]))" office:value-type="float" office:value="130" calcext:value-type="float">
            <text:p>130</text:p>
          </table:table-cell>
          <table:table-cell table:style-name="ce7" table:formula="of:=IF(ISBLANK([.CU100]);&quot;&quot;;[.CU100]+MAX([.CU202];[.CV202]))" office:value-type="float" office:value="131" calcext:value-type="float">
            <text:p>131</text:p>
          </table:table-cell>
          <table:table-cell table:formula="of:=IF(ISBLANK([.CV100]);&quot;&quot;;[.CV100]+MAX([.CV202];[.CW202]))">
            <text:p/>
          </table:table-cell>
        </table:table-row>
        <table:table-row table:style-name="ro1">
          <table:table-cell table:style-name="ce3" table:formula="of:=[.A101]" office:value-type="float" office:value="23" calcext:value-type="float">
            <text:p>23</text:p>
          </table:table-cell>
          <table:table-cell table:style-name="ce6" table:formula="of:=[.B101]" office:value-type="float" office:value="33" calcext:value-type="float">
            <text:p>33</text:p>
          </table:table-cell>
          <table:table-cell table:style-name="ce6" table:formula="of:=[.C101]" office:value-type="float" office:value="44" calcext:value-type="float">
            <text:p>44</text:p>
          </table:table-cell>
          <table:table-cell table:style-name="ce6" table:formula="of:=[.D101]" office:value-type="float" office:value="81" calcext:value-type="float">
            <text:p>81</text:p>
          </table:table-cell>
          <table:table-cell table:style-name="ce6" table:formula="of:=[.E101]" office:value-type="float" office:value="80" calcext:value-type="float">
            <text:p>80</text:p>
          </table:table-cell>
          <table:table-cell table:style-name="ce6" table:formula="of:=[.F101]" office:value-type="float" office:value="92" calcext:value-type="float">
            <text:p>92</text:p>
          </table:table-cell>
          <table:table-cell table:style-name="ce6" table:formula="of:=[.G101]" office:value-type="float" office:value="93" calcext:value-type="float">
            <text:p>93</text:p>
          </table:table-cell>
          <table:table-cell table:style-name="ce6" table:formula="of:=[.H101]" office:value-type="float" office:value="75" calcext:value-type="float">
            <text:p>75</text:p>
          </table:table-cell>
          <table:table-cell table:style-name="ce6" table:formula="of:=[.I101]" office:value-type="float" office:value="94" calcext:value-type="float">
            <text:p>94</text:p>
          </table:table-cell>
          <table:table-cell table:style-name="ce6" table:formula="of:=[.J101]" office:value-type="float" office:value="88" calcext:value-type="float">
            <text:p>88</text:p>
          </table:table-cell>
          <table:table-cell table:style-name="ce6" table:formula="of:=[.K101]" office:value-type="float" office:value="23" calcext:value-type="float">
            <text:p>23</text:p>
          </table:table-cell>
          <table:table-cell table:style-name="ce6" table:formula="of:=[.L101]" office:value-type="float" office:value="61" calcext:value-type="float">
            <text:p>61</text:p>
          </table:table-cell>
          <table:table-cell table:style-name="ce6" table:formula="of:=[.M101]" office:value-type="float" office:value="39" calcext:value-type="float">
            <text:p>39</text:p>
          </table:table-cell>
          <table:table-cell table:style-name="ce6" table:formula="of:=[.N101]" office:value-type="float" office:value="76" calcext:value-type="float">
            <text:p>76</text:p>
          </table:table-cell>
          <table:table-cell table:style-name="ce6" table:formula="of:=[.O101]" office:value-type="float" office:value="22" calcext:value-type="float">
            <text:p>22</text:p>
          </table:table-cell>
          <table:table-cell table:style-name="ce6" table:formula="of:=[.P101]" office:value-type="float" office:value="3" calcext:value-type="float">
            <text:p>3</text:p>
          </table:table-cell>
          <table:table-cell table:style-name="ce6" table:formula="of:=[.Q101]" office:value-type="float" office:value="28" calcext:value-type="float">
            <text:p>28</text:p>
          </table:table-cell>
          <table:table-cell table:style-name="ce6" table:formula="of:=[.R101]" office:value-type="float" office:value="94" calcext:value-type="float">
            <text:p>94</text:p>
          </table:table-cell>
          <table:table-cell table:style-name="ce6" table:formula="of:=[.S101]" office:value-type="float" office:value="32" calcext:value-type="float">
            <text:p>32</text:p>
          </table:table-cell>
          <table:table-cell table:style-name="ce6" table:formula="of:=[.T101]" office:value-type="float" office:value="6" calcext:value-type="float">
            <text:p>6</text:p>
          </table:table-cell>
          <table:table-cell table:style-name="ce6" table:formula="of:=[.U101]" office:value-type="float" office:value="49" calcext:value-type="float">
            <text:p>49</text:p>
          </table:table-cell>
          <table:table-cell table:style-name="ce6" table:formula="of:=[.V101]" office:value-type="float" office:value="65" calcext:value-type="float">
            <text:p>65</text:p>
          </table:table-cell>
          <table:table-cell table:style-name="ce6" table:formula="of:=[.W101]" office:value-type="float" office:value="41" calcext:value-type="float">
            <text:p>41</text:p>
          </table:table-cell>
          <table:table-cell table:style-name="ce6" table:formula="of:=[.X101]" office:value-type="float" office:value="34" calcext:value-type="float">
            <text:p>34</text:p>
          </table:table-cell>
          <table:table-cell table:style-name="ce6" table:formula="of:=[.Y101]" office:value-type="float" office:value="18" calcext:value-type="float">
            <text:p>18</text:p>
          </table:table-cell>
          <table:table-cell table:style-name="ce6" table:formula="of:=[.Z101]" office:value-type="float" office:value="23" calcext:value-type="float">
            <text:p>23</text:p>
          </table:table-cell>
          <table:table-cell table:style-name="ce6" table:formula="of:=[.AA101]" office:value-type="float" office:value="8" calcext:value-type="float">
            <text:p>8</text:p>
          </table:table-cell>
          <table:table-cell table:style-name="ce6" table:formula="of:=[.AB101]" office:value-type="float" office:value="47" calcext:value-type="float">
            <text:p>47</text:p>
          </table:table-cell>
          <table:table-cell table:style-name="ce6" table:formula="of:=[.AC101]" office:value-type="float" office:value="62" calcext:value-type="float">
            <text:p>62</text:p>
          </table:table-cell>
          <table:table-cell table:style-name="ce6" table:formula="of:=[.AD101]" office:value-type="float" office:value="60" calcext:value-type="float">
            <text:p>60</text:p>
          </table:table-cell>
          <table:table-cell table:style-name="ce6" table:formula="of:=[.AE101]" office:value-type="float" office:value="3" calcext:value-type="float">
            <text:p>3</text:p>
          </table:table-cell>
          <table:table-cell table:style-name="ce6" table:formula="of:=[.AF101]" office:value-type="float" office:value="63" calcext:value-type="float">
            <text:p>63</text:p>
          </table:table-cell>
          <table:table-cell table:style-name="ce6" table:formula="of:=[.AG101]" office:value-type="float" office:value="33" calcext:value-type="float">
            <text:p>33</text:p>
          </table:table-cell>
          <table:table-cell table:style-name="ce6" table:formula="of:=[.AH101]" office:value-type="float" office:value="13" calcext:value-type="float">
            <text:p>13</text:p>
          </table:table-cell>
          <table:table-cell table:style-name="ce6" table:formula="of:=[.AI101]" office:value-type="float" office:value="80" calcext:value-type="float">
            <text:p>80</text:p>
          </table:table-cell>
          <table:table-cell table:style-name="ce6" table:formula="of:=[.AJ101]" office:value-type="float" office:value="52" calcext:value-type="float">
            <text:p>52</text:p>
          </table:table-cell>
          <table:table-cell table:style-name="ce6" table:formula="of:=[.AK101]" office:value-type="float" office:value="31" calcext:value-type="float">
            <text:p>31</text:p>
          </table:table-cell>
          <table:table-cell table:style-name="ce6" table:formula="of:=[.AL101]" office:value-type="float" office:value="54" calcext:value-type="float">
            <text:p>54</text:p>
          </table:table-cell>
          <table:table-cell table:style-name="ce6" table:formula="of:=[.AM101]" office:value-type="float" office:value="73" calcext:value-type="float">
            <text:p>73</text:p>
          </table:table-cell>
          <table:table-cell table:style-name="ce6" table:formula="of:=[.AN101]" office:value-type="float" office:value="43" calcext:value-type="float">
            <text:p>43</text:p>
          </table:table-cell>
          <table:table-cell table:style-name="ce6" table:formula="of:=[.AO101]" office:value-type="float" office:value="70" calcext:value-type="float">
            <text:p>70</text:p>
          </table:table-cell>
          <table:table-cell table:style-name="ce6" table:formula="of:=[.AP101]" office:value-type="float" office:value="26" calcext:value-type="float">
            <text:p>26</text:p>
          </table:table-cell>
          <table:table-cell table:style-name="ce6" table:formula="of:=[.AQ101]" office:value-type="float" office:value="16" calcext:value-type="float">
            <text:p>16</text:p>
          </table:table-cell>
          <table:table-cell table:style-name="ce6" table:formula="of:=[.AR101]" office:value-type="float" office:value="69" calcext:value-type="float">
            <text:p>69</text:p>
          </table:table-cell>
          <table:table-cell table:style-name="ce6" table:formula="of:=[.AS101]" office:value-type="float" office:value="57" calcext:value-type="float">
            <text:p>57</text:p>
          </table:table-cell>
          <table:table-cell table:style-name="ce6" table:formula="of:=[.AT101]" office:value-type="float" office:value="87" calcext:value-type="float">
            <text:p>87</text:p>
          </table:table-cell>
          <table:table-cell table:style-name="ce6" table:formula="of:=[.AU101]" office:value-type="float" office:value="83" calcext:value-type="float">
            <text:p>83</text:p>
          </table:table-cell>
          <table:table-cell table:style-name="ce6" table:formula="of:=[.AV101]" office:value-type="float" office:value="31" calcext:value-type="float">
            <text:p>31</text:p>
          </table:table-cell>
          <table:table-cell table:style-name="ce6" table:formula="of:=[.AW101]" office:value-type="float" office:value="3" calcext:value-type="float">
            <text:p>3</text:p>
          </table:table-cell>
          <table:table-cell table:style-name="ce6" table:formula="of:=[.AX101]" office:value-type="float" office:value="93" calcext:value-type="float">
            <text:p>93</text:p>
          </table:table-cell>
          <table:table-cell table:style-name="ce6" table:formula="of:=[.AY101]" office:value-type="float" office:value="70" calcext:value-type="float">
            <text:p>70</text:p>
          </table:table-cell>
          <table:table-cell table:style-name="ce6" table:formula="of:=[.AZ101]" office:value-type="float" office:value="81" calcext:value-type="float">
            <text:p>81</text:p>
          </table:table-cell>
          <table:table-cell table:style-name="ce6" table:formula="of:=[.BA101]" office:value-type="float" office:value="47" calcext:value-type="float">
            <text:p>47</text:p>
          </table:table-cell>
          <table:table-cell table:style-name="ce6" table:formula="of:=[.BB101]" office:value-type="float" office:value="95" calcext:value-type="float">
            <text:p>95</text:p>
          </table:table-cell>
          <table:table-cell table:style-name="ce6" table:formula="of:=[.BC101]" office:value-type="float" office:value="77" calcext:value-type="float">
            <text:p>77</text:p>
          </table:table-cell>
          <table:table-cell table:style-name="ce6" table:formula="of:=[.BD101]" office:value-type="float" office:value="44" calcext:value-type="float">
            <text:p>44</text:p>
          </table:table-cell>
          <table:table-cell table:style-name="ce6" table:formula="of:=[.BE101]" office:value-type="float" office:value="29" calcext:value-type="float">
            <text:p>29</text:p>
          </table:table-cell>
          <table:table-cell table:style-name="ce6" table:formula="of:=[.BF101]" office:value-type="float" office:value="68" calcext:value-type="float">
            <text:p>68</text:p>
          </table:table-cell>
          <table:table-cell table:style-name="ce6" table:formula="of:=[.BG101]" office:value-type="float" office:value="39" calcext:value-type="float">
            <text:p>39</text:p>
          </table:table-cell>
          <table:table-cell table:style-name="ce6" table:formula="of:=[.BH101]" office:value-type="float" office:value="51" calcext:value-type="float">
            <text:p>51</text:p>
          </table:table-cell>
          <table:table-cell table:style-name="ce6" table:formula="of:=[.BI101]" office:value-type="float" office:value="56" calcext:value-type="float">
            <text:p>56</text:p>
          </table:table-cell>
          <table:table-cell table:style-name="ce6" table:formula="of:=[.BJ101]" office:value-type="float" office:value="59" calcext:value-type="float">
            <text:p>59</text:p>
          </table:table-cell>
          <table:table-cell table:style-name="ce6" table:formula="of:=[.BK101]" office:value-type="float" office:value="63" calcext:value-type="float">
            <text:p>63</text:p>
          </table:table-cell>
          <table:table-cell table:style-name="ce6" table:formula="of:=[.BL101]" office:value-type="float" office:value="7" calcext:value-type="float">
            <text:p>7</text:p>
          </table:table-cell>
          <table:table-cell table:style-name="ce6" table:formula="of:=[.BM101]" office:value-type="float" office:value="25" calcext:value-type="float">
            <text:p>25</text:p>
          </table:table-cell>
          <table:table-cell table:style-name="ce6" table:formula="of:=[.BN101]" office:value-type="float" office:value="70" calcext:value-type="float">
            <text:p>70</text:p>
          </table:table-cell>
          <table:table-cell table:style-name="ce6" table:formula="of:=[.BO101]" office:value-type="float" office:value="7" calcext:value-type="float">
            <text:p>7</text:p>
          </table:table-cell>
          <table:table-cell table:style-name="ce6" table:formula="of:=[.BP101]" office:value-type="float" office:value="77" calcext:value-type="float">
            <text:p>77</text:p>
          </table:table-cell>
          <table:table-cell table:style-name="ce6" table:formula="of:=[.BQ101]" office:value-type="float" office:value="43" calcext:value-type="float">
            <text:p>43</text:p>
          </table:table-cell>
          <table:table-cell table:style-name="ce6" table:formula="of:=[.BR101]" office:value-type="float" office:value="53" calcext:value-type="float">
            <text:p>53</text:p>
          </table:table-cell>
          <table:table-cell table:style-name="ce6" table:formula="of:=[.BS101]" office:value-type="float" office:value="64" calcext:value-type="float">
            <text:p>64</text:p>
          </table:table-cell>
          <table:table-cell table:style-name="ce6" table:formula="of:=[.BT101]" office:value-type="float" office:value="3" calcext:value-type="float">
            <text:p>3</text:p>
          </table:table-cell>
          <table:table-cell table:style-name="ce6" table:formula="of:=[.BU101]" office:value-type="float" office:value="94" calcext:value-type="float">
            <text:p>94</text:p>
          </table:table-cell>
          <table:table-cell table:style-name="ce6" table:formula="of:=[.BV101]" office:value-type="float" office:value="42" calcext:value-type="float">
            <text:p>42</text:p>
          </table:table-cell>
          <table:table-cell table:style-name="ce6" table:formula="of:=[.BW101]" office:value-type="float" office:value="95" calcext:value-type="float">
            <text:p>95</text:p>
          </table:table-cell>
          <table:table-cell table:style-name="ce6" table:formula="of:=[.BX101]" office:value-type="float" office:value="39" calcext:value-type="float">
            <text:p>39</text:p>
          </table:table-cell>
          <table:table-cell table:style-name="ce6" table:formula="of:=[.BY101]" office:value-type="float" office:value="18" calcext:value-type="float">
            <text:p>18</text:p>
          </table:table-cell>
          <table:table-cell table:style-name="ce6" table:formula="of:=[.BZ101]" office:value-type="float" office:value="1" calcext:value-type="float">
            <text:p>1</text:p>
          </table:table-cell>
          <table:table-cell table:style-name="ce6" table:formula="of:=[.CA101]" office:value-type="float" office:value="66" calcext:value-type="float">
            <text:p>66</text:p>
          </table:table-cell>
          <table:table-cell table:style-name="ce6" table:formula="of:=[.CB101]" office:value-type="float" office:value="21" calcext:value-type="float">
            <text:p>21</text:p>
          </table:table-cell>
          <table:table-cell table:style-name="ce6" table:formula="of:=[.CC101]" office:value-type="float" office:value="16" calcext:value-type="float">
            <text:p>16</text:p>
          </table:table-cell>
          <table:table-cell table:style-name="ce6" table:formula="of:=[.CD101]" office:value-type="float" office:value="97" calcext:value-type="float">
            <text:p>97</text:p>
          </table:table-cell>
          <table:table-cell table:style-name="ce6" table:formula="of:=[.CE101]" office:value-type="float" office:value="20" calcext:value-type="float">
            <text:p>20</text:p>
          </table:table-cell>
          <table:table-cell table:style-name="ce6" table:formula="of:=[.CF101]" office:value-type="float" office:value="50" calcext:value-type="float">
            <text:p>50</text:p>
          </table:table-cell>
          <table:table-cell table:style-name="ce6" table:formula="of:=[.CG101]" office:value-type="float" office:value="90" calcext:value-type="float">
            <text:p>90</text:p>
          </table:table-cell>
          <table:table-cell table:style-name="ce6" table:formula="of:=[.CH101]" office:value-type="float" office:value="16" calcext:value-type="float">
            <text:p>16</text:p>
          </table:table-cell>
          <table:table-cell table:style-name="ce6" table:formula="of:=[.CI101]" office:value-type="float" office:value="70" calcext:value-type="float">
            <text:p>70</text:p>
          </table:table-cell>
          <table:table-cell table:style-name="ce6" table:formula="of:=[.CJ101]" office:value-type="float" office:value="10" calcext:value-type="float">
            <text:p>10</text:p>
          </table:table-cell>
          <table:table-cell table:style-name="ce6" table:formula="of:=[.CK101]" office:value-type="float" office:value="95" calcext:value-type="float">
            <text:p>95</text:p>
          </table:table-cell>
          <table:table-cell table:style-name="ce6" table:formula="of:=[.CL101]" office:value-type="float" office:value="69" calcext:value-type="float">
            <text:p>69</text:p>
          </table:table-cell>
          <table:table-cell table:style-name="ce6" table:formula="of:=[.CM101]" office:value-type="float" office:value="29" calcext:value-type="float">
            <text:p>29</text:p>
          </table:table-cell>
          <table:table-cell table:style-name="ce6" table:formula="of:=[.CN101]" office:value-type="float" office:value="6" calcext:value-type="float">
            <text:p>6</text:p>
          </table:table-cell>
          <table:table-cell table:style-name="ce6" table:formula="of:=[.CO101]" office:value-type="float" office:value="25" calcext:value-type="float">
            <text:p>25</text:p>
          </table:table-cell>
          <table:table-cell table:style-name="ce6" table:formula="of:=[.CP101]" office:value-type="float" office:value="61" calcext:value-type="float">
            <text:p>61</text:p>
          </table:table-cell>
          <table:table-cell table:style-name="ce6" table:formula="of:=[.CQ101]" office:value-type="float" office:value="41" calcext:value-type="float">
            <text:p>41</text:p>
          </table:table-cell>
          <table:table-cell table:style-name="ce6" table:formula="of:=[.CR101]" office:value-type="float" office:value="26" calcext:value-type="float">
            <text:p>26</text:p>
          </table:table-cell>
          <table:table-cell table:style-name="ce6" table:formula="of:=[.CS101]" office:value-type="float" office:value="15" calcext:value-type="float">
            <text:p>15</text:p>
          </table:table-cell>
          <table:table-cell table:style-name="ce6" table:formula="of:=[.CT101]" office:value-type="float" office:value="59" calcext:value-type="float">
            <text:p>59</text:p>
          </table:table-cell>
          <table:table-cell table:style-name="ce6" table:formula="of:=[.CU101]" office:value-type="float" office:value="63" calcext:value-type="float">
            <text:p>63</text:p>
          </table:table-cell>
          <table:table-cell table:style-name="ce10" table:formula="of:=[.CV101]"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0:50:19.612234259</meta:creation-date>
    <dc:date>2024-04-29T22:00:16.468257953</dc:date>
    <meta:editing-duration>PT21H9M57S</meta:editing-duration>
    <meta:editing-cycles>1</meta:editing-cycles>
    <meta:document-statistic meta:table-count="1" meta:cell-count="15052" meta:object-count="0"/>
    <meta:generator>LibreOffice/7.3.7.2$Linux_X86_64 LibreOffice_project/30$Build-2</meta:generator>
  </office:meta>
</office:document-meta>
</file>